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11in"/>
    </style:style>
    <style:style style:name="co2" style:family="table-column">
      <style:table-column-properties fo:break-before="auto" style:column-width="0.5827in"/>
    </style:style>
    <style:style style:name="co3" style:family="table-column">
      <style:table-column-properties fo:break-before="auto" style:column-width="0.2689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1.7929in"/>
    </style:style>
    <style:style style:name="co6" style:family="table-column">
      <style:table-column-properties fo:break-before="auto" style:column-width="4.20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965in"/>
    </style:style>
    <style:style style:name="co9" style:family="table-column">
      <style:table-column-properties fo:break-before="auto" style:column-width="1.2091in"/>
    </style:style>
    <style:style style:name="ro1" style:family="table-row">
      <style:table-row-properties style:row-height="0.3472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Default"/>
        <table:table-column table:style-name="co7" table:number-columns-repeated="126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irected by</text:p>
          </table:table-cell>
          <table:table-cell office:value-type="string" calcext:value-type="string">
            <text:p>Written by</text:p>
          </table:table-cell>
          <table:table-cell office:value-type="string" calcext:value-type="string">
            <text:p>U.S. viewers</text:p>
            <text:p>(million)</text:p>
          </table:table-cell>
          <table:table-cell office:value-type="string" calcext:value-type="string">
            <text:p>Rank</text:p>
            <text:p>(week)</text:p>
          </table:table-cell>
          <table:table-cell table:style-name="ce1" office:value-type="string" calcext:value-type="string">
            <text:p>Original air date</text:p>
          </table:table-cell>
          <table:table-cell office:value-type="string" calcext:value-type="string">
            <text:p>Written by</text:p>
          </table:table-cell>
          <table:table-cell table:number-columns-repeated="4" table:style-name="ce1" office:value-type="string" calcext:value-type="string">
            <text:p>Written by</text:p>
          </table:table-cell>
          <table:table-cell office:value-type="string" calcext:value-type="string">
            <text:p>David Shore</text:p>
          </table:table-cell>
          <table:table-cell office:value-type="string" calcext:value-type="string">
            <text:p>Lawrence Kaplow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Sara B. Cooper</text:p>
          </table:table-cell>
          <table:table-cell office:value-type="string" calcext:value-type="string">
            <text:p>John Mankiewicz</text:p>
          </table:table-cell>
          <table:table-cell office:value-type="string" calcext:value-type="string">
            <text:p>Thomas L. Moran</text:p>
          </table:table-cell>
          <table:table-cell office:value-type="string" calcext:value-type="string">
            <text:p>Matt Witten</text:p>
          </table:table-cell>
          <table:table-cell office:value-type="string" calcext:value-type="string">
            <text:p>David Foster</text:p>
          </table:table-cell>
          <table:table-cell office:value-type="string" calcext:value-type="string">
            <text:p>Joel Thompson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Sara Hess</text:p>
          </table:table-cell>
          <table:table-cell office:value-type="string" calcext:value-type="string">
            <text:p>Liz Friedman</text:p>
          </table:table-cell>
          <table:table-cell office:value-type="string" calcext:value-type="string">
            <text:p>Michael R. Perry</text:p>
          </table:table-cell>
          <table:table-cell office:value-type="string" calcext:value-type="string">
            <text:p>Doris Egan</text:p>
          </table:table-cell>
          <table:table-cell office:value-type="string" calcext:value-type="string">
            <text:p>Pamela Davis</text:p>
          </table:table-cell>
          <table:table-cell office:value-type="string" calcext:value-type="string">
            <text:p>Matthew V. Lewis</text:p>
          </table:table-cell>
          <table:table-cell office:value-type="string" calcext:value-type="string">
            <text:p>Charles M. Duncan</text:p>
          </table:table-cell>
          <table:table-cell office:value-type="string" calcext:value-type="string">
            <text:p>David Hoselton</text:p>
          </table:table-cell>
          <table:table-cell office:value-type="string" calcext:value-type="string">
            <text:p>Leonard Dick</text:p>
          </table:table-cell>
          <table:table-cell office:value-type="string" calcext:value-type="string">
            <text:p>Sean Whitesell</text:p>
          </table:table-cell>
          <table:table-cell office:value-type="string" calcext:value-type="string">
            <text:p>Eli Attie</text:p>
          </table:table-cell>
          <table:table-cell office:value-type="string" calcext:value-type="string">
            <text:p>Carol Green</text:p>
          </table:table-cell>
          <table:table-cell office:value-type="string" calcext:value-type="string">
            <text:p>Dustin Paddock</text:p>
          </table:table-cell>
          <table:table-cell office:value-type="string" calcext:value-type="string">
            <text:p>John C. Kelley</text:p>
          </table:table-cell>
          <table:table-cell office:value-type="string" calcext:value-type="string">
            <text:p>Seth Hoffman</text:p>
          </table:table-cell>
          <table:table-cell office:value-type="string" calcext:value-type="string">
            <text:p>Kath Lingenfelter</text:p>
          </table:table-cell>
          <table:table-cell office:value-type="string" calcext:value-type="string">
            <text:p>Marqui Jackson</text:p>
          </table:table-cell>
          <table:table-cell office:value-type="string" calcext:value-type="string">
            <text:p>Danny Weiss</text:p>
          </table:table-cell>
          <table:table-cell office:value-type="string" calcext:value-type="string">
            <text:p>Jamie Conway</text:p>
          </table:table-cell>
          <table:table-cell/>
          <table:table-cell table:style-name="ce1" office:value-type="string" calcext:value-type="string">
            <text:p>Bryan Singer</text:p>
          </table:table-cell>
          <table:table-cell table:style-name="ce1" office:value-type="string" calcext:value-type="string">
            <text:p>Peter O'Fallon</text:p>
          </table:table-cell>
          <table:table-cell table:style-name="ce1" office:value-type="string" calcext:value-type="string">
            <text:p>Newton Thomas Sigel</text:p>
          </table:table-cell>
          <table:table-cell table:style-name="ce1" office:value-type="string" calcext:value-type="string">
            <text:p>Greg Yaitanes</text:p>
          </table:table-cell>
          <table:table-cell table:style-name="ce1" office:value-type="string" calcext:value-type="string">
            <text:p>Peter Medak</text:p>
          </table:table-cell>
          <table:table-cell table:style-name="ce1" office:value-type="string" calcext:value-type="string">
            <text:p>Bryan Spicer</text:p>
          </table:table-cell>
          <table:table-cell table:style-name="ce1" office:value-type="string" calcext:value-type="string">
            <text:p>Guy Ferland</text:p>
          </table:table-cell>
          <table:table-cell table:style-name="ce1" office:value-type="string" calcext:value-type="string">
            <text:p>Frederick King Keller</text:p>
          </table:table-cell>
          <table:table-cell table:style-name="ce1" office:value-type="string" calcext:value-type="string">
            <text:p>Dan Attias</text:p>
          </table:table-cell>
          <table:table-cell table:style-name="ce1" office:value-type="string" calcext:value-type="string">
            <text:p>Nelson McCormick</text:p>
          </table:table-cell>
          <table:table-cell table:style-name="ce1" office:value-type="string" calcext:value-type="string">
            <text:p>Keith Gordon</text:p>
          </table:table-cell>
          <table:table-cell table:style-name="ce1" office:value-type="string" calcext:value-type="string">
            <text:p>Daniel Sackheim</text:p>
          </table:table-cell>
          <table:table-cell table:style-name="ce1" office:value-type="string" calcext:value-type="string">
            <text:p>Randy Zisk</text:p>
          </table:table-cell>
          <table:table-cell table:style-name="ce1" office:value-type="string" calcext:value-type="string">
            <text:p>Tim Hunter</text:p>
          </table:table-cell>
          <table:table-cell table:style-name="ce1" office:value-type="string" calcext:value-type="string">
            <text:p>Fred Gerber</text:p>
          </table:table-cell>
          <table:table-cell table:style-name="ce1" office:value-type="string" calcext:value-type="string">
            <text:p>Bill Johnson</text:p>
          </table:table-cell>
          <table:table-cell table:style-name="ce1" office:value-type="string" calcext:value-type="string">
            <text:p>Deran Sarafian</text:p>
          </table:table-cell>
          <table:table-cell table:style-name="ce1" office:value-type="string" calcext:value-type="string">
            <text:p>Paris Barclay</text:p>
          </table:table-cell>
          <table:table-cell table:style-name="ce1" office:value-type="string" calcext:value-type="string">
            <text:p>Gloria Muzio</text:p>
          </table:table-cell>
          <table:table-cell table:style-name="ce1" office:value-type="string" calcext:value-type="string">
            <text:p>David Semel</text:p>
          </table:table-cell>
          <table:table-cell table:style-name="ce1" office:value-type="string" calcext:value-type="string">
            <text:p>Jace Alexander</text:p>
          </table:table-cell>
          <table:table-cell table:style-name="ce1" office:value-type="string" calcext:value-type="string">
            <text:p>Jim Hayman</text:p>
          </table:table-cell>
          <table:table-cell table:style-name="ce1" office:value-type="string" calcext:value-type="string">
            <text:p>Felix Alcala</text:p>
          </table:table-cell>
          <table:table-cell table:style-name="ce1" office:value-type="string" calcext:value-type="string">
            <text:p>John F. Showalter</text:p>
          </table:table-cell>
          <table:table-cell table:style-name="ce1" office:value-type="string" calcext:value-type="string">
            <text:p>Martha Mitchell</text:p>
          </table:table-cell>
          <table:table-cell table:style-name="ce1" office:value-type="string" calcext:value-type="string">
            <text:p>David Shore</text:p>
          </table:table-cell>
          <table:table-cell table:style-name="ce1" office:value-type="string" calcext:value-type="string">
            <text:p>Laura Innes</text:p>
          </table:table-cell>
          <table:table-cell table:style-name="ce1" office:value-type="string" calcext:value-type="string">
            <text:p>David Platt</text:p>
          </table:table-cell>
          <table:table-cell table:style-name="ce1" office:value-type="string" calcext:value-type="string">
            <text:p>Tony To</text:p>
          </table:table-cell>
          <table:table-cell table:style-name="ce1" office:value-type="string" calcext:value-type="string">
            <text:p>Juan J. Campanella</text:p>
          </table:table-cell>
          <table:table-cell table:style-name="ce1" office:value-type="string" calcext:value-type="string">
            <text:p>Katie Jacobs</text:p>
          </table:table-cell>
          <table:table-cell table:style-name="ce1" office:value-type="string" calcext:value-type="string">
            <text:p>Matt Shakman</text:p>
          </table:table-cell>
          <table:table-cell table:style-name="ce1" office:value-type="string" calcext:value-type="string">
            <text:p>Elodie Keene</text:p>
          </table:table-cell>
          <table:table-cell table:style-name="ce1" office:value-type="string" calcext:value-type="string">
            <text:p>Paul McCrane</text:p>
          </table:table-cell>
          <table:table-cell table:style-name="ce1" office:value-type="string" calcext:value-type="string">
            <text:p>David Straiton</text:p>
          </table:table-cell>
          <table:table-cell table:style-name="ce1" office:value-type="string" calcext:value-type="string">
            <text:p>Lesli Linka Glatter</text:p>
          </table:table-cell>
          <table:table-cell table:style-name="ce1" office:value-type="string" calcext:value-type="string">
            <text:p>Andrew Bernstein</text:p>
          </table:table-cell>
          <table:table-cell table:style-name="ce1" office:value-type="string" calcext:value-type="string">
            <text:p>Matthew Penn</text:p>
          </table:table-cell>
          <table:table-cell table:style-name="ce1" office:value-type="string" calcext:value-type="string">
            <text:p>Nick Gomez</text:p>
          </table:table-cell>
          <table:table-cell table:style-name="ce1" office:value-type="string" calcext:value-type="string">
            <text:p>Sanford Bookstaver</text:p>
          </table:table-cell>
          <table:table-cell table:style-name="ce1" office:value-type="string" calcext:value-type="string">
            <text:p>Hugh Laurie</text:p>
          </table:table-cell>
          <table:table-cell table:style-name="ce1" office:value-type="string" calcext:value-type="string">
            <text:p>Tucker Gates</text:p>
          </table:table-cell>
          <table:table-cell table:style-name="ce1" office:value-type="string" calcext:value-type="string">
            <text:p>Miguel Sapochnik</text:p>
          </table:table-cell>
          <table:table-cell table:style-name="ce1" office:value-type="string" calcext:value-type="string">
            <text:p>S.J. Clarkson</text:p>
          </table:table-cell>
          <table:table-cell table:style-name="ce1" office:value-type="string" calcext:value-type="string">
            <text:p>Tim Southam</text:p>
          </table:table-cell>
          <table:table-cell table:style-name="ce1" office:value-type="string" calcext:value-type="string">
            <text:p>Kate Woods</text:p>
          </table:table-cell>
          <table:table-cell table:style-name="ce1" office:value-type="string" calcext:value-type="string">
            <text:p>Colin Bucksey</text:p>
          </table:table-cell>
          <table:table-cell table:style-name="ce1" office:value-type="string" calcext:value-type="string">
            <text:p>Julian Higgins</text:p>
          </table:table-cell>
          <table:table-cell table:style-name="ce1" office:value-type="string" calcext:value-type="string">
            <text:p>Stefan Schwartz</text:p>
          </table:table-cell>
          <table:table-cell table:style-name="ce1" office:value-type="string" calcext:value-type="string">
            <text:p>Peter Weller</text:p>
          </table:table-cell>
          <table:table-cell table:number-columns-repeated="42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verybody Lies</text:p>
          </table:table-cell>
          <table:table-cell office:value-type="string" calcext:value-type="string">
            <text:p>Bryan Singer</text:p>
          </table:table-cell>
          <table:table-cell office:value-type="string" calcext:value-type="string">
            <text:p>David Shore</text:p>
          </table:table-cell>
          <table:table-cell office:value-type="float" office:value="7.05" calcext:value-type="float">
            <text:p>7.05</text:p>
          </table:table-cell>
          <table:table-cell office:value-type="float" office:value="62" calcext:value-type="float">
            <text:p>62</text:p>
          </table:table-cell>
          <table:table-cell office:value-type="date" office:date-value="2004-11-16" calcext:value-type="date">
            <text:p>2004-11-16</text:p>
          </table:table-cell>
          <table:table-cell office:value-type="string" calcext:value-type="string">
            <text:p>David Shore</text:p>
          </table:table-cell>
          <table:table-cell table:number-columns-repeated="4"/>
          <table:table-cell table:formula="of:=IF(OR([.$J2]=[.O$1];[.$K2]=[.O$1];[.$L2]=[.O$1];[.$M2]=[.O$1];[.$N2]);[.$A2];&quot;&quot;)" office:value-type="float" office:value="1" calcext:value-type="float">
            <text:p>1</text:p>
          </table:table-cell>
          <table:table-cell table:formula="of:=IF(OR([.$J2]=[.P$1];[.$K2]=[.P$1];[.$L2]=[.P$1];[.$M2]=[.P$1];[.$N2]);[.$A2];&quot;&quot;)">
            <text:p/>
          </table:table-cell>
          <table:table-cell table:formula="of:=IF(OR([.$J2]=[.Q$1];[.$K2]=[.Q$1];[.$L2]=[.Q$1];[.$M2]=[.Q$1];[.$N2]);[.$A2];&quot;&quot;)">
            <text:p/>
          </table:table-cell>
          <table:table-cell table:formula="of:=IF(OR([.$J2]=[.R$1];[.$K2]=[.R$1];[.$L2]=[.R$1];[.$M2]=[.R$1];[.$N2]);[.$A2];&quot;&quot;)">
            <text:p/>
          </table:table-cell>
          <table:table-cell table:formula="of:=IF(OR([.$J2]=[.S$1];[.$K2]=[.S$1];[.$L2]=[.S$1];[.$M2]=[.S$1];[.$N2]);[.$A2];&quot;&quot;)">
            <text:p/>
          </table:table-cell>
          <table:table-cell table:formula="of:=IF(OR([.$J2]=[.T$1];[.$K2]=[.T$1];[.$L2]=[.T$1];[.$M2]=[.T$1];[.$N2]);[.$A2];&quot;&quot;)">
            <text:p/>
          </table:table-cell>
          <table:table-cell table:formula="of:=IF(OR([.$J2]=[.U$1];[.$K2]=[.U$1];[.$L2]=[.U$1];[.$M2]=[.U$1];[.$N2]);[.$A2];&quot;&quot;)">
            <text:p/>
          </table:table-cell>
          <table:table-cell table:formula="of:=IF(OR([.$J2]=[.V$1];[.$K2]=[.V$1];[.$L2]=[.V$1];[.$M2]=[.V$1];[.$N2]);[.$A2];&quot;&quot;)">
            <text:p/>
          </table:table-cell>
          <table:table-cell table:formula="of:=IF(OR([.$J2]=[.W$1];[.$K2]=[.W$1];[.$L2]=[.W$1];[.$M2]=[.W$1];[.$N2]);[.$A2];&quot;&quot;)">
            <text:p/>
          </table:table-cell>
          <table:table-cell table:formula="of:=IF(OR([.$J2]=[.X$1];[.$K2]=[.X$1];[.$L2]=[.X$1];[.$M2]=[.X$1];[.$N2]);[.$A2];&quot;&quot;)">
            <text:p/>
          </table:table-cell>
          <table:table-cell table:formula="of:=IF(OR([.$J2]=[.Y$1];[.$K2]=[.Y$1];[.$L2]=[.Y$1];[.$M2]=[.Y$1];[.$N2]);[.$A2];&quot;&quot;)">
            <text:p/>
          </table:table-cell>
          <table:table-cell table:formula="of:=IF(OR([.$J2]=[.Z$1];[.$K2]=[.Z$1];[.$L2]=[.Z$1];[.$M2]=[.Z$1];[.$N2]);[.$A2];&quot;&quot;)">
            <text:p/>
          </table:table-cell>
          <table:table-cell table:formula="of:=IF(OR([.$J2]=[.AA$1];[.$K2]=[.AA$1];[.$L2]=[.AA$1];[.$M2]=[.AA$1];[.$N2]);[.$A2];&quot;&quot;)">
            <text:p/>
          </table:table-cell>
          <table:table-cell table:formula="of:=IF(OR([.$J2]=[.AB$1];[.$K2]=[.AB$1];[.$L2]=[.AB$1];[.$M2]=[.AB$1];[.$N2]);[.$A2];&quot;&quot;)">
            <text:p/>
          </table:table-cell>
          <table:table-cell table:formula="of:=IF(OR([.$J2]=[.AC$1];[.$K2]=[.AC$1];[.$L2]=[.AC$1];[.$M2]=[.AC$1];[.$N2]);[.$A2];&quot;&quot;)">
            <text:p/>
          </table:table-cell>
          <table:table-cell table:formula="of:=IF(OR([.$J2]=[.AD$1];[.$K2]=[.AD$1];[.$L2]=[.AD$1];[.$M2]=[.AD$1];[.$N2]);[.$A2];&quot;&quot;)">
            <text:p/>
          </table:table-cell>
          <table:table-cell table:formula="of:=IF(OR([.$J2]=[.AE$1];[.$K2]=[.AE$1];[.$L2]=[.AE$1];[.$M2]=[.AE$1];[.$N2]);[.$A2];&quot;&quot;)">
            <text:p/>
          </table:table-cell>
          <table:table-cell table:formula="of:=IF(OR([.$J2]=[.AF$1];[.$K2]=[.AF$1];[.$L2]=[.AF$1];[.$M2]=[.AF$1];[.$N2]);[.$A2];&quot;&quot;)">
            <text:p/>
          </table:table-cell>
          <table:table-cell table:formula="of:=IF(OR([.$J2]=[.AG$1];[.$K2]=[.AG$1];[.$L2]=[.AG$1];[.$M2]=[.AG$1];[.$N2]);[.$A2];&quot;&quot;)">
            <text:p/>
          </table:table-cell>
          <table:table-cell table:formula="of:=IF(OR([.$J2]=[.AH$1];[.$K2]=[.AH$1];[.$L2]=[.AH$1];[.$M2]=[.AH$1];[.$N2]);[.$A2];&quot;&quot;)">
            <text:p/>
          </table:table-cell>
          <table:table-cell table:formula="of:=IF(OR([.$J2]=[.AI$1];[.$K2]=[.AI$1];[.$L2]=[.AI$1];[.$M2]=[.AI$1];[.$N2]);[.$A2];&quot;&quot;)">
            <text:p/>
          </table:table-cell>
          <table:table-cell table:formula="of:=IF(OR([.$J2]=[.AJ$1];[.$K2]=[.AJ$1];[.$L2]=[.AJ$1];[.$M2]=[.AJ$1];[.$N2]);[.$A2];&quot;&quot;)">
            <text:p/>
          </table:table-cell>
          <table:table-cell table:formula="of:=IF(OR([.$J2]=[.AK$1];[.$K2]=[.AK$1];[.$L2]=[.AK$1];[.$M2]=[.AK$1];[.$N2]);[.$A2];&quot;&quot;)">
            <text:p/>
          </table:table-cell>
          <table:table-cell table:formula="of:=IF(OR([.$J2]=[.AL$1];[.$K2]=[.AL$1];[.$L2]=[.AL$1];[.$M2]=[.AL$1];[.$N2]);[.$A2];&quot;&quot;)">
            <text:p/>
          </table:table-cell>
          <table:table-cell table:formula="of:=IF(OR([.$J2]=[.AM$1];[.$K2]=[.AM$1];[.$L2]=[.AM$1];[.$M2]=[.AM$1];[.$N2]);[.$A2];&quot;&quot;)">
            <text:p/>
          </table:table-cell>
          <table:table-cell table:formula="of:=IF(OR([.$J2]=[.AN$1];[.$K2]=[.AN$1];[.$L2]=[.AN$1];[.$M2]=[.AN$1];[.$N2]);[.$A2];&quot;&quot;)">
            <text:p/>
          </table:table-cell>
          <table:table-cell table:formula="of:=IF(OR([.$J2]=[.AO$1];[.$K2]=[.AO$1];[.$L2]=[.AO$1];[.$M2]=[.AO$1];[.$N2]);[.$A2];&quot;&quot;)">
            <text:p/>
          </table:table-cell>
          <table:table-cell table:formula="of:=IF(OR([.$J2]=[.AP$1];[.$K2]=[.AP$1];[.$L2]=[.AP$1];[.$M2]=[.AP$1];[.$N2]);[.$A2];&quot;&quot;)">
            <text:p/>
          </table:table-cell>
          <table:table-cell table:formula="of:=IF(OR([.$J2]=[.AQ$1];[.$K2]=[.AQ$1];[.$L2]=[.AQ$1];[.$M2]=[.AQ$1];[.$N2]);[.$A2];&quot;&quot;)">
            <text:p/>
          </table:table-cell>
          <table:table-cell table:formula="of:=IF(OR([.$J2]=[.AR$1];[.$K2]=[.AR$1];[.$L2]=[.AR$1];[.$M2]=[.AR$1];[.$N2]);[.$A2];&quot;&quot;)">
            <text:p/>
          </table:table-cell>
          <table:table-cell/>
          <table:table-cell table:formula="of:=IF([.$E2]=[.AT$1];[.$A2];&quot;&quot;)" office:value-type="float" office:value="1" calcext:value-type="float">
            <text:p>1</text:p>
          </table:table-cell>
          <table:table-cell table:formula="of:=IF([.$E2]=[.AU$1];[.$A2];&quot;&quot;)">
            <text:p/>
          </table:table-cell>
          <table:table-cell table:formula="of:=IF([.$E2]=[.AV$1];[.$A2];&quot;&quot;)">
            <text:p/>
          </table:table-cell>
          <table:table-cell table:formula="of:=IF([.$E2]=[.AW$1];[.$A2];&quot;&quot;)">
            <text:p/>
          </table:table-cell>
          <table:table-cell table:formula="of:=IF([.$E2]=[.AX$1];[.$A2];&quot;&quot;)">
            <text:p/>
          </table:table-cell>
          <table:table-cell table:formula="of:=IF([.$E2]=[.AY$1];[.$A2];&quot;&quot;)">
            <text:p/>
          </table:table-cell>
          <table:table-cell table:formula="of:=IF([.$E2]=[.AZ$1];[.$A2];&quot;&quot;)">
            <text:p/>
          </table:table-cell>
          <table:table-cell table:formula="of:=IF([.$E2]=[.BA$1];[.$A2];&quot;&quot;)">
            <text:p/>
          </table:table-cell>
          <table:table-cell table:formula="of:=IF([.$E2]=[.BB$1];[.$A2];&quot;&quot;)">
            <text:p/>
          </table:table-cell>
          <table:table-cell table:formula="of:=IF([.$E2]=[.BC$1];[.$A2];&quot;&quot;)">
            <text:p/>
          </table:table-cell>
          <table:table-cell table:formula="of:=IF([.$E2]=[.BD$1];[.$A2];&quot;&quot;)">
            <text:p/>
          </table:table-cell>
          <table:table-cell table:formula="of:=IF([.$E2]=[.BE$1];[.$A2];&quot;&quot;)">
            <text:p/>
          </table:table-cell>
          <table:table-cell table:formula="of:=IF([.$E2]=[.BF$1];[.$A2];&quot;&quot;)">
            <text:p/>
          </table:table-cell>
          <table:table-cell table:formula="of:=IF([.$E2]=[.BG$1];[.$A2];&quot;&quot;)">
            <text:p/>
          </table:table-cell>
          <table:table-cell table:formula="of:=IF([.$E2]=[.BH$1];[.$A2];&quot;&quot;)">
            <text:p/>
          </table:table-cell>
          <table:table-cell table:formula="of:=IF([.$E2]=[.BI$1];[.$A2];&quot;&quot;)">
            <text:p/>
          </table:table-cell>
          <table:table-cell table:formula="of:=IF([.$E2]=[.BJ$1];[.$A2];&quot;&quot;)">
            <text:p/>
          </table:table-cell>
          <table:table-cell table:formula="of:=IF([.$E2]=[.BK$1];[.$A2];&quot;&quot;)">
            <text:p/>
          </table:table-cell>
          <table:table-cell table:formula="of:=IF([.$E2]=[.BL$1];[.$A2];&quot;&quot;)">
            <text:p/>
          </table:table-cell>
          <table:table-cell table:formula="of:=IF([.$E2]=[.BM$1];[.$A2];&quot;&quot;)">
            <text:p/>
          </table:table-cell>
          <table:table-cell table:formula="of:=IF([.$E2]=[.BN$1];[.$A2];&quot;&quot;)">
            <text:p/>
          </table:table-cell>
          <table:table-cell table:formula="of:=IF([.$E2]=[.BO$1];[.$A2];&quot;&quot;)">
            <text:p/>
          </table:table-cell>
          <table:table-cell table:formula="of:=IF([.$E2]=[.BP$1];[.$A2];&quot;&quot;)">
            <text:p/>
          </table:table-cell>
          <table:table-cell table:formula="of:=IF([.$E2]=[.BQ$1];[.$A2];&quot;&quot;)">
            <text:p/>
          </table:table-cell>
          <table:table-cell table:formula="of:=IF([.$E2]=[.BR$1];[.$A2];&quot;&quot;)">
            <text:p/>
          </table:table-cell>
          <table:table-cell table:formula="of:=IF([.$E2]=[.BS$1];[.$A2];&quot;&quot;)">
            <text:p/>
          </table:table-cell>
          <table:table-cell table:formula="of:=IF([.$E2]=[.BT$1];[.$A2];&quot;&quot;)">
            <text:p/>
          </table:table-cell>
          <table:table-cell table:formula="of:=IF([.$E2]=[.BU$1];[.$A2];&quot;&quot;)">
            <text:p/>
          </table:table-cell>
          <table:table-cell table:formula="of:=IF([.$E2]=[.BV$1];[.$A2];&quot;&quot;)">
            <text:p/>
          </table:table-cell>
          <table:table-cell table:formula="of:=IF([.$E2]=[.BW$1];[.$A2];&quot;&quot;)">
            <text:p/>
          </table:table-cell>
          <table:table-cell table:formula="of:=IF([.$E2]=[.BX$1];[.$A2];&quot;&quot;)">
            <text:p/>
          </table:table-cell>
          <table:table-cell table:formula="of:=IF([.$E2]=[.BY$1];[.$A2];&quot;&quot;)">
            <text:p/>
          </table:table-cell>
          <table:table-cell table:formula="of:=IF([.$E2]=[.BZ$1];[.$A2];&quot;&quot;)">
            <text:p/>
          </table:table-cell>
          <table:table-cell table:formula="of:=IF([.$E2]=[.CA$1];[.$A2];&quot;&quot;)">
            <text:p/>
          </table:table-cell>
          <table:table-cell table:formula="of:=IF([.$E2]=[.CB$1];[.$A2];&quot;&quot;)">
            <text:p/>
          </table:table-cell>
          <table:table-cell table:formula="of:=IF([.$E2]=[.CC$1];[.$A2];&quot;&quot;)">
            <text:p/>
          </table:table-cell>
          <table:table-cell table:formula="of:=IF([.$E2]=[.CD$1];[.$A2];&quot;&quot;)">
            <text:p/>
          </table:table-cell>
          <table:table-cell table:formula="of:=IF([.$E2]=[.CE$1];[.$A2];&quot;&quot;)">
            <text:p/>
          </table:table-cell>
          <table:table-cell table:formula="of:=IF([.$E2]=[.CF$1];[.$A2];&quot;&quot;)">
            <text:p/>
          </table:table-cell>
          <table:table-cell table:formula="of:=IF([.$E2]=[.CG$1];[.$A2];&quot;&quot;)">
            <text:p/>
          </table:table-cell>
          <table:table-cell table:formula="of:=IF([.$E2]=[.CH$1];[.$A2];&quot;&quot;)">
            <text:p/>
          </table:table-cell>
          <table:table-cell table:formula="of:=IF([.$E2]=[.CI$1];[.$A2];&quot;&quot;)">
            <text:p/>
          </table:table-cell>
          <table:table-cell table:formula="of:=IF([.$E2]=[.CJ$1];[.$A2];&quot;&quot;)">
            <text:p/>
          </table:table-cell>
          <table:table-cell table:formula="of:=IF([.$E2]=[.CK$1];[.$A2];&quot;&quot;)">
            <text:p/>
          </table:table-cell>
          <table:table-cell table:formula="of:=IF([.$E2]=[.CL$1];[.$A2];&quot;&quot;)">
            <text:p/>
          </table:table-cell>
          <table:table-cell table:formula="of:=IF([.$E2]=[.CM$1];[.$A2];&quot;&quot;)">
            <text:p/>
          </table:table-cell>
          <table:table-cell table:formula="of:=IF([.$E2]=[.CN$1];[.$A2];&quot;&quot;)">
            <text:p/>
          </table:table-cell>
          <table:table-cell table:formula="of:=IF([.$E2]=[.CO$1];[.$A2];&quot;&quot;)">
            <text:p/>
          </table:table-cell>
          <table:table-cell table:formula="of:=IF([.$E2]=[.CP$1];[.$A2];&quot;&quot;)">
            <text:p/>
          </table:table-cell>
          <table:table-cell table:formula="of:=IF([.$E2]=[.CQ$1];[.$A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ernity</text:p>
          </table:table-cell>
          <table:table-cell office:value-type="string" calcext:value-type="string">
            <text:p>Peter O'Fallon</text:p>
          </table:table-cell>
          <table:table-cell office:value-type="string" calcext:value-type="string">
            <text:p>Lawrence Kaplow</text:p>
          </table:table-cell>
          <table:table-cell office:value-type="float" office:value="6.09" calcext:value-type="float">
            <text:p>6.09</text:p>
          </table:table-cell>
          <table:table-cell office:value-type="float" office:value="68" calcext:value-type="float">
            <text:p>68</text:p>
          </table:table-cell>
          <table:table-cell office:value-type="date" office:date-value="2004-11-23" calcext:value-type="date">
            <text:p>2004-11-23</text:p>
          </table:table-cell>
          <table:table-cell office:value-type="string" calcext:value-type="string">
            <text:p>Lawrence Kaplow</text:p>
          </table:table-cell>
          <table:table-cell table:number-columns-repeated="4"/>
          <table:table-cell table:formula="of:=IF(OR([.$J3]=[.O$1];[.$K3]=[.O$1];[.$L3]=[.O$1];[.$M3]=[.O$1];[.$N3]);[.$A3];&quot;&quot;)">
            <text:p/>
          </table:table-cell>
          <table:table-cell table:formula="of:=IF(OR([.$J3]=[.P$1];[.$K3]=[.P$1];[.$L3]=[.P$1];[.$M3]=[.P$1];[.$N3]);[.$A3];&quot;&quot;)" office:value-type="float" office:value="2" calcext:value-type="float">
            <text:p>2</text:p>
          </table:table-cell>
          <table:table-cell table:formula="of:=IF(OR([.$J3]=[.Q$1];[.$K3]=[.Q$1];[.$L3]=[.Q$1];[.$M3]=[.Q$1];[.$N3]);[.$A3];&quot;&quot;)">
            <text:p/>
          </table:table-cell>
          <table:table-cell table:formula="of:=IF(OR([.$J3]=[.R$1];[.$K3]=[.R$1];[.$L3]=[.R$1];[.$M3]=[.R$1];[.$N3]);[.$A3];&quot;&quot;)">
            <text:p/>
          </table:table-cell>
          <table:table-cell table:formula="of:=IF(OR([.$J3]=[.S$1];[.$K3]=[.S$1];[.$L3]=[.S$1];[.$M3]=[.S$1];[.$N3]);[.$A3];&quot;&quot;)">
            <text:p/>
          </table:table-cell>
          <table:table-cell table:formula="of:=IF(OR([.$J3]=[.T$1];[.$K3]=[.T$1];[.$L3]=[.T$1];[.$M3]=[.T$1];[.$N3]);[.$A3];&quot;&quot;)">
            <text:p/>
          </table:table-cell>
          <table:table-cell table:formula="of:=IF(OR([.$J3]=[.U$1];[.$K3]=[.U$1];[.$L3]=[.U$1];[.$M3]=[.U$1];[.$N3]);[.$A3];&quot;&quot;)">
            <text:p/>
          </table:table-cell>
          <table:table-cell table:formula="of:=IF(OR([.$J3]=[.V$1];[.$K3]=[.V$1];[.$L3]=[.V$1];[.$M3]=[.V$1];[.$N3]);[.$A3];&quot;&quot;)">
            <text:p/>
          </table:table-cell>
          <table:table-cell table:formula="of:=IF(OR([.$J3]=[.W$1];[.$K3]=[.W$1];[.$L3]=[.W$1];[.$M3]=[.W$1];[.$N3]);[.$A3];&quot;&quot;)">
            <text:p/>
          </table:table-cell>
          <table:table-cell table:formula="of:=IF(OR([.$J3]=[.X$1];[.$K3]=[.X$1];[.$L3]=[.X$1];[.$M3]=[.X$1];[.$N3]);[.$A3];&quot;&quot;)">
            <text:p/>
          </table:table-cell>
          <table:table-cell table:formula="of:=IF(OR([.$J3]=[.Y$1];[.$K3]=[.Y$1];[.$L3]=[.Y$1];[.$M3]=[.Y$1];[.$N3]);[.$A3];&quot;&quot;)">
            <text:p/>
          </table:table-cell>
          <table:table-cell table:formula="of:=IF(OR([.$J3]=[.Z$1];[.$K3]=[.Z$1];[.$L3]=[.Z$1];[.$M3]=[.Z$1];[.$N3]);[.$A3];&quot;&quot;)">
            <text:p/>
          </table:table-cell>
          <table:table-cell table:formula="of:=IF(OR([.$J3]=[.AA$1];[.$K3]=[.AA$1];[.$L3]=[.AA$1];[.$M3]=[.AA$1];[.$N3]);[.$A3];&quot;&quot;)">
            <text:p/>
          </table:table-cell>
          <table:table-cell table:formula="of:=IF(OR([.$J3]=[.AB$1];[.$K3]=[.AB$1];[.$L3]=[.AB$1];[.$M3]=[.AB$1];[.$N3]);[.$A3];&quot;&quot;)">
            <text:p/>
          </table:table-cell>
          <table:table-cell table:formula="of:=IF(OR([.$J3]=[.AC$1];[.$K3]=[.AC$1];[.$L3]=[.AC$1];[.$M3]=[.AC$1];[.$N3]);[.$A3];&quot;&quot;)">
            <text:p/>
          </table:table-cell>
          <table:table-cell table:formula="of:=IF(OR([.$J3]=[.AD$1];[.$K3]=[.AD$1];[.$L3]=[.AD$1];[.$M3]=[.AD$1];[.$N3]);[.$A3];&quot;&quot;)">
            <text:p/>
          </table:table-cell>
          <table:table-cell table:formula="of:=IF(OR([.$J3]=[.AE$1];[.$K3]=[.AE$1];[.$L3]=[.AE$1];[.$M3]=[.AE$1];[.$N3]);[.$A3];&quot;&quot;)">
            <text:p/>
          </table:table-cell>
          <table:table-cell table:formula="of:=IF(OR([.$J3]=[.AF$1];[.$K3]=[.AF$1];[.$L3]=[.AF$1];[.$M3]=[.AF$1];[.$N3]);[.$A3];&quot;&quot;)">
            <text:p/>
          </table:table-cell>
          <table:table-cell table:formula="of:=IF(OR([.$J3]=[.AG$1];[.$K3]=[.AG$1];[.$L3]=[.AG$1];[.$M3]=[.AG$1];[.$N3]);[.$A3];&quot;&quot;)">
            <text:p/>
          </table:table-cell>
          <table:table-cell table:formula="of:=IF(OR([.$J3]=[.AH$1];[.$K3]=[.AH$1];[.$L3]=[.AH$1];[.$M3]=[.AH$1];[.$N3]);[.$A3];&quot;&quot;)">
            <text:p/>
          </table:table-cell>
          <table:table-cell table:formula="of:=IF(OR([.$J3]=[.AI$1];[.$K3]=[.AI$1];[.$L3]=[.AI$1];[.$M3]=[.AI$1];[.$N3]);[.$A3];&quot;&quot;)">
            <text:p/>
          </table:table-cell>
          <table:table-cell table:formula="of:=IF(OR([.$J3]=[.AJ$1];[.$K3]=[.AJ$1];[.$L3]=[.AJ$1];[.$M3]=[.AJ$1];[.$N3]);[.$A3];&quot;&quot;)">
            <text:p/>
          </table:table-cell>
          <table:table-cell table:formula="of:=IF(OR([.$J3]=[.AK$1];[.$K3]=[.AK$1];[.$L3]=[.AK$1];[.$M3]=[.AK$1];[.$N3]);[.$A3];&quot;&quot;)">
            <text:p/>
          </table:table-cell>
          <table:table-cell table:formula="of:=IF(OR([.$J3]=[.AL$1];[.$K3]=[.AL$1];[.$L3]=[.AL$1];[.$M3]=[.AL$1];[.$N3]);[.$A3];&quot;&quot;)">
            <text:p/>
          </table:table-cell>
          <table:table-cell table:formula="of:=IF(OR([.$J3]=[.AM$1];[.$K3]=[.AM$1];[.$L3]=[.AM$1];[.$M3]=[.AM$1];[.$N3]);[.$A3];&quot;&quot;)">
            <text:p/>
          </table:table-cell>
          <table:table-cell table:formula="of:=IF(OR([.$J3]=[.AN$1];[.$K3]=[.AN$1];[.$L3]=[.AN$1];[.$M3]=[.AN$1];[.$N3]);[.$A3];&quot;&quot;)">
            <text:p/>
          </table:table-cell>
          <table:table-cell table:formula="of:=IF(OR([.$J3]=[.AO$1];[.$K3]=[.AO$1];[.$L3]=[.AO$1];[.$M3]=[.AO$1];[.$N3]);[.$A3];&quot;&quot;)">
            <text:p/>
          </table:table-cell>
          <table:table-cell table:formula="of:=IF(OR([.$J3]=[.AP$1];[.$K3]=[.AP$1];[.$L3]=[.AP$1];[.$M3]=[.AP$1];[.$N3]);[.$A3];&quot;&quot;)">
            <text:p/>
          </table:table-cell>
          <table:table-cell table:formula="of:=IF(OR([.$J3]=[.AQ$1];[.$K3]=[.AQ$1];[.$L3]=[.AQ$1];[.$M3]=[.AQ$1];[.$N3]);[.$A3];&quot;&quot;)">
            <text:p/>
          </table:table-cell>
          <table:table-cell table:formula="of:=IF(OR([.$J3]=[.AR$1];[.$K3]=[.AR$1];[.$L3]=[.AR$1];[.$M3]=[.AR$1];[.$N3]);[.$A3];&quot;&quot;)">
            <text:p/>
          </table:table-cell>
          <table:table-cell/>
          <table:table-cell table:formula="of:=IF([.$E3]=[.AT$1];[.$A3];&quot;&quot;)">
            <text:p/>
          </table:table-cell>
          <table:table-cell table:formula="of:=IF([.$E3]=[.AU$1];[.$A3];&quot;&quot;)" office:value-type="float" office:value="2" calcext:value-type="float">
            <text:p>2</text:p>
          </table:table-cell>
          <table:table-cell table:formula="of:=IF([.$E3]=[.AV$1];[.$A3];&quot;&quot;)">
            <text:p/>
          </table:table-cell>
          <table:table-cell table:formula="of:=IF([.$E3]=[.AW$1];[.$A3];&quot;&quot;)">
            <text:p/>
          </table:table-cell>
          <table:table-cell table:formula="of:=IF([.$E3]=[.AX$1];[.$A3];&quot;&quot;)">
            <text:p/>
          </table:table-cell>
          <table:table-cell table:formula="of:=IF([.$E3]=[.AY$1];[.$A3];&quot;&quot;)">
            <text:p/>
          </table:table-cell>
          <table:table-cell table:formula="of:=IF([.$E3]=[.AZ$1];[.$A3];&quot;&quot;)">
            <text:p/>
          </table:table-cell>
          <table:table-cell table:formula="of:=IF([.$E3]=[.BA$1];[.$A3];&quot;&quot;)">
            <text:p/>
          </table:table-cell>
          <table:table-cell table:formula="of:=IF([.$E3]=[.BB$1];[.$A3];&quot;&quot;)">
            <text:p/>
          </table:table-cell>
          <table:table-cell table:formula="of:=IF([.$E3]=[.BC$1];[.$A3];&quot;&quot;)">
            <text:p/>
          </table:table-cell>
          <table:table-cell table:formula="of:=IF([.$E3]=[.BD$1];[.$A3];&quot;&quot;)">
            <text:p/>
          </table:table-cell>
          <table:table-cell table:formula="of:=IF([.$E3]=[.BE$1];[.$A3];&quot;&quot;)">
            <text:p/>
          </table:table-cell>
          <table:table-cell table:formula="of:=IF([.$E3]=[.BF$1];[.$A3];&quot;&quot;)">
            <text:p/>
          </table:table-cell>
          <table:table-cell table:formula="of:=IF([.$E3]=[.BG$1];[.$A3];&quot;&quot;)">
            <text:p/>
          </table:table-cell>
          <table:table-cell table:formula="of:=IF([.$E3]=[.BH$1];[.$A3];&quot;&quot;)">
            <text:p/>
          </table:table-cell>
          <table:table-cell table:formula="of:=IF([.$E3]=[.BI$1];[.$A3];&quot;&quot;)">
            <text:p/>
          </table:table-cell>
          <table:table-cell table:formula="of:=IF([.$E3]=[.BJ$1];[.$A3];&quot;&quot;)">
            <text:p/>
          </table:table-cell>
          <table:table-cell table:formula="of:=IF([.$E3]=[.BK$1];[.$A3];&quot;&quot;)">
            <text:p/>
          </table:table-cell>
          <table:table-cell table:formula="of:=IF([.$E3]=[.BL$1];[.$A3];&quot;&quot;)">
            <text:p/>
          </table:table-cell>
          <table:table-cell table:formula="of:=IF([.$E3]=[.BM$1];[.$A3];&quot;&quot;)">
            <text:p/>
          </table:table-cell>
          <table:table-cell table:formula="of:=IF([.$E3]=[.BN$1];[.$A3];&quot;&quot;)">
            <text:p/>
          </table:table-cell>
          <table:table-cell table:formula="of:=IF([.$E3]=[.BO$1];[.$A3];&quot;&quot;)">
            <text:p/>
          </table:table-cell>
          <table:table-cell table:formula="of:=IF([.$E3]=[.BP$1];[.$A3];&quot;&quot;)">
            <text:p/>
          </table:table-cell>
          <table:table-cell table:formula="of:=IF([.$E3]=[.BQ$1];[.$A3];&quot;&quot;)">
            <text:p/>
          </table:table-cell>
          <table:table-cell table:formula="of:=IF([.$E3]=[.BR$1];[.$A3];&quot;&quot;)">
            <text:p/>
          </table:table-cell>
          <table:table-cell table:formula="of:=IF([.$E3]=[.BS$1];[.$A3];&quot;&quot;)">
            <text:p/>
          </table:table-cell>
          <table:table-cell table:formula="of:=IF([.$E3]=[.BT$1];[.$A3];&quot;&quot;)">
            <text:p/>
          </table:table-cell>
          <table:table-cell table:formula="of:=IF([.$E3]=[.BU$1];[.$A3];&quot;&quot;)">
            <text:p/>
          </table:table-cell>
          <table:table-cell table:formula="of:=IF([.$E3]=[.BV$1];[.$A3];&quot;&quot;)">
            <text:p/>
          </table:table-cell>
          <table:table-cell table:formula="of:=IF([.$E3]=[.BW$1];[.$A3];&quot;&quot;)">
            <text:p/>
          </table:table-cell>
          <table:table-cell table:formula="of:=IF([.$E3]=[.BX$1];[.$A3];&quot;&quot;)">
            <text:p/>
          </table:table-cell>
          <table:table-cell table:formula="of:=IF([.$E3]=[.BY$1];[.$A3];&quot;&quot;)">
            <text:p/>
          </table:table-cell>
          <table:table-cell table:formula="of:=IF([.$E3]=[.BZ$1];[.$A3];&quot;&quot;)">
            <text:p/>
          </table:table-cell>
          <table:table-cell table:formula="of:=IF([.$E3]=[.CA$1];[.$A3];&quot;&quot;)">
            <text:p/>
          </table:table-cell>
          <table:table-cell table:formula="of:=IF([.$E3]=[.CB$1];[.$A3];&quot;&quot;)">
            <text:p/>
          </table:table-cell>
          <table:table-cell table:formula="of:=IF([.$E3]=[.CC$1];[.$A3];&quot;&quot;)">
            <text:p/>
          </table:table-cell>
          <table:table-cell table:formula="of:=IF([.$E3]=[.CD$1];[.$A3];&quot;&quot;)">
            <text:p/>
          </table:table-cell>
          <table:table-cell table:formula="of:=IF([.$E3]=[.CE$1];[.$A3];&quot;&quot;)">
            <text:p/>
          </table:table-cell>
          <table:table-cell table:formula="of:=IF([.$E3]=[.CF$1];[.$A3];&quot;&quot;)">
            <text:p/>
          </table:table-cell>
          <table:table-cell table:formula="of:=IF([.$E3]=[.CG$1];[.$A3];&quot;&quot;)">
            <text:p/>
          </table:table-cell>
          <table:table-cell table:formula="of:=IF([.$E3]=[.CH$1];[.$A3];&quot;&quot;)">
            <text:p/>
          </table:table-cell>
          <table:table-cell table:formula="of:=IF([.$E3]=[.CI$1];[.$A3];&quot;&quot;)">
            <text:p/>
          </table:table-cell>
          <table:table-cell table:formula="of:=IF([.$E3]=[.CJ$1];[.$A3];&quot;&quot;)">
            <text:p/>
          </table:table-cell>
          <table:table-cell table:formula="of:=IF([.$E3]=[.CK$1];[.$A3];&quot;&quot;)">
            <text:p/>
          </table:table-cell>
          <table:table-cell table:formula="of:=IF([.$E3]=[.CL$1];[.$A3];&quot;&quot;)">
            <text:p/>
          </table:table-cell>
          <table:table-cell table:formula="of:=IF([.$E3]=[.CM$1];[.$A3];&quot;&quot;)">
            <text:p/>
          </table:table-cell>
          <table:table-cell table:formula="of:=IF([.$E3]=[.CN$1];[.$A3];&quot;&quot;)">
            <text:p/>
          </table:table-cell>
          <table:table-cell table:formula="of:=IF([.$E3]=[.CO$1];[.$A3];&quot;&quot;)">
            <text:p/>
          </table:table-cell>
          <table:table-cell table:formula="of:=IF([.$E3]=[.CP$1];[.$A3];&quot;&quot;)">
            <text:p/>
          </table:table-cell>
          <table:table-cell table:formula="of:=IF([.$E3]=[.CQ$1];[.$A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cam's Razor</text:p>
          </table:table-cell>
          <table:table-cell office:value-type="string" calcext:value-type="string">
            <text:p>Bryan Singer</text:p>
          </table:table-cell>
          <table:table-cell office:value-type="string" calcext:value-type="string">
            <text:p>David Shore</text:p>
          </table:table-cell>
          <table:table-cell office:value-type="float" office:value="6.33" calcext:value-type="float">
            <text:p>6.33</text:p>
          </table:table-cell>
          <table:table-cell office:value-type="float" office:value="67" calcext:value-type="float">
            <text:p>67</text:p>
          </table:table-cell>
          <table:table-cell office:value-type="date" office:date-value="2004-11-30" calcext:value-type="date">
            <text:p>2004-11-30</text:p>
          </table:table-cell>
          <table:table-cell office:value-type="string" calcext:value-type="string">
            <text:p>David Shore</text:p>
          </table:table-cell>
          <table:table-cell table:number-columns-repeated="4"/>
          <table:table-cell table:formula="of:=IF(OR([.$J4]=[.O$1];[.$K4]=[.O$1];[.$L4]=[.O$1];[.$M4]=[.O$1];[.$N4]);[.$A4];&quot;&quot;)" office:value-type="float" office:value="3" calcext:value-type="float">
            <text:p>3</text:p>
          </table:table-cell>
          <table:table-cell table:formula="of:=IF(OR([.$J4]=[.P$1];[.$K4]=[.P$1];[.$L4]=[.P$1];[.$M4]=[.P$1];[.$N4]);[.$A4];&quot;&quot;)">
            <text:p/>
          </table:table-cell>
          <table:table-cell table:formula="of:=IF(OR([.$J4]=[.Q$1];[.$K4]=[.Q$1];[.$L4]=[.Q$1];[.$M4]=[.Q$1];[.$N4]);[.$A4];&quot;&quot;)">
            <text:p/>
          </table:table-cell>
          <table:table-cell table:formula="of:=IF(OR([.$J4]=[.R$1];[.$K4]=[.R$1];[.$L4]=[.R$1];[.$M4]=[.R$1];[.$N4]);[.$A4];&quot;&quot;)">
            <text:p/>
          </table:table-cell>
          <table:table-cell table:formula="of:=IF(OR([.$J4]=[.S$1];[.$K4]=[.S$1];[.$L4]=[.S$1];[.$M4]=[.S$1];[.$N4]);[.$A4];&quot;&quot;)">
            <text:p/>
          </table:table-cell>
          <table:table-cell table:formula="of:=IF(OR([.$J4]=[.T$1];[.$K4]=[.T$1];[.$L4]=[.T$1];[.$M4]=[.T$1];[.$N4]);[.$A4];&quot;&quot;)">
            <text:p/>
          </table:table-cell>
          <table:table-cell table:formula="of:=IF(OR([.$J4]=[.U$1];[.$K4]=[.U$1];[.$L4]=[.U$1];[.$M4]=[.U$1];[.$N4]);[.$A4];&quot;&quot;)">
            <text:p/>
          </table:table-cell>
          <table:table-cell table:formula="of:=IF(OR([.$J4]=[.V$1];[.$K4]=[.V$1];[.$L4]=[.V$1];[.$M4]=[.V$1];[.$N4]);[.$A4];&quot;&quot;)">
            <text:p/>
          </table:table-cell>
          <table:table-cell table:formula="of:=IF(OR([.$J4]=[.W$1];[.$K4]=[.W$1];[.$L4]=[.W$1];[.$M4]=[.W$1];[.$N4]);[.$A4];&quot;&quot;)">
            <text:p/>
          </table:table-cell>
          <table:table-cell table:formula="of:=IF(OR([.$J4]=[.X$1];[.$K4]=[.X$1];[.$L4]=[.X$1];[.$M4]=[.X$1];[.$N4]);[.$A4];&quot;&quot;)">
            <text:p/>
          </table:table-cell>
          <table:table-cell table:formula="of:=IF(OR([.$J4]=[.Y$1];[.$K4]=[.Y$1];[.$L4]=[.Y$1];[.$M4]=[.Y$1];[.$N4]);[.$A4];&quot;&quot;)">
            <text:p/>
          </table:table-cell>
          <table:table-cell table:formula="of:=IF(OR([.$J4]=[.Z$1];[.$K4]=[.Z$1];[.$L4]=[.Z$1];[.$M4]=[.Z$1];[.$N4]);[.$A4];&quot;&quot;)">
            <text:p/>
          </table:table-cell>
          <table:table-cell table:formula="of:=IF(OR([.$J4]=[.AA$1];[.$K4]=[.AA$1];[.$L4]=[.AA$1];[.$M4]=[.AA$1];[.$N4]);[.$A4];&quot;&quot;)">
            <text:p/>
          </table:table-cell>
          <table:table-cell table:formula="of:=IF(OR([.$J4]=[.AB$1];[.$K4]=[.AB$1];[.$L4]=[.AB$1];[.$M4]=[.AB$1];[.$N4]);[.$A4];&quot;&quot;)">
            <text:p/>
          </table:table-cell>
          <table:table-cell table:formula="of:=IF(OR([.$J4]=[.AC$1];[.$K4]=[.AC$1];[.$L4]=[.AC$1];[.$M4]=[.AC$1];[.$N4]);[.$A4];&quot;&quot;)">
            <text:p/>
          </table:table-cell>
          <table:table-cell table:formula="of:=IF(OR([.$J4]=[.AD$1];[.$K4]=[.AD$1];[.$L4]=[.AD$1];[.$M4]=[.AD$1];[.$N4]);[.$A4];&quot;&quot;)">
            <text:p/>
          </table:table-cell>
          <table:table-cell table:formula="of:=IF(OR([.$J4]=[.AE$1];[.$K4]=[.AE$1];[.$L4]=[.AE$1];[.$M4]=[.AE$1];[.$N4]);[.$A4];&quot;&quot;)">
            <text:p/>
          </table:table-cell>
          <table:table-cell table:formula="of:=IF(OR([.$J4]=[.AF$1];[.$K4]=[.AF$1];[.$L4]=[.AF$1];[.$M4]=[.AF$1];[.$N4]);[.$A4];&quot;&quot;)">
            <text:p/>
          </table:table-cell>
          <table:table-cell table:formula="of:=IF(OR([.$J4]=[.AG$1];[.$K4]=[.AG$1];[.$L4]=[.AG$1];[.$M4]=[.AG$1];[.$N4]);[.$A4];&quot;&quot;)">
            <text:p/>
          </table:table-cell>
          <table:table-cell table:formula="of:=IF(OR([.$J4]=[.AH$1];[.$K4]=[.AH$1];[.$L4]=[.AH$1];[.$M4]=[.AH$1];[.$N4]);[.$A4];&quot;&quot;)">
            <text:p/>
          </table:table-cell>
          <table:table-cell table:formula="of:=IF(OR([.$J4]=[.AI$1];[.$K4]=[.AI$1];[.$L4]=[.AI$1];[.$M4]=[.AI$1];[.$N4]);[.$A4];&quot;&quot;)">
            <text:p/>
          </table:table-cell>
          <table:table-cell table:formula="of:=IF(OR([.$J4]=[.AJ$1];[.$K4]=[.AJ$1];[.$L4]=[.AJ$1];[.$M4]=[.AJ$1];[.$N4]);[.$A4];&quot;&quot;)">
            <text:p/>
          </table:table-cell>
          <table:table-cell table:formula="of:=IF(OR([.$J4]=[.AK$1];[.$K4]=[.AK$1];[.$L4]=[.AK$1];[.$M4]=[.AK$1];[.$N4]);[.$A4];&quot;&quot;)">
            <text:p/>
          </table:table-cell>
          <table:table-cell table:formula="of:=IF(OR([.$J4]=[.AL$1];[.$K4]=[.AL$1];[.$L4]=[.AL$1];[.$M4]=[.AL$1];[.$N4]);[.$A4];&quot;&quot;)">
            <text:p/>
          </table:table-cell>
          <table:table-cell table:formula="of:=IF(OR([.$J4]=[.AM$1];[.$K4]=[.AM$1];[.$L4]=[.AM$1];[.$M4]=[.AM$1];[.$N4]);[.$A4];&quot;&quot;)">
            <text:p/>
          </table:table-cell>
          <table:table-cell table:formula="of:=IF(OR([.$J4]=[.AN$1];[.$K4]=[.AN$1];[.$L4]=[.AN$1];[.$M4]=[.AN$1];[.$N4]);[.$A4];&quot;&quot;)">
            <text:p/>
          </table:table-cell>
          <table:table-cell table:formula="of:=IF(OR([.$J4]=[.AO$1];[.$K4]=[.AO$1];[.$L4]=[.AO$1];[.$M4]=[.AO$1];[.$N4]);[.$A4];&quot;&quot;)">
            <text:p/>
          </table:table-cell>
          <table:table-cell table:formula="of:=IF(OR([.$J4]=[.AP$1];[.$K4]=[.AP$1];[.$L4]=[.AP$1];[.$M4]=[.AP$1];[.$N4]);[.$A4];&quot;&quot;)">
            <text:p/>
          </table:table-cell>
          <table:table-cell table:formula="of:=IF(OR([.$J4]=[.AQ$1];[.$K4]=[.AQ$1];[.$L4]=[.AQ$1];[.$M4]=[.AQ$1];[.$N4]);[.$A4];&quot;&quot;)">
            <text:p/>
          </table:table-cell>
          <table:table-cell table:formula="of:=IF(OR([.$J4]=[.AR$1];[.$K4]=[.AR$1];[.$L4]=[.AR$1];[.$M4]=[.AR$1];[.$N4]);[.$A4];&quot;&quot;)">
            <text:p/>
          </table:table-cell>
          <table:table-cell/>
          <table:table-cell table:formula="of:=IF([.$E4]=[.AT$1];[.$A4];&quot;&quot;)" office:value-type="float" office:value="3" calcext:value-type="float">
            <text:p>3</text:p>
          </table:table-cell>
          <table:table-cell table:formula="of:=IF([.$E4]=[.AU$1];[.$A4];&quot;&quot;)">
            <text:p/>
          </table:table-cell>
          <table:table-cell table:formula="of:=IF([.$E4]=[.AV$1];[.$A4];&quot;&quot;)">
            <text:p/>
          </table:table-cell>
          <table:table-cell table:formula="of:=IF([.$E4]=[.AW$1];[.$A4];&quot;&quot;)">
            <text:p/>
          </table:table-cell>
          <table:table-cell table:formula="of:=IF([.$E4]=[.AX$1];[.$A4];&quot;&quot;)">
            <text:p/>
          </table:table-cell>
          <table:table-cell table:formula="of:=IF([.$E4]=[.AY$1];[.$A4];&quot;&quot;)">
            <text:p/>
          </table:table-cell>
          <table:table-cell table:formula="of:=IF([.$E4]=[.AZ$1];[.$A4];&quot;&quot;)">
            <text:p/>
          </table:table-cell>
          <table:table-cell table:formula="of:=IF([.$E4]=[.BA$1];[.$A4];&quot;&quot;)">
            <text:p/>
          </table:table-cell>
          <table:table-cell table:formula="of:=IF([.$E4]=[.BB$1];[.$A4];&quot;&quot;)">
            <text:p/>
          </table:table-cell>
          <table:table-cell table:formula="of:=IF([.$E4]=[.BC$1];[.$A4];&quot;&quot;)">
            <text:p/>
          </table:table-cell>
          <table:table-cell table:formula="of:=IF([.$E4]=[.BD$1];[.$A4];&quot;&quot;)">
            <text:p/>
          </table:table-cell>
          <table:table-cell table:formula="of:=IF([.$E4]=[.BE$1];[.$A4];&quot;&quot;)">
            <text:p/>
          </table:table-cell>
          <table:table-cell table:formula="of:=IF([.$E4]=[.BF$1];[.$A4];&quot;&quot;)">
            <text:p/>
          </table:table-cell>
          <table:table-cell table:formula="of:=IF([.$E4]=[.BG$1];[.$A4];&quot;&quot;)">
            <text:p/>
          </table:table-cell>
          <table:table-cell table:formula="of:=IF([.$E4]=[.BH$1];[.$A4];&quot;&quot;)">
            <text:p/>
          </table:table-cell>
          <table:table-cell table:formula="of:=IF([.$E4]=[.BI$1];[.$A4];&quot;&quot;)">
            <text:p/>
          </table:table-cell>
          <table:table-cell table:formula="of:=IF([.$E4]=[.BJ$1];[.$A4];&quot;&quot;)">
            <text:p/>
          </table:table-cell>
          <table:table-cell table:formula="of:=IF([.$E4]=[.BK$1];[.$A4];&quot;&quot;)">
            <text:p/>
          </table:table-cell>
          <table:table-cell table:formula="of:=IF([.$E4]=[.BL$1];[.$A4];&quot;&quot;)">
            <text:p/>
          </table:table-cell>
          <table:table-cell table:formula="of:=IF([.$E4]=[.BM$1];[.$A4];&quot;&quot;)">
            <text:p/>
          </table:table-cell>
          <table:table-cell table:formula="of:=IF([.$E4]=[.BN$1];[.$A4];&quot;&quot;)">
            <text:p/>
          </table:table-cell>
          <table:table-cell table:formula="of:=IF([.$E4]=[.BO$1];[.$A4];&quot;&quot;)">
            <text:p/>
          </table:table-cell>
          <table:table-cell table:formula="of:=IF([.$E4]=[.BP$1];[.$A4];&quot;&quot;)">
            <text:p/>
          </table:table-cell>
          <table:table-cell table:formula="of:=IF([.$E4]=[.BQ$1];[.$A4];&quot;&quot;)">
            <text:p/>
          </table:table-cell>
          <table:table-cell table:formula="of:=IF([.$E4]=[.BR$1];[.$A4];&quot;&quot;)">
            <text:p/>
          </table:table-cell>
          <table:table-cell table:formula="of:=IF([.$E4]=[.BS$1];[.$A4];&quot;&quot;)">
            <text:p/>
          </table:table-cell>
          <table:table-cell table:formula="of:=IF([.$E4]=[.BT$1];[.$A4];&quot;&quot;)">
            <text:p/>
          </table:table-cell>
          <table:table-cell table:formula="of:=IF([.$E4]=[.BU$1];[.$A4];&quot;&quot;)">
            <text:p/>
          </table:table-cell>
          <table:table-cell table:formula="of:=IF([.$E4]=[.BV$1];[.$A4];&quot;&quot;)">
            <text:p/>
          </table:table-cell>
          <table:table-cell table:formula="of:=IF([.$E4]=[.BW$1];[.$A4];&quot;&quot;)">
            <text:p/>
          </table:table-cell>
          <table:table-cell table:formula="of:=IF([.$E4]=[.BX$1];[.$A4];&quot;&quot;)">
            <text:p/>
          </table:table-cell>
          <table:table-cell table:formula="of:=IF([.$E4]=[.BY$1];[.$A4];&quot;&quot;)">
            <text:p/>
          </table:table-cell>
          <table:table-cell table:formula="of:=IF([.$E4]=[.BZ$1];[.$A4];&quot;&quot;)">
            <text:p/>
          </table:table-cell>
          <table:table-cell table:formula="of:=IF([.$E4]=[.CA$1];[.$A4];&quot;&quot;)">
            <text:p/>
          </table:table-cell>
          <table:table-cell table:formula="of:=IF([.$E4]=[.CB$1];[.$A4];&quot;&quot;)">
            <text:p/>
          </table:table-cell>
          <table:table-cell table:formula="of:=IF([.$E4]=[.CC$1];[.$A4];&quot;&quot;)">
            <text:p/>
          </table:table-cell>
          <table:table-cell table:formula="of:=IF([.$E4]=[.CD$1];[.$A4];&quot;&quot;)">
            <text:p/>
          </table:table-cell>
          <table:table-cell table:formula="of:=IF([.$E4]=[.CE$1];[.$A4];&quot;&quot;)">
            <text:p/>
          </table:table-cell>
          <table:table-cell table:formula="of:=IF([.$E4]=[.CF$1];[.$A4];&quot;&quot;)">
            <text:p/>
          </table:table-cell>
          <table:table-cell table:formula="of:=IF([.$E4]=[.CG$1];[.$A4];&quot;&quot;)">
            <text:p/>
          </table:table-cell>
          <table:table-cell table:formula="of:=IF([.$E4]=[.CH$1];[.$A4];&quot;&quot;)">
            <text:p/>
          </table:table-cell>
          <table:table-cell table:formula="of:=IF([.$E4]=[.CI$1];[.$A4];&quot;&quot;)">
            <text:p/>
          </table:table-cell>
          <table:table-cell table:formula="of:=IF([.$E4]=[.CJ$1];[.$A4];&quot;&quot;)">
            <text:p/>
          </table:table-cell>
          <table:table-cell table:formula="of:=IF([.$E4]=[.CK$1];[.$A4];&quot;&quot;)">
            <text:p/>
          </table:table-cell>
          <table:table-cell table:formula="of:=IF([.$E4]=[.CL$1];[.$A4];&quot;&quot;)">
            <text:p/>
          </table:table-cell>
          <table:table-cell table:formula="of:=IF([.$E4]=[.CM$1];[.$A4];&quot;&quot;)">
            <text:p/>
          </table:table-cell>
          <table:table-cell table:formula="of:=IF([.$E4]=[.CN$1];[.$A4];&quot;&quot;)">
            <text:p/>
          </table:table-cell>
          <table:table-cell table:formula="of:=IF([.$E4]=[.CO$1];[.$A4];&quot;&quot;)">
            <text:p/>
          </table:table-cell>
          <table:table-cell table:formula="of:=IF([.$E4]=[.CP$1];[.$A4];&quot;&quot;)">
            <text:p/>
          </table:table-cell>
          <table:table-cell table:formula="of:=IF([.$E4]=[.CQ$1];[.$A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ernity</text:p>
          </table:table-cell>
          <table:table-cell office:value-type="string" calcext:value-type="string">
            <text:p>Newton Thomas Sigel</text:p>
          </table:table-cell>
          <table:table-cell office:value-type="string" calcext:value-type="string">
            <text:p>Peter Blake</text:p>
          </table:table-cell>
          <table:table-cell office:value-type="float" office:value="6.74" calcext:value-type="float">
            <text:p>6.74</text:p>
          </table:table-cell>
          <table:table-cell office:value-type="float" office:value="61" calcext:value-type="float">
            <text:p>61</text:p>
          </table:table-cell>
          <table:table-cell office:value-type="date" office:date-value="2004-12-07" calcext:value-type="date">
            <text:p>2004-12-07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5]=[.O$1];[.$K5]=[.O$1];[.$L5]=[.O$1];[.$M5]=[.O$1];[.$N5]);[.$A5];&quot;&quot;)">
            <text:p/>
          </table:table-cell>
          <table:table-cell table:formula="of:=IF(OR([.$J5]=[.P$1];[.$K5]=[.P$1];[.$L5]=[.P$1];[.$M5]=[.P$1];[.$N5]);[.$A5];&quot;&quot;)">
            <text:p/>
          </table:table-cell>
          <table:table-cell table:formula="of:=IF(OR([.$J5]=[.Q$1];[.$K5]=[.Q$1];[.$L5]=[.Q$1];[.$M5]=[.Q$1];[.$N5]);[.$A5];&quot;&quot;)" office:value-type="float" office:value="4" calcext:value-type="float">
            <text:p>4</text:p>
          </table:table-cell>
          <table:table-cell table:formula="of:=IF(OR([.$J5]=[.R$1];[.$K5]=[.R$1];[.$L5]=[.R$1];[.$M5]=[.R$1];[.$N5]);[.$A5];&quot;&quot;)">
            <text:p/>
          </table:table-cell>
          <table:table-cell table:formula="of:=IF(OR([.$J5]=[.S$1];[.$K5]=[.S$1];[.$L5]=[.S$1];[.$M5]=[.S$1];[.$N5]);[.$A5];&quot;&quot;)">
            <text:p/>
          </table:table-cell>
          <table:table-cell table:formula="of:=IF(OR([.$J5]=[.T$1];[.$K5]=[.T$1];[.$L5]=[.T$1];[.$M5]=[.T$1];[.$N5]);[.$A5];&quot;&quot;)">
            <text:p/>
          </table:table-cell>
          <table:table-cell table:formula="of:=IF(OR([.$J5]=[.U$1];[.$K5]=[.U$1];[.$L5]=[.U$1];[.$M5]=[.U$1];[.$N5]);[.$A5];&quot;&quot;)">
            <text:p/>
          </table:table-cell>
          <table:table-cell table:formula="of:=IF(OR([.$J5]=[.V$1];[.$K5]=[.V$1];[.$L5]=[.V$1];[.$M5]=[.V$1];[.$N5]);[.$A5];&quot;&quot;)">
            <text:p/>
          </table:table-cell>
          <table:table-cell table:formula="of:=IF(OR([.$J5]=[.W$1];[.$K5]=[.W$1];[.$L5]=[.W$1];[.$M5]=[.W$1];[.$N5]);[.$A5];&quot;&quot;)">
            <text:p/>
          </table:table-cell>
          <table:table-cell table:formula="of:=IF(OR([.$J5]=[.X$1];[.$K5]=[.X$1];[.$L5]=[.X$1];[.$M5]=[.X$1];[.$N5]);[.$A5];&quot;&quot;)">
            <text:p/>
          </table:table-cell>
          <table:table-cell table:formula="of:=IF(OR([.$J5]=[.Y$1];[.$K5]=[.Y$1];[.$L5]=[.Y$1];[.$M5]=[.Y$1];[.$N5]);[.$A5];&quot;&quot;)">
            <text:p/>
          </table:table-cell>
          <table:table-cell table:formula="of:=IF(OR([.$J5]=[.Z$1];[.$K5]=[.Z$1];[.$L5]=[.Z$1];[.$M5]=[.Z$1];[.$N5]);[.$A5];&quot;&quot;)">
            <text:p/>
          </table:table-cell>
          <table:table-cell table:formula="of:=IF(OR([.$J5]=[.AA$1];[.$K5]=[.AA$1];[.$L5]=[.AA$1];[.$M5]=[.AA$1];[.$N5]);[.$A5];&quot;&quot;)">
            <text:p/>
          </table:table-cell>
          <table:table-cell table:formula="of:=IF(OR([.$J5]=[.AB$1];[.$K5]=[.AB$1];[.$L5]=[.AB$1];[.$M5]=[.AB$1];[.$N5]);[.$A5];&quot;&quot;)">
            <text:p/>
          </table:table-cell>
          <table:table-cell table:formula="of:=IF(OR([.$J5]=[.AC$1];[.$K5]=[.AC$1];[.$L5]=[.AC$1];[.$M5]=[.AC$1];[.$N5]);[.$A5];&quot;&quot;)">
            <text:p/>
          </table:table-cell>
          <table:table-cell table:formula="of:=IF(OR([.$J5]=[.AD$1];[.$K5]=[.AD$1];[.$L5]=[.AD$1];[.$M5]=[.AD$1];[.$N5]);[.$A5];&quot;&quot;)">
            <text:p/>
          </table:table-cell>
          <table:table-cell table:formula="of:=IF(OR([.$J5]=[.AE$1];[.$K5]=[.AE$1];[.$L5]=[.AE$1];[.$M5]=[.AE$1];[.$N5]);[.$A5];&quot;&quot;)">
            <text:p/>
          </table:table-cell>
          <table:table-cell table:formula="of:=IF(OR([.$J5]=[.AF$1];[.$K5]=[.AF$1];[.$L5]=[.AF$1];[.$M5]=[.AF$1];[.$N5]);[.$A5];&quot;&quot;)">
            <text:p/>
          </table:table-cell>
          <table:table-cell table:formula="of:=IF(OR([.$J5]=[.AG$1];[.$K5]=[.AG$1];[.$L5]=[.AG$1];[.$M5]=[.AG$1];[.$N5]);[.$A5];&quot;&quot;)">
            <text:p/>
          </table:table-cell>
          <table:table-cell table:formula="of:=IF(OR([.$J5]=[.AH$1];[.$K5]=[.AH$1];[.$L5]=[.AH$1];[.$M5]=[.AH$1];[.$N5]);[.$A5];&quot;&quot;)">
            <text:p/>
          </table:table-cell>
          <table:table-cell table:formula="of:=IF(OR([.$J5]=[.AI$1];[.$K5]=[.AI$1];[.$L5]=[.AI$1];[.$M5]=[.AI$1];[.$N5]);[.$A5];&quot;&quot;)">
            <text:p/>
          </table:table-cell>
          <table:table-cell table:formula="of:=IF(OR([.$J5]=[.AJ$1];[.$K5]=[.AJ$1];[.$L5]=[.AJ$1];[.$M5]=[.AJ$1];[.$N5]);[.$A5];&quot;&quot;)">
            <text:p/>
          </table:table-cell>
          <table:table-cell table:formula="of:=IF(OR([.$J5]=[.AK$1];[.$K5]=[.AK$1];[.$L5]=[.AK$1];[.$M5]=[.AK$1];[.$N5]);[.$A5];&quot;&quot;)">
            <text:p/>
          </table:table-cell>
          <table:table-cell table:formula="of:=IF(OR([.$J5]=[.AL$1];[.$K5]=[.AL$1];[.$L5]=[.AL$1];[.$M5]=[.AL$1];[.$N5]);[.$A5];&quot;&quot;)">
            <text:p/>
          </table:table-cell>
          <table:table-cell table:formula="of:=IF(OR([.$J5]=[.AM$1];[.$K5]=[.AM$1];[.$L5]=[.AM$1];[.$M5]=[.AM$1];[.$N5]);[.$A5];&quot;&quot;)">
            <text:p/>
          </table:table-cell>
          <table:table-cell table:formula="of:=IF(OR([.$J5]=[.AN$1];[.$K5]=[.AN$1];[.$L5]=[.AN$1];[.$M5]=[.AN$1];[.$N5]);[.$A5];&quot;&quot;)">
            <text:p/>
          </table:table-cell>
          <table:table-cell table:formula="of:=IF(OR([.$J5]=[.AO$1];[.$K5]=[.AO$1];[.$L5]=[.AO$1];[.$M5]=[.AO$1];[.$N5]);[.$A5];&quot;&quot;)">
            <text:p/>
          </table:table-cell>
          <table:table-cell table:formula="of:=IF(OR([.$J5]=[.AP$1];[.$K5]=[.AP$1];[.$L5]=[.AP$1];[.$M5]=[.AP$1];[.$N5]);[.$A5];&quot;&quot;)">
            <text:p/>
          </table:table-cell>
          <table:table-cell table:formula="of:=IF(OR([.$J5]=[.AQ$1];[.$K5]=[.AQ$1];[.$L5]=[.AQ$1];[.$M5]=[.AQ$1];[.$N5]);[.$A5];&quot;&quot;)">
            <text:p/>
          </table:table-cell>
          <table:table-cell table:formula="of:=IF(OR([.$J5]=[.AR$1];[.$K5]=[.AR$1];[.$L5]=[.AR$1];[.$M5]=[.AR$1];[.$N5]);[.$A5];&quot;&quot;)">
            <text:p/>
          </table:table-cell>
          <table:table-cell/>
          <table:table-cell table:formula="of:=IF([.$E5]=[.AT$1];[.$A5];&quot;&quot;)">
            <text:p/>
          </table:table-cell>
          <table:table-cell table:formula="of:=IF([.$E5]=[.AU$1];[.$A5];&quot;&quot;)">
            <text:p/>
          </table:table-cell>
          <table:table-cell table:formula="of:=IF([.$E5]=[.AV$1];[.$A5];&quot;&quot;)" office:value-type="float" office:value="4" calcext:value-type="float">
            <text:p>4</text:p>
          </table:table-cell>
          <table:table-cell table:formula="of:=IF([.$E5]=[.AW$1];[.$A5];&quot;&quot;)">
            <text:p/>
          </table:table-cell>
          <table:table-cell table:formula="of:=IF([.$E5]=[.AX$1];[.$A5];&quot;&quot;)">
            <text:p/>
          </table:table-cell>
          <table:table-cell table:formula="of:=IF([.$E5]=[.AY$1];[.$A5];&quot;&quot;)">
            <text:p/>
          </table:table-cell>
          <table:table-cell table:formula="of:=IF([.$E5]=[.AZ$1];[.$A5];&quot;&quot;)">
            <text:p/>
          </table:table-cell>
          <table:table-cell table:formula="of:=IF([.$E5]=[.BA$1];[.$A5];&quot;&quot;)">
            <text:p/>
          </table:table-cell>
          <table:table-cell table:formula="of:=IF([.$E5]=[.BB$1];[.$A5];&quot;&quot;)">
            <text:p/>
          </table:table-cell>
          <table:table-cell table:formula="of:=IF([.$E5]=[.BC$1];[.$A5];&quot;&quot;)">
            <text:p/>
          </table:table-cell>
          <table:table-cell table:formula="of:=IF([.$E5]=[.BD$1];[.$A5];&quot;&quot;)">
            <text:p/>
          </table:table-cell>
          <table:table-cell table:formula="of:=IF([.$E5]=[.BE$1];[.$A5];&quot;&quot;)">
            <text:p/>
          </table:table-cell>
          <table:table-cell table:formula="of:=IF([.$E5]=[.BF$1];[.$A5];&quot;&quot;)">
            <text:p/>
          </table:table-cell>
          <table:table-cell table:formula="of:=IF([.$E5]=[.BG$1];[.$A5];&quot;&quot;)">
            <text:p/>
          </table:table-cell>
          <table:table-cell table:formula="of:=IF([.$E5]=[.BH$1];[.$A5];&quot;&quot;)">
            <text:p/>
          </table:table-cell>
          <table:table-cell table:formula="of:=IF([.$E5]=[.BI$1];[.$A5];&quot;&quot;)">
            <text:p/>
          </table:table-cell>
          <table:table-cell table:formula="of:=IF([.$E5]=[.BJ$1];[.$A5];&quot;&quot;)">
            <text:p/>
          </table:table-cell>
          <table:table-cell table:formula="of:=IF([.$E5]=[.BK$1];[.$A5];&quot;&quot;)">
            <text:p/>
          </table:table-cell>
          <table:table-cell table:formula="of:=IF([.$E5]=[.BL$1];[.$A5];&quot;&quot;)">
            <text:p/>
          </table:table-cell>
          <table:table-cell table:formula="of:=IF([.$E5]=[.BM$1];[.$A5];&quot;&quot;)">
            <text:p/>
          </table:table-cell>
          <table:table-cell table:formula="of:=IF([.$E5]=[.BN$1];[.$A5];&quot;&quot;)">
            <text:p/>
          </table:table-cell>
          <table:table-cell table:formula="of:=IF([.$E5]=[.BO$1];[.$A5];&quot;&quot;)">
            <text:p/>
          </table:table-cell>
          <table:table-cell table:formula="of:=IF([.$E5]=[.BP$1];[.$A5];&quot;&quot;)">
            <text:p/>
          </table:table-cell>
          <table:table-cell table:formula="of:=IF([.$E5]=[.BQ$1];[.$A5];&quot;&quot;)">
            <text:p/>
          </table:table-cell>
          <table:table-cell table:formula="of:=IF([.$E5]=[.BR$1];[.$A5];&quot;&quot;)">
            <text:p/>
          </table:table-cell>
          <table:table-cell table:formula="of:=IF([.$E5]=[.BS$1];[.$A5];&quot;&quot;)">
            <text:p/>
          </table:table-cell>
          <table:table-cell table:formula="of:=IF([.$E5]=[.BT$1];[.$A5];&quot;&quot;)">
            <text:p/>
          </table:table-cell>
          <table:table-cell table:formula="of:=IF([.$E5]=[.BU$1];[.$A5];&quot;&quot;)">
            <text:p/>
          </table:table-cell>
          <table:table-cell table:formula="of:=IF([.$E5]=[.BV$1];[.$A5];&quot;&quot;)">
            <text:p/>
          </table:table-cell>
          <table:table-cell table:formula="of:=IF([.$E5]=[.BW$1];[.$A5];&quot;&quot;)">
            <text:p/>
          </table:table-cell>
          <table:table-cell table:formula="of:=IF([.$E5]=[.BX$1];[.$A5];&quot;&quot;)">
            <text:p/>
          </table:table-cell>
          <table:table-cell table:formula="of:=IF([.$E5]=[.BY$1];[.$A5];&quot;&quot;)">
            <text:p/>
          </table:table-cell>
          <table:table-cell table:formula="of:=IF([.$E5]=[.BZ$1];[.$A5];&quot;&quot;)">
            <text:p/>
          </table:table-cell>
          <table:table-cell table:formula="of:=IF([.$E5]=[.CA$1];[.$A5];&quot;&quot;)">
            <text:p/>
          </table:table-cell>
          <table:table-cell table:formula="of:=IF([.$E5]=[.CB$1];[.$A5];&quot;&quot;)">
            <text:p/>
          </table:table-cell>
          <table:table-cell table:formula="of:=IF([.$E5]=[.CC$1];[.$A5];&quot;&quot;)">
            <text:p/>
          </table:table-cell>
          <table:table-cell table:formula="of:=IF([.$E5]=[.CD$1];[.$A5];&quot;&quot;)">
            <text:p/>
          </table:table-cell>
          <table:table-cell table:formula="of:=IF([.$E5]=[.CE$1];[.$A5];&quot;&quot;)">
            <text:p/>
          </table:table-cell>
          <table:table-cell table:formula="of:=IF([.$E5]=[.CF$1];[.$A5];&quot;&quot;)">
            <text:p/>
          </table:table-cell>
          <table:table-cell table:formula="of:=IF([.$E5]=[.CG$1];[.$A5];&quot;&quot;)">
            <text:p/>
          </table:table-cell>
          <table:table-cell table:formula="of:=IF([.$E5]=[.CH$1];[.$A5];&quot;&quot;)">
            <text:p/>
          </table:table-cell>
          <table:table-cell table:formula="of:=IF([.$E5]=[.CI$1];[.$A5];&quot;&quot;)">
            <text:p/>
          </table:table-cell>
          <table:table-cell table:formula="of:=IF([.$E5]=[.CJ$1];[.$A5];&quot;&quot;)">
            <text:p/>
          </table:table-cell>
          <table:table-cell table:formula="of:=IF([.$E5]=[.CK$1];[.$A5];&quot;&quot;)">
            <text:p/>
          </table:table-cell>
          <table:table-cell table:formula="of:=IF([.$E5]=[.CL$1];[.$A5];&quot;&quot;)">
            <text:p/>
          </table:table-cell>
          <table:table-cell table:formula="of:=IF([.$E5]=[.CM$1];[.$A5];&quot;&quot;)">
            <text:p/>
          </table:table-cell>
          <table:table-cell table:formula="of:=IF([.$E5]=[.CN$1];[.$A5];&quot;&quot;)">
            <text:p/>
          </table:table-cell>
          <table:table-cell table:formula="of:=IF([.$E5]=[.CO$1];[.$A5];&quot;&quot;)">
            <text:p/>
          </table:table-cell>
          <table:table-cell table:formula="of:=IF([.$E5]=[.CP$1];[.$A5];&quot;&quot;)">
            <text:p/>
          </table:table-cell>
          <table:table-cell table:formula="of:=IF([.$E5]=[.CQ$1];[.$A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mned If You Do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Sara B. Cooper</text:p>
          </table:table-cell>
          <table:table-cell office:value-type="float" office:value="6.91" calcext:value-type="float">
            <text:p>6.91</text:p>
          </table:table-cell>
          <table:table-cell office:value-type="float" office:value="56" calcext:value-type="float">
            <text:p>56</text:p>
          </table:table-cell>
          <table:table-cell office:value-type="date" office:date-value="2004-12-14" calcext:value-type="date">
            <text:p>2004-12-14</text:p>
          </table:table-cell>
          <table:table-cell office:value-type="string" calcext:value-type="string">
            <text:p>Sara B. Cooper</text:p>
          </table:table-cell>
          <table:table-cell table:number-columns-repeated="4"/>
          <table:table-cell table:formula="of:=IF(OR([.$J6]=[.O$1];[.$K6]=[.O$1];[.$L6]=[.O$1];[.$M6]=[.O$1];[.$N6]);[.$A6];&quot;&quot;)">
            <text:p/>
          </table:table-cell>
          <table:table-cell table:formula="of:=IF(OR([.$J6]=[.P$1];[.$K6]=[.P$1];[.$L6]=[.P$1];[.$M6]=[.P$1];[.$N6]);[.$A6];&quot;&quot;)">
            <text:p/>
          </table:table-cell>
          <table:table-cell table:formula="of:=IF(OR([.$J6]=[.Q$1];[.$K6]=[.Q$1];[.$L6]=[.Q$1];[.$M6]=[.Q$1];[.$N6]);[.$A6];&quot;&quot;)">
            <text:p/>
          </table:table-cell>
          <table:table-cell table:formula="of:=IF(OR([.$J6]=[.R$1];[.$K6]=[.R$1];[.$L6]=[.R$1];[.$M6]=[.R$1];[.$N6]);[.$A6];&quot;&quot;)" office:value-type="float" office:value="5" calcext:value-type="float">
            <text:p>5</text:p>
          </table:table-cell>
          <table:table-cell table:formula="of:=IF(OR([.$J6]=[.S$1];[.$K6]=[.S$1];[.$L6]=[.S$1];[.$M6]=[.S$1];[.$N6]);[.$A6];&quot;&quot;)">
            <text:p/>
          </table:table-cell>
          <table:table-cell table:formula="of:=IF(OR([.$J6]=[.T$1];[.$K6]=[.T$1];[.$L6]=[.T$1];[.$M6]=[.T$1];[.$N6]);[.$A6];&quot;&quot;)">
            <text:p/>
          </table:table-cell>
          <table:table-cell table:formula="of:=IF(OR([.$J6]=[.U$1];[.$K6]=[.U$1];[.$L6]=[.U$1];[.$M6]=[.U$1];[.$N6]);[.$A6];&quot;&quot;)">
            <text:p/>
          </table:table-cell>
          <table:table-cell table:formula="of:=IF(OR([.$J6]=[.V$1];[.$K6]=[.V$1];[.$L6]=[.V$1];[.$M6]=[.V$1];[.$N6]);[.$A6];&quot;&quot;)">
            <text:p/>
          </table:table-cell>
          <table:table-cell table:formula="of:=IF(OR([.$J6]=[.W$1];[.$K6]=[.W$1];[.$L6]=[.W$1];[.$M6]=[.W$1];[.$N6]);[.$A6];&quot;&quot;)">
            <text:p/>
          </table:table-cell>
          <table:table-cell table:formula="of:=IF(OR([.$J6]=[.X$1];[.$K6]=[.X$1];[.$L6]=[.X$1];[.$M6]=[.X$1];[.$N6]);[.$A6];&quot;&quot;)">
            <text:p/>
          </table:table-cell>
          <table:table-cell table:formula="of:=IF(OR([.$J6]=[.Y$1];[.$K6]=[.Y$1];[.$L6]=[.Y$1];[.$M6]=[.Y$1];[.$N6]);[.$A6];&quot;&quot;)">
            <text:p/>
          </table:table-cell>
          <table:table-cell table:formula="of:=IF(OR([.$J6]=[.Z$1];[.$K6]=[.Z$1];[.$L6]=[.Z$1];[.$M6]=[.Z$1];[.$N6]);[.$A6];&quot;&quot;)">
            <text:p/>
          </table:table-cell>
          <table:table-cell table:formula="of:=IF(OR([.$J6]=[.AA$1];[.$K6]=[.AA$1];[.$L6]=[.AA$1];[.$M6]=[.AA$1];[.$N6]);[.$A6];&quot;&quot;)">
            <text:p/>
          </table:table-cell>
          <table:table-cell table:formula="of:=IF(OR([.$J6]=[.AB$1];[.$K6]=[.AB$1];[.$L6]=[.AB$1];[.$M6]=[.AB$1];[.$N6]);[.$A6];&quot;&quot;)">
            <text:p/>
          </table:table-cell>
          <table:table-cell table:formula="of:=IF(OR([.$J6]=[.AC$1];[.$K6]=[.AC$1];[.$L6]=[.AC$1];[.$M6]=[.AC$1];[.$N6]);[.$A6];&quot;&quot;)">
            <text:p/>
          </table:table-cell>
          <table:table-cell table:formula="of:=IF(OR([.$J6]=[.AD$1];[.$K6]=[.AD$1];[.$L6]=[.AD$1];[.$M6]=[.AD$1];[.$N6]);[.$A6];&quot;&quot;)">
            <text:p/>
          </table:table-cell>
          <table:table-cell table:formula="of:=IF(OR([.$J6]=[.AE$1];[.$K6]=[.AE$1];[.$L6]=[.AE$1];[.$M6]=[.AE$1];[.$N6]);[.$A6];&quot;&quot;)">
            <text:p/>
          </table:table-cell>
          <table:table-cell table:formula="of:=IF(OR([.$J6]=[.AF$1];[.$K6]=[.AF$1];[.$L6]=[.AF$1];[.$M6]=[.AF$1];[.$N6]);[.$A6];&quot;&quot;)">
            <text:p/>
          </table:table-cell>
          <table:table-cell table:formula="of:=IF(OR([.$J6]=[.AG$1];[.$K6]=[.AG$1];[.$L6]=[.AG$1];[.$M6]=[.AG$1];[.$N6]);[.$A6];&quot;&quot;)">
            <text:p/>
          </table:table-cell>
          <table:table-cell table:formula="of:=IF(OR([.$J6]=[.AH$1];[.$K6]=[.AH$1];[.$L6]=[.AH$1];[.$M6]=[.AH$1];[.$N6]);[.$A6];&quot;&quot;)">
            <text:p/>
          </table:table-cell>
          <table:table-cell table:formula="of:=IF(OR([.$J6]=[.AI$1];[.$K6]=[.AI$1];[.$L6]=[.AI$1];[.$M6]=[.AI$1];[.$N6]);[.$A6];&quot;&quot;)">
            <text:p/>
          </table:table-cell>
          <table:table-cell table:formula="of:=IF(OR([.$J6]=[.AJ$1];[.$K6]=[.AJ$1];[.$L6]=[.AJ$1];[.$M6]=[.AJ$1];[.$N6]);[.$A6];&quot;&quot;)">
            <text:p/>
          </table:table-cell>
          <table:table-cell table:formula="of:=IF(OR([.$J6]=[.AK$1];[.$K6]=[.AK$1];[.$L6]=[.AK$1];[.$M6]=[.AK$1];[.$N6]);[.$A6];&quot;&quot;)">
            <text:p/>
          </table:table-cell>
          <table:table-cell table:formula="of:=IF(OR([.$J6]=[.AL$1];[.$K6]=[.AL$1];[.$L6]=[.AL$1];[.$M6]=[.AL$1];[.$N6]);[.$A6];&quot;&quot;)">
            <text:p/>
          </table:table-cell>
          <table:table-cell table:formula="of:=IF(OR([.$J6]=[.AM$1];[.$K6]=[.AM$1];[.$L6]=[.AM$1];[.$M6]=[.AM$1];[.$N6]);[.$A6];&quot;&quot;)">
            <text:p/>
          </table:table-cell>
          <table:table-cell table:formula="of:=IF(OR([.$J6]=[.AN$1];[.$K6]=[.AN$1];[.$L6]=[.AN$1];[.$M6]=[.AN$1];[.$N6]);[.$A6];&quot;&quot;)">
            <text:p/>
          </table:table-cell>
          <table:table-cell table:formula="of:=IF(OR([.$J6]=[.AO$1];[.$K6]=[.AO$1];[.$L6]=[.AO$1];[.$M6]=[.AO$1];[.$N6]);[.$A6];&quot;&quot;)">
            <text:p/>
          </table:table-cell>
          <table:table-cell table:formula="of:=IF(OR([.$J6]=[.AP$1];[.$K6]=[.AP$1];[.$L6]=[.AP$1];[.$M6]=[.AP$1];[.$N6]);[.$A6];&quot;&quot;)">
            <text:p/>
          </table:table-cell>
          <table:table-cell table:formula="of:=IF(OR([.$J6]=[.AQ$1];[.$K6]=[.AQ$1];[.$L6]=[.AQ$1];[.$M6]=[.AQ$1];[.$N6]);[.$A6];&quot;&quot;)">
            <text:p/>
          </table:table-cell>
          <table:table-cell table:formula="of:=IF(OR([.$J6]=[.AR$1];[.$K6]=[.AR$1];[.$L6]=[.AR$1];[.$M6]=[.AR$1];[.$N6]);[.$A6];&quot;&quot;)">
            <text:p/>
          </table:table-cell>
          <table:table-cell/>
          <table:table-cell table:formula="of:=IF([.$E6]=[.AT$1];[.$A6];&quot;&quot;)">
            <text:p/>
          </table:table-cell>
          <table:table-cell table:formula="of:=IF([.$E6]=[.AU$1];[.$A6];&quot;&quot;)">
            <text:p/>
          </table:table-cell>
          <table:table-cell table:formula="of:=IF([.$E6]=[.AV$1];[.$A6];&quot;&quot;)">
            <text:p/>
          </table:table-cell>
          <table:table-cell table:formula="of:=IF([.$E6]=[.AW$1];[.$A6];&quot;&quot;)" office:value-type="float" office:value="5" calcext:value-type="float">
            <text:p>5</text:p>
          </table:table-cell>
          <table:table-cell table:formula="of:=IF([.$E6]=[.AX$1];[.$A6];&quot;&quot;)">
            <text:p/>
          </table:table-cell>
          <table:table-cell table:formula="of:=IF([.$E6]=[.AY$1];[.$A6];&quot;&quot;)">
            <text:p/>
          </table:table-cell>
          <table:table-cell table:formula="of:=IF([.$E6]=[.AZ$1];[.$A6];&quot;&quot;)">
            <text:p/>
          </table:table-cell>
          <table:table-cell table:formula="of:=IF([.$E6]=[.BA$1];[.$A6];&quot;&quot;)">
            <text:p/>
          </table:table-cell>
          <table:table-cell table:formula="of:=IF([.$E6]=[.BB$1];[.$A6];&quot;&quot;)">
            <text:p/>
          </table:table-cell>
          <table:table-cell table:formula="of:=IF([.$E6]=[.BC$1];[.$A6];&quot;&quot;)">
            <text:p/>
          </table:table-cell>
          <table:table-cell table:formula="of:=IF([.$E6]=[.BD$1];[.$A6];&quot;&quot;)">
            <text:p/>
          </table:table-cell>
          <table:table-cell table:formula="of:=IF([.$E6]=[.BE$1];[.$A6];&quot;&quot;)">
            <text:p/>
          </table:table-cell>
          <table:table-cell table:formula="of:=IF([.$E6]=[.BF$1];[.$A6];&quot;&quot;)">
            <text:p/>
          </table:table-cell>
          <table:table-cell table:formula="of:=IF([.$E6]=[.BG$1];[.$A6];&quot;&quot;)">
            <text:p/>
          </table:table-cell>
          <table:table-cell table:formula="of:=IF([.$E6]=[.BH$1];[.$A6];&quot;&quot;)">
            <text:p/>
          </table:table-cell>
          <table:table-cell table:formula="of:=IF([.$E6]=[.BI$1];[.$A6];&quot;&quot;)">
            <text:p/>
          </table:table-cell>
          <table:table-cell table:formula="of:=IF([.$E6]=[.BJ$1];[.$A6];&quot;&quot;)">
            <text:p/>
          </table:table-cell>
          <table:table-cell table:formula="of:=IF([.$E6]=[.BK$1];[.$A6];&quot;&quot;)">
            <text:p/>
          </table:table-cell>
          <table:table-cell table:formula="of:=IF([.$E6]=[.BL$1];[.$A6];&quot;&quot;)">
            <text:p/>
          </table:table-cell>
          <table:table-cell table:formula="of:=IF([.$E6]=[.BM$1];[.$A6];&quot;&quot;)">
            <text:p/>
          </table:table-cell>
          <table:table-cell table:formula="of:=IF([.$E6]=[.BN$1];[.$A6];&quot;&quot;)">
            <text:p/>
          </table:table-cell>
          <table:table-cell table:formula="of:=IF([.$E6]=[.BO$1];[.$A6];&quot;&quot;)">
            <text:p/>
          </table:table-cell>
          <table:table-cell table:formula="of:=IF([.$E6]=[.BP$1];[.$A6];&quot;&quot;)">
            <text:p/>
          </table:table-cell>
          <table:table-cell table:formula="of:=IF([.$E6]=[.BQ$1];[.$A6];&quot;&quot;)">
            <text:p/>
          </table:table-cell>
          <table:table-cell table:formula="of:=IF([.$E6]=[.BR$1];[.$A6];&quot;&quot;)">
            <text:p/>
          </table:table-cell>
          <table:table-cell table:formula="of:=IF([.$E6]=[.BS$1];[.$A6];&quot;&quot;)">
            <text:p/>
          </table:table-cell>
          <table:table-cell table:formula="of:=IF([.$E6]=[.BT$1];[.$A6];&quot;&quot;)">
            <text:p/>
          </table:table-cell>
          <table:table-cell table:formula="of:=IF([.$E6]=[.BU$1];[.$A6];&quot;&quot;)">
            <text:p/>
          </table:table-cell>
          <table:table-cell table:formula="of:=IF([.$E6]=[.BV$1];[.$A6];&quot;&quot;)">
            <text:p/>
          </table:table-cell>
          <table:table-cell table:formula="of:=IF([.$E6]=[.BW$1];[.$A6];&quot;&quot;)">
            <text:p/>
          </table:table-cell>
          <table:table-cell table:formula="of:=IF([.$E6]=[.BX$1];[.$A6];&quot;&quot;)">
            <text:p/>
          </table:table-cell>
          <table:table-cell table:formula="of:=IF([.$E6]=[.BY$1];[.$A6];&quot;&quot;)">
            <text:p/>
          </table:table-cell>
          <table:table-cell table:formula="of:=IF([.$E6]=[.BZ$1];[.$A6];&quot;&quot;)">
            <text:p/>
          </table:table-cell>
          <table:table-cell table:formula="of:=IF([.$E6]=[.CA$1];[.$A6];&quot;&quot;)">
            <text:p/>
          </table:table-cell>
          <table:table-cell table:formula="of:=IF([.$E6]=[.CB$1];[.$A6];&quot;&quot;)">
            <text:p/>
          </table:table-cell>
          <table:table-cell table:formula="of:=IF([.$E6]=[.CC$1];[.$A6];&quot;&quot;)">
            <text:p/>
          </table:table-cell>
          <table:table-cell table:formula="of:=IF([.$E6]=[.CD$1];[.$A6];&quot;&quot;)">
            <text:p/>
          </table:table-cell>
          <table:table-cell table:formula="of:=IF([.$E6]=[.CE$1];[.$A6];&quot;&quot;)">
            <text:p/>
          </table:table-cell>
          <table:table-cell table:formula="of:=IF([.$E6]=[.CF$1];[.$A6];&quot;&quot;)">
            <text:p/>
          </table:table-cell>
          <table:table-cell table:formula="of:=IF([.$E6]=[.CG$1];[.$A6];&quot;&quot;)">
            <text:p/>
          </table:table-cell>
          <table:table-cell table:formula="of:=IF([.$E6]=[.CH$1];[.$A6];&quot;&quot;)">
            <text:p/>
          </table:table-cell>
          <table:table-cell table:formula="of:=IF([.$E6]=[.CI$1];[.$A6];&quot;&quot;)">
            <text:p/>
          </table:table-cell>
          <table:table-cell table:formula="of:=IF([.$E6]=[.CJ$1];[.$A6];&quot;&quot;)">
            <text:p/>
          </table:table-cell>
          <table:table-cell table:formula="of:=IF([.$E6]=[.CK$1];[.$A6];&quot;&quot;)">
            <text:p/>
          </table:table-cell>
          <table:table-cell table:formula="of:=IF([.$E6]=[.CL$1];[.$A6];&quot;&quot;)">
            <text:p/>
          </table:table-cell>
          <table:table-cell table:formula="of:=IF([.$E6]=[.CM$1];[.$A6];&quot;&quot;)">
            <text:p/>
          </table:table-cell>
          <table:table-cell table:formula="of:=IF([.$E6]=[.CN$1];[.$A6];&quot;&quot;)">
            <text:p/>
          </table:table-cell>
          <table:table-cell table:formula="of:=IF([.$E6]=[.CO$1];[.$A6];&quot;&quot;)">
            <text:p/>
          </table:table-cell>
          <table:table-cell table:formula="of:=IF([.$E6]=[.CP$1];[.$A6];&quot;&quot;)">
            <text:p/>
          </table:table-cell>
          <table:table-cell table:formula="of:=IF([.$E6]=[.CQ$1];[.$A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Socratic Method</text:p>
          </table:table-cell>
          <table:table-cell office:value-type="string" calcext:value-type="string">
            <text:p>Peter Medak</text:p>
          </table:table-cell>
          <table:table-cell office:value-type="string" calcext:value-type="string">
            <text:p>John Mankiewicz</text:p>
          </table:table-cell>
          <table:table-cell office:value-type="float" office:value="6.73" calcext:value-type="float">
            <text:p>6.73</text:p>
          </table:table-cell>
          <table:table-cell office:value-type="float" office:value="50" calcext:value-type="float">
            <text:p>50</text:p>
          </table:table-cell>
          <table:table-cell office:value-type="date" office:date-value="2004-12-21" calcext:value-type="date">
            <text:p>2004-12-21</text:p>
          </table:table-cell>
          <table:table-cell office:value-type="string" calcext:value-type="string">
            <text:p>John Mankiewicz</text:p>
          </table:table-cell>
          <table:table-cell table:number-columns-repeated="4"/>
          <table:table-cell table:formula="of:=IF(OR([.$J7]=[.O$1];[.$K7]=[.O$1];[.$L7]=[.O$1];[.$M7]=[.O$1];[.$N7]);[.$A7];&quot;&quot;)">
            <text:p/>
          </table:table-cell>
          <table:table-cell table:formula="of:=IF(OR([.$J7]=[.P$1];[.$K7]=[.P$1];[.$L7]=[.P$1];[.$M7]=[.P$1];[.$N7]);[.$A7];&quot;&quot;)">
            <text:p/>
          </table:table-cell>
          <table:table-cell table:formula="of:=IF(OR([.$J7]=[.Q$1];[.$K7]=[.Q$1];[.$L7]=[.Q$1];[.$M7]=[.Q$1];[.$N7]);[.$A7];&quot;&quot;)">
            <text:p/>
          </table:table-cell>
          <table:table-cell table:formula="of:=IF(OR([.$J7]=[.R$1];[.$K7]=[.R$1];[.$L7]=[.R$1];[.$M7]=[.R$1];[.$N7]);[.$A7];&quot;&quot;)">
            <text:p/>
          </table:table-cell>
          <table:table-cell table:formula="of:=IF(OR([.$J7]=[.S$1];[.$K7]=[.S$1];[.$L7]=[.S$1];[.$M7]=[.S$1];[.$N7]);[.$A7];&quot;&quot;)" office:value-type="float" office:value="6" calcext:value-type="float">
            <text:p>6</text:p>
          </table:table-cell>
          <table:table-cell table:formula="of:=IF(OR([.$J7]=[.T$1];[.$K7]=[.T$1];[.$L7]=[.T$1];[.$M7]=[.T$1];[.$N7]);[.$A7];&quot;&quot;)">
            <text:p/>
          </table:table-cell>
          <table:table-cell table:formula="of:=IF(OR([.$J7]=[.U$1];[.$K7]=[.U$1];[.$L7]=[.U$1];[.$M7]=[.U$1];[.$N7]);[.$A7];&quot;&quot;)">
            <text:p/>
          </table:table-cell>
          <table:table-cell table:formula="of:=IF(OR([.$J7]=[.V$1];[.$K7]=[.V$1];[.$L7]=[.V$1];[.$M7]=[.V$1];[.$N7]);[.$A7];&quot;&quot;)">
            <text:p/>
          </table:table-cell>
          <table:table-cell table:formula="of:=IF(OR([.$J7]=[.W$1];[.$K7]=[.W$1];[.$L7]=[.W$1];[.$M7]=[.W$1];[.$N7]);[.$A7];&quot;&quot;)">
            <text:p/>
          </table:table-cell>
          <table:table-cell table:formula="of:=IF(OR([.$J7]=[.X$1];[.$K7]=[.X$1];[.$L7]=[.X$1];[.$M7]=[.X$1];[.$N7]);[.$A7];&quot;&quot;)">
            <text:p/>
          </table:table-cell>
          <table:table-cell table:formula="of:=IF(OR([.$J7]=[.Y$1];[.$K7]=[.Y$1];[.$L7]=[.Y$1];[.$M7]=[.Y$1];[.$N7]);[.$A7];&quot;&quot;)">
            <text:p/>
          </table:table-cell>
          <table:table-cell table:formula="of:=IF(OR([.$J7]=[.Z$1];[.$K7]=[.Z$1];[.$L7]=[.Z$1];[.$M7]=[.Z$1];[.$N7]);[.$A7];&quot;&quot;)">
            <text:p/>
          </table:table-cell>
          <table:table-cell table:formula="of:=IF(OR([.$J7]=[.AA$1];[.$K7]=[.AA$1];[.$L7]=[.AA$1];[.$M7]=[.AA$1];[.$N7]);[.$A7];&quot;&quot;)">
            <text:p/>
          </table:table-cell>
          <table:table-cell table:formula="of:=IF(OR([.$J7]=[.AB$1];[.$K7]=[.AB$1];[.$L7]=[.AB$1];[.$M7]=[.AB$1];[.$N7]);[.$A7];&quot;&quot;)">
            <text:p/>
          </table:table-cell>
          <table:table-cell table:formula="of:=IF(OR([.$J7]=[.AC$1];[.$K7]=[.AC$1];[.$L7]=[.AC$1];[.$M7]=[.AC$1];[.$N7]);[.$A7];&quot;&quot;)">
            <text:p/>
          </table:table-cell>
          <table:table-cell table:formula="of:=IF(OR([.$J7]=[.AD$1];[.$K7]=[.AD$1];[.$L7]=[.AD$1];[.$M7]=[.AD$1];[.$N7]);[.$A7];&quot;&quot;)">
            <text:p/>
          </table:table-cell>
          <table:table-cell table:formula="of:=IF(OR([.$J7]=[.AE$1];[.$K7]=[.AE$1];[.$L7]=[.AE$1];[.$M7]=[.AE$1];[.$N7]);[.$A7];&quot;&quot;)">
            <text:p/>
          </table:table-cell>
          <table:table-cell table:formula="of:=IF(OR([.$J7]=[.AF$1];[.$K7]=[.AF$1];[.$L7]=[.AF$1];[.$M7]=[.AF$1];[.$N7]);[.$A7];&quot;&quot;)">
            <text:p/>
          </table:table-cell>
          <table:table-cell table:formula="of:=IF(OR([.$J7]=[.AG$1];[.$K7]=[.AG$1];[.$L7]=[.AG$1];[.$M7]=[.AG$1];[.$N7]);[.$A7];&quot;&quot;)">
            <text:p/>
          </table:table-cell>
          <table:table-cell table:formula="of:=IF(OR([.$J7]=[.AH$1];[.$K7]=[.AH$1];[.$L7]=[.AH$1];[.$M7]=[.AH$1];[.$N7]);[.$A7];&quot;&quot;)">
            <text:p/>
          </table:table-cell>
          <table:table-cell table:formula="of:=IF(OR([.$J7]=[.AI$1];[.$K7]=[.AI$1];[.$L7]=[.AI$1];[.$M7]=[.AI$1];[.$N7]);[.$A7];&quot;&quot;)">
            <text:p/>
          </table:table-cell>
          <table:table-cell table:formula="of:=IF(OR([.$J7]=[.AJ$1];[.$K7]=[.AJ$1];[.$L7]=[.AJ$1];[.$M7]=[.AJ$1];[.$N7]);[.$A7];&quot;&quot;)">
            <text:p/>
          </table:table-cell>
          <table:table-cell table:formula="of:=IF(OR([.$J7]=[.AK$1];[.$K7]=[.AK$1];[.$L7]=[.AK$1];[.$M7]=[.AK$1];[.$N7]);[.$A7];&quot;&quot;)">
            <text:p/>
          </table:table-cell>
          <table:table-cell table:formula="of:=IF(OR([.$J7]=[.AL$1];[.$K7]=[.AL$1];[.$L7]=[.AL$1];[.$M7]=[.AL$1];[.$N7]);[.$A7];&quot;&quot;)">
            <text:p/>
          </table:table-cell>
          <table:table-cell table:formula="of:=IF(OR([.$J7]=[.AM$1];[.$K7]=[.AM$1];[.$L7]=[.AM$1];[.$M7]=[.AM$1];[.$N7]);[.$A7];&quot;&quot;)">
            <text:p/>
          </table:table-cell>
          <table:table-cell table:formula="of:=IF(OR([.$J7]=[.AN$1];[.$K7]=[.AN$1];[.$L7]=[.AN$1];[.$M7]=[.AN$1];[.$N7]);[.$A7];&quot;&quot;)">
            <text:p/>
          </table:table-cell>
          <table:table-cell table:formula="of:=IF(OR([.$J7]=[.AO$1];[.$K7]=[.AO$1];[.$L7]=[.AO$1];[.$M7]=[.AO$1];[.$N7]);[.$A7];&quot;&quot;)">
            <text:p/>
          </table:table-cell>
          <table:table-cell table:formula="of:=IF(OR([.$J7]=[.AP$1];[.$K7]=[.AP$1];[.$L7]=[.AP$1];[.$M7]=[.AP$1];[.$N7]);[.$A7];&quot;&quot;)">
            <text:p/>
          </table:table-cell>
          <table:table-cell table:formula="of:=IF(OR([.$J7]=[.AQ$1];[.$K7]=[.AQ$1];[.$L7]=[.AQ$1];[.$M7]=[.AQ$1];[.$N7]);[.$A7];&quot;&quot;)">
            <text:p/>
          </table:table-cell>
          <table:table-cell table:formula="of:=IF(OR([.$J7]=[.AR$1];[.$K7]=[.AR$1];[.$L7]=[.AR$1];[.$M7]=[.AR$1];[.$N7]);[.$A7];&quot;&quot;)">
            <text:p/>
          </table:table-cell>
          <table:table-cell/>
          <table:table-cell table:formula="of:=IF([.$E7]=[.AT$1];[.$A7];&quot;&quot;)">
            <text:p/>
          </table:table-cell>
          <table:table-cell table:formula="of:=IF([.$E7]=[.AU$1];[.$A7];&quot;&quot;)">
            <text:p/>
          </table:table-cell>
          <table:table-cell table:formula="of:=IF([.$E7]=[.AV$1];[.$A7];&quot;&quot;)">
            <text:p/>
          </table:table-cell>
          <table:table-cell table:formula="of:=IF([.$E7]=[.AW$1];[.$A7];&quot;&quot;)">
            <text:p/>
          </table:table-cell>
          <table:table-cell table:formula="of:=IF([.$E7]=[.AX$1];[.$A7];&quot;&quot;)" office:value-type="float" office:value="6" calcext:value-type="float">
            <text:p>6</text:p>
          </table:table-cell>
          <table:table-cell table:formula="of:=IF([.$E7]=[.AY$1];[.$A7];&quot;&quot;)">
            <text:p/>
          </table:table-cell>
          <table:table-cell table:formula="of:=IF([.$E7]=[.AZ$1];[.$A7];&quot;&quot;)">
            <text:p/>
          </table:table-cell>
          <table:table-cell table:formula="of:=IF([.$E7]=[.BA$1];[.$A7];&quot;&quot;)">
            <text:p/>
          </table:table-cell>
          <table:table-cell table:formula="of:=IF([.$E7]=[.BB$1];[.$A7];&quot;&quot;)">
            <text:p/>
          </table:table-cell>
          <table:table-cell table:formula="of:=IF([.$E7]=[.BC$1];[.$A7];&quot;&quot;)">
            <text:p/>
          </table:table-cell>
          <table:table-cell table:formula="of:=IF([.$E7]=[.BD$1];[.$A7];&quot;&quot;)">
            <text:p/>
          </table:table-cell>
          <table:table-cell table:formula="of:=IF([.$E7]=[.BE$1];[.$A7];&quot;&quot;)">
            <text:p/>
          </table:table-cell>
          <table:table-cell table:formula="of:=IF([.$E7]=[.BF$1];[.$A7];&quot;&quot;)">
            <text:p/>
          </table:table-cell>
          <table:table-cell table:formula="of:=IF([.$E7]=[.BG$1];[.$A7];&quot;&quot;)">
            <text:p/>
          </table:table-cell>
          <table:table-cell table:formula="of:=IF([.$E7]=[.BH$1];[.$A7];&quot;&quot;)">
            <text:p/>
          </table:table-cell>
          <table:table-cell table:formula="of:=IF([.$E7]=[.BI$1];[.$A7];&quot;&quot;)">
            <text:p/>
          </table:table-cell>
          <table:table-cell table:formula="of:=IF([.$E7]=[.BJ$1];[.$A7];&quot;&quot;)">
            <text:p/>
          </table:table-cell>
          <table:table-cell table:formula="of:=IF([.$E7]=[.BK$1];[.$A7];&quot;&quot;)">
            <text:p/>
          </table:table-cell>
          <table:table-cell table:formula="of:=IF([.$E7]=[.BL$1];[.$A7];&quot;&quot;)">
            <text:p/>
          </table:table-cell>
          <table:table-cell table:formula="of:=IF([.$E7]=[.BM$1];[.$A7];&quot;&quot;)">
            <text:p/>
          </table:table-cell>
          <table:table-cell table:formula="of:=IF([.$E7]=[.BN$1];[.$A7];&quot;&quot;)">
            <text:p/>
          </table:table-cell>
          <table:table-cell table:formula="of:=IF([.$E7]=[.BO$1];[.$A7];&quot;&quot;)">
            <text:p/>
          </table:table-cell>
          <table:table-cell table:formula="of:=IF([.$E7]=[.BP$1];[.$A7];&quot;&quot;)">
            <text:p/>
          </table:table-cell>
          <table:table-cell table:formula="of:=IF([.$E7]=[.BQ$1];[.$A7];&quot;&quot;)">
            <text:p/>
          </table:table-cell>
          <table:table-cell table:formula="of:=IF([.$E7]=[.BR$1];[.$A7];&quot;&quot;)">
            <text:p/>
          </table:table-cell>
          <table:table-cell table:formula="of:=IF([.$E7]=[.BS$1];[.$A7];&quot;&quot;)">
            <text:p/>
          </table:table-cell>
          <table:table-cell table:formula="of:=IF([.$E7]=[.BT$1];[.$A7];&quot;&quot;)">
            <text:p/>
          </table:table-cell>
          <table:table-cell table:formula="of:=IF([.$E7]=[.BU$1];[.$A7];&quot;&quot;)">
            <text:p/>
          </table:table-cell>
          <table:table-cell table:formula="of:=IF([.$E7]=[.BV$1];[.$A7];&quot;&quot;)">
            <text:p/>
          </table:table-cell>
          <table:table-cell table:formula="of:=IF([.$E7]=[.BW$1];[.$A7];&quot;&quot;)">
            <text:p/>
          </table:table-cell>
          <table:table-cell table:formula="of:=IF([.$E7]=[.BX$1];[.$A7];&quot;&quot;)">
            <text:p/>
          </table:table-cell>
          <table:table-cell table:formula="of:=IF([.$E7]=[.BY$1];[.$A7];&quot;&quot;)">
            <text:p/>
          </table:table-cell>
          <table:table-cell table:formula="of:=IF([.$E7]=[.BZ$1];[.$A7];&quot;&quot;)">
            <text:p/>
          </table:table-cell>
          <table:table-cell table:formula="of:=IF([.$E7]=[.CA$1];[.$A7];&quot;&quot;)">
            <text:p/>
          </table:table-cell>
          <table:table-cell table:formula="of:=IF([.$E7]=[.CB$1];[.$A7];&quot;&quot;)">
            <text:p/>
          </table:table-cell>
          <table:table-cell table:formula="of:=IF([.$E7]=[.CC$1];[.$A7];&quot;&quot;)">
            <text:p/>
          </table:table-cell>
          <table:table-cell table:formula="of:=IF([.$E7]=[.CD$1];[.$A7];&quot;&quot;)">
            <text:p/>
          </table:table-cell>
          <table:table-cell table:formula="of:=IF([.$E7]=[.CE$1];[.$A7];&quot;&quot;)">
            <text:p/>
          </table:table-cell>
          <table:table-cell table:formula="of:=IF([.$E7]=[.CF$1];[.$A7];&quot;&quot;)">
            <text:p/>
          </table:table-cell>
          <table:table-cell table:formula="of:=IF([.$E7]=[.CG$1];[.$A7];&quot;&quot;)">
            <text:p/>
          </table:table-cell>
          <table:table-cell table:formula="of:=IF([.$E7]=[.CH$1];[.$A7];&quot;&quot;)">
            <text:p/>
          </table:table-cell>
          <table:table-cell table:formula="of:=IF([.$E7]=[.CI$1];[.$A7];&quot;&quot;)">
            <text:p/>
          </table:table-cell>
          <table:table-cell table:formula="of:=IF([.$E7]=[.CJ$1];[.$A7];&quot;&quot;)">
            <text:p/>
          </table:table-cell>
          <table:table-cell table:formula="of:=IF([.$E7]=[.CK$1];[.$A7];&quot;&quot;)">
            <text:p/>
          </table:table-cell>
          <table:table-cell table:formula="of:=IF([.$E7]=[.CL$1];[.$A7];&quot;&quot;)">
            <text:p/>
          </table:table-cell>
          <table:table-cell table:formula="of:=IF([.$E7]=[.CM$1];[.$A7];&quot;&quot;)">
            <text:p/>
          </table:table-cell>
          <table:table-cell table:formula="of:=IF([.$E7]=[.CN$1];[.$A7];&quot;&quot;)">
            <text:p/>
          </table:table-cell>
          <table:table-cell table:formula="of:=IF([.$E7]=[.CO$1];[.$A7];&quot;&quot;)">
            <text:p/>
          </table:table-cell>
          <table:table-cell table:formula="of:=IF([.$E7]=[.CP$1];[.$A7];&quot;&quot;)">
            <text:p/>
          </table:table-cell>
          <table:table-cell table:formula="of:=IF([.$E7]=[.CQ$1];[.$A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Bryan Spicer</text:p>
          </table:table-cell>
          <table:table-cell office:value-type="string" calcext:value-type="string">
            <text:p>Thomas L. Moran</text:p>
          </table:table-cell>
          <table:table-cell office:value-type="float" office:value="6.91" calcext:value-type="float">
            <text:p>6.91</text:p>
          </table:table-cell>
          <table:table-cell office:value-type="float" office:value="53" calcext:value-type="float">
            <text:p>53</text:p>
          </table:table-cell>
          <table:table-cell office:value-type="date" office:date-value="2004-12-28" calcext:value-type="date">
            <text:p>2004-12-28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8]=[.O$1];[.$K8]=[.O$1];[.$L8]=[.O$1];[.$M8]=[.O$1];[.$N8]);[.$A8];&quot;&quot;)">
            <text:p/>
          </table:table-cell>
          <table:table-cell table:formula="of:=IF(OR([.$J8]=[.P$1];[.$K8]=[.P$1];[.$L8]=[.P$1];[.$M8]=[.P$1];[.$N8]);[.$A8];&quot;&quot;)">
            <text:p/>
          </table:table-cell>
          <table:table-cell table:formula="of:=IF(OR([.$J8]=[.Q$1];[.$K8]=[.Q$1];[.$L8]=[.Q$1];[.$M8]=[.Q$1];[.$N8]);[.$A8];&quot;&quot;)">
            <text:p/>
          </table:table-cell>
          <table:table-cell table:formula="of:=IF(OR([.$J8]=[.R$1];[.$K8]=[.R$1];[.$L8]=[.R$1];[.$M8]=[.R$1];[.$N8]);[.$A8];&quot;&quot;)">
            <text:p/>
          </table:table-cell>
          <table:table-cell table:formula="of:=IF(OR([.$J8]=[.S$1];[.$K8]=[.S$1];[.$L8]=[.S$1];[.$M8]=[.S$1];[.$N8]);[.$A8];&quot;&quot;)">
            <text:p/>
          </table:table-cell>
          <table:table-cell table:formula="of:=IF(OR([.$J8]=[.T$1];[.$K8]=[.T$1];[.$L8]=[.T$1];[.$M8]=[.T$1];[.$N8]);[.$A8];&quot;&quot;)" office:value-type="float" office:value="7" calcext:value-type="float">
            <text:p>7</text:p>
          </table:table-cell>
          <table:table-cell table:formula="of:=IF(OR([.$J8]=[.U$1];[.$K8]=[.U$1];[.$L8]=[.U$1];[.$M8]=[.U$1];[.$N8]);[.$A8];&quot;&quot;)">
            <text:p/>
          </table:table-cell>
          <table:table-cell table:formula="of:=IF(OR([.$J8]=[.V$1];[.$K8]=[.V$1];[.$L8]=[.V$1];[.$M8]=[.V$1];[.$N8]);[.$A8];&quot;&quot;)">
            <text:p/>
          </table:table-cell>
          <table:table-cell table:formula="of:=IF(OR([.$J8]=[.W$1];[.$K8]=[.W$1];[.$L8]=[.W$1];[.$M8]=[.W$1];[.$N8]);[.$A8];&quot;&quot;)">
            <text:p/>
          </table:table-cell>
          <table:table-cell table:formula="of:=IF(OR([.$J8]=[.X$1];[.$K8]=[.X$1];[.$L8]=[.X$1];[.$M8]=[.X$1];[.$N8]);[.$A8];&quot;&quot;)">
            <text:p/>
          </table:table-cell>
          <table:table-cell table:formula="of:=IF(OR([.$J8]=[.Y$1];[.$K8]=[.Y$1];[.$L8]=[.Y$1];[.$M8]=[.Y$1];[.$N8]);[.$A8];&quot;&quot;)">
            <text:p/>
          </table:table-cell>
          <table:table-cell table:formula="of:=IF(OR([.$J8]=[.Z$1];[.$K8]=[.Z$1];[.$L8]=[.Z$1];[.$M8]=[.Z$1];[.$N8]);[.$A8];&quot;&quot;)">
            <text:p/>
          </table:table-cell>
          <table:table-cell table:formula="of:=IF(OR([.$J8]=[.AA$1];[.$K8]=[.AA$1];[.$L8]=[.AA$1];[.$M8]=[.AA$1];[.$N8]);[.$A8];&quot;&quot;)">
            <text:p/>
          </table:table-cell>
          <table:table-cell table:formula="of:=IF(OR([.$J8]=[.AB$1];[.$K8]=[.AB$1];[.$L8]=[.AB$1];[.$M8]=[.AB$1];[.$N8]);[.$A8];&quot;&quot;)">
            <text:p/>
          </table:table-cell>
          <table:table-cell table:formula="of:=IF(OR([.$J8]=[.AC$1];[.$K8]=[.AC$1];[.$L8]=[.AC$1];[.$M8]=[.AC$1];[.$N8]);[.$A8];&quot;&quot;)">
            <text:p/>
          </table:table-cell>
          <table:table-cell table:formula="of:=IF(OR([.$J8]=[.AD$1];[.$K8]=[.AD$1];[.$L8]=[.AD$1];[.$M8]=[.AD$1];[.$N8]);[.$A8];&quot;&quot;)">
            <text:p/>
          </table:table-cell>
          <table:table-cell table:formula="of:=IF(OR([.$J8]=[.AE$1];[.$K8]=[.AE$1];[.$L8]=[.AE$1];[.$M8]=[.AE$1];[.$N8]);[.$A8];&quot;&quot;)">
            <text:p/>
          </table:table-cell>
          <table:table-cell table:formula="of:=IF(OR([.$J8]=[.AF$1];[.$K8]=[.AF$1];[.$L8]=[.AF$1];[.$M8]=[.AF$1];[.$N8]);[.$A8];&quot;&quot;)">
            <text:p/>
          </table:table-cell>
          <table:table-cell table:formula="of:=IF(OR([.$J8]=[.AG$1];[.$K8]=[.AG$1];[.$L8]=[.AG$1];[.$M8]=[.AG$1];[.$N8]);[.$A8];&quot;&quot;)">
            <text:p/>
          </table:table-cell>
          <table:table-cell table:formula="of:=IF(OR([.$J8]=[.AH$1];[.$K8]=[.AH$1];[.$L8]=[.AH$1];[.$M8]=[.AH$1];[.$N8]);[.$A8];&quot;&quot;)">
            <text:p/>
          </table:table-cell>
          <table:table-cell table:formula="of:=IF(OR([.$J8]=[.AI$1];[.$K8]=[.AI$1];[.$L8]=[.AI$1];[.$M8]=[.AI$1];[.$N8]);[.$A8];&quot;&quot;)">
            <text:p/>
          </table:table-cell>
          <table:table-cell table:formula="of:=IF(OR([.$J8]=[.AJ$1];[.$K8]=[.AJ$1];[.$L8]=[.AJ$1];[.$M8]=[.AJ$1];[.$N8]);[.$A8];&quot;&quot;)">
            <text:p/>
          </table:table-cell>
          <table:table-cell table:formula="of:=IF(OR([.$J8]=[.AK$1];[.$K8]=[.AK$1];[.$L8]=[.AK$1];[.$M8]=[.AK$1];[.$N8]);[.$A8];&quot;&quot;)">
            <text:p/>
          </table:table-cell>
          <table:table-cell table:formula="of:=IF(OR([.$J8]=[.AL$1];[.$K8]=[.AL$1];[.$L8]=[.AL$1];[.$M8]=[.AL$1];[.$N8]);[.$A8];&quot;&quot;)">
            <text:p/>
          </table:table-cell>
          <table:table-cell table:formula="of:=IF(OR([.$J8]=[.AM$1];[.$K8]=[.AM$1];[.$L8]=[.AM$1];[.$M8]=[.AM$1];[.$N8]);[.$A8];&quot;&quot;)">
            <text:p/>
          </table:table-cell>
          <table:table-cell table:formula="of:=IF(OR([.$J8]=[.AN$1];[.$K8]=[.AN$1];[.$L8]=[.AN$1];[.$M8]=[.AN$1];[.$N8]);[.$A8];&quot;&quot;)">
            <text:p/>
          </table:table-cell>
          <table:table-cell table:formula="of:=IF(OR([.$J8]=[.AO$1];[.$K8]=[.AO$1];[.$L8]=[.AO$1];[.$M8]=[.AO$1];[.$N8]);[.$A8];&quot;&quot;)">
            <text:p/>
          </table:table-cell>
          <table:table-cell table:formula="of:=IF(OR([.$J8]=[.AP$1];[.$K8]=[.AP$1];[.$L8]=[.AP$1];[.$M8]=[.AP$1];[.$N8]);[.$A8];&quot;&quot;)">
            <text:p/>
          </table:table-cell>
          <table:table-cell table:formula="of:=IF(OR([.$J8]=[.AQ$1];[.$K8]=[.AQ$1];[.$L8]=[.AQ$1];[.$M8]=[.AQ$1];[.$N8]);[.$A8];&quot;&quot;)">
            <text:p/>
          </table:table-cell>
          <table:table-cell table:formula="of:=IF(OR([.$J8]=[.AR$1];[.$K8]=[.AR$1];[.$L8]=[.AR$1];[.$M8]=[.AR$1];[.$N8]);[.$A8];&quot;&quot;)">
            <text:p/>
          </table:table-cell>
          <table:table-cell/>
          <table:table-cell table:formula="of:=IF([.$E8]=[.AT$1];[.$A8];&quot;&quot;)">
            <text:p/>
          </table:table-cell>
          <table:table-cell table:formula="of:=IF([.$E8]=[.AU$1];[.$A8];&quot;&quot;)">
            <text:p/>
          </table:table-cell>
          <table:table-cell table:formula="of:=IF([.$E8]=[.AV$1];[.$A8];&quot;&quot;)">
            <text:p/>
          </table:table-cell>
          <table:table-cell table:formula="of:=IF([.$E8]=[.AW$1];[.$A8];&quot;&quot;)">
            <text:p/>
          </table:table-cell>
          <table:table-cell table:formula="of:=IF([.$E8]=[.AX$1];[.$A8];&quot;&quot;)">
            <text:p/>
          </table:table-cell>
          <table:table-cell table:formula="of:=IF([.$E8]=[.AY$1];[.$A8];&quot;&quot;)" office:value-type="float" office:value="7" calcext:value-type="float">
            <text:p>7</text:p>
          </table:table-cell>
          <table:table-cell table:formula="of:=IF([.$E8]=[.AZ$1];[.$A8];&quot;&quot;)">
            <text:p/>
          </table:table-cell>
          <table:table-cell table:formula="of:=IF([.$E8]=[.BA$1];[.$A8];&quot;&quot;)">
            <text:p/>
          </table:table-cell>
          <table:table-cell table:formula="of:=IF([.$E8]=[.BB$1];[.$A8];&quot;&quot;)">
            <text:p/>
          </table:table-cell>
          <table:table-cell table:formula="of:=IF([.$E8]=[.BC$1];[.$A8];&quot;&quot;)">
            <text:p/>
          </table:table-cell>
          <table:table-cell table:formula="of:=IF([.$E8]=[.BD$1];[.$A8];&quot;&quot;)">
            <text:p/>
          </table:table-cell>
          <table:table-cell table:formula="of:=IF([.$E8]=[.BE$1];[.$A8];&quot;&quot;)">
            <text:p/>
          </table:table-cell>
          <table:table-cell table:formula="of:=IF([.$E8]=[.BF$1];[.$A8];&quot;&quot;)">
            <text:p/>
          </table:table-cell>
          <table:table-cell table:formula="of:=IF([.$E8]=[.BG$1];[.$A8];&quot;&quot;)">
            <text:p/>
          </table:table-cell>
          <table:table-cell table:formula="of:=IF([.$E8]=[.BH$1];[.$A8];&quot;&quot;)">
            <text:p/>
          </table:table-cell>
          <table:table-cell table:formula="of:=IF([.$E8]=[.BI$1];[.$A8];&quot;&quot;)">
            <text:p/>
          </table:table-cell>
          <table:table-cell table:formula="of:=IF([.$E8]=[.BJ$1];[.$A8];&quot;&quot;)">
            <text:p/>
          </table:table-cell>
          <table:table-cell table:formula="of:=IF([.$E8]=[.BK$1];[.$A8];&quot;&quot;)">
            <text:p/>
          </table:table-cell>
          <table:table-cell table:formula="of:=IF([.$E8]=[.BL$1];[.$A8];&quot;&quot;)">
            <text:p/>
          </table:table-cell>
          <table:table-cell table:formula="of:=IF([.$E8]=[.BM$1];[.$A8];&quot;&quot;)">
            <text:p/>
          </table:table-cell>
          <table:table-cell table:formula="of:=IF([.$E8]=[.BN$1];[.$A8];&quot;&quot;)">
            <text:p/>
          </table:table-cell>
          <table:table-cell table:formula="of:=IF([.$E8]=[.BO$1];[.$A8];&quot;&quot;)">
            <text:p/>
          </table:table-cell>
          <table:table-cell table:formula="of:=IF([.$E8]=[.BP$1];[.$A8];&quot;&quot;)">
            <text:p/>
          </table:table-cell>
          <table:table-cell table:formula="of:=IF([.$E8]=[.BQ$1];[.$A8];&quot;&quot;)">
            <text:p/>
          </table:table-cell>
          <table:table-cell table:formula="of:=IF([.$E8]=[.BR$1];[.$A8];&quot;&quot;)">
            <text:p/>
          </table:table-cell>
          <table:table-cell table:formula="of:=IF([.$E8]=[.BS$1];[.$A8];&quot;&quot;)">
            <text:p/>
          </table:table-cell>
          <table:table-cell table:formula="of:=IF([.$E8]=[.BT$1];[.$A8];&quot;&quot;)">
            <text:p/>
          </table:table-cell>
          <table:table-cell table:formula="of:=IF([.$E8]=[.BU$1];[.$A8];&quot;&quot;)">
            <text:p/>
          </table:table-cell>
          <table:table-cell table:formula="of:=IF([.$E8]=[.BV$1];[.$A8];&quot;&quot;)">
            <text:p/>
          </table:table-cell>
          <table:table-cell table:formula="of:=IF([.$E8]=[.BW$1];[.$A8];&quot;&quot;)">
            <text:p/>
          </table:table-cell>
          <table:table-cell table:formula="of:=IF([.$E8]=[.BX$1];[.$A8];&quot;&quot;)">
            <text:p/>
          </table:table-cell>
          <table:table-cell table:formula="of:=IF([.$E8]=[.BY$1];[.$A8];&quot;&quot;)">
            <text:p/>
          </table:table-cell>
          <table:table-cell table:formula="of:=IF([.$E8]=[.BZ$1];[.$A8];&quot;&quot;)">
            <text:p/>
          </table:table-cell>
          <table:table-cell table:formula="of:=IF([.$E8]=[.CA$1];[.$A8];&quot;&quot;)">
            <text:p/>
          </table:table-cell>
          <table:table-cell table:formula="of:=IF([.$E8]=[.CB$1];[.$A8];&quot;&quot;)">
            <text:p/>
          </table:table-cell>
          <table:table-cell table:formula="of:=IF([.$E8]=[.CC$1];[.$A8];&quot;&quot;)">
            <text:p/>
          </table:table-cell>
          <table:table-cell table:formula="of:=IF([.$E8]=[.CD$1];[.$A8];&quot;&quot;)">
            <text:p/>
          </table:table-cell>
          <table:table-cell table:formula="of:=IF([.$E8]=[.CE$1];[.$A8];&quot;&quot;)">
            <text:p/>
          </table:table-cell>
          <table:table-cell table:formula="of:=IF([.$E8]=[.CF$1];[.$A8];&quot;&quot;)">
            <text:p/>
          </table:table-cell>
          <table:table-cell table:formula="of:=IF([.$E8]=[.CG$1];[.$A8];&quot;&quot;)">
            <text:p/>
          </table:table-cell>
          <table:table-cell table:formula="of:=IF([.$E8]=[.CH$1];[.$A8];&quot;&quot;)">
            <text:p/>
          </table:table-cell>
          <table:table-cell table:formula="of:=IF([.$E8]=[.CI$1];[.$A8];&quot;&quot;)">
            <text:p/>
          </table:table-cell>
          <table:table-cell table:formula="of:=IF([.$E8]=[.CJ$1];[.$A8];&quot;&quot;)">
            <text:p/>
          </table:table-cell>
          <table:table-cell table:formula="of:=IF([.$E8]=[.CK$1];[.$A8];&quot;&quot;)">
            <text:p/>
          </table:table-cell>
          <table:table-cell table:formula="of:=IF([.$E8]=[.CL$1];[.$A8];&quot;&quot;)">
            <text:p/>
          </table:table-cell>
          <table:table-cell table:formula="of:=IF([.$E8]=[.CM$1];[.$A8];&quot;&quot;)">
            <text:p/>
          </table:table-cell>
          <table:table-cell table:formula="of:=IF([.$E8]=[.CN$1];[.$A8];&quot;&quot;)">
            <text:p/>
          </table:table-cell>
          <table:table-cell table:formula="of:=IF([.$E8]=[.CO$1];[.$A8];&quot;&quot;)">
            <text:p/>
          </table:table-cell>
          <table:table-cell table:formula="of:=IF([.$E8]=[.CP$1];[.$A8];&quot;&quot;)">
            <text:p/>
          </table:table-cell>
          <table:table-cell table:formula="of:=IF([.$E8]=[.CQ$1];[.$A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uy Ferland</text:p>
          </table:table-cell>
          <table:table-cell office:value-type="string" calcext:value-type="string">
            <text:p>Matt Witten</text:p>
          </table:table-cell>
          <table:table-cell office:value-type="float" office:value="12.37" calcext:value-type="float">
            <text:p>12.37</text:p>
          </table:table-cell>
          <table:table-cell office:value-type="float" office:value="25" calcext:value-type="float">
            <text:p>25</text:p>
          </table:table-cell>
          <table:table-cell office:value-type="date" office:date-value="2005-01-25" calcext:value-type="date">
            <text:p>2005-01-25</text:p>
          </table:table-cell>
          <table:table-cell office:value-type="string" calcext:value-type="string">
            <text:p>Matt Witten</text:p>
          </table:table-cell>
          <table:table-cell table:number-columns-repeated="4"/>
          <table:table-cell table:formula="of:=IF(OR([.$J9]=[.O$1];[.$K9]=[.O$1];[.$L9]=[.O$1];[.$M9]=[.O$1];[.$N9]);[.$A9];&quot;&quot;)">
            <text:p/>
          </table:table-cell>
          <table:table-cell table:formula="of:=IF(OR([.$J9]=[.P$1];[.$K9]=[.P$1];[.$L9]=[.P$1];[.$M9]=[.P$1];[.$N9]);[.$A9];&quot;&quot;)">
            <text:p/>
          </table:table-cell>
          <table:table-cell table:formula="of:=IF(OR([.$J9]=[.Q$1];[.$K9]=[.Q$1];[.$L9]=[.Q$1];[.$M9]=[.Q$1];[.$N9]);[.$A9];&quot;&quot;)">
            <text:p/>
          </table:table-cell>
          <table:table-cell table:formula="of:=IF(OR([.$J9]=[.R$1];[.$K9]=[.R$1];[.$L9]=[.R$1];[.$M9]=[.R$1];[.$N9]);[.$A9];&quot;&quot;)">
            <text:p/>
          </table:table-cell>
          <table:table-cell table:formula="of:=IF(OR([.$J9]=[.S$1];[.$K9]=[.S$1];[.$L9]=[.S$1];[.$M9]=[.S$1];[.$N9]);[.$A9];&quot;&quot;)">
            <text:p/>
          </table:table-cell>
          <table:table-cell table:formula="of:=IF(OR([.$J9]=[.T$1];[.$K9]=[.T$1];[.$L9]=[.T$1];[.$M9]=[.T$1];[.$N9]);[.$A9];&quot;&quot;)">
            <text:p/>
          </table:table-cell>
          <table:table-cell table:formula="of:=IF(OR([.$J9]=[.U$1];[.$K9]=[.U$1];[.$L9]=[.U$1];[.$M9]=[.U$1];[.$N9]);[.$A9];&quot;&quot;)" office:value-type="float" office:value="8" calcext:value-type="float">
            <text:p>8</text:p>
          </table:table-cell>
          <table:table-cell table:formula="of:=IF(OR([.$J9]=[.V$1];[.$K9]=[.V$1];[.$L9]=[.V$1];[.$M9]=[.V$1];[.$N9]);[.$A9];&quot;&quot;)">
            <text:p/>
          </table:table-cell>
          <table:table-cell table:formula="of:=IF(OR([.$J9]=[.W$1];[.$K9]=[.W$1];[.$L9]=[.W$1];[.$M9]=[.W$1];[.$N9]);[.$A9];&quot;&quot;)">
            <text:p/>
          </table:table-cell>
          <table:table-cell table:formula="of:=IF(OR([.$J9]=[.X$1];[.$K9]=[.X$1];[.$L9]=[.X$1];[.$M9]=[.X$1];[.$N9]);[.$A9];&quot;&quot;)">
            <text:p/>
          </table:table-cell>
          <table:table-cell table:formula="of:=IF(OR([.$J9]=[.Y$1];[.$K9]=[.Y$1];[.$L9]=[.Y$1];[.$M9]=[.Y$1];[.$N9]);[.$A9];&quot;&quot;)">
            <text:p/>
          </table:table-cell>
          <table:table-cell table:formula="of:=IF(OR([.$J9]=[.Z$1];[.$K9]=[.Z$1];[.$L9]=[.Z$1];[.$M9]=[.Z$1];[.$N9]);[.$A9];&quot;&quot;)">
            <text:p/>
          </table:table-cell>
          <table:table-cell table:formula="of:=IF(OR([.$J9]=[.AA$1];[.$K9]=[.AA$1];[.$L9]=[.AA$1];[.$M9]=[.AA$1];[.$N9]);[.$A9];&quot;&quot;)">
            <text:p/>
          </table:table-cell>
          <table:table-cell table:formula="of:=IF(OR([.$J9]=[.AB$1];[.$K9]=[.AB$1];[.$L9]=[.AB$1];[.$M9]=[.AB$1];[.$N9]);[.$A9];&quot;&quot;)">
            <text:p/>
          </table:table-cell>
          <table:table-cell table:formula="of:=IF(OR([.$J9]=[.AC$1];[.$K9]=[.AC$1];[.$L9]=[.AC$1];[.$M9]=[.AC$1];[.$N9]);[.$A9];&quot;&quot;)">
            <text:p/>
          </table:table-cell>
          <table:table-cell table:formula="of:=IF(OR([.$J9]=[.AD$1];[.$K9]=[.AD$1];[.$L9]=[.AD$1];[.$M9]=[.AD$1];[.$N9]);[.$A9];&quot;&quot;)">
            <text:p/>
          </table:table-cell>
          <table:table-cell table:formula="of:=IF(OR([.$J9]=[.AE$1];[.$K9]=[.AE$1];[.$L9]=[.AE$1];[.$M9]=[.AE$1];[.$N9]);[.$A9];&quot;&quot;)">
            <text:p/>
          </table:table-cell>
          <table:table-cell table:formula="of:=IF(OR([.$J9]=[.AF$1];[.$K9]=[.AF$1];[.$L9]=[.AF$1];[.$M9]=[.AF$1];[.$N9]);[.$A9];&quot;&quot;)">
            <text:p/>
          </table:table-cell>
          <table:table-cell table:formula="of:=IF(OR([.$J9]=[.AG$1];[.$K9]=[.AG$1];[.$L9]=[.AG$1];[.$M9]=[.AG$1];[.$N9]);[.$A9];&quot;&quot;)">
            <text:p/>
          </table:table-cell>
          <table:table-cell table:formula="of:=IF(OR([.$J9]=[.AH$1];[.$K9]=[.AH$1];[.$L9]=[.AH$1];[.$M9]=[.AH$1];[.$N9]);[.$A9];&quot;&quot;)">
            <text:p/>
          </table:table-cell>
          <table:table-cell table:formula="of:=IF(OR([.$J9]=[.AI$1];[.$K9]=[.AI$1];[.$L9]=[.AI$1];[.$M9]=[.AI$1];[.$N9]);[.$A9];&quot;&quot;)">
            <text:p/>
          </table:table-cell>
          <table:table-cell table:formula="of:=IF(OR([.$J9]=[.AJ$1];[.$K9]=[.AJ$1];[.$L9]=[.AJ$1];[.$M9]=[.AJ$1];[.$N9]);[.$A9];&quot;&quot;)">
            <text:p/>
          </table:table-cell>
          <table:table-cell table:formula="of:=IF(OR([.$J9]=[.AK$1];[.$K9]=[.AK$1];[.$L9]=[.AK$1];[.$M9]=[.AK$1];[.$N9]);[.$A9];&quot;&quot;)">
            <text:p/>
          </table:table-cell>
          <table:table-cell table:formula="of:=IF(OR([.$J9]=[.AL$1];[.$K9]=[.AL$1];[.$L9]=[.AL$1];[.$M9]=[.AL$1];[.$N9]);[.$A9];&quot;&quot;)">
            <text:p/>
          </table:table-cell>
          <table:table-cell table:formula="of:=IF(OR([.$J9]=[.AM$1];[.$K9]=[.AM$1];[.$L9]=[.AM$1];[.$M9]=[.AM$1];[.$N9]);[.$A9];&quot;&quot;)">
            <text:p/>
          </table:table-cell>
          <table:table-cell table:formula="of:=IF(OR([.$J9]=[.AN$1];[.$K9]=[.AN$1];[.$L9]=[.AN$1];[.$M9]=[.AN$1];[.$N9]);[.$A9];&quot;&quot;)">
            <text:p/>
          </table:table-cell>
          <table:table-cell table:formula="of:=IF(OR([.$J9]=[.AO$1];[.$K9]=[.AO$1];[.$L9]=[.AO$1];[.$M9]=[.AO$1];[.$N9]);[.$A9];&quot;&quot;)">
            <text:p/>
          </table:table-cell>
          <table:table-cell table:formula="of:=IF(OR([.$J9]=[.AP$1];[.$K9]=[.AP$1];[.$L9]=[.AP$1];[.$M9]=[.AP$1];[.$N9]);[.$A9];&quot;&quot;)">
            <text:p/>
          </table:table-cell>
          <table:table-cell table:formula="of:=IF(OR([.$J9]=[.AQ$1];[.$K9]=[.AQ$1];[.$L9]=[.AQ$1];[.$M9]=[.AQ$1];[.$N9]);[.$A9];&quot;&quot;)">
            <text:p/>
          </table:table-cell>
          <table:table-cell table:formula="of:=IF(OR([.$J9]=[.AR$1];[.$K9]=[.AR$1];[.$L9]=[.AR$1];[.$M9]=[.AR$1];[.$N9]);[.$A9];&quot;&quot;)">
            <text:p/>
          </table:table-cell>
          <table:table-cell/>
          <table:table-cell table:formula="of:=IF([.$E9]=[.AT$1];[.$A9];&quot;&quot;)">
            <text:p/>
          </table:table-cell>
          <table:table-cell table:formula="of:=IF([.$E9]=[.AU$1];[.$A9];&quot;&quot;)">
            <text:p/>
          </table:table-cell>
          <table:table-cell table:formula="of:=IF([.$E9]=[.AV$1];[.$A9];&quot;&quot;)">
            <text:p/>
          </table:table-cell>
          <table:table-cell table:formula="of:=IF([.$E9]=[.AW$1];[.$A9];&quot;&quot;)">
            <text:p/>
          </table:table-cell>
          <table:table-cell table:formula="of:=IF([.$E9]=[.AX$1];[.$A9];&quot;&quot;)">
            <text:p/>
          </table:table-cell>
          <table:table-cell table:formula="of:=IF([.$E9]=[.AY$1];[.$A9];&quot;&quot;)">
            <text:p/>
          </table:table-cell>
          <table:table-cell table:formula="of:=IF([.$E9]=[.AZ$1];[.$A9];&quot;&quot;)" office:value-type="float" office:value="8" calcext:value-type="float">
            <text:p>8</text:p>
          </table:table-cell>
          <table:table-cell table:formula="of:=IF([.$E9]=[.BA$1];[.$A9];&quot;&quot;)">
            <text:p/>
          </table:table-cell>
          <table:table-cell table:formula="of:=IF([.$E9]=[.BB$1];[.$A9];&quot;&quot;)">
            <text:p/>
          </table:table-cell>
          <table:table-cell table:formula="of:=IF([.$E9]=[.BC$1];[.$A9];&quot;&quot;)">
            <text:p/>
          </table:table-cell>
          <table:table-cell table:formula="of:=IF([.$E9]=[.BD$1];[.$A9];&quot;&quot;)">
            <text:p/>
          </table:table-cell>
          <table:table-cell table:formula="of:=IF([.$E9]=[.BE$1];[.$A9];&quot;&quot;)">
            <text:p/>
          </table:table-cell>
          <table:table-cell table:formula="of:=IF([.$E9]=[.BF$1];[.$A9];&quot;&quot;)">
            <text:p/>
          </table:table-cell>
          <table:table-cell table:formula="of:=IF([.$E9]=[.BG$1];[.$A9];&quot;&quot;)">
            <text:p/>
          </table:table-cell>
          <table:table-cell table:formula="of:=IF([.$E9]=[.BH$1];[.$A9];&quot;&quot;)">
            <text:p/>
          </table:table-cell>
          <table:table-cell table:formula="of:=IF([.$E9]=[.BI$1];[.$A9];&quot;&quot;)">
            <text:p/>
          </table:table-cell>
          <table:table-cell table:formula="of:=IF([.$E9]=[.BJ$1];[.$A9];&quot;&quot;)">
            <text:p/>
          </table:table-cell>
          <table:table-cell table:formula="of:=IF([.$E9]=[.BK$1];[.$A9];&quot;&quot;)">
            <text:p/>
          </table:table-cell>
          <table:table-cell table:formula="of:=IF([.$E9]=[.BL$1];[.$A9];&quot;&quot;)">
            <text:p/>
          </table:table-cell>
          <table:table-cell table:formula="of:=IF([.$E9]=[.BM$1];[.$A9];&quot;&quot;)">
            <text:p/>
          </table:table-cell>
          <table:table-cell table:formula="of:=IF([.$E9]=[.BN$1];[.$A9];&quot;&quot;)">
            <text:p/>
          </table:table-cell>
          <table:table-cell table:formula="of:=IF([.$E9]=[.BO$1];[.$A9];&quot;&quot;)">
            <text:p/>
          </table:table-cell>
          <table:table-cell table:formula="of:=IF([.$E9]=[.BP$1];[.$A9];&quot;&quot;)">
            <text:p/>
          </table:table-cell>
          <table:table-cell table:formula="of:=IF([.$E9]=[.BQ$1];[.$A9];&quot;&quot;)">
            <text:p/>
          </table:table-cell>
          <table:table-cell table:formula="of:=IF([.$E9]=[.BR$1];[.$A9];&quot;&quot;)">
            <text:p/>
          </table:table-cell>
          <table:table-cell table:formula="of:=IF([.$E9]=[.BS$1];[.$A9];&quot;&quot;)">
            <text:p/>
          </table:table-cell>
          <table:table-cell table:formula="of:=IF([.$E9]=[.BT$1];[.$A9];&quot;&quot;)">
            <text:p/>
          </table:table-cell>
          <table:table-cell table:formula="of:=IF([.$E9]=[.BU$1];[.$A9];&quot;&quot;)">
            <text:p/>
          </table:table-cell>
          <table:table-cell table:formula="of:=IF([.$E9]=[.BV$1];[.$A9];&quot;&quot;)">
            <text:p/>
          </table:table-cell>
          <table:table-cell table:formula="of:=IF([.$E9]=[.BW$1];[.$A9];&quot;&quot;)">
            <text:p/>
          </table:table-cell>
          <table:table-cell table:formula="of:=IF([.$E9]=[.BX$1];[.$A9];&quot;&quot;)">
            <text:p/>
          </table:table-cell>
          <table:table-cell table:formula="of:=IF([.$E9]=[.BY$1];[.$A9];&quot;&quot;)">
            <text:p/>
          </table:table-cell>
          <table:table-cell table:formula="of:=IF([.$E9]=[.BZ$1];[.$A9];&quot;&quot;)">
            <text:p/>
          </table:table-cell>
          <table:table-cell table:formula="of:=IF([.$E9]=[.CA$1];[.$A9];&quot;&quot;)">
            <text:p/>
          </table:table-cell>
          <table:table-cell table:formula="of:=IF([.$E9]=[.CB$1];[.$A9];&quot;&quot;)">
            <text:p/>
          </table:table-cell>
          <table:table-cell table:formula="of:=IF([.$E9]=[.CC$1];[.$A9];&quot;&quot;)">
            <text:p/>
          </table:table-cell>
          <table:table-cell table:formula="of:=IF([.$E9]=[.CD$1];[.$A9];&quot;&quot;)">
            <text:p/>
          </table:table-cell>
          <table:table-cell table:formula="of:=IF([.$E9]=[.CE$1];[.$A9];&quot;&quot;)">
            <text:p/>
          </table:table-cell>
          <table:table-cell table:formula="of:=IF([.$E9]=[.CF$1];[.$A9];&quot;&quot;)">
            <text:p/>
          </table:table-cell>
          <table:table-cell table:formula="of:=IF([.$E9]=[.CG$1];[.$A9];&quot;&quot;)">
            <text:p/>
          </table:table-cell>
          <table:table-cell table:formula="of:=IF([.$E9]=[.CH$1];[.$A9];&quot;&quot;)">
            <text:p/>
          </table:table-cell>
          <table:table-cell table:formula="of:=IF([.$E9]=[.CI$1];[.$A9];&quot;&quot;)">
            <text:p/>
          </table:table-cell>
          <table:table-cell table:formula="of:=IF([.$E9]=[.CJ$1];[.$A9];&quot;&quot;)">
            <text:p/>
          </table:table-cell>
          <table:table-cell table:formula="of:=IF([.$E9]=[.CK$1];[.$A9];&quot;&quot;)">
            <text:p/>
          </table:table-cell>
          <table:table-cell table:formula="of:=IF([.$E9]=[.CL$1];[.$A9];&quot;&quot;)">
            <text:p/>
          </table:table-cell>
          <table:table-cell table:formula="of:=IF([.$E9]=[.CM$1];[.$A9];&quot;&quot;)">
            <text:p/>
          </table:table-cell>
          <table:table-cell table:formula="of:=IF([.$E9]=[.CN$1];[.$A9];&quot;&quot;)">
            <text:p/>
          </table:table-cell>
          <table:table-cell table:formula="of:=IF([.$E9]=[.CO$1];[.$A9];&quot;&quot;)">
            <text:p/>
          </table:table-cell>
          <table:table-cell table:formula="of:=IF([.$E9]=[.CP$1];[.$A9];&quot;&quot;)">
            <text:p/>
          </table:table-cell>
          <table:table-cell table:formula="of:=IF([.$E9]=[.CQ$1];[.$A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NR</text:p>
          </table:table-cell>
          <table:table-cell office:value-type="string" calcext:value-type="string">
            <text:p>Frederick King Keller</text:p>
          </table:table-cell>
          <table:table-cell office:value-type="string" calcext:value-type="string">
            <text:p>David Foster</text:p>
          </table:table-cell>
          <table:table-cell office:value-type="float" office:value="12.75" calcext:value-type="float">
            <text:p>12.75</text:p>
          </table:table-cell>
          <table:table-cell office:value-type="float" office:value="14" calcext:value-type="float">
            <text:p>14</text:p>
          </table:table-cell>
          <table:table-cell office:value-type="date" office:date-value="2005-02-01" calcext:value-type="date">
            <text:p>2005-02-01</text:p>
          </table:table-cell>
          <table:table-cell office:value-type="string" calcext:value-type="string">
            <text:p>David Foster</text:p>
          </table:table-cell>
          <table:table-cell table:number-columns-repeated="4"/>
          <table:table-cell table:formula="of:=IF(OR([.$J10]=[.O$1];[.$K10]=[.O$1];[.$L10]=[.O$1];[.$M10]=[.O$1];[.$N10]);[.$A10];&quot;&quot;)">
            <text:p/>
          </table:table-cell>
          <table:table-cell table:formula="of:=IF(OR([.$J10]=[.P$1];[.$K10]=[.P$1];[.$L10]=[.P$1];[.$M10]=[.P$1];[.$N10]);[.$A10];&quot;&quot;)">
            <text:p/>
          </table:table-cell>
          <table:table-cell table:formula="of:=IF(OR([.$J10]=[.Q$1];[.$K10]=[.Q$1];[.$L10]=[.Q$1];[.$M10]=[.Q$1];[.$N10]);[.$A10];&quot;&quot;)">
            <text:p/>
          </table:table-cell>
          <table:table-cell table:formula="of:=IF(OR([.$J10]=[.R$1];[.$K10]=[.R$1];[.$L10]=[.R$1];[.$M10]=[.R$1];[.$N10]);[.$A10];&quot;&quot;)">
            <text:p/>
          </table:table-cell>
          <table:table-cell table:formula="of:=IF(OR([.$J10]=[.S$1];[.$K10]=[.S$1];[.$L10]=[.S$1];[.$M10]=[.S$1];[.$N10]);[.$A10];&quot;&quot;)">
            <text:p/>
          </table:table-cell>
          <table:table-cell table:formula="of:=IF(OR([.$J10]=[.T$1];[.$K10]=[.T$1];[.$L10]=[.T$1];[.$M10]=[.T$1];[.$N10]);[.$A10];&quot;&quot;)">
            <text:p/>
          </table:table-cell>
          <table:table-cell table:formula="of:=IF(OR([.$J10]=[.U$1];[.$K10]=[.U$1];[.$L10]=[.U$1];[.$M10]=[.U$1];[.$N10]);[.$A10];&quot;&quot;)">
            <text:p/>
          </table:table-cell>
          <table:table-cell table:formula="of:=IF(OR([.$J10]=[.V$1];[.$K10]=[.V$1];[.$L10]=[.V$1];[.$M10]=[.V$1];[.$N10]);[.$A10];&quot;&quot;)" office:value-type="float" office:value="9" calcext:value-type="float">
            <text:p>9</text:p>
          </table:table-cell>
          <table:table-cell table:formula="of:=IF(OR([.$J10]=[.W$1];[.$K10]=[.W$1];[.$L10]=[.W$1];[.$M10]=[.W$1];[.$N10]);[.$A10];&quot;&quot;)">
            <text:p/>
          </table:table-cell>
          <table:table-cell table:formula="of:=IF(OR([.$J10]=[.X$1];[.$K10]=[.X$1];[.$L10]=[.X$1];[.$M10]=[.X$1];[.$N10]);[.$A10];&quot;&quot;)">
            <text:p/>
          </table:table-cell>
          <table:table-cell table:formula="of:=IF(OR([.$J10]=[.Y$1];[.$K10]=[.Y$1];[.$L10]=[.Y$1];[.$M10]=[.Y$1];[.$N10]);[.$A10];&quot;&quot;)">
            <text:p/>
          </table:table-cell>
          <table:table-cell table:formula="of:=IF(OR([.$J10]=[.Z$1];[.$K10]=[.Z$1];[.$L10]=[.Z$1];[.$M10]=[.Z$1];[.$N10]);[.$A10];&quot;&quot;)">
            <text:p/>
          </table:table-cell>
          <table:table-cell table:formula="of:=IF(OR([.$J10]=[.AA$1];[.$K10]=[.AA$1];[.$L10]=[.AA$1];[.$M10]=[.AA$1];[.$N10]);[.$A10];&quot;&quot;)">
            <text:p/>
          </table:table-cell>
          <table:table-cell table:formula="of:=IF(OR([.$J10]=[.AB$1];[.$K10]=[.AB$1];[.$L10]=[.AB$1];[.$M10]=[.AB$1];[.$N10]);[.$A10];&quot;&quot;)">
            <text:p/>
          </table:table-cell>
          <table:table-cell table:formula="of:=IF(OR([.$J10]=[.AC$1];[.$K10]=[.AC$1];[.$L10]=[.AC$1];[.$M10]=[.AC$1];[.$N10]);[.$A10];&quot;&quot;)">
            <text:p/>
          </table:table-cell>
          <table:table-cell table:formula="of:=IF(OR([.$J10]=[.AD$1];[.$K10]=[.AD$1];[.$L10]=[.AD$1];[.$M10]=[.AD$1];[.$N10]);[.$A10];&quot;&quot;)">
            <text:p/>
          </table:table-cell>
          <table:table-cell table:formula="of:=IF(OR([.$J10]=[.AE$1];[.$K10]=[.AE$1];[.$L10]=[.AE$1];[.$M10]=[.AE$1];[.$N10]);[.$A10];&quot;&quot;)">
            <text:p/>
          </table:table-cell>
          <table:table-cell table:formula="of:=IF(OR([.$J10]=[.AF$1];[.$K10]=[.AF$1];[.$L10]=[.AF$1];[.$M10]=[.AF$1];[.$N10]);[.$A10];&quot;&quot;)">
            <text:p/>
          </table:table-cell>
          <table:table-cell table:formula="of:=IF(OR([.$J10]=[.AG$1];[.$K10]=[.AG$1];[.$L10]=[.AG$1];[.$M10]=[.AG$1];[.$N10]);[.$A10];&quot;&quot;)">
            <text:p/>
          </table:table-cell>
          <table:table-cell table:formula="of:=IF(OR([.$J10]=[.AH$1];[.$K10]=[.AH$1];[.$L10]=[.AH$1];[.$M10]=[.AH$1];[.$N10]);[.$A10];&quot;&quot;)">
            <text:p/>
          </table:table-cell>
          <table:table-cell table:formula="of:=IF(OR([.$J10]=[.AI$1];[.$K10]=[.AI$1];[.$L10]=[.AI$1];[.$M10]=[.AI$1];[.$N10]);[.$A10];&quot;&quot;)">
            <text:p/>
          </table:table-cell>
          <table:table-cell table:formula="of:=IF(OR([.$J10]=[.AJ$1];[.$K10]=[.AJ$1];[.$L10]=[.AJ$1];[.$M10]=[.AJ$1];[.$N10]);[.$A10];&quot;&quot;)">
            <text:p/>
          </table:table-cell>
          <table:table-cell table:formula="of:=IF(OR([.$J10]=[.AK$1];[.$K10]=[.AK$1];[.$L10]=[.AK$1];[.$M10]=[.AK$1];[.$N10]);[.$A10];&quot;&quot;)">
            <text:p/>
          </table:table-cell>
          <table:table-cell table:formula="of:=IF(OR([.$J10]=[.AL$1];[.$K10]=[.AL$1];[.$L10]=[.AL$1];[.$M10]=[.AL$1];[.$N10]);[.$A10];&quot;&quot;)">
            <text:p/>
          </table:table-cell>
          <table:table-cell table:formula="of:=IF(OR([.$J10]=[.AM$1];[.$K10]=[.AM$1];[.$L10]=[.AM$1];[.$M10]=[.AM$1];[.$N10]);[.$A10];&quot;&quot;)">
            <text:p/>
          </table:table-cell>
          <table:table-cell table:formula="of:=IF(OR([.$J10]=[.AN$1];[.$K10]=[.AN$1];[.$L10]=[.AN$1];[.$M10]=[.AN$1];[.$N10]);[.$A10];&quot;&quot;)">
            <text:p/>
          </table:table-cell>
          <table:table-cell table:formula="of:=IF(OR([.$J10]=[.AO$1];[.$K10]=[.AO$1];[.$L10]=[.AO$1];[.$M10]=[.AO$1];[.$N10]);[.$A10];&quot;&quot;)">
            <text:p/>
          </table:table-cell>
          <table:table-cell table:formula="of:=IF(OR([.$J10]=[.AP$1];[.$K10]=[.AP$1];[.$L10]=[.AP$1];[.$M10]=[.AP$1];[.$N10]);[.$A10];&quot;&quot;)">
            <text:p/>
          </table:table-cell>
          <table:table-cell table:formula="of:=IF(OR([.$J10]=[.AQ$1];[.$K10]=[.AQ$1];[.$L10]=[.AQ$1];[.$M10]=[.AQ$1];[.$N10]);[.$A10];&quot;&quot;)">
            <text:p/>
          </table:table-cell>
          <table:table-cell table:formula="of:=IF(OR([.$J10]=[.AR$1];[.$K10]=[.AR$1];[.$L10]=[.AR$1];[.$M10]=[.AR$1];[.$N10]);[.$A10];&quot;&quot;)">
            <text:p/>
          </table:table-cell>
          <table:table-cell/>
          <table:table-cell table:formula="of:=IF([.$E10]=[.AT$1];[.$A10];&quot;&quot;)">
            <text:p/>
          </table:table-cell>
          <table:table-cell table:formula="of:=IF([.$E10]=[.AU$1];[.$A10];&quot;&quot;)">
            <text:p/>
          </table:table-cell>
          <table:table-cell table:formula="of:=IF([.$E10]=[.AV$1];[.$A10];&quot;&quot;)">
            <text:p/>
          </table:table-cell>
          <table:table-cell table:formula="of:=IF([.$E10]=[.AW$1];[.$A10];&quot;&quot;)">
            <text:p/>
          </table:table-cell>
          <table:table-cell table:formula="of:=IF([.$E10]=[.AX$1];[.$A10];&quot;&quot;)">
            <text:p/>
          </table:table-cell>
          <table:table-cell table:formula="of:=IF([.$E10]=[.AY$1];[.$A10];&quot;&quot;)">
            <text:p/>
          </table:table-cell>
          <table:table-cell table:formula="of:=IF([.$E10]=[.AZ$1];[.$A10];&quot;&quot;)">
            <text:p/>
          </table:table-cell>
          <table:table-cell table:formula="of:=IF([.$E10]=[.BA$1];[.$A10];&quot;&quot;)" office:value-type="float" office:value="9" calcext:value-type="float">
            <text:p>9</text:p>
          </table:table-cell>
          <table:table-cell table:formula="of:=IF([.$E10]=[.BB$1];[.$A10];&quot;&quot;)">
            <text:p/>
          </table:table-cell>
          <table:table-cell table:formula="of:=IF([.$E10]=[.BC$1];[.$A10];&quot;&quot;)">
            <text:p/>
          </table:table-cell>
          <table:table-cell table:formula="of:=IF([.$E10]=[.BD$1];[.$A10];&quot;&quot;)">
            <text:p/>
          </table:table-cell>
          <table:table-cell table:formula="of:=IF([.$E10]=[.BE$1];[.$A10];&quot;&quot;)">
            <text:p/>
          </table:table-cell>
          <table:table-cell table:formula="of:=IF([.$E10]=[.BF$1];[.$A10];&quot;&quot;)">
            <text:p/>
          </table:table-cell>
          <table:table-cell table:formula="of:=IF([.$E10]=[.BG$1];[.$A10];&quot;&quot;)">
            <text:p/>
          </table:table-cell>
          <table:table-cell table:formula="of:=IF([.$E10]=[.BH$1];[.$A10];&quot;&quot;)">
            <text:p/>
          </table:table-cell>
          <table:table-cell table:formula="of:=IF([.$E10]=[.BI$1];[.$A10];&quot;&quot;)">
            <text:p/>
          </table:table-cell>
          <table:table-cell table:formula="of:=IF([.$E10]=[.BJ$1];[.$A10];&quot;&quot;)">
            <text:p/>
          </table:table-cell>
          <table:table-cell table:formula="of:=IF([.$E10]=[.BK$1];[.$A10];&quot;&quot;)">
            <text:p/>
          </table:table-cell>
          <table:table-cell table:formula="of:=IF([.$E10]=[.BL$1];[.$A10];&quot;&quot;)">
            <text:p/>
          </table:table-cell>
          <table:table-cell table:formula="of:=IF([.$E10]=[.BM$1];[.$A10];&quot;&quot;)">
            <text:p/>
          </table:table-cell>
          <table:table-cell table:formula="of:=IF([.$E10]=[.BN$1];[.$A10];&quot;&quot;)">
            <text:p/>
          </table:table-cell>
          <table:table-cell table:formula="of:=IF([.$E10]=[.BO$1];[.$A10];&quot;&quot;)">
            <text:p/>
          </table:table-cell>
          <table:table-cell table:formula="of:=IF([.$E10]=[.BP$1];[.$A10];&quot;&quot;)">
            <text:p/>
          </table:table-cell>
          <table:table-cell table:formula="of:=IF([.$E10]=[.BQ$1];[.$A10];&quot;&quot;)">
            <text:p/>
          </table:table-cell>
          <table:table-cell table:formula="of:=IF([.$E10]=[.BR$1];[.$A10];&quot;&quot;)">
            <text:p/>
          </table:table-cell>
          <table:table-cell table:formula="of:=IF([.$E10]=[.BS$1];[.$A10];&quot;&quot;)">
            <text:p/>
          </table:table-cell>
          <table:table-cell table:formula="of:=IF([.$E10]=[.BT$1];[.$A10];&quot;&quot;)">
            <text:p/>
          </table:table-cell>
          <table:table-cell table:formula="of:=IF([.$E10]=[.BU$1];[.$A10];&quot;&quot;)">
            <text:p/>
          </table:table-cell>
          <table:table-cell table:formula="of:=IF([.$E10]=[.BV$1];[.$A10];&quot;&quot;)">
            <text:p/>
          </table:table-cell>
          <table:table-cell table:formula="of:=IF([.$E10]=[.BW$1];[.$A10];&quot;&quot;)">
            <text:p/>
          </table:table-cell>
          <table:table-cell table:formula="of:=IF([.$E10]=[.BX$1];[.$A10];&quot;&quot;)">
            <text:p/>
          </table:table-cell>
          <table:table-cell table:formula="of:=IF([.$E10]=[.BY$1];[.$A10];&quot;&quot;)">
            <text:p/>
          </table:table-cell>
          <table:table-cell table:formula="of:=IF([.$E10]=[.BZ$1];[.$A10];&quot;&quot;)">
            <text:p/>
          </table:table-cell>
          <table:table-cell table:formula="of:=IF([.$E10]=[.CA$1];[.$A10];&quot;&quot;)">
            <text:p/>
          </table:table-cell>
          <table:table-cell table:formula="of:=IF([.$E10]=[.CB$1];[.$A10];&quot;&quot;)">
            <text:p/>
          </table:table-cell>
          <table:table-cell table:formula="of:=IF([.$E10]=[.CC$1];[.$A10];&quot;&quot;)">
            <text:p/>
          </table:table-cell>
          <table:table-cell table:formula="of:=IF([.$E10]=[.CD$1];[.$A10];&quot;&quot;)">
            <text:p/>
          </table:table-cell>
          <table:table-cell table:formula="of:=IF([.$E10]=[.CE$1];[.$A10];&quot;&quot;)">
            <text:p/>
          </table:table-cell>
          <table:table-cell table:formula="of:=IF([.$E10]=[.CF$1];[.$A10];&quot;&quot;)">
            <text:p/>
          </table:table-cell>
          <table:table-cell table:formula="of:=IF([.$E10]=[.CG$1];[.$A10];&quot;&quot;)">
            <text:p/>
          </table:table-cell>
          <table:table-cell table:formula="of:=IF([.$E10]=[.CH$1];[.$A10];&quot;&quot;)">
            <text:p/>
          </table:table-cell>
          <table:table-cell table:formula="of:=IF([.$E10]=[.CI$1];[.$A10];&quot;&quot;)">
            <text:p/>
          </table:table-cell>
          <table:table-cell table:formula="of:=IF([.$E10]=[.CJ$1];[.$A10];&quot;&quot;)">
            <text:p/>
          </table:table-cell>
          <table:table-cell table:formula="of:=IF([.$E10]=[.CK$1];[.$A10];&quot;&quot;)">
            <text:p/>
          </table:table-cell>
          <table:table-cell table:formula="of:=IF([.$E10]=[.CL$1];[.$A10];&quot;&quot;)">
            <text:p/>
          </table:table-cell>
          <table:table-cell table:formula="of:=IF([.$E10]=[.CM$1];[.$A10];&quot;&quot;)">
            <text:p/>
          </table:table-cell>
          <table:table-cell table:formula="of:=IF([.$E10]=[.CN$1];[.$A10];&quot;&quot;)">
            <text:p/>
          </table:table-cell>
          <table:table-cell table:formula="of:=IF([.$E10]=[.CO$1];[.$A10];&quot;&quot;)">
            <text:p/>
          </table:table-cell>
          <table:table-cell table:formula="of:=IF([.$E10]=[.CP$1];[.$A10];&quot;&quot;)">
            <text:p/>
          </table:table-cell>
          <table:table-cell table:formula="of:=IF([.$E10]=[.CQ$1];[.$A1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es</text:p>
          </table:table-cell>
          <table:table-cell office:value-type="string" calcext:value-type="string">
            <text:p>Dan Attias</text:p>
          </table:table-cell>
          <table:table-cell office:value-type="string" calcext:value-type="string">
            <text:p>Joel Thompson</text:p>
          </table:table-cell>
          <table:table-cell office:value-type="float" office:value="14.97" calcext:value-type="float">
            <text:p>14.97</text:p>
          </table:table-cell>
          <table:table-cell office:value-type="float" office:value="15" calcext:value-type="float">
            <text:p>15</text:p>
          </table:table-cell>
          <table:table-cell office:value-type="date" office:date-value="2005-02-08" calcext:value-type="date">
            <text:p>2005-02-08</text:p>
          </table:table-cell>
          <table:table-cell office:value-type="string" calcext:value-type="string">
            <text:p>Joel Thompson</text:p>
          </table:table-cell>
          <table:table-cell table:number-columns-repeated="4"/>
          <table:table-cell table:formula="of:=IF(OR([.$J11]=[.O$1];[.$K11]=[.O$1];[.$L11]=[.O$1];[.$M11]=[.O$1];[.$N11]);[.$A11];&quot;&quot;)">
            <text:p/>
          </table:table-cell>
          <table:table-cell table:formula="of:=IF(OR([.$J11]=[.P$1];[.$K11]=[.P$1];[.$L11]=[.P$1];[.$M11]=[.P$1];[.$N11]);[.$A11];&quot;&quot;)">
            <text:p/>
          </table:table-cell>
          <table:table-cell table:formula="of:=IF(OR([.$J11]=[.Q$1];[.$K11]=[.Q$1];[.$L11]=[.Q$1];[.$M11]=[.Q$1];[.$N11]);[.$A11];&quot;&quot;)">
            <text:p/>
          </table:table-cell>
          <table:table-cell table:formula="of:=IF(OR([.$J11]=[.R$1];[.$K11]=[.R$1];[.$L11]=[.R$1];[.$M11]=[.R$1];[.$N11]);[.$A11];&quot;&quot;)">
            <text:p/>
          </table:table-cell>
          <table:table-cell table:formula="of:=IF(OR([.$J11]=[.S$1];[.$K11]=[.S$1];[.$L11]=[.S$1];[.$M11]=[.S$1];[.$N11]);[.$A11];&quot;&quot;)">
            <text:p/>
          </table:table-cell>
          <table:table-cell table:formula="of:=IF(OR([.$J11]=[.T$1];[.$K11]=[.T$1];[.$L11]=[.T$1];[.$M11]=[.T$1];[.$N11]);[.$A11];&quot;&quot;)">
            <text:p/>
          </table:table-cell>
          <table:table-cell table:formula="of:=IF(OR([.$J11]=[.U$1];[.$K11]=[.U$1];[.$L11]=[.U$1];[.$M11]=[.U$1];[.$N11]);[.$A11];&quot;&quot;)">
            <text:p/>
          </table:table-cell>
          <table:table-cell table:formula="of:=IF(OR([.$J11]=[.V$1];[.$K11]=[.V$1];[.$L11]=[.V$1];[.$M11]=[.V$1];[.$N11]);[.$A11];&quot;&quot;)">
            <text:p/>
          </table:table-cell>
          <table:table-cell table:formula="of:=IF(OR([.$J11]=[.W$1];[.$K11]=[.W$1];[.$L11]=[.W$1];[.$M11]=[.W$1];[.$N11]);[.$A11];&quot;&quot;)" office:value-type="float" office:value="10" calcext:value-type="float">
            <text:p>10</text:p>
          </table:table-cell>
          <table:table-cell table:formula="of:=IF(OR([.$J11]=[.X$1];[.$K11]=[.X$1];[.$L11]=[.X$1];[.$M11]=[.X$1];[.$N11]);[.$A11];&quot;&quot;)">
            <text:p/>
          </table:table-cell>
          <table:table-cell table:formula="of:=IF(OR([.$J11]=[.Y$1];[.$K11]=[.Y$1];[.$L11]=[.Y$1];[.$M11]=[.Y$1];[.$N11]);[.$A11];&quot;&quot;)">
            <text:p/>
          </table:table-cell>
          <table:table-cell table:formula="of:=IF(OR([.$J11]=[.Z$1];[.$K11]=[.Z$1];[.$L11]=[.Z$1];[.$M11]=[.Z$1];[.$N11]);[.$A11];&quot;&quot;)">
            <text:p/>
          </table:table-cell>
          <table:table-cell table:formula="of:=IF(OR([.$J11]=[.AA$1];[.$K11]=[.AA$1];[.$L11]=[.AA$1];[.$M11]=[.AA$1];[.$N11]);[.$A11];&quot;&quot;)">
            <text:p/>
          </table:table-cell>
          <table:table-cell table:formula="of:=IF(OR([.$J11]=[.AB$1];[.$K11]=[.AB$1];[.$L11]=[.AB$1];[.$M11]=[.AB$1];[.$N11]);[.$A11];&quot;&quot;)">
            <text:p/>
          </table:table-cell>
          <table:table-cell table:formula="of:=IF(OR([.$J11]=[.AC$1];[.$K11]=[.AC$1];[.$L11]=[.AC$1];[.$M11]=[.AC$1];[.$N11]);[.$A11];&quot;&quot;)">
            <text:p/>
          </table:table-cell>
          <table:table-cell table:formula="of:=IF(OR([.$J11]=[.AD$1];[.$K11]=[.AD$1];[.$L11]=[.AD$1];[.$M11]=[.AD$1];[.$N11]);[.$A11];&quot;&quot;)">
            <text:p/>
          </table:table-cell>
          <table:table-cell table:formula="of:=IF(OR([.$J11]=[.AE$1];[.$K11]=[.AE$1];[.$L11]=[.AE$1];[.$M11]=[.AE$1];[.$N11]);[.$A11];&quot;&quot;)">
            <text:p/>
          </table:table-cell>
          <table:table-cell table:formula="of:=IF(OR([.$J11]=[.AF$1];[.$K11]=[.AF$1];[.$L11]=[.AF$1];[.$M11]=[.AF$1];[.$N11]);[.$A11];&quot;&quot;)">
            <text:p/>
          </table:table-cell>
          <table:table-cell table:formula="of:=IF(OR([.$J11]=[.AG$1];[.$K11]=[.AG$1];[.$L11]=[.AG$1];[.$M11]=[.AG$1];[.$N11]);[.$A11];&quot;&quot;)">
            <text:p/>
          </table:table-cell>
          <table:table-cell table:formula="of:=IF(OR([.$J11]=[.AH$1];[.$K11]=[.AH$1];[.$L11]=[.AH$1];[.$M11]=[.AH$1];[.$N11]);[.$A11];&quot;&quot;)">
            <text:p/>
          </table:table-cell>
          <table:table-cell table:formula="of:=IF(OR([.$J11]=[.AI$1];[.$K11]=[.AI$1];[.$L11]=[.AI$1];[.$M11]=[.AI$1];[.$N11]);[.$A11];&quot;&quot;)">
            <text:p/>
          </table:table-cell>
          <table:table-cell table:formula="of:=IF(OR([.$J11]=[.AJ$1];[.$K11]=[.AJ$1];[.$L11]=[.AJ$1];[.$M11]=[.AJ$1];[.$N11]);[.$A11];&quot;&quot;)">
            <text:p/>
          </table:table-cell>
          <table:table-cell table:formula="of:=IF(OR([.$J11]=[.AK$1];[.$K11]=[.AK$1];[.$L11]=[.AK$1];[.$M11]=[.AK$1];[.$N11]);[.$A11];&quot;&quot;)">
            <text:p/>
          </table:table-cell>
          <table:table-cell table:formula="of:=IF(OR([.$J11]=[.AL$1];[.$K11]=[.AL$1];[.$L11]=[.AL$1];[.$M11]=[.AL$1];[.$N11]);[.$A11];&quot;&quot;)">
            <text:p/>
          </table:table-cell>
          <table:table-cell table:formula="of:=IF(OR([.$J11]=[.AM$1];[.$K11]=[.AM$1];[.$L11]=[.AM$1];[.$M11]=[.AM$1];[.$N11]);[.$A11];&quot;&quot;)">
            <text:p/>
          </table:table-cell>
          <table:table-cell table:formula="of:=IF(OR([.$J11]=[.AN$1];[.$K11]=[.AN$1];[.$L11]=[.AN$1];[.$M11]=[.AN$1];[.$N11]);[.$A11];&quot;&quot;)">
            <text:p/>
          </table:table-cell>
          <table:table-cell table:formula="of:=IF(OR([.$J11]=[.AO$1];[.$K11]=[.AO$1];[.$L11]=[.AO$1];[.$M11]=[.AO$1];[.$N11]);[.$A11];&quot;&quot;)">
            <text:p/>
          </table:table-cell>
          <table:table-cell table:formula="of:=IF(OR([.$J11]=[.AP$1];[.$K11]=[.AP$1];[.$L11]=[.AP$1];[.$M11]=[.AP$1];[.$N11]);[.$A11];&quot;&quot;)">
            <text:p/>
          </table:table-cell>
          <table:table-cell table:formula="of:=IF(OR([.$J11]=[.AQ$1];[.$K11]=[.AQ$1];[.$L11]=[.AQ$1];[.$M11]=[.AQ$1];[.$N11]);[.$A11];&quot;&quot;)">
            <text:p/>
          </table:table-cell>
          <table:table-cell table:formula="of:=IF(OR([.$J11]=[.AR$1];[.$K11]=[.AR$1];[.$L11]=[.AR$1];[.$M11]=[.AR$1];[.$N11]);[.$A11];&quot;&quot;)">
            <text:p/>
          </table:table-cell>
          <table:table-cell/>
          <table:table-cell table:formula="of:=IF([.$E11]=[.AT$1];[.$A11];&quot;&quot;)">
            <text:p/>
          </table:table-cell>
          <table:table-cell table:formula="of:=IF([.$E11]=[.AU$1];[.$A11];&quot;&quot;)">
            <text:p/>
          </table:table-cell>
          <table:table-cell table:formula="of:=IF([.$E11]=[.AV$1];[.$A11];&quot;&quot;)">
            <text:p/>
          </table:table-cell>
          <table:table-cell table:formula="of:=IF([.$E11]=[.AW$1];[.$A11];&quot;&quot;)">
            <text:p/>
          </table:table-cell>
          <table:table-cell table:formula="of:=IF([.$E11]=[.AX$1];[.$A11];&quot;&quot;)">
            <text:p/>
          </table:table-cell>
          <table:table-cell table:formula="of:=IF([.$E11]=[.AY$1];[.$A11];&quot;&quot;)">
            <text:p/>
          </table:table-cell>
          <table:table-cell table:formula="of:=IF([.$E11]=[.AZ$1];[.$A11];&quot;&quot;)">
            <text:p/>
          </table:table-cell>
          <table:table-cell table:formula="of:=IF([.$E11]=[.BA$1];[.$A11];&quot;&quot;)">
            <text:p/>
          </table:table-cell>
          <table:table-cell table:formula="of:=IF([.$E11]=[.BB$1];[.$A11];&quot;&quot;)" office:value-type="float" office:value="10" calcext:value-type="float">
            <text:p>10</text:p>
          </table:table-cell>
          <table:table-cell table:formula="of:=IF([.$E11]=[.BC$1];[.$A11];&quot;&quot;)">
            <text:p/>
          </table:table-cell>
          <table:table-cell table:formula="of:=IF([.$E11]=[.BD$1];[.$A11];&quot;&quot;)">
            <text:p/>
          </table:table-cell>
          <table:table-cell table:formula="of:=IF([.$E11]=[.BE$1];[.$A11];&quot;&quot;)">
            <text:p/>
          </table:table-cell>
          <table:table-cell table:formula="of:=IF([.$E11]=[.BF$1];[.$A11];&quot;&quot;)">
            <text:p/>
          </table:table-cell>
          <table:table-cell table:formula="of:=IF([.$E11]=[.BG$1];[.$A11];&quot;&quot;)">
            <text:p/>
          </table:table-cell>
          <table:table-cell table:formula="of:=IF([.$E11]=[.BH$1];[.$A11];&quot;&quot;)">
            <text:p/>
          </table:table-cell>
          <table:table-cell table:formula="of:=IF([.$E11]=[.BI$1];[.$A11];&quot;&quot;)">
            <text:p/>
          </table:table-cell>
          <table:table-cell table:formula="of:=IF([.$E11]=[.BJ$1];[.$A11];&quot;&quot;)">
            <text:p/>
          </table:table-cell>
          <table:table-cell table:formula="of:=IF([.$E11]=[.BK$1];[.$A11];&quot;&quot;)">
            <text:p/>
          </table:table-cell>
          <table:table-cell table:formula="of:=IF([.$E11]=[.BL$1];[.$A11];&quot;&quot;)">
            <text:p/>
          </table:table-cell>
          <table:table-cell table:formula="of:=IF([.$E11]=[.BM$1];[.$A11];&quot;&quot;)">
            <text:p/>
          </table:table-cell>
          <table:table-cell table:formula="of:=IF([.$E11]=[.BN$1];[.$A11];&quot;&quot;)">
            <text:p/>
          </table:table-cell>
          <table:table-cell table:formula="of:=IF([.$E11]=[.BO$1];[.$A11];&quot;&quot;)">
            <text:p/>
          </table:table-cell>
          <table:table-cell table:formula="of:=IF([.$E11]=[.BP$1];[.$A11];&quot;&quot;)">
            <text:p/>
          </table:table-cell>
          <table:table-cell table:formula="of:=IF([.$E11]=[.BQ$1];[.$A11];&quot;&quot;)">
            <text:p/>
          </table:table-cell>
          <table:table-cell table:formula="of:=IF([.$E11]=[.BR$1];[.$A11];&quot;&quot;)">
            <text:p/>
          </table:table-cell>
          <table:table-cell table:formula="of:=IF([.$E11]=[.BS$1];[.$A11];&quot;&quot;)">
            <text:p/>
          </table:table-cell>
          <table:table-cell table:formula="of:=IF([.$E11]=[.BT$1];[.$A11];&quot;&quot;)">
            <text:p/>
          </table:table-cell>
          <table:table-cell table:formula="of:=IF([.$E11]=[.BU$1];[.$A11];&quot;&quot;)">
            <text:p/>
          </table:table-cell>
          <table:table-cell table:formula="of:=IF([.$E11]=[.BV$1];[.$A11];&quot;&quot;)">
            <text:p/>
          </table:table-cell>
          <table:table-cell table:formula="of:=IF([.$E11]=[.BW$1];[.$A11];&quot;&quot;)">
            <text:p/>
          </table:table-cell>
          <table:table-cell table:formula="of:=IF([.$E11]=[.BX$1];[.$A11];&quot;&quot;)">
            <text:p/>
          </table:table-cell>
          <table:table-cell table:formula="of:=IF([.$E11]=[.BY$1];[.$A11];&quot;&quot;)">
            <text:p/>
          </table:table-cell>
          <table:table-cell table:formula="of:=IF([.$E11]=[.BZ$1];[.$A11];&quot;&quot;)">
            <text:p/>
          </table:table-cell>
          <table:table-cell table:formula="of:=IF([.$E11]=[.CA$1];[.$A11];&quot;&quot;)">
            <text:p/>
          </table:table-cell>
          <table:table-cell table:formula="of:=IF([.$E11]=[.CB$1];[.$A11];&quot;&quot;)">
            <text:p/>
          </table:table-cell>
          <table:table-cell table:formula="of:=IF([.$E11]=[.CC$1];[.$A11];&quot;&quot;)">
            <text:p/>
          </table:table-cell>
          <table:table-cell table:formula="of:=IF([.$E11]=[.CD$1];[.$A11];&quot;&quot;)">
            <text:p/>
          </table:table-cell>
          <table:table-cell table:formula="of:=IF([.$E11]=[.CE$1];[.$A11];&quot;&quot;)">
            <text:p/>
          </table:table-cell>
          <table:table-cell table:formula="of:=IF([.$E11]=[.CF$1];[.$A11];&quot;&quot;)">
            <text:p/>
          </table:table-cell>
          <table:table-cell table:formula="of:=IF([.$E11]=[.CG$1];[.$A11];&quot;&quot;)">
            <text:p/>
          </table:table-cell>
          <table:table-cell table:formula="of:=IF([.$E11]=[.CH$1];[.$A11];&quot;&quot;)">
            <text:p/>
          </table:table-cell>
          <table:table-cell table:formula="of:=IF([.$E11]=[.CI$1];[.$A11];&quot;&quot;)">
            <text:p/>
          </table:table-cell>
          <table:table-cell table:formula="of:=IF([.$E11]=[.CJ$1];[.$A11];&quot;&quot;)">
            <text:p/>
          </table:table-cell>
          <table:table-cell table:formula="of:=IF([.$E11]=[.CK$1];[.$A11];&quot;&quot;)">
            <text:p/>
          </table:table-cell>
          <table:table-cell table:formula="of:=IF([.$E11]=[.CL$1];[.$A11];&quot;&quot;)">
            <text:p/>
          </table:table-cell>
          <table:table-cell table:formula="of:=IF([.$E11]=[.CM$1];[.$A11];&quot;&quot;)">
            <text:p/>
          </table:table-cell>
          <table:table-cell table:formula="of:=IF([.$E11]=[.CN$1];[.$A11];&quot;&quot;)">
            <text:p/>
          </table:table-cell>
          <table:table-cell table:formula="of:=IF([.$E11]=[.CO$1];[.$A11];&quot;&quot;)">
            <text:p/>
          </table:table-cell>
          <table:table-cell table:formula="of:=IF([.$E11]=[.CP$1];[.$A11];&quot;&quot;)">
            <text:p/>
          </table:table-cell>
          <table:table-cell table:formula="of:=IF([.$E11]=[.CQ$1];[.$A1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tox</text:p>
          </table:table-cell>
          <table:table-cell office:value-type="string" calcext:value-type="string">
            <text:p>Nelson McCormick</text:p>
          </table:table-cell>
          <table:table-cell office:value-type="string" calcext:value-type="string">
            <text:p>Lawrence Kaplow, Thomas L. Moran</text:p>
          </table:table-cell>
          <table:table-cell office:value-type="float" office:value="14.22" calcext:value-type="float">
            <text:p>14.22</text:p>
          </table:table-cell>
          <table:table-cell office:value-type="float" office:value="17" calcext:value-type="float">
            <text:p>17</text:p>
          </table:table-cell>
          <table:table-cell office:value-type="date" office:date-value="2005-02-15" calcext:value-type="date">
            <text:p>2005-02-15</text:p>
          </table:table-cell>
          <table:table-cell office:value-type="string" calcext:value-type="string">
            <text:p>Lawrence Kaplow</text:p>
          </table:table-cell>
          <table:table-cell office:value-type="string" calcext:value-type="string">
            <text:p>Thomas L. Moran</text:p>
          </table:table-cell>
          <table:table-cell table:number-columns-repeated="3"/>
          <table:table-cell table:formula="of:=IF(OR([.$J12]=[.O$1];[.$K12]=[.O$1];[.$L12]=[.O$1];[.$M12]=[.O$1];[.$N12]);[.$A12];&quot;&quot;)">
            <text:p/>
          </table:table-cell>
          <table:table-cell table:formula="of:=IF(OR([.$J12]=[.P$1];[.$K12]=[.P$1];[.$L12]=[.P$1];[.$M12]=[.P$1];[.$N12]);[.$A12];&quot;&quot;)" office:value-type="float" office:value="11" calcext:value-type="float">
            <text:p>11</text:p>
          </table:table-cell>
          <table:table-cell table:formula="of:=IF(OR([.$J12]=[.Q$1];[.$K12]=[.Q$1];[.$L12]=[.Q$1];[.$M12]=[.Q$1];[.$N12]);[.$A12];&quot;&quot;)">
            <text:p/>
          </table:table-cell>
          <table:table-cell table:formula="of:=IF(OR([.$J12]=[.R$1];[.$K12]=[.R$1];[.$L12]=[.R$1];[.$M12]=[.R$1];[.$N12]);[.$A12];&quot;&quot;)">
            <text:p/>
          </table:table-cell>
          <table:table-cell table:formula="of:=IF(OR([.$J12]=[.S$1];[.$K12]=[.S$1];[.$L12]=[.S$1];[.$M12]=[.S$1];[.$N12]);[.$A12];&quot;&quot;)">
            <text:p/>
          </table:table-cell>
          <table:table-cell table:formula="of:=IF(OR([.$J12]=[.T$1];[.$K12]=[.T$1];[.$L12]=[.T$1];[.$M12]=[.T$1];[.$N12]);[.$A12];&quot;&quot;)" office:value-type="float" office:value="11" calcext:value-type="float">
            <text:p>11</text:p>
          </table:table-cell>
          <table:table-cell table:formula="of:=IF(OR([.$J12]=[.U$1];[.$K12]=[.U$1];[.$L12]=[.U$1];[.$M12]=[.U$1];[.$N12]);[.$A12];&quot;&quot;)">
            <text:p/>
          </table:table-cell>
          <table:table-cell table:formula="of:=IF(OR([.$J12]=[.V$1];[.$K12]=[.V$1];[.$L12]=[.V$1];[.$M12]=[.V$1];[.$N12]);[.$A12];&quot;&quot;)">
            <text:p/>
          </table:table-cell>
          <table:table-cell table:formula="of:=IF(OR([.$J12]=[.W$1];[.$K12]=[.W$1];[.$L12]=[.W$1];[.$M12]=[.W$1];[.$N12]);[.$A12];&quot;&quot;)">
            <text:p/>
          </table:table-cell>
          <table:table-cell table:formula="of:=IF(OR([.$J12]=[.X$1];[.$K12]=[.X$1];[.$L12]=[.X$1];[.$M12]=[.X$1];[.$N12]);[.$A12];&quot;&quot;)">
            <text:p/>
          </table:table-cell>
          <table:table-cell table:formula="of:=IF(OR([.$J12]=[.Y$1];[.$K12]=[.Y$1];[.$L12]=[.Y$1];[.$M12]=[.Y$1];[.$N12]);[.$A12];&quot;&quot;)">
            <text:p/>
          </table:table-cell>
          <table:table-cell table:formula="of:=IF(OR([.$J12]=[.Z$1];[.$K12]=[.Z$1];[.$L12]=[.Z$1];[.$M12]=[.Z$1];[.$N12]);[.$A12];&quot;&quot;)">
            <text:p/>
          </table:table-cell>
          <table:table-cell table:formula="of:=IF(OR([.$J12]=[.AA$1];[.$K12]=[.AA$1];[.$L12]=[.AA$1];[.$M12]=[.AA$1];[.$N12]);[.$A12];&quot;&quot;)">
            <text:p/>
          </table:table-cell>
          <table:table-cell table:formula="of:=IF(OR([.$J12]=[.AB$1];[.$K12]=[.AB$1];[.$L12]=[.AB$1];[.$M12]=[.AB$1];[.$N12]);[.$A12];&quot;&quot;)">
            <text:p/>
          </table:table-cell>
          <table:table-cell table:formula="of:=IF(OR([.$J12]=[.AC$1];[.$K12]=[.AC$1];[.$L12]=[.AC$1];[.$M12]=[.AC$1];[.$N12]);[.$A12];&quot;&quot;)">
            <text:p/>
          </table:table-cell>
          <table:table-cell table:formula="of:=IF(OR([.$J12]=[.AD$1];[.$K12]=[.AD$1];[.$L12]=[.AD$1];[.$M12]=[.AD$1];[.$N12]);[.$A12];&quot;&quot;)">
            <text:p/>
          </table:table-cell>
          <table:table-cell table:formula="of:=IF(OR([.$J12]=[.AE$1];[.$K12]=[.AE$1];[.$L12]=[.AE$1];[.$M12]=[.AE$1];[.$N12]);[.$A12];&quot;&quot;)">
            <text:p/>
          </table:table-cell>
          <table:table-cell table:formula="of:=IF(OR([.$J12]=[.AF$1];[.$K12]=[.AF$1];[.$L12]=[.AF$1];[.$M12]=[.AF$1];[.$N12]);[.$A12];&quot;&quot;)">
            <text:p/>
          </table:table-cell>
          <table:table-cell table:formula="of:=IF(OR([.$J12]=[.AG$1];[.$K12]=[.AG$1];[.$L12]=[.AG$1];[.$M12]=[.AG$1];[.$N12]);[.$A12];&quot;&quot;)">
            <text:p/>
          </table:table-cell>
          <table:table-cell table:formula="of:=IF(OR([.$J12]=[.AH$1];[.$K12]=[.AH$1];[.$L12]=[.AH$1];[.$M12]=[.AH$1];[.$N12]);[.$A12];&quot;&quot;)">
            <text:p/>
          </table:table-cell>
          <table:table-cell table:formula="of:=IF(OR([.$J12]=[.AI$1];[.$K12]=[.AI$1];[.$L12]=[.AI$1];[.$M12]=[.AI$1];[.$N12]);[.$A12];&quot;&quot;)">
            <text:p/>
          </table:table-cell>
          <table:table-cell table:formula="of:=IF(OR([.$J12]=[.AJ$1];[.$K12]=[.AJ$1];[.$L12]=[.AJ$1];[.$M12]=[.AJ$1];[.$N12]);[.$A12];&quot;&quot;)">
            <text:p/>
          </table:table-cell>
          <table:table-cell table:formula="of:=IF(OR([.$J12]=[.AK$1];[.$K12]=[.AK$1];[.$L12]=[.AK$1];[.$M12]=[.AK$1];[.$N12]);[.$A12];&quot;&quot;)">
            <text:p/>
          </table:table-cell>
          <table:table-cell table:formula="of:=IF(OR([.$J12]=[.AL$1];[.$K12]=[.AL$1];[.$L12]=[.AL$1];[.$M12]=[.AL$1];[.$N12]);[.$A12];&quot;&quot;)">
            <text:p/>
          </table:table-cell>
          <table:table-cell table:formula="of:=IF(OR([.$J12]=[.AM$1];[.$K12]=[.AM$1];[.$L12]=[.AM$1];[.$M12]=[.AM$1];[.$N12]);[.$A12];&quot;&quot;)">
            <text:p/>
          </table:table-cell>
          <table:table-cell table:formula="of:=IF(OR([.$J12]=[.AN$1];[.$K12]=[.AN$1];[.$L12]=[.AN$1];[.$M12]=[.AN$1];[.$N12]);[.$A12];&quot;&quot;)">
            <text:p/>
          </table:table-cell>
          <table:table-cell table:formula="of:=IF(OR([.$J12]=[.AO$1];[.$K12]=[.AO$1];[.$L12]=[.AO$1];[.$M12]=[.AO$1];[.$N12]);[.$A12];&quot;&quot;)">
            <text:p/>
          </table:table-cell>
          <table:table-cell table:formula="of:=IF(OR([.$J12]=[.AP$1];[.$K12]=[.AP$1];[.$L12]=[.AP$1];[.$M12]=[.AP$1];[.$N12]);[.$A12];&quot;&quot;)">
            <text:p/>
          </table:table-cell>
          <table:table-cell table:formula="of:=IF(OR([.$J12]=[.AQ$1];[.$K12]=[.AQ$1];[.$L12]=[.AQ$1];[.$M12]=[.AQ$1];[.$N12]);[.$A12];&quot;&quot;)">
            <text:p/>
          </table:table-cell>
          <table:table-cell table:formula="of:=IF(OR([.$J12]=[.AR$1];[.$K12]=[.AR$1];[.$L12]=[.AR$1];[.$M12]=[.AR$1];[.$N12]);[.$A12];&quot;&quot;)">
            <text:p/>
          </table:table-cell>
          <table:table-cell/>
          <table:table-cell table:formula="of:=IF([.$E12]=[.AT$1];[.$A12];&quot;&quot;)">
            <text:p/>
          </table:table-cell>
          <table:table-cell table:formula="of:=IF([.$E12]=[.AU$1];[.$A12];&quot;&quot;)">
            <text:p/>
          </table:table-cell>
          <table:table-cell table:formula="of:=IF([.$E12]=[.AV$1];[.$A12];&quot;&quot;)">
            <text:p/>
          </table:table-cell>
          <table:table-cell table:formula="of:=IF([.$E12]=[.AW$1];[.$A12];&quot;&quot;)">
            <text:p/>
          </table:table-cell>
          <table:table-cell table:formula="of:=IF([.$E12]=[.AX$1];[.$A12];&quot;&quot;)">
            <text:p/>
          </table:table-cell>
          <table:table-cell table:formula="of:=IF([.$E12]=[.AY$1];[.$A12];&quot;&quot;)">
            <text:p/>
          </table:table-cell>
          <table:table-cell table:formula="of:=IF([.$E12]=[.AZ$1];[.$A12];&quot;&quot;)">
            <text:p/>
          </table:table-cell>
          <table:table-cell table:formula="of:=IF([.$E12]=[.BA$1];[.$A12];&quot;&quot;)">
            <text:p/>
          </table:table-cell>
          <table:table-cell table:formula="of:=IF([.$E12]=[.BB$1];[.$A12];&quot;&quot;)">
            <text:p/>
          </table:table-cell>
          <table:table-cell table:formula="of:=IF([.$E12]=[.BC$1];[.$A12];&quot;&quot;)" office:value-type="float" office:value="11" calcext:value-type="float">
            <text:p>11</text:p>
          </table:table-cell>
          <table:table-cell table:formula="of:=IF([.$E12]=[.BD$1];[.$A12];&quot;&quot;)">
            <text:p/>
          </table:table-cell>
          <table:table-cell table:formula="of:=IF([.$E12]=[.BE$1];[.$A12];&quot;&quot;)">
            <text:p/>
          </table:table-cell>
          <table:table-cell table:formula="of:=IF([.$E12]=[.BF$1];[.$A12];&quot;&quot;)">
            <text:p/>
          </table:table-cell>
          <table:table-cell table:formula="of:=IF([.$E12]=[.BG$1];[.$A12];&quot;&quot;)">
            <text:p/>
          </table:table-cell>
          <table:table-cell table:formula="of:=IF([.$E12]=[.BH$1];[.$A12];&quot;&quot;)">
            <text:p/>
          </table:table-cell>
          <table:table-cell table:formula="of:=IF([.$E12]=[.BI$1];[.$A12];&quot;&quot;)">
            <text:p/>
          </table:table-cell>
          <table:table-cell table:formula="of:=IF([.$E12]=[.BJ$1];[.$A12];&quot;&quot;)">
            <text:p/>
          </table:table-cell>
          <table:table-cell table:formula="of:=IF([.$E12]=[.BK$1];[.$A12];&quot;&quot;)">
            <text:p/>
          </table:table-cell>
          <table:table-cell table:formula="of:=IF([.$E12]=[.BL$1];[.$A12];&quot;&quot;)">
            <text:p/>
          </table:table-cell>
          <table:table-cell table:formula="of:=IF([.$E12]=[.BM$1];[.$A12];&quot;&quot;)">
            <text:p/>
          </table:table-cell>
          <table:table-cell table:formula="of:=IF([.$E12]=[.BN$1];[.$A12];&quot;&quot;)">
            <text:p/>
          </table:table-cell>
          <table:table-cell table:formula="of:=IF([.$E12]=[.BO$1];[.$A12];&quot;&quot;)">
            <text:p/>
          </table:table-cell>
          <table:table-cell table:formula="of:=IF([.$E12]=[.BP$1];[.$A12];&quot;&quot;)">
            <text:p/>
          </table:table-cell>
          <table:table-cell table:formula="of:=IF([.$E12]=[.BQ$1];[.$A12];&quot;&quot;)">
            <text:p/>
          </table:table-cell>
          <table:table-cell table:formula="of:=IF([.$E12]=[.BR$1];[.$A12];&quot;&quot;)">
            <text:p/>
          </table:table-cell>
          <table:table-cell table:formula="of:=IF([.$E12]=[.BS$1];[.$A12];&quot;&quot;)">
            <text:p/>
          </table:table-cell>
          <table:table-cell table:formula="of:=IF([.$E12]=[.BT$1];[.$A12];&quot;&quot;)">
            <text:p/>
          </table:table-cell>
          <table:table-cell table:formula="of:=IF([.$E12]=[.BU$1];[.$A12];&quot;&quot;)">
            <text:p/>
          </table:table-cell>
          <table:table-cell table:formula="of:=IF([.$E12]=[.BV$1];[.$A12];&quot;&quot;)">
            <text:p/>
          </table:table-cell>
          <table:table-cell table:formula="of:=IF([.$E12]=[.BW$1];[.$A12];&quot;&quot;)">
            <text:p/>
          </table:table-cell>
          <table:table-cell table:formula="of:=IF([.$E12]=[.BX$1];[.$A12];&quot;&quot;)">
            <text:p/>
          </table:table-cell>
          <table:table-cell table:formula="of:=IF([.$E12]=[.BY$1];[.$A12];&quot;&quot;)">
            <text:p/>
          </table:table-cell>
          <table:table-cell table:formula="of:=IF([.$E12]=[.BZ$1];[.$A12];&quot;&quot;)">
            <text:p/>
          </table:table-cell>
          <table:table-cell table:formula="of:=IF([.$E12]=[.CA$1];[.$A12];&quot;&quot;)">
            <text:p/>
          </table:table-cell>
          <table:table-cell table:formula="of:=IF([.$E12]=[.CB$1];[.$A12];&quot;&quot;)">
            <text:p/>
          </table:table-cell>
          <table:table-cell table:formula="of:=IF([.$E12]=[.CC$1];[.$A12];&quot;&quot;)">
            <text:p/>
          </table:table-cell>
          <table:table-cell table:formula="of:=IF([.$E12]=[.CD$1];[.$A12];&quot;&quot;)">
            <text:p/>
          </table:table-cell>
          <table:table-cell table:formula="of:=IF([.$E12]=[.CE$1];[.$A12];&quot;&quot;)">
            <text:p/>
          </table:table-cell>
          <table:table-cell table:formula="of:=IF([.$E12]=[.CF$1];[.$A12];&quot;&quot;)">
            <text:p/>
          </table:table-cell>
          <table:table-cell table:formula="of:=IF([.$E12]=[.CG$1];[.$A12];&quot;&quot;)">
            <text:p/>
          </table:table-cell>
          <table:table-cell table:formula="of:=IF([.$E12]=[.CH$1];[.$A12];&quot;&quot;)">
            <text:p/>
          </table:table-cell>
          <table:table-cell table:formula="of:=IF([.$E12]=[.CI$1];[.$A12];&quot;&quot;)">
            <text:p/>
          </table:table-cell>
          <table:table-cell table:formula="of:=IF([.$E12]=[.CJ$1];[.$A12];&quot;&quot;)">
            <text:p/>
          </table:table-cell>
          <table:table-cell table:formula="of:=IF([.$E12]=[.CK$1];[.$A12];&quot;&quot;)">
            <text:p/>
          </table:table-cell>
          <table:table-cell table:formula="of:=IF([.$E12]=[.CL$1];[.$A12];&quot;&quot;)">
            <text:p/>
          </table:table-cell>
          <table:table-cell table:formula="of:=IF([.$E12]=[.CM$1];[.$A12];&quot;&quot;)">
            <text:p/>
          </table:table-cell>
          <table:table-cell table:formula="of:=IF([.$E12]=[.CN$1];[.$A12];&quot;&quot;)">
            <text:p/>
          </table:table-cell>
          <table:table-cell table:formula="of:=IF([.$E12]=[.CO$1];[.$A12];&quot;&quot;)">
            <text:p/>
          </table:table-cell>
          <table:table-cell table:formula="of:=IF([.$E12]=[.CP$1];[.$A12];&quot;&quot;)">
            <text:p/>
          </table:table-cell>
          <table:table-cell table:formula="of:=IF([.$E12]=[.CQ$1];[.$A1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orts Medicine</text:p>
          </table:table-cell>
          <table:table-cell office:value-type="string" calcext:value-type="string">
            <text:p>Keith Gordon</text:p>
          </table:table-cell>
          <table:table-cell office:value-type="string" calcext:value-type="string">
            <text:p>John Mankiewicz, David Shore</text:p>
          </table:table-cell>
          <table:table-cell office:value-type="float" office:value="15.53" calcext:value-type="float">
            <text:p>15.53</text:p>
          </table:table-cell>
          <table:table-cell office:value-type="float" office:value="13" calcext:value-type="float">
            <text:p>13</text:p>
          </table:table-cell>
          <table:table-cell office:value-type="date" office:date-value="2005-02-22" calcext:value-type="date">
            <text:p>2005-02-22</text:p>
          </table:table-cell>
          <table:table-cell office:value-type="string" calcext:value-type="string">
            <text:p>John Mankiewicz</text:p>
          </table:table-cell>
          <table:table-cell office:value-type="string" calcext:value-type="string">
            <text:p>David Shore</text:p>
          </table:table-cell>
          <table:table-cell table:number-columns-repeated="3"/>
          <table:table-cell table:formula="of:=IF(OR([.$J13]=[.O$1];[.$K13]=[.O$1];[.$L13]=[.O$1];[.$M13]=[.O$1];[.$N13]);[.$A13];&quot;&quot;)" office:value-type="float" office:value="12" calcext:value-type="float">
            <text:p>12</text:p>
          </table:table-cell>
          <table:table-cell table:formula="of:=IF(OR([.$J13]=[.P$1];[.$K13]=[.P$1];[.$L13]=[.P$1];[.$M13]=[.P$1];[.$N13]);[.$A13];&quot;&quot;)">
            <text:p/>
          </table:table-cell>
          <table:table-cell table:formula="of:=IF(OR([.$J13]=[.Q$1];[.$K13]=[.Q$1];[.$L13]=[.Q$1];[.$M13]=[.Q$1];[.$N13]);[.$A13];&quot;&quot;)">
            <text:p/>
          </table:table-cell>
          <table:table-cell table:formula="of:=IF(OR([.$J13]=[.R$1];[.$K13]=[.R$1];[.$L13]=[.R$1];[.$M13]=[.R$1];[.$N13]);[.$A13];&quot;&quot;)">
            <text:p/>
          </table:table-cell>
          <table:table-cell table:formula="of:=IF(OR([.$J13]=[.S$1];[.$K13]=[.S$1];[.$L13]=[.S$1];[.$M13]=[.S$1];[.$N13]);[.$A13];&quot;&quot;)" office:value-type="float" office:value="12" calcext:value-type="float">
            <text:p>12</text:p>
          </table:table-cell>
          <table:table-cell table:formula="of:=IF(OR([.$J13]=[.T$1];[.$K13]=[.T$1];[.$L13]=[.T$1];[.$M13]=[.T$1];[.$N13]);[.$A13];&quot;&quot;)">
            <text:p/>
          </table:table-cell>
          <table:table-cell table:formula="of:=IF(OR([.$J13]=[.U$1];[.$K13]=[.U$1];[.$L13]=[.U$1];[.$M13]=[.U$1];[.$N13]);[.$A13];&quot;&quot;)">
            <text:p/>
          </table:table-cell>
          <table:table-cell table:formula="of:=IF(OR([.$J13]=[.V$1];[.$K13]=[.V$1];[.$L13]=[.V$1];[.$M13]=[.V$1];[.$N13]);[.$A13];&quot;&quot;)">
            <text:p/>
          </table:table-cell>
          <table:table-cell table:formula="of:=IF(OR([.$J13]=[.W$1];[.$K13]=[.W$1];[.$L13]=[.W$1];[.$M13]=[.W$1];[.$N13]);[.$A13];&quot;&quot;)">
            <text:p/>
          </table:table-cell>
          <table:table-cell table:formula="of:=IF(OR([.$J13]=[.X$1];[.$K13]=[.X$1];[.$L13]=[.X$1];[.$M13]=[.X$1];[.$N13]);[.$A13];&quot;&quot;)">
            <text:p/>
          </table:table-cell>
          <table:table-cell table:formula="of:=IF(OR([.$J13]=[.Y$1];[.$K13]=[.Y$1];[.$L13]=[.Y$1];[.$M13]=[.Y$1];[.$N13]);[.$A13];&quot;&quot;)">
            <text:p/>
          </table:table-cell>
          <table:table-cell table:formula="of:=IF(OR([.$J13]=[.Z$1];[.$K13]=[.Z$1];[.$L13]=[.Z$1];[.$M13]=[.Z$1];[.$N13]);[.$A13];&quot;&quot;)">
            <text:p/>
          </table:table-cell>
          <table:table-cell table:formula="of:=IF(OR([.$J13]=[.AA$1];[.$K13]=[.AA$1];[.$L13]=[.AA$1];[.$M13]=[.AA$1];[.$N13]);[.$A13];&quot;&quot;)">
            <text:p/>
          </table:table-cell>
          <table:table-cell table:formula="of:=IF(OR([.$J13]=[.AB$1];[.$K13]=[.AB$1];[.$L13]=[.AB$1];[.$M13]=[.AB$1];[.$N13]);[.$A13];&quot;&quot;)">
            <text:p/>
          </table:table-cell>
          <table:table-cell table:formula="of:=IF(OR([.$J13]=[.AC$1];[.$K13]=[.AC$1];[.$L13]=[.AC$1];[.$M13]=[.AC$1];[.$N13]);[.$A13];&quot;&quot;)">
            <text:p/>
          </table:table-cell>
          <table:table-cell table:formula="of:=IF(OR([.$J13]=[.AD$1];[.$K13]=[.AD$1];[.$L13]=[.AD$1];[.$M13]=[.AD$1];[.$N13]);[.$A13];&quot;&quot;)">
            <text:p/>
          </table:table-cell>
          <table:table-cell table:formula="of:=IF(OR([.$J13]=[.AE$1];[.$K13]=[.AE$1];[.$L13]=[.AE$1];[.$M13]=[.AE$1];[.$N13]);[.$A13];&quot;&quot;)">
            <text:p/>
          </table:table-cell>
          <table:table-cell table:formula="of:=IF(OR([.$J13]=[.AF$1];[.$K13]=[.AF$1];[.$L13]=[.AF$1];[.$M13]=[.AF$1];[.$N13]);[.$A13];&quot;&quot;)">
            <text:p/>
          </table:table-cell>
          <table:table-cell table:formula="of:=IF(OR([.$J13]=[.AG$1];[.$K13]=[.AG$1];[.$L13]=[.AG$1];[.$M13]=[.AG$1];[.$N13]);[.$A13];&quot;&quot;)">
            <text:p/>
          </table:table-cell>
          <table:table-cell table:formula="of:=IF(OR([.$J13]=[.AH$1];[.$K13]=[.AH$1];[.$L13]=[.AH$1];[.$M13]=[.AH$1];[.$N13]);[.$A13];&quot;&quot;)">
            <text:p/>
          </table:table-cell>
          <table:table-cell table:formula="of:=IF(OR([.$J13]=[.AI$1];[.$K13]=[.AI$1];[.$L13]=[.AI$1];[.$M13]=[.AI$1];[.$N13]);[.$A13];&quot;&quot;)">
            <text:p/>
          </table:table-cell>
          <table:table-cell table:formula="of:=IF(OR([.$J13]=[.AJ$1];[.$K13]=[.AJ$1];[.$L13]=[.AJ$1];[.$M13]=[.AJ$1];[.$N13]);[.$A13];&quot;&quot;)">
            <text:p/>
          </table:table-cell>
          <table:table-cell table:formula="of:=IF(OR([.$J13]=[.AK$1];[.$K13]=[.AK$1];[.$L13]=[.AK$1];[.$M13]=[.AK$1];[.$N13]);[.$A13];&quot;&quot;)">
            <text:p/>
          </table:table-cell>
          <table:table-cell table:formula="of:=IF(OR([.$J13]=[.AL$1];[.$K13]=[.AL$1];[.$L13]=[.AL$1];[.$M13]=[.AL$1];[.$N13]);[.$A13];&quot;&quot;)">
            <text:p/>
          </table:table-cell>
          <table:table-cell table:formula="of:=IF(OR([.$J13]=[.AM$1];[.$K13]=[.AM$1];[.$L13]=[.AM$1];[.$M13]=[.AM$1];[.$N13]);[.$A13];&quot;&quot;)">
            <text:p/>
          </table:table-cell>
          <table:table-cell table:formula="of:=IF(OR([.$J13]=[.AN$1];[.$K13]=[.AN$1];[.$L13]=[.AN$1];[.$M13]=[.AN$1];[.$N13]);[.$A13];&quot;&quot;)">
            <text:p/>
          </table:table-cell>
          <table:table-cell table:formula="of:=IF(OR([.$J13]=[.AO$1];[.$K13]=[.AO$1];[.$L13]=[.AO$1];[.$M13]=[.AO$1];[.$N13]);[.$A13];&quot;&quot;)">
            <text:p/>
          </table:table-cell>
          <table:table-cell table:formula="of:=IF(OR([.$J13]=[.AP$1];[.$K13]=[.AP$1];[.$L13]=[.AP$1];[.$M13]=[.AP$1];[.$N13]);[.$A13];&quot;&quot;)">
            <text:p/>
          </table:table-cell>
          <table:table-cell table:formula="of:=IF(OR([.$J13]=[.AQ$1];[.$K13]=[.AQ$1];[.$L13]=[.AQ$1];[.$M13]=[.AQ$1];[.$N13]);[.$A13];&quot;&quot;)">
            <text:p/>
          </table:table-cell>
          <table:table-cell table:formula="of:=IF(OR([.$J13]=[.AR$1];[.$K13]=[.AR$1];[.$L13]=[.AR$1];[.$M13]=[.AR$1];[.$N13]);[.$A13];&quot;&quot;)">
            <text:p/>
          </table:table-cell>
          <table:table-cell/>
          <table:table-cell table:formula="of:=IF([.$E13]=[.AT$1];[.$A13];&quot;&quot;)">
            <text:p/>
          </table:table-cell>
          <table:table-cell table:formula="of:=IF([.$E13]=[.AU$1];[.$A13];&quot;&quot;)">
            <text:p/>
          </table:table-cell>
          <table:table-cell table:formula="of:=IF([.$E13]=[.AV$1];[.$A13];&quot;&quot;)">
            <text:p/>
          </table:table-cell>
          <table:table-cell table:formula="of:=IF([.$E13]=[.AW$1];[.$A13];&quot;&quot;)">
            <text:p/>
          </table:table-cell>
          <table:table-cell table:formula="of:=IF([.$E13]=[.AX$1];[.$A13];&quot;&quot;)">
            <text:p/>
          </table:table-cell>
          <table:table-cell table:formula="of:=IF([.$E13]=[.AY$1];[.$A13];&quot;&quot;)">
            <text:p/>
          </table:table-cell>
          <table:table-cell table:formula="of:=IF([.$E13]=[.AZ$1];[.$A13];&quot;&quot;)">
            <text:p/>
          </table:table-cell>
          <table:table-cell table:formula="of:=IF([.$E13]=[.BA$1];[.$A13];&quot;&quot;)">
            <text:p/>
          </table:table-cell>
          <table:table-cell table:formula="of:=IF([.$E13]=[.BB$1];[.$A13];&quot;&quot;)">
            <text:p/>
          </table:table-cell>
          <table:table-cell table:formula="of:=IF([.$E13]=[.BC$1];[.$A13];&quot;&quot;)">
            <text:p/>
          </table:table-cell>
          <table:table-cell table:formula="of:=IF([.$E13]=[.BD$1];[.$A13];&quot;&quot;)" office:value-type="float" office:value="12" calcext:value-type="float">
            <text:p>12</text:p>
          </table:table-cell>
          <table:table-cell table:formula="of:=IF([.$E13]=[.BE$1];[.$A13];&quot;&quot;)">
            <text:p/>
          </table:table-cell>
          <table:table-cell table:formula="of:=IF([.$E13]=[.BF$1];[.$A13];&quot;&quot;)">
            <text:p/>
          </table:table-cell>
          <table:table-cell table:formula="of:=IF([.$E13]=[.BG$1];[.$A13];&quot;&quot;)">
            <text:p/>
          </table:table-cell>
          <table:table-cell table:formula="of:=IF([.$E13]=[.BH$1];[.$A13];&quot;&quot;)">
            <text:p/>
          </table:table-cell>
          <table:table-cell table:formula="of:=IF([.$E13]=[.BI$1];[.$A13];&quot;&quot;)">
            <text:p/>
          </table:table-cell>
          <table:table-cell table:formula="of:=IF([.$E13]=[.BJ$1];[.$A13];&quot;&quot;)">
            <text:p/>
          </table:table-cell>
          <table:table-cell table:formula="of:=IF([.$E13]=[.BK$1];[.$A13];&quot;&quot;)">
            <text:p/>
          </table:table-cell>
          <table:table-cell table:formula="of:=IF([.$E13]=[.BL$1];[.$A13];&quot;&quot;)">
            <text:p/>
          </table:table-cell>
          <table:table-cell table:formula="of:=IF([.$E13]=[.BM$1];[.$A13];&quot;&quot;)">
            <text:p/>
          </table:table-cell>
          <table:table-cell table:formula="of:=IF([.$E13]=[.BN$1];[.$A13];&quot;&quot;)">
            <text:p/>
          </table:table-cell>
          <table:table-cell table:formula="of:=IF([.$E13]=[.BO$1];[.$A13];&quot;&quot;)">
            <text:p/>
          </table:table-cell>
          <table:table-cell table:formula="of:=IF([.$E13]=[.BP$1];[.$A13];&quot;&quot;)">
            <text:p/>
          </table:table-cell>
          <table:table-cell table:formula="of:=IF([.$E13]=[.BQ$1];[.$A13];&quot;&quot;)">
            <text:p/>
          </table:table-cell>
          <table:table-cell table:formula="of:=IF([.$E13]=[.BR$1];[.$A13];&quot;&quot;)">
            <text:p/>
          </table:table-cell>
          <table:table-cell table:formula="of:=IF([.$E13]=[.BS$1];[.$A13];&quot;&quot;)">
            <text:p/>
          </table:table-cell>
          <table:table-cell table:formula="of:=IF([.$E13]=[.BT$1];[.$A13];&quot;&quot;)">
            <text:p/>
          </table:table-cell>
          <table:table-cell table:formula="of:=IF([.$E13]=[.BU$1];[.$A13];&quot;&quot;)">
            <text:p/>
          </table:table-cell>
          <table:table-cell table:formula="of:=IF([.$E13]=[.BV$1];[.$A13];&quot;&quot;)">
            <text:p/>
          </table:table-cell>
          <table:table-cell table:formula="of:=IF([.$E13]=[.BW$1];[.$A13];&quot;&quot;)">
            <text:p/>
          </table:table-cell>
          <table:table-cell table:formula="of:=IF([.$E13]=[.BX$1];[.$A13];&quot;&quot;)">
            <text:p/>
          </table:table-cell>
          <table:table-cell table:formula="of:=IF([.$E13]=[.BY$1];[.$A13];&quot;&quot;)">
            <text:p/>
          </table:table-cell>
          <table:table-cell table:formula="of:=IF([.$E13]=[.BZ$1];[.$A13];&quot;&quot;)">
            <text:p/>
          </table:table-cell>
          <table:table-cell table:formula="of:=IF([.$E13]=[.CA$1];[.$A13];&quot;&quot;)">
            <text:p/>
          </table:table-cell>
          <table:table-cell table:formula="of:=IF([.$E13]=[.CB$1];[.$A13];&quot;&quot;)">
            <text:p/>
          </table:table-cell>
          <table:table-cell table:formula="of:=IF([.$E13]=[.CC$1];[.$A13];&quot;&quot;)">
            <text:p/>
          </table:table-cell>
          <table:table-cell table:formula="of:=IF([.$E13]=[.CD$1];[.$A13];&quot;&quot;)">
            <text:p/>
          </table:table-cell>
          <table:table-cell table:formula="of:=IF([.$E13]=[.CE$1];[.$A13];&quot;&quot;)">
            <text:p/>
          </table:table-cell>
          <table:table-cell table:formula="of:=IF([.$E13]=[.CF$1];[.$A13];&quot;&quot;)">
            <text:p/>
          </table:table-cell>
          <table:table-cell table:formula="of:=IF([.$E13]=[.CG$1];[.$A13];&quot;&quot;)">
            <text:p/>
          </table:table-cell>
          <table:table-cell table:formula="of:=IF([.$E13]=[.CH$1];[.$A13];&quot;&quot;)">
            <text:p/>
          </table:table-cell>
          <table:table-cell table:formula="of:=IF([.$E13]=[.CI$1];[.$A13];&quot;&quot;)">
            <text:p/>
          </table:table-cell>
          <table:table-cell table:formula="of:=IF([.$E13]=[.CJ$1];[.$A13];&quot;&quot;)">
            <text:p/>
          </table:table-cell>
          <table:table-cell table:formula="of:=IF([.$E13]=[.CK$1];[.$A13];&quot;&quot;)">
            <text:p/>
          </table:table-cell>
          <table:table-cell table:formula="of:=IF([.$E13]=[.CL$1];[.$A13];&quot;&quot;)">
            <text:p/>
          </table:table-cell>
          <table:table-cell table:formula="of:=IF([.$E13]=[.CM$1];[.$A13];&quot;&quot;)">
            <text:p/>
          </table:table-cell>
          <table:table-cell table:formula="of:=IF([.$E13]=[.CN$1];[.$A13];&quot;&quot;)">
            <text:p/>
          </table:table-cell>
          <table:table-cell table:formula="of:=IF([.$E13]=[.CO$1];[.$A13];&quot;&quot;)">
            <text:p/>
          </table:table-cell>
          <table:table-cell table:formula="of:=IF([.$E13]=[.CP$1];[.$A13];&quot;&quot;)">
            <text:p/>
          </table:table-cell>
          <table:table-cell table:formula="of:=IF([.$E13]=[.CQ$1];[.$A1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Daniel Sackheim</text:p>
          </table:table-cell>
          <table:table-cell office:value-type="string" calcext:value-type="string">
            <text:p>Matt Witten, Peter Blake</text:p>
          </table:table-cell>
          <table:table-cell office:value-type="float" office:value="15.53" calcext:value-type="float">
            <text:p>15.53</text:p>
          </table:table-cell>
          <table:table-cell office:value-type="float" office:value="12" calcext:value-type="float">
            <text:p>12</text:p>
          </table:table-cell>
          <table:table-cell office:value-type="date" office:date-value="2005-03-01" calcext:value-type="date">
            <text:p>2005-03-01</text:p>
          </table:table-cell>
          <table:table-cell office:value-type="string" calcext:value-type="string">
            <text:p>Matt Witten</text:p>
          </table:table-cell>
          <table:table-cell office:value-type="string" calcext:value-type="string">
            <text:p>Peter Blake</text:p>
          </table:table-cell>
          <table:table-cell table:number-columns-repeated="3"/>
          <table:table-cell table:formula="of:=IF(OR([.$J14]=[.O$1];[.$K14]=[.O$1];[.$L14]=[.O$1];[.$M14]=[.O$1];[.$N14]);[.$A14];&quot;&quot;)">
            <text:p/>
          </table:table-cell>
          <table:table-cell table:formula="of:=IF(OR([.$J14]=[.P$1];[.$K14]=[.P$1];[.$L14]=[.P$1];[.$M14]=[.P$1];[.$N14]);[.$A14];&quot;&quot;)">
            <text:p/>
          </table:table-cell>
          <table:table-cell table:formula="of:=IF(OR([.$J14]=[.Q$1];[.$K14]=[.Q$1];[.$L14]=[.Q$1];[.$M14]=[.Q$1];[.$N14]);[.$A14];&quot;&quot;)" office:value-type="float" office:value="13" calcext:value-type="float">
            <text:p>13</text:p>
          </table:table-cell>
          <table:table-cell table:formula="of:=IF(OR([.$J14]=[.R$1];[.$K14]=[.R$1];[.$L14]=[.R$1];[.$M14]=[.R$1];[.$N14]);[.$A14];&quot;&quot;)">
            <text:p/>
          </table:table-cell>
          <table:table-cell table:formula="of:=IF(OR([.$J14]=[.S$1];[.$K14]=[.S$1];[.$L14]=[.S$1];[.$M14]=[.S$1];[.$N14]);[.$A14];&quot;&quot;)">
            <text:p/>
          </table:table-cell>
          <table:table-cell table:formula="of:=IF(OR([.$J14]=[.T$1];[.$K14]=[.T$1];[.$L14]=[.T$1];[.$M14]=[.T$1];[.$N14]);[.$A14];&quot;&quot;)">
            <text:p/>
          </table:table-cell>
          <table:table-cell table:formula="of:=IF(OR([.$J14]=[.U$1];[.$K14]=[.U$1];[.$L14]=[.U$1];[.$M14]=[.U$1];[.$N14]);[.$A14];&quot;&quot;)" office:value-type="float" office:value="13" calcext:value-type="float">
            <text:p>13</text:p>
          </table:table-cell>
          <table:table-cell table:formula="of:=IF(OR([.$J14]=[.V$1];[.$K14]=[.V$1];[.$L14]=[.V$1];[.$M14]=[.V$1];[.$N14]);[.$A14];&quot;&quot;)">
            <text:p/>
          </table:table-cell>
          <table:table-cell table:formula="of:=IF(OR([.$J14]=[.W$1];[.$K14]=[.W$1];[.$L14]=[.W$1];[.$M14]=[.W$1];[.$N14]);[.$A14];&quot;&quot;)">
            <text:p/>
          </table:table-cell>
          <table:table-cell table:formula="of:=IF(OR([.$J14]=[.X$1];[.$K14]=[.X$1];[.$L14]=[.X$1];[.$M14]=[.X$1];[.$N14]);[.$A14];&quot;&quot;)">
            <text:p/>
          </table:table-cell>
          <table:table-cell table:formula="of:=IF(OR([.$J14]=[.Y$1];[.$K14]=[.Y$1];[.$L14]=[.Y$1];[.$M14]=[.Y$1];[.$N14]);[.$A14];&quot;&quot;)">
            <text:p/>
          </table:table-cell>
          <table:table-cell table:formula="of:=IF(OR([.$J14]=[.Z$1];[.$K14]=[.Z$1];[.$L14]=[.Z$1];[.$M14]=[.Z$1];[.$N14]);[.$A14];&quot;&quot;)">
            <text:p/>
          </table:table-cell>
          <table:table-cell table:formula="of:=IF(OR([.$J14]=[.AA$1];[.$K14]=[.AA$1];[.$L14]=[.AA$1];[.$M14]=[.AA$1];[.$N14]);[.$A14];&quot;&quot;)">
            <text:p/>
          </table:table-cell>
          <table:table-cell table:formula="of:=IF(OR([.$J14]=[.AB$1];[.$K14]=[.AB$1];[.$L14]=[.AB$1];[.$M14]=[.AB$1];[.$N14]);[.$A14];&quot;&quot;)">
            <text:p/>
          </table:table-cell>
          <table:table-cell table:formula="of:=IF(OR([.$J14]=[.AC$1];[.$K14]=[.AC$1];[.$L14]=[.AC$1];[.$M14]=[.AC$1];[.$N14]);[.$A14];&quot;&quot;)">
            <text:p/>
          </table:table-cell>
          <table:table-cell table:formula="of:=IF(OR([.$J14]=[.AD$1];[.$K14]=[.AD$1];[.$L14]=[.AD$1];[.$M14]=[.AD$1];[.$N14]);[.$A14];&quot;&quot;)">
            <text:p/>
          </table:table-cell>
          <table:table-cell table:formula="of:=IF(OR([.$J14]=[.AE$1];[.$K14]=[.AE$1];[.$L14]=[.AE$1];[.$M14]=[.AE$1];[.$N14]);[.$A14];&quot;&quot;)">
            <text:p/>
          </table:table-cell>
          <table:table-cell table:formula="of:=IF(OR([.$J14]=[.AF$1];[.$K14]=[.AF$1];[.$L14]=[.AF$1];[.$M14]=[.AF$1];[.$N14]);[.$A14];&quot;&quot;)">
            <text:p/>
          </table:table-cell>
          <table:table-cell table:formula="of:=IF(OR([.$J14]=[.AG$1];[.$K14]=[.AG$1];[.$L14]=[.AG$1];[.$M14]=[.AG$1];[.$N14]);[.$A14];&quot;&quot;)">
            <text:p/>
          </table:table-cell>
          <table:table-cell table:formula="of:=IF(OR([.$J14]=[.AH$1];[.$K14]=[.AH$1];[.$L14]=[.AH$1];[.$M14]=[.AH$1];[.$N14]);[.$A14];&quot;&quot;)">
            <text:p/>
          </table:table-cell>
          <table:table-cell table:formula="of:=IF(OR([.$J14]=[.AI$1];[.$K14]=[.AI$1];[.$L14]=[.AI$1];[.$M14]=[.AI$1];[.$N14]);[.$A14];&quot;&quot;)">
            <text:p/>
          </table:table-cell>
          <table:table-cell table:formula="of:=IF(OR([.$J14]=[.AJ$1];[.$K14]=[.AJ$1];[.$L14]=[.AJ$1];[.$M14]=[.AJ$1];[.$N14]);[.$A14];&quot;&quot;)">
            <text:p/>
          </table:table-cell>
          <table:table-cell table:formula="of:=IF(OR([.$J14]=[.AK$1];[.$K14]=[.AK$1];[.$L14]=[.AK$1];[.$M14]=[.AK$1];[.$N14]);[.$A14];&quot;&quot;)">
            <text:p/>
          </table:table-cell>
          <table:table-cell table:formula="of:=IF(OR([.$J14]=[.AL$1];[.$K14]=[.AL$1];[.$L14]=[.AL$1];[.$M14]=[.AL$1];[.$N14]);[.$A14];&quot;&quot;)">
            <text:p/>
          </table:table-cell>
          <table:table-cell table:formula="of:=IF(OR([.$J14]=[.AM$1];[.$K14]=[.AM$1];[.$L14]=[.AM$1];[.$M14]=[.AM$1];[.$N14]);[.$A14];&quot;&quot;)">
            <text:p/>
          </table:table-cell>
          <table:table-cell table:formula="of:=IF(OR([.$J14]=[.AN$1];[.$K14]=[.AN$1];[.$L14]=[.AN$1];[.$M14]=[.AN$1];[.$N14]);[.$A14];&quot;&quot;)">
            <text:p/>
          </table:table-cell>
          <table:table-cell table:formula="of:=IF(OR([.$J14]=[.AO$1];[.$K14]=[.AO$1];[.$L14]=[.AO$1];[.$M14]=[.AO$1];[.$N14]);[.$A14];&quot;&quot;)">
            <text:p/>
          </table:table-cell>
          <table:table-cell table:formula="of:=IF(OR([.$J14]=[.AP$1];[.$K14]=[.AP$1];[.$L14]=[.AP$1];[.$M14]=[.AP$1];[.$N14]);[.$A14];&quot;&quot;)">
            <text:p/>
          </table:table-cell>
          <table:table-cell table:formula="of:=IF(OR([.$J14]=[.AQ$1];[.$K14]=[.AQ$1];[.$L14]=[.AQ$1];[.$M14]=[.AQ$1];[.$N14]);[.$A14];&quot;&quot;)">
            <text:p/>
          </table:table-cell>
          <table:table-cell table:formula="of:=IF(OR([.$J14]=[.AR$1];[.$K14]=[.AR$1];[.$L14]=[.AR$1];[.$M14]=[.AR$1];[.$N14]);[.$A14];&quot;&quot;)">
            <text:p/>
          </table:table-cell>
          <table:table-cell/>
          <table:table-cell table:formula="of:=IF([.$E14]=[.AT$1];[.$A14];&quot;&quot;)">
            <text:p/>
          </table:table-cell>
          <table:table-cell table:formula="of:=IF([.$E14]=[.AU$1];[.$A14];&quot;&quot;)">
            <text:p/>
          </table:table-cell>
          <table:table-cell table:formula="of:=IF([.$E14]=[.AV$1];[.$A14];&quot;&quot;)">
            <text:p/>
          </table:table-cell>
          <table:table-cell table:formula="of:=IF([.$E14]=[.AW$1];[.$A14];&quot;&quot;)">
            <text:p/>
          </table:table-cell>
          <table:table-cell table:formula="of:=IF([.$E14]=[.AX$1];[.$A14];&quot;&quot;)">
            <text:p/>
          </table:table-cell>
          <table:table-cell table:formula="of:=IF([.$E14]=[.AY$1];[.$A14];&quot;&quot;)">
            <text:p/>
          </table:table-cell>
          <table:table-cell table:formula="of:=IF([.$E14]=[.AZ$1];[.$A14];&quot;&quot;)">
            <text:p/>
          </table:table-cell>
          <table:table-cell table:formula="of:=IF([.$E14]=[.BA$1];[.$A14];&quot;&quot;)">
            <text:p/>
          </table:table-cell>
          <table:table-cell table:formula="of:=IF([.$E14]=[.BB$1];[.$A14];&quot;&quot;)">
            <text:p/>
          </table:table-cell>
          <table:table-cell table:formula="of:=IF([.$E14]=[.BC$1];[.$A14];&quot;&quot;)">
            <text:p/>
          </table:table-cell>
          <table:table-cell table:formula="of:=IF([.$E14]=[.BD$1];[.$A14];&quot;&quot;)">
            <text:p/>
          </table:table-cell>
          <table:table-cell table:formula="of:=IF([.$E14]=[.BE$1];[.$A14];&quot;&quot;)" office:value-type="float" office:value="13" calcext:value-type="float">
            <text:p>13</text:p>
          </table:table-cell>
          <table:table-cell table:formula="of:=IF([.$E14]=[.BF$1];[.$A14];&quot;&quot;)">
            <text:p/>
          </table:table-cell>
          <table:table-cell table:formula="of:=IF([.$E14]=[.BG$1];[.$A14];&quot;&quot;)">
            <text:p/>
          </table:table-cell>
          <table:table-cell table:formula="of:=IF([.$E14]=[.BH$1];[.$A14];&quot;&quot;)">
            <text:p/>
          </table:table-cell>
          <table:table-cell table:formula="of:=IF([.$E14]=[.BI$1];[.$A14];&quot;&quot;)">
            <text:p/>
          </table:table-cell>
          <table:table-cell table:formula="of:=IF([.$E14]=[.BJ$1];[.$A14];&quot;&quot;)">
            <text:p/>
          </table:table-cell>
          <table:table-cell table:formula="of:=IF([.$E14]=[.BK$1];[.$A14];&quot;&quot;)">
            <text:p/>
          </table:table-cell>
          <table:table-cell table:formula="of:=IF([.$E14]=[.BL$1];[.$A14];&quot;&quot;)">
            <text:p/>
          </table:table-cell>
          <table:table-cell table:formula="of:=IF([.$E14]=[.BM$1];[.$A14];&quot;&quot;)">
            <text:p/>
          </table:table-cell>
          <table:table-cell table:formula="of:=IF([.$E14]=[.BN$1];[.$A14];&quot;&quot;)">
            <text:p/>
          </table:table-cell>
          <table:table-cell table:formula="of:=IF([.$E14]=[.BO$1];[.$A14];&quot;&quot;)">
            <text:p/>
          </table:table-cell>
          <table:table-cell table:formula="of:=IF([.$E14]=[.BP$1];[.$A14];&quot;&quot;)">
            <text:p/>
          </table:table-cell>
          <table:table-cell table:formula="of:=IF([.$E14]=[.BQ$1];[.$A14];&quot;&quot;)">
            <text:p/>
          </table:table-cell>
          <table:table-cell table:formula="of:=IF([.$E14]=[.BR$1];[.$A14];&quot;&quot;)">
            <text:p/>
          </table:table-cell>
          <table:table-cell table:formula="of:=IF([.$E14]=[.BS$1];[.$A14];&quot;&quot;)">
            <text:p/>
          </table:table-cell>
          <table:table-cell table:formula="of:=IF([.$E14]=[.BT$1];[.$A14];&quot;&quot;)">
            <text:p/>
          </table:table-cell>
          <table:table-cell table:formula="of:=IF([.$E14]=[.BU$1];[.$A14];&quot;&quot;)">
            <text:p/>
          </table:table-cell>
          <table:table-cell table:formula="of:=IF([.$E14]=[.BV$1];[.$A14];&quot;&quot;)">
            <text:p/>
          </table:table-cell>
          <table:table-cell table:formula="of:=IF([.$E14]=[.BW$1];[.$A14];&quot;&quot;)">
            <text:p/>
          </table:table-cell>
          <table:table-cell table:formula="of:=IF([.$E14]=[.BX$1];[.$A14];&quot;&quot;)">
            <text:p/>
          </table:table-cell>
          <table:table-cell table:formula="of:=IF([.$E14]=[.BY$1];[.$A14];&quot;&quot;)">
            <text:p/>
          </table:table-cell>
          <table:table-cell table:formula="of:=IF([.$E14]=[.BZ$1];[.$A14];&quot;&quot;)">
            <text:p/>
          </table:table-cell>
          <table:table-cell table:formula="of:=IF([.$E14]=[.CA$1];[.$A14];&quot;&quot;)">
            <text:p/>
          </table:table-cell>
          <table:table-cell table:formula="of:=IF([.$E14]=[.CB$1];[.$A14];&quot;&quot;)">
            <text:p/>
          </table:table-cell>
          <table:table-cell table:formula="of:=IF([.$E14]=[.CC$1];[.$A14];&quot;&quot;)">
            <text:p/>
          </table:table-cell>
          <table:table-cell table:formula="of:=IF([.$E14]=[.CD$1];[.$A14];&quot;&quot;)">
            <text:p/>
          </table:table-cell>
          <table:table-cell table:formula="of:=IF([.$E14]=[.CE$1];[.$A14];&quot;&quot;)">
            <text:p/>
          </table:table-cell>
          <table:table-cell table:formula="of:=IF([.$E14]=[.CF$1];[.$A14];&quot;&quot;)">
            <text:p/>
          </table:table-cell>
          <table:table-cell table:formula="of:=IF([.$E14]=[.CG$1];[.$A14];&quot;&quot;)">
            <text:p/>
          </table:table-cell>
          <table:table-cell table:formula="of:=IF([.$E14]=[.CH$1];[.$A14];&quot;&quot;)">
            <text:p/>
          </table:table-cell>
          <table:table-cell table:formula="of:=IF([.$E14]=[.CI$1];[.$A14];&quot;&quot;)">
            <text:p/>
          </table:table-cell>
          <table:table-cell table:formula="of:=IF([.$E14]=[.CJ$1];[.$A14];&quot;&quot;)">
            <text:p/>
          </table:table-cell>
          <table:table-cell table:formula="of:=IF([.$E14]=[.CK$1];[.$A14];&quot;&quot;)">
            <text:p/>
          </table:table-cell>
          <table:table-cell table:formula="of:=IF([.$E14]=[.CL$1];[.$A14];&quot;&quot;)">
            <text:p/>
          </table:table-cell>
          <table:table-cell table:formula="of:=IF([.$E14]=[.CM$1];[.$A14];&quot;&quot;)">
            <text:p/>
          </table:table-cell>
          <table:table-cell table:formula="of:=IF([.$E14]=[.CN$1];[.$A14];&quot;&quot;)">
            <text:p/>
          </table:table-cell>
          <table:table-cell table:formula="of:=IF([.$E14]=[.CO$1];[.$A14];&quot;&quot;)">
            <text:p/>
          </table:table-cell>
          <table:table-cell table:formula="of:=IF([.$E14]=[.CP$1];[.$A14];&quot;&quot;)">
            <text:p/>
          </table:table-cell>
          <table:table-cell table:formula="of:=IF([.$E14]=[.CQ$1];[.$A1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andy Zisk</text:p>
          </table:table-cell>
          <table:table-cell office:value-type="string" calcext:value-type="string">
            <text:p>Lawrence Kaplow</text:p>
          </table:table-cell>
          <table:table-cell office:value-type="float" office:value="17.33" calcext:value-type="float">
            <text:p>17.33</text:p>
          </table:table-cell>
          <table:table-cell office:value-type="float" office:value="4" calcext:value-type="float">
            <text:p>4</text:p>
          </table:table-cell>
          <table:table-cell office:value-type="date" office:date-value="2005-03-15" calcext:value-type="date">
            <text:p>2005-03-15</text:p>
          </table:table-cell>
          <table:table-cell office:value-type="string" calcext:value-type="string">
            <text:p>Lawrence Kaplow</text:p>
          </table:table-cell>
          <table:table-cell table:number-columns-repeated="4"/>
          <table:table-cell table:formula="of:=IF(OR([.$J15]=[.O$1];[.$K15]=[.O$1];[.$L15]=[.O$1];[.$M15]=[.O$1];[.$N15]);[.$A15];&quot;&quot;)">
            <text:p/>
          </table:table-cell>
          <table:table-cell table:formula="of:=IF(OR([.$J15]=[.P$1];[.$K15]=[.P$1];[.$L15]=[.P$1];[.$M15]=[.P$1];[.$N15]);[.$A15];&quot;&quot;)" office:value-type="float" office:value="14" calcext:value-type="float">
            <text:p>14</text:p>
          </table:table-cell>
          <table:table-cell table:formula="of:=IF(OR([.$J15]=[.Q$1];[.$K15]=[.Q$1];[.$L15]=[.Q$1];[.$M15]=[.Q$1];[.$N15]);[.$A15];&quot;&quot;)">
            <text:p/>
          </table:table-cell>
          <table:table-cell table:formula="of:=IF(OR([.$J15]=[.R$1];[.$K15]=[.R$1];[.$L15]=[.R$1];[.$M15]=[.R$1];[.$N15]);[.$A15];&quot;&quot;)">
            <text:p/>
          </table:table-cell>
          <table:table-cell table:formula="of:=IF(OR([.$J15]=[.S$1];[.$K15]=[.S$1];[.$L15]=[.S$1];[.$M15]=[.S$1];[.$N15]);[.$A15];&quot;&quot;)">
            <text:p/>
          </table:table-cell>
          <table:table-cell table:formula="of:=IF(OR([.$J15]=[.T$1];[.$K15]=[.T$1];[.$L15]=[.T$1];[.$M15]=[.T$1];[.$N15]);[.$A15];&quot;&quot;)">
            <text:p/>
          </table:table-cell>
          <table:table-cell table:formula="of:=IF(OR([.$J15]=[.U$1];[.$K15]=[.U$1];[.$L15]=[.U$1];[.$M15]=[.U$1];[.$N15]);[.$A15];&quot;&quot;)">
            <text:p/>
          </table:table-cell>
          <table:table-cell table:formula="of:=IF(OR([.$J15]=[.V$1];[.$K15]=[.V$1];[.$L15]=[.V$1];[.$M15]=[.V$1];[.$N15]);[.$A15];&quot;&quot;)">
            <text:p/>
          </table:table-cell>
          <table:table-cell table:formula="of:=IF(OR([.$J15]=[.W$1];[.$K15]=[.W$1];[.$L15]=[.W$1];[.$M15]=[.W$1];[.$N15]);[.$A15];&quot;&quot;)">
            <text:p/>
          </table:table-cell>
          <table:table-cell table:formula="of:=IF(OR([.$J15]=[.X$1];[.$K15]=[.X$1];[.$L15]=[.X$1];[.$M15]=[.X$1];[.$N15]);[.$A15];&quot;&quot;)">
            <text:p/>
          </table:table-cell>
          <table:table-cell table:formula="of:=IF(OR([.$J15]=[.Y$1];[.$K15]=[.Y$1];[.$L15]=[.Y$1];[.$M15]=[.Y$1];[.$N15]);[.$A15];&quot;&quot;)">
            <text:p/>
          </table:table-cell>
          <table:table-cell table:formula="of:=IF(OR([.$J15]=[.Z$1];[.$K15]=[.Z$1];[.$L15]=[.Z$1];[.$M15]=[.Z$1];[.$N15]);[.$A15];&quot;&quot;)">
            <text:p/>
          </table:table-cell>
          <table:table-cell table:formula="of:=IF(OR([.$J15]=[.AA$1];[.$K15]=[.AA$1];[.$L15]=[.AA$1];[.$M15]=[.AA$1];[.$N15]);[.$A15];&quot;&quot;)">
            <text:p/>
          </table:table-cell>
          <table:table-cell table:formula="of:=IF(OR([.$J15]=[.AB$1];[.$K15]=[.AB$1];[.$L15]=[.AB$1];[.$M15]=[.AB$1];[.$N15]);[.$A15];&quot;&quot;)">
            <text:p/>
          </table:table-cell>
          <table:table-cell table:formula="of:=IF(OR([.$J15]=[.AC$1];[.$K15]=[.AC$1];[.$L15]=[.AC$1];[.$M15]=[.AC$1];[.$N15]);[.$A15];&quot;&quot;)">
            <text:p/>
          </table:table-cell>
          <table:table-cell table:formula="of:=IF(OR([.$J15]=[.AD$1];[.$K15]=[.AD$1];[.$L15]=[.AD$1];[.$M15]=[.AD$1];[.$N15]);[.$A15];&quot;&quot;)">
            <text:p/>
          </table:table-cell>
          <table:table-cell table:formula="of:=IF(OR([.$J15]=[.AE$1];[.$K15]=[.AE$1];[.$L15]=[.AE$1];[.$M15]=[.AE$1];[.$N15]);[.$A15];&quot;&quot;)">
            <text:p/>
          </table:table-cell>
          <table:table-cell table:formula="of:=IF(OR([.$J15]=[.AF$1];[.$K15]=[.AF$1];[.$L15]=[.AF$1];[.$M15]=[.AF$1];[.$N15]);[.$A15];&quot;&quot;)">
            <text:p/>
          </table:table-cell>
          <table:table-cell table:formula="of:=IF(OR([.$J15]=[.AG$1];[.$K15]=[.AG$1];[.$L15]=[.AG$1];[.$M15]=[.AG$1];[.$N15]);[.$A15];&quot;&quot;)">
            <text:p/>
          </table:table-cell>
          <table:table-cell table:formula="of:=IF(OR([.$J15]=[.AH$1];[.$K15]=[.AH$1];[.$L15]=[.AH$1];[.$M15]=[.AH$1];[.$N15]);[.$A15];&quot;&quot;)">
            <text:p/>
          </table:table-cell>
          <table:table-cell table:formula="of:=IF(OR([.$J15]=[.AI$1];[.$K15]=[.AI$1];[.$L15]=[.AI$1];[.$M15]=[.AI$1];[.$N15]);[.$A15];&quot;&quot;)">
            <text:p/>
          </table:table-cell>
          <table:table-cell table:formula="of:=IF(OR([.$J15]=[.AJ$1];[.$K15]=[.AJ$1];[.$L15]=[.AJ$1];[.$M15]=[.AJ$1];[.$N15]);[.$A15];&quot;&quot;)">
            <text:p/>
          </table:table-cell>
          <table:table-cell table:formula="of:=IF(OR([.$J15]=[.AK$1];[.$K15]=[.AK$1];[.$L15]=[.AK$1];[.$M15]=[.AK$1];[.$N15]);[.$A15];&quot;&quot;)">
            <text:p/>
          </table:table-cell>
          <table:table-cell table:formula="of:=IF(OR([.$J15]=[.AL$1];[.$K15]=[.AL$1];[.$L15]=[.AL$1];[.$M15]=[.AL$1];[.$N15]);[.$A15];&quot;&quot;)">
            <text:p/>
          </table:table-cell>
          <table:table-cell table:formula="of:=IF(OR([.$J15]=[.AM$1];[.$K15]=[.AM$1];[.$L15]=[.AM$1];[.$M15]=[.AM$1];[.$N15]);[.$A15];&quot;&quot;)">
            <text:p/>
          </table:table-cell>
          <table:table-cell table:formula="of:=IF(OR([.$J15]=[.AN$1];[.$K15]=[.AN$1];[.$L15]=[.AN$1];[.$M15]=[.AN$1];[.$N15]);[.$A15];&quot;&quot;)">
            <text:p/>
          </table:table-cell>
          <table:table-cell table:formula="of:=IF(OR([.$J15]=[.AO$1];[.$K15]=[.AO$1];[.$L15]=[.AO$1];[.$M15]=[.AO$1];[.$N15]);[.$A15];&quot;&quot;)">
            <text:p/>
          </table:table-cell>
          <table:table-cell table:formula="of:=IF(OR([.$J15]=[.AP$1];[.$K15]=[.AP$1];[.$L15]=[.AP$1];[.$M15]=[.AP$1];[.$N15]);[.$A15];&quot;&quot;)">
            <text:p/>
          </table:table-cell>
          <table:table-cell table:formula="of:=IF(OR([.$J15]=[.AQ$1];[.$K15]=[.AQ$1];[.$L15]=[.AQ$1];[.$M15]=[.AQ$1];[.$N15]);[.$A15];&quot;&quot;)">
            <text:p/>
          </table:table-cell>
          <table:table-cell table:formula="of:=IF(OR([.$J15]=[.AR$1];[.$K15]=[.AR$1];[.$L15]=[.AR$1];[.$M15]=[.AR$1];[.$N15]);[.$A15];&quot;&quot;)">
            <text:p/>
          </table:table-cell>
          <table:table-cell/>
          <table:table-cell table:formula="of:=IF([.$E15]=[.AT$1];[.$A15];&quot;&quot;)">
            <text:p/>
          </table:table-cell>
          <table:table-cell table:formula="of:=IF([.$E15]=[.AU$1];[.$A15];&quot;&quot;)">
            <text:p/>
          </table:table-cell>
          <table:table-cell table:formula="of:=IF([.$E15]=[.AV$1];[.$A15];&quot;&quot;)">
            <text:p/>
          </table:table-cell>
          <table:table-cell table:formula="of:=IF([.$E15]=[.AW$1];[.$A15];&quot;&quot;)">
            <text:p/>
          </table:table-cell>
          <table:table-cell table:formula="of:=IF([.$E15]=[.AX$1];[.$A15];&quot;&quot;)">
            <text:p/>
          </table:table-cell>
          <table:table-cell table:formula="of:=IF([.$E15]=[.AY$1];[.$A15];&quot;&quot;)">
            <text:p/>
          </table:table-cell>
          <table:table-cell table:formula="of:=IF([.$E15]=[.AZ$1];[.$A15];&quot;&quot;)">
            <text:p/>
          </table:table-cell>
          <table:table-cell table:formula="of:=IF([.$E15]=[.BA$1];[.$A15];&quot;&quot;)">
            <text:p/>
          </table:table-cell>
          <table:table-cell table:formula="of:=IF([.$E15]=[.BB$1];[.$A15];&quot;&quot;)">
            <text:p/>
          </table:table-cell>
          <table:table-cell table:formula="of:=IF([.$E15]=[.BC$1];[.$A15];&quot;&quot;)">
            <text:p/>
          </table:table-cell>
          <table:table-cell table:formula="of:=IF([.$E15]=[.BD$1];[.$A15];&quot;&quot;)">
            <text:p/>
          </table:table-cell>
          <table:table-cell table:formula="of:=IF([.$E15]=[.BE$1];[.$A15];&quot;&quot;)">
            <text:p/>
          </table:table-cell>
          <table:table-cell table:formula="of:=IF([.$E15]=[.BF$1];[.$A15];&quot;&quot;)" office:value-type="float" office:value="14" calcext:value-type="float">
            <text:p>14</text:p>
          </table:table-cell>
          <table:table-cell table:formula="of:=IF([.$E15]=[.BG$1];[.$A15];&quot;&quot;)">
            <text:p/>
          </table:table-cell>
          <table:table-cell table:formula="of:=IF([.$E15]=[.BH$1];[.$A15];&quot;&quot;)">
            <text:p/>
          </table:table-cell>
          <table:table-cell table:formula="of:=IF([.$E15]=[.BI$1];[.$A15];&quot;&quot;)">
            <text:p/>
          </table:table-cell>
          <table:table-cell table:formula="of:=IF([.$E15]=[.BJ$1];[.$A15];&quot;&quot;)">
            <text:p/>
          </table:table-cell>
          <table:table-cell table:formula="of:=IF([.$E15]=[.BK$1];[.$A15];&quot;&quot;)">
            <text:p/>
          </table:table-cell>
          <table:table-cell table:formula="of:=IF([.$E15]=[.BL$1];[.$A15];&quot;&quot;)">
            <text:p/>
          </table:table-cell>
          <table:table-cell table:formula="of:=IF([.$E15]=[.BM$1];[.$A15];&quot;&quot;)">
            <text:p/>
          </table:table-cell>
          <table:table-cell table:formula="of:=IF([.$E15]=[.BN$1];[.$A15];&quot;&quot;)">
            <text:p/>
          </table:table-cell>
          <table:table-cell table:formula="of:=IF([.$E15]=[.BO$1];[.$A15];&quot;&quot;)">
            <text:p/>
          </table:table-cell>
          <table:table-cell table:formula="of:=IF([.$E15]=[.BP$1];[.$A15];&quot;&quot;)">
            <text:p/>
          </table:table-cell>
          <table:table-cell table:formula="of:=IF([.$E15]=[.BQ$1];[.$A15];&quot;&quot;)">
            <text:p/>
          </table:table-cell>
          <table:table-cell table:formula="of:=IF([.$E15]=[.BR$1];[.$A15];&quot;&quot;)">
            <text:p/>
          </table:table-cell>
          <table:table-cell table:formula="of:=IF([.$E15]=[.BS$1];[.$A15];&quot;&quot;)">
            <text:p/>
          </table:table-cell>
          <table:table-cell table:formula="of:=IF([.$E15]=[.BT$1];[.$A15];&quot;&quot;)">
            <text:p/>
          </table:table-cell>
          <table:table-cell table:formula="of:=IF([.$E15]=[.BU$1];[.$A15];&quot;&quot;)">
            <text:p/>
          </table:table-cell>
          <table:table-cell table:formula="of:=IF([.$E15]=[.BV$1];[.$A15];&quot;&quot;)">
            <text:p/>
          </table:table-cell>
          <table:table-cell table:formula="of:=IF([.$E15]=[.BW$1];[.$A15];&quot;&quot;)">
            <text:p/>
          </table:table-cell>
          <table:table-cell table:formula="of:=IF([.$E15]=[.BX$1];[.$A15];&quot;&quot;)">
            <text:p/>
          </table:table-cell>
          <table:table-cell table:formula="of:=IF([.$E15]=[.BY$1];[.$A15];&quot;&quot;)">
            <text:p/>
          </table:table-cell>
          <table:table-cell table:formula="of:=IF([.$E15]=[.BZ$1];[.$A15];&quot;&quot;)">
            <text:p/>
          </table:table-cell>
          <table:table-cell table:formula="of:=IF([.$E15]=[.CA$1];[.$A15];&quot;&quot;)">
            <text:p/>
          </table:table-cell>
          <table:table-cell table:formula="of:=IF([.$E15]=[.CB$1];[.$A15];&quot;&quot;)">
            <text:p/>
          </table:table-cell>
          <table:table-cell table:formula="of:=IF([.$E15]=[.CC$1];[.$A15];&quot;&quot;)">
            <text:p/>
          </table:table-cell>
          <table:table-cell table:formula="of:=IF([.$E15]=[.CD$1];[.$A15];&quot;&quot;)">
            <text:p/>
          </table:table-cell>
          <table:table-cell table:formula="of:=IF([.$E15]=[.CE$1];[.$A15];&quot;&quot;)">
            <text:p/>
          </table:table-cell>
          <table:table-cell table:formula="of:=IF([.$E15]=[.CF$1];[.$A15];&quot;&quot;)">
            <text:p/>
          </table:table-cell>
          <table:table-cell table:formula="of:=IF([.$E15]=[.CG$1];[.$A15];&quot;&quot;)">
            <text:p/>
          </table:table-cell>
          <table:table-cell table:formula="of:=IF([.$E15]=[.CH$1];[.$A15];&quot;&quot;)">
            <text:p/>
          </table:table-cell>
          <table:table-cell table:formula="of:=IF([.$E15]=[.CI$1];[.$A15];&quot;&quot;)">
            <text:p/>
          </table:table-cell>
          <table:table-cell table:formula="of:=IF([.$E15]=[.CJ$1];[.$A15];&quot;&quot;)">
            <text:p/>
          </table:table-cell>
          <table:table-cell table:formula="of:=IF([.$E15]=[.CK$1];[.$A15];&quot;&quot;)">
            <text:p/>
          </table:table-cell>
          <table:table-cell table:formula="of:=IF([.$E15]=[.CL$1];[.$A15];&quot;&quot;)">
            <text:p/>
          </table:table-cell>
          <table:table-cell table:formula="of:=IF([.$E15]=[.CM$1];[.$A15];&quot;&quot;)">
            <text:p/>
          </table:table-cell>
          <table:table-cell table:formula="of:=IF([.$E15]=[.CN$1];[.$A15];&quot;&quot;)">
            <text:p/>
          </table:table-cell>
          <table:table-cell table:formula="of:=IF([.$E15]=[.CO$1];[.$A15];&quot;&quot;)">
            <text:p/>
          </table:table-cell>
          <table:table-cell table:formula="of:=IF([.$E15]=[.CP$1];[.$A15];&quot;&quot;)">
            <text:p/>
          </table:table-cell>
          <table:table-cell table:formula="of:=IF([.$E15]=[.CQ$1];[.$A1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b Rules</text:p>
          </table:table-cell>
          <table:table-cell office:value-type="string" calcext:value-type="string">
            <text:p>Tim Hunter</text:p>
          </table:table-cell>
          <table:table-cell office:value-type="string" calcext:value-type="string">
            <text:p>David Foster, John Mankiewicz</text:p>
          </table:table-cell>
          <table:table-cell office:value-type="float" office:value="17.34" calcext:value-type="float">
            <text:p>17.34</text:p>
          </table:table-cell>
          <table:table-cell office:value-type="float" office:value="7" calcext:value-type="float">
            <text:p>7</text:p>
          </table:table-cell>
          <table:table-cell office:value-type="date" office:date-value="2005-03-22" calcext:value-type="date">
            <text:p>2005-03-22</text:p>
          </table:table-cell>
          <table:table-cell office:value-type="string" calcext:value-type="string">
            <text:p>David Foster</text:p>
          </table:table-cell>
          <table:table-cell office:value-type="string" calcext:value-type="string">
            <text:p>John Mankiewicz</text:p>
          </table:table-cell>
          <table:table-cell table:number-columns-repeated="3"/>
          <table:table-cell table:formula="of:=IF(OR([.$J16]=[.O$1];[.$K16]=[.O$1];[.$L16]=[.O$1];[.$M16]=[.O$1];[.$N16]);[.$A16];&quot;&quot;)">
            <text:p/>
          </table:table-cell>
          <table:table-cell table:formula="of:=IF(OR([.$J16]=[.P$1];[.$K16]=[.P$1];[.$L16]=[.P$1];[.$M16]=[.P$1];[.$N16]);[.$A16];&quot;&quot;)">
            <text:p/>
          </table:table-cell>
          <table:table-cell table:formula="of:=IF(OR([.$J16]=[.Q$1];[.$K16]=[.Q$1];[.$L16]=[.Q$1];[.$M16]=[.Q$1];[.$N16]);[.$A16];&quot;&quot;)">
            <text:p/>
          </table:table-cell>
          <table:table-cell table:formula="of:=IF(OR([.$J16]=[.R$1];[.$K16]=[.R$1];[.$L16]=[.R$1];[.$M16]=[.R$1];[.$N16]);[.$A16];&quot;&quot;)">
            <text:p/>
          </table:table-cell>
          <table:table-cell table:formula="of:=IF(OR([.$J16]=[.S$1];[.$K16]=[.S$1];[.$L16]=[.S$1];[.$M16]=[.S$1];[.$N16]);[.$A16];&quot;&quot;)" office:value-type="float" office:value="15" calcext:value-type="float">
            <text:p>15</text:p>
          </table:table-cell>
          <table:table-cell table:formula="of:=IF(OR([.$J16]=[.T$1];[.$K16]=[.T$1];[.$L16]=[.T$1];[.$M16]=[.T$1];[.$N16]);[.$A16];&quot;&quot;)">
            <text:p/>
          </table:table-cell>
          <table:table-cell table:formula="of:=IF(OR([.$J16]=[.U$1];[.$K16]=[.U$1];[.$L16]=[.U$1];[.$M16]=[.U$1];[.$N16]);[.$A16];&quot;&quot;)">
            <text:p/>
          </table:table-cell>
          <table:table-cell table:formula="of:=IF(OR([.$J16]=[.V$1];[.$K16]=[.V$1];[.$L16]=[.V$1];[.$M16]=[.V$1];[.$N16]);[.$A16];&quot;&quot;)" office:value-type="float" office:value="15" calcext:value-type="float">
            <text:p>15</text:p>
          </table:table-cell>
          <table:table-cell table:formula="of:=IF(OR([.$J16]=[.W$1];[.$K16]=[.W$1];[.$L16]=[.W$1];[.$M16]=[.W$1];[.$N16]);[.$A16];&quot;&quot;)">
            <text:p/>
          </table:table-cell>
          <table:table-cell table:formula="of:=IF(OR([.$J16]=[.X$1];[.$K16]=[.X$1];[.$L16]=[.X$1];[.$M16]=[.X$1];[.$N16]);[.$A16];&quot;&quot;)">
            <text:p/>
          </table:table-cell>
          <table:table-cell table:formula="of:=IF(OR([.$J16]=[.Y$1];[.$K16]=[.Y$1];[.$L16]=[.Y$1];[.$M16]=[.Y$1];[.$N16]);[.$A16];&quot;&quot;)">
            <text:p/>
          </table:table-cell>
          <table:table-cell table:formula="of:=IF(OR([.$J16]=[.Z$1];[.$K16]=[.Z$1];[.$L16]=[.Z$1];[.$M16]=[.Z$1];[.$N16]);[.$A16];&quot;&quot;)">
            <text:p/>
          </table:table-cell>
          <table:table-cell table:formula="of:=IF(OR([.$J16]=[.AA$1];[.$K16]=[.AA$1];[.$L16]=[.AA$1];[.$M16]=[.AA$1];[.$N16]);[.$A16];&quot;&quot;)">
            <text:p/>
          </table:table-cell>
          <table:table-cell table:formula="of:=IF(OR([.$J16]=[.AB$1];[.$K16]=[.AB$1];[.$L16]=[.AB$1];[.$M16]=[.AB$1];[.$N16]);[.$A16];&quot;&quot;)">
            <text:p/>
          </table:table-cell>
          <table:table-cell table:formula="of:=IF(OR([.$J16]=[.AC$1];[.$K16]=[.AC$1];[.$L16]=[.AC$1];[.$M16]=[.AC$1];[.$N16]);[.$A16];&quot;&quot;)">
            <text:p/>
          </table:table-cell>
          <table:table-cell table:formula="of:=IF(OR([.$J16]=[.AD$1];[.$K16]=[.AD$1];[.$L16]=[.AD$1];[.$M16]=[.AD$1];[.$N16]);[.$A16];&quot;&quot;)">
            <text:p/>
          </table:table-cell>
          <table:table-cell table:formula="of:=IF(OR([.$J16]=[.AE$1];[.$K16]=[.AE$1];[.$L16]=[.AE$1];[.$M16]=[.AE$1];[.$N16]);[.$A16];&quot;&quot;)">
            <text:p/>
          </table:table-cell>
          <table:table-cell table:formula="of:=IF(OR([.$J16]=[.AF$1];[.$K16]=[.AF$1];[.$L16]=[.AF$1];[.$M16]=[.AF$1];[.$N16]);[.$A16];&quot;&quot;)">
            <text:p/>
          </table:table-cell>
          <table:table-cell table:formula="of:=IF(OR([.$J16]=[.AG$1];[.$K16]=[.AG$1];[.$L16]=[.AG$1];[.$M16]=[.AG$1];[.$N16]);[.$A16];&quot;&quot;)">
            <text:p/>
          </table:table-cell>
          <table:table-cell table:formula="of:=IF(OR([.$J16]=[.AH$1];[.$K16]=[.AH$1];[.$L16]=[.AH$1];[.$M16]=[.AH$1];[.$N16]);[.$A16];&quot;&quot;)">
            <text:p/>
          </table:table-cell>
          <table:table-cell table:formula="of:=IF(OR([.$J16]=[.AI$1];[.$K16]=[.AI$1];[.$L16]=[.AI$1];[.$M16]=[.AI$1];[.$N16]);[.$A16];&quot;&quot;)">
            <text:p/>
          </table:table-cell>
          <table:table-cell table:formula="of:=IF(OR([.$J16]=[.AJ$1];[.$K16]=[.AJ$1];[.$L16]=[.AJ$1];[.$M16]=[.AJ$1];[.$N16]);[.$A16];&quot;&quot;)">
            <text:p/>
          </table:table-cell>
          <table:table-cell table:formula="of:=IF(OR([.$J16]=[.AK$1];[.$K16]=[.AK$1];[.$L16]=[.AK$1];[.$M16]=[.AK$1];[.$N16]);[.$A16];&quot;&quot;)">
            <text:p/>
          </table:table-cell>
          <table:table-cell table:formula="of:=IF(OR([.$J16]=[.AL$1];[.$K16]=[.AL$1];[.$L16]=[.AL$1];[.$M16]=[.AL$1];[.$N16]);[.$A16];&quot;&quot;)">
            <text:p/>
          </table:table-cell>
          <table:table-cell table:formula="of:=IF(OR([.$J16]=[.AM$1];[.$K16]=[.AM$1];[.$L16]=[.AM$1];[.$M16]=[.AM$1];[.$N16]);[.$A16];&quot;&quot;)">
            <text:p/>
          </table:table-cell>
          <table:table-cell table:formula="of:=IF(OR([.$J16]=[.AN$1];[.$K16]=[.AN$1];[.$L16]=[.AN$1];[.$M16]=[.AN$1];[.$N16]);[.$A16];&quot;&quot;)">
            <text:p/>
          </table:table-cell>
          <table:table-cell table:formula="of:=IF(OR([.$J16]=[.AO$1];[.$K16]=[.AO$1];[.$L16]=[.AO$1];[.$M16]=[.AO$1];[.$N16]);[.$A16];&quot;&quot;)">
            <text:p/>
          </table:table-cell>
          <table:table-cell table:formula="of:=IF(OR([.$J16]=[.AP$1];[.$K16]=[.AP$1];[.$L16]=[.AP$1];[.$M16]=[.AP$1];[.$N16]);[.$A16];&quot;&quot;)">
            <text:p/>
          </table:table-cell>
          <table:table-cell table:formula="of:=IF(OR([.$J16]=[.AQ$1];[.$K16]=[.AQ$1];[.$L16]=[.AQ$1];[.$M16]=[.AQ$1];[.$N16]);[.$A16];&quot;&quot;)">
            <text:p/>
          </table:table-cell>
          <table:table-cell table:formula="of:=IF(OR([.$J16]=[.AR$1];[.$K16]=[.AR$1];[.$L16]=[.AR$1];[.$M16]=[.AR$1];[.$N16]);[.$A16];&quot;&quot;)">
            <text:p/>
          </table:table-cell>
          <table:table-cell/>
          <table:table-cell table:formula="of:=IF([.$E16]=[.AT$1];[.$A16];&quot;&quot;)">
            <text:p/>
          </table:table-cell>
          <table:table-cell table:formula="of:=IF([.$E16]=[.AU$1];[.$A16];&quot;&quot;)">
            <text:p/>
          </table:table-cell>
          <table:table-cell table:formula="of:=IF([.$E16]=[.AV$1];[.$A16];&quot;&quot;)">
            <text:p/>
          </table:table-cell>
          <table:table-cell table:formula="of:=IF([.$E16]=[.AW$1];[.$A16];&quot;&quot;)">
            <text:p/>
          </table:table-cell>
          <table:table-cell table:formula="of:=IF([.$E16]=[.AX$1];[.$A16];&quot;&quot;)">
            <text:p/>
          </table:table-cell>
          <table:table-cell table:formula="of:=IF([.$E16]=[.AY$1];[.$A16];&quot;&quot;)">
            <text:p/>
          </table:table-cell>
          <table:table-cell table:formula="of:=IF([.$E16]=[.AZ$1];[.$A16];&quot;&quot;)">
            <text:p/>
          </table:table-cell>
          <table:table-cell table:formula="of:=IF([.$E16]=[.BA$1];[.$A16];&quot;&quot;)">
            <text:p/>
          </table:table-cell>
          <table:table-cell table:formula="of:=IF([.$E16]=[.BB$1];[.$A16];&quot;&quot;)">
            <text:p/>
          </table:table-cell>
          <table:table-cell table:formula="of:=IF([.$E16]=[.BC$1];[.$A16];&quot;&quot;)">
            <text:p/>
          </table:table-cell>
          <table:table-cell table:formula="of:=IF([.$E16]=[.BD$1];[.$A16];&quot;&quot;)">
            <text:p/>
          </table:table-cell>
          <table:table-cell table:formula="of:=IF([.$E16]=[.BE$1];[.$A16];&quot;&quot;)">
            <text:p/>
          </table:table-cell>
          <table:table-cell table:formula="of:=IF([.$E16]=[.BF$1];[.$A16];&quot;&quot;)">
            <text:p/>
          </table:table-cell>
          <table:table-cell table:formula="of:=IF([.$E16]=[.BG$1];[.$A16];&quot;&quot;)" office:value-type="float" office:value="15" calcext:value-type="float">
            <text:p>15</text:p>
          </table:table-cell>
          <table:table-cell table:formula="of:=IF([.$E16]=[.BH$1];[.$A16];&quot;&quot;)">
            <text:p/>
          </table:table-cell>
          <table:table-cell table:formula="of:=IF([.$E16]=[.BI$1];[.$A16];&quot;&quot;)">
            <text:p/>
          </table:table-cell>
          <table:table-cell table:formula="of:=IF([.$E16]=[.BJ$1];[.$A16];&quot;&quot;)">
            <text:p/>
          </table:table-cell>
          <table:table-cell table:formula="of:=IF([.$E16]=[.BK$1];[.$A16];&quot;&quot;)">
            <text:p/>
          </table:table-cell>
          <table:table-cell table:formula="of:=IF([.$E16]=[.BL$1];[.$A16];&quot;&quot;)">
            <text:p/>
          </table:table-cell>
          <table:table-cell table:formula="of:=IF([.$E16]=[.BM$1];[.$A16];&quot;&quot;)">
            <text:p/>
          </table:table-cell>
          <table:table-cell table:formula="of:=IF([.$E16]=[.BN$1];[.$A16];&quot;&quot;)">
            <text:p/>
          </table:table-cell>
          <table:table-cell table:formula="of:=IF([.$E16]=[.BO$1];[.$A16];&quot;&quot;)">
            <text:p/>
          </table:table-cell>
          <table:table-cell table:formula="of:=IF([.$E16]=[.BP$1];[.$A16];&quot;&quot;)">
            <text:p/>
          </table:table-cell>
          <table:table-cell table:formula="of:=IF([.$E16]=[.BQ$1];[.$A16];&quot;&quot;)">
            <text:p/>
          </table:table-cell>
          <table:table-cell table:formula="of:=IF([.$E16]=[.BR$1];[.$A16];&quot;&quot;)">
            <text:p/>
          </table:table-cell>
          <table:table-cell table:formula="of:=IF([.$E16]=[.BS$1];[.$A16];&quot;&quot;)">
            <text:p/>
          </table:table-cell>
          <table:table-cell table:formula="of:=IF([.$E16]=[.BT$1];[.$A16];&quot;&quot;)">
            <text:p/>
          </table:table-cell>
          <table:table-cell table:formula="of:=IF([.$E16]=[.BU$1];[.$A16];&quot;&quot;)">
            <text:p/>
          </table:table-cell>
          <table:table-cell table:formula="of:=IF([.$E16]=[.BV$1];[.$A16];&quot;&quot;)">
            <text:p/>
          </table:table-cell>
          <table:table-cell table:formula="of:=IF([.$E16]=[.BW$1];[.$A16];&quot;&quot;)">
            <text:p/>
          </table:table-cell>
          <table:table-cell table:formula="of:=IF([.$E16]=[.BX$1];[.$A16];&quot;&quot;)">
            <text:p/>
          </table:table-cell>
          <table:table-cell table:formula="of:=IF([.$E16]=[.BY$1];[.$A16];&quot;&quot;)">
            <text:p/>
          </table:table-cell>
          <table:table-cell table:formula="of:=IF([.$E16]=[.BZ$1];[.$A16];&quot;&quot;)">
            <text:p/>
          </table:table-cell>
          <table:table-cell table:formula="of:=IF([.$E16]=[.CA$1];[.$A16];&quot;&quot;)">
            <text:p/>
          </table:table-cell>
          <table:table-cell table:formula="of:=IF([.$E16]=[.CB$1];[.$A16];&quot;&quot;)">
            <text:p/>
          </table:table-cell>
          <table:table-cell table:formula="of:=IF([.$E16]=[.CC$1];[.$A16];&quot;&quot;)">
            <text:p/>
          </table:table-cell>
          <table:table-cell table:formula="of:=IF([.$E16]=[.CD$1];[.$A16];&quot;&quot;)">
            <text:p/>
          </table:table-cell>
          <table:table-cell table:formula="of:=IF([.$E16]=[.CE$1];[.$A16];&quot;&quot;)">
            <text:p/>
          </table:table-cell>
          <table:table-cell table:formula="of:=IF([.$E16]=[.CF$1];[.$A16];&quot;&quot;)">
            <text:p/>
          </table:table-cell>
          <table:table-cell table:formula="of:=IF([.$E16]=[.CG$1];[.$A16];&quot;&quot;)">
            <text:p/>
          </table:table-cell>
          <table:table-cell table:formula="of:=IF([.$E16]=[.CH$1];[.$A16];&quot;&quot;)">
            <text:p/>
          </table:table-cell>
          <table:table-cell table:formula="of:=IF([.$E16]=[.CI$1];[.$A16];&quot;&quot;)">
            <text:p/>
          </table:table-cell>
          <table:table-cell table:formula="of:=IF([.$E16]=[.CJ$1];[.$A16];&quot;&quot;)">
            <text:p/>
          </table:table-cell>
          <table:table-cell table:formula="of:=IF([.$E16]=[.CK$1];[.$A16];&quot;&quot;)">
            <text:p/>
          </table:table-cell>
          <table:table-cell table:formula="of:=IF([.$E16]=[.CL$1];[.$A16];&quot;&quot;)">
            <text:p/>
          </table:table-cell>
          <table:table-cell table:formula="of:=IF([.$E16]=[.CM$1];[.$A16];&quot;&quot;)">
            <text:p/>
          </table:table-cell>
          <table:table-cell table:formula="of:=IF([.$E16]=[.CN$1];[.$A16];&quot;&quot;)">
            <text:p/>
          </table:table-cell>
          <table:table-cell table:formula="of:=IF([.$E16]=[.CO$1];[.$A16];&quot;&quot;)">
            <text:p/>
          </table:table-cell>
          <table:table-cell table:formula="of:=IF([.$E16]=[.CP$1];[.$A16];&quot;&quot;)">
            <text:p/>
          </table:table-cell>
          <table:table-cell table:formula="of:=IF([.$E16]=[.CQ$1];[.$A1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red Gerber</text:p>
          </table:table-cell>
          <table:table-cell office:value-type="string" calcext:value-type="string">
            <text:p>Thomas L. Moran</text:p>
          </table:table-cell>
          <table:table-cell office:value-type="float" office:value="18.28" calcext:value-type="float">
            <text:p>18.28</text:p>
          </table:table-cell>
          <table:table-cell office:value-type="float" office:value="7" calcext:value-type="float">
            <text:p>7</text:p>
          </table:table-cell>
          <table:table-cell office:value-type="date" office:date-value="2005-03-29" calcext:value-type="date">
            <text:p>2005-03-29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17]=[.O$1];[.$K17]=[.O$1];[.$L17]=[.O$1];[.$M17]=[.O$1];[.$N17]);[.$A17];&quot;&quot;)">
            <text:p/>
          </table:table-cell>
          <table:table-cell table:formula="of:=IF(OR([.$J17]=[.P$1];[.$K17]=[.P$1];[.$L17]=[.P$1];[.$M17]=[.P$1];[.$N17]);[.$A17];&quot;&quot;)">
            <text:p/>
          </table:table-cell>
          <table:table-cell table:formula="of:=IF(OR([.$J17]=[.Q$1];[.$K17]=[.Q$1];[.$L17]=[.Q$1];[.$M17]=[.Q$1];[.$N17]);[.$A17];&quot;&quot;)">
            <text:p/>
          </table:table-cell>
          <table:table-cell table:formula="of:=IF(OR([.$J17]=[.R$1];[.$K17]=[.R$1];[.$L17]=[.R$1];[.$M17]=[.R$1];[.$N17]);[.$A17];&quot;&quot;)">
            <text:p/>
          </table:table-cell>
          <table:table-cell table:formula="of:=IF(OR([.$J17]=[.S$1];[.$K17]=[.S$1];[.$L17]=[.S$1];[.$M17]=[.S$1];[.$N17]);[.$A17];&quot;&quot;)">
            <text:p/>
          </table:table-cell>
          <table:table-cell table:formula="of:=IF(OR([.$J17]=[.T$1];[.$K17]=[.T$1];[.$L17]=[.T$1];[.$M17]=[.T$1];[.$N17]);[.$A17];&quot;&quot;)" office:value-type="float" office:value="16" calcext:value-type="float">
            <text:p>16</text:p>
          </table:table-cell>
          <table:table-cell table:formula="of:=IF(OR([.$J17]=[.U$1];[.$K17]=[.U$1];[.$L17]=[.U$1];[.$M17]=[.U$1];[.$N17]);[.$A17];&quot;&quot;)">
            <text:p/>
          </table:table-cell>
          <table:table-cell table:formula="of:=IF(OR([.$J17]=[.V$1];[.$K17]=[.V$1];[.$L17]=[.V$1];[.$M17]=[.V$1];[.$N17]);[.$A17];&quot;&quot;)">
            <text:p/>
          </table:table-cell>
          <table:table-cell table:formula="of:=IF(OR([.$J17]=[.W$1];[.$K17]=[.W$1];[.$L17]=[.W$1];[.$M17]=[.W$1];[.$N17]);[.$A17];&quot;&quot;)">
            <text:p/>
          </table:table-cell>
          <table:table-cell table:formula="of:=IF(OR([.$J17]=[.X$1];[.$K17]=[.X$1];[.$L17]=[.X$1];[.$M17]=[.X$1];[.$N17]);[.$A17];&quot;&quot;)">
            <text:p/>
          </table:table-cell>
          <table:table-cell table:formula="of:=IF(OR([.$J17]=[.Y$1];[.$K17]=[.Y$1];[.$L17]=[.Y$1];[.$M17]=[.Y$1];[.$N17]);[.$A17];&quot;&quot;)">
            <text:p/>
          </table:table-cell>
          <table:table-cell table:formula="of:=IF(OR([.$J17]=[.Z$1];[.$K17]=[.Z$1];[.$L17]=[.Z$1];[.$M17]=[.Z$1];[.$N17]);[.$A17];&quot;&quot;)">
            <text:p/>
          </table:table-cell>
          <table:table-cell table:formula="of:=IF(OR([.$J17]=[.AA$1];[.$K17]=[.AA$1];[.$L17]=[.AA$1];[.$M17]=[.AA$1];[.$N17]);[.$A17];&quot;&quot;)">
            <text:p/>
          </table:table-cell>
          <table:table-cell table:formula="of:=IF(OR([.$J17]=[.AB$1];[.$K17]=[.AB$1];[.$L17]=[.AB$1];[.$M17]=[.AB$1];[.$N17]);[.$A17];&quot;&quot;)">
            <text:p/>
          </table:table-cell>
          <table:table-cell table:formula="of:=IF(OR([.$J17]=[.AC$1];[.$K17]=[.AC$1];[.$L17]=[.AC$1];[.$M17]=[.AC$1];[.$N17]);[.$A17];&quot;&quot;)">
            <text:p/>
          </table:table-cell>
          <table:table-cell table:formula="of:=IF(OR([.$J17]=[.AD$1];[.$K17]=[.AD$1];[.$L17]=[.AD$1];[.$M17]=[.AD$1];[.$N17]);[.$A17];&quot;&quot;)">
            <text:p/>
          </table:table-cell>
          <table:table-cell table:formula="of:=IF(OR([.$J17]=[.AE$1];[.$K17]=[.AE$1];[.$L17]=[.AE$1];[.$M17]=[.AE$1];[.$N17]);[.$A17];&quot;&quot;)">
            <text:p/>
          </table:table-cell>
          <table:table-cell table:formula="of:=IF(OR([.$J17]=[.AF$1];[.$K17]=[.AF$1];[.$L17]=[.AF$1];[.$M17]=[.AF$1];[.$N17]);[.$A17];&quot;&quot;)">
            <text:p/>
          </table:table-cell>
          <table:table-cell table:formula="of:=IF(OR([.$J17]=[.AG$1];[.$K17]=[.AG$1];[.$L17]=[.AG$1];[.$M17]=[.AG$1];[.$N17]);[.$A17];&quot;&quot;)">
            <text:p/>
          </table:table-cell>
          <table:table-cell table:formula="of:=IF(OR([.$J17]=[.AH$1];[.$K17]=[.AH$1];[.$L17]=[.AH$1];[.$M17]=[.AH$1];[.$N17]);[.$A17];&quot;&quot;)">
            <text:p/>
          </table:table-cell>
          <table:table-cell table:formula="of:=IF(OR([.$J17]=[.AI$1];[.$K17]=[.AI$1];[.$L17]=[.AI$1];[.$M17]=[.AI$1];[.$N17]);[.$A17];&quot;&quot;)">
            <text:p/>
          </table:table-cell>
          <table:table-cell table:formula="of:=IF(OR([.$J17]=[.AJ$1];[.$K17]=[.AJ$1];[.$L17]=[.AJ$1];[.$M17]=[.AJ$1];[.$N17]);[.$A17];&quot;&quot;)">
            <text:p/>
          </table:table-cell>
          <table:table-cell table:formula="of:=IF(OR([.$J17]=[.AK$1];[.$K17]=[.AK$1];[.$L17]=[.AK$1];[.$M17]=[.AK$1];[.$N17]);[.$A17];&quot;&quot;)">
            <text:p/>
          </table:table-cell>
          <table:table-cell table:formula="of:=IF(OR([.$J17]=[.AL$1];[.$K17]=[.AL$1];[.$L17]=[.AL$1];[.$M17]=[.AL$1];[.$N17]);[.$A17];&quot;&quot;)">
            <text:p/>
          </table:table-cell>
          <table:table-cell table:formula="of:=IF(OR([.$J17]=[.AM$1];[.$K17]=[.AM$1];[.$L17]=[.AM$1];[.$M17]=[.AM$1];[.$N17]);[.$A17];&quot;&quot;)">
            <text:p/>
          </table:table-cell>
          <table:table-cell table:formula="of:=IF(OR([.$J17]=[.AN$1];[.$K17]=[.AN$1];[.$L17]=[.AN$1];[.$M17]=[.AN$1];[.$N17]);[.$A17];&quot;&quot;)">
            <text:p/>
          </table:table-cell>
          <table:table-cell table:formula="of:=IF(OR([.$J17]=[.AO$1];[.$K17]=[.AO$1];[.$L17]=[.AO$1];[.$M17]=[.AO$1];[.$N17]);[.$A17];&quot;&quot;)">
            <text:p/>
          </table:table-cell>
          <table:table-cell table:formula="of:=IF(OR([.$J17]=[.AP$1];[.$K17]=[.AP$1];[.$L17]=[.AP$1];[.$M17]=[.AP$1];[.$N17]);[.$A17];&quot;&quot;)">
            <text:p/>
          </table:table-cell>
          <table:table-cell table:formula="of:=IF(OR([.$J17]=[.AQ$1];[.$K17]=[.AQ$1];[.$L17]=[.AQ$1];[.$M17]=[.AQ$1];[.$N17]);[.$A17];&quot;&quot;)">
            <text:p/>
          </table:table-cell>
          <table:table-cell table:formula="of:=IF(OR([.$J17]=[.AR$1];[.$K17]=[.AR$1];[.$L17]=[.AR$1];[.$M17]=[.AR$1];[.$N17]);[.$A17];&quot;&quot;)">
            <text:p/>
          </table:table-cell>
          <table:table-cell/>
          <table:table-cell table:formula="of:=IF([.$E17]=[.AT$1];[.$A17];&quot;&quot;)">
            <text:p/>
          </table:table-cell>
          <table:table-cell table:formula="of:=IF([.$E17]=[.AU$1];[.$A17];&quot;&quot;)">
            <text:p/>
          </table:table-cell>
          <table:table-cell table:formula="of:=IF([.$E17]=[.AV$1];[.$A17];&quot;&quot;)">
            <text:p/>
          </table:table-cell>
          <table:table-cell table:formula="of:=IF([.$E17]=[.AW$1];[.$A17];&quot;&quot;)">
            <text:p/>
          </table:table-cell>
          <table:table-cell table:formula="of:=IF([.$E17]=[.AX$1];[.$A17];&quot;&quot;)">
            <text:p/>
          </table:table-cell>
          <table:table-cell table:formula="of:=IF([.$E17]=[.AY$1];[.$A17];&quot;&quot;)">
            <text:p/>
          </table:table-cell>
          <table:table-cell table:formula="of:=IF([.$E17]=[.AZ$1];[.$A17];&quot;&quot;)">
            <text:p/>
          </table:table-cell>
          <table:table-cell table:formula="of:=IF([.$E17]=[.BA$1];[.$A17];&quot;&quot;)">
            <text:p/>
          </table:table-cell>
          <table:table-cell table:formula="of:=IF([.$E17]=[.BB$1];[.$A17];&quot;&quot;)">
            <text:p/>
          </table:table-cell>
          <table:table-cell table:formula="of:=IF([.$E17]=[.BC$1];[.$A17];&quot;&quot;)">
            <text:p/>
          </table:table-cell>
          <table:table-cell table:formula="of:=IF([.$E17]=[.BD$1];[.$A17];&quot;&quot;)">
            <text:p/>
          </table:table-cell>
          <table:table-cell table:formula="of:=IF([.$E17]=[.BE$1];[.$A17];&quot;&quot;)">
            <text:p/>
          </table:table-cell>
          <table:table-cell table:formula="of:=IF([.$E17]=[.BF$1];[.$A17];&quot;&quot;)">
            <text:p/>
          </table:table-cell>
          <table:table-cell table:formula="of:=IF([.$E17]=[.BG$1];[.$A17];&quot;&quot;)">
            <text:p/>
          </table:table-cell>
          <table:table-cell table:formula="of:=IF([.$E17]=[.BH$1];[.$A17];&quot;&quot;)" office:value-type="float" office:value="16" calcext:value-type="float">
            <text:p>16</text:p>
          </table:table-cell>
          <table:table-cell table:formula="of:=IF([.$E17]=[.BI$1];[.$A17];&quot;&quot;)">
            <text:p/>
          </table:table-cell>
          <table:table-cell table:formula="of:=IF([.$E17]=[.BJ$1];[.$A17];&quot;&quot;)">
            <text:p/>
          </table:table-cell>
          <table:table-cell table:formula="of:=IF([.$E17]=[.BK$1];[.$A17];&quot;&quot;)">
            <text:p/>
          </table:table-cell>
          <table:table-cell table:formula="of:=IF([.$E17]=[.BL$1];[.$A17];&quot;&quot;)">
            <text:p/>
          </table:table-cell>
          <table:table-cell table:formula="of:=IF([.$E17]=[.BM$1];[.$A17];&quot;&quot;)">
            <text:p/>
          </table:table-cell>
          <table:table-cell table:formula="of:=IF([.$E17]=[.BN$1];[.$A17];&quot;&quot;)">
            <text:p/>
          </table:table-cell>
          <table:table-cell table:formula="of:=IF([.$E17]=[.BO$1];[.$A17];&quot;&quot;)">
            <text:p/>
          </table:table-cell>
          <table:table-cell table:formula="of:=IF([.$E17]=[.BP$1];[.$A17];&quot;&quot;)">
            <text:p/>
          </table:table-cell>
          <table:table-cell table:formula="of:=IF([.$E17]=[.BQ$1];[.$A17];&quot;&quot;)">
            <text:p/>
          </table:table-cell>
          <table:table-cell table:formula="of:=IF([.$E17]=[.BR$1];[.$A17];&quot;&quot;)">
            <text:p/>
          </table:table-cell>
          <table:table-cell table:formula="of:=IF([.$E17]=[.BS$1];[.$A17];&quot;&quot;)">
            <text:p/>
          </table:table-cell>
          <table:table-cell table:formula="of:=IF([.$E17]=[.BT$1];[.$A17];&quot;&quot;)">
            <text:p/>
          </table:table-cell>
          <table:table-cell table:formula="of:=IF([.$E17]=[.BU$1];[.$A17];&quot;&quot;)">
            <text:p/>
          </table:table-cell>
          <table:table-cell table:formula="of:=IF([.$E17]=[.BV$1];[.$A17];&quot;&quot;)">
            <text:p/>
          </table:table-cell>
          <table:table-cell table:formula="of:=IF([.$E17]=[.BW$1];[.$A17];&quot;&quot;)">
            <text:p/>
          </table:table-cell>
          <table:table-cell table:formula="of:=IF([.$E17]=[.BX$1];[.$A17];&quot;&quot;)">
            <text:p/>
          </table:table-cell>
          <table:table-cell table:formula="of:=IF([.$E17]=[.BY$1];[.$A17];&quot;&quot;)">
            <text:p/>
          </table:table-cell>
          <table:table-cell table:formula="of:=IF([.$E17]=[.BZ$1];[.$A17];&quot;&quot;)">
            <text:p/>
          </table:table-cell>
          <table:table-cell table:formula="of:=IF([.$E17]=[.CA$1];[.$A17];&quot;&quot;)">
            <text:p/>
          </table:table-cell>
          <table:table-cell table:formula="of:=IF([.$E17]=[.CB$1];[.$A17];&quot;&quot;)">
            <text:p/>
          </table:table-cell>
          <table:table-cell table:formula="of:=IF([.$E17]=[.CC$1];[.$A17];&quot;&quot;)">
            <text:p/>
          </table:table-cell>
          <table:table-cell table:formula="of:=IF([.$E17]=[.CD$1];[.$A17];&quot;&quot;)">
            <text:p/>
          </table:table-cell>
          <table:table-cell table:formula="of:=IF([.$E17]=[.CE$1];[.$A17];&quot;&quot;)">
            <text:p/>
          </table:table-cell>
          <table:table-cell table:formula="of:=IF([.$E17]=[.CF$1];[.$A17];&quot;&quot;)">
            <text:p/>
          </table:table-cell>
          <table:table-cell table:formula="of:=IF([.$E17]=[.CG$1];[.$A17];&quot;&quot;)">
            <text:p/>
          </table:table-cell>
          <table:table-cell table:formula="of:=IF([.$E17]=[.CH$1];[.$A17];&quot;&quot;)">
            <text:p/>
          </table:table-cell>
          <table:table-cell table:formula="of:=IF([.$E17]=[.CI$1];[.$A17];&quot;&quot;)">
            <text:p/>
          </table:table-cell>
          <table:table-cell table:formula="of:=IF([.$E17]=[.CJ$1];[.$A17];&quot;&quot;)">
            <text:p/>
          </table:table-cell>
          <table:table-cell table:formula="of:=IF([.$E17]=[.CK$1];[.$A17];&quot;&quot;)">
            <text:p/>
          </table:table-cell>
          <table:table-cell table:formula="of:=IF([.$E17]=[.CL$1];[.$A17];&quot;&quot;)">
            <text:p/>
          </table:table-cell>
          <table:table-cell table:formula="of:=IF([.$E17]=[.CM$1];[.$A17];&quot;&quot;)">
            <text:p/>
          </table:table-cell>
          <table:table-cell table:formula="of:=IF([.$E17]=[.CN$1];[.$A17];&quot;&quot;)">
            <text:p/>
          </table:table-cell>
          <table:table-cell table:formula="of:=IF([.$E17]=[.CO$1];[.$A17];&quot;&quot;)">
            <text:p/>
          </table:table-cell>
          <table:table-cell table:formula="of:=IF([.$E17]=[.CP$1];[.$A17];&quot;&quot;)">
            <text:p/>
          </table:table-cell>
          <table:table-cell table:formula="of:=IF([.$E17]=[.CQ$1];[.$A1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le Model</text:p>
          </table:table-cell>
          <table:table-cell office:value-type="string" calcext:value-type="string">
            <text:p>Peter O'Fallon</text:p>
          </table:table-cell>
          <table:table-cell office:value-type="string" calcext:value-type="string">
            <text:p>Matt Witten</text:p>
          </table:table-cell>
          <table:table-cell office:value-type="float" office:value="15.04" calcext:value-type="float">
            <text:p>15.04</text:p>
          </table:table-cell>
          <table:table-cell office:value-type="float" office:value="11" calcext:value-type="float">
            <text:p>11</text:p>
          </table:table-cell>
          <table:table-cell office:value-type="date" office:date-value="2005-04-12" calcext:value-type="date">
            <text:p>2005-04-12</text:p>
          </table:table-cell>
          <table:table-cell office:value-type="string" calcext:value-type="string">
            <text:p>Matt Witten</text:p>
          </table:table-cell>
          <table:table-cell table:number-columns-repeated="4"/>
          <table:table-cell table:formula="of:=IF(OR([.$J18]=[.O$1];[.$K18]=[.O$1];[.$L18]=[.O$1];[.$M18]=[.O$1];[.$N18]);[.$A18];&quot;&quot;)">
            <text:p/>
          </table:table-cell>
          <table:table-cell table:formula="of:=IF(OR([.$J18]=[.P$1];[.$K18]=[.P$1];[.$L18]=[.P$1];[.$M18]=[.P$1];[.$N18]);[.$A18];&quot;&quot;)">
            <text:p/>
          </table:table-cell>
          <table:table-cell table:formula="of:=IF(OR([.$J18]=[.Q$1];[.$K18]=[.Q$1];[.$L18]=[.Q$1];[.$M18]=[.Q$1];[.$N18]);[.$A18];&quot;&quot;)">
            <text:p/>
          </table:table-cell>
          <table:table-cell table:formula="of:=IF(OR([.$J18]=[.R$1];[.$K18]=[.R$1];[.$L18]=[.R$1];[.$M18]=[.R$1];[.$N18]);[.$A18];&quot;&quot;)">
            <text:p/>
          </table:table-cell>
          <table:table-cell table:formula="of:=IF(OR([.$J18]=[.S$1];[.$K18]=[.S$1];[.$L18]=[.S$1];[.$M18]=[.S$1];[.$N18]);[.$A18];&quot;&quot;)">
            <text:p/>
          </table:table-cell>
          <table:table-cell table:formula="of:=IF(OR([.$J18]=[.T$1];[.$K18]=[.T$1];[.$L18]=[.T$1];[.$M18]=[.T$1];[.$N18]);[.$A18];&quot;&quot;)">
            <text:p/>
          </table:table-cell>
          <table:table-cell table:formula="of:=IF(OR([.$J18]=[.U$1];[.$K18]=[.U$1];[.$L18]=[.U$1];[.$M18]=[.U$1];[.$N18]);[.$A18];&quot;&quot;)" office:value-type="float" office:value="17" calcext:value-type="float">
            <text:p>17</text:p>
          </table:table-cell>
          <table:table-cell table:formula="of:=IF(OR([.$J18]=[.V$1];[.$K18]=[.V$1];[.$L18]=[.V$1];[.$M18]=[.V$1];[.$N18]);[.$A18];&quot;&quot;)">
            <text:p/>
          </table:table-cell>
          <table:table-cell table:formula="of:=IF(OR([.$J18]=[.W$1];[.$K18]=[.W$1];[.$L18]=[.W$1];[.$M18]=[.W$1];[.$N18]);[.$A18];&quot;&quot;)">
            <text:p/>
          </table:table-cell>
          <table:table-cell table:formula="of:=IF(OR([.$J18]=[.X$1];[.$K18]=[.X$1];[.$L18]=[.X$1];[.$M18]=[.X$1];[.$N18]);[.$A18];&quot;&quot;)">
            <text:p/>
          </table:table-cell>
          <table:table-cell table:formula="of:=IF(OR([.$J18]=[.Y$1];[.$K18]=[.Y$1];[.$L18]=[.Y$1];[.$M18]=[.Y$1];[.$N18]);[.$A18];&quot;&quot;)">
            <text:p/>
          </table:table-cell>
          <table:table-cell table:formula="of:=IF(OR([.$J18]=[.Z$1];[.$K18]=[.Z$1];[.$L18]=[.Z$1];[.$M18]=[.Z$1];[.$N18]);[.$A18];&quot;&quot;)">
            <text:p/>
          </table:table-cell>
          <table:table-cell table:formula="of:=IF(OR([.$J18]=[.AA$1];[.$K18]=[.AA$1];[.$L18]=[.AA$1];[.$M18]=[.AA$1];[.$N18]);[.$A18];&quot;&quot;)">
            <text:p/>
          </table:table-cell>
          <table:table-cell table:formula="of:=IF(OR([.$J18]=[.AB$1];[.$K18]=[.AB$1];[.$L18]=[.AB$1];[.$M18]=[.AB$1];[.$N18]);[.$A18];&quot;&quot;)">
            <text:p/>
          </table:table-cell>
          <table:table-cell table:formula="of:=IF(OR([.$J18]=[.AC$1];[.$K18]=[.AC$1];[.$L18]=[.AC$1];[.$M18]=[.AC$1];[.$N18]);[.$A18];&quot;&quot;)">
            <text:p/>
          </table:table-cell>
          <table:table-cell table:formula="of:=IF(OR([.$J18]=[.AD$1];[.$K18]=[.AD$1];[.$L18]=[.AD$1];[.$M18]=[.AD$1];[.$N18]);[.$A18];&quot;&quot;)">
            <text:p/>
          </table:table-cell>
          <table:table-cell table:formula="of:=IF(OR([.$J18]=[.AE$1];[.$K18]=[.AE$1];[.$L18]=[.AE$1];[.$M18]=[.AE$1];[.$N18]);[.$A18];&quot;&quot;)">
            <text:p/>
          </table:table-cell>
          <table:table-cell table:formula="of:=IF(OR([.$J18]=[.AF$1];[.$K18]=[.AF$1];[.$L18]=[.AF$1];[.$M18]=[.AF$1];[.$N18]);[.$A18];&quot;&quot;)">
            <text:p/>
          </table:table-cell>
          <table:table-cell table:formula="of:=IF(OR([.$J18]=[.AG$1];[.$K18]=[.AG$1];[.$L18]=[.AG$1];[.$M18]=[.AG$1];[.$N18]);[.$A18];&quot;&quot;)">
            <text:p/>
          </table:table-cell>
          <table:table-cell table:formula="of:=IF(OR([.$J18]=[.AH$1];[.$K18]=[.AH$1];[.$L18]=[.AH$1];[.$M18]=[.AH$1];[.$N18]);[.$A18];&quot;&quot;)">
            <text:p/>
          </table:table-cell>
          <table:table-cell table:formula="of:=IF(OR([.$J18]=[.AI$1];[.$K18]=[.AI$1];[.$L18]=[.AI$1];[.$M18]=[.AI$1];[.$N18]);[.$A18];&quot;&quot;)">
            <text:p/>
          </table:table-cell>
          <table:table-cell table:formula="of:=IF(OR([.$J18]=[.AJ$1];[.$K18]=[.AJ$1];[.$L18]=[.AJ$1];[.$M18]=[.AJ$1];[.$N18]);[.$A18];&quot;&quot;)">
            <text:p/>
          </table:table-cell>
          <table:table-cell table:formula="of:=IF(OR([.$J18]=[.AK$1];[.$K18]=[.AK$1];[.$L18]=[.AK$1];[.$M18]=[.AK$1];[.$N18]);[.$A18];&quot;&quot;)">
            <text:p/>
          </table:table-cell>
          <table:table-cell table:formula="of:=IF(OR([.$J18]=[.AL$1];[.$K18]=[.AL$1];[.$L18]=[.AL$1];[.$M18]=[.AL$1];[.$N18]);[.$A18];&quot;&quot;)">
            <text:p/>
          </table:table-cell>
          <table:table-cell table:formula="of:=IF(OR([.$J18]=[.AM$1];[.$K18]=[.AM$1];[.$L18]=[.AM$1];[.$M18]=[.AM$1];[.$N18]);[.$A18];&quot;&quot;)">
            <text:p/>
          </table:table-cell>
          <table:table-cell table:formula="of:=IF(OR([.$J18]=[.AN$1];[.$K18]=[.AN$1];[.$L18]=[.AN$1];[.$M18]=[.AN$1];[.$N18]);[.$A18];&quot;&quot;)">
            <text:p/>
          </table:table-cell>
          <table:table-cell table:formula="of:=IF(OR([.$J18]=[.AO$1];[.$K18]=[.AO$1];[.$L18]=[.AO$1];[.$M18]=[.AO$1];[.$N18]);[.$A18];&quot;&quot;)">
            <text:p/>
          </table:table-cell>
          <table:table-cell table:formula="of:=IF(OR([.$J18]=[.AP$1];[.$K18]=[.AP$1];[.$L18]=[.AP$1];[.$M18]=[.AP$1];[.$N18]);[.$A18];&quot;&quot;)">
            <text:p/>
          </table:table-cell>
          <table:table-cell table:formula="of:=IF(OR([.$J18]=[.AQ$1];[.$K18]=[.AQ$1];[.$L18]=[.AQ$1];[.$M18]=[.AQ$1];[.$N18]);[.$A18];&quot;&quot;)">
            <text:p/>
          </table:table-cell>
          <table:table-cell table:formula="of:=IF(OR([.$J18]=[.AR$1];[.$K18]=[.AR$1];[.$L18]=[.AR$1];[.$M18]=[.AR$1];[.$N18]);[.$A18];&quot;&quot;)">
            <text:p/>
          </table:table-cell>
          <table:table-cell/>
          <table:table-cell table:formula="of:=IF([.$E18]=[.AT$1];[.$A18];&quot;&quot;)">
            <text:p/>
          </table:table-cell>
          <table:table-cell table:formula="of:=IF([.$E18]=[.AU$1];[.$A18];&quot;&quot;)" office:value-type="float" office:value="17" calcext:value-type="float">
            <text:p>17</text:p>
          </table:table-cell>
          <table:table-cell table:formula="of:=IF([.$E18]=[.AV$1];[.$A18];&quot;&quot;)">
            <text:p/>
          </table:table-cell>
          <table:table-cell table:formula="of:=IF([.$E18]=[.AW$1];[.$A18];&quot;&quot;)">
            <text:p/>
          </table:table-cell>
          <table:table-cell table:formula="of:=IF([.$E18]=[.AX$1];[.$A18];&quot;&quot;)">
            <text:p/>
          </table:table-cell>
          <table:table-cell table:formula="of:=IF([.$E18]=[.AY$1];[.$A18];&quot;&quot;)">
            <text:p/>
          </table:table-cell>
          <table:table-cell table:formula="of:=IF([.$E18]=[.AZ$1];[.$A18];&quot;&quot;)">
            <text:p/>
          </table:table-cell>
          <table:table-cell table:formula="of:=IF([.$E18]=[.BA$1];[.$A18];&quot;&quot;)">
            <text:p/>
          </table:table-cell>
          <table:table-cell table:formula="of:=IF([.$E18]=[.BB$1];[.$A18];&quot;&quot;)">
            <text:p/>
          </table:table-cell>
          <table:table-cell table:formula="of:=IF([.$E18]=[.BC$1];[.$A18];&quot;&quot;)">
            <text:p/>
          </table:table-cell>
          <table:table-cell table:formula="of:=IF([.$E18]=[.BD$1];[.$A18];&quot;&quot;)">
            <text:p/>
          </table:table-cell>
          <table:table-cell table:formula="of:=IF([.$E18]=[.BE$1];[.$A18];&quot;&quot;)">
            <text:p/>
          </table:table-cell>
          <table:table-cell table:formula="of:=IF([.$E18]=[.BF$1];[.$A18];&quot;&quot;)">
            <text:p/>
          </table:table-cell>
          <table:table-cell table:formula="of:=IF([.$E18]=[.BG$1];[.$A18];&quot;&quot;)">
            <text:p/>
          </table:table-cell>
          <table:table-cell table:formula="of:=IF([.$E18]=[.BH$1];[.$A18];&quot;&quot;)">
            <text:p/>
          </table:table-cell>
          <table:table-cell table:formula="of:=IF([.$E18]=[.BI$1];[.$A18];&quot;&quot;)">
            <text:p/>
          </table:table-cell>
          <table:table-cell table:formula="of:=IF([.$E18]=[.BJ$1];[.$A18];&quot;&quot;)">
            <text:p/>
          </table:table-cell>
          <table:table-cell table:formula="of:=IF([.$E18]=[.BK$1];[.$A18];&quot;&quot;)">
            <text:p/>
          </table:table-cell>
          <table:table-cell table:formula="of:=IF([.$E18]=[.BL$1];[.$A18];&quot;&quot;)">
            <text:p/>
          </table:table-cell>
          <table:table-cell table:formula="of:=IF([.$E18]=[.BM$1];[.$A18];&quot;&quot;)">
            <text:p/>
          </table:table-cell>
          <table:table-cell table:formula="of:=IF([.$E18]=[.BN$1];[.$A18];&quot;&quot;)">
            <text:p/>
          </table:table-cell>
          <table:table-cell table:formula="of:=IF([.$E18]=[.BO$1];[.$A18];&quot;&quot;)">
            <text:p/>
          </table:table-cell>
          <table:table-cell table:formula="of:=IF([.$E18]=[.BP$1];[.$A18];&quot;&quot;)">
            <text:p/>
          </table:table-cell>
          <table:table-cell table:formula="of:=IF([.$E18]=[.BQ$1];[.$A18];&quot;&quot;)">
            <text:p/>
          </table:table-cell>
          <table:table-cell table:formula="of:=IF([.$E18]=[.BR$1];[.$A18];&quot;&quot;)">
            <text:p/>
          </table:table-cell>
          <table:table-cell table:formula="of:=IF([.$E18]=[.BS$1];[.$A18];&quot;&quot;)">
            <text:p/>
          </table:table-cell>
          <table:table-cell table:formula="of:=IF([.$E18]=[.BT$1];[.$A18];&quot;&quot;)">
            <text:p/>
          </table:table-cell>
          <table:table-cell table:formula="of:=IF([.$E18]=[.BU$1];[.$A18];&quot;&quot;)">
            <text:p/>
          </table:table-cell>
          <table:table-cell table:formula="of:=IF([.$E18]=[.BV$1];[.$A18];&quot;&quot;)">
            <text:p/>
          </table:table-cell>
          <table:table-cell table:formula="of:=IF([.$E18]=[.BW$1];[.$A18];&quot;&quot;)">
            <text:p/>
          </table:table-cell>
          <table:table-cell table:formula="of:=IF([.$E18]=[.BX$1];[.$A18];&quot;&quot;)">
            <text:p/>
          </table:table-cell>
          <table:table-cell table:formula="of:=IF([.$E18]=[.BY$1];[.$A18];&quot;&quot;)">
            <text:p/>
          </table:table-cell>
          <table:table-cell table:formula="of:=IF([.$E18]=[.BZ$1];[.$A18];&quot;&quot;)">
            <text:p/>
          </table:table-cell>
          <table:table-cell table:formula="of:=IF([.$E18]=[.CA$1];[.$A18];&quot;&quot;)">
            <text:p/>
          </table:table-cell>
          <table:table-cell table:formula="of:=IF([.$E18]=[.CB$1];[.$A18];&quot;&quot;)">
            <text:p/>
          </table:table-cell>
          <table:table-cell table:formula="of:=IF([.$E18]=[.CC$1];[.$A18];&quot;&quot;)">
            <text:p/>
          </table:table-cell>
          <table:table-cell table:formula="of:=IF([.$E18]=[.CD$1];[.$A18];&quot;&quot;)">
            <text:p/>
          </table:table-cell>
          <table:table-cell table:formula="of:=IF([.$E18]=[.CE$1];[.$A18];&quot;&quot;)">
            <text:p/>
          </table:table-cell>
          <table:table-cell table:formula="of:=IF([.$E18]=[.CF$1];[.$A18];&quot;&quot;)">
            <text:p/>
          </table:table-cell>
          <table:table-cell table:formula="of:=IF([.$E18]=[.CG$1];[.$A18];&quot;&quot;)">
            <text:p/>
          </table:table-cell>
          <table:table-cell table:formula="of:=IF([.$E18]=[.CH$1];[.$A18];&quot;&quot;)">
            <text:p/>
          </table:table-cell>
          <table:table-cell table:formula="of:=IF([.$E18]=[.CI$1];[.$A18];&quot;&quot;)">
            <text:p/>
          </table:table-cell>
          <table:table-cell table:formula="of:=IF([.$E18]=[.CJ$1];[.$A18];&quot;&quot;)">
            <text:p/>
          </table:table-cell>
          <table:table-cell table:formula="of:=IF([.$E18]=[.CK$1];[.$A18];&quot;&quot;)">
            <text:p/>
          </table:table-cell>
          <table:table-cell table:formula="of:=IF([.$E18]=[.CL$1];[.$A18];&quot;&quot;)">
            <text:p/>
          </table:table-cell>
          <table:table-cell table:formula="of:=IF([.$E18]=[.CM$1];[.$A18];&quot;&quot;)">
            <text:p/>
          </table:table-cell>
          <table:table-cell table:formula="of:=IF([.$E18]=[.CN$1];[.$A18];&quot;&quot;)">
            <text:p/>
          </table:table-cell>
          <table:table-cell table:formula="of:=IF([.$E18]=[.CO$1];[.$A18];&quot;&quot;)">
            <text:p/>
          </table:table-cell>
          <table:table-cell table:formula="of:=IF([.$E18]=[.CP$1];[.$A18];&quot;&quot;)">
            <text:p/>
          </table:table-cell>
          <table:table-cell table:formula="of:=IF([.$E18]=[.CQ$1];[.$A1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bies, Bathwater</text:p>
          </table:table-cell>
          <table:table-cell office:value-type="string" calcext:value-type="string">
            <text:p>Bill Johnson</text:p>
          </table:table-cell>
          <table:table-cell office:value-type="string" calcext:value-type="string">
            <text:p>Peter Blake, David Shore</text:p>
          </table:table-cell>
          <table:table-cell office:value-type="float" office:value="17.48" calcext:value-type="float">
            <text:p>17.48</text:p>
          </table:table-cell>
          <table:table-cell office:value-type="float" office:value="8" calcext:value-type="float">
            <text:p>8</text:p>
          </table:table-cell>
          <table:table-cell office:value-type="date" office:date-value="2005-04-19" calcext:value-type="date">
            <text:p>2005-04-19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David Shore</text:p>
          </table:table-cell>
          <table:table-cell table:number-columns-repeated="3"/>
          <table:table-cell table:formula="of:=IF(OR([.$J19]=[.O$1];[.$K19]=[.O$1];[.$L19]=[.O$1];[.$M19]=[.O$1];[.$N19]);[.$A19];&quot;&quot;)" office:value-type="float" office:value="18" calcext:value-type="float">
            <text:p>18</text:p>
          </table:table-cell>
          <table:table-cell table:formula="of:=IF(OR([.$J19]=[.P$1];[.$K19]=[.P$1];[.$L19]=[.P$1];[.$M19]=[.P$1];[.$N19]);[.$A19];&quot;&quot;)">
            <text:p/>
          </table:table-cell>
          <table:table-cell table:formula="of:=IF(OR([.$J19]=[.Q$1];[.$K19]=[.Q$1];[.$L19]=[.Q$1];[.$M19]=[.Q$1];[.$N19]);[.$A19];&quot;&quot;)" office:value-type="float" office:value="18" calcext:value-type="float">
            <text:p>18</text:p>
          </table:table-cell>
          <table:table-cell table:formula="of:=IF(OR([.$J19]=[.R$1];[.$K19]=[.R$1];[.$L19]=[.R$1];[.$M19]=[.R$1];[.$N19]);[.$A19];&quot;&quot;)">
            <text:p/>
          </table:table-cell>
          <table:table-cell table:formula="of:=IF(OR([.$J19]=[.S$1];[.$K19]=[.S$1];[.$L19]=[.S$1];[.$M19]=[.S$1];[.$N19]);[.$A19];&quot;&quot;)">
            <text:p/>
          </table:table-cell>
          <table:table-cell table:formula="of:=IF(OR([.$J19]=[.T$1];[.$K19]=[.T$1];[.$L19]=[.T$1];[.$M19]=[.T$1];[.$N19]);[.$A19];&quot;&quot;)">
            <text:p/>
          </table:table-cell>
          <table:table-cell table:formula="of:=IF(OR([.$J19]=[.U$1];[.$K19]=[.U$1];[.$L19]=[.U$1];[.$M19]=[.U$1];[.$N19]);[.$A19];&quot;&quot;)">
            <text:p/>
          </table:table-cell>
          <table:table-cell table:formula="of:=IF(OR([.$J19]=[.V$1];[.$K19]=[.V$1];[.$L19]=[.V$1];[.$M19]=[.V$1];[.$N19]);[.$A19];&quot;&quot;)">
            <text:p/>
          </table:table-cell>
          <table:table-cell table:formula="of:=IF(OR([.$J19]=[.W$1];[.$K19]=[.W$1];[.$L19]=[.W$1];[.$M19]=[.W$1];[.$N19]);[.$A19];&quot;&quot;)">
            <text:p/>
          </table:table-cell>
          <table:table-cell table:formula="of:=IF(OR([.$J19]=[.X$1];[.$K19]=[.X$1];[.$L19]=[.X$1];[.$M19]=[.X$1];[.$N19]);[.$A19];&quot;&quot;)">
            <text:p/>
          </table:table-cell>
          <table:table-cell table:formula="of:=IF(OR([.$J19]=[.Y$1];[.$K19]=[.Y$1];[.$L19]=[.Y$1];[.$M19]=[.Y$1];[.$N19]);[.$A19];&quot;&quot;)">
            <text:p/>
          </table:table-cell>
          <table:table-cell table:formula="of:=IF(OR([.$J19]=[.Z$1];[.$K19]=[.Z$1];[.$L19]=[.Z$1];[.$M19]=[.Z$1];[.$N19]);[.$A19];&quot;&quot;)">
            <text:p/>
          </table:table-cell>
          <table:table-cell table:formula="of:=IF(OR([.$J19]=[.AA$1];[.$K19]=[.AA$1];[.$L19]=[.AA$1];[.$M19]=[.AA$1];[.$N19]);[.$A19];&quot;&quot;)">
            <text:p/>
          </table:table-cell>
          <table:table-cell table:formula="of:=IF(OR([.$J19]=[.AB$1];[.$K19]=[.AB$1];[.$L19]=[.AB$1];[.$M19]=[.AB$1];[.$N19]);[.$A19];&quot;&quot;)">
            <text:p/>
          </table:table-cell>
          <table:table-cell table:formula="of:=IF(OR([.$J19]=[.AC$1];[.$K19]=[.AC$1];[.$L19]=[.AC$1];[.$M19]=[.AC$1];[.$N19]);[.$A19];&quot;&quot;)">
            <text:p/>
          </table:table-cell>
          <table:table-cell table:formula="of:=IF(OR([.$J19]=[.AD$1];[.$K19]=[.AD$1];[.$L19]=[.AD$1];[.$M19]=[.AD$1];[.$N19]);[.$A19];&quot;&quot;)">
            <text:p/>
          </table:table-cell>
          <table:table-cell table:formula="of:=IF(OR([.$J19]=[.AE$1];[.$K19]=[.AE$1];[.$L19]=[.AE$1];[.$M19]=[.AE$1];[.$N19]);[.$A19];&quot;&quot;)">
            <text:p/>
          </table:table-cell>
          <table:table-cell table:formula="of:=IF(OR([.$J19]=[.AF$1];[.$K19]=[.AF$1];[.$L19]=[.AF$1];[.$M19]=[.AF$1];[.$N19]);[.$A19];&quot;&quot;)">
            <text:p/>
          </table:table-cell>
          <table:table-cell table:formula="of:=IF(OR([.$J19]=[.AG$1];[.$K19]=[.AG$1];[.$L19]=[.AG$1];[.$M19]=[.AG$1];[.$N19]);[.$A19];&quot;&quot;)">
            <text:p/>
          </table:table-cell>
          <table:table-cell table:formula="of:=IF(OR([.$J19]=[.AH$1];[.$K19]=[.AH$1];[.$L19]=[.AH$1];[.$M19]=[.AH$1];[.$N19]);[.$A19];&quot;&quot;)">
            <text:p/>
          </table:table-cell>
          <table:table-cell table:formula="of:=IF(OR([.$J19]=[.AI$1];[.$K19]=[.AI$1];[.$L19]=[.AI$1];[.$M19]=[.AI$1];[.$N19]);[.$A19];&quot;&quot;)">
            <text:p/>
          </table:table-cell>
          <table:table-cell table:formula="of:=IF(OR([.$J19]=[.AJ$1];[.$K19]=[.AJ$1];[.$L19]=[.AJ$1];[.$M19]=[.AJ$1];[.$N19]);[.$A19];&quot;&quot;)">
            <text:p/>
          </table:table-cell>
          <table:table-cell table:formula="of:=IF(OR([.$J19]=[.AK$1];[.$K19]=[.AK$1];[.$L19]=[.AK$1];[.$M19]=[.AK$1];[.$N19]);[.$A19];&quot;&quot;)">
            <text:p/>
          </table:table-cell>
          <table:table-cell table:formula="of:=IF(OR([.$J19]=[.AL$1];[.$K19]=[.AL$1];[.$L19]=[.AL$1];[.$M19]=[.AL$1];[.$N19]);[.$A19];&quot;&quot;)">
            <text:p/>
          </table:table-cell>
          <table:table-cell table:formula="of:=IF(OR([.$J19]=[.AM$1];[.$K19]=[.AM$1];[.$L19]=[.AM$1];[.$M19]=[.AM$1];[.$N19]);[.$A19];&quot;&quot;)">
            <text:p/>
          </table:table-cell>
          <table:table-cell table:formula="of:=IF(OR([.$J19]=[.AN$1];[.$K19]=[.AN$1];[.$L19]=[.AN$1];[.$M19]=[.AN$1];[.$N19]);[.$A19];&quot;&quot;)">
            <text:p/>
          </table:table-cell>
          <table:table-cell table:formula="of:=IF(OR([.$J19]=[.AO$1];[.$K19]=[.AO$1];[.$L19]=[.AO$1];[.$M19]=[.AO$1];[.$N19]);[.$A19];&quot;&quot;)">
            <text:p/>
          </table:table-cell>
          <table:table-cell table:formula="of:=IF(OR([.$J19]=[.AP$1];[.$K19]=[.AP$1];[.$L19]=[.AP$1];[.$M19]=[.AP$1];[.$N19]);[.$A19];&quot;&quot;)">
            <text:p/>
          </table:table-cell>
          <table:table-cell table:formula="of:=IF(OR([.$J19]=[.AQ$1];[.$K19]=[.AQ$1];[.$L19]=[.AQ$1];[.$M19]=[.AQ$1];[.$N19]);[.$A19];&quot;&quot;)">
            <text:p/>
          </table:table-cell>
          <table:table-cell table:formula="of:=IF(OR([.$J19]=[.AR$1];[.$K19]=[.AR$1];[.$L19]=[.AR$1];[.$M19]=[.AR$1];[.$N19]);[.$A19];&quot;&quot;)">
            <text:p/>
          </table:table-cell>
          <table:table-cell/>
          <table:table-cell table:formula="of:=IF([.$E19]=[.AT$1];[.$A19];&quot;&quot;)">
            <text:p/>
          </table:table-cell>
          <table:table-cell table:formula="of:=IF([.$E19]=[.AU$1];[.$A19];&quot;&quot;)">
            <text:p/>
          </table:table-cell>
          <table:table-cell table:formula="of:=IF([.$E19]=[.AV$1];[.$A19];&quot;&quot;)">
            <text:p/>
          </table:table-cell>
          <table:table-cell table:formula="of:=IF([.$E19]=[.AW$1];[.$A19];&quot;&quot;)">
            <text:p/>
          </table:table-cell>
          <table:table-cell table:formula="of:=IF([.$E19]=[.AX$1];[.$A19];&quot;&quot;)">
            <text:p/>
          </table:table-cell>
          <table:table-cell table:formula="of:=IF([.$E19]=[.AY$1];[.$A19];&quot;&quot;)">
            <text:p/>
          </table:table-cell>
          <table:table-cell table:formula="of:=IF([.$E19]=[.AZ$1];[.$A19];&quot;&quot;)">
            <text:p/>
          </table:table-cell>
          <table:table-cell table:formula="of:=IF([.$E19]=[.BA$1];[.$A19];&quot;&quot;)">
            <text:p/>
          </table:table-cell>
          <table:table-cell table:formula="of:=IF([.$E19]=[.BB$1];[.$A19];&quot;&quot;)">
            <text:p/>
          </table:table-cell>
          <table:table-cell table:formula="of:=IF([.$E19]=[.BC$1];[.$A19];&quot;&quot;)">
            <text:p/>
          </table:table-cell>
          <table:table-cell table:formula="of:=IF([.$E19]=[.BD$1];[.$A19];&quot;&quot;)">
            <text:p/>
          </table:table-cell>
          <table:table-cell table:formula="of:=IF([.$E19]=[.BE$1];[.$A19];&quot;&quot;)">
            <text:p/>
          </table:table-cell>
          <table:table-cell table:formula="of:=IF([.$E19]=[.BF$1];[.$A19];&quot;&quot;)">
            <text:p/>
          </table:table-cell>
          <table:table-cell table:formula="of:=IF([.$E19]=[.BG$1];[.$A19];&quot;&quot;)">
            <text:p/>
          </table:table-cell>
          <table:table-cell table:formula="of:=IF([.$E19]=[.BH$1];[.$A19];&quot;&quot;)">
            <text:p/>
          </table:table-cell>
          <table:table-cell table:formula="of:=IF([.$E19]=[.BI$1];[.$A19];&quot;&quot;)" office:value-type="float" office:value="18" calcext:value-type="float">
            <text:p>18</text:p>
          </table:table-cell>
          <table:table-cell table:formula="of:=IF([.$E19]=[.BJ$1];[.$A19];&quot;&quot;)">
            <text:p/>
          </table:table-cell>
          <table:table-cell table:formula="of:=IF([.$E19]=[.BK$1];[.$A19];&quot;&quot;)">
            <text:p/>
          </table:table-cell>
          <table:table-cell table:formula="of:=IF([.$E19]=[.BL$1];[.$A19];&quot;&quot;)">
            <text:p/>
          </table:table-cell>
          <table:table-cell table:formula="of:=IF([.$E19]=[.BM$1];[.$A19];&quot;&quot;)">
            <text:p/>
          </table:table-cell>
          <table:table-cell table:formula="of:=IF([.$E19]=[.BN$1];[.$A19];&quot;&quot;)">
            <text:p/>
          </table:table-cell>
          <table:table-cell table:formula="of:=IF([.$E19]=[.BO$1];[.$A19];&quot;&quot;)">
            <text:p/>
          </table:table-cell>
          <table:table-cell table:formula="of:=IF([.$E19]=[.BP$1];[.$A19];&quot;&quot;)">
            <text:p/>
          </table:table-cell>
          <table:table-cell table:formula="of:=IF([.$E19]=[.BQ$1];[.$A19];&quot;&quot;)">
            <text:p/>
          </table:table-cell>
          <table:table-cell table:formula="of:=IF([.$E19]=[.BR$1];[.$A19];&quot;&quot;)">
            <text:p/>
          </table:table-cell>
          <table:table-cell table:formula="of:=IF([.$E19]=[.BS$1];[.$A19];&quot;&quot;)">
            <text:p/>
          </table:table-cell>
          <table:table-cell table:formula="of:=IF([.$E19]=[.BT$1];[.$A19];&quot;&quot;)">
            <text:p/>
          </table:table-cell>
          <table:table-cell table:formula="of:=IF([.$E19]=[.BU$1];[.$A19];&quot;&quot;)">
            <text:p/>
          </table:table-cell>
          <table:table-cell table:formula="of:=IF([.$E19]=[.BV$1];[.$A19];&quot;&quot;)">
            <text:p/>
          </table:table-cell>
          <table:table-cell table:formula="of:=IF([.$E19]=[.BW$1];[.$A19];&quot;&quot;)">
            <text:p/>
          </table:table-cell>
          <table:table-cell table:formula="of:=IF([.$E19]=[.BX$1];[.$A19];&quot;&quot;)">
            <text:p/>
          </table:table-cell>
          <table:table-cell table:formula="of:=IF([.$E19]=[.BY$1];[.$A19];&quot;&quot;)">
            <text:p/>
          </table:table-cell>
          <table:table-cell table:formula="of:=IF([.$E19]=[.BZ$1];[.$A19];&quot;&quot;)">
            <text:p/>
          </table:table-cell>
          <table:table-cell table:formula="of:=IF([.$E19]=[.CA$1];[.$A19];&quot;&quot;)">
            <text:p/>
          </table:table-cell>
          <table:table-cell table:formula="of:=IF([.$E19]=[.CB$1];[.$A19];&quot;&quot;)">
            <text:p/>
          </table:table-cell>
          <table:table-cell table:formula="of:=IF([.$E19]=[.CC$1];[.$A19];&quot;&quot;)">
            <text:p/>
          </table:table-cell>
          <table:table-cell table:formula="of:=IF([.$E19]=[.CD$1];[.$A19];&quot;&quot;)">
            <text:p/>
          </table:table-cell>
          <table:table-cell table:formula="of:=IF([.$E19]=[.CE$1];[.$A19];&quot;&quot;)">
            <text:p/>
          </table:table-cell>
          <table:table-cell table:formula="of:=IF([.$E19]=[.CF$1];[.$A19];&quot;&quot;)">
            <text:p/>
          </table:table-cell>
          <table:table-cell table:formula="of:=IF([.$E19]=[.CG$1];[.$A19];&quot;&quot;)">
            <text:p/>
          </table:table-cell>
          <table:table-cell table:formula="of:=IF([.$E19]=[.CH$1];[.$A19];&quot;&quot;)">
            <text:p/>
          </table:table-cell>
          <table:table-cell table:formula="of:=IF([.$E19]=[.CI$1];[.$A19];&quot;&quot;)">
            <text:p/>
          </table:table-cell>
          <table:table-cell table:formula="of:=IF([.$E19]=[.CJ$1];[.$A19];&quot;&quot;)">
            <text:p/>
          </table:table-cell>
          <table:table-cell table:formula="of:=IF([.$E19]=[.CK$1];[.$A19];&quot;&quot;)">
            <text:p/>
          </table:table-cell>
          <table:table-cell table:formula="of:=IF([.$E19]=[.CL$1];[.$A19];&quot;&quot;)">
            <text:p/>
          </table:table-cell>
          <table:table-cell table:formula="of:=IF([.$E19]=[.CM$1];[.$A19];&quot;&quot;)">
            <text:p/>
          </table:table-cell>
          <table:table-cell table:formula="of:=IF([.$E19]=[.CN$1];[.$A19];&quot;&quot;)">
            <text:p/>
          </table:table-cell>
          <table:table-cell table:formula="of:=IF([.$E19]=[.CO$1];[.$A19];&quot;&quot;)">
            <text:p/>
          </table:table-cell>
          <table:table-cell table:formula="of:=IF([.$E19]=[.CP$1];[.$A19];&quot;&quot;)">
            <text:p/>
          </table:table-cell>
          <table:table-cell table:formula="of:=IF([.$E19]=[.CQ$1];[.$A1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Thomas L. Moran, Lawrence Kaplow</text:p>
          </table:table-cell>
          <table:table-cell office:value-type="float" office:value="17.14" calcext:value-type="float">
            <text:p>17.14</text:p>
          </table:table-cell>
          <table:table-cell office:value-type="float" office:value="12" calcext:value-type="float">
            <text:p>12</text:p>
          </table:table-cell>
          <table:table-cell office:value-type="date" office:date-value="2005-05-03" calcext:value-type="date">
            <text:p>2005-05-03</text:p>
          </table:table-cell>
          <table:table-cell office:value-type="string" calcext:value-type="string">
            <text:p>Thomas L. Moran</text:p>
          </table:table-cell>
          <table:table-cell office:value-type="string" calcext:value-type="string">
            <text:p>Lawrence Kaplow</text:p>
          </table:table-cell>
          <table:table-cell table:number-columns-repeated="3"/>
          <table:table-cell table:formula="of:=IF(OR([.$J20]=[.O$1];[.$K20]=[.O$1];[.$L20]=[.O$1];[.$M20]=[.O$1];[.$N20]);[.$A20];&quot;&quot;)">
            <text:p/>
          </table:table-cell>
          <table:table-cell table:formula="of:=IF(OR([.$J20]=[.P$1];[.$K20]=[.P$1];[.$L20]=[.P$1];[.$M20]=[.P$1];[.$N20]);[.$A20];&quot;&quot;)" office:value-type="float" office:value="19" calcext:value-type="float">
            <text:p>19</text:p>
          </table:table-cell>
          <table:table-cell table:formula="of:=IF(OR([.$J20]=[.Q$1];[.$K20]=[.Q$1];[.$L20]=[.Q$1];[.$M20]=[.Q$1];[.$N20]);[.$A20];&quot;&quot;)">
            <text:p/>
          </table:table-cell>
          <table:table-cell table:formula="of:=IF(OR([.$J20]=[.R$1];[.$K20]=[.R$1];[.$L20]=[.R$1];[.$M20]=[.R$1];[.$N20]);[.$A20];&quot;&quot;)">
            <text:p/>
          </table:table-cell>
          <table:table-cell table:formula="of:=IF(OR([.$J20]=[.S$1];[.$K20]=[.S$1];[.$L20]=[.S$1];[.$M20]=[.S$1];[.$N20]);[.$A20];&quot;&quot;)">
            <text:p/>
          </table:table-cell>
          <table:table-cell table:formula="of:=IF(OR([.$J20]=[.T$1];[.$K20]=[.T$1];[.$L20]=[.T$1];[.$M20]=[.T$1];[.$N20]);[.$A20];&quot;&quot;)" office:value-type="float" office:value="19" calcext:value-type="float">
            <text:p>19</text:p>
          </table:table-cell>
          <table:table-cell table:formula="of:=IF(OR([.$J20]=[.U$1];[.$K20]=[.U$1];[.$L20]=[.U$1];[.$M20]=[.U$1];[.$N20]);[.$A20];&quot;&quot;)">
            <text:p/>
          </table:table-cell>
          <table:table-cell table:formula="of:=IF(OR([.$J20]=[.V$1];[.$K20]=[.V$1];[.$L20]=[.V$1];[.$M20]=[.V$1];[.$N20]);[.$A20];&quot;&quot;)">
            <text:p/>
          </table:table-cell>
          <table:table-cell table:formula="of:=IF(OR([.$J20]=[.W$1];[.$K20]=[.W$1];[.$L20]=[.W$1];[.$M20]=[.W$1];[.$N20]);[.$A20];&quot;&quot;)">
            <text:p/>
          </table:table-cell>
          <table:table-cell table:formula="of:=IF(OR([.$J20]=[.X$1];[.$K20]=[.X$1];[.$L20]=[.X$1];[.$M20]=[.X$1];[.$N20]);[.$A20];&quot;&quot;)">
            <text:p/>
          </table:table-cell>
          <table:table-cell table:formula="of:=IF(OR([.$J20]=[.Y$1];[.$K20]=[.Y$1];[.$L20]=[.Y$1];[.$M20]=[.Y$1];[.$N20]);[.$A20];&quot;&quot;)">
            <text:p/>
          </table:table-cell>
          <table:table-cell table:formula="of:=IF(OR([.$J20]=[.Z$1];[.$K20]=[.Z$1];[.$L20]=[.Z$1];[.$M20]=[.Z$1];[.$N20]);[.$A20];&quot;&quot;)">
            <text:p/>
          </table:table-cell>
          <table:table-cell table:formula="of:=IF(OR([.$J20]=[.AA$1];[.$K20]=[.AA$1];[.$L20]=[.AA$1];[.$M20]=[.AA$1];[.$N20]);[.$A20];&quot;&quot;)">
            <text:p/>
          </table:table-cell>
          <table:table-cell table:formula="of:=IF(OR([.$J20]=[.AB$1];[.$K20]=[.AB$1];[.$L20]=[.AB$1];[.$M20]=[.AB$1];[.$N20]);[.$A20];&quot;&quot;)">
            <text:p/>
          </table:table-cell>
          <table:table-cell table:formula="of:=IF(OR([.$J20]=[.AC$1];[.$K20]=[.AC$1];[.$L20]=[.AC$1];[.$M20]=[.AC$1];[.$N20]);[.$A20];&quot;&quot;)">
            <text:p/>
          </table:table-cell>
          <table:table-cell table:formula="of:=IF(OR([.$J20]=[.AD$1];[.$K20]=[.AD$1];[.$L20]=[.AD$1];[.$M20]=[.AD$1];[.$N20]);[.$A20];&quot;&quot;)">
            <text:p/>
          </table:table-cell>
          <table:table-cell table:formula="of:=IF(OR([.$J20]=[.AE$1];[.$K20]=[.AE$1];[.$L20]=[.AE$1];[.$M20]=[.AE$1];[.$N20]);[.$A20];&quot;&quot;)">
            <text:p/>
          </table:table-cell>
          <table:table-cell table:formula="of:=IF(OR([.$J20]=[.AF$1];[.$K20]=[.AF$1];[.$L20]=[.AF$1];[.$M20]=[.AF$1];[.$N20]);[.$A20];&quot;&quot;)">
            <text:p/>
          </table:table-cell>
          <table:table-cell table:formula="of:=IF(OR([.$J20]=[.AG$1];[.$K20]=[.AG$1];[.$L20]=[.AG$1];[.$M20]=[.AG$1];[.$N20]);[.$A20];&quot;&quot;)">
            <text:p/>
          </table:table-cell>
          <table:table-cell table:formula="of:=IF(OR([.$J20]=[.AH$1];[.$K20]=[.AH$1];[.$L20]=[.AH$1];[.$M20]=[.AH$1];[.$N20]);[.$A20];&quot;&quot;)">
            <text:p/>
          </table:table-cell>
          <table:table-cell table:formula="of:=IF(OR([.$J20]=[.AI$1];[.$K20]=[.AI$1];[.$L20]=[.AI$1];[.$M20]=[.AI$1];[.$N20]);[.$A20];&quot;&quot;)">
            <text:p/>
          </table:table-cell>
          <table:table-cell table:formula="of:=IF(OR([.$J20]=[.AJ$1];[.$K20]=[.AJ$1];[.$L20]=[.AJ$1];[.$M20]=[.AJ$1];[.$N20]);[.$A20];&quot;&quot;)">
            <text:p/>
          </table:table-cell>
          <table:table-cell table:formula="of:=IF(OR([.$J20]=[.AK$1];[.$K20]=[.AK$1];[.$L20]=[.AK$1];[.$M20]=[.AK$1];[.$N20]);[.$A20];&quot;&quot;)">
            <text:p/>
          </table:table-cell>
          <table:table-cell table:formula="of:=IF(OR([.$J20]=[.AL$1];[.$K20]=[.AL$1];[.$L20]=[.AL$1];[.$M20]=[.AL$1];[.$N20]);[.$A20];&quot;&quot;)">
            <text:p/>
          </table:table-cell>
          <table:table-cell table:formula="of:=IF(OR([.$J20]=[.AM$1];[.$K20]=[.AM$1];[.$L20]=[.AM$1];[.$M20]=[.AM$1];[.$N20]);[.$A20];&quot;&quot;)">
            <text:p/>
          </table:table-cell>
          <table:table-cell table:formula="of:=IF(OR([.$J20]=[.AN$1];[.$K20]=[.AN$1];[.$L20]=[.AN$1];[.$M20]=[.AN$1];[.$N20]);[.$A20];&quot;&quot;)">
            <text:p/>
          </table:table-cell>
          <table:table-cell table:formula="of:=IF(OR([.$J20]=[.AO$1];[.$K20]=[.AO$1];[.$L20]=[.AO$1];[.$M20]=[.AO$1];[.$N20]);[.$A20];&quot;&quot;)">
            <text:p/>
          </table:table-cell>
          <table:table-cell table:formula="of:=IF(OR([.$J20]=[.AP$1];[.$K20]=[.AP$1];[.$L20]=[.AP$1];[.$M20]=[.AP$1];[.$N20]);[.$A20];&quot;&quot;)">
            <text:p/>
          </table:table-cell>
          <table:table-cell table:formula="of:=IF(OR([.$J20]=[.AQ$1];[.$K20]=[.AQ$1];[.$L20]=[.AQ$1];[.$M20]=[.AQ$1];[.$N20]);[.$A20];&quot;&quot;)">
            <text:p/>
          </table:table-cell>
          <table:table-cell table:formula="of:=IF(OR([.$J20]=[.AR$1];[.$K20]=[.AR$1];[.$L20]=[.AR$1];[.$M20]=[.AR$1];[.$N20]);[.$A20];&quot;&quot;)">
            <text:p/>
          </table:table-cell>
          <table:table-cell/>
          <table:table-cell table:formula="of:=IF([.$E20]=[.AT$1];[.$A20];&quot;&quot;)">
            <text:p/>
          </table:table-cell>
          <table:table-cell table:formula="of:=IF([.$E20]=[.AU$1];[.$A20];&quot;&quot;)">
            <text:p/>
          </table:table-cell>
          <table:table-cell table:formula="of:=IF([.$E20]=[.AV$1];[.$A20];&quot;&quot;)">
            <text:p/>
          </table:table-cell>
          <table:table-cell table:formula="of:=IF([.$E20]=[.AW$1];[.$A20];&quot;&quot;)">
            <text:p/>
          </table:table-cell>
          <table:table-cell table:formula="of:=IF([.$E20]=[.AX$1];[.$A20];&quot;&quot;)">
            <text:p/>
          </table:table-cell>
          <table:table-cell table:formula="of:=IF([.$E20]=[.AY$1];[.$A20];&quot;&quot;)">
            <text:p/>
          </table:table-cell>
          <table:table-cell table:formula="of:=IF([.$E20]=[.AZ$1];[.$A20];&quot;&quot;)">
            <text:p/>
          </table:table-cell>
          <table:table-cell table:formula="of:=IF([.$E20]=[.BA$1];[.$A20];&quot;&quot;)">
            <text:p/>
          </table:table-cell>
          <table:table-cell table:formula="of:=IF([.$E20]=[.BB$1];[.$A20];&quot;&quot;)">
            <text:p/>
          </table:table-cell>
          <table:table-cell table:formula="of:=IF([.$E20]=[.BC$1];[.$A20];&quot;&quot;)">
            <text:p/>
          </table:table-cell>
          <table:table-cell table:formula="of:=IF([.$E20]=[.BD$1];[.$A20];&quot;&quot;)">
            <text:p/>
          </table:table-cell>
          <table:table-cell table:formula="of:=IF([.$E20]=[.BE$1];[.$A20];&quot;&quot;)">
            <text:p/>
          </table:table-cell>
          <table:table-cell table:formula="of:=IF([.$E20]=[.BF$1];[.$A20];&quot;&quot;)">
            <text:p/>
          </table:table-cell>
          <table:table-cell table:formula="of:=IF([.$E20]=[.BG$1];[.$A20];&quot;&quot;)">
            <text:p/>
          </table:table-cell>
          <table:table-cell table:formula="of:=IF([.$E20]=[.BH$1];[.$A20];&quot;&quot;)">
            <text:p/>
          </table:table-cell>
          <table:table-cell table:formula="of:=IF([.$E20]=[.BI$1];[.$A20];&quot;&quot;)">
            <text:p/>
          </table:table-cell>
          <table:table-cell table:formula="of:=IF([.$E20]=[.BJ$1];[.$A20];&quot;&quot;)" office:value-type="float" office:value="19" calcext:value-type="float">
            <text:p>19</text:p>
          </table:table-cell>
          <table:table-cell table:formula="of:=IF([.$E20]=[.BK$1];[.$A20];&quot;&quot;)">
            <text:p/>
          </table:table-cell>
          <table:table-cell table:formula="of:=IF([.$E20]=[.BL$1];[.$A20];&quot;&quot;)">
            <text:p/>
          </table:table-cell>
          <table:table-cell table:formula="of:=IF([.$E20]=[.BM$1];[.$A20];&quot;&quot;)">
            <text:p/>
          </table:table-cell>
          <table:table-cell table:formula="of:=IF([.$E20]=[.BN$1];[.$A20];&quot;&quot;)">
            <text:p/>
          </table:table-cell>
          <table:table-cell table:formula="of:=IF([.$E20]=[.BO$1];[.$A20];&quot;&quot;)">
            <text:p/>
          </table:table-cell>
          <table:table-cell table:formula="of:=IF([.$E20]=[.BP$1];[.$A20];&quot;&quot;)">
            <text:p/>
          </table:table-cell>
          <table:table-cell table:formula="of:=IF([.$E20]=[.BQ$1];[.$A20];&quot;&quot;)">
            <text:p/>
          </table:table-cell>
          <table:table-cell table:formula="of:=IF([.$E20]=[.BR$1];[.$A20];&quot;&quot;)">
            <text:p/>
          </table:table-cell>
          <table:table-cell table:formula="of:=IF([.$E20]=[.BS$1];[.$A20];&quot;&quot;)">
            <text:p/>
          </table:table-cell>
          <table:table-cell table:formula="of:=IF([.$E20]=[.BT$1];[.$A20];&quot;&quot;)">
            <text:p/>
          </table:table-cell>
          <table:table-cell table:formula="of:=IF([.$E20]=[.BU$1];[.$A20];&quot;&quot;)">
            <text:p/>
          </table:table-cell>
          <table:table-cell table:formula="of:=IF([.$E20]=[.BV$1];[.$A20];&quot;&quot;)">
            <text:p/>
          </table:table-cell>
          <table:table-cell table:formula="of:=IF([.$E20]=[.BW$1];[.$A20];&quot;&quot;)">
            <text:p/>
          </table:table-cell>
          <table:table-cell table:formula="of:=IF([.$E20]=[.BX$1];[.$A20];&quot;&quot;)">
            <text:p/>
          </table:table-cell>
          <table:table-cell table:formula="of:=IF([.$E20]=[.BY$1];[.$A20];&quot;&quot;)">
            <text:p/>
          </table:table-cell>
          <table:table-cell table:formula="of:=IF([.$E20]=[.BZ$1];[.$A20];&quot;&quot;)">
            <text:p/>
          </table:table-cell>
          <table:table-cell table:formula="of:=IF([.$E20]=[.CA$1];[.$A20];&quot;&quot;)">
            <text:p/>
          </table:table-cell>
          <table:table-cell table:formula="of:=IF([.$E20]=[.CB$1];[.$A20];&quot;&quot;)">
            <text:p/>
          </table:table-cell>
          <table:table-cell table:formula="of:=IF([.$E20]=[.CC$1];[.$A20];&quot;&quot;)">
            <text:p/>
          </table:table-cell>
          <table:table-cell table:formula="of:=IF([.$E20]=[.CD$1];[.$A20];&quot;&quot;)">
            <text:p/>
          </table:table-cell>
          <table:table-cell table:formula="of:=IF([.$E20]=[.CE$1];[.$A20];&quot;&quot;)">
            <text:p/>
          </table:table-cell>
          <table:table-cell table:formula="of:=IF([.$E20]=[.CF$1];[.$A20];&quot;&quot;)">
            <text:p/>
          </table:table-cell>
          <table:table-cell table:formula="of:=IF([.$E20]=[.CG$1];[.$A20];&quot;&quot;)">
            <text:p/>
          </table:table-cell>
          <table:table-cell table:formula="of:=IF([.$E20]=[.CH$1];[.$A20];&quot;&quot;)">
            <text:p/>
          </table:table-cell>
          <table:table-cell table:formula="of:=IF([.$E20]=[.CI$1];[.$A20];&quot;&quot;)">
            <text:p/>
          </table:table-cell>
          <table:table-cell table:formula="of:=IF([.$E20]=[.CJ$1];[.$A20];&quot;&quot;)">
            <text:p/>
          </table:table-cell>
          <table:table-cell table:formula="of:=IF([.$E20]=[.CK$1];[.$A20];&quot;&quot;)">
            <text:p/>
          </table:table-cell>
          <table:table-cell table:formula="of:=IF([.$E20]=[.CL$1];[.$A20];&quot;&quot;)">
            <text:p/>
          </table:table-cell>
          <table:table-cell table:formula="of:=IF([.$E20]=[.CM$1];[.$A20];&quot;&quot;)">
            <text:p/>
          </table:table-cell>
          <table:table-cell table:formula="of:=IF([.$E20]=[.CN$1];[.$A20];&quot;&quot;)">
            <text:p/>
          </table:table-cell>
          <table:table-cell table:formula="of:=IF([.$E20]=[.CO$1];[.$A20];&quot;&quot;)">
            <text:p/>
          </table:table-cell>
          <table:table-cell table:formula="of:=IF([.$E20]=[.CP$1];[.$A20];&quot;&quot;)">
            <text:p/>
          </table:table-cell>
          <table:table-cell table:formula="of:=IF([.$E20]=[.CQ$1];[.$A2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ve Hurts</text:p>
          </table:table-cell>
          <table:table-cell office:value-type="string" calcext:value-type="string">
            <text:p>Bryan Spicer</text:p>
          </table:table-cell>
          <table:table-cell office:value-type="string" calcext:value-type="string">
            <text:p>Sara B. Cooper</text:p>
          </table:table-cell>
          <table:table-cell office:value-type="float" office:value="18.8" calcext:value-type="float">
            <text:p>18.8</text:p>
          </table:table-cell>
          <table:table-cell office:value-type="float" office:value="10" calcext:value-type="float">
            <text:p>10</text:p>
          </table:table-cell>
          <table:table-cell office:value-type="date" office:date-value="2005-05-10" calcext:value-type="date">
            <text:p>2005-05-10</text:p>
          </table:table-cell>
          <table:table-cell office:value-type="string" calcext:value-type="string">
            <text:p>Sara B. Cooper</text:p>
          </table:table-cell>
          <table:table-cell table:number-columns-repeated="4"/>
          <table:table-cell table:formula="of:=IF(OR([.$J21]=[.O$1];[.$K21]=[.O$1];[.$L21]=[.O$1];[.$M21]=[.O$1];[.$N21]);[.$A21];&quot;&quot;)">
            <text:p/>
          </table:table-cell>
          <table:table-cell table:formula="of:=IF(OR([.$J21]=[.P$1];[.$K21]=[.P$1];[.$L21]=[.P$1];[.$M21]=[.P$1];[.$N21]);[.$A21];&quot;&quot;)">
            <text:p/>
          </table:table-cell>
          <table:table-cell table:formula="of:=IF(OR([.$J21]=[.Q$1];[.$K21]=[.Q$1];[.$L21]=[.Q$1];[.$M21]=[.Q$1];[.$N21]);[.$A21];&quot;&quot;)">
            <text:p/>
          </table:table-cell>
          <table:table-cell table:formula="of:=IF(OR([.$J21]=[.R$1];[.$K21]=[.R$1];[.$L21]=[.R$1];[.$M21]=[.R$1];[.$N21]);[.$A21];&quot;&quot;)" office:value-type="float" office:value="20" calcext:value-type="float">
            <text:p>20</text:p>
          </table:table-cell>
          <table:table-cell table:formula="of:=IF(OR([.$J21]=[.S$1];[.$K21]=[.S$1];[.$L21]=[.S$1];[.$M21]=[.S$1];[.$N21]);[.$A21];&quot;&quot;)">
            <text:p/>
          </table:table-cell>
          <table:table-cell table:formula="of:=IF(OR([.$J21]=[.T$1];[.$K21]=[.T$1];[.$L21]=[.T$1];[.$M21]=[.T$1];[.$N21]);[.$A21];&quot;&quot;)">
            <text:p/>
          </table:table-cell>
          <table:table-cell table:formula="of:=IF(OR([.$J21]=[.U$1];[.$K21]=[.U$1];[.$L21]=[.U$1];[.$M21]=[.U$1];[.$N21]);[.$A21];&quot;&quot;)">
            <text:p/>
          </table:table-cell>
          <table:table-cell table:formula="of:=IF(OR([.$J21]=[.V$1];[.$K21]=[.V$1];[.$L21]=[.V$1];[.$M21]=[.V$1];[.$N21]);[.$A21];&quot;&quot;)">
            <text:p/>
          </table:table-cell>
          <table:table-cell table:formula="of:=IF(OR([.$J21]=[.W$1];[.$K21]=[.W$1];[.$L21]=[.W$1];[.$M21]=[.W$1];[.$N21]);[.$A21];&quot;&quot;)">
            <text:p/>
          </table:table-cell>
          <table:table-cell table:formula="of:=IF(OR([.$J21]=[.X$1];[.$K21]=[.X$1];[.$L21]=[.X$1];[.$M21]=[.X$1];[.$N21]);[.$A21];&quot;&quot;)">
            <text:p/>
          </table:table-cell>
          <table:table-cell table:formula="of:=IF(OR([.$J21]=[.Y$1];[.$K21]=[.Y$1];[.$L21]=[.Y$1];[.$M21]=[.Y$1];[.$N21]);[.$A21];&quot;&quot;)">
            <text:p/>
          </table:table-cell>
          <table:table-cell table:formula="of:=IF(OR([.$J21]=[.Z$1];[.$K21]=[.Z$1];[.$L21]=[.Z$1];[.$M21]=[.Z$1];[.$N21]);[.$A21];&quot;&quot;)">
            <text:p/>
          </table:table-cell>
          <table:table-cell table:formula="of:=IF(OR([.$J21]=[.AA$1];[.$K21]=[.AA$1];[.$L21]=[.AA$1];[.$M21]=[.AA$1];[.$N21]);[.$A21];&quot;&quot;)">
            <text:p/>
          </table:table-cell>
          <table:table-cell table:formula="of:=IF(OR([.$J21]=[.AB$1];[.$K21]=[.AB$1];[.$L21]=[.AB$1];[.$M21]=[.AB$1];[.$N21]);[.$A21];&quot;&quot;)">
            <text:p/>
          </table:table-cell>
          <table:table-cell table:formula="of:=IF(OR([.$J21]=[.AC$1];[.$K21]=[.AC$1];[.$L21]=[.AC$1];[.$M21]=[.AC$1];[.$N21]);[.$A21];&quot;&quot;)">
            <text:p/>
          </table:table-cell>
          <table:table-cell table:formula="of:=IF(OR([.$J21]=[.AD$1];[.$K21]=[.AD$1];[.$L21]=[.AD$1];[.$M21]=[.AD$1];[.$N21]);[.$A21];&quot;&quot;)">
            <text:p/>
          </table:table-cell>
          <table:table-cell table:formula="of:=IF(OR([.$J21]=[.AE$1];[.$K21]=[.AE$1];[.$L21]=[.AE$1];[.$M21]=[.AE$1];[.$N21]);[.$A21];&quot;&quot;)">
            <text:p/>
          </table:table-cell>
          <table:table-cell table:formula="of:=IF(OR([.$J21]=[.AF$1];[.$K21]=[.AF$1];[.$L21]=[.AF$1];[.$M21]=[.AF$1];[.$N21]);[.$A21];&quot;&quot;)">
            <text:p/>
          </table:table-cell>
          <table:table-cell table:formula="of:=IF(OR([.$J21]=[.AG$1];[.$K21]=[.AG$1];[.$L21]=[.AG$1];[.$M21]=[.AG$1];[.$N21]);[.$A21];&quot;&quot;)">
            <text:p/>
          </table:table-cell>
          <table:table-cell table:formula="of:=IF(OR([.$J21]=[.AH$1];[.$K21]=[.AH$1];[.$L21]=[.AH$1];[.$M21]=[.AH$1];[.$N21]);[.$A21];&quot;&quot;)">
            <text:p/>
          </table:table-cell>
          <table:table-cell table:formula="of:=IF(OR([.$J21]=[.AI$1];[.$K21]=[.AI$1];[.$L21]=[.AI$1];[.$M21]=[.AI$1];[.$N21]);[.$A21];&quot;&quot;)">
            <text:p/>
          </table:table-cell>
          <table:table-cell table:formula="of:=IF(OR([.$J21]=[.AJ$1];[.$K21]=[.AJ$1];[.$L21]=[.AJ$1];[.$M21]=[.AJ$1];[.$N21]);[.$A21];&quot;&quot;)">
            <text:p/>
          </table:table-cell>
          <table:table-cell table:formula="of:=IF(OR([.$J21]=[.AK$1];[.$K21]=[.AK$1];[.$L21]=[.AK$1];[.$M21]=[.AK$1];[.$N21]);[.$A21];&quot;&quot;)">
            <text:p/>
          </table:table-cell>
          <table:table-cell table:formula="of:=IF(OR([.$J21]=[.AL$1];[.$K21]=[.AL$1];[.$L21]=[.AL$1];[.$M21]=[.AL$1];[.$N21]);[.$A21];&quot;&quot;)">
            <text:p/>
          </table:table-cell>
          <table:table-cell table:formula="of:=IF(OR([.$J21]=[.AM$1];[.$K21]=[.AM$1];[.$L21]=[.AM$1];[.$M21]=[.AM$1];[.$N21]);[.$A21];&quot;&quot;)">
            <text:p/>
          </table:table-cell>
          <table:table-cell table:formula="of:=IF(OR([.$J21]=[.AN$1];[.$K21]=[.AN$1];[.$L21]=[.AN$1];[.$M21]=[.AN$1];[.$N21]);[.$A21];&quot;&quot;)">
            <text:p/>
          </table:table-cell>
          <table:table-cell table:formula="of:=IF(OR([.$J21]=[.AO$1];[.$K21]=[.AO$1];[.$L21]=[.AO$1];[.$M21]=[.AO$1];[.$N21]);[.$A21];&quot;&quot;)">
            <text:p/>
          </table:table-cell>
          <table:table-cell table:formula="of:=IF(OR([.$J21]=[.AP$1];[.$K21]=[.AP$1];[.$L21]=[.AP$1];[.$M21]=[.AP$1];[.$N21]);[.$A21];&quot;&quot;)">
            <text:p/>
          </table:table-cell>
          <table:table-cell table:formula="of:=IF(OR([.$J21]=[.AQ$1];[.$K21]=[.AQ$1];[.$L21]=[.AQ$1];[.$M21]=[.AQ$1];[.$N21]);[.$A21];&quot;&quot;)">
            <text:p/>
          </table:table-cell>
          <table:table-cell table:formula="of:=IF(OR([.$J21]=[.AR$1];[.$K21]=[.AR$1];[.$L21]=[.AR$1];[.$M21]=[.AR$1];[.$N21]);[.$A21];&quot;&quot;)">
            <text:p/>
          </table:table-cell>
          <table:table-cell/>
          <table:table-cell table:formula="of:=IF([.$E21]=[.AT$1];[.$A21];&quot;&quot;)">
            <text:p/>
          </table:table-cell>
          <table:table-cell table:formula="of:=IF([.$E21]=[.AU$1];[.$A21];&quot;&quot;)">
            <text:p/>
          </table:table-cell>
          <table:table-cell table:formula="of:=IF([.$E21]=[.AV$1];[.$A21];&quot;&quot;)">
            <text:p/>
          </table:table-cell>
          <table:table-cell table:formula="of:=IF([.$E21]=[.AW$1];[.$A21];&quot;&quot;)">
            <text:p/>
          </table:table-cell>
          <table:table-cell table:formula="of:=IF([.$E21]=[.AX$1];[.$A21];&quot;&quot;)">
            <text:p/>
          </table:table-cell>
          <table:table-cell table:formula="of:=IF([.$E21]=[.AY$1];[.$A21];&quot;&quot;)" office:value-type="float" office:value="20" calcext:value-type="float">
            <text:p>20</text:p>
          </table:table-cell>
          <table:table-cell table:formula="of:=IF([.$E21]=[.AZ$1];[.$A21];&quot;&quot;)">
            <text:p/>
          </table:table-cell>
          <table:table-cell table:formula="of:=IF([.$E21]=[.BA$1];[.$A21];&quot;&quot;)">
            <text:p/>
          </table:table-cell>
          <table:table-cell table:formula="of:=IF([.$E21]=[.BB$1];[.$A21];&quot;&quot;)">
            <text:p/>
          </table:table-cell>
          <table:table-cell table:formula="of:=IF([.$E21]=[.BC$1];[.$A21];&quot;&quot;)">
            <text:p/>
          </table:table-cell>
          <table:table-cell table:formula="of:=IF([.$E21]=[.BD$1];[.$A21];&quot;&quot;)">
            <text:p/>
          </table:table-cell>
          <table:table-cell table:formula="of:=IF([.$E21]=[.BE$1];[.$A21];&quot;&quot;)">
            <text:p/>
          </table:table-cell>
          <table:table-cell table:formula="of:=IF([.$E21]=[.BF$1];[.$A21];&quot;&quot;)">
            <text:p/>
          </table:table-cell>
          <table:table-cell table:formula="of:=IF([.$E21]=[.BG$1];[.$A21];&quot;&quot;)">
            <text:p/>
          </table:table-cell>
          <table:table-cell table:formula="of:=IF([.$E21]=[.BH$1];[.$A21];&quot;&quot;)">
            <text:p/>
          </table:table-cell>
          <table:table-cell table:formula="of:=IF([.$E21]=[.BI$1];[.$A21];&quot;&quot;)">
            <text:p/>
          </table:table-cell>
          <table:table-cell table:formula="of:=IF([.$E21]=[.BJ$1];[.$A21];&quot;&quot;)">
            <text:p/>
          </table:table-cell>
          <table:table-cell table:formula="of:=IF([.$E21]=[.BK$1];[.$A21];&quot;&quot;)">
            <text:p/>
          </table:table-cell>
          <table:table-cell table:formula="of:=IF([.$E21]=[.BL$1];[.$A21];&quot;&quot;)">
            <text:p/>
          </table:table-cell>
          <table:table-cell table:formula="of:=IF([.$E21]=[.BM$1];[.$A21];&quot;&quot;)">
            <text:p/>
          </table:table-cell>
          <table:table-cell table:formula="of:=IF([.$E21]=[.BN$1];[.$A21];&quot;&quot;)">
            <text:p/>
          </table:table-cell>
          <table:table-cell table:formula="of:=IF([.$E21]=[.BO$1];[.$A21];&quot;&quot;)">
            <text:p/>
          </table:table-cell>
          <table:table-cell table:formula="of:=IF([.$E21]=[.BP$1];[.$A21];&quot;&quot;)">
            <text:p/>
          </table:table-cell>
          <table:table-cell table:formula="of:=IF([.$E21]=[.BQ$1];[.$A21];&quot;&quot;)">
            <text:p/>
          </table:table-cell>
          <table:table-cell table:formula="of:=IF([.$E21]=[.BR$1];[.$A21];&quot;&quot;)">
            <text:p/>
          </table:table-cell>
          <table:table-cell table:formula="of:=IF([.$E21]=[.BS$1];[.$A21];&quot;&quot;)">
            <text:p/>
          </table:table-cell>
          <table:table-cell table:formula="of:=IF([.$E21]=[.BT$1];[.$A21];&quot;&quot;)">
            <text:p/>
          </table:table-cell>
          <table:table-cell table:formula="of:=IF([.$E21]=[.BU$1];[.$A21];&quot;&quot;)">
            <text:p/>
          </table:table-cell>
          <table:table-cell table:formula="of:=IF([.$E21]=[.BV$1];[.$A21];&quot;&quot;)">
            <text:p/>
          </table:table-cell>
          <table:table-cell table:formula="of:=IF([.$E21]=[.BW$1];[.$A21];&quot;&quot;)">
            <text:p/>
          </table:table-cell>
          <table:table-cell table:formula="of:=IF([.$E21]=[.BX$1];[.$A21];&quot;&quot;)">
            <text:p/>
          </table:table-cell>
          <table:table-cell table:formula="of:=IF([.$E21]=[.BY$1];[.$A21];&quot;&quot;)">
            <text:p/>
          </table:table-cell>
          <table:table-cell table:formula="of:=IF([.$E21]=[.BZ$1];[.$A21];&quot;&quot;)">
            <text:p/>
          </table:table-cell>
          <table:table-cell table:formula="of:=IF([.$E21]=[.CA$1];[.$A21];&quot;&quot;)">
            <text:p/>
          </table:table-cell>
          <table:table-cell table:formula="of:=IF([.$E21]=[.CB$1];[.$A21];&quot;&quot;)">
            <text:p/>
          </table:table-cell>
          <table:table-cell table:formula="of:=IF([.$E21]=[.CC$1];[.$A21];&quot;&quot;)">
            <text:p/>
          </table:table-cell>
          <table:table-cell table:formula="of:=IF([.$E21]=[.CD$1];[.$A21];&quot;&quot;)">
            <text:p/>
          </table:table-cell>
          <table:table-cell table:formula="of:=IF([.$E21]=[.CE$1];[.$A21];&quot;&quot;)">
            <text:p/>
          </table:table-cell>
          <table:table-cell table:formula="of:=IF([.$E21]=[.CF$1];[.$A21];&quot;&quot;)">
            <text:p/>
          </table:table-cell>
          <table:table-cell table:formula="of:=IF([.$E21]=[.CG$1];[.$A21];&quot;&quot;)">
            <text:p/>
          </table:table-cell>
          <table:table-cell table:formula="of:=IF([.$E21]=[.CH$1];[.$A21];&quot;&quot;)">
            <text:p/>
          </table:table-cell>
          <table:table-cell table:formula="of:=IF([.$E21]=[.CI$1];[.$A21];&quot;&quot;)">
            <text:p/>
          </table:table-cell>
          <table:table-cell table:formula="of:=IF([.$E21]=[.CJ$1];[.$A21];&quot;&quot;)">
            <text:p/>
          </table:table-cell>
          <table:table-cell table:formula="of:=IF([.$E21]=[.CK$1];[.$A21];&quot;&quot;)">
            <text:p/>
          </table:table-cell>
          <table:table-cell table:formula="of:=IF([.$E21]=[.CL$1];[.$A21];&quot;&quot;)">
            <text:p/>
          </table:table-cell>
          <table:table-cell table:formula="of:=IF([.$E21]=[.CM$1];[.$A21];&quot;&quot;)">
            <text:p/>
          </table:table-cell>
          <table:table-cell table:formula="of:=IF([.$E21]=[.CN$1];[.$A21];&quot;&quot;)">
            <text:p/>
          </table:table-cell>
          <table:table-cell table:formula="of:=IF([.$E21]=[.CO$1];[.$A21];&quot;&quot;)">
            <text:p/>
          </table:table-cell>
          <table:table-cell table:formula="of:=IF([.$E21]=[.CP$1];[.$A21];&quot;&quot;)">
            <text:p/>
          </table:table-cell>
          <table:table-cell table:formula="of:=IF([.$E21]=[.CQ$1];[.$A2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ree Stories</text:p>
          </table:table-cell>
          <table:table-cell office:value-type="string" calcext:value-type="string">
            <text:p>Paris Barclay</text:p>
          </table:table-cell>
          <table:table-cell office:value-type="string" calcext:value-type="string">
            <text:p>David Shore</text:p>
          </table:table-cell>
          <table:table-cell office:value-type="float" office:value="17.68" calcext:value-type="float">
            <text:p>17.68</text:p>
          </table:table-cell>
          <table:table-cell office:value-type="float" office:value="14" calcext:value-type="float">
            <text:p>14</text:p>
          </table:table-cell>
          <table:table-cell office:value-type="date" office:date-value="2005-05-17" calcext:value-type="date">
            <text:p>2005-05-17</text:p>
          </table:table-cell>
          <table:table-cell office:value-type="string" calcext:value-type="string">
            <text:p>David Shore</text:p>
          </table:table-cell>
          <table:table-cell table:number-columns-repeated="4"/>
          <table:table-cell table:formula="of:=IF(OR([.$J22]=[.O$1];[.$K22]=[.O$1];[.$L22]=[.O$1];[.$M22]=[.O$1];[.$N22]);[.$A22];&quot;&quot;)" office:value-type="float" office:value="21" calcext:value-type="float">
            <text:p>21</text:p>
          </table:table-cell>
          <table:table-cell table:formula="of:=IF(OR([.$J22]=[.P$1];[.$K22]=[.P$1];[.$L22]=[.P$1];[.$M22]=[.P$1];[.$N22]);[.$A22];&quot;&quot;)">
            <text:p/>
          </table:table-cell>
          <table:table-cell table:formula="of:=IF(OR([.$J22]=[.Q$1];[.$K22]=[.Q$1];[.$L22]=[.Q$1];[.$M22]=[.Q$1];[.$N22]);[.$A22];&quot;&quot;)">
            <text:p/>
          </table:table-cell>
          <table:table-cell table:formula="of:=IF(OR([.$J22]=[.R$1];[.$K22]=[.R$1];[.$L22]=[.R$1];[.$M22]=[.R$1];[.$N22]);[.$A22];&quot;&quot;)">
            <text:p/>
          </table:table-cell>
          <table:table-cell table:formula="of:=IF(OR([.$J22]=[.S$1];[.$K22]=[.S$1];[.$L22]=[.S$1];[.$M22]=[.S$1];[.$N22]);[.$A22];&quot;&quot;)">
            <text:p/>
          </table:table-cell>
          <table:table-cell table:formula="of:=IF(OR([.$J22]=[.T$1];[.$K22]=[.T$1];[.$L22]=[.T$1];[.$M22]=[.T$1];[.$N22]);[.$A22];&quot;&quot;)">
            <text:p/>
          </table:table-cell>
          <table:table-cell table:formula="of:=IF(OR([.$J22]=[.U$1];[.$K22]=[.U$1];[.$L22]=[.U$1];[.$M22]=[.U$1];[.$N22]);[.$A22];&quot;&quot;)">
            <text:p/>
          </table:table-cell>
          <table:table-cell table:formula="of:=IF(OR([.$J22]=[.V$1];[.$K22]=[.V$1];[.$L22]=[.V$1];[.$M22]=[.V$1];[.$N22]);[.$A22];&quot;&quot;)">
            <text:p/>
          </table:table-cell>
          <table:table-cell table:formula="of:=IF(OR([.$J22]=[.W$1];[.$K22]=[.W$1];[.$L22]=[.W$1];[.$M22]=[.W$1];[.$N22]);[.$A22];&quot;&quot;)">
            <text:p/>
          </table:table-cell>
          <table:table-cell table:formula="of:=IF(OR([.$J22]=[.X$1];[.$K22]=[.X$1];[.$L22]=[.X$1];[.$M22]=[.X$1];[.$N22]);[.$A22];&quot;&quot;)">
            <text:p/>
          </table:table-cell>
          <table:table-cell table:formula="of:=IF(OR([.$J22]=[.Y$1];[.$K22]=[.Y$1];[.$L22]=[.Y$1];[.$M22]=[.Y$1];[.$N22]);[.$A22];&quot;&quot;)">
            <text:p/>
          </table:table-cell>
          <table:table-cell table:formula="of:=IF(OR([.$J22]=[.Z$1];[.$K22]=[.Z$1];[.$L22]=[.Z$1];[.$M22]=[.Z$1];[.$N22]);[.$A22];&quot;&quot;)">
            <text:p/>
          </table:table-cell>
          <table:table-cell table:formula="of:=IF(OR([.$J22]=[.AA$1];[.$K22]=[.AA$1];[.$L22]=[.AA$1];[.$M22]=[.AA$1];[.$N22]);[.$A22];&quot;&quot;)">
            <text:p/>
          </table:table-cell>
          <table:table-cell table:formula="of:=IF(OR([.$J22]=[.AB$1];[.$K22]=[.AB$1];[.$L22]=[.AB$1];[.$M22]=[.AB$1];[.$N22]);[.$A22];&quot;&quot;)">
            <text:p/>
          </table:table-cell>
          <table:table-cell table:formula="of:=IF(OR([.$J22]=[.AC$1];[.$K22]=[.AC$1];[.$L22]=[.AC$1];[.$M22]=[.AC$1];[.$N22]);[.$A22];&quot;&quot;)">
            <text:p/>
          </table:table-cell>
          <table:table-cell table:formula="of:=IF(OR([.$J22]=[.AD$1];[.$K22]=[.AD$1];[.$L22]=[.AD$1];[.$M22]=[.AD$1];[.$N22]);[.$A22];&quot;&quot;)">
            <text:p/>
          </table:table-cell>
          <table:table-cell table:formula="of:=IF(OR([.$J22]=[.AE$1];[.$K22]=[.AE$1];[.$L22]=[.AE$1];[.$M22]=[.AE$1];[.$N22]);[.$A22];&quot;&quot;)">
            <text:p/>
          </table:table-cell>
          <table:table-cell table:formula="of:=IF(OR([.$J22]=[.AF$1];[.$K22]=[.AF$1];[.$L22]=[.AF$1];[.$M22]=[.AF$1];[.$N22]);[.$A22];&quot;&quot;)">
            <text:p/>
          </table:table-cell>
          <table:table-cell table:formula="of:=IF(OR([.$J22]=[.AG$1];[.$K22]=[.AG$1];[.$L22]=[.AG$1];[.$M22]=[.AG$1];[.$N22]);[.$A22];&quot;&quot;)">
            <text:p/>
          </table:table-cell>
          <table:table-cell table:formula="of:=IF(OR([.$J22]=[.AH$1];[.$K22]=[.AH$1];[.$L22]=[.AH$1];[.$M22]=[.AH$1];[.$N22]);[.$A22];&quot;&quot;)">
            <text:p/>
          </table:table-cell>
          <table:table-cell table:formula="of:=IF(OR([.$J22]=[.AI$1];[.$K22]=[.AI$1];[.$L22]=[.AI$1];[.$M22]=[.AI$1];[.$N22]);[.$A22];&quot;&quot;)">
            <text:p/>
          </table:table-cell>
          <table:table-cell table:formula="of:=IF(OR([.$J22]=[.AJ$1];[.$K22]=[.AJ$1];[.$L22]=[.AJ$1];[.$M22]=[.AJ$1];[.$N22]);[.$A22];&quot;&quot;)">
            <text:p/>
          </table:table-cell>
          <table:table-cell table:formula="of:=IF(OR([.$J22]=[.AK$1];[.$K22]=[.AK$1];[.$L22]=[.AK$1];[.$M22]=[.AK$1];[.$N22]);[.$A22];&quot;&quot;)">
            <text:p/>
          </table:table-cell>
          <table:table-cell table:formula="of:=IF(OR([.$J22]=[.AL$1];[.$K22]=[.AL$1];[.$L22]=[.AL$1];[.$M22]=[.AL$1];[.$N22]);[.$A22];&quot;&quot;)">
            <text:p/>
          </table:table-cell>
          <table:table-cell table:formula="of:=IF(OR([.$J22]=[.AM$1];[.$K22]=[.AM$1];[.$L22]=[.AM$1];[.$M22]=[.AM$1];[.$N22]);[.$A22];&quot;&quot;)">
            <text:p/>
          </table:table-cell>
          <table:table-cell table:formula="of:=IF(OR([.$J22]=[.AN$1];[.$K22]=[.AN$1];[.$L22]=[.AN$1];[.$M22]=[.AN$1];[.$N22]);[.$A22];&quot;&quot;)">
            <text:p/>
          </table:table-cell>
          <table:table-cell table:formula="of:=IF(OR([.$J22]=[.AO$1];[.$K22]=[.AO$1];[.$L22]=[.AO$1];[.$M22]=[.AO$1];[.$N22]);[.$A22];&quot;&quot;)">
            <text:p/>
          </table:table-cell>
          <table:table-cell table:formula="of:=IF(OR([.$J22]=[.AP$1];[.$K22]=[.AP$1];[.$L22]=[.AP$1];[.$M22]=[.AP$1];[.$N22]);[.$A22];&quot;&quot;)">
            <text:p/>
          </table:table-cell>
          <table:table-cell table:formula="of:=IF(OR([.$J22]=[.AQ$1];[.$K22]=[.AQ$1];[.$L22]=[.AQ$1];[.$M22]=[.AQ$1];[.$N22]);[.$A22];&quot;&quot;)">
            <text:p/>
          </table:table-cell>
          <table:table-cell table:formula="of:=IF(OR([.$J22]=[.AR$1];[.$K22]=[.AR$1];[.$L22]=[.AR$1];[.$M22]=[.AR$1];[.$N22]);[.$A22];&quot;&quot;)">
            <text:p/>
          </table:table-cell>
          <table:table-cell/>
          <table:table-cell table:formula="of:=IF([.$E22]=[.AT$1];[.$A22];&quot;&quot;)">
            <text:p/>
          </table:table-cell>
          <table:table-cell table:formula="of:=IF([.$E22]=[.AU$1];[.$A22];&quot;&quot;)">
            <text:p/>
          </table:table-cell>
          <table:table-cell table:formula="of:=IF([.$E22]=[.AV$1];[.$A22];&quot;&quot;)">
            <text:p/>
          </table:table-cell>
          <table:table-cell table:formula="of:=IF([.$E22]=[.AW$1];[.$A22];&quot;&quot;)">
            <text:p/>
          </table:table-cell>
          <table:table-cell table:formula="of:=IF([.$E22]=[.AX$1];[.$A22];&quot;&quot;)">
            <text:p/>
          </table:table-cell>
          <table:table-cell table:formula="of:=IF([.$E22]=[.AY$1];[.$A22];&quot;&quot;)">
            <text:p/>
          </table:table-cell>
          <table:table-cell table:formula="of:=IF([.$E22]=[.AZ$1];[.$A22];&quot;&quot;)">
            <text:p/>
          </table:table-cell>
          <table:table-cell table:formula="of:=IF([.$E22]=[.BA$1];[.$A22];&quot;&quot;)">
            <text:p/>
          </table:table-cell>
          <table:table-cell table:formula="of:=IF([.$E22]=[.BB$1];[.$A22];&quot;&quot;)">
            <text:p/>
          </table:table-cell>
          <table:table-cell table:formula="of:=IF([.$E22]=[.BC$1];[.$A22];&quot;&quot;)">
            <text:p/>
          </table:table-cell>
          <table:table-cell table:formula="of:=IF([.$E22]=[.BD$1];[.$A22];&quot;&quot;)">
            <text:p/>
          </table:table-cell>
          <table:table-cell table:formula="of:=IF([.$E22]=[.BE$1];[.$A22];&quot;&quot;)">
            <text:p/>
          </table:table-cell>
          <table:table-cell table:formula="of:=IF([.$E22]=[.BF$1];[.$A22];&quot;&quot;)">
            <text:p/>
          </table:table-cell>
          <table:table-cell table:formula="of:=IF([.$E22]=[.BG$1];[.$A22];&quot;&quot;)">
            <text:p/>
          </table:table-cell>
          <table:table-cell table:formula="of:=IF([.$E22]=[.BH$1];[.$A22];&quot;&quot;)">
            <text:p/>
          </table:table-cell>
          <table:table-cell table:formula="of:=IF([.$E22]=[.BI$1];[.$A22];&quot;&quot;)">
            <text:p/>
          </table:table-cell>
          <table:table-cell table:formula="of:=IF([.$E22]=[.BJ$1];[.$A22];&quot;&quot;)">
            <text:p/>
          </table:table-cell>
          <table:table-cell table:formula="of:=IF([.$E22]=[.BK$1];[.$A22];&quot;&quot;)" office:value-type="float" office:value="21" calcext:value-type="float">
            <text:p>21</text:p>
          </table:table-cell>
          <table:table-cell table:formula="of:=IF([.$E22]=[.BL$1];[.$A22];&quot;&quot;)">
            <text:p/>
          </table:table-cell>
          <table:table-cell table:formula="of:=IF([.$E22]=[.BM$1];[.$A22];&quot;&quot;)">
            <text:p/>
          </table:table-cell>
          <table:table-cell table:formula="of:=IF([.$E22]=[.BN$1];[.$A22];&quot;&quot;)">
            <text:p/>
          </table:table-cell>
          <table:table-cell table:formula="of:=IF([.$E22]=[.BO$1];[.$A22];&quot;&quot;)">
            <text:p/>
          </table:table-cell>
          <table:table-cell table:formula="of:=IF([.$E22]=[.BP$1];[.$A22];&quot;&quot;)">
            <text:p/>
          </table:table-cell>
          <table:table-cell table:formula="of:=IF([.$E22]=[.BQ$1];[.$A22];&quot;&quot;)">
            <text:p/>
          </table:table-cell>
          <table:table-cell table:formula="of:=IF([.$E22]=[.BR$1];[.$A22];&quot;&quot;)">
            <text:p/>
          </table:table-cell>
          <table:table-cell table:formula="of:=IF([.$E22]=[.BS$1];[.$A22];&quot;&quot;)">
            <text:p/>
          </table:table-cell>
          <table:table-cell table:formula="of:=IF([.$E22]=[.BT$1];[.$A22];&quot;&quot;)">
            <text:p/>
          </table:table-cell>
          <table:table-cell table:formula="of:=IF([.$E22]=[.BU$1];[.$A22];&quot;&quot;)">
            <text:p/>
          </table:table-cell>
          <table:table-cell table:formula="of:=IF([.$E22]=[.BV$1];[.$A22];&quot;&quot;)">
            <text:p/>
          </table:table-cell>
          <table:table-cell table:formula="of:=IF([.$E22]=[.BW$1];[.$A22];&quot;&quot;)">
            <text:p/>
          </table:table-cell>
          <table:table-cell table:formula="of:=IF([.$E22]=[.BX$1];[.$A22];&quot;&quot;)">
            <text:p/>
          </table:table-cell>
          <table:table-cell table:formula="of:=IF([.$E22]=[.BY$1];[.$A22];&quot;&quot;)">
            <text:p/>
          </table:table-cell>
          <table:table-cell table:formula="of:=IF([.$E22]=[.BZ$1];[.$A22];&quot;&quot;)">
            <text:p/>
          </table:table-cell>
          <table:table-cell table:formula="of:=IF([.$E22]=[.CA$1];[.$A22];&quot;&quot;)">
            <text:p/>
          </table:table-cell>
          <table:table-cell table:formula="of:=IF([.$E22]=[.CB$1];[.$A22];&quot;&quot;)">
            <text:p/>
          </table:table-cell>
          <table:table-cell table:formula="of:=IF([.$E22]=[.CC$1];[.$A22];&quot;&quot;)">
            <text:p/>
          </table:table-cell>
          <table:table-cell table:formula="of:=IF([.$E22]=[.CD$1];[.$A22];&quot;&quot;)">
            <text:p/>
          </table:table-cell>
          <table:table-cell table:formula="of:=IF([.$E22]=[.CE$1];[.$A22];&quot;&quot;)">
            <text:p/>
          </table:table-cell>
          <table:table-cell table:formula="of:=IF([.$E22]=[.CF$1];[.$A22];&quot;&quot;)">
            <text:p/>
          </table:table-cell>
          <table:table-cell table:formula="of:=IF([.$E22]=[.CG$1];[.$A22];&quot;&quot;)">
            <text:p/>
          </table:table-cell>
          <table:table-cell table:formula="of:=IF([.$E22]=[.CH$1];[.$A22];&quot;&quot;)">
            <text:p/>
          </table:table-cell>
          <table:table-cell table:formula="of:=IF([.$E22]=[.CI$1];[.$A22];&quot;&quot;)">
            <text:p/>
          </table:table-cell>
          <table:table-cell table:formula="of:=IF([.$E22]=[.CJ$1];[.$A22];&quot;&quot;)">
            <text:p/>
          </table:table-cell>
          <table:table-cell table:formula="of:=IF([.$E22]=[.CK$1];[.$A22];&quot;&quot;)">
            <text:p/>
          </table:table-cell>
          <table:table-cell table:formula="of:=IF([.$E22]=[.CL$1];[.$A22];&quot;&quot;)">
            <text:p/>
          </table:table-cell>
          <table:table-cell table:formula="of:=IF([.$E22]=[.CM$1];[.$A22];&quot;&quot;)">
            <text:p/>
          </table:table-cell>
          <table:table-cell table:formula="of:=IF([.$E22]=[.CN$1];[.$A22];&quot;&quot;)">
            <text:p/>
          </table:table-cell>
          <table:table-cell table:formula="of:=IF([.$E22]=[.CO$1];[.$A22];&quot;&quot;)">
            <text:p/>
          </table:table-cell>
          <table:table-cell table:formula="of:=IF([.$E22]=[.CP$1];[.$A22];&quot;&quot;)">
            <text:p/>
          </table:table-cell>
          <table:table-cell table:formula="of:=IF([.$E22]=[.CQ$1];[.$A2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neymoon</text:p>
          </table:table-cell>
          <table:table-cell office:value-type="string" calcext:value-type="string">
            <text:p>Frederick King Keller</text:p>
          </table:table-cell>
          <table:table-cell office:value-type="string" calcext:value-type="string">
            <text:p>Lawrence Kaplow, John Mankiewicz</text:p>
          </table:table-cell>
          <table:table-cell office:value-type="float" office:value="19.52" calcext:value-type="float">
            <text:p>19.52</text:p>
          </table:table-cell>
          <table:table-cell office:value-type="float" office:value="5" calcext:value-type="float">
            <text:p>5</text:p>
          </table:table-cell>
          <table:table-cell office:value-type="date" office:date-value="2005-05-24" calcext:value-type="date">
            <text:p>2005-05-24</text:p>
          </table:table-cell>
          <table:table-cell office:value-type="string" calcext:value-type="string">
            <text:p>Lawrence Kaplow</text:p>
          </table:table-cell>
          <table:table-cell office:value-type="string" calcext:value-type="string">
            <text:p>John Mankiewicz</text:p>
          </table:table-cell>
          <table:table-cell table:number-columns-repeated="3"/>
          <table:table-cell table:formula="of:=IF(OR([.$J23]=[.O$1];[.$K23]=[.O$1];[.$L23]=[.O$1];[.$M23]=[.O$1];[.$N23]);[.$A23];&quot;&quot;)">
            <text:p/>
          </table:table-cell>
          <table:table-cell table:formula="of:=IF(OR([.$J23]=[.P$1];[.$K23]=[.P$1];[.$L23]=[.P$1];[.$M23]=[.P$1];[.$N23]);[.$A23];&quot;&quot;)" office:value-type="float" office:value="22" calcext:value-type="float">
            <text:p>22</text:p>
          </table:table-cell>
          <table:table-cell table:formula="of:=IF(OR([.$J23]=[.Q$1];[.$K23]=[.Q$1];[.$L23]=[.Q$1];[.$M23]=[.Q$1];[.$N23]);[.$A23];&quot;&quot;)">
            <text:p/>
          </table:table-cell>
          <table:table-cell table:formula="of:=IF(OR([.$J23]=[.R$1];[.$K23]=[.R$1];[.$L23]=[.R$1];[.$M23]=[.R$1];[.$N23]);[.$A23];&quot;&quot;)">
            <text:p/>
          </table:table-cell>
          <table:table-cell table:formula="of:=IF(OR([.$J23]=[.S$1];[.$K23]=[.S$1];[.$L23]=[.S$1];[.$M23]=[.S$1];[.$N23]);[.$A23];&quot;&quot;)" office:value-type="float" office:value="22" calcext:value-type="float">
            <text:p>22</text:p>
          </table:table-cell>
          <table:table-cell table:formula="of:=IF(OR([.$J23]=[.T$1];[.$K23]=[.T$1];[.$L23]=[.T$1];[.$M23]=[.T$1];[.$N23]);[.$A23];&quot;&quot;)">
            <text:p/>
          </table:table-cell>
          <table:table-cell table:formula="of:=IF(OR([.$J23]=[.U$1];[.$K23]=[.U$1];[.$L23]=[.U$1];[.$M23]=[.U$1];[.$N23]);[.$A23];&quot;&quot;)">
            <text:p/>
          </table:table-cell>
          <table:table-cell table:formula="of:=IF(OR([.$J23]=[.V$1];[.$K23]=[.V$1];[.$L23]=[.V$1];[.$M23]=[.V$1];[.$N23]);[.$A23];&quot;&quot;)">
            <text:p/>
          </table:table-cell>
          <table:table-cell table:formula="of:=IF(OR([.$J23]=[.W$1];[.$K23]=[.W$1];[.$L23]=[.W$1];[.$M23]=[.W$1];[.$N23]);[.$A23];&quot;&quot;)">
            <text:p/>
          </table:table-cell>
          <table:table-cell table:formula="of:=IF(OR([.$J23]=[.X$1];[.$K23]=[.X$1];[.$L23]=[.X$1];[.$M23]=[.X$1];[.$N23]);[.$A23];&quot;&quot;)">
            <text:p/>
          </table:table-cell>
          <table:table-cell table:formula="of:=IF(OR([.$J23]=[.Y$1];[.$K23]=[.Y$1];[.$L23]=[.Y$1];[.$M23]=[.Y$1];[.$N23]);[.$A23];&quot;&quot;)">
            <text:p/>
          </table:table-cell>
          <table:table-cell table:formula="of:=IF(OR([.$J23]=[.Z$1];[.$K23]=[.Z$1];[.$L23]=[.Z$1];[.$M23]=[.Z$1];[.$N23]);[.$A23];&quot;&quot;)">
            <text:p/>
          </table:table-cell>
          <table:table-cell table:formula="of:=IF(OR([.$J23]=[.AA$1];[.$K23]=[.AA$1];[.$L23]=[.AA$1];[.$M23]=[.AA$1];[.$N23]);[.$A23];&quot;&quot;)">
            <text:p/>
          </table:table-cell>
          <table:table-cell table:formula="of:=IF(OR([.$J23]=[.AB$1];[.$K23]=[.AB$1];[.$L23]=[.AB$1];[.$M23]=[.AB$1];[.$N23]);[.$A23];&quot;&quot;)">
            <text:p/>
          </table:table-cell>
          <table:table-cell table:formula="of:=IF(OR([.$J23]=[.AC$1];[.$K23]=[.AC$1];[.$L23]=[.AC$1];[.$M23]=[.AC$1];[.$N23]);[.$A23];&quot;&quot;)">
            <text:p/>
          </table:table-cell>
          <table:table-cell table:formula="of:=IF(OR([.$J23]=[.AD$1];[.$K23]=[.AD$1];[.$L23]=[.AD$1];[.$M23]=[.AD$1];[.$N23]);[.$A23];&quot;&quot;)">
            <text:p/>
          </table:table-cell>
          <table:table-cell table:formula="of:=IF(OR([.$J23]=[.AE$1];[.$K23]=[.AE$1];[.$L23]=[.AE$1];[.$M23]=[.AE$1];[.$N23]);[.$A23];&quot;&quot;)">
            <text:p/>
          </table:table-cell>
          <table:table-cell table:formula="of:=IF(OR([.$J23]=[.AF$1];[.$K23]=[.AF$1];[.$L23]=[.AF$1];[.$M23]=[.AF$1];[.$N23]);[.$A23];&quot;&quot;)">
            <text:p/>
          </table:table-cell>
          <table:table-cell table:formula="of:=IF(OR([.$J23]=[.AG$1];[.$K23]=[.AG$1];[.$L23]=[.AG$1];[.$M23]=[.AG$1];[.$N23]);[.$A23];&quot;&quot;)">
            <text:p/>
          </table:table-cell>
          <table:table-cell table:formula="of:=IF(OR([.$J23]=[.AH$1];[.$K23]=[.AH$1];[.$L23]=[.AH$1];[.$M23]=[.AH$1];[.$N23]);[.$A23];&quot;&quot;)">
            <text:p/>
          </table:table-cell>
          <table:table-cell table:formula="of:=IF(OR([.$J23]=[.AI$1];[.$K23]=[.AI$1];[.$L23]=[.AI$1];[.$M23]=[.AI$1];[.$N23]);[.$A23];&quot;&quot;)">
            <text:p/>
          </table:table-cell>
          <table:table-cell table:formula="of:=IF(OR([.$J23]=[.AJ$1];[.$K23]=[.AJ$1];[.$L23]=[.AJ$1];[.$M23]=[.AJ$1];[.$N23]);[.$A23];&quot;&quot;)">
            <text:p/>
          </table:table-cell>
          <table:table-cell table:formula="of:=IF(OR([.$J23]=[.AK$1];[.$K23]=[.AK$1];[.$L23]=[.AK$1];[.$M23]=[.AK$1];[.$N23]);[.$A23];&quot;&quot;)">
            <text:p/>
          </table:table-cell>
          <table:table-cell table:formula="of:=IF(OR([.$J23]=[.AL$1];[.$K23]=[.AL$1];[.$L23]=[.AL$1];[.$M23]=[.AL$1];[.$N23]);[.$A23];&quot;&quot;)">
            <text:p/>
          </table:table-cell>
          <table:table-cell table:formula="of:=IF(OR([.$J23]=[.AM$1];[.$K23]=[.AM$1];[.$L23]=[.AM$1];[.$M23]=[.AM$1];[.$N23]);[.$A23];&quot;&quot;)">
            <text:p/>
          </table:table-cell>
          <table:table-cell table:formula="of:=IF(OR([.$J23]=[.AN$1];[.$K23]=[.AN$1];[.$L23]=[.AN$1];[.$M23]=[.AN$1];[.$N23]);[.$A23];&quot;&quot;)">
            <text:p/>
          </table:table-cell>
          <table:table-cell table:formula="of:=IF(OR([.$J23]=[.AO$1];[.$K23]=[.AO$1];[.$L23]=[.AO$1];[.$M23]=[.AO$1];[.$N23]);[.$A23];&quot;&quot;)">
            <text:p/>
          </table:table-cell>
          <table:table-cell table:formula="of:=IF(OR([.$J23]=[.AP$1];[.$K23]=[.AP$1];[.$L23]=[.AP$1];[.$M23]=[.AP$1];[.$N23]);[.$A23];&quot;&quot;)">
            <text:p/>
          </table:table-cell>
          <table:table-cell table:formula="of:=IF(OR([.$J23]=[.AQ$1];[.$K23]=[.AQ$1];[.$L23]=[.AQ$1];[.$M23]=[.AQ$1];[.$N23]);[.$A23];&quot;&quot;)">
            <text:p/>
          </table:table-cell>
          <table:table-cell table:formula="of:=IF(OR([.$J23]=[.AR$1];[.$K23]=[.AR$1];[.$L23]=[.AR$1];[.$M23]=[.AR$1];[.$N23]);[.$A23];&quot;&quot;)">
            <text:p/>
          </table:table-cell>
          <table:table-cell/>
          <table:table-cell table:formula="of:=IF([.$E23]=[.AT$1];[.$A23];&quot;&quot;)">
            <text:p/>
          </table:table-cell>
          <table:table-cell table:formula="of:=IF([.$E23]=[.AU$1];[.$A23];&quot;&quot;)">
            <text:p/>
          </table:table-cell>
          <table:table-cell table:formula="of:=IF([.$E23]=[.AV$1];[.$A23];&quot;&quot;)">
            <text:p/>
          </table:table-cell>
          <table:table-cell table:formula="of:=IF([.$E23]=[.AW$1];[.$A23];&quot;&quot;)">
            <text:p/>
          </table:table-cell>
          <table:table-cell table:formula="of:=IF([.$E23]=[.AX$1];[.$A23];&quot;&quot;)">
            <text:p/>
          </table:table-cell>
          <table:table-cell table:formula="of:=IF([.$E23]=[.AY$1];[.$A23];&quot;&quot;)">
            <text:p/>
          </table:table-cell>
          <table:table-cell table:formula="of:=IF([.$E23]=[.AZ$1];[.$A23];&quot;&quot;)">
            <text:p/>
          </table:table-cell>
          <table:table-cell table:formula="of:=IF([.$E23]=[.BA$1];[.$A23];&quot;&quot;)" office:value-type="float" office:value="22" calcext:value-type="float">
            <text:p>22</text:p>
          </table:table-cell>
          <table:table-cell table:formula="of:=IF([.$E23]=[.BB$1];[.$A23];&quot;&quot;)">
            <text:p/>
          </table:table-cell>
          <table:table-cell table:formula="of:=IF([.$E23]=[.BC$1];[.$A23];&quot;&quot;)">
            <text:p/>
          </table:table-cell>
          <table:table-cell table:formula="of:=IF([.$E23]=[.BD$1];[.$A23];&quot;&quot;)">
            <text:p/>
          </table:table-cell>
          <table:table-cell table:formula="of:=IF([.$E23]=[.BE$1];[.$A23];&quot;&quot;)">
            <text:p/>
          </table:table-cell>
          <table:table-cell table:formula="of:=IF([.$E23]=[.BF$1];[.$A23];&quot;&quot;)">
            <text:p/>
          </table:table-cell>
          <table:table-cell table:formula="of:=IF([.$E23]=[.BG$1];[.$A23];&quot;&quot;)">
            <text:p/>
          </table:table-cell>
          <table:table-cell table:formula="of:=IF([.$E23]=[.BH$1];[.$A23];&quot;&quot;)">
            <text:p/>
          </table:table-cell>
          <table:table-cell table:formula="of:=IF([.$E23]=[.BI$1];[.$A23];&quot;&quot;)">
            <text:p/>
          </table:table-cell>
          <table:table-cell table:formula="of:=IF([.$E23]=[.BJ$1];[.$A23];&quot;&quot;)">
            <text:p/>
          </table:table-cell>
          <table:table-cell table:formula="of:=IF([.$E23]=[.BK$1];[.$A23];&quot;&quot;)">
            <text:p/>
          </table:table-cell>
          <table:table-cell table:formula="of:=IF([.$E23]=[.BL$1];[.$A23];&quot;&quot;)">
            <text:p/>
          </table:table-cell>
          <table:table-cell table:formula="of:=IF([.$E23]=[.BM$1];[.$A23];&quot;&quot;)">
            <text:p/>
          </table:table-cell>
          <table:table-cell table:formula="of:=IF([.$E23]=[.BN$1];[.$A23];&quot;&quot;)">
            <text:p/>
          </table:table-cell>
          <table:table-cell table:formula="of:=IF([.$E23]=[.BO$1];[.$A23];&quot;&quot;)">
            <text:p/>
          </table:table-cell>
          <table:table-cell table:formula="of:=IF([.$E23]=[.BP$1];[.$A23];&quot;&quot;)">
            <text:p/>
          </table:table-cell>
          <table:table-cell table:formula="of:=IF([.$E23]=[.BQ$1];[.$A23];&quot;&quot;)">
            <text:p/>
          </table:table-cell>
          <table:table-cell table:formula="of:=IF([.$E23]=[.BR$1];[.$A23];&quot;&quot;)">
            <text:p/>
          </table:table-cell>
          <table:table-cell table:formula="of:=IF([.$E23]=[.BS$1];[.$A23];&quot;&quot;)">
            <text:p/>
          </table:table-cell>
          <table:table-cell table:formula="of:=IF([.$E23]=[.BT$1];[.$A23];&quot;&quot;)">
            <text:p/>
          </table:table-cell>
          <table:table-cell table:formula="of:=IF([.$E23]=[.BU$1];[.$A23];&quot;&quot;)">
            <text:p/>
          </table:table-cell>
          <table:table-cell table:formula="of:=IF([.$E23]=[.BV$1];[.$A23];&quot;&quot;)">
            <text:p/>
          </table:table-cell>
          <table:table-cell table:formula="of:=IF([.$E23]=[.BW$1];[.$A23];&quot;&quot;)">
            <text:p/>
          </table:table-cell>
          <table:table-cell table:formula="of:=IF([.$E23]=[.BX$1];[.$A23];&quot;&quot;)">
            <text:p/>
          </table:table-cell>
          <table:table-cell table:formula="of:=IF([.$E23]=[.BY$1];[.$A23];&quot;&quot;)">
            <text:p/>
          </table:table-cell>
          <table:table-cell table:formula="of:=IF([.$E23]=[.BZ$1];[.$A23];&quot;&quot;)">
            <text:p/>
          </table:table-cell>
          <table:table-cell table:formula="of:=IF([.$E23]=[.CA$1];[.$A23];&quot;&quot;)">
            <text:p/>
          </table:table-cell>
          <table:table-cell table:formula="of:=IF([.$E23]=[.CB$1];[.$A23];&quot;&quot;)">
            <text:p/>
          </table:table-cell>
          <table:table-cell table:formula="of:=IF([.$E23]=[.CC$1];[.$A23];&quot;&quot;)">
            <text:p/>
          </table:table-cell>
          <table:table-cell table:formula="of:=IF([.$E23]=[.CD$1];[.$A23];&quot;&quot;)">
            <text:p/>
          </table:table-cell>
          <table:table-cell table:formula="of:=IF([.$E23]=[.CE$1];[.$A23];&quot;&quot;)">
            <text:p/>
          </table:table-cell>
          <table:table-cell table:formula="of:=IF([.$E23]=[.CF$1];[.$A23];&quot;&quot;)">
            <text:p/>
          </table:table-cell>
          <table:table-cell table:formula="of:=IF([.$E23]=[.CG$1];[.$A23];&quot;&quot;)">
            <text:p/>
          </table:table-cell>
          <table:table-cell table:formula="of:=IF([.$E23]=[.CH$1];[.$A23];&quot;&quot;)">
            <text:p/>
          </table:table-cell>
          <table:table-cell table:formula="of:=IF([.$E23]=[.CI$1];[.$A23];&quot;&quot;)">
            <text:p/>
          </table:table-cell>
          <table:table-cell table:formula="of:=IF([.$E23]=[.CJ$1];[.$A23];&quot;&quot;)">
            <text:p/>
          </table:table-cell>
          <table:table-cell table:formula="of:=IF([.$E23]=[.CK$1];[.$A23];&quot;&quot;)">
            <text:p/>
          </table:table-cell>
          <table:table-cell table:formula="of:=IF([.$E23]=[.CL$1];[.$A23];&quot;&quot;)">
            <text:p/>
          </table:table-cell>
          <table:table-cell table:formula="of:=IF([.$E23]=[.CM$1];[.$A23];&quot;&quot;)">
            <text:p/>
          </table:table-cell>
          <table:table-cell table:formula="of:=IF([.$E23]=[.CN$1];[.$A23];&quot;&quot;)">
            <text:p/>
          </table:table-cell>
          <table:table-cell table:formula="of:=IF([.$E23]=[.CO$1];[.$A23];&quot;&quot;)">
            <text:p/>
          </table:table-cell>
          <table:table-cell table:formula="of:=IF([.$E23]=[.CP$1];[.$A23];&quot;&quot;)">
            <text:p/>
          </table:table-cell>
          <table:table-cell table:formula="of:=IF([.$E23]=[.CQ$1];[.$A2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ptance</text:p>
          </table:table-cell>
          <table:table-cell office:value-type="string" calcext:value-type="string">
            <text:p>Dan Attias</text:p>
          </table:table-cell>
          <table:table-cell office:value-type="string" calcext:value-type="string">
            <text:p>Russel Friend, Garrett Lerner</text:p>
          </table:table-cell>
          <table:table-cell office:value-type="float" office:value="15.91" calcext:value-type="float">
            <text:p>15.91</text:p>
          </table:table-cell>
          <table:table-cell office:value-type="float" office:value="4" calcext:value-type="float">
            <text:p>4</text:p>
          </table:table-cell>
          <table:table-cell office:value-type="date" office:date-value="2005-09-13" calcext:value-type="date">
            <text:p>2005-09-13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table:number-columns-repeated="3"/>
          <table:table-cell table:formula="of:=IF(OR([.$J24]=[.O$1];[.$K24]=[.O$1];[.$L24]=[.O$1];[.$M24]=[.O$1];[.$N24]);[.$A24];&quot;&quot;)">
            <text:p/>
          </table:table-cell>
          <table:table-cell table:formula="of:=IF(OR([.$J24]=[.P$1];[.$K24]=[.P$1];[.$L24]=[.P$1];[.$M24]=[.P$1];[.$N24]);[.$A24];&quot;&quot;)">
            <text:p/>
          </table:table-cell>
          <table:table-cell table:formula="of:=IF(OR([.$J24]=[.Q$1];[.$K24]=[.Q$1];[.$L24]=[.Q$1];[.$M24]=[.Q$1];[.$N24]);[.$A24];&quot;&quot;)">
            <text:p/>
          </table:table-cell>
          <table:table-cell table:formula="of:=IF(OR([.$J24]=[.R$1];[.$K24]=[.R$1];[.$L24]=[.R$1];[.$M24]=[.R$1];[.$N24]);[.$A24];&quot;&quot;)">
            <text:p/>
          </table:table-cell>
          <table:table-cell table:formula="of:=IF(OR([.$J24]=[.S$1];[.$K24]=[.S$1];[.$L24]=[.S$1];[.$M24]=[.S$1];[.$N24]);[.$A24];&quot;&quot;)">
            <text:p/>
          </table:table-cell>
          <table:table-cell table:formula="of:=IF(OR([.$J24]=[.T$1];[.$K24]=[.T$1];[.$L24]=[.T$1];[.$M24]=[.T$1];[.$N24]);[.$A24];&quot;&quot;)">
            <text:p/>
          </table:table-cell>
          <table:table-cell table:formula="of:=IF(OR([.$J24]=[.U$1];[.$K24]=[.U$1];[.$L24]=[.U$1];[.$M24]=[.U$1];[.$N24]);[.$A24];&quot;&quot;)">
            <text:p/>
          </table:table-cell>
          <table:table-cell table:formula="of:=IF(OR([.$J24]=[.V$1];[.$K24]=[.V$1];[.$L24]=[.V$1];[.$M24]=[.V$1];[.$N24]);[.$A24];&quot;&quot;)">
            <text:p/>
          </table:table-cell>
          <table:table-cell table:formula="of:=IF(OR([.$J24]=[.W$1];[.$K24]=[.W$1];[.$L24]=[.W$1];[.$M24]=[.W$1];[.$N24]);[.$A24];&quot;&quot;)">
            <text:p/>
          </table:table-cell>
          <table:table-cell table:formula="of:=IF(OR([.$J24]=[.X$1];[.$K24]=[.X$1];[.$L24]=[.X$1];[.$M24]=[.X$1];[.$N24]);[.$A24];&quot;&quot;)" office:value-type="float" office:value="23" calcext:value-type="float">
            <text:p>23</text:p>
          </table:table-cell>
          <table:table-cell table:formula="of:=IF(OR([.$J24]=[.Y$1];[.$K24]=[.Y$1];[.$L24]=[.Y$1];[.$M24]=[.Y$1];[.$N24]);[.$A24];&quot;&quot;)" office:value-type="float" office:value="23" calcext:value-type="float">
            <text:p>23</text:p>
          </table:table-cell>
          <table:table-cell table:formula="of:=IF(OR([.$J24]=[.Z$1];[.$K24]=[.Z$1];[.$L24]=[.Z$1];[.$M24]=[.Z$1];[.$N24]);[.$A24];&quot;&quot;)">
            <text:p/>
          </table:table-cell>
          <table:table-cell table:formula="of:=IF(OR([.$J24]=[.AA$1];[.$K24]=[.AA$1];[.$L24]=[.AA$1];[.$M24]=[.AA$1];[.$N24]);[.$A24];&quot;&quot;)">
            <text:p/>
          </table:table-cell>
          <table:table-cell table:formula="of:=IF(OR([.$J24]=[.AB$1];[.$K24]=[.AB$1];[.$L24]=[.AB$1];[.$M24]=[.AB$1];[.$N24]);[.$A24];&quot;&quot;)">
            <text:p/>
          </table:table-cell>
          <table:table-cell table:formula="of:=IF(OR([.$J24]=[.AC$1];[.$K24]=[.AC$1];[.$L24]=[.AC$1];[.$M24]=[.AC$1];[.$N24]);[.$A24];&quot;&quot;)">
            <text:p/>
          </table:table-cell>
          <table:table-cell table:formula="of:=IF(OR([.$J24]=[.AD$1];[.$K24]=[.AD$1];[.$L24]=[.AD$1];[.$M24]=[.AD$1];[.$N24]);[.$A24];&quot;&quot;)">
            <text:p/>
          </table:table-cell>
          <table:table-cell table:formula="of:=IF(OR([.$J24]=[.AE$1];[.$K24]=[.AE$1];[.$L24]=[.AE$1];[.$M24]=[.AE$1];[.$N24]);[.$A24];&quot;&quot;)">
            <text:p/>
          </table:table-cell>
          <table:table-cell table:formula="of:=IF(OR([.$J24]=[.AF$1];[.$K24]=[.AF$1];[.$L24]=[.AF$1];[.$M24]=[.AF$1];[.$N24]);[.$A24];&quot;&quot;)">
            <text:p/>
          </table:table-cell>
          <table:table-cell table:formula="of:=IF(OR([.$J24]=[.AG$1];[.$K24]=[.AG$1];[.$L24]=[.AG$1];[.$M24]=[.AG$1];[.$N24]);[.$A24];&quot;&quot;)">
            <text:p/>
          </table:table-cell>
          <table:table-cell table:formula="of:=IF(OR([.$J24]=[.AH$1];[.$K24]=[.AH$1];[.$L24]=[.AH$1];[.$M24]=[.AH$1];[.$N24]);[.$A24];&quot;&quot;)">
            <text:p/>
          </table:table-cell>
          <table:table-cell table:formula="of:=IF(OR([.$J24]=[.AI$1];[.$K24]=[.AI$1];[.$L24]=[.AI$1];[.$M24]=[.AI$1];[.$N24]);[.$A24];&quot;&quot;)">
            <text:p/>
          </table:table-cell>
          <table:table-cell table:formula="of:=IF(OR([.$J24]=[.AJ$1];[.$K24]=[.AJ$1];[.$L24]=[.AJ$1];[.$M24]=[.AJ$1];[.$N24]);[.$A24];&quot;&quot;)">
            <text:p/>
          </table:table-cell>
          <table:table-cell table:formula="of:=IF(OR([.$J24]=[.AK$1];[.$K24]=[.AK$1];[.$L24]=[.AK$1];[.$M24]=[.AK$1];[.$N24]);[.$A24];&quot;&quot;)">
            <text:p/>
          </table:table-cell>
          <table:table-cell table:formula="of:=IF(OR([.$J24]=[.AL$1];[.$K24]=[.AL$1];[.$L24]=[.AL$1];[.$M24]=[.AL$1];[.$N24]);[.$A24];&quot;&quot;)">
            <text:p/>
          </table:table-cell>
          <table:table-cell table:formula="of:=IF(OR([.$J24]=[.AM$1];[.$K24]=[.AM$1];[.$L24]=[.AM$1];[.$M24]=[.AM$1];[.$N24]);[.$A24];&quot;&quot;)">
            <text:p/>
          </table:table-cell>
          <table:table-cell table:formula="of:=IF(OR([.$J24]=[.AN$1];[.$K24]=[.AN$1];[.$L24]=[.AN$1];[.$M24]=[.AN$1];[.$N24]);[.$A24];&quot;&quot;)">
            <text:p/>
          </table:table-cell>
          <table:table-cell table:formula="of:=IF(OR([.$J24]=[.AO$1];[.$K24]=[.AO$1];[.$L24]=[.AO$1];[.$M24]=[.AO$1];[.$N24]);[.$A24];&quot;&quot;)">
            <text:p/>
          </table:table-cell>
          <table:table-cell table:formula="of:=IF(OR([.$J24]=[.AP$1];[.$K24]=[.AP$1];[.$L24]=[.AP$1];[.$M24]=[.AP$1];[.$N24]);[.$A24];&quot;&quot;)">
            <text:p/>
          </table:table-cell>
          <table:table-cell table:formula="of:=IF(OR([.$J24]=[.AQ$1];[.$K24]=[.AQ$1];[.$L24]=[.AQ$1];[.$M24]=[.AQ$1];[.$N24]);[.$A24];&quot;&quot;)">
            <text:p/>
          </table:table-cell>
          <table:table-cell table:formula="of:=IF(OR([.$J24]=[.AR$1];[.$K24]=[.AR$1];[.$L24]=[.AR$1];[.$M24]=[.AR$1];[.$N24]);[.$A24];&quot;&quot;)">
            <text:p/>
          </table:table-cell>
          <table:table-cell/>
          <table:table-cell table:formula="of:=IF([.$E24]=[.AT$1];[.$A24];&quot;&quot;)">
            <text:p/>
          </table:table-cell>
          <table:table-cell table:formula="of:=IF([.$E24]=[.AU$1];[.$A24];&quot;&quot;)">
            <text:p/>
          </table:table-cell>
          <table:table-cell table:formula="of:=IF([.$E24]=[.AV$1];[.$A24];&quot;&quot;)">
            <text:p/>
          </table:table-cell>
          <table:table-cell table:formula="of:=IF([.$E24]=[.AW$1];[.$A24];&quot;&quot;)">
            <text:p/>
          </table:table-cell>
          <table:table-cell table:formula="of:=IF([.$E24]=[.AX$1];[.$A24];&quot;&quot;)">
            <text:p/>
          </table:table-cell>
          <table:table-cell table:formula="of:=IF([.$E24]=[.AY$1];[.$A24];&quot;&quot;)">
            <text:p/>
          </table:table-cell>
          <table:table-cell table:formula="of:=IF([.$E24]=[.AZ$1];[.$A24];&quot;&quot;)">
            <text:p/>
          </table:table-cell>
          <table:table-cell table:formula="of:=IF([.$E24]=[.BA$1];[.$A24];&quot;&quot;)">
            <text:p/>
          </table:table-cell>
          <table:table-cell table:formula="of:=IF([.$E24]=[.BB$1];[.$A24];&quot;&quot;)" office:value-type="float" office:value="23" calcext:value-type="float">
            <text:p>23</text:p>
          </table:table-cell>
          <table:table-cell table:formula="of:=IF([.$E24]=[.BC$1];[.$A24];&quot;&quot;)">
            <text:p/>
          </table:table-cell>
          <table:table-cell table:formula="of:=IF([.$E24]=[.BD$1];[.$A24];&quot;&quot;)">
            <text:p/>
          </table:table-cell>
          <table:table-cell table:formula="of:=IF([.$E24]=[.BE$1];[.$A24];&quot;&quot;)">
            <text:p/>
          </table:table-cell>
          <table:table-cell table:formula="of:=IF([.$E24]=[.BF$1];[.$A24];&quot;&quot;)">
            <text:p/>
          </table:table-cell>
          <table:table-cell table:formula="of:=IF([.$E24]=[.BG$1];[.$A24];&quot;&quot;)">
            <text:p/>
          </table:table-cell>
          <table:table-cell table:formula="of:=IF([.$E24]=[.BH$1];[.$A24];&quot;&quot;)">
            <text:p/>
          </table:table-cell>
          <table:table-cell table:formula="of:=IF([.$E24]=[.BI$1];[.$A24];&quot;&quot;)">
            <text:p/>
          </table:table-cell>
          <table:table-cell table:formula="of:=IF([.$E24]=[.BJ$1];[.$A24];&quot;&quot;)">
            <text:p/>
          </table:table-cell>
          <table:table-cell table:formula="of:=IF([.$E24]=[.BK$1];[.$A24];&quot;&quot;)">
            <text:p/>
          </table:table-cell>
          <table:table-cell table:formula="of:=IF([.$E24]=[.BL$1];[.$A24];&quot;&quot;)">
            <text:p/>
          </table:table-cell>
          <table:table-cell table:formula="of:=IF([.$E24]=[.BM$1];[.$A24];&quot;&quot;)">
            <text:p/>
          </table:table-cell>
          <table:table-cell table:formula="of:=IF([.$E24]=[.BN$1];[.$A24];&quot;&quot;)">
            <text:p/>
          </table:table-cell>
          <table:table-cell table:formula="of:=IF([.$E24]=[.BO$1];[.$A24];&quot;&quot;)">
            <text:p/>
          </table:table-cell>
          <table:table-cell table:formula="of:=IF([.$E24]=[.BP$1];[.$A24];&quot;&quot;)">
            <text:p/>
          </table:table-cell>
          <table:table-cell table:formula="of:=IF([.$E24]=[.BQ$1];[.$A24];&quot;&quot;)">
            <text:p/>
          </table:table-cell>
          <table:table-cell table:formula="of:=IF([.$E24]=[.BR$1];[.$A24];&quot;&quot;)">
            <text:p/>
          </table:table-cell>
          <table:table-cell table:formula="of:=IF([.$E24]=[.BS$1];[.$A24];&quot;&quot;)">
            <text:p/>
          </table:table-cell>
          <table:table-cell table:formula="of:=IF([.$E24]=[.BT$1];[.$A24];&quot;&quot;)">
            <text:p/>
          </table:table-cell>
          <table:table-cell table:formula="of:=IF([.$E24]=[.BU$1];[.$A24];&quot;&quot;)">
            <text:p/>
          </table:table-cell>
          <table:table-cell table:formula="of:=IF([.$E24]=[.BV$1];[.$A24];&quot;&quot;)">
            <text:p/>
          </table:table-cell>
          <table:table-cell table:formula="of:=IF([.$E24]=[.BW$1];[.$A24];&quot;&quot;)">
            <text:p/>
          </table:table-cell>
          <table:table-cell table:formula="of:=IF([.$E24]=[.BX$1];[.$A24];&quot;&quot;)">
            <text:p/>
          </table:table-cell>
          <table:table-cell table:formula="of:=IF([.$E24]=[.BY$1];[.$A24];&quot;&quot;)">
            <text:p/>
          </table:table-cell>
          <table:table-cell table:formula="of:=IF([.$E24]=[.BZ$1];[.$A24];&quot;&quot;)">
            <text:p/>
          </table:table-cell>
          <table:table-cell table:formula="of:=IF([.$E24]=[.CA$1];[.$A24];&quot;&quot;)">
            <text:p/>
          </table:table-cell>
          <table:table-cell table:formula="of:=IF([.$E24]=[.CB$1];[.$A24];&quot;&quot;)">
            <text:p/>
          </table:table-cell>
          <table:table-cell table:formula="of:=IF([.$E24]=[.CC$1];[.$A24];&quot;&quot;)">
            <text:p/>
          </table:table-cell>
          <table:table-cell table:formula="of:=IF([.$E24]=[.CD$1];[.$A24];&quot;&quot;)">
            <text:p/>
          </table:table-cell>
          <table:table-cell table:formula="of:=IF([.$E24]=[.CE$1];[.$A24];&quot;&quot;)">
            <text:p/>
          </table:table-cell>
          <table:table-cell table:formula="of:=IF([.$E24]=[.CF$1];[.$A24];&quot;&quot;)">
            <text:p/>
          </table:table-cell>
          <table:table-cell table:formula="of:=IF([.$E24]=[.CG$1];[.$A24];&quot;&quot;)">
            <text:p/>
          </table:table-cell>
          <table:table-cell table:formula="of:=IF([.$E24]=[.CH$1];[.$A24];&quot;&quot;)">
            <text:p/>
          </table:table-cell>
          <table:table-cell table:formula="of:=IF([.$E24]=[.CI$1];[.$A24];&quot;&quot;)">
            <text:p/>
          </table:table-cell>
          <table:table-cell table:formula="of:=IF([.$E24]=[.CJ$1];[.$A24];&quot;&quot;)">
            <text:p/>
          </table:table-cell>
          <table:table-cell table:formula="of:=IF([.$E24]=[.CK$1];[.$A24];&quot;&quot;)">
            <text:p/>
          </table:table-cell>
          <table:table-cell table:formula="of:=IF([.$E24]=[.CL$1];[.$A24];&quot;&quot;)">
            <text:p/>
          </table:table-cell>
          <table:table-cell table:formula="of:=IF([.$E24]=[.CM$1];[.$A24];&quot;&quot;)">
            <text:p/>
          </table:table-cell>
          <table:table-cell table:formula="of:=IF([.$E24]=[.CN$1];[.$A24];&quot;&quot;)">
            <text:p/>
          </table:table-cell>
          <table:table-cell table:formula="of:=IF([.$E24]=[.CO$1];[.$A24];&quot;&quot;)">
            <text:p/>
          </table:table-cell>
          <table:table-cell table:formula="of:=IF([.$E24]=[.CP$1];[.$A24];&quot;&quot;)">
            <text:p/>
          </table:table-cell>
          <table:table-cell table:formula="of:=IF([.$E24]=[.CQ$1];[.$A2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topsy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Lawrence Kaplow</text:p>
          </table:table-cell>
          <table:table-cell office:value-type="float" office:value="13.64" calcext:value-type="float">
            <text:p>13.64</text:p>
          </table:table-cell>
          <table:table-cell office:value-type="float" office:value="19" calcext:value-type="float">
            <text:p>19</text:p>
          </table:table-cell>
          <table:table-cell office:value-type="date" office:date-value="2005-09-20" calcext:value-type="date">
            <text:p>2005-09-20</text:p>
          </table:table-cell>
          <table:table-cell office:value-type="string" calcext:value-type="string">
            <text:p>Lawrence Kaplow</text:p>
          </table:table-cell>
          <table:table-cell table:number-columns-repeated="4"/>
          <table:table-cell table:formula="of:=IF(OR([.$J25]=[.O$1];[.$K25]=[.O$1];[.$L25]=[.O$1];[.$M25]=[.O$1];[.$N25]);[.$A25];&quot;&quot;)">
            <text:p/>
          </table:table-cell>
          <table:table-cell table:formula="of:=IF(OR([.$J25]=[.P$1];[.$K25]=[.P$1];[.$L25]=[.P$1];[.$M25]=[.P$1];[.$N25]);[.$A25];&quot;&quot;)" office:value-type="float" office:value="24" calcext:value-type="float">
            <text:p>24</text:p>
          </table:table-cell>
          <table:table-cell table:formula="of:=IF(OR([.$J25]=[.Q$1];[.$K25]=[.Q$1];[.$L25]=[.Q$1];[.$M25]=[.Q$1];[.$N25]);[.$A25];&quot;&quot;)">
            <text:p/>
          </table:table-cell>
          <table:table-cell table:formula="of:=IF(OR([.$J25]=[.R$1];[.$K25]=[.R$1];[.$L25]=[.R$1];[.$M25]=[.R$1];[.$N25]);[.$A25];&quot;&quot;)">
            <text:p/>
          </table:table-cell>
          <table:table-cell table:formula="of:=IF(OR([.$J25]=[.S$1];[.$K25]=[.S$1];[.$L25]=[.S$1];[.$M25]=[.S$1];[.$N25]);[.$A25];&quot;&quot;)">
            <text:p/>
          </table:table-cell>
          <table:table-cell table:formula="of:=IF(OR([.$J25]=[.T$1];[.$K25]=[.T$1];[.$L25]=[.T$1];[.$M25]=[.T$1];[.$N25]);[.$A25];&quot;&quot;)">
            <text:p/>
          </table:table-cell>
          <table:table-cell table:formula="of:=IF(OR([.$J25]=[.U$1];[.$K25]=[.U$1];[.$L25]=[.U$1];[.$M25]=[.U$1];[.$N25]);[.$A25];&quot;&quot;)">
            <text:p/>
          </table:table-cell>
          <table:table-cell table:formula="of:=IF(OR([.$J25]=[.V$1];[.$K25]=[.V$1];[.$L25]=[.V$1];[.$M25]=[.V$1];[.$N25]);[.$A25];&quot;&quot;)">
            <text:p/>
          </table:table-cell>
          <table:table-cell table:formula="of:=IF(OR([.$J25]=[.W$1];[.$K25]=[.W$1];[.$L25]=[.W$1];[.$M25]=[.W$1];[.$N25]);[.$A25];&quot;&quot;)">
            <text:p/>
          </table:table-cell>
          <table:table-cell table:formula="of:=IF(OR([.$J25]=[.X$1];[.$K25]=[.X$1];[.$L25]=[.X$1];[.$M25]=[.X$1];[.$N25]);[.$A25];&quot;&quot;)">
            <text:p/>
          </table:table-cell>
          <table:table-cell table:formula="of:=IF(OR([.$J25]=[.Y$1];[.$K25]=[.Y$1];[.$L25]=[.Y$1];[.$M25]=[.Y$1];[.$N25]);[.$A25];&quot;&quot;)">
            <text:p/>
          </table:table-cell>
          <table:table-cell table:formula="of:=IF(OR([.$J25]=[.Z$1];[.$K25]=[.Z$1];[.$L25]=[.Z$1];[.$M25]=[.Z$1];[.$N25]);[.$A25];&quot;&quot;)">
            <text:p/>
          </table:table-cell>
          <table:table-cell table:formula="of:=IF(OR([.$J25]=[.AA$1];[.$K25]=[.AA$1];[.$L25]=[.AA$1];[.$M25]=[.AA$1];[.$N25]);[.$A25];&quot;&quot;)">
            <text:p/>
          </table:table-cell>
          <table:table-cell table:formula="of:=IF(OR([.$J25]=[.AB$1];[.$K25]=[.AB$1];[.$L25]=[.AB$1];[.$M25]=[.AB$1];[.$N25]);[.$A25];&quot;&quot;)">
            <text:p/>
          </table:table-cell>
          <table:table-cell table:formula="of:=IF(OR([.$J25]=[.AC$1];[.$K25]=[.AC$1];[.$L25]=[.AC$1];[.$M25]=[.AC$1];[.$N25]);[.$A25];&quot;&quot;)">
            <text:p/>
          </table:table-cell>
          <table:table-cell table:formula="of:=IF(OR([.$J25]=[.AD$1];[.$K25]=[.AD$1];[.$L25]=[.AD$1];[.$M25]=[.AD$1];[.$N25]);[.$A25];&quot;&quot;)">
            <text:p/>
          </table:table-cell>
          <table:table-cell table:formula="of:=IF(OR([.$J25]=[.AE$1];[.$K25]=[.AE$1];[.$L25]=[.AE$1];[.$M25]=[.AE$1];[.$N25]);[.$A25];&quot;&quot;)">
            <text:p/>
          </table:table-cell>
          <table:table-cell table:formula="of:=IF(OR([.$J25]=[.AF$1];[.$K25]=[.AF$1];[.$L25]=[.AF$1];[.$M25]=[.AF$1];[.$N25]);[.$A25];&quot;&quot;)">
            <text:p/>
          </table:table-cell>
          <table:table-cell table:formula="of:=IF(OR([.$J25]=[.AG$1];[.$K25]=[.AG$1];[.$L25]=[.AG$1];[.$M25]=[.AG$1];[.$N25]);[.$A25];&quot;&quot;)">
            <text:p/>
          </table:table-cell>
          <table:table-cell table:formula="of:=IF(OR([.$J25]=[.AH$1];[.$K25]=[.AH$1];[.$L25]=[.AH$1];[.$M25]=[.AH$1];[.$N25]);[.$A25];&quot;&quot;)">
            <text:p/>
          </table:table-cell>
          <table:table-cell table:formula="of:=IF(OR([.$J25]=[.AI$1];[.$K25]=[.AI$1];[.$L25]=[.AI$1];[.$M25]=[.AI$1];[.$N25]);[.$A25];&quot;&quot;)">
            <text:p/>
          </table:table-cell>
          <table:table-cell table:formula="of:=IF(OR([.$J25]=[.AJ$1];[.$K25]=[.AJ$1];[.$L25]=[.AJ$1];[.$M25]=[.AJ$1];[.$N25]);[.$A25];&quot;&quot;)">
            <text:p/>
          </table:table-cell>
          <table:table-cell table:formula="of:=IF(OR([.$J25]=[.AK$1];[.$K25]=[.AK$1];[.$L25]=[.AK$1];[.$M25]=[.AK$1];[.$N25]);[.$A25];&quot;&quot;)">
            <text:p/>
          </table:table-cell>
          <table:table-cell table:formula="of:=IF(OR([.$J25]=[.AL$1];[.$K25]=[.AL$1];[.$L25]=[.AL$1];[.$M25]=[.AL$1];[.$N25]);[.$A25];&quot;&quot;)">
            <text:p/>
          </table:table-cell>
          <table:table-cell table:formula="of:=IF(OR([.$J25]=[.AM$1];[.$K25]=[.AM$1];[.$L25]=[.AM$1];[.$M25]=[.AM$1];[.$N25]);[.$A25];&quot;&quot;)">
            <text:p/>
          </table:table-cell>
          <table:table-cell table:formula="of:=IF(OR([.$J25]=[.AN$1];[.$K25]=[.AN$1];[.$L25]=[.AN$1];[.$M25]=[.AN$1];[.$N25]);[.$A25];&quot;&quot;)">
            <text:p/>
          </table:table-cell>
          <table:table-cell table:formula="of:=IF(OR([.$J25]=[.AO$1];[.$K25]=[.AO$1];[.$L25]=[.AO$1];[.$M25]=[.AO$1];[.$N25]);[.$A25];&quot;&quot;)">
            <text:p/>
          </table:table-cell>
          <table:table-cell table:formula="of:=IF(OR([.$J25]=[.AP$1];[.$K25]=[.AP$1];[.$L25]=[.AP$1];[.$M25]=[.AP$1];[.$N25]);[.$A25];&quot;&quot;)">
            <text:p/>
          </table:table-cell>
          <table:table-cell table:formula="of:=IF(OR([.$J25]=[.AQ$1];[.$K25]=[.AQ$1];[.$L25]=[.AQ$1];[.$M25]=[.AQ$1];[.$N25]);[.$A25];&quot;&quot;)">
            <text:p/>
          </table:table-cell>
          <table:table-cell table:formula="of:=IF(OR([.$J25]=[.AR$1];[.$K25]=[.AR$1];[.$L25]=[.AR$1];[.$M25]=[.AR$1];[.$N25]);[.$A25];&quot;&quot;)">
            <text:p/>
          </table:table-cell>
          <table:table-cell/>
          <table:table-cell table:formula="of:=IF([.$E25]=[.AT$1];[.$A25];&quot;&quot;)">
            <text:p/>
          </table:table-cell>
          <table:table-cell table:formula="of:=IF([.$E25]=[.AU$1];[.$A25];&quot;&quot;)">
            <text:p/>
          </table:table-cell>
          <table:table-cell table:formula="of:=IF([.$E25]=[.AV$1];[.$A25];&quot;&quot;)">
            <text:p/>
          </table:table-cell>
          <table:table-cell table:formula="of:=IF([.$E25]=[.AW$1];[.$A25];&quot;&quot;)">
            <text:p/>
          </table:table-cell>
          <table:table-cell table:formula="of:=IF([.$E25]=[.AX$1];[.$A25];&quot;&quot;)">
            <text:p/>
          </table:table-cell>
          <table:table-cell table:formula="of:=IF([.$E25]=[.AY$1];[.$A25];&quot;&quot;)">
            <text:p/>
          </table:table-cell>
          <table:table-cell table:formula="of:=IF([.$E25]=[.AZ$1];[.$A25];&quot;&quot;)">
            <text:p/>
          </table:table-cell>
          <table:table-cell table:formula="of:=IF([.$E25]=[.BA$1];[.$A25];&quot;&quot;)">
            <text:p/>
          </table:table-cell>
          <table:table-cell table:formula="of:=IF([.$E25]=[.BB$1];[.$A25];&quot;&quot;)">
            <text:p/>
          </table:table-cell>
          <table:table-cell table:formula="of:=IF([.$E25]=[.BC$1];[.$A25];&quot;&quot;)">
            <text:p/>
          </table:table-cell>
          <table:table-cell table:formula="of:=IF([.$E25]=[.BD$1];[.$A25];&quot;&quot;)">
            <text:p/>
          </table:table-cell>
          <table:table-cell table:formula="of:=IF([.$E25]=[.BE$1];[.$A25];&quot;&quot;)">
            <text:p/>
          </table:table-cell>
          <table:table-cell table:formula="of:=IF([.$E25]=[.BF$1];[.$A25];&quot;&quot;)">
            <text:p/>
          </table:table-cell>
          <table:table-cell table:formula="of:=IF([.$E25]=[.BG$1];[.$A25];&quot;&quot;)">
            <text:p/>
          </table:table-cell>
          <table:table-cell table:formula="of:=IF([.$E25]=[.BH$1];[.$A25];&quot;&quot;)">
            <text:p/>
          </table:table-cell>
          <table:table-cell table:formula="of:=IF([.$E25]=[.BI$1];[.$A25];&quot;&quot;)">
            <text:p/>
          </table:table-cell>
          <table:table-cell table:formula="of:=IF([.$E25]=[.BJ$1];[.$A25];&quot;&quot;)" office:value-type="float" office:value="24" calcext:value-type="float">
            <text:p>24</text:p>
          </table:table-cell>
          <table:table-cell table:formula="of:=IF([.$E25]=[.BK$1];[.$A25];&quot;&quot;)">
            <text:p/>
          </table:table-cell>
          <table:table-cell table:formula="of:=IF([.$E25]=[.BL$1];[.$A25];&quot;&quot;)">
            <text:p/>
          </table:table-cell>
          <table:table-cell table:formula="of:=IF([.$E25]=[.BM$1];[.$A25];&quot;&quot;)">
            <text:p/>
          </table:table-cell>
          <table:table-cell table:formula="of:=IF([.$E25]=[.BN$1];[.$A25];&quot;&quot;)">
            <text:p/>
          </table:table-cell>
          <table:table-cell table:formula="of:=IF([.$E25]=[.BO$1];[.$A25];&quot;&quot;)">
            <text:p/>
          </table:table-cell>
          <table:table-cell table:formula="of:=IF([.$E25]=[.BP$1];[.$A25];&quot;&quot;)">
            <text:p/>
          </table:table-cell>
          <table:table-cell table:formula="of:=IF([.$E25]=[.BQ$1];[.$A25];&quot;&quot;)">
            <text:p/>
          </table:table-cell>
          <table:table-cell table:formula="of:=IF([.$E25]=[.BR$1];[.$A25];&quot;&quot;)">
            <text:p/>
          </table:table-cell>
          <table:table-cell table:formula="of:=IF([.$E25]=[.BS$1];[.$A25];&quot;&quot;)">
            <text:p/>
          </table:table-cell>
          <table:table-cell table:formula="of:=IF([.$E25]=[.BT$1];[.$A25];&quot;&quot;)">
            <text:p/>
          </table:table-cell>
          <table:table-cell table:formula="of:=IF([.$E25]=[.BU$1];[.$A25];&quot;&quot;)">
            <text:p/>
          </table:table-cell>
          <table:table-cell table:formula="of:=IF([.$E25]=[.BV$1];[.$A25];&quot;&quot;)">
            <text:p/>
          </table:table-cell>
          <table:table-cell table:formula="of:=IF([.$E25]=[.BW$1];[.$A25];&quot;&quot;)">
            <text:p/>
          </table:table-cell>
          <table:table-cell table:formula="of:=IF([.$E25]=[.BX$1];[.$A25];&quot;&quot;)">
            <text:p/>
          </table:table-cell>
          <table:table-cell table:formula="of:=IF([.$E25]=[.BY$1];[.$A25];&quot;&quot;)">
            <text:p/>
          </table:table-cell>
          <table:table-cell table:formula="of:=IF([.$E25]=[.BZ$1];[.$A25];&quot;&quot;)">
            <text:p/>
          </table:table-cell>
          <table:table-cell table:formula="of:=IF([.$E25]=[.CA$1];[.$A25];&quot;&quot;)">
            <text:p/>
          </table:table-cell>
          <table:table-cell table:formula="of:=IF([.$E25]=[.CB$1];[.$A25];&quot;&quot;)">
            <text:p/>
          </table:table-cell>
          <table:table-cell table:formula="of:=IF([.$E25]=[.CC$1];[.$A25];&quot;&quot;)">
            <text:p/>
          </table:table-cell>
          <table:table-cell table:formula="of:=IF([.$E25]=[.CD$1];[.$A25];&quot;&quot;)">
            <text:p/>
          </table:table-cell>
          <table:table-cell table:formula="of:=IF([.$E25]=[.CE$1];[.$A25];&quot;&quot;)">
            <text:p/>
          </table:table-cell>
          <table:table-cell table:formula="of:=IF([.$E25]=[.CF$1];[.$A25];&quot;&quot;)">
            <text:p/>
          </table:table-cell>
          <table:table-cell table:formula="of:=IF([.$E25]=[.CG$1];[.$A25];&quot;&quot;)">
            <text:p/>
          </table:table-cell>
          <table:table-cell table:formula="of:=IF([.$E25]=[.CH$1];[.$A25];&quot;&quot;)">
            <text:p/>
          </table:table-cell>
          <table:table-cell table:formula="of:=IF([.$E25]=[.CI$1];[.$A25];&quot;&quot;)">
            <text:p/>
          </table:table-cell>
          <table:table-cell table:formula="of:=IF([.$E25]=[.CJ$1];[.$A25];&quot;&quot;)">
            <text:p/>
          </table:table-cell>
          <table:table-cell table:formula="of:=IF([.$E25]=[.CK$1];[.$A25];&quot;&quot;)">
            <text:p/>
          </table:table-cell>
          <table:table-cell table:formula="of:=IF([.$E25]=[.CL$1];[.$A25];&quot;&quot;)">
            <text:p/>
          </table:table-cell>
          <table:table-cell table:formula="of:=IF([.$E25]=[.CM$1];[.$A25];&quot;&quot;)">
            <text:p/>
          </table:table-cell>
          <table:table-cell table:formula="of:=IF([.$E25]=[.CN$1];[.$A25];&quot;&quot;)">
            <text:p/>
          </table:table-cell>
          <table:table-cell table:formula="of:=IF([.$E25]=[.CO$1];[.$A25];&quot;&quot;)">
            <text:p/>
          </table:table-cell>
          <table:table-cell table:formula="of:=IF([.$E25]=[.CP$1];[.$A25];&quot;&quot;)">
            <text:p/>
          </table:table-cell>
          <table:table-cell table:formula="of:=IF([.$E25]=[.CQ$1];[.$A2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pty Dumpty</text:p>
          </table:table-cell>
          <table:table-cell office:value-type="string" calcext:value-type="string">
            <text:p>Dan Attias</text:p>
          </table:table-cell>
          <table:table-cell office:value-type="string" calcext:value-type="string">
            <text:p>Matt Witten</text:p>
          </table:table-cell>
          <table:table-cell office:value-type="float" office:value="13.37" calcext:value-type="float">
            <text:p>13.37</text:p>
          </table:table-cell>
          <table:table-cell office:value-type="float" office:value="17" calcext:value-type="float">
            <text:p>17</text:p>
          </table:table-cell>
          <table:table-cell office:value-type="date" office:date-value="2005-09-27" calcext:value-type="date">
            <text:p>2005-09-27</text:p>
          </table:table-cell>
          <table:table-cell office:value-type="string" calcext:value-type="string">
            <text:p>Matt Witten</text:p>
          </table:table-cell>
          <table:table-cell table:number-columns-repeated="4"/>
          <table:table-cell table:formula="of:=IF(OR([.$J26]=[.O$1];[.$K26]=[.O$1];[.$L26]=[.O$1];[.$M26]=[.O$1];[.$N26]);[.$A26];&quot;&quot;)">
            <text:p/>
          </table:table-cell>
          <table:table-cell table:formula="of:=IF(OR([.$J26]=[.P$1];[.$K26]=[.P$1];[.$L26]=[.P$1];[.$M26]=[.P$1];[.$N26]);[.$A26];&quot;&quot;)">
            <text:p/>
          </table:table-cell>
          <table:table-cell table:formula="of:=IF(OR([.$J26]=[.Q$1];[.$K26]=[.Q$1];[.$L26]=[.Q$1];[.$M26]=[.Q$1];[.$N26]);[.$A26];&quot;&quot;)">
            <text:p/>
          </table:table-cell>
          <table:table-cell table:formula="of:=IF(OR([.$J26]=[.R$1];[.$K26]=[.R$1];[.$L26]=[.R$1];[.$M26]=[.R$1];[.$N26]);[.$A26];&quot;&quot;)">
            <text:p/>
          </table:table-cell>
          <table:table-cell table:formula="of:=IF(OR([.$J26]=[.S$1];[.$K26]=[.S$1];[.$L26]=[.S$1];[.$M26]=[.S$1];[.$N26]);[.$A26];&quot;&quot;)">
            <text:p/>
          </table:table-cell>
          <table:table-cell table:formula="of:=IF(OR([.$J26]=[.T$1];[.$K26]=[.T$1];[.$L26]=[.T$1];[.$M26]=[.T$1];[.$N26]);[.$A26];&quot;&quot;)">
            <text:p/>
          </table:table-cell>
          <table:table-cell table:formula="of:=IF(OR([.$J26]=[.U$1];[.$K26]=[.U$1];[.$L26]=[.U$1];[.$M26]=[.U$1];[.$N26]);[.$A26];&quot;&quot;)" office:value-type="float" office:value="25" calcext:value-type="float">
            <text:p>25</text:p>
          </table:table-cell>
          <table:table-cell table:formula="of:=IF(OR([.$J26]=[.V$1];[.$K26]=[.V$1];[.$L26]=[.V$1];[.$M26]=[.V$1];[.$N26]);[.$A26];&quot;&quot;)">
            <text:p/>
          </table:table-cell>
          <table:table-cell table:formula="of:=IF(OR([.$J26]=[.W$1];[.$K26]=[.W$1];[.$L26]=[.W$1];[.$M26]=[.W$1];[.$N26]);[.$A26];&quot;&quot;)">
            <text:p/>
          </table:table-cell>
          <table:table-cell table:formula="of:=IF(OR([.$J26]=[.X$1];[.$K26]=[.X$1];[.$L26]=[.X$1];[.$M26]=[.X$1];[.$N26]);[.$A26];&quot;&quot;)">
            <text:p/>
          </table:table-cell>
          <table:table-cell table:formula="of:=IF(OR([.$J26]=[.Y$1];[.$K26]=[.Y$1];[.$L26]=[.Y$1];[.$M26]=[.Y$1];[.$N26]);[.$A26];&quot;&quot;)">
            <text:p/>
          </table:table-cell>
          <table:table-cell table:formula="of:=IF(OR([.$J26]=[.Z$1];[.$K26]=[.Z$1];[.$L26]=[.Z$1];[.$M26]=[.Z$1];[.$N26]);[.$A26];&quot;&quot;)">
            <text:p/>
          </table:table-cell>
          <table:table-cell table:formula="of:=IF(OR([.$J26]=[.AA$1];[.$K26]=[.AA$1];[.$L26]=[.AA$1];[.$M26]=[.AA$1];[.$N26]);[.$A26];&quot;&quot;)">
            <text:p/>
          </table:table-cell>
          <table:table-cell table:formula="of:=IF(OR([.$J26]=[.AB$1];[.$K26]=[.AB$1];[.$L26]=[.AB$1];[.$M26]=[.AB$1];[.$N26]);[.$A26];&quot;&quot;)">
            <text:p/>
          </table:table-cell>
          <table:table-cell table:formula="of:=IF(OR([.$J26]=[.AC$1];[.$K26]=[.AC$1];[.$L26]=[.AC$1];[.$M26]=[.AC$1];[.$N26]);[.$A26];&quot;&quot;)">
            <text:p/>
          </table:table-cell>
          <table:table-cell table:formula="of:=IF(OR([.$J26]=[.AD$1];[.$K26]=[.AD$1];[.$L26]=[.AD$1];[.$M26]=[.AD$1];[.$N26]);[.$A26];&quot;&quot;)">
            <text:p/>
          </table:table-cell>
          <table:table-cell table:formula="of:=IF(OR([.$J26]=[.AE$1];[.$K26]=[.AE$1];[.$L26]=[.AE$1];[.$M26]=[.AE$1];[.$N26]);[.$A26];&quot;&quot;)">
            <text:p/>
          </table:table-cell>
          <table:table-cell table:formula="of:=IF(OR([.$J26]=[.AF$1];[.$K26]=[.AF$1];[.$L26]=[.AF$1];[.$M26]=[.AF$1];[.$N26]);[.$A26];&quot;&quot;)">
            <text:p/>
          </table:table-cell>
          <table:table-cell table:formula="of:=IF(OR([.$J26]=[.AG$1];[.$K26]=[.AG$1];[.$L26]=[.AG$1];[.$M26]=[.AG$1];[.$N26]);[.$A26];&quot;&quot;)">
            <text:p/>
          </table:table-cell>
          <table:table-cell table:formula="of:=IF(OR([.$J26]=[.AH$1];[.$K26]=[.AH$1];[.$L26]=[.AH$1];[.$M26]=[.AH$1];[.$N26]);[.$A26];&quot;&quot;)">
            <text:p/>
          </table:table-cell>
          <table:table-cell table:formula="of:=IF(OR([.$J26]=[.AI$1];[.$K26]=[.AI$1];[.$L26]=[.AI$1];[.$M26]=[.AI$1];[.$N26]);[.$A26];&quot;&quot;)">
            <text:p/>
          </table:table-cell>
          <table:table-cell table:formula="of:=IF(OR([.$J26]=[.AJ$1];[.$K26]=[.AJ$1];[.$L26]=[.AJ$1];[.$M26]=[.AJ$1];[.$N26]);[.$A26];&quot;&quot;)">
            <text:p/>
          </table:table-cell>
          <table:table-cell table:formula="of:=IF(OR([.$J26]=[.AK$1];[.$K26]=[.AK$1];[.$L26]=[.AK$1];[.$M26]=[.AK$1];[.$N26]);[.$A26];&quot;&quot;)">
            <text:p/>
          </table:table-cell>
          <table:table-cell table:formula="of:=IF(OR([.$J26]=[.AL$1];[.$K26]=[.AL$1];[.$L26]=[.AL$1];[.$M26]=[.AL$1];[.$N26]);[.$A26];&quot;&quot;)">
            <text:p/>
          </table:table-cell>
          <table:table-cell table:formula="of:=IF(OR([.$J26]=[.AM$1];[.$K26]=[.AM$1];[.$L26]=[.AM$1];[.$M26]=[.AM$1];[.$N26]);[.$A26];&quot;&quot;)">
            <text:p/>
          </table:table-cell>
          <table:table-cell table:formula="of:=IF(OR([.$J26]=[.AN$1];[.$K26]=[.AN$1];[.$L26]=[.AN$1];[.$M26]=[.AN$1];[.$N26]);[.$A26];&quot;&quot;)">
            <text:p/>
          </table:table-cell>
          <table:table-cell table:formula="of:=IF(OR([.$J26]=[.AO$1];[.$K26]=[.AO$1];[.$L26]=[.AO$1];[.$M26]=[.AO$1];[.$N26]);[.$A26];&quot;&quot;)">
            <text:p/>
          </table:table-cell>
          <table:table-cell table:formula="of:=IF(OR([.$J26]=[.AP$1];[.$K26]=[.AP$1];[.$L26]=[.AP$1];[.$M26]=[.AP$1];[.$N26]);[.$A26];&quot;&quot;)">
            <text:p/>
          </table:table-cell>
          <table:table-cell table:formula="of:=IF(OR([.$J26]=[.AQ$1];[.$K26]=[.AQ$1];[.$L26]=[.AQ$1];[.$M26]=[.AQ$1];[.$N26]);[.$A26];&quot;&quot;)">
            <text:p/>
          </table:table-cell>
          <table:table-cell table:formula="of:=IF(OR([.$J26]=[.AR$1];[.$K26]=[.AR$1];[.$L26]=[.AR$1];[.$M26]=[.AR$1];[.$N26]);[.$A26];&quot;&quot;)">
            <text:p/>
          </table:table-cell>
          <table:table-cell/>
          <table:table-cell table:formula="of:=IF([.$E26]=[.AT$1];[.$A26];&quot;&quot;)">
            <text:p/>
          </table:table-cell>
          <table:table-cell table:formula="of:=IF([.$E26]=[.AU$1];[.$A26];&quot;&quot;)">
            <text:p/>
          </table:table-cell>
          <table:table-cell table:formula="of:=IF([.$E26]=[.AV$1];[.$A26];&quot;&quot;)">
            <text:p/>
          </table:table-cell>
          <table:table-cell table:formula="of:=IF([.$E26]=[.AW$1];[.$A26];&quot;&quot;)">
            <text:p/>
          </table:table-cell>
          <table:table-cell table:formula="of:=IF([.$E26]=[.AX$1];[.$A26];&quot;&quot;)">
            <text:p/>
          </table:table-cell>
          <table:table-cell table:formula="of:=IF([.$E26]=[.AY$1];[.$A26];&quot;&quot;)">
            <text:p/>
          </table:table-cell>
          <table:table-cell table:formula="of:=IF([.$E26]=[.AZ$1];[.$A26];&quot;&quot;)">
            <text:p/>
          </table:table-cell>
          <table:table-cell table:formula="of:=IF([.$E26]=[.BA$1];[.$A26];&quot;&quot;)">
            <text:p/>
          </table:table-cell>
          <table:table-cell table:formula="of:=IF([.$E26]=[.BB$1];[.$A26];&quot;&quot;)" office:value-type="float" office:value="25" calcext:value-type="float">
            <text:p>25</text:p>
          </table:table-cell>
          <table:table-cell table:formula="of:=IF([.$E26]=[.BC$1];[.$A26];&quot;&quot;)">
            <text:p/>
          </table:table-cell>
          <table:table-cell table:formula="of:=IF([.$E26]=[.BD$1];[.$A26];&quot;&quot;)">
            <text:p/>
          </table:table-cell>
          <table:table-cell table:formula="of:=IF([.$E26]=[.BE$1];[.$A26];&quot;&quot;)">
            <text:p/>
          </table:table-cell>
          <table:table-cell table:formula="of:=IF([.$E26]=[.BF$1];[.$A26];&quot;&quot;)">
            <text:p/>
          </table:table-cell>
          <table:table-cell table:formula="of:=IF([.$E26]=[.BG$1];[.$A26];&quot;&quot;)">
            <text:p/>
          </table:table-cell>
          <table:table-cell table:formula="of:=IF([.$E26]=[.BH$1];[.$A26];&quot;&quot;)">
            <text:p/>
          </table:table-cell>
          <table:table-cell table:formula="of:=IF([.$E26]=[.BI$1];[.$A26];&quot;&quot;)">
            <text:p/>
          </table:table-cell>
          <table:table-cell table:formula="of:=IF([.$E26]=[.BJ$1];[.$A26];&quot;&quot;)">
            <text:p/>
          </table:table-cell>
          <table:table-cell table:formula="of:=IF([.$E26]=[.BK$1];[.$A26];&quot;&quot;)">
            <text:p/>
          </table:table-cell>
          <table:table-cell table:formula="of:=IF([.$E26]=[.BL$1];[.$A26];&quot;&quot;)">
            <text:p/>
          </table:table-cell>
          <table:table-cell table:formula="of:=IF([.$E26]=[.BM$1];[.$A26];&quot;&quot;)">
            <text:p/>
          </table:table-cell>
          <table:table-cell table:formula="of:=IF([.$E26]=[.BN$1];[.$A26];&quot;&quot;)">
            <text:p/>
          </table:table-cell>
          <table:table-cell table:formula="of:=IF([.$E26]=[.BO$1];[.$A26];&quot;&quot;)">
            <text:p/>
          </table:table-cell>
          <table:table-cell table:formula="of:=IF([.$E26]=[.BP$1];[.$A26];&quot;&quot;)">
            <text:p/>
          </table:table-cell>
          <table:table-cell table:formula="of:=IF([.$E26]=[.BQ$1];[.$A26];&quot;&quot;)">
            <text:p/>
          </table:table-cell>
          <table:table-cell table:formula="of:=IF([.$E26]=[.BR$1];[.$A26];&quot;&quot;)">
            <text:p/>
          </table:table-cell>
          <table:table-cell table:formula="of:=IF([.$E26]=[.BS$1];[.$A26];&quot;&quot;)">
            <text:p/>
          </table:table-cell>
          <table:table-cell table:formula="of:=IF([.$E26]=[.BT$1];[.$A26];&quot;&quot;)">
            <text:p/>
          </table:table-cell>
          <table:table-cell table:formula="of:=IF([.$E26]=[.BU$1];[.$A26];&quot;&quot;)">
            <text:p/>
          </table:table-cell>
          <table:table-cell table:formula="of:=IF([.$E26]=[.BV$1];[.$A26];&quot;&quot;)">
            <text:p/>
          </table:table-cell>
          <table:table-cell table:formula="of:=IF([.$E26]=[.BW$1];[.$A26];&quot;&quot;)">
            <text:p/>
          </table:table-cell>
          <table:table-cell table:formula="of:=IF([.$E26]=[.BX$1];[.$A26];&quot;&quot;)">
            <text:p/>
          </table:table-cell>
          <table:table-cell table:formula="of:=IF([.$E26]=[.BY$1];[.$A26];&quot;&quot;)">
            <text:p/>
          </table:table-cell>
          <table:table-cell table:formula="of:=IF([.$E26]=[.BZ$1];[.$A26];&quot;&quot;)">
            <text:p/>
          </table:table-cell>
          <table:table-cell table:formula="of:=IF([.$E26]=[.CA$1];[.$A26];&quot;&quot;)">
            <text:p/>
          </table:table-cell>
          <table:table-cell table:formula="of:=IF([.$E26]=[.CB$1];[.$A26];&quot;&quot;)">
            <text:p/>
          </table:table-cell>
          <table:table-cell table:formula="of:=IF([.$E26]=[.CC$1];[.$A26];&quot;&quot;)">
            <text:p/>
          </table:table-cell>
          <table:table-cell table:formula="of:=IF([.$E26]=[.CD$1];[.$A26];&quot;&quot;)">
            <text:p/>
          </table:table-cell>
          <table:table-cell table:formula="of:=IF([.$E26]=[.CE$1];[.$A26];&quot;&quot;)">
            <text:p/>
          </table:table-cell>
          <table:table-cell table:formula="of:=IF([.$E26]=[.CF$1];[.$A26];&quot;&quot;)">
            <text:p/>
          </table:table-cell>
          <table:table-cell table:formula="of:=IF([.$E26]=[.CG$1];[.$A26];&quot;&quot;)">
            <text:p/>
          </table:table-cell>
          <table:table-cell table:formula="of:=IF([.$E26]=[.CH$1];[.$A26];&quot;&quot;)">
            <text:p/>
          </table:table-cell>
          <table:table-cell table:formula="of:=IF([.$E26]=[.CI$1];[.$A26];&quot;&quot;)">
            <text:p/>
          </table:table-cell>
          <table:table-cell table:formula="of:=IF([.$E26]=[.CJ$1];[.$A26];&quot;&quot;)">
            <text:p/>
          </table:table-cell>
          <table:table-cell table:formula="of:=IF([.$E26]=[.CK$1];[.$A26];&quot;&quot;)">
            <text:p/>
          </table:table-cell>
          <table:table-cell table:formula="of:=IF([.$E26]=[.CL$1];[.$A26];&quot;&quot;)">
            <text:p/>
          </table:table-cell>
          <table:table-cell table:formula="of:=IF([.$E26]=[.CM$1];[.$A26];&quot;&quot;)">
            <text:p/>
          </table:table-cell>
          <table:table-cell table:formula="of:=IF([.$E26]=[.CN$1];[.$A26];&quot;&quot;)">
            <text:p/>
          </table:table-cell>
          <table:table-cell table:formula="of:=IF([.$E26]=[.CO$1];[.$A26];&quot;&quot;)">
            <text:p/>
          </table:table-cell>
          <table:table-cell table:formula="of:=IF([.$E26]=[.CP$1];[.$A26];&quot;&quot;)">
            <text:p/>
          </table:table-cell>
          <table:table-cell table:formula="of:=IF([.$E26]=[.CQ$1];[.$A2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 or Not TB</text:p>
          </table:table-cell>
          <table:table-cell office:value-type="string" calcext:value-type="string">
            <text:p>Peter O'Fallon</text:p>
          </table:table-cell>
          <table:table-cell office:value-type="string" calcext:value-type="string">
            <text:p>David Foster</text:p>
          </table:table-cell>
          <table:table-cell office:value-type="float" office:value="12.18" calcext:value-type="float">
            <text:p>12.18</text:p>
          </table:table-cell>
          <table:table-cell office:value-type="float" office:value="23" calcext:value-type="float">
            <text:p>23</text:p>
          </table:table-cell>
          <table:table-cell office:value-type="date" office:date-value="2005-11-01" calcext:value-type="date">
            <text:p>2005-11-01</text:p>
          </table:table-cell>
          <table:table-cell office:value-type="string" calcext:value-type="string">
            <text:p>David Foster</text:p>
          </table:table-cell>
          <table:table-cell table:number-columns-repeated="4"/>
          <table:table-cell table:formula="of:=IF(OR([.$J27]=[.O$1];[.$K27]=[.O$1];[.$L27]=[.O$1];[.$M27]=[.O$1];[.$N27]);[.$A27];&quot;&quot;)">
            <text:p/>
          </table:table-cell>
          <table:table-cell table:formula="of:=IF(OR([.$J27]=[.P$1];[.$K27]=[.P$1];[.$L27]=[.P$1];[.$M27]=[.P$1];[.$N27]);[.$A27];&quot;&quot;)">
            <text:p/>
          </table:table-cell>
          <table:table-cell table:formula="of:=IF(OR([.$J27]=[.Q$1];[.$K27]=[.Q$1];[.$L27]=[.Q$1];[.$M27]=[.Q$1];[.$N27]);[.$A27];&quot;&quot;)">
            <text:p/>
          </table:table-cell>
          <table:table-cell table:formula="of:=IF(OR([.$J27]=[.R$1];[.$K27]=[.R$1];[.$L27]=[.R$1];[.$M27]=[.R$1];[.$N27]);[.$A27];&quot;&quot;)">
            <text:p/>
          </table:table-cell>
          <table:table-cell table:formula="of:=IF(OR([.$J27]=[.S$1];[.$K27]=[.S$1];[.$L27]=[.S$1];[.$M27]=[.S$1];[.$N27]);[.$A27];&quot;&quot;)">
            <text:p/>
          </table:table-cell>
          <table:table-cell table:formula="of:=IF(OR([.$J27]=[.T$1];[.$K27]=[.T$1];[.$L27]=[.T$1];[.$M27]=[.T$1];[.$N27]);[.$A27];&quot;&quot;)">
            <text:p/>
          </table:table-cell>
          <table:table-cell table:formula="of:=IF(OR([.$J27]=[.U$1];[.$K27]=[.U$1];[.$L27]=[.U$1];[.$M27]=[.U$1];[.$N27]);[.$A27];&quot;&quot;)">
            <text:p/>
          </table:table-cell>
          <table:table-cell table:formula="of:=IF(OR([.$J27]=[.V$1];[.$K27]=[.V$1];[.$L27]=[.V$1];[.$M27]=[.V$1];[.$N27]);[.$A27];&quot;&quot;)" office:value-type="float" office:value="26" calcext:value-type="float">
            <text:p>26</text:p>
          </table:table-cell>
          <table:table-cell table:formula="of:=IF(OR([.$J27]=[.W$1];[.$K27]=[.W$1];[.$L27]=[.W$1];[.$M27]=[.W$1];[.$N27]);[.$A27];&quot;&quot;)">
            <text:p/>
          </table:table-cell>
          <table:table-cell table:formula="of:=IF(OR([.$J27]=[.X$1];[.$K27]=[.X$1];[.$L27]=[.X$1];[.$M27]=[.X$1];[.$N27]);[.$A27];&quot;&quot;)">
            <text:p/>
          </table:table-cell>
          <table:table-cell table:formula="of:=IF(OR([.$J27]=[.Y$1];[.$K27]=[.Y$1];[.$L27]=[.Y$1];[.$M27]=[.Y$1];[.$N27]);[.$A27];&quot;&quot;)">
            <text:p/>
          </table:table-cell>
          <table:table-cell table:formula="of:=IF(OR([.$J27]=[.Z$1];[.$K27]=[.Z$1];[.$L27]=[.Z$1];[.$M27]=[.Z$1];[.$N27]);[.$A27];&quot;&quot;)">
            <text:p/>
          </table:table-cell>
          <table:table-cell table:formula="of:=IF(OR([.$J27]=[.AA$1];[.$K27]=[.AA$1];[.$L27]=[.AA$1];[.$M27]=[.AA$1];[.$N27]);[.$A27];&quot;&quot;)">
            <text:p/>
          </table:table-cell>
          <table:table-cell table:formula="of:=IF(OR([.$J27]=[.AB$1];[.$K27]=[.AB$1];[.$L27]=[.AB$1];[.$M27]=[.AB$1];[.$N27]);[.$A27];&quot;&quot;)">
            <text:p/>
          </table:table-cell>
          <table:table-cell table:formula="of:=IF(OR([.$J27]=[.AC$1];[.$K27]=[.AC$1];[.$L27]=[.AC$1];[.$M27]=[.AC$1];[.$N27]);[.$A27];&quot;&quot;)">
            <text:p/>
          </table:table-cell>
          <table:table-cell table:formula="of:=IF(OR([.$J27]=[.AD$1];[.$K27]=[.AD$1];[.$L27]=[.AD$1];[.$M27]=[.AD$1];[.$N27]);[.$A27];&quot;&quot;)">
            <text:p/>
          </table:table-cell>
          <table:table-cell table:formula="of:=IF(OR([.$J27]=[.AE$1];[.$K27]=[.AE$1];[.$L27]=[.AE$1];[.$M27]=[.AE$1];[.$N27]);[.$A27];&quot;&quot;)">
            <text:p/>
          </table:table-cell>
          <table:table-cell table:formula="of:=IF(OR([.$J27]=[.AF$1];[.$K27]=[.AF$1];[.$L27]=[.AF$1];[.$M27]=[.AF$1];[.$N27]);[.$A27];&quot;&quot;)">
            <text:p/>
          </table:table-cell>
          <table:table-cell table:formula="of:=IF(OR([.$J27]=[.AG$1];[.$K27]=[.AG$1];[.$L27]=[.AG$1];[.$M27]=[.AG$1];[.$N27]);[.$A27];&quot;&quot;)">
            <text:p/>
          </table:table-cell>
          <table:table-cell table:formula="of:=IF(OR([.$J27]=[.AH$1];[.$K27]=[.AH$1];[.$L27]=[.AH$1];[.$M27]=[.AH$1];[.$N27]);[.$A27];&quot;&quot;)">
            <text:p/>
          </table:table-cell>
          <table:table-cell table:formula="of:=IF(OR([.$J27]=[.AI$1];[.$K27]=[.AI$1];[.$L27]=[.AI$1];[.$M27]=[.AI$1];[.$N27]);[.$A27];&quot;&quot;)">
            <text:p/>
          </table:table-cell>
          <table:table-cell table:formula="of:=IF(OR([.$J27]=[.AJ$1];[.$K27]=[.AJ$1];[.$L27]=[.AJ$1];[.$M27]=[.AJ$1];[.$N27]);[.$A27];&quot;&quot;)">
            <text:p/>
          </table:table-cell>
          <table:table-cell table:formula="of:=IF(OR([.$J27]=[.AK$1];[.$K27]=[.AK$1];[.$L27]=[.AK$1];[.$M27]=[.AK$1];[.$N27]);[.$A27];&quot;&quot;)">
            <text:p/>
          </table:table-cell>
          <table:table-cell table:formula="of:=IF(OR([.$J27]=[.AL$1];[.$K27]=[.AL$1];[.$L27]=[.AL$1];[.$M27]=[.AL$1];[.$N27]);[.$A27];&quot;&quot;)">
            <text:p/>
          </table:table-cell>
          <table:table-cell table:formula="of:=IF(OR([.$J27]=[.AM$1];[.$K27]=[.AM$1];[.$L27]=[.AM$1];[.$M27]=[.AM$1];[.$N27]);[.$A27];&quot;&quot;)">
            <text:p/>
          </table:table-cell>
          <table:table-cell table:formula="of:=IF(OR([.$J27]=[.AN$1];[.$K27]=[.AN$1];[.$L27]=[.AN$1];[.$M27]=[.AN$1];[.$N27]);[.$A27];&quot;&quot;)">
            <text:p/>
          </table:table-cell>
          <table:table-cell table:formula="of:=IF(OR([.$J27]=[.AO$1];[.$K27]=[.AO$1];[.$L27]=[.AO$1];[.$M27]=[.AO$1];[.$N27]);[.$A27];&quot;&quot;)">
            <text:p/>
          </table:table-cell>
          <table:table-cell table:formula="of:=IF(OR([.$J27]=[.AP$1];[.$K27]=[.AP$1];[.$L27]=[.AP$1];[.$M27]=[.AP$1];[.$N27]);[.$A27];&quot;&quot;)">
            <text:p/>
          </table:table-cell>
          <table:table-cell table:formula="of:=IF(OR([.$J27]=[.AQ$1];[.$K27]=[.AQ$1];[.$L27]=[.AQ$1];[.$M27]=[.AQ$1];[.$N27]);[.$A27];&quot;&quot;)">
            <text:p/>
          </table:table-cell>
          <table:table-cell table:formula="of:=IF(OR([.$J27]=[.AR$1];[.$K27]=[.AR$1];[.$L27]=[.AR$1];[.$M27]=[.AR$1];[.$N27]);[.$A27];&quot;&quot;)">
            <text:p/>
          </table:table-cell>
          <table:table-cell/>
          <table:table-cell table:formula="of:=IF([.$E27]=[.AT$1];[.$A27];&quot;&quot;)">
            <text:p/>
          </table:table-cell>
          <table:table-cell table:formula="of:=IF([.$E27]=[.AU$1];[.$A27];&quot;&quot;)" office:value-type="float" office:value="26" calcext:value-type="float">
            <text:p>26</text:p>
          </table:table-cell>
          <table:table-cell table:formula="of:=IF([.$E27]=[.AV$1];[.$A27];&quot;&quot;)">
            <text:p/>
          </table:table-cell>
          <table:table-cell table:formula="of:=IF([.$E27]=[.AW$1];[.$A27];&quot;&quot;)">
            <text:p/>
          </table:table-cell>
          <table:table-cell table:formula="of:=IF([.$E27]=[.AX$1];[.$A27];&quot;&quot;)">
            <text:p/>
          </table:table-cell>
          <table:table-cell table:formula="of:=IF([.$E27]=[.AY$1];[.$A27];&quot;&quot;)">
            <text:p/>
          </table:table-cell>
          <table:table-cell table:formula="of:=IF([.$E27]=[.AZ$1];[.$A27];&quot;&quot;)">
            <text:p/>
          </table:table-cell>
          <table:table-cell table:formula="of:=IF([.$E27]=[.BA$1];[.$A27];&quot;&quot;)">
            <text:p/>
          </table:table-cell>
          <table:table-cell table:formula="of:=IF([.$E27]=[.BB$1];[.$A27];&quot;&quot;)">
            <text:p/>
          </table:table-cell>
          <table:table-cell table:formula="of:=IF([.$E27]=[.BC$1];[.$A27];&quot;&quot;)">
            <text:p/>
          </table:table-cell>
          <table:table-cell table:formula="of:=IF([.$E27]=[.BD$1];[.$A27];&quot;&quot;)">
            <text:p/>
          </table:table-cell>
          <table:table-cell table:formula="of:=IF([.$E27]=[.BE$1];[.$A27];&quot;&quot;)">
            <text:p/>
          </table:table-cell>
          <table:table-cell table:formula="of:=IF([.$E27]=[.BF$1];[.$A27];&quot;&quot;)">
            <text:p/>
          </table:table-cell>
          <table:table-cell table:formula="of:=IF([.$E27]=[.BG$1];[.$A27];&quot;&quot;)">
            <text:p/>
          </table:table-cell>
          <table:table-cell table:formula="of:=IF([.$E27]=[.BH$1];[.$A27];&quot;&quot;)">
            <text:p/>
          </table:table-cell>
          <table:table-cell table:formula="of:=IF([.$E27]=[.BI$1];[.$A27];&quot;&quot;)">
            <text:p/>
          </table:table-cell>
          <table:table-cell table:formula="of:=IF([.$E27]=[.BJ$1];[.$A27];&quot;&quot;)">
            <text:p/>
          </table:table-cell>
          <table:table-cell table:formula="of:=IF([.$E27]=[.BK$1];[.$A27];&quot;&quot;)">
            <text:p/>
          </table:table-cell>
          <table:table-cell table:formula="of:=IF([.$E27]=[.BL$1];[.$A27];&quot;&quot;)">
            <text:p/>
          </table:table-cell>
          <table:table-cell table:formula="of:=IF([.$E27]=[.BM$1];[.$A27];&quot;&quot;)">
            <text:p/>
          </table:table-cell>
          <table:table-cell table:formula="of:=IF([.$E27]=[.BN$1];[.$A27];&quot;&quot;)">
            <text:p/>
          </table:table-cell>
          <table:table-cell table:formula="of:=IF([.$E27]=[.BO$1];[.$A27];&quot;&quot;)">
            <text:p/>
          </table:table-cell>
          <table:table-cell table:formula="of:=IF([.$E27]=[.BP$1];[.$A27];&quot;&quot;)">
            <text:p/>
          </table:table-cell>
          <table:table-cell table:formula="of:=IF([.$E27]=[.BQ$1];[.$A27];&quot;&quot;)">
            <text:p/>
          </table:table-cell>
          <table:table-cell table:formula="of:=IF([.$E27]=[.BR$1];[.$A27];&quot;&quot;)">
            <text:p/>
          </table:table-cell>
          <table:table-cell table:formula="of:=IF([.$E27]=[.BS$1];[.$A27];&quot;&quot;)">
            <text:p/>
          </table:table-cell>
          <table:table-cell table:formula="of:=IF([.$E27]=[.BT$1];[.$A27];&quot;&quot;)">
            <text:p/>
          </table:table-cell>
          <table:table-cell table:formula="of:=IF([.$E27]=[.BU$1];[.$A27];&quot;&quot;)">
            <text:p/>
          </table:table-cell>
          <table:table-cell table:formula="of:=IF([.$E27]=[.BV$1];[.$A27];&quot;&quot;)">
            <text:p/>
          </table:table-cell>
          <table:table-cell table:formula="of:=IF([.$E27]=[.BW$1];[.$A27];&quot;&quot;)">
            <text:p/>
          </table:table-cell>
          <table:table-cell table:formula="of:=IF([.$E27]=[.BX$1];[.$A27];&quot;&quot;)">
            <text:p/>
          </table:table-cell>
          <table:table-cell table:formula="of:=IF([.$E27]=[.BY$1];[.$A27];&quot;&quot;)">
            <text:p/>
          </table:table-cell>
          <table:table-cell table:formula="of:=IF([.$E27]=[.BZ$1];[.$A27];&quot;&quot;)">
            <text:p/>
          </table:table-cell>
          <table:table-cell table:formula="of:=IF([.$E27]=[.CA$1];[.$A27];&quot;&quot;)">
            <text:p/>
          </table:table-cell>
          <table:table-cell table:formula="of:=IF([.$E27]=[.CB$1];[.$A27];&quot;&quot;)">
            <text:p/>
          </table:table-cell>
          <table:table-cell table:formula="of:=IF([.$E27]=[.CC$1];[.$A27];&quot;&quot;)">
            <text:p/>
          </table:table-cell>
          <table:table-cell table:formula="of:=IF([.$E27]=[.CD$1];[.$A27];&quot;&quot;)">
            <text:p/>
          </table:table-cell>
          <table:table-cell table:formula="of:=IF([.$E27]=[.CE$1];[.$A27];&quot;&quot;)">
            <text:p/>
          </table:table-cell>
          <table:table-cell table:formula="of:=IF([.$E27]=[.CF$1];[.$A27];&quot;&quot;)">
            <text:p/>
          </table:table-cell>
          <table:table-cell table:formula="of:=IF([.$E27]=[.CG$1];[.$A27];&quot;&quot;)">
            <text:p/>
          </table:table-cell>
          <table:table-cell table:formula="of:=IF([.$E27]=[.CH$1];[.$A27];&quot;&quot;)">
            <text:p/>
          </table:table-cell>
          <table:table-cell table:formula="of:=IF([.$E27]=[.CI$1];[.$A27];&quot;&quot;)">
            <text:p/>
          </table:table-cell>
          <table:table-cell table:formula="of:=IF([.$E27]=[.CJ$1];[.$A27];&quot;&quot;)">
            <text:p/>
          </table:table-cell>
          <table:table-cell table:formula="of:=IF([.$E27]=[.CK$1];[.$A27];&quot;&quot;)">
            <text:p/>
          </table:table-cell>
          <table:table-cell table:formula="of:=IF([.$E27]=[.CL$1];[.$A27];&quot;&quot;)">
            <text:p/>
          </table:table-cell>
          <table:table-cell table:formula="of:=IF([.$E27]=[.CM$1];[.$A27];&quot;&quot;)">
            <text:p/>
          </table:table-cell>
          <table:table-cell table:formula="of:=IF([.$E27]=[.CN$1];[.$A27];&quot;&quot;)">
            <text:p/>
          </table:table-cell>
          <table:table-cell table:formula="of:=IF([.$E27]=[.CO$1];[.$A27];&quot;&quot;)">
            <text:p/>
          </table:table-cell>
          <table:table-cell table:formula="of:=IF([.$E27]=[.CP$1];[.$A27];&quot;&quot;)">
            <text:p/>
          </table:table-cell>
          <table:table-cell table:formula="of:=IF([.$E27]=[.CQ$1];[.$A2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ddy's Boy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Thomas L. Moran</text:p>
          </table:table-cell>
          <table:table-cell office:value-type="float" office:value="14.15" calcext:value-type="float">
            <text:p>14.15</text:p>
          </table:table-cell>
          <table:table-cell office:value-type="float" office:value="19" calcext:value-type="float">
            <text:p>19</text:p>
          </table:table-cell>
          <table:table-cell office:value-type="date" office:date-value="2005-11-08" calcext:value-type="date">
            <text:p>2005-11-08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28]=[.O$1];[.$K28]=[.O$1];[.$L28]=[.O$1];[.$M28]=[.O$1];[.$N28]);[.$A28];&quot;&quot;)">
            <text:p/>
          </table:table-cell>
          <table:table-cell table:formula="of:=IF(OR([.$J28]=[.P$1];[.$K28]=[.P$1];[.$L28]=[.P$1];[.$M28]=[.P$1];[.$N28]);[.$A28];&quot;&quot;)">
            <text:p/>
          </table:table-cell>
          <table:table-cell table:formula="of:=IF(OR([.$J28]=[.Q$1];[.$K28]=[.Q$1];[.$L28]=[.Q$1];[.$M28]=[.Q$1];[.$N28]);[.$A28];&quot;&quot;)">
            <text:p/>
          </table:table-cell>
          <table:table-cell table:formula="of:=IF(OR([.$J28]=[.R$1];[.$K28]=[.R$1];[.$L28]=[.R$1];[.$M28]=[.R$1];[.$N28]);[.$A28];&quot;&quot;)">
            <text:p/>
          </table:table-cell>
          <table:table-cell table:formula="of:=IF(OR([.$J28]=[.S$1];[.$K28]=[.S$1];[.$L28]=[.S$1];[.$M28]=[.S$1];[.$N28]);[.$A28];&quot;&quot;)">
            <text:p/>
          </table:table-cell>
          <table:table-cell table:formula="of:=IF(OR([.$J28]=[.T$1];[.$K28]=[.T$1];[.$L28]=[.T$1];[.$M28]=[.T$1];[.$N28]);[.$A28];&quot;&quot;)" office:value-type="float" office:value="27" calcext:value-type="float">
            <text:p>27</text:p>
          </table:table-cell>
          <table:table-cell table:formula="of:=IF(OR([.$J28]=[.U$1];[.$K28]=[.U$1];[.$L28]=[.U$1];[.$M28]=[.U$1];[.$N28]);[.$A28];&quot;&quot;)">
            <text:p/>
          </table:table-cell>
          <table:table-cell table:formula="of:=IF(OR([.$J28]=[.V$1];[.$K28]=[.V$1];[.$L28]=[.V$1];[.$M28]=[.V$1];[.$N28]);[.$A28];&quot;&quot;)">
            <text:p/>
          </table:table-cell>
          <table:table-cell table:formula="of:=IF(OR([.$J28]=[.W$1];[.$K28]=[.W$1];[.$L28]=[.W$1];[.$M28]=[.W$1];[.$N28]);[.$A28];&quot;&quot;)">
            <text:p/>
          </table:table-cell>
          <table:table-cell table:formula="of:=IF(OR([.$J28]=[.X$1];[.$K28]=[.X$1];[.$L28]=[.X$1];[.$M28]=[.X$1];[.$N28]);[.$A28];&quot;&quot;)">
            <text:p/>
          </table:table-cell>
          <table:table-cell table:formula="of:=IF(OR([.$J28]=[.Y$1];[.$K28]=[.Y$1];[.$L28]=[.Y$1];[.$M28]=[.Y$1];[.$N28]);[.$A28];&quot;&quot;)">
            <text:p/>
          </table:table-cell>
          <table:table-cell table:formula="of:=IF(OR([.$J28]=[.Z$1];[.$K28]=[.Z$1];[.$L28]=[.Z$1];[.$M28]=[.Z$1];[.$N28]);[.$A28];&quot;&quot;)">
            <text:p/>
          </table:table-cell>
          <table:table-cell table:formula="of:=IF(OR([.$J28]=[.AA$1];[.$K28]=[.AA$1];[.$L28]=[.AA$1];[.$M28]=[.AA$1];[.$N28]);[.$A28];&quot;&quot;)">
            <text:p/>
          </table:table-cell>
          <table:table-cell table:formula="of:=IF(OR([.$J28]=[.AB$1];[.$K28]=[.AB$1];[.$L28]=[.AB$1];[.$M28]=[.AB$1];[.$N28]);[.$A28];&quot;&quot;)">
            <text:p/>
          </table:table-cell>
          <table:table-cell table:formula="of:=IF(OR([.$J28]=[.AC$1];[.$K28]=[.AC$1];[.$L28]=[.AC$1];[.$M28]=[.AC$1];[.$N28]);[.$A28];&quot;&quot;)">
            <text:p/>
          </table:table-cell>
          <table:table-cell table:formula="of:=IF(OR([.$J28]=[.AD$1];[.$K28]=[.AD$1];[.$L28]=[.AD$1];[.$M28]=[.AD$1];[.$N28]);[.$A28];&quot;&quot;)">
            <text:p/>
          </table:table-cell>
          <table:table-cell table:formula="of:=IF(OR([.$J28]=[.AE$1];[.$K28]=[.AE$1];[.$L28]=[.AE$1];[.$M28]=[.AE$1];[.$N28]);[.$A28];&quot;&quot;)">
            <text:p/>
          </table:table-cell>
          <table:table-cell table:formula="of:=IF(OR([.$J28]=[.AF$1];[.$K28]=[.AF$1];[.$L28]=[.AF$1];[.$M28]=[.AF$1];[.$N28]);[.$A28];&quot;&quot;)">
            <text:p/>
          </table:table-cell>
          <table:table-cell table:formula="of:=IF(OR([.$J28]=[.AG$1];[.$K28]=[.AG$1];[.$L28]=[.AG$1];[.$M28]=[.AG$1];[.$N28]);[.$A28];&quot;&quot;)">
            <text:p/>
          </table:table-cell>
          <table:table-cell table:formula="of:=IF(OR([.$J28]=[.AH$1];[.$K28]=[.AH$1];[.$L28]=[.AH$1];[.$M28]=[.AH$1];[.$N28]);[.$A28];&quot;&quot;)">
            <text:p/>
          </table:table-cell>
          <table:table-cell table:formula="of:=IF(OR([.$J28]=[.AI$1];[.$K28]=[.AI$1];[.$L28]=[.AI$1];[.$M28]=[.AI$1];[.$N28]);[.$A28];&quot;&quot;)">
            <text:p/>
          </table:table-cell>
          <table:table-cell table:formula="of:=IF(OR([.$J28]=[.AJ$1];[.$K28]=[.AJ$1];[.$L28]=[.AJ$1];[.$M28]=[.AJ$1];[.$N28]);[.$A28];&quot;&quot;)">
            <text:p/>
          </table:table-cell>
          <table:table-cell table:formula="of:=IF(OR([.$J28]=[.AK$1];[.$K28]=[.AK$1];[.$L28]=[.AK$1];[.$M28]=[.AK$1];[.$N28]);[.$A28];&quot;&quot;)">
            <text:p/>
          </table:table-cell>
          <table:table-cell table:formula="of:=IF(OR([.$J28]=[.AL$1];[.$K28]=[.AL$1];[.$L28]=[.AL$1];[.$M28]=[.AL$1];[.$N28]);[.$A28];&quot;&quot;)">
            <text:p/>
          </table:table-cell>
          <table:table-cell table:formula="of:=IF(OR([.$J28]=[.AM$1];[.$K28]=[.AM$1];[.$L28]=[.AM$1];[.$M28]=[.AM$1];[.$N28]);[.$A28];&quot;&quot;)">
            <text:p/>
          </table:table-cell>
          <table:table-cell table:formula="of:=IF(OR([.$J28]=[.AN$1];[.$K28]=[.AN$1];[.$L28]=[.AN$1];[.$M28]=[.AN$1];[.$N28]);[.$A28];&quot;&quot;)">
            <text:p/>
          </table:table-cell>
          <table:table-cell table:formula="of:=IF(OR([.$J28]=[.AO$1];[.$K28]=[.AO$1];[.$L28]=[.AO$1];[.$M28]=[.AO$1];[.$N28]);[.$A28];&quot;&quot;)">
            <text:p/>
          </table:table-cell>
          <table:table-cell table:formula="of:=IF(OR([.$J28]=[.AP$1];[.$K28]=[.AP$1];[.$L28]=[.AP$1];[.$M28]=[.AP$1];[.$N28]);[.$A28];&quot;&quot;)">
            <text:p/>
          </table:table-cell>
          <table:table-cell table:formula="of:=IF(OR([.$J28]=[.AQ$1];[.$K28]=[.AQ$1];[.$L28]=[.AQ$1];[.$M28]=[.AQ$1];[.$N28]);[.$A28];&quot;&quot;)">
            <text:p/>
          </table:table-cell>
          <table:table-cell table:formula="of:=IF(OR([.$J28]=[.AR$1];[.$K28]=[.AR$1];[.$L28]=[.AR$1];[.$M28]=[.AR$1];[.$N28]);[.$A28];&quot;&quot;)">
            <text:p/>
          </table:table-cell>
          <table:table-cell/>
          <table:table-cell table:formula="of:=IF([.$E28]=[.AT$1];[.$A28];&quot;&quot;)">
            <text:p/>
          </table:table-cell>
          <table:table-cell table:formula="of:=IF([.$E28]=[.AU$1];[.$A28];&quot;&quot;)">
            <text:p/>
          </table:table-cell>
          <table:table-cell table:formula="of:=IF([.$E28]=[.AV$1];[.$A28];&quot;&quot;)">
            <text:p/>
          </table:table-cell>
          <table:table-cell table:formula="of:=IF([.$E28]=[.AW$1];[.$A28];&quot;&quot;)" office:value-type="float" office:value="27" calcext:value-type="float">
            <text:p>27</text:p>
          </table:table-cell>
          <table:table-cell table:formula="of:=IF([.$E28]=[.AX$1];[.$A28];&quot;&quot;)">
            <text:p/>
          </table:table-cell>
          <table:table-cell table:formula="of:=IF([.$E28]=[.AY$1];[.$A28];&quot;&quot;)">
            <text:p/>
          </table:table-cell>
          <table:table-cell table:formula="of:=IF([.$E28]=[.AZ$1];[.$A28];&quot;&quot;)">
            <text:p/>
          </table:table-cell>
          <table:table-cell table:formula="of:=IF([.$E28]=[.BA$1];[.$A28];&quot;&quot;)">
            <text:p/>
          </table:table-cell>
          <table:table-cell table:formula="of:=IF([.$E28]=[.BB$1];[.$A28];&quot;&quot;)">
            <text:p/>
          </table:table-cell>
          <table:table-cell table:formula="of:=IF([.$E28]=[.BC$1];[.$A28];&quot;&quot;)">
            <text:p/>
          </table:table-cell>
          <table:table-cell table:formula="of:=IF([.$E28]=[.BD$1];[.$A28];&quot;&quot;)">
            <text:p/>
          </table:table-cell>
          <table:table-cell table:formula="of:=IF([.$E28]=[.BE$1];[.$A28];&quot;&quot;)">
            <text:p/>
          </table:table-cell>
          <table:table-cell table:formula="of:=IF([.$E28]=[.BF$1];[.$A28];&quot;&quot;)">
            <text:p/>
          </table:table-cell>
          <table:table-cell table:formula="of:=IF([.$E28]=[.BG$1];[.$A28];&quot;&quot;)">
            <text:p/>
          </table:table-cell>
          <table:table-cell table:formula="of:=IF([.$E28]=[.BH$1];[.$A28];&quot;&quot;)">
            <text:p/>
          </table:table-cell>
          <table:table-cell table:formula="of:=IF([.$E28]=[.BI$1];[.$A28];&quot;&quot;)">
            <text:p/>
          </table:table-cell>
          <table:table-cell table:formula="of:=IF([.$E28]=[.BJ$1];[.$A28];&quot;&quot;)">
            <text:p/>
          </table:table-cell>
          <table:table-cell table:formula="of:=IF([.$E28]=[.BK$1];[.$A28];&quot;&quot;)">
            <text:p/>
          </table:table-cell>
          <table:table-cell table:formula="of:=IF([.$E28]=[.BL$1];[.$A28];&quot;&quot;)">
            <text:p/>
          </table:table-cell>
          <table:table-cell table:formula="of:=IF([.$E28]=[.BM$1];[.$A28];&quot;&quot;)">
            <text:p/>
          </table:table-cell>
          <table:table-cell table:formula="of:=IF([.$E28]=[.BN$1];[.$A28];&quot;&quot;)">
            <text:p/>
          </table:table-cell>
          <table:table-cell table:formula="of:=IF([.$E28]=[.BO$1];[.$A28];&quot;&quot;)">
            <text:p/>
          </table:table-cell>
          <table:table-cell table:formula="of:=IF([.$E28]=[.BP$1];[.$A28];&quot;&quot;)">
            <text:p/>
          </table:table-cell>
          <table:table-cell table:formula="of:=IF([.$E28]=[.BQ$1];[.$A28];&quot;&quot;)">
            <text:p/>
          </table:table-cell>
          <table:table-cell table:formula="of:=IF([.$E28]=[.BR$1];[.$A28];&quot;&quot;)">
            <text:p/>
          </table:table-cell>
          <table:table-cell table:formula="of:=IF([.$E28]=[.BS$1];[.$A28];&quot;&quot;)">
            <text:p/>
          </table:table-cell>
          <table:table-cell table:formula="of:=IF([.$E28]=[.BT$1];[.$A28];&quot;&quot;)">
            <text:p/>
          </table:table-cell>
          <table:table-cell table:formula="of:=IF([.$E28]=[.BU$1];[.$A28];&quot;&quot;)">
            <text:p/>
          </table:table-cell>
          <table:table-cell table:formula="of:=IF([.$E28]=[.BV$1];[.$A28];&quot;&quot;)">
            <text:p/>
          </table:table-cell>
          <table:table-cell table:formula="of:=IF([.$E28]=[.BW$1];[.$A28];&quot;&quot;)">
            <text:p/>
          </table:table-cell>
          <table:table-cell table:formula="of:=IF([.$E28]=[.BX$1];[.$A28];&quot;&quot;)">
            <text:p/>
          </table:table-cell>
          <table:table-cell table:formula="of:=IF([.$E28]=[.BY$1];[.$A28];&quot;&quot;)">
            <text:p/>
          </table:table-cell>
          <table:table-cell table:formula="of:=IF([.$E28]=[.BZ$1];[.$A28];&quot;&quot;)">
            <text:p/>
          </table:table-cell>
          <table:table-cell table:formula="of:=IF([.$E28]=[.CA$1];[.$A28];&quot;&quot;)">
            <text:p/>
          </table:table-cell>
          <table:table-cell table:formula="of:=IF([.$E28]=[.CB$1];[.$A28];&quot;&quot;)">
            <text:p/>
          </table:table-cell>
          <table:table-cell table:formula="of:=IF([.$E28]=[.CC$1];[.$A28];&quot;&quot;)">
            <text:p/>
          </table:table-cell>
          <table:table-cell table:formula="of:=IF([.$E28]=[.CD$1];[.$A28];&quot;&quot;)">
            <text:p/>
          </table:table-cell>
          <table:table-cell table:formula="of:=IF([.$E28]=[.CE$1];[.$A28];&quot;&quot;)">
            <text:p/>
          </table:table-cell>
          <table:table-cell table:formula="of:=IF([.$E28]=[.CF$1];[.$A28];&quot;&quot;)">
            <text:p/>
          </table:table-cell>
          <table:table-cell table:formula="of:=IF([.$E28]=[.CG$1];[.$A28];&quot;&quot;)">
            <text:p/>
          </table:table-cell>
          <table:table-cell table:formula="of:=IF([.$E28]=[.CH$1];[.$A28];&quot;&quot;)">
            <text:p/>
          </table:table-cell>
          <table:table-cell table:formula="of:=IF([.$E28]=[.CI$1];[.$A28];&quot;&quot;)">
            <text:p/>
          </table:table-cell>
          <table:table-cell table:formula="of:=IF([.$E28]=[.CJ$1];[.$A28];&quot;&quot;)">
            <text:p/>
          </table:table-cell>
          <table:table-cell table:formula="of:=IF([.$E28]=[.CK$1];[.$A28];&quot;&quot;)">
            <text:p/>
          </table:table-cell>
          <table:table-cell table:formula="of:=IF([.$E28]=[.CL$1];[.$A28];&quot;&quot;)">
            <text:p/>
          </table:table-cell>
          <table:table-cell table:formula="of:=IF([.$E28]=[.CM$1];[.$A28];&quot;&quot;)">
            <text:p/>
          </table:table-cell>
          <table:table-cell table:formula="of:=IF([.$E28]=[.CN$1];[.$A28];&quot;&quot;)">
            <text:p/>
          </table:table-cell>
          <table:table-cell table:formula="of:=IF([.$E28]=[.CO$1];[.$A28];&quot;&quot;)">
            <text:p/>
          </table:table-cell>
          <table:table-cell table:formula="of:=IF([.$E28]=[.CP$1];[.$A28];&quot;&quot;)">
            <text:p/>
          </table:table-cell>
          <table:table-cell table:formula="of:=IF([.$E28]=[.CQ$1];[.$A2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Fred Gerber</text:p>
          </table:table-cell>
          <table:table-cell office:value-type="string" calcext:value-type="string">
            <text:p>Sara Hess</text:p>
          </table:table-cell>
          <table:table-cell office:value-type="float" office:value="12.95" calcext:value-type="float">
            <text:p>12.95</text:p>
          </table:table-cell>
          <table:table-cell office:value-type="float" office:value="18" calcext:value-type="float">
            <text:p>18</text:p>
          </table:table-cell>
          <table:table-cell office:value-type="date" office:date-value="2005-11-15" calcext:value-type="date">
            <text:p>2005-11-15</text:p>
          </table:table-cell>
          <table:table-cell office:value-type="string" calcext:value-type="string">
            <text:p>Sara Hess</text:p>
          </table:table-cell>
          <table:table-cell table:number-columns-repeated="4"/>
          <table:table-cell table:formula="of:=IF(OR([.$J29]=[.O$1];[.$K29]=[.O$1];[.$L29]=[.O$1];[.$M29]=[.O$1];[.$N29]);[.$A29];&quot;&quot;)">
            <text:p/>
          </table:table-cell>
          <table:table-cell table:formula="of:=IF(OR([.$J29]=[.P$1];[.$K29]=[.P$1];[.$L29]=[.P$1];[.$M29]=[.P$1];[.$N29]);[.$A29];&quot;&quot;)">
            <text:p/>
          </table:table-cell>
          <table:table-cell table:formula="of:=IF(OR([.$J29]=[.Q$1];[.$K29]=[.Q$1];[.$L29]=[.Q$1];[.$M29]=[.Q$1];[.$N29]);[.$A29];&quot;&quot;)">
            <text:p/>
          </table:table-cell>
          <table:table-cell table:formula="of:=IF(OR([.$J29]=[.R$1];[.$K29]=[.R$1];[.$L29]=[.R$1];[.$M29]=[.R$1];[.$N29]);[.$A29];&quot;&quot;)">
            <text:p/>
          </table:table-cell>
          <table:table-cell table:formula="of:=IF(OR([.$J29]=[.S$1];[.$K29]=[.S$1];[.$L29]=[.S$1];[.$M29]=[.S$1];[.$N29]);[.$A29];&quot;&quot;)">
            <text:p/>
          </table:table-cell>
          <table:table-cell table:formula="of:=IF(OR([.$J29]=[.T$1];[.$K29]=[.T$1];[.$L29]=[.T$1];[.$M29]=[.T$1];[.$N29]);[.$A29];&quot;&quot;)">
            <text:p/>
          </table:table-cell>
          <table:table-cell table:formula="of:=IF(OR([.$J29]=[.U$1];[.$K29]=[.U$1];[.$L29]=[.U$1];[.$M29]=[.U$1];[.$N29]);[.$A29];&quot;&quot;)">
            <text:p/>
          </table:table-cell>
          <table:table-cell table:formula="of:=IF(OR([.$J29]=[.V$1];[.$K29]=[.V$1];[.$L29]=[.V$1];[.$M29]=[.V$1];[.$N29]);[.$A29];&quot;&quot;)">
            <text:p/>
          </table:table-cell>
          <table:table-cell table:formula="of:=IF(OR([.$J29]=[.W$1];[.$K29]=[.W$1];[.$L29]=[.W$1];[.$M29]=[.W$1];[.$N29]);[.$A29];&quot;&quot;)">
            <text:p/>
          </table:table-cell>
          <table:table-cell table:formula="of:=IF(OR([.$J29]=[.X$1];[.$K29]=[.X$1];[.$L29]=[.X$1];[.$M29]=[.X$1];[.$N29]);[.$A29];&quot;&quot;)">
            <text:p/>
          </table:table-cell>
          <table:table-cell table:formula="of:=IF(OR([.$J29]=[.Y$1];[.$K29]=[.Y$1];[.$L29]=[.Y$1];[.$M29]=[.Y$1];[.$N29]);[.$A29];&quot;&quot;)">
            <text:p/>
          </table:table-cell>
          <table:table-cell table:formula="of:=IF(OR([.$J29]=[.Z$1];[.$K29]=[.Z$1];[.$L29]=[.Z$1];[.$M29]=[.Z$1];[.$N29]);[.$A29];&quot;&quot;)" office:value-type="float" office:value="28" calcext:value-type="float">
            <text:p>28</text:p>
          </table:table-cell>
          <table:table-cell table:formula="of:=IF(OR([.$J29]=[.AA$1];[.$K29]=[.AA$1];[.$L29]=[.AA$1];[.$M29]=[.AA$1];[.$N29]);[.$A29];&quot;&quot;)">
            <text:p/>
          </table:table-cell>
          <table:table-cell table:formula="of:=IF(OR([.$J29]=[.AB$1];[.$K29]=[.AB$1];[.$L29]=[.AB$1];[.$M29]=[.AB$1];[.$N29]);[.$A29];&quot;&quot;)">
            <text:p/>
          </table:table-cell>
          <table:table-cell table:formula="of:=IF(OR([.$J29]=[.AC$1];[.$K29]=[.AC$1];[.$L29]=[.AC$1];[.$M29]=[.AC$1];[.$N29]);[.$A29];&quot;&quot;)">
            <text:p/>
          </table:table-cell>
          <table:table-cell table:formula="of:=IF(OR([.$J29]=[.AD$1];[.$K29]=[.AD$1];[.$L29]=[.AD$1];[.$M29]=[.AD$1];[.$N29]);[.$A29];&quot;&quot;)">
            <text:p/>
          </table:table-cell>
          <table:table-cell table:formula="of:=IF(OR([.$J29]=[.AE$1];[.$K29]=[.AE$1];[.$L29]=[.AE$1];[.$M29]=[.AE$1];[.$N29]);[.$A29];&quot;&quot;)">
            <text:p/>
          </table:table-cell>
          <table:table-cell table:formula="of:=IF(OR([.$J29]=[.AF$1];[.$K29]=[.AF$1];[.$L29]=[.AF$1];[.$M29]=[.AF$1];[.$N29]);[.$A29];&quot;&quot;)">
            <text:p/>
          </table:table-cell>
          <table:table-cell table:formula="of:=IF(OR([.$J29]=[.AG$1];[.$K29]=[.AG$1];[.$L29]=[.AG$1];[.$M29]=[.AG$1];[.$N29]);[.$A29];&quot;&quot;)">
            <text:p/>
          </table:table-cell>
          <table:table-cell table:formula="of:=IF(OR([.$J29]=[.AH$1];[.$K29]=[.AH$1];[.$L29]=[.AH$1];[.$M29]=[.AH$1];[.$N29]);[.$A29];&quot;&quot;)">
            <text:p/>
          </table:table-cell>
          <table:table-cell table:formula="of:=IF(OR([.$J29]=[.AI$1];[.$K29]=[.AI$1];[.$L29]=[.AI$1];[.$M29]=[.AI$1];[.$N29]);[.$A29];&quot;&quot;)">
            <text:p/>
          </table:table-cell>
          <table:table-cell table:formula="of:=IF(OR([.$J29]=[.AJ$1];[.$K29]=[.AJ$1];[.$L29]=[.AJ$1];[.$M29]=[.AJ$1];[.$N29]);[.$A29];&quot;&quot;)">
            <text:p/>
          </table:table-cell>
          <table:table-cell table:formula="of:=IF(OR([.$J29]=[.AK$1];[.$K29]=[.AK$1];[.$L29]=[.AK$1];[.$M29]=[.AK$1];[.$N29]);[.$A29];&quot;&quot;)">
            <text:p/>
          </table:table-cell>
          <table:table-cell table:formula="of:=IF(OR([.$J29]=[.AL$1];[.$K29]=[.AL$1];[.$L29]=[.AL$1];[.$M29]=[.AL$1];[.$N29]);[.$A29];&quot;&quot;)">
            <text:p/>
          </table:table-cell>
          <table:table-cell table:formula="of:=IF(OR([.$J29]=[.AM$1];[.$K29]=[.AM$1];[.$L29]=[.AM$1];[.$M29]=[.AM$1];[.$N29]);[.$A29];&quot;&quot;)">
            <text:p/>
          </table:table-cell>
          <table:table-cell table:formula="of:=IF(OR([.$J29]=[.AN$1];[.$K29]=[.AN$1];[.$L29]=[.AN$1];[.$M29]=[.AN$1];[.$N29]);[.$A29];&quot;&quot;)">
            <text:p/>
          </table:table-cell>
          <table:table-cell table:formula="of:=IF(OR([.$J29]=[.AO$1];[.$K29]=[.AO$1];[.$L29]=[.AO$1];[.$M29]=[.AO$1];[.$N29]);[.$A29];&quot;&quot;)">
            <text:p/>
          </table:table-cell>
          <table:table-cell table:formula="of:=IF(OR([.$J29]=[.AP$1];[.$K29]=[.AP$1];[.$L29]=[.AP$1];[.$M29]=[.AP$1];[.$N29]);[.$A29];&quot;&quot;)">
            <text:p/>
          </table:table-cell>
          <table:table-cell table:formula="of:=IF(OR([.$J29]=[.AQ$1];[.$K29]=[.AQ$1];[.$L29]=[.AQ$1];[.$M29]=[.AQ$1];[.$N29]);[.$A29];&quot;&quot;)">
            <text:p/>
          </table:table-cell>
          <table:table-cell table:formula="of:=IF(OR([.$J29]=[.AR$1];[.$K29]=[.AR$1];[.$L29]=[.AR$1];[.$M29]=[.AR$1];[.$N29]);[.$A29];&quot;&quot;)">
            <text:p/>
          </table:table-cell>
          <table:table-cell/>
          <table:table-cell table:formula="of:=IF([.$E29]=[.AT$1];[.$A29];&quot;&quot;)">
            <text:p/>
          </table:table-cell>
          <table:table-cell table:formula="of:=IF([.$E29]=[.AU$1];[.$A29];&quot;&quot;)">
            <text:p/>
          </table:table-cell>
          <table:table-cell table:formula="of:=IF([.$E29]=[.AV$1];[.$A29];&quot;&quot;)">
            <text:p/>
          </table:table-cell>
          <table:table-cell table:formula="of:=IF([.$E29]=[.AW$1];[.$A29];&quot;&quot;)">
            <text:p/>
          </table:table-cell>
          <table:table-cell table:formula="of:=IF([.$E29]=[.AX$1];[.$A29];&quot;&quot;)">
            <text:p/>
          </table:table-cell>
          <table:table-cell table:formula="of:=IF([.$E29]=[.AY$1];[.$A29];&quot;&quot;)">
            <text:p/>
          </table:table-cell>
          <table:table-cell table:formula="of:=IF([.$E29]=[.AZ$1];[.$A29];&quot;&quot;)">
            <text:p/>
          </table:table-cell>
          <table:table-cell table:formula="of:=IF([.$E29]=[.BA$1];[.$A29];&quot;&quot;)">
            <text:p/>
          </table:table-cell>
          <table:table-cell table:formula="of:=IF([.$E29]=[.BB$1];[.$A29];&quot;&quot;)">
            <text:p/>
          </table:table-cell>
          <table:table-cell table:formula="of:=IF([.$E29]=[.BC$1];[.$A29];&quot;&quot;)">
            <text:p/>
          </table:table-cell>
          <table:table-cell table:formula="of:=IF([.$E29]=[.BD$1];[.$A29];&quot;&quot;)">
            <text:p/>
          </table:table-cell>
          <table:table-cell table:formula="of:=IF([.$E29]=[.BE$1];[.$A29];&quot;&quot;)">
            <text:p/>
          </table:table-cell>
          <table:table-cell table:formula="of:=IF([.$E29]=[.BF$1];[.$A29];&quot;&quot;)">
            <text:p/>
          </table:table-cell>
          <table:table-cell table:formula="of:=IF([.$E29]=[.BG$1];[.$A29];&quot;&quot;)">
            <text:p/>
          </table:table-cell>
          <table:table-cell table:formula="of:=IF([.$E29]=[.BH$1];[.$A29];&quot;&quot;)" office:value-type="float" office:value="28" calcext:value-type="float">
            <text:p>28</text:p>
          </table:table-cell>
          <table:table-cell table:formula="of:=IF([.$E29]=[.BI$1];[.$A29];&quot;&quot;)">
            <text:p/>
          </table:table-cell>
          <table:table-cell table:formula="of:=IF([.$E29]=[.BJ$1];[.$A29];&quot;&quot;)">
            <text:p/>
          </table:table-cell>
          <table:table-cell table:formula="of:=IF([.$E29]=[.BK$1];[.$A29];&quot;&quot;)">
            <text:p/>
          </table:table-cell>
          <table:table-cell table:formula="of:=IF([.$E29]=[.BL$1];[.$A29];&quot;&quot;)">
            <text:p/>
          </table:table-cell>
          <table:table-cell table:formula="of:=IF([.$E29]=[.BM$1];[.$A29];&quot;&quot;)">
            <text:p/>
          </table:table-cell>
          <table:table-cell table:formula="of:=IF([.$E29]=[.BN$1];[.$A29];&quot;&quot;)">
            <text:p/>
          </table:table-cell>
          <table:table-cell table:formula="of:=IF([.$E29]=[.BO$1];[.$A29];&quot;&quot;)">
            <text:p/>
          </table:table-cell>
          <table:table-cell table:formula="of:=IF([.$E29]=[.BP$1];[.$A29];&quot;&quot;)">
            <text:p/>
          </table:table-cell>
          <table:table-cell table:formula="of:=IF([.$E29]=[.BQ$1];[.$A29];&quot;&quot;)">
            <text:p/>
          </table:table-cell>
          <table:table-cell table:formula="of:=IF([.$E29]=[.BR$1];[.$A29];&quot;&quot;)">
            <text:p/>
          </table:table-cell>
          <table:table-cell table:formula="of:=IF([.$E29]=[.BS$1];[.$A29];&quot;&quot;)">
            <text:p/>
          </table:table-cell>
          <table:table-cell table:formula="of:=IF([.$E29]=[.BT$1];[.$A29];&quot;&quot;)">
            <text:p/>
          </table:table-cell>
          <table:table-cell table:formula="of:=IF([.$E29]=[.BU$1];[.$A29];&quot;&quot;)">
            <text:p/>
          </table:table-cell>
          <table:table-cell table:formula="of:=IF([.$E29]=[.BV$1];[.$A29];&quot;&quot;)">
            <text:p/>
          </table:table-cell>
          <table:table-cell table:formula="of:=IF([.$E29]=[.BW$1];[.$A29];&quot;&quot;)">
            <text:p/>
          </table:table-cell>
          <table:table-cell table:formula="of:=IF([.$E29]=[.BX$1];[.$A29];&quot;&quot;)">
            <text:p/>
          </table:table-cell>
          <table:table-cell table:formula="of:=IF([.$E29]=[.BY$1];[.$A29];&quot;&quot;)">
            <text:p/>
          </table:table-cell>
          <table:table-cell table:formula="of:=IF([.$E29]=[.BZ$1];[.$A29];&quot;&quot;)">
            <text:p/>
          </table:table-cell>
          <table:table-cell table:formula="of:=IF([.$E29]=[.CA$1];[.$A29];&quot;&quot;)">
            <text:p/>
          </table:table-cell>
          <table:table-cell table:formula="of:=IF([.$E29]=[.CB$1];[.$A29];&quot;&quot;)">
            <text:p/>
          </table:table-cell>
          <table:table-cell table:formula="of:=IF([.$E29]=[.CC$1];[.$A29];&quot;&quot;)">
            <text:p/>
          </table:table-cell>
          <table:table-cell table:formula="of:=IF([.$E29]=[.CD$1];[.$A29];&quot;&quot;)">
            <text:p/>
          </table:table-cell>
          <table:table-cell table:formula="of:=IF([.$E29]=[.CE$1];[.$A29];&quot;&quot;)">
            <text:p/>
          </table:table-cell>
          <table:table-cell table:formula="of:=IF([.$E29]=[.CF$1];[.$A29];&quot;&quot;)">
            <text:p/>
          </table:table-cell>
          <table:table-cell table:formula="of:=IF([.$E29]=[.CG$1];[.$A29];&quot;&quot;)">
            <text:p/>
          </table:table-cell>
          <table:table-cell table:formula="of:=IF([.$E29]=[.CH$1];[.$A29];&quot;&quot;)">
            <text:p/>
          </table:table-cell>
          <table:table-cell table:formula="of:=IF([.$E29]=[.CI$1];[.$A29];&quot;&quot;)">
            <text:p/>
          </table:table-cell>
          <table:table-cell table:formula="of:=IF([.$E29]=[.CJ$1];[.$A29];&quot;&quot;)">
            <text:p/>
          </table:table-cell>
          <table:table-cell table:formula="of:=IF([.$E29]=[.CK$1];[.$A29];&quot;&quot;)">
            <text:p/>
          </table:table-cell>
          <table:table-cell table:formula="of:=IF([.$E29]=[.CL$1];[.$A29];&quot;&quot;)">
            <text:p/>
          </table:table-cell>
          <table:table-cell table:formula="of:=IF([.$E29]=[.CM$1];[.$A29];&quot;&quot;)">
            <text:p/>
          </table:table-cell>
          <table:table-cell table:formula="of:=IF([.$E29]=[.CN$1];[.$A29];&quot;&quot;)">
            <text:p/>
          </table:table-cell>
          <table:table-cell table:formula="of:=IF([.$E29]=[.CO$1];[.$A29];&quot;&quot;)">
            <text:p/>
          </table:table-cell>
          <table:table-cell table:formula="of:=IF([.$E29]=[.CP$1];[.$A29];&quot;&quot;)">
            <text:p/>
          </table:table-cell>
          <table:table-cell table:formula="of:=IF([.$E29]=[.CQ$1];[.$A2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Gloria Muzio</text:p>
          </table:table-cell>
          <table:table-cell office:value-type="string" calcext:value-type="string">
            <text:p>Liz Friedman</text:p>
          </table:table-cell>
          <table:table-cell office:value-type="float" office:value="14.72" calcext:value-type="float">
            <text:p>14.72</text:p>
          </table:table-cell>
          <table:table-cell office:value-type="float" office:value="15" calcext:value-type="float">
            <text:p>15</text:p>
          </table:table-cell>
          <table:table-cell office:value-type="date" office:date-value="2005-11-22" calcext:value-type="date">
            <text:p>2005-11-22</text:p>
          </table:table-cell>
          <table:table-cell office:value-type="string" calcext:value-type="string">
            <text:p>Liz Friedman</text:p>
          </table:table-cell>
          <table:table-cell table:number-columns-repeated="4"/>
          <table:table-cell table:formula="of:=IF(OR([.$J30]=[.O$1];[.$K30]=[.O$1];[.$L30]=[.O$1];[.$M30]=[.O$1];[.$N30]);[.$A30];&quot;&quot;)">
            <text:p/>
          </table:table-cell>
          <table:table-cell table:formula="of:=IF(OR([.$J30]=[.P$1];[.$K30]=[.P$1];[.$L30]=[.P$1];[.$M30]=[.P$1];[.$N30]);[.$A30];&quot;&quot;)">
            <text:p/>
          </table:table-cell>
          <table:table-cell table:formula="of:=IF(OR([.$J30]=[.Q$1];[.$K30]=[.Q$1];[.$L30]=[.Q$1];[.$M30]=[.Q$1];[.$N30]);[.$A30];&quot;&quot;)">
            <text:p/>
          </table:table-cell>
          <table:table-cell table:formula="of:=IF(OR([.$J30]=[.R$1];[.$K30]=[.R$1];[.$L30]=[.R$1];[.$M30]=[.R$1];[.$N30]);[.$A30];&quot;&quot;)">
            <text:p/>
          </table:table-cell>
          <table:table-cell table:formula="of:=IF(OR([.$J30]=[.S$1];[.$K30]=[.S$1];[.$L30]=[.S$1];[.$M30]=[.S$1];[.$N30]);[.$A30];&quot;&quot;)">
            <text:p/>
          </table:table-cell>
          <table:table-cell table:formula="of:=IF(OR([.$J30]=[.T$1];[.$K30]=[.T$1];[.$L30]=[.T$1];[.$M30]=[.T$1];[.$N30]);[.$A30];&quot;&quot;)">
            <text:p/>
          </table:table-cell>
          <table:table-cell table:formula="of:=IF(OR([.$J30]=[.U$1];[.$K30]=[.U$1];[.$L30]=[.U$1];[.$M30]=[.U$1];[.$N30]);[.$A30];&quot;&quot;)">
            <text:p/>
          </table:table-cell>
          <table:table-cell table:formula="of:=IF(OR([.$J30]=[.V$1];[.$K30]=[.V$1];[.$L30]=[.V$1];[.$M30]=[.V$1];[.$N30]);[.$A30];&quot;&quot;)">
            <text:p/>
          </table:table-cell>
          <table:table-cell table:formula="of:=IF(OR([.$J30]=[.W$1];[.$K30]=[.W$1];[.$L30]=[.W$1];[.$M30]=[.W$1];[.$N30]);[.$A30];&quot;&quot;)">
            <text:p/>
          </table:table-cell>
          <table:table-cell table:formula="of:=IF(OR([.$J30]=[.X$1];[.$K30]=[.X$1];[.$L30]=[.X$1];[.$M30]=[.X$1];[.$N30]);[.$A30];&quot;&quot;)">
            <text:p/>
          </table:table-cell>
          <table:table-cell table:formula="of:=IF(OR([.$J30]=[.Y$1];[.$K30]=[.Y$1];[.$L30]=[.Y$1];[.$M30]=[.Y$1];[.$N30]);[.$A30];&quot;&quot;)">
            <text:p/>
          </table:table-cell>
          <table:table-cell table:formula="of:=IF(OR([.$J30]=[.Z$1];[.$K30]=[.Z$1];[.$L30]=[.Z$1];[.$M30]=[.Z$1];[.$N30]);[.$A30];&quot;&quot;)">
            <text:p/>
          </table:table-cell>
          <table:table-cell table:formula="of:=IF(OR([.$J30]=[.AA$1];[.$K30]=[.AA$1];[.$L30]=[.AA$1];[.$M30]=[.AA$1];[.$N30]);[.$A30];&quot;&quot;)" office:value-type="float" office:value="29" calcext:value-type="float">
            <text:p>29</text:p>
          </table:table-cell>
          <table:table-cell table:formula="of:=IF(OR([.$J30]=[.AB$1];[.$K30]=[.AB$1];[.$L30]=[.AB$1];[.$M30]=[.AB$1];[.$N30]);[.$A30];&quot;&quot;)">
            <text:p/>
          </table:table-cell>
          <table:table-cell table:formula="of:=IF(OR([.$J30]=[.AC$1];[.$K30]=[.AC$1];[.$L30]=[.AC$1];[.$M30]=[.AC$1];[.$N30]);[.$A30];&quot;&quot;)">
            <text:p/>
          </table:table-cell>
          <table:table-cell table:formula="of:=IF(OR([.$J30]=[.AD$1];[.$K30]=[.AD$1];[.$L30]=[.AD$1];[.$M30]=[.AD$1];[.$N30]);[.$A30];&quot;&quot;)">
            <text:p/>
          </table:table-cell>
          <table:table-cell table:formula="of:=IF(OR([.$J30]=[.AE$1];[.$K30]=[.AE$1];[.$L30]=[.AE$1];[.$M30]=[.AE$1];[.$N30]);[.$A30];&quot;&quot;)">
            <text:p/>
          </table:table-cell>
          <table:table-cell table:formula="of:=IF(OR([.$J30]=[.AF$1];[.$K30]=[.AF$1];[.$L30]=[.AF$1];[.$M30]=[.AF$1];[.$N30]);[.$A30];&quot;&quot;)">
            <text:p/>
          </table:table-cell>
          <table:table-cell table:formula="of:=IF(OR([.$J30]=[.AG$1];[.$K30]=[.AG$1];[.$L30]=[.AG$1];[.$M30]=[.AG$1];[.$N30]);[.$A30];&quot;&quot;)">
            <text:p/>
          </table:table-cell>
          <table:table-cell table:formula="of:=IF(OR([.$J30]=[.AH$1];[.$K30]=[.AH$1];[.$L30]=[.AH$1];[.$M30]=[.AH$1];[.$N30]);[.$A30];&quot;&quot;)">
            <text:p/>
          </table:table-cell>
          <table:table-cell table:formula="of:=IF(OR([.$J30]=[.AI$1];[.$K30]=[.AI$1];[.$L30]=[.AI$1];[.$M30]=[.AI$1];[.$N30]);[.$A30];&quot;&quot;)">
            <text:p/>
          </table:table-cell>
          <table:table-cell table:formula="of:=IF(OR([.$J30]=[.AJ$1];[.$K30]=[.AJ$1];[.$L30]=[.AJ$1];[.$M30]=[.AJ$1];[.$N30]);[.$A30];&quot;&quot;)">
            <text:p/>
          </table:table-cell>
          <table:table-cell table:formula="of:=IF(OR([.$J30]=[.AK$1];[.$K30]=[.AK$1];[.$L30]=[.AK$1];[.$M30]=[.AK$1];[.$N30]);[.$A30];&quot;&quot;)">
            <text:p/>
          </table:table-cell>
          <table:table-cell table:formula="of:=IF(OR([.$J30]=[.AL$1];[.$K30]=[.AL$1];[.$L30]=[.AL$1];[.$M30]=[.AL$1];[.$N30]);[.$A30];&quot;&quot;)">
            <text:p/>
          </table:table-cell>
          <table:table-cell table:formula="of:=IF(OR([.$J30]=[.AM$1];[.$K30]=[.AM$1];[.$L30]=[.AM$1];[.$M30]=[.AM$1];[.$N30]);[.$A30];&quot;&quot;)">
            <text:p/>
          </table:table-cell>
          <table:table-cell table:formula="of:=IF(OR([.$J30]=[.AN$1];[.$K30]=[.AN$1];[.$L30]=[.AN$1];[.$M30]=[.AN$1];[.$N30]);[.$A30];&quot;&quot;)">
            <text:p/>
          </table:table-cell>
          <table:table-cell table:formula="of:=IF(OR([.$J30]=[.AO$1];[.$K30]=[.AO$1];[.$L30]=[.AO$1];[.$M30]=[.AO$1];[.$N30]);[.$A30];&quot;&quot;)">
            <text:p/>
          </table:table-cell>
          <table:table-cell table:formula="of:=IF(OR([.$J30]=[.AP$1];[.$K30]=[.AP$1];[.$L30]=[.AP$1];[.$M30]=[.AP$1];[.$N30]);[.$A30];&quot;&quot;)">
            <text:p/>
          </table:table-cell>
          <table:table-cell table:formula="of:=IF(OR([.$J30]=[.AQ$1];[.$K30]=[.AQ$1];[.$L30]=[.AQ$1];[.$M30]=[.AQ$1];[.$N30]);[.$A30];&quot;&quot;)">
            <text:p/>
          </table:table-cell>
          <table:table-cell table:formula="of:=IF(OR([.$J30]=[.AR$1];[.$K30]=[.AR$1];[.$L30]=[.AR$1];[.$M30]=[.AR$1];[.$N30]);[.$A30];&quot;&quot;)">
            <text:p/>
          </table:table-cell>
          <table:table-cell/>
          <table:table-cell table:formula="of:=IF([.$E30]=[.AT$1];[.$A30];&quot;&quot;)">
            <text:p/>
          </table:table-cell>
          <table:table-cell table:formula="of:=IF([.$E30]=[.AU$1];[.$A30];&quot;&quot;)">
            <text:p/>
          </table:table-cell>
          <table:table-cell table:formula="of:=IF([.$E30]=[.AV$1];[.$A30];&quot;&quot;)">
            <text:p/>
          </table:table-cell>
          <table:table-cell table:formula="of:=IF([.$E30]=[.AW$1];[.$A30];&quot;&quot;)">
            <text:p/>
          </table:table-cell>
          <table:table-cell table:formula="of:=IF([.$E30]=[.AX$1];[.$A30];&quot;&quot;)">
            <text:p/>
          </table:table-cell>
          <table:table-cell table:formula="of:=IF([.$E30]=[.AY$1];[.$A30];&quot;&quot;)">
            <text:p/>
          </table:table-cell>
          <table:table-cell table:formula="of:=IF([.$E30]=[.AZ$1];[.$A30];&quot;&quot;)">
            <text:p/>
          </table:table-cell>
          <table:table-cell table:formula="of:=IF([.$E30]=[.BA$1];[.$A30];&quot;&quot;)">
            <text:p/>
          </table:table-cell>
          <table:table-cell table:formula="of:=IF([.$E30]=[.BB$1];[.$A30];&quot;&quot;)">
            <text:p/>
          </table:table-cell>
          <table:table-cell table:formula="of:=IF([.$E30]=[.BC$1];[.$A30];&quot;&quot;)">
            <text:p/>
          </table:table-cell>
          <table:table-cell table:formula="of:=IF([.$E30]=[.BD$1];[.$A30];&quot;&quot;)">
            <text:p/>
          </table:table-cell>
          <table:table-cell table:formula="of:=IF([.$E30]=[.BE$1];[.$A30];&quot;&quot;)">
            <text:p/>
          </table:table-cell>
          <table:table-cell table:formula="of:=IF([.$E30]=[.BF$1];[.$A30];&quot;&quot;)">
            <text:p/>
          </table:table-cell>
          <table:table-cell table:formula="of:=IF([.$E30]=[.BG$1];[.$A30];&quot;&quot;)">
            <text:p/>
          </table:table-cell>
          <table:table-cell table:formula="of:=IF([.$E30]=[.BH$1];[.$A30];&quot;&quot;)">
            <text:p/>
          </table:table-cell>
          <table:table-cell table:formula="of:=IF([.$E30]=[.BI$1];[.$A30];&quot;&quot;)">
            <text:p/>
          </table:table-cell>
          <table:table-cell table:formula="of:=IF([.$E30]=[.BJ$1];[.$A30];&quot;&quot;)">
            <text:p/>
          </table:table-cell>
          <table:table-cell table:formula="of:=IF([.$E30]=[.BK$1];[.$A30];&quot;&quot;)">
            <text:p/>
          </table:table-cell>
          <table:table-cell table:formula="of:=IF([.$E30]=[.BL$1];[.$A30];&quot;&quot;)" office:value-type="float" office:value="29" calcext:value-type="float">
            <text:p>29</text:p>
          </table:table-cell>
          <table:table-cell table:formula="of:=IF([.$E30]=[.BM$1];[.$A30];&quot;&quot;)">
            <text:p/>
          </table:table-cell>
          <table:table-cell table:formula="of:=IF([.$E30]=[.BN$1];[.$A30];&quot;&quot;)">
            <text:p/>
          </table:table-cell>
          <table:table-cell table:formula="of:=IF([.$E30]=[.BO$1];[.$A30];&quot;&quot;)">
            <text:p/>
          </table:table-cell>
          <table:table-cell table:formula="of:=IF([.$E30]=[.BP$1];[.$A30];&quot;&quot;)">
            <text:p/>
          </table:table-cell>
          <table:table-cell table:formula="of:=IF([.$E30]=[.BQ$1];[.$A30];&quot;&quot;)">
            <text:p/>
          </table:table-cell>
          <table:table-cell table:formula="of:=IF([.$E30]=[.BR$1];[.$A30];&quot;&quot;)">
            <text:p/>
          </table:table-cell>
          <table:table-cell table:formula="of:=IF([.$E30]=[.BS$1];[.$A30];&quot;&quot;)">
            <text:p/>
          </table:table-cell>
          <table:table-cell table:formula="of:=IF([.$E30]=[.BT$1];[.$A30];&quot;&quot;)">
            <text:p/>
          </table:table-cell>
          <table:table-cell table:formula="of:=IF([.$E30]=[.BU$1];[.$A30];&quot;&quot;)">
            <text:p/>
          </table:table-cell>
          <table:table-cell table:formula="of:=IF([.$E30]=[.BV$1];[.$A30];&quot;&quot;)">
            <text:p/>
          </table:table-cell>
          <table:table-cell table:formula="of:=IF([.$E30]=[.BW$1];[.$A30];&quot;&quot;)">
            <text:p/>
          </table:table-cell>
          <table:table-cell table:formula="of:=IF([.$E30]=[.BX$1];[.$A30];&quot;&quot;)">
            <text:p/>
          </table:table-cell>
          <table:table-cell table:formula="of:=IF([.$E30]=[.BY$1];[.$A30];&quot;&quot;)">
            <text:p/>
          </table:table-cell>
          <table:table-cell table:formula="of:=IF([.$E30]=[.BZ$1];[.$A30];&quot;&quot;)">
            <text:p/>
          </table:table-cell>
          <table:table-cell table:formula="of:=IF([.$E30]=[.CA$1];[.$A30];&quot;&quot;)">
            <text:p/>
          </table:table-cell>
          <table:table-cell table:formula="of:=IF([.$E30]=[.CB$1];[.$A30];&quot;&quot;)">
            <text:p/>
          </table:table-cell>
          <table:table-cell table:formula="of:=IF([.$E30]=[.CC$1];[.$A30];&quot;&quot;)">
            <text:p/>
          </table:table-cell>
          <table:table-cell table:formula="of:=IF([.$E30]=[.CD$1];[.$A30];&quot;&quot;)">
            <text:p/>
          </table:table-cell>
          <table:table-cell table:formula="of:=IF([.$E30]=[.CE$1];[.$A30];&quot;&quot;)">
            <text:p/>
          </table:table-cell>
          <table:table-cell table:formula="of:=IF([.$E30]=[.CF$1];[.$A30];&quot;&quot;)">
            <text:p/>
          </table:table-cell>
          <table:table-cell table:formula="of:=IF([.$E30]=[.CG$1];[.$A30];&quot;&quot;)">
            <text:p/>
          </table:table-cell>
          <table:table-cell table:formula="of:=IF([.$E30]=[.CH$1];[.$A30];&quot;&quot;)">
            <text:p/>
          </table:table-cell>
          <table:table-cell table:formula="of:=IF([.$E30]=[.CI$1];[.$A30];&quot;&quot;)">
            <text:p/>
          </table:table-cell>
          <table:table-cell table:formula="of:=IF([.$E30]=[.CJ$1];[.$A30];&quot;&quot;)">
            <text:p/>
          </table:table-cell>
          <table:table-cell table:formula="of:=IF([.$E30]=[.CK$1];[.$A30];&quot;&quot;)">
            <text:p/>
          </table:table-cell>
          <table:table-cell table:formula="of:=IF([.$E30]=[.CL$1];[.$A30];&quot;&quot;)">
            <text:p/>
          </table:table-cell>
          <table:table-cell table:formula="of:=IF([.$E30]=[.CM$1];[.$A30];&quot;&quot;)">
            <text:p/>
          </table:table-cell>
          <table:table-cell table:formula="of:=IF([.$E30]=[.CN$1];[.$A30];&quot;&quot;)">
            <text:p/>
          </table:table-cell>
          <table:table-cell table:formula="of:=IF([.$E30]=[.CO$1];[.$A30];&quot;&quot;)">
            <text:p/>
          </table:table-cell>
          <table:table-cell table:formula="of:=IF([.$E30]=[.CP$1];[.$A30];&quot;&quot;)">
            <text:p/>
          </table:table-cell>
          <table:table-cell table:formula="of:=IF([.$E30]=[.CQ$1];[.$A3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Mistake</text:p>
          </table:table-cell>
          <table:table-cell office:value-type="string" calcext:value-type="string">
            <text:p>David Semel</text:p>
          </table:table-cell>
          <table:table-cell office:value-type="string" calcext:value-type="string">
            <text:p>Peter Blake</text:p>
          </table:table-cell>
          <table:table-cell office:value-type="float" office:value="14.91" calcext:value-type="float">
            <text:p>14.91</text:p>
          </table:table-cell>
          <table:table-cell office:value-type="float" office:value="19" calcext:value-type="float">
            <text:p>19</text:p>
          </table:table-cell>
          <table:table-cell office:value-type="date" office:date-value="2005-11-29" calcext:value-type="date">
            <text:p>2005-11-29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31]=[.O$1];[.$K31]=[.O$1];[.$L31]=[.O$1];[.$M31]=[.O$1];[.$N31]);[.$A31];&quot;&quot;)">
            <text:p/>
          </table:table-cell>
          <table:table-cell table:formula="of:=IF(OR([.$J31]=[.P$1];[.$K31]=[.P$1];[.$L31]=[.P$1];[.$M31]=[.P$1];[.$N31]);[.$A31];&quot;&quot;)">
            <text:p/>
          </table:table-cell>
          <table:table-cell table:formula="of:=IF(OR([.$J31]=[.Q$1];[.$K31]=[.Q$1];[.$L31]=[.Q$1];[.$M31]=[.Q$1];[.$N31]);[.$A31];&quot;&quot;)" office:value-type="float" office:value="30" calcext:value-type="float">
            <text:p>30</text:p>
          </table:table-cell>
          <table:table-cell table:formula="of:=IF(OR([.$J31]=[.R$1];[.$K31]=[.R$1];[.$L31]=[.R$1];[.$M31]=[.R$1];[.$N31]);[.$A31];&quot;&quot;)">
            <text:p/>
          </table:table-cell>
          <table:table-cell table:formula="of:=IF(OR([.$J31]=[.S$1];[.$K31]=[.S$1];[.$L31]=[.S$1];[.$M31]=[.S$1];[.$N31]);[.$A31];&quot;&quot;)">
            <text:p/>
          </table:table-cell>
          <table:table-cell table:formula="of:=IF(OR([.$J31]=[.T$1];[.$K31]=[.T$1];[.$L31]=[.T$1];[.$M31]=[.T$1];[.$N31]);[.$A31];&quot;&quot;)">
            <text:p/>
          </table:table-cell>
          <table:table-cell table:formula="of:=IF(OR([.$J31]=[.U$1];[.$K31]=[.U$1];[.$L31]=[.U$1];[.$M31]=[.U$1];[.$N31]);[.$A31];&quot;&quot;)">
            <text:p/>
          </table:table-cell>
          <table:table-cell table:formula="of:=IF(OR([.$J31]=[.V$1];[.$K31]=[.V$1];[.$L31]=[.V$1];[.$M31]=[.V$1];[.$N31]);[.$A31];&quot;&quot;)">
            <text:p/>
          </table:table-cell>
          <table:table-cell table:formula="of:=IF(OR([.$J31]=[.W$1];[.$K31]=[.W$1];[.$L31]=[.W$1];[.$M31]=[.W$1];[.$N31]);[.$A31];&quot;&quot;)">
            <text:p/>
          </table:table-cell>
          <table:table-cell table:formula="of:=IF(OR([.$J31]=[.X$1];[.$K31]=[.X$1];[.$L31]=[.X$1];[.$M31]=[.X$1];[.$N31]);[.$A31];&quot;&quot;)">
            <text:p/>
          </table:table-cell>
          <table:table-cell table:formula="of:=IF(OR([.$J31]=[.Y$1];[.$K31]=[.Y$1];[.$L31]=[.Y$1];[.$M31]=[.Y$1];[.$N31]);[.$A31];&quot;&quot;)">
            <text:p/>
          </table:table-cell>
          <table:table-cell table:formula="of:=IF(OR([.$J31]=[.Z$1];[.$K31]=[.Z$1];[.$L31]=[.Z$1];[.$M31]=[.Z$1];[.$N31]);[.$A31];&quot;&quot;)">
            <text:p/>
          </table:table-cell>
          <table:table-cell table:formula="of:=IF(OR([.$J31]=[.AA$1];[.$K31]=[.AA$1];[.$L31]=[.AA$1];[.$M31]=[.AA$1];[.$N31]);[.$A31];&quot;&quot;)">
            <text:p/>
          </table:table-cell>
          <table:table-cell table:formula="of:=IF(OR([.$J31]=[.AB$1];[.$K31]=[.AB$1];[.$L31]=[.AB$1];[.$M31]=[.AB$1];[.$N31]);[.$A31];&quot;&quot;)">
            <text:p/>
          </table:table-cell>
          <table:table-cell table:formula="of:=IF(OR([.$J31]=[.AC$1];[.$K31]=[.AC$1];[.$L31]=[.AC$1];[.$M31]=[.AC$1];[.$N31]);[.$A31];&quot;&quot;)">
            <text:p/>
          </table:table-cell>
          <table:table-cell table:formula="of:=IF(OR([.$J31]=[.AD$1];[.$K31]=[.AD$1];[.$L31]=[.AD$1];[.$M31]=[.AD$1];[.$N31]);[.$A31];&quot;&quot;)">
            <text:p/>
          </table:table-cell>
          <table:table-cell table:formula="of:=IF(OR([.$J31]=[.AE$1];[.$K31]=[.AE$1];[.$L31]=[.AE$1];[.$M31]=[.AE$1];[.$N31]);[.$A31];&quot;&quot;)">
            <text:p/>
          </table:table-cell>
          <table:table-cell table:formula="of:=IF(OR([.$J31]=[.AF$1];[.$K31]=[.AF$1];[.$L31]=[.AF$1];[.$M31]=[.AF$1];[.$N31]);[.$A31];&quot;&quot;)">
            <text:p/>
          </table:table-cell>
          <table:table-cell table:formula="of:=IF(OR([.$J31]=[.AG$1];[.$K31]=[.AG$1];[.$L31]=[.AG$1];[.$M31]=[.AG$1];[.$N31]);[.$A31];&quot;&quot;)">
            <text:p/>
          </table:table-cell>
          <table:table-cell table:formula="of:=IF(OR([.$J31]=[.AH$1];[.$K31]=[.AH$1];[.$L31]=[.AH$1];[.$M31]=[.AH$1];[.$N31]);[.$A31];&quot;&quot;)">
            <text:p/>
          </table:table-cell>
          <table:table-cell table:formula="of:=IF(OR([.$J31]=[.AI$1];[.$K31]=[.AI$1];[.$L31]=[.AI$1];[.$M31]=[.AI$1];[.$N31]);[.$A31];&quot;&quot;)">
            <text:p/>
          </table:table-cell>
          <table:table-cell table:formula="of:=IF(OR([.$J31]=[.AJ$1];[.$K31]=[.AJ$1];[.$L31]=[.AJ$1];[.$M31]=[.AJ$1];[.$N31]);[.$A31];&quot;&quot;)">
            <text:p/>
          </table:table-cell>
          <table:table-cell table:formula="of:=IF(OR([.$J31]=[.AK$1];[.$K31]=[.AK$1];[.$L31]=[.AK$1];[.$M31]=[.AK$1];[.$N31]);[.$A31];&quot;&quot;)">
            <text:p/>
          </table:table-cell>
          <table:table-cell table:formula="of:=IF(OR([.$J31]=[.AL$1];[.$K31]=[.AL$1];[.$L31]=[.AL$1];[.$M31]=[.AL$1];[.$N31]);[.$A31];&quot;&quot;)">
            <text:p/>
          </table:table-cell>
          <table:table-cell table:formula="of:=IF(OR([.$J31]=[.AM$1];[.$K31]=[.AM$1];[.$L31]=[.AM$1];[.$M31]=[.AM$1];[.$N31]);[.$A31];&quot;&quot;)">
            <text:p/>
          </table:table-cell>
          <table:table-cell table:formula="of:=IF(OR([.$J31]=[.AN$1];[.$K31]=[.AN$1];[.$L31]=[.AN$1];[.$M31]=[.AN$1];[.$N31]);[.$A31];&quot;&quot;)">
            <text:p/>
          </table:table-cell>
          <table:table-cell table:formula="of:=IF(OR([.$J31]=[.AO$1];[.$K31]=[.AO$1];[.$L31]=[.AO$1];[.$M31]=[.AO$1];[.$N31]);[.$A31];&quot;&quot;)">
            <text:p/>
          </table:table-cell>
          <table:table-cell table:formula="of:=IF(OR([.$J31]=[.AP$1];[.$K31]=[.AP$1];[.$L31]=[.AP$1];[.$M31]=[.AP$1];[.$N31]);[.$A31];&quot;&quot;)">
            <text:p/>
          </table:table-cell>
          <table:table-cell table:formula="of:=IF(OR([.$J31]=[.AQ$1];[.$K31]=[.AQ$1];[.$L31]=[.AQ$1];[.$M31]=[.AQ$1];[.$N31]);[.$A31];&quot;&quot;)">
            <text:p/>
          </table:table-cell>
          <table:table-cell table:formula="of:=IF(OR([.$J31]=[.AR$1];[.$K31]=[.AR$1];[.$L31]=[.AR$1];[.$M31]=[.AR$1];[.$N31]);[.$A31];&quot;&quot;)">
            <text:p/>
          </table:table-cell>
          <table:table-cell/>
          <table:table-cell table:formula="of:=IF([.$E31]=[.AT$1];[.$A31];&quot;&quot;)">
            <text:p/>
          </table:table-cell>
          <table:table-cell table:formula="of:=IF([.$E31]=[.AU$1];[.$A31];&quot;&quot;)">
            <text:p/>
          </table:table-cell>
          <table:table-cell table:formula="of:=IF([.$E31]=[.AV$1];[.$A31];&quot;&quot;)">
            <text:p/>
          </table:table-cell>
          <table:table-cell table:formula="of:=IF([.$E31]=[.AW$1];[.$A31];&quot;&quot;)">
            <text:p/>
          </table:table-cell>
          <table:table-cell table:formula="of:=IF([.$E31]=[.AX$1];[.$A31];&quot;&quot;)">
            <text:p/>
          </table:table-cell>
          <table:table-cell table:formula="of:=IF([.$E31]=[.AY$1];[.$A31];&quot;&quot;)">
            <text:p/>
          </table:table-cell>
          <table:table-cell table:formula="of:=IF([.$E31]=[.AZ$1];[.$A31];&quot;&quot;)">
            <text:p/>
          </table:table-cell>
          <table:table-cell table:formula="of:=IF([.$E31]=[.BA$1];[.$A31];&quot;&quot;)">
            <text:p/>
          </table:table-cell>
          <table:table-cell table:formula="of:=IF([.$E31]=[.BB$1];[.$A31];&quot;&quot;)">
            <text:p/>
          </table:table-cell>
          <table:table-cell table:formula="of:=IF([.$E31]=[.BC$1];[.$A31];&quot;&quot;)">
            <text:p/>
          </table:table-cell>
          <table:table-cell table:formula="of:=IF([.$E31]=[.BD$1];[.$A31];&quot;&quot;)">
            <text:p/>
          </table:table-cell>
          <table:table-cell table:formula="of:=IF([.$E31]=[.BE$1];[.$A31];&quot;&quot;)">
            <text:p/>
          </table:table-cell>
          <table:table-cell table:formula="of:=IF([.$E31]=[.BF$1];[.$A31];&quot;&quot;)">
            <text:p/>
          </table:table-cell>
          <table:table-cell table:formula="of:=IF([.$E31]=[.BG$1];[.$A31];&quot;&quot;)">
            <text:p/>
          </table:table-cell>
          <table:table-cell table:formula="of:=IF([.$E31]=[.BH$1];[.$A31];&quot;&quot;)">
            <text:p/>
          </table:table-cell>
          <table:table-cell table:formula="of:=IF([.$E31]=[.BI$1];[.$A31];&quot;&quot;)">
            <text:p/>
          </table:table-cell>
          <table:table-cell table:formula="of:=IF([.$E31]=[.BJ$1];[.$A31];&quot;&quot;)">
            <text:p/>
          </table:table-cell>
          <table:table-cell table:formula="of:=IF([.$E31]=[.BK$1];[.$A31];&quot;&quot;)">
            <text:p/>
          </table:table-cell>
          <table:table-cell table:formula="of:=IF([.$E31]=[.BL$1];[.$A31];&quot;&quot;)">
            <text:p/>
          </table:table-cell>
          <table:table-cell table:formula="of:=IF([.$E31]=[.BM$1];[.$A31];&quot;&quot;)" office:value-type="float" office:value="30" calcext:value-type="float">
            <text:p>30</text:p>
          </table:table-cell>
          <table:table-cell table:formula="of:=IF([.$E31]=[.BN$1];[.$A31];&quot;&quot;)">
            <text:p/>
          </table:table-cell>
          <table:table-cell table:formula="of:=IF([.$E31]=[.BO$1];[.$A31];&quot;&quot;)">
            <text:p/>
          </table:table-cell>
          <table:table-cell table:formula="of:=IF([.$E31]=[.BP$1];[.$A31];&quot;&quot;)">
            <text:p/>
          </table:table-cell>
          <table:table-cell table:formula="of:=IF([.$E31]=[.BQ$1];[.$A31];&quot;&quot;)">
            <text:p/>
          </table:table-cell>
          <table:table-cell table:formula="of:=IF([.$E31]=[.BR$1];[.$A31];&quot;&quot;)">
            <text:p/>
          </table:table-cell>
          <table:table-cell table:formula="of:=IF([.$E31]=[.BS$1];[.$A31];&quot;&quot;)">
            <text:p/>
          </table:table-cell>
          <table:table-cell table:formula="of:=IF([.$E31]=[.BT$1];[.$A31];&quot;&quot;)">
            <text:p/>
          </table:table-cell>
          <table:table-cell table:formula="of:=IF([.$E31]=[.BU$1];[.$A31];&quot;&quot;)">
            <text:p/>
          </table:table-cell>
          <table:table-cell table:formula="of:=IF([.$E31]=[.BV$1];[.$A31];&quot;&quot;)">
            <text:p/>
          </table:table-cell>
          <table:table-cell table:formula="of:=IF([.$E31]=[.BW$1];[.$A31];&quot;&quot;)">
            <text:p/>
          </table:table-cell>
          <table:table-cell table:formula="of:=IF([.$E31]=[.BX$1];[.$A31];&quot;&quot;)">
            <text:p/>
          </table:table-cell>
          <table:table-cell table:formula="of:=IF([.$E31]=[.BY$1];[.$A31];&quot;&quot;)">
            <text:p/>
          </table:table-cell>
          <table:table-cell table:formula="of:=IF([.$E31]=[.BZ$1];[.$A31];&quot;&quot;)">
            <text:p/>
          </table:table-cell>
          <table:table-cell table:formula="of:=IF([.$E31]=[.CA$1];[.$A31];&quot;&quot;)">
            <text:p/>
          </table:table-cell>
          <table:table-cell table:formula="of:=IF([.$E31]=[.CB$1];[.$A31];&quot;&quot;)">
            <text:p/>
          </table:table-cell>
          <table:table-cell table:formula="of:=IF([.$E31]=[.CC$1];[.$A31];&quot;&quot;)">
            <text:p/>
          </table:table-cell>
          <table:table-cell table:formula="of:=IF([.$E31]=[.CD$1];[.$A31];&quot;&quot;)">
            <text:p/>
          </table:table-cell>
          <table:table-cell table:formula="of:=IF([.$E31]=[.CE$1];[.$A31];&quot;&quot;)">
            <text:p/>
          </table:table-cell>
          <table:table-cell table:formula="of:=IF([.$E31]=[.CF$1];[.$A31];&quot;&quot;)">
            <text:p/>
          </table:table-cell>
          <table:table-cell table:formula="of:=IF([.$E31]=[.CG$1];[.$A31];&quot;&quot;)">
            <text:p/>
          </table:table-cell>
          <table:table-cell table:formula="of:=IF([.$E31]=[.CH$1];[.$A31];&quot;&quot;)">
            <text:p/>
          </table:table-cell>
          <table:table-cell table:formula="of:=IF([.$E31]=[.CI$1];[.$A31];&quot;&quot;)">
            <text:p/>
          </table:table-cell>
          <table:table-cell table:formula="of:=IF([.$E31]=[.CJ$1];[.$A31];&quot;&quot;)">
            <text:p/>
          </table:table-cell>
          <table:table-cell table:formula="of:=IF([.$E31]=[.CK$1];[.$A31];&quot;&quot;)">
            <text:p/>
          </table:table-cell>
          <table:table-cell table:formula="of:=IF([.$E31]=[.CL$1];[.$A31];&quot;&quot;)">
            <text:p/>
          </table:table-cell>
          <table:table-cell table:formula="of:=IF([.$E31]=[.CM$1];[.$A31];&quot;&quot;)">
            <text:p/>
          </table:table-cell>
          <table:table-cell table:formula="of:=IF([.$E31]=[.CN$1];[.$A31];&quot;&quot;)">
            <text:p/>
          </table:table-cell>
          <table:table-cell table:formula="of:=IF([.$E31]=[.CO$1];[.$A31];&quot;&quot;)">
            <text:p/>
          </table:table-cell>
          <table:table-cell table:formula="of:=IF([.$E31]=[.CP$1];[.$A31];&quot;&quot;)">
            <text:p/>
          </table:table-cell>
          <table:table-cell table:formula="of:=IF([.$E31]=[.CQ$1];[.$A3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Michael R. Perry</text:p>
          </table:table-cell>
          <table:table-cell office:value-type="float" office:value="14.52" calcext:value-type="float">
            <text:p>14.52</text:p>
          </table:table-cell>
          <table:table-cell office:value-type="float" office:value="7" calcext:value-type="float">
            <text:p>7</text:p>
          </table:table-cell>
          <table:table-cell office:value-type="date" office:date-value="2005-12-13" calcext:value-type="date">
            <text:p>2005-12-13</text:p>
          </table:table-cell>
          <table:table-cell office:value-type="string" calcext:value-type="string">
            <text:p>Michael R. Perry</text:p>
          </table:table-cell>
          <table:table-cell table:number-columns-repeated="4"/>
          <table:table-cell table:formula="of:=IF(OR([.$J32]=[.O$1];[.$K32]=[.O$1];[.$L32]=[.O$1];[.$M32]=[.O$1];[.$N32]);[.$A32];&quot;&quot;)">
            <text:p/>
          </table:table-cell>
          <table:table-cell table:formula="of:=IF(OR([.$J32]=[.P$1];[.$K32]=[.P$1];[.$L32]=[.P$1];[.$M32]=[.P$1];[.$N32]);[.$A32];&quot;&quot;)">
            <text:p/>
          </table:table-cell>
          <table:table-cell table:formula="of:=IF(OR([.$J32]=[.Q$1];[.$K32]=[.Q$1];[.$L32]=[.Q$1];[.$M32]=[.Q$1];[.$N32]);[.$A32];&quot;&quot;)">
            <text:p/>
          </table:table-cell>
          <table:table-cell table:formula="of:=IF(OR([.$J32]=[.R$1];[.$K32]=[.R$1];[.$L32]=[.R$1];[.$M32]=[.R$1];[.$N32]);[.$A32];&quot;&quot;)">
            <text:p/>
          </table:table-cell>
          <table:table-cell table:formula="of:=IF(OR([.$J32]=[.S$1];[.$K32]=[.S$1];[.$L32]=[.S$1];[.$M32]=[.S$1];[.$N32]);[.$A32];&quot;&quot;)">
            <text:p/>
          </table:table-cell>
          <table:table-cell table:formula="of:=IF(OR([.$J32]=[.T$1];[.$K32]=[.T$1];[.$L32]=[.T$1];[.$M32]=[.T$1];[.$N32]);[.$A32];&quot;&quot;)">
            <text:p/>
          </table:table-cell>
          <table:table-cell table:formula="of:=IF(OR([.$J32]=[.U$1];[.$K32]=[.U$1];[.$L32]=[.U$1];[.$M32]=[.U$1];[.$N32]);[.$A32];&quot;&quot;)">
            <text:p/>
          </table:table-cell>
          <table:table-cell table:formula="of:=IF(OR([.$J32]=[.V$1];[.$K32]=[.V$1];[.$L32]=[.V$1];[.$M32]=[.V$1];[.$N32]);[.$A32];&quot;&quot;)">
            <text:p/>
          </table:table-cell>
          <table:table-cell table:formula="of:=IF(OR([.$J32]=[.W$1];[.$K32]=[.W$1];[.$L32]=[.W$1];[.$M32]=[.W$1];[.$N32]);[.$A32];&quot;&quot;)">
            <text:p/>
          </table:table-cell>
          <table:table-cell table:formula="of:=IF(OR([.$J32]=[.X$1];[.$K32]=[.X$1];[.$L32]=[.X$1];[.$M32]=[.X$1];[.$N32]);[.$A32];&quot;&quot;)">
            <text:p/>
          </table:table-cell>
          <table:table-cell table:formula="of:=IF(OR([.$J32]=[.Y$1];[.$K32]=[.Y$1];[.$L32]=[.Y$1];[.$M32]=[.Y$1];[.$N32]);[.$A32];&quot;&quot;)">
            <text:p/>
          </table:table-cell>
          <table:table-cell table:formula="of:=IF(OR([.$J32]=[.Z$1];[.$K32]=[.Z$1];[.$L32]=[.Z$1];[.$M32]=[.Z$1];[.$N32]);[.$A32];&quot;&quot;)">
            <text:p/>
          </table:table-cell>
          <table:table-cell table:formula="of:=IF(OR([.$J32]=[.AA$1];[.$K32]=[.AA$1];[.$L32]=[.AA$1];[.$M32]=[.AA$1];[.$N32]);[.$A32];&quot;&quot;)">
            <text:p/>
          </table:table-cell>
          <table:table-cell table:formula="of:=IF(OR([.$J32]=[.AB$1];[.$K32]=[.AB$1];[.$L32]=[.AB$1];[.$M32]=[.AB$1];[.$N32]);[.$A32];&quot;&quot;)" office:value-type="float" office:value="31" calcext:value-type="float">
            <text:p>31</text:p>
          </table:table-cell>
          <table:table-cell table:formula="of:=IF(OR([.$J32]=[.AC$1];[.$K32]=[.AC$1];[.$L32]=[.AC$1];[.$M32]=[.AC$1];[.$N32]);[.$A32];&quot;&quot;)">
            <text:p/>
          </table:table-cell>
          <table:table-cell table:formula="of:=IF(OR([.$J32]=[.AD$1];[.$K32]=[.AD$1];[.$L32]=[.AD$1];[.$M32]=[.AD$1];[.$N32]);[.$A32];&quot;&quot;)">
            <text:p/>
          </table:table-cell>
          <table:table-cell table:formula="of:=IF(OR([.$J32]=[.AE$1];[.$K32]=[.AE$1];[.$L32]=[.AE$1];[.$M32]=[.AE$1];[.$N32]);[.$A32];&quot;&quot;)">
            <text:p/>
          </table:table-cell>
          <table:table-cell table:formula="of:=IF(OR([.$J32]=[.AF$1];[.$K32]=[.AF$1];[.$L32]=[.AF$1];[.$M32]=[.AF$1];[.$N32]);[.$A32];&quot;&quot;)">
            <text:p/>
          </table:table-cell>
          <table:table-cell table:formula="of:=IF(OR([.$J32]=[.AG$1];[.$K32]=[.AG$1];[.$L32]=[.AG$1];[.$M32]=[.AG$1];[.$N32]);[.$A32];&quot;&quot;)">
            <text:p/>
          </table:table-cell>
          <table:table-cell table:formula="of:=IF(OR([.$J32]=[.AH$1];[.$K32]=[.AH$1];[.$L32]=[.AH$1];[.$M32]=[.AH$1];[.$N32]);[.$A32];&quot;&quot;)">
            <text:p/>
          </table:table-cell>
          <table:table-cell table:formula="of:=IF(OR([.$J32]=[.AI$1];[.$K32]=[.AI$1];[.$L32]=[.AI$1];[.$M32]=[.AI$1];[.$N32]);[.$A32];&quot;&quot;)">
            <text:p/>
          </table:table-cell>
          <table:table-cell table:formula="of:=IF(OR([.$J32]=[.AJ$1];[.$K32]=[.AJ$1];[.$L32]=[.AJ$1];[.$M32]=[.AJ$1];[.$N32]);[.$A32];&quot;&quot;)">
            <text:p/>
          </table:table-cell>
          <table:table-cell table:formula="of:=IF(OR([.$J32]=[.AK$1];[.$K32]=[.AK$1];[.$L32]=[.AK$1];[.$M32]=[.AK$1];[.$N32]);[.$A32];&quot;&quot;)">
            <text:p/>
          </table:table-cell>
          <table:table-cell table:formula="of:=IF(OR([.$J32]=[.AL$1];[.$K32]=[.AL$1];[.$L32]=[.AL$1];[.$M32]=[.AL$1];[.$N32]);[.$A32];&quot;&quot;)">
            <text:p/>
          </table:table-cell>
          <table:table-cell table:formula="of:=IF(OR([.$J32]=[.AM$1];[.$K32]=[.AM$1];[.$L32]=[.AM$1];[.$M32]=[.AM$1];[.$N32]);[.$A32];&quot;&quot;)">
            <text:p/>
          </table:table-cell>
          <table:table-cell table:formula="of:=IF(OR([.$J32]=[.AN$1];[.$K32]=[.AN$1];[.$L32]=[.AN$1];[.$M32]=[.AN$1];[.$N32]);[.$A32];&quot;&quot;)">
            <text:p/>
          </table:table-cell>
          <table:table-cell table:formula="of:=IF(OR([.$J32]=[.AO$1];[.$K32]=[.AO$1];[.$L32]=[.AO$1];[.$M32]=[.AO$1];[.$N32]);[.$A32];&quot;&quot;)">
            <text:p/>
          </table:table-cell>
          <table:table-cell table:formula="of:=IF(OR([.$J32]=[.AP$1];[.$K32]=[.AP$1];[.$L32]=[.AP$1];[.$M32]=[.AP$1];[.$N32]);[.$A32];&quot;&quot;)">
            <text:p/>
          </table:table-cell>
          <table:table-cell table:formula="of:=IF(OR([.$J32]=[.AQ$1];[.$K32]=[.AQ$1];[.$L32]=[.AQ$1];[.$M32]=[.AQ$1];[.$N32]);[.$A32];&quot;&quot;)">
            <text:p/>
          </table:table-cell>
          <table:table-cell table:formula="of:=IF(OR([.$J32]=[.AR$1];[.$K32]=[.AR$1];[.$L32]=[.AR$1];[.$M32]=[.AR$1];[.$N32]);[.$A32];&quot;&quot;)">
            <text:p/>
          </table:table-cell>
          <table:table-cell/>
          <table:table-cell table:formula="of:=IF([.$E32]=[.AT$1];[.$A32];&quot;&quot;)">
            <text:p/>
          </table:table-cell>
          <table:table-cell table:formula="of:=IF([.$E32]=[.AU$1];[.$A32];&quot;&quot;)">
            <text:p/>
          </table:table-cell>
          <table:table-cell table:formula="of:=IF([.$E32]=[.AV$1];[.$A32];&quot;&quot;)">
            <text:p/>
          </table:table-cell>
          <table:table-cell table:formula="of:=IF([.$E32]=[.AW$1];[.$A32];&quot;&quot;)">
            <text:p/>
          </table:table-cell>
          <table:table-cell table:formula="of:=IF([.$E32]=[.AX$1];[.$A32];&quot;&quot;)">
            <text:p/>
          </table:table-cell>
          <table:table-cell table:formula="of:=IF([.$E32]=[.AY$1];[.$A32];&quot;&quot;)">
            <text:p/>
          </table:table-cell>
          <table:table-cell table:formula="of:=IF([.$E32]=[.AZ$1];[.$A32];&quot;&quot;)">
            <text:p/>
          </table:table-cell>
          <table:table-cell table:formula="of:=IF([.$E32]=[.BA$1];[.$A32];&quot;&quot;)">
            <text:p/>
          </table:table-cell>
          <table:table-cell table:formula="of:=IF([.$E32]=[.BB$1];[.$A32];&quot;&quot;)">
            <text:p/>
          </table:table-cell>
          <table:table-cell table:formula="of:=IF([.$E32]=[.BC$1];[.$A32];&quot;&quot;)">
            <text:p/>
          </table:table-cell>
          <table:table-cell table:formula="of:=IF([.$E32]=[.BD$1];[.$A32];&quot;&quot;)">
            <text:p/>
          </table:table-cell>
          <table:table-cell table:formula="of:=IF([.$E32]=[.BE$1];[.$A32];&quot;&quot;)">
            <text:p/>
          </table:table-cell>
          <table:table-cell table:formula="of:=IF([.$E32]=[.BF$1];[.$A32];&quot;&quot;)">
            <text:p/>
          </table:table-cell>
          <table:table-cell table:formula="of:=IF([.$E32]=[.BG$1];[.$A32];&quot;&quot;)">
            <text:p/>
          </table:table-cell>
          <table:table-cell table:formula="of:=IF([.$E32]=[.BH$1];[.$A32];&quot;&quot;)">
            <text:p/>
          </table:table-cell>
          <table:table-cell table:formula="of:=IF([.$E32]=[.BI$1];[.$A32];&quot;&quot;)">
            <text:p/>
          </table:table-cell>
          <table:table-cell table:formula="of:=IF([.$E32]=[.BJ$1];[.$A32];&quot;&quot;)" office:value-type="float" office:value="31" calcext:value-type="float">
            <text:p>31</text:p>
          </table:table-cell>
          <table:table-cell table:formula="of:=IF([.$E32]=[.BK$1];[.$A32];&quot;&quot;)">
            <text:p/>
          </table:table-cell>
          <table:table-cell table:formula="of:=IF([.$E32]=[.BL$1];[.$A32];&quot;&quot;)">
            <text:p/>
          </table:table-cell>
          <table:table-cell table:formula="of:=IF([.$E32]=[.BM$1];[.$A32];&quot;&quot;)">
            <text:p/>
          </table:table-cell>
          <table:table-cell table:formula="of:=IF([.$E32]=[.BN$1];[.$A32];&quot;&quot;)">
            <text:p/>
          </table:table-cell>
          <table:table-cell table:formula="of:=IF([.$E32]=[.BO$1];[.$A32];&quot;&quot;)">
            <text:p/>
          </table:table-cell>
          <table:table-cell table:formula="of:=IF([.$E32]=[.BP$1];[.$A32];&quot;&quot;)">
            <text:p/>
          </table:table-cell>
          <table:table-cell table:formula="of:=IF([.$E32]=[.BQ$1];[.$A32];&quot;&quot;)">
            <text:p/>
          </table:table-cell>
          <table:table-cell table:formula="of:=IF([.$E32]=[.BR$1];[.$A32];&quot;&quot;)">
            <text:p/>
          </table:table-cell>
          <table:table-cell table:formula="of:=IF([.$E32]=[.BS$1];[.$A32];&quot;&quot;)">
            <text:p/>
          </table:table-cell>
          <table:table-cell table:formula="of:=IF([.$E32]=[.BT$1];[.$A32];&quot;&quot;)">
            <text:p/>
          </table:table-cell>
          <table:table-cell table:formula="of:=IF([.$E32]=[.BU$1];[.$A32];&quot;&quot;)">
            <text:p/>
          </table:table-cell>
          <table:table-cell table:formula="of:=IF([.$E32]=[.BV$1];[.$A32];&quot;&quot;)">
            <text:p/>
          </table:table-cell>
          <table:table-cell table:formula="of:=IF([.$E32]=[.BW$1];[.$A32];&quot;&quot;)">
            <text:p/>
          </table:table-cell>
          <table:table-cell table:formula="of:=IF([.$E32]=[.BX$1];[.$A32];&quot;&quot;)">
            <text:p/>
          </table:table-cell>
          <table:table-cell table:formula="of:=IF([.$E32]=[.BY$1];[.$A32];&quot;&quot;)">
            <text:p/>
          </table:table-cell>
          <table:table-cell table:formula="of:=IF([.$E32]=[.BZ$1];[.$A32];&quot;&quot;)">
            <text:p/>
          </table:table-cell>
          <table:table-cell table:formula="of:=IF([.$E32]=[.CA$1];[.$A32];&quot;&quot;)">
            <text:p/>
          </table:table-cell>
          <table:table-cell table:formula="of:=IF([.$E32]=[.CB$1];[.$A32];&quot;&quot;)">
            <text:p/>
          </table:table-cell>
          <table:table-cell table:formula="of:=IF([.$E32]=[.CC$1];[.$A32];&quot;&quot;)">
            <text:p/>
          </table:table-cell>
          <table:table-cell table:formula="of:=IF([.$E32]=[.CD$1];[.$A32];&quot;&quot;)">
            <text:p/>
          </table:table-cell>
          <table:table-cell table:formula="of:=IF([.$E32]=[.CE$1];[.$A32];&quot;&quot;)">
            <text:p/>
          </table:table-cell>
          <table:table-cell table:formula="of:=IF([.$E32]=[.CF$1];[.$A32];&quot;&quot;)">
            <text:p/>
          </table:table-cell>
          <table:table-cell table:formula="of:=IF([.$E32]=[.CG$1];[.$A32];&quot;&quot;)">
            <text:p/>
          </table:table-cell>
          <table:table-cell table:formula="of:=IF([.$E32]=[.CH$1];[.$A32];&quot;&quot;)">
            <text:p/>
          </table:table-cell>
          <table:table-cell table:formula="of:=IF([.$E32]=[.CI$1];[.$A32];&quot;&quot;)">
            <text:p/>
          </table:table-cell>
          <table:table-cell table:formula="of:=IF([.$E32]=[.CJ$1];[.$A32];&quot;&quot;)">
            <text:p/>
          </table:table-cell>
          <table:table-cell table:formula="of:=IF([.$E32]=[.CK$1];[.$A32];&quot;&quot;)">
            <text:p/>
          </table:table-cell>
          <table:table-cell table:formula="of:=IF([.$E32]=[.CL$1];[.$A32];&quot;&quot;)">
            <text:p/>
          </table:table-cell>
          <table:table-cell table:formula="of:=IF([.$E32]=[.CM$1];[.$A32];&quot;&quot;)">
            <text:p/>
          </table:table-cell>
          <table:table-cell table:formula="of:=IF([.$E32]=[.CN$1];[.$A32];&quot;&quot;)">
            <text:p/>
          </table:table-cell>
          <table:table-cell table:formula="of:=IF([.$E32]=[.CO$1];[.$A32];&quot;&quot;)">
            <text:p/>
          </table:table-cell>
          <table:table-cell table:formula="of:=IF([.$E32]=[.CP$1];[.$A32];&quot;&quot;)">
            <text:p/>
          </table:table-cell>
          <table:table-cell table:formula="of:=IF([.$E32]=[.CQ$1];[.$A3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ilure to Communicate</text:p>
          </table:table-cell>
          <table:table-cell office:value-type="string" calcext:value-type="string">
            <text:p>Jace Alexander</text:p>
          </table:table-cell>
          <table:table-cell office:value-type="string" calcext:value-type="string">
            <text:p>Doris Egan</text:p>
          </table:table-cell>
          <table:table-cell office:value-type="float" office:value="14.83" calcext:value-type="float">
            <text:p>14.83</text:p>
          </table:table-cell>
          <table:table-cell office:value-type="float" office:value="15" calcext:value-type="float">
            <text:p>15</text:p>
          </table:table-cell>
          <table:table-cell office:value-type="date" office:date-value="2006-01-10" calcext:value-type="date">
            <text:p>2006-01-10</text:p>
          </table:table-cell>
          <table:table-cell office:value-type="string" calcext:value-type="string">
            <text:p>Doris Egan</text:p>
          </table:table-cell>
          <table:table-cell table:number-columns-repeated="4"/>
          <table:table-cell table:formula="of:=IF(OR([.$J33]=[.O$1];[.$K33]=[.O$1];[.$L33]=[.O$1];[.$M33]=[.O$1];[.$N33]);[.$A33];&quot;&quot;)">
            <text:p/>
          </table:table-cell>
          <table:table-cell table:formula="of:=IF(OR([.$J33]=[.P$1];[.$K33]=[.P$1];[.$L33]=[.P$1];[.$M33]=[.P$1];[.$N33]);[.$A33];&quot;&quot;)">
            <text:p/>
          </table:table-cell>
          <table:table-cell table:formula="of:=IF(OR([.$J33]=[.Q$1];[.$K33]=[.Q$1];[.$L33]=[.Q$1];[.$M33]=[.Q$1];[.$N33]);[.$A33];&quot;&quot;)">
            <text:p/>
          </table:table-cell>
          <table:table-cell table:formula="of:=IF(OR([.$J33]=[.R$1];[.$K33]=[.R$1];[.$L33]=[.R$1];[.$M33]=[.R$1];[.$N33]);[.$A33];&quot;&quot;)">
            <text:p/>
          </table:table-cell>
          <table:table-cell table:formula="of:=IF(OR([.$J33]=[.S$1];[.$K33]=[.S$1];[.$L33]=[.S$1];[.$M33]=[.S$1];[.$N33]);[.$A33];&quot;&quot;)">
            <text:p/>
          </table:table-cell>
          <table:table-cell table:formula="of:=IF(OR([.$J33]=[.T$1];[.$K33]=[.T$1];[.$L33]=[.T$1];[.$M33]=[.T$1];[.$N33]);[.$A33];&quot;&quot;)">
            <text:p/>
          </table:table-cell>
          <table:table-cell table:formula="of:=IF(OR([.$J33]=[.U$1];[.$K33]=[.U$1];[.$L33]=[.U$1];[.$M33]=[.U$1];[.$N33]);[.$A33];&quot;&quot;)">
            <text:p/>
          </table:table-cell>
          <table:table-cell table:formula="of:=IF(OR([.$J33]=[.V$1];[.$K33]=[.V$1];[.$L33]=[.V$1];[.$M33]=[.V$1];[.$N33]);[.$A33];&quot;&quot;)">
            <text:p/>
          </table:table-cell>
          <table:table-cell table:formula="of:=IF(OR([.$J33]=[.W$1];[.$K33]=[.W$1];[.$L33]=[.W$1];[.$M33]=[.W$1];[.$N33]);[.$A33];&quot;&quot;)">
            <text:p/>
          </table:table-cell>
          <table:table-cell table:formula="of:=IF(OR([.$J33]=[.X$1];[.$K33]=[.X$1];[.$L33]=[.X$1];[.$M33]=[.X$1];[.$N33]);[.$A33];&quot;&quot;)">
            <text:p/>
          </table:table-cell>
          <table:table-cell table:formula="of:=IF(OR([.$J33]=[.Y$1];[.$K33]=[.Y$1];[.$L33]=[.Y$1];[.$M33]=[.Y$1];[.$N33]);[.$A33];&quot;&quot;)">
            <text:p/>
          </table:table-cell>
          <table:table-cell table:formula="of:=IF(OR([.$J33]=[.Z$1];[.$K33]=[.Z$1];[.$L33]=[.Z$1];[.$M33]=[.Z$1];[.$N33]);[.$A33];&quot;&quot;)">
            <text:p/>
          </table:table-cell>
          <table:table-cell table:formula="of:=IF(OR([.$J33]=[.AA$1];[.$K33]=[.AA$1];[.$L33]=[.AA$1];[.$M33]=[.AA$1];[.$N33]);[.$A33];&quot;&quot;)">
            <text:p/>
          </table:table-cell>
          <table:table-cell table:formula="of:=IF(OR([.$J33]=[.AB$1];[.$K33]=[.AB$1];[.$L33]=[.AB$1];[.$M33]=[.AB$1];[.$N33]);[.$A33];&quot;&quot;)">
            <text:p/>
          </table:table-cell>
          <table:table-cell table:formula="of:=IF(OR([.$J33]=[.AC$1];[.$K33]=[.AC$1];[.$L33]=[.AC$1];[.$M33]=[.AC$1];[.$N33]);[.$A33];&quot;&quot;)" office:value-type="float" office:value="32" calcext:value-type="float">
            <text:p>32</text:p>
          </table:table-cell>
          <table:table-cell table:formula="of:=IF(OR([.$J33]=[.AD$1];[.$K33]=[.AD$1];[.$L33]=[.AD$1];[.$M33]=[.AD$1];[.$N33]);[.$A33];&quot;&quot;)">
            <text:p/>
          </table:table-cell>
          <table:table-cell table:formula="of:=IF(OR([.$J33]=[.AE$1];[.$K33]=[.AE$1];[.$L33]=[.AE$1];[.$M33]=[.AE$1];[.$N33]);[.$A33];&quot;&quot;)">
            <text:p/>
          </table:table-cell>
          <table:table-cell table:formula="of:=IF(OR([.$J33]=[.AF$1];[.$K33]=[.AF$1];[.$L33]=[.AF$1];[.$M33]=[.AF$1];[.$N33]);[.$A33];&quot;&quot;)">
            <text:p/>
          </table:table-cell>
          <table:table-cell table:formula="of:=IF(OR([.$J33]=[.AG$1];[.$K33]=[.AG$1];[.$L33]=[.AG$1];[.$M33]=[.AG$1];[.$N33]);[.$A33];&quot;&quot;)">
            <text:p/>
          </table:table-cell>
          <table:table-cell table:formula="of:=IF(OR([.$J33]=[.AH$1];[.$K33]=[.AH$1];[.$L33]=[.AH$1];[.$M33]=[.AH$1];[.$N33]);[.$A33];&quot;&quot;)">
            <text:p/>
          </table:table-cell>
          <table:table-cell table:formula="of:=IF(OR([.$J33]=[.AI$1];[.$K33]=[.AI$1];[.$L33]=[.AI$1];[.$M33]=[.AI$1];[.$N33]);[.$A33];&quot;&quot;)">
            <text:p/>
          </table:table-cell>
          <table:table-cell table:formula="of:=IF(OR([.$J33]=[.AJ$1];[.$K33]=[.AJ$1];[.$L33]=[.AJ$1];[.$M33]=[.AJ$1];[.$N33]);[.$A33];&quot;&quot;)">
            <text:p/>
          </table:table-cell>
          <table:table-cell table:formula="of:=IF(OR([.$J33]=[.AK$1];[.$K33]=[.AK$1];[.$L33]=[.AK$1];[.$M33]=[.AK$1];[.$N33]);[.$A33];&quot;&quot;)">
            <text:p/>
          </table:table-cell>
          <table:table-cell table:formula="of:=IF(OR([.$J33]=[.AL$1];[.$K33]=[.AL$1];[.$L33]=[.AL$1];[.$M33]=[.AL$1];[.$N33]);[.$A33];&quot;&quot;)">
            <text:p/>
          </table:table-cell>
          <table:table-cell table:formula="of:=IF(OR([.$J33]=[.AM$1];[.$K33]=[.AM$1];[.$L33]=[.AM$1];[.$M33]=[.AM$1];[.$N33]);[.$A33];&quot;&quot;)">
            <text:p/>
          </table:table-cell>
          <table:table-cell table:formula="of:=IF(OR([.$J33]=[.AN$1];[.$K33]=[.AN$1];[.$L33]=[.AN$1];[.$M33]=[.AN$1];[.$N33]);[.$A33];&quot;&quot;)">
            <text:p/>
          </table:table-cell>
          <table:table-cell table:formula="of:=IF(OR([.$J33]=[.AO$1];[.$K33]=[.AO$1];[.$L33]=[.AO$1];[.$M33]=[.AO$1];[.$N33]);[.$A33];&quot;&quot;)">
            <text:p/>
          </table:table-cell>
          <table:table-cell table:formula="of:=IF(OR([.$J33]=[.AP$1];[.$K33]=[.AP$1];[.$L33]=[.AP$1];[.$M33]=[.AP$1];[.$N33]);[.$A33];&quot;&quot;)">
            <text:p/>
          </table:table-cell>
          <table:table-cell table:formula="of:=IF(OR([.$J33]=[.AQ$1];[.$K33]=[.AQ$1];[.$L33]=[.AQ$1];[.$M33]=[.AQ$1];[.$N33]);[.$A33];&quot;&quot;)">
            <text:p/>
          </table:table-cell>
          <table:table-cell table:formula="of:=IF(OR([.$J33]=[.AR$1];[.$K33]=[.AR$1];[.$L33]=[.AR$1];[.$M33]=[.AR$1];[.$N33]);[.$A33];&quot;&quot;)">
            <text:p/>
          </table:table-cell>
          <table:table-cell/>
          <table:table-cell table:formula="of:=IF([.$E33]=[.AT$1];[.$A33];&quot;&quot;)">
            <text:p/>
          </table:table-cell>
          <table:table-cell table:formula="of:=IF([.$E33]=[.AU$1];[.$A33];&quot;&quot;)">
            <text:p/>
          </table:table-cell>
          <table:table-cell table:formula="of:=IF([.$E33]=[.AV$1];[.$A33];&quot;&quot;)">
            <text:p/>
          </table:table-cell>
          <table:table-cell table:formula="of:=IF([.$E33]=[.AW$1];[.$A33];&quot;&quot;)">
            <text:p/>
          </table:table-cell>
          <table:table-cell table:formula="of:=IF([.$E33]=[.AX$1];[.$A33];&quot;&quot;)">
            <text:p/>
          </table:table-cell>
          <table:table-cell table:formula="of:=IF([.$E33]=[.AY$1];[.$A33];&quot;&quot;)">
            <text:p/>
          </table:table-cell>
          <table:table-cell table:formula="of:=IF([.$E33]=[.AZ$1];[.$A33];&quot;&quot;)">
            <text:p/>
          </table:table-cell>
          <table:table-cell table:formula="of:=IF([.$E33]=[.BA$1];[.$A33];&quot;&quot;)">
            <text:p/>
          </table:table-cell>
          <table:table-cell table:formula="of:=IF([.$E33]=[.BB$1];[.$A33];&quot;&quot;)">
            <text:p/>
          </table:table-cell>
          <table:table-cell table:formula="of:=IF([.$E33]=[.BC$1];[.$A33];&quot;&quot;)">
            <text:p/>
          </table:table-cell>
          <table:table-cell table:formula="of:=IF([.$E33]=[.BD$1];[.$A33];&quot;&quot;)">
            <text:p/>
          </table:table-cell>
          <table:table-cell table:formula="of:=IF([.$E33]=[.BE$1];[.$A33];&quot;&quot;)">
            <text:p/>
          </table:table-cell>
          <table:table-cell table:formula="of:=IF([.$E33]=[.BF$1];[.$A33];&quot;&quot;)">
            <text:p/>
          </table:table-cell>
          <table:table-cell table:formula="of:=IF([.$E33]=[.BG$1];[.$A33];&quot;&quot;)">
            <text:p/>
          </table:table-cell>
          <table:table-cell table:formula="of:=IF([.$E33]=[.BH$1];[.$A33];&quot;&quot;)">
            <text:p/>
          </table:table-cell>
          <table:table-cell table:formula="of:=IF([.$E33]=[.BI$1];[.$A33];&quot;&quot;)">
            <text:p/>
          </table:table-cell>
          <table:table-cell table:formula="of:=IF([.$E33]=[.BJ$1];[.$A33];&quot;&quot;)">
            <text:p/>
          </table:table-cell>
          <table:table-cell table:formula="of:=IF([.$E33]=[.BK$1];[.$A33];&quot;&quot;)">
            <text:p/>
          </table:table-cell>
          <table:table-cell table:formula="of:=IF([.$E33]=[.BL$1];[.$A33];&quot;&quot;)">
            <text:p/>
          </table:table-cell>
          <table:table-cell table:formula="of:=IF([.$E33]=[.BM$1];[.$A33];&quot;&quot;)">
            <text:p/>
          </table:table-cell>
          <table:table-cell table:formula="of:=IF([.$E33]=[.BN$1];[.$A33];&quot;&quot;)" office:value-type="float" office:value="32" calcext:value-type="float">
            <text:p>32</text:p>
          </table:table-cell>
          <table:table-cell table:formula="of:=IF([.$E33]=[.BO$1];[.$A33];&quot;&quot;)">
            <text:p/>
          </table:table-cell>
          <table:table-cell table:formula="of:=IF([.$E33]=[.BP$1];[.$A33];&quot;&quot;)">
            <text:p/>
          </table:table-cell>
          <table:table-cell table:formula="of:=IF([.$E33]=[.BQ$1];[.$A33];&quot;&quot;)">
            <text:p/>
          </table:table-cell>
          <table:table-cell table:formula="of:=IF([.$E33]=[.BR$1];[.$A33];&quot;&quot;)">
            <text:p/>
          </table:table-cell>
          <table:table-cell table:formula="of:=IF([.$E33]=[.BS$1];[.$A33];&quot;&quot;)">
            <text:p/>
          </table:table-cell>
          <table:table-cell table:formula="of:=IF([.$E33]=[.BT$1];[.$A33];&quot;&quot;)">
            <text:p/>
          </table:table-cell>
          <table:table-cell table:formula="of:=IF([.$E33]=[.BU$1];[.$A33];&quot;&quot;)">
            <text:p/>
          </table:table-cell>
          <table:table-cell table:formula="of:=IF([.$E33]=[.BV$1];[.$A33];&quot;&quot;)">
            <text:p/>
          </table:table-cell>
          <table:table-cell table:formula="of:=IF([.$E33]=[.BW$1];[.$A33];&quot;&quot;)">
            <text:p/>
          </table:table-cell>
          <table:table-cell table:formula="of:=IF([.$E33]=[.BX$1];[.$A33];&quot;&quot;)">
            <text:p/>
          </table:table-cell>
          <table:table-cell table:formula="of:=IF([.$E33]=[.BY$1];[.$A33];&quot;&quot;)">
            <text:p/>
          </table:table-cell>
          <table:table-cell table:formula="of:=IF([.$E33]=[.BZ$1];[.$A33];&quot;&quot;)">
            <text:p/>
          </table:table-cell>
          <table:table-cell table:formula="of:=IF([.$E33]=[.CA$1];[.$A33];&quot;&quot;)">
            <text:p/>
          </table:table-cell>
          <table:table-cell table:formula="of:=IF([.$E33]=[.CB$1];[.$A33];&quot;&quot;)">
            <text:p/>
          </table:table-cell>
          <table:table-cell table:formula="of:=IF([.$E33]=[.CC$1];[.$A33];&quot;&quot;)">
            <text:p/>
          </table:table-cell>
          <table:table-cell table:formula="of:=IF([.$E33]=[.CD$1];[.$A33];&quot;&quot;)">
            <text:p/>
          </table:table-cell>
          <table:table-cell table:formula="of:=IF([.$E33]=[.CE$1];[.$A33];&quot;&quot;)">
            <text:p/>
          </table:table-cell>
          <table:table-cell table:formula="of:=IF([.$E33]=[.CF$1];[.$A33];&quot;&quot;)">
            <text:p/>
          </table:table-cell>
          <table:table-cell table:formula="of:=IF([.$E33]=[.CG$1];[.$A33];&quot;&quot;)">
            <text:p/>
          </table:table-cell>
          <table:table-cell table:formula="of:=IF([.$E33]=[.CH$1];[.$A33];&quot;&quot;)">
            <text:p/>
          </table:table-cell>
          <table:table-cell table:formula="of:=IF([.$E33]=[.CI$1];[.$A33];&quot;&quot;)">
            <text:p/>
          </table:table-cell>
          <table:table-cell table:formula="of:=IF([.$E33]=[.CJ$1];[.$A33];&quot;&quot;)">
            <text:p/>
          </table:table-cell>
          <table:table-cell table:formula="of:=IF([.$E33]=[.CK$1];[.$A33];&quot;&quot;)">
            <text:p/>
          </table:table-cell>
          <table:table-cell table:formula="of:=IF([.$E33]=[.CL$1];[.$A33];&quot;&quot;)">
            <text:p/>
          </table:table-cell>
          <table:table-cell table:formula="of:=IF([.$E33]=[.CM$1];[.$A33];&quot;&quot;)">
            <text:p/>
          </table:table-cell>
          <table:table-cell table:formula="of:=IF([.$E33]=[.CN$1];[.$A33];&quot;&quot;)">
            <text:p/>
          </table:table-cell>
          <table:table-cell table:formula="of:=IF([.$E33]=[.CO$1];[.$A33];&quot;&quot;)">
            <text:p/>
          </table:table-cell>
          <table:table-cell table:formula="of:=IF([.$E33]=[.CP$1];[.$A33];&quot;&quot;)">
            <text:p/>
          </table:table-cell>
          <table:table-cell table:formula="of:=IF([.$E33]=[.CQ$1];[.$A3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ed to Know</text:p>
          </table:table-cell>
          <table:table-cell office:value-type="string" calcext:value-type="string">
            <text:p>David Semel</text:p>
          </table:table-cell>
          <table:table-cell office:value-type="string" calcext:value-type="string">
            <text:p>Pamela Davis</text:p>
          </table:table-cell>
          <table:table-cell office:value-type="float" office:value="22.24" calcext:value-type="float">
            <text:p>22.24</text:p>
          </table:table-cell>
          <table:table-cell office:value-type="float" office:value="8" calcext:value-type="float">
            <text:p>8</text:p>
          </table:table-cell>
          <table:table-cell office:value-type="date" office:date-value="2006-02-07" calcext:value-type="date">
            <text:p>2006-02-07</text:p>
          </table:table-cell>
          <table:table-cell office:value-type="string" calcext:value-type="string">
            <text:p>Pamela Davis</text:p>
          </table:table-cell>
          <table:table-cell table:number-columns-repeated="4"/>
          <table:table-cell table:formula="of:=IF(OR([.$J34]=[.O$1];[.$K34]=[.O$1];[.$L34]=[.O$1];[.$M34]=[.O$1];[.$N34]);[.$A34];&quot;&quot;)">
            <text:p/>
          </table:table-cell>
          <table:table-cell table:formula="of:=IF(OR([.$J34]=[.P$1];[.$K34]=[.P$1];[.$L34]=[.P$1];[.$M34]=[.P$1];[.$N34]);[.$A34];&quot;&quot;)">
            <text:p/>
          </table:table-cell>
          <table:table-cell table:formula="of:=IF(OR([.$J34]=[.Q$1];[.$K34]=[.Q$1];[.$L34]=[.Q$1];[.$M34]=[.Q$1];[.$N34]);[.$A34];&quot;&quot;)">
            <text:p/>
          </table:table-cell>
          <table:table-cell table:formula="of:=IF(OR([.$J34]=[.R$1];[.$K34]=[.R$1];[.$L34]=[.R$1];[.$M34]=[.R$1];[.$N34]);[.$A34];&quot;&quot;)">
            <text:p/>
          </table:table-cell>
          <table:table-cell table:formula="of:=IF(OR([.$J34]=[.S$1];[.$K34]=[.S$1];[.$L34]=[.S$1];[.$M34]=[.S$1];[.$N34]);[.$A34];&quot;&quot;)">
            <text:p/>
          </table:table-cell>
          <table:table-cell table:formula="of:=IF(OR([.$J34]=[.T$1];[.$K34]=[.T$1];[.$L34]=[.T$1];[.$M34]=[.T$1];[.$N34]);[.$A34];&quot;&quot;)">
            <text:p/>
          </table:table-cell>
          <table:table-cell table:formula="of:=IF(OR([.$J34]=[.U$1];[.$K34]=[.U$1];[.$L34]=[.U$1];[.$M34]=[.U$1];[.$N34]);[.$A34];&quot;&quot;)">
            <text:p/>
          </table:table-cell>
          <table:table-cell table:formula="of:=IF(OR([.$J34]=[.V$1];[.$K34]=[.V$1];[.$L34]=[.V$1];[.$M34]=[.V$1];[.$N34]);[.$A34];&quot;&quot;)">
            <text:p/>
          </table:table-cell>
          <table:table-cell table:formula="of:=IF(OR([.$J34]=[.W$1];[.$K34]=[.W$1];[.$L34]=[.W$1];[.$M34]=[.W$1];[.$N34]);[.$A34];&quot;&quot;)">
            <text:p/>
          </table:table-cell>
          <table:table-cell table:formula="of:=IF(OR([.$J34]=[.X$1];[.$K34]=[.X$1];[.$L34]=[.X$1];[.$M34]=[.X$1];[.$N34]);[.$A34];&quot;&quot;)">
            <text:p/>
          </table:table-cell>
          <table:table-cell table:formula="of:=IF(OR([.$J34]=[.Y$1];[.$K34]=[.Y$1];[.$L34]=[.Y$1];[.$M34]=[.Y$1];[.$N34]);[.$A34];&quot;&quot;)">
            <text:p/>
          </table:table-cell>
          <table:table-cell table:formula="of:=IF(OR([.$J34]=[.Z$1];[.$K34]=[.Z$1];[.$L34]=[.Z$1];[.$M34]=[.Z$1];[.$N34]);[.$A34];&quot;&quot;)">
            <text:p/>
          </table:table-cell>
          <table:table-cell table:formula="of:=IF(OR([.$J34]=[.AA$1];[.$K34]=[.AA$1];[.$L34]=[.AA$1];[.$M34]=[.AA$1];[.$N34]);[.$A34];&quot;&quot;)">
            <text:p/>
          </table:table-cell>
          <table:table-cell table:formula="of:=IF(OR([.$J34]=[.AB$1];[.$K34]=[.AB$1];[.$L34]=[.AB$1];[.$M34]=[.AB$1];[.$N34]);[.$A34];&quot;&quot;)">
            <text:p/>
          </table:table-cell>
          <table:table-cell table:formula="of:=IF(OR([.$J34]=[.AC$1];[.$K34]=[.AC$1];[.$L34]=[.AC$1];[.$M34]=[.AC$1];[.$N34]);[.$A34];&quot;&quot;)">
            <text:p/>
          </table:table-cell>
          <table:table-cell table:formula="of:=IF(OR([.$J34]=[.AD$1];[.$K34]=[.AD$1];[.$L34]=[.AD$1];[.$M34]=[.AD$1];[.$N34]);[.$A34];&quot;&quot;)" office:value-type="float" office:value="33" calcext:value-type="float">
            <text:p>33</text:p>
          </table:table-cell>
          <table:table-cell table:formula="of:=IF(OR([.$J34]=[.AE$1];[.$K34]=[.AE$1];[.$L34]=[.AE$1];[.$M34]=[.AE$1];[.$N34]);[.$A34];&quot;&quot;)">
            <text:p/>
          </table:table-cell>
          <table:table-cell table:formula="of:=IF(OR([.$J34]=[.AF$1];[.$K34]=[.AF$1];[.$L34]=[.AF$1];[.$M34]=[.AF$1];[.$N34]);[.$A34];&quot;&quot;)">
            <text:p/>
          </table:table-cell>
          <table:table-cell table:formula="of:=IF(OR([.$J34]=[.AG$1];[.$K34]=[.AG$1];[.$L34]=[.AG$1];[.$M34]=[.AG$1];[.$N34]);[.$A34];&quot;&quot;)">
            <text:p/>
          </table:table-cell>
          <table:table-cell table:formula="of:=IF(OR([.$J34]=[.AH$1];[.$K34]=[.AH$1];[.$L34]=[.AH$1];[.$M34]=[.AH$1];[.$N34]);[.$A34];&quot;&quot;)">
            <text:p/>
          </table:table-cell>
          <table:table-cell table:formula="of:=IF(OR([.$J34]=[.AI$1];[.$K34]=[.AI$1];[.$L34]=[.AI$1];[.$M34]=[.AI$1];[.$N34]);[.$A34];&quot;&quot;)">
            <text:p/>
          </table:table-cell>
          <table:table-cell table:formula="of:=IF(OR([.$J34]=[.AJ$1];[.$K34]=[.AJ$1];[.$L34]=[.AJ$1];[.$M34]=[.AJ$1];[.$N34]);[.$A34];&quot;&quot;)">
            <text:p/>
          </table:table-cell>
          <table:table-cell table:formula="of:=IF(OR([.$J34]=[.AK$1];[.$K34]=[.AK$1];[.$L34]=[.AK$1];[.$M34]=[.AK$1];[.$N34]);[.$A34];&quot;&quot;)">
            <text:p/>
          </table:table-cell>
          <table:table-cell table:formula="of:=IF(OR([.$J34]=[.AL$1];[.$K34]=[.AL$1];[.$L34]=[.AL$1];[.$M34]=[.AL$1];[.$N34]);[.$A34];&quot;&quot;)">
            <text:p/>
          </table:table-cell>
          <table:table-cell table:formula="of:=IF(OR([.$J34]=[.AM$1];[.$K34]=[.AM$1];[.$L34]=[.AM$1];[.$M34]=[.AM$1];[.$N34]);[.$A34];&quot;&quot;)">
            <text:p/>
          </table:table-cell>
          <table:table-cell table:formula="of:=IF(OR([.$J34]=[.AN$1];[.$K34]=[.AN$1];[.$L34]=[.AN$1];[.$M34]=[.AN$1];[.$N34]);[.$A34];&quot;&quot;)">
            <text:p/>
          </table:table-cell>
          <table:table-cell table:formula="of:=IF(OR([.$J34]=[.AO$1];[.$K34]=[.AO$1];[.$L34]=[.AO$1];[.$M34]=[.AO$1];[.$N34]);[.$A34];&quot;&quot;)">
            <text:p/>
          </table:table-cell>
          <table:table-cell table:formula="of:=IF(OR([.$J34]=[.AP$1];[.$K34]=[.AP$1];[.$L34]=[.AP$1];[.$M34]=[.AP$1];[.$N34]);[.$A34];&quot;&quot;)">
            <text:p/>
          </table:table-cell>
          <table:table-cell table:formula="of:=IF(OR([.$J34]=[.AQ$1];[.$K34]=[.AQ$1];[.$L34]=[.AQ$1];[.$M34]=[.AQ$1];[.$N34]);[.$A34];&quot;&quot;)">
            <text:p/>
          </table:table-cell>
          <table:table-cell table:formula="of:=IF(OR([.$J34]=[.AR$1];[.$K34]=[.AR$1];[.$L34]=[.AR$1];[.$M34]=[.AR$1];[.$N34]);[.$A34];&quot;&quot;)">
            <text:p/>
          </table:table-cell>
          <table:table-cell/>
          <table:table-cell table:formula="of:=IF([.$E34]=[.AT$1];[.$A34];&quot;&quot;)">
            <text:p/>
          </table:table-cell>
          <table:table-cell table:formula="of:=IF([.$E34]=[.AU$1];[.$A34];&quot;&quot;)">
            <text:p/>
          </table:table-cell>
          <table:table-cell table:formula="of:=IF([.$E34]=[.AV$1];[.$A34];&quot;&quot;)">
            <text:p/>
          </table:table-cell>
          <table:table-cell table:formula="of:=IF([.$E34]=[.AW$1];[.$A34];&quot;&quot;)">
            <text:p/>
          </table:table-cell>
          <table:table-cell table:formula="of:=IF([.$E34]=[.AX$1];[.$A34];&quot;&quot;)">
            <text:p/>
          </table:table-cell>
          <table:table-cell table:formula="of:=IF([.$E34]=[.AY$1];[.$A34];&quot;&quot;)">
            <text:p/>
          </table:table-cell>
          <table:table-cell table:formula="of:=IF([.$E34]=[.AZ$1];[.$A34];&quot;&quot;)">
            <text:p/>
          </table:table-cell>
          <table:table-cell table:formula="of:=IF([.$E34]=[.BA$1];[.$A34];&quot;&quot;)">
            <text:p/>
          </table:table-cell>
          <table:table-cell table:formula="of:=IF([.$E34]=[.BB$1];[.$A34];&quot;&quot;)">
            <text:p/>
          </table:table-cell>
          <table:table-cell table:formula="of:=IF([.$E34]=[.BC$1];[.$A34];&quot;&quot;)">
            <text:p/>
          </table:table-cell>
          <table:table-cell table:formula="of:=IF([.$E34]=[.BD$1];[.$A34];&quot;&quot;)">
            <text:p/>
          </table:table-cell>
          <table:table-cell table:formula="of:=IF([.$E34]=[.BE$1];[.$A34];&quot;&quot;)">
            <text:p/>
          </table:table-cell>
          <table:table-cell table:formula="of:=IF([.$E34]=[.BF$1];[.$A34];&quot;&quot;)">
            <text:p/>
          </table:table-cell>
          <table:table-cell table:formula="of:=IF([.$E34]=[.BG$1];[.$A34];&quot;&quot;)">
            <text:p/>
          </table:table-cell>
          <table:table-cell table:formula="of:=IF([.$E34]=[.BH$1];[.$A34];&quot;&quot;)">
            <text:p/>
          </table:table-cell>
          <table:table-cell table:formula="of:=IF([.$E34]=[.BI$1];[.$A34];&quot;&quot;)">
            <text:p/>
          </table:table-cell>
          <table:table-cell table:formula="of:=IF([.$E34]=[.BJ$1];[.$A34];&quot;&quot;)">
            <text:p/>
          </table:table-cell>
          <table:table-cell table:formula="of:=IF([.$E34]=[.BK$1];[.$A34];&quot;&quot;)">
            <text:p/>
          </table:table-cell>
          <table:table-cell table:formula="of:=IF([.$E34]=[.BL$1];[.$A34];&quot;&quot;)">
            <text:p/>
          </table:table-cell>
          <table:table-cell table:formula="of:=IF([.$E34]=[.BM$1];[.$A34];&quot;&quot;)" office:value-type="float" office:value="33" calcext:value-type="float">
            <text:p>33</text:p>
          </table:table-cell>
          <table:table-cell table:formula="of:=IF([.$E34]=[.BN$1];[.$A34];&quot;&quot;)">
            <text:p/>
          </table:table-cell>
          <table:table-cell table:formula="of:=IF([.$E34]=[.BO$1];[.$A34];&quot;&quot;)">
            <text:p/>
          </table:table-cell>
          <table:table-cell table:formula="of:=IF([.$E34]=[.BP$1];[.$A34];&quot;&quot;)">
            <text:p/>
          </table:table-cell>
          <table:table-cell table:formula="of:=IF([.$E34]=[.BQ$1];[.$A34];&quot;&quot;)">
            <text:p/>
          </table:table-cell>
          <table:table-cell table:formula="of:=IF([.$E34]=[.BR$1];[.$A34];&quot;&quot;)">
            <text:p/>
          </table:table-cell>
          <table:table-cell table:formula="of:=IF([.$E34]=[.BS$1];[.$A34];&quot;&quot;)">
            <text:p/>
          </table:table-cell>
          <table:table-cell table:formula="of:=IF([.$E34]=[.BT$1];[.$A34];&quot;&quot;)">
            <text:p/>
          </table:table-cell>
          <table:table-cell table:formula="of:=IF([.$E34]=[.BU$1];[.$A34];&quot;&quot;)">
            <text:p/>
          </table:table-cell>
          <table:table-cell table:formula="of:=IF([.$E34]=[.BV$1];[.$A34];&quot;&quot;)">
            <text:p/>
          </table:table-cell>
          <table:table-cell table:formula="of:=IF([.$E34]=[.BW$1];[.$A34];&quot;&quot;)">
            <text:p/>
          </table:table-cell>
          <table:table-cell table:formula="of:=IF([.$E34]=[.BX$1];[.$A34];&quot;&quot;)">
            <text:p/>
          </table:table-cell>
          <table:table-cell table:formula="of:=IF([.$E34]=[.BY$1];[.$A34];&quot;&quot;)">
            <text:p/>
          </table:table-cell>
          <table:table-cell table:formula="of:=IF([.$E34]=[.BZ$1];[.$A34];&quot;&quot;)">
            <text:p/>
          </table:table-cell>
          <table:table-cell table:formula="of:=IF([.$E34]=[.CA$1];[.$A34];&quot;&quot;)">
            <text:p/>
          </table:table-cell>
          <table:table-cell table:formula="of:=IF([.$E34]=[.CB$1];[.$A34];&quot;&quot;)">
            <text:p/>
          </table:table-cell>
          <table:table-cell table:formula="of:=IF([.$E34]=[.CC$1];[.$A34];&quot;&quot;)">
            <text:p/>
          </table:table-cell>
          <table:table-cell table:formula="of:=IF([.$E34]=[.CD$1];[.$A34];&quot;&quot;)">
            <text:p/>
          </table:table-cell>
          <table:table-cell table:formula="of:=IF([.$E34]=[.CE$1];[.$A34];&quot;&quot;)">
            <text:p/>
          </table:table-cell>
          <table:table-cell table:formula="of:=IF([.$E34]=[.CF$1];[.$A34];&quot;&quot;)">
            <text:p/>
          </table:table-cell>
          <table:table-cell table:formula="of:=IF([.$E34]=[.CG$1];[.$A34];&quot;&quot;)">
            <text:p/>
          </table:table-cell>
          <table:table-cell table:formula="of:=IF([.$E34]=[.CH$1];[.$A34];&quot;&quot;)">
            <text:p/>
          </table:table-cell>
          <table:table-cell table:formula="of:=IF([.$E34]=[.CI$1];[.$A34];&quot;&quot;)">
            <text:p/>
          </table:table-cell>
          <table:table-cell table:formula="of:=IF([.$E34]=[.CJ$1];[.$A34];&quot;&quot;)">
            <text:p/>
          </table:table-cell>
          <table:table-cell table:formula="of:=IF([.$E34]=[.CK$1];[.$A34];&quot;&quot;)">
            <text:p/>
          </table:table-cell>
          <table:table-cell table:formula="of:=IF([.$E34]=[.CL$1];[.$A34];&quot;&quot;)">
            <text:p/>
          </table:table-cell>
          <table:table-cell table:formula="of:=IF([.$E34]=[.CM$1];[.$A34];&quot;&quot;)">
            <text:p/>
          </table:table-cell>
          <table:table-cell table:formula="of:=IF([.$E34]=[.CN$1];[.$A34];&quot;&quot;)">
            <text:p/>
          </table:table-cell>
          <table:table-cell table:formula="of:=IF([.$E34]=[.CO$1];[.$A34];&quot;&quot;)">
            <text:p/>
          </table:table-cell>
          <table:table-cell table:formula="of:=IF([.$E34]=[.CP$1];[.$A34];&quot;&quot;)">
            <text:p/>
          </table:table-cell>
          <table:table-cell table:formula="of:=IF([.$E34]=[.CQ$1];[.$A3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ractions</text:p>
          </table:table-cell>
          <table:table-cell office:value-type="string" calcext:value-type="string">
            <text:p>Dan Attias</text:p>
          </table:table-cell>
          <table:table-cell office:value-type="string" calcext:value-type="string">
            <text:p>Lawrence Kaplow</text:p>
          </table:table-cell>
          <table:table-cell office:value-type="float" office:value="19.2" calcext:value-type="float">
            <text:p>19.2</text:p>
          </table:table-cell>
          <table:table-cell office:value-type="float" office:value="10" calcext:value-type="float">
            <text:p>10</text:p>
          </table:table-cell>
          <table:table-cell office:value-type="date" office:date-value="2006-02-14" calcext:value-type="date">
            <text:p>2006-02-14</text:p>
          </table:table-cell>
          <table:table-cell office:value-type="string" calcext:value-type="string">
            <text:p>Lawrence Kaplow</text:p>
          </table:table-cell>
          <table:table-cell table:number-columns-repeated="4"/>
          <table:table-cell table:formula="of:=IF(OR([.$J35]=[.O$1];[.$K35]=[.O$1];[.$L35]=[.O$1];[.$M35]=[.O$1];[.$N35]);[.$A35];&quot;&quot;)">
            <text:p/>
          </table:table-cell>
          <table:table-cell table:formula="of:=IF(OR([.$J35]=[.P$1];[.$K35]=[.P$1];[.$L35]=[.P$1];[.$M35]=[.P$1];[.$N35]);[.$A35];&quot;&quot;)" office:value-type="float" office:value="34" calcext:value-type="float">
            <text:p>34</text:p>
          </table:table-cell>
          <table:table-cell table:formula="of:=IF(OR([.$J35]=[.Q$1];[.$K35]=[.Q$1];[.$L35]=[.Q$1];[.$M35]=[.Q$1];[.$N35]);[.$A35];&quot;&quot;)">
            <text:p/>
          </table:table-cell>
          <table:table-cell table:formula="of:=IF(OR([.$J35]=[.R$1];[.$K35]=[.R$1];[.$L35]=[.R$1];[.$M35]=[.R$1];[.$N35]);[.$A35];&quot;&quot;)">
            <text:p/>
          </table:table-cell>
          <table:table-cell table:formula="of:=IF(OR([.$J35]=[.S$1];[.$K35]=[.S$1];[.$L35]=[.S$1];[.$M35]=[.S$1];[.$N35]);[.$A35];&quot;&quot;)">
            <text:p/>
          </table:table-cell>
          <table:table-cell table:formula="of:=IF(OR([.$J35]=[.T$1];[.$K35]=[.T$1];[.$L35]=[.T$1];[.$M35]=[.T$1];[.$N35]);[.$A35];&quot;&quot;)">
            <text:p/>
          </table:table-cell>
          <table:table-cell table:formula="of:=IF(OR([.$J35]=[.U$1];[.$K35]=[.U$1];[.$L35]=[.U$1];[.$M35]=[.U$1];[.$N35]);[.$A35];&quot;&quot;)">
            <text:p/>
          </table:table-cell>
          <table:table-cell table:formula="of:=IF(OR([.$J35]=[.V$1];[.$K35]=[.V$1];[.$L35]=[.V$1];[.$M35]=[.V$1];[.$N35]);[.$A35];&quot;&quot;)">
            <text:p/>
          </table:table-cell>
          <table:table-cell table:formula="of:=IF(OR([.$J35]=[.W$1];[.$K35]=[.W$1];[.$L35]=[.W$1];[.$M35]=[.W$1];[.$N35]);[.$A35];&quot;&quot;)">
            <text:p/>
          </table:table-cell>
          <table:table-cell table:formula="of:=IF(OR([.$J35]=[.X$1];[.$K35]=[.X$1];[.$L35]=[.X$1];[.$M35]=[.X$1];[.$N35]);[.$A35];&quot;&quot;)">
            <text:p/>
          </table:table-cell>
          <table:table-cell table:formula="of:=IF(OR([.$J35]=[.Y$1];[.$K35]=[.Y$1];[.$L35]=[.Y$1];[.$M35]=[.Y$1];[.$N35]);[.$A35];&quot;&quot;)">
            <text:p/>
          </table:table-cell>
          <table:table-cell table:formula="of:=IF(OR([.$J35]=[.Z$1];[.$K35]=[.Z$1];[.$L35]=[.Z$1];[.$M35]=[.Z$1];[.$N35]);[.$A35];&quot;&quot;)">
            <text:p/>
          </table:table-cell>
          <table:table-cell table:formula="of:=IF(OR([.$J35]=[.AA$1];[.$K35]=[.AA$1];[.$L35]=[.AA$1];[.$M35]=[.AA$1];[.$N35]);[.$A35];&quot;&quot;)">
            <text:p/>
          </table:table-cell>
          <table:table-cell table:formula="of:=IF(OR([.$J35]=[.AB$1];[.$K35]=[.AB$1];[.$L35]=[.AB$1];[.$M35]=[.AB$1];[.$N35]);[.$A35];&quot;&quot;)">
            <text:p/>
          </table:table-cell>
          <table:table-cell table:formula="of:=IF(OR([.$J35]=[.AC$1];[.$K35]=[.AC$1];[.$L35]=[.AC$1];[.$M35]=[.AC$1];[.$N35]);[.$A35];&quot;&quot;)">
            <text:p/>
          </table:table-cell>
          <table:table-cell table:formula="of:=IF(OR([.$J35]=[.AD$1];[.$K35]=[.AD$1];[.$L35]=[.AD$1];[.$M35]=[.AD$1];[.$N35]);[.$A35];&quot;&quot;)">
            <text:p/>
          </table:table-cell>
          <table:table-cell table:formula="of:=IF(OR([.$J35]=[.AE$1];[.$K35]=[.AE$1];[.$L35]=[.AE$1];[.$M35]=[.AE$1];[.$N35]);[.$A35];&quot;&quot;)">
            <text:p/>
          </table:table-cell>
          <table:table-cell table:formula="of:=IF(OR([.$J35]=[.AF$1];[.$K35]=[.AF$1];[.$L35]=[.AF$1];[.$M35]=[.AF$1];[.$N35]);[.$A35];&quot;&quot;)">
            <text:p/>
          </table:table-cell>
          <table:table-cell table:formula="of:=IF(OR([.$J35]=[.AG$1];[.$K35]=[.AG$1];[.$L35]=[.AG$1];[.$M35]=[.AG$1];[.$N35]);[.$A35];&quot;&quot;)">
            <text:p/>
          </table:table-cell>
          <table:table-cell table:formula="of:=IF(OR([.$J35]=[.AH$1];[.$K35]=[.AH$1];[.$L35]=[.AH$1];[.$M35]=[.AH$1];[.$N35]);[.$A35];&quot;&quot;)">
            <text:p/>
          </table:table-cell>
          <table:table-cell table:formula="of:=IF(OR([.$J35]=[.AI$1];[.$K35]=[.AI$1];[.$L35]=[.AI$1];[.$M35]=[.AI$1];[.$N35]);[.$A35];&quot;&quot;)">
            <text:p/>
          </table:table-cell>
          <table:table-cell table:formula="of:=IF(OR([.$J35]=[.AJ$1];[.$K35]=[.AJ$1];[.$L35]=[.AJ$1];[.$M35]=[.AJ$1];[.$N35]);[.$A35];&quot;&quot;)">
            <text:p/>
          </table:table-cell>
          <table:table-cell table:formula="of:=IF(OR([.$J35]=[.AK$1];[.$K35]=[.AK$1];[.$L35]=[.AK$1];[.$M35]=[.AK$1];[.$N35]);[.$A35];&quot;&quot;)">
            <text:p/>
          </table:table-cell>
          <table:table-cell table:formula="of:=IF(OR([.$J35]=[.AL$1];[.$K35]=[.AL$1];[.$L35]=[.AL$1];[.$M35]=[.AL$1];[.$N35]);[.$A35];&quot;&quot;)">
            <text:p/>
          </table:table-cell>
          <table:table-cell table:formula="of:=IF(OR([.$J35]=[.AM$1];[.$K35]=[.AM$1];[.$L35]=[.AM$1];[.$M35]=[.AM$1];[.$N35]);[.$A35];&quot;&quot;)">
            <text:p/>
          </table:table-cell>
          <table:table-cell table:formula="of:=IF(OR([.$J35]=[.AN$1];[.$K35]=[.AN$1];[.$L35]=[.AN$1];[.$M35]=[.AN$1];[.$N35]);[.$A35];&quot;&quot;)">
            <text:p/>
          </table:table-cell>
          <table:table-cell table:formula="of:=IF(OR([.$J35]=[.AO$1];[.$K35]=[.AO$1];[.$L35]=[.AO$1];[.$M35]=[.AO$1];[.$N35]);[.$A35];&quot;&quot;)">
            <text:p/>
          </table:table-cell>
          <table:table-cell table:formula="of:=IF(OR([.$J35]=[.AP$1];[.$K35]=[.AP$1];[.$L35]=[.AP$1];[.$M35]=[.AP$1];[.$N35]);[.$A35];&quot;&quot;)">
            <text:p/>
          </table:table-cell>
          <table:table-cell table:formula="of:=IF(OR([.$J35]=[.AQ$1];[.$K35]=[.AQ$1];[.$L35]=[.AQ$1];[.$M35]=[.AQ$1];[.$N35]);[.$A35];&quot;&quot;)">
            <text:p/>
          </table:table-cell>
          <table:table-cell table:formula="of:=IF(OR([.$J35]=[.AR$1];[.$K35]=[.AR$1];[.$L35]=[.AR$1];[.$M35]=[.AR$1];[.$N35]);[.$A35];&quot;&quot;)">
            <text:p/>
          </table:table-cell>
          <table:table-cell/>
          <table:table-cell table:formula="of:=IF([.$E35]=[.AT$1];[.$A35];&quot;&quot;)">
            <text:p/>
          </table:table-cell>
          <table:table-cell table:formula="of:=IF([.$E35]=[.AU$1];[.$A35];&quot;&quot;)">
            <text:p/>
          </table:table-cell>
          <table:table-cell table:formula="of:=IF([.$E35]=[.AV$1];[.$A35];&quot;&quot;)">
            <text:p/>
          </table:table-cell>
          <table:table-cell table:formula="of:=IF([.$E35]=[.AW$1];[.$A35];&quot;&quot;)">
            <text:p/>
          </table:table-cell>
          <table:table-cell table:formula="of:=IF([.$E35]=[.AX$1];[.$A35];&quot;&quot;)">
            <text:p/>
          </table:table-cell>
          <table:table-cell table:formula="of:=IF([.$E35]=[.AY$1];[.$A35];&quot;&quot;)">
            <text:p/>
          </table:table-cell>
          <table:table-cell table:formula="of:=IF([.$E35]=[.AZ$1];[.$A35];&quot;&quot;)">
            <text:p/>
          </table:table-cell>
          <table:table-cell table:formula="of:=IF([.$E35]=[.BA$1];[.$A35];&quot;&quot;)">
            <text:p/>
          </table:table-cell>
          <table:table-cell table:formula="of:=IF([.$E35]=[.BB$1];[.$A35];&quot;&quot;)" office:value-type="float" office:value="34" calcext:value-type="float">
            <text:p>34</text:p>
          </table:table-cell>
          <table:table-cell table:formula="of:=IF([.$E35]=[.BC$1];[.$A35];&quot;&quot;)">
            <text:p/>
          </table:table-cell>
          <table:table-cell table:formula="of:=IF([.$E35]=[.BD$1];[.$A35];&quot;&quot;)">
            <text:p/>
          </table:table-cell>
          <table:table-cell table:formula="of:=IF([.$E35]=[.BE$1];[.$A35];&quot;&quot;)">
            <text:p/>
          </table:table-cell>
          <table:table-cell table:formula="of:=IF([.$E35]=[.BF$1];[.$A35];&quot;&quot;)">
            <text:p/>
          </table:table-cell>
          <table:table-cell table:formula="of:=IF([.$E35]=[.BG$1];[.$A35];&quot;&quot;)">
            <text:p/>
          </table:table-cell>
          <table:table-cell table:formula="of:=IF([.$E35]=[.BH$1];[.$A35];&quot;&quot;)">
            <text:p/>
          </table:table-cell>
          <table:table-cell table:formula="of:=IF([.$E35]=[.BI$1];[.$A35];&quot;&quot;)">
            <text:p/>
          </table:table-cell>
          <table:table-cell table:formula="of:=IF([.$E35]=[.BJ$1];[.$A35];&quot;&quot;)">
            <text:p/>
          </table:table-cell>
          <table:table-cell table:formula="of:=IF([.$E35]=[.BK$1];[.$A35];&quot;&quot;)">
            <text:p/>
          </table:table-cell>
          <table:table-cell table:formula="of:=IF([.$E35]=[.BL$1];[.$A35];&quot;&quot;)">
            <text:p/>
          </table:table-cell>
          <table:table-cell table:formula="of:=IF([.$E35]=[.BM$1];[.$A35];&quot;&quot;)">
            <text:p/>
          </table:table-cell>
          <table:table-cell table:formula="of:=IF([.$E35]=[.BN$1];[.$A35];&quot;&quot;)">
            <text:p/>
          </table:table-cell>
          <table:table-cell table:formula="of:=IF([.$E35]=[.BO$1];[.$A35];&quot;&quot;)">
            <text:p/>
          </table:table-cell>
          <table:table-cell table:formula="of:=IF([.$E35]=[.BP$1];[.$A35];&quot;&quot;)">
            <text:p/>
          </table:table-cell>
          <table:table-cell table:formula="of:=IF([.$E35]=[.BQ$1];[.$A35];&quot;&quot;)">
            <text:p/>
          </table:table-cell>
          <table:table-cell table:formula="of:=IF([.$E35]=[.BR$1];[.$A35];&quot;&quot;)">
            <text:p/>
          </table:table-cell>
          <table:table-cell table:formula="of:=IF([.$E35]=[.BS$1];[.$A35];&quot;&quot;)">
            <text:p/>
          </table:table-cell>
          <table:table-cell table:formula="of:=IF([.$E35]=[.BT$1];[.$A35];&quot;&quot;)">
            <text:p/>
          </table:table-cell>
          <table:table-cell table:formula="of:=IF([.$E35]=[.BU$1];[.$A35];&quot;&quot;)">
            <text:p/>
          </table:table-cell>
          <table:table-cell table:formula="of:=IF([.$E35]=[.BV$1];[.$A35];&quot;&quot;)">
            <text:p/>
          </table:table-cell>
          <table:table-cell table:formula="of:=IF([.$E35]=[.BW$1];[.$A35];&quot;&quot;)">
            <text:p/>
          </table:table-cell>
          <table:table-cell table:formula="of:=IF([.$E35]=[.BX$1];[.$A35];&quot;&quot;)">
            <text:p/>
          </table:table-cell>
          <table:table-cell table:formula="of:=IF([.$E35]=[.BY$1];[.$A35];&quot;&quot;)">
            <text:p/>
          </table:table-cell>
          <table:table-cell table:formula="of:=IF([.$E35]=[.BZ$1];[.$A35];&quot;&quot;)">
            <text:p/>
          </table:table-cell>
          <table:table-cell table:formula="of:=IF([.$E35]=[.CA$1];[.$A35];&quot;&quot;)">
            <text:p/>
          </table:table-cell>
          <table:table-cell table:formula="of:=IF([.$E35]=[.CB$1];[.$A35];&quot;&quot;)">
            <text:p/>
          </table:table-cell>
          <table:table-cell table:formula="of:=IF([.$E35]=[.CC$1];[.$A35];&quot;&quot;)">
            <text:p/>
          </table:table-cell>
          <table:table-cell table:formula="of:=IF([.$E35]=[.CD$1];[.$A35];&quot;&quot;)">
            <text:p/>
          </table:table-cell>
          <table:table-cell table:formula="of:=IF([.$E35]=[.CE$1];[.$A35];&quot;&quot;)">
            <text:p/>
          </table:table-cell>
          <table:table-cell table:formula="of:=IF([.$E35]=[.CF$1];[.$A35];&quot;&quot;)">
            <text:p/>
          </table:table-cell>
          <table:table-cell table:formula="of:=IF([.$E35]=[.CG$1];[.$A35];&quot;&quot;)">
            <text:p/>
          </table:table-cell>
          <table:table-cell table:formula="of:=IF([.$E35]=[.CH$1];[.$A35];&quot;&quot;)">
            <text:p/>
          </table:table-cell>
          <table:table-cell table:formula="of:=IF([.$E35]=[.CI$1];[.$A35];&quot;&quot;)">
            <text:p/>
          </table:table-cell>
          <table:table-cell table:formula="of:=IF([.$E35]=[.CJ$1];[.$A35];&quot;&quot;)">
            <text:p/>
          </table:table-cell>
          <table:table-cell table:formula="of:=IF([.$E35]=[.CK$1];[.$A35];&quot;&quot;)">
            <text:p/>
          </table:table-cell>
          <table:table-cell table:formula="of:=IF([.$E35]=[.CL$1];[.$A35];&quot;&quot;)">
            <text:p/>
          </table:table-cell>
          <table:table-cell table:formula="of:=IF([.$E35]=[.CM$1];[.$A35];&quot;&quot;)">
            <text:p/>
          </table:table-cell>
          <table:table-cell table:formula="of:=IF([.$E35]=[.CN$1];[.$A35];&quot;&quot;)">
            <text:p/>
          </table:table-cell>
          <table:table-cell table:formula="of:=IF([.$E35]=[.CO$1];[.$A35];&quot;&quot;)">
            <text:p/>
          </table:table-cell>
          <table:table-cell table:formula="of:=IF([.$E35]=[.CP$1];[.$A35];&quot;&quot;)">
            <text:p/>
          </table:table-cell>
          <table:table-cell table:formula="of:=IF([.$E35]=[.CQ$1];[.$A3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kin Deep</text:p>
          </table:table-cell>
          <table:table-cell office:value-type="string" calcext:value-type="string">
            <text:p>Jim Hayman</text:p>
          </table:table-cell>
          <table:table-cell office:value-type="string" calcext:value-type="string">
            <text:p>Russel Friend, Garrett Lerner, David Shore</text:p>
          </table:table-cell>
          <table:table-cell office:value-type="float" office:value="14.18" calcext:value-type="float">
            <text:p>14.18</text:p>
          </table:table-cell>
          <table:table-cell office:value-type="float" office:value="17" calcext:value-type="float">
            <text:p>17</text:p>
          </table:table-cell>
          <table:table-cell office:value-type="date" office:date-value="2006-02-20" calcext:value-type="date">
            <text:p>2006-02-20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David Shore</text:p>
          </table:table-cell>
          <table:table-cell table:number-columns-repeated="2"/>
          <table:table-cell table:formula="of:=IF(OR([.$J36]=[.O$1];[.$K36]=[.O$1];[.$L36]=[.O$1];[.$M36]=[.O$1];[.$N36]);[.$A36];&quot;&quot;)" office:value-type="float" office:value="35" calcext:value-type="float">
            <text:p>35</text:p>
          </table:table-cell>
          <table:table-cell table:formula="of:=IF(OR([.$J36]=[.P$1];[.$K36]=[.P$1];[.$L36]=[.P$1];[.$M36]=[.P$1];[.$N36]);[.$A36];&quot;&quot;)">
            <text:p/>
          </table:table-cell>
          <table:table-cell table:formula="of:=IF(OR([.$J36]=[.Q$1];[.$K36]=[.Q$1];[.$L36]=[.Q$1];[.$M36]=[.Q$1];[.$N36]);[.$A36];&quot;&quot;)">
            <text:p/>
          </table:table-cell>
          <table:table-cell table:formula="of:=IF(OR([.$J36]=[.R$1];[.$K36]=[.R$1];[.$L36]=[.R$1];[.$M36]=[.R$1];[.$N36]);[.$A36];&quot;&quot;)">
            <text:p/>
          </table:table-cell>
          <table:table-cell table:formula="of:=IF(OR([.$J36]=[.S$1];[.$K36]=[.S$1];[.$L36]=[.S$1];[.$M36]=[.S$1];[.$N36]);[.$A36];&quot;&quot;)">
            <text:p/>
          </table:table-cell>
          <table:table-cell table:formula="of:=IF(OR([.$J36]=[.T$1];[.$K36]=[.T$1];[.$L36]=[.T$1];[.$M36]=[.T$1];[.$N36]);[.$A36];&quot;&quot;)">
            <text:p/>
          </table:table-cell>
          <table:table-cell table:formula="of:=IF(OR([.$J36]=[.U$1];[.$K36]=[.U$1];[.$L36]=[.U$1];[.$M36]=[.U$1];[.$N36]);[.$A36];&quot;&quot;)">
            <text:p/>
          </table:table-cell>
          <table:table-cell table:formula="of:=IF(OR([.$J36]=[.V$1];[.$K36]=[.V$1];[.$L36]=[.V$1];[.$M36]=[.V$1];[.$N36]);[.$A36];&quot;&quot;)">
            <text:p/>
          </table:table-cell>
          <table:table-cell table:formula="of:=IF(OR([.$J36]=[.W$1];[.$K36]=[.W$1];[.$L36]=[.W$1];[.$M36]=[.W$1];[.$N36]);[.$A36];&quot;&quot;)">
            <text:p/>
          </table:table-cell>
          <table:table-cell table:formula="of:=IF(OR([.$J36]=[.X$1];[.$K36]=[.X$1];[.$L36]=[.X$1];[.$M36]=[.X$1];[.$N36]);[.$A36];&quot;&quot;)" office:value-type="float" office:value="35" calcext:value-type="float">
            <text:p>35</text:p>
          </table:table-cell>
          <table:table-cell table:formula="of:=IF(OR([.$J36]=[.Y$1];[.$K36]=[.Y$1];[.$L36]=[.Y$1];[.$M36]=[.Y$1];[.$N36]);[.$A36];&quot;&quot;)" office:value-type="float" office:value="35" calcext:value-type="float">
            <text:p>35</text:p>
          </table:table-cell>
          <table:table-cell table:formula="of:=IF(OR([.$J36]=[.Z$1];[.$K36]=[.Z$1];[.$L36]=[.Z$1];[.$M36]=[.Z$1];[.$N36]);[.$A36];&quot;&quot;)">
            <text:p/>
          </table:table-cell>
          <table:table-cell table:formula="of:=IF(OR([.$J36]=[.AA$1];[.$K36]=[.AA$1];[.$L36]=[.AA$1];[.$M36]=[.AA$1];[.$N36]);[.$A36];&quot;&quot;)">
            <text:p/>
          </table:table-cell>
          <table:table-cell table:formula="of:=IF(OR([.$J36]=[.AB$1];[.$K36]=[.AB$1];[.$L36]=[.AB$1];[.$M36]=[.AB$1];[.$N36]);[.$A36];&quot;&quot;)">
            <text:p/>
          </table:table-cell>
          <table:table-cell table:formula="of:=IF(OR([.$J36]=[.AC$1];[.$K36]=[.AC$1];[.$L36]=[.AC$1];[.$M36]=[.AC$1];[.$N36]);[.$A36];&quot;&quot;)">
            <text:p/>
          </table:table-cell>
          <table:table-cell table:formula="of:=IF(OR([.$J36]=[.AD$1];[.$K36]=[.AD$1];[.$L36]=[.AD$1];[.$M36]=[.AD$1];[.$N36]);[.$A36];&quot;&quot;)">
            <text:p/>
          </table:table-cell>
          <table:table-cell table:formula="of:=IF(OR([.$J36]=[.AE$1];[.$K36]=[.AE$1];[.$L36]=[.AE$1];[.$M36]=[.AE$1];[.$N36]);[.$A36];&quot;&quot;)">
            <text:p/>
          </table:table-cell>
          <table:table-cell table:formula="of:=IF(OR([.$J36]=[.AF$1];[.$K36]=[.AF$1];[.$L36]=[.AF$1];[.$M36]=[.AF$1];[.$N36]);[.$A36];&quot;&quot;)">
            <text:p/>
          </table:table-cell>
          <table:table-cell table:formula="of:=IF(OR([.$J36]=[.AG$1];[.$K36]=[.AG$1];[.$L36]=[.AG$1];[.$M36]=[.AG$1];[.$N36]);[.$A36];&quot;&quot;)">
            <text:p/>
          </table:table-cell>
          <table:table-cell table:formula="of:=IF(OR([.$J36]=[.AH$1];[.$K36]=[.AH$1];[.$L36]=[.AH$1];[.$M36]=[.AH$1];[.$N36]);[.$A36];&quot;&quot;)">
            <text:p/>
          </table:table-cell>
          <table:table-cell table:formula="of:=IF(OR([.$J36]=[.AI$1];[.$K36]=[.AI$1];[.$L36]=[.AI$1];[.$M36]=[.AI$1];[.$N36]);[.$A36];&quot;&quot;)">
            <text:p/>
          </table:table-cell>
          <table:table-cell table:formula="of:=IF(OR([.$J36]=[.AJ$1];[.$K36]=[.AJ$1];[.$L36]=[.AJ$1];[.$M36]=[.AJ$1];[.$N36]);[.$A36];&quot;&quot;)">
            <text:p/>
          </table:table-cell>
          <table:table-cell table:formula="of:=IF(OR([.$J36]=[.AK$1];[.$K36]=[.AK$1];[.$L36]=[.AK$1];[.$M36]=[.AK$1];[.$N36]);[.$A36];&quot;&quot;)">
            <text:p/>
          </table:table-cell>
          <table:table-cell table:formula="of:=IF(OR([.$J36]=[.AL$1];[.$K36]=[.AL$1];[.$L36]=[.AL$1];[.$M36]=[.AL$1];[.$N36]);[.$A36];&quot;&quot;)">
            <text:p/>
          </table:table-cell>
          <table:table-cell table:formula="of:=IF(OR([.$J36]=[.AM$1];[.$K36]=[.AM$1];[.$L36]=[.AM$1];[.$M36]=[.AM$1];[.$N36]);[.$A36];&quot;&quot;)">
            <text:p/>
          </table:table-cell>
          <table:table-cell table:formula="of:=IF(OR([.$J36]=[.AN$1];[.$K36]=[.AN$1];[.$L36]=[.AN$1];[.$M36]=[.AN$1];[.$N36]);[.$A36];&quot;&quot;)">
            <text:p/>
          </table:table-cell>
          <table:table-cell table:formula="of:=IF(OR([.$J36]=[.AO$1];[.$K36]=[.AO$1];[.$L36]=[.AO$1];[.$M36]=[.AO$1];[.$N36]);[.$A36];&quot;&quot;)">
            <text:p/>
          </table:table-cell>
          <table:table-cell table:formula="of:=IF(OR([.$J36]=[.AP$1];[.$K36]=[.AP$1];[.$L36]=[.AP$1];[.$M36]=[.AP$1];[.$N36]);[.$A36];&quot;&quot;)">
            <text:p/>
          </table:table-cell>
          <table:table-cell table:formula="of:=IF(OR([.$J36]=[.AQ$1];[.$K36]=[.AQ$1];[.$L36]=[.AQ$1];[.$M36]=[.AQ$1];[.$N36]);[.$A36];&quot;&quot;)">
            <text:p/>
          </table:table-cell>
          <table:table-cell table:formula="of:=IF(OR([.$J36]=[.AR$1];[.$K36]=[.AR$1];[.$L36]=[.AR$1];[.$M36]=[.AR$1];[.$N36]);[.$A36];&quot;&quot;)">
            <text:p/>
          </table:table-cell>
          <table:table-cell/>
          <table:table-cell table:formula="of:=IF([.$E36]=[.AT$1];[.$A36];&quot;&quot;)">
            <text:p/>
          </table:table-cell>
          <table:table-cell table:formula="of:=IF([.$E36]=[.AU$1];[.$A36];&quot;&quot;)">
            <text:p/>
          </table:table-cell>
          <table:table-cell table:formula="of:=IF([.$E36]=[.AV$1];[.$A36];&quot;&quot;)">
            <text:p/>
          </table:table-cell>
          <table:table-cell table:formula="of:=IF([.$E36]=[.AW$1];[.$A36];&quot;&quot;)">
            <text:p/>
          </table:table-cell>
          <table:table-cell table:formula="of:=IF([.$E36]=[.AX$1];[.$A36];&quot;&quot;)">
            <text:p/>
          </table:table-cell>
          <table:table-cell table:formula="of:=IF([.$E36]=[.AY$1];[.$A36];&quot;&quot;)">
            <text:p/>
          </table:table-cell>
          <table:table-cell table:formula="of:=IF([.$E36]=[.AZ$1];[.$A36];&quot;&quot;)">
            <text:p/>
          </table:table-cell>
          <table:table-cell table:formula="of:=IF([.$E36]=[.BA$1];[.$A36];&quot;&quot;)">
            <text:p/>
          </table:table-cell>
          <table:table-cell table:formula="of:=IF([.$E36]=[.BB$1];[.$A36];&quot;&quot;)">
            <text:p/>
          </table:table-cell>
          <table:table-cell table:formula="of:=IF([.$E36]=[.BC$1];[.$A36];&quot;&quot;)">
            <text:p/>
          </table:table-cell>
          <table:table-cell table:formula="of:=IF([.$E36]=[.BD$1];[.$A36];&quot;&quot;)">
            <text:p/>
          </table:table-cell>
          <table:table-cell table:formula="of:=IF([.$E36]=[.BE$1];[.$A36];&quot;&quot;)">
            <text:p/>
          </table:table-cell>
          <table:table-cell table:formula="of:=IF([.$E36]=[.BF$1];[.$A36];&quot;&quot;)">
            <text:p/>
          </table:table-cell>
          <table:table-cell table:formula="of:=IF([.$E36]=[.BG$1];[.$A36];&quot;&quot;)">
            <text:p/>
          </table:table-cell>
          <table:table-cell table:formula="of:=IF([.$E36]=[.BH$1];[.$A36];&quot;&quot;)">
            <text:p/>
          </table:table-cell>
          <table:table-cell table:formula="of:=IF([.$E36]=[.BI$1];[.$A36];&quot;&quot;)">
            <text:p/>
          </table:table-cell>
          <table:table-cell table:formula="of:=IF([.$E36]=[.BJ$1];[.$A36];&quot;&quot;)">
            <text:p/>
          </table:table-cell>
          <table:table-cell table:formula="of:=IF([.$E36]=[.BK$1];[.$A36];&quot;&quot;)">
            <text:p/>
          </table:table-cell>
          <table:table-cell table:formula="of:=IF([.$E36]=[.BL$1];[.$A36];&quot;&quot;)">
            <text:p/>
          </table:table-cell>
          <table:table-cell table:formula="of:=IF([.$E36]=[.BM$1];[.$A36];&quot;&quot;)">
            <text:p/>
          </table:table-cell>
          <table:table-cell table:formula="of:=IF([.$E36]=[.BN$1];[.$A36];&quot;&quot;)">
            <text:p/>
          </table:table-cell>
          <table:table-cell table:formula="of:=IF([.$E36]=[.BO$1];[.$A36];&quot;&quot;)" office:value-type="float" office:value="35" calcext:value-type="float">
            <text:p>35</text:p>
          </table:table-cell>
          <table:table-cell table:formula="of:=IF([.$E36]=[.BP$1];[.$A36];&quot;&quot;)">
            <text:p/>
          </table:table-cell>
          <table:table-cell table:formula="of:=IF([.$E36]=[.BQ$1];[.$A36];&quot;&quot;)">
            <text:p/>
          </table:table-cell>
          <table:table-cell table:formula="of:=IF([.$E36]=[.BR$1];[.$A36];&quot;&quot;)">
            <text:p/>
          </table:table-cell>
          <table:table-cell table:formula="of:=IF([.$E36]=[.BS$1];[.$A36];&quot;&quot;)">
            <text:p/>
          </table:table-cell>
          <table:table-cell table:formula="of:=IF([.$E36]=[.BT$1];[.$A36];&quot;&quot;)">
            <text:p/>
          </table:table-cell>
          <table:table-cell table:formula="of:=IF([.$E36]=[.BU$1];[.$A36];&quot;&quot;)">
            <text:p/>
          </table:table-cell>
          <table:table-cell table:formula="of:=IF([.$E36]=[.BV$1];[.$A36];&quot;&quot;)">
            <text:p/>
          </table:table-cell>
          <table:table-cell table:formula="of:=IF([.$E36]=[.BW$1];[.$A36];&quot;&quot;)">
            <text:p/>
          </table:table-cell>
          <table:table-cell table:formula="of:=IF([.$E36]=[.BX$1];[.$A36];&quot;&quot;)">
            <text:p/>
          </table:table-cell>
          <table:table-cell table:formula="of:=IF([.$E36]=[.BY$1];[.$A36];&quot;&quot;)">
            <text:p/>
          </table:table-cell>
          <table:table-cell table:formula="of:=IF([.$E36]=[.BZ$1];[.$A36];&quot;&quot;)">
            <text:p/>
          </table:table-cell>
          <table:table-cell table:formula="of:=IF([.$E36]=[.CA$1];[.$A36];&quot;&quot;)">
            <text:p/>
          </table:table-cell>
          <table:table-cell table:formula="of:=IF([.$E36]=[.CB$1];[.$A36];&quot;&quot;)">
            <text:p/>
          </table:table-cell>
          <table:table-cell table:formula="of:=IF([.$E36]=[.CC$1];[.$A36];&quot;&quot;)">
            <text:p/>
          </table:table-cell>
          <table:table-cell table:formula="of:=IF([.$E36]=[.CD$1];[.$A36];&quot;&quot;)">
            <text:p/>
          </table:table-cell>
          <table:table-cell table:formula="of:=IF([.$E36]=[.CE$1];[.$A36];&quot;&quot;)">
            <text:p/>
          </table:table-cell>
          <table:table-cell table:formula="of:=IF([.$E36]=[.CF$1];[.$A36];&quot;&quot;)">
            <text:p/>
          </table:table-cell>
          <table:table-cell table:formula="of:=IF([.$E36]=[.CG$1];[.$A36];&quot;&quot;)">
            <text:p/>
          </table:table-cell>
          <table:table-cell table:formula="of:=IF([.$E36]=[.CH$1];[.$A36];&quot;&quot;)">
            <text:p/>
          </table:table-cell>
          <table:table-cell table:formula="of:=IF([.$E36]=[.CI$1];[.$A36];&quot;&quot;)">
            <text:p/>
          </table:table-cell>
          <table:table-cell table:formula="of:=IF([.$E36]=[.CJ$1];[.$A36];&quot;&quot;)">
            <text:p/>
          </table:table-cell>
          <table:table-cell table:formula="of:=IF([.$E36]=[.CK$1];[.$A36];&quot;&quot;)">
            <text:p/>
          </table:table-cell>
          <table:table-cell table:formula="of:=IF([.$E36]=[.CL$1];[.$A36];&quot;&quot;)">
            <text:p/>
          </table:table-cell>
          <table:table-cell table:formula="of:=IF([.$E36]=[.CM$1];[.$A36];&quot;&quot;)">
            <text:p/>
          </table:table-cell>
          <table:table-cell table:formula="of:=IF([.$E36]=[.CN$1];[.$A36];&quot;&quot;)">
            <text:p/>
          </table:table-cell>
          <table:table-cell table:formula="of:=IF([.$E36]=[.CO$1];[.$A36];&quot;&quot;)">
            <text:p/>
          </table:table-cell>
          <table:table-cell table:formula="of:=IF([.$E36]=[.CP$1];[.$A36];&quot;&quot;)">
            <text:p/>
          </table:table-cell>
          <table:table-cell table:formula="of:=IF([.$E36]=[.CQ$1];[.$A3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x Kills</text:p>
          </table:table-cell>
          <table:table-cell office:value-type="string" calcext:value-type="string">
            <text:p>David Semel</text:p>
          </table:table-cell>
          <table:table-cell office:value-type="string" calcext:value-type="string">
            <text:p>Matt Witten</text:p>
          </table:table-cell>
          <table:table-cell office:value-type="float" office:value="20.56" calcext:value-type="float">
            <text:p>20.56</text:p>
          </table:table-cell>
          <table:table-cell office:value-type="float" office:value="7" calcext:value-type="float">
            <text:p>7</text:p>
          </table:table-cell>
          <table:table-cell office:value-type="date" office:date-value="2006-03-07" calcext:value-type="date">
            <text:p>2006-03-07</text:p>
          </table:table-cell>
          <table:table-cell office:value-type="string" calcext:value-type="string">
            <text:p>Matt Witten</text:p>
          </table:table-cell>
          <table:table-cell table:number-columns-repeated="4"/>
          <table:table-cell table:formula="of:=IF(OR([.$J37]=[.O$1];[.$K37]=[.O$1];[.$L37]=[.O$1];[.$M37]=[.O$1];[.$N37]);[.$A37];&quot;&quot;)">
            <text:p/>
          </table:table-cell>
          <table:table-cell table:formula="of:=IF(OR([.$J37]=[.P$1];[.$K37]=[.P$1];[.$L37]=[.P$1];[.$M37]=[.P$1];[.$N37]);[.$A37];&quot;&quot;)">
            <text:p/>
          </table:table-cell>
          <table:table-cell table:formula="of:=IF(OR([.$J37]=[.Q$1];[.$K37]=[.Q$1];[.$L37]=[.Q$1];[.$M37]=[.Q$1];[.$N37]);[.$A37];&quot;&quot;)">
            <text:p/>
          </table:table-cell>
          <table:table-cell table:formula="of:=IF(OR([.$J37]=[.R$1];[.$K37]=[.R$1];[.$L37]=[.R$1];[.$M37]=[.R$1];[.$N37]);[.$A37];&quot;&quot;)">
            <text:p/>
          </table:table-cell>
          <table:table-cell table:formula="of:=IF(OR([.$J37]=[.S$1];[.$K37]=[.S$1];[.$L37]=[.S$1];[.$M37]=[.S$1];[.$N37]);[.$A37];&quot;&quot;)">
            <text:p/>
          </table:table-cell>
          <table:table-cell table:formula="of:=IF(OR([.$J37]=[.T$1];[.$K37]=[.T$1];[.$L37]=[.T$1];[.$M37]=[.T$1];[.$N37]);[.$A37];&quot;&quot;)">
            <text:p/>
          </table:table-cell>
          <table:table-cell table:formula="of:=IF(OR([.$J37]=[.U$1];[.$K37]=[.U$1];[.$L37]=[.U$1];[.$M37]=[.U$1];[.$N37]);[.$A37];&quot;&quot;)" office:value-type="float" office:value="36" calcext:value-type="float">
            <text:p>36</text:p>
          </table:table-cell>
          <table:table-cell table:formula="of:=IF(OR([.$J37]=[.V$1];[.$K37]=[.V$1];[.$L37]=[.V$1];[.$M37]=[.V$1];[.$N37]);[.$A37];&quot;&quot;)">
            <text:p/>
          </table:table-cell>
          <table:table-cell table:formula="of:=IF(OR([.$J37]=[.W$1];[.$K37]=[.W$1];[.$L37]=[.W$1];[.$M37]=[.W$1];[.$N37]);[.$A37];&quot;&quot;)">
            <text:p/>
          </table:table-cell>
          <table:table-cell table:formula="of:=IF(OR([.$J37]=[.X$1];[.$K37]=[.X$1];[.$L37]=[.X$1];[.$M37]=[.X$1];[.$N37]);[.$A37];&quot;&quot;)">
            <text:p/>
          </table:table-cell>
          <table:table-cell table:formula="of:=IF(OR([.$J37]=[.Y$1];[.$K37]=[.Y$1];[.$L37]=[.Y$1];[.$M37]=[.Y$1];[.$N37]);[.$A37];&quot;&quot;)">
            <text:p/>
          </table:table-cell>
          <table:table-cell table:formula="of:=IF(OR([.$J37]=[.Z$1];[.$K37]=[.Z$1];[.$L37]=[.Z$1];[.$M37]=[.Z$1];[.$N37]);[.$A37];&quot;&quot;)">
            <text:p/>
          </table:table-cell>
          <table:table-cell table:formula="of:=IF(OR([.$J37]=[.AA$1];[.$K37]=[.AA$1];[.$L37]=[.AA$1];[.$M37]=[.AA$1];[.$N37]);[.$A37];&quot;&quot;)">
            <text:p/>
          </table:table-cell>
          <table:table-cell table:formula="of:=IF(OR([.$J37]=[.AB$1];[.$K37]=[.AB$1];[.$L37]=[.AB$1];[.$M37]=[.AB$1];[.$N37]);[.$A37];&quot;&quot;)">
            <text:p/>
          </table:table-cell>
          <table:table-cell table:formula="of:=IF(OR([.$J37]=[.AC$1];[.$K37]=[.AC$1];[.$L37]=[.AC$1];[.$M37]=[.AC$1];[.$N37]);[.$A37];&quot;&quot;)">
            <text:p/>
          </table:table-cell>
          <table:table-cell table:formula="of:=IF(OR([.$J37]=[.AD$1];[.$K37]=[.AD$1];[.$L37]=[.AD$1];[.$M37]=[.AD$1];[.$N37]);[.$A37];&quot;&quot;)">
            <text:p/>
          </table:table-cell>
          <table:table-cell table:formula="of:=IF(OR([.$J37]=[.AE$1];[.$K37]=[.AE$1];[.$L37]=[.AE$1];[.$M37]=[.AE$1];[.$N37]);[.$A37];&quot;&quot;)">
            <text:p/>
          </table:table-cell>
          <table:table-cell table:formula="of:=IF(OR([.$J37]=[.AF$1];[.$K37]=[.AF$1];[.$L37]=[.AF$1];[.$M37]=[.AF$1];[.$N37]);[.$A37];&quot;&quot;)">
            <text:p/>
          </table:table-cell>
          <table:table-cell table:formula="of:=IF(OR([.$J37]=[.AG$1];[.$K37]=[.AG$1];[.$L37]=[.AG$1];[.$M37]=[.AG$1];[.$N37]);[.$A37];&quot;&quot;)">
            <text:p/>
          </table:table-cell>
          <table:table-cell table:formula="of:=IF(OR([.$J37]=[.AH$1];[.$K37]=[.AH$1];[.$L37]=[.AH$1];[.$M37]=[.AH$1];[.$N37]);[.$A37];&quot;&quot;)">
            <text:p/>
          </table:table-cell>
          <table:table-cell table:formula="of:=IF(OR([.$J37]=[.AI$1];[.$K37]=[.AI$1];[.$L37]=[.AI$1];[.$M37]=[.AI$1];[.$N37]);[.$A37];&quot;&quot;)">
            <text:p/>
          </table:table-cell>
          <table:table-cell table:formula="of:=IF(OR([.$J37]=[.AJ$1];[.$K37]=[.AJ$1];[.$L37]=[.AJ$1];[.$M37]=[.AJ$1];[.$N37]);[.$A37];&quot;&quot;)">
            <text:p/>
          </table:table-cell>
          <table:table-cell table:formula="of:=IF(OR([.$J37]=[.AK$1];[.$K37]=[.AK$1];[.$L37]=[.AK$1];[.$M37]=[.AK$1];[.$N37]);[.$A37];&quot;&quot;)">
            <text:p/>
          </table:table-cell>
          <table:table-cell table:formula="of:=IF(OR([.$J37]=[.AL$1];[.$K37]=[.AL$1];[.$L37]=[.AL$1];[.$M37]=[.AL$1];[.$N37]);[.$A37];&quot;&quot;)">
            <text:p/>
          </table:table-cell>
          <table:table-cell table:formula="of:=IF(OR([.$J37]=[.AM$1];[.$K37]=[.AM$1];[.$L37]=[.AM$1];[.$M37]=[.AM$1];[.$N37]);[.$A37];&quot;&quot;)">
            <text:p/>
          </table:table-cell>
          <table:table-cell table:formula="of:=IF(OR([.$J37]=[.AN$1];[.$K37]=[.AN$1];[.$L37]=[.AN$1];[.$M37]=[.AN$1];[.$N37]);[.$A37];&quot;&quot;)">
            <text:p/>
          </table:table-cell>
          <table:table-cell table:formula="of:=IF(OR([.$J37]=[.AO$1];[.$K37]=[.AO$1];[.$L37]=[.AO$1];[.$M37]=[.AO$1];[.$N37]);[.$A37];&quot;&quot;)">
            <text:p/>
          </table:table-cell>
          <table:table-cell table:formula="of:=IF(OR([.$J37]=[.AP$1];[.$K37]=[.AP$1];[.$L37]=[.AP$1];[.$M37]=[.AP$1];[.$N37]);[.$A37];&quot;&quot;)">
            <text:p/>
          </table:table-cell>
          <table:table-cell table:formula="of:=IF(OR([.$J37]=[.AQ$1];[.$K37]=[.AQ$1];[.$L37]=[.AQ$1];[.$M37]=[.AQ$1];[.$N37]);[.$A37];&quot;&quot;)">
            <text:p/>
          </table:table-cell>
          <table:table-cell table:formula="of:=IF(OR([.$J37]=[.AR$1];[.$K37]=[.AR$1];[.$L37]=[.AR$1];[.$M37]=[.AR$1];[.$N37]);[.$A37];&quot;&quot;)">
            <text:p/>
          </table:table-cell>
          <table:table-cell/>
          <table:table-cell table:formula="of:=IF([.$E37]=[.AT$1];[.$A37];&quot;&quot;)">
            <text:p/>
          </table:table-cell>
          <table:table-cell table:formula="of:=IF([.$E37]=[.AU$1];[.$A37];&quot;&quot;)">
            <text:p/>
          </table:table-cell>
          <table:table-cell table:formula="of:=IF([.$E37]=[.AV$1];[.$A37];&quot;&quot;)">
            <text:p/>
          </table:table-cell>
          <table:table-cell table:formula="of:=IF([.$E37]=[.AW$1];[.$A37];&quot;&quot;)">
            <text:p/>
          </table:table-cell>
          <table:table-cell table:formula="of:=IF([.$E37]=[.AX$1];[.$A37];&quot;&quot;)">
            <text:p/>
          </table:table-cell>
          <table:table-cell table:formula="of:=IF([.$E37]=[.AY$1];[.$A37];&quot;&quot;)">
            <text:p/>
          </table:table-cell>
          <table:table-cell table:formula="of:=IF([.$E37]=[.AZ$1];[.$A37];&quot;&quot;)">
            <text:p/>
          </table:table-cell>
          <table:table-cell table:formula="of:=IF([.$E37]=[.BA$1];[.$A37];&quot;&quot;)">
            <text:p/>
          </table:table-cell>
          <table:table-cell table:formula="of:=IF([.$E37]=[.BB$1];[.$A37];&quot;&quot;)">
            <text:p/>
          </table:table-cell>
          <table:table-cell table:formula="of:=IF([.$E37]=[.BC$1];[.$A37];&quot;&quot;)">
            <text:p/>
          </table:table-cell>
          <table:table-cell table:formula="of:=IF([.$E37]=[.BD$1];[.$A37];&quot;&quot;)">
            <text:p/>
          </table:table-cell>
          <table:table-cell table:formula="of:=IF([.$E37]=[.BE$1];[.$A37];&quot;&quot;)">
            <text:p/>
          </table:table-cell>
          <table:table-cell table:formula="of:=IF([.$E37]=[.BF$1];[.$A37];&quot;&quot;)">
            <text:p/>
          </table:table-cell>
          <table:table-cell table:formula="of:=IF([.$E37]=[.BG$1];[.$A37];&quot;&quot;)">
            <text:p/>
          </table:table-cell>
          <table:table-cell table:formula="of:=IF([.$E37]=[.BH$1];[.$A37];&quot;&quot;)">
            <text:p/>
          </table:table-cell>
          <table:table-cell table:formula="of:=IF([.$E37]=[.BI$1];[.$A37];&quot;&quot;)">
            <text:p/>
          </table:table-cell>
          <table:table-cell table:formula="of:=IF([.$E37]=[.BJ$1];[.$A37];&quot;&quot;)">
            <text:p/>
          </table:table-cell>
          <table:table-cell table:formula="of:=IF([.$E37]=[.BK$1];[.$A37];&quot;&quot;)">
            <text:p/>
          </table:table-cell>
          <table:table-cell table:formula="of:=IF([.$E37]=[.BL$1];[.$A37];&quot;&quot;)">
            <text:p/>
          </table:table-cell>
          <table:table-cell table:formula="of:=IF([.$E37]=[.BM$1];[.$A37];&quot;&quot;)" office:value-type="float" office:value="36" calcext:value-type="float">
            <text:p>36</text:p>
          </table:table-cell>
          <table:table-cell table:formula="of:=IF([.$E37]=[.BN$1];[.$A37];&quot;&quot;)">
            <text:p/>
          </table:table-cell>
          <table:table-cell table:formula="of:=IF([.$E37]=[.BO$1];[.$A37];&quot;&quot;)">
            <text:p/>
          </table:table-cell>
          <table:table-cell table:formula="of:=IF([.$E37]=[.BP$1];[.$A37];&quot;&quot;)">
            <text:p/>
          </table:table-cell>
          <table:table-cell table:formula="of:=IF([.$E37]=[.BQ$1];[.$A37];&quot;&quot;)">
            <text:p/>
          </table:table-cell>
          <table:table-cell table:formula="of:=IF([.$E37]=[.BR$1];[.$A37];&quot;&quot;)">
            <text:p/>
          </table:table-cell>
          <table:table-cell table:formula="of:=IF([.$E37]=[.BS$1];[.$A37];&quot;&quot;)">
            <text:p/>
          </table:table-cell>
          <table:table-cell table:formula="of:=IF([.$E37]=[.BT$1];[.$A37];&quot;&quot;)">
            <text:p/>
          </table:table-cell>
          <table:table-cell table:formula="of:=IF([.$E37]=[.BU$1];[.$A37];&quot;&quot;)">
            <text:p/>
          </table:table-cell>
          <table:table-cell table:formula="of:=IF([.$E37]=[.BV$1];[.$A37];&quot;&quot;)">
            <text:p/>
          </table:table-cell>
          <table:table-cell table:formula="of:=IF([.$E37]=[.BW$1];[.$A37];&quot;&quot;)">
            <text:p/>
          </table:table-cell>
          <table:table-cell table:formula="of:=IF([.$E37]=[.BX$1];[.$A37];&quot;&quot;)">
            <text:p/>
          </table:table-cell>
          <table:table-cell table:formula="of:=IF([.$E37]=[.BY$1];[.$A37];&quot;&quot;)">
            <text:p/>
          </table:table-cell>
          <table:table-cell table:formula="of:=IF([.$E37]=[.BZ$1];[.$A37];&quot;&quot;)">
            <text:p/>
          </table:table-cell>
          <table:table-cell table:formula="of:=IF([.$E37]=[.CA$1];[.$A37];&quot;&quot;)">
            <text:p/>
          </table:table-cell>
          <table:table-cell table:formula="of:=IF([.$E37]=[.CB$1];[.$A37];&quot;&quot;)">
            <text:p/>
          </table:table-cell>
          <table:table-cell table:formula="of:=IF([.$E37]=[.CC$1];[.$A37];&quot;&quot;)">
            <text:p/>
          </table:table-cell>
          <table:table-cell table:formula="of:=IF([.$E37]=[.CD$1];[.$A37];&quot;&quot;)">
            <text:p/>
          </table:table-cell>
          <table:table-cell table:formula="of:=IF([.$E37]=[.CE$1];[.$A37];&quot;&quot;)">
            <text:p/>
          </table:table-cell>
          <table:table-cell table:formula="of:=IF([.$E37]=[.CF$1];[.$A37];&quot;&quot;)">
            <text:p/>
          </table:table-cell>
          <table:table-cell table:formula="of:=IF([.$E37]=[.CG$1];[.$A37];&quot;&quot;)">
            <text:p/>
          </table:table-cell>
          <table:table-cell table:formula="of:=IF([.$E37]=[.CH$1];[.$A37];&quot;&quot;)">
            <text:p/>
          </table:table-cell>
          <table:table-cell table:formula="of:=IF([.$E37]=[.CI$1];[.$A37];&quot;&quot;)">
            <text:p/>
          </table:table-cell>
          <table:table-cell table:formula="of:=IF([.$E37]=[.CJ$1];[.$A37];&quot;&quot;)">
            <text:p/>
          </table:table-cell>
          <table:table-cell table:formula="of:=IF([.$E37]=[.CK$1];[.$A37];&quot;&quot;)">
            <text:p/>
          </table:table-cell>
          <table:table-cell table:formula="of:=IF([.$E37]=[.CL$1];[.$A37];&quot;&quot;)">
            <text:p/>
          </table:table-cell>
          <table:table-cell table:formula="of:=IF([.$E37]=[.CM$1];[.$A37];&quot;&quot;)">
            <text:p/>
          </table:table-cell>
          <table:table-cell table:formula="of:=IF([.$E37]=[.CN$1];[.$A37];&quot;&quot;)">
            <text:p/>
          </table:table-cell>
          <table:table-cell table:formula="of:=IF([.$E37]=[.CO$1];[.$A37];&quot;&quot;)">
            <text:p/>
          </table:table-cell>
          <table:table-cell table:formula="of:=IF([.$E37]=[.CP$1];[.$A37];&quot;&quot;)">
            <text:p/>
          </table:table-cell>
          <table:table-cell table:formula="of:=IF([.$E37]=[.CQ$1];[.$A3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ueless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Thomas L. Moran</text:p>
          </table:table-cell>
          <table:table-cell office:value-type="float" office:value="21.44" calcext:value-type="float">
            <text:p>21.44</text:p>
          </table:table-cell>
          <table:table-cell office:value-type="float" office:value="6" calcext:value-type="float">
            <text:p>6</text:p>
          </table:table-cell>
          <table:table-cell office:value-type="date" office:date-value="2006-03-28" calcext:value-type="date">
            <text:p>2006-03-28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38]=[.O$1];[.$K38]=[.O$1];[.$L38]=[.O$1];[.$M38]=[.O$1];[.$N38]);[.$A38];&quot;&quot;)">
            <text:p/>
          </table:table-cell>
          <table:table-cell table:formula="of:=IF(OR([.$J38]=[.P$1];[.$K38]=[.P$1];[.$L38]=[.P$1];[.$M38]=[.P$1];[.$N38]);[.$A38];&quot;&quot;)">
            <text:p/>
          </table:table-cell>
          <table:table-cell table:formula="of:=IF(OR([.$J38]=[.Q$1];[.$K38]=[.Q$1];[.$L38]=[.Q$1];[.$M38]=[.Q$1];[.$N38]);[.$A38];&quot;&quot;)">
            <text:p/>
          </table:table-cell>
          <table:table-cell table:formula="of:=IF(OR([.$J38]=[.R$1];[.$K38]=[.R$1];[.$L38]=[.R$1];[.$M38]=[.R$1];[.$N38]);[.$A38];&quot;&quot;)">
            <text:p/>
          </table:table-cell>
          <table:table-cell table:formula="of:=IF(OR([.$J38]=[.S$1];[.$K38]=[.S$1];[.$L38]=[.S$1];[.$M38]=[.S$1];[.$N38]);[.$A38];&quot;&quot;)">
            <text:p/>
          </table:table-cell>
          <table:table-cell table:formula="of:=IF(OR([.$J38]=[.T$1];[.$K38]=[.T$1];[.$L38]=[.T$1];[.$M38]=[.T$1];[.$N38]);[.$A38];&quot;&quot;)" office:value-type="float" office:value="37" calcext:value-type="float">
            <text:p>37</text:p>
          </table:table-cell>
          <table:table-cell table:formula="of:=IF(OR([.$J38]=[.U$1];[.$K38]=[.U$1];[.$L38]=[.U$1];[.$M38]=[.U$1];[.$N38]);[.$A38];&quot;&quot;)">
            <text:p/>
          </table:table-cell>
          <table:table-cell table:formula="of:=IF(OR([.$J38]=[.V$1];[.$K38]=[.V$1];[.$L38]=[.V$1];[.$M38]=[.V$1];[.$N38]);[.$A38];&quot;&quot;)">
            <text:p/>
          </table:table-cell>
          <table:table-cell table:formula="of:=IF(OR([.$J38]=[.W$1];[.$K38]=[.W$1];[.$L38]=[.W$1];[.$M38]=[.W$1];[.$N38]);[.$A38];&quot;&quot;)">
            <text:p/>
          </table:table-cell>
          <table:table-cell table:formula="of:=IF(OR([.$J38]=[.X$1];[.$K38]=[.X$1];[.$L38]=[.X$1];[.$M38]=[.X$1];[.$N38]);[.$A38];&quot;&quot;)">
            <text:p/>
          </table:table-cell>
          <table:table-cell table:formula="of:=IF(OR([.$J38]=[.Y$1];[.$K38]=[.Y$1];[.$L38]=[.Y$1];[.$M38]=[.Y$1];[.$N38]);[.$A38];&quot;&quot;)">
            <text:p/>
          </table:table-cell>
          <table:table-cell table:formula="of:=IF(OR([.$J38]=[.Z$1];[.$K38]=[.Z$1];[.$L38]=[.Z$1];[.$M38]=[.Z$1];[.$N38]);[.$A38];&quot;&quot;)">
            <text:p/>
          </table:table-cell>
          <table:table-cell table:formula="of:=IF(OR([.$J38]=[.AA$1];[.$K38]=[.AA$1];[.$L38]=[.AA$1];[.$M38]=[.AA$1];[.$N38]);[.$A38];&quot;&quot;)">
            <text:p/>
          </table:table-cell>
          <table:table-cell table:formula="of:=IF(OR([.$J38]=[.AB$1];[.$K38]=[.AB$1];[.$L38]=[.AB$1];[.$M38]=[.AB$1];[.$N38]);[.$A38];&quot;&quot;)">
            <text:p/>
          </table:table-cell>
          <table:table-cell table:formula="of:=IF(OR([.$J38]=[.AC$1];[.$K38]=[.AC$1];[.$L38]=[.AC$1];[.$M38]=[.AC$1];[.$N38]);[.$A38];&quot;&quot;)">
            <text:p/>
          </table:table-cell>
          <table:table-cell table:formula="of:=IF(OR([.$J38]=[.AD$1];[.$K38]=[.AD$1];[.$L38]=[.AD$1];[.$M38]=[.AD$1];[.$N38]);[.$A38];&quot;&quot;)">
            <text:p/>
          </table:table-cell>
          <table:table-cell table:formula="of:=IF(OR([.$J38]=[.AE$1];[.$K38]=[.AE$1];[.$L38]=[.AE$1];[.$M38]=[.AE$1];[.$N38]);[.$A38];&quot;&quot;)">
            <text:p/>
          </table:table-cell>
          <table:table-cell table:formula="of:=IF(OR([.$J38]=[.AF$1];[.$K38]=[.AF$1];[.$L38]=[.AF$1];[.$M38]=[.AF$1];[.$N38]);[.$A38];&quot;&quot;)">
            <text:p/>
          </table:table-cell>
          <table:table-cell table:formula="of:=IF(OR([.$J38]=[.AG$1];[.$K38]=[.AG$1];[.$L38]=[.AG$1];[.$M38]=[.AG$1];[.$N38]);[.$A38];&quot;&quot;)">
            <text:p/>
          </table:table-cell>
          <table:table-cell table:formula="of:=IF(OR([.$J38]=[.AH$1];[.$K38]=[.AH$1];[.$L38]=[.AH$1];[.$M38]=[.AH$1];[.$N38]);[.$A38];&quot;&quot;)">
            <text:p/>
          </table:table-cell>
          <table:table-cell table:formula="of:=IF(OR([.$J38]=[.AI$1];[.$K38]=[.AI$1];[.$L38]=[.AI$1];[.$M38]=[.AI$1];[.$N38]);[.$A38];&quot;&quot;)">
            <text:p/>
          </table:table-cell>
          <table:table-cell table:formula="of:=IF(OR([.$J38]=[.AJ$1];[.$K38]=[.AJ$1];[.$L38]=[.AJ$1];[.$M38]=[.AJ$1];[.$N38]);[.$A38];&quot;&quot;)">
            <text:p/>
          </table:table-cell>
          <table:table-cell table:formula="of:=IF(OR([.$J38]=[.AK$1];[.$K38]=[.AK$1];[.$L38]=[.AK$1];[.$M38]=[.AK$1];[.$N38]);[.$A38];&quot;&quot;)">
            <text:p/>
          </table:table-cell>
          <table:table-cell table:formula="of:=IF(OR([.$J38]=[.AL$1];[.$K38]=[.AL$1];[.$L38]=[.AL$1];[.$M38]=[.AL$1];[.$N38]);[.$A38];&quot;&quot;)">
            <text:p/>
          </table:table-cell>
          <table:table-cell table:formula="of:=IF(OR([.$J38]=[.AM$1];[.$K38]=[.AM$1];[.$L38]=[.AM$1];[.$M38]=[.AM$1];[.$N38]);[.$A38];&quot;&quot;)">
            <text:p/>
          </table:table-cell>
          <table:table-cell table:formula="of:=IF(OR([.$J38]=[.AN$1];[.$K38]=[.AN$1];[.$L38]=[.AN$1];[.$M38]=[.AN$1];[.$N38]);[.$A38];&quot;&quot;)">
            <text:p/>
          </table:table-cell>
          <table:table-cell table:formula="of:=IF(OR([.$J38]=[.AO$1];[.$K38]=[.AO$1];[.$L38]=[.AO$1];[.$M38]=[.AO$1];[.$N38]);[.$A38];&quot;&quot;)">
            <text:p/>
          </table:table-cell>
          <table:table-cell table:formula="of:=IF(OR([.$J38]=[.AP$1];[.$K38]=[.AP$1];[.$L38]=[.AP$1];[.$M38]=[.AP$1];[.$N38]);[.$A38];&quot;&quot;)">
            <text:p/>
          </table:table-cell>
          <table:table-cell table:formula="of:=IF(OR([.$J38]=[.AQ$1];[.$K38]=[.AQ$1];[.$L38]=[.AQ$1];[.$M38]=[.AQ$1];[.$N38]);[.$A38];&quot;&quot;)">
            <text:p/>
          </table:table-cell>
          <table:table-cell table:formula="of:=IF(OR([.$J38]=[.AR$1];[.$K38]=[.AR$1];[.$L38]=[.AR$1];[.$M38]=[.AR$1];[.$N38]);[.$A38];&quot;&quot;)">
            <text:p/>
          </table:table-cell>
          <table:table-cell/>
          <table:table-cell table:formula="of:=IF([.$E38]=[.AT$1];[.$A38];&quot;&quot;)">
            <text:p/>
          </table:table-cell>
          <table:table-cell table:formula="of:=IF([.$E38]=[.AU$1];[.$A38];&quot;&quot;)">
            <text:p/>
          </table:table-cell>
          <table:table-cell table:formula="of:=IF([.$E38]=[.AV$1];[.$A38];&quot;&quot;)">
            <text:p/>
          </table:table-cell>
          <table:table-cell table:formula="of:=IF([.$E38]=[.AW$1];[.$A38];&quot;&quot;)">
            <text:p/>
          </table:table-cell>
          <table:table-cell table:formula="of:=IF([.$E38]=[.AX$1];[.$A38];&quot;&quot;)">
            <text:p/>
          </table:table-cell>
          <table:table-cell table:formula="of:=IF([.$E38]=[.AY$1];[.$A38];&quot;&quot;)">
            <text:p/>
          </table:table-cell>
          <table:table-cell table:formula="of:=IF([.$E38]=[.AZ$1];[.$A38];&quot;&quot;)">
            <text:p/>
          </table:table-cell>
          <table:table-cell table:formula="of:=IF([.$E38]=[.BA$1];[.$A38];&quot;&quot;)">
            <text:p/>
          </table:table-cell>
          <table:table-cell table:formula="of:=IF([.$E38]=[.BB$1];[.$A38];&quot;&quot;)">
            <text:p/>
          </table:table-cell>
          <table:table-cell table:formula="of:=IF([.$E38]=[.BC$1];[.$A38];&quot;&quot;)">
            <text:p/>
          </table:table-cell>
          <table:table-cell table:formula="of:=IF([.$E38]=[.BD$1];[.$A38];&quot;&quot;)">
            <text:p/>
          </table:table-cell>
          <table:table-cell table:formula="of:=IF([.$E38]=[.BE$1];[.$A38];&quot;&quot;)">
            <text:p/>
          </table:table-cell>
          <table:table-cell table:formula="of:=IF([.$E38]=[.BF$1];[.$A38];&quot;&quot;)">
            <text:p/>
          </table:table-cell>
          <table:table-cell table:formula="of:=IF([.$E38]=[.BG$1];[.$A38];&quot;&quot;)">
            <text:p/>
          </table:table-cell>
          <table:table-cell table:formula="of:=IF([.$E38]=[.BH$1];[.$A38];&quot;&quot;)">
            <text:p/>
          </table:table-cell>
          <table:table-cell table:formula="of:=IF([.$E38]=[.BI$1];[.$A38];&quot;&quot;)">
            <text:p/>
          </table:table-cell>
          <table:table-cell table:formula="of:=IF([.$E38]=[.BJ$1];[.$A38];&quot;&quot;)" office:value-type="float" office:value="37" calcext:value-type="float">
            <text:p>37</text:p>
          </table:table-cell>
          <table:table-cell table:formula="of:=IF([.$E38]=[.BK$1];[.$A38];&quot;&quot;)">
            <text:p/>
          </table:table-cell>
          <table:table-cell table:formula="of:=IF([.$E38]=[.BL$1];[.$A38];&quot;&quot;)">
            <text:p/>
          </table:table-cell>
          <table:table-cell table:formula="of:=IF([.$E38]=[.BM$1];[.$A38];&quot;&quot;)">
            <text:p/>
          </table:table-cell>
          <table:table-cell table:formula="of:=IF([.$E38]=[.BN$1];[.$A38];&quot;&quot;)">
            <text:p/>
          </table:table-cell>
          <table:table-cell table:formula="of:=IF([.$E38]=[.BO$1];[.$A38];&quot;&quot;)">
            <text:p/>
          </table:table-cell>
          <table:table-cell table:formula="of:=IF([.$E38]=[.BP$1];[.$A38];&quot;&quot;)">
            <text:p/>
          </table:table-cell>
          <table:table-cell table:formula="of:=IF([.$E38]=[.BQ$1];[.$A38];&quot;&quot;)">
            <text:p/>
          </table:table-cell>
          <table:table-cell table:formula="of:=IF([.$E38]=[.BR$1];[.$A38];&quot;&quot;)">
            <text:p/>
          </table:table-cell>
          <table:table-cell table:formula="of:=IF([.$E38]=[.BS$1];[.$A38];&quot;&quot;)">
            <text:p/>
          </table:table-cell>
          <table:table-cell table:formula="of:=IF([.$E38]=[.BT$1];[.$A38];&quot;&quot;)">
            <text:p/>
          </table:table-cell>
          <table:table-cell table:formula="of:=IF([.$E38]=[.BU$1];[.$A38];&quot;&quot;)">
            <text:p/>
          </table:table-cell>
          <table:table-cell table:formula="of:=IF([.$E38]=[.BV$1];[.$A38];&quot;&quot;)">
            <text:p/>
          </table:table-cell>
          <table:table-cell table:formula="of:=IF([.$E38]=[.BW$1];[.$A38];&quot;&quot;)">
            <text:p/>
          </table:table-cell>
          <table:table-cell table:formula="of:=IF([.$E38]=[.BX$1];[.$A38];&quot;&quot;)">
            <text:p/>
          </table:table-cell>
          <table:table-cell table:formula="of:=IF([.$E38]=[.BY$1];[.$A38];&quot;&quot;)">
            <text:p/>
          </table:table-cell>
          <table:table-cell table:formula="of:=IF([.$E38]=[.BZ$1];[.$A38];&quot;&quot;)">
            <text:p/>
          </table:table-cell>
          <table:table-cell table:formula="of:=IF([.$E38]=[.CA$1];[.$A38];&quot;&quot;)">
            <text:p/>
          </table:table-cell>
          <table:table-cell table:formula="of:=IF([.$E38]=[.CB$1];[.$A38];&quot;&quot;)">
            <text:p/>
          </table:table-cell>
          <table:table-cell table:formula="of:=IF([.$E38]=[.CC$1];[.$A38];&quot;&quot;)">
            <text:p/>
          </table:table-cell>
          <table:table-cell table:formula="of:=IF([.$E38]=[.CD$1];[.$A38];&quot;&quot;)">
            <text:p/>
          </table:table-cell>
          <table:table-cell table:formula="of:=IF([.$E38]=[.CE$1];[.$A38];&quot;&quot;)">
            <text:p/>
          </table:table-cell>
          <table:table-cell table:formula="of:=IF([.$E38]=[.CF$1];[.$A38];&quot;&quot;)">
            <text:p/>
          </table:table-cell>
          <table:table-cell table:formula="of:=IF([.$E38]=[.CG$1];[.$A38];&quot;&quot;)">
            <text:p/>
          </table:table-cell>
          <table:table-cell table:formula="of:=IF([.$E38]=[.CH$1];[.$A38];&quot;&quot;)">
            <text:p/>
          </table:table-cell>
          <table:table-cell table:formula="of:=IF([.$E38]=[.CI$1];[.$A38];&quot;&quot;)">
            <text:p/>
          </table:table-cell>
          <table:table-cell table:formula="of:=IF([.$E38]=[.CJ$1];[.$A38];&quot;&quot;)">
            <text:p/>
          </table:table-cell>
          <table:table-cell table:formula="of:=IF([.$E38]=[.CK$1];[.$A38];&quot;&quot;)">
            <text:p/>
          </table:table-cell>
          <table:table-cell table:formula="of:=IF([.$E38]=[.CL$1];[.$A38];&quot;&quot;)">
            <text:p/>
          </table:table-cell>
          <table:table-cell table:formula="of:=IF([.$E38]=[.CM$1];[.$A38];&quot;&quot;)">
            <text:p/>
          </table:table-cell>
          <table:table-cell table:formula="of:=IF([.$E38]=[.CN$1];[.$A38];&quot;&quot;)">
            <text:p/>
          </table:table-cell>
          <table:table-cell table:formula="of:=IF([.$E38]=[.CO$1];[.$A38];&quot;&quot;)">
            <text:p/>
          </table:table-cell>
          <table:table-cell table:formula="of:=IF([.$E38]=[.CP$1];[.$A38];&quot;&quot;)">
            <text:p/>
          </table:table-cell>
          <table:table-cell table:formula="of:=IF([.$E38]=[.CQ$1];[.$A3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Felix Alcala</text:p>
          </table:table-cell>
          <table:table-cell office:value-type="string" calcext:value-type="string">
            <text:p>Peter Blake</text:p>
          </table:table-cell>
          <table:table-cell office:value-type="float" office:value="22.71" calcext:value-type="float">
            <text:p>22.71</text:p>
          </table:table-cell>
          <table:table-cell office:value-type="float" office:value="4" calcext:value-type="float">
            <text:p>4</text:p>
          </table:table-cell>
          <table:table-cell office:value-type="date" office:date-value="2006-04-04" calcext:value-type="date">
            <text:p>2006-04-04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39]=[.O$1];[.$K39]=[.O$1];[.$L39]=[.O$1];[.$M39]=[.O$1];[.$N39]);[.$A39];&quot;&quot;)">
            <text:p/>
          </table:table-cell>
          <table:table-cell table:formula="of:=IF(OR([.$J39]=[.P$1];[.$K39]=[.P$1];[.$L39]=[.P$1];[.$M39]=[.P$1];[.$N39]);[.$A39];&quot;&quot;)">
            <text:p/>
          </table:table-cell>
          <table:table-cell table:formula="of:=IF(OR([.$J39]=[.Q$1];[.$K39]=[.Q$1];[.$L39]=[.Q$1];[.$M39]=[.Q$1];[.$N39]);[.$A39];&quot;&quot;)" office:value-type="float" office:value="38" calcext:value-type="float">
            <text:p>38</text:p>
          </table:table-cell>
          <table:table-cell table:formula="of:=IF(OR([.$J39]=[.R$1];[.$K39]=[.R$1];[.$L39]=[.R$1];[.$M39]=[.R$1];[.$N39]);[.$A39];&quot;&quot;)">
            <text:p/>
          </table:table-cell>
          <table:table-cell table:formula="of:=IF(OR([.$J39]=[.S$1];[.$K39]=[.S$1];[.$L39]=[.S$1];[.$M39]=[.S$1];[.$N39]);[.$A39];&quot;&quot;)">
            <text:p/>
          </table:table-cell>
          <table:table-cell table:formula="of:=IF(OR([.$J39]=[.T$1];[.$K39]=[.T$1];[.$L39]=[.T$1];[.$M39]=[.T$1];[.$N39]);[.$A39];&quot;&quot;)">
            <text:p/>
          </table:table-cell>
          <table:table-cell table:formula="of:=IF(OR([.$J39]=[.U$1];[.$K39]=[.U$1];[.$L39]=[.U$1];[.$M39]=[.U$1];[.$N39]);[.$A39];&quot;&quot;)">
            <text:p/>
          </table:table-cell>
          <table:table-cell table:formula="of:=IF(OR([.$J39]=[.V$1];[.$K39]=[.V$1];[.$L39]=[.V$1];[.$M39]=[.V$1];[.$N39]);[.$A39];&quot;&quot;)">
            <text:p/>
          </table:table-cell>
          <table:table-cell table:formula="of:=IF(OR([.$J39]=[.W$1];[.$K39]=[.W$1];[.$L39]=[.W$1];[.$M39]=[.W$1];[.$N39]);[.$A39];&quot;&quot;)">
            <text:p/>
          </table:table-cell>
          <table:table-cell table:formula="of:=IF(OR([.$J39]=[.X$1];[.$K39]=[.X$1];[.$L39]=[.X$1];[.$M39]=[.X$1];[.$N39]);[.$A39];&quot;&quot;)">
            <text:p/>
          </table:table-cell>
          <table:table-cell table:formula="of:=IF(OR([.$J39]=[.Y$1];[.$K39]=[.Y$1];[.$L39]=[.Y$1];[.$M39]=[.Y$1];[.$N39]);[.$A39];&quot;&quot;)">
            <text:p/>
          </table:table-cell>
          <table:table-cell table:formula="of:=IF(OR([.$J39]=[.Z$1];[.$K39]=[.Z$1];[.$L39]=[.Z$1];[.$M39]=[.Z$1];[.$N39]);[.$A39];&quot;&quot;)">
            <text:p/>
          </table:table-cell>
          <table:table-cell table:formula="of:=IF(OR([.$J39]=[.AA$1];[.$K39]=[.AA$1];[.$L39]=[.AA$1];[.$M39]=[.AA$1];[.$N39]);[.$A39];&quot;&quot;)">
            <text:p/>
          </table:table-cell>
          <table:table-cell table:formula="of:=IF(OR([.$J39]=[.AB$1];[.$K39]=[.AB$1];[.$L39]=[.AB$1];[.$M39]=[.AB$1];[.$N39]);[.$A39];&quot;&quot;)">
            <text:p/>
          </table:table-cell>
          <table:table-cell table:formula="of:=IF(OR([.$J39]=[.AC$1];[.$K39]=[.AC$1];[.$L39]=[.AC$1];[.$M39]=[.AC$1];[.$N39]);[.$A39];&quot;&quot;)">
            <text:p/>
          </table:table-cell>
          <table:table-cell table:formula="of:=IF(OR([.$J39]=[.AD$1];[.$K39]=[.AD$1];[.$L39]=[.AD$1];[.$M39]=[.AD$1];[.$N39]);[.$A39];&quot;&quot;)">
            <text:p/>
          </table:table-cell>
          <table:table-cell table:formula="of:=IF(OR([.$J39]=[.AE$1];[.$K39]=[.AE$1];[.$L39]=[.AE$1];[.$M39]=[.AE$1];[.$N39]);[.$A39];&quot;&quot;)">
            <text:p/>
          </table:table-cell>
          <table:table-cell table:formula="of:=IF(OR([.$J39]=[.AF$1];[.$K39]=[.AF$1];[.$L39]=[.AF$1];[.$M39]=[.AF$1];[.$N39]);[.$A39];&quot;&quot;)">
            <text:p/>
          </table:table-cell>
          <table:table-cell table:formula="of:=IF(OR([.$J39]=[.AG$1];[.$K39]=[.AG$1];[.$L39]=[.AG$1];[.$M39]=[.AG$1];[.$N39]);[.$A39];&quot;&quot;)">
            <text:p/>
          </table:table-cell>
          <table:table-cell table:formula="of:=IF(OR([.$J39]=[.AH$1];[.$K39]=[.AH$1];[.$L39]=[.AH$1];[.$M39]=[.AH$1];[.$N39]);[.$A39];&quot;&quot;)">
            <text:p/>
          </table:table-cell>
          <table:table-cell table:formula="of:=IF(OR([.$J39]=[.AI$1];[.$K39]=[.AI$1];[.$L39]=[.AI$1];[.$M39]=[.AI$1];[.$N39]);[.$A39];&quot;&quot;)">
            <text:p/>
          </table:table-cell>
          <table:table-cell table:formula="of:=IF(OR([.$J39]=[.AJ$1];[.$K39]=[.AJ$1];[.$L39]=[.AJ$1];[.$M39]=[.AJ$1];[.$N39]);[.$A39];&quot;&quot;)">
            <text:p/>
          </table:table-cell>
          <table:table-cell table:formula="of:=IF(OR([.$J39]=[.AK$1];[.$K39]=[.AK$1];[.$L39]=[.AK$1];[.$M39]=[.AK$1];[.$N39]);[.$A39];&quot;&quot;)">
            <text:p/>
          </table:table-cell>
          <table:table-cell table:formula="of:=IF(OR([.$J39]=[.AL$1];[.$K39]=[.AL$1];[.$L39]=[.AL$1];[.$M39]=[.AL$1];[.$N39]);[.$A39];&quot;&quot;)">
            <text:p/>
          </table:table-cell>
          <table:table-cell table:formula="of:=IF(OR([.$J39]=[.AM$1];[.$K39]=[.AM$1];[.$L39]=[.AM$1];[.$M39]=[.AM$1];[.$N39]);[.$A39];&quot;&quot;)">
            <text:p/>
          </table:table-cell>
          <table:table-cell table:formula="of:=IF(OR([.$J39]=[.AN$1];[.$K39]=[.AN$1];[.$L39]=[.AN$1];[.$M39]=[.AN$1];[.$N39]);[.$A39];&quot;&quot;)">
            <text:p/>
          </table:table-cell>
          <table:table-cell table:formula="of:=IF(OR([.$J39]=[.AO$1];[.$K39]=[.AO$1];[.$L39]=[.AO$1];[.$M39]=[.AO$1];[.$N39]);[.$A39];&quot;&quot;)">
            <text:p/>
          </table:table-cell>
          <table:table-cell table:formula="of:=IF(OR([.$J39]=[.AP$1];[.$K39]=[.AP$1];[.$L39]=[.AP$1];[.$M39]=[.AP$1];[.$N39]);[.$A39];&quot;&quot;)">
            <text:p/>
          </table:table-cell>
          <table:table-cell table:formula="of:=IF(OR([.$J39]=[.AQ$1];[.$K39]=[.AQ$1];[.$L39]=[.AQ$1];[.$M39]=[.AQ$1];[.$N39]);[.$A39];&quot;&quot;)">
            <text:p/>
          </table:table-cell>
          <table:table-cell table:formula="of:=IF(OR([.$J39]=[.AR$1];[.$K39]=[.AR$1];[.$L39]=[.AR$1];[.$M39]=[.AR$1];[.$N39]);[.$A39];&quot;&quot;)">
            <text:p/>
          </table:table-cell>
          <table:table-cell/>
          <table:table-cell table:formula="of:=IF([.$E39]=[.AT$1];[.$A39];&quot;&quot;)">
            <text:p/>
          </table:table-cell>
          <table:table-cell table:formula="of:=IF([.$E39]=[.AU$1];[.$A39];&quot;&quot;)">
            <text:p/>
          </table:table-cell>
          <table:table-cell table:formula="of:=IF([.$E39]=[.AV$1];[.$A39];&quot;&quot;)">
            <text:p/>
          </table:table-cell>
          <table:table-cell table:formula="of:=IF([.$E39]=[.AW$1];[.$A39];&quot;&quot;)">
            <text:p/>
          </table:table-cell>
          <table:table-cell table:formula="of:=IF([.$E39]=[.AX$1];[.$A39];&quot;&quot;)">
            <text:p/>
          </table:table-cell>
          <table:table-cell table:formula="of:=IF([.$E39]=[.AY$1];[.$A39];&quot;&quot;)">
            <text:p/>
          </table:table-cell>
          <table:table-cell table:formula="of:=IF([.$E39]=[.AZ$1];[.$A39];&quot;&quot;)">
            <text:p/>
          </table:table-cell>
          <table:table-cell table:formula="of:=IF([.$E39]=[.BA$1];[.$A39];&quot;&quot;)">
            <text:p/>
          </table:table-cell>
          <table:table-cell table:formula="of:=IF([.$E39]=[.BB$1];[.$A39];&quot;&quot;)">
            <text:p/>
          </table:table-cell>
          <table:table-cell table:formula="of:=IF([.$E39]=[.BC$1];[.$A39];&quot;&quot;)">
            <text:p/>
          </table:table-cell>
          <table:table-cell table:formula="of:=IF([.$E39]=[.BD$1];[.$A39];&quot;&quot;)">
            <text:p/>
          </table:table-cell>
          <table:table-cell table:formula="of:=IF([.$E39]=[.BE$1];[.$A39];&quot;&quot;)">
            <text:p/>
          </table:table-cell>
          <table:table-cell table:formula="of:=IF([.$E39]=[.BF$1];[.$A39];&quot;&quot;)">
            <text:p/>
          </table:table-cell>
          <table:table-cell table:formula="of:=IF([.$E39]=[.BG$1];[.$A39];&quot;&quot;)">
            <text:p/>
          </table:table-cell>
          <table:table-cell table:formula="of:=IF([.$E39]=[.BH$1];[.$A39];&quot;&quot;)">
            <text:p/>
          </table:table-cell>
          <table:table-cell table:formula="of:=IF([.$E39]=[.BI$1];[.$A39];&quot;&quot;)">
            <text:p/>
          </table:table-cell>
          <table:table-cell table:formula="of:=IF([.$E39]=[.BJ$1];[.$A39];&quot;&quot;)">
            <text:p/>
          </table:table-cell>
          <table:table-cell table:formula="of:=IF([.$E39]=[.BK$1];[.$A39];&quot;&quot;)">
            <text:p/>
          </table:table-cell>
          <table:table-cell table:formula="of:=IF([.$E39]=[.BL$1];[.$A39];&quot;&quot;)">
            <text:p/>
          </table:table-cell>
          <table:table-cell table:formula="of:=IF([.$E39]=[.BM$1];[.$A39];&quot;&quot;)">
            <text:p/>
          </table:table-cell>
          <table:table-cell table:formula="of:=IF([.$E39]=[.BN$1];[.$A39];&quot;&quot;)">
            <text:p/>
          </table:table-cell>
          <table:table-cell table:formula="of:=IF([.$E39]=[.BO$1];[.$A39];&quot;&quot;)">
            <text:p/>
          </table:table-cell>
          <table:table-cell table:formula="of:=IF([.$E39]=[.BP$1];[.$A39];&quot;&quot;)" office:value-type="float" office:value="38" calcext:value-type="float">
            <text:p>38</text:p>
          </table:table-cell>
          <table:table-cell table:formula="of:=IF([.$E39]=[.BQ$1];[.$A39];&quot;&quot;)">
            <text:p/>
          </table:table-cell>
          <table:table-cell table:formula="of:=IF([.$E39]=[.BR$1];[.$A39];&quot;&quot;)">
            <text:p/>
          </table:table-cell>
          <table:table-cell table:formula="of:=IF([.$E39]=[.BS$1];[.$A39];&quot;&quot;)">
            <text:p/>
          </table:table-cell>
          <table:table-cell table:formula="of:=IF([.$E39]=[.BT$1];[.$A39];&quot;&quot;)">
            <text:p/>
          </table:table-cell>
          <table:table-cell table:formula="of:=IF([.$E39]=[.BU$1];[.$A39];&quot;&quot;)">
            <text:p/>
          </table:table-cell>
          <table:table-cell table:formula="of:=IF([.$E39]=[.BV$1];[.$A39];&quot;&quot;)">
            <text:p/>
          </table:table-cell>
          <table:table-cell table:formula="of:=IF([.$E39]=[.BW$1];[.$A39];&quot;&quot;)">
            <text:p/>
          </table:table-cell>
          <table:table-cell table:formula="of:=IF([.$E39]=[.BX$1];[.$A39];&quot;&quot;)">
            <text:p/>
          </table:table-cell>
          <table:table-cell table:formula="of:=IF([.$E39]=[.BY$1];[.$A39];&quot;&quot;)">
            <text:p/>
          </table:table-cell>
          <table:table-cell table:formula="of:=IF([.$E39]=[.BZ$1];[.$A39];&quot;&quot;)">
            <text:p/>
          </table:table-cell>
          <table:table-cell table:formula="of:=IF([.$E39]=[.CA$1];[.$A39];&quot;&quot;)">
            <text:p/>
          </table:table-cell>
          <table:table-cell table:formula="of:=IF([.$E39]=[.CB$1];[.$A39];&quot;&quot;)">
            <text:p/>
          </table:table-cell>
          <table:table-cell table:formula="of:=IF([.$E39]=[.CC$1];[.$A39];&quot;&quot;)">
            <text:p/>
          </table:table-cell>
          <table:table-cell table:formula="of:=IF([.$E39]=[.CD$1];[.$A39];&quot;&quot;)">
            <text:p/>
          </table:table-cell>
          <table:table-cell table:formula="of:=IF([.$E39]=[.CE$1];[.$A39];&quot;&quot;)">
            <text:p/>
          </table:table-cell>
          <table:table-cell table:formula="of:=IF([.$E39]=[.CF$1];[.$A39];&quot;&quot;)">
            <text:p/>
          </table:table-cell>
          <table:table-cell table:formula="of:=IF([.$E39]=[.CG$1];[.$A39];&quot;&quot;)">
            <text:p/>
          </table:table-cell>
          <table:table-cell table:formula="of:=IF([.$E39]=[.CH$1];[.$A39];&quot;&quot;)">
            <text:p/>
          </table:table-cell>
          <table:table-cell table:formula="of:=IF([.$E39]=[.CI$1];[.$A39];&quot;&quot;)">
            <text:p/>
          </table:table-cell>
          <table:table-cell table:formula="of:=IF([.$E39]=[.CJ$1];[.$A39];&quot;&quot;)">
            <text:p/>
          </table:table-cell>
          <table:table-cell table:formula="of:=IF([.$E39]=[.CK$1];[.$A39];&quot;&quot;)">
            <text:p/>
          </table:table-cell>
          <table:table-cell table:formula="of:=IF([.$E39]=[.CL$1];[.$A39];&quot;&quot;)">
            <text:p/>
          </table:table-cell>
          <table:table-cell table:formula="of:=IF([.$E39]=[.CM$1];[.$A39];&quot;&quot;)">
            <text:p/>
          </table:table-cell>
          <table:table-cell table:formula="of:=IF([.$E39]=[.CN$1];[.$A39];&quot;&quot;)">
            <text:p/>
          </table:table-cell>
          <table:table-cell table:formula="of:=IF([.$E39]=[.CO$1];[.$A39];&quot;&quot;)">
            <text:p/>
          </table:table-cell>
          <table:table-cell table:formula="of:=IF([.$E39]=[.CP$1];[.$A39];&quot;&quot;)">
            <text:p/>
          </table:table-cell>
          <table:table-cell table:formula="of:=IF([.$E39]=[.CQ$1];[.$A3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 In</text:p>
          </table:table-cell>
          <table:table-cell office:value-type="string" calcext:value-type="string">
            <text:p>Fred Gerber</text:p>
          </table:table-cell>
          <table:table-cell office:value-type="string" calcext:value-type="string">
            <text:p>David Foster</text:p>
          </table:table-cell>
          <table:table-cell office:value-type="float" office:value="21.2" calcext:value-type="float">
            <text:p>21.2</text:p>
          </table:table-cell>
          <table:table-cell office:value-type="float" office:value="4" calcext:value-type="float">
            <text:p>4</text:p>
          </table:table-cell>
          <table:table-cell office:value-type="date" office:date-value="2006-04-11" calcext:value-type="date">
            <text:p>2006-04-11</text:p>
          </table:table-cell>
          <table:table-cell office:value-type="string" calcext:value-type="string">
            <text:p>David Foster</text:p>
          </table:table-cell>
          <table:table-cell table:number-columns-repeated="4"/>
          <table:table-cell table:formula="of:=IF(OR([.$J40]=[.O$1];[.$K40]=[.O$1];[.$L40]=[.O$1];[.$M40]=[.O$1];[.$N40]);[.$A40];&quot;&quot;)">
            <text:p/>
          </table:table-cell>
          <table:table-cell table:formula="of:=IF(OR([.$J40]=[.P$1];[.$K40]=[.P$1];[.$L40]=[.P$1];[.$M40]=[.P$1];[.$N40]);[.$A40];&quot;&quot;)">
            <text:p/>
          </table:table-cell>
          <table:table-cell table:formula="of:=IF(OR([.$J40]=[.Q$1];[.$K40]=[.Q$1];[.$L40]=[.Q$1];[.$M40]=[.Q$1];[.$N40]);[.$A40];&quot;&quot;)">
            <text:p/>
          </table:table-cell>
          <table:table-cell table:formula="of:=IF(OR([.$J40]=[.R$1];[.$K40]=[.R$1];[.$L40]=[.R$1];[.$M40]=[.R$1];[.$N40]);[.$A40];&quot;&quot;)">
            <text:p/>
          </table:table-cell>
          <table:table-cell table:formula="of:=IF(OR([.$J40]=[.S$1];[.$K40]=[.S$1];[.$L40]=[.S$1];[.$M40]=[.S$1];[.$N40]);[.$A40];&quot;&quot;)">
            <text:p/>
          </table:table-cell>
          <table:table-cell table:formula="of:=IF(OR([.$J40]=[.T$1];[.$K40]=[.T$1];[.$L40]=[.T$1];[.$M40]=[.T$1];[.$N40]);[.$A40];&quot;&quot;)">
            <text:p/>
          </table:table-cell>
          <table:table-cell table:formula="of:=IF(OR([.$J40]=[.U$1];[.$K40]=[.U$1];[.$L40]=[.U$1];[.$M40]=[.U$1];[.$N40]);[.$A40];&quot;&quot;)">
            <text:p/>
          </table:table-cell>
          <table:table-cell table:formula="of:=IF(OR([.$J40]=[.V$1];[.$K40]=[.V$1];[.$L40]=[.V$1];[.$M40]=[.V$1];[.$N40]);[.$A40];&quot;&quot;)" office:value-type="float" office:value="39" calcext:value-type="float">
            <text:p>39</text:p>
          </table:table-cell>
          <table:table-cell table:formula="of:=IF(OR([.$J40]=[.W$1];[.$K40]=[.W$1];[.$L40]=[.W$1];[.$M40]=[.W$1];[.$N40]);[.$A40];&quot;&quot;)">
            <text:p/>
          </table:table-cell>
          <table:table-cell table:formula="of:=IF(OR([.$J40]=[.X$1];[.$K40]=[.X$1];[.$L40]=[.X$1];[.$M40]=[.X$1];[.$N40]);[.$A40];&quot;&quot;)">
            <text:p/>
          </table:table-cell>
          <table:table-cell table:formula="of:=IF(OR([.$J40]=[.Y$1];[.$K40]=[.Y$1];[.$L40]=[.Y$1];[.$M40]=[.Y$1];[.$N40]);[.$A40];&quot;&quot;)">
            <text:p/>
          </table:table-cell>
          <table:table-cell table:formula="of:=IF(OR([.$J40]=[.Z$1];[.$K40]=[.Z$1];[.$L40]=[.Z$1];[.$M40]=[.Z$1];[.$N40]);[.$A40];&quot;&quot;)">
            <text:p/>
          </table:table-cell>
          <table:table-cell table:formula="of:=IF(OR([.$J40]=[.AA$1];[.$K40]=[.AA$1];[.$L40]=[.AA$1];[.$M40]=[.AA$1];[.$N40]);[.$A40];&quot;&quot;)">
            <text:p/>
          </table:table-cell>
          <table:table-cell table:formula="of:=IF(OR([.$J40]=[.AB$1];[.$K40]=[.AB$1];[.$L40]=[.AB$1];[.$M40]=[.AB$1];[.$N40]);[.$A40];&quot;&quot;)">
            <text:p/>
          </table:table-cell>
          <table:table-cell table:formula="of:=IF(OR([.$J40]=[.AC$1];[.$K40]=[.AC$1];[.$L40]=[.AC$1];[.$M40]=[.AC$1];[.$N40]);[.$A40];&quot;&quot;)">
            <text:p/>
          </table:table-cell>
          <table:table-cell table:formula="of:=IF(OR([.$J40]=[.AD$1];[.$K40]=[.AD$1];[.$L40]=[.AD$1];[.$M40]=[.AD$1];[.$N40]);[.$A40];&quot;&quot;)">
            <text:p/>
          </table:table-cell>
          <table:table-cell table:formula="of:=IF(OR([.$J40]=[.AE$1];[.$K40]=[.AE$1];[.$L40]=[.AE$1];[.$M40]=[.AE$1];[.$N40]);[.$A40];&quot;&quot;)">
            <text:p/>
          </table:table-cell>
          <table:table-cell table:formula="of:=IF(OR([.$J40]=[.AF$1];[.$K40]=[.AF$1];[.$L40]=[.AF$1];[.$M40]=[.AF$1];[.$N40]);[.$A40];&quot;&quot;)">
            <text:p/>
          </table:table-cell>
          <table:table-cell table:formula="of:=IF(OR([.$J40]=[.AG$1];[.$K40]=[.AG$1];[.$L40]=[.AG$1];[.$M40]=[.AG$1];[.$N40]);[.$A40];&quot;&quot;)">
            <text:p/>
          </table:table-cell>
          <table:table-cell table:formula="of:=IF(OR([.$J40]=[.AH$1];[.$K40]=[.AH$1];[.$L40]=[.AH$1];[.$M40]=[.AH$1];[.$N40]);[.$A40];&quot;&quot;)">
            <text:p/>
          </table:table-cell>
          <table:table-cell table:formula="of:=IF(OR([.$J40]=[.AI$1];[.$K40]=[.AI$1];[.$L40]=[.AI$1];[.$M40]=[.AI$1];[.$N40]);[.$A40];&quot;&quot;)">
            <text:p/>
          </table:table-cell>
          <table:table-cell table:formula="of:=IF(OR([.$J40]=[.AJ$1];[.$K40]=[.AJ$1];[.$L40]=[.AJ$1];[.$M40]=[.AJ$1];[.$N40]);[.$A40];&quot;&quot;)">
            <text:p/>
          </table:table-cell>
          <table:table-cell table:formula="of:=IF(OR([.$J40]=[.AK$1];[.$K40]=[.AK$1];[.$L40]=[.AK$1];[.$M40]=[.AK$1];[.$N40]);[.$A40];&quot;&quot;)">
            <text:p/>
          </table:table-cell>
          <table:table-cell table:formula="of:=IF(OR([.$J40]=[.AL$1];[.$K40]=[.AL$1];[.$L40]=[.AL$1];[.$M40]=[.AL$1];[.$N40]);[.$A40];&quot;&quot;)">
            <text:p/>
          </table:table-cell>
          <table:table-cell table:formula="of:=IF(OR([.$J40]=[.AM$1];[.$K40]=[.AM$1];[.$L40]=[.AM$1];[.$M40]=[.AM$1];[.$N40]);[.$A40];&quot;&quot;)">
            <text:p/>
          </table:table-cell>
          <table:table-cell table:formula="of:=IF(OR([.$J40]=[.AN$1];[.$K40]=[.AN$1];[.$L40]=[.AN$1];[.$M40]=[.AN$1];[.$N40]);[.$A40];&quot;&quot;)">
            <text:p/>
          </table:table-cell>
          <table:table-cell table:formula="of:=IF(OR([.$J40]=[.AO$1];[.$K40]=[.AO$1];[.$L40]=[.AO$1];[.$M40]=[.AO$1];[.$N40]);[.$A40];&quot;&quot;)">
            <text:p/>
          </table:table-cell>
          <table:table-cell table:formula="of:=IF(OR([.$J40]=[.AP$1];[.$K40]=[.AP$1];[.$L40]=[.AP$1];[.$M40]=[.AP$1];[.$N40]);[.$A40];&quot;&quot;)">
            <text:p/>
          </table:table-cell>
          <table:table-cell table:formula="of:=IF(OR([.$J40]=[.AQ$1];[.$K40]=[.AQ$1];[.$L40]=[.AQ$1];[.$M40]=[.AQ$1];[.$N40]);[.$A40];&quot;&quot;)">
            <text:p/>
          </table:table-cell>
          <table:table-cell table:formula="of:=IF(OR([.$J40]=[.AR$1];[.$K40]=[.AR$1];[.$L40]=[.AR$1];[.$M40]=[.AR$1];[.$N40]);[.$A40];&quot;&quot;)">
            <text:p/>
          </table:table-cell>
          <table:table-cell/>
          <table:table-cell table:formula="of:=IF([.$E40]=[.AT$1];[.$A40];&quot;&quot;)">
            <text:p/>
          </table:table-cell>
          <table:table-cell table:formula="of:=IF([.$E40]=[.AU$1];[.$A40];&quot;&quot;)">
            <text:p/>
          </table:table-cell>
          <table:table-cell table:formula="of:=IF([.$E40]=[.AV$1];[.$A40];&quot;&quot;)">
            <text:p/>
          </table:table-cell>
          <table:table-cell table:formula="of:=IF([.$E40]=[.AW$1];[.$A40];&quot;&quot;)">
            <text:p/>
          </table:table-cell>
          <table:table-cell table:formula="of:=IF([.$E40]=[.AX$1];[.$A40];&quot;&quot;)">
            <text:p/>
          </table:table-cell>
          <table:table-cell table:formula="of:=IF([.$E40]=[.AY$1];[.$A40];&quot;&quot;)">
            <text:p/>
          </table:table-cell>
          <table:table-cell table:formula="of:=IF([.$E40]=[.AZ$1];[.$A40];&quot;&quot;)">
            <text:p/>
          </table:table-cell>
          <table:table-cell table:formula="of:=IF([.$E40]=[.BA$1];[.$A40];&quot;&quot;)">
            <text:p/>
          </table:table-cell>
          <table:table-cell table:formula="of:=IF([.$E40]=[.BB$1];[.$A40];&quot;&quot;)">
            <text:p/>
          </table:table-cell>
          <table:table-cell table:formula="of:=IF([.$E40]=[.BC$1];[.$A40];&quot;&quot;)">
            <text:p/>
          </table:table-cell>
          <table:table-cell table:formula="of:=IF([.$E40]=[.BD$1];[.$A40];&quot;&quot;)">
            <text:p/>
          </table:table-cell>
          <table:table-cell table:formula="of:=IF([.$E40]=[.BE$1];[.$A40];&quot;&quot;)">
            <text:p/>
          </table:table-cell>
          <table:table-cell table:formula="of:=IF([.$E40]=[.BF$1];[.$A40];&quot;&quot;)">
            <text:p/>
          </table:table-cell>
          <table:table-cell table:formula="of:=IF([.$E40]=[.BG$1];[.$A40];&quot;&quot;)">
            <text:p/>
          </table:table-cell>
          <table:table-cell table:formula="of:=IF([.$E40]=[.BH$1];[.$A40];&quot;&quot;)" office:value-type="float" office:value="39" calcext:value-type="float">
            <text:p>39</text:p>
          </table:table-cell>
          <table:table-cell table:formula="of:=IF([.$E40]=[.BI$1];[.$A40];&quot;&quot;)">
            <text:p/>
          </table:table-cell>
          <table:table-cell table:formula="of:=IF([.$E40]=[.BJ$1];[.$A40];&quot;&quot;)">
            <text:p/>
          </table:table-cell>
          <table:table-cell table:formula="of:=IF([.$E40]=[.BK$1];[.$A40];&quot;&quot;)">
            <text:p/>
          </table:table-cell>
          <table:table-cell table:formula="of:=IF([.$E40]=[.BL$1];[.$A40];&quot;&quot;)">
            <text:p/>
          </table:table-cell>
          <table:table-cell table:formula="of:=IF([.$E40]=[.BM$1];[.$A40];&quot;&quot;)">
            <text:p/>
          </table:table-cell>
          <table:table-cell table:formula="of:=IF([.$E40]=[.BN$1];[.$A40];&quot;&quot;)">
            <text:p/>
          </table:table-cell>
          <table:table-cell table:formula="of:=IF([.$E40]=[.BO$1];[.$A40];&quot;&quot;)">
            <text:p/>
          </table:table-cell>
          <table:table-cell table:formula="of:=IF([.$E40]=[.BP$1];[.$A40];&quot;&quot;)">
            <text:p/>
          </table:table-cell>
          <table:table-cell table:formula="of:=IF([.$E40]=[.BQ$1];[.$A40];&quot;&quot;)">
            <text:p/>
          </table:table-cell>
          <table:table-cell table:formula="of:=IF([.$E40]=[.BR$1];[.$A40];&quot;&quot;)">
            <text:p/>
          </table:table-cell>
          <table:table-cell table:formula="of:=IF([.$E40]=[.BS$1];[.$A40];&quot;&quot;)">
            <text:p/>
          </table:table-cell>
          <table:table-cell table:formula="of:=IF([.$E40]=[.BT$1];[.$A40];&quot;&quot;)">
            <text:p/>
          </table:table-cell>
          <table:table-cell table:formula="of:=IF([.$E40]=[.BU$1];[.$A40];&quot;&quot;)">
            <text:p/>
          </table:table-cell>
          <table:table-cell table:formula="of:=IF([.$E40]=[.BV$1];[.$A40];&quot;&quot;)">
            <text:p/>
          </table:table-cell>
          <table:table-cell table:formula="of:=IF([.$E40]=[.BW$1];[.$A40];&quot;&quot;)">
            <text:p/>
          </table:table-cell>
          <table:table-cell table:formula="of:=IF([.$E40]=[.BX$1];[.$A40];&quot;&quot;)">
            <text:p/>
          </table:table-cell>
          <table:table-cell table:formula="of:=IF([.$E40]=[.BY$1];[.$A40];&quot;&quot;)">
            <text:p/>
          </table:table-cell>
          <table:table-cell table:formula="of:=IF([.$E40]=[.BZ$1];[.$A40];&quot;&quot;)">
            <text:p/>
          </table:table-cell>
          <table:table-cell table:formula="of:=IF([.$E40]=[.CA$1];[.$A40];&quot;&quot;)">
            <text:p/>
          </table:table-cell>
          <table:table-cell table:formula="of:=IF([.$E40]=[.CB$1];[.$A40];&quot;&quot;)">
            <text:p/>
          </table:table-cell>
          <table:table-cell table:formula="of:=IF([.$E40]=[.CC$1];[.$A40];&quot;&quot;)">
            <text:p/>
          </table:table-cell>
          <table:table-cell table:formula="of:=IF([.$E40]=[.CD$1];[.$A40];&quot;&quot;)">
            <text:p/>
          </table:table-cell>
          <table:table-cell table:formula="of:=IF([.$E40]=[.CE$1];[.$A40];&quot;&quot;)">
            <text:p/>
          </table:table-cell>
          <table:table-cell table:formula="of:=IF([.$E40]=[.CF$1];[.$A40];&quot;&quot;)">
            <text:p/>
          </table:table-cell>
          <table:table-cell table:formula="of:=IF([.$E40]=[.CG$1];[.$A40];&quot;&quot;)">
            <text:p/>
          </table:table-cell>
          <table:table-cell table:formula="of:=IF([.$E40]=[.CH$1];[.$A40];&quot;&quot;)">
            <text:p/>
          </table:table-cell>
          <table:table-cell table:formula="of:=IF([.$E40]=[.CI$1];[.$A40];&quot;&quot;)">
            <text:p/>
          </table:table-cell>
          <table:table-cell table:formula="of:=IF([.$E40]=[.CJ$1];[.$A40];&quot;&quot;)">
            <text:p/>
          </table:table-cell>
          <table:table-cell table:formula="of:=IF([.$E40]=[.CK$1];[.$A40];&quot;&quot;)">
            <text:p/>
          </table:table-cell>
          <table:table-cell table:formula="of:=IF([.$E40]=[.CL$1];[.$A40];&quot;&quot;)">
            <text:p/>
          </table:table-cell>
          <table:table-cell table:formula="of:=IF([.$E40]=[.CM$1];[.$A40];&quot;&quot;)">
            <text:p/>
          </table:table-cell>
          <table:table-cell table:formula="of:=IF([.$E40]=[.CN$1];[.$A40];&quot;&quot;)">
            <text:p/>
          </table:table-cell>
          <table:table-cell table:formula="of:=IF([.$E40]=[.CO$1];[.$A40];&quot;&quot;)">
            <text:p/>
          </table:table-cell>
          <table:table-cell table:formula="of:=IF([.$E40]=[.CP$1];[.$A40];&quot;&quot;)">
            <text:p/>
          </table:table-cell>
          <table:table-cell table:formula="of:=IF([.$E40]=[.CQ$1];[.$A4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eeping Dogs Lie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Sara Hess</text:p>
          </table:table-cell>
          <table:table-cell office:value-type="float" office:value="22.64" calcext:value-type="float">
            <text:p>22.64</text:p>
          </table:table-cell>
          <table:table-cell office:value-type="float" office:value="3" calcext:value-type="float">
            <text:p>3</text:p>
          </table:table-cell>
          <table:table-cell office:value-type="date" office:date-value="2006-04-18" calcext:value-type="date">
            <text:p>2006-04-18</text:p>
          </table:table-cell>
          <table:table-cell office:value-type="string" calcext:value-type="string">
            <text:p>Sara Hess</text:p>
          </table:table-cell>
          <table:table-cell table:number-columns-repeated="4"/>
          <table:table-cell table:formula="of:=IF(OR([.$J41]=[.O$1];[.$K41]=[.O$1];[.$L41]=[.O$1];[.$M41]=[.O$1];[.$N41]);[.$A41];&quot;&quot;)">
            <text:p/>
          </table:table-cell>
          <table:table-cell table:formula="of:=IF(OR([.$J41]=[.P$1];[.$K41]=[.P$1];[.$L41]=[.P$1];[.$M41]=[.P$1];[.$N41]);[.$A41];&quot;&quot;)">
            <text:p/>
          </table:table-cell>
          <table:table-cell table:formula="of:=IF(OR([.$J41]=[.Q$1];[.$K41]=[.Q$1];[.$L41]=[.Q$1];[.$M41]=[.Q$1];[.$N41]);[.$A41];&quot;&quot;)">
            <text:p/>
          </table:table-cell>
          <table:table-cell table:formula="of:=IF(OR([.$J41]=[.R$1];[.$K41]=[.R$1];[.$L41]=[.R$1];[.$M41]=[.R$1];[.$N41]);[.$A41];&quot;&quot;)">
            <text:p/>
          </table:table-cell>
          <table:table-cell table:formula="of:=IF(OR([.$J41]=[.S$1];[.$K41]=[.S$1];[.$L41]=[.S$1];[.$M41]=[.S$1];[.$N41]);[.$A41];&quot;&quot;)">
            <text:p/>
          </table:table-cell>
          <table:table-cell table:formula="of:=IF(OR([.$J41]=[.T$1];[.$K41]=[.T$1];[.$L41]=[.T$1];[.$M41]=[.T$1];[.$N41]);[.$A41];&quot;&quot;)">
            <text:p/>
          </table:table-cell>
          <table:table-cell table:formula="of:=IF(OR([.$J41]=[.U$1];[.$K41]=[.U$1];[.$L41]=[.U$1];[.$M41]=[.U$1];[.$N41]);[.$A41];&quot;&quot;)">
            <text:p/>
          </table:table-cell>
          <table:table-cell table:formula="of:=IF(OR([.$J41]=[.V$1];[.$K41]=[.V$1];[.$L41]=[.V$1];[.$M41]=[.V$1];[.$N41]);[.$A41];&quot;&quot;)">
            <text:p/>
          </table:table-cell>
          <table:table-cell table:formula="of:=IF(OR([.$J41]=[.W$1];[.$K41]=[.W$1];[.$L41]=[.W$1];[.$M41]=[.W$1];[.$N41]);[.$A41];&quot;&quot;)">
            <text:p/>
          </table:table-cell>
          <table:table-cell table:formula="of:=IF(OR([.$J41]=[.X$1];[.$K41]=[.X$1];[.$L41]=[.X$1];[.$M41]=[.X$1];[.$N41]);[.$A41];&quot;&quot;)">
            <text:p/>
          </table:table-cell>
          <table:table-cell table:formula="of:=IF(OR([.$J41]=[.Y$1];[.$K41]=[.Y$1];[.$L41]=[.Y$1];[.$M41]=[.Y$1];[.$N41]);[.$A41];&quot;&quot;)">
            <text:p/>
          </table:table-cell>
          <table:table-cell table:formula="of:=IF(OR([.$J41]=[.Z$1];[.$K41]=[.Z$1];[.$L41]=[.Z$1];[.$M41]=[.Z$1];[.$N41]);[.$A41];&quot;&quot;)" office:value-type="float" office:value="40" calcext:value-type="float">
            <text:p>40</text:p>
          </table:table-cell>
          <table:table-cell table:formula="of:=IF(OR([.$J41]=[.AA$1];[.$K41]=[.AA$1];[.$L41]=[.AA$1];[.$M41]=[.AA$1];[.$N41]);[.$A41];&quot;&quot;)">
            <text:p/>
          </table:table-cell>
          <table:table-cell table:formula="of:=IF(OR([.$J41]=[.AB$1];[.$K41]=[.AB$1];[.$L41]=[.AB$1];[.$M41]=[.AB$1];[.$N41]);[.$A41];&quot;&quot;)">
            <text:p/>
          </table:table-cell>
          <table:table-cell table:formula="of:=IF(OR([.$J41]=[.AC$1];[.$K41]=[.AC$1];[.$L41]=[.AC$1];[.$M41]=[.AC$1];[.$N41]);[.$A41];&quot;&quot;)">
            <text:p/>
          </table:table-cell>
          <table:table-cell table:formula="of:=IF(OR([.$J41]=[.AD$1];[.$K41]=[.AD$1];[.$L41]=[.AD$1];[.$M41]=[.AD$1];[.$N41]);[.$A41];&quot;&quot;)">
            <text:p/>
          </table:table-cell>
          <table:table-cell table:formula="of:=IF(OR([.$J41]=[.AE$1];[.$K41]=[.AE$1];[.$L41]=[.AE$1];[.$M41]=[.AE$1];[.$N41]);[.$A41];&quot;&quot;)">
            <text:p/>
          </table:table-cell>
          <table:table-cell table:formula="of:=IF(OR([.$J41]=[.AF$1];[.$K41]=[.AF$1];[.$L41]=[.AF$1];[.$M41]=[.AF$1];[.$N41]);[.$A41];&quot;&quot;)">
            <text:p/>
          </table:table-cell>
          <table:table-cell table:formula="of:=IF(OR([.$J41]=[.AG$1];[.$K41]=[.AG$1];[.$L41]=[.AG$1];[.$M41]=[.AG$1];[.$N41]);[.$A41];&quot;&quot;)">
            <text:p/>
          </table:table-cell>
          <table:table-cell table:formula="of:=IF(OR([.$J41]=[.AH$1];[.$K41]=[.AH$1];[.$L41]=[.AH$1];[.$M41]=[.AH$1];[.$N41]);[.$A41];&quot;&quot;)">
            <text:p/>
          </table:table-cell>
          <table:table-cell table:formula="of:=IF(OR([.$J41]=[.AI$1];[.$K41]=[.AI$1];[.$L41]=[.AI$1];[.$M41]=[.AI$1];[.$N41]);[.$A41];&quot;&quot;)">
            <text:p/>
          </table:table-cell>
          <table:table-cell table:formula="of:=IF(OR([.$J41]=[.AJ$1];[.$K41]=[.AJ$1];[.$L41]=[.AJ$1];[.$M41]=[.AJ$1];[.$N41]);[.$A41];&quot;&quot;)">
            <text:p/>
          </table:table-cell>
          <table:table-cell table:formula="of:=IF(OR([.$J41]=[.AK$1];[.$K41]=[.AK$1];[.$L41]=[.AK$1];[.$M41]=[.AK$1];[.$N41]);[.$A41];&quot;&quot;)">
            <text:p/>
          </table:table-cell>
          <table:table-cell table:formula="of:=IF(OR([.$J41]=[.AL$1];[.$K41]=[.AL$1];[.$L41]=[.AL$1];[.$M41]=[.AL$1];[.$N41]);[.$A41];&quot;&quot;)">
            <text:p/>
          </table:table-cell>
          <table:table-cell table:formula="of:=IF(OR([.$J41]=[.AM$1];[.$K41]=[.AM$1];[.$L41]=[.AM$1];[.$M41]=[.AM$1];[.$N41]);[.$A41];&quot;&quot;)">
            <text:p/>
          </table:table-cell>
          <table:table-cell table:formula="of:=IF(OR([.$J41]=[.AN$1];[.$K41]=[.AN$1];[.$L41]=[.AN$1];[.$M41]=[.AN$1];[.$N41]);[.$A41];&quot;&quot;)">
            <text:p/>
          </table:table-cell>
          <table:table-cell table:formula="of:=IF(OR([.$J41]=[.AO$1];[.$K41]=[.AO$1];[.$L41]=[.AO$1];[.$M41]=[.AO$1];[.$N41]);[.$A41];&quot;&quot;)">
            <text:p/>
          </table:table-cell>
          <table:table-cell table:formula="of:=IF(OR([.$J41]=[.AP$1];[.$K41]=[.AP$1];[.$L41]=[.AP$1];[.$M41]=[.AP$1];[.$N41]);[.$A41];&quot;&quot;)">
            <text:p/>
          </table:table-cell>
          <table:table-cell table:formula="of:=IF(OR([.$J41]=[.AQ$1];[.$K41]=[.AQ$1];[.$L41]=[.AQ$1];[.$M41]=[.AQ$1];[.$N41]);[.$A41];&quot;&quot;)">
            <text:p/>
          </table:table-cell>
          <table:table-cell table:formula="of:=IF(OR([.$J41]=[.AR$1];[.$K41]=[.AR$1];[.$L41]=[.AR$1];[.$M41]=[.AR$1];[.$N41]);[.$A41];&quot;&quot;)">
            <text:p/>
          </table:table-cell>
          <table:table-cell/>
          <table:table-cell table:formula="of:=IF([.$E41]=[.AT$1];[.$A41];&quot;&quot;)">
            <text:p/>
          </table:table-cell>
          <table:table-cell table:formula="of:=IF([.$E41]=[.AU$1];[.$A41];&quot;&quot;)">
            <text:p/>
          </table:table-cell>
          <table:table-cell table:formula="of:=IF([.$E41]=[.AV$1];[.$A41];&quot;&quot;)">
            <text:p/>
          </table:table-cell>
          <table:table-cell table:formula="of:=IF([.$E41]=[.AW$1];[.$A41];&quot;&quot;)" office:value-type="float" office:value="40" calcext:value-type="float">
            <text:p>40</text:p>
          </table:table-cell>
          <table:table-cell table:formula="of:=IF([.$E41]=[.AX$1];[.$A41];&quot;&quot;)">
            <text:p/>
          </table:table-cell>
          <table:table-cell table:formula="of:=IF([.$E41]=[.AY$1];[.$A41];&quot;&quot;)">
            <text:p/>
          </table:table-cell>
          <table:table-cell table:formula="of:=IF([.$E41]=[.AZ$1];[.$A41];&quot;&quot;)">
            <text:p/>
          </table:table-cell>
          <table:table-cell table:formula="of:=IF([.$E41]=[.BA$1];[.$A41];&quot;&quot;)">
            <text:p/>
          </table:table-cell>
          <table:table-cell table:formula="of:=IF([.$E41]=[.BB$1];[.$A41];&quot;&quot;)">
            <text:p/>
          </table:table-cell>
          <table:table-cell table:formula="of:=IF([.$E41]=[.BC$1];[.$A41];&quot;&quot;)">
            <text:p/>
          </table:table-cell>
          <table:table-cell table:formula="of:=IF([.$E41]=[.BD$1];[.$A41];&quot;&quot;)">
            <text:p/>
          </table:table-cell>
          <table:table-cell table:formula="of:=IF([.$E41]=[.BE$1];[.$A41];&quot;&quot;)">
            <text:p/>
          </table:table-cell>
          <table:table-cell table:formula="of:=IF([.$E41]=[.BF$1];[.$A41];&quot;&quot;)">
            <text:p/>
          </table:table-cell>
          <table:table-cell table:formula="of:=IF([.$E41]=[.BG$1];[.$A41];&quot;&quot;)">
            <text:p/>
          </table:table-cell>
          <table:table-cell table:formula="of:=IF([.$E41]=[.BH$1];[.$A41];&quot;&quot;)">
            <text:p/>
          </table:table-cell>
          <table:table-cell table:formula="of:=IF([.$E41]=[.BI$1];[.$A41];&quot;&quot;)">
            <text:p/>
          </table:table-cell>
          <table:table-cell table:formula="of:=IF([.$E41]=[.BJ$1];[.$A41];&quot;&quot;)">
            <text:p/>
          </table:table-cell>
          <table:table-cell table:formula="of:=IF([.$E41]=[.BK$1];[.$A41];&quot;&quot;)">
            <text:p/>
          </table:table-cell>
          <table:table-cell table:formula="of:=IF([.$E41]=[.BL$1];[.$A41];&quot;&quot;)">
            <text:p/>
          </table:table-cell>
          <table:table-cell table:formula="of:=IF([.$E41]=[.BM$1];[.$A41];&quot;&quot;)">
            <text:p/>
          </table:table-cell>
          <table:table-cell table:formula="of:=IF([.$E41]=[.BN$1];[.$A41];&quot;&quot;)">
            <text:p/>
          </table:table-cell>
          <table:table-cell table:formula="of:=IF([.$E41]=[.BO$1];[.$A41];&quot;&quot;)">
            <text:p/>
          </table:table-cell>
          <table:table-cell table:formula="of:=IF([.$E41]=[.BP$1];[.$A41];&quot;&quot;)">
            <text:p/>
          </table:table-cell>
          <table:table-cell table:formula="of:=IF([.$E41]=[.BQ$1];[.$A41];&quot;&quot;)">
            <text:p/>
          </table:table-cell>
          <table:table-cell table:formula="of:=IF([.$E41]=[.BR$1];[.$A41];&quot;&quot;)">
            <text:p/>
          </table:table-cell>
          <table:table-cell table:formula="of:=IF([.$E41]=[.BS$1];[.$A41];&quot;&quot;)">
            <text:p/>
          </table:table-cell>
          <table:table-cell table:formula="of:=IF([.$E41]=[.BT$1];[.$A41];&quot;&quot;)">
            <text:p/>
          </table:table-cell>
          <table:table-cell table:formula="of:=IF([.$E41]=[.BU$1];[.$A41];&quot;&quot;)">
            <text:p/>
          </table:table-cell>
          <table:table-cell table:formula="of:=IF([.$E41]=[.BV$1];[.$A41];&quot;&quot;)">
            <text:p/>
          </table:table-cell>
          <table:table-cell table:formula="of:=IF([.$E41]=[.BW$1];[.$A41];&quot;&quot;)">
            <text:p/>
          </table:table-cell>
          <table:table-cell table:formula="of:=IF([.$E41]=[.BX$1];[.$A41];&quot;&quot;)">
            <text:p/>
          </table:table-cell>
          <table:table-cell table:formula="of:=IF([.$E41]=[.BY$1];[.$A41];&quot;&quot;)">
            <text:p/>
          </table:table-cell>
          <table:table-cell table:formula="of:=IF([.$E41]=[.BZ$1];[.$A41];&quot;&quot;)">
            <text:p/>
          </table:table-cell>
          <table:table-cell table:formula="of:=IF([.$E41]=[.CA$1];[.$A41];&quot;&quot;)">
            <text:p/>
          </table:table-cell>
          <table:table-cell table:formula="of:=IF([.$E41]=[.CB$1];[.$A41];&quot;&quot;)">
            <text:p/>
          </table:table-cell>
          <table:table-cell table:formula="of:=IF([.$E41]=[.CC$1];[.$A41];&quot;&quot;)">
            <text:p/>
          </table:table-cell>
          <table:table-cell table:formula="of:=IF([.$E41]=[.CD$1];[.$A41];&quot;&quot;)">
            <text:p/>
          </table:table-cell>
          <table:table-cell table:formula="of:=IF([.$E41]=[.CE$1];[.$A41];&quot;&quot;)">
            <text:p/>
          </table:table-cell>
          <table:table-cell table:formula="of:=IF([.$E41]=[.CF$1];[.$A41];&quot;&quot;)">
            <text:p/>
          </table:table-cell>
          <table:table-cell table:formula="of:=IF([.$E41]=[.CG$1];[.$A41];&quot;&quot;)">
            <text:p/>
          </table:table-cell>
          <table:table-cell table:formula="of:=IF([.$E41]=[.CH$1];[.$A41];&quot;&quot;)">
            <text:p/>
          </table:table-cell>
          <table:table-cell table:formula="of:=IF([.$E41]=[.CI$1];[.$A41];&quot;&quot;)">
            <text:p/>
          </table:table-cell>
          <table:table-cell table:formula="of:=IF([.$E41]=[.CJ$1];[.$A41];&quot;&quot;)">
            <text:p/>
          </table:table-cell>
          <table:table-cell table:formula="of:=IF([.$E41]=[.CK$1];[.$A41];&quot;&quot;)">
            <text:p/>
          </table:table-cell>
          <table:table-cell table:formula="of:=IF([.$E41]=[.CL$1];[.$A41];&quot;&quot;)">
            <text:p/>
          </table:table-cell>
          <table:table-cell table:formula="of:=IF([.$E41]=[.CM$1];[.$A41];&quot;&quot;)">
            <text:p/>
          </table:table-cell>
          <table:table-cell table:formula="of:=IF([.$E41]=[.CN$1];[.$A41];&quot;&quot;)">
            <text:p/>
          </table:table-cell>
          <table:table-cell table:formula="of:=IF([.$E41]=[.CO$1];[.$A41];&quot;&quot;)">
            <text:p/>
          </table:table-cell>
          <table:table-cell table:formula="of:=IF([.$E41]=[.CP$1];[.$A41];&quot;&quot;)">
            <text:p/>
          </table:table-cell>
          <table:table-cell table:formula="of:=IF([.$E41]=[.CQ$1];[.$A4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e vs. God</text:p>
          </table:table-cell>
          <table:table-cell office:value-type="string" calcext:value-type="string">
            <text:p>John F. Showalter</text:p>
          </table:table-cell>
          <table:table-cell office:value-type="string" calcext:value-type="string">
            <text:p>Doris Egan</text:p>
          </table:table-cell>
          <table:table-cell office:value-type="float" office:value="24.52" calcext:value-type="float">
            <text:p>24.52</text:p>
          </table:table-cell>
          <table:table-cell office:value-type="float" office:value="4" calcext:value-type="float">
            <text:p>4</text:p>
          </table:table-cell>
          <table:table-cell office:value-type="date" office:date-value="2006-04-25" calcext:value-type="date">
            <text:p>2006-04-25</text:p>
          </table:table-cell>
          <table:table-cell office:value-type="string" calcext:value-type="string">
            <text:p>Doris Egan</text:p>
          </table:table-cell>
          <table:table-cell table:number-columns-repeated="4"/>
          <table:table-cell table:formula="of:=IF(OR([.$J42]=[.O$1];[.$K42]=[.O$1];[.$L42]=[.O$1];[.$M42]=[.O$1];[.$N42]);[.$A42];&quot;&quot;)">
            <text:p/>
          </table:table-cell>
          <table:table-cell table:formula="of:=IF(OR([.$J42]=[.P$1];[.$K42]=[.P$1];[.$L42]=[.P$1];[.$M42]=[.P$1];[.$N42]);[.$A42];&quot;&quot;)">
            <text:p/>
          </table:table-cell>
          <table:table-cell table:formula="of:=IF(OR([.$J42]=[.Q$1];[.$K42]=[.Q$1];[.$L42]=[.Q$1];[.$M42]=[.Q$1];[.$N42]);[.$A42];&quot;&quot;)">
            <text:p/>
          </table:table-cell>
          <table:table-cell table:formula="of:=IF(OR([.$J42]=[.R$1];[.$K42]=[.R$1];[.$L42]=[.R$1];[.$M42]=[.R$1];[.$N42]);[.$A42];&quot;&quot;)">
            <text:p/>
          </table:table-cell>
          <table:table-cell table:formula="of:=IF(OR([.$J42]=[.S$1];[.$K42]=[.S$1];[.$L42]=[.S$1];[.$M42]=[.S$1];[.$N42]);[.$A42];&quot;&quot;)">
            <text:p/>
          </table:table-cell>
          <table:table-cell table:formula="of:=IF(OR([.$J42]=[.T$1];[.$K42]=[.T$1];[.$L42]=[.T$1];[.$M42]=[.T$1];[.$N42]);[.$A42];&quot;&quot;)">
            <text:p/>
          </table:table-cell>
          <table:table-cell table:formula="of:=IF(OR([.$J42]=[.U$1];[.$K42]=[.U$1];[.$L42]=[.U$1];[.$M42]=[.U$1];[.$N42]);[.$A42];&quot;&quot;)">
            <text:p/>
          </table:table-cell>
          <table:table-cell table:formula="of:=IF(OR([.$J42]=[.V$1];[.$K42]=[.V$1];[.$L42]=[.V$1];[.$M42]=[.V$1];[.$N42]);[.$A42];&quot;&quot;)">
            <text:p/>
          </table:table-cell>
          <table:table-cell table:formula="of:=IF(OR([.$J42]=[.W$1];[.$K42]=[.W$1];[.$L42]=[.W$1];[.$M42]=[.W$1];[.$N42]);[.$A42];&quot;&quot;)">
            <text:p/>
          </table:table-cell>
          <table:table-cell table:formula="of:=IF(OR([.$J42]=[.X$1];[.$K42]=[.X$1];[.$L42]=[.X$1];[.$M42]=[.X$1];[.$N42]);[.$A42];&quot;&quot;)">
            <text:p/>
          </table:table-cell>
          <table:table-cell table:formula="of:=IF(OR([.$J42]=[.Y$1];[.$K42]=[.Y$1];[.$L42]=[.Y$1];[.$M42]=[.Y$1];[.$N42]);[.$A42];&quot;&quot;)">
            <text:p/>
          </table:table-cell>
          <table:table-cell table:formula="of:=IF(OR([.$J42]=[.Z$1];[.$K42]=[.Z$1];[.$L42]=[.Z$1];[.$M42]=[.Z$1];[.$N42]);[.$A42];&quot;&quot;)">
            <text:p/>
          </table:table-cell>
          <table:table-cell table:formula="of:=IF(OR([.$J42]=[.AA$1];[.$K42]=[.AA$1];[.$L42]=[.AA$1];[.$M42]=[.AA$1];[.$N42]);[.$A42];&quot;&quot;)">
            <text:p/>
          </table:table-cell>
          <table:table-cell table:formula="of:=IF(OR([.$J42]=[.AB$1];[.$K42]=[.AB$1];[.$L42]=[.AB$1];[.$M42]=[.AB$1];[.$N42]);[.$A42];&quot;&quot;)">
            <text:p/>
          </table:table-cell>
          <table:table-cell table:formula="of:=IF(OR([.$J42]=[.AC$1];[.$K42]=[.AC$1];[.$L42]=[.AC$1];[.$M42]=[.AC$1];[.$N42]);[.$A42];&quot;&quot;)" office:value-type="float" office:value="41" calcext:value-type="float">
            <text:p>41</text:p>
          </table:table-cell>
          <table:table-cell table:formula="of:=IF(OR([.$J42]=[.AD$1];[.$K42]=[.AD$1];[.$L42]=[.AD$1];[.$M42]=[.AD$1];[.$N42]);[.$A42];&quot;&quot;)">
            <text:p/>
          </table:table-cell>
          <table:table-cell table:formula="of:=IF(OR([.$J42]=[.AE$1];[.$K42]=[.AE$1];[.$L42]=[.AE$1];[.$M42]=[.AE$1];[.$N42]);[.$A42];&quot;&quot;)">
            <text:p/>
          </table:table-cell>
          <table:table-cell table:formula="of:=IF(OR([.$J42]=[.AF$1];[.$K42]=[.AF$1];[.$L42]=[.AF$1];[.$M42]=[.AF$1];[.$N42]);[.$A42];&quot;&quot;)">
            <text:p/>
          </table:table-cell>
          <table:table-cell table:formula="of:=IF(OR([.$J42]=[.AG$1];[.$K42]=[.AG$1];[.$L42]=[.AG$1];[.$M42]=[.AG$1];[.$N42]);[.$A42];&quot;&quot;)">
            <text:p/>
          </table:table-cell>
          <table:table-cell table:formula="of:=IF(OR([.$J42]=[.AH$1];[.$K42]=[.AH$1];[.$L42]=[.AH$1];[.$M42]=[.AH$1];[.$N42]);[.$A42];&quot;&quot;)">
            <text:p/>
          </table:table-cell>
          <table:table-cell table:formula="of:=IF(OR([.$J42]=[.AI$1];[.$K42]=[.AI$1];[.$L42]=[.AI$1];[.$M42]=[.AI$1];[.$N42]);[.$A42];&quot;&quot;)">
            <text:p/>
          </table:table-cell>
          <table:table-cell table:formula="of:=IF(OR([.$J42]=[.AJ$1];[.$K42]=[.AJ$1];[.$L42]=[.AJ$1];[.$M42]=[.AJ$1];[.$N42]);[.$A42];&quot;&quot;)">
            <text:p/>
          </table:table-cell>
          <table:table-cell table:formula="of:=IF(OR([.$J42]=[.AK$1];[.$K42]=[.AK$1];[.$L42]=[.AK$1];[.$M42]=[.AK$1];[.$N42]);[.$A42];&quot;&quot;)">
            <text:p/>
          </table:table-cell>
          <table:table-cell table:formula="of:=IF(OR([.$J42]=[.AL$1];[.$K42]=[.AL$1];[.$L42]=[.AL$1];[.$M42]=[.AL$1];[.$N42]);[.$A42];&quot;&quot;)">
            <text:p/>
          </table:table-cell>
          <table:table-cell table:formula="of:=IF(OR([.$J42]=[.AM$1];[.$K42]=[.AM$1];[.$L42]=[.AM$1];[.$M42]=[.AM$1];[.$N42]);[.$A42];&quot;&quot;)">
            <text:p/>
          </table:table-cell>
          <table:table-cell table:formula="of:=IF(OR([.$J42]=[.AN$1];[.$K42]=[.AN$1];[.$L42]=[.AN$1];[.$M42]=[.AN$1];[.$N42]);[.$A42];&quot;&quot;)">
            <text:p/>
          </table:table-cell>
          <table:table-cell table:formula="of:=IF(OR([.$J42]=[.AO$1];[.$K42]=[.AO$1];[.$L42]=[.AO$1];[.$M42]=[.AO$1];[.$N42]);[.$A42];&quot;&quot;)">
            <text:p/>
          </table:table-cell>
          <table:table-cell table:formula="of:=IF(OR([.$J42]=[.AP$1];[.$K42]=[.AP$1];[.$L42]=[.AP$1];[.$M42]=[.AP$1];[.$N42]);[.$A42];&quot;&quot;)">
            <text:p/>
          </table:table-cell>
          <table:table-cell table:formula="of:=IF(OR([.$J42]=[.AQ$1];[.$K42]=[.AQ$1];[.$L42]=[.AQ$1];[.$M42]=[.AQ$1];[.$N42]);[.$A42];&quot;&quot;)">
            <text:p/>
          </table:table-cell>
          <table:table-cell table:formula="of:=IF(OR([.$J42]=[.AR$1];[.$K42]=[.AR$1];[.$L42]=[.AR$1];[.$M42]=[.AR$1];[.$N42]);[.$A42];&quot;&quot;)">
            <text:p/>
          </table:table-cell>
          <table:table-cell/>
          <table:table-cell table:formula="of:=IF([.$E42]=[.AT$1];[.$A42];&quot;&quot;)">
            <text:p/>
          </table:table-cell>
          <table:table-cell table:formula="of:=IF([.$E42]=[.AU$1];[.$A42];&quot;&quot;)">
            <text:p/>
          </table:table-cell>
          <table:table-cell table:formula="of:=IF([.$E42]=[.AV$1];[.$A42];&quot;&quot;)">
            <text:p/>
          </table:table-cell>
          <table:table-cell table:formula="of:=IF([.$E42]=[.AW$1];[.$A42];&quot;&quot;)">
            <text:p/>
          </table:table-cell>
          <table:table-cell table:formula="of:=IF([.$E42]=[.AX$1];[.$A42];&quot;&quot;)">
            <text:p/>
          </table:table-cell>
          <table:table-cell table:formula="of:=IF([.$E42]=[.AY$1];[.$A42];&quot;&quot;)">
            <text:p/>
          </table:table-cell>
          <table:table-cell table:formula="of:=IF([.$E42]=[.AZ$1];[.$A42];&quot;&quot;)">
            <text:p/>
          </table:table-cell>
          <table:table-cell table:formula="of:=IF([.$E42]=[.BA$1];[.$A42];&quot;&quot;)">
            <text:p/>
          </table:table-cell>
          <table:table-cell table:formula="of:=IF([.$E42]=[.BB$1];[.$A42];&quot;&quot;)">
            <text:p/>
          </table:table-cell>
          <table:table-cell table:formula="of:=IF([.$E42]=[.BC$1];[.$A42];&quot;&quot;)">
            <text:p/>
          </table:table-cell>
          <table:table-cell table:formula="of:=IF([.$E42]=[.BD$1];[.$A42];&quot;&quot;)">
            <text:p/>
          </table:table-cell>
          <table:table-cell table:formula="of:=IF([.$E42]=[.BE$1];[.$A42];&quot;&quot;)">
            <text:p/>
          </table:table-cell>
          <table:table-cell table:formula="of:=IF([.$E42]=[.BF$1];[.$A42];&quot;&quot;)">
            <text:p/>
          </table:table-cell>
          <table:table-cell table:formula="of:=IF([.$E42]=[.BG$1];[.$A42];&quot;&quot;)">
            <text:p/>
          </table:table-cell>
          <table:table-cell table:formula="of:=IF([.$E42]=[.BH$1];[.$A42];&quot;&quot;)">
            <text:p/>
          </table:table-cell>
          <table:table-cell table:formula="of:=IF([.$E42]=[.BI$1];[.$A42];&quot;&quot;)">
            <text:p/>
          </table:table-cell>
          <table:table-cell table:formula="of:=IF([.$E42]=[.BJ$1];[.$A42];&quot;&quot;)">
            <text:p/>
          </table:table-cell>
          <table:table-cell table:formula="of:=IF([.$E42]=[.BK$1];[.$A42];&quot;&quot;)">
            <text:p/>
          </table:table-cell>
          <table:table-cell table:formula="of:=IF([.$E42]=[.BL$1];[.$A42];&quot;&quot;)">
            <text:p/>
          </table:table-cell>
          <table:table-cell table:formula="of:=IF([.$E42]=[.BM$1];[.$A42];&quot;&quot;)">
            <text:p/>
          </table:table-cell>
          <table:table-cell table:formula="of:=IF([.$E42]=[.BN$1];[.$A42];&quot;&quot;)">
            <text:p/>
          </table:table-cell>
          <table:table-cell table:formula="of:=IF([.$E42]=[.BO$1];[.$A42];&quot;&quot;)">
            <text:p/>
          </table:table-cell>
          <table:table-cell table:formula="of:=IF([.$E42]=[.BP$1];[.$A42];&quot;&quot;)">
            <text:p/>
          </table:table-cell>
          <table:table-cell table:formula="of:=IF([.$E42]=[.BQ$1];[.$A42];&quot;&quot;)" office:value-type="float" office:value="41" calcext:value-type="float">
            <text:p>41</text:p>
          </table:table-cell>
          <table:table-cell table:formula="of:=IF([.$E42]=[.BR$1];[.$A42];&quot;&quot;)">
            <text:p/>
          </table:table-cell>
          <table:table-cell table:formula="of:=IF([.$E42]=[.BS$1];[.$A42];&quot;&quot;)">
            <text:p/>
          </table:table-cell>
          <table:table-cell table:formula="of:=IF([.$E42]=[.BT$1];[.$A42];&quot;&quot;)">
            <text:p/>
          </table:table-cell>
          <table:table-cell table:formula="of:=IF([.$E42]=[.BU$1];[.$A42];&quot;&quot;)">
            <text:p/>
          </table:table-cell>
          <table:table-cell table:formula="of:=IF([.$E42]=[.BV$1];[.$A42];&quot;&quot;)">
            <text:p/>
          </table:table-cell>
          <table:table-cell table:formula="of:=IF([.$E42]=[.BW$1];[.$A42];&quot;&quot;)">
            <text:p/>
          </table:table-cell>
          <table:table-cell table:formula="of:=IF([.$E42]=[.BX$1];[.$A42];&quot;&quot;)">
            <text:p/>
          </table:table-cell>
          <table:table-cell table:formula="of:=IF([.$E42]=[.BY$1];[.$A42];&quot;&quot;)">
            <text:p/>
          </table:table-cell>
          <table:table-cell table:formula="of:=IF([.$E42]=[.BZ$1];[.$A42];&quot;&quot;)">
            <text:p/>
          </table:table-cell>
          <table:table-cell table:formula="of:=IF([.$E42]=[.CA$1];[.$A42];&quot;&quot;)">
            <text:p/>
          </table:table-cell>
          <table:table-cell table:formula="of:=IF([.$E42]=[.CB$1];[.$A42];&quot;&quot;)">
            <text:p/>
          </table:table-cell>
          <table:table-cell table:formula="of:=IF([.$E42]=[.CC$1];[.$A42];&quot;&quot;)">
            <text:p/>
          </table:table-cell>
          <table:table-cell table:formula="of:=IF([.$E42]=[.CD$1];[.$A42];&quot;&quot;)">
            <text:p/>
          </table:table-cell>
          <table:table-cell table:formula="of:=IF([.$E42]=[.CE$1];[.$A42];&quot;&quot;)">
            <text:p/>
          </table:table-cell>
          <table:table-cell table:formula="of:=IF([.$E42]=[.CF$1];[.$A42];&quot;&quot;)">
            <text:p/>
          </table:table-cell>
          <table:table-cell table:formula="of:=IF([.$E42]=[.CG$1];[.$A42];&quot;&quot;)">
            <text:p/>
          </table:table-cell>
          <table:table-cell table:formula="of:=IF([.$E42]=[.CH$1];[.$A42];&quot;&quot;)">
            <text:p/>
          </table:table-cell>
          <table:table-cell table:formula="of:=IF([.$E42]=[.CI$1];[.$A42];&quot;&quot;)">
            <text:p/>
          </table:table-cell>
          <table:table-cell table:formula="of:=IF([.$E42]=[.CJ$1];[.$A42];&quot;&quot;)">
            <text:p/>
          </table:table-cell>
          <table:table-cell table:formula="of:=IF([.$E42]=[.CK$1];[.$A42];&quot;&quot;)">
            <text:p/>
          </table:table-cell>
          <table:table-cell table:formula="of:=IF([.$E42]=[.CL$1];[.$A42];&quot;&quot;)">
            <text:p/>
          </table:table-cell>
          <table:table-cell table:formula="of:=IF([.$E42]=[.CM$1];[.$A42];&quot;&quot;)">
            <text:p/>
          </table:table-cell>
          <table:table-cell table:formula="of:=IF([.$E42]=[.CN$1];[.$A42];&quot;&quot;)">
            <text:p/>
          </table:table-cell>
          <table:table-cell table:formula="of:=IF([.$E42]=[.CO$1];[.$A42];&quot;&quot;)">
            <text:p/>
          </table:table-cell>
          <table:table-cell table:formula="of:=IF([.$E42]=[.CP$1];[.$A42];&quot;&quot;)">
            <text:p/>
          </table:table-cell>
          <table:table-cell table:formula="of:=IF([.$E42]=[.CQ$1];[.$A4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phoria (Part 1)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Matthew V. Lewis</text:p>
          </table:table-cell>
          <table:table-cell office:value-type="float" office:value="22.71" calcext:value-type="float">
            <text:p>22.71</text:p>
          </table:table-cell>
          <table:table-cell office:value-type="float" office:value="4" calcext:value-type="float">
            <text:p>4</text:p>
          </table:table-cell>
          <table:table-cell office:value-type="date" office:date-value="2006-05-02" calcext:value-type="date">
            <text:p>2006-05-02</text:p>
          </table:table-cell>
          <table:table-cell office:value-type="string" calcext:value-type="string">
            <text:p>Matthew V. Lewis</text:p>
          </table:table-cell>
          <table:table-cell table:number-columns-repeated="4"/>
          <table:table-cell table:formula="of:=IF(OR([.$J43]=[.O$1];[.$K43]=[.O$1];[.$L43]=[.O$1];[.$M43]=[.O$1];[.$N43]);[.$A43];&quot;&quot;)">
            <text:p/>
          </table:table-cell>
          <table:table-cell table:formula="of:=IF(OR([.$J43]=[.P$1];[.$K43]=[.P$1];[.$L43]=[.P$1];[.$M43]=[.P$1];[.$N43]);[.$A43];&quot;&quot;)">
            <text:p/>
          </table:table-cell>
          <table:table-cell table:formula="of:=IF(OR([.$J43]=[.Q$1];[.$K43]=[.Q$1];[.$L43]=[.Q$1];[.$M43]=[.Q$1];[.$N43]);[.$A43];&quot;&quot;)">
            <text:p/>
          </table:table-cell>
          <table:table-cell table:formula="of:=IF(OR([.$J43]=[.R$1];[.$K43]=[.R$1];[.$L43]=[.R$1];[.$M43]=[.R$1];[.$N43]);[.$A43];&quot;&quot;)">
            <text:p/>
          </table:table-cell>
          <table:table-cell table:formula="of:=IF(OR([.$J43]=[.S$1];[.$K43]=[.S$1];[.$L43]=[.S$1];[.$M43]=[.S$1];[.$N43]);[.$A43];&quot;&quot;)">
            <text:p/>
          </table:table-cell>
          <table:table-cell table:formula="of:=IF(OR([.$J43]=[.T$1];[.$K43]=[.T$1];[.$L43]=[.T$1];[.$M43]=[.T$1];[.$N43]);[.$A43];&quot;&quot;)">
            <text:p/>
          </table:table-cell>
          <table:table-cell table:formula="of:=IF(OR([.$J43]=[.U$1];[.$K43]=[.U$1];[.$L43]=[.U$1];[.$M43]=[.U$1];[.$N43]);[.$A43];&quot;&quot;)">
            <text:p/>
          </table:table-cell>
          <table:table-cell table:formula="of:=IF(OR([.$J43]=[.V$1];[.$K43]=[.V$1];[.$L43]=[.V$1];[.$M43]=[.V$1];[.$N43]);[.$A43];&quot;&quot;)">
            <text:p/>
          </table:table-cell>
          <table:table-cell table:formula="of:=IF(OR([.$J43]=[.W$1];[.$K43]=[.W$1];[.$L43]=[.W$1];[.$M43]=[.W$1];[.$N43]);[.$A43];&quot;&quot;)">
            <text:p/>
          </table:table-cell>
          <table:table-cell table:formula="of:=IF(OR([.$J43]=[.X$1];[.$K43]=[.X$1];[.$L43]=[.X$1];[.$M43]=[.X$1];[.$N43]);[.$A43];&quot;&quot;)">
            <text:p/>
          </table:table-cell>
          <table:table-cell table:formula="of:=IF(OR([.$J43]=[.Y$1];[.$K43]=[.Y$1];[.$L43]=[.Y$1];[.$M43]=[.Y$1];[.$N43]);[.$A43];&quot;&quot;)">
            <text:p/>
          </table:table-cell>
          <table:table-cell table:formula="of:=IF(OR([.$J43]=[.Z$1];[.$K43]=[.Z$1];[.$L43]=[.Z$1];[.$M43]=[.Z$1];[.$N43]);[.$A43];&quot;&quot;)">
            <text:p/>
          </table:table-cell>
          <table:table-cell table:formula="of:=IF(OR([.$J43]=[.AA$1];[.$K43]=[.AA$1];[.$L43]=[.AA$1];[.$M43]=[.AA$1];[.$N43]);[.$A43];&quot;&quot;)">
            <text:p/>
          </table:table-cell>
          <table:table-cell table:formula="of:=IF(OR([.$J43]=[.AB$1];[.$K43]=[.AB$1];[.$L43]=[.AB$1];[.$M43]=[.AB$1];[.$N43]);[.$A43];&quot;&quot;)">
            <text:p/>
          </table:table-cell>
          <table:table-cell table:formula="of:=IF(OR([.$J43]=[.AC$1];[.$K43]=[.AC$1];[.$L43]=[.AC$1];[.$M43]=[.AC$1];[.$N43]);[.$A43];&quot;&quot;)">
            <text:p/>
          </table:table-cell>
          <table:table-cell table:formula="of:=IF(OR([.$J43]=[.AD$1];[.$K43]=[.AD$1];[.$L43]=[.AD$1];[.$M43]=[.AD$1];[.$N43]);[.$A43];&quot;&quot;)">
            <text:p/>
          </table:table-cell>
          <table:table-cell table:formula="of:=IF(OR([.$J43]=[.AE$1];[.$K43]=[.AE$1];[.$L43]=[.AE$1];[.$M43]=[.AE$1];[.$N43]);[.$A43];&quot;&quot;)" office:value-type="float" office:value="42" calcext:value-type="float">
            <text:p>42</text:p>
          </table:table-cell>
          <table:table-cell table:formula="of:=IF(OR([.$J43]=[.AF$1];[.$K43]=[.AF$1];[.$L43]=[.AF$1];[.$M43]=[.AF$1];[.$N43]);[.$A43];&quot;&quot;)">
            <text:p/>
          </table:table-cell>
          <table:table-cell table:formula="of:=IF(OR([.$J43]=[.AG$1];[.$K43]=[.AG$1];[.$L43]=[.AG$1];[.$M43]=[.AG$1];[.$N43]);[.$A43];&quot;&quot;)">
            <text:p/>
          </table:table-cell>
          <table:table-cell table:formula="of:=IF(OR([.$J43]=[.AH$1];[.$K43]=[.AH$1];[.$L43]=[.AH$1];[.$M43]=[.AH$1];[.$N43]);[.$A43];&quot;&quot;)">
            <text:p/>
          </table:table-cell>
          <table:table-cell table:formula="of:=IF(OR([.$J43]=[.AI$1];[.$K43]=[.AI$1];[.$L43]=[.AI$1];[.$M43]=[.AI$1];[.$N43]);[.$A43];&quot;&quot;)">
            <text:p/>
          </table:table-cell>
          <table:table-cell table:formula="of:=IF(OR([.$J43]=[.AJ$1];[.$K43]=[.AJ$1];[.$L43]=[.AJ$1];[.$M43]=[.AJ$1];[.$N43]);[.$A43];&quot;&quot;)">
            <text:p/>
          </table:table-cell>
          <table:table-cell table:formula="of:=IF(OR([.$J43]=[.AK$1];[.$K43]=[.AK$1];[.$L43]=[.AK$1];[.$M43]=[.AK$1];[.$N43]);[.$A43];&quot;&quot;)">
            <text:p/>
          </table:table-cell>
          <table:table-cell table:formula="of:=IF(OR([.$J43]=[.AL$1];[.$K43]=[.AL$1];[.$L43]=[.AL$1];[.$M43]=[.AL$1];[.$N43]);[.$A43];&quot;&quot;)">
            <text:p/>
          </table:table-cell>
          <table:table-cell table:formula="of:=IF(OR([.$J43]=[.AM$1];[.$K43]=[.AM$1];[.$L43]=[.AM$1];[.$M43]=[.AM$1];[.$N43]);[.$A43];&quot;&quot;)">
            <text:p/>
          </table:table-cell>
          <table:table-cell table:formula="of:=IF(OR([.$J43]=[.AN$1];[.$K43]=[.AN$1];[.$L43]=[.AN$1];[.$M43]=[.AN$1];[.$N43]);[.$A43];&quot;&quot;)">
            <text:p/>
          </table:table-cell>
          <table:table-cell table:formula="of:=IF(OR([.$J43]=[.AO$1];[.$K43]=[.AO$1];[.$L43]=[.AO$1];[.$M43]=[.AO$1];[.$N43]);[.$A43];&quot;&quot;)">
            <text:p/>
          </table:table-cell>
          <table:table-cell table:formula="of:=IF(OR([.$J43]=[.AP$1];[.$K43]=[.AP$1];[.$L43]=[.AP$1];[.$M43]=[.AP$1];[.$N43]);[.$A43];&quot;&quot;)">
            <text:p/>
          </table:table-cell>
          <table:table-cell table:formula="of:=IF(OR([.$J43]=[.AQ$1];[.$K43]=[.AQ$1];[.$L43]=[.AQ$1];[.$M43]=[.AQ$1];[.$N43]);[.$A43];&quot;&quot;)">
            <text:p/>
          </table:table-cell>
          <table:table-cell table:formula="of:=IF(OR([.$J43]=[.AR$1];[.$K43]=[.AR$1];[.$L43]=[.AR$1];[.$M43]=[.AR$1];[.$N43]);[.$A43];&quot;&quot;)">
            <text:p/>
          </table:table-cell>
          <table:table-cell/>
          <table:table-cell table:formula="of:=IF([.$E43]=[.AT$1];[.$A43];&quot;&quot;)">
            <text:p/>
          </table:table-cell>
          <table:table-cell table:formula="of:=IF([.$E43]=[.AU$1];[.$A43];&quot;&quot;)">
            <text:p/>
          </table:table-cell>
          <table:table-cell table:formula="of:=IF([.$E43]=[.AV$1];[.$A43];&quot;&quot;)">
            <text:p/>
          </table:table-cell>
          <table:table-cell table:formula="of:=IF([.$E43]=[.AW$1];[.$A43];&quot;&quot;)">
            <text:p/>
          </table:table-cell>
          <table:table-cell table:formula="of:=IF([.$E43]=[.AX$1];[.$A43];&quot;&quot;)">
            <text:p/>
          </table:table-cell>
          <table:table-cell table:formula="of:=IF([.$E43]=[.AY$1];[.$A43];&quot;&quot;)">
            <text:p/>
          </table:table-cell>
          <table:table-cell table:formula="of:=IF([.$E43]=[.AZ$1];[.$A43];&quot;&quot;)">
            <text:p/>
          </table:table-cell>
          <table:table-cell table:formula="of:=IF([.$E43]=[.BA$1];[.$A43];&quot;&quot;)">
            <text:p/>
          </table:table-cell>
          <table:table-cell table:formula="of:=IF([.$E43]=[.BB$1];[.$A43];&quot;&quot;)">
            <text:p/>
          </table:table-cell>
          <table:table-cell table:formula="of:=IF([.$E43]=[.BC$1];[.$A43];&quot;&quot;)">
            <text:p/>
          </table:table-cell>
          <table:table-cell table:formula="of:=IF([.$E43]=[.BD$1];[.$A43];&quot;&quot;)">
            <text:p/>
          </table:table-cell>
          <table:table-cell table:formula="of:=IF([.$E43]=[.BE$1];[.$A43];&quot;&quot;)">
            <text:p/>
          </table:table-cell>
          <table:table-cell table:formula="of:=IF([.$E43]=[.BF$1];[.$A43];&quot;&quot;)">
            <text:p/>
          </table:table-cell>
          <table:table-cell table:formula="of:=IF([.$E43]=[.BG$1];[.$A43];&quot;&quot;)">
            <text:p/>
          </table:table-cell>
          <table:table-cell table:formula="of:=IF([.$E43]=[.BH$1];[.$A43];&quot;&quot;)">
            <text:p/>
          </table:table-cell>
          <table:table-cell table:formula="of:=IF([.$E43]=[.BI$1];[.$A43];&quot;&quot;)">
            <text:p/>
          </table:table-cell>
          <table:table-cell table:formula="of:=IF([.$E43]=[.BJ$1];[.$A43];&quot;&quot;)" office:value-type="float" office:value="42" calcext:value-type="float">
            <text:p>42</text:p>
          </table:table-cell>
          <table:table-cell table:formula="of:=IF([.$E43]=[.BK$1];[.$A43];&quot;&quot;)">
            <text:p/>
          </table:table-cell>
          <table:table-cell table:formula="of:=IF([.$E43]=[.BL$1];[.$A43];&quot;&quot;)">
            <text:p/>
          </table:table-cell>
          <table:table-cell table:formula="of:=IF([.$E43]=[.BM$1];[.$A43];&quot;&quot;)">
            <text:p/>
          </table:table-cell>
          <table:table-cell table:formula="of:=IF([.$E43]=[.BN$1];[.$A43];&quot;&quot;)">
            <text:p/>
          </table:table-cell>
          <table:table-cell table:formula="of:=IF([.$E43]=[.BO$1];[.$A43];&quot;&quot;)">
            <text:p/>
          </table:table-cell>
          <table:table-cell table:formula="of:=IF([.$E43]=[.BP$1];[.$A43];&quot;&quot;)">
            <text:p/>
          </table:table-cell>
          <table:table-cell table:formula="of:=IF([.$E43]=[.BQ$1];[.$A43];&quot;&quot;)">
            <text:p/>
          </table:table-cell>
          <table:table-cell table:formula="of:=IF([.$E43]=[.BR$1];[.$A43];&quot;&quot;)">
            <text:p/>
          </table:table-cell>
          <table:table-cell table:formula="of:=IF([.$E43]=[.BS$1];[.$A43];&quot;&quot;)">
            <text:p/>
          </table:table-cell>
          <table:table-cell table:formula="of:=IF([.$E43]=[.BT$1];[.$A43];&quot;&quot;)">
            <text:p/>
          </table:table-cell>
          <table:table-cell table:formula="of:=IF([.$E43]=[.BU$1];[.$A43];&quot;&quot;)">
            <text:p/>
          </table:table-cell>
          <table:table-cell table:formula="of:=IF([.$E43]=[.BV$1];[.$A43];&quot;&quot;)">
            <text:p/>
          </table:table-cell>
          <table:table-cell table:formula="of:=IF([.$E43]=[.BW$1];[.$A43];&quot;&quot;)">
            <text:p/>
          </table:table-cell>
          <table:table-cell table:formula="of:=IF([.$E43]=[.BX$1];[.$A43];&quot;&quot;)">
            <text:p/>
          </table:table-cell>
          <table:table-cell table:formula="of:=IF([.$E43]=[.BY$1];[.$A43];&quot;&quot;)">
            <text:p/>
          </table:table-cell>
          <table:table-cell table:formula="of:=IF([.$E43]=[.BZ$1];[.$A43];&quot;&quot;)">
            <text:p/>
          </table:table-cell>
          <table:table-cell table:formula="of:=IF([.$E43]=[.CA$1];[.$A43];&quot;&quot;)">
            <text:p/>
          </table:table-cell>
          <table:table-cell table:formula="of:=IF([.$E43]=[.CB$1];[.$A43];&quot;&quot;)">
            <text:p/>
          </table:table-cell>
          <table:table-cell table:formula="of:=IF([.$E43]=[.CC$1];[.$A43];&quot;&quot;)">
            <text:p/>
          </table:table-cell>
          <table:table-cell table:formula="of:=IF([.$E43]=[.CD$1];[.$A43];&quot;&quot;)">
            <text:p/>
          </table:table-cell>
          <table:table-cell table:formula="of:=IF([.$E43]=[.CE$1];[.$A43];&quot;&quot;)">
            <text:p/>
          </table:table-cell>
          <table:table-cell table:formula="of:=IF([.$E43]=[.CF$1];[.$A43];&quot;&quot;)">
            <text:p/>
          </table:table-cell>
          <table:table-cell table:formula="of:=IF([.$E43]=[.CG$1];[.$A43];&quot;&quot;)">
            <text:p/>
          </table:table-cell>
          <table:table-cell table:formula="of:=IF([.$E43]=[.CH$1];[.$A43];&quot;&quot;)">
            <text:p/>
          </table:table-cell>
          <table:table-cell table:formula="of:=IF([.$E43]=[.CI$1];[.$A43];&quot;&quot;)">
            <text:p/>
          </table:table-cell>
          <table:table-cell table:formula="of:=IF([.$E43]=[.CJ$1];[.$A43];&quot;&quot;)">
            <text:p/>
          </table:table-cell>
          <table:table-cell table:formula="of:=IF([.$E43]=[.CK$1];[.$A43];&quot;&quot;)">
            <text:p/>
          </table:table-cell>
          <table:table-cell table:formula="of:=IF([.$E43]=[.CL$1];[.$A43];&quot;&quot;)">
            <text:p/>
          </table:table-cell>
          <table:table-cell table:formula="of:=IF([.$E43]=[.CM$1];[.$A43];&quot;&quot;)">
            <text:p/>
          </table:table-cell>
          <table:table-cell table:formula="of:=IF([.$E43]=[.CN$1];[.$A43];&quot;&quot;)">
            <text:p/>
          </table:table-cell>
          <table:table-cell table:formula="of:=IF([.$E43]=[.CO$1];[.$A43];&quot;&quot;)">
            <text:p/>
          </table:table-cell>
          <table:table-cell table:formula="of:=IF([.$E43]=[.CP$1];[.$A43];&quot;&quot;)">
            <text:p/>
          </table:table-cell>
          <table:table-cell table:formula="of:=IF([.$E43]=[.CQ$1];[.$A4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uphoria (Part 2)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Russel Friend, Garrett Lerner, David Shore</text:p>
          </table:table-cell>
          <table:table-cell office:value-type="float" office:value="17.16" calcext:value-type="float">
            <text:p>17.16</text:p>
          </table:table-cell>
          <table:table-cell office:value-type="float" office:value="9" calcext:value-type="float">
            <text:p>9</text:p>
          </table:table-cell>
          <table:table-cell office:value-type="date" office:date-value="2006-05-03" calcext:value-type="date">
            <text:p>2006-05-03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David Shore</text:p>
          </table:table-cell>
          <table:table-cell table:number-columns-repeated="2"/>
          <table:table-cell table:formula="of:=IF(OR([.$J44]=[.O$1];[.$K44]=[.O$1];[.$L44]=[.O$1];[.$M44]=[.O$1];[.$N44]);[.$A44];&quot;&quot;)" office:value-type="float" office:value="43" calcext:value-type="float">
            <text:p>43</text:p>
          </table:table-cell>
          <table:table-cell table:formula="of:=IF(OR([.$J44]=[.P$1];[.$K44]=[.P$1];[.$L44]=[.P$1];[.$M44]=[.P$1];[.$N44]);[.$A44];&quot;&quot;)">
            <text:p/>
          </table:table-cell>
          <table:table-cell table:formula="of:=IF(OR([.$J44]=[.Q$1];[.$K44]=[.Q$1];[.$L44]=[.Q$1];[.$M44]=[.Q$1];[.$N44]);[.$A44];&quot;&quot;)">
            <text:p/>
          </table:table-cell>
          <table:table-cell table:formula="of:=IF(OR([.$J44]=[.R$1];[.$K44]=[.R$1];[.$L44]=[.R$1];[.$M44]=[.R$1];[.$N44]);[.$A44];&quot;&quot;)">
            <text:p/>
          </table:table-cell>
          <table:table-cell table:formula="of:=IF(OR([.$J44]=[.S$1];[.$K44]=[.S$1];[.$L44]=[.S$1];[.$M44]=[.S$1];[.$N44]);[.$A44];&quot;&quot;)">
            <text:p/>
          </table:table-cell>
          <table:table-cell table:formula="of:=IF(OR([.$J44]=[.T$1];[.$K44]=[.T$1];[.$L44]=[.T$1];[.$M44]=[.T$1];[.$N44]);[.$A44];&quot;&quot;)">
            <text:p/>
          </table:table-cell>
          <table:table-cell table:formula="of:=IF(OR([.$J44]=[.U$1];[.$K44]=[.U$1];[.$L44]=[.U$1];[.$M44]=[.U$1];[.$N44]);[.$A44];&quot;&quot;)">
            <text:p/>
          </table:table-cell>
          <table:table-cell table:formula="of:=IF(OR([.$J44]=[.V$1];[.$K44]=[.V$1];[.$L44]=[.V$1];[.$M44]=[.V$1];[.$N44]);[.$A44];&quot;&quot;)">
            <text:p/>
          </table:table-cell>
          <table:table-cell table:formula="of:=IF(OR([.$J44]=[.W$1];[.$K44]=[.W$1];[.$L44]=[.W$1];[.$M44]=[.W$1];[.$N44]);[.$A44];&quot;&quot;)">
            <text:p/>
          </table:table-cell>
          <table:table-cell table:formula="of:=IF(OR([.$J44]=[.X$1];[.$K44]=[.X$1];[.$L44]=[.X$1];[.$M44]=[.X$1];[.$N44]);[.$A44];&quot;&quot;)" office:value-type="float" office:value="43" calcext:value-type="float">
            <text:p>43</text:p>
          </table:table-cell>
          <table:table-cell table:formula="of:=IF(OR([.$J44]=[.Y$1];[.$K44]=[.Y$1];[.$L44]=[.Y$1];[.$M44]=[.Y$1];[.$N44]);[.$A44];&quot;&quot;)" office:value-type="float" office:value="43" calcext:value-type="float">
            <text:p>43</text:p>
          </table:table-cell>
          <table:table-cell table:formula="of:=IF(OR([.$J44]=[.Z$1];[.$K44]=[.Z$1];[.$L44]=[.Z$1];[.$M44]=[.Z$1];[.$N44]);[.$A44];&quot;&quot;)">
            <text:p/>
          </table:table-cell>
          <table:table-cell table:formula="of:=IF(OR([.$J44]=[.AA$1];[.$K44]=[.AA$1];[.$L44]=[.AA$1];[.$M44]=[.AA$1];[.$N44]);[.$A44];&quot;&quot;)">
            <text:p/>
          </table:table-cell>
          <table:table-cell table:formula="of:=IF(OR([.$J44]=[.AB$1];[.$K44]=[.AB$1];[.$L44]=[.AB$1];[.$M44]=[.AB$1];[.$N44]);[.$A44];&quot;&quot;)">
            <text:p/>
          </table:table-cell>
          <table:table-cell table:formula="of:=IF(OR([.$J44]=[.AC$1];[.$K44]=[.AC$1];[.$L44]=[.AC$1];[.$M44]=[.AC$1];[.$N44]);[.$A44];&quot;&quot;)">
            <text:p/>
          </table:table-cell>
          <table:table-cell table:formula="of:=IF(OR([.$J44]=[.AD$1];[.$K44]=[.AD$1];[.$L44]=[.AD$1];[.$M44]=[.AD$1];[.$N44]);[.$A44];&quot;&quot;)">
            <text:p/>
          </table:table-cell>
          <table:table-cell table:formula="of:=IF(OR([.$J44]=[.AE$1];[.$K44]=[.AE$1];[.$L44]=[.AE$1];[.$M44]=[.AE$1];[.$N44]);[.$A44];&quot;&quot;)">
            <text:p/>
          </table:table-cell>
          <table:table-cell table:formula="of:=IF(OR([.$J44]=[.AF$1];[.$K44]=[.AF$1];[.$L44]=[.AF$1];[.$M44]=[.AF$1];[.$N44]);[.$A44];&quot;&quot;)">
            <text:p/>
          </table:table-cell>
          <table:table-cell table:formula="of:=IF(OR([.$J44]=[.AG$1];[.$K44]=[.AG$1];[.$L44]=[.AG$1];[.$M44]=[.AG$1];[.$N44]);[.$A44];&quot;&quot;)">
            <text:p/>
          </table:table-cell>
          <table:table-cell table:formula="of:=IF(OR([.$J44]=[.AH$1];[.$K44]=[.AH$1];[.$L44]=[.AH$1];[.$M44]=[.AH$1];[.$N44]);[.$A44];&quot;&quot;)">
            <text:p/>
          </table:table-cell>
          <table:table-cell table:formula="of:=IF(OR([.$J44]=[.AI$1];[.$K44]=[.AI$1];[.$L44]=[.AI$1];[.$M44]=[.AI$1];[.$N44]);[.$A44];&quot;&quot;)">
            <text:p/>
          </table:table-cell>
          <table:table-cell table:formula="of:=IF(OR([.$J44]=[.AJ$1];[.$K44]=[.AJ$1];[.$L44]=[.AJ$1];[.$M44]=[.AJ$1];[.$N44]);[.$A44];&quot;&quot;)">
            <text:p/>
          </table:table-cell>
          <table:table-cell table:formula="of:=IF(OR([.$J44]=[.AK$1];[.$K44]=[.AK$1];[.$L44]=[.AK$1];[.$M44]=[.AK$1];[.$N44]);[.$A44];&quot;&quot;)">
            <text:p/>
          </table:table-cell>
          <table:table-cell table:formula="of:=IF(OR([.$J44]=[.AL$1];[.$K44]=[.AL$1];[.$L44]=[.AL$1];[.$M44]=[.AL$1];[.$N44]);[.$A44];&quot;&quot;)">
            <text:p/>
          </table:table-cell>
          <table:table-cell table:formula="of:=IF(OR([.$J44]=[.AM$1];[.$K44]=[.AM$1];[.$L44]=[.AM$1];[.$M44]=[.AM$1];[.$N44]);[.$A44];&quot;&quot;)">
            <text:p/>
          </table:table-cell>
          <table:table-cell table:formula="of:=IF(OR([.$J44]=[.AN$1];[.$K44]=[.AN$1];[.$L44]=[.AN$1];[.$M44]=[.AN$1];[.$N44]);[.$A44];&quot;&quot;)">
            <text:p/>
          </table:table-cell>
          <table:table-cell table:formula="of:=IF(OR([.$J44]=[.AO$1];[.$K44]=[.AO$1];[.$L44]=[.AO$1];[.$M44]=[.AO$1];[.$N44]);[.$A44];&quot;&quot;)">
            <text:p/>
          </table:table-cell>
          <table:table-cell table:formula="of:=IF(OR([.$J44]=[.AP$1];[.$K44]=[.AP$1];[.$L44]=[.AP$1];[.$M44]=[.AP$1];[.$N44]);[.$A44];&quot;&quot;)">
            <text:p/>
          </table:table-cell>
          <table:table-cell table:formula="of:=IF(OR([.$J44]=[.AQ$1];[.$K44]=[.AQ$1];[.$L44]=[.AQ$1];[.$M44]=[.AQ$1];[.$N44]);[.$A44];&quot;&quot;)">
            <text:p/>
          </table:table-cell>
          <table:table-cell table:formula="of:=IF(OR([.$J44]=[.AR$1];[.$K44]=[.AR$1];[.$L44]=[.AR$1];[.$M44]=[.AR$1];[.$N44]);[.$A44];&quot;&quot;)">
            <text:p/>
          </table:table-cell>
          <table:table-cell/>
          <table:table-cell table:formula="of:=IF([.$E44]=[.AT$1];[.$A44];&quot;&quot;)">
            <text:p/>
          </table:table-cell>
          <table:table-cell table:formula="of:=IF([.$E44]=[.AU$1];[.$A44];&quot;&quot;)">
            <text:p/>
          </table:table-cell>
          <table:table-cell table:formula="of:=IF([.$E44]=[.AV$1];[.$A44];&quot;&quot;)">
            <text:p/>
          </table:table-cell>
          <table:table-cell table:formula="of:=IF([.$E44]=[.AW$1];[.$A44];&quot;&quot;)">
            <text:p/>
          </table:table-cell>
          <table:table-cell table:formula="of:=IF([.$E44]=[.AX$1];[.$A44];&quot;&quot;)">
            <text:p/>
          </table:table-cell>
          <table:table-cell table:formula="of:=IF([.$E44]=[.AY$1];[.$A44];&quot;&quot;)">
            <text:p/>
          </table:table-cell>
          <table:table-cell table:formula="of:=IF([.$E44]=[.AZ$1];[.$A44];&quot;&quot;)">
            <text:p/>
          </table:table-cell>
          <table:table-cell table:formula="of:=IF([.$E44]=[.BA$1];[.$A44];&quot;&quot;)">
            <text:p/>
          </table:table-cell>
          <table:table-cell table:formula="of:=IF([.$E44]=[.BB$1];[.$A44];&quot;&quot;)">
            <text:p/>
          </table:table-cell>
          <table:table-cell table:formula="of:=IF([.$E44]=[.BC$1];[.$A44];&quot;&quot;)">
            <text:p/>
          </table:table-cell>
          <table:table-cell table:formula="of:=IF([.$E44]=[.BD$1];[.$A44];&quot;&quot;)">
            <text:p/>
          </table:table-cell>
          <table:table-cell table:formula="of:=IF([.$E44]=[.BE$1];[.$A44];&quot;&quot;)">
            <text:p/>
          </table:table-cell>
          <table:table-cell table:formula="of:=IF([.$E44]=[.BF$1];[.$A44];&quot;&quot;)">
            <text:p/>
          </table:table-cell>
          <table:table-cell table:formula="of:=IF([.$E44]=[.BG$1];[.$A44];&quot;&quot;)">
            <text:p/>
          </table:table-cell>
          <table:table-cell table:formula="of:=IF([.$E44]=[.BH$1];[.$A44];&quot;&quot;)">
            <text:p/>
          </table:table-cell>
          <table:table-cell table:formula="of:=IF([.$E44]=[.BI$1];[.$A44];&quot;&quot;)">
            <text:p/>
          </table:table-cell>
          <table:table-cell table:formula="of:=IF([.$E44]=[.BJ$1];[.$A44];&quot;&quot;)" office:value-type="float" office:value="43" calcext:value-type="float">
            <text:p>43</text:p>
          </table:table-cell>
          <table:table-cell table:formula="of:=IF([.$E44]=[.BK$1];[.$A44];&quot;&quot;)">
            <text:p/>
          </table:table-cell>
          <table:table-cell table:formula="of:=IF([.$E44]=[.BL$1];[.$A44];&quot;&quot;)">
            <text:p/>
          </table:table-cell>
          <table:table-cell table:formula="of:=IF([.$E44]=[.BM$1];[.$A44];&quot;&quot;)">
            <text:p/>
          </table:table-cell>
          <table:table-cell table:formula="of:=IF([.$E44]=[.BN$1];[.$A44];&quot;&quot;)">
            <text:p/>
          </table:table-cell>
          <table:table-cell table:formula="of:=IF([.$E44]=[.BO$1];[.$A44];&quot;&quot;)">
            <text:p/>
          </table:table-cell>
          <table:table-cell table:formula="of:=IF([.$E44]=[.BP$1];[.$A44];&quot;&quot;)">
            <text:p/>
          </table:table-cell>
          <table:table-cell table:formula="of:=IF([.$E44]=[.BQ$1];[.$A44];&quot;&quot;)">
            <text:p/>
          </table:table-cell>
          <table:table-cell table:formula="of:=IF([.$E44]=[.BR$1];[.$A44];&quot;&quot;)">
            <text:p/>
          </table:table-cell>
          <table:table-cell table:formula="of:=IF([.$E44]=[.BS$1];[.$A44];&quot;&quot;)">
            <text:p/>
          </table:table-cell>
          <table:table-cell table:formula="of:=IF([.$E44]=[.BT$1];[.$A44];&quot;&quot;)">
            <text:p/>
          </table:table-cell>
          <table:table-cell table:formula="of:=IF([.$E44]=[.BU$1];[.$A44];&quot;&quot;)">
            <text:p/>
          </table:table-cell>
          <table:table-cell table:formula="of:=IF([.$E44]=[.BV$1];[.$A44];&quot;&quot;)">
            <text:p/>
          </table:table-cell>
          <table:table-cell table:formula="of:=IF([.$E44]=[.BW$1];[.$A44];&quot;&quot;)">
            <text:p/>
          </table:table-cell>
          <table:table-cell table:formula="of:=IF([.$E44]=[.BX$1];[.$A44];&quot;&quot;)">
            <text:p/>
          </table:table-cell>
          <table:table-cell table:formula="of:=IF([.$E44]=[.BY$1];[.$A44];&quot;&quot;)">
            <text:p/>
          </table:table-cell>
          <table:table-cell table:formula="of:=IF([.$E44]=[.BZ$1];[.$A44];&quot;&quot;)">
            <text:p/>
          </table:table-cell>
          <table:table-cell table:formula="of:=IF([.$E44]=[.CA$1];[.$A44];&quot;&quot;)">
            <text:p/>
          </table:table-cell>
          <table:table-cell table:formula="of:=IF([.$E44]=[.CB$1];[.$A44];&quot;&quot;)">
            <text:p/>
          </table:table-cell>
          <table:table-cell table:formula="of:=IF([.$E44]=[.CC$1];[.$A44];&quot;&quot;)">
            <text:p/>
          </table:table-cell>
          <table:table-cell table:formula="of:=IF([.$E44]=[.CD$1];[.$A44];&quot;&quot;)">
            <text:p/>
          </table:table-cell>
          <table:table-cell table:formula="of:=IF([.$E44]=[.CE$1];[.$A44];&quot;&quot;)">
            <text:p/>
          </table:table-cell>
          <table:table-cell table:formula="of:=IF([.$E44]=[.CF$1];[.$A44];&quot;&quot;)">
            <text:p/>
          </table:table-cell>
          <table:table-cell table:formula="of:=IF([.$E44]=[.CG$1];[.$A44];&quot;&quot;)">
            <text:p/>
          </table:table-cell>
          <table:table-cell table:formula="of:=IF([.$E44]=[.CH$1];[.$A44];&quot;&quot;)">
            <text:p/>
          </table:table-cell>
          <table:table-cell table:formula="of:=IF([.$E44]=[.CI$1];[.$A44];&quot;&quot;)">
            <text:p/>
          </table:table-cell>
          <table:table-cell table:formula="of:=IF([.$E44]=[.CJ$1];[.$A44];&quot;&quot;)">
            <text:p/>
          </table:table-cell>
          <table:table-cell table:formula="of:=IF([.$E44]=[.CK$1];[.$A44];&quot;&quot;)">
            <text:p/>
          </table:table-cell>
          <table:table-cell table:formula="of:=IF([.$E44]=[.CL$1];[.$A44];&quot;&quot;)">
            <text:p/>
          </table:table-cell>
          <table:table-cell table:formula="of:=IF([.$E44]=[.CM$1];[.$A44];&quot;&quot;)">
            <text:p/>
          </table:table-cell>
          <table:table-cell table:formula="of:=IF([.$E44]=[.CN$1];[.$A44];&quot;&quot;)">
            <text:p/>
          </table:table-cell>
          <table:table-cell table:formula="of:=IF([.$E44]=[.CO$1];[.$A44];&quot;&quot;)">
            <text:p/>
          </table:table-cell>
          <table:table-cell table:formula="of:=IF([.$E44]=[.CP$1];[.$A44];&quot;&quot;)">
            <text:p/>
          </table:table-cell>
          <table:table-cell table:formula="of:=IF([.$E44]=[.CQ$1];[.$A4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ever</text:p>
          </table:table-cell>
          <table:table-cell office:value-type="string" calcext:value-type="string">
            <text:p>Daniel Sackheim</text:p>
          </table:table-cell>
          <table:table-cell office:value-type="string" calcext:value-type="string">
            <text:p>Liz Friedman</text:p>
          </table:table-cell>
          <table:table-cell office:value-type="float" office:value="24.29" calcext:value-type="float">
            <text:p>24.29</text:p>
          </table:table-cell>
          <table:table-cell office:value-type="float" office:value="4" calcext:value-type="float">
            <text:p>4</text:p>
          </table:table-cell>
          <table:table-cell office:value-type="date" office:date-value="2006-05-09" calcext:value-type="date">
            <text:p>2006-05-09</text:p>
          </table:table-cell>
          <table:table-cell office:value-type="string" calcext:value-type="string">
            <text:p>Liz Friedman</text:p>
          </table:table-cell>
          <table:table-cell table:number-columns-repeated="4"/>
          <table:table-cell table:formula="of:=IF(OR([.$J45]=[.O$1];[.$K45]=[.O$1];[.$L45]=[.O$1];[.$M45]=[.O$1];[.$N45]);[.$A45];&quot;&quot;)">
            <text:p/>
          </table:table-cell>
          <table:table-cell table:formula="of:=IF(OR([.$J45]=[.P$1];[.$K45]=[.P$1];[.$L45]=[.P$1];[.$M45]=[.P$1];[.$N45]);[.$A45];&quot;&quot;)">
            <text:p/>
          </table:table-cell>
          <table:table-cell table:formula="of:=IF(OR([.$J45]=[.Q$1];[.$K45]=[.Q$1];[.$L45]=[.Q$1];[.$M45]=[.Q$1];[.$N45]);[.$A45];&quot;&quot;)">
            <text:p/>
          </table:table-cell>
          <table:table-cell table:formula="of:=IF(OR([.$J45]=[.R$1];[.$K45]=[.R$1];[.$L45]=[.R$1];[.$M45]=[.R$1];[.$N45]);[.$A45];&quot;&quot;)">
            <text:p/>
          </table:table-cell>
          <table:table-cell table:formula="of:=IF(OR([.$J45]=[.S$1];[.$K45]=[.S$1];[.$L45]=[.S$1];[.$M45]=[.S$1];[.$N45]);[.$A45];&quot;&quot;)">
            <text:p/>
          </table:table-cell>
          <table:table-cell table:formula="of:=IF(OR([.$J45]=[.T$1];[.$K45]=[.T$1];[.$L45]=[.T$1];[.$M45]=[.T$1];[.$N45]);[.$A45];&quot;&quot;)">
            <text:p/>
          </table:table-cell>
          <table:table-cell table:formula="of:=IF(OR([.$J45]=[.U$1];[.$K45]=[.U$1];[.$L45]=[.U$1];[.$M45]=[.U$1];[.$N45]);[.$A45];&quot;&quot;)">
            <text:p/>
          </table:table-cell>
          <table:table-cell table:formula="of:=IF(OR([.$J45]=[.V$1];[.$K45]=[.V$1];[.$L45]=[.V$1];[.$M45]=[.V$1];[.$N45]);[.$A45];&quot;&quot;)">
            <text:p/>
          </table:table-cell>
          <table:table-cell table:formula="of:=IF(OR([.$J45]=[.W$1];[.$K45]=[.W$1];[.$L45]=[.W$1];[.$M45]=[.W$1];[.$N45]);[.$A45];&quot;&quot;)">
            <text:p/>
          </table:table-cell>
          <table:table-cell table:formula="of:=IF(OR([.$J45]=[.X$1];[.$K45]=[.X$1];[.$L45]=[.X$1];[.$M45]=[.X$1];[.$N45]);[.$A45];&quot;&quot;)">
            <text:p/>
          </table:table-cell>
          <table:table-cell table:formula="of:=IF(OR([.$J45]=[.Y$1];[.$K45]=[.Y$1];[.$L45]=[.Y$1];[.$M45]=[.Y$1];[.$N45]);[.$A45];&quot;&quot;)">
            <text:p/>
          </table:table-cell>
          <table:table-cell table:formula="of:=IF(OR([.$J45]=[.Z$1];[.$K45]=[.Z$1];[.$L45]=[.Z$1];[.$M45]=[.Z$1];[.$N45]);[.$A45];&quot;&quot;)">
            <text:p/>
          </table:table-cell>
          <table:table-cell table:formula="of:=IF(OR([.$J45]=[.AA$1];[.$K45]=[.AA$1];[.$L45]=[.AA$1];[.$M45]=[.AA$1];[.$N45]);[.$A45];&quot;&quot;)" office:value-type="float" office:value="44" calcext:value-type="float">
            <text:p>44</text:p>
          </table:table-cell>
          <table:table-cell table:formula="of:=IF(OR([.$J45]=[.AB$1];[.$K45]=[.AB$1];[.$L45]=[.AB$1];[.$M45]=[.AB$1];[.$N45]);[.$A45];&quot;&quot;)">
            <text:p/>
          </table:table-cell>
          <table:table-cell table:formula="of:=IF(OR([.$J45]=[.AC$1];[.$K45]=[.AC$1];[.$L45]=[.AC$1];[.$M45]=[.AC$1];[.$N45]);[.$A45];&quot;&quot;)">
            <text:p/>
          </table:table-cell>
          <table:table-cell table:formula="of:=IF(OR([.$J45]=[.AD$1];[.$K45]=[.AD$1];[.$L45]=[.AD$1];[.$M45]=[.AD$1];[.$N45]);[.$A45];&quot;&quot;)">
            <text:p/>
          </table:table-cell>
          <table:table-cell table:formula="of:=IF(OR([.$J45]=[.AE$1];[.$K45]=[.AE$1];[.$L45]=[.AE$1];[.$M45]=[.AE$1];[.$N45]);[.$A45];&quot;&quot;)">
            <text:p/>
          </table:table-cell>
          <table:table-cell table:formula="of:=IF(OR([.$J45]=[.AF$1];[.$K45]=[.AF$1];[.$L45]=[.AF$1];[.$M45]=[.AF$1];[.$N45]);[.$A45];&quot;&quot;)">
            <text:p/>
          </table:table-cell>
          <table:table-cell table:formula="of:=IF(OR([.$J45]=[.AG$1];[.$K45]=[.AG$1];[.$L45]=[.AG$1];[.$M45]=[.AG$1];[.$N45]);[.$A45];&quot;&quot;)">
            <text:p/>
          </table:table-cell>
          <table:table-cell table:formula="of:=IF(OR([.$J45]=[.AH$1];[.$K45]=[.AH$1];[.$L45]=[.AH$1];[.$M45]=[.AH$1];[.$N45]);[.$A45];&quot;&quot;)">
            <text:p/>
          </table:table-cell>
          <table:table-cell table:formula="of:=IF(OR([.$J45]=[.AI$1];[.$K45]=[.AI$1];[.$L45]=[.AI$1];[.$M45]=[.AI$1];[.$N45]);[.$A45];&quot;&quot;)">
            <text:p/>
          </table:table-cell>
          <table:table-cell table:formula="of:=IF(OR([.$J45]=[.AJ$1];[.$K45]=[.AJ$1];[.$L45]=[.AJ$1];[.$M45]=[.AJ$1];[.$N45]);[.$A45];&quot;&quot;)">
            <text:p/>
          </table:table-cell>
          <table:table-cell table:formula="of:=IF(OR([.$J45]=[.AK$1];[.$K45]=[.AK$1];[.$L45]=[.AK$1];[.$M45]=[.AK$1];[.$N45]);[.$A45];&quot;&quot;)">
            <text:p/>
          </table:table-cell>
          <table:table-cell table:formula="of:=IF(OR([.$J45]=[.AL$1];[.$K45]=[.AL$1];[.$L45]=[.AL$1];[.$M45]=[.AL$1];[.$N45]);[.$A45];&quot;&quot;)">
            <text:p/>
          </table:table-cell>
          <table:table-cell table:formula="of:=IF(OR([.$J45]=[.AM$1];[.$K45]=[.AM$1];[.$L45]=[.AM$1];[.$M45]=[.AM$1];[.$N45]);[.$A45];&quot;&quot;)">
            <text:p/>
          </table:table-cell>
          <table:table-cell table:formula="of:=IF(OR([.$J45]=[.AN$1];[.$K45]=[.AN$1];[.$L45]=[.AN$1];[.$M45]=[.AN$1];[.$N45]);[.$A45];&quot;&quot;)">
            <text:p/>
          </table:table-cell>
          <table:table-cell table:formula="of:=IF(OR([.$J45]=[.AO$1];[.$K45]=[.AO$1];[.$L45]=[.AO$1];[.$M45]=[.AO$1];[.$N45]);[.$A45];&quot;&quot;)">
            <text:p/>
          </table:table-cell>
          <table:table-cell table:formula="of:=IF(OR([.$J45]=[.AP$1];[.$K45]=[.AP$1];[.$L45]=[.AP$1];[.$M45]=[.AP$1];[.$N45]);[.$A45];&quot;&quot;)">
            <text:p/>
          </table:table-cell>
          <table:table-cell table:formula="of:=IF(OR([.$J45]=[.AQ$1];[.$K45]=[.AQ$1];[.$L45]=[.AQ$1];[.$M45]=[.AQ$1];[.$N45]);[.$A45];&quot;&quot;)">
            <text:p/>
          </table:table-cell>
          <table:table-cell table:formula="of:=IF(OR([.$J45]=[.AR$1];[.$K45]=[.AR$1];[.$L45]=[.AR$1];[.$M45]=[.AR$1];[.$N45]);[.$A45];&quot;&quot;)">
            <text:p/>
          </table:table-cell>
          <table:table-cell/>
          <table:table-cell table:formula="of:=IF([.$E45]=[.AT$1];[.$A45];&quot;&quot;)">
            <text:p/>
          </table:table-cell>
          <table:table-cell table:formula="of:=IF([.$E45]=[.AU$1];[.$A45];&quot;&quot;)">
            <text:p/>
          </table:table-cell>
          <table:table-cell table:formula="of:=IF([.$E45]=[.AV$1];[.$A45];&quot;&quot;)">
            <text:p/>
          </table:table-cell>
          <table:table-cell table:formula="of:=IF([.$E45]=[.AW$1];[.$A45];&quot;&quot;)">
            <text:p/>
          </table:table-cell>
          <table:table-cell table:formula="of:=IF([.$E45]=[.AX$1];[.$A45];&quot;&quot;)">
            <text:p/>
          </table:table-cell>
          <table:table-cell table:formula="of:=IF([.$E45]=[.AY$1];[.$A45];&quot;&quot;)">
            <text:p/>
          </table:table-cell>
          <table:table-cell table:formula="of:=IF([.$E45]=[.AZ$1];[.$A45];&quot;&quot;)">
            <text:p/>
          </table:table-cell>
          <table:table-cell table:formula="of:=IF([.$E45]=[.BA$1];[.$A45];&quot;&quot;)">
            <text:p/>
          </table:table-cell>
          <table:table-cell table:formula="of:=IF([.$E45]=[.BB$1];[.$A45];&quot;&quot;)">
            <text:p/>
          </table:table-cell>
          <table:table-cell table:formula="of:=IF([.$E45]=[.BC$1];[.$A45];&quot;&quot;)">
            <text:p/>
          </table:table-cell>
          <table:table-cell table:formula="of:=IF([.$E45]=[.BD$1];[.$A45];&quot;&quot;)">
            <text:p/>
          </table:table-cell>
          <table:table-cell table:formula="of:=IF([.$E45]=[.BE$1];[.$A45];&quot;&quot;)" office:value-type="float" office:value="44" calcext:value-type="float">
            <text:p>44</text:p>
          </table:table-cell>
          <table:table-cell table:formula="of:=IF([.$E45]=[.BF$1];[.$A45];&quot;&quot;)">
            <text:p/>
          </table:table-cell>
          <table:table-cell table:formula="of:=IF([.$E45]=[.BG$1];[.$A45];&quot;&quot;)">
            <text:p/>
          </table:table-cell>
          <table:table-cell table:formula="of:=IF([.$E45]=[.BH$1];[.$A45];&quot;&quot;)">
            <text:p/>
          </table:table-cell>
          <table:table-cell table:formula="of:=IF([.$E45]=[.BI$1];[.$A45];&quot;&quot;)">
            <text:p/>
          </table:table-cell>
          <table:table-cell table:formula="of:=IF([.$E45]=[.BJ$1];[.$A45];&quot;&quot;)">
            <text:p/>
          </table:table-cell>
          <table:table-cell table:formula="of:=IF([.$E45]=[.BK$1];[.$A45];&quot;&quot;)">
            <text:p/>
          </table:table-cell>
          <table:table-cell table:formula="of:=IF([.$E45]=[.BL$1];[.$A45];&quot;&quot;)">
            <text:p/>
          </table:table-cell>
          <table:table-cell table:formula="of:=IF([.$E45]=[.BM$1];[.$A45];&quot;&quot;)">
            <text:p/>
          </table:table-cell>
          <table:table-cell table:formula="of:=IF([.$E45]=[.BN$1];[.$A45];&quot;&quot;)">
            <text:p/>
          </table:table-cell>
          <table:table-cell table:formula="of:=IF([.$E45]=[.BO$1];[.$A45];&quot;&quot;)">
            <text:p/>
          </table:table-cell>
          <table:table-cell table:formula="of:=IF([.$E45]=[.BP$1];[.$A45];&quot;&quot;)">
            <text:p/>
          </table:table-cell>
          <table:table-cell table:formula="of:=IF([.$E45]=[.BQ$1];[.$A45];&quot;&quot;)">
            <text:p/>
          </table:table-cell>
          <table:table-cell table:formula="of:=IF([.$E45]=[.BR$1];[.$A45];&quot;&quot;)">
            <text:p/>
          </table:table-cell>
          <table:table-cell table:formula="of:=IF([.$E45]=[.BS$1];[.$A45];&quot;&quot;)">
            <text:p/>
          </table:table-cell>
          <table:table-cell table:formula="of:=IF([.$E45]=[.BT$1];[.$A45];&quot;&quot;)">
            <text:p/>
          </table:table-cell>
          <table:table-cell table:formula="of:=IF([.$E45]=[.BU$1];[.$A45];&quot;&quot;)">
            <text:p/>
          </table:table-cell>
          <table:table-cell table:formula="of:=IF([.$E45]=[.BV$1];[.$A45];&quot;&quot;)">
            <text:p/>
          </table:table-cell>
          <table:table-cell table:formula="of:=IF([.$E45]=[.BW$1];[.$A45];&quot;&quot;)">
            <text:p/>
          </table:table-cell>
          <table:table-cell table:formula="of:=IF([.$E45]=[.BX$1];[.$A45];&quot;&quot;)">
            <text:p/>
          </table:table-cell>
          <table:table-cell table:formula="of:=IF([.$E45]=[.BY$1];[.$A45];&quot;&quot;)">
            <text:p/>
          </table:table-cell>
          <table:table-cell table:formula="of:=IF([.$E45]=[.BZ$1];[.$A45];&quot;&quot;)">
            <text:p/>
          </table:table-cell>
          <table:table-cell table:formula="of:=IF([.$E45]=[.CA$1];[.$A45];&quot;&quot;)">
            <text:p/>
          </table:table-cell>
          <table:table-cell table:formula="of:=IF([.$E45]=[.CB$1];[.$A45];&quot;&quot;)">
            <text:p/>
          </table:table-cell>
          <table:table-cell table:formula="of:=IF([.$E45]=[.CC$1];[.$A45];&quot;&quot;)">
            <text:p/>
          </table:table-cell>
          <table:table-cell table:formula="of:=IF([.$E45]=[.CD$1];[.$A45];&quot;&quot;)">
            <text:p/>
          </table:table-cell>
          <table:table-cell table:formula="of:=IF([.$E45]=[.CE$1];[.$A45];&quot;&quot;)">
            <text:p/>
          </table:table-cell>
          <table:table-cell table:formula="of:=IF([.$E45]=[.CF$1];[.$A45];&quot;&quot;)">
            <text:p/>
          </table:table-cell>
          <table:table-cell table:formula="of:=IF([.$E45]=[.CG$1];[.$A45];&quot;&quot;)">
            <text:p/>
          </table:table-cell>
          <table:table-cell table:formula="of:=IF([.$E45]=[.CH$1];[.$A45];&quot;&quot;)">
            <text:p/>
          </table:table-cell>
          <table:table-cell table:formula="of:=IF([.$E45]=[.CI$1];[.$A45];&quot;&quot;)">
            <text:p/>
          </table:table-cell>
          <table:table-cell table:formula="of:=IF([.$E45]=[.CJ$1];[.$A45];&quot;&quot;)">
            <text:p/>
          </table:table-cell>
          <table:table-cell table:formula="of:=IF([.$E45]=[.CK$1];[.$A45];&quot;&quot;)">
            <text:p/>
          </table:table-cell>
          <table:table-cell table:formula="of:=IF([.$E45]=[.CL$1];[.$A45];&quot;&quot;)">
            <text:p/>
          </table:table-cell>
          <table:table-cell table:formula="of:=IF([.$E45]=[.CM$1];[.$A45];&quot;&quot;)">
            <text:p/>
          </table:table-cell>
          <table:table-cell table:formula="of:=IF([.$E45]=[.CN$1];[.$A45];&quot;&quot;)">
            <text:p/>
          </table:table-cell>
          <table:table-cell table:formula="of:=IF([.$E45]=[.CO$1];[.$A45];&quot;&quot;)">
            <text:p/>
          </table:table-cell>
          <table:table-cell table:formula="of:=IF([.$E45]=[.CP$1];[.$A45];&quot;&quot;)">
            <text:p/>
          </table:table-cell>
          <table:table-cell table:formula="of:=IF([.$E45]=[.CQ$1];[.$A4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o's Your Daddy?</text:p>
          </table:table-cell>
          <table:table-cell office:value-type="string" calcext:value-type="string">
            <text:p>Martha Mitchell</text:p>
          </table:table-cell>
          <table:table-cell office:value-type="string" calcext:value-type="string">
            <text:p>Charles M. Duncan, John Mankiewicz, Lawrence Kaplow</text:p>
          </table:table-cell>
          <table:table-cell office:value-type="float" office:value="22.38" calcext:value-type="float">
            <text:p>22.38</text:p>
          </table:table-cell>
          <table:table-cell office:value-type="float" office:value="6" calcext:value-type="float">
            <text:p>6</text:p>
          </table:table-cell>
          <table:table-cell office:value-type="date" office:date-value="2006-05-16" calcext:value-type="date">
            <text:p>2006-05-16</text:p>
          </table:table-cell>
          <table:table-cell office:value-type="string" calcext:value-type="string">
            <text:p>Charles M. Duncan</text:p>
          </table:table-cell>
          <table:table-cell office:value-type="string" calcext:value-type="string">
            <text:p>John Mankiewicz</text:p>
          </table:table-cell>
          <table:table-cell office:value-type="string" calcext:value-type="string">
            <text:p>Lawrence Kaplow</text:p>
          </table:table-cell>
          <table:table-cell table:number-columns-repeated="2"/>
          <table:table-cell table:formula="of:=IF(OR([.$J46]=[.O$1];[.$K46]=[.O$1];[.$L46]=[.O$1];[.$M46]=[.O$1];[.$N46]);[.$A46];&quot;&quot;)">
            <text:p/>
          </table:table-cell>
          <table:table-cell table:formula="of:=IF(OR([.$J46]=[.P$1];[.$K46]=[.P$1];[.$L46]=[.P$1];[.$M46]=[.P$1];[.$N46]);[.$A46];&quot;&quot;)" office:value-type="float" office:value="45" calcext:value-type="float">
            <text:p>45</text:p>
          </table:table-cell>
          <table:table-cell table:formula="of:=IF(OR([.$J46]=[.Q$1];[.$K46]=[.Q$1];[.$L46]=[.Q$1];[.$M46]=[.Q$1];[.$N46]);[.$A46];&quot;&quot;)">
            <text:p/>
          </table:table-cell>
          <table:table-cell table:formula="of:=IF(OR([.$J46]=[.R$1];[.$K46]=[.R$1];[.$L46]=[.R$1];[.$M46]=[.R$1];[.$N46]);[.$A46];&quot;&quot;)">
            <text:p/>
          </table:table-cell>
          <table:table-cell table:formula="of:=IF(OR([.$J46]=[.S$1];[.$K46]=[.S$1];[.$L46]=[.S$1];[.$M46]=[.S$1];[.$N46]);[.$A46];&quot;&quot;)" office:value-type="float" office:value="45" calcext:value-type="float">
            <text:p>45</text:p>
          </table:table-cell>
          <table:table-cell table:formula="of:=IF(OR([.$J46]=[.T$1];[.$K46]=[.T$1];[.$L46]=[.T$1];[.$M46]=[.T$1];[.$N46]);[.$A46];&quot;&quot;)">
            <text:p/>
          </table:table-cell>
          <table:table-cell table:formula="of:=IF(OR([.$J46]=[.U$1];[.$K46]=[.U$1];[.$L46]=[.U$1];[.$M46]=[.U$1];[.$N46]);[.$A46];&quot;&quot;)">
            <text:p/>
          </table:table-cell>
          <table:table-cell table:formula="of:=IF(OR([.$J46]=[.V$1];[.$K46]=[.V$1];[.$L46]=[.V$1];[.$M46]=[.V$1];[.$N46]);[.$A46];&quot;&quot;)">
            <text:p/>
          </table:table-cell>
          <table:table-cell table:formula="of:=IF(OR([.$J46]=[.W$1];[.$K46]=[.W$1];[.$L46]=[.W$1];[.$M46]=[.W$1];[.$N46]);[.$A46];&quot;&quot;)">
            <text:p/>
          </table:table-cell>
          <table:table-cell table:formula="of:=IF(OR([.$J46]=[.X$1];[.$K46]=[.X$1];[.$L46]=[.X$1];[.$M46]=[.X$1];[.$N46]);[.$A46];&quot;&quot;)">
            <text:p/>
          </table:table-cell>
          <table:table-cell table:formula="of:=IF(OR([.$J46]=[.Y$1];[.$K46]=[.Y$1];[.$L46]=[.Y$1];[.$M46]=[.Y$1];[.$N46]);[.$A46];&quot;&quot;)">
            <text:p/>
          </table:table-cell>
          <table:table-cell table:formula="of:=IF(OR([.$J46]=[.Z$1];[.$K46]=[.Z$1];[.$L46]=[.Z$1];[.$M46]=[.Z$1];[.$N46]);[.$A46];&quot;&quot;)">
            <text:p/>
          </table:table-cell>
          <table:table-cell table:formula="of:=IF(OR([.$J46]=[.AA$1];[.$K46]=[.AA$1];[.$L46]=[.AA$1];[.$M46]=[.AA$1];[.$N46]);[.$A46];&quot;&quot;)">
            <text:p/>
          </table:table-cell>
          <table:table-cell table:formula="of:=IF(OR([.$J46]=[.AB$1];[.$K46]=[.AB$1];[.$L46]=[.AB$1];[.$M46]=[.AB$1];[.$N46]);[.$A46];&quot;&quot;)">
            <text:p/>
          </table:table-cell>
          <table:table-cell table:formula="of:=IF(OR([.$J46]=[.AC$1];[.$K46]=[.AC$1];[.$L46]=[.AC$1];[.$M46]=[.AC$1];[.$N46]);[.$A46];&quot;&quot;)">
            <text:p/>
          </table:table-cell>
          <table:table-cell table:formula="of:=IF(OR([.$J46]=[.AD$1];[.$K46]=[.AD$1];[.$L46]=[.AD$1];[.$M46]=[.AD$1];[.$N46]);[.$A46];&quot;&quot;)">
            <text:p/>
          </table:table-cell>
          <table:table-cell table:formula="of:=IF(OR([.$J46]=[.AE$1];[.$K46]=[.AE$1];[.$L46]=[.AE$1];[.$M46]=[.AE$1];[.$N46]);[.$A46];&quot;&quot;)">
            <text:p/>
          </table:table-cell>
          <table:table-cell table:formula="of:=IF(OR([.$J46]=[.AF$1];[.$K46]=[.AF$1];[.$L46]=[.AF$1];[.$M46]=[.AF$1];[.$N46]);[.$A46];&quot;&quot;)" office:value-type="float" office:value="45" calcext:value-type="float">
            <text:p>45</text:p>
          </table:table-cell>
          <table:table-cell table:formula="of:=IF(OR([.$J46]=[.AG$1];[.$K46]=[.AG$1];[.$L46]=[.AG$1];[.$M46]=[.AG$1];[.$N46]);[.$A46];&quot;&quot;)">
            <text:p/>
          </table:table-cell>
          <table:table-cell table:formula="of:=IF(OR([.$J46]=[.AH$1];[.$K46]=[.AH$1];[.$L46]=[.AH$1];[.$M46]=[.AH$1];[.$N46]);[.$A46];&quot;&quot;)">
            <text:p/>
          </table:table-cell>
          <table:table-cell table:formula="of:=IF(OR([.$J46]=[.AI$1];[.$K46]=[.AI$1];[.$L46]=[.AI$1];[.$M46]=[.AI$1];[.$N46]);[.$A46];&quot;&quot;)">
            <text:p/>
          </table:table-cell>
          <table:table-cell table:formula="of:=IF(OR([.$J46]=[.AJ$1];[.$K46]=[.AJ$1];[.$L46]=[.AJ$1];[.$M46]=[.AJ$1];[.$N46]);[.$A46];&quot;&quot;)">
            <text:p/>
          </table:table-cell>
          <table:table-cell table:formula="of:=IF(OR([.$J46]=[.AK$1];[.$K46]=[.AK$1];[.$L46]=[.AK$1];[.$M46]=[.AK$1];[.$N46]);[.$A46];&quot;&quot;)">
            <text:p/>
          </table:table-cell>
          <table:table-cell table:formula="of:=IF(OR([.$J46]=[.AL$1];[.$K46]=[.AL$1];[.$L46]=[.AL$1];[.$M46]=[.AL$1];[.$N46]);[.$A46];&quot;&quot;)">
            <text:p/>
          </table:table-cell>
          <table:table-cell table:formula="of:=IF(OR([.$J46]=[.AM$1];[.$K46]=[.AM$1];[.$L46]=[.AM$1];[.$M46]=[.AM$1];[.$N46]);[.$A46];&quot;&quot;)">
            <text:p/>
          </table:table-cell>
          <table:table-cell table:formula="of:=IF(OR([.$J46]=[.AN$1];[.$K46]=[.AN$1];[.$L46]=[.AN$1];[.$M46]=[.AN$1];[.$N46]);[.$A46];&quot;&quot;)">
            <text:p/>
          </table:table-cell>
          <table:table-cell table:formula="of:=IF(OR([.$J46]=[.AO$1];[.$K46]=[.AO$1];[.$L46]=[.AO$1];[.$M46]=[.AO$1];[.$N46]);[.$A46];&quot;&quot;)">
            <text:p/>
          </table:table-cell>
          <table:table-cell table:formula="of:=IF(OR([.$J46]=[.AP$1];[.$K46]=[.AP$1];[.$L46]=[.AP$1];[.$M46]=[.AP$1];[.$N46]);[.$A46];&quot;&quot;)">
            <text:p/>
          </table:table-cell>
          <table:table-cell table:formula="of:=IF(OR([.$J46]=[.AQ$1];[.$K46]=[.AQ$1];[.$L46]=[.AQ$1];[.$M46]=[.AQ$1];[.$N46]);[.$A46];&quot;&quot;)">
            <text:p/>
          </table:table-cell>
          <table:table-cell table:formula="of:=IF(OR([.$J46]=[.AR$1];[.$K46]=[.AR$1];[.$L46]=[.AR$1];[.$M46]=[.AR$1];[.$N46]);[.$A46];&quot;&quot;)">
            <text:p/>
          </table:table-cell>
          <table:table-cell/>
          <table:table-cell table:formula="of:=IF([.$E46]=[.AT$1];[.$A46];&quot;&quot;)">
            <text:p/>
          </table:table-cell>
          <table:table-cell table:formula="of:=IF([.$E46]=[.AU$1];[.$A46];&quot;&quot;)">
            <text:p/>
          </table:table-cell>
          <table:table-cell table:formula="of:=IF([.$E46]=[.AV$1];[.$A46];&quot;&quot;)">
            <text:p/>
          </table:table-cell>
          <table:table-cell table:formula="of:=IF([.$E46]=[.AW$1];[.$A46];&quot;&quot;)">
            <text:p/>
          </table:table-cell>
          <table:table-cell table:formula="of:=IF([.$E46]=[.AX$1];[.$A46];&quot;&quot;)">
            <text:p/>
          </table:table-cell>
          <table:table-cell table:formula="of:=IF([.$E46]=[.AY$1];[.$A46];&quot;&quot;)">
            <text:p/>
          </table:table-cell>
          <table:table-cell table:formula="of:=IF([.$E46]=[.AZ$1];[.$A46];&quot;&quot;)">
            <text:p/>
          </table:table-cell>
          <table:table-cell table:formula="of:=IF([.$E46]=[.BA$1];[.$A46];&quot;&quot;)">
            <text:p/>
          </table:table-cell>
          <table:table-cell table:formula="of:=IF([.$E46]=[.BB$1];[.$A46];&quot;&quot;)">
            <text:p/>
          </table:table-cell>
          <table:table-cell table:formula="of:=IF([.$E46]=[.BC$1];[.$A46];&quot;&quot;)">
            <text:p/>
          </table:table-cell>
          <table:table-cell table:formula="of:=IF([.$E46]=[.BD$1];[.$A46];&quot;&quot;)">
            <text:p/>
          </table:table-cell>
          <table:table-cell table:formula="of:=IF([.$E46]=[.BE$1];[.$A46];&quot;&quot;)">
            <text:p/>
          </table:table-cell>
          <table:table-cell table:formula="of:=IF([.$E46]=[.BF$1];[.$A46];&quot;&quot;)">
            <text:p/>
          </table:table-cell>
          <table:table-cell table:formula="of:=IF([.$E46]=[.BG$1];[.$A46];&quot;&quot;)">
            <text:p/>
          </table:table-cell>
          <table:table-cell table:formula="of:=IF([.$E46]=[.BH$1];[.$A46];&quot;&quot;)">
            <text:p/>
          </table:table-cell>
          <table:table-cell table:formula="of:=IF([.$E46]=[.BI$1];[.$A46];&quot;&quot;)">
            <text:p/>
          </table:table-cell>
          <table:table-cell table:formula="of:=IF([.$E46]=[.BJ$1];[.$A46];&quot;&quot;)">
            <text:p/>
          </table:table-cell>
          <table:table-cell table:formula="of:=IF([.$E46]=[.BK$1];[.$A46];&quot;&quot;)">
            <text:p/>
          </table:table-cell>
          <table:table-cell table:formula="of:=IF([.$E46]=[.BL$1];[.$A46];&quot;&quot;)">
            <text:p/>
          </table:table-cell>
          <table:table-cell table:formula="of:=IF([.$E46]=[.BM$1];[.$A46];&quot;&quot;)">
            <text:p/>
          </table:table-cell>
          <table:table-cell table:formula="of:=IF([.$E46]=[.BN$1];[.$A46];&quot;&quot;)">
            <text:p/>
          </table:table-cell>
          <table:table-cell table:formula="of:=IF([.$E46]=[.BO$1];[.$A46];&quot;&quot;)">
            <text:p/>
          </table:table-cell>
          <table:table-cell table:formula="of:=IF([.$E46]=[.BP$1];[.$A46];&quot;&quot;)">
            <text:p/>
          </table:table-cell>
          <table:table-cell table:formula="of:=IF([.$E46]=[.BQ$1];[.$A46];&quot;&quot;)">
            <text:p/>
          </table:table-cell>
          <table:table-cell table:formula="of:=IF([.$E46]=[.BR$1];[.$A46];&quot;&quot;)" office:value-type="float" office:value="45" calcext:value-type="float">
            <text:p>45</text:p>
          </table:table-cell>
          <table:table-cell table:formula="of:=IF([.$E46]=[.BS$1];[.$A46];&quot;&quot;)">
            <text:p/>
          </table:table-cell>
          <table:table-cell table:formula="of:=IF([.$E46]=[.BT$1];[.$A46];&quot;&quot;)">
            <text:p/>
          </table:table-cell>
          <table:table-cell table:formula="of:=IF([.$E46]=[.BU$1];[.$A46];&quot;&quot;)">
            <text:p/>
          </table:table-cell>
          <table:table-cell table:formula="of:=IF([.$E46]=[.BV$1];[.$A46];&quot;&quot;)">
            <text:p/>
          </table:table-cell>
          <table:table-cell table:formula="of:=IF([.$E46]=[.BW$1];[.$A46];&quot;&quot;)">
            <text:p/>
          </table:table-cell>
          <table:table-cell table:formula="of:=IF([.$E46]=[.BX$1];[.$A46];&quot;&quot;)">
            <text:p/>
          </table:table-cell>
          <table:table-cell table:formula="of:=IF([.$E46]=[.BY$1];[.$A46];&quot;&quot;)">
            <text:p/>
          </table:table-cell>
          <table:table-cell table:formula="of:=IF([.$E46]=[.BZ$1];[.$A46];&quot;&quot;)">
            <text:p/>
          </table:table-cell>
          <table:table-cell table:formula="of:=IF([.$E46]=[.CA$1];[.$A46];&quot;&quot;)">
            <text:p/>
          </table:table-cell>
          <table:table-cell table:formula="of:=IF([.$E46]=[.CB$1];[.$A46];&quot;&quot;)">
            <text:p/>
          </table:table-cell>
          <table:table-cell table:formula="of:=IF([.$E46]=[.CC$1];[.$A46];&quot;&quot;)">
            <text:p/>
          </table:table-cell>
          <table:table-cell table:formula="of:=IF([.$E46]=[.CD$1];[.$A46];&quot;&quot;)">
            <text:p/>
          </table:table-cell>
          <table:table-cell table:formula="of:=IF([.$E46]=[.CE$1];[.$A46];&quot;&quot;)">
            <text:p/>
          </table:table-cell>
          <table:table-cell table:formula="of:=IF([.$E46]=[.CF$1];[.$A46];&quot;&quot;)">
            <text:p/>
          </table:table-cell>
          <table:table-cell table:formula="of:=IF([.$E46]=[.CG$1];[.$A46];&quot;&quot;)">
            <text:p/>
          </table:table-cell>
          <table:table-cell table:formula="of:=IF([.$E46]=[.CH$1];[.$A46];&quot;&quot;)">
            <text:p/>
          </table:table-cell>
          <table:table-cell table:formula="of:=IF([.$E46]=[.CI$1];[.$A46];&quot;&quot;)">
            <text:p/>
          </table:table-cell>
          <table:table-cell table:formula="of:=IF([.$E46]=[.CJ$1];[.$A46];&quot;&quot;)">
            <text:p/>
          </table:table-cell>
          <table:table-cell table:formula="of:=IF([.$E46]=[.CK$1];[.$A46];&quot;&quot;)">
            <text:p/>
          </table:table-cell>
          <table:table-cell table:formula="of:=IF([.$E46]=[.CL$1];[.$A46];&quot;&quot;)">
            <text:p/>
          </table:table-cell>
          <table:table-cell table:formula="of:=IF([.$E46]=[.CM$1];[.$A46];&quot;&quot;)">
            <text:p/>
          </table:table-cell>
          <table:table-cell table:formula="of:=IF([.$E46]=[.CN$1];[.$A46];&quot;&quot;)">
            <text:p/>
          </table:table-cell>
          <table:table-cell table:formula="of:=IF([.$E46]=[.CO$1];[.$A46];&quot;&quot;)">
            <text:p/>
          </table:table-cell>
          <table:table-cell table:formula="of:=IF([.$E46]=[.CP$1];[.$A46];&quot;&quot;)">
            <text:p/>
          </table:table-cell>
          <table:table-cell table:formula="of:=IF([.$E46]=[.CQ$1];[.$A4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 Reason</text:p>
          </table:table-cell>
          <table:table-cell office:value-type="string" calcext:value-type="string">
            <text:p>David Shore</text:p>
          </table:table-cell>
          <table:table-cell office:value-type="string" calcext:value-type="string">
            <text:p>Lawrence Kaplow, David Shore</text:p>
          </table:table-cell>
          <table:table-cell office:value-type="float" office:value="25.47" calcext:value-type="float">
            <text:p>25.47</text:p>
          </table:table-cell>
          <table:table-cell office:value-type="float" office:value="3" calcext:value-type="float">
            <text:p>3</text:p>
          </table:table-cell>
          <table:table-cell office:value-type="date" office:date-value="2006-05-23" calcext:value-type="date">
            <text:p>2006-05-23</text:p>
          </table:table-cell>
          <table:table-cell office:value-type="string" calcext:value-type="string">
            <text:p>Lawrence Kaplow</text:p>
          </table:table-cell>
          <table:table-cell office:value-type="string" calcext:value-type="string">
            <text:p>David Shore</text:p>
          </table:table-cell>
          <table:table-cell table:number-columns-repeated="3"/>
          <table:table-cell table:formula="of:=IF(OR([.$J47]=[.O$1];[.$K47]=[.O$1];[.$L47]=[.O$1];[.$M47]=[.O$1];[.$N47]);[.$A47];&quot;&quot;)" office:value-type="float" office:value="46" calcext:value-type="float">
            <text:p>46</text:p>
          </table:table-cell>
          <table:table-cell table:formula="of:=IF(OR([.$J47]=[.P$1];[.$K47]=[.P$1];[.$L47]=[.P$1];[.$M47]=[.P$1];[.$N47]);[.$A47];&quot;&quot;)" office:value-type="float" office:value="46" calcext:value-type="float">
            <text:p>46</text:p>
          </table:table-cell>
          <table:table-cell table:formula="of:=IF(OR([.$J47]=[.Q$1];[.$K47]=[.Q$1];[.$L47]=[.Q$1];[.$M47]=[.Q$1];[.$N47]);[.$A47];&quot;&quot;)">
            <text:p/>
          </table:table-cell>
          <table:table-cell table:formula="of:=IF(OR([.$J47]=[.R$1];[.$K47]=[.R$1];[.$L47]=[.R$1];[.$M47]=[.R$1];[.$N47]);[.$A47];&quot;&quot;)">
            <text:p/>
          </table:table-cell>
          <table:table-cell table:formula="of:=IF(OR([.$J47]=[.S$1];[.$K47]=[.S$1];[.$L47]=[.S$1];[.$M47]=[.S$1];[.$N47]);[.$A47];&quot;&quot;)">
            <text:p/>
          </table:table-cell>
          <table:table-cell table:formula="of:=IF(OR([.$J47]=[.T$1];[.$K47]=[.T$1];[.$L47]=[.T$1];[.$M47]=[.T$1];[.$N47]);[.$A47];&quot;&quot;)">
            <text:p/>
          </table:table-cell>
          <table:table-cell table:formula="of:=IF(OR([.$J47]=[.U$1];[.$K47]=[.U$1];[.$L47]=[.U$1];[.$M47]=[.U$1];[.$N47]);[.$A47];&quot;&quot;)">
            <text:p/>
          </table:table-cell>
          <table:table-cell table:formula="of:=IF(OR([.$J47]=[.V$1];[.$K47]=[.V$1];[.$L47]=[.V$1];[.$M47]=[.V$1];[.$N47]);[.$A47];&quot;&quot;)">
            <text:p/>
          </table:table-cell>
          <table:table-cell table:formula="of:=IF(OR([.$J47]=[.W$1];[.$K47]=[.W$1];[.$L47]=[.W$1];[.$M47]=[.W$1];[.$N47]);[.$A47];&quot;&quot;)">
            <text:p/>
          </table:table-cell>
          <table:table-cell table:formula="of:=IF(OR([.$J47]=[.X$1];[.$K47]=[.X$1];[.$L47]=[.X$1];[.$M47]=[.X$1];[.$N47]);[.$A47];&quot;&quot;)">
            <text:p/>
          </table:table-cell>
          <table:table-cell table:formula="of:=IF(OR([.$J47]=[.Y$1];[.$K47]=[.Y$1];[.$L47]=[.Y$1];[.$M47]=[.Y$1];[.$N47]);[.$A47];&quot;&quot;)">
            <text:p/>
          </table:table-cell>
          <table:table-cell table:formula="of:=IF(OR([.$J47]=[.Z$1];[.$K47]=[.Z$1];[.$L47]=[.Z$1];[.$M47]=[.Z$1];[.$N47]);[.$A47];&quot;&quot;)">
            <text:p/>
          </table:table-cell>
          <table:table-cell table:formula="of:=IF(OR([.$J47]=[.AA$1];[.$K47]=[.AA$1];[.$L47]=[.AA$1];[.$M47]=[.AA$1];[.$N47]);[.$A47];&quot;&quot;)">
            <text:p/>
          </table:table-cell>
          <table:table-cell table:formula="of:=IF(OR([.$J47]=[.AB$1];[.$K47]=[.AB$1];[.$L47]=[.AB$1];[.$M47]=[.AB$1];[.$N47]);[.$A47];&quot;&quot;)">
            <text:p/>
          </table:table-cell>
          <table:table-cell table:formula="of:=IF(OR([.$J47]=[.AC$1];[.$K47]=[.AC$1];[.$L47]=[.AC$1];[.$M47]=[.AC$1];[.$N47]);[.$A47];&quot;&quot;)">
            <text:p/>
          </table:table-cell>
          <table:table-cell table:formula="of:=IF(OR([.$J47]=[.AD$1];[.$K47]=[.AD$1];[.$L47]=[.AD$1];[.$M47]=[.AD$1];[.$N47]);[.$A47];&quot;&quot;)">
            <text:p/>
          </table:table-cell>
          <table:table-cell table:formula="of:=IF(OR([.$J47]=[.AE$1];[.$K47]=[.AE$1];[.$L47]=[.AE$1];[.$M47]=[.AE$1];[.$N47]);[.$A47];&quot;&quot;)">
            <text:p/>
          </table:table-cell>
          <table:table-cell table:formula="of:=IF(OR([.$J47]=[.AF$1];[.$K47]=[.AF$1];[.$L47]=[.AF$1];[.$M47]=[.AF$1];[.$N47]);[.$A47];&quot;&quot;)">
            <text:p/>
          </table:table-cell>
          <table:table-cell table:formula="of:=IF(OR([.$J47]=[.AG$1];[.$K47]=[.AG$1];[.$L47]=[.AG$1];[.$M47]=[.AG$1];[.$N47]);[.$A47];&quot;&quot;)">
            <text:p/>
          </table:table-cell>
          <table:table-cell table:formula="of:=IF(OR([.$J47]=[.AH$1];[.$K47]=[.AH$1];[.$L47]=[.AH$1];[.$M47]=[.AH$1];[.$N47]);[.$A47];&quot;&quot;)">
            <text:p/>
          </table:table-cell>
          <table:table-cell table:formula="of:=IF(OR([.$J47]=[.AI$1];[.$K47]=[.AI$1];[.$L47]=[.AI$1];[.$M47]=[.AI$1];[.$N47]);[.$A47];&quot;&quot;)">
            <text:p/>
          </table:table-cell>
          <table:table-cell table:formula="of:=IF(OR([.$J47]=[.AJ$1];[.$K47]=[.AJ$1];[.$L47]=[.AJ$1];[.$M47]=[.AJ$1];[.$N47]);[.$A47];&quot;&quot;)">
            <text:p/>
          </table:table-cell>
          <table:table-cell table:formula="of:=IF(OR([.$J47]=[.AK$1];[.$K47]=[.AK$1];[.$L47]=[.AK$1];[.$M47]=[.AK$1];[.$N47]);[.$A47];&quot;&quot;)">
            <text:p/>
          </table:table-cell>
          <table:table-cell table:formula="of:=IF(OR([.$J47]=[.AL$1];[.$K47]=[.AL$1];[.$L47]=[.AL$1];[.$M47]=[.AL$1];[.$N47]);[.$A47];&quot;&quot;)">
            <text:p/>
          </table:table-cell>
          <table:table-cell table:formula="of:=IF(OR([.$J47]=[.AM$1];[.$K47]=[.AM$1];[.$L47]=[.AM$1];[.$M47]=[.AM$1];[.$N47]);[.$A47];&quot;&quot;)">
            <text:p/>
          </table:table-cell>
          <table:table-cell table:formula="of:=IF(OR([.$J47]=[.AN$1];[.$K47]=[.AN$1];[.$L47]=[.AN$1];[.$M47]=[.AN$1];[.$N47]);[.$A47];&quot;&quot;)">
            <text:p/>
          </table:table-cell>
          <table:table-cell table:formula="of:=IF(OR([.$J47]=[.AO$1];[.$K47]=[.AO$1];[.$L47]=[.AO$1];[.$M47]=[.AO$1];[.$N47]);[.$A47];&quot;&quot;)">
            <text:p/>
          </table:table-cell>
          <table:table-cell table:formula="of:=IF(OR([.$J47]=[.AP$1];[.$K47]=[.AP$1];[.$L47]=[.AP$1];[.$M47]=[.AP$1];[.$N47]);[.$A47];&quot;&quot;)">
            <text:p/>
          </table:table-cell>
          <table:table-cell table:formula="of:=IF(OR([.$J47]=[.AQ$1];[.$K47]=[.AQ$1];[.$L47]=[.AQ$1];[.$M47]=[.AQ$1];[.$N47]);[.$A47];&quot;&quot;)">
            <text:p/>
          </table:table-cell>
          <table:table-cell table:formula="of:=IF(OR([.$J47]=[.AR$1];[.$K47]=[.AR$1];[.$L47]=[.AR$1];[.$M47]=[.AR$1];[.$N47]);[.$A47];&quot;&quot;)">
            <text:p/>
          </table:table-cell>
          <table:table-cell/>
          <table:table-cell table:formula="of:=IF([.$E47]=[.AT$1];[.$A47];&quot;&quot;)">
            <text:p/>
          </table:table-cell>
          <table:table-cell table:formula="of:=IF([.$E47]=[.AU$1];[.$A47];&quot;&quot;)">
            <text:p/>
          </table:table-cell>
          <table:table-cell table:formula="of:=IF([.$E47]=[.AV$1];[.$A47];&quot;&quot;)">
            <text:p/>
          </table:table-cell>
          <table:table-cell table:formula="of:=IF([.$E47]=[.AW$1];[.$A47];&quot;&quot;)">
            <text:p/>
          </table:table-cell>
          <table:table-cell table:formula="of:=IF([.$E47]=[.AX$1];[.$A47];&quot;&quot;)">
            <text:p/>
          </table:table-cell>
          <table:table-cell table:formula="of:=IF([.$E47]=[.AY$1];[.$A47];&quot;&quot;)">
            <text:p/>
          </table:table-cell>
          <table:table-cell table:formula="of:=IF([.$E47]=[.AZ$1];[.$A47];&quot;&quot;)">
            <text:p/>
          </table:table-cell>
          <table:table-cell table:formula="of:=IF([.$E47]=[.BA$1];[.$A47];&quot;&quot;)">
            <text:p/>
          </table:table-cell>
          <table:table-cell table:formula="of:=IF([.$E47]=[.BB$1];[.$A47];&quot;&quot;)">
            <text:p/>
          </table:table-cell>
          <table:table-cell table:formula="of:=IF([.$E47]=[.BC$1];[.$A47];&quot;&quot;)">
            <text:p/>
          </table:table-cell>
          <table:table-cell table:formula="of:=IF([.$E47]=[.BD$1];[.$A47];&quot;&quot;)">
            <text:p/>
          </table:table-cell>
          <table:table-cell table:formula="of:=IF([.$E47]=[.BE$1];[.$A47];&quot;&quot;)">
            <text:p/>
          </table:table-cell>
          <table:table-cell table:formula="of:=IF([.$E47]=[.BF$1];[.$A47];&quot;&quot;)">
            <text:p/>
          </table:table-cell>
          <table:table-cell table:formula="of:=IF([.$E47]=[.BG$1];[.$A47];&quot;&quot;)">
            <text:p/>
          </table:table-cell>
          <table:table-cell table:formula="of:=IF([.$E47]=[.BH$1];[.$A47];&quot;&quot;)">
            <text:p/>
          </table:table-cell>
          <table:table-cell table:formula="of:=IF([.$E47]=[.BI$1];[.$A47];&quot;&quot;)">
            <text:p/>
          </table:table-cell>
          <table:table-cell table:formula="of:=IF([.$E47]=[.BJ$1];[.$A47];&quot;&quot;)">
            <text:p/>
          </table:table-cell>
          <table:table-cell table:formula="of:=IF([.$E47]=[.BK$1];[.$A47];&quot;&quot;)">
            <text:p/>
          </table:table-cell>
          <table:table-cell table:formula="of:=IF([.$E47]=[.BL$1];[.$A47];&quot;&quot;)">
            <text:p/>
          </table:table-cell>
          <table:table-cell table:formula="of:=IF([.$E47]=[.BM$1];[.$A47];&quot;&quot;)">
            <text:p/>
          </table:table-cell>
          <table:table-cell table:formula="of:=IF([.$E47]=[.BN$1];[.$A47];&quot;&quot;)">
            <text:p/>
          </table:table-cell>
          <table:table-cell table:formula="of:=IF([.$E47]=[.BO$1];[.$A47];&quot;&quot;)">
            <text:p/>
          </table:table-cell>
          <table:table-cell table:formula="of:=IF([.$E47]=[.BP$1];[.$A47];&quot;&quot;)">
            <text:p/>
          </table:table-cell>
          <table:table-cell table:formula="of:=IF([.$E47]=[.BQ$1];[.$A47];&quot;&quot;)">
            <text:p/>
          </table:table-cell>
          <table:table-cell table:formula="of:=IF([.$E47]=[.BR$1];[.$A47];&quot;&quot;)">
            <text:p/>
          </table:table-cell>
          <table:table-cell table:formula="of:=IF([.$E47]=[.BS$1];[.$A47];&quot;&quot;)" office:value-type="float" office:value="46" calcext:value-type="float">
            <text:p>46</text:p>
          </table:table-cell>
          <table:table-cell table:formula="of:=IF([.$E47]=[.BT$1];[.$A47];&quot;&quot;)">
            <text:p/>
          </table:table-cell>
          <table:table-cell table:formula="of:=IF([.$E47]=[.BU$1];[.$A47];&quot;&quot;)">
            <text:p/>
          </table:table-cell>
          <table:table-cell table:formula="of:=IF([.$E47]=[.BV$1];[.$A47];&quot;&quot;)">
            <text:p/>
          </table:table-cell>
          <table:table-cell table:formula="of:=IF([.$E47]=[.BW$1];[.$A47];&quot;&quot;)">
            <text:p/>
          </table:table-cell>
          <table:table-cell table:formula="of:=IF([.$E47]=[.BX$1];[.$A47];&quot;&quot;)">
            <text:p/>
          </table:table-cell>
          <table:table-cell table:formula="of:=IF([.$E47]=[.BY$1];[.$A47];&quot;&quot;)">
            <text:p/>
          </table:table-cell>
          <table:table-cell table:formula="of:=IF([.$E47]=[.BZ$1];[.$A47];&quot;&quot;)">
            <text:p/>
          </table:table-cell>
          <table:table-cell table:formula="of:=IF([.$E47]=[.CA$1];[.$A47];&quot;&quot;)">
            <text:p/>
          </table:table-cell>
          <table:table-cell table:formula="of:=IF([.$E47]=[.CB$1];[.$A47];&quot;&quot;)">
            <text:p/>
          </table:table-cell>
          <table:table-cell table:formula="of:=IF([.$E47]=[.CC$1];[.$A47];&quot;&quot;)">
            <text:p/>
          </table:table-cell>
          <table:table-cell table:formula="of:=IF([.$E47]=[.CD$1];[.$A47];&quot;&quot;)">
            <text:p/>
          </table:table-cell>
          <table:table-cell table:formula="of:=IF([.$E47]=[.CE$1];[.$A47];&quot;&quot;)">
            <text:p/>
          </table:table-cell>
          <table:table-cell table:formula="of:=IF([.$E47]=[.CF$1];[.$A47];&quot;&quot;)">
            <text:p/>
          </table:table-cell>
          <table:table-cell table:formula="of:=IF([.$E47]=[.CG$1];[.$A47];&quot;&quot;)">
            <text:p/>
          </table:table-cell>
          <table:table-cell table:formula="of:=IF([.$E47]=[.CH$1];[.$A47];&quot;&quot;)">
            <text:p/>
          </table:table-cell>
          <table:table-cell table:formula="of:=IF([.$E47]=[.CI$1];[.$A47];&quot;&quot;)">
            <text:p/>
          </table:table-cell>
          <table:table-cell table:formula="of:=IF([.$E47]=[.CJ$1];[.$A47];&quot;&quot;)">
            <text:p/>
          </table:table-cell>
          <table:table-cell table:formula="of:=IF([.$E47]=[.CK$1];[.$A47];&quot;&quot;)">
            <text:p/>
          </table:table-cell>
          <table:table-cell table:formula="of:=IF([.$E47]=[.CL$1];[.$A47];&quot;&quot;)">
            <text:p/>
          </table:table-cell>
          <table:table-cell table:formula="of:=IF([.$E47]=[.CM$1];[.$A47];&quot;&quot;)">
            <text:p/>
          </table:table-cell>
          <table:table-cell table:formula="of:=IF([.$E47]=[.CN$1];[.$A47];&quot;&quot;)">
            <text:p/>
          </table:table-cell>
          <table:table-cell table:formula="of:=IF([.$E47]=[.CO$1];[.$A47];&quot;&quot;)">
            <text:p/>
          </table:table-cell>
          <table:table-cell table:formula="of:=IF([.$E47]=[.CP$1];[.$A47];&quot;&quot;)">
            <text:p/>
          </table:table-cell>
          <table:table-cell table:formula="of:=IF([.$E47]=[.CQ$1];[.$A4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Russel Friend, Garrett Lerner, Lawrence Kaplow, David Shore</text:p>
          </table:table-cell>
          <table:table-cell office:value-type="float" office:value="19.55" calcext:value-type="float">
            <text:p>19.55</text:p>
          </table:table-cell>
          <table:table-cell office:value-type="float" office:value="2" calcext:value-type="float">
            <text:p>2</text:p>
          </table:table-cell>
          <table:table-cell office:value-type="date" office:date-value="2006-09-05" calcext:value-type="date">
            <text:p>2006-09-05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Lawrence Kaplow</text:p>
          </table:table-cell>
          <table:table-cell office:value-type="string" calcext:value-type="string">
            <text:p>David Shore</text:p>
          </table:table-cell>
          <table:table-cell/>
          <table:table-cell table:formula="of:=IF(OR([.$J48]=[.O$1];[.$K48]=[.O$1];[.$L48]=[.O$1];[.$M48]=[.O$1];[.$N48]);[.$A48];&quot;&quot;)" office:value-type="float" office:value="47" calcext:value-type="float">
            <text:p>47</text:p>
          </table:table-cell>
          <table:table-cell table:formula="of:=IF(OR([.$J48]=[.P$1];[.$K48]=[.P$1];[.$L48]=[.P$1];[.$M48]=[.P$1];[.$N48]);[.$A48];&quot;&quot;)" office:value-type="float" office:value="47" calcext:value-type="float">
            <text:p>47</text:p>
          </table:table-cell>
          <table:table-cell table:formula="of:=IF(OR([.$J48]=[.Q$1];[.$K48]=[.Q$1];[.$L48]=[.Q$1];[.$M48]=[.Q$1];[.$N48]);[.$A48];&quot;&quot;)">
            <text:p/>
          </table:table-cell>
          <table:table-cell table:formula="of:=IF(OR([.$J48]=[.R$1];[.$K48]=[.R$1];[.$L48]=[.R$1];[.$M48]=[.R$1];[.$N48]);[.$A48];&quot;&quot;)">
            <text:p/>
          </table:table-cell>
          <table:table-cell table:formula="of:=IF(OR([.$J48]=[.S$1];[.$K48]=[.S$1];[.$L48]=[.S$1];[.$M48]=[.S$1];[.$N48]);[.$A48];&quot;&quot;)">
            <text:p/>
          </table:table-cell>
          <table:table-cell table:formula="of:=IF(OR([.$J48]=[.T$1];[.$K48]=[.T$1];[.$L48]=[.T$1];[.$M48]=[.T$1];[.$N48]);[.$A48];&quot;&quot;)">
            <text:p/>
          </table:table-cell>
          <table:table-cell table:formula="of:=IF(OR([.$J48]=[.U$1];[.$K48]=[.U$1];[.$L48]=[.U$1];[.$M48]=[.U$1];[.$N48]);[.$A48];&quot;&quot;)">
            <text:p/>
          </table:table-cell>
          <table:table-cell table:formula="of:=IF(OR([.$J48]=[.V$1];[.$K48]=[.V$1];[.$L48]=[.V$1];[.$M48]=[.V$1];[.$N48]);[.$A48];&quot;&quot;)">
            <text:p/>
          </table:table-cell>
          <table:table-cell table:formula="of:=IF(OR([.$J48]=[.W$1];[.$K48]=[.W$1];[.$L48]=[.W$1];[.$M48]=[.W$1];[.$N48]);[.$A48];&quot;&quot;)">
            <text:p/>
          </table:table-cell>
          <table:table-cell table:formula="of:=IF(OR([.$J48]=[.X$1];[.$K48]=[.X$1];[.$L48]=[.X$1];[.$M48]=[.X$1];[.$N48]);[.$A48];&quot;&quot;)" office:value-type="float" office:value="47" calcext:value-type="float">
            <text:p>47</text:p>
          </table:table-cell>
          <table:table-cell table:formula="of:=IF(OR([.$J48]=[.Y$1];[.$K48]=[.Y$1];[.$L48]=[.Y$1];[.$M48]=[.Y$1];[.$N48]);[.$A48];&quot;&quot;)" office:value-type="float" office:value="47" calcext:value-type="float">
            <text:p>47</text:p>
          </table:table-cell>
          <table:table-cell table:formula="of:=IF(OR([.$J48]=[.Z$1];[.$K48]=[.Z$1];[.$L48]=[.Z$1];[.$M48]=[.Z$1];[.$N48]);[.$A48];&quot;&quot;)">
            <text:p/>
          </table:table-cell>
          <table:table-cell table:formula="of:=IF(OR([.$J48]=[.AA$1];[.$K48]=[.AA$1];[.$L48]=[.AA$1];[.$M48]=[.AA$1];[.$N48]);[.$A48];&quot;&quot;)">
            <text:p/>
          </table:table-cell>
          <table:table-cell table:formula="of:=IF(OR([.$J48]=[.AB$1];[.$K48]=[.AB$1];[.$L48]=[.AB$1];[.$M48]=[.AB$1];[.$N48]);[.$A48];&quot;&quot;)">
            <text:p/>
          </table:table-cell>
          <table:table-cell table:formula="of:=IF(OR([.$J48]=[.AC$1];[.$K48]=[.AC$1];[.$L48]=[.AC$1];[.$M48]=[.AC$1];[.$N48]);[.$A48];&quot;&quot;)">
            <text:p/>
          </table:table-cell>
          <table:table-cell table:formula="of:=IF(OR([.$J48]=[.AD$1];[.$K48]=[.AD$1];[.$L48]=[.AD$1];[.$M48]=[.AD$1];[.$N48]);[.$A48];&quot;&quot;)">
            <text:p/>
          </table:table-cell>
          <table:table-cell table:formula="of:=IF(OR([.$J48]=[.AE$1];[.$K48]=[.AE$1];[.$L48]=[.AE$1];[.$M48]=[.AE$1];[.$N48]);[.$A48];&quot;&quot;)">
            <text:p/>
          </table:table-cell>
          <table:table-cell table:formula="of:=IF(OR([.$J48]=[.AF$1];[.$K48]=[.AF$1];[.$L48]=[.AF$1];[.$M48]=[.AF$1];[.$N48]);[.$A48];&quot;&quot;)">
            <text:p/>
          </table:table-cell>
          <table:table-cell table:formula="of:=IF(OR([.$J48]=[.AG$1];[.$K48]=[.AG$1];[.$L48]=[.AG$1];[.$M48]=[.AG$1];[.$N48]);[.$A48];&quot;&quot;)">
            <text:p/>
          </table:table-cell>
          <table:table-cell table:formula="of:=IF(OR([.$J48]=[.AH$1];[.$K48]=[.AH$1];[.$L48]=[.AH$1];[.$M48]=[.AH$1];[.$N48]);[.$A48];&quot;&quot;)">
            <text:p/>
          </table:table-cell>
          <table:table-cell table:formula="of:=IF(OR([.$J48]=[.AI$1];[.$K48]=[.AI$1];[.$L48]=[.AI$1];[.$M48]=[.AI$1];[.$N48]);[.$A48];&quot;&quot;)">
            <text:p/>
          </table:table-cell>
          <table:table-cell table:formula="of:=IF(OR([.$J48]=[.AJ$1];[.$K48]=[.AJ$1];[.$L48]=[.AJ$1];[.$M48]=[.AJ$1];[.$N48]);[.$A48];&quot;&quot;)">
            <text:p/>
          </table:table-cell>
          <table:table-cell table:formula="of:=IF(OR([.$J48]=[.AK$1];[.$K48]=[.AK$1];[.$L48]=[.AK$1];[.$M48]=[.AK$1];[.$N48]);[.$A48];&quot;&quot;)">
            <text:p/>
          </table:table-cell>
          <table:table-cell table:formula="of:=IF(OR([.$J48]=[.AL$1];[.$K48]=[.AL$1];[.$L48]=[.AL$1];[.$M48]=[.AL$1];[.$N48]);[.$A48];&quot;&quot;)">
            <text:p/>
          </table:table-cell>
          <table:table-cell table:formula="of:=IF(OR([.$J48]=[.AM$1];[.$K48]=[.AM$1];[.$L48]=[.AM$1];[.$M48]=[.AM$1];[.$N48]);[.$A48];&quot;&quot;)">
            <text:p/>
          </table:table-cell>
          <table:table-cell table:formula="of:=IF(OR([.$J48]=[.AN$1];[.$K48]=[.AN$1];[.$L48]=[.AN$1];[.$M48]=[.AN$1];[.$N48]);[.$A48];&quot;&quot;)">
            <text:p/>
          </table:table-cell>
          <table:table-cell table:formula="of:=IF(OR([.$J48]=[.AO$1];[.$K48]=[.AO$1];[.$L48]=[.AO$1];[.$M48]=[.AO$1];[.$N48]);[.$A48];&quot;&quot;)">
            <text:p/>
          </table:table-cell>
          <table:table-cell table:formula="of:=IF(OR([.$J48]=[.AP$1];[.$K48]=[.AP$1];[.$L48]=[.AP$1];[.$M48]=[.AP$1];[.$N48]);[.$A48];&quot;&quot;)">
            <text:p/>
          </table:table-cell>
          <table:table-cell table:formula="of:=IF(OR([.$J48]=[.AQ$1];[.$K48]=[.AQ$1];[.$L48]=[.AQ$1];[.$M48]=[.AQ$1];[.$N48]);[.$A48];&quot;&quot;)">
            <text:p/>
          </table:table-cell>
          <table:table-cell table:formula="of:=IF(OR([.$J48]=[.AR$1];[.$K48]=[.AR$1];[.$L48]=[.AR$1];[.$M48]=[.AR$1];[.$N48]);[.$A48];&quot;&quot;)">
            <text:p/>
          </table:table-cell>
          <table:table-cell/>
          <table:table-cell table:formula="of:=IF([.$E48]=[.AT$1];[.$A48];&quot;&quot;)">
            <text:p/>
          </table:table-cell>
          <table:table-cell table:formula="of:=IF([.$E48]=[.AU$1];[.$A48];&quot;&quot;)">
            <text:p/>
          </table:table-cell>
          <table:table-cell table:formula="of:=IF([.$E48]=[.AV$1];[.$A48];&quot;&quot;)">
            <text:p/>
          </table:table-cell>
          <table:table-cell table:formula="of:=IF([.$E48]=[.AW$1];[.$A48];&quot;&quot;)">
            <text:p/>
          </table:table-cell>
          <table:table-cell table:formula="of:=IF([.$E48]=[.AX$1];[.$A48];&quot;&quot;)">
            <text:p/>
          </table:table-cell>
          <table:table-cell table:formula="of:=IF([.$E48]=[.AY$1];[.$A48];&quot;&quot;)">
            <text:p/>
          </table:table-cell>
          <table:table-cell table:formula="of:=IF([.$E48]=[.AZ$1];[.$A48];&quot;&quot;)">
            <text:p/>
          </table:table-cell>
          <table:table-cell table:formula="of:=IF([.$E48]=[.BA$1];[.$A48];&quot;&quot;)">
            <text:p/>
          </table:table-cell>
          <table:table-cell table:formula="of:=IF([.$E48]=[.BB$1];[.$A48];&quot;&quot;)">
            <text:p/>
          </table:table-cell>
          <table:table-cell table:formula="of:=IF([.$E48]=[.BC$1];[.$A48];&quot;&quot;)">
            <text:p/>
          </table:table-cell>
          <table:table-cell table:formula="of:=IF([.$E48]=[.BD$1];[.$A48];&quot;&quot;)">
            <text:p/>
          </table:table-cell>
          <table:table-cell table:formula="of:=IF([.$E48]=[.BE$1];[.$A48];&quot;&quot;)">
            <text:p/>
          </table:table-cell>
          <table:table-cell table:formula="of:=IF([.$E48]=[.BF$1];[.$A48];&quot;&quot;)">
            <text:p/>
          </table:table-cell>
          <table:table-cell table:formula="of:=IF([.$E48]=[.BG$1];[.$A48];&quot;&quot;)">
            <text:p/>
          </table:table-cell>
          <table:table-cell table:formula="of:=IF([.$E48]=[.BH$1];[.$A48];&quot;&quot;)">
            <text:p/>
          </table:table-cell>
          <table:table-cell table:formula="of:=IF([.$E48]=[.BI$1];[.$A48];&quot;&quot;)">
            <text:p/>
          </table:table-cell>
          <table:table-cell table:formula="of:=IF([.$E48]=[.BJ$1];[.$A48];&quot;&quot;)" office:value-type="float" office:value="47" calcext:value-type="float">
            <text:p>47</text:p>
          </table:table-cell>
          <table:table-cell table:formula="of:=IF([.$E48]=[.BK$1];[.$A48];&quot;&quot;)">
            <text:p/>
          </table:table-cell>
          <table:table-cell table:formula="of:=IF([.$E48]=[.BL$1];[.$A48];&quot;&quot;)">
            <text:p/>
          </table:table-cell>
          <table:table-cell table:formula="of:=IF([.$E48]=[.BM$1];[.$A48];&quot;&quot;)">
            <text:p/>
          </table:table-cell>
          <table:table-cell table:formula="of:=IF([.$E48]=[.BN$1];[.$A48];&quot;&quot;)">
            <text:p/>
          </table:table-cell>
          <table:table-cell table:formula="of:=IF([.$E48]=[.BO$1];[.$A48];&quot;&quot;)">
            <text:p/>
          </table:table-cell>
          <table:table-cell table:formula="of:=IF([.$E48]=[.BP$1];[.$A48];&quot;&quot;)">
            <text:p/>
          </table:table-cell>
          <table:table-cell table:formula="of:=IF([.$E48]=[.BQ$1];[.$A48];&quot;&quot;)">
            <text:p/>
          </table:table-cell>
          <table:table-cell table:formula="of:=IF([.$E48]=[.BR$1];[.$A48];&quot;&quot;)">
            <text:p/>
          </table:table-cell>
          <table:table-cell table:formula="of:=IF([.$E48]=[.BS$1];[.$A48];&quot;&quot;)">
            <text:p/>
          </table:table-cell>
          <table:table-cell table:formula="of:=IF([.$E48]=[.BT$1];[.$A48];&quot;&quot;)">
            <text:p/>
          </table:table-cell>
          <table:table-cell table:formula="of:=IF([.$E48]=[.BU$1];[.$A48];&quot;&quot;)">
            <text:p/>
          </table:table-cell>
          <table:table-cell table:formula="of:=IF([.$E48]=[.BV$1];[.$A48];&quot;&quot;)">
            <text:p/>
          </table:table-cell>
          <table:table-cell table:formula="of:=IF([.$E48]=[.BW$1];[.$A48];&quot;&quot;)">
            <text:p/>
          </table:table-cell>
          <table:table-cell table:formula="of:=IF([.$E48]=[.BX$1];[.$A48];&quot;&quot;)">
            <text:p/>
          </table:table-cell>
          <table:table-cell table:formula="of:=IF([.$E48]=[.BY$1];[.$A48];&quot;&quot;)">
            <text:p/>
          </table:table-cell>
          <table:table-cell table:formula="of:=IF([.$E48]=[.BZ$1];[.$A48];&quot;&quot;)">
            <text:p/>
          </table:table-cell>
          <table:table-cell table:formula="of:=IF([.$E48]=[.CA$1];[.$A48];&quot;&quot;)">
            <text:p/>
          </table:table-cell>
          <table:table-cell table:formula="of:=IF([.$E48]=[.CB$1];[.$A48];&quot;&quot;)">
            <text:p/>
          </table:table-cell>
          <table:table-cell table:formula="of:=IF([.$E48]=[.CC$1];[.$A48];&quot;&quot;)">
            <text:p/>
          </table:table-cell>
          <table:table-cell table:formula="of:=IF([.$E48]=[.CD$1];[.$A48];&quot;&quot;)">
            <text:p/>
          </table:table-cell>
          <table:table-cell table:formula="of:=IF([.$E48]=[.CE$1];[.$A48];&quot;&quot;)">
            <text:p/>
          </table:table-cell>
          <table:table-cell table:formula="of:=IF([.$E48]=[.CF$1];[.$A48];&quot;&quot;)">
            <text:p/>
          </table:table-cell>
          <table:table-cell table:formula="of:=IF([.$E48]=[.CG$1];[.$A48];&quot;&quot;)">
            <text:p/>
          </table:table-cell>
          <table:table-cell table:formula="of:=IF([.$E48]=[.CH$1];[.$A48];&quot;&quot;)">
            <text:p/>
          </table:table-cell>
          <table:table-cell table:formula="of:=IF([.$E48]=[.CI$1];[.$A48];&quot;&quot;)">
            <text:p/>
          </table:table-cell>
          <table:table-cell table:formula="of:=IF([.$E48]=[.CJ$1];[.$A48];&quot;&quot;)">
            <text:p/>
          </table:table-cell>
          <table:table-cell table:formula="of:=IF([.$E48]=[.CK$1];[.$A48];&quot;&quot;)">
            <text:p/>
          </table:table-cell>
          <table:table-cell table:formula="of:=IF([.$E48]=[.CL$1];[.$A48];&quot;&quot;)">
            <text:p/>
          </table:table-cell>
          <table:table-cell table:formula="of:=IF([.$E48]=[.CM$1];[.$A48];&quot;&quot;)">
            <text:p/>
          </table:table-cell>
          <table:table-cell table:formula="of:=IF([.$E48]=[.CN$1];[.$A48];&quot;&quot;)">
            <text:p/>
          </table:table-cell>
          <table:table-cell table:formula="of:=IF([.$E48]=[.CO$1];[.$A48];&quot;&quot;)">
            <text:p/>
          </table:table-cell>
          <table:table-cell table:formula="of:=IF([.$E48]=[.CP$1];[.$A48];&quot;&quot;)">
            <text:p/>
          </table:table-cell>
          <table:table-cell table:formula="of:=IF([.$E48]=[.CQ$1];[.$A4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e and Able</text:p>
          </table:table-cell>
          <table:table-cell office:value-type="string" calcext:value-type="string">
            <text:p>Daniel Sackheim</text:p>
          </table:table-cell>
          <table:table-cell office:value-type="string" calcext:value-type="string">
            <text:p>Russel Friend, Garrett Lerner, Lawrence Kaplow, David Shore</text:p>
          </table:table-cell>
          <table:table-cell office:value-type="float" office:value="15.74" calcext:value-type="float">
            <text:p>15.74</text:p>
          </table:table-cell>
          <table:table-cell office:value-type="float" office:value="14" calcext:value-type="float">
            <text:p>14</text:p>
          </table:table-cell>
          <table:table-cell office:value-type="date" office:date-value="2006-09-12" calcext:value-type="date">
            <text:p>2006-09-12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Lawrence Kaplow</text:p>
          </table:table-cell>
          <table:table-cell office:value-type="string" calcext:value-type="string">
            <text:p>David Shore</text:p>
          </table:table-cell>
          <table:table-cell/>
          <table:table-cell table:formula="of:=IF(OR([.$J49]=[.O$1];[.$K49]=[.O$1];[.$L49]=[.O$1];[.$M49]=[.O$1];[.$N49]);[.$A49];&quot;&quot;)" office:value-type="float" office:value="48" calcext:value-type="float">
            <text:p>48</text:p>
          </table:table-cell>
          <table:table-cell table:formula="of:=IF(OR([.$J49]=[.P$1];[.$K49]=[.P$1];[.$L49]=[.P$1];[.$M49]=[.P$1];[.$N49]);[.$A49];&quot;&quot;)" office:value-type="float" office:value="48" calcext:value-type="float">
            <text:p>48</text:p>
          </table:table-cell>
          <table:table-cell table:formula="of:=IF(OR([.$J49]=[.Q$1];[.$K49]=[.Q$1];[.$L49]=[.Q$1];[.$M49]=[.Q$1];[.$N49]);[.$A49];&quot;&quot;)">
            <text:p/>
          </table:table-cell>
          <table:table-cell table:formula="of:=IF(OR([.$J49]=[.R$1];[.$K49]=[.R$1];[.$L49]=[.R$1];[.$M49]=[.R$1];[.$N49]);[.$A49];&quot;&quot;)">
            <text:p/>
          </table:table-cell>
          <table:table-cell table:formula="of:=IF(OR([.$J49]=[.S$1];[.$K49]=[.S$1];[.$L49]=[.S$1];[.$M49]=[.S$1];[.$N49]);[.$A49];&quot;&quot;)">
            <text:p/>
          </table:table-cell>
          <table:table-cell table:formula="of:=IF(OR([.$J49]=[.T$1];[.$K49]=[.T$1];[.$L49]=[.T$1];[.$M49]=[.T$1];[.$N49]);[.$A49];&quot;&quot;)">
            <text:p/>
          </table:table-cell>
          <table:table-cell table:formula="of:=IF(OR([.$J49]=[.U$1];[.$K49]=[.U$1];[.$L49]=[.U$1];[.$M49]=[.U$1];[.$N49]);[.$A49];&quot;&quot;)">
            <text:p/>
          </table:table-cell>
          <table:table-cell table:formula="of:=IF(OR([.$J49]=[.V$1];[.$K49]=[.V$1];[.$L49]=[.V$1];[.$M49]=[.V$1];[.$N49]);[.$A49];&quot;&quot;)">
            <text:p/>
          </table:table-cell>
          <table:table-cell table:formula="of:=IF(OR([.$J49]=[.W$1];[.$K49]=[.W$1];[.$L49]=[.W$1];[.$M49]=[.W$1];[.$N49]);[.$A49];&quot;&quot;)">
            <text:p/>
          </table:table-cell>
          <table:table-cell table:formula="of:=IF(OR([.$J49]=[.X$1];[.$K49]=[.X$1];[.$L49]=[.X$1];[.$M49]=[.X$1];[.$N49]);[.$A49];&quot;&quot;)" office:value-type="float" office:value="48" calcext:value-type="float">
            <text:p>48</text:p>
          </table:table-cell>
          <table:table-cell table:formula="of:=IF(OR([.$J49]=[.Y$1];[.$K49]=[.Y$1];[.$L49]=[.Y$1];[.$M49]=[.Y$1];[.$N49]);[.$A49];&quot;&quot;)" office:value-type="float" office:value="48" calcext:value-type="float">
            <text:p>48</text:p>
          </table:table-cell>
          <table:table-cell table:formula="of:=IF(OR([.$J49]=[.Z$1];[.$K49]=[.Z$1];[.$L49]=[.Z$1];[.$M49]=[.Z$1];[.$N49]);[.$A49];&quot;&quot;)">
            <text:p/>
          </table:table-cell>
          <table:table-cell table:formula="of:=IF(OR([.$J49]=[.AA$1];[.$K49]=[.AA$1];[.$L49]=[.AA$1];[.$M49]=[.AA$1];[.$N49]);[.$A49];&quot;&quot;)">
            <text:p/>
          </table:table-cell>
          <table:table-cell table:formula="of:=IF(OR([.$J49]=[.AB$1];[.$K49]=[.AB$1];[.$L49]=[.AB$1];[.$M49]=[.AB$1];[.$N49]);[.$A49];&quot;&quot;)">
            <text:p/>
          </table:table-cell>
          <table:table-cell table:formula="of:=IF(OR([.$J49]=[.AC$1];[.$K49]=[.AC$1];[.$L49]=[.AC$1];[.$M49]=[.AC$1];[.$N49]);[.$A49];&quot;&quot;)">
            <text:p/>
          </table:table-cell>
          <table:table-cell table:formula="of:=IF(OR([.$J49]=[.AD$1];[.$K49]=[.AD$1];[.$L49]=[.AD$1];[.$M49]=[.AD$1];[.$N49]);[.$A49];&quot;&quot;)">
            <text:p/>
          </table:table-cell>
          <table:table-cell table:formula="of:=IF(OR([.$J49]=[.AE$1];[.$K49]=[.AE$1];[.$L49]=[.AE$1];[.$M49]=[.AE$1];[.$N49]);[.$A49];&quot;&quot;)">
            <text:p/>
          </table:table-cell>
          <table:table-cell table:formula="of:=IF(OR([.$J49]=[.AF$1];[.$K49]=[.AF$1];[.$L49]=[.AF$1];[.$M49]=[.AF$1];[.$N49]);[.$A49];&quot;&quot;)">
            <text:p/>
          </table:table-cell>
          <table:table-cell table:formula="of:=IF(OR([.$J49]=[.AG$1];[.$K49]=[.AG$1];[.$L49]=[.AG$1];[.$M49]=[.AG$1];[.$N49]);[.$A49];&quot;&quot;)">
            <text:p/>
          </table:table-cell>
          <table:table-cell table:formula="of:=IF(OR([.$J49]=[.AH$1];[.$K49]=[.AH$1];[.$L49]=[.AH$1];[.$M49]=[.AH$1];[.$N49]);[.$A49];&quot;&quot;)">
            <text:p/>
          </table:table-cell>
          <table:table-cell table:formula="of:=IF(OR([.$J49]=[.AI$1];[.$K49]=[.AI$1];[.$L49]=[.AI$1];[.$M49]=[.AI$1];[.$N49]);[.$A49];&quot;&quot;)">
            <text:p/>
          </table:table-cell>
          <table:table-cell table:formula="of:=IF(OR([.$J49]=[.AJ$1];[.$K49]=[.AJ$1];[.$L49]=[.AJ$1];[.$M49]=[.AJ$1];[.$N49]);[.$A49];&quot;&quot;)">
            <text:p/>
          </table:table-cell>
          <table:table-cell table:formula="of:=IF(OR([.$J49]=[.AK$1];[.$K49]=[.AK$1];[.$L49]=[.AK$1];[.$M49]=[.AK$1];[.$N49]);[.$A49];&quot;&quot;)">
            <text:p/>
          </table:table-cell>
          <table:table-cell table:formula="of:=IF(OR([.$J49]=[.AL$1];[.$K49]=[.AL$1];[.$L49]=[.AL$1];[.$M49]=[.AL$1];[.$N49]);[.$A49];&quot;&quot;)">
            <text:p/>
          </table:table-cell>
          <table:table-cell table:formula="of:=IF(OR([.$J49]=[.AM$1];[.$K49]=[.AM$1];[.$L49]=[.AM$1];[.$M49]=[.AM$1];[.$N49]);[.$A49];&quot;&quot;)">
            <text:p/>
          </table:table-cell>
          <table:table-cell table:formula="of:=IF(OR([.$J49]=[.AN$1];[.$K49]=[.AN$1];[.$L49]=[.AN$1];[.$M49]=[.AN$1];[.$N49]);[.$A49];&quot;&quot;)">
            <text:p/>
          </table:table-cell>
          <table:table-cell table:formula="of:=IF(OR([.$J49]=[.AO$1];[.$K49]=[.AO$1];[.$L49]=[.AO$1];[.$M49]=[.AO$1];[.$N49]);[.$A49];&quot;&quot;)">
            <text:p/>
          </table:table-cell>
          <table:table-cell table:formula="of:=IF(OR([.$J49]=[.AP$1];[.$K49]=[.AP$1];[.$L49]=[.AP$1];[.$M49]=[.AP$1];[.$N49]);[.$A49];&quot;&quot;)">
            <text:p/>
          </table:table-cell>
          <table:table-cell table:formula="of:=IF(OR([.$J49]=[.AQ$1];[.$K49]=[.AQ$1];[.$L49]=[.AQ$1];[.$M49]=[.AQ$1];[.$N49]);[.$A49];&quot;&quot;)">
            <text:p/>
          </table:table-cell>
          <table:table-cell table:formula="of:=IF(OR([.$J49]=[.AR$1];[.$K49]=[.AR$1];[.$L49]=[.AR$1];[.$M49]=[.AR$1];[.$N49]);[.$A49];&quot;&quot;)">
            <text:p/>
          </table:table-cell>
          <table:table-cell/>
          <table:table-cell table:formula="of:=IF([.$E49]=[.AT$1];[.$A49];&quot;&quot;)">
            <text:p/>
          </table:table-cell>
          <table:table-cell table:formula="of:=IF([.$E49]=[.AU$1];[.$A49];&quot;&quot;)">
            <text:p/>
          </table:table-cell>
          <table:table-cell table:formula="of:=IF([.$E49]=[.AV$1];[.$A49];&quot;&quot;)">
            <text:p/>
          </table:table-cell>
          <table:table-cell table:formula="of:=IF([.$E49]=[.AW$1];[.$A49];&quot;&quot;)">
            <text:p/>
          </table:table-cell>
          <table:table-cell table:formula="of:=IF([.$E49]=[.AX$1];[.$A49];&quot;&quot;)">
            <text:p/>
          </table:table-cell>
          <table:table-cell table:formula="of:=IF([.$E49]=[.AY$1];[.$A49];&quot;&quot;)">
            <text:p/>
          </table:table-cell>
          <table:table-cell table:formula="of:=IF([.$E49]=[.AZ$1];[.$A49];&quot;&quot;)">
            <text:p/>
          </table:table-cell>
          <table:table-cell table:formula="of:=IF([.$E49]=[.BA$1];[.$A49];&quot;&quot;)">
            <text:p/>
          </table:table-cell>
          <table:table-cell table:formula="of:=IF([.$E49]=[.BB$1];[.$A49];&quot;&quot;)">
            <text:p/>
          </table:table-cell>
          <table:table-cell table:formula="of:=IF([.$E49]=[.BC$1];[.$A49];&quot;&quot;)">
            <text:p/>
          </table:table-cell>
          <table:table-cell table:formula="of:=IF([.$E49]=[.BD$1];[.$A49];&quot;&quot;)">
            <text:p/>
          </table:table-cell>
          <table:table-cell table:formula="of:=IF([.$E49]=[.BE$1];[.$A49];&quot;&quot;)" office:value-type="float" office:value="48" calcext:value-type="float">
            <text:p>48</text:p>
          </table:table-cell>
          <table:table-cell table:formula="of:=IF([.$E49]=[.BF$1];[.$A49];&quot;&quot;)">
            <text:p/>
          </table:table-cell>
          <table:table-cell table:formula="of:=IF([.$E49]=[.BG$1];[.$A49];&quot;&quot;)">
            <text:p/>
          </table:table-cell>
          <table:table-cell table:formula="of:=IF([.$E49]=[.BH$1];[.$A49];&quot;&quot;)">
            <text:p/>
          </table:table-cell>
          <table:table-cell table:formula="of:=IF([.$E49]=[.BI$1];[.$A49];&quot;&quot;)">
            <text:p/>
          </table:table-cell>
          <table:table-cell table:formula="of:=IF([.$E49]=[.BJ$1];[.$A49];&quot;&quot;)">
            <text:p/>
          </table:table-cell>
          <table:table-cell table:formula="of:=IF([.$E49]=[.BK$1];[.$A49];&quot;&quot;)">
            <text:p/>
          </table:table-cell>
          <table:table-cell table:formula="of:=IF([.$E49]=[.BL$1];[.$A49];&quot;&quot;)">
            <text:p/>
          </table:table-cell>
          <table:table-cell table:formula="of:=IF([.$E49]=[.BM$1];[.$A49];&quot;&quot;)">
            <text:p/>
          </table:table-cell>
          <table:table-cell table:formula="of:=IF([.$E49]=[.BN$1];[.$A49];&quot;&quot;)">
            <text:p/>
          </table:table-cell>
          <table:table-cell table:formula="of:=IF([.$E49]=[.BO$1];[.$A49];&quot;&quot;)">
            <text:p/>
          </table:table-cell>
          <table:table-cell table:formula="of:=IF([.$E49]=[.BP$1];[.$A49];&quot;&quot;)">
            <text:p/>
          </table:table-cell>
          <table:table-cell table:formula="of:=IF([.$E49]=[.BQ$1];[.$A49];&quot;&quot;)">
            <text:p/>
          </table:table-cell>
          <table:table-cell table:formula="of:=IF([.$E49]=[.BR$1];[.$A49];&quot;&quot;)">
            <text:p/>
          </table:table-cell>
          <table:table-cell table:formula="of:=IF([.$E49]=[.BS$1];[.$A49];&quot;&quot;)">
            <text:p/>
          </table:table-cell>
          <table:table-cell table:formula="of:=IF([.$E49]=[.BT$1];[.$A49];&quot;&quot;)">
            <text:p/>
          </table:table-cell>
          <table:table-cell table:formula="of:=IF([.$E49]=[.BU$1];[.$A49];&quot;&quot;)">
            <text:p/>
          </table:table-cell>
          <table:table-cell table:formula="of:=IF([.$E49]=[.BV$1];[.$A49];&quot;&quot;)">
            <text:p/>
          </table:table-cell>
          <table:table-cell table:formula="of:=IF([.$E49]=[.BW$1];[.$A49];&quot;&quot;)">
            <text:p/>
          </table:table-cell>
          <table:table-cell table:formula="of:=IF([.$E49]=[.BX$1];[.$A49];&quot;&quot;)">
            <text:p/>
          </table:table-cell>
          <table:table-cell table:formula="of:=IF([.$E49]=[.BY$1];[.$A49];&quot;&quot;)">
            <text:p/>
          </table:table-cell>
          <table:table-cell table:formula="of:=IF([.$E49]=[.BZ$1];[.$A49];&quot;&quot;)">
            <text:p/>
          </table:table-cell>
          <table:table-cell table:formula="of:=IF([.$E49]=[.CA$1];[.$A49];&quot;&quot;)">
            <text:p/>
          </table:table-cell>
          <table:table-cell table:formula="of:=IF([.$E49]=[.CB$1];[.$A49];&quot;&quot;)">
            <text:p/>
          </table:table-cell>
          <table:table-cell table:formula="of:=IF([.$E49]=[.CC$1];[.$A49];&quot;&quot;)">
            <text:p/>
          </table:table-cell>
          <table:table-cell table:formula="of:=IF([.$E49]=[.CD$1];[.$A49];&quot;&quot;)">
            <text:p/>
          </table:table-cell>
          <table:table-cell table:formula="of:=IF([.$E49]=[.CE$1];[.$A49];&quot;&quot;)">
            <text:p/>
          </table:table-cell>
          <table:table-cell table:formula="of:=IF([.$E49]=[.CF$1];[.$A49];&quot;&quot;)">
            <text:p/>
          </table:table-cell>
          <table:table-cell table:formula="of:=IF([.$E49]=[.CG$1];[.$A49];&quot;&quot;)">
            <text:p/>
          </table:table-cell>
          <table:table-cell table:formula="of:=IF([.$E49]=[.CH$1];[.$A49];&quot;&quot;)">
            <text:p/>
          </table:table-cell>
          <table:table-cell table:formula="of:=IF([.$E49]=[.CI$1];[.$A49];&quot;&quot;)">
            <text:p/>
          </table:table-cell>
          <table:table-cell table:formula="of:=IF([.$E49]=[.CJ$1];[.$A49];&quot;&quot;)">
            <text:p/>
          </table:table-cell>
          <table:table-cell table:formula="of:=IF([.$E49]=[.CK$1];[.$A49];&quot;&quot;)">
            <text:p/>
          </table:table-cell>
          <table:table-cell table:formula="of:=IF([.$E49]=[.CL$1];[.$A49];&quot;&quot;)">
            <text:p/>
          </table:table-cell>
          <table:table-cell table:formula="of:=IF([.$E49]=[.CM$1];[.$A49];&quot;&quot;)">
            <text:p/>
          </table:table-cell>
          <table:table-cell table:formula="of:=IF([.$E49]=[.CN$1];[.$A49];&quot;&quot;)">
            <text:p/>
          </table:table-cell>
          <table:table-cell table:formula="of:=IF([.$E49]=[.CO$1];[.$A49];&quot;&quot;)">
            <text:p/>
          </table:table-cell>
          <table:table-cell table:formula="of:=IF([.$E49]=[.CP$1];[.$A49];&quot;&quot;)">
            <text:p/>
          </table:table-cell>
          <table:table-cell table:formula="of:=IF([.$E49]=[.CQ$1];[.$A4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formed Consent</text:p>
          </table:table-cell>
          <table:table-cell office:value-type="string" calcext:value-type="string">
            <text:p>Laura Innes</text:p>
          </table:table-cell>
          <table:table-cell office:value-type="string" calcext:value-type="string">
            <text:p>David Foster</text:p>
          </table:table-cell>
          <table:table-cell office:value-type="float" office:value="13.67" calcext:value-type="float">
            <text:p>13.67</text:p>
          </table:table-cell>
          <table:table-cell office:value-type="float" office:value="21" calcext:value-type="float">
            <text:p>21</text:p>
          </table:table-cell>
          <table:table-cell office:value-type="date" office:date-value="2006-09-19" calcext:value-type="date">
            <text:p>2006-09-19</text:p>
          </table:table-cell>
          <table:table-cell office:value-type="string" calcext:value-type="string">
            <text:p>David Foster</text:p>
          </table:table-cell>
          <table:table-cell table:number-columns-repeated="4"/>
          <table:table-cell table:formula="of:=IF(OR([.$J50]=[.O$1];[.$K50]=[.O$1];[.$L50]=[.O$1];[.$M50]=[.O$1];[.$N50]);[.$A50];&quot;&quot;)">
            <text:p/>
          </table:table-cell>
          <table:table-cell table:formula="of:=IF(OR([.$J50]=[.P$1];[.$K50]=[.P$1];[.$L50]=[.P$1];[.$M50]=[.P$1];[.$N50]);[.$A50];&quot;&quot;)">
            <text:p/>
          </table:table-cell>
          <table:table-cell table:formula="of:=IF(OR([.$J50]=[.Q$1];[.$K50]=[.Q$1];[.$L50]=[.Q$1];[.$M50]=[.Q$1];[.$N50]);[.$A50];&quot;&quot;)">
            <text:p/>
          </table:table-cell>
          <table:table-cell table:formula="of:=IF(OR([.$J50]=[.R$1];[.$K50]=[.R$1];[.$L50]=[.R$1];[.$M50]=[.R$1];[.$N50]);[.$A50];&quot;&quot;)">
            <text:p/>
          </table:table-cell>
          <table:table-cell table:formula="of:=IF(OR([.$J50]=[.S$1];[.$K50]=[.S$1];[.$L50]=[.S$1];[.$M50]=[.S$1];[.$N50]);[.$A50];&quot;&quot;)">
            <text:p/>
          </table:table-cell>
          <table:table-cell table:formula="of:=IF(OR([.$J50]=[.T$1];[.$K50]=[.T$1];[.$L50]=[.T$1];[.$M50]=[.T$1];[.$N50]);[.$A50];&quot;&quot;)">
            <text:p/>
          </table:table-cell>
          <table:table-cell table:formula="of:=IF(OR([.$J50]=[.U$1];[.$K50]=[.U$1];[.$L50]=[.U$1];[.$M50]=[.U$1];[.$N50]);[.$A50];&quot;&quot;)">
            <text:p/>
          </table:table-cell>
          <table:table-cell table:formula="of:=IF(OR([.$J50]=[.V$1];[.$K50]=[.V$1];[.$L50]=[.V$1];[.$M50]=[.V$1];[.$N50]);[.$A50];&quot;&quot;)" office:value-type="float" office:value="49" calcext:value-type="float">
            <text:p>49</text:p>
          </table:table-cell>
          <table:table-cell table:formula="of:=IF(OR([.$J50]=[.W$1];[.$K50]=[.W$1];[.$L50]=[.W$1];[.$M50]=[.W$1];[.$N50]);[.$A50];&quot;&quot;)">
            <text:p/>
          </table:table-cell>
          <table:table-cell table:formula="of:=IF(OR([.$J50]=[.X$1];[.$K50]=[.X$1];[.$L50]=[.X$1];[.$M50]=[.X$1];[.$N50]);[.$A50];&quot;&quot;)">
            <text:p/>
          </table:table-cell>
          <table:table-cell table:formula="of:=IF(OR([.$J50]=[.Y$1];[.$K50]=[.Y$1];[.$L50]=[.Y$1];[.$M50]=[.Y$1];[.$N50]);[.$A50];&quot;&quot;)">
            <text:p/>
          </table:table-cell>
          <table:table-cell table:formula="of:=IF(OR([.$J50]=[.Z$1];[.$K50]=[.Z$1];[.$L50]=[.Z$1];[.$M50]=[.Z$1];[.$N50]);[.$A50];&quot;&quot;)">
            <text:p/>
          </table:table-cell>
          <table:table-cell table:formula="of:=IF(OR([.$J50]=[.AA$1];[.$K50]=[.AA$1];[.$L50]=[.AA$1];[.$M50]=[.AA$1];[.$N50]);[.$A50];&quot;&quot;)">
            <text:p/>
          </table:table-cell>
          <table:table-cell table:formula="of:=IF(OR([.$J50]=[.AB$1];[.$K50]=[.AB$1];[.$L50]=[.AB$1];[.$M50]=[.AB$1];[.$N50]);[.$A50];&quot;&quot;)">
            <text:p/>
          </table:table-cell>
          <table:table-cell table:formula="of:=IF(OR([.$J50]=[.AC$1];[.$K50]=[.AC$1];[.$L50]=[.AC$1];[.$M50]=[.AC$1];[.$N50]);[.$A50];&quot;&quot;)">
            <text:p/>
          </table:table-cell>
          <table:table-cell table:formula="of:=IF(OR([.$J50]=[.AD$1];[.$K50]=[.AD$1];[.$L50]=[.AD$1];[.$M50]=[.AD$1];[.$N50]);[.$A50];&quot;&quot;)">
            <text:p/>
          </table:table-cell>
          <table:table-cell table:formula="of:=IF(OR([.$J50]=[.AE$1];[.$K50]=[.AE$1];[.$L50]=[.AE$1];[.$M50]=[.AE$1];[.$N50]);[.$A50];&quot;&quot;)">
            <text:p/>
          </table:table-cell>
          <table:table-cell table:formula="of:=IF(OR([.$J50]=[.AF$1];[.$K50]=[.AF$1];[.$L50]=[.AF$1];[.$M50]=[.AF$1];[.$N50]);[.$A50];&quot;&quot;)">
            <text:p/>
          </table:table-cell>
          <table:table-cell table:formula="of:=IF(OR([.$J50]=[.AG$1];[.$K50]=[.AG$1];[.$L50]=[.AG$1];[.$M50]=[.AG$1];[.$N50]);[.$A50];&quot;&quot;)">
            <text:p/>
          </table:table-cell>
          <table:table-cell table:formula="of:=IF(OR([.$J50]=[.AH$1];[.$K50]=[.AH$1];[.$L50]=[.AH$1];[.$M50]=[.AH$1];[.$N50]);[.$A50];&quot;&quot;)">
            <text:p/>
          </table:table-cell>
          <table:table-cell table:formula="of:=IF(OR([.$J50]=[.AI$1];[.$K50]=[.AI$1];[.$L50]=[.AI$1];[.$M50]=[.AI$1];[.$N50]);[.$A50];&quot;&quot;)">
            <text:p/>
          </table:table-cell>
          <table:table-cell table:formula="of:=IF(OR([.$J50]=[.AJ$1];[.$K50]=[.AJ$1];[.$L50]=[.AJ$1];[.$M50]=[.AJ$1];[.$N50]);[.$A50];&quot;&quot;)">
            <text:p/>
          </table:table-cell>
          <table:table-cell table:formula="of:=IF(OR([.$J50]=[.AK$1];[.$K50]=[.AK$1];[.$L50]=[.AK$1];[.$M50]=[.AK$1];[.$N50]);[.$A50];&quot;&quot;)">
            <text:p/>
          </table:table-cell>
          <table:table-cell table:formula="of:=IF(OR([.$J50]=[.AL$1];[.$K50]=[.AL$1];[.$L50]=[.AL$1];[.$M50]=[.AL$1];[.$N50]);[.$A50];&quot;&quot;)">
            <text:p/>
          </table:table-cell>
          <table:table-cell table:formula="of:=IF(OR([.$J50]=[.AM$1];[.$K50]=[.AM$1];[.$L50]=[.AM$1];[.$M50]=[.AM$1];[.$N50]);[.$A50];&quot;&quot;)">
            <text:p/>
          </table:table-cell>
          <table:table-cell table:formula="of:=IF(OR([.$J50]=[.AN$1];[.$K50]=[.AN$1];[.$L50]=[.AN$1];[.$M50]=[.AN$1];[.$N50]);[.$A50];&quot;&quot;)">
            <text:p/>
          </table:table-cell>
          <table:table-cell table:formula="of:=IF(OR([.$J50]=[.AO$1];[.$K50]=[.AO$1];[.$L50]=[.AO$1];[.$M50]=[.AO$1];[.$N50]);[.$A50];&quot;&quot;)">
            <text:p/>
          </table:table-cell>
          <table:table-cell table:formula="of:=IF(OR([.$J50]=[.AP$1];[.$K50]=[.AP$1];[.$L50]=[.AP$1];[.$M50]=[.AP$1];[.$N50]);[.$A50];&quot;&quot;)">
            <text:p/>
          </table:table-cell>
          <table:table-cell table:formula="of:=IF(OR([.$J50]=[.AQ$1];[.$K50]=[.AQ$1];[.$L50]=[.AQ$1];[.$M50]=[.AQ$1];[.$N50]);[.$A50];&quot;&quot;)">
            <text:p/>
          </table:table-cell>
          <table:table-cell table:formula="of:=IF(OR([.$J50]=[.AR$1];[.$K50]=[.AR$1];[.$L50]=[.AR$1];[.$M50]=[.AR$1];[.$N50]);[.$A50];&quot;&quot;)">
            <text:p/>
          </table:table-cell>
          <table:table-cell/>
          <table:table-cell table:formula="of:=IF([.$E50]=[.AT$1];[.$A50];&quot;&quot;)">
            <text:p/>
          </table:table-cell>
          <table:table-cell table:formula="of:=IF([.$E50]=[.AU$1];[.$A50];&quot;&quot;)">
            <text:p/>
          </table:table-cell>
          <table:table-cell table:formula="of:=IF([.$E50]=[.AV$1];[.$A50];&quot;&quot;)">
            <text:p/>
          </table:table-cell>
          <table:table-cell table:formula="of:=IF([.$E50]=[.AW$1];[.$A50];&quot;&quot;)">
            <text:p/>
          </table:table-cell>
          <table:table-cell table:formula="of:=IF([.$E50]=[.AX$1];[.$A50];&quot;&quot;)">
            <text:p/>
          </table:table-cell>
          <table:table-cell table:formula="of:=IF([.$E50]=[.AY$1];[.$A50];&quot;&quot;)">
            <text:p/>
          </table:table-cell>
          <table:table-cell table:formula="of:=IF([.$E50]=[.AZ$1];[.$A50];&quot;&quot;)">
            <text:p/>
          </table:table-cell>
          <table:table-cell table:formula="of:=IF([.$E50]=[.BA$1];[.$A50];&quot;&quot;)">
            <text:p/>
          </table:table-cell>
          <table:table-cell table:formula="of:=IF([.$E50]=[.BB$1];[.$A50];&quot;&quot;)">
            <text:p/>
          </table:table-cell>
          <table:table-cell table:formula="of:=IF([.$E50]=[.BC$1];[.$A50];&quot;&quot;)">
            <text:p/>
          </table:table-cell>
          <table:table-cell table:formula="of:=IF([.$E50]=[.BD$1];[.$A50];&quot;&quot;)">
            <text:p/>
          </table:table-cell>
          <table:table-cell table:formula="of:=IF([.$E50]=[.BE$1];[.$A50];&quot;&quot;)">
            <text:p/>
          </table:table-cell>
          <table:table-cell table:formula="of:=IF([.$E50]=[.BF$1];[.$A50];&quot;&quot;)">
            <text:p/>
          </table:table-cell>
          <table:table-cell table:formula="of:=IF([.$E50]=[.BG$1];[.$A50];&quot;&quot;)">
            <text:p/>
          </table:table-cell>
          <table:table-cell table:formula="of:=IF([.$E50]=[.BH$1];[.$A50];&quot;&quot;)">
            <text:p/>
          </table:table-cell>
          <table:table-cell table:formula="of:=IF([.$E50]=[.BI$1];[.$A50];&quot;&quot;)">
            <text:p/>
          </table:table-cell>
          <table:table-cell table:formula="of:=IF([.$E50]=[.BJ$1];[.$A50];&quot;&quot;)">
            <text:p/>
          </table:table-cell>
          <table:table-cell table:formula="of:=IF([.$E50]=[.BK$1];[.$A50];&quot;&quot;)">
            <text:p/>
          </table:table-cell>
          <table:table-cell table:formula="of:=IF([.$E50]=[.BL$1];[.$A50];&quot;&quot;)">
            <text:p/>
          </table:table-cell>
          <table:table-cell table:formula="of:=IF([.$E50]=[.BM$1];[.$A50];&quot;&quot;)">
            <text:p/>
          </table:table-cell>
          <table:table-cell table:formula="of:=IF([.$E50]=[.BN$1];[.$A50];&quot;&quot;)">
            <text:p/>
          </table:table-cell>
          <table:table-cell table:formula="of:=IF([.$E50]=[.BO$1];[.$A50];&quot;&quot;)">
            <text:p/>
          </table:table-cell>
          <table:table-cell table:formula="of:=IF([.$E50]=[.BP$1];[.$A50];&quot;&quot;)">
            <text:p/>
          </table:table-cell>
          <table:table-cell table:formula="of:=IF([.$E50]=[.BQ$1];[.$A50];&quot;&quot;)">
            <text:p/>
          </table:table-cell>
          <table:table-cell table:formula="of:=IF([.$E50]=[.BR$1];[.$A50];&quot;&quot;)">
            <text:p/>
          </table:table-cell>
          <table:table-cell table:formula="of:=IF([.$E50]=[.BS$1];[.$A50];&quot;&quot;)">
            <text:p/>
          </table:table-cell>
          <table:table-cell table:formula="of:=IF([.$E50]=[.BT$1];[.$A50];&quot;&quot;)" office:value-type="float" office:value="49" calcext:value-type="float">
            <text:p>49</text:p>
          </table:table-cell>
          <table:table-cell table:formula="of:=IF([.$E50]=[.BU$1];[.$A50];&quot;&quot;)">
            <text:p/>
          </table:table-cell>
          <table:table-cell table:formula="of:=IF([.$E50]=[.BV$1];[.$A50];&quot;&quot;)">
            <text:p/>
          </table:table-cell>
          <table:table-cell table:formula="of:=IF([.$E50]=[.BW$1];[.$A50];&quot;&quot;)">
            <text:p/>
          </table:table-cell>
          <table:table-cell table:formula="of:=IF([.$E50]=[.BX$1];[.$A50];&quot;&quot;)">
            <text:p/>
          </table:table-cell>
          <table:table-cell table:formula="of:=IF([.$E50]=[.BY$1];[.$A50];&quot;&quot;)">
            <text:p/>
          </table:table-cell>
          <table:table-cell table:formula="of:=IF([.$E50]=[.BZ$1];[.$A50];&quot;&quot;)">
            <text:p/>
          </table:table-cell>
          <table:table-cell table:formula="of:=IF([.$E50]=[.CA$1];[.$A50];&quot;&quot;)">
            <text:p/>
          </table:table-cell>
          <table:table-cell table:formula="of:=IF([.$E50]=[.CB$1];[.$A50];&quot;&quot;)">
            <text:p/>
          </table:table-cell>
          <table:table-cell table:formula="of:=IF([.$E50]=[.CC$1];[.$A50];&quot;&quot;)">
            <text:p/>
          </table:table-cell>
          <table:table-cell table:formula="of:=IF([.$E50]=[.CD$1];[.$A50];&quot;&quot;)">
            <text:p/>
          </table:table-cell>
          <table:table-cell table:formula="of:=IF([.$E50]=[.CE$1];[.$A50];&quot;&quot;)">
            <text:p/>
          </table:table-cell>
          <table:table-cell table:formula="of:=IF([.$E50]=[.CF$1];[.$A50];&quot;&quot;)">
            <text:p/>
          </table:table-cell>
          <table:table-cell table:formula="of:=IF([.$E50]=[.CG$1];[.$A50];&quot;&quot;)">
            <text:p/>
          </table:table-cell>
          <table:table-cell table:formula="of:=IF([.$E50]=[.CH$1];[.$A50];&quot;&quot;)">
            <text:p/>
          </table:table-cell>
          <table:table-cell table:formula="of:=IF([.$E50]=[.CI$1];[.$A50];&quot;&quot;)">
            <text:p/>
          </table:table-cell>
          <table:table-cell table:formula="of:=IF([.$E50]=[.CJ$1];[.$A50];&quot;&quot;)">
            <text:p/>
          </table:table-cell>
          <table:table-cell table:formula="of:=IF([.$E50]=[.CK$1];[.$A50];&quot;&quot;)">
            <text:p/>
          </table:table-cell>
          <table:table-cell table:formula="of:=IF([.$E50]=[.CL$1];[.$A50];&quot;&quot;)">
            <text:p/>
          </table:table-cell>
          <table:table-cell table:formula="of:=IF([.$E50]=[.CM$1];[.$A50];&quot;&quot;)">
            <text:p/>
          </table:table-cell>
          <table:table-cell table:formula="of:=IF([.$E50]=[.CN$1];[.$A50];&quot;&quot;)">
            <text:p/>
          </table:table-cell>
          <table:table-cell table:formula="of:=IF([.$E50]=[.CO$1];[.$A50];&quot;&quot;)">
            <text:p/>
          </table:table-cell>
          <table:table-cell table:formula="of:=IF([.$E50]=[.CP$1];[.$A50];&quot;&quot;)">
            <text:p/>
          </table:table-cell>
          <table:table-cell table:formula="of:=IF([.$E50]=[.CQ$1];[.$A5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s in the Sand</text:p>
          </table:table-cell>
          <table:table-cell office:value-type="string" calcext:value-type="string">
            <text:p>Newton Thomas Sigel</text:p>
          </table:table-cell>
          <table:table-cell office:value-type="string" calcext:value-type="string">
            <text:p>David Hoselton</text:p>
          </table:table-cell>
          <table:table-cell office:value-type="float" office:value="14.52" calcext:value-type="float">
            <text:p>14.52</text:p>
          </table:table-cell>
          <table:table-cell office:value-type="float" office:value="16" calcext:value-type="float">
            <text:p>16</text:p>
          </table:table-cell>
          <table:table-cell office:value-type="date" office:date-value="2006-09-26" calcext:value-type="date">
            <text:p>2006-09-26</text:p>
          </table:table-cell>
          <table:table-cell office:value-type="string" calcext:value-type="string">
            <text:p>David Hoselton</text:p>
          </table:table-cell>
          <table:table-cell table:number-columns-repeated="4"/>
          <table:table-cell table:formula="of:=IF(OR([.$J51]=[.O$1];[.$K51]=[.O$1];[.$L51]=[.O$1];[.$M51]=[.O$1];[.$N51]);[.$A51];&quot;&quot;)">
            <text:p/>
          </table:table-cell>
          <table:table-cell table:formula="of:=IF(OR([.$J51]=[.P$1];[.$K51]=[.P$1];[.$L51]=[.P$1];[.$M51]=[.P$1];[.$N51]);[.$A51];&quot;&quot;)">
            <text:p/>
          </table:table-cell>
          <table:table-cell table:formula="of:=IF(OR([.$J51]=[.Q$1];[.$K51]=[.Q$1];[.$L51]=[.Q$1];[.$M51]=[.Q$1];[.$N51]);[.$A51];&quot;&quot;)">
            <text:p/>
          </table:table-cell>
          <table:table-cell table:formula="of:=IF(OR([.$J51]=[.R$1];[.$K51]=[.R$1];[.$L51]=[.R$1];[.$M51]=[.R$1];[.$N51]);[.$A51];&quot;&quot;)">
            <text:p/>
          </table:table-cell>
          <table:table-cell table:formula="of:=IF(OR([.$J51]=[.S$1];[.$K51]=[.S$1];[.$L51]=[.S$1];[.$M51]=[.S$1];[.$N51]);[.$A51];&quot;&quot;)">
            <text:p/>
          </table:table-cell>
          <table:table-cell table:formula="of:=IF(OR([.$J51]=[.T$1];[.$K51]=[.T$1];[.$L51]=[.T$1];[.$M51]=[.T$1];[.$N51]);[.$A51];&quot;&quot;)">
            <text:p/>
          </table:table-cell>
          <table:table-cell table:formula="of:=IF(OR([.$J51]=[.U$1];[.$K51]=[.U$1];[.$L51]=[.U$1];[.$M51]=[.U$1];[.$N51]);[.$A51];&quot;&quot;)">
            <text:p/>
          </table:table-cell>
          <table:table-cell table:formula="of:=IF(OR([.$J51]=[.V$1];[.$K51]=[.V$1];[.$L51]=[.V$1];[.$M51]=[.V$1];[.$N51]);[.$A51];&quot;&quot;)">
            <text:p/>
          </table:table-cell>
          <table:table-cell table:formula="of:=IF(OR([.$J51]=[.W$1];[.$K51]=[.W$1];[.$L51]=[.W$1];[.$M51]=[.W$1];[.$N51]);[.$A51];&quot;&quot;)">
            <text:p/>
          </table:table-cell>
          <table:table-cell table:formula="of:=IF(OR([.$J51]=[.X$1];[.$K51]=[.X$1];[.$L51]=[.X$1];[.$M51]=[.X$1];[.$N51]);[.$A51];&quot;&quot;)">
            <text:p/>
          </table:table-cell>
          <table:table-cell table:formula="of:=IF(OR([.$J51]=[.Y$1];[.$K51]=[.Y$1];[.$L51]=[.Y$1];[.$M51]=[.Y$1];[.$N51]);[.$A51];&quot;&quot;)">
            <text:p/>
          </table:table-cell>
          <table:table-cell table:formula="of:=IF(OR([.$J51]=[.Z$1];[.$K51]=[.Z$1];[.$L51]=[.Z$1];[.$M51]=[.Z$1];[.$N51]);[.$A51];&quot;&quot;)">
            <text:p/>
          </table:table-cell>
          <table:table-cell table:formula="of:=IF(OR([.$J51]=[.AA$1];[.$K51]=[.AA$1];[.$L51]=[.AA$1];[.$M51]=[.AA$1];[.$N51]);[.$A51];&quot;&quot;)">
            <text:p/>
          </table:table-cell>
          <table:table-cell table:formula="of:=IF(OR([.$J51]=[.AB$1];[.$K51]=[.AB$1];[.$L51]=[.AB$1];[.$M51]=[.AB$1];[.$N51]);[.$A51];&quot;&quot;)">
            <text:p/>
          </table:table-cell>
          <table:table-cell table:formula="of:=IF(OR([.$J51]=[.AC$1];[.$K51]=[.AC$1];[.$L51]=[.AC$1];[.$M51]=[.AC$1];[.$N51]);[.$A51];&quot;&quot;)">
            <text:p/>
          </table:table-cell>
          <table:table-cell table:formula="of:=IF(OR([.$J51]=[.AD$1];[.$K51]=[.AD$1];[.$L51]=[.AD$1];[.$M51]=[.AD$1];[.$N51]);[.$A51];&quot;&quot;)">
            <text:p/>
          </table:table-cell>
          <table:table-cell table:formula="of:=IF(OR([.$J51]=[.AE$1];[.$K51]=[.AE$1];[.$L51]=[.AE$1];[.$M51]=[.AE$1];[.$N51]);[.$A51];&quot;&quot;)">
            <text:p/>
          </table:table-cell>
          <table:table-cell table:formula="of:=IF(OR([.$J51]=[.AF$1];[.$K51]=[.AF$1];[.$L51]=[.AF$1];[.$M51]=[.AF$1];[.$N51]);[.$A51];&quot;&quot;)">
            <text:p/>
          </table:table-cell>
          <table:table-cell table:formula="of:=IF(OR([.$J51]=[.AG$1];[.$K51]=[.AG$1];[.$L51]=[.AG$1];[.$M51]=[.AG$1];[.$N51]);[.$A51];&quot;&quot;)" office:value-type="float" office:value="50" calcext:value-type="float">
            <text:p>50</text:p>
          </table:table-cell>
          <table:table-cell table:formula="of:=IF(OR([.$J51]=[.AH$1];[.$K51]=[.AH$1];[.$L51]=[.AH$1];[.$M51]=[.AH$1];[.$N51]);[.$A51];&quot;&quot;)">
            <text:p/>
          </table:table-cell>
          <table:table-cell table:formula="of:=IF(OR([.$J51]=[.AI$1];[.$K51]=[.AI$1];[.$L51]=[.AI$1];[.$M51]=[.AI$1];[.$N51]);[.$A51];&quot;&quot;)">
            <text:p/>
          </table:table-cell>
          <table:table-cell table:formula="of:=IF(OR([.$J51]=[.AJ$1];[.$K51]=[.AJ$1];[.$L51]=[.AJ$1];[.$M51]=[.AJ$1];[.$N51]);[.$A51];&quot;&quot;)">
            <text:p/>
          </table:table-cell>
          <table:table-cell table:formula="of:=IF(OR([.$J51]=[.AK$1];[.$K51]=[.AK$1];[.$L51]=[.AK$1];[.$M51]=[.AK$1];[.$N51]);[.$A51];&quot;&quot;)">
            <text:p/>
          </table:table-cell>
          <table:table-cell table:formula="of:=IF(OR([.$J51]=[.AL$1];[.$K51]=[.AL$1];[.$L51]=[.AL$1];[.$M51]=[.AL$1];[.$N51]);[.$A51];&quot;&quot;)">
            <text:p/>
          </table:table-cell>
          <table:table-cell table:formula="of:=IF(OR([.$J51]=[.AM$1];[.$K51]=[.AM$1];[.$L51]=[.AM$1];[.$M51]=[.AM$1];[.$N51]);[.$A51];&quot;&quot;)">
            <text:p/>
          </table:table-cell>
          <table:table-cell table:formula="of:=IF(OR([.$J51]=[.AN$1];[.$K51]=[.AN$1];[.$L51]=[.AN$1];[.$M51]=[.AN$1];[.$N51]);[.$A51];&quot;&quot;)">
            <text:p/>
          </table:table-cell>
          <table:table-cell table:formula="of:=IF(OR([.$J51]=[.AO$1];[.$K51]=[.AO$1];[.$L51]=[.AO$1];[.$M51]=[.AO$1];[.$N51]);[.$A51];&quot;&quot;)">
            <text:p/>
          </table:table-cell>
          <table:table-cell table:formula="of:=IF(OR([.$J51]=[.AP$1];[.$K51]=[.AP$1];[.$L51]=[.AP$1];[.$M51]=[.AP$1];[.$N51]);[.$A51];&quot;&quot;)">
            <text:p/>
          </table:table-cell>
          <table:table-cell table:formula="of:=IF(OR([.$J51]=[.AQ$1];[.$K51]=[.AQ$1];[.$L51]=[.AQ$1];[.$M51]=[.AQ$1];[.$N51]);[.$A51];&quot;&quot;)">
            <text:p/>
          </table:table-cell>
          <table:table-cell table:formula="of:=IF(OR([.$J51]=[.AR$1];[.$K51]=[.AR$1];[.$L51]=[.AR$1];[.$M51]=[.AR$1];[.$N51]);[.$A51];&quot;&quot;)">
            <text:p/>
          </table:table-cell>
          <table:table-cell/>
          <table:table-cell table:formula="of:=IF([.$E51]=[.AT$1];[.$A51];&quot;&quot;)">
            <text:p/>
          </table:table-cell>
          <table:table-cell table:formula="of:=IF([.$E51]=[.AU$1];[.$A51];&quot;&quot;)">
            <text:p/>
          </table:table-cell>
          <table:table-cell table:formula="of:=IF([.$E51]=[.AV$1];[.$A51];&quot;&quot;)" office:value-type="float" office:value="50" calcext:value-type="float">
            <text:p>50</text:p>
          </table:table-cell>
          <table:table-cell table:formula="of:=IF([.$E51]=[.AW$1];[.$A51];&quot;&quot;)">
            <text:p/>
          </table:table-cell>
          <table:table-cell table:formula="of:=IF([.$E51]=[.AX$1];[.$A51];&quot;&quot;)">
            <text:p/>
          </table:table-cell>
          <table:table-cell table:formula="of:=IF([.$E51]=[.AY$1];[.$A51];&quot;&quot;)">
            <text:p/>
          </table:table-cell>
          <table:table-cell table:formula="of:=IF([.$E51]=[.AZ$1];[.$A51];&quot;&quot;)">
            <text:p/>
          </table:table-cell>
          <table:table-cell table:formula="of:=IF([.$E51]=[.BA$1];[.$A51];&quot;&quot;)">
            <text:p/>
          </table:table-cell>
          <table:table-cell table:formula="of:=IF([.$E51]=[.BB$1];[.$A51];&quot;&quot;)">
            <text:p/>
          </table:table-cell>
          <table:table-cell table:formula="of:=IF([.$E51]=[.BC$1];[.$A51];&quot;&quot;)">
            <text:p/>
          </table:table-cell>
          <table:table-cell table:formula="of:=IF([.$E51]=[.BD$1];[.$A51];&quot;&quot;)">
            <text:p/>
          </table:table-cell>
          <table:table-cell table:formula="of:=IF([.$E51]=[.BE$1];[.$A51];&quot;&quot;)">
            <text:p/>
          </table:table-cell>
          <table:table-cell table:formula="of:=IF([.$E51]=[.BF$1];[.$A51];&quot;&quot;)">
            <text:p/>
          </table:table-cell>
          <table:table-cell table:formula="of:=IF([.$E51]=[.BG$1];[.$A51];&quot;&quot;)">
            <text:p/>
          </table:table-cell>
          <table:table-cell table:formula="of:=IF([.$E51]=[.BH$1];[.$A51];&quot;&quot;)">
            <text:p/>
          </table:table-cell>
          <table:table-cell table:formula="of:=IF([.$E51]=[.BI$1];[.$A51];&quot;&quot;)">
            <text:p/>
          </table:table-cell>
          <table:table-cell table:formula="of:=IF([.$E51]=[.BJ$1];[.$A51];&quot;&quot;)">
            <text:p/>
          </table:table-cell>
          <table:table-cell table:formula="of:=IF([.$E51]=[.BK$1];[.$A51];&quot;&quot;)">
            <text:p/>
          </table:table-cell>
          <table:table-cell table:formula="of:=IF([.$E51]=[.BL$1];[.$A51];&quot;&quot;)">
            <text:p/>
          </table:table-cell>
          <table:table-cell table:formula="of:=IF([.$E51]=[.BM$1];[.$A51];&quot;&quot;)">
            <text:p/>
          </table:table-cell>
          <table:table-cell table:formula="of:=IF([.$E51]=[.BN$1];[.$A51];&quot;&quot;)">
            <text:p/>
          </table:table-cell>
          <table:table-cell table:formula="of:=IF([.$E51]=[.BO$1];[.$A51];&quot;&quot;)">
            <text:p/>
          </table:table-cell>
          <table:table-cell table:formula="of:=IF([.$E51]=[.BP$1];[.$A51];&quot;&quot;)">
            <text:p/>
          </table:table-cell>
          <table:table-cell table:formula="of:=IF([.$E51]=[.BQ$1];[.$A51];&quot;&quot;)">
            <text:p/>
          </table:table-cell>
          <table:table-cell table:formula="of:=IF([.$E51]=[.BR$1];[.$A51];&quot;&quot;)">
            <text:p/>
          </table:table-cell>
          <table:table-cell table:formula="of:=IF([.$E51]=[.BS$1];[.$A51];&quot;&quot;)">
            <text:p/>
          </table:table-cell>
          <table:table-cell table:formula="of:=IF([.$E51]=[.BT$1];[.$A51];&quot;&quot;)">
            <text:p/>
          </table:table-cell>
          <table:table-cell table:formula="of:=IF([.$E51]=[.BU$1];[.$A51];&quot;&quot;)">
            <text:p/>
          </table:table-cell>
          <table:table-cell table:formula="of:=IF([.$E51]=[.BV$1];[.$A51];&quot;&quot;)">
            <text:p/>
          </table:table-cell>
          <table:table-cell table:formula="of:=IF([.$E51]=[.BW$1];[.$A51];&quot;&quot;)">
            <text:p/>
          </table:table-cell>
          <table:table-cell table:formula="of:=IF([.$E51]=[.BX$1];[.$A51];&quot;&quot;)">
            <text:p/>
          </table:table-cell>
          <table:table-cell table:formula="of:=IF([.$E51]=[.BY$1];[.$A51];&quot;&quot;)">
            <text:p/>
          </table:table-cell>
          <table:table-cell table:formula="of:=IF([.$E51]=[.BZ$1];[.$A51];&quot;&quot;)">
            <text:p/>
          </table:table-cell>
          <table:table-cell table:formula="of:=IF([.$E51]=[.CA$1];[.$A51];&quot;&quot;)">
            <text:p/>
          </table:table-cell>
          <table:table-cell table:formula="of:=IF([.$E51]=[.CB$1];[.$A51];&quot;&quot;)">
            <text:p/>
          </table:table-cell>
          <table:table-cell table:formula="of:=IF([.$E51]=[.CC$1];[.$A51];&quot;&quot;)">
            <text:p/>
          </table:table-cell>
          <table:table-cell table:formula="of:=IF([.$E51]=[.CD$1];[.$A51];&quot;&quot;)">
            <text:p/>
          </table:table-cell>
          <table:table-cell table:formula="of:=IF([.$E51]=[.CE$1];[.$A51];&quot;&quot;)">
            <text:p/>
          </table:table-cell>
          <table:table-cell table:formula="of:=IF([.$E51]=[.CF$1];[.$A51];&quot;&quot;)">
            <text:p/>
          </table:table-cell>
          <table:table-cell table:formula="of:=IF([.$E51]=[.CG$1];[.$A51];&quot;&quot;)">
            <text:p/>
          </table:table-cell>
          <table:table-cell table:formula="of:=IF([.$E51]=[.CH$1];[.$A51];&quot;&quot;)">
            <text:p/>
          </table:table-cell>
          <table:table-cell table:formula="of:=IF([.$E51]=[.CI$1];[.$A51];&quot;&quot;)">
            <text:p/>
          </table:table-cell>
          <table:table-cell table:formula="of:=IF([.$E51]=[.CJ$1];[.$A51];&quot;&quot;)">
            <text:p/>
          </table:table-cell>
          <table:table-cell table:formula="of:=IF([.$E51]=[.CK$1];[.$A51];&quot;&quot;)">
            <text:p/>
          </table:table-cell>
          <table:table-cell table:formula="of:=IF([.$E51]=[.CL$1];[.$A51];&quot;&quot;)">
            <text:p/>
          </table:table-cell>
          <table:table-cell table:formula="of:=IF([.$E51]=[.CM$1];[.$A51];&quot;&quot;)">
            <text:p/>
          </table:table-cell>
          <table:table-cell table:formula="of:=IF([.$E51]=[.CN$1];[.$A51];&quot;&quot;)">
            <text:p/>
          </table:table-cell>
          <table:table-cell table:formula="of:=IF([.$E51]=[.CO$1];[.$A51];&quot;&quot;)">
            <text:p/>
          </table:table-cell>
          <table:table-cell table:formula="of:=IF([.$E51]=[.CP$1];[.$A51];&quot;&quot;)">
            <text:p/>
          </table:table-cell>
          <table:table-cell table:formula="of:=IF([.$E51]=[.CQ$1];[.$A5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ls for Love</text:p>
          </table:table-cell>
          <table:table-cell office:value-type="string" calcext:value-type="string">
            <text:p>David Platt</text:p>
          </table:table-cell>
          <table:table-cell office:value-type="string" calcext:value-type="string">
            <text:p>Peter Blake</text:p>
          </table:table-cell>
          <table:table-cell office:value-type="float" office:value="14.18" calcext:value-type="float">
            <text:p>14.18</text:p>
          </table:table-cell>
          <table:table-cell office:value-type="float" office:value="18" calcext:value-type="float">
            <text:p>18</text:p>
          </table:table-cell>
          <table:table-cell office:value-type="date" office:date-value="2006-10-31" calcext:value-type="date">
            <text:p>2006-10-31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52]=[.O$1];[.$K52]=[.O$1];[.$L52]=[.O$1];[.$M52]=[.O$1];[.$N52]);[.$A52];&quot;&quot;)">
            <text:p/>
          </table:table-cell>
          <table:table-cell table:formula="of:=IF(OR([.$J52]=[.P$1];[.$K52]=[.P$1];[.$L52]=[.P$1];[.$M52]=[.P$1];[.$N52]);[.$A52];&quot;&quot;)">
            <text:p/>
          </table:table-cell>
          <table:table-cell table:formula="of:=IF(OR([.$J52]=[.Q$1];[.$K52]=[.Q$1];[.$L52]=[.Q$1];[.$M52]=[.Q$1];[.$N52]);[.$A52];&quot;&quot;)" office:value-type="float" office:value="51" calcext:value-type="float">
            <text:p>51</text:p>
          </table:table-cell>
          <table:table-cell table:formula="of:=IF(OR([.$J52]=[.R$1];[.$K52]=[.R$1];[.$L52]=[.R$1];[.$M52]=[.R$1];[.$N52]);[.$A52];&quot;&quot;)">
            <text:p/>
          </table:table-cell>
          <table:table-cell table:formula="of:=IF(OR([.$J52]=[.S$1];[.$K52]=[.S$1];[.$L52]=[.S$1];[.$M52]=[.S$1];[.$N52]);[.$A52];&quot;&quot;)">
            <text:p/>
          </table:table-cell>
          <table:table-cell table:formula="of:=IF(OR([.$J52]=[.T$1];[.$K52]=[.T$1];[.$L52]=[.T$1];[.$M52]=[.T$1];[.$N52]);[.$A52];&quot;&quot;)">
            <text:p/>
          </table:table-cell>
          <table:table-cell table:formula="of:=IF(OR([.$J52]=[.U$1];[.$K52]=[.U$1];[.$L52]=[.U$1];[.$M52]=[.U$1];[.$N52]);[.$A52];&quot;&quot;)">
            <text:p/>
          </table:table-cell>
          <table:table-cell table:formula="of:=IF(OR([.$J52]=[.V$1];[.$K52]=[.V$1];[.$L52]=[.V$1];[.$M52]=[.V$1];[.$N52]);[.$A52];&quot;&quot;)">
            <text:p/>
          </table:table-cell>
          <table:table-cell table:formula="of:=IF(OR([.$J52]=[.W$1];[.$K52]=[.W$1];[.$L52]=[.W$1];[.$M52]=[.W$1];[.$N52]);[.$A52];&quot;&quot;)">
            <text:p/>
          </table:table-cell>
          <table:table-cell table:formula="of:=IF(OR([.$J52]=[.X$1];[.$K52]=[.X$1];[.$L52]=[.X$1];[.$M52]=[.X$1];[.$N52]);[.$A52];&quot;&quot;)">
            <text:p/>
          </table:table-cell>
          <table:table-cell table:formula="of:=IF(OR([.$J52]=[.Y$1];[.$K52]=[.Y$1];[.$L52]=[.Y$1];[.$M52]=[.Y$1];[.$N52]);[.$A52];&quot;&quot;)">
            <text:p/>
          </table:table-cell>
          <table:table-cell table:formula="of:=IF(OR([.$J52]=[.Z$1];[.$K52]=[.Z$1];[.$L52]=[.Z$1];[.$M52]=[.Z$1];[.$N52]);[.$A52];&quot;&quot;)">
            <text:p/>
          </table:table-cell>
          <table:table-cell table:formula="of:=IF(OR([.$J52]=[.AA$1];[.$K52]=[.AA$1];[.$L52]=[.AA$1];[.$M52]=[.AA$1];[.$N52]);[.$A52];&quot;&quot;)">
            <text:p/>
          </table:table-cell>
          <table:table-cell table:formula="of:=IF(OR([.$J52]=[.AB$1];[.$K52]=[.AB$1];[.$L52]=[.AB$1];[.$M52]=[.AB$1];[.$N52]);[.$A52];&quot;&quot;)">
            <text:p/>
          </table:table-cell>
          <table:table-cell table:formula="of:=IF(OR([.$J52]=[.AC$1];[.$K52]=[.AC$1];[.$L52]=[.AC$1];[.$M52]=[.AC$1];[.$N52]);[.$A52];&quot;&quot;)">
            <text:p/>
          </table:table-cell>
          <table:table-cell table:formula="of:=IF(OR([.$J52]=[.AD$1];[.$K52]=[.AD$1];[.$L52]=[.AD$1];[.$M52]=[.AD$1];[.$N52]);[.$A52];&quot;&quot;)">
            <text:p/>
          </table:table-cell>
          <table:table-cell table:formula="of:=IF(OR([.$J52]=[.AE$1];[.$K52]=[.AE$1];[.$L52]=[.AE$1];[.$M52]=[.AE$1];[.$N52]);[.$A52];&quot;&quot;)">
            <text:p/>
          </table:table-cell>
          <table:table-cell table:formula="of:=IF(OR([.$J52]=[.AF$1];[.$K52]=[.AF$1];[.$L52]=[.AF$1];[.$M52]=[.AF$1];[.$N52]);[.$A52];&quot;&quot;)">
            <text:p/>
          </table:table-cell>
          <table:table-cell table:formula="of:=IF(OR([.$J52]=[.AG$1];[.$K52]=[.AG$1];[.$L52]=[.AG$1];[.$M52]=[.AG$1];[.$N52]);[.$A52];&quot;&quot;)">
            <text:p/>
          </table:table-cell>
          <table:table-cell table:formula="of:=IF(OR([.$J52]=[.AH$1];[.$K52]=[.AH$1];[.$L52]=[.AH$1];[.$M52]=[.AH$1];[.$N52]);[.$A52];&quot;&quot;)">
            <text:p/>
          </table:table-cell>
          <table:table-cell table:formula="of:=IF(OR([.$J52]=[.AI$1];[.$K52]=[.AI$1];[.$L52]=[.AI$1];[.$M52]=[.AI$1];[.$N52]);[.$A52];&quot;&quot;)">
            <text:p/>
          </table:table-cell>
          <table:table-cell table:formula="of:=IF(OR([.$J52]=[.AJ$1];[.$K52]=[.AJ$1];[.$L52]=[.AJ$1];[.$M52]=[.AJ$1];[.$N52]);[.$A52];&quot;&quot;)">
            <text:p/>
          </table:table-cell>
          <table:table-cell table:formula="of:=IF(OR([.$J52]=[.AK$1];[.$K52]=[.AK$1];[.$L52]=[.AK$1];[.$M52]=[.AK$1];[.$N52]);[.$A52];&quot;&quot;)">
            <text:p/>
          </table:table-cell>
          <table:table-cell table:formula="of:=IF(OR([.$J52]=[.AL$1];[.$K52]=[.AL$1];[.$L52]=[.AL$1];[.$M52]=[.AL$1];[.$N52]);[.$A52];&quot;&quot;)">
            <text:p/>
          </table:table-cell>
          <table:table-cell table:formula="of:=IF(OR([.$J52]=[.AM$1];[.$K52]=[.AM$1];[.$L52]=[.AM$1];[.$M52]=[.AM$1];[.$N52]);[.$A52];&quot;&quot;)">
            <text:p/>
          </table:table-cell>
          <table:table-cell table:formula="of:=IF(OR([.$J52]=[.AN$1];[.$K52]=[.AN$1];[.$L52]=[.AN$1];[.$M52]=[.AN$1];[.$N52]);[.$A52];&quot;&quot;)">
            <text:p/>
          </table:table-cell>
          <table:table-cell table:formula="of:=IF(OR([.$J52]=[.AO$1];[.$K52]=[.AO$1];[.$L52]=[.AO$1];[.$M52]=[.AO$1];[.$N52]);[.$A52];&quot;&quot;)">
            <text:p/>
          </table:table-cell>
          <table:table-cell table:formula="of:=IF(OR([.$J52]=[.AP$1];[.$K52]=[.AP$1];[.$L52]=[.AP$1];[.$M52]=[.AP$1];[.$N52]);[.$A52];&quot;&quot;)">
            <text:p/>
          </table:table-cell>
          <table:table-cell table:formula="of:=IF(OR([.$J52]=[.AQ$1];[.$K52]=[.AQ$1];[.$L52]=[.AQ$1];[.$M52]=[.AQ$1];[.$N52]);[.$A52];&quot;&quot;)">
            <text:p/>
          </table:table-cell>
          <table:table-cell table:formula="of:=IF(OR([.$J52]=[.AR$1];[.$K52]=[.AR$1];[.$L52]=[.AR$1];[.$M52]=[.AR$1];[.$N52]);[.$A52];&quot;&quot;)">
            <text:p/>
          </table:table-cell>
          <table:table-cell/>
          <table:table-cell table:formula="of:=IF([.$E52]=[.AT$1];[.$A52];&quot;&quot;)">
            <text:p/>
          </table:table-cell>
          <table:table-cell table:formula="of:=IF([.$E52]=[.AU$1];[.$A52];&quot;&quot;)">
            <text:p/>
          </table:table-cell>
          <table:table-cell table:formula="of:=IF([.$E52]=[.AV$1];[.$A52];&quot;&quot;)">
            <text:p/>
          </table:table-cell>
          <table:table-cell table:formula="of:=IF([.$E52]=[.AW$1];[.$A52];&quot;&quot;)">
            <text:p/>
          </table:table-cell>
          <table:table-cell table:formula="of:=IF([.$E52]=[.AX$1];[.$A52];&quot;&quot;)">
            <text:p/>
          </table:table-cell>
          <table:table-cell table:formula="of:=IF([.$E52]=[.AY$1];[.$A52];&quot;&quot;)">
            <text:p/>
          </table:table-cell>
          <table:table-cell table:formula="of:=IF([.$E52]=[.AZ$1];[.$A52];&quot;&quot;)">
            <text:p/>
          </table:table-cell>
          <table:table-cell table:formula="of:=IF([.$E52]=[.BA$1];[.$A52];&quot;&quot;)">
            <text:p/>
          </table:table-cell>
          <table:table-cell table:formula="of:=IF([.$E52]=[.BB$1];[.$A52];&quot;&quot;)">
            <text:p/>
          </table:table-cell>
          <table:table-cell table:formula="of:=IF([.$E52]=[.BC$1];[.$A52];&quot;&quot;)">
            <text:p/>
          </table:table-cell>
          <table:table-cell table:formula="of:=IF([.$E52]=[.BD$1];[.$A52];&quot;&quot;)">
            <text:p/>
          </table:table-cell>
          <table:table-cell table:formula="of:=IF([.$E52]=[.BE$1];[.$A52];&quot;&quot;)">
            <text:p/>
          </table:table-cell>
          <table:table-cell table:formula="of:=IF([.$E52]=[.BF$1];[.$A52];&quot;&quot;)">
            <text:p/>
          </table:table-cell>
          <table:table-cell table:formula="of:=IF([.$E52]=[.BG$1];[.$A52];&quot;&quot;)">
            <text:p/>
          </table:table-cell>
          <table:table-cell table:formula="of:=IF([.$E52]=[.BH$1];[.$A52];&quot;&quot;)">
            <text:p/>
          </table:table-cell>
          <table:table-cell table:formula="of:=IF([.$E52]=[.BI$1];[.$A52];&quot;&quot;)">
            <text:p/>
          </table:table-cell>
          <table:table-cell table:formula="of:=IF([.$E52]=[.BJ$1];[.$A52];&quot;&quot;)">
            <text:p/>
          </table:table-cell>
          <table:table-cell table:formula="of:=IF([.$E52]=[.BK$1];[.$A52];&quot;&quot;)">
            <text:p/>
          </table:table-cell>
          <table:table-cell table:formula="of:=IF([.$E52]=[.BL$1];[.$A52];&quot;&quot;)">
            <text:p/>
          </table:table-cell>
          <table:table-cell table:formula="of:=IF([.$E52]=[.BM$1];[.$A52];&quot;&quot;)">
            <text:p/>
          </table:table-cell>
          <table:table-cell table:formula="of:=IF([.$E52]=[.BN$1];[.$A52];&quot;&quot;)">
            <text:p/>
          </table:table-cell>
          <table:table-cell table:formula="of:=IF([.$E52]=[.BO$1];[.$A52];&quot;&quot;)">
            <text:p/>
          </table:table-cell>
          <table:table-cell table:formula="of:=IF([.$E52]=[.BP$1];[.$A52];&quot;&quot;)">
            <text:p/>
          </table:table-cell>
          <table:table-cell table:formula="of:=IF([.$E52]=[.BQ$1];[.$A52];&quot;&quot;)">
            <text:p/>
          </table:table-cell>
          <table:table-cell table:formula="of:=IF([.$E52]=[.BR$1];[.$A52];&quot;&quot;)">
            <text:p/>
          </table:table-cell>
          <table:table-cell table:formula="of:=IF([.$E52]=[.BS$1];[.$A52];&quot;&quot;)">
            <text:p/>
          </table:table-cell>
          <table:table-cell table:formula="of:=IF([.$E52]=[.BT$1];[.$A52];&quot;&quot;)">
            <text:p/>
          </table:table-cell>
          <table:table-cell table:formula="of:=IF([.$E52]=[.BU$1];[.$A52];&quot;&quot;)" office:value-type="float" office:value="51" calcext:value-type="float">
            <text:p>51</text:p>
          </table:table-cell>
          <table:table-cell table:formula="of:=IF([.$E52]=[.BV$1];[.$A52];&quot;&quot;)">
            <text:p/>
          </table:table-cell>
          <table:table-cell table:formula="of:=IF([.$E52]=[.BW$1];[.$A52];&quot;&quot;)">
            <text:p/>
          </table:table-cell>
          <table:table-cell table:formula="of:=IF([.$E52]=[.BX$1];[.$A52];&quot;&quot;)">
            <text:p/>
          </table:table-cell>
          <table:table-cell table:formula="of:=IF([.$E52]=[.BY$1];[.$A52];&quot;&quot;)">
            <text:p/>
          </table:table-cell>
          <table:table-cell table:formula="of:=IF([.$E52]=[.BZ$1];[.$A52];&quot;&quot;)">
            <text:p/>
          </table:table-cell>
          <table:table-cell table:formula="of:=IF([.$E52]=[.CA$1];[.$A52];&quot;&quot;)">
            <text:p/>
          </table:table-cell>
          <table:table-cell table:formula="of:=IF([.$E52]=[.CB$1];[.$A52];&quot;&quot;)">
            <text:p/>
          </table:table-cell>
          <table:table-cell table:formula="of:=IF([.$E52]=[.CC$1];[.$A52];&quot;&quot;)">
            <text:p/>
          </table:table-cell>
          <table:table-cell table:formula="of:=IF([.$E52]=[.CD$1];[.$A52];&quot;&quot;)">
            <text:p/>
          </table:table-cell>
          <table:table-cell table:formula="of:=IF([.$E52]=[.CE$1];[.$A52];&quot;&quot;)">
            <text:p/>
          </table:table-cell>
          <table:table-cell table:formula="of:=IF([.$E52]=[.CF$1];[.$A52];&quot;&quot;)">
            <text:p/>
          </table:table-cell>
          <table:table-cell table:formula="of:=IF([.$E52]=[.CG$1];[.$A52];&quot;&quot;)">
            <text:p/>
          </table:table-cell>
          <table:table-cell table:formula="of:=IF([.$E52]=[.CH$1];[.$A52];&quot;&quot;)">
            <text:p/>
          </table:table-cell>
          <table:table-cell table:formula="of:=IF([.$E52]=[.CI$1];[.$A52];&quot;&quot;)">
            <text:p/>
          </table:table-cell>
          <table:table-cell table:formula="of:=IF([.$E52]=[.CJ$1];[.$A52];&quot;&quot;)">
            <text:p/>
          </table:table-cell>
          <table:table-cell table:formula="of:=IF([.$E52]=[.CK$1];[.$A52];&quot;&quot;)">
            <text:p/>
          </table:table-cell>
          <table:table-cell table:formula="of:=IF([.$E52]=[.CL$1];[.$A52];&quot;&quot;)">
            <text:p/>
          </table:table-cell>
          <table:table-cell table:formula="of:=IF([.$E52]=[.CM$1];[.$A52];&quot;&quot;)">
            <text:p/>
          </table:table-cell>
          <table:table-cell table:formula="of:=IF([.$E52]=[.CN$1];[.$A52];&quot;&quot;)">
            <text:p/>
          </table:table-cell>
          <table:table-cell table:formula="of:=IF([.$E52]=[.CO$1];[.$A52];&quot;&quot;)">
            <text:p/>
          </table:table-cell>
          <table:table-cell table:formula="of:=IF([.$E52]=[.CP$1];[.$A52];&quot;&quot;)">
            <text:p/>
          </table:table-cell>
          <table:table-cell table:formula="of:=IF([.$E52]=[.CQ$1];[.$A5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 Será Será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Thomas L. Moran</text:p>
          </table:table-cell>
          <table:table-cell office:value-type="float" office:value="16.11" calcext:value-type="float">
            <text:p>16.11</text:p>
          </table:table-cell>
          <table:table-cell office:value-type="float" office:value="13" calcext:value-type="float">
            <text:p>13</text:p>
          </table:table-cell>
          <table:table-cell office:value-type="date" office:date-value="2006-11-07" calcext:value-type="date">
            <text:p>2006-11-07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53]=[.O$1];[.$K53]=[.O$1];[.$L53]=[.O$1];[.$M53]=[.O$1];[.$N53]);[.$A53];&quot;&quot;)">
            <text:p/>
          </table:table-cell>
          <table:table-cell table:formula="of:=IF(OR([.$J53]=[.P$1];[.$K53]=[.P$1];[.$L53]=[.P$1];[.$M53]=[.P$1];[.$N53]);[.$A53];&quot;&quot;)">
            <text:p/>
          </table:table-cell>
          <table:table-cell table:formula="of:=IF(OR([.$J53]=[.Q$1];[.$K53]=[.Q$1];[.$L53]=[.Q$1];[.$M53]=[.Q$1];[.$N53]);[.$A53];&quot;&quot;)">
            <text:p/>
          </table:table-cell>
          <table:table-cell table:formula="of:=IF(OR([.$J53]=[.R$1];[.$K53]=[.R$1];[.$L53]=[.R$1];[.$M53]=[.R$1];[.$N53]);[.$A53];&quot;&quot;)">
            <text:p/>
          </table:table-cell>
          <table:table-cell table:formula="of:=IF(OR([.$J53]=[.S$1];[.$K53]=[.S$1];[.$L53]=[.S$1];[.$M53]=[.S$1];[.$N53]);[.$A53];&quot;&quot;)">
            <text:p/>
          </table:table-cell>
          <table:table-cell table:formula="of:=IF(OR([.$J53]=[.T$1];[.$K53]=[.T$1];[.$L53]=[.T$1];[.$M53]=[.T$1];[.$N53]);[.$A53];&quot;&quot;)" office:value-type="float" office:value="52" calcext:value-type="float">
            <text:p>52</text:p>
          </table:table-cell>
          <table:table-cell table:formula="of:=IF(OR([.$J53]=[.U$1];[.$K53]=[.U$1];[.$L53]=[.U$1];[.$M53]=[.U$1];[.$N53]);[.$A53];&quot;&quot;)">
            <text:p/>
          </table:table-cell>
          <table:table-cell table:formula="of:=IF(OR([.$J53]=[.V$1];[.$K53]=[.V$1];[.$L53]=[.V$1];[.$M53]=[.V$1];[.$N53]);[.$A53];&quot;&quot;)">
            <text:p/>
          </table:table-cell>
          <table:table-cell table:formula="of:=IF(OR([.$J53]=[.W$1];[.$K53]=[.W$1];[.$L53]=[.W$1];[.$M53]=[.W$1];[.$N53]);[.$A53];&quot;&quot;)">
            <text:p/>
          </table:table-cell>
          <table:table-cell table:formula="of:=IF(OR([.$J53]=[.X$1];[.$K53]=[.X$1];[.$L53]=[.X$1];[.$M53]=[.X$1];[.$N53]);[.$A53];&quot;&quot;)">
            <text:p/>
          </table:table-cell>
          <table:table-cell table:formula="of:=IF(OR([.$J53]=[.Y$1];[.$K53]=[.Y$1];[.$L53]=[.Y$1];[.$M53]=[.Y$1];[.$N53]);[.$A53];&quot;&quot;)">
            <text:p/>
          </table:table-cell>
          <table:table-cell table:formula="of:=IF(OR([.$J53]=[.Z$1];[.$K53]=[.Z$1];[.$L53]=[.Z$1];[.$M53]=[.Z$1];[.$N53]);[.$A53];&quot;&quot;)">
            <text:p/>
          </table:table-cell>
          <table:table-cell table:formula="of:=IF(OR([.$J53]=[.AA$1];[.$K53]=[.AA$1];[.$L53]=[.AA$1];[.$M53]=[.AA$1];[.$N53]);[.$A53];&quot;&quot;)">
            <text:p/>
          </table:table-cell>
          <table:table-cell table:formula="of:=IF(OR([.$J53]=[.AB$1];[.$K53]=[.AB$1];[.$L53]=[.AB$1];[.$M53]=[.AB$1];[.$N53]);[.$A53];&quot;&quot;)">
            <text:p/>
          </table:table-cell>
          <table:table-cell table:formula="of:=IF(OR([.$J53]=[.AC$1];[.$K53]=[.AC$1];[.$L53]=[.AC$1];[.$M53]=[.AC$1];[.$N53]);[.$A53];&quot;&quot;)">
            <text:p/>
          </table:table-cell>
          <table:table-cell table:formula="of:=IF(OR([.$J53]=[.AD$1];[.$K53]=[.AD$1];[.$L53]=[.AD$1];[.$M53]=[.AD$1];[.$N53]);[.$A53];&quot;&quot;)">
            <text:p/>
          </table:table-cell>
          <table:table-cell table:formula="of:=IF(OR([.$J53]=[.AE$1];[.$K53]=[.AE$1];[.$L53]=[.AE$1];[.$M53]=[.AE$1];[.$N53]);[.$A53];&quot;&quot;)">
            <text:p/>
          </table:table-cell>
          <table:table-cell table:formula="of:=IF(OR([.$J53]=[.AF$1];[.$K53]=[.AF$1];[.$L53]=[.AF$1];[.$M53]=[.AF$1];[.$N53]);[.$A53];&quot;&quot;)">
            <text:p/>
          </table:table-cell>
          <table:table-cell table:formula="of:=IF(OR([.$J53]=[.AG$1];[.$K53]=[.AG$1];[.$L53]=[.AG$1];[.$M53]=[.AG$1];[.$N53]);[.$A53];&quot;&quot;)">
            <text:p/>
          </table:table-cell>
          <table:table-cell table:formula="of:=IF(OR([.$J53]=[.AH$1];[.$K53]=[.AH$1];[.$L53]=[.AH$1];[.$M53]=[.AH$1];[.$N53]);[.$A53];&quot;&quot;)">
            <text:p/>
          </table:table-cell>
          <table:table-cell table:formula="of:=IF(OR([.$J53]=[.AI$1];[.$K53]=[.AI$1];[.$L53]=[.AI$1];[.$M53]=[.AI$1];[.$N53]);[.$A53];&quot;&quot;)">
            <text:p/>
          </table:table-cell>
          <table:table-cell table:formula="of:=IF(OR([.$J53]=[.AJ$1];[.$K53]=[.AJ$1];[.$L53]=[.AJ$1];[.$M53]=[.AJ$1];[.$N53]);[.$A53];&quot;&quot;)">
            <text:p/>
          </table:table-cell>
          <table:table-cell table:formula="of:=IF(OR([.$J53]=[.AK$1];[.$K53]=[.AK$1];[.$L53]=[.AK$1];[.$M53]=[.AK$1];[.$N53]);[.$A53];&quot;&quot;)">
            <text:p/>
          </table:table-cell>
          <table:table-cell table:formula="of:=IF(OR([.$J53]=[.AL$1];[.$K53]=[.AL$1];[.$L53]=[.AL$1];[.$M53]=[.AL$1];[.$N53]);[.$A53];&quot;&quot;)">
            <text:p/>
          </table:table-cell>
          <table:table-cell table:formula="of:=IF(OR([.$J53]=[.AM$1];[.$K53]=[.AM$1];[.$L53]=[.AM$1];[.$M53]=[.AM$1];[.$N53]);[.$A53];&quot;&quot;)">
            <text:p/>
          </table:table-cell>
          <table:table-cell table:formula="of:=IF(OR([.$J53]=[.AN$1];[.$K53]=[.AN$1];[.$L53]=[.AN$1];[.$M53]=[.AN$1];[.$N53]);[.$A53];&quot;&quot;)">
            <text:p/>
          </table:table-cell>
          <table:table-cell table:formula="of:=IF(OR([.$J53]=[.AO$1];[.$K53]=[.AO$1];[.$L53]=[.AO$1];[.$M53]=[.AO$1];[.$N53]);[.$A53];&quot;&quot;)">
            <text:p/>
          </table:table-cell>
          <table:table-cell table:formula="of:=IF(OR([.$J53]=[.AP$1];[.$K53]=[.AP$1];[.$L53]=[.AP$1];[.$M53]=[.AP$1];[.$N53]);[.$A53];&quot;&quot;)">
            <text:p/>
          </table:table-cell>
          <table:table-cell table:formula="of:=IF(OR([.$J53]=[.AQ$1];[.$K53]=[.AQ$1];[.$L53]=[.AQ$1];[.$M53]=[.AQ$1];[.$N53]);[.$A53];&quot;&quot;)">
            <text:p/>
          </table:table-cell>
          <table:table-cell table:formula="of:=IF(OR([.$J53]=[.AR$1];[.$K53]=[.AR$1];[.$L53]=[.AR$1];[.$M53]=[.AR$1];[.$N53]);[.$A53];&quot;&quot;)">
            <text:p/>
          </table:table-cell>
          <table:table-cell/>
          <table:table-cell table:formula="of:=IF([.$E53]=[.AT$1];[.$A53];&quot;&quot;)">
            <text:p/>
          </table:table-cell>
          <table:table-cell table:formula="of:=IF([.$E53]=[.AU$1];[.$A53];&quot;&quot;)">
            <text:p/>
          </table:table-cell>
          <table:table-cell table:formula="of:=IF([.$E53]=[.AV$1];[.$A53];&quot;&quot;)">
            <text:p/>
          </table:table-cell>
          <table:table-cell table:formula="of:=IF([.$E53]=[.AW$1];[.$A53];&quot;&quot;)">
            <text:p/>
          </table:table-cell>
          <table:table-cell table:formula="of:=IF([.$E53]=[.AX$1];[.$A53];&quot;&quot;)">
            <text:p/>
          </table:table-cell>
          <table:table-cell table:formula="of:=IF([.$E53]=[.AY$1];[.$A53];&quot;&quot;)">
            <text:p/>
          </table:table-cell>
          <table:table-cell table:formula="of:=IF([.$E53]=[.AZ$1];[.$A53];&quot;&quot;)">
            <text:p/>
          </table:table-cell>
          <table:table-cell table:formula="of:=IF([.$E53]=[.BA$1];[.$A53];&quot;&quot;)">
            <text:p/>
          </table:table-cell>
          <table:table-cell table:formula="of:=IF([.$E53]=[.BB$1];[.$A53];&quot;&quot;)">
            <text:p/>
          </table:table-cell>
          <table:table-cell table:formula="of:=IF([.$E53]=[.BC$1];[.$A53];&quot;&quot;)">
            <text:p/>
          </table:table-cell>
          <table:table-cell table:formula="of:=IF([.$E53]=[.BD$1];[.$A53];&quot;&quot;)">
            <text:p/>
          </table:table-cell>
          <table:table-cell table:formula="of:=IF([.$E53]=[.BE$1];[.$A53];&quot;&quot;)">
            <text:p/>
          </table:table-cell>
          <table:table-cell table:formula="of:=IF([.$E53]=[.BF$1];[.$A53];&quot;&quot;)">
            <text:p/>
          </table:table-cell>
          <table:table-cell table:formula="of:=IF([.$E53]=[.BG$1];[.$A53];&quot;&quot;)">
            <text:p/>
          </table:table-cell>
          <table:table-cell table:formula="of:=IF([.$E53]=[.BH$1];[.$A53];&quot;&quot;)">
            <text:p/>
          </table:table-cell>
          <table:table-cell table:formula="of:=IF([.$E53]=[.BI$1];[.$A53];&quot;&quot;)">
            <text:p/>
          </table:table-cell>
          <table:table-cell table:formula="of:=IF([.$E53]=[.BJ$1];[.$A53];&quot;&quot;)" office:value-type="float" office:value="52" calcext:value-type="float">
            <text:p>52</text:p>
          </table:table-cell>
          <table:table-cell table:formula="of:=IF([.$E53]=[.BK$1];[.$A53];&quot;&quot;)">
            <text:p/>
          </table:table-cell>
          <table:table-cell table:formula="of:=IF([.$E53]=[.BL$1];[.$A53];&quot;&quot;)">
            <text:p/>
          </table:table-cell>
          <table:table-cell table:formula="of:=IF([.$E53]=[.BM$1];[.$A53];&quot;&quot;)">
            <text:p/>
          </table:table-cell>
          <table:table-cell table:formula="of:=IF([.$E53]=[.BN$1];[.$A53];&quot;&quot;)">
            <text:p/>
          </table:table-cell>
          <table:table-cell table:formula="of:=IF([.$E53]=[.BO$1];[.$A53];&quot;&quot;)">
            <text:p/>
          </table:table-cell>
          <table:table-cell table:formula="of:=IF([.$E53]=[.BP$1];[.$A53];&quot;&quot;)">
            <text:p/>
          </table:table-cell>
          <table:table-cell table:formula="of:=IF([.$E53]=[.BQ$1];[.$A53];&quot;&quot;)">
            <text:p/>
          </table:table-cell>
          <table:table-cell table:formula="of:=IF([.$E53]=[.BR$1];[.$A53];&quot;&quot;)">
            <text:p/>
          </table:table-cell>
          <table:table-cell table:formula="of:=IF([.$E53]=[.BS$1];[.$A53];&quot;&quot;)">
            <text:p/>
          </table:table-cell>
          <table:table-cell table:formula="of:=IF([.$E53]=[.BT$1];[.$A53];&quot;&quot;)">
            <text:p/>
          </table:table-cell>
          <table:table-cell table:formula="of:=IF([.$E53]=[.BU$1];[.$A53];&quot;&quot;)">
            <text:p/>
          </table:table-cell>
          <table:table-cell table:formula="of:=IF([.$E53]=[.BV$1];[.$A53];&quot;&quot;)">
            <text:p/>
          </table:table-cell>
          <table:table-cell table:formula="of:=IF([.$E53]=[.BW$1];[.$A53];&quot;&quot;)">
            <text:p/>
          </table:table-cell>
          <table:table-cell table:formula="of:=IF([.$E53]=[.BX$1];[.$A53];&quot;&quot;)">
            <text:p/>
          </table:table-cell>
          <table:table-cell table:formula="of:=IF([.$E53]=[.BY$1];[.$A53];&quot;&quot;)">
            <text:p/>
          </table:table-cell>
          <table:table-cell table:formula="of:=IF([.$E53]=[.BZ$1];[.$A53];&quot;&quot;)">
            <text:p/>
          </table:table-cell>
          <table:table-cell table:formula="of:=IF([.$E53]=[.CA$1];[.$A53];&quot;&quot;)">
            <text:p/>
          </table:table-cell>
          <table:table-cell table:formula="of:=IF([.$E53]=[.CB$1];[.$A53];&quot;&quot;)">
            <text:p/>
          </table:table-cell>
          <table:table-cell table:formula="of:=IF([.$E53]=[.CC$1];[.$A53];&quot;&quot;)">
            <text:p/>
          </table:table-cell>
          <table:table-cell table:formula="of:=IF([.$E53]=[.CD$1];[.$A53];&quot;&quot;)">
            <text:p/>
          </table:table-cell>
          <table:table-cell table:formula="of:=IF([.$E53]=[.CE$1];[.$A53];&quot;&quot;)">
            <text:p/>
          </table:table-cell>
          <table:table-cell table:formula="of:=IF([.$E53]=[.CF$1];[.$A53];&quot;&quot;)">
            <text:p/>
          </table:table-cell>
          <table:table-cell table:formula="of:=IF([.$E53]=[.CG$1];[.$A53];&quot;&quot;)">
            <text:p/>
          </table:table-cell>
          <table:table-cell table:formula="of:=IF([.$E53]=[.CH$1];[.$A53];&quot;&quot;)">
            <text:p/>
          </table:table-cell>
          <table:table-cell table:formula="of:=IF([.$E53]=[.CI$1];[.$A53];&quot;&quot;)">
            <text:p/>
          </table:table-cell>
          <table:table-cell table:formula="of:=IF([.$E53]=[.CJ$1];[.$A53];&quot;&quot;)">
            <text:p/>
          </table:table-cell>
          <table:table-cell table:formula="of:=IF([.$E53]=[.CK$1];[.$A53];&quot;&quot;)">
            <text:p/>
          </table:table-cell>
          <table:table-cell table:formula="of:=IF([.$E53]=[.CL$1];[.$A53];&quot;&quot;)">
            <text:p/>
          </table:table-cell>
          <table:table-cell table:formula="of:=IF([.$E53]=[.CM$1];[.$A53];&quot;&quot;)">
            <text:p/>
          </table:table-cell>
          <table:table-cell table:formula="of:=IF([.$E53]=[.CN$1];[.$A53];&quot;&quot;)">
            <text:p/>
          </table:table-cell>
          <table:table-cell table:formula="of:=IF([.$E53]=[.CO$1];[.$A53];&quot;&quot;)">
            <text:p/>
          </table:table-cell>
          <table:table-cell table:formula="of:=IF([.$E53]=[.CP$1];[.$A53];&quot;&quot;)">
            <text:p/>
          </table:table-cell>
          <table:table-cell table:formula="of:=IF([.$E53]=[.CQ$1];[.$A5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n of Coma Guy</text:p>
          </table:table-cell>
          <table:table-cell office:value-type="string" calcext:value-type="string">
            <text:p>Dan Attias</text:p>
          </table:table-cell>
          <table:table-cell office:value-type="string" calcext:value-type="string">
            <text:p>Doris Egan</text:p>
          </table:table-cell>
          <table:table-cell office:value-type="float" office:value="14.6" calcext:value-type="float">
            <text:p>14.6</text:p>
          </table:table-cell>
          <table:table-cell office:value-type="float" office:value="19" calcext:value-type="float">
            <text:p>19</text:p>
          </table:table-cell>
          <table:table-cell office:value-type="date" office:date-value="2006-11-14" calcext:value-type="date">
            <text:p>2006-11-14</text:p>
          </table:table-cell>
          <table:table-cell office:value-type="string" calcext:value-type="string">
            <text:p>Doris Egan</text:p>
          </table:table-cell>
          <table:table-cell table:number-columns-repeated="4"/>
          <table:table-cell table:formula="of:=IF(OR([.$J54]=[.O$1];[.$K54]=[.O$1];[.$L54]=[.O$1];[.$M54]=[.O$1];[.$N54]);[.$A54];&quot;&quot;)">
            <text:p/>
          </table:table-cell>
          <table:table-cell table:formula="of:=IF(OR([.$J54]=[.P$1];[.$K54]=[.P$1];[.$L54]=[.P$1];[.$M54]=[.P$1];[.$N54]);[.$A54];&quot;&quot;)">
            <text:p/>
          </table:table-cell>
          <table:table-cell table:formula="of:=IF(OR([.$J54]=[.Q$1];[.$K54]=[.Q$1];[.$L54]=[.Q$1];[.$M54]=[.Q$1];[.$N54]);[.$A54];&quot;&quot;)">
            <text:p/>
          </table:table-cell>
          <table:table-cell table:formula="of:=IF(OR([.$J54]=[.R$1];[.$K54]=[.R$1];[.$L54]=[.R$1];[.$M54]=[.R$1];[.$N54]);[.$A54];&quot;&quot;)">
            <text:p/>
          </table:table-cell>
          <table:table-cell table:formula="of:=IF(OR([.$J54]=[.S$1];[.$K54]=[.S$1];[.$L54]=[.S$1];[.$M54]=[.S$1];[.$N54]);[.$A54];&quot;&quot;)">
            <text:p/>
          </table:table-cell>
          <table:table-cell table:formula="of:=IF(OR([.$J54]=[.T$1];[.$K54]=[.T$1];[.$L54]=[.T$1];[.$M54]=[.T$1];[.$N54]);[.$A54];&quot;&quot;)">
            <text:p/>
          </table:table-cell>
          <table:table-cell table:formula="of:=IF(OR([.$J54]=[.U$1];[.$K54]=[.U$1];[.$L54]=[.U$1];[.$M54]=[.U$1];[.$N54]);[.$A54];&quot;&quot;)">
            <text:p/>
          </table:table-cell>
          <table:table-cell table:formula="of:=IF(OR([.$J54]=[.V$1];[.$K54]=[.V$1];[.$L54]=[.V$1];[.$M54]=[.V$1];[.$N54]);[.$A54];&quot;&quot;)">
            <text:p/>
          </table:table-cell>
          <table:table-cell table:formula="of:=IF(OR([.$J54]=[.W$1];[.$K54]=[.W$1];[.$L54]=[.W$1];[.$M54]=[.W$1];[.$N54]);[.$A54];&quot;&quot;)">
            <text:p/>
          </table:table-cell>
          <table:table-cell table:formula="of:=IF(OR([.$J54]=[.X$1];[.$K54]=[.X$1];[.$L54]=[.X$1];[.$M54]=[.X$1];[.$N54]);[.$A54];&quot;&quot;)">
            <text:p/>
          </table:table-cell>
          <table:table-cell table:formula="of:=IF(OR([.$J54]=[.Y$1];[.$K54]=[.Y$1];[.$L54]=[.Y$1];[.$M54]=[.Y$1];[.$N54]);[.$A54];&quot;&quot;)">
            <text:p/>
          </table:table-cell>
          <table:table-cell table:formula="of:=IF(OR([.$J54]=[.Z$1];[.$K54]=[.Z$1];[.$L54]=[.Z$1];[.$M54]=[.Z$1];[.$N54]);[.$A54];&quot;&quot;)">
            <text:p/>
          </table:table-cell>
          <table:table-cell table:formula="of:=IF(OR([.$J54]=[.AA$1];[.$K54]=[.AA$1];[.$L54]=[.AA$1];[.$M54]=[.AA$1];[.$N54]);[.$A54];&quot;&quot;)">
            <text:p/>
          </table:table-cell>
          <table:table-cell table:formula="of:=IF(OR([.$J54]=[.AB$1];[.$K54]=[.AB$1];[.$L54]=[.AB$1];[.$M54]=[.AB$1];[.$N54]);[.$A54];&quot;&quot;)">
            <text:p/>
          </table:table-cell>
          <table:table-cell table:formula="of:=IF(OR([.$J54]=[.AC$1];[.$K54]=[.AC$1];[.$L54]=[.AC$1];[.$M54]=[.AC$1];[.$N54]);[.$A54];&quot;&quot;)" office:value-type="float" office:value="53" calcext:value-type="float">
            <text:p>53</text:p>
          </table:table-cell>
          <table:table-cell table:formula="of:=IF(OR([.$J54]=[.AD$1];[.$K54]=[.AD$1];[.$L54]=[.AD$1];[.$M54]=[.AD$1];[.$N54]);[.$A54];&quot;&quot;)">
            <text:p/>
          </table:table-cell>
          <table:table-cell table:formula="of:=IF(OR([.$J54]=[.AE$1];[.$K54]=[.AE$1];[.$L54]=[.AE$1];[.$M54]=[.AE$1];[.$N54]);[.$A54];&quot;&quot;)">
            <text:p/>
          </table:table-cell>
          <table:table-cell table:formula="of:=IF(OR([.$J54]=[.AF$1];[.$K54]=[.AF$1];[.$L54]=[.AF$1];[.$M54]=[.AF$1];[.$N54]);[.$A54];&quot;&quot;)">
            <text:p/>
          </table:table-cell>
          <table:table-cell table:formula="of:=IF(OR([.$J54]=[.AG$1];[.$K54]=[.AG$1];[.$L54]=[.AG$1];[.$M54]=[.AG$1];[.$N54]);[.$A54];&quot;&quot;)">
            <text:p/>
          </table:table-cell>
          <table:table-cell table:formula="of:=IF(OR([.$J54]=[.AH$1];[.$K54]=[.AH$1];[.$L54]=[.AH$1];[.$M54]=[.AH$1];[.$N54]);[.$A54];&quot;&quot;)">
            <text:p/>
          </table:table-cell>
          <table:table-cell table:formula="of:=IF(OR([.$J54]=[.AI$1];[.$K54]=[.AI$1];[.$L54]=[.AI$1];[.$M54]=[.AI$1];[.$N54]);[.$A54];&quot;&quot;)">
            <text:p/>
          </table:table-cell>
          <table:table-cell table:formula="of:=IF(OR([.$J54]=[.AJ$1];[.$K54]=[.AJ$1];[.$L54]=[.AJ$1];[.$M54]=[.AJ$1];[.$N54]);[.$A54];&quot;&quot;)">
            <text:p/>
          </table:table-cell>
          <table:table-cell table:formula="of:=IF(OR([.$J54]=[.AK$1];[.$K54]=[.AK$1];[.$L54]=[.AK$1];[.$M54]=[.AK$1];[.$N54]);[.$A54];&quot;&quot;)">
            <text:p/>
          </table:table-cell>
          <table:table-cell table:formula="of:=IF(OR([.$J54]=[.AL$1];[.$K54]=[.AL$1];[.$L54]=[.AL$1];[.$M54]=[.AL$1];[.$N54]);[.$A54];&quot;&quot;)">
            <text:p/>
          </table:table-cell>
          <table:table-cell table:formula="of:=IF(OR([.$J54]=[.AM$1];[.$K54]=[.AM$1];[.$L54]=[.AM$1];[.$M54]=[.AM$1];[.$N54]);[.$A54];&quot;&quot;)">
            <text:p/>
          </table:table-cell>
          <table:table-cell table:formula="of:=IF(OR([.$J54]=[.AN$1];[.$K54]=[.AN$1];[.$L54]=[.AN$1];[.$M54]=[.AN$1];[.$N54]);[.$A54];&quot;&quot;)">
            <text:p/>
          </table:table-cell>
          <table:table-cell table:formula="of:=IF(OR([.$J54]=[.AO$1];[.$K54]=[.AO$1];[.$L54]=[.AO$1];[.$M54]=[.AO$1];[.$N54]);[.$A54];&quot;&quot;)">
            <text:p/>
          </table:table-cell>
          <table:table-cell table:formula="of:=IF(OR([.$J54]=[.AP$1];[.$K54]=[.AP$1];[.$L54]=[.AP$1];[.$M54]=[.AP$1];[.$N54]);[.$A54];&quot;&quot;)">
            <text:p/>
          </table:table-cell>
          <table:table-cell table:formula="of:=IF(OR([.$J54]=[.AQ$1];[.$K54]=[.AQ$1];[.$L54]=[.AQ$1];[.$M54]=[.AQ$1];[.$N54]);[.$A54];&quot;&quot;)">
            <text:p/>
          </table:table-cell>
          <table:table-cell table:formula="of:=IF(OR([.$J54]=[.AR$1];[.$K54]=[.AR$1];[.$L54]=[.AR$1];[.$M54]=[.AR$1];[.$N54]);[.$A54];&quot;&quot;)">
            <text:p/>
          </table:table-cell>
          <table:table-cell/>
          <table:table-cell table:formula="of:=IF([.$E54]=[.AT$1];[.$A54];&quot;&quot;)">
            <text:p/>
          </table:table-cell>
          <table:table-cell table:formula="of:=IF([.$E54]=[.AU$1];[.$A54];&quot;&quot;)">
            <text:p/>
          </table:table-cell>
          <table:table-cell table:formula="of:=IF([.$E54]=[.AV$1];[.$A54];&quot;&quot;)">
            <text:p/>
          </table:table-cell>
          <table:table-cell table:formula="of:=IF([.$E54]=[.AW$1];[.$A54];&quot;&quot;)">
            <text:p/>
          </table:table-cell>
          <table:table-cell table:formula="of:=IF([.$E54]=[.AX$1];[.$A54];&quot;&quot;)">
            <text:p/>
          </table:table-cell>
          <table:table-cell table:formula="of:=IF([.$E54]=[.AY$1];[.$A54];&quot;&quot;)">
            <text:p/>
          </table:table-cell>
          <table:table-cell table:formula="of:=IF([.$E54]=[.AZ$1];[.$A54];&quot;&quot;)">
            <text:p/>
          </table:table-cell>
          <table:table-cell table:formula="of:=IF([.$E54]=[.BA$1];[.$A54];&quot;&quot;)">
            <text:p/>
          </table:table-cell>
          <table:table-cell table:formula="of:=IF([.$E54]=[.BB$1];[.$A54];&quot;&quot;)" office:value-type="float" office:value="53" calcext:value-type="float">
            <text:p>53</text:p>
          </table:table-cell>
          <table:table-cell table:formula="of:=IF([.$E54]=[.BC$1];[.$A54];&quot;&quot;)">
            <text:p/>
          </table:table-cell>
          <table:table-cell table:formula="of:=IF([.$E54]=[.BD$1];[.$A54];&quot;&quot;)">
            <text:p/>
          </table:table-cell>
          <table:table-cell table:formula="of:=IF([.$E54]=[.BE$1];[.$A54];&quot;&quot;)">
            <text:p/>
          </table:table-cell>
          <table:table-cell table:formula="of:=IF([.$E54]=[.BF$1];[.$A54];&quot;&quot;)">
            <text:p/>
          </table:table-cell>
          <table:table-cell table:formula="of:=IF([.$E54]=[.BG$1];[.$A54];&quot;&quot;)">
            <text:p/>
          </table:table-cell>
          <table:table-cell table:formula="of:=IF([.$E54]=[.BH$1];[.$A54];&quot;&quot;)">
            <text:p/>
          </table:table-cell>
          <table:table-cell table:formula="of:=IF([.$E54]=[.BI$1];[.$A54];&quot;&quot;)">
            <text:p/>
          </table:table-cell>
          <table:table-cell table:formula="of:=IF([.$E54]=[.BJ$1];[.$A54];&quot;&quot;)">
            <text:p/>
          </table:table-cell>
          <table:table-cell table:formula="of:=IF([.$E54]=[.BK$1];[.$A54];&quot;&quot;)">
            <text:p/>
          </table:table-cell>
          <table:table-cell table:formula="of:=IF([.$E54]=[.BL$1];[.$A54];&quot;&quot;)">
            <text:p/>
          </table:table-cell>
          <table:table-cell table:formula="of:=IF([.$E54]=[.BM$1];[.$A54];&quot;&quot;)">
            <text:p/>
          </table:table-cell>
          <table:table-cell table:formula="of:=IF([.$E54]=[.BN$1];[.$A54];&quot;&quot;)">
            <text:p/>
          </table:table-cell>
          <table:table-cell table:formula="of:=IF([.$E54]=[.BO$1];[.$A54];&quot;&quot;)">
            <text:p/>
          </table:table-cell>
          <table:table-cell table:formula="of:=IF([.$E54]=[.BP$1];[.$A54];&quot;&quot;)">
            <text:p/>
          </table:table-cell>
          <table:table-cell table:formula="of:=IF([.$E54]=[.BQ$1];[.$A54];&quot;&quot;)">
            <text:p/>
          </table:table-cell>
          <table:table-cell table:formula="of:=IF([.$E54]=[.BR$1];[.$A54];&quot;&quot;)">
            <text:p/>
          </table:table-cell>
          <table:table-cell table:formula="of:=IF([.$E54]=[.BS$1];[.$A54];&quot;&quot;)">
            <text:p/>
          </table:table-cell>
          <table:table-cell table:formula="of:=IF([.$E54]=[.BT$1];[.$A54];&quot;&quot;)">
            <text:p/>
          </table:table-cell>
          <table:table-cell table:formula="of:=IF([.$E54]=[.BU$1];[.$A54];&quot;&quot;)">
            <text:p/>
          </table:table-cell>
          <table:table-cell table:formula="of:=IF([.$E54]=[.BV$1];[.$A54];&quot;&quot;)">
            <text:p/>
          </table:table-cell>
          <table:table-cell table:formula="of:=IF([.$E54]=[.BW$1];[.$A54];&quot;&quot;)">
            <text:p/>
          </table:table-cell>
          <table:table-cell table:formula="of:=IF([.$E54]=[.BX$1];[.$A54];&quot;&quot;)">
            <text:p/>
          </table:table-cell>
          <table:table-cell table:formula="of:=IF([.$E54]=[.BY$1];[.$A54];&quot;&quot;)">
            <text:p/>
          </table:table-cell>
          <table:table-cell table:formula="of:=IF([.$E54]=[.BZ$1];[.$A54];&quot;&quot;)">
            <text:p/>
          </table:table-cell>
          <table:table-cell table:formula="of:=IF([.$E54]=[.CA$1];[.$A54];&quot;&quot;)">
            <text:p/>
          </table:table-cell>
          <table:table-cell table:formula="of:=IF([.$E54]=[.CB$1];[.$A54];&quot;&quot;)">
            <text:p/>
          </table:table-cell>
          <table:table-cell table:formula="of:=IF([.$E54]=[.CC$1];[.$A54];&quot;&quot;)">
            <text:p/>
          </table:table-cell>
          <table:table-cell table:formula="of:=IF([.$E54]=[.CD$1];[.$A54];&quot;&quot;)">
            <text:p/>
          </table:table-cell>
          <table:table-cell table:formula="of:=IF([.$E54]=[.CE$1];[.$A54];&quot;&quot;)">
            <text:p/>
          </table:table-cell>
          <table:table-cell table:formula="of:=IF([.$E54]=[.CF$1];[.$A54];&quot;&quot;)">
            <text:p/>
          </table:table-cell>
          <table:table-cell table:formula="of:=IF([.$E54]=[.CG$1];[.$A54];&quot;&quot;)">
            <text:p/>
          </table:table-cell>
          <table:table-cell table:formula="of:=IF([.$E54]=[.CH$1];[.$A54];&quot;&quot;)">
            <text:p/>
          </table:table-cell>
          <table:table-cell table:formula="of:=IF([.$E54]=[.CI$1];[.$A54];&quot;&quot;)">
            <text:p/>
          </table:table-cell>
          <table:table-cell table:formula="of:=IF([.$E54]=[.CJ$1];[.$A54];&quot;&quot;)">
            <text:p/>
          </table:table-cell>
          <table:table-cell table:formula="of:=IF([.$E54]=[.CK$1];[.$A54];&quot;&quot;)">
            <text:p/>
          </table:table-cell>
          <table:table-cell table:formula="of:=IF([.$E54]=[.CL$1];[.$A54];&quot;&quot;)">
            <text:p/>
          </table:table-cell>
          <table:table-cell table:formula="of:=IF([.$E54]=[.CM$1];[.$A54];&quot;&quot;)">
            <text:p/>
          </table:table-cell>
          <table:table-cell table:formula="of:=IF([.$E54]=[.CN$1];[.$A54];&quot;&quot;)">
            <text:p/>
          </table:table-cell>
          <table:table-cell table:formula="of:=IF([.$E54]=[.CO$1];[.$A54];&quot;&quot;)">
            <text:p/>
          </table:table-cell>
          <table:table-cell table:formula="of:=IF([.$E54]=[.CP$1];[.$A54];&quot;&quot;)">
            <text:p/>
          </table:table-cell>
          <table:table-cell table:formula="of:=IF([.$E54]=[.CQ$1];[.$A5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ac-A-Mole</text:p>
          </table:table-cell>
          <table:table-cell office:value-type="string" calcext:value-type="string">
            <text:p>Daniel Sackheim</text:p>
          </table:table-cell>
          <table:table-cell office:value-type="string" calcext:value-type="string">
            <text:p>Pamela Davis</text:p>
          </table:table-cell>
          <table:table-cell office:value-type="float" office:value="15.2" calcext:value-type="float">
            <text:p>15.2</text:p>
          </table:table-cell>
          <table:table-cell office:value-type="float" office:value="11" calcext:value-type="float">
            <text:p>11</text:p>
          </table:table-cell>
          <table:table-cell office:value-type="date" office:date-value="2006-11-21" calcext:value-type="date">
            <text:p>2006-11-21</text:p>
          </table:table-cell>
          <table:table-cell office:value-type="string" calcext:value-type="string">
            <text:p>Pamela Davis</text:p>
          </table:table-cell>
          <table:table-cell table:number-columns-repeated="4"/>
          <table:table-cell table:formula="of:=IF(OR([.$J55]=[.O$1];[.$K55]=[.O$1];[.$L55]=[.O$1];[.$M55]=[.O$1];[.$N55]);[.$A55];&quot;&quot;)">
            <text:p/>
          </table:table-cell>
          <table:table-cell table:formula="of:=IF(OR([.$J55]=[.P$1];[.$K55]=[.P$1];[.$L55]=[.P$1];[.$M55]=[.P$1];[.$N55]);[.$A55];&quot;&quot;)">
            <text:p/>
          </table:table-cell>
          <table:table-cell table:formula="of:=IF(OR([.$J55]=[.Q$1];[.$K55]=[.Q$1];[.$L55]=[.Q$1];[.$M55]=[.Q$1];[.$N55]);[.$A55];&quot;&quot;)">
            <text:p/>
          </table:table-cell>
          <table:table-cell table:formula="of:=IF(OR([.$J55]=[.R$1];[.$K55]=[.R$1];[.$L55]=[.R$1];[.$M55]=[.R$1];[.$N55]);[.$A55];&quot;&quot;)">
            <text:p/>
          </table:table-cell>
          <table:table-cell table:formula="of:=IF(OR([.$J55]=[.S$1];[.$K55]=[.S$1];[.$L55]=[.S$1];[.$M55]=[.S$1];[.$N55]);[.$A55];&quot;&quot;)">
            <text:p/>
          </table:table-cell>
          <table:table-cell table:formula="of:=IF(OR([.$J55]=[.T$1];[.$K55]=[.T$1];[.$L55]=[.T$1];[.$M55]=[.T$1];[.$N55]);[.$A55];&quot;&quot;)">
            <text:p/>
          </table:table-cell>
          <table:table-cell table:formula="of:=IF(OR([.$J55]=[.U$1];[.$K55]=[.U$1];[.$L55]=[.U$1];[.$M55]=[.U$1];[.$N55]);[.$A55];&quot;&quot;)">
            <text:p/>
          </table:table-cell>
          <table:table-cell table:formula="of:=IF(OR([.$J55]=[.V$1];[.$K55]=[.V$1];[.$L55]=[.V$1];[.$M55]=[.V$1];[.$N55]);[.$A55];&quot;&quot;)">
            <text:p/>
          </table:table-cell>
          <table:table-cell table:formula="of:=IF(OR([.$J55]=[.W$1];[.$K55]=[.W$1];[.$L55]=[.W$1];[.$M55]=[.W$1];[.$N55]);[.$A55];&quot;&quot;)">
            <text:p/>
          </table:table-cell>
          <table:table-cell table:formula="of:=IF(OR([.$J55]=[.X$1];[.$K55]=[.X$1];[.$L55]=[.X$1];[.$M55]=[.X$1];[.$N55]);[.$A55];&quot;&quot;)">
            <text:p/>
          </table:table-cell>
          <table:table-cell table:formula="of:=IF(OR([.$J55]=[.Y$1];[.$K55]=[.Y$1];[.$L55]=[.Y$1];[.$M55]=[.Y$1];[.$N55]);[.$A55];&quot;&quot;)">
            <text:p/>
          </table:table-cell>
          <table:table-cell table:formula="of:=IF(OR([.$J55]=[.Z$1];[.$K55]=[.Z$1];[.$L55]=[.Z$1];[.$M55]=[.Z$1];[.$N55]);[.$A55];&quot;&quot;)">
            <text:p/>
          </table:table-cell>
          <table:table-cell table:formula="of:=IF(OR([.$J55]=[.AA$1];[.$K55]=[.AA$1];[.$L55]=[.AA$1];[.$M55]=[.AA$1];[.$N55]);[.$A55];&quot;&quot;)">
            <text:p/>
          </table:table-cell>
          <table:table-cell table:formula="of:=IF(OR([.$J55]=[.AB$1];[.$K55]=[.AB$1];[.$L55]=[.AB$1];[.$M55]=[.AB$1];[.$N55]);[.$A55];&quot;&quot;)">
            <text:p/>
          </table:table-cell>
          <table:table-cell table:formula="of:=IF(OR([.$J55]=[.AC$1];[.$K55]=[.AC$1];[.$L55]=[.AC$1];[.$M55]=[.AC$1];[.$N55]);[.$A55];&quot;&quot;)">
            <text:p/>
          </table:table-cell>
          <table:table-cell table:formula="of:=IF(OR([.$J55]=[.AD$1];[.$K55]=[.AD$1];[.$L55]=[.AD$1];[.$M55]=[.AD$1];[.$N55]);[.$A55];&quot;&quot;)" office:value-type="float" office:value="54" calcext:value-type="float">
            <text:p>54</text:p>
          </table:table-cell>
          <table:table-cell table:formula="of:=IF(OR([.$J55]=[.AE$1];[.$K55]=[.AE$1];[.$L55]=[.AE$1];[.$M55]=[.AE$1];[.$N55]);[.$A55];&quot;&quot;)">
            <text:p/>
          </table:table-cell>
          <table:table-cell table:formula="of:=IF(OR([.$J55]=[.AF$1];[.$K55]=[.AF$1];[.$L55]=[.AF$1];[.$M55]=[.AF$1];[.$N55]);[.$A55];&quot;&quot;)">
            <text:p/>
          </table:table-cell>
          <table:table-cell table:formula="of:=IF(OR([.$J55]=[.AG$1];[.$K55]=[.AG$1];[.$L55]=[.AG$1];[.$M55]=[.AG$1];[.$N55]);[.$A55];&quot;&quot;)">
            <text:p/>
          </table:table-cell>
          <table:table-cell table:formula="of:=IF(OR([.$J55]=[.AH$1];[.$K55]=[.AH$1];[.$L55]=[.AH$1];[.$M55]=[.AH$1];[.$N55]);[.$A55];&quot;&quot;)">
            <text:p/>
          </table:table-cell>
          <table:table-cell table:formula="of:=IF(OR([.$J55]=[.AI$1];[.$K55]=[.AI$1];[.$L55]=[.AI$1];[.$M55]=[.AI$1];[.$N55]);[.$A55];&quot;&quot;)">
            <text:p/>
          </table:table-cell>
          <table:table-cell table:formula="of:=IF(OR([.$J55]=[.AJ$1];[.$K55]=[.AJ$1];[.$L55]=[.AJ$1];[.$M55]=[.AJ$1];[.$N55]);[.$A55];&quot;&quot;)">
            <text:p/>
          </table:table-cell>
          <table:table-cell table:formula="of:=IF(OR([.$J55]=[.AK$1];[.$K55]=[.AK$1];[.$L55]=[.AK$1];[.$M55]=[.AK$1];[.$N55]);[.$A55];&quot;&quot;)">
            <text:p/>
          </table:table-cell>
          <table:table-cell table:formula="of:=IF(OR([.$J55]=[.AL$1];[.$K55]=[.AL$1];[.$L55]=[.AL$1];[.$M55]=[.AL$1];[.$N55]);[.$A55];&quot;&quot;)">
            <text:p/>
          </table:table-cell>
          <table:table-cell table:formula="of:=IF(OR([.$J55]=[.AM$1];[.$K55]=[.AM$1];[.$L55]=[.AM$1];[.$M55]=[.AM$1];[.$N55]);[.$A55];&quot;&quot;)">
            <text:p/>
          </table:table-cell>
          <table:table-cell table:formula="of:=IF(OR([.$J55]=[.AN$1];[.$K55]=[.AN$1];[.$L55]=[.AN$1];[.$M55]=[.AN$1];[.$N55]);[.$A55];&quot;&quot;)">
            <text:p/>
          </table:table-cell>
          <table:table-cell table:formula="of:=IF(OR([.$J55]=[.AO$1];[.$K55]=[.AO$1];[.$L55]=[.AO$1];[.$M55]=[.AO$1];[.$N55]);[.$A55];&quot;&quot;)">
            <text:p/>
          </table:table-cell>
          <table:table-cell table:formula="of:=IF(OR([.$J55]=[.AP$1];[.$K55]=[.AP$1];[.$L55]=[.AP$1];[.$M55]=[.AP$1];[.$N55]);[.$A55];&quot;&quot;)">
            <text:p/>
          </table:table-cell>
          <table:table-cell table:formula="of:=IF(OR([.$J55]=[.AQ$1];[.$K55]=[.AQ$1];[.$L55]=[.AQ$1];[.$M55]=[.AQ$1];[.$N55]);[.$A55];&quot;&quot;)">
            <text:p/>
          </table:table-cell>
          <table:table-cell table:formula="of:=IF(OR([.$J55]=[.AR$1];[.$K55]=[.AR$1];[.$L55]=[.AR$1];[.$M55]=[.AR$1];[.$N55]);[.$A55];&quot;&quot;)">
            <text:p/>
          </table:table-cell>
          <table:table-cell/>
          <table:table-cell table:formula="of:=IF([.$E55]=[.AT$1];[.$A55];&quot;&quot;)">
            <text:p/>
          </table:table-cell>
          <table:table-cell table:formula="of:=IF([.$E55]=[.AU$1];[.$A55];&quot;&quot;)">
            <text:p/>
          </table:table-cell>
          <table:table-cell table:formula="of:=IF([.$E55]=[.AV$1];[.$A55];&quot;&quot;)">
            <text:p/>
          </table:table-cell>
          <table:table-cell table:formula="of:=IF([.$E55]=[.AW$1];[.$A55];&quot;&quot;)">
            <text:p/>
          </table:table-cell>
          <table:table-cell table:formula="of:=IF([.$E55]=[.AX$1];[.$A55];&quot;&quot;)">
            <text:p/>
          </table:table-cell>
          <table:table-cell table:formula="of:=IF([.$E55]=[.AY$1];[.$A55];&quot;&quot;)">
            <text:p/>
          </table:table-cell>
          <table:table-cell table:formula="of:=IF([.$E55]=[.AZ$1];[.$A55];&quot;&quot;)">
            <text:p/>
          </table:table-cell>
          <table:table-cell table:formula="of:=IF([.$E55]=[.BA$1];[.$A55];&quot;&quot;)">
            <text:p/>
          </table:table-cell>
          <table:table-cell table:formula="of:=IF([.$E55]=[.BB$1];[.$A55];&quot;&quot;)">
            <text:p/>
          </table:table-cell>
          <table:table-cell table:formula="of:=IF([.$E55]=[.BC$1];[.$A55];&quot;&quot;)">
            <text:p/>
          </table:table-cell>
          <table:table-cell table:formula="of:=IF([.$E55]=[.BD$1];[.$A55];&quot;&quot;)">
            <text:p/>
          </table:table-cell>
          <table:table-cell table:formula="of:=IF([.$E55]=[.BE$1];[.$A55];&quot;&quot;)" office:value-type="float" office:value="54" calcext:value-type="float">
            <text:p>54</text:p>
          </table:table-cell>
          <table:table-cell table:formula="of:=IF([.$E55]=[.BF$1];[.$A55];&quot;&quot;)">
            <text:p/>
          </table:table-cell>
          <table:table-cell table:formula="of:=IF([.$E55]=[.BG$1];[.$A55];&quot;&quot;)">
            <text:p/>
          </table:table-cell>
          <table:table-cell table:formula="of:=IF([.$E55]=[.BH$1];[.$A55];&quot;&quot;)">
            <text:p/>
          </table:table-cell>
          <table:table-cell table:formula="of:=IF([.$E55]=[.BI$1];[.$A55];&quot;&quot;)">
            <text:p/>
          </table:table-cell>
          <table:table-cell table:formula="of:=IF([.$E55]=[.BJ$1];[.$A55];&quot;&quot;)">
            <text:p/>
          </table:table-cell>
          <table:table-cell table:formula="of:=IF([.$E55]=[.BK$1];[.$A55];&quot;&quot;)">
            <text:p/>
          </table:table-cell>
          <table:table-cell table:formula="of:=IF([.$E55]=[.BL$1];[.$A55];&quot;&quot;)">
            <text:p/>
          </table:table-cell>
          <table:table-cell table:formula="of:=IF([.$E55]=[.BM$1];[.$A55];&quot;&quot;)">
            <text:p/>
          </table:table-cell>
          <table:table-cell table:formula="of:=IF([.$E55]=[.BN$1];[.$A55];&quot;&quot;)">
            <text:p/>
          </table:table-cell>
          <table:table-cell table:formula="of:=IF([.$E55]=[.BO$1];[.$A55];&quot;&quot;)">
            <text:p/>
          </table:table-cell>
          <table:table-cell table:formula="of:=IF([.$E55]=[.BP$1];[.$A55];&quot;&quot;)">
            <text:p/>
          </table:table-cell>
          <table:table-cell table:formula="of:=IF([.$E55]=[.BQ$1];[.$A55];&quot;&quot;)">
            <text:p/>
          </table:table-cell>
          <table:table-cell table:formula="of:=IF([.$E55]=[.BR$1];[.$A55];&quot;&quot;)">
            <text:p/>
          </table:table-cell>
          <table:table-cell table:formula="of:=IF([.$E55]=[.BS$1];[.$A55];&quot;&quot;)">
            <text:p/>
          </table:table-cell>
          <table:table-cell table:formula="of:=IF([.$E55]=[.BT$1];[.$A55];&quot;&quot;)">
            <text:p/>
          </table:table-cell>
          <table:table-cell table:formula="of:=IF([.$E55]=[.BU$1];[.$A55];&quot;&quot;)">
            <text:p/>
          </table:table-cell>
          <table:table-cell table:formula="of:=IF([.$E55]=[.BV$1];[.$A55];&quot;&quot;)">
            <text:p/>
          </table:table-cell>
          <table:table-cell table:formula="of:=IF([.$E55]=[.BW$1];[.$A55];&quot;&quot;)">
            <text:p/>
          </table:table-cell>
          <table:table-cell table:formula="of:=IF([.$E55]=[.BX$1];[.$A55];&quot;&quot;)">
            <text:p/>
          </table:table-cell>
          <table:table-cell table:formula="of:=IF([.$E55]=[.BY$1];[.$A55];&quot;&quot;)">
            <text:p/>
          </table:table-cell>
          <table:table-cell table:formula="of:=IF([.$E55]=[.BZ$1];[.$A55];&quot;&quot;)">
            <text:p/>
          </table:table-cell>
          <table:table-cell table:formula="of:=IF([.$E55]=[.CA$1];[.$A55];&quot;&quot;)">
            <text:p/>
          </table:table-cell>
          <table:table-cell table:formula="of:=IF([.$E55]=[.CB$1];[.$A55];&quot;&quot;)">
            <text:p/>
          </table:table-cell>
          <table:table-cell table:formula="of:=IF([.$E55]=[.CC$1];[.$A55];&quot;&quot;)">
            <text:p/>
          </table:table-cell>
          <table:table-cell table:formula="of:=IF([.$E55]=[.CD$1];[.$A55];&quot;&quot;)">
            <text:p/>
          </table:table-cell>
          <table:table-cell table:formula="of:=IF([.$E55]=[.CE$1];[.$A55];&quot;&quot;)">
            <text:p/>
          </table:table-cell>
          <table:table-cell table:formula="of:=IF([.$E55]=[.CF$1];[.$A55];&quot;&quot;)">
            <text:p/>
          </table:table-cell>
          <table:table-cell table:formula="of:=IF([.$E55]=[.CG$1];[.$A55];&quot;&quot;)">
            <text:p/>
          </table:table-cell>
          <table:table-cell table:formula="of:=IF([.$E55]=[.CH$1];[.$A55];&quot;&quot;)">
            <text:p/>
          </table:table-cell>
          <table:table-cell table:formula="of:=IF([.$E55]=[.CI$1];[.$A55];&quot;&quot;)">
            <text:p/>
          </table:table-cell>
          <table:table-cell table:formula="of:=IF([.$E55]=[.CJ$1];[.$A55];&quot;&quot;)">
            <text:p/>
          </table:table-cell>
          <table:table-cell table:formula="of:=IF([.$E55]=[.CK$1];[.$A55];&quot;&quot;)">
            <text:p/>
          </table:table-cell>
          <table:table-cell table:formula="of:=IF([.$E55]=[.CL$1];[.$A55];&quot;&quot;)">
            <text:p/>
          </table:table-cell>
          <table:table-cell table:formula="of:=IF([.$E55]=[.CM$1];[.$A55];&quot;&quot;)">
            <text:p/>
          </table:table-cell>
          <table:table-cell table:formula="of:=IF([.$E55]=[.CN$1];[.$A55];&quot;&quot;)">
            <text:p/>
          </table:table-cell>
          <table:table-cell table:formula="of:=IF([.$E55]=[.CO$1];[.$A55];&quot;&quot;)">
            <text:p/>
          </table:table-cell>
          <table:table-cell table:formula="of:=IF([.$E55]=[.CP$1];[.$A55];&quot;&quot;)">
            <text:p/>
          </table:table-cell>
          <table:table-cell table:formula="of:=IF([.$E55]=[.CQ$1];[.$A5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nding Judas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Sara Hess</text:p>
          </table:table-cell>
          <table:table-cell office:value-type="float" office:value="17.3" calcext:value-type="float">
            <text:p>17.3</text:p>
          </table:table-cell>
          <table:table-cell office:value-type="float" office:value="5" calcext:value-type="float">
            <text:p>5</text:p>
          </table:table-cell>
          <table:table-cell office:value-type="date" office:date-value="2006-11-28" calcext:value-type="date">
            <text:p>2006-11-28</text:p>
          </table:table-cell>
          <table:table-cell office:value-type="string" calcext:value-type="string">
            <text:p>Sara Hess</text:p>
          </table:table-cell>
          <table:table-cell table:number-columns-repeated="4"/>
          <table:table-cell table:formula="of:=IF(OR([.$J56]=[.O$1];[.$K56]=[.O$1];[.$L56]=[.O$1];[.$M56]=[.O$1];[.$N56]);[.$A56];&quot;&quot;)">
            <text:p/>
          </table:table-cell>
          <table:table-cell table:formula="of:=IF(OR([.$J56]=[.P$1];[.$K56]=[.P$1];[.$L56]=[.P$1];[.$M56]=[.P$1];[.$N56]);[.$A56];&quot;&quot;)">
            <text:p/>
          </table:table-cell>
          <table:table-cell table:formula="of:=IF(OR([.$J56]=[.Q$1];[.$K56]=[.Q$1];[.$L56]=[.Q$1];[.$M56]=[.Q$1];[.$N56]);[.$A56];&quot;&quot;)">
            <text:p/>
          </table:table-cell>
          <table:table-cell table:formula="of:=IF(OR([.$J56]=[.R$1];[.$K56]=[.R$1];[.$L56]=[.R$1];[.$M56]=[.R$1];[.$N56]);[.$A56];&quot;&quot;)">
            <text:p/>
          </table:table-cell>
          <table:table-cell table:formula="of:=IF(OR([.$J56]=[.S$1];[.$K56]=[.S$1];[.$L56]=[.S$1];[.$M56]=[.S$1];[.$N56]);[.$A56];&quot;&quot;)">
            <text:p/>
          </table:table-cell>
          <table:table-cell table:formula="of:=IF(OR([.$J56]=[.T$1];[.$K56]=[.T$1];[.$L56]=[.T$1];[.$M56]=[.T$1];[.$N56]);[.$A56];&quot;&quot;)">
            <text:p/>
          </table:table-cell>
          <table:table-cell table:formula="of:=IF(OR([.$J56]=[.U$1];[.$K56]=[.U$1];[.$L56]=[.U$1];[.$M56]=[.U$1];[.$N56]);[.$A56];&quot;&quot;)">
            <text:p/>
          </table:table-cell>
          <table:table-cell table:formula="of:=IF(OR([.$J56]=[.V$1];[.$K56]=[.V$1];[.$L56]=[.V$1];[.$M56]=[.V$1];[.$N56]);[.$A56];&quot;&quot;)">
            <text:p/>
          </table:table-cell>
          <table:table-cell table:formula="of:=IF(OR([.$J56]=[.W$1];[.$K56]=[.W$1];[.$L56]=[.W$1];[.$M56]=[.W$1];[.$N56]);[.$A56];&quot;&quot;)">
            <text:p/>
          </table:table-cell>
          <table:table-cell table:formula="of:=IF(OR([.$J56]=[.X$1];[.$K56]=[.X$1];[.$L56]=[.X$1];[.$M56]=[.X$1];[.$N56]);[.$A56];&quot;&quot;)">
            <text:p/>
          </table:table-cell>
          <table:table-cell table:formula="of:=IF(OR([.$J56]=[.Y$1];[.$K56]=[.Y$1];[.$L56]=[.Y$1];[.$M56]=[.Y$1];[.$N56]);[.$A56];&quot;&quot;)">
            <text:p/>
          </table:table-cell>
          <table:table-cell table:formula="of:=IF(OR([.$J56]=[.Z$1];[.$K56]=[.Z$1];[.$L56]=[.Z$1];[.$M56]=[.Z$1];[.$N56]);[.$A56];&quot;&quot;)" office:value-type="float" office:value="55" calcext:value-type="float">
            <text:p>55</text:p>
          </table:table-cell>
          <table:table-cell table:formula="of:=IF(OR([.$J56]=[.AA$1];[.$K56]=[.AA$1];[.$L56]=[.AA$1];[.$M56]=[.AA$1];[.$N56]);[.$A56];&quot;&quot;)">
            <text:p/>
          </table:table-cell>
          <table:table-cell table:formula="of:=IF(OR([.$J56]=[.AB$1];[.$K56]=[.AB$1];[.$L56]=[.AB$1];[.$M56]=[.AB$1];[.$N56]);[.$A56];&quot;&quot;)">
            <text:p/>
          </table:table-cell>
          <table:table-cell table:formula="of:=IF(OR([.$J56]=[.AC$1];[.$K56]=[.AC$1];[.$L56]=[.AC$1];[.$M56]=[.AC$1];[.$N56]);[.$A56];&quot;&quot;)">
            <text:p/>
          </table:table-cell>
          <table:table-cell table:formula="of:=IF(OR([.$J56]=[.AD$1];[.$K56]=[.AD$1];[.$L56]=[.AD$1];[.$M56]=[.AD$1];[.$N56]);[.$A56];&quot;&quot;)">
            <text:p/>
          </table:table-cell>
          <table:table-cell table:formula="of:=IF(OR([.$J56]=[.AE$1];[.$K56]=[.AE$1];[.$L56]=[.AE$1];[.$M56]=[.AE$1];[.$N56]);[.$A56];&quot;&quot;)">
            <text:p/>
          </table:table-cell>
          <table:table-cell table:formula="of:=IF(OR([.$J56]=[.AF$1];[.$K56]=[.AF$1];[.$L56]=[.AF$1];[.$M56]=[.AF$1];[.$N56]);[.$A56];&quot;&quot;)">
            <text:p/>
          </table:table-cell>
          <table:table-cell table:formula="of:=IF(OR([.$J56]=[.AG$1];[.$K56]=[.AG$1];[.$L56]=[.AG$1];[.$M56]=[.AG$1];[.$N56]);[.$A56];&quot;&quot;)">
            <text:p/>
          </table:table-cell>
          <table:table-cell table:formula="of:=IF(OR([.$J56]=[.AH$1];[.$K56]=[.AH$1];[.$L56]=[.AH$1];[.$M56]=[.AH$1];[.$N56]);[.$A56];&quot;&quot;)">
            <text:p/>
          </table:table-cell>
          <table:table-cell table:formula="of:=IF(OR([.$J56]=[.AI$1];[.$K56]=[.AI$1];[.$L56]=[.AI$1];[.$M56]=[.AI$1];[.$N56]);[.$A56];&quot;&quot;)">
            <text:p/>
          </table:table-cell>
          <table:table-cell table:formula="of:=IF(OR([.$J56]=[.AJ$1];[.$K56]=[.AJ$1];[.$L56]=[.AJ$1];[.$M56]=[.AJ$1];[.$N56]);[.$A56];&quot;&quot;)">
            <text:p/>
          </table:table-cell>
          <table:table-cell table:formula="of:=IF(OR([.$J56]=[.AK$1];[.$K56]=[.AK$1];[.$L56]=[.AK$1];[.$M56]=[.AK$1];[.$N56]);[.$A56];&quot;&quot;)">
            <text:p/>
          </table:table-cell>
          <table:table-cell table:formula="of:=IF(OR([.$J56]=[.AL$1];[.$K56]=[.AL$1];[.$L56]=[.AL$1];[.$M56]=[.AL$1];[.$N56]);[.$A56];&quot;&quot;)">
            <text:p/>
          </table:table-cell>
          <table:table-cell table:formula="of:=IF(OR([.$J56]=[.AM$1];[.$K56]=[.AM$1];[.$L56]=[.AM$1];[.$M56]=[.AM$1];[.$N56]);[.$A56];&quot;&quot;)">
            <text:p/>
          </table:table-cell>
          <table:table-cell table:formula="of:=IF(OR([.$J56]=[.AN$1];[.$K56]=[.AN$1];[.$L56]=[.AN$1];[.$M56]=[.AN$1];[.$N56]);[.$A56];&quot;&quot;)">
            <text:p/>
          </table:table-cell>
          <table:table-cell table:formula="of:=IF(OR([.$J56]=[.AO$1];[.$K56]=[.AO$1];[.$L56]=[.AO$1];[.$M56]=[.AO$1];[.$N56]);[.$A56];&quot;&quot;)">
            <text:p/>
          </table:table-cell>
          <table:table-cell table:formula="of:=IF(OR([.$J56]=[.AP$1];[.$K56]=[.AP$1];[.$L56]=[.AP$1];[.$M56]=[.AP$1];[.$N56]);[.$A56];&quot;&quot;)">
            <text:p/>
          </table:table-cell>
          <table:table-cell table:formula="of:=IF(OR([.$J56]=[.AQ$1];[.$K56]=[.AQ$1];[.$L56]=[.AQ$1];[.$M56]=[.AQ$1];[.$N56]);[.$A56];&quot;&quot;)">
            <text:p/>
          </table:table-cell>
          <table:table-cell table:formula="of:=IF(OR([.$J56]=[.AR$1];[.$K56]=[.AR$1];[.$L56]=[.AR$1];[.$M56]=[.AR$1];[.$N56]);[.$A56];&quot;&quot;)">
            <text:p/>
          </table:table-cell>
          <table:table-cell/>
          <table:table-cell table:formula="of:=IF([.$E56]=[.AT$1];[.$A56];&quot;&quot;)">
            <text:p/>
          </table:table-cell>
          <table:table-cell table:formula="of:=IF([.$E56]=[.AU$1];[.$A56];&quot;&quot;)">
            <text:p/>
          </table:table-cell>
          <table:table-cell table:formula="of:=IF([.$E56]=[.AV$1];[.$A56];&quot;&quot;)">
            <text:p/>
          </table:table-cell>
          <table:table-cell table:formula="of:=IF([.$E56]=[.AW$1];[.$A56];&quot;&quot;)">
            <text:p/>
          </table:table-cell>
          <table:table-cell table:formula="of:=IF([.$E56]=[.AX$1];[.$A56];&quot;&quot;)">
            <text:p/>
          </table:table-cell>
          <table:table-cell table:formula="of:=IF([.$E56]=[.AY$1];[.$A56];&quot;&quot;)">
            <text:p/>
          </table:table-cell>
          <table:table-cell table:formula="of:=IF([.$E56]=[.AZ$1];[.$A56];&quot;&quot;)">
            <text:p/>
          </table:table-cell>
          <table:table-cell table:formula="of:=IF([.$E56]=[.BA$1];[.$A56];&quot;&quot;)">
            <text:p/>
          </table:table-cell>
          <table:table-cell table:formula="of:=IF([.$E56]=[.BB$1];[.$A56];&quot;&quot;)">
            <text:p/>
          </table:table-cell>
          <table:table-cell table:formula="of:=IF([.$E56]=[.BC$1];[.$A56];&quot;&quot;)">
            <text:p/>
          </table:table-cell>
          <table:table-cell table:formula="of:=IF([.$E56]=[.BD$1];[.$A56];&quot;&quot;)">
            <text:p/>
          </table:table-cell>
          <table:table-cell table:formula="of:=IF([.$E56]=[.BE$1];[.$A56];&quot;&quot;)">
            <text:p/>
          </table:table-cell>
          <table:table-cell table:formula="of:=IF([.$E56]=[.BF$1];[.$A56];&quot;&quot;)">
            <text:p/>
          </table:table-cell>
          <table:table-cell table:formula="of:=IF([.$E56]=[.BG$1];[.$A56];&quot;&quot;)">
            <text:p/>
          </table:table-cell>
          <table:table-cell table:formula="of:=IF([.$E56]=[.BH$1];[.$A56];&quot;&quot;)">
            <text:p/>
          </table:table-cell>
          <table:table-cell table:formula="of:=IF([.$E56]=[.BI$1];[.$A56];&quot;&quot;)">
            <text:p/>
          </table:table-cell>
          <table:table-cell table:formula="of:=IF([.$E56]=[.BJ$1];[.$A56];&quot;&quot;)" office:value-type="float" office:value="55" calcext:value-type="float">
            <text:p>55</text:p>
          </table:table-cell>
          <table:table-cell table:formula="of:=IF([.$E56]=[.BK$1];[.$A56];&quot;&quot;)">
            <text:p/>
          </table:table-cell>
          <table:table-cell table:formula="of:=IF([.$E56]=[.BL$1];[.$A56];&quot;&quot;)">
            <text:p/>
          </table:table-cell>
          <table:table-cell table:formula="of:=IF([.$E56]=[.BM$1];[.$A56];&quot;&quot;)">
            <text:p/>
          </table:table-cell>
          <table:table-cell table:formula="of:=IF([.$E56]=[.BN$1];[.$A56];&quot;&quot;)">
            <text:p/>
          </table:table-cell>
          <table:table-cell table:formula="of:=IF([.$E56]=[.BO$1];[.$A56];&quot;&quot;)">
            <text:p/>
          </table:table-cell>
          <table:table-cell table:formula="of:=IF([.$E56]=[.BP$1];[.$A56];&quot;&quot;)">
            <text:p/>
          </table:table-cell>
          <table:table-cell table:formula="of:=IF([.$E56]=[.BQ$1];[.$A56];&quot;&quot;)">
            <text:p/>
          </table:table-cell>
          <table:table-cell table:formula="of:=IF([.$E56]=[.BR$1];[.$A56];&quot;&quot;)">
            <text:p/>
          </table:table-cell>
          <table:table-cell table:formula="of:=IF([.$E56]=[.BS$1];[.$A56];&quot;&quot;)">
            <text:p/>
          </table:table-cell>
          <table:table-cell table:formula="of:=IF([.$E56]=[.BT$1];[.$A56];&quot;&quot;)">
            <text:p/>
          </table:table-cell>
          <table:table-cell table:formula="of:=IF([.$E56]=[.BU$1];[.$A56];&quot;&quot;)">
            <text:p/>
          </table:table-cell>
          <table:table-cell table:formula="of:=IF([.$E56]=[.BV$1];[.$A56];&quot;&quot;)">
            <text:p/>
          </table:table-cell>
          <table:table-cell table:formula="of:=IF([.$E56]=[.BW$1];[.$A56];&quot;&quot;)">
            <text:p/>
          </table:table-cell>
          <table:table-cell table:formula="of:=IF([.$E56]=[.BX$1];[.$A56];&quot;&quot;)">
            <text:p/>
          </table:table-cell>
          <table:table-cell table:formula="of:=IF([.$E56]=[.BY$1];[.$A56];&quot;&quot;)">
            <text:p/>
          </table:table-cell>
          <table:table-cell table:formula="of:=IF([.$E56]=[.BZ$1];[.$A56];&quot;&quot;)">
            <text:p/>
          </table:table-cell>
          <table:table-cell table:formula="of:=IF([.$E56]=[.CA$1];[.$A56];&quot;&quot;)">
            <text:p/>
          </table:table-cell>
          <table:table-cell table:formula="of:=IF([.$E56]=[.CB$1];[.$A56];&quot;&quot;)">
            <text:p/>
          </table:table-cell>
          <table:table-cell table:formula="of:=IF([.$E56]=[.CC$1];[.$A56];&quot;&quot;)">
            <text:p/>
          </table:table-cell>
          <table:table-cell table:formula="of:=IF([.$E56]=[.CD$1];[.$A56];&quot;&quot;)">
            <text:p/>
          </table:table-cell>
          <table:table-cell table:formula="of:=IF([.$E56]=[.CE$1];[.$A56];&quot;&quot;)">
            <text:p/>
          </table:table-cell>
          <table:table-cell table:formula="of:=IF([.$E56]=[.CF$1];[.$A56];&quot;&quot;)">
            <text:p/>
          </table:table-cell>
          <table:table-cell table:formula="of:=IF([.$E56]=[.CG$1];[.$A56];&quot;&quot;)">
            <text:p/>
          </table:table-cell>
          <table:table-cell table:formula="of:=IF([.$E56]=[.CH$1];[.$A56];&quot;&quot;)">
            <text:p/>
          </table:table-cell>
          <table:table-cell table:formula="of:=IF([.$E56]=[.CI$1];[.$A56];&quot;&quot;)">
            <text:p/>
          </table:table-cell>
          <table:table-cell table:formula="of:=IF([.$E56]=[.CJ$1];[.$A56];&quot;&quot;)">
            <text:p/>
          </table:table-cell>
          <table:table-cell table:formula="of:=IF([.$E56]=[.CK$1];[.$A56];&quot;&quot;)">
            <text:p/>
          </table:table-cell>
          <table:table-cell table:formula="of:=IF([.$E56]=[.CL$1];[.$A56];&quot;&quot;)">
            <text:p/>
          </table:table-cell>
          <table:table-cell table:formula="of:=IF([.$E56]=[.CM$1];[.$A56];&quot;&quot;)">
            <text:p/>
          </table:table-cell>
          <table:table-cell table:formula="of:=IF([.$E56]=[.CN$1];[.$A56];&quot;&quot;)">
            <text:p/>
          </table:table-cell>
          <table:table-cell table:formula="of:=IF([.$E56]=[.CO$1];[.$A56];&quot;&quot;)">
            <text:p/>
          </table:table-cell>
          <table:table-cell table:formula="of:=IF([.$E56]=[.CP$1];[.$A56];&quot;&quot;)">
            <text:p/>
          </table:table-cell>
          <table:table-cell table:formula="of:=IF([.$E56]=[.CQ$1];[.$A5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ry Little Christmas</text:p>
          </table:table-cell>
          <table:table-cell office:value-type="string" calcext:value-type="string">
            <text:p>Tony To</text:p>
          </table:table-cell>
          <table:table-cell office:value-type="string" calcext:value-type="string">
            <text:p>Liz Friedman</text:p>
          </table:table-cell>
          <table:table-cell office:value-type="float" office:value="11.77" calcext:value-type="float">
            <text:p>11.77</text:p>
          </table:table-cell>
          <table:table-cell office:value-type="float" office:value="18" calcext:value-type="float">
            <text:p>18</text:p>
          </table:table-cell>
          <table:table-cell office:value-type="date" office:date-value="2006-12-12" calcext:value-type="date">
            <text:p>2006-12-12</text:p>
          </table:table-cell>
          <table:table-cell office:value-type="string" calcext:value-type="string">
            <text:p>Liz Friedman</text:p>
          </table:table-cell>
          <table:table-cell table:number-columns-repeated="4"/>
          <table:table-cell table:formula="of:=IF(OR([.$J57]=[.O$1];[.$K57]=[.O$1];[.$L57]=[.O$1];[.$M57]=[.O$1];[.$N57]);[.$A57];&quot;&quot;)">
            <text:p/>
          </table:table-cell>
          <table:table-cell table:formula="of:=IF(OR([.$J57]=[.P$1];[.$K57]=[.P$1];[.$L57]=[.P$1];[.$M57]=[.P$1];[.$N57]);[.$A57];&quot;&quot;)">
            <text:p/>
          </table:table-cell>
          <table:table-cell table:formula="of:=IF(OR([.$J57]=[.Q$1];[.$K57]=[.Q$1];[.$L57]=[.Q$1];[.$M57]=[.Q$1];[.$N57]);[.$A57];&quot;&quot;)">
            <text:p/>
          </table:table-cell>
          <table:table-cell table:formula="of:=IF(OR([.$J57]=[.R$1];[.$K57]=[.R$1];[.$L57]=[.R$1];[.$M57]=[.R$1];[.$N57]);[.$A57];&quot;&quot;)">
            <text:p/>
          </table:table-cell>
          <table:table-cell table:formula="of:=IF(OR([.$J57]=[.S$1];[.$K57]=[.S$1];[.$L57]=[.S$1];[.$M57]=[.S$1];[.$N57]);[.$A57];&quot;&quot;)">
            <text:p/>
          </table:table-cell>
          <table:table-cell table:formula="of:=IF(OR([.$J57]=[.T$1];[.$K57]=[.T$1];[.$L57]=[.T$1];[.$M57]=[.T$1];[.$N57]);[.$A57];&quot;&quot;)">
            <text:p/>
          </table:table-cell>
          <table:table-cell table:formula="of:=IF(OR([.$J57]=[.U$1];[.$K57]=[.U$1];[.$L57]=[.U$1];[.$M57]=[.U$1];[.$N57]);[.$A57];&quot;&quot;)">
            <text:p/>
          </table:table-cell>
          <table:table-cell table:formula="of:=IF(OR([.$J57]=[.V$1];[.$K57]=[.V$1];[.$L57]=[.V$1];[.$M57]=[.V$1];[.$N57]);[.$A57];&quot;&quot;)">
            <text:p/>
          </table:table-cell>
          <table:table-cell table:formula="of:=IF(OR([.$J57]=[.W$1];[.$K57]=[.W$1];[.$L57]=[.W$1];[.$M57]=[.W$1];[.$N57]);[.$A57];&quot;&quot;)">
            <text:p/>
          </table:table-cell>
          <table:table-cell table:formula="of:=IF(OR([.$J57]=[.X$1];[.$K57]=[.X$1];[.$L57]=[.X$1];[.$M57]=[.X$1];[.$N57]);[.$A57];&quot;&quot;)">
            <text:p/>
          </table:table-cell>
          <table:table-cell table:formula="of:=IF(OR([.$J57]=[.Y$1];[.$K57]=[.Y$1];[.$L57]=[.Y$1];[.$M57]=[.Y$1];[.$N57]);[.$A57];&quot;&quot;)">
            <text:p/>
          </table:table-cell>
          <table:table-cell table:formula="of:=IF(OR([.$J57]=[.Z$1];[.$K57]=[.Z$1];[.$L57]=[.Z$1];[.$M57]=[.Z$1];[.$N57]);[.$A57];&quot;&quot;)">
            <text:p/>
          </table:table-cell>
          <table:table-cell table:formula="of:=IF(OR([.$J57]=[.AA$1];[.$K57]=[.AA$1];[.$L57]=[.AA$1];[.$M57]=[.AA$1];[.$N57]);[.$A57];&quot;&quot;)" office:value-type="float" office:value="56" calcext:value-type="float">
            <text:p>56</text:p>
          </table:table-cell>
          <table:table-cell table:formula="of:=IF(OR([.$J57]=[.AB$1];[.$K57]=[.AB$1];[.$L57]=[.AB$1];[.$M57]=[.AB$1];[.$N57]);[.$A57];&quot;&quot;)">
            <text:p/>
          </table:table-cell>
          <table:table-cell table:formula="of:=IF(OR([.$J57]=[.AC$1];[.$K57]=[.AC$1];[.$L57]=[.AC$1];[.$M57]=[.AC$1];[.$N57]);[.$A57];&quot;&quot;)">
            <text:p/>
          </table:table-cell>
          <table:table-cell table:formula="of:=IF(OR([.$J57]=[.AD$1];[.$K57]=[.AD$1];[.$L57]=[.AD$1];[.$M57]=[.AD$1];[.$N57]);[.$A57];&quot;&quot;)">
            <text:p/>
          </table:table-cell>
          <table:table-cell table:formula="of:=IF(OR([.$J57]=[.AE$1];[.$K57]=[.AE$1];[.$L57]=[.AE$1];[.$M57]=[.AE$1];[.$N57]);[.$A57];&quot;&quot;)">
            <text:p/>
          </table:table-cell>
          <table:table-cell table:formula="of:=IF(OR([.$J57]=[.AF$1];[.$K57]=[.AF$1];[.$L57]=[.AF$1];[.$M57]=[.AF$1];[.$N57]);[.$A57];&quot;&quot;)">
            <text:p/>
          </table:table-cell>
          <table:table-cell table:formula="of:=IF(OR([.$J57]=[.AG$1];[.$K57]=[.AG$1];[.$L57]=[.AG$1];[.$M57]=[.AG$1];[.$N57]);[.$A57];&quot;&quot;)">
            <text:p/>
          </table:table-cell>
          <table:table-cell table:formula="of:=IF(OR([.$J57]=[.AH$1];[.$K57]=[.AH$1];[.$L57]=[.AH$1];[.$M57]=[.AH$1];[.$N57]);[.$A57];&quot;&quot;)">
            <text:p/>
          </table:table-cell>
          <table:table-cell table:formula="of:=IF(OR([.$J57]=[.AI$1];[.$K57]=[.AI$1];[.$L57]=[.AI$1];[.$M57]=[.AI$1];[.$N57]);[.$A57];&quot;&quot;)">
            <text:p/>
          </table:table-cell>
          <table:table-cell table:formula="of:=IF(OR([.$J57]=[.AJ$1];[.$K57]=[.AJ$1];[.$L57]=[.AJ$1];[.$M57]=[.AJ$1];[.$N57]);[.$A57];&quot;&quot;)">
            <text:p/>
          </table:table-cell>
          <table:table-cell table:formula="of:=IF(OR([.$J57]=[.AK$1];[.$K57]=[.AK$1];[.$L57]=[.AK$1];[.$M57]=[.AK$1];[.$N57]);[.$A57];&quot;&quot;)">
            <text:p/>
          </table:table-cell>
          <table:table-cell table:formula="of:=IF(OR([.$J57]=[.AL$1];[.$K57]=[.AL$1];[.$L57]=[.AL$1];[.$M57]=[.AL$1];[.$N57]);[.$A57];&quot;&quot;)">
            <text:p/>
          </table:table-cell>
          <table:table-cell table:formula="of:=IF(OR([.$J57]=[.AM$1];[.$K57]=[.AM$1];[.$L57]=[.AM$1];[.$M57]=[.AM$1];[.$N57]);[.$A57];&quot;&quot;)">
            <text:p/>
          </table:table-cell>
          <table:table-cell table:formula="of:=IF(OR([.$J57]=[.AN$1];[.$K57]=[.AN$1];[.$L57]=[.AN$1];[.$M57]=[.AN$1];[.$N57]);[.$A57];&quot;&quot;)">
            <text:p/>
          </table:table-cell>
          <table:table-cell table:formula="of:=IF(OR([.$J57]=[.AO$1];[.$K57]=[.AO$1];[.$L57]=[.AO$1];[.$M57]=[.AO$1];[.$N57]);[.$A57];&quot;&quot;)">
            <text:p/>
          </table:table-cell>
          <table:table-cell table:formula="of:=IF(OR([.$J57]=[.AP$1];[.$K57]=[.AP$1];[.$L57]=[.AP$1];[.$M57]=[.AP$1];[.$N57]);[.$A57];&quot;&quot;)">
            <text:p/>
          </table:table-cell>
          <table:table-cell table:formula="of:=IF(OR([.$J57]=[.AQ$1];[.$K57]=[.AQ$1];[.$L57]=[.AQ$1];[.$M57]=[.AQ$1];[.$N57]);[.$A57];&quot;&quot;)">
            <text:p/>
          </table:table-cell>
          <table:table-cell table:formula="of:=IF(OR([.$J57]=[.AR$1];[.$K57]=[.AR$1];[.$L57]=[.AR$1];[.$M57]=[.AR$1];[.$N57]);[.$A57];&quot;&quot;)">
            <text:p/>
          </table:table-cell>
          <table:table-cell/>
          <table:table-cell table:formula="of:=IF([.$E57]=[.AT$1];[.$A57];&quot;&quot;)">
            <text:p/>
          </table:table-cell>
          <table:table-cell table:formula="of:=IF([.$E57]=[.AU$1];[.$A57];&quot;&quot;)">
            <text:p/>
          </table:table-cell>
          <table:table-cell table:formula="of:=IF([.$E57]=[.AV$1];[.$A57];&quot;&quot;)">
            <text:p/>
          </table:table-cell>
          <table:table-cell table:formula="of:=IF([.$E57]=[.AW$1];[.$A57];&quot;&quot;)">
            <text:p/>
          </table:table-cell>
          <table:table-cell table:formula="of:=IF([.$E57]=[.AX$1];[.$A57];&quot;&quot;)">
            <text:p/>
          </table:table-cell>
          <table:table-cell table:formula="of:=IF([.$E57]=[.AY$1];[.$A57];&quot;&quot;)">
            <text:p/>
          </table:table-cell>
          <table:table-cell table:formula="of:=IF([.$E57]=[.AZ$1];[.$A57];&quot;&quot;)">
            <text:p/>
          </table:table-cell>
          <table:table-cell table:formula="of:=IF([.$E57]=[.BA$1];[.$A57];&quot;&quot;)">
            <text:p/>
          </table:table-cell>
          <table:table-cell table:formula="of:=IF([.$E57]=[.BB$1];[.$A57];&quot;&quot;)">
            <text:p/>
          </table:table-cell>
          <table:table-cell table:formula="of:=IF([.$E57]=[.BC$1];[.$A57];&quot;&quot;)">
            <text:p/>
          </table:table-cell>
          <table:table-cell table:formula="of:=IF([.$E57]=[.BD$1];[.$A57];&quot;&quot;)">
            <text:p/>
          </table:table-cell>
          <table:table-cell table:formula="of:=IF([.$E57]=[.BE$1];[.$A57];&quot;&quot;)">
            <text:p/>
          </table:table-cell>
          <table:table-cell table:formula="of:=IF([.$E57]=[.BF$1];[.$A57];&quot;&quot;)">
            <text:p/>
          </table:table-cell>
          <table:table-cell table:formula="of:=IF([.$E57]=[.BG$1];[.$A57];&quot;&quot;)">
            <text:p/>
          </table:table-cell>
          <table:table-cell table:formula="of:=IF([.$E57]=[.BH$1];[.$A57];&quot;&quot;)">
            <text:p/>
          </table:table-cell>
          <table:table-cell table:formula="of:=IF([.$E57]=[.BI$1];[.$A57];&quot;&quot;)">
            <text:p/>
          </table:table-cell>
          <table:table-cell table:formula="of:=IF([.$E57]=[.BJ$1];[.$A57];&quot;&quot;)">
            <text:p/>
          </table:table-cell>
          <table:table-cell table:formula="of:=IF([.$E57]=[.BK$1];[.$A57];&quot;&quot;)">
            <text:p/>
          </table:table-cell>
          <table:table-cell table:formula="of:=IF([.$E57]=[.BL$1];[.$A57];&quot;&quot;)">
            <text:p/>
          </table:table-cell>
          <table:table-cell table:formula="of:=IF([.$E57]=[.BM$1];[.$A57];&quot;&quot;)">
            <text:p/>
          </table:table-cell>
          <table:table-cell table:formula="of:=IF([.$E57]=[.BN$1];[.$A57];&quot;&quot;)">
            <text:p/>
          </table:table-cell>
          <table:table-cell table:formula="of:=IF([.$E57]=[.BO$1];[.$A57];&quot;&quot;)">
            <text:p/>
          </table:table-cell>
          <table:table-cell table:formula="of:=IF([.$E57]=[.BP$1];[.$A57];&quot;&quot;)">
            <text:p/>
          </table:table-cell>
          <table:table-cell table:formula="of:=IF([.$E57]=[.BQ$1];[.$A57];&quot;&quot;)">
            <text:p/>
          </table:table-cell>
          <table:table-cell table:formula="of:=IF([.$E57]=[.BR$1];[.$A57];&quot;&quot;)">
            <text:p/>
          </table:table-cell>
          <table:table-cell table:formula="of:=IF([.$E57]=[.BS$1];[.$A57];&quot;&quot;)">
            <text:p/>
          </table:table-cell>
          <table:table-cell table:formula="of:=IF([.$E57]=[.BT$1];[.$A57];&quot;&quot;)">
            <text:p/>
          </table:table-cell>
          <table:table-cell table:formula="of:=IF([.$E57]=[.BU$1];[.$A57];&quot;&quot;)">
            <text:p/>
          </table:table-cell>
          <table:table-cell table:formula="of:=IF([.$E57]=[.BV$1];[.$A57];&quot;&quot;)" office:value-type="float" office:value="56" calcext:value-type="float">
            <text:p>56</text:p>
          </table:table-cell>
          <table:table-cell table:formula="of:=IF([.$E57]=[.BW$1];[.$A57];&quot;&quot;)">
            <text:p/>
          </table:table-cell>
          <table:table-cell table:formula="of:=IF([.$E57]=[.BX$1];[.$A57];&quot;&quot;)">
            <text:p/>
          </table:table-cell>
          <table:table-cell table:formula="of:=IF([.$E57]=[.BY$1];[.$A57];&quot;&quot;)">
            <text:p/>
          </table:table-cell>
          <table:table-cell table:formula="of:=IF([.$E57]=[.BZ$1];[.$A57];&quot;&quot;)">
            <text:p/>
          </table:table-cell>
          <table:table-cell table:formula="of:=IF([.$E57]=[.CA$1];[.$A57];&quot;&quot;)">
            <text:p/>
          </table:table-cell>
          <table:table-cell table:formula="of:=IF([.$E57]=[.CB$1];[.$A57];&quot;&quot;)">
            <text:p/>
          </table:table-cell>
          <table:table-cell table:formula="of:=IF([.$E57]=[.CC$1];[.$A57];&quot;&quot;)">
            <text:p/>
          </table:table-cell>
          <table:table-cell table:formula="of:=IF([.$E57]=[.CD$1];[.$A57];&quot;&quot;)">
            <text:p/>
          </table:table-cell>
          <table:table-cell table:formula="of:=IF([.$E57]=[.CE$1];[.$A57];&quot;&quot;)">
            <text:p/>
          </table:table-cell>
          <table:table-cell table:formula="of:=IF([.$E57]=[.CF$1];[.$A57];&quot;&quot;)">
            <text:p/>
          </table:table-cell>
          <table:table-cell table:formula="of:=IF([.$E57]=[.CG$1];[.$A57];&quot;&quot;)">
            <text:p/>
          </table:table-cell>
          <table:table-cell table:formula="of:=IF([.$E57]=[.CH$1];[.$A57];&quot;&quot;)">
            <text:p/>
          </table:table-cell>
          <table:table-cell table:formula="of:=IF([.$E57]=[.CI$1];[.$A57];&quot;&quot;)">
            <text:p/>
          </table:table-cell>
          <table:table-cell table:formula="of:=IF([.$E57]=[.CJ$1];[.$A57];&quot;&quot;)">
            <text:p/>
          </table:table-cell>
          <table:table-cell table:formula="of:=IF([.$E57]=[.CK$1];[.$A57];&quot;&quot;)">
            <text:p/>
          </table:table-cell>
          <table:table-cell table:formula="of:=IF([.$E57]=[.CL$1];[.$A57];&quot;&quot;)">
            <text:p/>
          </table:table-cell>
          <table:table-cell table:formula="of:=IF([.$E57]=[.CM$1];[.$A57];&quot;&quot;)">
            <text:p/>
          </table:table-cell>
          <table:table-cell table:formula="of:=IF([.$E57]=[.CN$1];[.$A57];&quot;&quot;)">
            <text:p/>
          </table:table-cell>
          <table:table-cell table:formula="of:=IF([.$E57]=[.CO$1];[.$A57];&quot;&quot;)">
            <text:p/>
          </table:table-cell>
          <table:table-cell table:formula="of:=IF([.$E57]=[.CP$1];[.$A57];&quot;&quot;)">
            <text:p/>
          </table:table-cell>
          <table:table-cell table:formula="of:=IF([.$E57]=[.CQ$1];[.$A5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rds and Deeds</text:p>
          </table:table-cell>
          <table:table-cell office:value-type="string" calcext:value-type="string">
            <text:p>Daniel Sackheim</text:p>
          </table:table-cell>
          <table:table-cell office:value-type="string" calcext:value-type="string">
            <text:p>Leonard Dick</text:p>
          </table:table-cell>
          <table:table-cell office:value-type="float" office:value="17.78" calcext:value-type="float">
            <text:p>17.78</text:p>
          </table:table-cell>
          <table:table-cell office:value-type="float" office:value="5" calcext:value-type="float">
            <text:p>5</text:p>
          </table:table-cell>
          <table:table-cell office:value-type="date" office:date-value="2007-01-09" calcext:value-type="date">
            <text:p>2007-01-09</text:p>
          </table:table-cell>
          <table:table-cell office:value-type="string" calcext:value-type="string">
            <text:p>Leonard Dick</text:p>
          </table:table-cell>
          <table:table-cell table:number-columns-repeated="4"/>
          <table:table-cell table:formula="of:=IF(OR([.$J58]=[.O$1];[.$K58]=[.O$1];[.$L58]=[.O$1];[.$M58]=[.O$1];[.$N58]);[.$A58];&quot;&quot;)">
            <text:p/>
          </table:table-cell>
          <table:table-cell table:formula="of:=IF(OR([.$J58]=[.P$1];[.$K58]=[.P$1];[.$L58]=[.P$1];[.$M58]=[.P$1];[.$N58]);[.$A58];&quot;&quot;)">
            <text:p/>
          </table:table-cell>
          <table:table-cell table:formula="of:=IF(OR([.$J58]=[.Q$1];[.$K58]=[.Q$1];[.$L58]=[.Q$1];[.$M58]=[.Q$1];[.$N58]);[.$A58];&quot;&quot;)">
            <text:p/>
          </table:table-cell>
          <table:table-cell table:formula="of:=IF(OR([.$J58]=[.R$1];[.$K58]=[.R$1];[.$L58]=[.R$1];[.$M58]=[.R$1];[.$N58]);[.$A58];&quot;&quot;)">
            <text:p/>
          </table:table-cell>
          <table:table-cell table:formula="of:=IF(OR([.$J58]=[.S$1];[.$K58]=[.S$1];[.$L58]=[.S$1];[.$M58]=[.S$1];[.$N58]);[.$A58];&quot;&quot;)">
            <text:p/>
          </table:table-cell>
          <table:table-cell table:formula="of:=IF(OR([.$J58]=[.T$1];[.$K58]=[.T$1];[.$L58]=[.T$1];[.$M58]=[.T$1];[.$N58]);[.$A58];&quot;&quot;)">
            <text:p/>
          </table:table-cell>
          <table:table-cell table:formula="of:=IF(OR([.$J58]=[.U$1];[.$K58]=[.U$1];[.$L58]=[.U$1];[.$M58]=[.U$1];[.$N58]);[.$A58];&quot;&quot;)">
            <text:p/>
          </table:table-cell>
          <table:table-cell table:formula="of:=IF(OR([.$J58]=[.V$1];[.$K58]=[.V$1];[.$L58]=[.V$1];[.$M58]=[.V$1];[.$N58]);[.$A58];&quot;&quot;)">
            <text:p/>
          </table:table-cell>
          <table:table-cell table:formula="of:=IF(OR([.$J58]=[.W$1];[.$K58]=[.W$1];[.$L58]=[.W$1];[.$M58]=[.W$1];[.$N58]);[.$A58];&quot;&quot;)">
            <text:p/>
          </table:table-cell>
          <table:table-cell table:formula="of:=IF(OR([.$J58]=[.X$1];[.$K58]=[.X$1];[.$L58]=[.X$1];[.$M58]=[.X$1];[.$N58]);[.$A58];&quot;&quot;)">
            <text:p/>
          </table:table-cell>
          <table:table-cell table:formula="of:=IF(OR([.$J58]=[.Y$1];[.$K58]=[.Y$1];[.$L58]=[.Y$1];[.$M58]=[.Y$1];[.$N58]);[.$A58];&quot;&quot;)">
            <text:p/>
          </table:table-cell>
          <table:table-cell table:formula="of:=IF(OR([.$J58]=[.Z$1];[.$K58]=[.Z$1];[.$L58]=[.Z$1];[.$M58]=[.Z$1];[.$N58]);[.$A58];&quot;&quot;)">
            <text:p/>
          </table:table-cell>
          <table:table-cell table:formula="of:=IF(OR([.$J58]=[.AA$1];[.$K58]=[.AA$1];[.$L58]=[.AA$1];[.$M58]=[.AA$1];[.$N58]);[.$A58];&quot;&quot;)">
            <text:p/>
          </table:table-cell>
          <table:table-cell table:formula="of:=IF(OR([.$J58]=[.AB$1];[.$K58]=[.AB$1];[.$L58]=[.AB$1];[.$M58]=[.AB$1];[.$N58]);[.$A58];&quot;&quot;)">
            <text:p/>
          </table:table-cell>
          <table:table-cell table:formula="of:=IF(OR([.$J58]=[.AC$1];[.$K58]=[.AC$1];[.$L58]=[.AC$1];[.$M58]=[.AC$1];[.$N58]);[.$A58];&quot;&quot;)">
            <text:p/>
          </table:table-cell>
          <table:table-cell table:formula="of:=IF(OR([.$J58]=[.AD$1];[.$K58]=[.AD$1];[.$L58]=[.AD$1];[.$M58]=[.AD$1];[.$N58]);[.$A58];&quot;&quot;)">
            <text:p/>
          </table:table-cell>
          <table:table-cell table:formula="of:=IF(OR([.$J58]=[.AE$1];[.$K58]=[.AE$1];[.$L58]=[.AE$1];[.$M58]=[.AE$1];[.$N58]);[.$A58];&quot;&quot;)">
            <text:p/>
          </table:table-cell>
          <table:table-cell table:formula="of:=IF(OR([.$J58]=[.AF$1];[.$K58]=[.AF$1];[.$L58]=[.AF$1];[.$M58]=[.AF$1];[.$N58]);[.$A58];&quot;&quot;)">
            <text:p/>
          </table:table-cell>
          <table:table-cell table:formula="of:=IF(OR([.$J58]=[.AG$1];[.$K58]=[.AG$1];[.$L58]=[.AG$1];[.$M58]=[.AG$1];[.$N58]);[.$A58];&quot;&quot;)">
            <text:p/>
          </table:table-cell>
          <table:table-cell table:formula="of:=IF(OR([.$J58]=[.AH$1];[.$K58]=[.AH$1];[.$L58]=[.AH$1];[.$M58]=[.AH$1];[.$N58]);[.$A58];&quot;&quot;)" office:value-type="float" office:value="57" calcext:value-type="float">
            <text:p>57</text:p>
          </table:table-cell>
          <table:table-cell table:formula="of:=IF(OR([.$J58]=[.AI$1];[.$K58]=[.AI$1];[.$L58]=[.AI$1];[.$M58]=[.AI$1];[.$N58]);[.$A58];&quot;&quot;)">
            <text:p/>
          </table:table-cell>
          <table:table-cell table:formula="of:=IF(OR([.$J58]=[.AJ$1];[.$K58]=[.AJ$1];[.$L58]=[.AJ$1];[.$M58]=[.AJ$1];[.$N58]);[.$A58];&quot;&quot;)">
            <text:p/>
          </table:table-cell>
          <table:table-cell table:formula="of:=IF(OR([.$J58]=[.AK$1];[.$K58]=[.AK$1];[.$L58]=[.AK$1];[.$M58]=[.AK$1];[.$N58]);[.$A58];&quot;&quot;)">
            <text:p/>
          </table:table-cell>
          <table:table-cell table:formula="of:=IF(OR([.$J58]=[.AL$1];[.$K58]=[.AL$1];[.$L58]=[.AL$1];[.$M58]=[.AL$1];[.$N58]);[.$A58];&quot;&quot;)">
            <text:p/>
          </table:table-cell>
          <table:table-cell table:formula="of:=IF(OR([.$J58]=[.AM$1];[.$K58]=[.AM$1];[.$L58]=[.AM$1];[.$M58]=[.AM$1];[.$N58]);[.$A58];&quot;&quot;)">
            <text:p/>
          </table:table-cell>
          <table:table-cell table:formula="of:=IF(OR([.$J58]=[.AN$1];[.$K58]=[.AN$1];[.$L58]=[.AN$1];[.$M58]=[.AN$1];[.$N58]);[.$A58];&quot;&quot;)">
            <text:p/>
          </table:table-cell>
          <table:table-cell table:formula="of:=IF(OR([.$J58]=[.AO$1];[.$K58]=[.AO$1];[.$L58]=[.AO$1];[.$M58]=[.AO$1];[.$N58]);[.$A58];&quot;&quot;)">
            <text:p/>
          </table:table-cell>
          <table:table-cell table:formula="of:=IF(OR([.$J58]=[.AP$1];[.$K58]=[.AP$1];[.$L58]=[.AP$1];[.$M58]=[.AP$1];[.$N58]);[.$A58];&quot;&quot;)">
            <text:p/>
          </table:table-cell>
          <table:table-cell table:formula="of:=IF(OR([.$J58]=[.AQ$1];[.$K58]=[.AQ$1];[.$L58]=[.AQ$1];[.$M58]=[.AQ$1];[.$N58]);[.$A58];&quot;&quot;)">
            <text:p/>
          </table:table-cell>
          <table:table-cell table:formula="of:=IF(OR([.$J58]=[.AR$1];[.$K58]=[.AR$1];[.$L58]=[.AR$1];[.$M58]=[.AR$1];[.$N58]);[.$A58];&quot;&quot;)">
            <text:p/>
          </table:table-cell>
          <table:table-cell/>
          <table:table-cell table:formula="of:=IF([.$E58]=[.AT$1];[.$A58];&quot;&quot;)">
            <text:p/>
          </table:table-cell>
          <table:table-cell table:formula="of:=IF([.$E58]=[.AU$1];[.$A58];&quot;&quot;)">
            <text:p/>
          </table:table-cell>
          <table:table-cell table:formula="of:=IF([.$E58]=[.AV$1];[.$A58];&quot;&quot;)">
            <text:p/>
          </table:table-cell>
          <table:table-cell table:formula="of:=IF([.$E58]=[.AW$1];[.$A58];&quot;&quot;)">
            <text:p/>
          </table:table-cell>
          <table:table-cell table:formula="of:=IF([.$E58]=[.AX$1];[.$A58];&quot;&quot;)">
            <text:p/>
          </table:table-cell>
          <table:table-cell table:formula="of:=IF([.$E58]=[.AY$1];[.$A58];&quot;&quot;)">
            <text:p/>
          </table:table-cell>
          <table:table-cell table:formula="of:=IF([.$E58]=[.AZ$1];[.$A58];&quot;&quot;)">
            <text:p/>
          </table:table-cell>
          <table:table-cell table:formula="of:=IF([.$E58]=[.BA$1];[.$A58];&quot;&quot;)">
            <text:p/>
          </table:table-cell>
          <table:table-cell table:formula="of:=IF([.$E58]=[.BB$1];[.$A58];&quot;&quot;)">
            <text:p/>
          </table:table-cell>
          <table:table-cell table:formula="of:=IF([.$E58]=[.BC$1];[.$A58];&quot;&quot;)">
            <text:p/>
          </table:table-cell>
          <table:table-cell table:formula="of:=IF([.$E58]=[.BD$1];[.$A58];&quot;&quot;)">
            <text:p/>
          </table:table-cell>
          <table:table-cell table:formula="of:=IF([.$E58]=[.BE$1];[.$A58];&quot;&quot;)" office:value-type="float" office:value="57" calcext:value-type="float">
            <text:p>57</text:p>
          </table:table-cell>
          <table:table-cell table:formula="of:=IF([.$E58]=[.BF$1];[.$A58];&quot;&quot;)">
            <text:p/>
          </table:table-cell>
          <table:table-cell table:formula="of:=IF([.$E58]=[.BG$1];[.$A58];&quot;&quot;)">
            <text:p/>
          </table:table-cell>
          <table:table-cell table:formula="of:=IF([.$E58]=[.BH$1];[.$A58];&quot;&quot;)">
            <text:p/>
          </table:table-cell>
          <table:table-cell table:formula="of:=IF([.$E58]=[.BI$1];[.$A58];&quot;&quot;)">
            <text:p/>
          </table:table-cell>
          <table:table-cell table:formula="of:=IF([.$E58]=[.BJ$1];[.$A58];&quot;&quot;)">
            <text:p/>
          </table:table-cell>
          <table:table-cell table:formula="of:=IF([.$E58]=[.BK$1];[.$A58];&quot;&quot;)">
            <text:p/>
          </table:table-cell>
          <table:table-cell table:formula="of:=IF([.$E58]=[.BL$1];[.$A58];&quot;&quot;)">
            <text:p/>
          </table:table-cell>
          <table:table-cell table:formula="of:=IF([.$E58]=[.BM$1];[.$A58];&quot;&quot;)">
            <text:p/>
          </table:table-cell>
          <table:table-cell table:formula="of:=IF([.$E58]=[.BN$1];[.$A58];&quot;&quot;)">
            <text:p/>
          </table:table-cell>
          <table:table-cell table:formula="of:=IF([.$E58]=[.BO$1];[.$A58];&quot;&quot;)">
            <text:p/>
          </table:table-cell>
          <table:table-cell table:formula="of:=IF([.$E58]=[.BP$1];[.$A58];&quot;&quot;)">
            <text:p/>
          </table:table-cell>
          <table:table-cell table:formula="of:=IF([.$E58]=[.BQ$1];[.$A58];&quot;&quot;)">
            <text:p/>
          </table:table-cell>
          <table:table-cell table:formula="of:=IF([.$E58]=[.BR$1];[.$A58];&quot;&quot;)">
            <text:p/>
          </table:table-cell>
          <table:table-cell table:formula="of:=IF([.$E58]=[.BS$1];[.$A58];&quot;&quot;)">
            <text:p/>
          </table:table-cell>
          <table:table-cell table:formula="of:=IF([.$E58]=[.BT$1];[.$A58];&quot;&quot;)">
            <text:p/>
          </table:table-cell>
          <table:table-cell table:formula="of:=IF([.$E58]=[.BU$1];[.$A58];&quot;&quot;)">
            <text:p/>
          </table:table-cell>
          <table:table-cell table:formula="of:=IF([.$E58]=[.BV$1];[.$A58];&quot;&quot;)">
            <text:p/>
          </table:table-cell>
          <table:table-cell table:formula="of:=IF([.$E58]=[.BW$1];[.$A58];&quot;&quot;)">
            <text:p/>
          </table:table-cell>
          <table:table-cell table:formula="of:=IF([.$E58]=[.BX$1];[.$A58];&quot;&quot;)">
            <text:p/>
          </table:table-cell>
          <table:table-cell table:formula="of:=IF([.$E58]=[.BY$1];[.$A58];&quot;&quot;)">
            <text:p/>
          </table:table-cell>
          <table:table-cell table:formula="of:=IF([.$E58]=[.BZ$1];[.$A58];&quot;&quot;)">
            <text:p/>
          </table:table-cell>
          <table:table-cell table:formula="of:=IF([.$E58]=[.CA$1];[.$A58];&quot;&quot;)">
            <text:p/>
          </table:table-cell>
          <table:table-cell table:formula="of:=IF([.$E58]=[.CB$1];[.$A58];&quot;&quot;)">
            <text:p/>
          </table:table-cell>
          <table:table-cell table:formula="of:=IF([.$E58]=[.CC$1];[.$A58];&quot;&quot;)">
            <text:p/>
          </table:table-cell>
          <table:table-cell table:formula="of:=IF([.$E58]=[.CD$1];[.$A58];&quot;&quot;)">
            <text:p/>
          </table:table-cell>
          <table:table-cell table:formula="of:=IF([.$E58]=[.CE$1];[.$A58];&quot;&quot;)">
            <text:p/>
          </table:table-cell>
          <table:table-cell table:formula="of:=IF([.$E58]=[.CF$1];[.$A58];&quot;&quot;)">
            <text:p/>
          </table:table-cell>
          <table:table-cell table:formula="of:=IF([.$E58]=[.CG$1];[.$A58];&quot;&quot;)">
            <text:p/>
          </table:table-cell>
          <table:table-cell table:formula="of:=IF([.$E58]=[.CH$1];[.$A58];&quot;&quot;)">
            <text:p/>
          </table:table-cell>
          <table:table-cell table:formula="of:=IF([.$E58]=[.CI$1];[.$A58];&quot;&quot;)">
            <text:p/>
          </table:table-cell>
          <table:table-cell table:formula="of:=IF([.$E58]=[.CJ$1];[.$A58];&quot;&quot;)">
            <text:p/>
          </table:table-cell>
          <table:table-cell table:formula="of:=IF([.$E58]=[.CK$1];[.$A58];&quot;&quot;)">
            <text:p/>
          </table:table-cell>
          <table:table-cell table:formula="of:=IF([.$E58]=[.CL$1];[.$A58];&quot;&quot;)">
            <text:p/>
          </table:table-cell>
          <table:table-cell table:formula="of:=IF([.$E58]=[.CM$1];[.$A58];&quot;&quot;)">
            <text:p/>
          </table:table-cell>
          <table:table-cell table:formula="of:=IF([.$E58]=[.CN$1];[.$A58];&quot;&quot;)">
            <text:p/>
          </table:table-cell>
          <table:table-cell table:formula="of:=IF([.$E58]=[.CO$1];[.$A58];&quot;&quot;)">
            <text:p/>
          </table:table-cell>
          <table:table-cell table:formula="of:=IF([.$E58]=[.CP$1];[.$A58];&quot;&quot;)">
            <text:p/>
          </table:table-cell>
          <table:table-cell table:formula="of:=IF([.$E58]=[.CQ$1];[.$A5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Day, One Room</text:p>
          </table:table-cell>
          <table:table-cell office:value-type="string" calcext:value-type="string">
            <text:p>Juan J. Campanella</text:p>
          </table:table-cell>
          <table:table-cell office:value-type="string" calcext:value-type="string">
            <text:p>David Shore</text:p>
          </table:table-cell>
          <table:table-cell office:value-type="float" office:value="27.34" calcext:value-type="float">
            <text:p>27.34</text:p>
          </table:table-cell>
          <table:table-cell office:value-type="float" office:value="7" calcext:value-type="float">
            <text:p>7</text:p>
          </table:table-cell>
          <table:table-cell office:value-type="date" office:date-value="2007-01-30" calcext:value-type="date">
            <text:p>2007-01-30</text:p>
          </table:table-cell>
          <table:table-cell office:value-type="string" calcext:value-type="string">
            <text:p>David Shore</text:p>
          </table:table-cell>
          <table:table-cell table:number-columns-repeated="4"/>
          <table:table-cell table:formula="of:=IF(OR([.$J59]=[.O$1];[.$K59]=[.O$1];[.$L59]=[.O$1];[.$M59]=[.O$1];[.$N59]);[.$A59];&quot;&quot;)" office:value-type="float" office:value="58" calcext:value-type="float">
            <text:p>58</text:p>
          </table:table-cell>
          <table:table-cell table:formula="of:=IF(OR([.$J59]=[.P$1];[.$K59]=[.P$1];[.$L59]=[.P$1];[.$M59]=[.P$1];[.$N59]);[.$A59];&quot;&quot;)">
            <text:p/>
          </table:table-cell>
          <table:table-cell table:formula="of:=IF(OR([.$J59]=[.Q$1];[.$K59]=[.Q$1];[.$L59]=[.Q$1];[.$M59]=[.Q$1];[.$N59]);[.$A59];&quot;&quot;)">
            <text:p/>
          </table:table-cell>
          <table:table-cell table:formula="of:=IF(OR([.$J59]=[.R$1];[.$K59]=[.R$1];[.$L59]=[.R$1];[.$M59]=[.R$1];[.$N59]);[.$A59];&quot;&quot;)">
            <text:p/>
          </table:table-cell>
          <table:table-cell table:formula="of:=IF(OR([.$J59]=[.S$1];[.$K59]=[.S$1];[.$L59]=[.S$1];[.$M59]=[.S$1];[.$N59]);[.$A59];&quot;&quot;)">
            <text:p/>
          </table:table-cell>
          <table:table-cell table:formula="of:=IF(OR([.$J59]=[.T$1];[.$K59]=[.T$1];[.$L59]=[.T$1];[.$M59]=[.T$1];[.$N59]);[.$A59];&quot;&quot;)">
            <text:p/>
          </table:table-cell>
          <table:table-cell table:formula="of:=IF(OR([.$J59]=[.U$1];[.$K59]=[.U$1];[.$L59]=[.U$1];[.$M59]=[.U$1];[.$N59]);[.$A59];&quot;&quot;)">
            <text:p/>
          </table:table-cell>
          <table:table-cell table:formula="of:=IF(OR([.$J59]=[.V$1];[.$K59]=[.V$1];[.$L59]=[.V$1];[.$M59]=[.V$1];[.$N59]);[.$A59];&quot;&quot;)">
            <text:p/>
          </table:table-cell>
          <table:table-cell table:formula="of:=IF(OR([.$J59]=[.W$1];[.$K59]=[.W$1];[.$L59]=[.W$1];[.$M59]=[.W$1];[.$N59]);[.$A59];&quot;&quot;)">
            <text:p/>
          </table:table-cell>
          <table:table-cell table:formula="of:=IF(OR([.$J59]=[.X$1];[.$K59]=[.X$1];[.$L59]=[.X$1];[.$M59]=[.X$1];[.$N59]);[.$A59];&quot;&quot;)">
            <text:p/>
          </table:table-cell>
          <table:table-cell table:formula="of:=IF(OR([.$J59]=[.Y$1];[.$K59]=[.Y$1];[.$L59]=[.Y$1];[.$M59]=[.Y$1];[.$N59]);[.$A59];&quot;&quot;)">
            <text:p/>
          </table:table-cell>
          <table:table-cell table:formula="of:=IF(OR([.$J59]=[.Z$1];[.$K59]=[.Z$1];[.$L59]=[.Z$1];[.$M59]=[.Z$1];[.$N59]);[.$A59];&quot;&quot;)">
            <text:p/>
          </table:table-cell>
          <table:table-cell table:formula="of:=IF(OR([.$J59]=[.AA$1];[.$K59]=[.AA$1];[.$L59]=[.AA$1];[.$M59]=[.AA$1];[.$N59]);[.$A59];&quot;&quot;)">
            <text:p/>
          </table:table-cell>
          <table:table-cell table:formula="of:=IF(OR([.$J59]=[.AB$1];[.$K59]=[.AB$1];[.$L59]=[.AB$1];[.$M59]=[.AB$1];[.$N59]);[.$A59];&quot;&quot;)">
            <text:p/>
          </table:table-cell>
          <table:table-cell table:formula="of:=IF(OR([.$J59]=[.AC$1];[.$K59]=[.AC$1];[.$L59]=[.AC$1];[.$M59]=[.AC$1];[.$N59]);[.$A59];&quot;&quot;)">
            <text:p/>
          </table:table-cell>
          <table:table-cell table:formula="of:=IF(OR([.$J59]=[.AD$1];[.$K59]=[.AD$1];[.$L59]=[.AD$1];[.$M59]=[.AD$1];[.$N59]);[.$A59];&quot;&quot;)">
            <text:p/>
          </table:table-cell>
          <table:table-cell table:formula="of:=IF(OR([.$J59]=[.AE$1];[.$K59]=[.AE$1];[.$L59]=[.AE$1];[.$M59]=[.AE$1];[.$N59]);[.$A59];&quot;&quot;)">
            <text:p/>
          </table:table-cell>
          <table:table-cell table:formula="of:=IF(OR([.$J59]=[.AF$1];[.$K59]=[.AF$1];[.$L59]=[.AF$1];[.$M59]=[.AF$1];[.$N59]);[.$A59];&quot;&quot;)">
            <text:p/>
          </table:table-cell>
          <table:table-cell table:formula="of:=IF(OR([.$J59]=[.AG$1];[.$K59]=[.AG$1];[.$L59]=[.AG$1];[.$M59]=[.AG$1];[.$N59]);[.$A59];&quot;&quot;)">
            <text:p/>
          </table:table-cell>
          <table:table-cell table:formula="of:=IF(OR([.$J59]=[.AH$1];[.$K59]=[.AH$1];[.$L59]=[.AH$1];[.$M59]=[.AH$1];[.$N59]);[.$A59];&quot;&quot;)">
            <text:p/>
          </table:table-cell>
          <table:table-cell table:formula="of:=IF(OR([.$J59]=[.AI$1];[.$K59]=[.AI$1];[.$L59]=[.AI$1];[.$M59]=[.AI$1];[.$N59]);[.$A59];&quot;&quot;)">
            <text:p/>
          </table:table-cell>
          <table:table-cell table:formula="of:=IF(OR([.$J59]=[.AJ$1];[.$K59]=[.AJ$1];[.$L59]=[.AJ$1];[.$M59]=[.AJ$1];[.$N59]);[.$A59];&quot;&quot;)">
            <text:p/>
          </table:table-cell>
          <table:table-cell table:formula="of:=IF(OR([.$J59]=[.AK$1];[.$K59]=[.AK$1];[.$L59]=[.AK$1];[.$M59]=[.AK$1];[.$N59]);[.$A59];&quot;&quot;)">
            <text:p/>
          </table:table-cell>
          <table:table-cell table:formula="of:=IF(OR([.$J59]=[.AL$1];[.$K59]=[.AL$1];[.$L59]=[.AL$1];[.$M59]=[.AL$1];[.$N59]);[.$A59];&quot;&quot;)">
            <text:p/>
          </table:table-cell>
          <table:table-cell table:formula="of:=IF(OR([.$J59]=[.AM$1];[.$K59]=[.AM$1];[.$L59]=[.AM$1];[.$M59]=[.AM$1];[.$N59]);[.$A59];&quot;&quot;)">
            <text:p/>
          </table:table-cell>
          <table:table-cell table:formula="of:=IF(OR([.$J59]=[.AN$1];[.$K59]=[.AN$1];[.$L59]=[.AN$1];[.$M59]=[.AN$1];[.$N59]);[.$A59];&quot;&quot;)">
            <text:p/>
          </table:table-cell>
          <table:table-cell table:formula="of:=IF(OR([.$J59]=[.AO$1];[.$K59]=[.AO$1];[.$L59]=[.AO$1];[.$M59]=[.AO$1];[.$N59]);[.$A59];&quot;&quot;)">
            <text:p/>
          </table:table-cell>
          <table:table-cell table:formula="of:=IF(OR([.$J59]=[.AP$1];[.$K59]=[.AP$1];[.$L59]=[.AP$1];[.$M59]=[.AP$1];[.$N59]);[.$A59];&quot;&quot;)">
            <text:p/>
          </table:table-cell>
          <table:table-cell table:formula="of:=IF(OR([.$J59]=[.AQ$1];[.$K59]=[.AQ$1];[.$L59]=[.AQ$1];[.$M59]=[.AQ$1];[.$N59]);[.$A59];&quot;&quot;)">
            <text:p/>
          </table:table-cell>
          <table:table-cell table:formula="of:=IF(OR([.$J59]=[.AR$1];[.$K59]=[.AR$1];[.$L59]=[.AR$1];[.$M59]=[.AR$1];[.$N59]);[.$A59];&quot;&quot;)">
            <text:p/>
          </table:table-cell>
          <table:table-cell/>
          <table:table-cell table:formula="of:=IF([.$E59]=[.AT$1];[.$A59];&quot;&quot;)">
            <text:p/>
          </table:table-cell>
          <table:table-cell table:formula="of:=IF([.$E59]=[.AU$1];[.$A59];&quot;&quot;)">
            <text:p/>
          </table:table-cell>
          <table:table-cell table:formula="of:=IF([.$E59]=[.AV$1];[.$A59];&quot;&quot;)">
            <text:p/>
          </table:table-cell>
          <table:table-cell table:formula="of:=IF([.$E59]=[.AW$1];[.$A59];&quot;&quot;)">
            <text:p/>
          </table:table-cell>
          <table:table-cell table:formula="of:=IF([.$E59]=[.AX$1];[.$A59];&quot;&quot;)">
            <text:p/>
          </table:table-cell>
          <table:table-cell table:formula="of:=IF([.$E59]=[.AY$1];[.$A59];&quot;&quot;)">
            <text:p/>
          </table:table-cell>
          <table:table-cell table:formula="of:=IF([.$E59]=[.AZ$1];[.$A59];&quot;&quot;)">
            <text:p/>
          </table:table-cell>
          <table:table-cell table:formula="of:=IF([.$E59]=[.BA$1];[.$A59];&quot;&quot;)">
            <text:p/>
          </table:table-cell>
          <table:table-cell table:formula="of:=IF([.$E59]=[.BB$1];[.$A59];&quot;&quot;)">
            <text:p/>
          </table:table-cell>
          <table:table-cell table:formula="of:=IF([.$E59]=[.BC$1];[.$A59];&quot;&quot;)">
            <text:p/>
          </table:table-cell>
          <table:table-cell table:formula="of:=IF([.$E59]=[.BD$1];[.$A59];&quot;&quot;)">
            <text:p/>
          </table:table-cell>
          <table:table-cell table:formula="of:=IF([.$E59]=[.BE$1];[.$A59];&quot;&quot;)">
            <text:p/>
          </table:table-cell>
          <table:table-cell table:formula="of:=IF([.$E59]=[.BF$1];[.$A59];&quot;&quot;)">
            <text:p/>
          </table:table-cell>
          <table:table-cell table:formula="of:=IF([.$E59]=[.BG$1];[.$A59];&quot;&quot;)">
            <text:p/>
          </table:table-cell>
          <table:table-cell table:formula="of:=IF([.$E59]=[.BH$1];[.$A59];&quot;&quot;)">
            <text:p/>
          </table:table-cell>
          <table:table-cell table:formula="of:=IF([.$E59]=[.BI$1];[.$A59];&quot;&quot;)">
            <text:p/>
          </table:table-cell>
          <table:table-cell table:formula="of:=IF([.$E59]=[.BJ$1];[.$A59];&quot;&quot;)">
            <text:p/>
          </table:table-cell>
          <table:table-cell table:formula="of:=IF([.$E59]=[.BK$1];[.$A59];&quot;&quot;)">
            <text:p/>
          </table:table-cell>
          <table:table-cell table:formula="of:=IF([.$E59]=[.BL$1];[.$A59];&quot;&quot;)">
            <text:p/>
          </table:table-cell>
          <table:table-cell table:formula="of:=IF([.$E59]=[.BM$1];[.$A59];&quot;&quot;)">
            <text:p/>
          </table:table-cell>
          <table:table-cell table:formula="of:=IF([.$E59]=[.BN$1];[.$A59];&quot;&quot;)">
            <text:p/>
          </table:table-cell>
          <table:table-cell table:formula="of:=IF([.$E59]=[.BO$1];[.$A59];&quot;&quot;)">
            <text:p/>
          </table:table-cell>
          <table:table-cell table:formula="of:=IF([.$E59]=[.BP$1];[.$A59];&quot;&quot;)">
            <text:p/>
          </table:table-cell>
          <table:table-cell table:formula="of:=IF([.$E59]=[.BQ$1];[.$A59];&quot;&quot;)">
            <text:p/>
          </table:table-cell>
          <table:table-cell table:formula="of:=IF([.$E59]=[.BR$1];[.$A59];&quot;&quot;)">
            <text:p/>
          </table:table-cell>
          <table:table-cell table:formula="of:=IF([.$E59]=[.BS$1];[.$A59];&quot;&quot;)">
            <text:p/>
          </table:table-cell>
          <table:table-cell table:formula="of:=IF([.$E59]=[.BT$1];[.$A59];&quot;&quot;)">
            <text:p/>
          </table:table-cell>
          <table:table-cell table:formula="of:=IF([.$E59]=[.BU$1];[.$A59];&quot;&quot;)">
            <text:p/>
          </table:table-cell>
          <table:table-cell table:formula="of:=IF([.$E59]=[.BV$1];[.$A59];&quot;&quot;)">
            <text:p/>
          </table:table-cell>
          <table:table-cell table:formula="of:=IF([.$E59]=[.BW$1];[.$A59];&quot;&quot;)" office:value-type="float" office:value="58" calcext:value-type="float">
            <text:p>58</text:p>
          </table:table-cell>
          <table:table-cell table:formula="of:=IF([.$E59]=[.BX$1];[.$A59];&quot;&quot;)">
            <text:p/>
          </table:table-cell>
          <table:table-cell table:formula="of:=IF([.$E59]=[.BY$1];[.$A59];&quot;&quot;)">
            <text:p/>
          </table:table-cell>
          <table:table-cell table:formula="of:=IF([.$E59]=[.BZ$1];[.$A59];&quot;&quot;)">
            <text:p/>
          </table:table-cell>
          <table:table-cell table:formula="of:=IF([.$E59]=[.CA$1];[.$A59];&quot;&quot;)">
            <text:p/>
          </table:table-cell>
          <table:table-cell table:formula="of:=IF([.$E59]=[.CB$1];[.$A59];&quot;&quot;)">
            <text:p/>
          </table:table-cell>
          <table:table-cell table:formula="of:=IF([.$E59]=[.CC$1];[.$A59];&quot;&quot;)">
            <text:p/>
          </table:table-cell>
          <table:table-cell table:formula="of:=IF([.$E59]=[.CD$1];[.$A59];&quot;&quot;)">
            <text:p/>
          </table:table-cell>
          <table:table-cell table:formula="of:=IF([.$E59]=[.CE$1];[.$A59];&quot;&quot;)">
            <text:p/>
          </table:table-cell>
          <table:table-cell table:formula="of:=IF([.$E59]=[.CF$1];[.$A59];&quot;&quot;)">
            <text:p/>
          </table:table-cell>
          <table:table-cell table:formula="of:=IF([.$E59]=[.CG$1];[.$A59];&quot;&quot;)">
            <text:p/>
          </table:table-cell>
          <table:table-cell table:formula="of:=IF([.$E59]=[.CH$1];[.$A59];&quot;&quot;)">
            <text:p/>
          </table:table-cell>
          <table:table-cell table:formula="of:=IF([.$E59]=[.CI$1];[.$A59];&quot;&quot;)">
            <text:p/>
          </table:table-cell>
          <table:table-cell table:formula="of:=IF([.$E59]=[.CJ$1];[.$A59];&quot;&quot;)">
            <text:p/>
          </table:table-cell>
          <table:table-cell table:formula="of:=IF([.$E59]=[.CK$1];[.$A59];&quot;&quot;)">
            <text:p/>
          </table:table-cell>
          <table:table-cell table:formula="of:=IF([.$E59]=[.CL$1];[.$A59];&quot;&quot;)">
            <text:p/>
          </table:table-cell>
          <table:table-cell table:formula="of:=IF([.$E59]=[.CM$1];[.$A59];&quot;&quot;)">
            <text:p/>
          </table:table-cell>
          <table:table-cell table:formula="of:=IF([.$E59]=[.CN$1];[.$A59];&quot;&quot;)">
            <text:p/>
          </table:table-cell>
          <table:table-cell table:formula="of:=IF([.$E59]=[.CO$1];[.$A59];&quot;&quot;)">
            <text:p/>
          </table:table-cell>
          <table:table-cell table:formula="of:=IF([.$E59]=[.CP$1];[.$A59];&quot;&quot;)">
            <text:p/>
          </table:table-cell>
          <table:table-cell table:formula="of:=IF([.$E59]=[.CQ$1];[.$A5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edle in a Haystack</text:p>
          </table:table-cell>
          <table:table-cell office:value-type="string" calcext:value-type="string">
            <text:p>Peter O'Fallon</text:p>
          </table:table-cell>
          <table:table-cell office:value-type="string" calcext:value-type="string">
            <text:p>David Foster</text:p>
          </table:table-cell>
          <table:table-cell office:value-type="float" office:value="24.88" calcext:value-type="float">
            <text:p>24.88</text:p>
          </table:table-cell>
          <table:table-cell office:value-type="float" office:value="4" calcext:value-type="float">
            <text:p>4</text:p>
          </table:table-cell>
          <table:table-cell office:value-type="date" office:date-value="2007-02-06" calcext:value-type="date">
            <text:p>2007-02-06</text:p>
          </table:table-cell>
          <table:table-cell office:value-type="string" calcext:value-type="string">
            <text:p>David Foster</text:p>
          </table:table-cell>
          <table:table-cell table:number-columns-repeated="4"/>
          <table:table-cell table:formula="of:=IF(OR([.$J60]=[.O$1];[.$K60]=[.O$1];[.$L60]=[.O$1];[.$M60]=[.O$1];[.$N60]);[.$A60];&quot;&quot;)">
            <text:p/>
          </table:table-cell>
          <table:table-cell table:formula="of:=IF(OR([.$J60]=[.P$1];[.$K60]=[.P$1];[.$L60]=[.P$1];[.$M60]=[.P$1];[.$N60]);[.$A60];&quot;&quot;)">
            <text:p/>
          </table:table-cell>
          <table:table-cell table:formula="of:=IF(OR([.$J60]=[.Q$1];[.$K60]=[.Q$1];[.$L60]=[.Q$1];[.$M60]=[.Q$1];[.$N60]);[.$A60];&quot;&quot;)">
            <text:p/>
          </table:table-cell>
          <table:table-cell table:formula="of:=IF(OR([.$J60]=[.R$1];[.$K60]=[.R$1];[.$L60]=[.R$1];[.$M60]=[.R$1];[.$N60]);[.$A60];&quot;&quot;)">
            <text:p/>
          </table:table-cell>
          <table:table-cell table:formula="of:=IF(OR([.$J60]=[.S$1];[.$K60]=[.S$1];[.$L60]=[.S$1];[.$M60]=[.S$1];[.$N60]);[.$A60];&quot;&quot;)">
            <text:p/>
          </table:table-cell>
          <table:table-cell table:formula="of:=IF(OR([.$J60]=[.T$1];[.$K60]=[.T$1];[.$L60]=[.T$1];[.$M60]=[.T$1];[.$N60]);[.$A60];&quot;&quot;)">
            <text:p/>
          </table:table-cell>
          <table:table-cell table:formula="of:=IF(OR([.$J60]=[.U$1];[.$K60]=[.U$1];[.$L60]=[.U$1];[.$M60]=[.U$1];[.$N60]);[.$A60];&quot;&quot;)">
            <text:p/>
          </table:table-cell>
          <table:table-cell table:formula="of:=IF(OR([.$J60]=[.V$1];[.$K60]=[.V$1];[.$L60]=[.V$1];[.$M60]=[.V$1];[.$N60]);[.$A60];&quot;&quot;)" office:value-type="float" office:value="59" calcext:value-type="float">
            <text:p>59</text:p>
          </table:table-cell>
          <table:table-cell table:formula="of:=IF(OR([.$J60]=[.W$1];[.$K60]=[.W$1];[.$L60]=[.W$1];[.$M60]=[.W$1];[.$N60]);[.$A60];&quot;&quot;)">
            <text:p/>
          </table:table-cell>
          <table:table-cell table:formula="of:=IF(OR([.$J60]=[.X$1];[.$K60]=[.X$1];[.$L60]=[.X$1];[.$M60]=[.X$1];[.$N60]);[.$A60];&quot;&quot;)">
            <text:p/>
          </table:table-cell>
          <table:table-cell table:formula="of:=IF(OR([.$J60]=[.Y$1];[.$K60]=[.Y$1];[.$L60]=[.Y$1];[.$M60]=[.Y$1];[.$N60]);[.$A60];&quot;&quot;)">
            <text:p/>
          </table:table-cell>
          <table:table-cell table:formula="of:=IF(OR([.$J60]=[.Z$1];[.$K60]=[.Z$1];[.$L60]=[.Z$1];[.$M60]=[.Z$1];[.$N60]);[.$A60];&quot;&quot;)">
            <text:p/>
          </table:table-cell>
          <table:table-cell table:formula="of:=IF(OR([.$J60]=[.AA$1];[.$K60]=[.AA$1];[.$L60]=[.AA$1];[.$M60]=[.AA$1];[.$N60]);[.$A60];&quot;&quot;)">
            <text:p/>
          </table:table-cell>
          <table:table-cell table:formula="of:=IF(OR([.$J60]=[.AB$1];[.$K60]=[.AB$1];[.$L60]=[.AB$1];[.$M60]=[.AB$1];[.$N60]);[.$A60];&quot;&quot;)">
            <text:p/>
          </table:table-cell>
          <table:table-cell table:formula="of:=IF(OR([.$J60]=[.AC$1];[.$K60]=[.AC$1];[.$L60]=[.AC$1];[.$M60]=[.AC$1];[.$N60]);[.$A60];&quot;&quot;)">
            <text:p/>
          </table:table-cell>
          <table:table-cell table:formula="of:=IF(OR([.$J60]=[.AD$1];[.$K60]=[.AD$1];[.$L60]=[.AD$1];[.$M60]=[.AD$1];[.$N60]);[.$A60];&quot;&quot;)">
            <text:p/>
          </table:table-cell>
          <table:table-cell table:formula="of:=IF(OR([.$J60]=[.AE$1];[.$K60]=[.AE$1];[.$L60]=[.AE$1];[.$M60]=[.AE$1];[.$N60]);[.$A60];&quot;&quot;)">
            <text:p/>
          </table:table-cell>
          <table:table-cell table:formula="of:=IF(OR([.$J60]=[.AF$1];[.$K60]=[.AF$1];[.$L60]=[.AF$1];[.$M60]=[.AF$1];[.$N60]);[.$A60];&quot;&quot;)">
            <text:p/>
          </table:table-cell>
          <table:table-cell table:formula="of:=IF(OR([.$J60]=[.AG$1];[.$K60]=[.AG$1];[.$L60]=[.AG$1];[.$M60]=[.AG$1];[.$N60]);[.$A60];&quot;&quot;)">
            <text:p/>
          </table:table-cell>
          <table:table-cell table:formula="of:=IF(OR([.$J60]=[.AH$1];[.$K60]=[.AH$1];[.$L60]=[.AH$1];[.$M60]=[.AH$1];[.$N60]);[.$A60];&quot;&quot;)">
            <text:p/>
          </table:table-cell>
          <table:table-cell table:formula="of:=IF(OR([.$J60]=[.AI$1];[.$K60]=[.AI$1];[.$L60]=[.AI$1];[.$M60]=[.AI$1];[.$N60]);[.$A60];&quot;&quot;)">
            <text:p/>
          </table:table-cell>
          <table:table-cell table:formula="of:=IF(OR([.$J60]=[.AJ$1];[.$K60]=[.AJ$1];[.$L60]=[.AJ$1];[.$M60]=[.AJ$1];[.$N60]);[.$A60];&quot;&quot;)">
            <text:p/>
          </table:table-cell>
          <table:table-cell table:formula="of:=IF(OR([.$J60]=[.AK$1];[.$K60]=[.AK$1];[.$L60]=[.AK$1];[.$M60]=[.AK$1];[.$N60]);[.$A60];&quot;&quot;)">
            <text:p/>
          </table:table-cell>
          <table:table-cell table:formula="of:=IF(OR([.$J60]=[.AL$1];[.$K60]=[.AL$1];[.$L60]=[.AL$1];[.$M60]=[.AL$1];[.$N60]);[.$A60];&quot;&quot;)">
            <text:p/>
          </table:table-cell>
          <table:table-cell table:formula="of:=IF(OR([.$J60]=[.AM$1];[.$K60]=[.AM$1];[.$L60]=[.AM$1];[.$M60]=[.AM$1];[.$N60]);[.$A60];&quot;&quot;)">
            <text:p/>
          </table:table-cell>
          <table:table-cell table:formula="of:=IF(OR([.$J60]=[.AN$1];[.$K60]=[.AN$1];[.$L60]=[.AN$1];[.$M60]=[.AN$1];[.$N60]);[.$A60];&quot;&quot;)">
            <text:p/>
          </table:table-cell>
          <table:table-cell table:formula="of:=IF(OR([.$J60]=[.AO$1];[.$K60]=[.AO$1];[.$L60]=[.AO$1];[.$M60]=[.AO$1];[.$N60]);[.$A60];&quot;&quot;)">
            <text:p/>
          </table:table-cell>
          <table:table-cell table:formula="of:=IF(OR([.$J60]=[.AP$1];[.$K60]=[.AP$1];[.$L60]=[.AP$1];[.$M60]=[.AP$1];[.$N60]);[.$A60];&quot;&quot;)">
            <text:p/>
          </table:table-cell>
          <table:table-cell table:formula="of:=IF(OR([.$J60]=[.AQ$1];[.$K60]=[.AQ$1];[.$L60]=[.AQ$1];[.$M60]=[.AQ$1];[.$N60]);[.$A60];&quot;&quot;)">
            <text:p/>
          </table:table-cell>
          <table:table-cell table:formula="of:=IF(OR([.$J60]=[.AR$1];[.$K60]=[.AR$1];[.$L60]=[.AR$1];[.$M60]=[.AR$1];[.$N60]);[.$A60];&quot;&quot;)">
            <text:p/>
          </table:table-cell>
          <table:table-cell/>
          <table:table-cell table:formula="of:=IF([.$E60]=[.AT$1];[.$A60];&quot;&quot;)">
            <text:p/>
          </table:table-cell>
          <table:table-cell table:formula="of:=IF([.$E60]=[.AU$1];[.$A60];&quot;&quot;)" office:value-type="float" office:value="59" calcext:value-type="float">
            <text:p>59</text:p>
          </table:table-cell>
          <table:table-cell table:formula="of:=IF([.$E60]=[.AV$1];[.$A60];&quot;&quot;)">
            <text:p/>
          </table:table-cell>
          <table:table-cell table:formula="of:=IF([.$E60]=[.AW$1];[.$A60];&quot;&quot;)">
            <text:p/>
          </table:table-cell>
          <table:table-cell table:formula="of:=IF([.$E60]=[.AX$1];[.$A60];&quot;&quot;)">
            <text:p/>
          </table:table-cell>
          <table:table-cell table:formula="of:=IF([.$E60]=[.AY$1];[.$A60];&quot;&quot;)">
            <text:p/>
          </table:table-cell>
          <table:table-cell table:formula="of:=IF([.$E60]=[.AZ$1];[.$A60];&quot;&quot;)">
            <text:p/>
          </table:table-cell>
          <table:table-cell table:formula="of:=IF([.$E60]=[.BA$1];[.$A60];&quot;&quot;)">
            <text:p/>
          </table:table-cell>
          <table:table-cell table:formula="of:=IF([.$E60]=[.BB$1];[.$A60];&quot;&quot;)">
            <text:p/>
          </table:table-cell>
          <table:table-cell table:formula="of:=IF([.$E60]=[.BC$1];[.$A60];&quot;&quot;)">
            <text:p/>
          </table:table-cell>
          <table:table-cell table:formula="of:=IF([.$E60]=[.BD$1];[.$A60];&quot;&quot;)">
            <text:p/>
          </table:table-cell>
          <table:table-cell table:formula="of:=IF([.$E60]=[.BE$1];[.$A60];&quot;&quot;)">
            <text:p/>
          </table:table-cell>
          <table:table-cell table:formula="of:=IF([.$E60]=[.BF$1];[.$A60];&quot;&quot;)">
            <text:p/>
          </table:table-cell>
          <table:table-cell table:formula="of:=IF([.$E60]=[.BG$1];[.$A60];&quot;&quot;)">
            <text:p/>
          </table:table-cell>
          <table:table-cell table:formula="of:=IF([.$E60]=[.BH$1];[.$A60];&quot;&quot;)">
            <text:p/>
          </table:table-cell>
          <table:table-cell table:formula="of:=IF([.$E60]=[.BI$1];[.$A60];&quot;&quot;)">
            <text:p/>
          </table:table-cell>
          <table:table-cell table:formula="of:=IF([.$E60]=[.BJ$1];[.$A60];&quot;&quot;)">
            <text:p/>
          </table:table-cell>
          <table:table-cell table:formula="of:=IF([.$E60]=[.BK$1];[.$A60];&quot;&quot;)">
            <text:p/>
          </table:table-cell>
          <table:table-cell table:formula="of:=IF([.$E60]=[.BL$1];[.$A60];&quot;&quot;)">
            <text:p/>
          </table:table-cell>
          <table:table-cell table:formula="of:=IF([.$E60]=[.BM$1];[.$A60];&quot;&quot;)">
            <text:p/>
          </table:table-cell>
          <table:table-cell table:formula="of:=IF([.$E60]=[.BN$1];[.$A60];&quot;&quot;)">
            <text:p/>
          </table:table-cell>
          <table:table-cell table:formula="of:=IF([.$E60]=[.BO$1];[.$A60];&quot;&quot;)">
            <text:p/>
          </table:table-cell>
          <table:table-cell table:formula="of:=IF([.$E60]=[.BP$1];[.$A60];&quot;&quot;)">
            <text:p/>
          </table:table-cell>
          <table:table-cell table:formula="of:=IF([.$E60]=[.BQ$1];[.$A60];&quot;&quot;)">
            <text:p/>
          </table:table-cell>
          <table:table-cell table:formula="of:=IF([.$E60]=[.BR$1];[.$A60];&quot;&quot;)">
            <text:p/>
          </table:table-cell>
          <table:table-cell table:formula="of:=IF([.$E60]=[.BS$1];[.$A60];&quot;&quot;)">
            <text:p/>
          </table:table-cell>
          <table:table-cell table:formula="of:=IF([.$E60]=[.BT$1];[.$A60];&quot;&quot;)">
            <text:p/>
          </table:table-cell>
          <table:table-cell table:formula="of:=IF([.$E60]=[.BU$1];[.$A60];&quot;&quot;)">
            <text:p/>
          </table:table-cell>
          <table:table-cell table:formula="of:=IF([.$E60]=[.BV$1];[.$A60];&quot;&quot;)">
            <text:p/>
          </table:table-cell>
          <table:table-cell table:formula="of:=IF([.$E60]=[.BW$1];[.$A60];&quot;&quot;)">
            <text:p/>
          </table:table-cell>
          <table:table-cell table:formula="of:=IF([.$E60]=[.BX$1];[.$A60];&quot;&quot;)">
            <text:p/>
          </table:table-cell>
          <table:table-cell table:formula="of:=IF([.$E60]=[.BY$1];[.$A60];&quot;&quot;)">
            <text:p/>
          </table:table-cell>
          <table:table-cell table:formula="of:=IF([.$E60]=[.BZ$1];[.$A60];&quot;&quot;)">
            <text:p/>
          </table:table-cell>
          <table:table-cell table:formula="of:=IF([.$E60]=[.CA$1];[.$A60];&quot;&quot;)">
            <text:p/>
          </table:table-cell>
          <table:table-cell table:formula="of:=IF([.$E60]=[.CB$1];[.$A60];&quot;&quot;)">
            <text:p/>
          </table:table-cell>
          <table:table-cell table:formula="of:=IF([.$E60]=[.CC$1];[.$A60];&quot;&quot;)">
            <text:p/>
          </table:table-cell>
          <table:table-cell table:formula="of:=IF([.$E60]=[.CD$1];[.$A60];&quot;&quot;)">
            <text:p/>
          </table:table-cell>
          <table:table-cell table:formula="of:=IF([.$E60]=[.CE$1];[.$A60];&quot;&quot;)">
            <text:p/>
          </table:table-cell>
          <table:table-cell table:formula="of:=IF([.$E60]=[.CF$1];[.$A60];&quot;&quot;)">
            <text:p/>
          </table:table-cell>
          <table:table-cell table:formula="of:=IF([.$E60]=[.CG$1];[.$A60];&quot;&quot;)">
            <text:p/>
          </table:table-cell>
          <table:table-cell table:formula="of:=IF([.$E60]=[.CH$1];[.$A60];&quot;&quot;)">
            <text:p/>
          </table:table-cell>
          <table:table-cell table:formula="of:=IF([.$E60]=[.CI$1];[.$A60];&quot;&quot;)">
            <text:p/>
          </table:table-cell>
          <table:table-cell table:formula="of:=IF([.$E60]=[.CJ$1];[.$A60];&quot;&quot;)">
            <text:p/>
          </table:table-cell>
          <table:table-cell table:formula="of:=IF([.$E60]=[.CK$1];[.$A60];&quot;&quot;)">
            <text:p/>
          </table:table-cell>
          <table:table-cell table:formula="of:=IF([.$E60]=[.CL$1];[.$A60];&quot;&quot;)">
            <text:p/>
          </table:table-cell>
          <table:table-cell table:formula="of:=IF([.$E60]=[.CM$1];[.$A60];&quot;&quot;)">
            <text:p/>
          </table:table-cell>
          <table:table-cell table:formula="of:=IF([.$E60]=[.CN$1];[.$A60];&quot;&quot;)">
            <text:p/>
          </table:table-cell>
          <table:table-cell table:formula="of:=IF([.$E60]=[.CO$1];[.$A60];&quot;&quot;)">
            <text:p/>
          </table:table-cell>
          <table:table-cell table:formula="of:=IF([.$E60]=[.CP$1];[.$A60];&quot;&quot;)">
            <text:p/>
          </table:table-cell>
          <table:table-cell table:formula="of:=IF([.$E60]=[.CQ$1];[.$A6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ensitive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Matthew V. Lewis</text:p>
          </table:table-cell>
          <table:table-cell office:value-type="float" office:value="25.99" calcext:value-type="float">
            <text:p>25.99</text:p>
          </table:table-cell>
          <table:table-cell office:value-type="float" office:value="3" calcext:value-type="float">
            <text:p>3</text:p>
          </table:table-cell>
          <table:table-cell office:value-type="date" office:date-value="2007-02-13" calcext:value-type="date">
            <text:p>2007-02-13</text:p>
          </table:table-cell>
          <table:table-cell office:value-type="string" calcext:value-type="string">
            <text:p>Matthew V. Lewis</text:p>
          </table:table-cell>
          <table:table-cell table:number-columns-repeated="4"/>
          <table:table-cell table:formula="of:=IF(OR([.$J61]=[.O$1];[.$K61]=[.O$1];[.$L61]=[.O$1];[.$M61]=[.O$1];[.$N61]);[.$A61];&quot;&quot;)">
            <text:p/>
          </table:table-cell>
          <table:table-cell table:formula="of:=IF(OR([.$J61]=[.P$1];[.$K61]=[.P$1];[.$L61]=[.P$1];[.$M61]=[.P$1];[.$N61]);[.$A61];&quot;&quot;)">
            <text:p/>
          </table:table-cell>
          <table:table-cell table:formula="of:=IF(OR([.$J61]=[.Q$1];[.$K61]=[.Q$1];[.$L61]=[.Q$1];[.$M61]=[.Q$1];[.$N61]);[.$A61];&quot;&quot;)">
            <text:p/>
          </table:table-cell>
          <table:table-cell table:formula="of:=IF(OR([.$J61]=[.R$1];[.$K61]=[.R$1];[.$L61]=[.R$1];[.$M61]=[.R$1];[.$N61]);[.$A61];&quot;&quot;)">
            <text:p/>
          </table:table-cell>
          <table:table-cell table:formula="of:=IF(OR([.$J61]=[.S$1];[.$K61]=[.S$1];[.$L61]=[.S$1];[.$M61]=[.S$1];[.$N61]);[.$A61];&quot;&quot;)">
            <text:p/>
          </table:table-cell>
          <table:table-cell table:formula="of:=IF(OR([.$J61]=[.T$1];[.$K61]=[.T$1];[.$L61]=[.T$1];[.$M61]=[.T$1];[.$N61]);[.$A61];&quot;&quot;)">
            <text:p/>
          </table:table-cell>
          <table:table-cell table:formula="of:=IF(OR([.$J61]=[.U$1];[.$K61]=[.U$1];[.$L61]=[.U$1];[.$M61]=[.U$1];[.$N61]);[.$A61];&quot;&quot;)">
            <text:p/>
          </table:table-cell>
          <table:table-cell table:formula="of:=IF(OR([.$J61]=[.V$1];[.$K61]=[.V$1];[.$L61]=[.V$1];[.$M61]=[.V$1];[.$N61]);[.$A61];&quot;&quot;)">
            <text:p/>
          </table:table-cell>
          <table:table-cell table:formula="of:=IF(OR([.$J61]=[.W$1];[.$K61]=[.W$1];[.$L61]=[.W$1];[.$M61]=[.W$1];[.$N61]);[.$A61];&quot;&quot;)">
            <text:p/>
          </table:table-cell>
          <table:table-cell table:formula="of:=IF(OR([.$J61]=[.X$1];[.$K61]=[.X$1];[.$L61]=[.X$1];[.$M61]=[.X$1];[.$N61]);[.$A61];&quot;&quot;)">
            <text:p/>
          </table:table-cell>
          <table:table-cell table:formula="of:=IF(OR([.$J61]=[.Y$1];[.$K61]=[.Y$1];[.$L61]=[.Y$1];[.$M61]=[.Y$1];[.$N61]);[.$A61];&quot;&quot;)">
            <text:p/>
          </table:table-cell>
          <table:table-cell table:formula="of:=IF(OR([.$J61]=[.Z$1];[.$K61]=[.Z$1];[.$L61]=[.Z$1];[.$M61]=[.Z$1];[.$N61]);[.$A61];&quot;&quot;)">
            <text:p/>
          </table:table-cell>
          <table:table-cell table:formula="of:=IF(OR([.$J61]=[.AA$1];[.$K61]=[.AA$1];[.$L61]=[.AA$1];[.$M61]=[.AA$1];[.$N61]);[.$A61];&quot;&quot;)">
            <text:p/>
          </table:table-cell>
          <table:table-cell table:formula="of:=IF(OR([.$J61]=[.AB$1];[.$K61]=[.AB$1];[.$L61]=[.AB$1];[.$M61]=[.AB$1];[.$N61]);[.$A61];&quot;&quot;)">
            <text:p/>
          </table:table-cell>
          <table:table-cell table:formula="of:=IF(OR([.$J61]=[.AC$1];[.$K61]=[.AC$1];[.$L61]=[.AC$1];[.$M61]=[.AC$1];[.$N61]);[.$A61];&quot;&quot;)">
            <text:p/>
          </table:table-cell>
          <table:table-cell table:formula="of:=IF(OR([.$J61]=[.AD$1];[.$K61]=[.AD$1];[.$L61]=[.AD$1];[.$M61]=[.AD$1];[.$N61]);[.$A61];&quot;&quot;)">
            <text:p/>
          </table:table-cell>
          <table:table-cell table:formula="of:=IF(OR([.$J61]=[.AE$1];[.$K61]=[.AE$1];[.$L61]=[.AE$1];[.$M61]=[.AE$1];[.$N61]);[.$A61];&quot;&quot;)" office:value-type="float" office:value="60" calcext:value-type="float">
            <text:p>60</text:p>
          </table:table-cell>
          <table:table-cell table:formula="of:=IF(OR([.$J61]=[.AF$1];[.$K61]=[.AF$1];[.$L61]=[.AF$1];[.$M61]=[.AF$1];[.$N61]);[.$A61];&quot;&quot;)">
            <text:p/>
          </table:table-cell>
          <table:table-cell table:formula="of:=IF(OR([.$J61]=[.AG$1];[.$K61]=[.AG$1];[.$L61]=[.AG$1];[.$M61]=[.AG$1];[.$N61]);[.$A61];&quot;&quot;)">
            <text:p/>
          </table:table-cell>
          <table:table-cell table:formula="of:=IF(OR([.$J61]=[.AH$1];[.$K61]=[.AH$1];[.$L61]=[.AH$1];[.$M61]=[.AH$1];[.$N61]);[.$A61];&quot;&quot;)">
            <text:p/>
          </table:table-cell>
          <table:table-cell table:formula="of:=IF(OR([.$J61]=[.AI$1];[.$K61]=[.AI$1];[.$L61]=[.AI$1];[.$M61]=[.AI$1];[.$N61]);[.$A61];&quot;&quot;)">
            <text:p/>
          </table:table-cell>
          <table:table-cell table:formula="of:=IF(OR([.$J61]=[.AJ$1];[.$K61]=[.AJ$1];[.$L61]=[.AJ$1];[.$M61]=[.AJ$1];[.$N61]);[.$A61];&quot;&quot;)">
            <text:p/>
          </table:table-cell>
          <table:table-cell table:formula="of:=IF(OR([.$J61]=[.AK$1];[.$K61]=[.AK$1];[.$L61]=[.AK$1];[.$M61]=[.AK$1];[.$N61]);[.$A61];&quot;&quot;)">
            <text:p/>
          </table:table-cell>
          <table:table-cell table:formula="of:=IF(OR([.$J61]=[.AL$1];[.$K61]=[.AL$1];[.$L61]=[.AL$1];[.$M61]=[.AL$1];[.$N61]);[.$A61];&quot;&quot;)">
            <text:p/>
          </table:table-cell>
          <table:table-cell table:formula="of:=IF(OR([.$J61]=[.AM$1];[.$K61]=[.AM$1];[.$L61]=[.AM$1];[.$M61]=[.AM$1];[.$N61]);[.$A61];&quot;&quot;)">
            <text:p/>
          </table:table-cell>
          <table:table-cell table:formula="of:=IF(OR([.$J61]=[.AN$1];[.$K61]=[.AN$1];[.$L61]=[.AN$1];[.$M61]=[.AN$1];[.$N61]);[.$A61];&quot;&quot;)">
            <text:p/>
          </table:table-cell>
          <table:table-cell table:formula="of:=IF(OR([.$J61]=[.AO$1];[.$K61]=[.AO$1];[.$L61]=[.AO$1];[.$M61]=[.AO$1];[.$N61]);[.$A61];&quot;&quot;)">
            <text:p/>
          </table:table-cell>
          <table:table-cell table:formula="of:=IF(OR([.$J61]=[.AP$1];[.$K61]=[.AP$1];[.$L61]=[.AP$1];[.$M61]=[.AP$1];[.$N61]);[.$A61];&quot;&quot;)">
            <text:p/>
          </table:table-cell>
          <table:table-cell table:formula="of:=IF(OR([.$J61]=[.AQ$1];[.$K61]=[.AQ$1];[.$L61]=[.AQ$1];[.$M61]=[.AQ$1];[.$N61]);[.$A61];&quot;&quot;)">
            <text:p/>
          </table:table-cell>
          <table:table-cell table:formula="of:=IF(OR([.$J61]=[.AR$1];[.$K61]=[.AR$1];[.$L61]=[.AR$1];[.$M61]=[.AR$1];[.$N61]);[.$A61];&quot;&quot;)">
            <text:p/>
          </table:table-cell>
          <table:table-cell/>
          <table:table-cell table:formula="of:=IF([.$E61]=[.AT$1];[.$A61];&quot;&quot;)">
            <text:p/>
          </table:table-cell>
          <table:table-cell table:formula="of:=IF([.$E61]=[.AU$1];[.$A61];&quot;&quot;)">
            <text:p/>
          </table:table-cell>
          <table:table-cell table:formula="of:=IF([.$E61]=[.AV$1];[.$A61];&quot;&quot;)">
            <text:p/>
          </table:table-cell>
          <table:table-cell table:formula="of:=IF([.$E61]=[.AW$1];[.$A61];&quot;&quot;)">
            <text:p/>
          </table:table-cell>
          <table:table-cell table:formula="of:=IF([.$E61]=[.AX$1];[.$A61];&quot;&quot;)">
            <text:p/>
          </table:table-cell>
          <table:table-cell table:formula="of:=IF([.$E61]=[.AY$1];[.$A61];&quot;&quot;)">
            <text:p/>
          </table:table-cell>
          <table:table-cell table:formula="of:=IF([.$E61]=[.AZ$1];[.$A61];&quot;&quot;)">
            <text:p/>
          </table:table-cell>
          <table:table-cell table:formula="of:=IF([.$E61]=[.BA$1];[.$A61];&quot;&quot;)">
            <text:p/>
          </table:table-cell>
          <table:table-cell table:formula="of:=IF([.$E61]=[.BB$1];[.$A61];&quot;&quot;)">
            <text:p/>
          </table:table-cell>
          <table:table-cell table:formula="of:=IF([.$E61]=[.BC$1];[.$A61];&quot;&quot;)">
            <text:p/>
          </table:table-cell>
          <table:table-cell table:formula="of:=IF([.$E61]=[.BD$1];[.$A61];&quot;&quot;)">
            <text:p/>
          </table:table-cell>
          <table:table-cell table:formula="of:=IF([.$E61]=[.BE$1];[.$A61];&quot;&quot;)">
            <text:p/>
          </table:table-cell>
          <table:table-cell table:formula="of:=IF([.$E61]=[.BF$1];[.$A61];&quot;&quot;)">
            <text:p/>
          </table:table-cell>
          <table:table-cell table:formula="of:=IF([.$E61]=[.BG$1];[.$A61];&quot;&quot;)">
            <text:p/>
          </table:table-cell>
          <table:table-cell table:formula="of:=IF([.$E61]=[.BH$1];[.$A61];&quot;&quot;)">
            <text:p/>
          </table:table-cell>
          <table:table-cell table:formula="of:=IF([.$E61]=[.BI$1];[.$A61];&quot;&quot;)">
            <text:p/>
          </table:table-cell>
          <table:table-cell table:formula="of:=IF([.$E61]=[.BJ$1];[.$A61];&quot;&quot;)" office:value-type="float" office:value="60" calcext:value-type="float">
            <text:p>60</text:p>
          </table:table-cell>
          <table:table-cell table:formula="of:=IF([.$E61]=[.BK$1];[.$A61];&quot;&quot;)">
            <text:p/>
          </table:table-cell>
          <table:table-cell table:formula="of:=IF([.$E61]=[.BL$1];[.$A61];&quot;&quot;)">
            <text:p/>
          </table:table-cell>
          <table:table-cell table:formula="of:=IF([.$E61]=[.BM$1];[.$A61];&quot;&quot;)">
            <text:p/>
          </table:table-cell>
          <table:table-cell table:formula="of:=IF([.$E61]=[.BN$1];[.$A61];&quot;&quot;)">
            <text:p/>
          </table:table-cell>
          <table:table-cell table:formula="of:=IF([.$E61]=[.BO$1];[.$A61];&quot;&quot;)">
            <text:p/>
          </table:table-cell>
          <table:table-cell table:formula="of:=IF([.$E61]=[.BP$1];[.$A61];&quot;&quot;)">
            <text:p/>
          </table:table-cell>
          <table:table-cell table:formula="of:=IF([.$E61]=[.BQ$1];[.$A61];&quot;&quot;)">
            <text:p/>
          </table:table-cell>
          <table:table-cell table:formula="of:=IF([.$E61]=[.BR$1];[.$A61];&quot;&quot;)">
            <text:p/>
          </table:table-cell>
          <table:table-cell table:formula="of:=IF([.$E61]=[.BS$1];[.$A61];&quot;&quot;)">
            <text:p/>
          </table:table-cell>
          <table:table-cell table:formula="of:=IF([.$E61]=[.BT$1];[.$A61];&quot;&quot;)">
            <text:p/>
          </table:table-cell>
          <table:table-cell table:formula="of:=IF([.$E61]=[.BU$1];[.$A61];&quot;&quot;)">
            <text:p/>
          </table:table-cell>
          <table:table-cell table:formula="of:=IF([.$E61]=[.BV$1];[.$A61];&quot;&quot;)">
            <text:p/>
          </table:table-cell>
          <table:table-cell table:formula="of:=IF([.$E61]=[.BW$1];[.$A61];&quot;&quot;)">
            <text:p/>
          </table:table-cell>
          <table:table-cell table:formula="of:=IF([.$E61]=[.BX$1];[.$A61];&quot;&quot;)">
            <text:p/>
          </table:table-cell>
          <table:table-cell table:formula="of:=IF([.$E61]=[.BY$1];[.$A61];&quot;&quot;)">
            <text:p/>
          </table:table-cell>
          <table:table-cell table:formula="of:=IF([.$E61]=[.BZ$1];[.$A61];&quot;&quot;)">
            <text:p/>
          </table:table-cell>
          <table:table-cell table:formula="of:=IF([.$E61]=[.CA$1];[.$A61];&quot;&quot;)">
            <text:p/>
          </table:table-cell>
          <table:table-cell table:formula="of:=IF([.$E61]=[.CB$1];[.$A61];&quot;&quot;)">
            <text:p/>
          </table:table-cell>
          <table:table-cell table:formula="of:=IF([.$E61]=[.CC$1];[.$A61];&quot;&quot;)">
            <text:p/>
          </table:table-cell>
          <table:table-cell table:formula="of:=IF([.$E61]=[.CD$1];[.$A61];&quot;&quot;)">
            <text:p/>
          </table:table-cell>
          <table:table-cell table:formula="of:=IF([.$E61]=[.CE$1];[.$A61];&quot;&quot;)">
            <text:p/>
          </table:table-cell>
          <table:table-cell table:formula="of:=IF([.$E61]=[.CF$1];[.$A61];&quot;&quot;)">
            <text:p/>
          </table:table-cell>
          <table:table-cell table:formula="of:=IF([.$E61]=[.CG$1];[.$A61];&quot;&quot;)">
            <text:p/>
          </table:table-cell>
          <table:table-cell table:formula="of:=IF([.$E61]=[.CH$1];[.$A61];&quot;&quot;)">
            <text:p/>
          </table:table-cell>
          <table:table-cell table:formula="of:=IF([.$E61]=[.CI$1];[.$A61];&quot;&quot;)">
            <text:p/>
          </table:table-cell>
          <table:table-cell table:formula="of:=IF([.$E61]=[.CJ$1];[.$A61];&quot;&quot;)">
            <text:p/>
          </table:table-cell>
          <table:table-cell table:formula="of:=IF([.$E61]=[.CK$1];[.$A61];&quot;&quot;)">
            <text:p/>
          </table:table-cell>
          <table:table-cell table:formula="of:=IF([.$E61]=[.CL$1];[.$A61];&quot;&quot;)">
            <text:p/>
          </table:table-cell>
          <table:table-cell table:formula="of:=IF([.$E61]=[.CM$1];[.$A61];&quot;&quot;)">
            <text:p/>
          </table:table-cell>
          <table:table-cell table:formula="of:=IF([.$E61]=[.CN$1];[.$A61];&quot;&quot;)">
            <text:p/>
          </table:table-cell>
          <table:table-cell table:formula="of:=IF([.$E61]=[.CO$1];[.$A61];&quot;&quot;)">
            <text:p/>
          </table:table-cell>
          <table:table-cell table:formula="of:=IF([.$E61]=[.CP$1];[.$A61];&quot;&quot;)">
            <text:p/>
          </table:table-cell>
          <table:table-cell table:formula="of:=IF([.$E61]=[.CQ$1];[.$A6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lf-Wit</text:p>
          </table:table-cell>
          <table:table-cell office:value-type="string" calcext:value-type="string">
            <text:p>Katie Jacobs</text:p>
          </table:table-cell>
          <table:table-cell office:value-type="string" calcext:value-type="string">
            <text:p>Lawrence Kaplow</text:p>
          </table:table-cell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office:value-type="date" office:date-value="2007-03-06" calcext:value-type="date">
            <text:p>2007-03-06</text:p>
          </table:table-cell>
          <table:table-cell office:value-type="string" calcext:value-type="string">
            <text:p>Lawrence Kaplow</text:p>
          </table:table-cell>
          <table:table-cell table:number-columns-repeated="4"/>
          <table:table-cell table:formula="of:=IF(OR([.$J62]=[.O$1];[.$K62]=[.O$1];[.$L62]=[.O$1];[.$M62]=[.O$1];[.$N62]);[.$A62];&quot;&quot;)">
            <text:p/>
          </table:table-cell>
          <table:table-cell table:formula="of:=IF(OR([.$J62]=[.P$1];[.$K62]=[.P$1];[.$L62]=[.P$1];[.$M62]=[.P$1];[.$N62]);[.$A62];&quot;&quot;)" office:value-type="float" office:value="61" calcext:value-type="float">
            <text:p>61</text:p>
          </table:table-cell>
          <table:table-cell table:formula="of:=IF(OR([.$J62]=[.Q$1];[.$K62]=[.Q$1];[.$L62]=[.Q$1];[.$M62]=[.Q$1];[.$N62]);[.$A62];&quot;&quot;)">
            <text:p/>
          </table:table-cell>
          <table:table-cell table:formula="of:=IF(OR([.$J62]=[.R$1];[.$K62]=[.R$1];[.$L62]=[.R$1];[.$M62]=[.R$1];[.$N62]);[.$A62];&quot;&quot;)">
            <text:p/>
          </table:table-cell>
          <table:table-cell table:formula="of:=IF(OR([.$J62]=[.S$1];[.$K62]=[.S$1];[.$L62]=[.S$1];[.$M62]=[.S$1];[.$N62]);[.$A62];&quot;&quot;)">
            <text:p/>
          </table:table-cell>
          <table:table-cell table:formula="of:=IF(OR([.$J62]=[.T$1];[.$K62]=[.T$1];[.$L62]=[.T$1];[.$M62]=[.T$1];[.$N62]);[.$A62];&quot;&quot;)">
            <text:p/>
          </table:table-cell>
          <table:table-cell table:formula="of:=IF(OR([.$J62]=[.U$1];[.$K62]=[.U$1];[.$L62]=[.U$1];[.$M62]=[.U$1];[.$N62]);[.$A62];&quot;&quot;)">
            <text:p/>
          </table:table-cell>
          <table:table-cell table:formula="of:=IF(OR([.$J62]=[.V$1];[.$K62]=[.V$1];[.$L62]=[.V$1];[.$M62]=[.V$1];[.$N62]);[.$A62];&quot;&quot;)">
            <text:p/>
          </table:table-cell>
          <table:table-cell table:formula="of:=IF(OR([.$J62]=[.W$1];[.$K62]=[.W$1];[.$L62]=[.W$1];[.$M62]=[.W$1];[.$N62]);[.$A62];&quot;&quot;)">
            <text:p/>
          </table:table-cell>
          <table:table-cell table:formula="of:=IF(OR([.$J62]=[.X$1];[.$K62]=[.X$1];[.$L62]=[.X$1];[.$M62]=[.X$1];[.$N62]);[.$A62];&quot;&quot;)">
            <text:p/>
          </table:table-cell>
          <table:table-cell table:formula="of:=IF(OR([.$J62]=[.Y$1];[.$K62]=[.Y$1];[.$L62]=[.Y$1];[.$M62]=[.Y$1];[.$N62]);[.$A62];&quot;&quot;)">
            <text:p/>
          </table:table-cell>
          <table:table-cell table:formula="of:=IF(OR([.$J62]=[.Z$1];[.$K62]=[.Z$1];[.$L62]=[.Z$1];[.$M62]=[.Z$1];[.$N62]);[.$A62];&quot;&quot;)">
            <text:p/>
          </table:table-cell>
          <table:table-cell table:formula="of:=IF(OR([.$J62]=[.AA$1];[.$K62]=[.AA$1];[.$L62]=[.AA$1];[.$M62]=[.AA$1];[.$N62]);[.$A62];&quot;&quot;)">
            <text:p/>
          </table:table-cell>
          <table:table-cell table:formula="of:=IF(OR([.$J62]=[.AB$1];[.$K62]=[.AB$1];[.$L62]=[.AB$1];[.$M62]=[.AB$1];[.$N62]);[.$A62];&quot;&quot;)">
            <text:p/>
          </table:table-cell>
          <table:table-cell table:formula="of:=IF(OR([.$J62]=[.AC$1];[.$K62]=[.AC$1];[.$L62]=[.AC$1];[.$M62]=[.AC$1];[.$N62]);[.$A62];&quot;&quot;)">
            <text:p/>
          </table:table-cell>
          <table:table-cell table:formula="of:=IF(OR([.$J62]=[.AD$1];[.$K62]=[.AD$1];[.$L62]=[.AD$1];[.$M62]=[.AD$1];[.$N62]);[.$A62];&quot;&quot;)">
            <text:p/>
          </table:table-cell>
          <table:table-cell table:formula="of:=IF(OR([.$J62]=[.AE$1];[.$K62]=[.AE$1];[.$L62]=[.AE$1];[.$M62]=[.AE$1];[.$N62]);[.$A62];&quot;&quot;)">
            <text:p/>
          </table:table-cell>
          <table:table-cell table:formula="of:=IF(OR([.$J62]=[.AF$1];[.$K62]=[.AF$1];[.$L62]=[.AF$1];[.$M62]=[.AF$1];[.$N62]);[.$A62];&quot;&quot;)">
            <text:p/>
          </table:table-cell>
          <table:table-cell table:formula="of:=IF(OR([.$J62]=[.AG$1];[.$K62]=[.AG$1];[.$L62]=[.AG$1];[.$M62]=[.AG$1];[.$N62]);[.$A62];&quot;&quot;)">
            <text:p/>
          </table:table-cell>
          <table:table-cell table:formula="of:=IF(OR([.$J62]=[.AH$1];[.$K62]=[.AH$1];[.$L62]=[.AH$1];[.$M62]=[.AH$1];[.$N62]);[.$A62];&quot;&quot;)">
            <text:p/>
          </table:table-cell>
          <table:table-cell table:formula="of:=IF(OR([.$J62]=[.AI$1];[.$K62]=[.AI$1];[.$L62]=[.AI$1];[.$M62]=[.AI$1];[.$N62]);[.$A62];&quot;&quot;)">
            <text:p/>
          </table:table-cell>
          <table:table-cell table:formula="of:=IF(OR([.$J62]=[.AJ$1];[.$K62]=[.AJ$1];[.$L62]=[.AJ$1];[.$M62]=[.AJ$1];[.$N62]);[.$A62];&quot;&quot;)">
            <text:p/>
          </table:table-cell>
          <table:table-cell table:formula="of:=IF(OR([.$J62]=[.AK$1];[.$K62]=[.AK$1];[.$L62]=[.AK$1];[.$M62]=[.AK$1];[.$N62]);[.$A62];&quot;&quot;)">
            <text:p/>
          </table:table-cell>
          <table:table-cell table:formula="of:=IF(OR([.$J62]=[.AL$1];[.$K62]=[.AL$1];[.$L62]=[.AL$1];[.$M62]=[.AL$1];[.$N62]);[.$A62];&quot;&quot;)">
            <text:p/>
          </table:table-cell>
          <table:table-cell table:formula="of:=IF(OR([.$J62]=[.AM$1];[.$K62]=[.AM$1];[.$L62]=[.AM$1];[.$M62]=[.AM$1];[.$N62]);[.$A62];&quot;&quot;)">
            <text:p/>
          </table:table-cell>
          <table:table-cell table:formula="of:=IF(OR([.$J62]=[.AN$1];[.$K62]=[.AN$1];[.$L62]=[.AN$1];[.$M62]=[.AN$1];[.$N62]);[.$A62];&quot;&quot;)">
            <text:p/>
          </table:table-cell>
          <table:table-cell table:formula="of:=IF(OR([.$J62]=[.AO$1];[.$K62]=[.AO$1];[.$L62]=[.AO$1];[.$M62]=[.AO$1];[.$N62]);[.$A62];&quot;&quot;)">
            <text:p/>
          </table:table-cell>
          <table:table-cell table:formula="of:=IF(OR([.$J62]=[.AP$1];[.$K62]=[.AP$1];[.$L62]=[.AP$1];[.$M62]=[.AP$1];[.$N62]);[.$A62];&quot;&quot;)">
            <text:p/>
          </table:table-cell>
          <table:table-cell table:formula="of:=IF(OR([.$J62]=[.AQ$1];[.$K62]=[.AQ$1];[.$L62]=[.AQ$1];[.$M62]=[.AQ$1];[.$N62]);[.$A62];&quot;&quot;)">
            <text:p/>
          </table:table-cell>
          <table:table-cell table:formula="of:=IF(OR([.$J62]=[.AR$1];[.$K62]=[.AR$1];[.$L62]=[.AR$1];[.$M62]=[.AR$1];[.$N62]);[.$A62];&quot;&quot;)">
            <text:p/>
          </table:table-cell>
          <table:table-cell/>
          <table:table-cell table:formula="of:=IF([.$E62]=[.AT$1];[.$A62];&quot;&quot;)">
            <text:p/>
          </table:table-cell>
          <table:table-cell table:formula="of:=IF([.$E62]=[.AU$1];[.$A62];&quot;&quot;)">
            <text:p/>
          </table:table-cell>
          <table:table-cell table:formula="of:=IF([.$E62]=[.AV$1];[.$A62];&quot;&quot;)">
            <text:p/>
          </table:table-cell>
          <table:table-cell table:formula="of:=IF([.$E62]=[.AW$1];[.$A62];&quot;&quot;)">
            <text:p/>
          </table:table-cell>
          <table:table-cell table:formula="of:=IF([.$E62]=[.AX$1];[.$A62];&quot;&quot;)">
            <text:p/>
          </table:table-cell>
          <table:table-cell table:formula="of:=IF([.$E62]=[.AY$1];[.$A62];&quot;&quot;)">
            <text:p/>
          </table:table-cell>
          <table:table-cell table:formula="of:=IF([.$E62]=[.AZ$1];[.$A62];&quot;&quot;)">
            <text:p/>
          </table:table-cell>
          <table:table-cell table:formula="of:=IF([.$E62]=[.BA$1];[.$A62];&quot;&quot;)">
            <text:p/>
          </table:table-cell>
          <table:table-cell table:formula="of:=IF([.$E62]=[.BB$1];[.$A62];&quot;&quot;)">
            <text:p/>
          </table:table-cell>
          <table:table-cell table:formula="of:=IF([.$E62]=[.BC$1];[.$A62];&quot;&quot;)">
            <text:p/>
          </table:table-cell>
          <table:table-cell table:formula="of:=IF([.$E62]=[.BD$1];[.$A62];&quot;&quot;)">
            <text:p/>
          </table:table-cell>
          <table:table-cell table:formula="of:=IF([.$E62]=[.BE$1];[.$A62];&quot;&quot;)">
            <text:p/>
          </table:table-cell>
          <table:table-cell table:formula="of:=IF([.$E62]=[.BF$1];[.$A62];&quot;&quot;)">
            <text:p/>
          </table:table-cell>
          <table:table-cell table:formula="of:=IF([.$E62]=[.BG$1];[.$A62];&quot;&quot;)">
            <text:p/>
          </table:table-cell>
          <table:table-cell table:formula="of:=IF([.$E62]=[.BH$1];[.$A62];&quot;&quot;)">
            <text:p/>
          </table:table-cell>
          <table:table-cell table:formula="of:=IF([.$E62]=[.BI$1];[.$A62];&quot;&quot;)">
            <text:p/>
          </table:table-cell>
          <table:table-cell table:formula="of:=IF([.$E62]=[.BJ$1];[.$A62];&quot;&quot;)">
            <text:p/>
          </table:table-cell>
          <table:table-cell table:formula="of:=IF([.$E62]=[.BK$1];[.$A62];&quot;&quot;)">
            <text:p/>
          </table:table-cell>
          <table:table-cell table:formula="of:=IF([.$E62]=[.BL$1];[.$A62];&quot;&quot;)">
            <text:p/>
          </table:table-cell>
          <table:table-cell table:formula="of:=IF([.$E62]=[.BM$1];[.$A62];&quot;&quot;)">
            <text:p/>
          </table:table-cell>
          <table:table-cell table:formula="of:=IF([.$E62]=[.BN$1];[.$A62];&quot;&quot;)">
            <text:p/>
          </table:table-cell>
          <table:table-cell table:formula="of:=IF([.$E62]=[.BO$1];[.$A62];&quot;&quot;)">
            <text:p/>
          </table:table-cell>
          <table:table-cell table:formula="of:=IF([.$E62]=[.BP$1];[.$A62];&quot;&quot;)">
            <text:p/>
          </table:table-cell>
          <table:table-cell table:formula="of:=IF([.$E62]=[.BQ$1];[.$A62];&quot;&quot;)">
            <text:p/>
          </table:table-cell>
          <table:table-cell table:formula="of:=IF([.$E62]=[.BR$1];[.$A62];&quot;&quot;)">
            <text:p/>
          </table:table-cell>
          <table:table-cell table:formula="of:=IF([.$E62]=[.BS$1];[.$A62];&quot;&quot;)">
            <text:p/>
          </table:table-cell>
          <table:table-cell table:formula="of:=IF([.$E62]=[.BT$1];[.$A62];&quot;&quot;)">
            <text:p/>
          </table:table-cell>
          <table:table-cell table:formula="of:=IF([.$E62]=[.BU$1];[.$A62];&quot;&quot;)">
            <text:p/>
          </table:table-cell>
          <table:table-cell table:formula="of:=IF([.$E62]=[.BV$1];[.$A62];&quot;&quot;)">
            <text:p/>
          </table:table-cell>
          <table:table-cell table:formula="of:=IF([.$E62]=[.BW$1];[.$A62];&quot;&quot;)">
            <text:p/>
          </table:table-cell>
          <table:table-cell table:formula="of:=IF([.$E62]=[.BX$1];[.$A62];&quot;&quot;)" office:value-type="float" office:value="61" calcext:value-type="float">
            <text:p>61</text:p>
          </table:table-cell>
          <table:table-cell table:formula="of:=IF([.$E62]=[.BY$1];[.$A62];&quot;&quot;)">
            <text:p/>
          </table:table-cell>
          <table:table-cell table:formula="of:=IF([.$E62]=[.BZ$1];[.$A62];&quot;&quot;)">
            <text:p/>
          </table:table-cell>
          <table:table-cell table:formula="of:=IF([.$E62]=[.CA$1];[.$A62];&quot;&quot;)">
            <text:p/>
          </table:table-cell>
          <table:table-cell table:formula="of:=IF([.$E62]=[.CB$1];[.$A62];&quot;&quot;)">
            <text:p/>
          </table:table-cell>
          <table:table-cell table:formula="of:=IF([.$E62]=[.CC$1];[.$A62];&quot;&quot;)">
            <text:p/>
          </table:table-cell>
          <table:table-cell table:formula="of:=IF([.$E62]=[.CD$1];[.$A62];&quot;&quot;)">
            <text:p/>
          </table:table-cell>
          <table:table-cell table:formula="of:=IF([.$E62]=[.CE$1];[.$A62];&quot;&quot;)">
            <text:p/>
          </table:table-cell>
          <table:table-cell table:formula="of:=IF([.$E62]=[.CF$1];[.$A62];&quot;&quot;)">
            <text:p/>
          </table:table-cell>
          <table:table-cell table:formula="of:=IF([.$E62]=[.CG$1];[.$A62];&quot;&quot;)">
            <text:p/>
          </table:table-cell>
          <table:table-cell table:formula="of:=IF([.$E62]=[.CH$1];[.$A62];&quot;&quot;)">
            <text:p/>
          </table:table-cell>
          <table:table-cell table:formula="of:=IF([.$E62]=[.CI$1];[.$A62];&quot;&quot;)">
            <text:p/>
          </table:table-cell>
          <table:table-cell table:formula="of:=IF([.$E62]=[.CJ$1];[.$A62];&quot;&quot;)">
            <text:p/>
          </table:table-cell>
          <table:table-cell table:formula="of:=IF([.$E62]=[.CK$1];[.$A62];&quot;&quot;)">
            <text:p/>
          </table:table-cell>
          <table:table-cell table:formula="of:=IF([.$E62]=[.CL$1];[.$A62];&quot;&quot;)">
            <text:p/>
          </table:table-cell>
          <table:table-cell table:formula="of:=IF([.$E62]=[.CM$1];[.$A62];&quot;&quot;)">
            <text:p/>
          </table:table-cell>
          <table:table-cell table:formula="of:=IF([.$E62]=[.CN$1];[.$A62];&quot;&quot;)">
            <text:p/>
          </table:table-cell>
          <table:table-cell table:formula="of:=IF([.$E62]=[.CO$1];[.$A62];&quot;&quot;)">
            <text:p/>
          </table:table-cell>
          <table:table-cell table:formula="of:=IF([.$E62]=[.CP$1];[.$A62];&quot;&quot;)">
            <text:p/>
          </table:table-cell>
          <table:table-cell table:formula="of:=IF([.$E62]=[.CQ$1];[.$A6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p Secret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Thomas L. Moran</text:p>
          </table:table-cell>
          <table:table-cell office:value-type="float" office:value="20.8" calcext:value-type="float">
            <text:p>20.8</text:p>
          </table:table-cell>
          <table:table-cell office:value-type="float" office:value="4" calcext:value-type="float">
            <text:p>4</text:p>
          </table:table-cell>
          <table:table-cell office:value-type="date" office:date-value="2007-03-27" calcext:value-type="date">
            <text:p>2007-03-27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63]=[.O$1];[.$K63]=[.O$1];[.$L63]=[.O$1];[.$M63]=[.O$1];[.$N63]);[.$A63];&quot;&quot;)">
            <text:p/>
          </table:table-cell>
          <table:table-cell table:formula="of:=IF(OR([.$J63]=[.P$1];[.$K63]=[.P$1];[.$L63]=[.P$1];[.$M63]=[.P$1];[.$N63]);[.$A63];&quot;&quot;)">
            <text:p/>
          </table:table-cell>
          <table:table-cell table:formula="of:=IF(OR([.$J63]=[.Q$1];[.$K63]=[.Q$1];[.$L63]=[.Q$1];[.$M63]=[.Q$1];[.$N63]);[.$A63];&quot;&quot;)">
            <text:p/>
          </table:table-cell>
          <table:table-cell table:formula="of:=IF(OR([.$J63]=[.R$1];[.$K63]=[.R$1];[.$L63]=[.R$1];[.$M63]=[.R$1];[.$N63]);[.$A63];&quot;&quot;)">
            <text:p/>
          </table:table-cell>
          <table:table-cell table:formula="of:=IF(OR([.$J63]=[.S$1];[.$K63]=[.S$1];[.$L63]=[.S$1];[.$M63]=[.S$1];[.$N63]);[.$A63];&quot;&quot;)">
            <text:p/>
          </table:table-cell>
          <table:table-cell table:formula="of:=IF(OR([.$J63]=[.T$1];[.$K63]=[.T$1];[.$L63]=[.T$1];[.$M63]=[.T$1];[.$N63]);[.$A63];&quot;&quot;)" office:value-type="float" office:value="62" calcext:value-type="float">
            <text:p>62</text:p>
          </table:table-cell>
          <table:table-cell table:formula="of:=IF(OR([.$J63]=[.U$1];[.$K63]=[.U$1];[.$L63]=[.U$1];[.$M63]=[.U$1];[.$N63]);[.$A63];&quot;&quot;)">
            <text:p/>
          </table:table-cell>
          <table:table-cell table:formula="of:=IF(OR([.$J63]=[.V$1];[.$K63]=[.V$1];[.$L63]=[.V$1];[.$M63]=[.V$1];[.$N63]);[.$A63];&quot;&quot;)">
            <text:p/>
          </table:table-cell>
          <table:table-cell table:formula="of:=IF(OR([.$J63]=[.W$1];[.$K63]=[.W$1];[.$L63]=[.W$1];[.$M63]=[.W$1];[.$N63]);[.$A63];&quot;&quot;)">
            <text:p/>
          </table:table-cell>
          <table:table-cell table:formula="of:=IF(OR([.$J63]=[.X$1];[.$K63]=[.X$1];[.$L63]=[.X$1];[.$M63]=[.X$1];[.$N63]);[.$A63];&quot;&quot;)">
            <text:p/>
          </table:table-cell>
          <table:table-cell table:formula="of:=IF(OR([.$J63]=[.Y$1];[.$K63]=[.Y$1];[.$L63]=[.Y$1];[.$M63]=[.Y$1];[.$N63]);[.$A63];&quot;&quot;)">
            <text:p/>
          </table:table-cell>
          <table:table-cell table:formula="of:=IF(OR([.$J63]=[.Z$1];[.$K63]=[.Z$1];[.$L63]=[.Z$1];[.$M63]=[.Z$1];[.$N63]);[.$A63];&quot;&quot;)">
            <text:p/>
          </table:table-cell>
          <table:table-cell table:formula="of:=IF(OR([.$J63]=[.AA$1];[.$K63]=[.AA$1];[.$L63]=[.AA$1];[.$M63]=[.AA$1];[.$N63]);[.$A63];&quot;&quot;)">
            <text:p/>
          </table:table-cell>
          <table:table-cell table:formula="of:=IF(OR([.$J63]=[.AB$1];[.$K63]=[.AB$1];[.$L63]=[.AB$1];[.$M63]=[.AB$1];[.$N63]);[.$A63];&quot;&quot;)">
            <text:p/>
          </table:table-cell>
          <table:table-cell table:formula="of:=IF(OR([.$J63]=[.AC$1];[.$K63]=[.AC$1];[.$L63]=[.AC$1];[.$M63]=[.AC$1];[.$N63]);[.$A63];&quot;&quot;)">
            <text:p/>
          </table:table-cell>
          <table:table-cell table:formula="of:=IF(OR([.$J63]=[.AD$1];[.$K63]=[.AD$1];[.$L63]=[.AD$1];[.$M63]=[.AD$1];[.$N63]);[.$A63];&quot;&quot;)">
            <text:p/>
          </table:table-cell>
          <table:table-cell table:formula="of:=IF(OR([.$J63]=[.AE$1];[.$K63]=[.AE$1];[.$L63]=[.AE$1];[.$M63]=[.AE$1];[.$N63]);[.$A63];&quot;&quot;)">
            <text:p/>
          </table:table-cell>
          <table:table-cell table:formula="of:=IF(OR([.$J63]=[.AF$1];[.$K63]=[.AF$1];[.$L63]=[.AF$1];[.$M63]=[.AF$1];[.$N63]);[.$A63];&quot;&quot;)">
            <text:p/>
          </table:table-cell>
          <table:table-cell table:formula="of:=IF(OR([.$J63]=[.AG$1];[.$K63]=[.AG$1];[.$L63]=[.AG$1];[.$M63]=[.AG$1];[.$N63]);[.$A63];&quot;&quot;)">
            <text:p/>
          </table:table-cell>
          <table:table-cell table:formula="of:=IF(OR([.$J63]=[.AH$1];[.$K63]=[.AH$1];[.$L63]=[.AH$1];[.$M63]=[.AH$1];[.$N63]);[.$A63];&quot;&quot;)">
            <text:p/>
          </table:table-cell>
          <table:table-cell table:formula="of:=IF(OR([.$J63]=[.AI$1];[.$K63]=[.AI$1];[.$L63]=[.AI$1];[.$M63]=[.AI$1];[.$N63]);[.$A63];&quot;&quot;)">
            <text:p/>
          </table:table-cell>
          <table:table-cell table:formula="of:=IF(OR([.$J63]=[.AJ$1];[.$K63]=[.AJ$1];[.$L63]=[.AJ$1];[.$M63]=[.AJ$1];[.$N63]);[.$A63];&quot;&quot;)">
            <text:p/>
          </table:table-cell>
          <table:table-cell table:formula="of:=IF(OR([.$J63]=[.AK$1];[.$K63]=[.AK$1];[.$L63]=[.AK$1];[.$M63]=[.AK$1];[.$N63]);[.$A63];&quot;&quot;)">
            <text:p/>
          </table:table-cell>
          <table:table-cell table:formula="of:=IF(OR([.$J63]=[.AL$1];[.$K63]=[.AL$1];[.$L63]=[.AL$1];[.$M63]=[.AL$1];[.$N63]);[.$A63];&quot;&quot;)">
            <text:p/>
          </table:table-cell>
          <table:table-cell table:formula="of:=IF(OR([.$J63]=[.AM$1];[.$K63]=[.AM$1];[.$L63]=[.AM$1];[.$M63]=[.AM$1];[.$N63]);[.$A63];&quot;&quot;)">
            <text:p/>
          </table:table-cell>
          <table:table-cell table:formula="of:=IF(OR([.$J63]=[.AN$1];[.$K63]=[.AN$1];[.$L63]=[.AN$1];[.$M63]=[.AN$1];[.$N63]);[.$A63];&quot;&quot;)">
            <text:p/>
          </table:table-cell>
          <table:table-cell table:formula="of:=IF(OR([.$J63]=[.AO$1];[.$K63]=[.AO$1];[.$L63]=[.AO$1];[.$M63]=[.AO$1];[.$N63]);[.$A63];&quot;&quot;)">
            <text:p/>
          </table:table-cell>
          <table:table-cell table:formula="of:=IF(OR([.$J63]=[.AP$1];[.$K63]=[.AP$1];[.$L63]=[.AP$1];[.$M63]=[.AP$1];[.$N63]);[.$A63];&quot;&quot;)">
            <text:p/>
          </table:table-cell>
          <table:table-cell table:formula="of:=IF(OR([.$J63]=[.AQ$1];[.$K63]=[.AQ$1];[.$L63]=[.AQ$1];[.$M63]=[.AQ$1];[.$N63]);[.$A63];&quot;&quot;)">
            <text:p/>
          </table:table-cell>
          <table:table-cell table:formula="of:=IF(OR([.$J63]=[.AR$1];[.$K63]=[.AR$1];[.$L63]=[.AR$1];[.$M63]=[.AR$1];[.$N63]);[.$A63];&quot;&quot;)">
            <text:p/>
          </table:table-cell>
          <table:table-cell/>
          <table:table-cell table:formula="of:=IF([.$E63]=[.AT$1];[.$A63];&quot;&quot;)">
            <text:p/>
          </table:table-cell>
          <table:table-cell table:formula="of:=IF([.$E63]=[.AU$1];[.$A63];&quot;&quot;)">
            <text:p/>
          </table:table-cell>
          <table:table-cell table:formula="of:=IF([.$E63]=[.AV$1];[.$A63];&quot;&quot;)">
            <text:p/>
          </table:table-cell>
          <table:table-cell table:formula="of:=IF([.$E63]=[.AW$1];[.$A63];&quot;&quot;)">
            <text:p/>
          </table:table-cell>
          <table:table-cell table:formula="of:=IF([.$E63]=[.AX$1];[.$A63];&quot;&quot;)">
            <text:p/>
          </table:table-cell>
          <table:table-cell table:formula="of:=IF([.$E63]=[.AY$1];[.$A63];&quot;&quot;)">
            <text:p/>
          </table:table-cell>
          <table:table-cell table:formula="of:=IF([.$E63]=[.AZ$1];[.$A63];&quot;&quot;)">
            <text:p/>
          </table:table-cell>
          <table:table-cell table:formula="of:=IF([.$E63]=[.BA$1];[.$A63];&quot;&quot;)">
            <text:p/>
          </table:table-cell>
          <table:table-cell table:formula="of:=IF([.$E63]=[.BB$1];[.$A63];&quot;&quot;)">
            <text:p/>
          </table:table-cell>
          <table:table-cell table:formula="of:=IF([.$E63]=[.BC$1];[.$A63];&quot;&quot;)">
            <text:p/>
          </table:table-cell>
          <table:table-cell table:formula="of:=IF([.$E63]=[.BD$1];[.$A63];&quot;&quot;)">
            <text:p/>
          </table:table-cell>
          <table:table-cell table:formula="of:=IF([.$E63]=[.BE$1];[.$A63];&quot;&quot;)">
            <text:p/>
          </table:table-cell>
          <table:table-cell table:formula="of:=IF([.$E63]=[.BF$1];[.$A63];&quot;&quot;)">
            <text:p/>
          </table:table-cell>
          <table:table-cell table:formula="of:=IF([.$E63]=[.BG$1];[.$A63];&quot;&quot;)">
            <text:p/>
          </table:table-cell>
          <table:table-cell table:formula="of:=IF([.$E63]=[.BH$1];[.$A63];&quot;&quot;)">
            <text:p/>
          </table:table-cell>
          <table:table-cell table:formula="of:=IF([.$E63]=[.BI$1];[.$A63];&quot;&quot;)">
            <text:p/>
          </table:table-cell>
          <table:table-cell table:formula="of:=IF([.$E63]=[.BJ$1];[.$A63];&quot;&quot;)" office:value-type="float" office:value="62" calcext:value-type="float">
            <text:p>62</text:p>
          </table:table-cell>
          <table:table-cell table:formula="of:=IF([.$E63]=[.BK$1];[.$A63];&quot;&quot;)">
            <text:p/>
          </table:table-cell>
          <table:table-cell table:formula="of:=IF([.$E63]=[.BL$1];[.$A63];&quot;&quot;)">
            <text:p/>
          </table:table-cell>
          <table:table-cell table:formula="of:=IF([.$E63]=[.BM$1];[.$A63];&quot;&quot;)">
            <text:p/>
          </table:table-cell>
          <table:table-cell table:formula="of:=IF([.$E63]=[.BN$1];[.$A63];&quot;&quot;)">
            <text:p/>
          </table:table-cell>
          <table:table-cell table:formula="of:=IF([.$E63]=[.BO$1];[.$A63];&quot;&quot;)">
            <text:p/>
          </table:table-cell>
          <table:table-cell table:formula="of:=IF([.$E63]=[.BP$1];[.$A63];&quot;&quot;)">
            <text:p/>
          </table:table-cell>
          <table:table-cell table:formula="of:=IF([.$E63]=[.BQ$1];[.$A63];&quot;&quot;)">
            <text:p/>
          </table:table-cell>
          <table:table-cell table:formula="of:=IF([.$E63]=[.BR$1];[.$A63];&quot;&quot;)">
            <text:p/>
          </table:table-cell>
          <table:table-cell table:formula="of:=IF([.$E63]=[.BS$1];[.$A63];&quot;&quot;)">
            <text:p/>
          </table:table-cell>
          <table:table-cell table:formula="of:=IF([.$E63]=[.BT$1];[.$A63];&quot;&quot;)">
            <text:p/>
          </table:table-cell>
          <table:table-cell table:formula="of:=IF([.$E63]=[.BU$1];[.$A63];&quot;&quot;)">
            <text:p/>
          </table:table-cell>
          <table:table-cell table:formula="of:=IF([.$E63]=[.BV$1];[.$A63];&quot;&quot;)">
            <text:p/>
          </table:table-cell>
          <table:table-cell table:formula="of:=IF([.$E63]=[.BW$1];[.$A63];&quot;&quot;)">
            <text:p/>
          </table:table-cell>
          <table:table-cell table:formula="of:=IF([.$E63]=[.BX$1];[.$A63];&quot;&quot;)">
            <text:p/>
          </table:table-cell>
          <table:table-cell table:formula="of:=IF([.$E63]=[.BY$1];[.$A63];&quot;&quot;)">
            <text:p/>
          </table:table-cell>
          <table:table-cell table:formula="of:=IF([.$E63]=[.BZ$1];[.$A63];&quot;&quot;)">
            <text:p/>
          </table:table-cell>
          <table:table-cell table:formula="of:=IF([.$E63]=[.CA$1];[.$A63];&quot;&quot;)">
            <text:p/>
          </table:table-cell>
          <table:table-cell table:formula="of:=IF([.$E63]=[.CB$1];[.$A63];&quot;&quot;)">
            <text:p/>
          </table:table-cell>
          <table:table-cell table:formula="of:=IF([.$E63]=[.CC$1];[.$A63];&quot;&quot;)">
            <text:p/>
          </table:table-cell>
          <table:table-cell table:formula="of:=IF([.$E63]=[.CD$1];[.$A63];&quot;&quot;)">
            <text:p/>
          </table:table-cell>
          <table:table-cell table:formula="of:=IF([.$E63]=[.CE$1];[.$A63];&quot;&quot;)">
            <text:p/>
          </table:table-cell>
          <table:table-cell table:formula="of:=IF([.$E63]=[.CF$1];[.$A63];&quot;&quot;)">
            <text:p/>
          </table:table-cell>
          <table:table-cell table:formula="of:=IF([.$E63]=[.CG$1];[.$A63];&quot;&quot;)">
            <text:p/>
          </table:table-cell>
          <table:table-cell table:formula="of:=IF([.$E63]=[.CH$1];[.$A63];&quot;&quot;)">
            <text:p/>
          </table:table-cell>
          <table:table-cell table:formula="of:=IF([.$E63]=[.CI$1];[.$A63];&quot;&quot;)">
            <text:p/>
          </table:table-cell>
          <table:table-cell table:formula="of:=IF([.$E63]=[.CJ$1];[.$A63];&quot;&quot;)">
            <text:p/>
          </table:table-cell>
          <table:table-cell table:formula="of:=IF([.$E63]=[.CK$1];[.$A63];&quot;&quot;)">
            <text:p/>
          </table:table-cell>
          <table:table-cell table:formula="of:=IF([.$E63]=[.CL$1];[.$A63];&quot;&quot;)">
            <text:p/>
          </table:table-cell>
          <table:table-cell table:formula="of:=IF([.$E63]=[.CM$1];[.$A63];&quot;&quot;)">
            <text:p/>
          </table:table-cell>
          <table:table-cell table:formula="of:=IF([.$E63]=[.CN$1];[.$A63];&quot;&quot;)">
            <text:p/>
          </table:table-cell>
          <table:table-cell table:formula="of:=IF([.$E63]=[.CO$1];[.$A63];&quot;&quot;)">
            <text:p/>
          </table:table-cell>
          <table:table-cell table:formula="of:=IF([.$E63]=[.CP$1];[.$A63];&quot;&quot;)">
            <text:p/>
          </table:table-cell>
          <table:table-cell table:formula="of:=IF([.$E63]=[.CQ$1];[.$A6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tal Position</text:p>
          </table:table-cell>
          <table:table-cell office:value-type="string" calcext:value-type="string">
            <text:p>Matt Shakman</text:p>
          </table:table-cell>
          <table:table-cell office:value-type="string" calcext:value-type="string">
            <text:p>Russel Friend, Garrett Lerner</text:p>
          </table:table-cell>
          <table:table-cell office:value-type="float" office:value="20.35" calcext:value-type="float">
            <text:p>20.35</text:p>
          </table:table-cell>
          <table:table-cell office:value-type="float" office:value="4" calcext:value-type="float">
            <text:p>4</text:p>
          </table:table-cell>
          <table:table-cell office:value-type="date" office:date-value="2007-04-03" calcext:value-type="date">
            <text:p>2007-04-03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table:number-columns-repeated="3"/>
          <table:table-cell table:formula="of:=IF(OR([.$J64]=[.O$1];[.$K64]=[.O$1];[.$L64]=[.O$1];[.$M64]=[.O$1];[.$N64]);[.$A64];&quot;&quot;)">
            <text:p/>
          </table:table-cell>
          <table:table-cell table:formula="of:=IF(OR([.$J64]=[.P$1];[.$K64]=[.P$1];[.$L64]=[.P$1];[.$M64]=[.P$1];[.$N64]);[.$A64];&quot;&quot;)">
            <text:p/>
          </table:table-cell>
          <table:table-cell table:formula="of:=IF(OR([.$J64]=[.Q$1];[.$K64]=[.Q$1];[.$L64]=[.Q$1];[.$M64]=[.Q$1];[.$N64]);[.$A64];&quot;&quot;)">
            <text:p/>
          </table:table-cell>
          <table:table-cell table:formula="of:=IF(OR([.$J64]=[.R$1];[.$K64]=[.R$1];[.$L64]=[.R$1];[.$M64]=[.R$1];[.$N64]);[.$A64];&quot;&quot;)">
            <text:p/>
          </table:table-cell>
          <table:table-cell table:formula="of:=IF(OR([.$J64]=[.S$1];[.$K64]=[.S$1];[.$L64]=[.S$1];[.$M64]=[.S$1];[.$N64]);[.$A64];&quot;&quot;)">
            <text:p/>
          </table:table-cell>
          <table:table-cell table:formula="of:=IF(OR([.$J64]=[.T$1];[.$K64]=[.T$1];[.$L64]=[.T$1];[.$M64]=[.T$1];[.$N64]);[.$A64];&quot;&quot;)">
            <text:p/>
          </table:table-cell>
          <table:table-cell table:formula="of:=IF(OR([.$J64]=[.U$1];[.$K64]=[.U$1];[.$L64]=[.U$1];[.$M64]=[.U$1];[.$N64]);[.$A64];&quot;&quot;)">
            <text:p/>
          </table:table-cell>
          <table:table-cell table:formula="of:=IF(OR([.$J64]=[.V$1];[.$K64]=[.V$1];[.$L64]=[.V$1];[.$M64]=[.V$1];[.$N64]);[.$A64];&quot;&quot;)">
            <text:p/>
          </table:table-cell>
          <table:table-cell table:formula="of:=IF(OR([.$J64]=[.W$1];[.$K64]=[.W$1];[.$L64]=[.W$1];[.$M64]=[.W$1];[.$N64]);[.$A64];&quot;&quot;)">
            <text:p/>
          </table:table-cell>
          <table:table-cell table:formula="of:=IF(OR([.$J64]=[.X$1];[.$K64]=[.X$1];[.$L64]=[.X$1];[.$M64]=[.X$1];[.$N64]);[.$A64];&quot;&quot;)" office:value-type="float" office:value="63" calcext:value-type="float">
            <text:p>63</text:p>
          </table:table-cell>
          <table:table-cell table:formula="of:=IF(OR([.$J64]=[.Y$1];[.$K64]=[.Y$1];[.$L64]=[.Y$1];[.$M64]=[.Y$1];[.$N64]);[.$A64];&quot;&quot;)" office:value-type="float" office:value="63" calcext:value-type="float">
            <text:p>63</text:p>
          </table:table-cell>
          <table:table-cell table:formula="of:=IF(OR([.$J64]=[.Z$1];[.$K64]=[.Z$1];[.$L64]=[.Z$1];[.$M64]=[.Z$1];[.$N64]);[.$A64];&quot;&quot;)">
            <text:p/>
          </table:table-cell>
          <table:table-cell table:formula="of:=IF(OR([.$J64]=[.AA$1];[.$K64]=[.AA$1];[.$L64]=[.AA$1];[.$M64]=[.AA$1];[.$N64]);[.$A64];&quot;&quot;)">
            <text:p/>
          </table:table-cell>
          <table:table-cell table:formula="of:=IF(OR([.$J64]=[.AB$1];[.$K64]=[.AB$1];[.$L64]=[.AB$1];[.$M64]=[.AB$1];[.$N64]);[.$A64];&quot;&quot;)">
            <text:p/>
          </table:table-cell>
          <table:table-cell table:formula="of:=IF(OR([.$J64]=[.AC$1];[.$K64]=[.AC$1];[.$L64]=[.AC$1];[.$M64]=[.AC$1];[.$N64]);[.$A64];&quot;&quot;)">
            <text:p/>
          </table:table-cell>
          <table:table-cell table:formula="of:=IF(OR([.$J64]=[.AD$1];[.$K64]=[.AD$1];[.$L64]=[.AD$1];[.$M64]=[.AD$1];[.$N64]);[.$A64];&quot;&quot;)">
            <text:p/>
          </table:table-cell>
          <table:table-cell table:formula="of:=IF(OR([.$J64]=[.AE$1];[.$K64]=[.AE$1];[.$L64]=[.AE$1];[.$M64]=[.AE$1];[.$N64]);[.$A64];&quot;&quot;)">
            <text:p/>
          </table:table-cell>
          <table:table-cell table:formula="of:=IF(OR([.$J64]=[.AF$1];[.$K64]=[.AF$1];[.$L64]=[.AF$1];[.$M64]=[.AF$1];[.$N64]);[.$A64];&quot;&quot;)">
            <text:p/>
          </table:table-cell>
          <table:table-cell table:formula="of:=IF(OR([.$J64]=[.AG$1];[.$K64]=[.AG$1];[.$L64]=[.AG$1];[.$M64]=[.AG$1];[.$N64]);[.$A64];&quot;&quot;)">
            <text:p/>
          </table:table-cell>
          <table:table-cell table:formula="of:=IF(OR([.$J64]=[.AH$1];[.$K64]=[.AH$1];[.$L64]=[.AH$1];[.$M64]=[.AH$1];[.$N64]);[.$A64];&quot;&quot;)">
            <text:p/>
          </table:table-cell>
          <table:table-cell table:formula="of:=IF(OR([.$J64]=[.AI$1];[.$K64]=[.AI$1];[.$L64]=[.AI$1];[.$M64]=[.AI$1];[.$N64]);[.$A64];&quot;&quot;)">
            <text:p/>
          </table:table-cell>
          <table:table-cell table:formula="of:=IF(OR([.$J64]=[.AJ$1];[.$K64]=[.AJ$1];[.$L64]=[.AJ$1];[.$M64]=[.AJ$1];[.$N64]);[.$A64];&quot;&quot;)">
            <text:p/>
          </table:table-cell>
          <table:table-cell table:formula="of:=IF(OR([.$J64]=[.AK$1];[.$K64]=[.AK$1];[.$L64]=[.AK$1];[.$M64]=[.AK$1];[.$N64]);[.$A64];&quot;&quot;)">
            <text:p/>
          </table:table-cell>
          <table:table-cell table:formula="of:=IF(OR([.$J64]=[.AL$1];[.$K64]=[.AL$1];[.$L64]=[.AL$1];[.$M64]=[.AL$1];[.$N64]);[.$A64];&quot;&quot;)">
            <text:p/>
          </table:table-cell>
          <table:table-cell table:formula="of:=IF(OR([.$J64]=[.AM$1];[.$K64]=[.AM$1];[.$L64]=[.AM$1];[.$M64]=[.AM$1];[.$N64]);[.$A64];&quot;&quot;)">
            <text:p/>
          </table:table-cell>
          <table:table-cell table:formula="of:=IF(OR([.$J64]=[.AN$1];[.$K64]=[.AN$1];[.$L64]=[.AN$1];[.$M64]=[.AN$1];[.$N64]);[.$A64];&quot;&quot;)">
            <text:p/>
          </table:table-cell>
          <table:table-cell table:formula="of:=IF(OR([.$J64]=[.AO$1];[.$K64]=[.AO$1];[.$L64]=[.AO$1];[.$M64]=[.AO$1];[.$N64]);[.$A64];&quot;&quot;)">
            <text:p/>
          </table:table-cell>
          <table:table-cell table:formula="of:=IF(OR([.$J64]=[.AP$1];[.$K64]=[.AP$1];[.$L64]=[.AP$1];[.$M64]=[.AP$1];[.$N64]);[.$A64];&quot;&quot;)">
            <text:p/>
          </table:table-cell>
          <table:table-cell table:formula="of:=IF(OR([.$J64]=[.AQ$1];[.$K64]=[.AQ$1];[.$L64]=[.AQ$1];[.$M64]=[.AQ$1];[.$N64]);[.$A64];&quot;&quot;)">
            <text:p/>
          </table:table-cell>
          <table:table-cell table:formula="of:=IF(OR([.$J64]=[.AR$1];[.$K64]=[.AR$1];[.$L64]=[.AR$1];[.$M64]=[.AR$1];[.$N64]);[.$A64];&quot;&quot;)">
            <text:p/>
          </table:table-cell>
          <table:table-cell/>
          <table:table-cell table:formula="of:=IF([.$E64]=[.AT$1];[.$A64];&quot;&quot;)">
            <text:p/>
          </table:table-cell>
          <table:table-cell table:formula="of:=IF([.$E64]=[.AU$1];[.$A64];&quot;&quot;)">
            <text:p/>
          </table:table-cell>
          <table:table-cell table:formula="of:=IF([.$E64]=[.AV$1];[.$A64];&quot;&quot;)">
            <text:p/>
          </table:table-cell>
          <table:table-cell table:formula="of:=IF([.$E64]=[.AW$1];[.$A64];&quot;&quot;)">
            <text:p/>
          </table:table-cell>
          <table:table-cell table:formula="of:=IF([.$E64]=[.AX$1];[.$A64];&quot;&quot;)">
            <text:p/>
          </table:table-cell>
          <table:table-cell table:formula="of:=IF([.$E64]=[.AY$1];[.$A64];&quot;&quot;)">
            <text:p/>
          </table:table-cell>
          <table:table-cell table:formula="of:=IF([.$E64]=[.AZ$1];[.$A64];&quot;&quot;)">
            <text:p/>
          </table:table-cell>
          <table:table-cell table:formula="of:=IF([.$E64]=[.BA$1];[.$A64];&quot;&quot;)">
            <text:p/>
          </table:table-cell>
          <table:table-cell table:formula="of:=IF([.$E64]=[.BB$1];[.$A64];&quot;&quot;)">
            <text:p/>
          </table:table-cell>
          <table:table-cell table:formula="of:=IF([.$E64]=[.BC$1];[.$A64];&quot;&quot;)">
            <text:p/>
          </table:table-cell>
          <table:table-cell table:formula="of:=IF([.$E64]=[.BD$1];[.$A64];&quot;&quot;)">
            <text:p/>
          </table:table-cell>
          <table:table-cell table:formula="of:=IF([.$E64]=[.BE$1];[.$A64];&quot;&quot;)">
            <text:p/>
          </table:table-cell>
          <table:table-cell table:formula="of:=IF([.$E64]=[.BF$1];[.$A64];&quot;&quot;)">
            <text:p/>
          </table:table-cell>
          <table:table-cell table:formula="of:=IF([.$E64]=[.BG$1];[.$A64];&quot;&quot;)">
            <text:p/>
          </table:table-cell>
          <table:table-cell table:formula="of:=IF([.$E64]=[.BH$1];[.$A64];&quot;&quot;)">
            <text:p/>
          </table:table-cell>
          <table:table-cell table:formula="of:=IF([.$E64]=[.BI$1];[.$A64];&quot;&quot;)">
            <text:p/>
          </table:table-cell>
          <table:table-cell table:formula="of:=IF([.$E64]=[.BJ$1];[.$A64];&quot;&quot;)">
            <text:p/>
          </table:table-cell>
          <table:table-cell table:formula="of:=IF([.$E64]=[.BK$1];[.$A64];&quot;&quot;)">
            <text:p/>
          </table:table-cell>
          <table:table-cell table:formula="of:=IF([.$E64]=[.BL$1];[.$A64];&quot;&quot;)">
            <text:p/>
          </table:table-cell>
          <table:table-cell table:formula="of:=IF([.$E64]=[.BM$1];[.$A64];&quot;&quot;)">
            <text:p/>
          </table:table-cell>
          <table:table-cell table:formula="of:=IF([.$E64]=[.BN$1];[.$A64];&quot;&quot;)">
            <text:p/>
          </table:table-cell>
          <table:table-cell table:formula="of:=IF([.$E64]=[.BO$1];[.$A64];&quot;&quot;)">
            <text:p/>
          </table:table-cell>
          <table:table-cell table:formula="of:=IF([.$E64]=[.BP$1];[.$A64];&quot;&quot;)">
            <text:p/>
          </table:table-cell>
          <table:table-cell table:formula="of:=IF([.$E64]=[.BQ$1];[.$A64];&quot;&quot;)">
            <text:p/>
          </table:table-cell>
          <table:table-cell table:formula="of:=IF([.$E64]=[.BR$1];[.$A64];&quot;&quot;)">
            <text:p/>
          </table:table-cell>
          <table:table-cell table:formula="of:=IF([.$E64]=[.BS$1];[.$A64];&quot;&quot;)">
            <text:p/>
          </table:table-cell>
          <table:table-cell table:formula="of:=IF([.$E64]=[.BT$1];[.$A64];&quot;&quot;)">
            <text:p/>
          </table:table-cell>
          <table:table-cell table:formula="of:=IF([.$E64]=[.BU$1];[.$A64];&quot;&quot;)">
            <text:p/>
          </table:table-cell>
          <table:table-cell table:formula="of:=IF([.$E64]=[.BV$1];[.$A64];&quot;&quot;)">
            <text:p/>
          </table:table-cell>
          <table:table-cell table:formula="of:=IF([.$E64]=[.BW$1];[.$A64];&quot;&quot;)">
            <text:p/>
          </table:table-cell>
          <table:table-cell table:formula="of:=IF([.$E64]=[.BX$1];[.$A64];&quot;&quot;)">
            <text:p/>
          </table:table-cell>
          <table:table-cell table:formula="of:=IF([.$E64]=[.BY$1];[.$A64];&quot;&quot;)" office:value-type="float" office:value="63" calcext:value-type="float">
            <text:p>63</text:p>
          </table:table-cell>
          <table:table-cell table:formula="of:=IF([.$E64]=[.BZ$1];[.$A64];&quot;&quot;)">
            <text:p/>
          </table:table-cell>
          <table:table-cell table:formula="of:=IF([.$E64]=[.CA$1];[.$A64];&quot;&quot;)">
            <text:p/>
          </table:table-cell>
          <table:table-cell table:formula="of:=IF([.$E64]=[.CB$1];[.$A64];&quot;&quot;)">
            <text:p/>
          </table:table-cell>
          <table:table-cell table:formula="of:=IF([.$E64]=[.CC$1];[.$A64];&quot;&quot;)">
            <text:p/>
          </table:table-cell>
          <table:table-cell table:formula="of:=IF([.$E64]=[.CD$1];[.$A64];&quot;&quot;)">
            <text:p/>
          </table:table-cell>
          <table:table-cell table:formula="of:=IF([.$E64]=[.CE$1];[.$A64];&quot;&quot;)">
            <text:p/>
          </table:table-cell>
          <table:table-cell table:formula="of:=IF([.$E64]=[.CF$1];[.$A64];&quot;&quot;)">
            <text:p/>
          </table:table-cell>
          <table:table-cell table:formula="of:=IF([.$E64]=[.CG$1];[.$A64];&quot;&quot;)">
            <text:p/>
          </table:table-cell>
          <table:table-cell table:formula="of:=IF([.$E64]=[.CH$1];[.$A64];&quot;&quot;)">
            <text:p/>
          </table:table-cell>
          <table:table-cell table:formula="of:=IF([.$E64]=[.CI$1];[.$A64];&quot;&quot;)">
            <text:p/>
          </table:table-cell>
          <table:table-cell table:formula="of:=IF([.$E64]=[.CJ$1];[.$A64];&quot;&quot;)">
            <text:p/>
          </table:table-cell>
          <table:table-cell table:formula="of:=IF([.$E64]=[.CK$1];[.$A64];&quot;&quot;)">
            <text:p/>
          </table:table-cell>
          <table:table-cell table:formula="of:=IF([.$E64]=[.CL$1];[.$A64];&quot;&quot;)">
            <text:p/>
          </table:table-cell>
          <table:table-cell table:formula="of:=IF([.$E64]=[.CM$1];[.$A64];&quot;&quot;)">
            <text:p/>
          </table:table-cell>
          <table:table-cell table:formula="of:=IF([.$E64]=[.CN$1];[.$A64];&quot;&quot;)">
            <text:p/>
          </table:table-cell>
          <table:table-cell table:formula="of:=IF([.$E64]=[.CO$1];[.$A64];&quot;&quot;)">
            <text:p/>
          </table:table-cell>
          <table:table-cell table:formula="of:=IF([.$E64]=[.CP$1];[.$A64];&quot;&quot;)">
            <text:p/>
          </table:table-cell>
          <table:table-cell table:formula="of:=IF([.$E64]=[.CQ$1];[.$A6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irborne</text:p>
          </table:table-cell>
          <table:table-cell office:value-type="string" calcext:value-type="string">
            <text:p>Elodie Keene</text:p>
          </table:table-cell>
          <table:table-cell office:value-type="string" calcext:value-type="string">
            <text:p>David Hoselton</text:p>
          </table:table-cell>
          <table:table-cell office:value-type="float" office:value="21.57" calcext:value-type="float">
            <text:p>21.57</text:p>
          </table:table-cell>
          <table:table-cell office:value-type="float" office:value="4" calcext:value-type="float">
            <text:p>4</text:p>
          </table:table-cell>
          <table:table-cell office:value-type="date" office:date-value="2007-04-10" calcext:value-type="date">
            <text:p>2007-04-10</text:p>
          </table:table-cell>
          <table:table-cell office:value-type="string" calcext:value-type="string">
            <text:p>David Hoselton</text:p>
          </table:table-cell>
          <table:table-cell table:number-columns-repeated="4"/>
          <table:table-cell table:formula="of:=IF(OR([.$J65]=[.O$1];[.$K65]=[.O$1];[.$L65]=[.O$1];[.$M65]=[.O$1];[.$N65]);[.$A65];&quot;&quot;)">
            <text:p/>
          </table:table-cell>
          <table:table-cell table:formula="of:=IF(OR([.$J65]=[.P$1];[.$K65]=[.P$1];[.$L65]=[.P$1];[.$M65]=[.P$1];[.$N65]);[.$A65];&quot;&quot;)">
            <text:p/>
          </table:table-cell>
          <table:table-cell table:formula="of:=IF(OR([.$J65]=[.Q$1];[.$K65]=[.Q$1];[.$L65]=[.Q$1];[.$M65]=[.Q$1];[.$N65]);[.$A65];&quot;&quot;)">
            <text:p/>
          </table:table-cell>
          <table:table-cell table:formula="of:=IF(OR([.$J65]=[.R$1];[.$K65]=[.R$1];[.$L65]=[.R$1];[.$M65]=[.R$1];[.$N65]);[.$A65];&quot;&quot;)">
            <text:p/>
          </table:table-cell>
          <table:table-cell table:formula="of:=IF(OR([.$J65]=[.S$1];[.$K65]=[.S$1];[.$L65]=[.S$1];[.$M65]=[.S$1];[.$N65]);[.$A65];&quot;&quot;)">
            <text:p/>
          </table:table-cell>
          <table:table-cell table:formula="of:=IF(OR([.$J65]=[.T$1];[.$K65]=[.T$1];[.$L65]=[.T$1];[.$M65]=[.T$1];[.$N65]);[.$A65];&quot;&quot;)">
            <text:p/>
          </table:table-cell>
          <table:table-cell table:formula="of:=IF(OR([.$J65]=[.U$1];[.$K65]=[.U$1];[.$L65]=[.U$1];[.$M65]=[.U$1];[.$N65]);[.$A65];&quot;&quot;)">
            <text:p/>
          </table:table-cell>
          <table:table-cell table:formula="of:=IF(OR([.$J65]=[.V$1];[.$K65]=[.V$1];[.$L65]=[.V$1];[.$M65]=[.V$1];[.$N65]);[.$A65];&quot;&quot;)">
            <text:p/>
          </table:table-cell>
          <table:table-cell table:formula="of:=IF(OR([.$J65]=[.W$1];[.$K65]=[.W$1];[.$L65]=[.W$1];[.$M65]=[.W$1];[.$N65]);[.$A65];&quot;&quot;)">
            <text:p/>
          </table:table-cell>
          <table:table-cell table:formula="of:=IF(OR([.$J65]=[.X$1];[.$K65]=[.X$1];[.$L65]=[.X$1];[.$M65]=[.X$1];[.$N65]);[.$A65];&quot;&quot;)">
            <text:p/>
          </table:table-cell>
          <table:table-cell table:formula="of:=IF(OR([.$J65]=[.Y$1];[.$K65]=[.Y$1];[.$L65]=[.Y$1];[.$M65]=[.Y$1];[.$N65]);[.$A65];&quot;&quot;)">
            <text:p/>
          </table:table-cell>
          <table:table-cell table:formula="of:=IF(OR([.$J65]=[.Z$1];[.$K65]=[.Z$1];[.$L65]=[.Z$1];[.$M65]=[.Z$1];[.$N65]);[.$A65];&quot;&quot;)">
            <text:p/>
          </table:table-cell>
          <table:table-cell table:formula="of:=IF(OR([.$J65]=[.AA$1];[.$K65]=[.AA$1];[.$L65]=[.AA$1];[.$M65]=[.AA$1];[.$N65]);[.$A65];&quot;&quot;)">
            <text:p/>
          </table:table-cell>
          <table:table-cell table:formula="of:=IF(OR([.$J65]=[.AB$1];[.$K65]=[.AB$1];[.$L65]=[.AB$1];[.$M65]=[.AB$1];[.$N65]);[.$A65];&quot;&quot;)">
            <text:p/>
          </table:table-cell>
          <table:table-cell table:formula="of:=IF(OR([.$J65]=[.AC$1];[.$K65]=[.AC$1];[.$L65]=[.AC$1];[.$M65]=[.AC$1];[.$N65]);[.$A65];&quot;&quot;)">
            <text:p/>
          </table:table-cell>
          <table:table-cell table:formula="of:=IF(OR([.$J65]=[.AD$1];[.$K65]=[.AD$1];[.$L65]=[.AD$1];[.$M65]=[.AD$1];[.$N65]);[.$A65];&quot;&quot;)">
            <text:p/>
          </table:table-cell>
          <table:table-cell table:formula="of:=IF(OR([.$J65]=[.AE$1];[.$K65]=[.AE$1];[.$L65]=[.AE$1];[.$M65]=[.AE$1];[.$N65]);[.$A65];&quot;&quot;)">
            <text:p/>
          </table:table-cell>
          <table:table-cell table:formula="of:=IF(OR([.$J65]=[.AF$1];[.$K65]=[.AF$1];[.$L65]=[.AF$1];[.$M65]=[.AF$1];[.$N65]);[.$A65];&quot;&quot;)">
            <text:p/>
          </table:table-cell>
          <table:table-cell table:formula="of:=IF(OR([.$J65]=[.AG$1];[.$K65]=[.AG$1];[.$L65]=[.AG$1];[.$M65]=[.AG$1];[.$N65]);[.$A65];&quot;&quot;)" office:value-type="float" office:value="64" calcext:value-type="float">
            <text:p>64</text:p>
          </table:table-cell>
          <table:table-cell table:formula="of:=IF(OR([.$J65]=[.AH$1];[.$K65]=[.AH$1];[.$L65]=[.AH$1];[.$M65]=[.AH$1];[.$N65]);[.$A65];&quot;&quot;)">
            <text:p/>
          </table:table-cell>
          <table:table-cell table:formula="of:=IF(OR([.$J65]=[.AI$1];[.$K65]=[.AI$1];[.$L65]=[.AI$1];[.$M65]=[.AI$1];[.$N65]);[.$A65];&quot;&quot;)">
            <text:p/>
          </table:table-cell>
          <table:table-cell table:formula="of:=IF(OR([.$J65]=[.AJ$1];[.$K65]=[.AJ$1];[.$L65]=[.AJ$1];[.$M65]=[.AJ$1];[.$N65]);[.$A65];&quot;&quot;)">
            <text:p/>
          </table:table-cell>
          <table:table-cell table:formula="of:=IF(OR([.$J65]=[.AK$1];[.$K65]=[.AK$1];[.$L65]=[.AK$1];[.$M65]=[.AK$1];[.$N65]);[.$A65];&quot;&quot;)">
            <text:p/>
          </table:table-cell>
          <table:table-cell table:formula="of:=IF(OR([.$J65]=[.AL$1];[.$K65]=[.AL$1];[.$L65]=[.AL$1];[.$M65]=[.AL$1];[.$N65]);[.$A65];&quot;&quot;)">
            <text:p/>
          </table:table-cell>
          <table:table-cell table:formula="of:=IF(OR([.$J65]=[.AM$1];[.$K65]=[.AM$1];[.$L65]=[.AM$1];[.$M65]=[.AM$1];[.$N65]);[.$A65];&quot;&quot;)">
            <text:p/>
          </table:table-cell>
          <table:table-cell table:formula="of:=IF(OR([.$J65]=[.AN$1];[.$K65]=[.AN$1];[.$L65]=[.AN$1];[.$M65]=[.AN$1];[.$N65]);[.$A65];&quot;&quot;)">
            <text:p/>
          </table:table-cell>
          <table:table-cell table:formula="of:=IF(OR([.$J65]=[.AO$1];[.$K65]=[.AO$1];[.$L65]=[.AO$1];[.$M65]=[.AO$1];[.$N65]);[.$A65];&quot;&quot;)">
            <text:p/>
          </table:table-cell>
          <table:table-cell table:formula="of:=IF(OR([.$J65]=[.AP$1];[.$K65]=[.AP$1];[.$L65]=[.AP$1];[.$M65]=[.AP$1];[.$N65]);[.$A65];&quot;&quot;)">
            <text:p/>
          </table:table-cell>
          <table:table-cell table:formula="of:=IF(OR([.$J65]=[.AQ$1];[.$K65]=[.AQ$1];[.$L65]=[.AQ$1];[.$M65]=[.AQ$1];[.$N65]);[.$A65];&quot;&quot;)">
            <text:p/>
          </table:table-cell>
          <table:table-cell table:formula="of:=IF(OR([.$J65]=[.AR$1];[.$K65]=[.AR$1];[.$L65]=[.AR$1];[.$M65]=[.AR$1];[.$N65]);[.$A65];&quot;&quot;)">
            <text:p/>
          </table:table-cell>
          <table:table-cell/>
          <table:table-cell table:formula="of:=IF([.$E65]=[.AT$1];[.$A65];&quot;&quot;)">
            <text:p/>
          </table:table-cell>
          <table:table-cell table:formula="of:=IF([.$E65]=[.AU$1];[.$A65];&quot;&quot;)">
            <text:p/>
          </table:table-cell>
          <table:table-cell table:formula="of:=IF([.$E65]=[.AV$1];[.$A65];&quot;&quot;)">
            <text:p/>
          </table:table-cell>
          <table:table-cell table:formula="of:=IF([.$E65]=[.AW$1];[.$A65];&quot;&quot;)">
            <text:p/>
          </table:table-cell>
          <table:table-cell table:formula="of:=IF([.$E65]=[.AX$1];[.$A65];&quot;&quot;)">
            <text:p/>
          </table:table-cell>
          <table:table-cell table:formula="of:=IF([.$E65]=[.AY$1];[.$A65];&quot;&quot;)">
            <text:p/>
          </table:table-cell>
          <table:table-cell table:formula="of:=IF([.$E65]=[.AZ$1];[.$A65];&quot;&quot;)">
            <text:p/>
          </table:table-cell>
          <table:table-cell table:formula="of:=IF([.$E65]=[.BA$1];[.$A65];&quot;&quot;)">
            <text:p/>
          </table:table-cell>
          <table:table-cell table:formula="of:=IF([.$E65]=[.BB$1];[.$A65];&quot;&quot;)">
            <text:p/>
          </table:table-cell>
          <table:table-cell table:formula="of:=IF([.$E65]=[.BC$1];[.$A65];&quot;&quot;)">
            <text:p/>
          </table:table-cell>
          <table:table-cell table:formula="of:=IF([.$E65]=[.BD$1];[.$A65];&quot;&quot;)">
            <text:p/>
          </table:table-cell>
          <table:table-cell table:formula="of:=IF([.$E65]=[.BE$1];[.$A65];&quot;&quot;)">
            <text:p/>
          </table:table-cell>
          <table:table-cell table:formula="of:=IF([.$E65]=[.BF$1];[.$A65];&quot;&quot;)">
            <text:p/>
          </table:table-cell>
          <table:table-cell table:formula="of:=IF([.$E65]=[.BG$1];[.$A65];&quot;&quot;)">
            <text:p/>
          </table:table-cell>
          <table:table-cell table:formula="of:=IF([.$E65]=[.BH$1];[.$A65];&quot;&quot;)">
            <text:p/>
          </table:table-cell>
          <table:table-cell table:formula="of:=IF([.$E65]=[.BI$1];[.$A65];&quot;&quot;)">
            <text:p/>
          </table:table-cell>
          <table:table-cell table:formula="of:=IF([.$E65]=[.BJ$1];[.$A65];&quot;&quot;)">
            <text:p/>
          </table:table-cell>
          <table:table-cell table:formula="of:=IF([.$E65]=[.BK$1];[.$A65];&quot;&quot;)">
            <text:p/>
          </table:table-cell>
          <table:table-cell table:formula="of:=IF([.$E65]=[.BL$1];[.$A65];&quot;&quot;)">
            <text:p/>
          </table:table-cell>
          <table:table-cell table:formula="of:=IF([.$E65]=[.BM$1];[.$A65];&quot;&quot;)">
            <text:p/>
          </table:table-cell>
          <table:table-cell table:formula="of:=IF([.$E65]=[.BN$1];[.$A65];&quot;&quot;)">
            <text:p/>
          </table:table-cell>
          <table:table-cell table:formula="of:=IF([.$E65]=[.BO$1];[.$A65];&quot;&quot;)">
            <text:p/>
          </table:table-cell>
          <table:table-cell table:formula="of:=IF([.$E65]=[.BP$1];[.$A65];&quot;&quot;)">
            <text:p/>
          </table:table-cell>
          <table:table-cell table:formula="of:=IF([.$E65]=[.BQ$1];[.$A65];&quot;&quot;)">
            <text:p/>
          </table:table-cell>
          <table:table-cell table:formula="of:=IF([.$E65]=[.BR$1];[.$A65];&quot;&quot;)">
            <text:p/>
          </table:table-cell>
          <table:table-cell table:formula="of:=IF([.$E65]=[.BS$1];[.$A65];&quot;&quot;)">
            <text:p/>
          </table:table-cell>
          <table:table-cell table:formula="of:=IF([.$E65]=[.BT$1];[.$A65];&quot;&quot;)">
            <text:p/>
          </table:table-cell>
          <table:table-cell table:formula="of:=IF([.$E65]=[.BU$1];[.$A65];&quot;&quot;)">
            <text:p/>
          </table:table-cell>
          <table:table-cell table:formula="of:=IF([.$E65]=[.BV$1];[.$A65];&quot;&quot;)">
            <text:p/>
          </table:table-cell>
          <table:table-cell table:formula="of:=IF([.$E65]=[.BW$1];[.$A65];&quot;&quot;)">
            <text:p/>
          </table:table-cell>
          <table:table-cell table:formula="of:=IF([.$E65]=[.BX$1];[.$A65];&quot;&quot;)">
            <text:p/>
          </table:table-cell>
          <table:table-cell table:formula="of:=IF([.$E65]=[.BY$1];[.$A65];&quot;&quot;)">
            <text:p/>
          </table:table-cell>
          <table:table-cell table:formula="of:=IF([.$E65]=[.BZ$1];[.$A65];&quot;&quot;)" office:value-type="float" office:value="64" calcext:value-type="float">
            <text:p>64</text:p>
          </table:table-cell>
          <table:table-cell table:formula="of:=IF([.$E65]=[.CA$1];[.$A65];&quot;&quot;)">
            <text:p/>
          </table:table-cell>
          <table:table-cell table:formula="of:=IF([.$E65]=[.CB$1];[.$A65];&quot;&quot;)">
            <text:p/>
          </table:table-cell>
          <table:table-cell table:formula="of:=IF([.$E65]=[.CC$1];[.$A65];&quot;&quot;)">
            <text:p/>
          </table:table-cell>
          <table:table-cell table:formula="of:=IF([.$E65]=[.CD$1];[.$A65];&quot;&quot;)">
            <text:p/>
          </table:table-cell>
          <table:table-cell table:formula="of:=IF([.$E65]=[.CE$1];[.$A65];&quot;&quot;)">
            <text:p/>
          </table:table-cell>
          <table:table-cell table:formula="of:=IF([.$E65]=[.CF$1];[.$A65];&quot;&quot;)">
            <text:p/>
          </table:table-cell>
          <table:table-cell table:formula="of:=IF([.$E65]=[.CG$1];[.$A65];&quot;&quot;)">
            <text:p/>
          </table:table-cell>
          <table:table-cell table:formula="of:=IF([.$E65]=[.CH$1];[.$A65];&quot;&quot;)">
            <text:p/>
          </table:table-cell>
          <table:table-cell table:formula="of:=IF([.$E65]=[.CI$1];[.$A65];&quot;&quot;)">
            <text:p/>
          </table:table-cell>
          <table:table-cell table:formula="of:=IF([.$E65]=[.CJ$1];[.$A65];&quot;&quot;)">
            <text:p/>
          </table:table-cell>
          <table:table-cell table:formula="of:=IF([.$E65]=[.CK$1];[.$A65];&quot;&quot;)">
            <text:p/>
          </table:table-cell>
          <table:table-cell table:formula="of:=IF([.$E65]=[.CL$1];[.$A65];&quot;&quot;)">
            <text:p/>
          </table:table-cell>
          <table:table-cell table:formula="of:=IF([.$E65]=[.CM$1];[.$A65];&quot;&quot;)">
            <text:p/>
          </table:table-cell>
          <table:table-cell table:formula="of:=IF([.$E65]=[.CN$1];[.$A65];&quot;&quot;)">
            <text:p/>
          </table:table-cell>
          <table:table-cell table:formula="of:=IF([.$E65]=[.CO$1];[.$A65];&quot;&quot;)">
            <text:p/>
          </table:table-cell>
          <table:table-cell table:formula="of:=IF([.$E65]=[.CP$1];[.$A65];&quot;&quot;)">
            <text:p/>
          </table:table-cell>
          <table:table-cell table:formula="of:=IF([.$E65]=[.CQ$1];[.$A6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 Your Age</text:p>
          </table:table-cell>
          <table:table-cell office:value-type="string" calcext:value-type="string">
            <text:p>Daniel Sackheim</text:p>
          </table:table-cell>
          <table:table-cell office:value-type="string" calcext:value-type="string">
            <text:p>Sara Hess</text:p>
          </table:table-cell>
          <table:table-cell office:value-type="float" office:value="22.41" calcext:value-type="float">
            <text:p>22.41</text:p>
          </table:table-cell>
          <table:table-cell office:value-type="float" office:value="3" calcext:value-type="float">
            <text:p>3</text:p>
          </table:table-cell>
          <table:table-cell office:value-type="date" office:date-value="2007-04-17" calcext:value-type="date">
            <text:p>2007-04-17</text:p>
          </table:table-cell>
          <table:table-cell office:value-type="string" calcext:value-type="string">
            <text:p>Sara Hess</text:p>
          </table:table-cell>
          <table:table-cell table:number-columns-repeated="4"/>
          <table:table-cell table:formula="of:=IF(OR([.$J66]=[.O$1];[.$K66]=[.O$1];[.$L66]=[.O$1];[.$M66]=[.O$1];[.$N66]);[.$A66];&quot;&quot;)">
            <text:p/>
          </table:table-cell>
          <table:table-cell table:formula="of:=IF(OR([.$J66]=[.P$1];[.$K66]=[.P$1];[.$L66]=[.P$1];[.$M66]=[.P$1];[.$N66]);[.$A66];&quot;&quot;)">
            <text:p/>
          </table:table-cell>
          <table:table-cell table:formula="of:=IF(OR([.$J66]=[.Q$1];[.$K66]=[.Q$1];[.$L66]=[.Q$1];[.$M66]=[.Q$1];[.$N66]);[.$A66];&quot;&quot;)">
            <text:p/>
          </table:table-cell>
          <table:table-cell table:formula="of:=IF(OR([.$J66]=[.R$1];[.$K66]=[.R$1];[.$L66]=[.R$1];[.$M66]=[.R$1];[.$N66]);[.$A66];&quot;&quot;)">
            <text:p/>
          </table:table-cell>
          <table:table-cell table:formula="of:=IF(OR([.$J66]=[.S$1];[.$K66]=[.S$1];[.$L66]=[.S$1];[.$M66]=[.S$1];[.$N66]);[.$A66];&quot;&quot;)">
            <text:p/>
          </table:table-cell>
          <table:table-cell table:formula="of:=IF(OR([.$J66]=[.T$1];[.$K66]=[.T$1];[.$L66]=[.T$1];[.$M66]=[.T$1];[.$N66]);[.$A66];&quot;&quot;)">
            <text:p/>
          </table:table-cell>
          <table:table-cell table:formula="of:=IF(OR([.$J66]=[.U$1];[.$K66]=[.U$1];[.$L66]=[.U$1];[.$M66]=[.U$1];[.$N66]);[.$A66];&quot;&quot;)">
            <text:p/>
          </table:table-cell>
          <table:table-cell table:formula="of:=IF(OR([.$J66]=[.V$1];[.$K66]=[.V$1];[.$L66]=[.V$1];[.$M66]=[.V$1];[.$N66]);[.$A66];&quot;&quot;)">
            <text:p/>
          </table:table-cell>
          <table:table-cell table:formula="of:=IF(OR([.$J66]=[.W$1];[.$K66]=[.W$1];[.$L66]=[.W$1];[.$M66]=[.W$1];[.$N66]);[.$A66];&quot;&quot;)">
            <text:p/>
          </table:table-cell>
          <table:table-cell table:formula="of:=IF(OR([.$J66]=[.X$1];[.$K66]=[.X$1];[.$L66]=[.X$1];[.$M66]=[.X$1];[.$N66]);[.$A66];&quot;&quot;)">
            <text:p/>
          </table:table-cell>
          <table:table-cell table:formula="of:=IF(OR([.$J66]=[.Y$1];[.$K66]=[.Y$1];[.$L66]=[.Y$1];[.$M66]=[.Y$1];[.$N66]);[.$A66];&quot;&quot;)">
            <text:p/>
          </table:table-cell>
          <table:table-cell table:formula="of:=IF(OR([.$J66]=[.Z$1];[.$K66]=[.Z$1];[.$L66]=[.Z$1];[.$M66]=[.Z$1];[.$N66]);[.$A66];&quot;&quot;)" office:value-type="float" office:value="65" calcext:value-type="float">
            <text:p>65</text:p>
          </table:table-cell>
          <table:table-cell table:formula="of:=IF(OR([.$J66]=[.AA$1];[.$K66]=[.AA$1];[.$L66]=[.AA$1];[.$M66]=[.AA$1];[.$N66]);[.$A66];&quot;&quot;)">
            <text:p/>
          </table:table-cell>
          <table:table-cell table:formula="of:=IF(OR([.$J66]=[.AB$1];[.$K66]=[.AB$1];[.$L66]=[.AB$1];[.$M66]=[.AB$1];[.$N66]);[.$A66];&quot;&quot;)">
            <text:p/>
          </table:table-cell>
          <table:table-cell table:formula="of:=IF(OR([.$J66]=[.AC$1];[.$K66]=[.AC$1];[.$L66]=[.AC$1];[.$M66]=[.AC$1];[.$N66]);[.$A66];&quot;&quot;)">
            <text:p/>
          </table:table-cell>
          <table:table-cell table:formula="of:=IF(OR([.$J66]=[.AD$1];[.$K66]=[.AD$1];[.$L66]=[.AD$1];[.$M66]=[.AD$1];[.$N66]);[.$A66];&quot;&quot;)">
            <text:p/>
          </table:table-cell>
          <table:table-cell table:formula="of:=IF(OR([.$J66]=[.AE$1];[.$K66]=[.AE$1];[.$L66]=[.AE$1];[.$M66]=[.AE$1];[.$N66]);[.$A66];&quot;&quot;)">
            <text:p/>
          </table:table-cell>
          <table:table-cell table:formula="of:=IF(OR([.$J66]=[.AF$1];[.$K66]=[.AF$1];[.$L66]=[.AF$1];[.$M66]=[.AF$1];[.$N66]);[.$A66];&quot;&quot;)">
            <text:p/>
          </table:table-cell>
          <table:table-cell table:formula="of:=IF(OR([.$J66]=[.AG$1];[.$K66]=[.AG$1];[.$L66]=[.AG$1];[.$M66]=[.AG$1];[.$N66]);[.$A66];&quot;&quot;)">
            <text:p/>
          </table:table-cell>
          <table:table-cell table:formula="of:=IF(OR([.$J66]=[.AH$1];[.$K66]=[.AH$1];[.$L66]=[.AH$1];[.$M66]=[.AH$1];[.$N66]);[.$A66];&quot;&quot;)">
            <text:p/>
          </table:table-cell>
          <table:table-cell table:formula="of:=IF(OR([.$J66]=[.AI$1];[.$K66]=[.AI$1];[.$L66]=[.AI$1];[.$M66]=[.AI$1];[.$N66]);[.$A66];&quot;&quot;)">
            <text:p/>
          </table:table-cell>
          <table:table-cell table:formula="of:=IF(OR([.$J66]=[.AJ$1];[.$K66]=[.AJ$1];[.$L66]=[.AJ$1];[.$M66]=[.AJ$1];[.$N66]);[.$A66];&quot;&quot;)">
            <text:p/>
          </table:table-cell>
          <table:table-cell table:formula="of:=IF(OR([.$J66]=[.AK$1];[.$K66]=[.AK$1];[.$L66]=[.AK$1];[.$M66]=[.AK$1];[.$N66]);[.$A66];&quot;&quot;)">
            <text:p/>
          </table:table-cell>
          <table:table-cell table:formula="of:=IF(OR([.$J66]=[.AL$1];[.$K66]=[.AL$1];[.$L66]=[.AL$1];[.$M66]=[.AL$1];[.$N66]);[.$A66];&quot;&quot;)">
            <text:p/>
          </table:table-cell>
          <table:table-cell table:formula="of:=IF(OR([.$J66]=[.AM$1];[.$K66]=[.AM$1];[.$L66]=[.AM$1];[.$M66]=[.AM$1];[.$N66]);[.$A66];&quot;&quot;)">
            <text:p/>
          </table:table-cell>
          <table:table-cell table:formula="of:=IF(OR([.$J66]=[.AN$1];[.$K66]=[.AN$1];[.$L66]=[.AN$1];[.$M66]=[.AN$1];[.$N66]);[.$A66];&quot;&quot;)">
            <text:p/>
          </table:table-cell>
          <table:table-cell table:formula="of:=IF(OR([.$J66]=[.AO$1];[.$K66]=[.AO$1];[.$L66]=[.AO$1];[.$M66]=[.AO$1];[.$N66]);[.$A66];&quot;&quot;)">
            <text:p/>
          </table:table-cell>
          <table:table-cell table:formula="of:=IF(OR([.$J66]=[.AP$1];[.$K66]=[.AP$1];[.$L66]=[.AP$1];[.$M66]=[.AP$1];[.$N66]);[.$A66];&quot;&quot;)">
            <text:p/>
          </table:table-cell>
          <table:table-cell table:formula="of:=IF(OR([.$J66]=[.AQ$1];[.$K66]=[.AQ$1];[.$L66]=[.AQ$1];[.$M66]=[.AQ$1];[.$N66]);[.$A66];&quot;&quot;)">
            <text:p/>
          </table:table-cell>
          <table:table-cell table:formula="of:=IF(OR([.$J66]=[.AR$1];[.$K66]=[.AR$1];[.$L66]=[.AR$1];[.$M66]=[.AR$1];[.$N66]);[.$A66];&quot;&quot;)">
            <text:p/>
          </table:table-cell>
          <table:table-cell/>
          <table:table-cell table:formula="of:=IF([.$E66]=[.AT$1];[.$A66];&quot;&quot;)">
            <text:p/>
          </table:table-cell>
          <table:table-cell table:formula="of:=IF([.$E66]=[.AU$1];[.$A66];&quot;&quot;)">
            <text:p/>
          </table:table-cell>
          <table:table-cell table:formula="of:=IF([.$E66]=[.AV$1];[.$A66];&quot;&quot;)">
            <text:p/>
          </table:table-cell>
          <table:table-cell table:formula="of:=IF([.$E66]=[.AW$1];[.$A66];&quot;&quot;)">
            <text:p/>
          </table:table-cell>
          <table:table-cell table:formula="of:=IF([.$E66]=[.AX$1];[.$A66];&quot;&quot;)">
            <text:p/>
          </table:table-cell>
          <table:table-cell table:formula="of:=IF([.$E66]=[.AY$1];[.$A66];&quot;&quot;)">
            <text:p/>
          </table:table-cell>
          <table:table-cell table:formula="of:=IF([.$E66]=[.AZ$1];[.$A66];&quot;&quot;)">
            <text:p/>
          </table:table-cell>
          <table:table-cell table:formula="of:=IF([.$E66]=[.BA$1];[.$A66];&quot;&quot;)">
            <text:p/>
          </table:table-cell>
          <table:table-cell table:formula="of:=IF([.$E66]=[.BB$1];[.$A66];&quot;&quot;)">
            <text:p/>
          </table:table-cell>
          <table:table-cell table:formula="of:=IF([.$E66]=[.BC$1];[.$A66];&quot;&quot;)">
            <text:p/>
          </table:table-cell>
          <table:table-cell table:formula="of:=IF([.$E66]=[.BD$1];[.$A66];&quot;&quot;)">
            <text:p/>
          </table:table-cell>
          <table:table-cell table:formula="of:=IF([.$E66]=[.BE$1];[.$A66];&quot;&quot;)" office:value-type="float" office:value="65" calcext:value-type="float">
            <text:p>65</text:p>
          </table:table-cell>
          <table:table-cell table:formula="of:=IF([.$E66]=[.BF$1];[.$A66];&quot;&quot;)">
            <text:p/>
          </table:table-cell>
          <table:table-cell table:formula="of:=IF([.$E66]=[.BG$1];[.$A66];&quot;&quot;)">
            <text:p/>
          </table:table-cell>
          <table:table-cell table:formula="of:=IF([.$E66]=[.BH$1];[.$A66];&quot;&quot;)">
            <text:p/>
          </table:table-cell>
          <table:table-cell table:formula="of:=IF([.$E66]=[.BI$1];[.$A66];&quot;&quot;)">
            <text:p/>
          </table:table-cell>
          <table:table-cell table:formula="of:=IF([.$E66]=[.BJ$1];[.$A66];&quot;&quot;)">
            <text:p/>
          </table:table-cell>
          <table:table-cell table:formula="of:=IF([.$E66]=[.BK$1];[.$A66];&quot;&quot;)">
            <text:p/>
          </table:table-cell>
          <table:table-cell table:formula="of:=IF([.$E66]=[.BL$1];[.$A66];&quot;&quot;)">
            <text:p/>
          </table:table-cell>
          <table:table-cell table:formula="of:=IF([.$E66]=[.BM$1];[.$A66];&quot;&quot;)">
            <text:p/>
          </table:table-cell>
          <table:table-cell table:formula="of:=IF([.$E66]=[.BN$1];[.$A66];&quot;&quot;)">
            <text:p/>
          </table:table-cell>
          <table:table-cell table:formula="of:=IF([.$E66]=[.BO$1];[.$A66];&quot;&quot;)">
            <text:p/>
          </table:table-cell>
          <table:table-cell table:formula="of:=IF([.$E66]=[.BP$1];[.$A66];&quot;&quot;)">
            <text:p/>
          </table:table-cell>
          <table:table-cell table:formula="of:=IF([.$E66]=[.BQ$1];[.$A66];&quot;&quot;)">
            <text:p/>
          </table:table-cell>
          <table:table-cell table:formula="of:=IF([.$E66]=[.BR$1];[.$A66];&quot;&quot;)">
            <text:p/>
          </table:table-cell>
          <table:table-cell table:formula="of:=IF([.$E66]=[.BS$1];[.$A66];&quot;&quot;)">
            <text:p/>
          </table:table-cell>
          <table:table-cell table:formula="of:=IF([.$E66]=[.BT$1];[.$A66];&quot;&quot;)">
            <text:p/>
          </table:table-cell>
          <table:table-cell table:formula="of:=IF([.$E66]=[.BU$1];[.$A66];&quot;&quot;)">
            <text:p/>
          </table:table-cell>
          <table:table-cell table:formula="of:=IF([.$E66]=[.BV$1];[.$A66];&quot;&quot;)">
            <text:p/>
          </table:table-cell>
          <table:table-cell table:formula="of:=IF([.$E66]=[.BW$1];[.$A66];&quot;&quot;)">
            <text:p/>
          </table:table-cell>
          <table:table-cell table:formula="of:=IF([.$E66]=[.BX$1];[.$A66];&quot;&quot;)">
            <text:p/>
          </table:table-cell>
          <table:table-cell table:formula="of:=IF([.$E66]=[.BY$1];[.$A66];&quot;&quot;)">
            <text:p/>
          </table:table-cell>
          <table:table-cell table:formula="of:=IF([.$E66]=[.BZ$1];[.$A66];&quot;&quot;)">
            <text:p/>
          </table:table-cell>
          <table:table-cell table:formula="of:=IF([.$E66]=[.CA$1];[.$A66];&quot;&quot;)">
            <text:p/>
          </table:table-cell>
          <table:table-cell table:formula="of:=IF([.$E66]=[.CB$1];[.$A66];&quot;&quot;)">
            <text:p/>
          </table:table-cell>
          <table:table-cell table:formula="of:=IF([.$E66]=[.CC$1];[.$A66];&quot;&quot;)">
            <text:p/>
          </table:table-cell>
          <table:table-cell table:formula="of:=IF([.$E66]=[.CD$1];[.$A66];&quot;&quot;)">
            <text:p/>
          </table:table-cell>
          <table:table-cell table:formula="of:=IF([.$E66]=[.CE$1];[.$A66];&quot;&quot;)">
            <text:p/>
          </table:table-cell>
          <table:table-cell table:formula="of:=IF([.$E66]=[.CF$1];[.$A66];&quot;&quot;)">
            <text:p/>
          </table:table-cell>
          <table:table-cell table:formula="of:=IF([.$E66]=[.CG$1];[.$A66];&quot;&quot;)">
            <text:p/>
          </table:table-cell>
          <table:table-cell table:formula="of:=IF([.$E66]=[.CH$1];[.$A66];&quot;&quot;)">
            <text:p/>
          </table:table-cell>
          <table:table-cell table:formula="of:=IF([.$E66]=[.CI$1];[.$A66];&quot;&quot;)">
            <text:p/>
          </table:table-cell>
          <table:table-cell table:formula="of:=IF([.$E66]=[.CJ$1];[.$A66];&quot;&quot;)">
            <text:p/>
          </table:table-cell>
          <table:table-cell table:formula="of:=IF([.$E66]=[.CK$1];[.$A66];&quot;&quot;)">
            <text:p/>
          </table:table-cell>
          <table:table-cell table:formula="of:=IF([.$E66]=[.CL$1];[.$A66];&quot;&quot;)">
            <text:p/>
          </table:table-cell>
          <table:table-cell table:formula="of:=IF([.$E66]=[.CM$1];[.$A66];&quot;&quot;)">
            <text:p/>
          </table:table-cell>
          <table:table-cell table:formula="of:=IF([.$E66]=[.CN$1];[.$A66];&quot;&quot;)">
            <text:p/>
          </table:table-cell>
          <table:table-cell table:formula="of:=IF([.$E66]=[.CO$1];[.$A66];&quot;&quot;)">
            <text:p/>
          </table:table-cell>
          <table:table-cell table:formula="of:=IF([.$E66]=[.CP$1];[.$A66];&quot;&quot;)">
            <text:p/>
          </table:table-cell>
          <table:table-cell table:formula="of:=IF([.$E66]=[.CQ$1];[.$A6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se Training</text:p>
          </table:table-cell>
          <table:table-cell office:value-type="string" calcext:value-type="string">
            <text:p>Paul McCrane</text:p>
          </table:table-cell>
          <table:table-cell office:value-type="string" calcext:value-type="string">
            <text:p>Doris Egan</text:p>
          </table:table-cell>
          <table:table-cell office:value-type="float" office:value="20.81" calcext:value-type="float">
            <text:p>20.81</text:p>
          </table:table-cell>
          <table:table-cell office:value-type="float" office:value="3" calcext:value-type="float">
            <text:p>3</text:p>
          </table:table-cell>
          <table:table-cell office:value-type="date" office:date-value="2007-04-24" calcext:value-type="date">
            <text:p>2007-04-24</text:p>
          </table:table-cell>
          <table:table-cell office:value-type="string" calcext:value-type="string">
            <text:p>Doris Egan</text:p>
          </table:table-cell>
          <table:table-cell table:number-columns-repeated="4"/>
          <table:table-cell table:formula="of:=IF(OR([.$J67]=[.O$1];[.$K67]=[.O$1];[.$L67]=[.O$1];[.$M67]=[.O$1];[.$N67]);[.$A67];&quot;&quot;)">
            <text:p/>
          </table:table-cell>
          <table:table-cell table:formula="of:=IF(OR([.$J67]=[.P$1];[.$K67]=[.P$1];[.$L67]=[.P$1];[.$M67]=[.P$1];[.$N67]);[.$A67];&quot;&quot;)">
            <text:p/>
          </table:table-cell>
          <table:table-cell table:formula="of:=IF(OR([.$J67]=[.Q$1];[.$K67]=[.Q$1];[.$L67]=[.Q$1];[.$M67]=[.Q$1];[.$N67]);[.$A67];&quot;&quot;)">
            <text:p/>
          </table:table-cell>
          <table:table-cell table:formula="of:=IF(OR([.$J67]=[.R$1];[.$K67]=[.R$1];[.$L67]=[.R$1];[.$M67]=[.R$1];[.$N67]);[.$A67];&quot;&quot;)">
            <text:p/>
          </table:table-cell>
          <table:table-cell table:formula="of:=IF(OR([.$J67]=[.S$1];[.$K67]=[.S$1];[.$L67]=[.S$1];[.$M67]=[.S$1];[.$N67]);[.$A67];&quot;&quot;)">
            <text:p/>
          </table:table-cell>
          <table:table-cell table:formula="of:=IF(OR([.$J67]=[.T$1];[.$K67]=[.T$1];[.$L67]=[.T$1];[.$M67]=[.T$1];[.$N67]);[.$A67];&quot;&quot;)">
            <text:p/>
          </table:table-cell>
          <table:table-cell table:formula="of:=IF(OR([.$J67]=[.U$1];[.$K67]=[.U$1];[.$L67]=[.U$1];[.$M67]=[.U$1];[.$N67]);[.$A67];&quot;&quot;)">
            <text:p/>
          </table:table-cell>
          <table:table-cell table:formula="of:=IF(OR([.$J67]=[.V$1];[.$K67]=[.V$1];[.$L67]=[.V$1];[.$M67]=[.V$1];[.$N67]);[.$A67];&quot;&quot;)">
            <text:p/>
          </table:table-cell>
          <table:table-cell table:formula="of:=IF(OR([.$J67]=[.W$1];[.$K67]=[.W$1];[.$L67]=[.W$1];[.$M67]=[.W$1];[.$N67]);[.$A67];&quot;&quot;)">
            <text:p/>
          </table:table-cell>
          <table:table-cell table:formula="of:=IF(OR([.$J67]=[.X$1];[.$K67]=[.X$1];[.$L67]=[.X$1];[.$M67]=[.X$1];[.$N67]);[.$A67];&quot;&quot;)">
            <text:p/>
          </table:table-cell>
          <table:table-cell table:formula="of:=IF(OR([.$J67]=[.Y$1];[.$K67]=[.Y$1];[.$L67]=[.Y$1];[.$M67]=[.Y$1];[.$N67]);[.$A67];&quot;&quot;)">
            <text:p/>
          </table:table-cell>
          <table:table-cell table:formula="of:=IF(OR([.$J67]=[.Z$1];[.$K67]=[.Z$1];[.$L67]=[.Z$1];[.$M67]=[.Z$1];[.$N67]);[.$A67];&quot;&quot;)">
            <text:p/>
          </table:table-cell>
          <table:table-cell table:formula="of:=IF(OR([.$J67]=[.AA$1];[.$K67]=[.AA$1];[.$L67]=[.AA$1];[.$M67]=[.AA$1];[.$N67]);[.$A67];&quot;&quot;)">
            <text:p/>
          </table:table-cell>
          <table:table-cell table:formula="of:=IF(OR([.$J67]=[.AB$1];[.$K67]=[.AB$1];[.$L67]=[.AB$1];[.$M67]=[.AB$1];[.$N67]);[.$A67];&quot;&quot;)">
            <text:p/>
          </table:table-cell>
          <table:table-cell table:formula="of:=IF(OR([.$J67]=[.AC$1];[.$K67]=[.AC$1];[.$L67]=[.AC$1];[.$M67]=[.AC$1];[.$N67]);[.$A67];&quot;&quot;)" office:value-type="float" office:value="66" calcext:value-type="float">
            <text:p>66</text:p>
          </table:table-cell>
          <table:table-cell table:formula="of:=IF(OR([.$J67]=[.AD$1];[.$K67]=[.AD$1];[.$L67]=[.AD$1];[.$M67]=[.AD$1];[.$N67]);[.$A67];&quot;&quot;)">
            <text:p/>
          </table:table-cell>
          <table:table-cell table:formula="of:=IF(OR([.$J67]=[.AE$1];[.$K67]=[.AE$1];[.$L67]=[.AE$1];[.$M67]=[.AE$1];[.$N67]);[.$A67];&quot;&quot;)">
            <text:p/>
          </table:table-cell>
          <table:table-cell table:formula="of:=IF(OR([.$J67]=[.AF$1];[.$K67]=[.AF$1];[.$L67]=[.AF$1];[.$M67]=[.AF$1];[.$N67]);[.$A67];&quot;&quot;)">
            <text:p/>
          </table:table-cell>
          <table:table-cell table:formula="of:=IF(OR([.$J67]=[.AG$1];[.$K67]=[.AG$1];[.$L67]=[.AG$1];[.$M67]=[.AG$1];[.$N67]);[.$A67];&quot;&quot;)">
            <text:p/>
          </table:table-cell>
          <table:table-cell table:formula="of:=IF(OR([.$J67]=[.AH$1];[.$K67]=[.AH$1];[.$L67]=[.AH$1];[.$M67]=[.AH$1];[.$N67]);[.$A67];&quot;&quot;)">
            <text:p/>
          </table:table-cell>
          <table:table-cell table:formula="of:=IF(OR([.$J67]=[.AI$1];[.$K67]=[.AI$1];[.$L67]=[.AI$1];[.$M67]=[.AI$1];[.$N67]);[.$A67];&quot;&quot;)">
            <text:p/>
          </table:table-cell>
          <table:table-cell table:formula="of:=IF(OR([.$J67]=[.AJ$1];[.$K67]=[.AJ$1];[.$L67]=[.AJ$1];[.$M67]=[.AJ$1];[.$N67]);[.$A67];&quot;&quot;)">
            <text:p/>
          </table:table-cell>
          <table:table-cell table:formula="of:=IF(OR([.$J67]=[.AK$1];[.$K67]=[.AK$1];[.$L67]=[.AK$1];[.$M67]=[.AK$1];[.$N67]);[.$A67];&quot;&quot;)">
            <text:p/>
          </table:table-cell>
          <table:table-cell table:formula="of:=IF(OR([.$J67]=[.AL$1];[.$K67]=[.AL$1];[.$L67]=[.AL$1];[.$M67]=[.AL$1];[.$N67]);[.$A67];&quot;&quot;)">
            <text:p/>
          </table:table-cell>
          <table:table-cell table:formula="of:=IF(OR([.$J67]=[.AM$1];[.$K67]=[.AM$1];[.$L67]=[.AM$1];[.$M67]=[.AM$1];[.$N67]);[.$A67];&quot;&quot;)">
            <text:p/>
          </table:table-cell>
          <table:table-cell table:formula="of:=IF(OR([.$J67]=[.AN$1];[.$K67]=[.AN$1];[.$L67]=[.AN$1];[.$M67]=[.AN$1];[.$N67]);[.$A67];&quot;&quot;)">
            <text:p/>
          </table:table-cell>
          <table:table-cell table:formula="of:=IF(OR([.$J67]=[.AO$1];[.$K67]=[.AO$1];[.$L67]=[.AO$1];[.$M67]=[.AO$1];[.$N67]);[.$A67];&quot;&quot;)">
            <text:p/>
          </table:table-cell>
          <table:table-cell table:formula="of:=IF(OR([.$J67]=[.AP$1];[.$K67]=[.AP$1];[.$L67]=[.AP$1];[.$M67]=[.AP$1];[.$N67]);[.$A67];&quot;&quot;)">
            <text:p/>
          </table:table-cell>
          <table:table-cell table:formula="of:=IF(OR([.$J67]=[.AQ$1];[.$K67]=[.AQ$1];[.$L67]=[.AQ$1];[.$M67]=[.AQ$1];[.$N67]);[.$A67];&quot;&quot;)">
            <text:p/>
          </table:table-cell>
          <table:table-cell table:formula="of:=IF(OR([.$J67]=[.AR$1];[.$K67]=[.AR$1];[.$L67]=[.AR$1];[.$M67]=[.AR$1];[.$N67]);[.$A67];&quot;&quot;)">
            <text:p/>
          </table:table-cell>
          <table:table-cell/>
          <table:table-cell table:formula="of:=IF([.$E67]=[.AT$1];[.$A67];&quot;&quot;)">
            <text:p/>
          </table:table-cell>
          <table:table-cell table:formula="of:=IF([.$E67]=[.AU$1];[.$A67];&quot;&quot;)">
            <text:p/>
          </table:table-cell>
          <table:table-cell table:formula="of:=IF([.$E67]=[.AV$1];[.$A67];&quot;&quot;)">
            <text:p/>
          </table:table-cell>
          <table:table-cell table:formula="of:=IF([.$E67]=[.AW$1];[.$A67];&quot;&quot;)">
            <text:p/>
          </table:table-cell>
          <table:table-cell table:formula="of:=IF([.$E67]=[.AX$1];[.$A67];&quot;&quot;)">
            <text:p/>
          </table:table-cell>
          <table:table-cell table:formula="of:=IF([.$E67]=[.AY$1];[.$A67];&quot;&quot;)">
            <text:p/>
          </table:table-cell>
          <table:table-cell table:formula="of:=IF([.$E67]=[.AZ$1];[.$A67];&quot;&quot;)">
            <text:p/>
          </table:table-cell>
          <table:table-cell table:formula="of:=IF([.$E67]=[.BA$1];[.$A67];&quot;&quot;)">
            <text:p/>
          </table:table-cell>
          <table:table-cell table:formula="of:=IF([.$E67]=[.BB$1];[.$A67];&quot;&quot;)">
            <text:p/>
          </table:table-cell>
          <table:table-cell table:formula="of:=IF([.$E67]=[.BC$1];[.$A67];&quot;&quot;)">
            <text:p/>
          </table:table-cell>
          <table:table-cell table:formula="of:=IF([.$E67]=[.BD$1];[.$A67];&quot;&quot;)">
            <text:p/>
          </table:table-cell>
          <table:table-cell table:formula="of:=IF([.$E67]=[.BE$1];[.$A67];&quot;&quot;)">
            <text:p/>
          </table:table-cell>
          <table:table-cell table:formula="of:=IF([.$E67]=[.BF$1];[.$A67];&quot;&quot;)">
            <text:p/>
          </table:table-cell>
          <table:table-cell table:formula="of:=IF([.$E67]=[.BG$1];[.$A67];&quot;&quot;)">
            <text:p/>
          </table:table-cell>
          <table:table-cell table:formula="of:=IF([.$E67]=[.BH$1];[.$A67];&quot;&quot;)">
            <text:p/>
          </table:table-cell>
          <table:table-cell table:formula="of:=IF([.$E67]=[.BI$1];[.$A67];&quot;&quot;)">
            <text:p/>
          </table:table-cell>
          <table:table-cell table:formula="of:=IF([.$E67]=[.BJ$1];[.$A67];&quot;&quot;)">
            <text:p/>
          </table:table-cell>
          <table:table-cell table:formula="of:=IF([.$E67]=[.BK$1];[.$A67];&quot;&quot;)">
            <text:p/>
          </table:table-cell>
          <table:table-cell table:formula="of:=IF([.$E67]=[.BL$1];[.$A67];&quot;&quot;)">
            <text:p/>
          </table:table-cell>
          <table:table-cell table:formula="of:=IF([.$E67]=[.BM$1];[.$A67];&quot;&quot;)">
            <text:p/>
          </table:table-cell>
          <table:table-cell table:formula="of:=IF([.$E67]=[.BN$1];[.$A67];&quot;&quot;)">
            <text:p/>
          </table:table-cell>
          <table:table-cell table:formula="of:=IF([.$E67]=[.BO$1];[.$A67];&quot;&quot;)">
            <text:p/>
          </table:table-cell>
          <table:table-cell table:formula="of:=IF([.$E67]=[.BP$1];[.$A67];&quot;&quot;)">
            <text:p/>
          </table:table-cell>
          <table:table-cell table:formula="of:=IF([.$E67]=[.BQ$1];[.$A67];&quot;&quot;)">
            <text:p/>
          </table:table-cell>
          <table:table-cell table:formula="of:=IF([.$E67]=[.BR$1];[.$A67];&quot;&quot;)">
            <text:p/>
          </table:table-cell>
          <table:table-cell table:formula="of:=IF([.$E67]=[.BS$1];[.$A67];&quot;&quot;)">
            <text:p/>
          </table:table-cell>
          <table:table-cell table:formula="of:=IF([.$E67]=[.BT$1];[.$A67];&quot;&quot;)">
            <text:p/>
          </table:table-cell>
          <table:table-cell table:formula="of:=IF([.$E67]=[.BU$1];[.$A67];&quot;&quot;)">
            <text:p/>
          </table:table-cell>
          <table:table-cell table:formula="of:=IF([.$E67]=[.BV$1];[.$A67];&quot;&quot;)">
            <text:p/>
          </table:table-cell>
          <table:table-cell table:formula="of:=IF([.$E67]=[.BW$1];[.$A67];&quot;&quot;)">
            <text:p/>
          </table:table-cell>
          <table:table-cell table:formula="of:=IF([.$E67]=[.BX$1];[.$A67];&quot;&quot;)">
            <text:p/>
          </table:table-cell>
          <table:table-cell table:formula="of:=IF([.$E67]=[.BY$1];[.$A67];&quot;&quot;)">
            <text:p/>
          </table:table-cell>
          <table:table-cell table:formula="of:=IF([.$E67]=[.BZ$1];[.$A67];&quot;&quot;)">
            <text:p/>
          </table:table-cell>
          <table:table-cell table:formula="of:=IF([.$E67]=[.CA$1];[.$A67];&quot;&quot;)" office:value-type="float" office:value="66" calcext:value-type="float">
            <text:p>66</text:p>
          </table:table-cell>
          <table:table-cell table:formula="of:=IF([.$E67]=[.CB$1];[.$A67];&quot;&quot;)">
            <text:p/>
          </table:table-cell>
          <table:table-cell table:formula="of:=IF([.$E67]=[.CC$1];[.$A67];&quot;&quot;)">
            <text:p/>
          </table:table-cell>
          <table:table-cell table:formula="of:=IF([.$E67]=[.CD$1];[.$A67];&quot;&quot;)">
            <text:p/>
          </table:table-cell>
          <table:table-cell table:formula="of:=IF([.$E67]=[.CE$1];[.$A67];&quot;&quot;)">
            <text:p/>
          </table:table-cell>
          <table:table-cell table:formula="of:=IF([.$E67]=[.CF$1];[.$A67];&quot;&quot;)">
            <text:p/>
          </table:table-cell>
          <table:table-cell table:formula="of:=IF([.$E67]=[.CG$1];[.$A67];&quot;&quot;)">
            <text:p/>
          </table:table-cell>
          <table:table-cell table:formula="of:=IF([.$E67]=[.CH$1];[.$A67];&quot;&quot;)">
            <text:p/>
          </table:table-cell>
          <table:table-cell table:formula="of:=IF([.$E67]=[.CI$1];[.$A67];&quot;&quot;)">
            <text:p/>
          </table:table-cell>
          <table:table-cell table:formula="of:=IF([.$E67]=[.CJ$1];[.$A67];&quot;&quot;)">
            <text:p/>
          </table:table-cell>
          <table:table-cell table:formula="of:=IF([.$E67]=[.CK$1];[.$A67];&quot;&quot;)">
            <text:p/>
          </table:table-cell>
          <table:table-cell table:formula="of:=IF([.$E67]=[.CL$1];[.$A67];&quot;&quot;)">
            <text:p/>
          </table:table-cell>
          <table:table-cell table:formula="of:=IF([.$E67]=[.CM$1];[.$A67];&quot;&quot;)">
            <text:p/>
          </table:table-cell>
          <table:table-cell table:formula="of:=IF([.$E67]=[.CN$1];[.$A67];&quot;&quot;)">
            <text:p/>
          </table:table-cell>
          <table:table-cell table:formula="of:=IF([.$E67]=[.CO$1];[.$A67];&quot;&quot;)">
            <text:p/>
          </table:table-cell>
          <table:table-cell table:formula="of:=IF([.$E67]=[.CP$1];[.$A67];&quot;&quot;)">
            <text:p/>
          </table:table-cell>
          <table:table-cell table:formula="of:=IF([.$E67]=[.CQ$1];[.$A6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Liz Friedman</text:p>
          </table:table-cell>
          <table:table-cell office:value-type="float" office:value="21.13" calcext:value-type="float">
            <text:p>21.13</text:p>
          </table:table-cell>
          <table:table-cell office:value-type="float" office:value="4" calcext:value-type="float">
            <text:p>4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Liz Friedman</text:p>
          </table:table-cell>
          <table:table-cell table:number-columns-repeated="4"/>
          <table:table-cell table:formula="of:=IF(OR([.$J68]=[.O$1];[.$K68]=[.O$1];[.$L68]=[.O$1];[.$M68]=[.O$1];[.$N68]);[.$A68];&quot;&quot;)">
            <text:p/>
          </table:table-cell>
          <table:table-cell table:formula="of:=IF(OR([.$J68]=[.P$1];[.$K68]=[.P$1];[.$L68]=[.P$1];[.$M68]=[.P$1];[.$N68]);[.$A68];&quot;&quot;)">
            <text:p/>
          </table:table-cell>
          <table:table-cell table:formula="of:=IF(OR([.$J68]=[.Q$1];[.$K68]=[.Q$1];[.$L68]=[.Q$1];[.$M68]=[.Q$1];[.$N68]);[.$A68];&quot;&quot;)">
            <text:p/>
          </table:table-cell>
          <table:table-cell table:formula="of:=IF(OR([.$J68]=[.R$1];[.$K68]=[.R$1];[.$L68]=[.R$1];[.$M68]=[.R$1];[.$N68]);[.$A68];&quot;&quot;)">
            <text:p/>
          </table:table-cell>
          <table:table-cell table:formula="of:=IF(OR([.$J68]=[.S$1];[.$K68]=[.S$1];[.$L68]=[.S$1];[.$M68]=[.S$1];[.$N68]);[.$A68];&quot;&quot;)">
            <text:p/>
          </table:table-cell>
          <table:table-cell table:formula="of:=IF(OR([.$J68]=[.T$1];[.$K68]=[.T$1];[.$L68]=[.T$1];[.$M68]=[.T$1];[.$N68]);[.$A68];&quot;&quot;)">
            <text:p/>
          </table:table-cell>
          <table:table-cell table:formula="of:=IF(OR([.$J68]=[.U$1];[.$K68]=[.U$1];[.$L68]=[.U$1];[.$M68]=[.U$1];[.$N68]);[.$A68];&quot;&quot;)">
            <text:p/>
          </table:table-cell>
          <table:table-cell table:formula="of:=IF(OR([.$J68]=[.V$1];[.$K68]=[.V$1];[.$L68]=[.V$1];[.$M68]=[.V$1];[.$N68]);[.$A68];&quot;&quot;)">
            <text:p/>
          </table:table-cell>
          <table:table-cell table:formula="of:=IF(OR([.$J68]=[.W$1];[.$K68]=[.W$1];[.$L68]=[.W$1];[.$M68]=[.W$1];[.$N68]);[.$A68];&quot;&quot;)">
            <text:p/>
          </table:table-cell>
          <table:table-cell table:formula="of:=IF(OR([.$J68]=[.X$1];[.$K68]=[.X$1];[.$L68]=[.X$1];[.$M68]=[.X$1];[.$N68]);[.$A68];&quot;&quot;)">
            <text:p/>
          </table:table-cell>
          <table:table-cell table:formula="of:=IF(OR([.$J68]=[.Y$1];[.$K68]=[.Y$1];[.$L68]=[.Y$1];[.$M68]=[.Y$1];[.$N68]);[.$A68];&quot;&quot;)">
            <text:p/>
          </table:table-cell>
          <table:table-cell table:formula="of:=IF(OR([.$J68]=[.Z$1];[.$K68]=[.Z$1];[.$L68]=[.Z$1];[.$M68]=[.Z$1];[.$N68]);[.$A68];&quot;&quot;)">
            <text:p/>
          </table:table-cell>
          <table:table-cell table:formula="of:=IF(OR([.$J68]=[.AA$1];[.$K68]=[.AA$1];[.$L68]=[.AA$1];[.$M68]=[.AA$1];[.$N68]);[.$A68];&quot;&quot;)" office:value-type="float" office:value="67" calcext:value-type="float">
            <text:p>67</text:p>
          </table:table-cell>
          <table:table-cell table:formula="of:=IF(OR([.$J68]=[.AB$1];[.$K68]=[.AB$1];[.$L68]=[.AB$1];[.$M68]=[.AB$1];[.$N68]);[.$A68];&quot;&quot;)">
            <text:p/>
          </table:table-cell>
          <table:table-cell table:formula="of:=IF(OR([.$J68]=[.AC$1];[.$K68]=[.AC$1];[.$L68]=[.AC$1];[.$M68]=[.AC$1];[.$N68]);[.$A68];&quot;&quot;)">
            <text:p/>
          </table:table-cell>
          <table:table-cell table:formula="of:=IF(OR([.$J68]=[.AD$1];[.$K68]=[.AD$1];[.$L68]=[.AD$1];[.$M68]=[.AD$1];[.$N68]);[.$A68];&quot;&quot;)">
            <text:p/>
          </table:table-cell>
          <table:table-cell table:formula="of:=IF(OR([.$J68]=[.AE$1];[.$K68]=[.AE$1];[.$L68]=[.AE$1];[.$M68]=[.AE$1];[.$N68]);[.$A68];&quot;&quot;)">
            <text:p/>
          </table:table-cell>
          <table:table-cell table:formula="of:=IF(OR([.$J68]=[.AF$1];[.$K68]=[.AF$1];[.$L68]=[.AF$1];[.$M68]=[.AF$1];[.$N68]);[.$A68];&quot;&quot;)">
            <text:p/>
          </table:table-cell>
          <table:table-cell table:formula="of:=IF(OR([.$J68]=[.AG$1];[.$K68]=[.AG$1];[.$L68]=[.AG$1];[.$M68]=[.AG$1];[.$N68]);[.$A68];&quot;&quot;)">
            <text:p/>
          </table:table-cell>
          <table:table-cell table:formula="of:=IF(OR([.$J68]=[.AH$1];[.$K68]=[.AH$1];[.$L68]=[.AH$1];[.$M68]=[.AH$1];[.$N68]);[.$A68];&quot;&quot;)">
            <text:p/>
          </table:table-cell>
          <table:table-cell table:formula="of:=IF(OR([.$J68]=[.AI$1];[.$K68]=[.AI$1];[.$L68]=[.AI$1];[.$M68]=[.AI$1];[.$N68]);[.$A68];&quot;&quot;)">
            <text:p/>
          </table:table-cell>
          <table:table-cell table:formula="of:=IF(OR([.$J68]=[.AJ$1];[.$K68]=[.AJ$1];[.$L68]=[.AJ$1];[.$M68]=[.AJ$1];[.$N68]);[.$A68];&quot;&quot;)">
            <text:p/>
          </table:table-cell>
          <table:table-cell table:formula="of:=IF(OR([.$J68]=[.AK$1];[.$K68]=[.AK$1];[.$L68]=[.AK$1];[.$M68]=[.AK$1];[.$N68]);[.$A68];&quot;&quot;)">
            <text:p/>
          </table:table-cell>
          <table:table-cell table:formula="of:=IF(OR([.$J68]=[.AL$1];[.$K68]=[.AL$1];[.$L68]=[.AL$1];[.$M68]=[.AL$1];[.$N68]);[.$A68];&quot;&quot;)">
            <text:p/>
          </table:table-cell>
          <table:table-cell table:formula="of:=IF(OR([.$J68]=[.AM$1];[.$K68]=[.AM$1];[.$L68]=[.AM$1];[.$M68]=[.AM$1];[.$N68]);[.$A68];&quot;&quot;)">
            <text:p/>
          </table:table-cell>
          <table:table-cell table:formula="of:=IF(OR([.$J68]=[.AN$1];[.$K68]=[.AN$1];[.$L68]=[.AN$1];[.$M68]=[.AN$1];[.$N68]);[.$A68];&quot;&quot;)">
            <text:p/>
          </table:table-cell>
          <table:table-cell table:formula="of:=IF(OR([.$J68]=[.AO$1];[.$K68]=[.AO$1];[.$L68]=[.AO$1];[.$M68]=[.AO$1];[.$N68]);[.$A68];&quot;&quot;)">
            <text:p/>
          </table:table-cell>
          <table:table-cell table:formula="of:=IF(OR([.$J68]=[.AP$1];[.$K68]=[.AP$1];[.$L68]=[.AP$1];[.$M68]=[.AP$1];[.$N68]);[.$A68];&quot;&quot;)">
            <text:p/>
          </table:table-cell>
          <table:table-cell table:formula="of:=IF(OR([.$J68]=[.AQ$1];[.$K68]=[.AQ$1];[.$L68]=[.AQ$1];[.$M68]=[.AQ$1];[.$N68]);[.$A68];&quot;&quot;)">
            <text:p/>
          </table:table-cell>
          <table:table-cell table:formula="of:=IF(OR([.$J68]=[.AR$1];[.$K68]=[.AR$1];[.$L68]=[.AR$1];[.$M68]=[.AR$1];[.$N68]);[.$A68];&quot;&quot;)">
            <text:p/>
          </table:table-cell>
          <table:table-cell/>
          <table:table-cell table:formula="of:=IF([.$E68]=[.AT$1];[.$A68];&quot;&quot;)">
            <text:p/>
          </table:table-cell>
          <table:table-cell table:formula="of:=IF([.$E68]=[.AU$1];[.$A68];&quot;&quot;)">
            <text:p/>
          </table:table-cell>
          <table:table-cell table:formula="of:=IF([.$E68]=[.AV$1];[.$A68];&quot;&quot;)">
            <text:p/>
          </table:table-cell>
          <table:table-cell table:formula="of:=IF([.$E68]=[.AW$1];[.$A68];&quot;&quot;)">
            <text:p/>
          </table:table-cell>
          <table:table-cell table:formula="of:=IF([.$E68]=[.AX$1];[.$A68];&quot;&quot;)">
            <text:p/>
          </table:table-cell>
          <table:table-cell table:formula="of:=IF([.$E68]=[.AY$1];[.$A68];&quot;&quot;)">
            <text:p/>
          </table:table-cell>
          <table:table-cell table:formula="of:=IF([.$E68]=[.AZ$1];[.$A68];&quot;&quot;)">
            <text:p/>
          </table:table-cell>
          <table:table-cell table:formula="of:=IF([.$E68]=[.BA$1];[.$A68];&quot;&quot;)">
            <text:p/>
          </table:table-cell>
          <table:table-cell table:formula="of:=IF([.$E68]=[.BB$1];[.$A68];&quot;&quot;)">
            <text:p/>
          </table:table-cell>
          <table:table-cell table:formula="of:=IF([.$E68]=[.BC$1];[.$A68];&quot;&quot;)">
            <text:p/>
          </table:table-cell>
          <table:table-cell table:formula="of:=IF([.$E68]=[.BD$1];[.$A68];&quot;&quot;)">
            <text:p/>
          </table:table-cell>
          <table:table-cell table:formula="of:=IF([.$E68]=[.BE$1];[.$A68];&quot;&quot;)">
            <text:p/>
          </table:table-cell>
          <table:table-cell table:formula="of:=IF([.$E68]=[.BF$1];[.$A68];&quot;&quot;)">
            <text:p/>
          </table:table-cell>
          <table:table-cell table:formula="of:=IF([.$E68]=[.BG$1];[.$A68];&quot;&quot;)">
            <text:p/>
          </table:table-cell>
          <table:table-cell table:formula="of:=IF([.$E68]=[.BH$1];[.$A68];&quot;&quot;)">
            <text:p/>
          </table:table-cell>
          <table:table-cell table:formula="of:=IF([.$E68]=[.BI$1];[.$A68];&quot;&quot;)">
            <text:p/>
          </table:table-cell>
          <table:table-cell table:formula="of:=IF([.$E68]=[.BJ$1];[.$A68];&quot;&quot;)">
            <text:p/>
          </table:table-cell>
          <table:table-cell table:formula="of:=IF([.$E68]=[.BK$1];[.$A68];&quot;&quot;)">
            <text:p/>
          </table:table-cell>
          <table:table-cell table:formula="of:=IF([.$E68]=[.BL$1];[.$A68];&quot;&quot;)">
            <text:p/>
          </table:table-cell>
          <table:table-cell table:formula="of:=IF([.$E68]=[.BM$1];[.$A68];&quot;&quot;)">
            <text:p/>
          </table:table-cell>
          <table:table-cell table:formula="of:=IF([.$E68]=[.BN$1];[.$A68];&quot;&quot;)">
            <text:p/>
          </table:table-cell>
          <table:table-cell table:formula="of:=IF([.$E68]=[.BO$1];[.$A68];&quot;&quot;)">
            <text:p/>
          </table:table-cell>
          <table:table-cell table:formula="of:=IF([.$E68]=[.BP$1];[.$A68];&quot;&quot;)">
            <text:p/>
          </table:table-cell>
          <table:table-cell table:formula="of:=IF([.$E68]=[.BQ$1];[.$A68];&quot;&quot;)">
            <text:p/>
          </table:table-cell>
          <table:table-cell table:formula="of:=IF([.$E68]=[.BR$1];[.$A68];&quot;&quot;)">
            <text:p/>
          </table:table-cell>
          <table:table-cell table:formula="of:=IF([.$E68]=[.BS$1];[.$A68];&quot;&quot;)">
            <text:p/>
          </table:table-cell>
          <table:table-cell table:formula="of:=IF([.$E68]=[.BT$1];[.$A68];&quot;&quot;)">
            <text:p/>
          </table:table-cell>
          <table:table-cell table:formula="of:=IF([.$E68]=[.BU$1];[.$A68];&quot;&quot;)">
            <text:p/>
          </table:table-cell>
          <table:table-cell table:formula="of:=IF([.$E68]=[.BV$1];[.$A68];&quot;&quot;)">
            <text:p/>
          </table:table-cell>
          <table:table-cell table:formula="of:=IF([.$E68]=[.BW$1];[.$A68];&quot;&quot;)">
            <text:p/>
          </table:table-cell>
          <table:table-cell table:formula="of:=IF([.$E68]=[.BX$1];[.$A68];&quot;&quot;)">
            <text:p/>
          </table:table-cell>
          <table:table-cell table:formula="of:=IF([.$E68]=[.BY$1];[.$A68];&quot;&quot;)">
            <text:p/>
          </table:table-cell>
          <table:table-cell table:formula="of:=IF([.$E68]=[.BZ$1];[.$A68];&quot;&quot;)">
            <text:p/>
          </table:table-cell>
          <table:table-cell table:formula="of:=IF([.$E68]=[.CA$1];[.$A68];&quot;&quot;)">
            <text:p/>
          </table:table-cell>
          <table:table-cell table:formula="of:=IF([.$E68]=[.CB$1];[.$A68];&quot;&quot;)" office:value-type="float" office:value="67" calcext:value-type="float">
            <text:p>67</text:p>
          </table:table-cell>
          <table:table-cell table:formula="of:=IF([.$E68]=[.CC$1];[.$A68];&quot;&quot;)">
            <text:p/>
          </table:table-cell>
          <table:table-cell table:formula="of:=IF([.$E68]=[.CD$1];[.$A68];&quot;&quot;)">
            <text:p/>
          </table:table-cell>
          <table:table-cell table:formula="of:=IF([.$E68]=[.CE$1];[.$A68];&quot;&quot;)">
            <text:p/>
          </table:table-cell>
          <table:table-cell table:formula="of:=IF([.$E68]=[.CF$1];[.$A68];&quot;&quot;)">
            <text:p/>
          </table:table-cell>
          <table:table-cell table:formula="of:=IF([.$E68]=[.CG$1];[.$A68];&quot;&quot;)">
            <text:p/>
          </table:table-cell>
          <table:table-cell table:formula="of:=IF([.$E68]=[.CH$1];[.$A68];&quot;&quot;)">
            <text:p/>
          </table:table-cell>
          <table:table-cell table:formula="of:=IF([.$E68]=[.CI$1];[.$A68];&quot;&quot;)">
            <text:p/>
          </table:table-cell>
          <table:table-cell table:formula="of:=IF([.$E68]=[.CJ$1];[.$A68];&quot;&quot;)">
            <text:p/>
          </table:table-cell>
          <table:table-cell table:formula="of:=IF([.$E68]=[.CK$1];[.$A68];&quot;&quot;)">
            <text:p/>
          </table:table-cell>
          <table:table-cell table:formula="of:=IF([.$E68]=[.CL$1];[.$A68];&quot;&quot;)">
            <text:p/>
          </table:table-cell>
          <table:table-cell table:formula="of:=IF([.$E68]=[.CM$1];[.$A68];&quot;&quot;)">
            <text:p/>
          </table:table-cell>
          <table:table-cell table:formula="of:=IF([.$E68]=[.CN$1];[.$A68];&quot;&quot;)">
            <text:p/>
          </table:table-cell>
          <table:table-cell table:formula="of:=IF([.$E68]=[.CO$1];[.$A68];&quot;&quot;)">
            <text:p/>
          </table:table-cell>
          <table:table-cell table:formula="of:=IF([.$E68]=[.CP$1];[.$A68];&quot;&quot;)">
            <text:p/>
          </table:table-cell>
          <table:table-cell table:formula="of:=IF([.$E68]=[.CQ$1];[.$A6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gnation</text:p>
          </table:table-cell>
          <table:table-cell office:value-type="string" calcext:value-type="string">
            <text:p>Martha Mitchell</text:p>
          </table:table-cell>
          <table:table-cell office:value-type="string" calcext:value-type="string">
            <text:p>Pamela Davis</text:p>
          </table:table-cell>
          <table:table-cell office:value-type="float" office:value="21.36" calcext:value-type="float">
            <text:p>21.36</text:p>
          </table:table-cell>
          <table:table-cell office:value-type="float" office:value="3" calcext:value-type="float">
            <text:p>3</text:p>
          </table:table-cell>
          <table:table-cell office:value-type="date" office:date-value="2007-05-08" calcext:value-type="date">
            <text:p>2007-05-08</text:p>
          </table:table-cell>
          <table:table-cell office:value-type="string" calcext:value-type="string">
            <text:p>Pamela Davis</text:p>
          </table:table-cell>
          <table:table-cell table:number-columns-repeated="4"/>
          <table:table-cell table:formula="of:=IF(OR([.$J69]=[.O$1];[.$K69]=[.O$1];[.$L69]=[.O$1];[.$M69]=[.O$1];[.$N69]);[.$A69];&quot;&quot;)">
            <text:p/>
          </table:table-cell>
          <table:table-cell table:formula="of:=IF(OR([.$J69]=[.P$1];[.$K69]=[.P$1];[.$L69]=[.P$1];[.$M69]=[.P$1];[.$N69]);[.$A69];&quot;&quot;)">
            <text:p/>
          </table:table-cell>
          <table:table-cell table:formula="of:=IF(OR([.$J69]=[.Q$1];[.$K69]=[.Q$1];[.$L69]=[.Q$1];[.$M69]=[.Q$1];[.$N69]);[.$A69];&quot;&quot;)">
            <text:p/>
          </table:table-cell>
          <table:table-cell table:formula="of:=IF(OR([.$J69]=[.R$1];[.$K69]=[.R$1];[.$L69]=[.R$1];[.$M69]=[.R$1];[.$N69]);[.$A69];&quot;&quot;)">
            <text:p/>
          </table:table-cell>
          <table:table-cell table:formula="of:=IF(OR([.$J69]=[.S$1];[.$K69]=[.S$1];[.$L69]=[.S$1];[.$M69]=[.S$1];[.$N69]);[.$A69];&quot;&quot;)">
            <text:p/>
          </table:table-cell>
          <table:table-cell table:formula="of:=IF(OR([.$J69]=[.T$1];[.$K69]=[.T$1];[.$L69]=[.T$1];[.$M69]=[.T$1];[.$N69]);[.$A69];&quot;&quot;)">
            <text:p/>
          </table:table-cell>
          <table:table-cell table:formula="of:=IF(OR([.$J69]=[.U$1];[.$K69]=[.U$1];[.$L69]=[.U$1];[.$M69]=[.U$1];[.$N69]);[.$A69];&quot;&quot;)">
            <text:p/>
          </table:table-cell>
          <table:table-cell table:formula="of:=IF(OR([.$J69]=[.V$1];[.$K69]=[.V$1];[.$L69]=[.V$1];[.$M69]=[.V$1];[.$N69]);[.$A69];&quot;&quot;)">
            <text:p/>
          </table:table-cell>
          <table:table-cell table:formula="of:=IF(OR([.$J69]=[.W$1];[.$K69]=[.W$1];[.$L69]=[.W$1];[.$M69]=[.W$1];[.$N69]);[.$A69];&quot;&quot;)">
            <text:p/>
          </table:table-cell>
          <table:table-cell table:formula="of:=IF(OR([.$J69]=[.X$1];[.$K69]=[.X$1];[.$L69]=[.X$1];[.$M69]=[.X$1];[.$N69]);[.$A69];&quot;&quot;)">
            <text:p/>
          </table:table-cell>
          <table:table-cell table:formula="of:=IF(OR([.$J69]=[.Y$1];[.$K69]=[.Y$1];[.$L69]=[.Y$1];[.$M69]=[.Y$1];[.$N69]);[.$A69];&quot;&quot;)">
            <text:p/>
          </table:table-cell>
          <table:table-cell table:formula="of:=IF(OR([.$J69]=[.Z$1];[.$K69]=[.Z$1];[.$L69]=[.Z$1];[.$M69]=[.Z$1];[.$N69]);[.$A69];&quot;&quot;)">
            <text:p/>
          </table:table-cell>
          <table:table-cell table:formula="of:=IF(OR([.$J69]=[.AA$1];[.$K69]=[.AA$1];[.$L69]=[.AA$1];[.$M69]=[.AA$1];[.$N69]);[.$A69];&quot;&quot;)">
            <text:p/>
          </table:table-cell>
          <table:table-cell table:formula="of:=IF(OR([.$J69]=[.AB$1];[.$K69]=[.AB$1];[.$L69]=[.AB$1];[.$M69]=[.AB$1];[.$N69]);[.$A69];&quot;&quot;)">
            <text:p/>
          </table:table-cell>
          <table:table-cell table:formula="of:=IF(OR([.$J69]=[.AC$1];[.$K69]=[.AC$1];[.$L69]=[.AC$1];[.$M69]=[.AC$1];[.$N69]);[.$A69];&quot;&quot;)">
            <text:p/>
          </table:table-cell>
          <table:table-cell table:formula="of:=IF(OR([.$J69]=[.AD$1];[.$K69]=[.AD$1];[.$L69]=[.AD$1];[.$M69]=[.AD$1];[.$N69]);[.$A69];&quot;&quot;)" office:value-type="float" office:value="68" calcext:value-type="float">
            <text:p>68</text:p>
          </table:table-cell>
          <table:table-cell table:formula="of:=IF(OR([.$J69]=[.AE$1];[.$K69]=[.AE$1];[.$L69]=[.AE$1];[.$M69]=[.AE$1];[.$N69]);[.$A69];&quot;&quot;)">
            <text:p/>
          </table:table-cell>
          <table:table-cell table:formula="of:=IF(OR([.$J69]=[.AF$1];[.$K69]=[.AF$1];[.$L69]=[.AF$1];[.$M69]=[.AF$1];[.$N69]);[.$A69];&quot;&quot;)">
            <text:p/>
          </table:table-cell>
          <table:table-cell table:formula="of:=IF(OR([.$J69]=[.AG$1];[.$K69]=[.AG$1];[.$L69]=[.AG$1];[.$M69]=[.AG$1];[.$N69]);[.$A69];&quot;&quot;)">
            <text:p/>
          </table:table-cell>
          <table:table-cell table:formula="of:=IF(OR([.$J69]=[.AH$1];[.$K69]=[.AH$1];[.$L69]=[.AH$1];[.$M69]=[.AH$1];[.$N69]);[.$A69];&quot;&quot;)">
            <text:p/>
          </table:table-cell>
          <table:table-cell table:formula="of:=IF(OR([.$J69]=[.AI$1];[.$K69]=[.AI$1];[.$L69]=[.AI$1];[.$M69]=[.AI$1];[.$N69]);[.$A69];&quot;&quot;)">
            <text:p/>
          </table:table-cell>
          <table:table-cell table:formula="of:=IF(OR([.$J69]=[.AJ$1];[.$K69]=[.AJ$1];[.$L69]=[.AJ$1];[.$M69]=[.AJ$1];[.$N69]);[.$A69];&quot;&quot;)">
            <text:p/>
          </table:table-cell>
          <table:table-cell table:formula="of:=IF(OR([.$J69]=[.AK$1];[.$K69]=[.AK$1];[.$L69]=[.AK$1];[.$M69]=[.AK$1];[.$N69]);[.$A69];&quot;&quot;)">
            <text:p/>
          </table:table-cell>
          <table:table-cell table:formula="of:=IF(OR([.$J69]=[.AL$1];[.$K69]=[.AL$1];[.$L69]=[.AL$1];[.$M69]=[.AL$1];[.$N69]);[.$A69];&quot;&quot;)">
            <text:p/>
          </table:table-cell>
          <table:table-cell table:formula="of:=IF(OR([.$J69]=[.AM$1];[.$K69]=[.AM$1];[.$L69]=[.AM$1];[.$M69]=[.AM$1];[.$N69]);[.$A69];&quot;&quot;)">
            <text:p/>
          </table:table-cell>
          <table:table-cell table:formula="of:=IF(OR([.$J69]=[.AN$1];[.$K69]=[.AN$1];[.$L69]=[.AN$1];[.$M69]=[.AN$1];[.$N69]);[.$A69];&quot;&quot;)">
            <text:p/>
          </table:table-cell>
          <table:table-cell table:formula="of:=IF(OR([.$J69]=[.AO$1];[.$K69]=[.AO$1];[.$L69]=[.AO$1];[.$M69]=[.AO$1];[.$N69]);[.$A69];&quot;&quot;)">
            <text:p/>
          </table:table-cell>
          <table:table-cell table:formula="of:=IF(OR([.$J69]=[.AP$1];[.$K69]=[.AP$1];[.$L69]=[.AP$1];[.$M69]=[.AP$1];[.$N69]);[.$A69];&quot;&quot;)">
            <text:p/>
          </table:table-cell>
          <table:table-cell table:formula="of:=IF(OR([.$J69]=[.AQ$1];[.$K69]=[.AQ$1];[.$L69]=[.AQ$1];[.$M69]=[.AQ$1];[.$N69]);[.$A69];&quot;&quot;)">
            <text:p/>
          </table:table-cell>
          <table:table-cell table:formula="of:=IF(OR([.$J69]=[.AR$1];[.$K69]=[.AR$1];[.$L69]=[.AR$1];[.$M69]=[.AR$1];[.$N69]);[.$A69];&quot;&quot;)">
            <text:p/>
          </table:table-cell>
          <table:table-cell/>
          <table:table-cell table:formula="of:=IF([.$E69]=[.AT$1];[.$A69];&quot;&quot;)">
            <text:p/>
          </table:table-cell>
          <table:table-cell table:formula="of:=IF([.$E69]=[.AU$1];[.$A69];&quot;&quot;)">
            <text:p/>
          </table:table-cell>
          <table:table-cell table:formula="of:=IF([.$E69]=[.AV$1];[.$A69];&quot;&quot;)">
            <text:p/>
          </table:table-cell>
          <table:table-cell table:formula="of:=IF([.$E69]=[.AW$1];[.$A69];&quot;&quot;)">
            <text:p/>
          </table:table-cell>
          <table:table-cell table:formula="of:=IF([.$E69]=[.AX$1];[.$A69];&quot;&quot;)">
            <text:p/>
          </table:table-cell>
          <table:table-cell table:formula="of:=IF([.$E69]=[.AY$1];[.$A69];&quot;&quot;)">
            <text:p/>
          </table:table-cell>
          <table:table-cell table:formula="of:=IF([.$E69]=[.AZ$1];[.$A69];&quot;&quot;)">
            <text:p/>
          </table:table-cell>
          <table:table-cell table:formula="of:=IF([.$E69]=[.BA$1];[.$A69];&quot;&quot;)">
            <text:p/>
          </table:table-cell>
          <table:table-cell table:formula="of:=IF([.$E69]=[.BB$1];[.$A69];&quot;&quot;)">
            <text:p/>
          </table:table-cell>
          <table:table-cell table:formula="of:=IF([.$E69]=[.BC$1];[.$A69];&quot;&quot;)">
            <text:p/>
          </table:table-cell>
          <table:table-cell table:formula="of:=IF([.$E69]=[.BD$1];[.$A69];&quot;&quot;)">
            <text:p/>
          </table:table-cell>
          <table:table-cell table:formula="of:=IF([.$E69]=[.BE$1];[.$A69];&quot;&quot;)">
            <text:p/>
          </table:table-cell>
          <table:table-cell table:formula="of:=IF([.$E69]=[.BF$1];[.$A69];&quot;&quot;)">
            <text:p/>
          </table:table-cell>
          <table:table-cell table:formula="of:=IF([.$E69]=[.BG$1];[.$A69];&quot;&quot;)">
            <text:p/>
          </table:table-cell>
          <table:table-cell table:formula="of:=IF([.$E69]=[.BH$1];[.$A69];&quot;&quot;)">
            <text:p/>
          </table:table-cell>
          <table:table-cell table:formula="of:=IF([.$E69]=[.BI$1];[.$A69];&quot;&quot;)">
            <text:p/>
          </table:table-cell>
          <table:table-cell table:formula="of:=IF([.$E69]=[.BJ$1];[.$A69];&quot;&quot;)">
            <text:p/>
          </table:table-cell>
          <table:table-cell table:formula="of:=IF([.$E69]=[.BK$1];[.$A69];&quot;&quot;)">
            <text:p/>
          </table:table-cell>
          <table:table-cell table:formula="of:=IF([.$E69]=[.BL$1];[.$A69];&quot;&quot;)">
            <text:p/>
          </table:table-cell>
          <table:table-cell table:formula="of:=IF([.$E69]=[.BM$1];[.$A69];&quot;&quot;)">
            <text:p/>
          </table:table-cell>
          <table:table-cell table:formula="of:=IF([.$E69]=[.BN$1];[.$A69];&quot;&quot;)">
            <text:p/>
          </table:table-cell>
          <table:table-cell table:formula="of:=IF([.$E69]=[.BO$1];[.$A69];&quot;&quot;)">
            <text:p/>
          </table:table-cell>
          <table:table-cell table:formula="of:=IF([.$E69]=[.BP$1];[.$A69];&quot;&quot;)">
            <text:p/>
          </table:table-cell>
          <table:table-cell table:formula="of:=IF([.$E69]=[.BQ$1];[.$A69];&quot;&quot;)">
            <text:p/>
          </table:table-cell>
          <table:table-cell table:formula="of:=IF([.$E69]=[.BR$1];[.$A69];&quot;&quot;)" office:value-type="float" office:value="68" calcext:value-type="float">
            <text:p>68</text:p>
          </table:table-cell>
          <table:table-cell table:formula="of:=IF([.$E69]=[.BS$1];[.$A69];&quot;&quot;)">
            <text:p/>
          </table:table-cell>
          <table:table-cell table:formula="of:=IF([.$E69]=[.BT$1];[.$A69];&quot;&quot;)">
            <text:p/>
          </table:table-cell>
          <table:table-cell table:formula="of:=IF([.$E69]=[.BU$1];[.$A69];&quot;&quot;)">
            <text:p/>
          </table:table-cell>
          <table:table-cell table:formula="of:=IF([.$E69]=[.BV$1];[.$A69];&quot;&quot;)">
            <text:p/>
          </table:table-cell>
          <table:table-cell table:formula="of:=IF([.$E69]=[.BW$1];[.$A69];&quot;&quot;)">
            <text:p/>
          </table:table-cell>
          <table:table-cell table:formula="of:=IF([.$E69]=[.BX$1];[.$A69];&quot;&quot;)">
            <text:p/>
          </table:table-cell>
          <table:table-cell table:formula="of:=IF([.$E69]=[.BY$1];[.$A69];&quot;&quot;)">
            <text:p/>
          </table:table-cell>
          <table:table-cell table:formula="of:=IF([.$E69]=[.BZ$1];[.$A69];&quot;&quot;)">
            <text:p/>
          </table:table-cell>
          <table:table-cell table:formula="of:=IF([.$E69]=[.CA$1];[.$A69];&quot;&quot;)">
            <text:p/>
          </table:table-cell>
          <table:table-cell table:formula="of:=IF([.$E69]=[.CB$1];[.$A69];&quot;&quot;)">
            <text:p/>
          </table:table-cell>
          <table:table-cell table:formula="of:=IF([.$E69]=[.CC$1];[.$A69];&quot;&quot;)">
            <text:p/>
          </table:table-cell>
          <table:table-cell table:formula="of:=IF([.$E69]=[.CD$1];[.$A69];&quot;&quot;)">
            <text:p/>
          </table:table-cell>
          <table:table-cell table:formula="of:=IF([.$E69]=[.CE$1];[.$A69];&quot;&quot;)">
            <text:p/>
          </table:table-cell>
          <table:table-cell table:formula="of:=IF([.$E69]=[.CF$1];[.$A69];&quot;&quot;)">
            <text:p/>
          </table:table-cell>
          <table:table-cell table:formula="of:=IF([.$E69]=[.CG$1];[.$A69];&quot;&quot;)">
            <text:p/>
          </table:table-cell>
          <table:table-cell table:formula="of:=IF([.$E69]=[.CH$1];[.$A69];&quot;&quot;)">
            <text:p/>
          </table:table-cell>
          <table:table-cell table:formula="of:=IF([.$E69]=[.CI$1];[.$A69];&quot;&quot;)">
            <text:p/>
          </table:table-cell>
          <table:table-cell table:formula="of:=IF([.$E69]=[.CJ$1];[.$A69];&quot;&quot;)">
            <text:p/>
          </table:table-cell>
          <table:table-cell table:formula="of:=IF([.$E69]=[.CK$1];[.$A69];&quot;&quot;)">
            <text:p/>
          </table:table-cell>
          <table:table-cell table:formula="of:=IF([.$E69]=[.CL$1];[.$A69];&quot;&quot;)">
            <text:p/>
          </table:table-cell>
          <table:table-cell table:formula="of:=IF([.$E69]=[.CM$1];[.$A69];&quot;&quot;)">
            <text:p/>
          </table:table-cell>
          <table:table-cell table:formula="of:=IF([.$E69]=[.CN$1];[.$A69];&quot;&quot;)">
            <text:p/>
          </table:table-cell>
          <table:table-cell table:formula="of:=IF([.$E69]=[.CO$1];[.$A69];&quot;&quot;)">
            <text:p/>
          </table:table-cell>
          <table:table-cell table:formula="of:=IF([.$E69]=[.CP$1];[.$A69];&quot;&quot;)">
            <text:p/>
          </table:table-cell>
          <table:table-cell table:formula="of:=IF([.$E69]=[.CQ$1];[.$A6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e Jerk</text:p>
          </table:table-cell>
          <table:table-cell office:value-type="string" calcext:value-type="string">
            <text:p>Daniel Sackheim</text:p>
          </table:table-cell>
          <table:table-cell office:value-type="string" calcext:value-type="string">
            <text:p>Leonard Dick</text:p>
          </table:table-cell>
          <table:table-cell office:value-type="float" office:value="21.19" calcext:value-type="float">
            <text:p>21.19</text:p>
          </table:table-cell>
          <table:table-cell office:value-type="float" office:value="4" calcext:value-type="float">
            <text:p>4</text:p>
          </table:table-cell>
          <table:table-cell office:value-type="date" office:date-value="2007-05-15" calcext:value-type="date">
            <text:p>2007-05-15</text:p>
          </table:table-cell>
          <table:table-cell office:value-type="string" calcext:value-type="string">
            <text:p>Leonard Dick</text:p>
          </table:table-cell>
          <table:table-cell table:number-columns-repeated="4"/>
          <table:table-cell table:formula="of:=IF(OR([.$J70]=[.O$1];[.$K70]=[.O$1];[.$L70]=[.O$1];[.$M70]=[.O$1];[.$N70]);[.$A70];&quot;&quot;)">
            <text:p/>
          </table:table-cell>
          <table:table-cell table:formula="of:=IF(OR([.$J70]=[.P$1];[.$K70]=[.P$1];[.$L70]=[.P$1];[.$M70]=[.P$1];[.$N70]);[.$A70];&quot;&quot;)">
            <text:p/>
          </table:table-cell>
          <table:table-cell table:formula="of:=IF(OR([.$J70]=[.Q$1];[.$K70]=[.Q$1];[.$L70]=[.Q$1];[.$M70]=[.Q$1];[.$N70]);[.$A70];&quot;&quot;)">
            <text:p/>
          </table:table-cell>
          <table:table-cell table:formula="of:=IF(OR([.$J70]=[.R$1];[.$K70]=[.R$1];[.$L70]=[.R$1];[.$M70]=[.R$1];[.$N70]);[.$A70];&quot;&quot;)">
            <text:p/>
          </table:table-cell>
          <table:table-cell table:formula="of:=IF(OR([.$J70]=[.S$1];[.$K70]=[.S$1];[.$L70]=[.S$1];[.$M70]=[.S$1];[.$N70]);[.$A70];&quot;&quot;)">
            <text:p/>
          </table:table-cell>
          <table:table-cell table:formula="of:=IF(OR([.$J70]=[.T$1];[.$K70]=[.T$1];[.$L70]=[.T$1];[.$M70]=[.T$1];[.$N70]);[.$A70];&quot;&quot;)">
            <text:p/>
          </table:table-cell>
          <table:table-cell table:formula="of:=IF(OR([.$J70]=[.U$1];[.$K70]=[.U$1];[.$L70]=[.U$1];[.$M70]=[.U$1];[.$N70]);[.$A70];&quot;&quot;)">
            <text:p/>
          </table:table-cell>
          <table:table-cell table:formula="of:=IF(OR([.$J70]=[.V$1];[.$K70]=[.V$1];[.$L70]=[.V$1];[.$M70]=[.V$1];[.$N70]);[.$A70];&quot;&quot;)">
            <text:p/>
          </table:table-cell>
          <table:table-cell table:formula="of:=IF(OR([.$J70]=[.W$1];[.$K70]=[.W$1];[.$L70]=[.W$1];[.$M70]=[.W$1];[.$N70]);[.$A70];&quot;&quot;)">
            <text:p/>
          </table:table-cell>
          <table:table-cell table:formula="of:=IF(OR([.$J70]=[.X$1];[.$K70]=[.X$1];[.$L70]=[.X$1];[.$M70]=[.X$1];[.$N70]);[.$A70];&quot;&quot;)">
            <text:p/>
          </table:table-cell>
          <table:table-cell table:formula="of:=IF(OR([.$J70]=[.Y$1];[.$K70]=[.Y$1];[.$L70]=[.Y$1];[.$M70]=[.Y$1];[.$N70]);[.$A70];&quot;&quot;)">
            <text:p/>
          </table:table-cell>
          <table:table-cell table:formula="of:=IF(OR([.$J70]=[.Z$1];[.$K70]=[.Z$1];[.$L70]=[.Z$1];[.$M70]=[.Z$1];[.$N70]);[.$A70];&quot;&quot;)">
            <text:p/>
          </table:table-cell>
          <table:table-cell table:formula="of:=IF(OR([.$J70]=[.AA$1];[.$K70]=[.AA$1];[.$L70]=[.AA$1];[.$M70]=[.AA$1];[.$N70]);[.$A70];&quot;&quot;)">
            <text:p/>
          </table:table-cell>
          <table:table-cell table:formula="of:=IF(OR([.$J70]=[.AB$1];[.$K70]=[.AB$1];[.$L70]=[.AB$1];[.$M70]=[.AB$1];[.$N70]);[.$A70];&quot;&quot;)">
            <text:p/>
          </table:table-cell>
          <table:table-cell table:formula="of:=IF(OR([.$J70]=[.AC$1];[.$K70]=[.AC$1];[.$L70]=[.AC$1];[.$M70]=[.AC$1];[.$N70]);[.$A70];&quot;&quot;)">
            <text:p/>
          </table:table-cell>
          <table:table-cell table:formula="of:=IF(OR([.$J70]=[.AD$1];[.$K70]=[.AD$1];[.$L70]=[.AD$1];[.$M70]=[.AD$1];[.$N70]);[.$A70];&quot;&quot;)">
            <text:p/>
          </table:table-cell>
          <table:table-cell table:formula="of:=IF(OR([.$J70]=[.AE$1];[.$K70]=[.AE$1];[.$L70]=[.AE$1];[.$M70]=[.AE$1];[.$N70]);[.$A70];&quot;&quot;)">
            <text:p/>
          </table:table-cell>
          <table:table-cell table:formula="of:=IF(OR([.$J70]=[.AF$1];[.$K70]=[.AF$1];[.$L70]=[.AF$1];[.$M70]=[.AF$1];[.$N70]);[.$A70];&quot;&quot;)">
            <text:p/>
          </table:table-cell>
          <table:table-cell table:formula="of:=IF(OR([.$J70]=[.AG$1];[.$K70]=[.AG$1];[.$L70]=[.AG$1];[.$M70]=[.AG$1];[.$N70]);[.$A70];&quot;&quot;)">
            <text:p/>
          </table:table-cell>
          <table:table-cell table:formula="of:=IF(OR([.$J70]=[.AH$1];[.$K70]=[.AH$1];[.$L70]=[.AH$1];[.$M70]=[.AH$1];[.$N70]);[.$A70];&quot;&quot;)" office:value-type="float" office:value="69" calcext:value-type="float">
            <text:p>69</text:p>
          </table:table-cell>
          <table:table-cell table:formula="of:=IF(OR([.$J70]=[.AI$1];[.$K70]=[.AI$1];[.$L70]=[.AI$1];[.$M70]=[.AI$1];[.$N70]);[.$A70];&quot;&quot;)">
            <text:p/>
          </table:table-cell>
          <table:table-cell table:formula="of:=IF(OR([.$J70]=[.AJ$1];[.$K70]=[.AJ$1];[.$L70]=[.AJ$1];[.$M70]=[.AJ$1];[.$N70]);[.$A70];&quot;&quot;)">
            <text:p/>
          </table:table-cell>
          <table:table-cell table:formula="of:=IF(OR([.$J70]=[.AK$1];[.$K70]=[.AK$1];[.$L70]=[.AK$1];[.$M70]=[.AK$1];[.$N70]);[.$A70];&quot;&quot;)">
            <text:p/>
          </table:table-cell>
          <table:table-cell table:formula="of:=IF(OR([.$J70]=[.AL$1];[.$K70]=[.AL$1];[.$L70]=[.AL$1];[.$M70]=[.AL$1];[.$N70]);[.$A70];&quot;&quot;)">
            <text:p/>
          </table:table-cell>
          <table:table-cell table:formula="of:=IF(OR([.$J70]=[.AM$1];[.$K70]=[.AM$1];[.$L70]=[.AM$1];[.$M70]=[.AM$1];[.$N70]);[.$A70];&quot;&quot;)">
            <text:p/>
          </table:table-cell>
          <table:table-cell table:formula="of:=IF(OR([.$J70]=[.AN$1];[.$K70]=[.AN$1];[.$L70]=[.AN$1];[.$M70]=[.AN$1];[.$N70]);[.$A70];&quot;&quot;)">
            <text:p/>
          </table:table-cell>
          <table:table-cell table:formula="of:=IF(OR([.$J70]=[.AO$1];[.$K70]=[.AO$1];[.$L70]=[.AO$1];[.$M70]=[.AO$1];[.$N70]);[.$A70];&quot;&quot;)">
            <text:p/>
          </table:table-cell>
          <table:table-cell table:formula="of:=IF(OR([.$J70]=[.AP$1];[.$K70]=[.AP$1];[.$L70]=[.AP$1];[.$M70]=[.AP$1];[.$N70]);[.$A70];&quot;&quot;)">
            <text:p/>
          </table:table-cell>
          <table:table-cell table:formula="of:=IF(OR([.$J70]=[.AQ$1];[.$K70]=[.AQ$1];[.$L70]=[.AQ$1];[.$M70]=[.AQ$1];[.$N70]);[.$A70];&quot;&quot;)">
            <text:p/>
          </table:table-cell>
          <table:table-cell table:formula="of:=IF(OR([.$J70]=[.AR$1];[.$K70]=[.AR$1];[.$L70]=[.AR$1];[.$M70]=[.AR$1];[.$N70]);[.$A70];&quot;&quot;)">
            <text:p/>
          </table:table-cell>
          <table:table-cell/>
          <table:table-cell table:formula="of:=IF([.$E70]=[.AT$1];[.$A70];&quot;&quot;)">
            <text:p/>
          </table:table-cell>
          <table:table-cell table:formula="of:=IF([.$E70]=[.AU$1];[.$A70];&quot;&quot;)">
            <text:p/>
          </table:table-cell>
          <table:table-cell table:formula="of:=IF([.$E70]=[.AV$1];[.$A70];&quot;&quot;)">
            <text:p/>
          </table:table-cell>
          <table:table-cell table:formula="of:=IF([.$E70]=[.AW$1];[.$A70];&quot;&quot;)">
            <text:p/>
          </table:table-cell>
          <table:table-cell table:formula="of:=IF([.$E70]=[.AX$1];[.$A70];&quot;&quot;)">
            <text:p/>
          </table:table-cell>
          <table:table-cell table:formula="of:=IF([.$E70]=[.AY$1];[.$A70];&quot;&quot;)">
            <text:p/>
          </table:table-cell>
          <table:table-cell table:formula="of:=IF([.$E70]=[.AZ$1];[.$A70];&quot;&quot;)">
            <text:p/>
          </table:table-cell>
          <table:table-cell table:formula="of:=IF([.$E70]=[.BA$1];[.$A70];&quot;&quot;)">
            <text:p/>
          </table:table-cell>
          <table:table-cell table:formula="of:=IF([.$E70]=[.BB$1];[.$A70];&quot;&quot;)">
            <text:p/>
          </table:table-cell>
          <table:table-cell table:formula="of:=IF([.$E70]=[.BC$1];[.$A70];&quot;&quot;)">
            <text:p/>
          </table:table-cell>
          <table:table-cell table:formula="of:=IF([.$E70]=[.BD$1];[.$A70];&quot;&quot;)">
            <text:p/>
          </table:table-cell>
          <table:table-cell table:formula="of:=IF([.$E70]=[.BE$1];[.$A70];&quot;&quot;)" office:value-type="float" office:value="69" calcext:value-type="float">
            <text:p>69</text:p>
          </table:table-cell>
          <table:table-cell table:formula="of:=IF([.$E70]=[.BF$1];[.$A70];&quot;&quot;)">
            <text:p/>
          </table:table-cell>
          <table:table-cell table:formula="of:=IF([.$E70]=[.BG$1];[.$A70];&quot;&quot;)">
            <text:p/>
          </table:table-cell>
          <table:table-cell table:formula="of:=IF([.$E70]=[.BH$1];[.$A70];&quot;&quot;)">
            <text:p/>
          </table:table-cell>
          <table:table-cell table:formula="of:=IF([.$E70]=[.BI$1];[.$A70];&quot;&quot;)">
            <text:p/>
          </table:table-cell>
          <table:table-cell table:formula="of:=IF([.$E70]=[.BJ$1];[.$A70];&quot;&quot;)">
            <text:p/>
          </table:table-cell>
          <table:table-cell table:formula="of:=IF([.$E70]=[.BK$1];[.$A70];&quot;&quot;)">
            <text:p/>
          </table:table-cell>
          <table:table-cell table:formula="of:=IF([.$E70]=[.BL$1];[.$A70];&quot;&quot;)">
            <text:p/>
          </table:table-cell>
          <table:table-cell table:formula="of:=IF([.$E70]=[.BM$1];[.$A70];&quot;&quot;)">
            <text:p/>
          </table:table-cell>
          <table:table-cell table:formula="of:=IF([.$E70]=[.BN$1];[.$A70];&quot;&quot;)">
            <text:p/>
          </table:table-cell>
          <table:table-cell table:formula="of:=IF([.$E70]=[.BO$1];[.$A70];&quot;&quot;)">
            <text:p/>
          </table:table-cell>
          <table:table-cell table:formula="of:=IF([.$E70]=[.BP$1];[.$A70];&quot;&quot;)">
            <text:p/>
          </table:table-cell>
          <table:table-cell table:formula="of:=IF([.$E70]=[.BQ$1];[.$A70];&quot;&quot;)">
            <text:p/>
          </table:table-cell>
          <table:table-cell table:formula="of:=IF([.$E70]=[.BR$1];[.$A70];&quot;&quot;)">
            <text:p/>
          </table:table-cell>
          <table:table-cell table:formula="of:=IF([.$E70]=[.BS$1];[.$A70];&quot;&quot;)">
            <text:p/>
          </table:table-cell>
          <table:table-cell table:formula="of:=IF([.$E70]=[.BT$1];[.$A70];&quot;&quot;)">
            <text:p/>
          </table:table-cell>
          <table:table-cell table:formula="of:=IF([.$E70]=[.BU$1];[.$A70];&quot;&quot;)">
            <text:p/>
          </table:table-cell>
          <table:table-cell table:formula="of:=IF([.$E70]=[.BV$1];[.$A70];&quot;&quot;)">
            <text:p/>
          </table:table-cell>
          <table:table-cell table:formula="of:=IF([.$E70]=[.BW$1];[.$A70];&quot;&quot;)">
            <text:p/>
          </table:table-cell>
          <table:table-cell table:formula="of:=IF([.$E70]=[.BX$1];[.$A70];&quot;&quot;)">
            <text:p/>
          </table:table-cell>
          <table:table-cell table:formula="of:=IF([.$E70]=[.BY$1];[.$A70];&quot;&quot;)">
            <text:p/>
          </table:table-cell>
          <table:table-cell table:formula="of:=IF([.$E70]=[.BZ$1];[.$A70];&quot;&quot;)">
            <text:p/>
          </table:table-cell>
          <table:table-cell table:formula="of:=IF([.$E70]=[.CA$1];[.$A70];&quot;&quot;)">
            <text:p/>
          </table:table-cell>
          <table:table-cell table:formula="of:=IF([.$E70]=[.CB$1];[.$A70];&quot;&quot;)">
            <text:p/>
          </table:table-cell>
          <table:table-cell table:formula="of:=IF([.$E70]=[.CC$1];[.$A70];&quot;&quot;)">
            <text:p/>
          </table:table-cell>
          <table:table-cell table:formula="of:=IF([.$E70]=[.CD$1];[.$A70];&quot;&quot;)">
            <text:p/>
          </table:table-cell>
          <table:table-cell table:formula="of:=IF([.$E70]=[.CE$1];[.$A70];&quot;&quot;)">
            <text:p/>
          </table:table-cell>
          <table:table-cell table:formula="of:=IF([.$E70]=[.CF$1];[.$A70];&quot;&quot;)">
            <text:p/>
          </table:table-cell>
          <table:table-cell table:formula="of:=IF([.$E70]=[.CG$1];[.$A70];&quot;&quot;)">
            <text:p/>
          </table:table-cell>
          <table:table-cell table:formula="of:=IF([.$E70]=[.CH$1];[.$A70];&quot;&quot;)">
            <text:p/>
          </table:table-cell>
          <table:table-cell table:formula="of:=IF([.$E70]=[.CI$1];[.$A70];&quot;&quot;)">
            <text:p/>
          </table:table-cell>
          <table:table-cell table:formula="of:=IF([.$E70]=[.CJ$1];[.$A70];&quot;&quot;)">
            <text:p/>
          </table:table-cell>
          <table:table-cell table:formula="of:=IF([.$E70]=[.CK$1];[.$A70];&quot;&quot;)">
            <text:p/>
          </table:table-cell>
          <table:table-cell table:formula="of:=IF([.$E70]=[.CL$1];[.$A70];&quot;&quot;)">
            <text:p/>
          </table:table-cell>
          <table:table-cell table:formula="of:=IF([.$E70]=[.CM$1];[.$A70];&quot;&quot;)">
            <text:p/>
          </table:table-cell>
          <table:table-cell table:formula="of:=IF([.$E70]=[.CN$1];[.$A70];&quot;&quot;)">
            <text:p/>
          </table:table-cell>
          <table:table-cell table:formula="of:=IF([.$E70]=[.CO$1];[.$A70];&quot;&quot;)">
            <text:p/>
          </table:table-cell>
          <table:table-cell table:formula="of:=IF([.$E70]=[.CP$1];[.$A70];&quot;&quot;)">
            <text:p/>
          </table:table-cell>
          <table:table-cell table:formula="of:=IF([.$E70]=[.CQ$1];[.$A7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uman Error</text:p>
          </table:table-cell>
          <table:table-cell office:value-type="string" calcext:value-type="string">
            <text:p>Katie Jacobs</text:p>
          </table:table-cell>
          <table:table-cell office:value-type="string" calcext:value-type="string">
            <text:p>Thomas L. Moran, Lawrence Kaplow</text:p>
          </table:table-cell>
          <table:table-cell office:value-type="float" office:value="17.23" calcext:value-type="float">
            <text:p>17.23</text:p>
          </table:table-cell>
          <table:table-cell office:value-type="float" office:value="1" calcext:value-type="float">
            <text:p>1</text:p>
          </table:table-cell>
          <table:table-cell office:value-type="date" office:date-value="2007-05-29" calcext:value-type="date">
            <text:p>2007-05-29</text:p>
          </table:table-cell>
          <table:table-cell office:value-type="string" calcext:value-type="string">
            <text:p>Thomas L. Moran</text:p>
          </table:table-cell>
          <table:table-cell office:value-type="string" calcext:value-type="string">
            <text:p>Lawrence Kaplow</text:p>
          </table:table-cell>
          <table:table-cell table:number-columns-repeated="3"/>
          <table:table-cell table:formula="of:=IF(OR([.$J71]=[.O$1];[.$K71]=[.O$1];[.$L71]=[.O$1];[.$M71]=[.O$1];[.$N71]);[.$A71];&quot;&quot;)">
            <text:p/>
          </table:table-cell>
          <table:table-cell table:formula="of:=IF(OR([.$J71]=[.P$1];[.$K71]=[.P$1];[.$L71]=[.P$1];[.$M71]=[.P$1];[.$N71]);[.$A71];&quot;&quot;)" office:value-type="float" office:value="70" calcext:value-type="float">
            <text:p>70</text:p>
          </table:table-cell>
          <table:table-cell table:formula="of:=IF(OR([.$J71]=[.Q$1];[.$K71]=[.Q$1];[.$L71]=[.Q$1];[.$M71]=[.Q$1];[.$N71]);[.$A71];&quot;&quot;)">
            <text:p/>
          </table:table-cell>
          <table:table-cell table:formula="of:=IF(OR([.$J71]=[.R$1];[.$K71]=[.R$1];[.$L71]=[.R$1];[.$M71]=[.R$1];[.$N71]);[.$A71];&quot;&quot;)">
            <text:p/>
          </table:table-cell>
          <table:table-cell table:formula="of:=IF(OR([.$J71]=[.S$1];[.$K71]=[.S$1];[.$L71]=[.S$1];[.$M71]=[.S$1];[.$N71]);[.$A71];&quot;&quot;)">
            <text:p/>
          </table:table-cell>
          <table:table-cell table:formula="of:=IF(OR([.$J71]=[.T$1];[.$K71]=[.T$1];[.$L71]=[.T$1];[.$M71]=[.T$1];[.$N71]);[.$A71];&quot;&quot;)" office:value-type="float" office:value="70" calcext:value-type="float">
            <text:p>70</text:p>
          </table:table-cell>
          <table:table-cell table:formula="of:=IF(OR([.$J71]=[.U$1];[.$K71]=[.U$1];[.$L71]=[.U$1];[.$M71]=[.U$1];[.$N71]);[.$A71];&quot;&quot;)">
            <text:p/>
          </table:table-cell>
          <table:table-cell table:formula="of:=IF(OR([.$J71]=[.V$1];[.$K71]=[.V$1];[.$L71]=[.V$1];[.$M71]=[.V$1];[.$N71]);[.$A71];&quot;&quot;)">
            <text:p/>
          </table:table-cell>
          <table:table-cell table:formula="of:=IF(OR([.$J71]=[.W$1];[.$K71]=[.W$1];[.$L71]=[.W$1];[.$M71]=[.W$1];[.$N71]);[.$A71];&quot;&quot;)">
            <text:p/>
          </table:table-cell>
          <table:table-cell table:formula="of:=IF(OR([.$J71]=[.X$1];[.$K71]=[.X$1];[.$L71]=[.X$1];[.$M71]=[.X$1];[.$N71]);[.$A71];&quot;&quot;)">
            <text:p/>
          </table:table-cell>
          <table:table-cell table:formula="of:=IF(OR([.$J71]=[.Y$1];[.$K71]=[.Y$1];[.$L71]=[.Y$1];[.$M71]=[.Y$1];[.$N71]);[.$A71];&quot;&quot;)">
            <text:p/>
          </table:table-cell>
          <table:table-cell table:formula="of:=IF(OR([.$J71]=[.Z$1];[.$K71]=[.Z$1];[.$L71]=[.Z$1];[.$M71]=[.Z$1];[.$N71]);[.$A71];&quot;&quot;)">
            <text:p/>
          </table:table-cell>
          <table:table-cell table:formula="of:=IF(OR([.$J71]=[.AA$1];[.$K71]=[.AA$1];[.$L71]=[.AA$1];[.$M71]=[.AA$1];[.$N71]);[.$A71];&quot;&quot;)">
            <text:p/>
          </table:table-cell>
          <table:table-cell table:formula="of:=IF(OR([.$J71]=[.AB$1];[.$K71]=[.AB$1];[.$L71]=[.AB$1];[.$M71]=[.AB$1];[.$N71]);[.$A71];&quot;&quot;)">
            <text:p/>
          </table:table-cell>
          <table:table-cell table:formula="of:=IF(OR([.$J71]=[.AC$1];[.$K71]=[.AC$1];[.$L71]=[.AC$1];[.$M71]=[.AC$1];[.$N71]);[.$A71];&quot;&quot;)">
            <text:p/>
          </table:table-cell>
          <table:table-cell table:formula="of:=IF(OR([.$J71]=[.AD$1];[.$K71]=[.AD$1];[.$L71]=[.AD$1];[.$M71]=[.AD$1];[.$N71]);[.$A71];&quot;&quot;)">
            <text:p/>
          </table:table-cell>
          <table:table-cell table:formula="of:=IF(OR([.$J71]=[.AE$1];[.$K71]=[.AE$1];[.$L71]=[.AE$1];[.$M71]=[.AE$1];[.$N71]);[.$A71];&quot;&quot;)">
            <text:p/>
          </table:table-cell>
          <table:table-cell table:formula="of:=IF(OR([.$J71]=[.AF$1];[.$K71]=[.AF$1];[.$L71]=[.AF$1];[.$M71]=[.AF$1];[.$N71]);[.$A71];&quot;&quot;)">
            <text:p/>
          </table:table-cell>
          <table:table-cell table:formula="of:=IF(OR([.$J71]=[.AG$1];[.$K71]=[.AG$1];[.$L71]=[.AG$1];[.$M71]=[.AG$1];[.$N71]);[.$A71];&quot;&quot;)">
            <text:p/>
          </table:table-cell>
          <table:table-cell table:formula="of:=IF(OR([.$J71]=[.AH$1];[.$K71]=[.AH$1];[.$L71]=[.AH$1];[.$M71]=[.AH$1];[.$N71]);[.$A71];&quot;&quot;)">
            <text:p/>
          </table:table-cell>
          <table:table-cell table:formula="of:=IF(OR([.$J71]=[.AI$1];[.$K71]=[.AI$1];[.$L71]=[.AI$1];[.$M71]=[.AI$1];[.$N71]);[.$A71];&quot;&quot;)">
            <text:p/>
          </table:table-cell>
          <table:table-cell table:formula="of:=IF(OR([.$J71]=[.AJ$1];[.$K71]=[.AJ$1];[.$L71]=[.AJ$1];[.$M71]=[.AJ$1];[.$N71]);[.$A71];&quot;&quot;)">
            <text:p/>
          </table:table-cell>
          <table:table-cell table:formula="of:=IF(OR([.$J71]=[.AK$1];[.$K71]=[.AK$1];[.$L71]=[.AK$1];[.$M71]=[.AK$1];[.$N71]);[.$A71];&quot;&quot;)">
            <text:p/>
          </table:table-cell>
          <table:table-cell table:formula="of:=IF(OR([.$J71]=[.AL$1];[.$K71]=[.AL$1];[.$L71]=[.AL$1];[.$M71]=[.AL$1];[.$N71]);[.$A71];&quot;&quot;)">
            <text:p/>
          </table:table-cell>
          <table:table-cell table:formula="of:=IF(OR([.$J71]=[.AM$1];[.$K71]=[.AM$1];[.$L71]=[.AM$1];[.$M71]=[.AM$1];[.$N71]);[.$A71];&quot;&quot;)">
            <text:p/>
          </table:table-cell>
          <table:table-cell table:formula="of:=IF(OR([.$J71]=[.AN$1];[.$K71]=[.AN$1];[.$L71]=[.AN$1];[.$M71]=[.AN$1];[.$N71]);[.$A71];&quot;&quot;)">
            <text:p/>
          </table:table-cell>
          <table:table-cell table:formula="of:=IF(OR([.$J71]=[.AO$1];[.$K71]=[.AO$1];[.$L71]=[.AO$1];[.$M71]=[.AO$1];[.$N71]);[.$A71];&quot;&quot;)">
            <text:p/>
          </table:table-cell>
          <table:table-cell table:formula="of:=IF(OR([.$J71]=[.AP$1];[.$K71]=[.AP$1];[.$L71]=[.AP$1];[.$M71]=[.AP$1];[.$N71]);[.$A71];&quot;&quot;)">
            <text:p/>
          </table:table-cell>
          <table:table-cell table:formula="of:=IF(OR([.$J71]=[.AQ$1];[.$K71]=[.AQ$1];[.$L71]=[.AQ$1];[.$M71]=[.AQ$1];[.$N71]);[.$A71];&quot;&quot;)">
            <text:p/>
          </table:table-cell>
          <table:table-cell table:formula="of:=IF(OR([.$J71]=[.AR$1];[.$K71]=[.AR$1];[.$L71]=[.AR$1];[.$M71]=[.AR$1];[.$N71]);[.$A71];&quot;&quot;)">
            <text:p/>
          </table:table-cell>
          <table:table-cell/>
          <table:table-cell table:formula="of:=IF([.$E71]=[.AT$1];[.$A71];&quot;&quot;)">
            <text:p/>
          </table:table-cell>
          <table:table-cell table:formula="of:=IF([.$E71]=[.AU$1];[.$A71];&quot;&quot;)">
            <text:p/>
          </table:table-cell>
          <table:table-cell table:formula="of:=IF([.$E71]=[.AV$1];[.$A71];&quot;&quot;)">
            <text:p/>
          </table:table-cell>
          <table:table-cell table:formula="of:=IF([.$E71]=[.AW$1];[.$A71];&quot;&quot;)">
            <text:p/>
          </table:table-cell>
          <table:table-cell table:formula="of:=IF([.$E71]=[.AX$1];[.$A71];&quot;&quot;)">
            <text:p/>
          </table:table-cell>
          <table:table-cell table:formula="of:=IF([.$E71]=[.AY$1];[.$A71];&quot;&quot;)">
            <text:p/>
          </table:table-cell>
          <table:table-cell table:formula="of:=IF([.$E71]=[.AZ$1];[.$A71];&quot;&quot;)">
            <text:p/>
          </table:table-cell>
          <table:table-cell table:formula="of:=IF([.$E71]=[.BA$1];[.$A71];&quot;&quot;)">
            <text:p/>
          </table:table-cell>
          <table:table-cell table:formula="of:=IF([.$E71]=[.BB$1];[.$A71];&quot;&quot;)">
            <text:p/>
          </table:table-cell>
          <table:table-cell table:formula="of:=IF([.$E71]=[.BC$1];[.$A71];&quot;&quot;)">
            <text:p/>
          </table:table-cell>
          <table:table-cell table:formula="of:=IF([.$E71]=[.BD$1];[.$A71];&quot;&quot;)">
            <text:p/>
          </table:table-cell>
          <table:table-cell table:formula="of:=IF([.$E71]=[.BE$1];[.$A71];&quot;&quot;)">
            <text:p/>
          </table:table-cell>
          <table:table-cell table:formula="of:=IF([.$E71]=[.BF$1];[.$A71];&quot;&quot;)">
            <text:p/>
          </table:table-cell>
          <table:table-cell table:formula="of:=IF([.$E71]=[.BG$1];[.$A71];&quot;&quot;)">
            <text:p/>
          </table:table-cell>
          <table:table-cell table:formula="of:=IF([.$E71]=[.BH$1];[.$A71];&quot;&quot;)">
            <text:p/>
          </table:table-cell>
          <table:table-cell table:formula="of:=IF([.$E71]=[.BI$1];[.$A71];&quot;&quot;)">
            <text:p/>
          </table:table-cell>
          <table:table-cell table:formula="of:=IF([.$E71]=[.BJ$1];[.$A71];&quot;&quot;)">
            <text:p/>
          </table:table-cell>
          <table:table-cell table:formula="of:=IF([.$E71]=[.BK$1];[.$A71];&quot;&quot;)">
            <text:p/>
          </table:table-cell>
          <table:table-cell table:formula="of:=IF([.$E71]=[.BL$1];[.$A71];&quot;&quot;)">
            <text:p/>
          </table:table-cell>
          <table:table-cell table:formula="of:=IF([.$E71]=[.BM$1];[.$A71];&quot;&quot;)">
            <text:p/>
          </table:table-cell>
          <table:table-cell table:formula="of:=IF([.$E71]=[.BN$1];[.$A71];&quot;&quot;)">
            <text:p/>
          </table:table-cell>
          <table:table-cell table:formula="of:=IF([.$E71]=[.BO$1];[.$A71];&quot;&quot;)">
            <text:p/>
          </table:table-cell>
          <table:table-cell table:formula="of:=IF([.$E71]=[.BP$1];[.$A71];&quot;&quot;)">
            <text:p/>
          </table:table-cell>
          <table:table-cell table:formula="of:=IF([.$E71]=[.BQ$1];[.$A71];&quot;&quot;)">
            <text:p/>
          </table:table-cell>
          <table:table-cell table:formula="of:=IF([.$E71]=[.BR$1];[.$A71];&quot;&quot;)">
            <text:p/>
          </table:table-cell>
          <table:table-cell table:formula="of:=IF([.$E71]=[.BS$1];[.$A71];&quot;&quot;)">
            <text:p/>
          </table:table-cell>
          <table:table-cell table:formula="of:=IF([.$E71]=[.BT$1];[.$A71];&quot;&quot;)">
            <text:p/>
          </table:table-cell>
          <table:table-cell table:formula="of:=IF([.$E71]=[.BU$1];[.$A71];&quot;&quot;)">
            <text:p/>
          </table:table-cell>
          <table:table-cell table:formula="of:=IF([.$E71]=[.BV$1];[.$A71];&quot;&quot;)">
            <text:p/>
          </table:table-cell>
          <table:table-cell table:formula="of:=IF([.$E71]=[.BW$1];[.$A71];&quot;&quot;)">
            <text:p/>
          </table:table-cell>
          <table:table-cell table:formula="of:=IF([.$E71]=[.BX$1];[.$A71];&quot;&quot;)" office:value-type="float" office:value="70" calcext:value-type="float">
            <text:p>70</text:p>
          </table:table-cell>
          <table:table-cell table:formula="of:=IF([.$E71]=[.BY$1];[.$A71];&quot;&quot;)">
            <text:p/>
          </table:table-cell>
          <table:table-cell table:formula="of:=IF([.$E71]=[.BZ$1];[.$A71];&quot;&quot;)">
            <text:p/>
          </table:table-cell>
          <table:table-cell table:formula="of:=IF([.$E71]=[.CA$1];[.$A71];&quot;&quot;)">
            <text:p/>
          </table:table-cell>
          <table:table-cell table:formula="of:=IF([.$E71]=[.CB$1];[.$A71];&quot;&quot;)">
            <text:p/>
          </table:table-cell>
          <table:table-cell table:formula="of:=IF([.$E71]=[.CC$1];[.$A71];&quot;&quot;)">
            <text:p/>
          </table:table-cell>
          <table:table-cell table:formula="of:=IF([.$E71]=[.CD$1];[.$A71];&quot;&quot;)">
            <text:p/>
          </table:table-cell>
          <table:table-cell table:formula="of:=IF([.$E71]=[.CE$1];[.$A71];&quot;&quot;)">
            <text:p/>
          </table:table-cell>
          <table:table-cell table:formula="of:=IF([.$E71]=[.CF$1];[.$A71];&quot;&quot;)">
            <text:p/>
          </table:table-cell>
          <table:table-cell table:formula="of:=IF([.$E71]=[.CG$1];[.$A71];&quot;&quot;)">
            <text:p/>
          </table:table-cell>
          <table:table-cell table:formula="of:=IF([.$E71]=[.CH$1];[.$A71];&quot;&quot;)">
            <text:p/>
          </table:table-cell>
          <table:table-cell table:formula="of:=IF([.$E71]=[.CI$1];[.$A71];&quot;&quot;)">
            <text:p/>
          </table:table-cell>
          <table:table-cell table:formula="of:=IF([.$E71]=[.CJ$1];[.$A71];&quot;&quot;)">
            <text:p/>
          </table:table-cell>
          <table:table-cell table:formula="of:=IF([.$E71]=[.CK$1];[.$A71];&quot;&quot;)">
            <text:p/>
          </table:table-cell>
          <table:table-cell table:formula="of:=IF([.$E71]=[.CL$1];[.$A71];&quot;&quot;)">
            <text:p/>
          </table:table-cell>
          <table:table-cell table:formula="of:=IF([.$E71]=[.CM$1];[.$A71];&quot;&quot;)">
            <text:p/>
          </table:table-cell>
          <table:table-cell table:formula="of:=IF([.$E71]=[.CN$1];[.$A71];&quot;&quot;)">
            <text:p/>
          </table:table-cell>
          <table:table-cell table:formula="of:=IF([.$E71]=[.CO$1];[.$A71];&quot;&quot;)">
            <text:p/>
          </table:table-cell>
          <table:table-cell table:formula="of:=IF([.$E71]=[.CP$1];[.$A71];&quot;&quot;)">
            <text:p/>
          </table:table-cell>
          <table:table-cell table:formula="of:=IF([.$E71]=[.CQ$1];[.$A7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Peter Blake, David Shore</text:p>
          </table:table-cell>
          <table:table-cell office:value-type="float" office:value="14.52" calcext:value-type="float">
            <text:p>14.52</text:p>
          </table:table-cell>
          <table:table-cell office:value-type="float" office:value="16" calcext:value-type="float">
            <text:p>16</text:p>
          </table:table-cell>
          <table:table-cell office:value-type="date" office:date-value="2007-09-25" calcext:value-type="date">
            <text:p>2007-09-25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David Shore</text:p>
          </table:table-cell>
          <table:table-cell table:number-columns-repeated="3"/>
          <table:table-cell table:formula="of:=IF(OR([.$J72]=[.O$1];[.$K72]=[.O$1];[.$L72]=[.O$1];[.$M72]=[.O$1];[.$N72]);[.$A72];&quot;&quot;)" office:value-type="float" office:value="71" calcext:value-type="float">
            <text:p>71</text:p>
          </table:table-cell>
          <table:table-cell table:formula="of:=IF(OR([.$J72]=[.P$1];[.$K72]=[.P$1];[.$L72]=[.P$1];[.$M72]=[.P$1];[.$N72]);[.$A72];&quot;&quot;)">
            <text:p/>
          </table:table-cell>
          <table:table-cell table:formula="of:=IF(OR([.$J72]=[.Q$1];[.$K72]=[.Q$1];[.$L72]=[.Q$1];[.$M72]=[.Q$1];[.$N72]);[.$A72];&quot;&quot;)" office:value-type="float" office:value="71" calcext:value-type="float">
            <text:p>71</text:p>
          </table:table-cell>
          <table:table-cell table:formula="of:=IF(OR([.$J72]=[.R$1];[.$K72]=[.R$1];[.$L72]=[.R$1];[.$M72]=[.R$1];[.$N72]);[.$A72];&quot;&quot;)">
            <text:p/>
          </table:table-cell>
          <table:table-cell table:formula="of:=IF(OR([.$J72]=[.S$1];[.$K72]=[.S$1];[.$L72]=[.S$1];[.$M72]=[.S$1];[.$N72]);[.$A72];&quot;&quot;)">
            <text:p/>
          </table:table-cell>
          <table:table-cell table:formula="of:=IF(OR([.$J72]=[.T$1];[.$K72]=[.T$1];[.$L72]=[.T$1];[.$M72]=[.T$1];[.$N72]);[.$A72];&quot;&quot;)">
            <text:p/>
          </table:table-cell>
          <table:table-cell table:formula="of:=IF(OR([.$J72]=[.U$1];[.$K72]=[.U$1];[.$L72]=[.U$1];[.$M72]=[.U$1];[.$N72]);[.$A72];&quot;&quot;)">
            <text:p/>
          </table:table-cell>
          <table:table-cell table:formula="of:=IF(OR([.$J72]=[.V$1];[.$K72]=[.V$1];[.$L72]=[.V$1];[.$M72]=[.V$1];[.$N72]);[.$A72];&quot;&quot;)">
            <text:p/>
          </table:table-cell>
          <table:table-cell table:formula="of:=IF(OR([.$J72]=[.W$1];[.$K72]=[.W$1];[.$L72]=[.W$1];[.$M72]=[.W$1];[.$N72]);[.$A72];&quot;&quot;)">
            <text:p/>
          </table:table-cell>
          <table:table-cell table:formula="of:=IF(OR([.$J72]=[.X$1];[.$K72]=[.X$1];[.$L72]=[.X$1];[.$M72]=[.X$1];[.$N72]);[.$A72];&quot;&quot;)">
            <text:p/>
          </table:table-cell>
          <table:table-cell table:formula="of:=IF(OR([.$J72]=[.Y$1];[.$K72]=[.Y$1];[.$L72]=[.Y$1];[.$M72]=[.Y$1];[.$N72]);[.$A72];&quot;&quot;)">
            <text:p/>
          </table:table-cell>
          <table:table-cell table:formula="of:=IF(OR([.$J72]=[.Z$1];[.$K72]=[.Z$1];[.$L72]=[.Z$1];[.$M72]=[.Z$1];[.$N72]);[.$A72];&quot;&quot;)">
            <text:p/>
          </table:table-cell>
          <table:table-cell table:formula="of:=IF(OR([.$J72]=[.AA$1];[.$K72]=[.AA$1];[.$L72]=[.AA$1];[.$M72]=[.AA$1];[.$N72]);[.$A72];&quot;&quot;)">
            <text:p/>
          </table:table-cell>
          <table:table-cell table:formula="of:=IF(OR([.$J72]=[.AB$1];[.$K72]=[.AB$1];[.$L72]=[.AB$1];[.$M72]=[.AB$1];[.$N72]);[.$A72];&quot;&quot;)">
            <text:p/>
          </table:table-cell>
          <table:table-cell table:formula="of:=IF(OR([.$J72]=[.AC$1];[.$K72]=[.AC$1];[.$L72]=[.AC$1];[.$M72]=[.AC$1];[.$N72]);[.$A72];&quot;&quot;)">
            <text:p/>
          </table:table-cell>
          <table:table-cell table:formula="of:=IF(OR([.$J72]=[.AD$1];[.$K72]=[.AD$1];[.$L72]=[.AD$1];[.$M72]=[.AD$1];[.$N72]);[.$A72];&quot;&quot;)">
            <text:p/>
          </table:table-cell>
          <table:table-cell table:formula="of:=IF(OR([.$J72]=[.AE$1];[.$K72]=[.AE$1];[.$L72]=[.AE$1];[.$M72]=[.AE$1];[.$N72]);[.$A72];&quot;&quot;)">
            <text:p/>
          </table:table-cell>
          <table:table-cell table:formula="of:=IF(OR([.$J72]=[.AF$1];[.$K72]=[.AF$1];[.$L72]=[.AF$1];[.$M72]=[.AF$1];[.$N72]);[.$A72];&quot;&quot;)">
            <text:p/>
          </table:table-cell>
          <table:table-cell table:formula="of:=IF(OR([.$J72]=[.AG$1];[.$K72]=[.AG$1];[.$L72]=[.AG$1];[.$M72]=[.AG$1];[.$N72]);[.$A72];&quot;&quot;)">
            <text:p/>
          </table:table-cell>
          <table:table-cell table:formula="of:=IF(OR([.$J72]=[.AH$1];[.$K72]=[.AH$1];[.$L72]=[.AH$1];[.$M72]=[.AH$1];[.$N72]);[.$A72];&quot;&quot;)">
            <text:p/>
          </table:table-cell>
          <table:table-cell table:formula="of:=IF(OR([.$J72]=[.AI$1];[.$K72]=[.AI$1];[.$L72]=[.AI$1];[.$M72]=[.AI$1];[.$N72]);[.$A72];&quot;&quot;)">
            <text:p/>
          </table:table-cell>
          <table:table-cell table:formula="of:=IF(OR([.$J72]=[.AJ$1];[.$K72]=[.AJ$1];[.$L72]=[.AJ$1];[.$M72]=[.AJ$1];[.$N72]);[.$A72];&quot;&quot;)">
            <text:p/>
          </table:table-cell>
          <table:table-cell table:formula="of:=IF(OR([.$J72]=[.AK$1];[.$K72]=[.AK$1];[.$L72]=[.AK$1];[.$M72]=[.AK$1];[.$N72]);[.$A72];&quot;&quot;)">
            <text:p/>
          </table:table-cell>
          <table:table-cell table:formula="of:=IF(OR([.$J72]=[.AL$1];[.$K72]=[.AL$1];[.$L72]=[.AL$1];[.$M72]=[.AL$1];[.$N72]);[.$A72];&quot;&quot;)">
            <text:p/>
          </table:table-cell>
          <table:table-cell table:formula="of:=IF(OR([.$J72]=[.AM$1];[.$K72]=[.AM$1];[.$L72]=[.AM$1];[.$M72]=[.AM$1];[.$N72]);[.$A72];&quot;&quot;)">
            <text:p/>
          </table:table-cell>
          <table:table-cell table:formula="of:=IF(OR([.$J72]=[.AN$1];[.$K72]=[.AN$1];[.$L72]=[.AN$1];[.$M72]=[.AN$1];[.$N72]);[.$A72];&quot;&quot;)">
            <text:p/>
          </table:table-cell>
          <table:table-cell table:formula="of:=IF(OR([.$J72]=[.AO$1];[.$K72]=[.AO$1];[.$L72]=[.AO$1];[.$M72]=[.AO$1];[.$N72]);[.$A72];&quot;&quot;)">
            <text:p/>
          </table:table-cell>
          <table:table-cell table:formula="of:=IF(OR([.$J72]=[.AP$1];[.$K72]=[.AP$1];[.$L72]=[.AP$1];[.$M72]=[.AP$1];[.$N72]);[.$A72];&quot;&quot;)">
            <text:p/>
          </table:table-cell>
          <table:table-cell table:formula="of:=IF(OR([.$J72]=[.AQ$1];[.$K72]=[.AQ$1];[.$L72]=[.AQ$1];[.$M72]=[.AQ$1];[.$N72]);[.$A72];&quot;&quot;)">
            <text:p/>
          </table:table-cell>
          <table:table-cell table:formula="of:=IF(OR([.$J72]=[.AR$1];[.$K72]=[.AR$1];[.$L72]=[.AR$1];[.$M72]=[.AR$1];[.$N72]);[.$A72];&quot;&quot;)">
            <text:p/>
          </table:table-cell>
          <table:table-cell/>
          <table:table-cell table:formula="of:=IF([.$E72]=[.AT$1];[.$A72];&quot;&quot;)">
            <text:p/>
          </table:table-cell>
          <table:table-cell table:formula="of:=IF([.$E72]=[.AU$1];[.$A72];&quot;&quot;)">
            <text:p/>
          </table:table-cell>
          <table:table-cell table:formula="of:=IF([.$E72]=[.AV$1];[.$A72];&quot;&quot;)">
            <text:p/>
          </table:table-cell>
          <table:table-cell table:formula="of:=IF([.$E72]=[.AW$1];[.$A72];&quot;&quot;)">
            <text:p/>
          </table:table-cell>
          <table:table-cell table:formula="of:=IF([.$E72]=[.AX$1];[.$A72];&quot;&quot;)">
            <text:p/>
          </table:table-cell>
          <table:table-cell table:formula="of:=IF([.$E72]=[.AY$1];[.$A72];&quot;&quot;)">
            <text:p/>
          </table:table-cell>
          <table:table-cell table:formula="of:=IF([.$E72]=[.AZ$1];[.$A72];&quot;&quot;)">
            <text:p/>
          </table:table-cell>
          <table:table-cell table:formula="of:=IF([.$E72]=[.BA$1];[.$A72];&quot;&quot;)">
            <text:p/>
          </table:table-cell>
          <table:table-cell table:formula="of:=IF([.$E72]=[.BB$1];[.$A72];&quot;&quot;)">
            <text:p/>
          </table:table-cell>
          <table:table-cell table:formula="of:=IF([.$E72]=[.BC$1];[.$A72];&quot;&quot;)">
            <text:p/>
          </table:table-cell>
          <table:table-cell table:formula="of:=IF([.$E72]=[.BD$1];[.$A72];&quot;&quot;)">
            <text:p/>
          </table:table-cell>
          <table:table-cell table:formula="of:=IF([.$E72]=[.BE$1];[.$A72];&quot;&quot;)">
            <text:p/>
          </table:table-cell>
          <table:table-cell table:formula="of:=IF([.$E72]=[.BF$1];[.$A72];&quot;&quot;)">
            <text:p/>
          </table:table-cell>
          <table:table-cell table:formula="of:=IF([.$E72]=[.BG$1];[.$A72];&quot;&quot;)">
            <text:p/>
          </table:table-cell>
          <table:table-cell table:formula="of:=IF([.$E72]=[.BH$1];[.$A72];&quot;&quot;)">
            <text:p/>
          </table:table-cell>
          <table:table-cell table:formula="of:=IF([.$E72]=[.BI$1];[.$A72];&quot;&quot;)">
            <text:p/>
          </table:table-cell>
          <table:table-cell table:formula="of:=IF([.$E72]=[.BJ$1];[.$A72];&quot;&quot;)" office:value-type="float" office:value="71" calcext:value-type="float">
            <text:p>71</text:p>
          </table:table-cell>
          <table:table-cell table:formula="of:=IF([.$E72]=[.BK$1];[.$A72];&quot;&quot;)">
            <text:p/>
          </table:table-cell>
          <table:table-cell table:formula="of:=IF([.$E72]=[.BL$1];[.$A72];&quot;&quot;)">
            <text:p/>
          </table:table-cell>
          <table:table-cell table:formula="of:=IF([.$E72]=[.BM$1];[.$A72];&quot;&quot;)">
            <text:p/>
          </table:table-cell>
          <table:table-cell table:formula="of:=IF([.$E72]=[.BN$1];[.$A72];&quot;&quot;)">
            <text:p/>
          </table:table-cell>
          <table:table-cell table:formula="of:=IF([.$E72]=[.BO$1];[.$A72];&quot;&quot;)">
            <text:p/>
          </table:table-cell>
          <table:table-cell table:formula="of:=IF([.$E72]=[.BP$1];[.$A72];&quot;&quot;)">
            <text:p/>
          </table:table-cell>
          <table:table-cell table:formula="of:=IF([.$E72]=[.BQ$1];[.$A72];&quot;&quot;)">
            <text:p/>
          </table:table-cell>
          <table:table-cell table:formula="of:=IF([.$E72]=[.BR$1];[.$A72];&quot;&quot;)">
            <text:p/>
          </table:table-cell>
          <table:table-cell table:formula="of:=IF([.$E72]=[.BS$1];[.$A72];&quot;&quot;)">
            <text:p/>
          </table:table-cell>
          <table:table-cell table:formula="of:=IF([.$E72]=[.BT$1];[.$A72];&quot;&quot;)">
            <text:p/>
          </table:table-cell>
          <table:table-cell table:formula="of:=IF([.$E72]=[.BU$1];[.$A72];&quot;&quot;)">
            <text:p/>
          </table:table-cell>
          <table:table-cell table:formula="of:=IF([.$E72]=[.BV$1];[.$A72];&quot;&quot;)">
            <text:p/>
          </table:table-cell>
          <table:table-cell table:formula="of:=IF([.$E72]=[.BW$1];[.$A72];&quot;&quot;)">
            <text:p/>
          </table:table-cell>
          <table:table-cell table:formula="of:=IF([.$E72]=[.BX$1];[.$A72];&quot;&quot;)">
            <text:p/>
          </table:table-cell>
          <table:table-cell table:formula="of:=IF([.$E72]=[.BY$1];[.$A72];&quot;&quot;)">
            <text:p/>
          </table:table-cell>
          <table:table-cell table:formula="of:=IF([.$E72]=[.BZ$1];[.$A72];&quot;&quot;)">
            <text:p/>
          </table:table-cell>
          <table:table-cell table:formula="of:=IF([.$E72]=[.CA$1];[.$A72];&quot;&quot;)">
            <text:p/>
          </table:table-cell>
          <table:table-cell table:formula="of:=IF([.$E72]=[.CB$1];[.$A72];&quot;&quot;)">
            <text:p/>
          </table:table-cell>
          <table:table-cell table:formula="of:=IF([.$E72]=[.CC$1];[.$A72];&quot;&quot;)">
            <text:p/>
          </table:table-cell>
          <table:table-cell table:formula="of:=IF([.$E72]=[.CD$1];[.$A72];&quot;&quot;)">
            <text:p/>
          </table:table-cell>
          <table:table-cell table:formula="of:=IF([.$E72]=[.CE$1];[.$A72];&quot;&quot;)">
            <text:p/>
          </table:table-cell>
          <table:table-cell table:formula="of:=IF([.$E72]=[.CF$1];[.$A72];&quot;&quot;)">
            <text:p/>
          </table:table-cell>
          <table:table-cell table:formula="of:=IF([.$E72]=[.CG$1];[.$A72];&quot;&quot;)">
            <text:p/>
          </table:table-cell>
          <table:table-cell table:formula="of:=IF([.$E72]=[.CH$1];[.$A72];&quot;&quot;)">
            <text:p/>
          </table:table-cell>
          <table:table-cell table:formula="of:=IF([.$E72]=[.CI$1];[.$A72];&quot;&quot;)">
            <text:p/>
          </table:table-cell>
          <table:table-cell table:formula="of:=IF([.$E72]=[.CJ$1];[.$A72];&quot;&quot;)">
            <text:p/>
          </table:table-cell>
          <table:table-cell table:formula="of:=IF([.$E72]=[.CK$1];[.$A72];&quot;&quot;)">
            <text:p/>
          </table:table-cell>
          <table:table-cell table:formula="of:=IF([.$E72]=[.CL$1];[.$A72];&quot;&quot;)">
            <text:p/>
          </table:table-cell>
          <table:table-cell table:formula="of:=IF([.$E72]=[.CM$1];[.$A72];&quot;&quot;)">
            <text:p/>
          </table:table-cell>
          <table:table-cell table:formula="of:=IF([.$E72]=[.CN$1];[.$A72];&quot;&quot;)">
            <text:p/>
          </table:table-cell>
          <table:table-cell table:formula="of:=IF([.$E72]=[.CO$1];[.$A72];&quot;&quot;)">
            <text:p/>
          </table:table-cell>
          <table:table-cell table:formula="of:=IF([.$E72]=[.CP$1];[.$A72];&quot;&quot;)">
            <text:p/>
          </table:table-cell>
          <table:table-cell table:formula="of:=IF([.$E72]=[.CQ$1];[.$A7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Doris Egan,  Leonard Dick</text:p>
          </table:table-cell>
          <table:table-cell office:value-type="float" office:value="17.44" calcext:value-type="float">
            <text:p>17.44</text:p>
          </table:table-cell>
          <table:table-cell office:value-type="float" office:value="6" calcext:value-type="float">
            <text:p>6</text:p>
          </table:table-cell>
          <table:table-cell office:value-type="date" office:date-value="2007-10-02" calcext:value-type="date">
            <text:p>2007-10-02</text:p>
          </table:table-cell>
          <table:table-cell office:value-type="string" calcext:value-type="string">
            <text:p>Doris Egan</text:p>
          </table:table-cell>
          <table:table-cell office:value-type="string" calcext:value-type="string">
            <text:p>Leonard Dick</text:p>
          </table:table-cell>
          <table:table-cell table:number-columns-repeated="3"/>
          <table:table-cell table:formula="of:=IF(OR([.$J73]=[.O$1];[.$K73]=[.O$1];[.$L73]=[.O$1];[.$M73]=[.O$1];[.$N73]);[.$A73];&quot;&quot;)">
            <text:p/>
          </table:table-cell>
          <table:table-cell table:formula="of:=IF(OR([.$J73]=[.P$1];[.$K73]=[.P$1];[.$L73]=[.P$1];[.$M73]=[.P$1];[.$N73]);[.$A73];&quot;&quot;)">
            <text:p/>
          </table:table-cell>
          <table:table-cell table:formula="of:=IF(OR([.$J73]=[.Q$1];[.$K73]=[.Q$1];[.$L73]=[.Q$1];[.$M73]=[.Q$1];[.$N73]);[.$A73];&quot;&quot;)">
            <text:p/>
          </table:table-cell>
          <table:table-cell table:formula="of:=IF(OR([.$J73]=[.R$1];[.$K73]=[.R$1];[.$L73]=[.R$1];[.$M73]=[.R$1];[.$N73]);[.$A73];&quot;&quot;)">
            <text:p/>
          </table:table-cell>
          <table:table-cell table:formula="of:=IF(OR([.$J73]=[.S$1];[.$K73]=[.S$1];[.$L73]=[.S$1];[.$M73]=[.S$1];[.$N73]);[.$A73];&quot;&quot;)">
            <text:p/>
          </table:table-cell>
          <table:table-cell table:formula="of:=IF(OR([.$J73]=[.T$1];[.$K73]=[.T$1];[.$L73]=[.T$1];[.$M73]=[.T$1];[.$N73]);[.$A73];&quot;&quot;)">
            <text:p/>
          </table:table-cell>
          <table:table-cell table:formula="of:=IF(OR([.$J73]=[.U$1];[.$K73]=[.U$1];[.$L73]=[.U$1];[.$M73]=[.U$1];[.$N73]);[.$A73];&quot;&quot;)">
            <text:p/>
          </table:table-cell>
          <table:table-cell table:formula="of:=IF(OR([.$J73]=[.V$1];[.$K73]=[.V$1];[.$L73]=[.V$1];[.$M73]=[.V$1];[.$N73]);[.$A73];&quot;&quot;)">
            <text:p/>
          </table:table-cell>
          <table:table-cell table:formula="of:=IF(OR([.$J73]=[.W$1];[.$K73]=[.W$1];[.$L73]=[.W$1];[.$M73]=[.W$1];[.$N73]);[.$A73];&quot;&quot;)">
            <text:p/>
          </table:table-cell>
          <table:table-cell table:formula="of:=IF(OR([.$J73]=[.X$1];[.$K73]=[.X$1];[.$L73]=[.X$1];[.$M73]=[.X$1];[.$N73]);[.$A73];&quot;&quot;)">
            <text:p/>
          </table:table-cell>
          <table:table-cell table:formula="of:=IF(OR([.$J73]=[.Y$1];[.$K73]=[.Y$1];[.$L73]=[.Y$1];[.$M73]=[.Y$1];[.$N73]);[.$A73];&quot;&quot;)">
            <text:p/>
          </table:table-cell>
          <table:table-cell table:formula="of:=IF(OR([.$J73]=[.Z$1];[.$K73]=[.Z$1];[.$L73]=[.Z$1];[.$M73]=[.Z$1];[.$N73]);[.$A73];&quot;&quot;)">
            <text:p/>
          </table:table-cell>
          <table:table-cell table:formula="of:=IF(OR([.$J73]=[.AA$1];[.$K73]=[.AA$1];[.$L73]=[.AA$1];[.$M73]=[.AA$1];[.$N73]);[.$A73];&quot;&quot;)">
            <text:p/>
          </table:table-cell>
          <table:table-cell table:formula="of:=IF(OR([.$J73]=[.AB$1];[.$K73]=[.AB$1];[.$L73]=[.AB$1];[.$M73]=[.AB$1];[.$N73]);[.$A73];&quot;&quot;)">
            <text:p/>
          </table:table-cell>
          <table:table-cell table:formula="of:=IF(OR([.$J73]=[.AC$1];[.$K73]=[.AC$1];[.$L73]=[.AC$1];[.$M73]=[.AC$1];[.$N73]);[.$A73];&quot;&quot;)" office:value-type="float" office:value="72" calcext:value-type="float">
            <text:p>72</text:p>
          </table:table-cell>
          <table:table-cell table:formula="of:=IF(OR([.$J73]=[.AD$1];[.$K73]=[.AD$1];[.$L73]=[.AD$1];[.$M73]=[.AD$1];[.$N73]);[.$A73];&quot;&quot;)">
            <text:p/>
          </table:table-cell>
          <table:table-cell table:formula="of:=IF(OR([.$J73]=[.AE$1];[.$K73]=[.AE$1];[.$L73]=[.AE$1];[.$M73]=[.AE$1];[.$N73]);[.$A73];&quot;&quot;)">
            <text:p/>
          </table:table-cell>
          <table:table-cell table:formula="of:=IF(OR([.$J73]=[.AF$1];[.$K73]=[.AF$1];[.$L73]=[.AF$1];[.$M73]=[.AF$1];[.$N73]);[.$A73];&quot;&quot;)">
            <text:p/>
          </table:table-cell>
          <table:table-cell table:formula="of:=IF(OR([.$J73]=[.AG$1];[.$K73]=[.AG$1];[.$L73]=[.AG$1];[.$M73]=[.AG$1];[.$N73]);[.$A73];&quot;&quot;)">
            <text:p/>
          </table:table-cell>
          <table:table-cell table:formula="of:=IF(OR([.$J73]=[.AH$1];[.$K73]=[.AH$1];[.$L73]=[.AH$1];[.$M73]=[.AH$1];[.$N73]);[.$A73];&quot;&quot;)" office:value-type="float" office:value="72" calcext:value-type="float">
            <text:p>72</text:p>
          </table:table-cell>
          <table:table-cell table:formula="of:=IF(OR([.$J73]=[.AI$1];[.$K73]=[.AI$1];[.$L73]=[.AI$1];[.$M73]=[.AI$1];[.$N73]);[.$A73];&quot;&quot;)">
            <text:p/>
          </table:table-cell>
          <table:table-cell table:formula="of:=IF(OR([.$J73]=[.AJ$1];[.$K73]=[.AJ$1];[.$L73]=[.AJ$1];[.$M73]=[.AJ$1];[.$N73]);[.$A73];&quot;&quot;)">
            <text:p/>
          </table:table-cell>
          <table:table-cell table:formula="of:=IF(OR([.$J73]=[.AK$1];[.$K73]=[.AK$1];[.$L73]=[.AK$1];[.$M73]=[.AK$1];[.$N73]);[.$A73];&quot;&quot;)">
            <text:p/>
          </table:table-cell>
          <table:table-cell table:formula="of:=IF(OR([.$J73]=[.AL$1];[.$K73]=[.AL$1];[.$L73]=[.AL$1];[.$M73]=[.AL$1];[.$N73]);[.$A73];&quot;&quot;)">
            <text:p/>
          </table:table-cell>
          <table:table-cell table:formula="of:=IF(OR([.$J73]=[.AM$1];[.$K73]=[.AM$1];[.$L73]=[.AM$1];[.$M73]=[.AM$1];[.$N73]);[.$A73];&quot;&quot;)">
            <text:p/>
          </table:table-cell>
          <table:table-cell table:formula="of:=IF(OR([.$J73]=[.AN$1];[.$K73]=[.AN$1];[.$L73]=[.AN$1];[.$M73]=[.AN$1];[.$N73]);[.$A73];&quot;&quot;)">
            <text:p/>
          </table:table-cell>
          <table:table-cell table:formula="of:=IF(OR([.$J73]=[.AO$1];[.$K73]=[.AO$1];[.$L73]=[.AO$1];[.$M73]=[.AO$1];[.$N73]);[.$A73];&quot;&quot;)">
            <text:p/>
          </table:table-cell>
          <table:table-cell table:formula="of:=IF(OR([.$J73]=[.AP$1];[.$K73]=[.AP$1];[.$L73]=[.AP$1];[.$M73]=[.AP$1];[.$N73]);[.$A73];&quot;&quot;)">
            <text:p/>
          </table:table-cell>
          <table:table-cell table:formula="of:=IF(OR([.$J73]=[.AQ$1];[.$K73]=[.AQ$1];[.$L73]=[.AQ$1];[.$M73]=[.AQ$1];[.$N73]);[.$A73];&quot;&quot;)">
            <text:p/>
          </table:table-cell>
          <table:table-cell table:formula="of:=IF(OR([.$J73]=[.AR$1];[.$K73]=[.AR$1];[.$L73]=[.AR$1];[.$M73]=[.AR$1];[.$N73]);[.$A73];&quot;&quot;)">
            <text:p/>
          </table:table-cell>
          <table:table-cell/>
          <table:table-cell table:formula="of:=IF([.$E73]=[.AT$1];[.$A73];&quot;&quot;)">
            <text:p/>
          </table:table-cell>
          <table:table-cell table:formula="of:=IF([.$E73]=[.AU$1];[.$A73];&quot;&quot;)">
            <text:p/>
          </table:table-cell>
          <table:table-cell table:formula="of:=IF([.$E73]=[.AV$1];[.$A73];&quot;&quot;)">
            <text:p/>
          </table:table-cell>
          <table:table-cell table:formula="of:=IF([.$E73]=[.AW$1];[.$A73];&quot;&quot;)">
            <text:p/>
          </table:table-cell>
          <table:table-cell table:formula="of:=IF([.$E73]=[.AX$1];[.$A73];&quot;&quot;)">
            <text:p/>
          </table:table-cell>
          <table:table-cell table:formula="of:=IF([.$E73]=[.AY$1];[.$A73];&quot;&quot;)">
            <text:p/>
          </table:table-cell>
          <table:table-cell table:formula="of:=IF([.$E73]=[.AZ$1];[.$A73];&quot;&quot;)">
            <text:p/>
          </table:table-cell>
          <table:table-cell table:formula="of:=IF([.$E73]=[.BA$1];[.$A73];&quot;&quot;)">
            <text:p/>
          </table:table-cell>
          <table:table-cell table:formula="of:=IF([.$E73]=[.BB$1];[.$A73];&quot;&quot;)">
            <text:p/>
          </table:table-cell>
          <table:table-cell table:formula="of:=IF([.$E73]=[.BC$1];[.$A73];&quot;&quot;)">
            <text:p/>
          </table:table-cell>
          <table:table-cell table:formula="of:=IF([.$E73]=[.BD$1];[.$A73];&quot;&quot;)">
            <text:p/>
          </table:table-cell>
          <table:table-cell table:formula="of:=IF([.$E73]=[.BE$1];[.$A73];&quot;&quot;)">
            <text:p/>
          </table:table-cell>
          <table:table-cell table:formula="of:=IF([.$E73]=[.BF$1];[.$A73];&quot;&quot;)">
            <text:p/>
          </table:table-cell>
          <table:table-cell table:formula="of:=IF([.$E73]=[.BG$1];[.$A73];&quot;&quot;)">
            <text:p/>
          </table:table-cell>
          <table:table-cell table:formula="of:=IF([.$E73]=[.BH$1];[.$A73];&quot;&quot;)">
            <text:p/>
          </table:table-cell>
          <table:table-cell table:formula="of:=IF([.$E73]=[.BI$1];[.$A73];&quot;&quot;)">
            <text:p/>
          </table:table-cell>
          <table:table-cell table:formula="of:=IF([.$E73]=[.BJ$1];[.$A73];&quot;&quot;)" office:value-type="float" office:value="72" calcext:value-type="float">
            <text:p>72</text:p>
          </table:table-cell>
          <table:table-cell table:formula="of:=IF([.$E73]=[.BK$1];[.$A73];&quot;&quot;)">
            <text:p/>
          </table:table-cell>
          <table:table-cell table:formula="of:=IF([.$E73]=[.BL$1];[.$A73];&quot;&quot;)">
            <text:p/>
          </table:table-cell>
          <table:table-cell table:formula="of:=IF([.$E73]=[.BM$1];[.$A73];&quot;&quot;)">
            <text:p/>
          </table:table-cell>
          <table:table-cell table:formula="of:=IF([.$E73]=[.BN$1];[.$A73];&quot;&quot;)">
            <text:p/>
          </table:table-cell>
          <table:table-cell table:formula="of:=IF([.$E73]=[.BO$1];[.$A73];&quot;&quot;)">
            <text:p/>
          </table:table-cell>
          <table:table-cell table:formula="of:=IF([.$E73]=[.BP$1];[.$A73];&quot;&quot;)">
            <text:p/>
          </table:table-cell>
          <table:table-cell table:formula="of:=IF([.$E73]=[.BQ$1];[.$A73];&quot;&quot;)">
            <text:p/>
          </table:table-cell>
          <table:table-cell table:formula="of:=IF([.$E73]=[.BR$1];[.$A73];&quot;&quot;)">
            <text:p/>
          </table:table-cell>
          <table:table-cell table:formula="of:=IF([.$E73]=[.BS$1];[.$A73];&quot;&quot;)">
            <text:p/>
          </table:table-cell>
          <table:table-cell table:formula="of:=IF([.$E73]=[.BT$1];[.$A73];&quot;&quot;)">
            <text:p/>
          </table:table-cell>
          <table:table-cell table:formula="of:=IF([.$E73]=[.BU$1];[.$A73];&quot;&quot;)">
            <text:p/>
          </table:table-cell>
          <table:table-cell table:formula="of:=IF([.$E73]=[.BV$1];[.$A73];&quot;&quot;)">
            <text:p/>
          </table:table-cell>
          <table:table-cell table:formula="of:=IF([.$E73]=[.BW$1];[.$A73];&quot;&quot;)">
            <text:p/>
          </table:table-cell>
          <table:table-cell table:formula="of:=IF([.$E73]=[.BX$1];[.$A73];&quot;&quot;)">
            <text:p/>
          </table:table-cell>
          <table:table-cell table:formula="of:=IF([.$E73]=[.BY$1];[.$A73];&quot;&quot;)">
            <text:p/>
          </table:table-cell>
          <table:table-cell table:formula="of:=IF([.$E73]=[.BZ$1];[.$A73];&quot;&quot;)">
            <text:p/>
          </table:table-cell>
          <table:table-cell table:formula="of:=IF([.$E73]=[.CA$1];[.$A73];&quot;&quot;)">
            <text:p/>
          </table:table-cell>
          <table:table-cell table:formula="of:=IF([.$E73]=[.CB$1];[.$A73];&quot;&quot;)">
            <text:p/>
          </table:table-cell>
          <table:table-cell table:formula="of:=IF([.$E73]=[.CC$1];[.$A73];&quot;&quot;)">
            <text:p/>
          </table:table-cell>
          <table:table-cell table:formula="of:=IF([.$E73]=[.CD$1];[.$A73];&quot;&quot;)">
            <text:p/>
          </table:table-cell>
          <table:table-cell table:formula="of:=IF([.$E73]=[.CE$1];[.$A73];&quot;&quot;)">
            <text:p/>
          </table:table-cell>
          <table:table-cell table:formula="of:=IF([.$E73]=[.CF$1];[.$A73];&quot;&quot;)">
            <text:p/>
          </table:table-cell>
          <table:table-cell table:formula="of:=IF([.$E73]=[.CG$1];[.$A73];&quot;&quot;)">
            <text:p/>
          </table:table-cell>
          <table:table-cell table:formula="of:=IF([.$E73]=[.CH$1];[.$A73];&quot;&quot;)">
            <text:p/>
          </table:table-cell>
          <table:table-cell table:formula="of:=IF([.$E73]=[.CI$1];[.$A73];&quot;&quot;)">
            <text:p/>
          </table:table-cell>
          <table:table-cell table:formula="of:=IF([.$E73]=[.CJ$1];[.$A73];&quot;&quot;)">
            <text:p/>
          </table:table-cell>
          <table:table-cell table:formula="of:=IF([.$E73]=[.CK$1];[.$A73];&quot;&quot;)">
            <text:p/>
          </table:table-cell>
          <table:table-cell table:formula="of:=IF([.$E73]=[.CL$1];[.$A73];&quot;&quot;)">
            <text:p/>
          </table:table-cell>
          <table:table-cell table:formula="of:=IF([.$E73]=[.CM$1];[.$A73];&quot;&quot;)">
            <text:p/>
          </table:table-cell>
          <table:table-cell table:formula="of:=IF([.$E73]=[.CN$1];[.$A73];&quot;&quot;)">
            <text:p/>
          </table:table-cell>
          <table:table-cell table:formula="of:=IF([.$E73]=[.CO$1];[.$A73];&quot;&quot;)">
            <text:p/>
          </table:table-cell>
          <table:table-cell table:formula="of:=IF([.$E73]=[.CP$1];[.$A73];&quot;&quot;)">
            <text:p/>
          </table:table-cell>
          <table:table-cell table:formula="of:=IF([.$E73]=[.CQ$1];[.$A7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 Seconds</text:p>
          </table:table-cell>
          <table:table-cell office:value-type="string" calcext:value-type="string">
            <text:p>David Platt</text:p>
          </table:table-cell>
          <table:table-cell office:value-type="string" calcext:value-type="string">
            <text:p>Russel Friend, Garrett Lerner</text:p>
          </table:table-cell>
          <table:table-cell office:value-type="float" office:value="18.03" calcext:value-type="float">
            <text:p>18.03</text:p>
          </table:table-cell>
          <table:table-cell office:value-type="float" office:value="5" calcext:value-type="float">
            <text:p>5</text:p>
          </table:table-cell>
          <table:table-cell office:value-type="date" office:date-value="2007-10-09" calcext:value-type="date">
            <text:p>2007-10-09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table:number-columns-repeated="3"/>
          <table:table-cell table:formula="of:=IF(OR([.$J74]=[.O$1];[.$K74]=[.O$1];[.$L74]=[.O$1];[.$M74]=[.O$1];[.$N74]);[.$A74];&quot;&quot;)">
            <text:p/>
          </table:table-cell>
          <table:table-cell table:formula="of:=IF(OR([.$J74]=[.P$1];[.$K74]=[.P$1];[.$L74]=[.P$1];[.$M74]=[.P$1];[.$N74]);[.$A74];&quot;&quot;)">
            <text:p/>
          </table:table-cell>
          <table:table-cell table:formula="of:=IF(OR([.$J74]=[.Q$1];[.$K74]=[.Q$1];[.$L74]=[.Q$1];[.$M74]=[.Q$1];[.$N74]);[.$A74];&quot;&quot;)">
            <text:p/>
          </table:table-cell>
          <table:table-cell table:formula="of:=IF(OR([.$J74]=[.R$1];[.$K74]=[.R$1];[.$L74]=[.R$1];[.$M74]=[.R$1];[.$N74]);[.$A74];&quot;&quot;)">
            <text:p/>
          </table:table-cell>
          <table:table-cell table:formula="of:=IF(OR([.$J74]=[.S$1];[.$K74]=[.S$1];[.$L74]=[.S$1];[.$M74]=[.S$1];[.$N74]);[.$A74];&quot;&quot;)">
            <text:p/>
          </table:table-cell>
          <table:table-cell table:formula="of:=IF(OR([.$J74]=[.T$1];[.$K74]=[.T$1];[.$L74]=[.T$1];[.$M74]=[.T$1];[.$N74]);[.$A74];&quot;&quot;)">
            <text:p/>
          </table:table-cell>
          <table:table-cell table:formula="of:=IF(OR([.$J74]=[.U$1];[.$K74]=[.U$1];[.$L74]=[.U$1];[.$M74]=[.U$1];[.$N74]);[.$A74];&quot;&quot;)">
            <text:p/>
          </table:table-cell>
          <table:table-cell table:formula="of:=IF(OR([.$J74]=[.V$1];[.$K74]=[.V$1];[.$L74]=[.V$1];[.$M74]=[.V$1];[.$N74]);[.$A74];&quot;&quot;)">
            <text:p/>
          </table:table-cell>
          <table:table-cell table:formula="of:=IF(OR([.$J74]=[.W$1];[.$K74]=[.W$1];[.$L74]=[.W$1];[.$M74]=[.W$1];[.$N74]);[.$A74];&quot;&quot;)">
            <text:p/>
          </table:table-cell>
          <table:table-cell table:formula="of:=IF(OR([.$J74]=[.X$1];[.$K74]=[.X$1];[.$L74]=[.X$1];[.$M74]=[.X$1];[.$N74]);[.$A74];&quot;&quot;)" office:value-type="float" office:value="73" calcext:value-type="float">
            <text:p>73</text:p>
          </table:table-cell>
          <table:table-cell table:formula="of:=IF(OR([.$J74]=[.Y$1];[.$K74]=[.Y$1];[.$L74]=[.Y$1];[.$M74]=[.Y$1];[.$N74]);[.$A74];&quot;&quot;)" office:value-type="float" office:value="73" calcext:value-type="float">
            <text:p>73</text:p>
          </table:table-cell>
          <table:table-cell table:formula="of:=IF(OR([.$J74]=[.Z$1];[.$K74]=[.Z$1];[.$L74]=[.Z$1];[.$M74]=[.Z$1];[.$N74]);[.$A74];&quot;&quot;)">
            <text:p/>
          </table:table-cell>
          <table:table-cell table:formula="of:=IF(OR([.$J74]=[.AA$1];[.$K74]=[.AA$1];[.$L74]=[.AA$1];[.$M74]=[.AA$1];[.$N74]);[.$A74];&quot;&quot;)">
            <text:p/>
          </table:table-cell>
          <table:table-cell table:formula="of:=IF(OR([.$J74]=[.AB$1];[.$K74]=[.AB$1];[.$L74]=[.AB$1];[.$M74]=[.AB$1];[.$N74]);[.$A74];&quot;&quot;)">
            <text:p/>
          </table:table-cell>
          <table:table-cell table:formula="of:=IF(OR([.$J74]=[.AC$1];[.$K74]=[.AC$1];[.$L74]=[.AC$1];[.$M74]=[.AC$1];[.$N74]);[.$A74];&quot;&quot;)">
            <text:p/>
          </table:table-cell>
          <table:table-cell table:formula="of:=IF(OR([.$J74]=[.AD$1];[.$K74]=[.AD$1];[.$L74]=[.AD$1];[.$M74]=[.AD$1];[.$N74]);[.$A74];&quot;&quot;)">
            <text:p/>
          </table:table-cell>
          <table:table-cell table:formula="of:=IF(OR([.$J74]=[.AE$1];[.$K74]=[.AE$1];[.$L74]=[.AE$1];[.$M74]=[.AE$1];[.$N74]);[.$A74];&quot;&quot;)">
            <text:p/>
          </table:table-cell>
          <table:table-cell table:formula="of:=IF(OR([.$J74]=[.AF$1];[.$K74]=[.AF$1];[.$L74]=[.AF$1];[.$M74]=[.AF$1];[.$N74]);[.$A74];&quot;&quot;)">
            <text:p/>
          </table:table-cell>
          <table:table-cell table:formula="of:=IF(OR([.$J74]=[.AG$1];[.$K74]=[.AG$1];[.$L74]=[.AG$1];[.$M74]=[.AG$1];[.$N74]);[.$A74];&quot;&quot;)">
            <text:p/>
          </table:table-cell>
          <table:table-cell table:formula="of:=IF(OR([.$J74]=[.AH$1];[.$K74]=[.AH$1];[.$L74]=[.AH$1];[.$M74]=[.AH$1];[.$N74]);[.$A74];&quot;&quot;)">
            <text:p/>
          </table:table-cell>
          <table:table-cell table:formula="of:=IF(OR([.$J74]=[.AI$1];[.$K74]=[.AI$1];[.$L74]=[.AI$1];[.$M74]=[.AI$1];[.$N74]);[.$A74];&quot;&quot;)">
            <text:p/>
          </table:table-cell>
          <table:table-cell table:formula="of:=IF(OR([.$J74]=[.AJ$1];[.$K74]=[.AJ$1];[.$L74]=[.AJ$1];[.$M74]=[.AJ$1];[.$N74]);[.$A74];&quot;&quot;)">
            <text:p/>
          </table:table-cell>
          <table:table-cell table:formula="of:=IF(OR([.$J74]=[.AK$1];[.$K74]=[.AK$1];[.$L74]=[.AK$1];[.$M74]=[.AK$1];[.$N74]);[.$A74];&quot;&quot;)">
            <text:p/>
          </table:table-cell>
          <table:table-cell table:formula="of:=IF(OR([.$J74]=[.AL$1];[.$K74]=[.AL$1];[.$L74]=[.AL$1];[.$M74]=[.AL$1];[.$N74]);[.$A74];&quot;&quot;)">
            <text:p/>
          </table:table-cell>
          <table:table-cell table:formula="of:=IF(OR([.$J74]=[.AM$1];[.$K74]=[.AM$1];[.$L74]=[.AM$1];[.$M74]=[.AM$1];[.$N74]);[.$A74];&quot;&quot;)">
            <text:p/>
          </table:table-cell>
          <table:table-cell table:formula="of:=IF(OR([.$J74]=[.AN$1];[.$K74]=[.AN$1];[.$L74]=[.AN$1];[.$M74]=[.AN$1];[.$N74]);[.$A74];&quot;&quot;)">
            <text:p/>
          </table:table-cell>
          <table:table-cell table:formula="of:=IF(OR([.$J74]=[.AO$1];[.$K74]=[.AO$1];[.$L74]=[.AO$1];[.$M74]=[.AO$1];[.$N74]);[.$A74];&quot;&quot;)">
            <text:p/>
          </table:table-cell>
          <table:table-cell table:formula="of:=IF(OR([.$J74]=[.AP$1];[.$K74]=[.AP$1];[.$L74]=[.AP$1];[.$M74]=[.AP$1];[.$N74]);[.$A74];&quot;&quot;)">
            <text:p/>
          </table:table-cell>
          <table:table-cell table:formula="of:=IF(OR([.$J74]=[.AQ$1];[.$K74]=[.AQ$1];[.$L74]=[.AQ$1];[.$M74]=[.AQ$1];[.$N74]);[.$A74];&quot;&quot;)">
            <text:p/>
          </table:table-cell>
          <table:table-cell table:formula="of:=IF(OR([.$J74]=[.AR$1];[.$K74]=[.AR$1];[.$L74]=[.AR$1];[.$M74]=[.AR$1];[.$N74]);[.$A74];&quot;&quot;)">
            <text:p/>
          </table:table-cell>
          <table:table-cell/>
          <table:table-cell table:formula="of:=IF([.$E74]=[.AT$1];[.$A74];&quot;&quot;)">
            <text:p/>
          </table:table-cell>
          <table:table-cell table:formula="of:=IF([.$E74]=[.AU$1];[.$A74];&quot;&quot;)">
            <text:p/>
          </table:table-cell>
          <table:table-cell table:formula="of:=IF([.$E74]=[.AV$1];[.$A74];&quot;&quot;)">
            <text:p/>
          </table:table-cell>
          <table:table-cell table:formula="of:=IF([.$E74]=[.AW$1];[.$A74];&quot;&quot;)">
            <text:p/>
          </table:table-cell>
          <table:table-cell table:formula="of:=IF([.$E74]=[.AX$1];[.$A74];&quot;&quot;)">
            <text:p/>
          </table:table-cell>
          <table:table-cell table:formula="of:=IF([.$E74]=[.AY$1];[.$A74];&quot;&quot;)">
            <text:p/>
          </table:table-cell>
          <table:table-cell table:formula="of:=IF([.$E74]=[.AZ$1];[.$A74];&quot;&quot;)">
            <text:p/>
          </table:table-cell>
          <table:table-cell table:formula="of:=IF([.$E74]=[.BA$1];[.$A74];&quot;&quot;)">
            <text:p/>
          </table:table-cell>
          <table:table-cell table:formula="of:=IF([.$E74]=[.BB$1];[.$A74];&quot;&quot;)">
            <text:p/>
          </table:table-cell>
          <table:table-cell table:formula="of:=IF([.$E74]=[.BC$1];[.$A74];&quot;&quot;)">
            <text:p/>
          </table:table-cell>
          <table:table-cell table:formula="of:=IF([.$E74]=[.BD$1];[.$A74];&quot;&quot;)">
            <text:p/>
          </table:table-cell>
          <table:table-cell table:formula="of:=IF([.$E74]=[.BE$1];[.$A74];&quot;&quot;)">
            <text:p/>
          </table:table-cell>
          <table:table-cell table:formula="of:=IF([.$E74]=[.BF$1];[.$A74];&quot;&quot;)">
            <text:p/>
          </table:table-cell>
          <table:table-cell table:formula="of:=IF([.$E74]=[.BG$1];[.$A74];&quot;&quot;)">
            <text:p/>
          </table:table-cell>
          <table:table-cell table:formula="of:=IF([.$E74]=[.BH$1];[.$A74];&quot;&quot;)">
            <text:p/>
          </table:table-cell>
          <table:table-cell table:formula="of:=IF([.$E74]=[.BI$1];[.$A74];&quot;&quot;)">
            <text:p/>
          </table:table-cell>
          <table:table-cell table:formula="of:=IF([.$E74]=[.BJ$1];[.$A74];&quot;&quot;)">
            <text:p/>
          </table:table-cell>
          <table:table-cell table:formula="of:=IF([.$E74]=[.BK$1];[.$A74];&quot;&quot;)">
            <text:p/>
          </table:table-cell>
          <table:table-cell table:formula="of:=IF([.$E74]=[.BL$1];[.$A74];&quot;&quot;)">
            <text:p/>
          </table:table-cell>
          <table:table-cell table:formula="of:=IF([.$E74]=[.BM$1];[.$A74];&quot;&quot;)">
            <text:p/>
          </table:table-cell>
          <table:table-cell table:formula="of:=IF([.$E74]=[.BN$1];[.$A74];&quot;&quot;)">
            <text:p/>
          </table:table-cell>
          <table:table-cell table:formula="of:=IF([.$E74]=[.BO$1];[.$A74];&quot;&quot;)">
            <text:p/>
          </table:table-cell>
          <table:table-cell table:formula="of:=IF([.$E74]=[.BP$1];[.$A74];&quot;&quot;)">
            <text:p/>
          </table:table-cell>
          <table:table-cell table:formula="of:=IF([.$E74]=[.BQ$1];[.$A74];&quot;&quot;)">
            <text:p/>
          </table:table-cell>
          <table:table-cell table:formula="of:=IF([.$E74]=[.BR$1];[.$A74];&quot;&quot;)">
            <text:p/>
          </table:table-cell>
          <table:table-cell table:formula="of:=IF([.$E74]=[.BS$1];[.$A74];&quot;&quot;)">
            <text:p/>
          </table:table-cell>
          <table:table-cell table:formula="of:=IF([.$E74]=[.BT$1];[.$A74];&quot;&quot;)">
            <text:p/>
          </table:table-cell>
          <table:table-cell table:formula="of:=IF([.$E74]=[.BU$1];[.$A74];&quot;&quot;)" office:value-type="float" office:value="73" calcext:value-type="float">
            <text:p>73</text:p>
          </table:table-cell>
          <table:table-cell table:formula="of:=IF([.$E74]=[.BV$1];[.$A74];&quot;&quot;)">
            <text:p/>
          </table:table-cell>
          <table:table-cell table:formula="of:=IF([.$E74]=[.BW$1];[.$A74];&quot;&quot;)">
            <text:p/>
          </table:table-cell>
          <table:table-cell table:formula="of:=IF([.$E74]=[.BX$1];[.$A74];&quot;&quot;)">
            <text:p/>
          </table:table-cell>
          <table:table-cell table:formula="of:=IF([.$E74]=[.BY$1];[.$A74];&quot;&quot;)">
            <text:p/>
          </table:table-cell>
          <table:table-cell table:formula="of:=IF([.$E74]=[.BZ$1];[.$A74];&quot;&quot;)">
            <text:p/>
          </table:table-cell>
          <table:table-cell table:formula="of:=IF([.$E74]=[.CA$1];[.$A74];&quot;&quot;)">
            <text:p/>
          </table:table-cell>
          <table:table-cell table:formula="of:=IF([.$E74]=[.CB$1];[.$A74];&quot;&quot;)">
            <text:p/>
          </table:table-cell>
          <table:table-cell table:formula="of:=IF([.$E74]=[.CC$1];[.$A74];&quot;&quot;)">
            <text:p/>
          </table:table-cell>
          <table:table-cell table:formula="of:=IF([.$E74]=[.CD$1];[.$A74];&quot;&quot;)">
            <text:p/>
          </table:table-cell>
          <table:table-cell table:formula="of:=IF([.$E74]=[.CE$1];[.$A74];&quot;&quot;)">
            <text:p/>
          </table:table-cell>
          <table:table-cell table:formula="of:=IF([.$E74]=[.CF$1];[.$A74];&quot;&quot;)">
            <text:p/>
          </table:table-cell>
          <table:table-cell table:formula="of:=IF([.$E74]=[.CG$1];[.$A74];&quot;&quot;)">
            <text:p/>
          </table:table-cell>
          <table:table-cell table:formula="of:=IF([.$E74]=[.CH$1];[.$A74];&quot;&quot;)">
            <text:p/>
          </table:table-cell>
          <table:table-cell table:formula="of:=IF([.$E74]=[.CI$1];[.$A74];&quot;&quot;)">
            <text:p/>
          </table:table-cell>
          <table:table-cell table:formula="of:=IF([.$E74]=[.CJ$1];[.$A74];&quot;&quot;)">
            <text:p/>
          </table:table-cell>
          <table:table-cell table:formula="of:=IF([.$E74]=[.CK$1];[.$A74];&quot;&quot;)">
            <text:p/>
          </table:table-cell>
          <table:table-cell table:formula="of:=IF([.$E74]=[.CL$1];[.$A74];&quot;&quot;)">
            <text:p/>
          </table:table-cell>
          <table:table-cell table:formula="of:=IF([.$E74]=[.CM$1];[.$A74];&quot;&quot;)">
            <text:p/>
          </table:table-cell>
          <table:table-cell table:formula="of:=IF([.$E74]=[.CN$1];[.$A74];&quot;&quot;)">
            <text:p/>
          </table:table-cell>
          <table:table-cell table:formula="of:=IF([.$E74]=[.CO$1];[.$A74];&quot;&quot;)">
            <text:p/>
          </table:table-cell>
          <table:table-cell table:formula="of:=IF([.$E74]=[.CP$1];[.$A74];&quot;&quot;)">
            <text:p/>
          </table:table-cell>
          <table:table-cell table:formula="of:=IF([.$E74]=[.CQ$1];[.$A7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uardian Angels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David Hoselton</text:p>
          </table:table-cell>
          <table:table-cell office:value-type="float" office:value="18.1" calcext:value-type="float">
            <text:p>18.1</text:p>
          </table:table-cell>
          <table:table-cell office:value-type="float" office:value="5" calcext:value-type="float">
            <text:p>5</text:p>
          </table:table-cell>
          <table:table-cell office:value-type="date" office:date-value="2007-10-23" calcext:value-type="date">
            <text:p>2007-10-23</text:p>
          </table:table-cell>
          <table:table-cell office:value-type="string" calcext:value-type="string">
            <text:p>David Hoselton</text:p>
          </table:table-cell>
          <table:table-cell table:number-columns-repeated="4"/>
          <table:table-cell table:formula="of:=IF(OR([.$J75]=[.O$1];[.$K75]=[.O$1];[.$L75]=[.O$1];[.$M75]=[.O$1];[.$N75]);[.$A75];&quot;&quot;)">
            <text:p/>
          </table:table-cell>
          <table:table-cell table:formula="of:=IF(OR([.$J75]=[.P$1];[.$K75]=[.P$1];[.$L75]=[.P$1];[.$M75]=[.P$1];[.$N75]);[.$A75];&quot;&quot;)">
            <text:p/>
          </table:table-cell>
          <table:table-cell table:formula="of:=IF(OR([.$J75]=[.Q$1];[.$K75]=[.Q$1];[.$L75]=[.Q$1];[.$M75]=[.Q$1];[.$N75]);[.$A75];&quot;&quot;)">
            <text:p/>
          </table:table-cell>
          <table:table-cell table:formula="of:=IF(OR([.$J75]=[.R$1];[.$K75]=[.R$1];[.$L75]=[.R$1];[.$M75]=[.R$1];[.$N75]);[.$A75];&quot;&quot;)">
            <text:p/>
          </table:table-cell>
          <table:table-cell table:formula="of:=IF(OR([.$J75]=[.S$1];[.$K75]=[.S$1];[.$L75]=[.S$1];[.$M75]=[.S$1];[.$N75]);[.$A75];&quot;&quot;)">
            <text:p/>
          </table:table-cell>
          <table:table-cell table:formula="of:=IF(OR([.$J75]=[.T$1];[.$K75]=[.T$1];[.$L75]=[.T$1];[.$M75]=[.T$1];[.$N75]);[.$A75];&quot;&quot;)">
            <text:p/>
          </table:table-cell>
          <table:table-cell table:formula="of:=IF(OR([.$J75]=[.U$1];[.$K75]=[.U$1];[.$L75]=[.U$1];[.$M75]=[.U$1];[.$N75]);[.$A75];&quot;&quot;)">
            <text:p/>
          </table:table-cell>
          <table:table-cell table:formula="of:=IF(OR([.$J75]=[.V$1];[.$K75]=[.V$1];[.$L75]=[.V$1];[.$M75]=[.V$1];[.$N75]);[.$A75];&quot;&quot;)">
            <text:p/>
          </table:table-cell>
          <table:table-cell table:formula="of:=IF(OR([.$J75]=[.W$1];[.$K75]=[.W$1];[.$L75]=[.W$1];[.$M75]=[.W$1];[.$N75]);[.$A75];&quot;&quot;)">
            <text:p/>
          </table:table-cell>
          <table:table-cell table:formula="of:=IF(OR([.$J75]=[.X$1];[.$K75]=[.X$1];[.$L75]=[.X$1];[.$M75]=[.X$1];[.$N75]);[.$A75];&quot;&quot;)">
            <text:p/>
          </table:table-cell>
          <table:table-cell table:formula="of:=IF(OR([.$J75]=[.Y$1];[.$K75]=[.Y$1];[.$L75]=[.Y$1];[.$M75]=[.Y$1];[.$N75]);[.$A75];&quot;&quot;)">
            <text:p/>
          </table:table-cell>
          <table:table-cell table:formula="of:=IF(OR([.$J75]=[.Z$1];[.$K75]=[.Z$1];[.$L75]=[.Z$1];[.$M75]=[.Z$1];[.$N75]);[.$A75];&quot;&quot;)">
            <text:p/>
          </table:table-cell>
          <table:table-cell table:formula="of:=IF(OR([.$J75]=[.AA$1];[.$K75]=[.AA$1];[.$L75]=[.AA$1];[.$M75]=[.AA$1];[.$N75]);[.$A75];&quot;&quot;)">
            <text:p/>
          </table:table-cell>
          <table:table-cell table:formula="of:=IF(OR([.$J75]=[.AB$1];[.$K75]=[.AB$1];[.$L75]=[.AB$1];[.$M75]=[.AB$1];[.$N75]);[.$A75];&quot;&quot;)">
            <text:p/>
          </table:table-cell>
          <table:table-cell table:formula="of:=IF(OR([.$J75]=[.AC$1];[.$K75]=[.AC$1];[.$L75]=[.AC$1];[.$M75]=[.AC$1];[.$N75]);[.$A75];&quot;&quot;)">
            <text:p/>
          </table:table-cell>
          <table:table-cell table:formula="of:=IF(OR([.$J75]=[.AD$1];[.$K75]=[.AD$1];[.$L75]=[.AD$1];[.$M75]=[.AD$1];[.$N75]);[.$A75];&quot;&quot;)">
            <text:p/>
          </table:table-cell>
          <table:table-cell table:formula="of:=IF(OR([.$J75]=[.AE$1];[.$K75]=[.AE$1];[.$L75]=[.AE$1];[.$M75]=[.AE$1];[.$N75]);[.$A75];&quot;&quot;)">
            <text:p/>
          </table:table-cell>
          <table:table-cell table:formula="of:=IF(OR([.$J75]=[.AF$1];[.$K75]=[.AF$1];[.$L75]=[.AF$1];[.$M75]=[.AF$1];[.$N75]);[.$A75];&quot;&quot;)">
            <text:p/>
          </table:table-cell>
          <table:table-cell table:formula="of:=IF(OR([.$J75]=[.AG$1];[.$K75]=[.AG$1];[.$L75]=[.AG$1];[.$M75]=[.AG$1];[.$N75]);[.$A75];&quot;&quot;)" office:value-type="float" office:value="74" calcext:value-type="float">
            <text:p>74</text:p>
          </table:table-cell>
          <table:table-cell table:formula="of:=IF(OR([.$J75]=[.AH$1];[.$K75]=[.AH$1];[.$L75]=[.AH$1];[.$M75]=[.AH$1];[.$N75]);[.$A75];&quot;&quot;)">
            <text:p/>
          </table:table-cell>
          <table:table-cell table:formula="of:=IF(OR([.$J75]=[.AI$1];[.$K75]=[.AI$1];[.$L75]=[.AI$1];[.$M75]=[.AI$1];[.$N75]);[.$A75];&quot;&quot;)">
            <text:p/>
          </table:table-cell>
          <table:table-cell table:formula="of:=IF(OR([.$J75]=[.AJ$1];[.$K75]=[.AJ$1];[.$L75]=[.AJ$1];[.$M75]=[.AJ$1];[.$N75]);[.$A75];&quot;&quot;)">
            <text:p/>
          </table:table-cell>
          <table:table-cell table:formula="of:=IF(OR([.$J75]=[.AK$1];[.$K75]=[.AK$1];[.$L75]=[.AK$1];[.$M75]=[.AK$1];[.$N75]);[.$A75];&quot;&quot;)">
            <text:p/>
          </table:table-cell>
          <table:table-cell table:formula="of:=IF(OR([.$J75]=[.AL$1];[.$K75]=[.AL$1];[.$L75]=[.AL$1];[.$M75]=[.AL$1];[.$N75]);[.$A75];&quot;&quot;)">
            <text:p/>
          </table:table-cell>
          <table:table-cell table:formula="of:=IF(OR([.$J75]=[.AM$1];[.$K75]=[.AM$1];[.$L75]=[.AM$1];[.$M75]=[.AM$1];[.$N75]);[.$A75];&quot;&quot;)">
            <text:p/>
          </table:table-cell>
          <table:table-cell table:formula="of:=IF(OR([.$J75]=[.AN$1];[.$K75]=[.AN$1];[.$L75]=[.AN$1];[.$M75]=[.AN$1];[.$N75]);[.$A75];&quot;&quot;)">
            <text:p/>
          </table:table-cell>
          <table:table-cell table:formula="of:=IF(OR([.$J75]=[.AO$1];[.$K75]=[.AO$1];[.$L75]=[.AO$1];[.$M75]=[.AO$1];[.$N75]);[.$A75];&quot;&quot;)">
            <text:p/>
          </table:table-cell>
          <table:table-cell table:formula="of:=IF(OR([.$J75]=[.AP$1];[.$K75]=[.AP$1];[.$L75]=[.AP$1];[.$M75]=[.AP$1];[.$N75]);[.$A75];&quot;&quot;)">
            <text:p/>
          </table:table-cell>
          <table:table-cell table:formula="of:=IF(OR([.$J75]=[.AQ$1];[.$K75]=[.AQ$1];[.$L75]=[.AQ$1];[.$M75]=[.AQ$1];[.$N75]);[.$A75];&quot;&quot;)">
            <text:p/>
          </table:table-cell>
          <table:table-cell table:formula="of:=IF(OR([.$J75]=[.AR$1];[.$K75]=[.AR$1];[.$L75]=[.AR$1];[.$M75]=[.AR$1];[.$N75]);[.$A75];&quot;&quot;)">
            <text:p/>
          </table:table-cell>
          <table:table-cell/>
          <table:table-cell table:formula="of:=IF([.$E75]=[.AT$1];[.$A75];&quot;&quot;)">
            <text:p/>
          </table:table-cell>
          <table:table-cell table:formula="of:=IF([.$E75]=[.AU$1];[.$A75];&quot;&quot;)">
            <text:p/>
          </table:table-cell>
          <table:table-cell table:formula="of:=IF([.$E75]=[.AV$1];[.$A75];&quot;&quot;)">
            <text:p/>
          </table:table-cell>
          <table:table-cell table:formula="of:=IF([.$E75]=[.AW$1];[.$A75];&quot;&quot;)">
            <text:p/>
          </table:table-cell>
          <table:table-cell table:formula="of:=IF([.$E75]=[.AX$1];[.$A75];&quot;&quot;)">
            <text:p/>
          </table:table-cell>
          <table:table-cell table:formula="of:=IF([.$E75]=[.AY$1];[.$A75];&quot;&quot;)">
            <text:p/>
          </table:table-cell>
          <table:table-cell table:formula="of:=IF([.$E75]=[.AZ$1];[.$A75];&quot;&quot;)">
            <text:p/>
          </table:table-cell>
          <table:table-cell table:formula="of:=IF([.$E75]=[.BA$1];[.$A75];&quot;&quot;)">
            <text:p/>
          </table:table-cell>
          <table:table-cell table:formula="of:=IF([.$E75]=[.BB$1];[.$A75];&quot;&quot;)">
            <text:p/>
          </table:table-cell>
          <table:table-cell table:formula="of:=IF([.$E75]=[.BC$1];[.$A75];&quot;&quot;)">
            <text:p/>
          </table:table-cell>
          <table:table-cell table:formula="of:=IF([.$E75]=[.BD$1];[.$A75];&quot;&quot;)">
            <text:p/>
          </table:table-cell>
          <table:table-cell table:formula="of:=IF([.$E75]=[.BE$1];[.$A75];&quot;&quot;)">
            <text:p/>
          </table:table-cell>
          <table:table-cell table:formula="of:=IF([.$E75]=[.BF$1];[.$A75];&quot;&quot;)">
            <text:p/>
          </table:table-cell>
          <table:table-cell table:formula="of:=IF([.$E75]=[.BG$1];[.$A75];&quot;&quot;)">
            <text:p/>
          </table:table-cell>
          <table:table-cell table:formula="of:=IF([.$E75]=[.BH$1];[.$A75];&quot;&quot;)">
            <text:p/>
          </table:table-cell>
          <table:table-cell table:formula="of:=IF([.$E75]=[.BI$1];[.$A75];&quot;&quot;)">
            <text:p/>
          </table:table-cell>
          <table:table-cell table:formula="of:=IF([.$E75]=[.BJ$1];[.$A75];&quot;&quot;)" office:value-type="float" office:value="74" calcext:value-type="float">
            <text:p>74</text:p>
          </table:table-cell>
          <table:table-cell table:formula="of:=IF([.$E75]=[.BK$1];[.$A75];&quot;&quot;)">
            <text:p/>
          </table:table-cell>
          <table:table-cell table:formula="of:=IF([.$E75]=[.BL$1];[.$A75];&quot;&quot;)">
            <text:p/>
          </table:table-cell>
          <table:table-cell table:formula="of:=IF([.$E75]=[.BM$1];[.$A75];&quot;&quot;)">
            <text:p/>
          </table:table-cell>
          <table:table-cell table:formula="of:=IF([.$E75]=[.BN$1];[.$A75];&quot;&quot;)">
            <text:p/>
          </table:table-cell>
          <table:table-cell table:formula="of:=IF([.$E75]=[.BO$1];[.$A75];&quot;&quot;)">
            <text:p/>
          </table:table-cell>
          <table:table-cell table:formula="of:=IF([.$E75]=[.BP$1];[.$A75];&quot;&quot;)">
            <text:p/>
          </table:table-cell>
          <table:table-cell table:formula="of:=IF([.$E75]=[.BQ$1];[.$A75];&quot;&quot;)">
            <text:p/>
          </table:table-cell>
          <table:table-cell table:formula="of:=IF([.$E75]=[.BR$1];[.$A75];&quot;&quot;)">
            <text:p/>
          </table:table-cell>
          <table:table-cell table:formula="of:=IF([.$E75]=[.BS$1];[.$A75];&quot;&quot;)">
            <text:p/>
          </table:table-cell>
          <table:table-cell table:formula="of:=IF([.$E75]=[.BT$1];[.$A75];&quot;&quot;)">
            <text:p/>
          </table:table-cell>
          <table:table-cell table:formula="of:=IF([.$E75]=[.BU$1];[.$A75];&quot;&quot;)">
            <text:p/>
          </table:table-cell>
          <table:table-cell table:formula="of:=IF([.$E75]=[.BV$1];[.$A75];&quot;&quot;)">
            <text:p/>
          </table:table-cell>
          <table:table-cell table:formula="of:=IF([.$E75]=[.BW$1];[.$A75];&quot;&quot;)">
            <text:p/>
          </table:table-cell>
          <table:table-cell table:formula="of:=IF([.$E75]=[.BX$1];[.$A75];&quot;&quot;)">
            <text:p/>
          </table:table-cell>
          <table:table-cell table:formula="of:=IF([.$E75]=[.BY$1];[.$A75];&quot;&quot;)">
            <text:p/>
          </table:table-cell>
          <table:table-cell table:formula="of:=IF([.$E75]=[.BZ$1];[.$A75];&quot;&quot;)">
            <text:p/>
          </table:table-cell>
          <table:table-cell table:formula="of:=IF([.$E75]=[.CA$1];[.$A75];&quot;&quot;)">
            <text:p/>
          </table:table-cell>
          <table:table-cell table:formula="of:=IF([.$E75]=[.CB$1];[.$A75];&quot;&quot;)">
            <text:p/>
          </table:table-cell>
          <table:table-cell table:formula="of:=IF([.$E75]=[.CC$1];[.$A75];&quot;&quot;)">
            <text:p/>
          </table:table-cell>
          <table:table-cell table:formula="of:=IF([.$E75]=[.CD$1];[.$A75];&quot;&quot;)">
            <text:p/>
          </table:table-cell>
          <table:table-cell table:formula="of:=IF([.$E75]=[.CE$1];[.$A75];&quot;&quot;)">
            <text:p/>
          </table:table-cell>
          <table:table-cell table:formula="of:=IF([.$E75]=[.CF$1];[.$A75];&quot;&quot;)">
            <text:p/>
          </table:table-cell>
          <table:table-cell table:formula="of:=IF([.$E75]=[.CG$1];[.$A75];&quot;&quot;)">
            <text:p/>
          </table:table-cell>
          <table:table-cell table:formula="of:=IF([.$E75]=[.CH$1];[.$A75];&quot;&quot;)">
            <text:p/>
          </table:table-cell>
          <table:table-cell table:formula="of:=IF([.$E75]=[.CI$1];[.$A75];&quot;&quot;)">
            <text:p/>
          </table:table-cell>
          <table:table-cell table:formula="of:=IF([.$E75]=[.CJ$1];[.$A75];&quot;&quot;)">
            <text:p/>
          </table:table-cell>
          <table:table-cell table:formula="of:=IF([.$E75]=[.CK$1];[.$A75];&quot;&quot;)">
            <text:p/>
          </table:table-cell>
          <table:table-cell table:formula="of:=IF([.$E75]=[.CL$1];[.$A75];&quot;&quot;)">
            <text:p/>
          </table:table-cell>
          <table:table-cell table:formula="of:=IF([.$E75]=[.CM$1];[.$A75];&quot;&quot;)">
            <text:p/>
          </table:table-cell>
          <table:table-cell table:formula="of:=IF([.$E75]=[.CN$1];[.$A75];&quot;&quot;)">
            <text:p/>
          </table:table-cell>
          <table:table-cell table:formula="of:=IF([.$E75]=[.CO$1];[.$A75];&quot;&quot;)">
            <text:p/>
          </table:table-cell>
          <table:table-cell table:formula="of:=IF([.$E75]=[.CP$1];[.$A75];&quot;&quot;)">
            <text:p/>
          </table:table-cell>
          <table:table-cell table:formula="of:=IF([.$E75]=[.CQ$1];[.$A7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rror Mirror</text:p>
          </table:table-cell>
          <table:table-cell office:value-type="string" calcext:value-type="string">
            <text:p>David Platt</text:p>
          </table:table-cell>
          <table:table-cell office:value-type="string" calcext:value-type="string">
            <text:p>David Foster</text:p>
          </table:table-cell>
          <table:table-cell office:value-type="float" office:value="17.29" calcext:value-type="float">
            <text:p>17.29</text:p>
          </table:table-cell>
          <table:table-cell office:value-type="float" office:value="7" calcext:value-type="float">
            <text:p>7</text:p>
          </table:table-cell>
          <table:table-cell office:value-type="date" office:date-value="2007-10-30" calcext:value-type="date">
            <text:p>2007-10-30</text:p>
          </table:table-cell>
          <table:table-cell office:value-type="string" calcext:value-type="string">
            <text:p>David Foster</text:p>
          </table:table-cell>
          <table:table-cell table:number-columns-repeated="4"/>
          <table:table-cell table:formula="of:=IF(OR([.$J76]=[.O$1];[.$K76]=[.O$1];[.$L76]=[.O$1];[.$M76]=[.O$1];[.$N76]);[.$A76];&quot;&quot;)">
            <text:p/>
          </table:table-cell>
          <table:table-cell table:formula="of:=IF(OR([.$J76]=[.P$1];[.$K76]=[.P$1];[.$L76]=[.P$1];[.$M76]=[.P$1];[.$N76]);[.$A76];&quot;&quot;)">
            <text:p/>
          </table:table-cell>
          <table:table-cell table:formula="of:=IF(OR([.$J76]=[.Q$1];[.$K76]=[.Q$1];[.$L76]=[.Q$1];[.$M76]=[.Q$1];[.$N76]);[.$A76];&quot;&quot;)">
            <text:p/>
          </table:table-cell>
          <table:table-cell table:formula="of:=IF(OR([.$J76]=[.R$1];[.$K76]=[.R$1];[.$L76]=[.R$1];[.$M76]=[.R$1];[.$N76]);[.$A76];&quot;&quot;)">
            <text:p/>
          </table:table-cell>
          <table:table-cell table:formula="of:=IF(OR([.$J76]=[.S$1];[.$K76]=[.S$1];[.$L76]=[.S$1];[.$M76]=[.S$1];[.$N76]);[.$A76];&quot;&quot;)">
            <text:p/>
          </table:table-cell>
          <table:table-cell table:formula="of:=IF(OR([.$J76]=[.T$1];[.$K76]=[.T$1];[.$L76]=[.T$1];[.$M76]=[.T$1];[.$N76]);[.$A76];&quot;&quot;)">
            <text:p/>
          </table:table-cell>
          <table:table-cell table:formula="of:=IF(OR([.$J76]=[.U$1];[.$K76]=[.U$1];[.$L76]=[.U$1];[.$M76]=[.U$1];[.$N76]);[.$A76];&quot;&quot;)">
            <text:p/>
          </table:table-cell>
          <table:table-cell table:formula="of:=IF(OR([.$J76]=[.V$1];[.$K76]=[.V$1];[.$L76]=[.V$1];[.$M76]=[.V$1];[.$N76]);[.$A76];&quot;&quot;)" office:value-type="float" office:value="75" calcext:value-type="float">
            <text:p>75</text:p>
          </table:table-cell>
          <table:table-cell table:formula="of:=IF(OR([.$J76]=[.W$1];[.$K76]=[.W$1];[.$L76]=[.W$1];[.$M76]=[.W$1];[.$N76]);[.$A76];&quot;&quot;)">
            <text:p/>
          </table:table-cell>
          <table:table-cell table:formula="of:=IF(OR([.$J76]=[.X$1];[.$K76]=[.X$1];[.$L76]=[.X$1];[.$M76]=[.X$1];[.$N76]);[.$A76];&quot;&quot;)">
            <text:p/>
          </table:table-cell>
          <table:table-cell table:formula="of:=IF(OR([.$J76]=[.Y$1];[.$K76]=[.Y$1];[.$L76]=[.Y$1];[.$M76]=[.Y$1];[.$N76]);[.$A76];&quot;&quot;)">
            <text:p/>
          </table:table-cell>
          <table:table-cell table:formula="of:=IF(OR([.$J76]=[.Z$1];[.$K76]=[.Z$1];[.$L76]=[.Z$1];[.$M76]=[.Z$1];[.$N76]);[.$A76];&quot;&quot;)">
            <text:p/>
          </table:table-cell>
          <table:table-cell table:formula="of:=IF(OR([.$J76]=[.AA$1];[.$K76]=[.AA$1];[.$L76]=[.AA$1];[.$M76]=[.AA$1];[.$N76]);[.$A76];&quot;&quot;)">
            <text:p/>
          </table:table-cell>
          <table:table-cell table:formula="of:=IF(OR([.$J76]=[.AB$1];[.$K76]=[.AB$1];[.$L76]=[.AB$1];[.$M76]=[.AB$1];[.$N76]);[.$A76];&quot;&quot;)">
            <text:p/>
          </table:table-cell>
          <table:table-cell table:formula="of:=IF(OR([.$J76]=[.AC$1];[.$K76]=[.AC$1];[.$L76]=[.AC$1];[.$M76]=[.AC$1];[.$N76]);[.$A76];&quot;&quot;)">
            <text:p/>
          </table:table-cell>
          <table:table-cell table:formula="of:=IF(OR([.$J76]=[.AD$1];[.$K76]=[.AD$1];[.$L76]=[.AD$1];[.$M76]=[.AD$1];[.$N76]);[.$A76];&quot;&quot;)">
            <text:p/>
          </table:table-cell>
          <table:table-cell table:formula="of:=IF(OR([.$J76]=[.AE$1];[.$K76]=[.AE$1];[.$L76]=[.AE$1];[.$M76]=[.AE$1];[.$N76]);[.$A76];&quot;&quot;)">
            <text:p/>
          </table:table-cell>
          <table:table-cell table:formula="of:=IF(OR([.$J76]=[.AF$1];[.$K76]=[.AF$1];[.$L76]=[.AF$1];[.$M76]=[.AF$1];[.$N76]);[.$A76];&quot;&quot;)">
            <text:p/>
          </table:table-cell>
          <table:table-cell table:formula="of:=IF(OR([.$J76]=[.AG$1];[.$K76]=[.AG$1];[.$L76]=[.AG$1];[.$M76]=[.AG$1];[.$N76]);[.$A76];&quot;&quot;)">
            <text:p/>
          </table:table-cell>
          <table:table-cell table:formula="of:=IF(OR([.$J76]=[.AH$1];[.$K76]=[.AH$1];[.$L76]=[.AH$1];[.$M76]=[.AH$1];[.$N76]);[.$A76];&quot;&quot;)">
            <text:p/>
          </table:table-cell>
          <table:table-cell table:formula="of:=IF(OR([.$J76]=[.AI$1];[.$K76]=[.AI$1];[.$L76]=[.AI$1];[.$M76]=[.AI$1];[.$N76]);[.$A76];&quot;&quot;)">
            <text:p/>
          </table:table-cell>
          <table:table-cell table:formula="of:=IF(OR([.$J76]=[.AJ$1];[.$K76]=[.AJ$1];[.$L76]=[.AJ$1];[.$M76]=[.AJ$1];[.$N76]);[.$A76];&quot;&quot;)">
            <text:p/>
          </table:table-cell>
          <table:table-cell table:formula="of:=IF(OR([.$J76]=[.AK$1];[.$K76]=[.AK$1];[.$L76]=[.AK$1];[.$M76]=[.AK$1];[.$N76]);[.$A76];&quot;&quot;)">
            <text:p/>
          </table:table-cell>
          <table:table-cell table:formula="of:=IF(OR([.$J76]=[.AL$1];[.$K76]=[.AL$1];[.$L76]=[.AL$1];[.$M76]=[.AL$1];[.$N76]);[.$A76];&quot;&quot;)">
            <text:p/>
          </table:table-cell>
          <table:table-cell table:formula="of:=IF(OR([.$J76]=[.AM$1];[.$K76]=[.AM$1];[.$L76]=[.AM$1];[.$M76]=[.AM$1];[.$N76]);[.$A76];&quot;&quot;)">
            <text:p/>
          </table:table-cell>
          <table:table-cell table:formula="of:=IF(OR([.$J76]=[.AN$1];[.$K76]=[.AN$1];[.$L76]=[.AN$1];[.$M76]=[.AN$1];[.$N76]);[.$A76];&quot;&quot;)">
            <text:p/>
          </table:table-cell>
          <table:table-cell table:formula="of:=IF(OR([.$J76]=[.AO$1];[.$K76]=[.AO$1];[.$L76]=[.AO$1];[.$M76]=[.AO$1];[.$N76]);[.$A76];&quot;&quot;)">
            <text:p/>
          </table:table-cell>
          <table:table-cell table:formula="of:=IF(OR([.$J76]=[.AP$1];[.$K76]=[.AP$1];[.$L76]=[.AP$1];[.$M76]=[.AP$1];[.$N76]);[.$A76];&quot;&quot;)">
            <text:p/>
          </table:table-cell>
          <table:table-cell table:formula="of:=IF(OR([.$J76]=[.AQ$1];[.$K76]=[.AQ$1];[.$L76]=[.AQ$1];[.$M76]=[.AQ$1];[.$N76]);[.$A76];&quot;&quot;)">
            <text:p/>
          </table:table-cell>
          <table:table-cell table:formula="of:=IF(OR([.$J76]=[.AR$1];[.$K76]=[.AR$1];[.$L76]=[.AR$1];[.$M76]=[.AR$1];[.$N76]);[.$A76];&quot;&quot;)">
            <text:p/>
          </table:table-cell>
          <table:table-cell/>
          <table:table-cell table:formula="of:=IF([.$E76]=[.AT$1];[.$A76];&quot;&quot;)">
            <text:p/>
          </table:table-cell>
          <table:table-cell table:formula="of:=IF([.$E76]=[.AU$1];[.$A76];&quot;&quot;)">
            <text:p/>
          </table:table-cell>
          <table:table-cell table:formula="of:=IF([.$E76]=[.AV$1];[.$A76];&quot;&quot;)">
            <text:p/>
          </table:table-cell>
          <table:table-cell table:formula="of:=IF([.$E76]=[.AW$1];[.$A76];&quot;&quot;)">
            <text:p/>
          </table:table-cell>
          <table:table-cell table:formula="of:=IF([.$E76]=[.AX$1];[.$A76];&quot;&quot;)">
            <text:p/>
          </table:table-cell>
          <table:table-cell table:formula="of:=IF([.$E76]=[.AY$1];[.$A76];&quot;&quot;)">
            <text:p/>
          </table:table-cell>
          <table:table-cell table:formula="of:=IF([.$E76]=[.AZ$1];[.$A76];&quot;&quot;)">
            <text:p/>
          </table:table-cell>
          <table:table-cell table:formula="of:=IF([.$E76]=[.BA$1];[.$A76];&quot;&quot;)">
            <text:p/>
          </table:table-cell>
          <table:table-cell table:formula="of:=IF([.$E76]=[.BB$1];[.$A76];&quot;&quot;)">
            <text:p/>
          </table:table-cell>
          <table:table-cell table:formula="of:=IF([.$E76]=[.BC$1];[.$A76];&quot;&quot;)">
            <text:p/>
          </table:table-cell>
          <table:table-cell table:formula="of:=IF([.$E76]=[.BD$1];[.$A76];&quot;&quot;)">
            <text:p/>
          </table:table-cell>
          <table:table-cell table:formula="of:=IF([.$E76]=[.BE$1];[.$A76];&quot;&quot;)">
            <text:p/>
          </table:table-cell>
          <table:table-cell table:formula="of:=IF([.$E76]=[.BF$1];[.$A76];&quot;&quot;)">
            <text:p/>
          </table:table-cell>
          <table:table-cell table:formula="of:=IF([.$E76]=[.BG$1];[.$A76];&quot;&quot;)">
            <text:p/>
          </table:table-cell>
          <table:table-cell table:formula="of:=IF([.$E76]=[.BH$1];[.$A76];&quot;&quot;)">
            <text:p/>
          </table:table-cell>
          <table:table-cell table:formula="of:=IF([.$E76]=[.BI$1];[.$A76];&quot;&quot;)">
            <text:p/>
          </table:table-cell>
          <table:table-cell table:formula="of:=IF([.$E76]=[.BJ$1];[.$A76];&quot;&quot;)">
            <text:p/>
          </table:table-cell>
          <table:table-cell table:formula="of:=IF([.$E76]=[.BK$1];[.$A76];&quot;&quot;)">
            <text:p/>
          </table:table-cell>
          <table:table-cell table:formula="of:=IF([.$E76]=[.BL$1];[.$A76];&quot;&quot;)">
            <text:p/>
          </table:table-cell>
          <table:table-cell table:formula="of:=IF([.$E76]=[.BM$1];[.$A76];&quot;&quot;)">
            <text:p/>
          </table:table-cell>
          <table:table-cell table:formula="of:=IF([.$E76]=[.BN$1];[.$A76];&quot;&quot;)">
            <text:p/>
          </table:table-cell>
          <table:table-cell table:formula="of:=IF([.$E76]=[.BO$1];[.$A76];&quot;&quot;)">
            <text:p/>
          </table:table-cell>
          <table:table-cell table:formula="of:=IF([.$E76]=[.BP$1];[.$A76];&quot;&quot;)">
            <text:p/>
          </table:table-cell>
          <table:table-cell table:formula="of:=IF([.$E76]=[.BQ$1];[.$A76];&quot;&quot;)">
            <text:p/>
          </table:table-cell>
          <table:table-cell table:formula="of:=IF([.$E76]=[.BR$1];[.$A76];&quot;&quot;)">
            <text:p/>
          </table:table-cell>
          <table:table-cell table:formula="of:=IF([.$E76]=[.BS$1];[.$A76];&quot;&quot;)">
            <text:p/>
          </table:table-cell>
          <table:table-cell table:formula="of:=IF([.$E76]=[.BT$1];[.$A76];&quot;&quot;)">
            <text:p/>
          </table:table-cell>
          <table:table-cell table:formula="of:=IF([.$E76]=[.BU$1];[.$A76];&quot;&quot;)" office:value-type="float" office:value="75" calcext:value-type="float">
            <text:p>75</text:p>
          </table:table-cell>
          <table:table-cell table:formula="of:=IF([.$E76]=[.BV$1];[.$A76];&quot;&quot;)">
            <text:p/>
          </table:table-cell>
          <table:table-cell table:formula="of:=IF([.$E76]=[.BW$1];[.$A76];&quot;&quot;)">
            <text:p/>
          </table:table-cell>
          <table:table-cell table:formula="of:=IF([.$E76]=[.BX$1];[.$A76];&quot;&quot;)">
            <text:p/>
          </table:table-cell>
          <table:table-cell table:formula="of:=IF([.$E76]=[.BY$1];[.$A76];&quot;&quot;)">
            <text:p/>
          </table:table-cell>
          <table:table-cell table:formula="of:=IF([.$E76]=[.BZ$1];[.$A76];&quot;&quot;)">
            <text:p/>
          </table:table-cell>
          <table:table-cell table:formula="of:=IF([.$E76]=[.CA$1];[.$A76];&quot;&quot;)">
            <text:p/>
          </table:table-cell>
          <table:table-cell table:formula="of:=IF([.$E76]=[.CB$1];[.$A76];&quot;&quot;)">
            <text:p/>
          </table:table-cell>
          <table:table-cell table:formula="of:=IF([.$E76]=[.CC$1];[.$A76];&quot;&quot;)">
            <text:p/>
          </table:table-cell>
          <table:table-cell table:formula="of:=IF([.$E76]=[.CD$1];[.$A76];&quot;&quot;)">
            <text:p/>
          </table:table-cell>
          <table:table-cell table:formula="of:=IF([.$E76]=[.CE$1];[.$A76];&quot;&quot;)">
            <text:p/>
          </table:table-cell>
          <table:table-cell table:formula="of:=IF([.$E76]=[.CF$1];[.$A76];&quot;&quot;)">
            <text:p/>
          </table:table-cell>
          <table:table-cell table:formula="of:=IF([.$E76]=[.CG$1];[.$A76];&quot;&quot;)">
            <text:p/>
          </table:table-cell>
          <table:table-cell table:formula="of:=IF([.$E76]=[.CH$1];[.$A76];&quot;&quot;)">
            <text:p/>
          </table:table-cell>
          <table:table-cell table:formula="of:=IF([.$E76]=[.CI$1];[.$A76];&quot;&quot;)">
            <text:p/>
          </table:table-cell>
          <table:table-cell table:formula="of:=IF([.$E76]=[.CJ$1];[.$A76];&quot;&quot;)">
            <text:p/>
          </table:table-cell>
          <table:table-cell table:formula="of:=IF([.$E76]=[.CK$1];[.$A76];&quot;&quot;)">
            <text:p/>
          </table:table-cell>
          <table:table-cell table:formula="of:=IF([.$E76]=[.CL$1];[.$A76];&quot;&quot;)">
            <text:p/>
          </table:table-cell>
          <table:table-cell table:formula="of:=IF([.$E76]=[.CM$1];[.$A76];&quot;&quot;)">
            <text:p/>
          </table:table-cell>
          <table:table-cell table:formula="of:=IF([.$E76]=[.CN$1];[.$A76];&quot;&quot;)">
            <text:p/>
          </table:table-cell>
          <table:table-cell table:formula="of:=IF([.$E76]=[.CO$1];[.$A76];&quot;&quot;)">
            <text:p/>
          </table:table-cell>
          <table:table-cell table:formula="of:=IF([.$E76]=[.CP$1];[.$A76];&quot;&quot;)">
            <text:p/>
          </table:table-cell>
          <table:table-cell table:formula="of:=IF([.$E76]=[.CQ$1];[.$A7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atever It Takes</text:p>
          </table:table-cell>
          <table:table-cell office:value-type="string" calcext:value-type="string">
            <text:p>Juan J. Campanella</text:p>
          </table:table-cell>
          <table:table-cell office:value-type="string" calcext:value-type="string">
            <text:p>Thomas L. Moran, Peter Blake</text:p>
          </table:table-cell>
          <table:table-cell office:value-type="float" office:value="18.17" calcext:value-type="float">
            <text:p>18.17</text:p>
          </table:table-cell>
          <table:table-cell office:value-type="float" office:value="6" calcext:value-type="float">
            <text:p>6</text:p>
          </table:table-cell>
          <table:table-cell office:value-type="date" office:date-value="2007-11-06" calcext:value-type="date">
            <text:p>2007-11-06</text:p>
          </table:table-cell>
          <table:table-cell office:value-type="string" calcext:value-type="string">
            <text:p>Thomas L. Moran</text:p>
          </table:table-cell>
          <table:table-cell office:value-type="string" calcext:value-type="string">
            <text:p>Peter Blake</text:p>
          </table:table-cell>
          <table:table-cell table:number-columns-repeated="3"/>
          <table:table-cell table:formula="of:=IF(OR([.$J77]=[.O$1];[.$K77]=[.O$1];[.$L77]=[.O$1];[.$M77]=[.O$1];[.$N77]);[.$A77];&quot;&quot;)">
            <text:p/>
          </table:table-cell>
          <table:table-cell table:formula="of:=IF(OR([.$J77]=[.P$1];[.$K77]=[.P$1];[.$L77]=[.P$1];[.$M77]=[.P$1];[.$N77]);[.$A77];&quot;&quot;)">
            <text:p/>
          </table:table-cell>
          <table:table-cell table:formula="of:=IF(OR([.$J77]=[.Q$1];[.$K77]=[.Q$1];[.$L77]=[.Q$1];[.$M77]=[.Q$1];[.$N77]);[.$A77];&quot;&quot;)" office:value-type="float" office:value="76" calcext:value-type="float">
            <text:p>76</text:p>
          </table:table-cell>
          <table:table-cell table:formula="of:=IF(OR([.$J77]=[.R$1];[.$K77]=[.R$1];[.$L77]=[.R$1];[.$M77]=[.R$1];[.$N77]);[.$A77];&quot;&quot;)">
            <text:p/>
          </table:table-cell>
          <table:table-cell table:formula="of:=IF(OR([.$J77]=[.S$1];[.$K77]=[.S$1];[.$L77]=[.S$1];[.$M77]=[.S$1];[.$N77]);[.$A77];&quot;&quot;)">
            <text:p/>
          </table:table-cell>
          <table:table-cell table:formula="of:=IF(OR([.$J77]=[.T$1];[.$K77]=[.T$1];[.$L77]=[.T$1];[.$M77]=[.T$1];[.$N77]);[.$A77];&quot;&quot;)" office:value-type="float" office:value="76" calcext:value-type="float">
            <text:p>76</text:p>
          </table:table-cell>
          <table:table-cell table:formula="of:=IF(OR([.$J77]=[.U$1];[.$K77]=[.U$1];[.$L77]=[.U$1];[.$M77]=[.U$1];[.$N77]);[.$A77];&quot;&quot;)">
            <text:p/>
          </table:table-cell>
          <table:table-cell table:formula="of:=IF(OR([.$J77]=[.V$1];[.$K77]=[.V$1];[.$L77]=[.V$1];[.$M77]=[.V$1];[.$N77]);[.$A77];&quot;&quot;)">
            <text:p/>
          </table:table-cell>
          <table:table-cell table:formula="of:=IF(OR([.$J77]=[.W$1];[.$K77]=[.W$1];[.$L77]=[.W$1];[.$M77]=[.W$1];[.$N77]);[.$A77];&quot;&quot;)">
            <text:p/>
          </table:table-cell>
          <table:table-cell table:formula="of:=IF(OR([.$J77]=[.X$1];[.$K77]=[.X$1];[.$L77]=[.X$1];[.$M77]=[.X$1];[.$N77]);[.$A77];&quot;&quot;)">
            <text:p/>
          </table:table-cell>
          <table:table-cell table:formula="of:=IF(OR([.$J77]=[.Y$1];[.$K77]=[.Y$1];[.$L77]=[.Y$1];[.$M77]=[.Y$1];[.$N77]);[.$A77];&quot;&quot;)">
            <text:p/>
          </table:table-cell>
          <table:table-cell table:formula="of:=IF(OR([.$J77]=[.Z$1];[.$K77]=[.Z$1];[.$L77]=[.Z$1];[.$M77]=[.Z$1];[.$N77]);[.$A77];&quot;&quot;)">
            <text:p/>
          </table:table-cell>
          <table:table-cell table:formula="of:=IF(OR([.$J77]=[.AA$1];[.$K77]=[.AA$1];[.$L77]=[.AA$1];[.$M77]=[.AA$1];[.$N77]);[.$A77];&quot;&quot;)">
            <text:p/>
          </table:table-cell>
          <table:table-cell table:formula="of:=IF(OR([.$J77]=[.AB$1];[.$K77]=[.AB$1];[.$L77]=[.AB$1];[.$M77]=[.AB$1];[.$N77]);[.$A77];&quot;&quot;)">
            <text:p/>
          </table:table-cell>
          <table:table-cell table:formula="of:=IF(OR([.$J77]=[.AC$1];[.$K77]=[.AC$1];[.$L77]=[.AC$1];[.$M77]=[.AC$1];[.$N77]);[.$A77];&quot;&quot;)">
            <text:p/>
          </table:table-cell>
          <table:table-cell table:formula="of:=IF(OR([.$J77]=[.AD$1];[.$K77]=[.AD$1];[.$L77]=[.AD$1];[.$M77]=[.AD$1];[.$N77]);[.$A77];&quot;&quot;)">
            <text:p/>
          </table:table-cell>
          <table:table-cell table:formula="of:=IF(OR([.$J77]=[.AE$1];[.$K77]=[.AE$1];[.$L77]=[.AE$1];[.$M77]=[.AE$1];[.$N77]);[.$A77];&quot;&quot;)">
            <text:p/>
          </table:table-cell>
          <table:table-cell table:formula="of:=IF(OR([.$J77]=[.AF$1];[.$K77]=[.AF$1];[.$L77]=[.AF$1];[.$M77]=[.AF$1];[.$N77]);[.$A77];&quot;&quot;)">
            <text:p/>
          </table:table-cell>
          <table:table-cell table:formula="of:=IF(OR([.$J77]=[.AG$1];[.$K77]=[.AG$1];[.$L77]=[.AG$1];[.$M77]=[.AG$1];[.$N77]);[.$A77];&quot;&quot;)">
            <text:p/>
          </table:table-cell>
          <table:table-cell table:formula="of:=IF(OR([.$J77]=[.AH$1];[.$K77]=[.AH$1];[.$L77]=[.AH$1];[.$M77]=[.AH$1];[.$N77]);[.$A77];&quot;&quot;)">
            <text:p/>
          </table:table-cell>
          <table:table-cell table:formula="of:=IF(OR([.$J77]=[.AI$1];[.$K77]=[.AI$1];[.$L77]=[.AI$1];[.$M77]=[.AI$1];[.$N77]);[.$A77];&quot;&quot;)">
            <text:p/>
          </table:table-cell>
          <table:table-cell table:formula="of:=IF(OR([.$J77]=[.AJ$1];[.$K77]=[.AJ$1];[.$L77]=[.AJ$1];[.$M77]=[.AJ$1];[.$N77]);[.$A77];&quot;&quot;)">
            <text:p/>
          </table:table-cell>
          <table:table-cell table:formula="of:=IF(OR([.$J77]=[.AK$1];[.$K77]=[.AK$1];[.$L77]=[.AK$1];[.$M77]=[.AK$1];[.$N77]);[.$A77];&quot;&quot;)">
            <text:p/>
          </table:table-cell>
          <table:table-cell table:formula="of:=IF(OR([.$J77]=[.AL$1];[.$K77]=[.AL$1];[.$L77]=[.AL$1];[.$M77]=[.AL$1];[.$N77]);[.$A77];&quot;&quot;)">
            <text:p/>
          </table:table-cell>
          <table:table-cell table:formula="of:=IF(OR([.$J77]=[.AM$1];[.$K77]=[.AM$1];[.$L77]=[.AM$1];[.$M77]=[.AM$1];[.$N77]);[.$A77];&quot;&quot;)">
            <text:p/>
          </table:table-cell>
          <table:table-cell table:formula="of:=IF(OR([.$J77]=[.AN$1];[.$K77]=[.AN$1];[.$L77]=[.AN$1];[.$M77]=[.AN$1];[.$N77]);[.$A77];&quot;&quot;)">
            <text:p/>
          </table:table-cell>
          <table:table-cell table:formula="of:=IF(OR([.$J77]=[.AO$1];[.$K77]=[.AO$1];[.$L77]=[.AO$1];[.$M77]=[.AO$1];[.$N77]);[.$A77];&quot;&quot;)">
            <text:p/>
          </table:table-cell>
          <table:table-cell table:formula="of:=IF(OR([.$J77]=[.AP$1];[.$K77]=[.AP$1];[.$L77]=[.AP$1];[.$M77]=[.AP$1];[.$N77]);[.$A77];&quot;&quot;)">
            <text:p/>
          </table:table-cell>
          <table:table-cell table:formula="of:=IF(OR([.$J77]=[.AQ$1];[.$K77]=[.AQ$1];[.$L77]=[.AQ$1];[.$M77]=[.AQ$1];[.$N77]);[.$A77];&quot;&quot;)">
            <text:p/>
          </table:table-cell>
          <table:table-cell table:formula="of:=IF(OR([.$J77]=[.AR$1];[.$K77]=[.AR$1];[.$L77]=[.AR$1];[.$M77]=[.AR$1];[.$N77]);[.$A77];&quot;&quot;)">
            <text:p/>
          </table:table-cell>
          <table:table-cell/>
          <table:table-cell table:formula="of:=IF([.$E77]=[.AT$1];[.$A77];&quot;&quot;)">
            <text:p/>
          </table:table-cell>
          <table:table-cell table:formula="of:=IF([.$E77]=[.AU$1];[.$A77];&quot;&quot;)">
            <text:p/>
          </table:table-cell>
          <table:table-cell table:formula="of:=IF([.$E77]=[.AV$1];[.$A77];&quot;&quot;)">
            <text:p/>
          </table:table-cell>
          <table:table-cell table:formula="of:=IF([.$E77]=[.AW$1];[.$A77];&quot;&quot;)">
            <text:p/>
          </table:table-cell>
          <table:table-cell table:formula="of:=IF([.$E77]=[.AX$1];[.$A77];&quot;&quot;)">
            <text:p/>
          </table:table-cell>
          <table:table-cell table:formula="of:=IF([.$E77]=[.AY$1];[.$A77];&quot;&quot;)">
            <text:p/>
          </table:table-cell>
          <table:table-cell table:formula="of:=IF([.$E77]=[.AZ$1];[.$A77];&quot;&quot;)">
            <text:p/>
          </table:table-cell>
          <table:table-cell table:formula="of:=IF([.$E77]=[.BA$1];[.$A77];&quot;&quot;)">
            <text:p/>
          </table:table-cell>
          <table:table-cell table:formula="of:=IF([.$E77]=[.BB$1];[.$A77];&quot;&quot;)">
            <text:p/>
          </table:table-cell>
          <table:table-cell table:formula="of:=IF([.$E77]=[.BC$1];[.$A77];&quot;&quot;)">
            <text:p/>
          </table:table-cell>
          <table:table-cell table:formula="of:=IF([.$E77]=[.BD$1];[.$A77];&quot;&quot;)">
            <text:p/>
          </table:table-cell>
          <table:table-cell table:formula="of:=IF([.$E77]=[.BE$1];[.$A77];&quot;&quot;)">
            <text:p/>
          </table:table-cell>
          <table:table-cell table:formula="of:=IF([.$E77]=[.BF$1];[.$A77];&quot;&quot;)">
            <text:p/>
          </table:table-cell>
          <table:table-cell table:formula="of:=IF([.$E77]=[.BG$1];[.$A77];&quot;&quot;)">
            <text:p/>
          </table:table-cell>
          <table:table-cell table:formula="of:=IF([.$E77]=[.BH$1];[.$A77];&quot;&quot;)">
            <text:p/>
          </table:table-cell>
          <table:table-cell table:formula="of:=IF([.$E77]=[.BI$1];[.$A77];&quot;&quot;)">
            <text:p/>
          </table:table-cell>
          <table:table-cell table:formula="of:=IF([.$E77]=[.BJ$1];[.$A77];&quot;&quot;)">
            <text:p/>
          </table:table-cell>
          <table:table-cell table:formula="of:=IF([.$E77]=[.BK$1];[.$A77];&quot;&quot;)">
            <text:p/>
          </table:table-cell>
          <table:table-cell table:formula="of:=IF([.$E77]=[.BL$1];[.$A77];&quot;&quot;)">
            <text:p/>
          </table:table-cell>
          <table:table-cell table:formula="of:=IF([.$E77]=[.BM$1];[.$A77];&quot;&quot;)">
            <text:p/>
          </table:table-cell>
          <table:table-cell table:formula="of:=IF([.$E77]=[.BN$1];[.$A77];&quot;&quot;)">
            <text:p/>
          </table:table-cell>
          <table:table-cell table:formula="of:=IF([.$E77]=[.BO$1];[.$A77];&quot;&quot;)">
            <text:p/>
          </table:table-cell>
          <table:table-cell table:formula="of:=IF([.$E77]=[.BP$1];[.$A77];&quot;&quot;)">
            <text:p/>
          </table:table-cell>
          <table:table-cell table:formula="of:=IF([.$E77]=[.BQ$1];[.$A77];&quot;&quot;)">
            <text:p/>
          </table:table-cell>
          <table:table-cell table:formula="of:=IF([.$E77]=[.BR$1];[.$A77];&quot;&quot;)">
            <text:p/>
          </table:table-cell>
          <table:table-cell table:formula="of:=IF([.$E77]=[.BS$1];[.$A77];&quot;&quot;)">
            <text:p/>
          </table:table-cell>
          <table:table-cell table:formula="of:=IF([.$E77]=[.BT$1];[.$A77];&quot;&quot;)">
            <text:p/>
          </table:table-cell>
          <table:table-cell table:formula="of:=IF([.$E77]=[.BU$1];[.$A77];&quot;&quot;)">
            <text:p/>
          </table:table-cell>
          <table:table-cell table:formula="of:=IF([.$E77]=[.BV$1];[.$A77];&quot;&quot;)">
            <text:p/>
          </table:table-cell>
          <table:table-cell table:formula="of:=IF([.$E77]=[.BW$1];[.$A77];&quot;&quot;)" office:value-type="float" office:value="76" calcext:value-type="float">
            <text:p>76</text:p>
          </table:table-cell>
          <table:table-cell table:formula="of:=IF([.$E77]=[.BX$1];[.$A77];&quot;&quot;)">
            <text:p/>
          </table:table-cell>
          <table:table-cell table:formula="of:=IF([.$E77]=[.BY$1];[.$A77];&quot;&quot;)">
            <text:p/>
          </table:table-cell>
          <table:table-cell table:formula="of:=IF([.$E77]=[.BZ$1];[.$A77];&quot;&quot;)">
            <text:p/>
          </table:table-cell>
          <table:table-cell table:formula="of:=IF([.$E77]=[.CA$1];[.$A77];&quot;&quot;)">
            <text:p/>
          </table:table-cell>
          <table:table-cell table:formula="of:=IF([.$E77]=[.CB$1];[.$A77];&quot;&quot;)">
            <text:p/>
          </table:table-cell>
          <table:table-cell table:formula="of:=IF([.$E77]=[.CC$1];[.$A77];&quot;&quot;)">
            <text:p/>
          </table:table-cell>
          <table:table-cell table:formula="of:=IF([.$E77]=[.CD$1];[.$A77];&quot;&quot;)">
            <text:p/>
          </table:table-cell>
          <table:table-cell table:formula="of:=IF([.$E77]=[.CE$1];[.$A77];&quot;&quot;)">
            <text:p/>
          </table:table-cell>
          <table:table-cell table:formula="of:=IF([.$E77]=[.CF$1];[.$A77];&quot;&quot;)">
            <text:p/>
          </table:table-cell>
          <table:table-cell table:formula="of:=IF([.$E77]=[.CG$1];[.$A77];&quot;&quot;)">
            <text:p/>
          </table:table-cell>
          <table:table-cell table:formula="of:=IF([.$E77]=[.CH$1];[.$A77];&quot;&quot;)">
            <text:p/>
          </table:table-cell>
          <table:table-cell table:formula="of:=IF([.$E77]=[.CI$1];[.$A77];&quot;&quot;)">
            <text:p/>
          </table:table-cell>
          <table:table-cell table:formula="of:=IF([.$E77]=[.CJ$1];[.$A77];&quot;&quot;)">
            <text:p/>
          </table:table-cell>
          <table:table-cell table:formula="of:=IF([.$E77]=[.CK$1];[.$A77];&quot;&quot;)">
            <text:p/>
          </table:table-cell>
          <table:table-cell table:formula="of:=IF([.$E77]=[.CL$1];[.$A77];&quot;&quot;)">
            <text:p/>
          </table:table-cell>
          <table:table-cell table:formula="of:=IF([.$E77]=[.CM$1];[.$A77];&quot;&quot;)">
            <text:p/>
          </table:table-cell>
          <table:table-cell table:formula="of:=IF([.$E77]=[.CN$1];[.$A77];&quot;&quot;)">
            <text:p/>
          </table:table-cell>
          <table:table-cell table:formula="of:=IF([.$E77]=[.CO$1];[.$A77];&quot;&quot;)">
            <text:p/>
          </table:table-cell>
          <table:table-cell table:formula="of:=IF([.$E77]=[.CP$1];[.$A77];&quot;&quot;)">
            <text:p/>
          </table:table-cell>
          <table:table-cell table:formula="of:=IF([.$E77]=[.CQ$1];[.$A7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Sean Whitesell</text:p>
          </table:table-cell>
          <table:table-cell office:value-type="float" office:value="16.95" calcext:value-type="float">
            <text:p>16.95</text:p>
          </table:table-cell>
          <table:table-cell office:value-type="float" office:value="6" calcext:value-type="float">
            <text:p>6</text:p>
          </table:table-cell>
          <table:table-cell office:value-type="date" office:date-value="2007-11-13" calcext:value-type="date">
            <text:p>2007-11-13</text:p>
          </table:table-cell>
          <table:table-cell office:value-type="string" calcext:value-type="string">
            <text:p>Sean Whitesell</text:p>
          </table:table-cell>
          <table:table-cell table:number-columns-repeated="4"/>
          <table:table-cell table:formula="of:=IF(OR([.$J78]=[.O$1];[.$K78]=[.O$1];[.$L78]=[.O$1];[.$M78]=[.O$1];[.$N78]);[.$A78];&quot;&quot;)">
            <text:p/>
          </table:table-cell>
          <table:table-cell table:formula="of:=IF(OR([.$J78]=[.P$1];[.$K78]=[.P$1];[.$L78]=[.P$1];[.$M78]=[.P$1];[.$N78]);[.$A78];&quot;&quot;)">
            <text:p/>
          </table:table-cell>
          <table:table-cell table:formula="of:=IF(OR([.$J78]=[.Q$1];[.$K78]=[.Q$1];[.$L78]=[.Q$1];[.$M78]=[.Q$1];[.$N78]);[.$A78];&quot;&quot;)">
            <text:p/>
          </table:table-cell>
          <table:table-cell table:formula="of:=IF(OR([.$J78]=[.R$1];[.$K78]=[.R$1];[.$L78]=[.R$1];[.$M78]=[.R$1];[.$N78]);[.$A78];&quot;&quot;)">
            <text:p/>
          </table:table-cell>
          <table:table-cell table:formula="of:=IF(OR([.$J78]=[.S$1];[.$K78]=[.S$1];[.$L78]=[.S$1];[.$M78]=[.S$1];[.$N78]);[.$A78];&quot;&quot;)">
            <text:p/>
          </table:table-cell>
          <table:table-cell table:formula="of:=IF(OR([.$J78]=[.T$1];[.$K78]=[.T$1];[.$L78]=[.T$1];[.$M78]=[.T$1];[.$N78]);[.$A78];&quot;&quot;)">
            <text:p/>
          </table:table-cell>
          <table:table-cell table:formula="of:=IF(OR([.$J78]=[.U$1];[.$K78]=[.U$1];[.$L78]=[.U$1];[.$M78]=[.U$1];[.$N78]);[.$A78];&quot;&quot;)">
            <text:p/>
          </table:table-cell>
          <table:table-cell table:formula="of:=IF(OR([.$J78]=[.V$1];[.$K78]=[.V$1];[.$L78]=[.V$1];[.$M78]=[.V$1];[.$N78]);[.$A78];&quot;&quot;)">
            <text:p/>
          </table:table-cell>
          <table:table-cell table:formula="of:=IF(OR([.$J78]=[.W$1];[.$K78]=[.W$1];[.$L78]=[.W$1];[.$M78]=[.W$1];[.$N78]);[.$A78];&quot;&quot;)">
            <text:p/>
          </table:table-cell>
          <table:table-cell table:formula="of:=IF(OR([.$J78]=[.X$1];[.$K78]=[.X$1];[.$L78]=[.X$1];[.$M78]=[.X$1];[.$N78]);[.$A78];&quot;&quot;)">
            <text:p/>
          </table:table-cell>
          <table:table-cell table:formula="of:=IF(OR([.$J78]=[.Y$1];[.$K78]=[.Y$1];[.$L78]=[.Y$1];[.$M78]=[.Y$1];[.$N78]);[.$A78];&quot;&quot;)">
            <text:p/>
          </table:table-cell>
          <table:table-cell table:formula="of:=IF(OR([.$J78]=[.Z$1];[.$K78]=[.Z$1];[.$L78]=[.Z$1];[.$M78]=[.Z$1];[.$N78]);[.$A78];&quot;&quot;)">
            <text:p/>
          </table:table-cell>
          <table:table-cell table:formula="of:=IF(OR([.$J78]=[.AA$1];[.$K78]=[.AA$1];[.$L78]=[.AA$1];[.$M78]=[.AA$1];[.$N78]);[.$A78];&quot;&quot;)">
            <text:p/>
          </table:table-cell>
          <table:table-cell table:formula="of:=IF(OR([.$J78]=[.AB$1];[.$K78]=[.AB$1];[.$L78]=[.AB$1];[.$M78]=[.AB$1];[.$N78]);[.$A78];&quot;&quot;)">
            <text:p/>
          </table:table-cell>
          <table:table-cell table:formula="of:=IF(OR([.$J78]=[.AC$1];[.$K78]=[.AC$1];[.$L78]=[.AC$1];[.$M78]=[.AC$1];[.$N78]);[.$A78];&quot;&quot;)">
            <text:p/>
          </table:table-cell>
          <table:table-cell table:formula="of:=IF(OR([.$J78]=[.AD$1];[.$K78]=[.AD$1];[.$L78]=[.AD$1];[.$M78]=[.AD$1];[.$N78]);[.$A78];&quot;&quot;)">
            <text:p/>
          </table:table-cell>
          <table:table-cell table:formula="of:=IF(OR([.$J78]=[.AE$1];[.$K78]=[.AE$1];[.$L78]=[.AE$1];[.$M78]=[.AE$1];[.$N78]);[.$A78];&quot;&quot;)">
            <text:p/>
          </table:table-cell>
          <table:table-cell table:formula="of:=IF(OR([.$J78]=[.AF$1];[.$K78]=[.AF$1];[.$L78]=[.AF$1];[.$M78]=[.AF$1];[.$N78]);[.$A78];&quot;&quot;)">
            <text:p/>
          </table:table-cell>
          <table:table-cell table:formula="of:=IF(OR([.$J78]=[.AG$1];[.$K78]=[.AG$1];[.$L78]=[.AG$1];[.$M78]=[.AG$1];[.$N78]);[.$A78];&quot;&quot;)">
            <text:p/>
          </table:table-cell>
          <table:table-cell table:formula="of:=IF(OR([.$J78]=[.AH$1];[.$K78]=[.AH$1];[.$L78]=[.AH$1];[.$M78]=[.AH$1];[.$N78]);[.$A78];&quot;&quot;)">
            <text:p/>
          </table:table-cell>
          <table:table-cell table:formula="of:=IF(OR([.$J78]=[.AI$1];[.$K78]=[.AI$1];[.$L78]=[.AI$1];[.$M78]=[.AI$1];[.$N78]);[.$A78];&quot;&quot;)" office:value-type="float" office:value="77" calcext:value-type="float">
            <text:p>77</text:p>
          </table:table-cell>
          <table:table-cell table:formula="of:=IF(OR([.$J78]=[.AJ$1];[.$K78]=[.AJ$1];[.$L78]=[.AJ$1];[.$M78]=[.AJ$1];[.$N78]);[.$A78];&quot;&quot;)">
            <text:p/>
          </table:table-cell>
          <table:table-cell table:formula="of:=IF(OR([.$J78]=[.AK$1];[.$K78]=[.AK$1];[.$L78]=[.AK$1];[.$M78]=[.AK$1];[.$N78]);[.$A78];&quot;&quot;)">
            <text:p/>
          </table:table-cell>
          <table:table-cell table:formula="of:=IF(OR([.$J78]=[.AL$1];[.$K78]=[.AL$1];[.$L78]=[.AL$1];[.$M78]=[.AL$1];[.$N78]);[.$A78];&quot;&quot;)">
            <text:p/>
          </table:table-cell>
          <table:table-cell table:formula="of:=IF(OR([.$J78]=[.AM$1];[.$K78]=[.AM$1];[.$L78]=[.AM$1];[.$M78]=[.AM$1];[.$N78]);[.$A78];&quot;&quot;)">
            <text:p/>
          </table:table-cell>
          <table:table-cell table:formula="of:=IF(OR([.$J78]=[.AN$1];[.$K78]=[.AN$1];[.$L78]=[.AN$1];[.$M78]=[.AN$1];[.$N78]);[.$A78];&quot;&quot;)">
            <text:p/>
          </table:table-cell>
          <table:table-cell table:formula="of:=IF(OR([.$J78]=[.AO$1];[.$K78]=[.AO$1];[.$L78]=[.AO$1];[.$M78]=[.AO$1];[.$N78]);[.$A78];&quot;&quot;)">
            <text:p/>
          </table:table-cell>
          <table:table-cell table:formula="of:=IF(OR([.$J78]=[.AP$1];[.$K78]=[.AP$1];[.$L78]=[.AP$1];[.$M78]=[.AP$1];[.$N78]);[.$A78];&quot;&quot;)">
            <text:p/>
          </table:table-cell>
          <table:table-cell table:formula="of:=IF(OR([.$J78]=[.AQ$1];[.$K78]=[.AQ$1];[.$L78]=[.AQ$1];[.$M78]=[.AQ$1];[.$N78]);[.$A78];&quot;&quot;)">
            <text:p/>
          </table:table-cell>
          <table:table-cell table:formula="of:=IF(OR([.$J78]=[.AR$1];[.$K78]=[.AR$1];[.$L78]=[.AR$1];[.$M78]=[.AR$1];[.$N78]);[.$A78];&quot;&quot;)">
            <text:p/>
          </table:table-cell>
          <table:table-cell/>
          <table:table-cell table:formula="of:=IF([.$E78]=[.AT$1];[.$A78];&quot;&quot;)">
            <text:p/>
          </table:table-cell>
          <table:table-cell table:formula="of:=IF([.$E78]=[.AU$1];[.$A78];&quot;&quot;)">
            <text:p/>
          </table:table-cell>
          <table:table-cell table:formula="of:=IF([.$E78]=[.AV$1];[.$A78];&quot;&quot;)">
            <text:p/>
          </table:table-cell>
          <table:table-cell table:formula="of:=IF([.$E78]=[.AW$1];[.$A78];&quot;&quot;)">
            <text:p/>
          </table:table-cell>
          <table:table-cell table:formula="of:=IF([.$E78]=[.AX$1];[.$A78];&quot;&quot;)">
            <text:p/>
          </table:table-cell>
          <table:table-cell table:formula="of:=IF([.$E78]=[.AY$1];[.$A78];&quot;&quot;)">
            <text:p/>
          </table:table-cell>
          <table:table-cell table:formula="of:=IF([.$E78]=[.AZ$1];[.$A78];&quot;&quot;)">
            <text:p/>
          </table:table-cell>
          <table:table-cell table:formula="of:=IF([.$E78]=[.BA$1];[.$A78];&quot;&quot;)">
            <text:p/>
          </table:table-cell>
          <table:table-cell table:formula="of:=IF([.$E78]=[.BB$1];[.$A78];&quot;&quot;)">
            <text:p/>
          </table:table-cell>
          <table:table-cell table:formula="of:=IF([.$E78]=[.BC$1];[.$A78];&quot;&quot;)">
            <text:p/>
          </table:table-cell>
          <table:table-cell table:formula="of:=IF([.$E78]=[.BD$1];[.$A78];&quot;&quot;)">
            <text:p/>
          </table:table-cell>
          <table:table-cell table:formula="of:=IF([.$E78]=[.BE$1];[.$A78];&quot;&quot;)">
            <text:p/>
          </table:table-cell>
          <table:table-cell table:formula="of:=IF([.$E78]=[.BF$1];[.$A78];&quot;&quot;)">
            <text:p/>
          </table:table-cell>
          <table:table-cell table:formula="of:=IF([.$E78]=[.BG$1];[.$A78];&quot;&quot;)">
            <text:p/>
          </table:table-cell>
          <table:table-cell table:formula="of:=IF([.$E78]=[.BH$1];[.$A78];&quot;&quot;)">
            <text:p/>
          </table:table-cell>
          <table:table-cell table:formula="of:=IF([.$E78]=[.BI$1];[.$A78];&quot;&quot;)">
            <text:p/>
          </table:table-cell>
          <table:table-cell table:formula="of:=IF([.$E78]=[.BJ$1];[.$A78];&quot;&quot;)">
            <text:p/>
          </table:table-cell>
          <table:table-cell table:formula="of:=IF([.$E78]=[.BK$1];[.$A78];&quot;&quot;)">
            <text:p/>
          </table:table-cell>
          <table:table-cell table:formula="of:=IF([.$E78]=[.BL$1];[.$A78];&quot;&quot;)">
            <text:p/>
          </table:table-cell>
          <table:table-cell table:formula="of:=IF([.$E78]=[.BM$1];[.$A78];&quot;&quot;)">
            <text:p/>
          </table:table-cell>
          <table:table-cell table:formula="of:=IF([.$E78]=[.BN$1];[.$A78];&quot;&quot;)">
            <text:p/>
          </table:table-cell>
          <table:table-cell table:formula="of:=IF([.$E78]=[.BO$1];[.$A78];&quot;&quot;)">
            <text:p/>
          </table:table-cell>
          <table:table-cell table:formula="of:=IF([.$E78]=[.BP$1];[.$A78];&quot;&quot;)">
            <text:p/>
          </table:table-cell>
          <table:table-cell table:formula="of:=IF([.$E78]=[.BQ$1];[.$A78];&quot;&quot;)">
            <text:p/>
          </table:table-cell>
          <table:table-cell table:formula="of:=IF([.$E78]=[.BR$1];[.$A78];&quot;&quot;)">
            <text:p/>
          </table:table-cell>
          <table:table-cell table:formula="of:=IF([.$E78]=[.BS$1];[.$A78];&quot;&quot;)">
            <text:p/>
          </table:table-cell>
          <table:table-cell table:formula="of:=IF([.$E78]=[.BT$1];[.$A78];&quot;&quot;)">
            <text:p/>
          </table:table-cell>
          <table:table-cell table:formula="of:=IF([.$E78]=[.BU$1];[.$A78];&quot;&quot;)">
            <text:p/>
          </table:table-cell>
          <table:table-cell table:formula="of:=IF([.$E78]=[.BV$1];[.$A78];&quot;&quot;)">
            <text:p/>
          </table:table-cell>
          <table:table-cell table:formula="of:=IF([.$E78]=[.BW$1];[.$A78];&quot;&quot;)">
            <text:p/>
          </table:table-cell>
          <table:table-cell table:formula="of:=IF([.$E78]=[.BX$1];[.$A78];&quot;&quot;)">
            <text:p/>
          </table:table-cell>
          <table:table-cell table:formula="of:=IF([.$E78]=[.BY$1];[.$A78];&quot;&quot;)">
            <text:p/>
          </table:table-cell>
          <table:table-cell table:formula="of:=IF([.$E78]=[.BZ$1];[.$A78];&quot;&quot;)">
            <text:p/>
          </table:table-cell>
          <table:table-cell table:formula="of:=IF([.$E78]=[.CA$1];[.$A78];&quot;&quot;)">
            <text:p/>
          </table:table-cell>
          <table:table-cell table:formula="of:=IF([.$E78]=[.CB$1];[.$A78];&quot;&quot;)" office:value-type="float" office:value="77" calcext:value-type="float">
            <text:p>77</text:p>
          </table:table-cell>
          <table:table-cell table:formula="of:=IF([.$E78]=[.CC$1];[.$A78];&quot;&quot;)">
            <text:p/>
          </table:table-cell>
          <table:table-cell table:formula="of:=IF([.$E78]=[.CD$1];[.$A78];&quot;&quot;)">
            <text:p/>
          </table:table-cell>
          <table:table-cell table:formula="of:=IF([.$E78]=[.CE$1];[.$A78];&quot;&quot;)">
            <text:p/>
          </table:table-cell>
          <table:table-cell table:formula="of:=IF([.$E78]=[.CF$1];[.$A78];&quot;&quot;)">
            <text:p/>
          </table:table-cell>
          <table:table-cell table:formula="of:=IF([.$E78]=[.CG$1];[.$A78];&quot;&quot;)">
            <text:p/>
          </table:table-cell>
          <table:table-cell table:formula="of:=IF([.$E78]=[.CH$1];[.$A78];&quot;&quot;)">
            <text:p/>
          </table:table-cell>
          <table:table-cell table:formula="of:=IF([.$E78]=[.CI$1];[.$A78];&quot;&quot;)">
            <text:p/>
          </table:table-cell>
          <table:table-cell table:formula="of:=IF([.$E78]=[.CJ$1];[.$A78];&quot;&quot;)">
            <text:p/>
          </table:table-cell>
          <table:table-cell table:formula="of:=IF([.$E78]=[.CK$1];[.$A78];&quot;&quot;)">
            <text:p/>
          </table:table-cell>
          <table:table-cell table:formula="of:=IF([.$E78]=[.CL$1];[.$A78];&quot;&quot;)">
            <text:p/>
          </table:table-cell>
          <table:table-cell table:formula="of:=IF([.$E78]=[.CM$1];[.$A78];&quot;&quot;)">
            <text:p/>
          </table:table-cell>
          <table:table-cell table:formula="of:=IF([.$E78]=[.CN$1];[.$A78];&quot;&quot;)">
            <text:p/>
          </table:table-cell>
          <table:table-cell table:formula="of:=IF([.$E78]=[.CO$1];[.$A78];&quot;&quot;)">
            <text:p/>
          </table:table-cell>
          <table:table-cell table:formula="of:=IF([.$E78]=[.CP$1];[.$A78];&quot;&quot;)">
            <text:p/>
          </table:table-cell>
          <table:table-cell table:formula="of:=IF([.$E78]=[.CQ$1];[.$A7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ou Don't Want to Know</text:p>
          </table:table-cell>
          <table:table-cell office:value-type="string" calcext:value-type="string">
            <text:p>Lesli Linka Glatter</text:p>
          </table:table-cell>
          <table:table-cell office:value-type="string" calcext:value-type="string">
            <text:p>Sara Hess</text:p>
          </table:table-cell>
          <table:table-cell office:value-type="float" office:value="16.88" calcext:value-type="float">
            <text:p>16.88</text:p>
          </table:table-cell>
          <table:table-cell office:value-type="float" office:value="6" calcext:value-type="float">
            <text:p>6</text:p>
          </table:table-cell>
          <table:table-cell office:value-type="date" office:date-value="2007-11-20" calcext:value-type="date">
            <text:p>2007-11-20</text:p>
          </table:table-cell>
          <table:table-cell office:value-type="string" calcext:value-type="string">
            <text:p>Sara Hess</text:p>
          </table:table-cell>
          <table:table-cell table:number-columns-repeated="4"/>
          <table:table-cell table:formula="of:=IF(OR([.$J79]=[.O$1];[.$K79]=[.O$1];[.$L79]=[.O$1];[.$M79]=[.O$1];[.$N79]);[.$A79];&quot;&quot;)">
            <text:p/>
          </table:table-cell>
          <table:table-cell table:formula="of:=IF(OR([.$J79]=[.P$1];[.$K79]=[.P$1];[.$L79]=[.P$1];[.$M79]=[.P$1];[.$N79]);[.$A79];&quot;&quot;)">
            <text:p/>
          </table:table-cell>
          <table:table-cell table:formula="of:=IF(OR([.$J79]=[.Q$1];[.$K79]=[.Q$1];[.$L79]=[.Q$1];[.$M79]=[.Q$1];[.$N79]);[.$A79];&quot;&quot;)">
            <text:p/>
          </table:table-cell>
          <table:table-cell table:formula="of:=IF(OR([.$J79]=[.R$1];[.$K79]=[.R$1];[.$L79]=[.R$1];[.$M79]=[.R$1];[.$N79]);[.$A79];&quot;&quot;)">
            <text:p/>
          </table:table-cell>
          <table:table-cell table:formula="of:=IF(OR([.$J79]=[.S$1];[.$K79]=[.S$1];[.$L79]=[.S$1];[.$M79]=[.S$1];[.$N79]);[.$A79];&quot;&quot;)">
            <text:p/>
          </table:table-cell>
          <table:table-cell table:formula="of:=IF(OR([.$J79]=[.T$1];[.$K79]=[.T$1];[.$L79]=[.T$1];[.$M79]=[.T$1];[.$N79]);[.$A79];&quot;&quot;)">
            <text:p/>
          </table:table-cell>
          <table:table-cell table:formula="of:=IF(OR([.$J79]=[.U$1];[.$K79]=[.U$1];[.$L79]=[.U$1];[.$M79]=[.U$1];[.$N79]);[.$A79];&quot;&quot;)">
            <text:p/>
          </table:table-cell>
          <table:table-cell table:formula="of:=IF(OR([.$J79]=[.V$1];[.$K79]=[.V$1];[.$L79]=[.V$1];[.$M79]=[.V$1];[.$N79]);[.$A79];&quot;&quot;)">
            <text:p/>
          </table:table-cell>
          <table:table-cell table:formula="of:=IF(OR([.$J79]=[.W$1];[.$K79]=[.W$1];[.$L79]=[.W$1];[.$M79]=[.W$1];[.$N79]);[.$A79];&quot;&quot;)">
            <text:p/>
          </table:table-cell>
          <table:table-cell table:formula="of:=IF(OR([.$J79]=[.X$1];[.$K79]=[.X$1];[.$L79]=[.X$1];[.$M79]=[.X$1];[.$N79]);[.$A79];&quot;&quot;)">
            <text:p/>
          </table:table-cell>
          <table:table-cell table:formula="of:=IF(OR([.$J79]=[.Y$1];[.$K79]=[.Y$1];[.$L79]=[.Y$1];[.$M79]=[.Y$1];[.$N79]);[.$A79];&quot;&quot;)">
            <text:p/>
          </table:table-cell>
          <table:table-cell table:formula="of:=IF(OR([.$J79]=[.Z$1];[.$K79]=[.Z$1];[.$L79]=[.Z$1];[.$M79]=[.Z$1];[.$N79]);[.$A79];&quot;&quot;)" office:value-type="float" office:value="78" calcext:value-type="float">
            <text:p>78</text:p>
          </table:table-cell>
          <table:table-cell table:formula="of:=IF(OR([.$J79]=[.AA$1];[.$K79]=[.AA$1];[.$L79]=[.AA$1];[.$M79]=[.AA$1];[.$N79]);[.$A79];&quot;&quot;)">
            <text:p/>
          </table:table-cell>
          <table:table-cell table:formula="of:=IF(OR([.$J79]=[.AB$1];[.$K79]=[.AB$1];[.$L79]=[.AB$1];[.$M79]=[.AB$1];[.$N79]);[.$A79];&quot;&quot;)">
            <text:p/>
          </table:table-cell>
          <table:table-cell table:formula="of:=IF(OR([.$J79]=[.AC$1];[.$K79]=[.AC$1];[.$L79]=[.AC$1];[.$M79]=[.AC$1];[.$N79]);[.$A79];&quot;&quot;)">
            <text:p/>
          </table:table-cell>
          <table:table-cell table:formula="of:=IF(OR([.$J79]=[.AD$1];[.$K79]=[.AD$1];[.$L79]=[.AD$1];[.$M79]=[.AD$1];[.$N79]);[.$A79];&quot;&quot;)">
            <text:p/>
          </table:table-cell>
          <table:table-cell table:formula="of:=IF(OR([.$J79]=[.AE$1];[.$K79]=[.AE$1];[.$L79]=[.AE$1];[.$M79]=[.AE$1];[.$N79]);[.$A79];&quot;&quot;)">
            <text:p/>
          </table:table-cell>
          <table:table-cell table:formula="of:=IF(OR([.$J79]=[.AF$1];[.$K79]=[.AF$1];[.$L79]=[.AF$1];[.$M79]=[.AF$1];[.$N79]);[.$A79];&quot;&quot;)">
            <text:p/>
          </table:table-cell>
          <table:table-cell table:formula="of:=IF(OR([.$J79]=[.AG$1];[.$K79]=[.AG$1];[.$L79]=[.AG$1];[.$M79]=[.AG$1];[.$N79]);[.$A79];&quot;&quot;)">
            <text:p/>
          </table:table-cell>
          <table:table-cell table:formula="of:=IF(OR([.$J79]=[.AH$1];[.$K79]=[.AH$1];[.$L79]=[.AH$1];[.$M79]=[.AH$1];[.$N79]);[.$A79];&quot;&quot;)">
            <text:p/>
          </table:table-cell>
          <table:table-cell table:formula="of:=IF(OR([.$J79]=[.AI$1];[.$K79]=[.AI$1];[.$L79]=[.AI$1];[.$M79]=[.AI$1];[.$N79]);[.$A79];&quot;&quot;)">
            <text:p/>
          </table:table-cell>
          <table:table-cell table:formula="of:=IF(OR([.$J79]=[.AJ$1];[.$K79]=[.AJ$1];[.$L79]=[.AJ$1];[.$M79]=[.AJ$1];[.$N79]);[.$A79];&quot;&quot;)">
            <text:p/>
          </table:table-cell>
          <table:table-cell table:formula="of:=IF(OR([.$J79]=[.AK$1];[.$K79]=[.AK$1];[.$L79]=[.AK$1];[.$M79]=[.AK$1];[.$N79]);[.$A79];&quot;&quot;)">
            <text:p/>
          </table:table-cell>
          <table:table-cell table:formula="of:=IF(OR([.$J79]=[.AL$1];[.$K79]=[.AL$1];[.$L79]=[.AL$1];[.$M79]=[.AL$1];[.$N79]);[.$A79];&quot;&quot;)">
            <text:p/>
          </table:table-cell>
          <table:table-cell table:formula="of:=IF(OR([.$J79]=[.AM$1];[.$K79]=[.AM$1];[.$L79]=[.AM$1];[.$M79]=[.AM$1];[.$N79]);[.$A79];&quot;&quot;)">
            <text:p/>
          </table:table-cell>
          <table:table-cell table:formula="of:=IF(OR([.$J79]=[.AN$1];[.$K79]=[.AN$1];[.$L79]=[.AN$1];[.$M79]=[.AN$1];[.$N79]);[.$A79];&quot;&quot;)">
            <text:p/>
          </table:table-cell>
          <table:table-cell table:formula="of:=IF(OR([.$J79]=[.AO$1];[.$K79]=[.AO$1];[.$L79]=[.AO$1];[.$M79]=[.AO$1];[.$N79]);[.$A79];&quot;&quot;)">
            <text:p/>
          </table:table-cell>
          <table:table-cell table:formula="of:=IF(OR([.$J79]=[.AP$1];[.$K79]=[.AP$1];[.$L79]=[.AP$1];[.$M79]=[.AP$1];[.$N79]);[.$A79];&quot;&quot;)">
            <text:p/>
          </table:table-cell>
          <table:table-cell table:formula="of:=IF(OR([.$J79]=[.AQ$1];[.$K79]=[.AQ$1];[.$L79]=[.AQ$1];[.$M79]=[.AQ$1];[.$N79]);[.$A79];&quot;&quot;)">
            <text:p/>
          </table:table-cell>
          <table:table-cell table:formula="of:=IF(OR([.$J79]=[.AR$1];[.$K79]=[.AR$1];[.$L79]=[.AR$1];[.$M79]=[.AR$1];[.$N79]);[.$A79];&quot;&quot;)">
            <text:p/>
          </table:table-cell>
          <table:table-cell/>
          <table:table-cell table:formula="of:=IF([.$E79]=[.AT$1];[.$A79];&quot;&quot;)">
            <text:p/>
          </table:table-cell>
          <table:table-cell table:formula="of:=IF([.$E79]=[.AU$1];[.$A79];&quot;&quot;)">
            <text:p/>
          </table:table-cell>
          <table:table-cell table:formula="of:=IF([.$E79]=[.AV$1];[.$A79];&quot;&quot;)">
            <text:p/>
          </table:table-cell>
          <table:table-cell table:formula="of:=IF([.$E79]=[.AW$1];[.$A79];&quot;&quot;)">
            <text:p/>
          </table:table-cell>
          <table:table-cell table:formula="of:=IF([.$E79]=[.AX$1];[.$A79];&quot;&quot;)">
            <text:p/>
          </table:table-cell>
          <table:table-cell table:formula="of:=IF([.$E79]=[.AY$1];[.$A79];&quot;&quot;)">
            <text:p/>
          </table:table-cell>
          <table:table-cell table:formula="of:=IF([.$E79]=[.AZ$1];[.$A79];&quot;&quot;)">
            <text:p/>
          </table:table-cell>
          <table:table-cell table:formula="of:=IF([.$E79]=[.BA$1];[.$A79];&quot;&quot;)">
            <text:p/>
          </table:table-cell>
          <table:table-cell table:formula="of:=IF([.$E79]=[.BB$1];[.$A79];&quot;&quot;)">
            <text:p/>
          </table:table-cell>
          <table:table-cell table:formula="of:=IF([.$E79]=[.BC$1];[.$A79];&quot;&quot;)">
            <text:p/>
          </table:table-cell>
          <table:table-cell table:formula="of:=IF([.$E79]=[.BD$1];[.$A79];&quot;&quot;)">
            <text:p/>
          </table:table-cell>
          <table:table-cell table:formula="of:=IF([.$E79]=[.BE$1];[.$A79];&quot;&quot;)">
            <text:p/>
          </table:table-cell>
          <table:table-cell table:formula="of:=IF([.$E79]=[.BF$1];[.$A79];&quot;&quot;)">
            <text:p/>
          </table:table-cell>
          <table:table-cell table:formula="of:=IF([.$E79]=[.BG$1];[.$A79];&quot;&quot;)">
            <text:p/>
          </table:table-cell>
          <table:table-cell table:formula="of:=IF([.$E79]=[.BH$1];[.$A79];&quot;&quot;)">
            <text:p/>
          </table:table-cell>
          <table:table-cell table:formula="of:=IF([.$E79]=[.BI$1];[.$A79];&quot;&quot;)">
            <text:p/>
          </table:table-cell>
          <table:table-cell table:formula="of:=IF([.$E79]=[.BJ$1];[.$A79];&quot;&quot;)">
            <text:p/>
          </table:table-cell>
          <table:table-cell table:formula="of:=IF([.$E79]=[.BK$1];[.$A79];&quot;&quot;)">
            <text:p/>
          </table:table-cell>
          <table:table-cell table:formula="of:=IF([.$E79]=[.BL$1];[.$A79];&quot;&quot;)">
            <text:p/>
          </table:table-cell>
          <table:table-cell table:formula="of:=IF([.$E79]=[.BM$1];[.$A79];&quot;&quot;)">
            <text:p/>
          </table:table-cell>
          <table:table-cell table:formula="of:=IF([.$E79]=[.BN$1];[.$A79];&quot;&quot;)">
            <text:p/>
          </table:table-cell>
          <table:table-cell table:formula="of:=IF([.$E79]=[.BO$1];[.$A79];&quot;&quot;)">
            <text:p/>
          </table:table-cell>
          <table:table-cell table:formula="of:=IF([.$E79]=[.BP$1];[.$A79];&quot;&quot;)">
            <text:p/>
          </table:table-cell>
          <table:table-cell table:formula="of:=IF([.$E79]=[.BQ$1];[.$A79];&quot;&quot;)">
            <text:p/>
          </table:table-cell>
          <table:table-cell table:formula="of:=IF([.$E79]=[.BR$1];[.$A79];&quot;&quot;)">
            <text:p/>
          </table:table-cell>
          <table:table-cell table:formula="of:=IF([.$E79]=[.BS$1];[.$A79];&quot;&quot;)">
            <text:p/>
          </table:table-cell>
          <table:table-cell table:formula="of:=IF([.$E79]=[.BT$1];[.$A79];&quot;&quot;)">
            <text:p/>
          </table:table-cell>
          <table:table-cell table:formula="of:=IF([.$E79]=[.BU$1];[.$A79];&quot;&quot;)">
            <text:p/>
          </table:table-cell>
          <table:table-cell table:formula="of:=IF([.$E79]=[.BV$1];[.$A79];&quot;&quot;)">
            <text:p/>
          </table:table-cell>
          <table:table-cell table:formula="of:=IF([.$E79]=[.BW$1];[.$A79];&quot;&quot;)">
            <text:p/>
          </table:table-cell>
          <table:table-cell table:formula="of:=IF([.$E79]=[.BX$1];[.$A79];&quot;&quot;)">
            <text:p/>
          </table:table-cell>
          <table:table-cell table:formula="of:=IF([.$E79]=[.BY$1];[.$A79];&quot;&quot;)">
            <text:p/>
          </table:table-cell>
          <table:table-cell table:formula="of:=IF([.$E79]=[.BZ$1];[.$A79];&quot;&quot;)">
            <text:p/>
          </table:table-cell>
          <table:table-cell table:formula="of:=IF([.$E79]=[.CA$1];[.$A79];&quot;&quot;)">
            <text:p/>
          </table:table-cell>
          <table:table-cell table:formula="of:=IF([.$E79]=[.CB$1];[.$A79];&quot;&quot;)">
            <text:p/>
          </table:table-cell>
          <table:table-cell table:formula="of:=IF([.$E79]=[.CC$1];[.$A79];&quot;&quot;)" office:value-type="float" office:value="78" calcext:value-type="float">
            <text:p>78</text:p>
          </table:table-cell>
          <table:table-cell table:formula="of:=IF([.$E79]=[.CD$1];[.$A79];&quot;&quot;)">
            <text:p/>
          </table:table-cell>
          <table:table-cell table:formula="of:=IF([.$E79]=[.CE$1];[.$A79];&quot;&quot;)">
            <text:p/>
          </table:table-cell>
          <table:table-cell table:formula="of:=IF([.$E79]=[.CF$1];[.$A79];&quot;&quot;)">
            <text:p/>
          </table:table-cell>
          <table:table-cell table:formula="of:=IF([.$E79]=[.CG$1];[.$A79];&quot;&quot;)">
            <text:p/>
          </table:table-cell>
          <table:table-cell table:formula="of:=IF([.$E79]=[.CH$1];[.$A79];&quot;&quot;)">
            <text:p/>
          </table:table-cell>
          <table:table-cell table:formula="of:=IF([.$E79]=[.CI$1];[.$A79];&quot;&quot;)">
            <text:p/>
          </table:table-cell>
          <table:table-cell table:formula="of:=IF([.$E79]=[.CJ$1];[.$A79];&quot;&quot;)">
            <text:p/>
          </table:table-cell>
          <table:table-cell table:formula="of:=IF([.$E79]=[.CK$1];[.$A79];&quot;&quot;)">
            <text:p/>
          </table:table-cell>
          <table:table-cell table:formula="of:=IF([.$E79]=[.CL$1];[.$A79];&quot;&quot;)">
            <text:p/>
          </table:table-cell>
          <table:table-cell table:formula="of:=IF([.$E79]=[.CM$1];[.$A79];&quot;&quot;)">
            <text:p/>
          </table:table-cell>
          <table:table-cell table:formula="of:=IF([.$E79]=[.CN$1];[.$A79];&quot;&quot;)">
            <text:p/>
          </table:table-cell>
          <table:table-cell table:formula="of:=IF([.$E79]=[.CO$1];[.$A79];&quot;&quot;)">
            <text:p/>
          </table:table-cell>
          <table:table-cell table:formula="of:=IF([.$E79]=[.CP$1];[.$A79];&quot;&quot;)">
            <text:p/>
          </table:table-cell>
          <table:table-cell table:formula="of:=IF([.$E79]=[.CQ$1];[.$A7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Eli Attie</text:p>
          </table:table-cell>
          <table:table-cell office:value-type="float" office:value="16.96" calcext:value-type="float">
            <text:p>16.96</text:p>
          </table:table-cell>
          <table:table-cell office:value-type="float" office:value="7" calcext:value-type="float">
            <text:p>7</text:p>
          </table:table-cell>
          <table:table-cell office:value-type="date" office:date-value="2007-11-27" calcext:value-type="date">
            <text:p>2007-11-27</text:p>
          </table:table-cell>
          <table:table-cell office:value-type="string" calcext:value-type="string">
            <text:p>Eli Attie</text:p>
          </table:table-cell>
          <table:table-cell table:number-columns-repeated="4"/>
          <table:table-cell table:formula="of:=IF(OR([.$J80]=[.O$1];[.$K80]=[.O$1];[.$L80]=[.O$1];[.$M80]=[.O$1];[.$N80]);[.$A80];&quot;&quot;)">
            <text:p/>
          </table:table-cell>
          <table:table-cell table:formula="of:=IF(OR([.$J80]=[.P$1];[.$K80]=[.P$1];[.$L80]=[.P$1];[.$M80]=[.P$1];[.$N80]);[.$A80];&quot;&quot;)">
            <text:p/>
          </table:table-cell>
          <table:table-cell table:formula="of:=IF(OR([.$J80]=[.Q$1];[.$K80]=[.Q$1];[.$L80]=[.Q$1];[.$M80]=[.Q$1];[.$N80]);[.$A80];&quot;&quot;)">
            <text:p/>
          </table:table-cell>
          <table:table-cell table:formula="of:=IF(OR([.$J80]=[.R$1];[.$K80]=[.R$1];[.$L80]=[.R$1];[.$M80]=[.R$1];[.$N80]);[.$A80];&quot;&quot;)">
            <text:p/>
          </table:table-cell>
          <table:table-cell table:formula="of:=IF(OR([.$J80]=[.S$1];[.$K80]=[.S$1];[.$L80]=[.S$1];[.$M80]=[.S$1];[.$N80]);[.$A80];&quot;&quot;)">
            <text:p/>
          </table:table-cell>
          <table:table-cell table:formula="of:=IF(OR([.$J80]=[.T$1];[.$K80]=[.T$1];[.$L80]=[.T$1];[.$M80]=[.T$1];[.$N80]);[.$A80];&quot;&quot;)">
            <text:p/>
          </table:table-cell>
          <table:table-cell table:formula="of:=IF(OR([.$J80]=[.U$1];[.$K80]=[.U$1];[.$L80]=[.U$1];[.$M80]=[.U$1];[.$N80]);[.$A80];&quot;&quot;)">
            <text:p/>
          </table:table-cell>
          <table:table-cell table:formula="of:=IF(OR([.$J80]=[.V$1];[.$K80]=[.V$1];[.$L80]=[.V$1];[.$M80]=[.V$1];[.$N80]);[.$A80];&quot;&quot;)">
            <text:p/>
          </table:table-cell>
          <table:table-cell table:formula="of:=IF(OR([.$J80]=[.W$1];[.$K80]=[.W$1];[.$L80]=[.W$1];[.$M80]=[.W$1];[.$N80]);[.$A80];&quot;&quot;)">
            <text:p/>
          </table:table-cell>
          <table:table-cell table:formula="of:=IF(OR([.$J80]=[.X$1];[.$K80]=[.X$1];[.$L80]=[.X$1];[.$M80]=[.X$1];[.$N80]);[.$A80];&quot;&quot;)">
            <text:p/>
          </table:table-cell>
          <table:table-cell table:formula="of:=IF(OR([.$J80]=[.Y$1];[.$K80]=[.Y$1];[.$L80]=[.Y$1];[.$M80]=[.Y$1];[.$N80]);[.$A80];&quot;&quot;)">
            <text:p/>
          </table:table-cell>
          <table:table-cell table:formula="of:=IF(OR([.$J80]=[.Z$1];[.$K80]=[.Z$1];[.$L80]=[.Z$1];[.$M80]=[.Z$1];[.$N80]);[.$A80];&quot;&quot;)">
            <text:p/>
          </table:table-cell>
          <table:table-cell table:formula="of:=IF(OR([.$J80]=[.AA$1];[.$K80]=[.AA$1];[.$L80]=[.AA$1];[.$M80]=[.AA$1];[.$N80]);[.$A80];&quot;&quot;)">
            <text:p/>
          </table:table-cell>
          <table:table-cell table:formula="of:=IF(OR([.$J80]=[.AB$1];[.$K80]=[.AB$1];[.$L80]=[.AB$1];[.$M80]=[.AB$1];[.$N80]);[.$A80];&quot;&quot;)">
            <text:p/>
          </table:table-cell>
          <table:table-cell table:formula="of:=IF(OR([.$J80]=[.AC$1];[.$K80]=[.AC$1];[.$L80]=[.AC$1];[.$M80]=[.AC$1];[.$N80]);[.$A80];&quot;&quot;)">
            <text:p/>
          </table:table-cell>
          <table:table-cell table:formula="of:=IF(OR([.$J80]=[.AD$1];[.$K80]=[.AD$1];[.$L80]=[.AD$1];[.$M80]=[.AD$1];[.$N80]);[.$A80];&quot;&quot;)">
            <text:p/>
          </table:table-cell>
          <table:table-cell table:formula="of:=IF(OR([.$J80]=[.AE$1];[.$K80]=[.AE$1];[.$L80]=[.AE$1];[.$M80]=[.AE$1];[.$N80]);[.$A80];&quot;&quot;)">
            <text:p/>
          </table:table-cell>
          <table:table-cell table:formula="of:=IF(OR([.$J80]=[.AF$1];[.$K80]=[.AF$1];[.$L80]=[.AF$1];[.$M80]=[.AF$1];[.$N80]);[.$A80];&quot;&quot;)">
            <text:p/>
          </table:table-cell>
          <table:table-cell table:formula="of:=IF(OR([.$J80]=[.AG$1];[.$K80]=[.AG$1];[.$L80]=[.AG$1];[.$M80]=[.AG$1];[.$N80]);[.$A80];&quot;&quot;)">
            <text:p/>
          </table:table-cell>
          <table:table-cell table:formula="of:=IF(OR([.$J80]=[.AH$1];[.$K80]=[.AH$1];[.$L80]=[.AH$1];[.$M80]=[.AH$1];[.$N80]);[.$A80];&quot;&quot;)">
            <text:p/>
          </table:table-cell>
          <table:table-cell table:formula="of:=IF(OR([.$J80]=[.AI$1];[.$K80]=[.AI$1];[.$L80]=[.AI$1];[.$M80]=[.AI$1];[.$N80]);[.$A80];&quot;&quot;)">
            <text:p/>
          </table:table-cell>
          <table:table-cell table:formula="of:=IF(OR([.$J80]=[.AJ$1];[.$K80]=[.AJ$1];[.$L80]=[.AJ$1];[.$M80]=[.AJ$1];[.$N80]);[.$A80];&quot;&quot;)" office:value-type="float" office:value="79" calcext:value-type="float">
            <text:p>79</text:p>
          </table:table-cell>
          <table:table-cell table:formula="of:=IF(OR([.$J80]=[.AK$1];[.$K80]=[.AK$1];[.$L80]=[.AK$1];[.$M80]=[.AK$1];[.$N80]);[.$A80];&quot;&quot;)">
            <text:p/>
          </table:table-cell>
          <table:table-cell table:formula="of:=IF(OR([.$J80]=[.AL$1];[.$K80]=[.AL$1];[.$L80]=[.AL$1];[.$M80]=[.AL$1];[.$N80]);[.$A80];&quot;&quot;)">
            <text:p/>
          </table:table-cell>
          <table:table-cell table:formula="of:=IF(OR([.$J80]=[.AM$1];[.$K80]=[.AM$1];[.$L80]=[.AM$1];[.$M80]=[.AM$1];[.$N80]);[.$A80];&quot;&quot;)">
            <text:p/>
          </table:table-cell>
          <table:table-cell table:formula="of:=IF(OR([.$J80]=[.AN$1];[.$K80]=[.AN$1];[.$L80]=[.AN$1];[.$M80]=[.AN$1];[.$N80]);[.$A80];&quot;&quot;)">
            <text:p/>
          </table:table-cell>
          <table:table-cell table:formula="of:=IF(OR([.$J80]=[.AO$1];[.$K80]=[.AO$1];[.$L80]=[.AO$1];[.$M80]=[.AO$1];[.$N80]);[.$A80];&quot;&quot;)">
            <text:p/>
          </table:table-cell>
          <table:table-cell table:formula="of:=IF(OR([.$J80]=[.AP$1];[.$K80]=[.AP$1];[.$L80]=[.AP$1];[.$M80]=[.AP$1];[.$N80]);[.$A80];&quot;&quot;)">
            <text:p/>
          </table:table-cell>
          <table:table-cell table:formula="of:=IF(OR([.$J80]=[.AQ$1];[.$K80]=[.AQ$1];[.$L80]=[.AQ$1];[.$M80]=[.AQ$1];[.$N80]);[.$A80];&quot;&quot;)">
            <text:p/>
          </table:table-cell>
          <table:table-cell table:formula="of:=IF(OR([.$J80]=[.AR$1];[.$K80]=[.AR$1];[.$L80]=[.AR$1];[.$M80]=[.AR$1];[.$N80]);[.$A80];&quot;&quot;)">
            <text:p/>
          </table:table-cell>
          <table:table-cell/>
          <table:table-cell table:formula="of:=IF([.$E80]=[.AT$1];[.$A80];&quot;&quot;)">
            <text:p/>
          </table:table-cell>
          <table:table-cell table:formula="of:=IF([.$E80]=[.AU$1];[.$A80];&quot;&quot;)">
            <text:p/>
          </table:table-cell>
          <table:table-cell table:formula="of:=IF([.$E80]=[.AV$1];[.$A80];&quot;&quot;)">
            <text:p/>
          </table:table-cell>
          <table:table-cell table:formula="of:=IF([.$E80]=[.AW$1];[.$A80];&quot;&quot;)">
            <text:p/>
          </table:table-cell>
          <table:table-cell table:formula="of:=IF([.$E80]=[.AX$1];[.$A80];&quot;&quot;)">
            <text:p/>
          </table:table-cell>
          <table:table-cell table:formula="of:=IF([.$E80]=[.AY$1];[.$A80];&quot;&quot;)">
            <text:p/>
          </table:table-cell>
          <table:table-cell table:formula="of:=IF([.$E80]=[.AZ$1];[.$A80];&quot;&quot;)">
            <text:p/>
          </table:table-cell>
          <table:table-cell table:formula="of:=IF([.$E80]=[.BA$1];[.$A80];&quot;&quot;)">
            <text:p/>
          </table:table-cell>
          <table:table-cell table:formula="of:=IF([.$E80]=[.BB$1];[.$A80];&quot;&quot;)">
            <text:p/>
          </table:table-cell>
          <table:table-cell table:formula="of:=IF([.$E80]=[.BC$1];[.$A80];&quot;&quot;)">
            <text:p/>
          </table:table-cell>
          <table:table-cell table:formula="of:=IF([.$E80]=[.BD$1];[.$A80];&quot;&quot;)">
            <text:p/>
          </table:table-cell>
          <table:table-cell table:formula="of:=IF([.$E80]=[.BE$1];[.$A80];&quot;&quot;)">
            <text:p/>
          </table:table-cell>
          <table:table-cell table:formula="of:=IF([.$E80]=[.BF$1];[.$A80];&quot;&quot;)">
            <text:p/>
          </table:table-cell>
          <table:table-cell table:formula="of:=IF([.$E80]=[.BG$1];[.$A80];&quot;&quot;)">
            <text:p/>
          </table:table-cell>
          <table:table-cell table:formula="of:=IF([.$E80]=[.BH$1];[.$A80];&quot;&quot;)">
            <text:p/>
          </table:table-cell>
          <table:table-cell table:formula="of:=IF([.$E80]=[.BI$1];[.$A80];&quot;&quot;)">
            <text:p/>
          </table:table-cell>
          <table:table-cell table:formula="of:=IF([.$E80]=[.BJ$1];[.$A80];&quot;&quot;)" office:value-type="float" office:value="79" calcext:value-type="float">
            <text:p>79</text:p>
          </table:table-cell>
          <table:table-cell table:formula="of:=IF([.$E80]=[.BK$1];[.$A80];&quot;&quot;)">
            <text:p/>
          </table:table-cell>
          <table:table-cell table:formula="of:=IF([.$E80]=[.BL$1];[.$A80];&quot;&quot;)">
            <text:p/>
          </table:table-cell>
          <table:table-cell table:formula="of:=IF([.$E80]=[.BM$1];[.$A80];&quot;&quot;)">
            <text:p/>
          </table:table-cell>
          <table:table-cell table:formula="of:=IF([.$E80]=[.BN$1];[.$A80];&quot;&quot;)">
            <text:p/>
          </table:table-cell>
          <table:table-cell table:formula="of:=IF([.$E80]=[.BO$1];[.$A80];&quot;&quot;)">
            <text:p/>
          </table:table-cell>
          <table:table-cell table:formula="of:=IF([.$E80]=[.BP$1];[.$A80];&quot;&quot;)">
            <text:p/>
          </table:table-cell>
          <table:table-cell table:formula="of:=IF([.$E80]=[.BQ$1];[.$A80];&quot;&quot;)">
            <text:p/>
          </table:table-cell>
          <table:table-cell table:formula="of:=IF([.$E80]=[.BR$1];[.$A80];&quot;&quot;)">
            <text:p/>
          </table:table-cell>
          <table:table-cell table:formula="of:=IF([.$E80]=[.BS$1];[.$A80];&quot;&quot;)">
            <text:p/>
          </table:table-cell>
          <table:table-cell table:formula="of:=IF([.$E80]=[.BT$1];[.$A80];&quot;&quot;)">
            <text:p/>
          </table:table-cell>
          <table:table-cell table:formula="of:=IF([.$E80]=[.BU$1];[.$A80];&quot;&quot;)">
            <text:p/>
          </table:table-cell>
          <table:table-cell table:formula="of:=IF([.$E80]=[.BV$1];[.$A80];&quot;&quot;)">
            <text:p/>
          </table:table-cell>
          <table:table-cell table:formula="of:=IF([.$E80]=[.BW$1];[.$A80];&quot;&quot;)">
            <text:p/>
          </table:table-cell>
          <table:table-cell table:formula="of:=IF([.$E80]=[.BX$1];[.$A80];&quot;&quot;)">
            <text:p/>
          </table:table-cell>
          <table:table-cell table:formula="of:=IF([.$E80]=[.BY$1];[.$A80];&quot;&quot;)">
            <text:p/>
          </table:table-cell>
          <table:table-cell table:formula="of:=IF([.$E80]=[.BZ$1];[.$A80];&quot;&quot;)">
            <text:p/>
          </table:table-cell>
          <table:table-cell table:formula="of:=IF([.$E80]=[.CA$1];[.$A80];&quot;&quot;)">
            <text:p/>
          </table:table-cell>
          <table:table-cell table:formula="of:=IF([.$E80]=[.CB$1];[.$A80];&quot;&quot;)">
            <text:p/>
          </table:table-cell>
          <table:table-cell table:formula="of:=IF([.$E80]=[.CC$1];[.$A80];&quot;&quot;)">
            <text:p/>
          </table:table-cell>
          <table:table-cell table:formula="of:=IF([.$E80]=[.CD$1];[.$A80];&quot;&quot;)">
            <text:p/>
          </table:table-cell>
          <table:table-cell table:formula="of:=IF([.$E80]=[.CE$1];[.$A80];&quot;&quot;)">
            <text:p/>
          </table:table-cell>
          <table:table-cell table:formula="of:=IF([.$E80]=[.CF$1];[.$A80];&quot;&quot;)">
            <text:p/>
          </table:table-cell>
          <table:table-cell table:formula="of:=IF([.$E80]=[.CG$1];[.$A80];&quot;&quot;)">
            <text:p/>
          </table:table-cell>
          <table:table-cell table:formula="of:=IF([.$E80]=[.CH$1];[.$A80];&quot;&quot;)">
            <text:p/>
          </table:table-cell>
          <table:table-cell table:formula="of:=IF([.$E80]=[.CI$1];[.$A80];&quot;&quot;)">
            <text:p/>
          </table:table-cell>
          <table:table-cell table:formula="of:=IF([.$E80]=[.CJ$1];[.$A80];&quot;&quot;)">
            <text:p/>
          </table:table-cell>
          <table:table-cell table:formula="of:=IF([.$E80]=[.CK$1];[.$A80];&quot;&quot;)">
            <text:p/>
          </table:table-cell>
          <table:table-cell table:formula="of:=IF([.$E80]=[.CL$1];[.$A80];&quot;&quot;)">
            <text:p/>
          </table:table-cell>
          <table:table-cell table:formula="of:=IF([.$E80]=[.CM$1];[.$A80];&quot;&quot;)">
            <text:p/>
          </table:table-cell>
          <table:table-cell table:formula="of:=IF([.$E80]=[.CN$1];[.$A80];&quot;&quot;)">
            <text:p/>
          </table:table-cell>
          <table:table-cell table:formula="of:=IF([.$E80]=[.CO$1];[.$A80];&quot;&quot;)">
            <text:p/>
          </table:table-cell>
          <table:table-cell table:formula="of:=IF([.$E80]=[.CP$1];[.$A80];&quot;&quot;)">
            <text:p/>
          </table:table-cell>
          <table:table-cell table:formula="of:=IF([.$E80]=[.CQ$1];[.$A8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's a Wonderful Lie</text:p>
          </table:table-cell>
          <table:table-cell office:value-type="string" calcext:value-type="string">
            <text:p>Matt Shakman</text:p>
          </table:table-cell>
          <table:table-cell office:value-type="string" calcext:value-type="string">
            <text:p>Pamela Davis</text:p>
          </table:table-cell>
          <table:table-cell office:value-type="float" office:value="22.56" calcext:value-type="float">
            <text:p>22.56</text:p>
          </table:table-cell>
          <table:table-cell office:value-type="float" office:value="6" calcext:value-type="float">
            <text:p>6</text:p>
          </table:table-cell>
          <table:table-cell office:value-type="date" office:date-value="2008-01-29" calcext:value-type="date">
            <text:p>2008-01-29</text:p>
          </table:table-cell>
          <table:table-cell office:value-type="string" calcext:value-type="string">
            <text:p>Pamela Davis</text:p>
          </table:table-cell>
          <table:table-cell table:number-columns-repeated="4"/>
          <table:table-cell table:formula="of:=IF(OR([.$J81]=[.O$1];[.$K81]=[.O$1];[.$L81]=[.O$1];[.$M81]=[.O$1];[.$N81]);[.$A81];&quot;&quot;)">
            <text:p/>
          </table:table-cell>
          <table:table-cell table:formula="of:=IF(OR([.$J81]=[.P$1];[.$K81]=[.P$1];[.$L81]=[.P$1];[.$M81]=[.P$1];[.$N81]);[.$A81];&quot;&quot;)">
            <text:p/>
          </table:table-cell>
          <table:table-cell table:formula="of:=IF(OR([.$J81]=[.Q$1];[.$K81]=[.Q$1];[.$L81]=[.Q$1];[.$M81]=[.Q$1];[.$N81]);[.$A81];&quot;&quot;)">
            <text:p/>
          </table:table-cell>
          <table:table-cell table:formula="of:=IF(OR([.$J81]=[.R$1];[.$K81]=[.R$1];[.$L81]=[.R$1];[.$M81]=[.R$1];[.$N81]);[.$A81];&quot;&quot;)">
            <text:p/>
          </table:table-cell>
          <table:table-cell table:formula="of:=IF(OR([.$J81]=[.S$1];[.$K81]=[.S$1];[.$L81]=[.S$1];[.$M81]=[.S$1];[.$N81]);[.$A81];&quot;&quot;)">
            <text:p/>
          </table:table-cell>
          <table:table-cell table:formula="of:=IF(OR([.$J81]=[.T$1];[.$K81]=[.T$1];[.$L81]=[.T$1];[.$M81]=[.T$1];[.$N81]);[.$A81];&quot;&quot;)">
            <text:p/>
          </table:table-cell>
          <table:table-cell table:formula="of:=IF(OR([.$J81]=[.U$1];[.$K81]=[.U$1];[.$L81]=[.U$1];[.$M81]=[.U$1];[.$N81]);[.$A81];&quot;&quot;)">
            <text:p/>
          </table:table-cell>
          <table:table-cell table:formula="of:=IF(OR([.$J81]=[.V$1];[.$K81]=[.V$1];[.$L81]=[.V$1];[.$M81]=[.V$1];[.$N81]);[.$A81];&quot;&quot;)">
            <text:p/>
          </table:table-cell>
          <table:table-cell table:formula="of:=IF(OR([.$J81]=[.W$1];[.$K81]=[.W$1];[.$L81]=[.W$1];[.$M81]=[.W$1];[.$N81]);[.$A81];&quot;&quot;)">
            <text:p/>
          </table:table-cell>
          <table:table-cell table:formula="of:=IF(OR([.$J81]=[.X$1];[.$K81]=[.X$1];[.$L81]=[.X$1];[.$M81]=[.X$1];[.$N81]);[.$A81];&quot;&quot;)">
            <text:p/>
          </table:table-cell>
          <table:table-cell table:formula="of:=IF(OR([.$J81]=[.Y$1];[.$K81]=[.Y$1];[.$L81]=[.Y$1];[.$M81]=[.Y$1];[.$N81]);[.$A81];&quot;&quot;)">
            <text:p/>
          </table:table-cell>
          <table:table-cell table:formula="of:=IF(OR([.$J81]=[.Z$1];[.$K81]=[.Z$1];[.$L81]=[.Z$1];[.$M81]=[.Z$1];[.$N81]);[.$A81];&quot;&quot;)">
            <text:p/>
          </table:table-cell>
          <table:table-cell table:formula="of:=IF(OR([.$J81]=[.AA$1];[.$K81]=[.AA$1];[.$L81]=[.AA$1];[.$M81]=[.AA$1];[.$N81]);[.$A81];&quot;&quot;)">
            <text:p/>
          </table:table-cell>
          <table:table-cell table:formula="of:=IF(OR([.$J81]=[.AB$1];[.$K81]=[.AB$1];[.$L81]=[.AB$1];[.$M81]=[.AB$1];[.$N81]);[.$A81];&quot;&quot;)">
            <text:p/>
          </table:table-cell>
          <table:table-cell table:formula="of:=IF(OR([.$J81]=[.AC$1];[.$K81]=[.AC$1];[.$L81]=[.AC$1];[.$M81]=[.AC$1];[.$N81]);[.$A81];&quot;&quot;)">
            <text:p/>
          </table:table-cell>
          <table:table-cell table:formula="of:=IF(OR([.$J81]=[.AD$1];[.$K81]=[.AD$1];[.$L81]=[.AD$1];[.$M81]=[.AD$1];[.$N81]);[.$A81];&quot;&quot;)" office:value-type="float" office:value="80" calcext:value-type="float">
            <text:p>80</text:p>
          </table:table-cell>
          <table:table-cell table:formula="of:=IF(OR([.$J81]=[.AE$1];[.$K81]=[.AE$1];[.$L81]=[.AE$1];[.$M81]=[.AE$1];[.$N81]);[.$A81];&quot;&quot;)">
            <text:p/>
          </table:table-cell>
          <table:table-cell table:formula="of:=IF(OR([.$J81]=[.AF$1];[.$K81]=[.AF$1];[.$L81]=[.AF$1];[.$M81]=[.AF$1];[.$N81]);[.$A81];&quot;&quot;)">
            <text:p/>
          </table:table-cell>
          <table:table-cell table:formula="of:=IF(OR([.$J81]=[.AG$1];[.$K81]=[.AG$1];[.$L81]=[.AG$1];[.$M81]=[.AG$1];[.$N81]);[.$A81];&quot;&quot;)">
            <text:p/>
          </table:table-cell>
          <table:table-cell table:formula="of:=IF(OR([.$J81]=[.AH$1];[.$K81]=[.AH$1];[.$L81]=[.AH$1];[.$M81]=[.AH$1];[.$N81]);[.$A81];&quot;&quot;)">
            <text:p/>
          </table:table-cell>
          <table:table-cell table:formula="of:=IF(OR([.$J81]=[.AI$1];[.$K81]=[.AI$1];[.$L81]=[.AI$1];[.$M81]=[.AI$1];[.$N81]);[.$A81];&quot;&quot;)">
            <text:p/>
          </table:table-cell>
          <table:table-cell table:formula="of:=IF(OR([.$J81]=[.AJ$1];[.$K81]=[.AJ$1];[.$L81]=[.AJ$1];[.$M81]=[.AJ$1];[.$N81]);[.$A81];&quot;&quot;)">
            <text:p/>
          </table:table-cell>
          <table:table-cell table:formula="of:=IF(OR([.$J81]=[.AK$1];[.$K81]=[.AK$1];[.$L81]=[.AK$1];[.$M81]=[.AK$1];[.$N81]);[.$A81];&quot;&quot;)">
            <text:p/>
          </table:table-cell>
          <table:table-cell table:formula="of:=IF(OR([.$J81]=[.AL$1];[.$K81]=[.AL$1];[.$L81]=[.AL$1];[.$M81]=[.AL$1];[.$N81]);[.$A81];&quot;&quot;)">
            <text:p/>
          </table:table-cell>
          <table:table-cell table:formula="of:=IF(OR([.$J81]=[.AM$1];[.$K81]=[.AM$1];[.$L81]=[.AM$1];[.$M81]=[.AM$1];[.$N81]);[.$A81];&quot;&quot;)">
            <text:p/>
          </table:table-cell>
          <table:table-cell table:formula="of:=IF(OR([.$J81]=[.AN$1];[.$K81]=[.AN$1];[.$L81]=[.AN$1];[.$M81]=[.AN$1];[.$N81]);[.$A81];&quot;&quot;)">
            <text:p/>
          </table:table-cell>
          <table:table-cell table:formula="of:=IF(OR([.$J81]=[.AO$1];[.$K81]=[.AO$1];[.$L81]=[.AO$1];[.$M81]=[.AO$1];[.$N81]);[.$A81];&quot;&quot;)">
            <text:p/>
          </table:table-cell>
          <table:table-cell table:formula="of:=IF(OR([.$J81]=[.AP$1];[.$K81]=[.AP$1];[.$L81]=[.AP$1];[.$M81]=[.AP$1];[.$N81]);[.$A81];&quot;&quot;)">
            <text:p/>
          </table:table-cell>
          <table:table-cell table:formula="of:=IF(OR([.$J81]=[.AQ$1];[.$K81]=[.AQ$1];[.$L81]=[.AQ$1];[.$M81]=[.AQ$1];[.$N81]);[.$A81];&quot;&quot;)">
            <text:p/>
          </table:table-cell>
          <table:table-cell table:formula="of:=IF(OR([.$J81]=[.AR$1];[.$K81]=[.AR$1];[.$L81]=[.AR$1];[.$M81]=[.AR$1];[.$N81]);[.$A81];&quot;&quot;)">
            <text:p/>
          </table:table-cell>
          <table:table-cell/>
          <table:table-cell table:formula="of:=IF([.$E81]=[.AT$1];[.$A81];&quot;&quot;)">
            <text:p/>
          </table:table-cell>
          <table:table-cell table:formula="of:=IF([.$E81]=[.AU$1];[.$A81];&quot;&quot;)">
            <text:p/>
          </table:table-cell>
          <table:table-cell table:formula="of:=IF([.$E81]=[.AV$1];[.$A81];&quot;&quot;)">
            <text:p/>
          </table:table-cell>
          <table:table-cell table:formula="of:=IF([.$E81]=[.AW$1];[.$A81];&quot;&quot;)">
            <text:p/>
          </table:table-cell>
          <table:table-cell table:formula="of:=IF([.$E81]=[.AX$1];[.$A81];&quot;&quot;)">
            <text:p/>
          </table:table-cell>
          <table:table-cell table:formula="of:=IF([.$E81]=[.AY$1];[.$A81];&quot;&quot;)">
            <text:p/>
          </table:table-cell>
          <table:table-cell table:formula="of:=IF([.$E81]=[.AZ$1];[.$A81];&quot;&quot;)">
            <text:p/>
          </table:table-cell>
          <table:table-cell table:formula="of:=IF([.$E81]=[.BA$1];[.$A81];&quot;&quot;)">
            <text:p/>
          </table:table-cell>
          <table:table-cell table:formula="of:=IF([.$E81]=[.BB$1];[.$A81];&quot;&quot;)">
            <text:p/>
          </table:table-cell>
          <table:table-cell table:formula="of:=IF([.$E81]=[.BC$1];[.$A81];&quot;&quot;)">
            <text:p/>
          </table:table-cell>
          <table:table-cell table:formula="of:=IF([.$E81]=[.BD$1];[.$A81];&quot;&quot;)">
            <text:p/>
          </table:table-cell>
          <table:table-cell table:formula="of:=IF([.$E81]=[.BE$1];[.$A81];&quot;&quot;)">
            <text:p/>
          </table:table-cell>
          <table:table-cell table:formula="of:=IF([.$E81]=[.BF$1];[.$A81];&quot;&quot;)">
            <text:p/>
          </table:table-cell>
          <table:table-cell table:formula="of:=IF([.$E81]=[.BG$1];[.$A81];&quot;&quot;)">
            <text:p/>
          </table:table-cell>
          <table:table-cell table:formula="of:=IF([.$E81]=[.BH$1];[.$A81];&quot;&quot;)">
            <text:p/>
          </table:table-cell>
          <table:table-cell table:formula="of:=IF([.$E81]=[.BI$1];[.$A81];&quot;&quot;)">
            <text:p/>
          </table:table-cell>
          <table:table-cell table:formula="of:=IF([.$E81]=[.BJ$1];[.$A81];&quot;&quot;)">
            <text:p/>
          </table:table-cell>
          <table:table-cell table:formula="of:=IF([.$E81]=[.BK$1];[.$A81];&quot;&quot;)">
            <text:p/>
          </table:table-cell>
          <table:table-cell table:formula="of:=IF([.$E81]=[.BL$1];[.$A81];&quot;&quot;)">
            <text:p/>
          </table:table-cell>
          <table:table-cell table:formula="of:=IF([.$E81]=[.BM$1];[.$A81];&quot;&quot;)">
            <text:p/>
          </table:table-cell>
          <table:table-cell table:formula="of:=IF([.$E81]=[.BN$1];[.$A81];&quot;&quot;)">
            <text:p/>
          </table:table-cell>
          <table:table-cell table:formula="of:=IF([.$E81]=[.BO$1];[.$A81];&quot;&quot;)">
            <text:p/>
          </table:table-cell>
          <table:table-cell table:formula="of:=IF([.$E81]=[.BP$1];[.$A81];&quot;&quot;)">
            <text:p/>
          </table:table-cell>
          <table:table-cell table:formula="of:=IF([.$E81]=[.BQ$1];[.$A81];&quot;&quot;)">
            <text:p/>
          </table:table-cell>
          <table:table-cell table:formula="of:=IF([.$E81]=[.BR$1];[.$A81];&quot;&quot;)">
            <text:p/>
          </table:table-cell>
          <table:table-cell table:formula="of:=IF([.$E81]=[.BS$1];[.$A81];&quot;&quot;)">
            <text:p/>
          </table:table-cell>
          <table:table-cell table:formula="of:=IF([.$E81]=[.BT$1];[.$A81];&quot;&quot;)">
            <text:p/>
          </table:table-cell>
          <table:table-cell table:formula="of:=IF([.$E81]=[.BU$1];[.$A81];&quot;&quot;)">
            <text:p/>
          </table:table-cell>
          <table:table-cell table:formula="of:=IF([.$E81]=[.BV$1];[.$A81];&quot;&quot;)">
            <text:p/>
          </table:table-cell>
          <table:table-cell table:formula="of:=IF([.$E81]=[.BW$1];[.$A81];&quot;&quot;)">
            <text:p/>
          </table:table-cell>
          <table:table-cell table:formula="of:=IF([.$E81]=[.BX$1];[.$A81];&quot;&quot;)">
            <text:p/>
          </table:table-cell>
          <table:table-cell table:formula="of:=IF([.$E81]=[.BY$1];[.$A81];&quot;&quot;)" office:value-type="float" office:value="80" calcext:value-type="float">
            <text:p>80</text:p>
          </table:table-cell>
          <table:table-cell table:formula="of:=IF([.$E81]=[.BZ$1];[.$A81];&quot;&quot;)">
            <text:p/>
          </table:table-cell>
          <table:table-cell table:formula="of:=IF([.$E81]=[.CA$1];[.$A81];&quot;&quot;)">
            <text:p/>
          </table:table-cell>
          <table:table-cell table:formula="of:=IF([.$E81]=[.CB$1];[.$A81];&quot;&quot;)">
            <text:p/>
          </table:table-cell>
          <table:table-cell table:formula="of:=IF([.$E81]=[.CC$1];[.$A81];&quot;&quot;)">
            <text:p/>
          </table:table-cell>
          <table:table-cell table:formula="of:=IF([.$E81]=[.CD$1];[.$A81];&quot;&quot;)">
            <text:p/>
          </table:table-cell>
          <table:table-cell table:formula="of:=IF([.$E81]=[.CE$1];[.$A81];&quot;&quot;)">
            <text:p/>
          </table:table-cell>
          <table:table-cell table:formula="of:=IF([.$E81]=[.CF$1];[.$A81];&quot;&quot;)">
            <text:p/>
          </table:table-cell>
          <table:table-cell table:formula="of:=IF([.$E81]=[.CG$1];[.$A81];&quot;&quot;)">
            <text:p/>
          </table:table-cell>
          <table:table-cell table:formula="of:=IF([.$E81]=[.CH$1];[.$A81];&quot;&quot;)">
            <text:p/>
          </table:table-cell>
          <table:table-cell table:formula="of:=IF([.$E81]=[.CI$1];[.$A81];&quot;&quot;)">
            <text:p/>
          </table:table-cell>
          <table:table-cell table:formula="of:=IF([.$E81]=[.CJ$1];[.$A81];&quot;&quot;)">
            <text:p/>
          </table:table-cell>
          <table:table-cell table:formula="of:=IF([.$E81]=[.CK$1];[.$A81];&quot;&quot;)">
            <text:p/>
          </table:table-cell>
          <table:table-cell table:formula="of:=IF([.$E81]=[.CL$1];[.$A81];&quot;&quot;)">
            <text:p/>
          </table:table-cell>
          <table:table-cell table:formula="of:=IF([.$E81]=[.CM$1];[.$A81];&quot;&quot;)">
            <text:p/>
          </table:table-cell>
          <table:table-cell table:formula="of:=IF([.$E81]=[.CN$1];[.$A81];&quot;&quot;)">
            <text:p/>
          </table:table-cell>
          <table:table-cell table:formula="of:=IF([.$E81]=[.CO$1];[.$A81];&quot;&quot;)">
            <text:p/>
          </table:table-cell>
          <table:table-cell table:formula="of:=IF([.$E81]=[.CP$1];[.$A81];&quot;&quot;)">
            <text:p/>
          </table:table-cell>
          <table:table-cell table:formula="of:=IF([.$E81]=[.CQ$1];[.$A8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Liz Friedman</text:p>
          </table:table-cell>
          <table:table-cell office:value-type="float" office:value="29.04" calcext:value-type="float">
            <text:p>29.04</text:p>
          </table:table-cell>
          <table:table-cell office:value-type="float" office:value="3" calcext:value-type="float">
            <text:p>3</text:p>
          </table:table-cell>
          <table:table-cell office:value-type="date" office:date-value="2008-02-03" calcext:value-type="date">
            <text:p>2008-02-03</text:p>
          </table:table-cell>
          <table:table-cell office:value-type="string" calcext:value-type="string">
            <text:p>Liz Friedman</text:p>
          </table:table-cell>
          <table:table-cell table:number-columns-repeated="4"/>
          <table:table-cell table:formula="of:=IF(OR([.$J82]=[.O$1];[.$K82]=[.O$1];[.$L82]=[.O$1];[.$M82]=[.O$1];[.$N82]);[.$A82];&quot;&quot;)">
            <text:p/>
          </table:table-cell>
          <table:table-cell table:formula="of:=IF(OR([.$J82]=[.P$1];[.$K82]=[.P$1];[.$L82]=[.P$1];[.$M82]=[.P$1];[.$N82]);[.$A82];&quot;&quot;)">
            <text:p/>
          </table:table-cell>
          <table:table-cell table:formula="of:=IF(OR([.$J82]=[.Q$1];[.$K82]=[.Q$1];[.$L82]=[.Q$1];[.$M82]=[.Q$1];[.$N82]);[.$A82];&quot;&quot;)">
            <text:p/>
          </table:table-cell>
          <table:table-cell table:formula="of:=IF(OR([.$J82]=[.R$1];[.$K82]=[.R$1];[.$L82]=[.R$1];[.$M82]=[.R$1];[.$N82]);[.$A82];&quot;&quot;)">
            <text:p/>
          </table:table-cell>
          <table:table-cell table:formula="of:=IF(OR([.$J82]=[.S$1];[.$K82]=[.S$1];[.$L82]=[.S$1];[.$M82]=[.S$1];[.$N82]);[.$A82];&quot;&quot;)">
            <text:p/>
          </table:table-cell>
          <table:table-cell table:formula="of:=IF(OR([.$J82]=[.T$1];[.$K82]=[.T$1];[.$L82]=[.T$1];[.$M82]=[.T$1];[.$N82]);[.$A82];&quot;&quot;)">
            <text:p/>
          </table:table-cell>
          <table:table-cell table:formula="of:=IF(OR([.$J82]=[.U$1];[.$K82]=[.U$1];[.$L82]=[.U$1];[.$M82]=[.U$1];[.$N82]);[.$A82];&quot;&quot;)">
            <text:p/>
          </table:table-cell>
          <table:table-cell table:formula="of:=IF(OR([.$J82]=[.V$1];[.$K82]=[.V$1];[.$L82]=[.V$1];[.$M82]=[.V$1];[.$N82]);[.$A82];&quot;&quot;)">
            <text:p/>
          </table:table-cell>
          <table:table-cell table:formula="of:=IF(OR([.$J82]=[.W$1];[.$K82]=[.W$1];[.$L82]=[.W$1];[.$M82]=[.W$1];[.$N82]);[.$A82];&quot;&quot;)">
            <text:p/>
          </table:table-cell>
          <table:table-cell table:formula="of:=IF(OR([.$J82]=[.X$1];[.$K82]=[.X$1];[.$L82]=[.X$1];[.$M82]=[.X$1];[.$N82]);[.$A82];&quot;&quot;)">
            <text:p/>
          </table:table-cell>
          <table:table-cell table:formula="of:=IF(OR([.$J82]=[.Y$1];[.$K82]=[.Y$1];[.$L82]=[.Y$1];[.$M82]=[.Y$1];[.$N82]);[.$A82];&quot;&quot;)">
            <text:p/>
          </table:table-cell>
          <table:table-cell table:formula="of:=IF(OR([.$J82]=[.Z$1];[.$K82]=[.Z$1];[.$L82]=[.Z$1];[.$M82]=[.Z$1];[.$N82]);[.$A82];&quot;&quot;)">
            <text:p/>
          </table:table-cell>
          <table:table-cell table:formula="of:=IF(OR([.$J82]=[.AA$1];[.$K82]=[.AA$1];[.$L82]=[.AA$1];[.$M82]=[.AA$1];[.$N82]);[.$A82];&quot;&quot;)" office:value-type="float" office:value="81" calcext:value-type="float">
            <text:p>81</text:p>
          </table:table-cell>
          <table:table-cell table:formula="of:=IF(OR([.$J82]=[.AB$1];[.$K82]=[.AB$1];[.$L82]=[.AB$1];[.$M82]=[.AB$1];[.$N82]);[.$A82];&quot;&quot;)">
            <text:p/>
          </table:table-cell>
          <table:table-cell table:formula="of:=IF(OR([.$J82]=[.AC$1];[.$K82]=[.AC$1];[.$L82]=[.AC$1];[.$M82]=[.AC$1];[.$N82]);[.$A82];&quot;&quot;)">
            <text:p/>
          </table:table-cell>
          <table:table-cell table:formula="of:=IF(OR([.$J82]=[.AD$1];[.$K82]=[.AD$1];[.$L82]=[.AD$1];[.$M82]=[.AD$1];[.$N82]);[.$A82];&quot;&quot;)">
            <text:p/>
          </table:table-cell>
          <table:table-cell table:formula="of:=IF(OR([.$J82]=[.AE$1];[.$K82]=[.AE$1];[.$L82]=[.AE$1];[.$M82]=[.AE$1];[.$N82]);[.$A82];&quot;&quot;)">
            <text:p/>
          </table:table-cell>
          <table:table-cell table:formula="of:=IF(OR([.$J82]=[.AF$1];[.$K82]=[.AF$1];[.$L82]=[.AF$1];[.$M82]=[.AF$1];[.$N82]);[.$A82];&quot;&quot;)">
            <text:p/>
          </table:table-cell>
          <table:table-cell table:formula="of:=IF(OR([.$J82]=[.AG$1];[.$K82]=[.AG$1];[.$L82]=[.AG$1];[.$M82]=[.AG$1];[.$N82]);[.$A82];&quot;&quot;)">
            <text:p/>
          </table:table-cell>
          <table:table-cell table:formula="of:=IF(OR([.$J82]=[.AH$1];[.$K82]=[.AH$1];[.$L82]=[.AH$1];[.$M82]=[.AH$1];[.$N82]);[.$A82];&quot;&quot;)">
            <text:p/>
          </table:table-cell>
          <table:table-cell table:formula="of:=IF(OR([.$J82]=[.AI$1];[.$K82]=[.AI$1];[.$L82]=[.AI$1];[.$M82]=[.AI$1];[.$N82]);[.$A82];&quot;&quot;)">
            <text:p/>
          </table:table-cell>
          <table:table-cell table:formula="of:=IF(OR([.$J82]=[.AJ$1];[.$K82]=[.AJ$1];[.$L82]=[.AJ$1];[.$M82]=[.AJ$1];[.$N82]);[.$A82];&quot;&quot;)">
            <text:p/>
          </table:table-cell>
          <table:table-cell table:formula="of:=IF(OR([.$J82]=[.AK$1];[.$K82]=[.AK$1];[.$L82]=[.AK$1];[.$M82]=[.AK$1];[.$N82]);[.$A82];&quot;&quot;)">
            <text:p/>
          </table:table-cell>
          <table:table-cell table:formula="of:=IF(OR([.$J82]=[.AL$1];[.$K82]=[.AL$1];[.$L82]=[.AL$1];[.$M82]=[.AL$1];[.$N82]);[.$A82];&quot;&quot;)">
            <text:p/>
          </table:table-cell>
          <table:table-cell table:formula="of:=IF(OR([.$J82]=[.AM$1];[.$K82]=[.AM$1];[.$L82]=[.AM$1];[.$M82]=[.AM$1];[.$N82]);[.$A82];&quot;&quot;)">
            <text:p/>
          </table:table-cell>
          <table:table-cell table:formula="of:=IF(OR([.$J82]=[.AN$1];[.$K82]=[.AN$1];[.$L82]=[.AN$1];[.$M82]=[.AN$1];[.$N82]);[.$A82];&quot;&quot;)">
            <text:p/>
          </table:table-cell>
          <table:table-cell table:formula="of:=IF(OR([.$J82]=[.AO$1];[.$K82]=[.AO$1];[.$L82]=[.AO$1];[.$M82]=[.AO$1];[.$N82]);[.$A82];&quot;&quot;)">
            <text:p/>
          </table:table-cell>
          <table:table-cell table:formula="of:=IF(OR([.$J82]=[.AP$1];[.$K82]=[.AP$1];[.$L82]=[.AP$1];[.$M82]=[.AP$1];[.$N82]);[.$A82];&quot;&quot;)">
            <text:p/>
          </table:table-cell>
          <table:table-cell table:formula="of:=IF(OR([.$J82]=[.AQ$1];[.$K82]=[.AQ$1];[.$L82]=[.AQ$1];[.$M82]=[.AQ$1];[.$N82]);[.$A82];&quot;&quot;)">
            <text:p/>
          </table:table-cell>
          <table:table-cell table:formula="of:=IF(OR([.$J82]=[.AR$1];[.$K82]=[.AR$1];[.$L82]=[.AR$1];[.$M82]=[.AR$1];[.$N82]);[.$A82];&quot;&quot;)">
            <text:p/>
          </table:table-cell>
          <table:table-cell/>
          <table:table-cell table:formula="of:=IF([.$E82]=[.AT$1];[.$A82];&quot;&quot;)">
            <text:p/>
          </table:table-cell>
          <table:table-cell table:formula="of:=IF([.$E82]=[.AU$1];[.$A82];&quot;&quot;)">
            <text:p/>
          </table:table-cell>
          <table:table-cell table:formula="of:=IF([.$E82]=[.AV$1];[.$A82];&quot;&quot;)">
            <text:p/>
          </table:table-cell>
          <table:table-cell table:formula="of:=IF([.$E82]=[.AW$1];[.$A82];&quot;&quot;)">
            <text:p/>
          </table:table-cell>
          <table:table-cell table:formula="of:=IF([.$E82]=[.AX$1];[.$A82];&quot;&quot;)">
            <text:p/>
          </table:table-cell>
          <table:table-cell table:formula="of:=IF([.$E82]=[.AY$1];[.$A82];&quot;&quot;)">
            <text:p/>
          </table:table-cell>
          <table:table-cell table:formula="of:=IF([.$E82]=[.AZ$1];[.$A82];&quot;&quot;)">
            <text:p/>
          </table:table-cell>
          <table:table-cell table:formula="of:=IF([.$E82]=[.BA$1];[.$A82];&quot;&quot;)">
            <text:p/>
          </table:table-cell>
          <table:table-cell table:formula="of:=IF([.$E82]=[.BB$1];[.$A82];&quot;&quot;)">
            <text:p/>
          </table:table-cell>
          <table:table-cell table:formula="of:=IF([.$E82]=[.BC$1];[.$A82];&quot;&quot;)">
            <text:p/>
          </table:table-cell>
          <table:table-cell table:formula="of:=IF([.$E82]=[.BD$1];[.$A82];&quot;&quot;)">
            <text:p/>
          </table:table-cell>
          <table:table-cell table:formula="of:=IF([.$E82]=[.BE$1];[.$A82];&quot;&quot;)">
            <text:p/>
          </table:table-cell>
          <table:table-cell table:formula="of:=IF([.$E82]=[.BF$1];[.$A82];&quot;&quot;)">
            <text:p/>
          </table:table-cell>
          <table:table-cell table:formula="of:=IF([.$E82]=[.BG$1];[.$A82];&quot;&quot;)">
            <text:p/>
          </table:table-cell>
          <table:table-cell table:formula="of:=IF([.$E82]=[.BH$1];[.$A82];&quot;&quot;)">
            <text:p/>
          </table:table-cell>
          <table:table-cell table:formula="of:=IF([.$E82]=[.BI$1];[.$A82];&quot;&quot;)">
            <text:p/>
          </table:table-cell>
          <table:table-cell table:formula="of:=IF([.$E82]=[.BJ$1];[.$A82];&quot;&quot;)">
            <text:p/>
          </table:table-cell>
          <table:table-cell table:formula="of:=IF([.$E82]=[.BK$1];[.$A82];&quot;&quot;)">
            <text:p/>
          </table:table-cell>
          <table:table-cell table:formula="of:=IF([.$E82]=[.BL$1];[.$A82];&quot;&quot;)">
            <text:p/>
          </table:table-cell>
          <table:table-cell table:formula="of:=IF([.$E82]=[.BM$1];[.$A82];&quot;&quot;)">
            <text:p/>
          </table:table-cell>
          <table:table-cell table:formula="of:=IF([.$E82]=[.BN$1];[.$A82];&quot;&quot;)">
            <text:p/>
          </table:table-cell>
          <table:table-cell table:formula="of:=IF([.$E82]=[.BO$1];[.$A82];&quot;&quot;)">
            <text:p/>
          </table:table-cell>
          <table:table-cell table:formula="of:=IF([.$E82]=[.BP$1];[.$A82];&quot;&quot;)">
            <text:p/>
          </table:table-cell>
          <table:table-cell table:formula="of:=IF([.$E82]=[.BQ$1];[.$A82];&quot;&quot;)">
            <text:p/>
          </table:table-cell>
          <table:table-cell table:formula="of:=IF([.$E82]=[.BR$1];[.$A82];&quot;&quot;)">
            <text:p/>
          </table:table-cell>
          <table:table-cell table:formula="of:=IF([.$E82]=[.BS$1];[.$A82];&quot;&quot;)">
            <text:p/>
          </table:table-cell>
          <table:table-cell table:formula="of:=IF([.$E82]=[.BT$1];[.$A82];&quot;&quot;)">
            <text:p/>
          </table:table-cell>
          <table:table-cell table:formula="of:=IF([.$E82]=[.BU$1];[.$A82];&quot;&quot;)">
            <text:p/>
          </table:table-cell>
          <table:table-cell table:formula="of:=IF([.$E82]=[.BV$1];[.$A82];&quot;&quot;)">
            <text:p/>
          </table:table-cell>
          <table:table-cell table:formula="of:=IF([.$E82]=[.BW$1];[.$A82];&quot;&quot;)">
            <text:p/>
          </table:table-cell>
          <table:table-cell table:formula="of:=IF([.$E82]=[.BX$1];[.$A82];&quot;&quot;)">
            <text:p/>
          </table:table-cell>
          <table:table-cell table:formula="of:=IF([.$E82]=[.BY$1];[.$A82];&quot;&quot;)">
            <text:p/>
          </table:table-cell>
          <table:table-cell table:formula="of:=IF([.$E82]=[.BZ$1];[.$A82];&quot;&quot;)">
            <text:p/>
          </table:table-cell>
          <table:table-cell table:formula="of:=IF([.$E82]=[.CA$1];[.$A82];&quot;&quot;)">
            <text:p/>
          </table:table-cell>
          <table:table-cell table:formula="of:=IF([.$E82]=[.CB$1];[.$A82];&quot;&quot;)" office:value-type="float" office:value="81" calcext:value-type="float">
            <text:p>81</text:p>
          </table:table-cell>
          <table:table-cell table:formula="of:=IF([.$E82]=[.CC$1];[.$A82];&quot;&quot;)">
            <text:p/>
          </table:table-cell>
          <table:table-cell table:formula="of:=IF([.$E82]=[.CD$1];[.$A82];&quot;&quot;)">
            <text:p/>
          </table:table-cell>
          <table:table-cell table:formula="of:=IF([.$E82]=[.CE$1];[.$A82];&quot;&quot;)">
            <text:p/>
          </table:table-cell>
          <table:table-cell table:formula="of:=IF([.$E82]=[.CF$1];[.$A82];&quot;&quot;)">
            <text:p/>
          </table:table-cell>
          <table:table-cell table:formula="of:=IF([.$E82]=[.CG$1];[.$A82];&quot;&quot;)">
            <text:p/>
          </table:table-cell>
          <table:table-cell table:formula="of:=IF([.$E82]=[.CH$1];[.$A82];&quot;&quot;)">
            <text:p/>
          </table:table-cell>
          <table:table-cell table:formula="of:=IF([.$E82]=[.CI$1];[.$A82];&quot;&quot;)">
            <text:p/>
          </table:table-cell>
          <table:table-cell table:formula="of:=IF([.$E82]=[.CJ$1];[.$A82];&quot;&quot;)">
            <text:p/>
          </table:table-cell>
          <table:table-cell table:formula="of:=IF([.$E82]=[.CK$1];[.$A82];&quot;&quot;)">
            <text:p/>
          </table:table-cell>
          <table:table-cell table:formula="of:=IF([.$E82]=[.CL$1];[.$A82];&quot;&quot;)">
            <text:p/>
          </table:table-cell>
          <table:table-cell table:formula="of:=IF([.$E82]=[.CM$1];[.$A82];&quot;&quot;)">
            <text:p/>
          </table:table-cell>
          <table:table-cell table:formula="of:=IF([.$E82]=[.CN$1];[.$A82];&quot;&quot;)">
            <text:p/>
          </table:table-cell>
          <table:table-cell table:formula="of:=IF([.$E82]=[.CO$1];[.$A82];&quot;&quot;)">
            <text:p/>
          </table:table-cell>
          <table:table-cell table:formula="of:=IF([.$E82]=[.CP$1];[.$A82];&quot;&quot;)">
            <text:p/>
          </table:table-cell>
          <table:table-cell table:formula="of:=IF([.$E82]=[.CQ$1];[.$A8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't Ever Change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Doris Egan, Leonard Dick</text:p>
          </table:table-cell>
          <table:table-cell office:value-type="float" office:value="23.15" calcext:value-type="float">
            <text:p>23.15</text:p>
          </table:table-cell>
          <table:table-cell office:value-type="float" office:value="3" calcext:value-type="float">
            <text:p>3</text:p>
          </table:table-cell>
          <table:table-cell office:value-type="date" office:date-value="2008-02-05" calcext:value-type="date">
            <text:p>2008-02-05</text:p>
          </table:table-cell>
          <table:table-cell office:value-type="string" calcext:value-type="string">
            <text:p>Doris Egan</text:p>
          </table:table-cell>
          <table:table-cell office:value-type="string" calcext:value-type="string">
            <text:p>Leonard Dick</text:p>
          </table:table-cell>
          <table:table-cell table:number-columns-repeated="3"/>
          <table:table-cell table:formula="of:=IF(OR([.$J83]=[.O$1];[.$K83]=[.O$1];[.$L83]=[.O$1];[.$M83]=[.O$1];[.$N83]);[.$A83];&quot;&quot;)">
            <text:p/>
          </table:table-cell>
          <table:table-cell table:formula="of:=IF(OR([.$J83]=[.P$1];[.$K83]=[.P$1];[.$L83]=[.P$1];[.$M83]=[.P$1];[.$N83]);[.$A83];&quot;&quot;)">
            <text:p/>
          </table:table-cell>
          <table:table-cell table:formula="of:=IF(OR([.$J83]=[.Q$1];[.$K83]=[.Q$1];[.$L83]=[.Q$1];[.$M83]=[.Q$1];[.$N83]);[.$A83];&quot;&quot;)">
            <text:p/>
          </table:table-cell>
          <table:table-cell table:formula="of:=IF(OR([.$J83]=[.R$1];[.$K83]=[.R$1];[.$L83]=[.R$1];[.$M83]=[.R$1];[.$N83]);[.$A83];&quot;&quot;)">
            <text:p/>
          </table:table-cell>
          <table:table-cell table:formula="of:=IF(OR([.$J83]=[.S$1];[.$K83]=[.S$1];[.$L83]=[.S$1];[.$M83]=[.S$1];[.$N83]);[.$A83];&quot;&quot;)">
            <text:p/>
          </table:table-cell>
          <table:table-cell table:formula="of:=IF(OR([.$J83]=[.T$1];[.$K83]=[.T$1];[.$L83]=[.T$1];[.$M83]=[.T$1];[.$N83]);[.$A83];&quot;&quot;)">
            <text:p/>
          </table:table-cell>
          <table:table-cell table:formula="of:=IF(OR([.$J83]=[.U$1];[.$K83]=[.U$1];[.$L83]=[.U$1];[.$M83]=[.U$1];[.$N83]);[.$A83];&quot;&quot;)">
            <text:p/>
          </table:table-cell>
          <table:table-cell table:formula="of:=IF(OR([.$J83]=[.V$1];[.$K83]=[.V$1];[.$L83]=[.V$1];[.$M83]=[.V$1];[.$N83]);[.$A83];&quot;&quot;)">
            <text:p/>
          </table:table-cell>
          <table:table-cell table:formula="of:=IF(OR([.$J83]=[.W$1];[.$K83]=[.W$1];[.$L83]=[.W$1];[.$M83]=[.W$1];[.$N83]);[.$A83];&quot;&quot;)">
            <text:p/>
          </table:table-cell>
          <table:table-cell table:formula="of:=IF(OR([.$J83]=[.X$1];[.$K83]=[.X$1];[.$L83]=[.X$1];[.$M83]=[.X$1];[.$N83]);[.$A83];&quot;&quot;)">
            <text:p/>
          </table:table-cell>
          <table:table-cell table:formula="of:=IF(OR([.$J83]=[.Y$1];[.$K83]=[.Y$1];[.$L83]=[.Y$1];[.$M83]=[.Y$1];[.$N83]);[.$A83];&quot;&quot;)">
            <text:p/>
          </table:table-cell>
          <table:table-cell table:formula="of:=IF(OR([.$J83]=[.Z$1];[.$K83]=[.Z$1];[.$L83]=[.Z$1];[.$M83]=[.Z$1];[.$N83]);[.$A83];&quot;&quot;)">
            <text:p/>
          </table:table-cell>
          <table:table-cell table:formula="of:=IF(OR([.$J83]=[.AA$1];[.$K83]=[.AA$1];[.$L83]=[.AA$1];[.$M83]=[.AA$1];[.$N83]);[.$A83];&quot;&quot;)">
            <text:p/>
          </table:table-cell>
          <table:table-cell table:formula="of:=IF(OR([.$J83]=[.AB$1];[.$K83]=[.AB$1];[.$L83]=[.AB$1];[.$M83]=[.AB$1];[.$N83]);[.$A83];&quot;&quot;)">
            <text:p/>
          </table:table-cell>
          <table:table-cell table:formula="of:=IF(OR([.$J83]=[.AC$1];[.$K83]=[.AC$1];[.$L83]=[.AC$1];[.$M83]=[.AC$1];[.$N83]);[.$A83];&quot;&quot;)" office:value-type="float" office:value="82" calcext:value-type="float">
            <text:p>82</text:p>
          </table:table-cell>
          <table:table-cell table:formula="of:=IF(OR([.$J83]=[.AD$1];[.$K83]=[.AD$1];[.$L83]=[.AD$1];[.$M83]=[.AD$1];[.$N83]);[.$A83];&quot;&quot;)">
            <text:p/>
          </table:table-cell>
          <table:table-cell table:formula="of:=IF(OR([.$J83]=[.AE$1];[.$K83]=[.AE$1];[.$L83]=[.AE$1];[.$M83]=[.AE$1];[.$N83]);[.$A83];&quot;&quot;)">
            <text:p/>
          </table:table-cell>
          <table:table-cell table:formula="of:=IF(OR([.$J83]=[.AF$1];[.$K83]=[.AF$1];[.$L83]=[.AF$1];[.$M83]=[.AF$1];[.$N83]);[.$A83];&quot;&quot;)">
            <text:p/>
          </table:table-cell>
          <table:table-cell table:formula="of:=IF(OR([.$J83]=[.AG$1];[.$K83]=[.AG$1];[.$L83]=[.AG$1];[.$M83]=[.AG$1];[.$N83]);[.$A83];&quot;&quot;)">
            <text:p/>
          </table:table-cell>
          <table:table-cell table:formula="of:=IF(OR([.$J83]=[.AH$1];[.$K83]=[.AH$1];[.$L83]=[.AH$1];[.$M83]=[.AH$1];[.$N83]);[.$A83];&quot;&quot;)" office:value-type="float" office:value="82" calcext:value-type="float">
            <text:p>82</text:p>
          </table:table-cell>
          <table:table-cell table:formula="of:=IF(OR([.$J83]=[.AI$1];[.$K83]=[.AI$1];[.$L83]=[.AI$1];[.$M83]=[.AI$1];[.$N83]);[.$A83];&quot;&quot;)">
            <text:p/>
          </table:table-cell>
          <table:table-cell table:formula="of:=IF(OR([.$J83]=[.AJ$1];[.$K83]=[.AJ$1];[.$L83]=[.AJ$1];[.$M83]=[.AJ$1];[.$N83]);[.$A83];&quot;&quot;)">
            <text:p/>
          </table:table-cell>
          <table:table-cell table:formula="of:=IF(OR([.$J83]=[.AK$1];[.$K83]=[.AK$1];[.$L83]=[.AK$1];[.$M83]=[.AK$1];[.$N83]);[.$A83];&quot;&quot;)">
            <text:p/>
          </table:table-cell>
          <table:table-cell table:formula="of:=IF(OR([.$J83]=[.AL$1];[.$K83]=[.AL$1];[.$L83]=[.AL$1];[.$M83]=[.AL$1];[.$N83]);[.$A83];&quot;&quot;)">
            <text:p/>
          </table:table-cell>
          <table:table-cell table:formula="of:=IF(OR([.$J83]=[.AM$1];[.$K83]=[.AM$1];[.$L83]=[.AM$1];[.$M83]=[.AM$1];[.$N83]);[.$A83];&quot;&quot;)">
            <text:p/>
          </table:table-cell>
          <table:table-cell table:formula="of:=IF(OR([.$J83]=[.AN$1];[.$K83]=[.AN$1];[.$L83]=[.AN$1];[.$M83]=[.AN$1];[.$N83]);[.$A83];&quot;&quot;)">
            <text:p/>
          </table:table-cell>
          <table:table-cell table:formula="of:=IF(OR([.$J83]=[.AO$1];[.$K83]=[.AO$1];[.$L83]=[.AO$1];[.$M83]=[.AO$1];[.$N83]);[.$A83];&quot;&quot;)">
            <text:p/>
          </table:table-cell>
          <table:table-cell table:formula="of:=IF(OR([.$J83]=[.AP$1];[.$K83]=[.AP$1];[.$L83]=[.AP$1];[.$M83]=[.AP$1];[.$N83]);[.$A83];&quot;&quot;)">
            <text:p/>
          </table:table-cell>
          <table:table-cell table:formula="of:=IF(OR([.$J83]=[.AQ$1];[.$K83]=[.AQ$1];[.$L83]=[.AQ$1];[.$M83]=[.AQ$1];[.$N83]);[.$A83];&quot;&quot;)">
            <text:p/>
          </table:table-cell>
          <table:table-cell table:formula="of:=IF(OR([.$J83]=[.AR$1];[.$K83]=[.AR$1];[.$L83]=[.AR$1];[.$M83]=[.AR$1];[.$N83]);[.$A83];&quot;&quot;)">
            <text:p/>
          </table:table-cell>
          <table:table-cell/>
          <table:table-cell table:formula="of:=IF([.$E83]=[.AT$1];[.$A83];&quot;&quot;)">
            <text:p/>
          </table:table-cell>
          <table:table-cell table:formula="of:=IF([.$E83]=[.AU$1];[.$A83];&quot;&quot;)">
            <text:p/>
          </table:table-cell>
          <table:table-cell table:formula="of:=IF([.$E83]=[.AV$1];[.$A83];&quot;&quot;)">
            <text:p/>
          </table:table-cell>
          <table:table-cell table:formula="of:=IF([.$E83]=[.AW$1];[.$A83];&quot;&quot;)">
            <text:p/>
          </table:table-cell>
          <table:table-cell table:formula="of:=IF([.$E83]=[.AX$1];[.$A83];&quot;&quot;)">
            <text:p/>
          </table:table-cell>
          <table:table-cell table:formula="of:=IF([.$E83]=[.AY$1];[.$A83];&quot;&quot;)">
            <text:p/>
          </table:table-cell>
          <table:table-cell table:formula="of:=IF([.$E83]=[.AZ$1];[.$A83];&quot;&quot;)">
            <text:p/>
          </table:table-cell>
          <table:table-cell table:formula="of:=IF([.$E83]=[.BA$1];[.$A83];&quot;&quot;)">
            <text:p/>
          </table:table-cell>
          <table:table-cell table:formula="of:=IF([.$E83]=[.BB$1];[.$A83];&quot;&quot;)">
            <text:p/>
          </table:table-cell>
          <table:table-cell table:formula="of:=IF([.$E83]=[.BC$1];[.$A83];&quot;&quot;)">
            <text:p/>
          </table:table-cell>
          <table:table-cell table:formula="of:=IF([.$E83]=[.BD$1];[.$A83];&quot;&quot;)">
            <text:p/>
          </table:table-cell>
          <table:table-cell table:formula="of:=IF([.$E83]=[.BE$1];[.$A83];&quot;&quot;)">
            <text:p/>
          </table:table-cell>
          <table:table-cell table:formula="of:=IF([.$E83]=[.BF$1];[.$A83];&quot;&quot;)">
            <text:p/>
          </table:table-cell>
          <table:table-cell table:formula="of:=IF([.$E83]=[.BG$1];[.$A83];&quot;&quot;)">
            <text:p/>
          </table:table-cell>
          <table:table-cell table:formula="of:=IF([.$E83]=[.BH$1];[.$A83];&quot;&quot;)">
            <text:p/>
          </table:table-cell>
          <table:table-cell table:formula="of:=IF([.$E83]=[.BI$1];[.$A83];&quot;&quot;)">
            <text:p/>
          </table:table-cell>
          <table:table-cell table:formula="of:=IF([.$E83]=[.BJ$1];[.$A83];&quot;&quot;)" office:value-type="float" office:value="82" calcext:value-type="float">
            <text:p>82</text:p>
          </table:table-cell>
          <table:table-cell table:formula="of:=IF([.$E83]=[.BK$1];[.$A83];&quot;&quot;)">
            <text:p/>
          </table:table-cell>
          <table:table-cell table:formula="of:=IF([.$E83]=[.BL$1];[.$A83];&quot;&quot;)">
            <text:p/>
          </table:table-cell>
          <table:table-cell table:formula="of:=IF([.$E83]=[.BM$1];[.$A83];&quot;&quot;)">
            <text:p/>
          </table:table-cell>
          <table:table-cell table:formula="of:=IF([.$E83]=[.BN$1];[.$A83];&quot;&quot;)">
            <text:p/>
          </table:table-cell>
          <table:table-cell table:formula="of:=IF([.$E83]=[.BO$1];[.$A83];&quot;&quot;)">
            <text:p/>
          </table:table-cell>
          <table:table-cell table:formula="of:=IF([.$E83]=[.BP$1];[.$A83];&quot;&quot;)">
            <text:p/>
          </table:table-cell>
          <table:table-cell table:formula="of:=IF([.$E83]=[.BQ$1];[.$A83];&quot;&quot;)">
            <text:p/>
          </table:table-cell>
          <table:table-cell table:formula="of:=IF([.$E83]=[.BR$1];[.$A83];&quot;&quot;)">
            <text:p/>
          </table:table-cell>
          <table:table-cell table:formula="of:=IF([.$E83]=[.BS$1];[.$A83];&quot;&quot;)">
            <text:p/>
          </table:table-cell>
          <table:table-cell table:formula="of:=IF([.$E83]=[.BT$1];[.$A83];&quot;&quot;)">
            <text:p/>
          </table:table-cell>
          <table:table-cell table:formula="of:=IF([.$E83]=[.BU$1];[.$A83];&quot;&quot;)">
            <text:p/>
          </table:table-cell>
          <table:table-cell table:formula="of:=IF([.$E83]=[.BV$1];[.$A83];&quot;&quot;)">
            <text:p/>
          </table:table-cell>
          <table:table-cell table:formula="of:=IF([.$E83]=[.BW$1];[.$A83];&quot;&quot;)">
            <text:p/>
          </table:table-cell>
          <table:table-cell table:formula="of:=IF([.$E83]=[.BX$1];[.$A83];&quot;&quot;)">
            <text:p/>
          </table:table-cell>
          <table:table-cell table:formula="of:=IF([.$E83]=[.BY$1];[.$A83];&quot;&quot;)">
            <text:p/>
          </table:table-cell>
          <table:table-cell table:formula="of:=IF([.$E83]=[.BZ$1];[.$A83];&quot;&quot;)">
            <text:p/>
          </table:table-cell>
          <table:table-cell table:formula="of:=IF([.$E83]=[.CA$1];[.$A83];&quot;&quot;)">
            <text:p/>
          </table:table-cell>
          <table:table-cell table:formula="of:=IF([.$E83]=[.CB$1];[.$A83];&quot;&quot;)">
            <text:p/>
          </table:table-cell>
          <table:table-cell table:formula="of:=IF([.$E83]=[.CC$1];[.$A83];&quot;&quot;)">
            <text:p/>
          </table:table-cell>
          <table:table-cell table:formula="of:=IF([.$E83]=[.CD$1];[.$A83];&quot;&quot;)">
            <text:p/>
          </table:table-cell>
          <table:table-cell table:formula="of:=IF([.$E83]=[.CE$1];[.$A83];&quot;&quot;)">
            <text:p/>
          </table:table-cell>
          <table:table-cell table:formula="of:=IF([.$E83]=[.CF$1];[.$A83];&quot;&quot;)">
            <text:p/>
          </table:table-cell>
          <table:table-cell table:formula="of:=IF([.$E83]=[.CG$1];[.$A83];&quot;&quot;)">
            <text:p/>
          </table:table-cell>
          <table:table-cell table:formula="of:=IF([.$E83]=[.CH$1];[.$A83];&quot;&quot;)">
            <text:p/>
          </table:table-cell>
          <table:table-cell table:formula="of:=IF([.$E83]=[.CI$1];[.$A83];&quot;&quot;)">
            <text:p/>
          </table:table-cell>
          <table:table-cell table:formula="of:=IF([.$E83]=[.CJ$1];[.$A83];&quot;&quot;)">
            <text:p/>
          </table:table-cell>
          <table:table-cell table:formula="of:=IF([.$E83]=[.CK$1];[.$A83];&quot;&quot;)">
            <text:p/>
          </table:table-cell>
          <table:table-cell table:formula="of:=IF([.$E83]=[.CL$1];[.$A83];&quot;&quot;)">
            <text:p/>
          </table:table-cell>
          <table:table-cell table:formula="of:=IF([.$E83]=[.CM$1];[.$A83];&quot;&quot;)">
            <text:p/>
          </table:table-cell>
          <table:table-cell table:formula="of:=IF([.$E83]=[.CN$1];[.$A83];&quot;&quot;)">
            <text:p/>
          </table:table-cell>
          <table:table-cell table:formula="of:=IF([.$E83]=[.CO$1];[.$A83];&quot;&quot;)">
            <text:p/>
          </table:table-cell>
          <table:table-cell table:formula="of:=IF([.$E83]=[.CP$1];[.$A83];&quot;&quot;)">
            <text:p/>
          </table:table-cell>
          <table:table-cell table:formula="of:=IF([.$E83]=[.CQ$1];[.$A8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 More Mr. Nice Guy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David Hoselton, David Shore</text:p>
          </table:table-cell>
          <table:table-cell office:value-type="float" office:value="14.51" calcext:value-type="float">
            <text:p>14.51</text:p>
          </table:table-cell>
          <table:table-cell/>
          <table:table-cell office:value-type="date" office:date-value="2008-04-28" calcext:value-type="date">
            <text:p>2008-04-28</text:p>
          </table:table-cell>
          <table:table-cell office:value-type="string" calcext:value-type="string">
            <text:p>David Hoselton</text:p>
          </table:table-cell>
          <table:table-cell office:value-type="string" calcext:value-type="string">
            <text:p>David Shore</text:p>
          </table:table-cell>
          <table:table-cell table:number-columns-repeated="3"/>
          <table:table-cell table:formula="of:=IF(OR([.$J84]=[.O$1];[.$K84]=[.O$1];[.$L84]=[.O$1];[.$M84]=[.O$1];[.$N84]);[.$A84];&quot;&quot;)" office:value-type="float" office:value="83" calcext:value-type="float">
            <text:p>83</text:p>
          </table:table-cell>
          <table:table-cell table:formula="of:=IF(OR([.$J84]=[.P$1];[.$K84]=[.P$1];[.$L84]=[.P$1];[.$M84]=[.P$1];[.$N84]);[.$A84];&quot;&quot;)">
            <text:p/>
          </table:table-cell>
          <table:table-cell table:formula="of:=IF(OR([.$J84]=[.Q$1];[.$K84]=[.Q$1];[.$L84]=[.Q$1];[.$M84]=[.Q$1];[.$N84]);[.$A84];&quot;&quot;)">
            <text:p/>
          </table:table-cell>
          <table:table-cell table:formula="of:=IF(OR([.$J84]=[.R$1];[.$K84]=[.R$1];[.$L84]=[.R$1];[.$M84]=[.R$1];[.$N84]);[.$A84];&quot;&quot;)">
            <text:p/>
          </table:table-cell>
          <table:table-cell table:formula="of:=IF(OR([.$J84]=[.S$1];[.$K84]=[.S$1];[.$L84]=[.S$1];[.$M84]=[.S$1];[.$N84]);[.$A84];&quot;&quot;)">
            <text:p/>
          </table:table-cell>
          <table:table-cell table:formula="of:=IF(OR([.$J84]=[.T$1];[.$K84]=[.T$1];[.$L84]=[.T$1];[.$M84]=[.T$1];[.$N84]);[.$A84];&quot;&quot;)">
            <text:p/>
          </table:table-cell>
          <table:table-cell table:formula="of:=IF(OR([.$J84]=[.U$1];[.$K84]=[.U$1];[.$L84]=[.U$1];[.$M84]=[.U$1];[.$N84]);[.$A84];&quot;&quot;)">
            <text:p/>
          </table:table-cell>
          <table:table-cell table:formula="of:=IF(OR([.$J84]=[.V$1];[.$K84]=[.V$1];[.$L84]=[.V$1];[.$M84]=[.V$1];[.$N84]);[.$A84];&quot;&quot;)">
            <text:p/>
          </table:table-cell>
          <table:table-cell table:formula="of:=IF(OR([.$J84]=[.W$1];[.$K84]=[.W$1];[.$L84]=[.W$1];[.$M84]=[.W$1];[.$N84]);[.$A84];&quot;&quot;)">
            <text:p/>
          </table:table-cell>
          <table:table-cell table:formula="of:=IF(OR([.$J84]=[.X$1];[.$K84]=[.X$1];[.$L84]=[.X$1];[.$M84]=[.X$1];[.$N84]);[.$A84];&quot;&quot;)">
            <text:p/>
          </table:table-cell>
          <table:table-cell table:formula="of:=IF(OR([.$J84]=[.Y$1];[.$K84]=[.Y$1];[.$L84]=[.Y$1];[.$M84]=[.Y$1];[.$N84]);[.$A84];&quot;&quot;)">
            <text:p/>
          </table:table-cell>
          <table:table-cell table:formula="of:=IF(OR([.$J84]=[.Z$1];[.$K84]=[.Z$1];[.$L84]=[.Z$1];[.$M84]=[.Z$1];[.$N84]);[.$A84];&quot;&quot;)">
            <text:p/>
          </table:table-cell>
          <table:table-cell table:formula="of:=IF(OR([.$J84]=[.AA$1];[.$K84]=[.AA$1];[.$L84]=[.AA$1];[.$M84]=[.AA$1];[.$N84]);[.$A84];&quot;&quot;)">
            <text:p/>
          </table:table-cell>
          <table:table-cell table:formula="of:=IF(OR([.$J84]=[.AB$1];[.$K84]=[.AB$1];[.$L84]=[.AB$1];[.$M84]=[.AB$1];[.$N84]);[.$A84];&quot;&quot;)">
            <text:p/>
          </table:table-cell>
          <table:table-cell table:formula="of:=IF(OR([.$J84]=[.AC$1];[.$K84]=[.AC$1];[.$L84]=[.AC$1];[.$M84]=[.AC$1];[.$N84]);[.$A84];&quot;&quot;)">
            <text:p/>
          </table:table-cell>
          <table:table-cell table:formula="of:=IF(OR([.$J84]=[.AD$1];[.$K84]=[.AD$1];[.$L84]=[.AD$1];[.$M84]=[.AD$1];[.$N84]);[.$A84];&quot;&quot;)">
            <text:p/>
          </table:table-cell>
          <table:table-cell table:formula="of:=IF(OR([.$J84]=[.AE$1];[.$K84]=[.AE$1];[.$L84]=[.AE$1];[.$M84]=[.AE$1];[.$N84]);[.$A84];&quot;&quot;)">
            <text:p/>
          </table:table-cell>
          <table:table-cell table:formula="of:=IF(OR([.$J84]=[.AF$1];[.$K84]=[.AF$1];[.$L84]=[.AF$1];[.$M84]=[.AF$1];[.$N84]);[.$A84];&quot;&quot;)">
            <text:p/>
          </table:table-cell>
          <table:table-cell table:formula="of:=IF(OR([.$J84]=[.AG$1];[.$K84]=[.AG$1];[.$L84]=[.AG$1];[.$M84]=[.AG$1];[.$N84]);[.$A84];&quot;&quot;)" office:value-type="float" office:value="83" calcext:value-type="float">
            <text:p>83</text:p>
          </table:table-cell>
          <table:table-cell table:formula="of:=IF(OR([.$J84]=[.AH$1];[.$K84]=[.AH$1];[.$L84]=[.AH$1];[.$M84]=[.AH$1];[.$N84]);[.$A84];&quot;&quot;)">
            <text:p/>
          </table:table-cell>
          <table:table-cell table:formula="of:=IF(OR([.$J84]=[.AI$1];[.$K84]=[.AI$1];[.$L84]=[.AI$1];[.$M84]=[.AI$1];[.$N84]);[.$A84];&quot;&quot;)">
            <text:p/>
          </table:table-cell>
          <table:table-cell table:formula="of:=IF(OR([.$J84]=[.AJ$1];[.$K84]=[.AJ$1];[.$L84]=[.AJ$1];[.$M84]=[.AJ$1];[.$N84]);[.$A84];&quot;&quot;)">
            <text:p/>
          </table:table-cell>
          <table:table-cell table:formula="of:=IF(OR([.$J84]=[.AK$1];[.$K84]=[.AK$1];[.$L84]=[.AK$1];[.$M84]=[.AK$1];[.$N84]);[.$A84];&quot;&quot;)">
            <text:p/>
          </table:table-cell>
          <table:table-cell table:formula="of:=IF(OR([.$J84]=[.AL$1];[.$K84]=[.AL$1];[.$L84]=[.AL$1];[.$M84]=[.AL$1];[.$N84]);[.$A84];&quot;&quot;)">
            <text:p/>
          </table:table-cell>
          <table:table-cell table:formula="of:=IF(OR([.$J84]=[.AM$1];[.$K84]=[.AM$1];[.$L84]=[.AM$1];[.$M84]=[.AM$1];[.$N84]);[.$A84];&quot;&quot;)">
            <text:p/>
          </table:table-cell>
          <table:table-cell table:formula="of:=IF(OR([.$J84]=[.AN$1];[.$K84]=[.AN$1];[.$L84]=[.AN$1];[.$M84]=[.AN$1];[.$N84]);[.$A84];&quot;&quot;)">
            <text:p/>
          </table:table-cell>
          <table:table-cell table:formula="of:=IF(OR([.$J84]=[.AO$1];[.$K84]=[.AO$1];[.$L84]=[.AO$1];[.$M84]=[.AO$1];[.$N84]);[.$A84];&quot;&quot;)">
            <text:p/>
          </table:table-cell>
          <table:table-cell table:formula="of:=IF(OR([.$J84]=[.AP$1];[.$K84]=[.AP$1];[.$L84]=[.AP$1];[.$M84]=[.AP$1];[.$N84]);[.$A84];&quot;&quot;)">
            <text:p/>
          </table:table-cell>
          <table:table-cell table:formula="of:=IF(OR([.$J84]=[.AQ$1];[.$K84]=[.AQ$1];[.$L84]=[.AQ$1];[.$M84]=[.AQ$1];[.$N84]);[.$A84];&quot;&quot;)">
            <text:p/>
          </table:table-cell>
          <table:table-cell table:formula="of:=IF(OR([.$J84]=[.AR$1];[.$K84]=[.AR$1];[.$L84]=[.AR$1];[.$M84]=[.AR$1];[.$N84]);[.$A84];&quot;&quot;)">
            <text:p/>
          </table:table-cell>
          <table:table-cell/>
          <table:table-cell table:formula="of:=IF([.$E84]=[.AT$1];[.$A84];&quot;&quot;)">
            <text:p/>
          </table:table-cell>
          <table:table-cell table:formula="of:=IF([.$E84]=[.AU$1];[.$A84];&quot;&quot;)">
            <text:p/>
          </table:table-cell>
          <table:table-cell table:formula="of:=IF([.$E84]=[.AV$1];[.$A84];&quot;&quot;)">
            <text:p/>
          </table:table-cell>
          <table:table-cell table:formula="of:=IF([.$E84]=[.AW$1];[.$A84];&quot;&quot;)">
            <text:p/>
          </table:table-cell>
          <table:table-cell table:formula="of:=IF([.$E84]=[.AX$1];[.$A84];&quot;&quot;)">
            <text:p/>
          </table:table-cell>
          <table:table-cell table:formula="of:=IF([.$E84]=[.AY$1];[.$A84];&quot;&quot;)">
            <text:p/>
          </table:table-cell>
          <table:table-cell table:formula="of:=IF([.$E84]=[.AZ$1];[.$A84];&quot;&quot;)">
            <text:p/>
          </table:table-cell>
          <table:table-cell table:formula="of:=IF([.$E84]=[.BA$1];[.$A84];&quot;&quot;)">
            <text:p/>
          </table:table-cell>
          <table:table-cell table:formula="of:=IF([.$E84]=[.BB$1];[.$A84];&quot;&quot;)">
            <text:p/>
          </table:table-cell>
          <table:table-cell table:formula="of:=IF([.$E84]=[.BC$1];[.$A84];&quot;&quot;)">
            <text:p/>
          </table:table-cell>
          <table:table-cell table:formula="of:=IF([.$E84]=[.BD$1];[.$A84];&quot;&quot;)">
            <text:p/>
          </table:table-cell>
          <table:table-cell table:formula="of:=IF([.$E84]=[.BE$1];[.$A84];&quot;&quot;)">
            <text:p/>
          </table:table-cell>
          <table:table-cell table:formula="of:=IF([.$E84]=[.BF$1];[.$A84];&quot;&quot;)">
            <text:p/>
          </table:table-cell>
          <table:table-cell table:formula="of:=IF([.$E84]=[.BG$1];[.$A84];&quot;&quot;)">
            <text:p/>
          </table:table-cell>
          <table:table-cell table:formula="of:=IF([.$E84]=[.BH$1];[.$A84];&quot;&quot;)">
            <text:p/>
          </table:table-cell>
          <table:table-cell table:formula="of:=IF([.$E84]=[.BI$1];[.$A84];&quot;&quot;)">
            <text:p/>
          </table:table-cell>
          <table:table-cell table:formula="of:=IF([.$E84]=[.BJ$1];[.$A84];&quot;&quot;)" office:value-type="float" office:value="83" calcext:value-type="float">
            <text:p>83</text:p>
          </table:table-cell>
          <table:table-cell table:formula="of:=IF([.$E84]=[.BK$1];[.$A84];&quot;&quot;)">
            <text:p/>
          </table:table-cell>
          <table:table-cell table:formula="of:=IF([.$E84]=[.BL$1];[.$A84];&quot;&quot;)">
            <text:p/>
          </table:table-cell>
          <table:table-cell table:formula="of:=IF([.$E84]=[.BM$1];[.$A84];&quot;&quot;)">
            <text:p/>
          </table:table-cell>
          <table:table-cell table:formula="of:=IF([.$E84]=[.BN$1];[.$A84];&quot;&quot;)">
            <text:p/>
          </table:table-cell>
          <table:table-cell table:formula="of:=IF([.$E84]=[.BO$1];[.$A84];&quot;&quot;)">
            <text:p/>
          </table:table-cell>
          <table:table-cell table:formula="of:=IF([.$E84]=[.BP$1];[.$A84];&quot;&quot;)">
            <text:p/>
          </table:table-cell>
          <table:table-cell table:formula="of:=IF([.$E84]=[.BQ$1];[.$A84];&quot;&quot;)">
            <text:p/>
          </table:table-cell>
          <table:table-cell table:formula="of:=IF([.$E84]=[.BR$1];[.$A84];&quot;&quot;)">
            <text:p/>
          </table:table-cell>
          <table:table-cell table:formula="of:=IF([.$E84]=[.BS$1];[.$A84];&quot;&quot;)">
            <text:p/>
          </table:table-cell>
          <table:table-cell table:formula="of:=IF([.$E84]=[.BT$1];[.$A84];&quot;&quot;)">
            <text:p/>
          </table:table-cell>
          <table:table-cell table:formula="of:=IF([.$E84]=[.BU$1];[.$A84];&quot;&quot;)">
            <text:p/>
          </table:table-cell>
          <table:table-cell table:formula="of:=IF([.$E84]=[.BV$1];[.$A84];&quot;&quot;)">
            <text:p/>
          </table:table-cell>
          <table:table-cell table:formula="of:=IF([.$E84]=[.BW$1];[.$A84];&quot;&quot;)">
            <text:p/>
          </table:table-cell>
          <table:table-cell table:formula="of:=IF([.$E84]=[.BX$1];[.$A84];&quot;&quot;)">
            <text:p/>
          </table:table-cell>
          <table:table-cell table:formula="of:=IF([.$E84]=[.BY$1];[.$A84];&quot;&quot;)">
            <text:p/>
          </table:table-cell>
          <table:table-cell table:formula="of:=IF([.$E84]=[.BZ$1];[.$A84];&quot;&quot;)">
            <text:p/>
          </table:table-cell>
          <table:table-cell table:formula="of:=IF([.$E84]=[.CA$1];[.$A84];&quot;&quot;)">
            <text:p/>
          </table:table-cell>
          <table:table-cell table:formula="of:=IF([.$E84]=[.CB$1];[.$A84];&quot;&quot;)">
            <text:p/>
          </table:table-cell>
          <table:table-cell table:formula="of:=IF([.$E84]=[.CC$1];[.$A84];&quot;&quot;)">
            <text:p/>
          </table:table-cell>
          <table:table-cell table:formula="of:=IF([.$E84]=[.CD$1];[.$A84];&quot;&quot;)">
            <text:p/>
          </table:table-cell>
          <table:table-cell table:formula="of:=IF([.$E84]=[.CE$1];[.$A84];&quot;&quot;)">
            <text:p/>
          </table:table-cell>
          <table:table-cell table:formula="of:=IF([.$E84]=[.CF$1];[.$A84];&quot;&quot;)">
            <text:p/>
          </table:table-cell>
          <table:table-cell table:formula="of:=IF([.$E84]=[.CG$1];[.$A84];&quot;&quot;)">
            <text:p/>
          </table:table-cell>
          <table:table-cell table:formula="of:=IF([.$E84]=[.CH$1];[.$A84];&quot;&quot;)">
            <text:p/>
          </table:table-cell>
          <table:table-cell table:formula="of:=IF([.$E84]=[.CI$1];[.$A84];&quot;&quot;)">
            <text:p/>
          </table:table-cell>
          <table:table-cell table:formula="of:=IF([.$E84]=[.CJ$1];[.$A84];&quot;&quot;)">
            <text:p/>
          </table:table-cell>
          <table:table-cell table:formula="of:=IF([.$E84]=[.CK$1];[.$A84];&quot;&quot;)">
            <text:p/>
          </table:table-cell>
          <table:table-cell table:formula="of:=IF([.$E84]=[.CL$1];[.$A84];&quot;&quot;)">
            <text:p/>
          </table:table-cell>
          <table:table-cell table:formula="of:=IF([.$E84]=[.CM$1];[.$A84];&quot;&quot;)">
            <text:p/>
          </table:table-cell>
          <table:table-cell table:formula="of:=IF([.$E84]=[.CN$1];[.$A84];&quot;&quot;)">
            <text:p/>
          </table:table-cell>
          <table:table-cell table:formula="of:=IF([.$E84]=[.CO$1];[.$A84];&quot;&quot;)">
            <text:p/>
          </table:table-cell>
          <table:table-cell table:formula="of:=IF([.$E84]=[.CP$1];[.$A84];&quot;&quot;)">
            <text:p/>
          </table:table-cell>
          <table:table-cell table:formula="of:=IF([.$E84]=[.CQ$1];[.$A8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Sara Hess, Liz Friedman</text:p>
          </table:table-cell>
          <table:table-cell office:value-type="float" office:value="13.26" calcext:value-type="float">
            <text:p>13.26</text:p>
          </table:table-cell>
          <table:table-cell/>
          <table:table-cell office:value-type="date" office:date-value="2008-05-05" calcext:value-type="date">
            <text:p>2008-05-05</text:p>
          </table:table-cell>
          <table:table-cell office:value-type="string" calcext:value-type="string">
            <text:p>Sara Hess</text:p>
          </table:table-cell>
          <table:table-cell office:value-type="string" calcext:value-type="string">
            <text:p>Liz Friedman</text:p>
          </table:table-cell>
          <table:table-cell table:number-columns-repeated="3"/>
          <table:table-cell table:formula="of:=IF(OR([.$J85]=[.O$1];[.$K85]=[.O$1];[.$L85]=[.O$1];[.$M85]=[.O$1];[.$N85]);[.$A85];&quot;&quot;)">
            <text:p/>
          </table:table-cell>
          <table:table-cell table:formula="of:=IF(OR([.$J85]=[.P$1];[.$K85]=[.P$1];[.$L85]=[.P$1];[.$M85]=[.P$1];[.$N85]);[.$A85];&quot;&quot;)">
            <text:p/>
          </table:table-cell>
          <table:table-cell table:formula="of:=IF(OR([.$J85]=[.Q$1];[.$K85]=[.Q$1];[.$L85]=[.Q$1];[.$M85]=[.Q$1];[.$N85]);[.$A85];&quot;&quot;)">
            <text:p/>
          </table:table-cell>
          <table:table-cell table:formula="of:=IF(OR([.$J85]=[.R$1];[.$K85]=[.R$1];[.$L85]=[.R$1];[.$M85]=[.R$1];[.$N85]);[.$A85];&quot;&quot;)">
            <text:p/>
          </table:table-cell>
          <table:table-cell table:formula="of:=IF(OR([.$J85]=[.S$1];[.$K85]=[.S$1];[.$L85]=[.S$1];[.$M85]=[.S$1];[.$N85]);[.$A85];&quot;&quot;)">
            <text:p/>
          </table:table-cell>
          <table:table-cell table:formula="of:=IF(OR([.$J85]=[.T$1];[.$K85]=[.T$1];[.$L85]=[.T$1];[.$M85]=[.T$1];[.$N85]);[.$A85];&quot;&quot;)">
            <text:p/>
          </table:table-cell>
          <table:table-cell table:formula="of:=IF(OR([.$J85]=[.U$1];[.$K85]=[.U$1];[.$L85]=[.U$1];[.$M85]=[.U$1];[.$N85]);[.$A85];&quot;&quot;)">
            <text:p/>
          </table:table-cell>
          <table:table-cell table:formula="of:=IF(OR([.$J85]=[.V$1];[.$K85]=[.V$1];[.$L85]=[.V$1];[.$M85]=[.V$1];[.$N85]);[.$A85];&quot;&quot;)">
            <text:p/>
          </table:table-cell>
          <table:table-cell table:formula="of:=IF(OR([.$J85]=[.W$1];[.$K85]=[.W$1];[.$L85]=[.W$1];[.$M85]=[.W$1];[.$N85]);[.$A85];&quot;&quot;)">
            <text:p/>
          </table:table-cell>
          <table:table-cell table:formula="of:=IF(OR([.$J85]=[.X$1];[.$K85]=[.X$1];[.$L85]=[.X$1];[.$M85]=[.X$1];[.$N85]);[.$A85];&quot;&quot;)">
            <text:p/>
          </table:table-cell>
          <table:table-cell table:formula="of:=IF(OR([.$J85]=[.Y$1];[.$K85]=[.Y$1];[.$L85]=[.Y$1];[.$M85]=[.Y$1];[.$N85]);[.$A85];&quot;&quot;)">
            <text:p/>
          </table:table-cell>
          <table:table-cell table:formula="of:=IF(OR([.$J85]=[.Z$1];[.$K85]=[.Z$1];[.$L85]=[.Z$1];[.$M85]=[.Z$1];[.$N85]);[.$A85];&quot;&quot;)" office:value-type="float" office:value="84" calcext:value-type="float">
            <text:p>84</text:p>
          </table:table-cell>
          <table:table-cell table:formula="of:=IF(OR([.$J85]=[.AA$1];[.$K85]=[.AA$1];[.$L85]=[.AA$1];[.$M85]=[.AA$1];[.$N85]);[.$A85];&quot;&quot;)" office:value-type="float" office:value="84" calcext:value-type="float">
            <text:p>84</text:p>
          </table:table-cell>
          <table:table-cell table:formula="of:=IF(OR([.$J85]=[.AB$1];[.$K85]=[.AB$1];[.$L85]=[.AB$1];[.$M85]=[.AB$1];[.$N85]);[.$A85];&quot;&quot;)">
            <text:p/>
          </table:table-cell>
          <table:table-cell table:formula="of:=IF(OR([.$J85]=[.AC$1];[.$K85]=[.AC$1];[.$L85]=[.AC$1];[.$M85]=[.AC$1];[.$N85]);[.$A85];&quot;&quot;)">
            <text:p/>
          </table:table-cell>
          <table:table-cell table:formula="of:=IF(OR([.$J85]=[.AD$1];[.$K85]=[.AD$1];[.$L85]=[.AD$1];[.$M85]=[.AD$1];[.$N85]);[.$A85];&quot;&quot;)">
            <text:p/>
          </table:table-cell>
          <table:table-cell table:formula="of:=IF(OR([.$J85]=[.AE$1];[.$K85]=[.AE$1];[.$L85]=[.AE$1];[.$M85]=[.AE$1];[.$N85]);[.$A85];&quot;&quot;)">
            <text:p/>
          </table:table-cell>
          <table:table-cell table:formula="of:=IF(OR([.$J85]=[.AF$1];[.$K85]=[.AF$1];[.$L85]=[.AF$1];[.$M85]=[.AF$1];[.$N85]);[.$A85];&quot;&quot;)">
            <text:p/>
          </table:table-cell>
          <table:table-cell table:formula="of:=IF(OR([.$J85]=[.AG$1];[.$K85]=[.AG$1];[.$L85]=[.AG$1];[.$M85]=[.AG$1];[.$N85]);[.$A85];&quot;&quot;)">
            <text:p/>
          </table:table-cell>
          <table:table-cell table:formula="of:=IF(OR([.$J85]=[.AH$1];[.$K85]=[.AH$1];[.$L85]=[.AH$1];[.$M85]=[.AH$1];[.$N85]);[.$A85];&quot;&quot;)">
            <text:p/>
          </table:table-cell>
          <table:table-cell table:formula="of:=IF(OR([.$J85]=[.AI$1];[.$K85]=[.AI$1];[.$L85]=[.AI$1];[.$M85]=[.AI$1];[.$N85]);[.$A85];&quot;&quot;)">
            <text:p/>
          </table:table-cell>
          <table:table-cell table:formula="of:=IF(OR([.$J85]=[.AJ$1];[.$K85]=[.AJ$1];[.$L85]=[.AJ$1];[.$M85]=[.AJ$1];[.$N85]);[.$A85];&quot;&quot;)">
            <text:p/>
          </table:table-cell>
          <table:table-cell table:formula="of:=IF(OR([.$J85]=[.AK$1];[.$K85]=[.AK$1];[.$L85]=[.AK$1];[.$M85]=[.AK$1];[.$N85]);[.$A85];&quot;&quot;)">
            <text:p/>
          </table:table-cell>
          <table:table-cell table:formula="of:=IF(OR([.$J85]=[.AL$1];[.$K85]=[.AL$1];[.$L85]=[.AL$1];[.$M85]=[.AL$1];[.$N85]);[.$A85];&quot;&quot;)">
            <text:p/>
          </table:table-cell>
          <table:table-cell table:formula="of:=IF(OR([.$J85]=[.AM$1];[.$K85]=[.AM$1];[.$L85]=[.AM$1];[.$M85]=[.AM$1];[.$N85]);[.$A85];&quot;&quot;)">
            <text:p/>
          </table:table-cell>
          <table:table-cell table:formula="of:=IF(OR([.$J85]=[.AN$1];[.$K85]=[.AN$1];[.$L85]=[.AN$1];[.$M85]=[.AN$1];[.$N85]);[.$A85];&quot;&quot;)">
            <text:p/>
          </table:table-cell>
          <table:table-cell table:formula="of:=IF(OR([.$J85]=[.AO$1];[.$K85]=[.AO$1];[.$L85]=[.AO$1];[.$M85]=[.AO$1];[.$N85]);[.$A85];&quot;&quot;)">
            <text:p/>
          </table:table-cell>
          <table:table-cell table:formula="of:=IF(OR([.$J85]=[.AP$1];[.$K85]=[.AP$1];[.$L85]=[.AP$1];[.$M85]=[.AP$1];[.$N85]);[.$A85];&quot;&quot;)">
            <text:p/>
          </table:table-cell>
          <table:table-cell table:formula="of:=IF(OR([.$J85]=[.AQ$1];[.$K85]=[.AQ$1];[.$L85]=[.AQ$1];[.$M85]=[.AQ$1];[.$N85]);[.$A85];&quot;&quot;)">
            <text:p/>
          </table:table-cell>
          <table:table-cell table:formula="of:=IF(OR([.$J85]=[.AR$1];[.$K85]=[.AR$1];[.$L85]=[.AR$1];[.$M85]=[.AR$1];[.$N85]);[.$A85];&quot;&quot;)">
            <text:p/>
          </table:table-cell>
          <table:table-cell/>
          <table:table-cell table:formula="of:=IF([.$E85]=[.AT$1];[.$A85];&quot;&quot;)">
            <text:p/>
          </table:table-cell>
          <table:table-cell table:formula="of:=IF([.$E85]=[.AU$1];[.$A85];&quot;&quot;)">
            <text:p/>
          </table:table-cell>
          <table:table-cell table:formula="of:=IF([.$E85]=[.AV$1];[.$A85];&quot;&quot;)">
            <text:p/>
          </table:table-cell>
          <table:table-cell table:formula="of:=IF([.$E85]=[.AW$1];[.$A85];&quot;&quot;)">
            <text:p/>
          </table:table-cell>
          <table:table-cell table:formula="of:=IF([.$E85]=[.AX$1];[.$A85];&quot;&quot;)">
            <text:p/>
          </table:table-cell>
          <table:table-cell table:formula="of:=IF([.$E85]=[.AY$1];[.$A85];&quot;&quot;)">
            <text:p/>
          </table:table-cell>
          <table:table-cell table:formula="of:=IF([.$E85]=[.AZ$1];[.$A85];&quot;&quot;)">
            <text:p/>
          </table:table-cell>
          <table:table-cell table:formula="of:=IF([.$E85]=[.BA$1];[.$A85];&quot;&quot;)">
            <text:p/>
          </table:table-cell>
          <table:table-cell table:formula="of:=IF([.$E85]=[.BB$1];[.$A85];&quot;&quot;)">
            <text:p/>
          </table:table-cell>
          <table:table-cell table:formula="of:=IF([.$E85]=[.BC$1];[.$A85];&quot;&quot;)">
            <text:p/>
          </table:table-cell>
          <table:table-cell table:formula="of:=IF([.$E85]=[.BD$1];[.$A85];&quot;&quot;)">
            <text:p/>
          </table:table-cell>
          <table:table-cell table:formula="of:=IF([.$E85]=[.BE$1];[.$A85];&quot;&quot;)">
            <text:p/>
          </table:table-cell>
          <table:table-cell table:formula="of:=IF([.$E85]=[.BF$1];[.$A85];&quot;&quot;)">
            <text:p/>
          </table:table-cell>
          <table:table-cell table:formula="of:=IF([.$E85]=[.BG$1];[.$A85];&quot;&quot;)">
            <text:p/>
          </table:table-cell>
          <table:table-cell table:formula="of:=IF([.$E85]=[.BH$1];[.$A85];&quot;&quot;)">
            <text:p/>
          </table:table-cell>
          <table:table-cell table:formula="of:=IF([.$E85]=[.BI$1];[.$A85];&quot;&quot;)">
            <text:p/>
          </table:table-cell>
          <table:table-cell table:formula="of:=IF([.$E85]=[.BJ$1];[.$A85];&quot;&quot;)">
            <text:p/>
          </table:table-cell>
          <table:table-cell table:formula="of:=IF([.$E85]=[.BK$1];[.$A85];&quot;&quot;)">
            <text:p/>
          </table:table-cell>
          <table:table-cell table:formula="of:=IF([.$E85]=[.BL$1];[.$A85];&quot;&quot;)">
            <text:p/>
          </table:table-cell>
          <table:table-cell table:formula="of:=IF([.$E85]=[.BM$1];[.$A85];&quot;&quot;)">
            <text:p/>
          </table:table-cell>
          <table:table-cell table:formula="of:=IF([.$E85]=[.BN$1];[.$A85];&quot;&quot;)">
            <text:p/>
          </table:table-cell>
          <table:table-cell table:formula="of:=IF([.$E85]=[.BO$1];[.$A85];&quot;&quot;)">
            <text:p/>
          </table:table-cell>
          <table:table-cell table:formula="of:=IF([.$E85]=[.BP$1];[.$A85];&quot;&quot;)">
            <text:p/>
          </table:table-cell>
          <table:table-cell table:formula="of:=IF([.$E85]=[.BQ$1];[.$A85];&quot;&quot;)">
            <text:p/>
          </table:table-cell>
          <table:table-cell table:formula="of:=IF([.$E85]=[.BR$1];[.$A85];&quot;&quot;)">
            <text:p/>
          </table:table-cell>
          <table:table-cell table:formula="of:=IF([.$E85]=[.BS$1];[.$A85];&quot;&quot;)">
            <text:p/>
          </table:table-cell>
          <table:table-cell table:formula="of:=IF([.$E85]=[.BT$1];[.$A85];&quot;&quot;)">
            <text:p/>
          </table:table-cell>
          <table:table-cell table:formula="of:=IF([.$E85]=[.BU$1];[.$A85];&quot;&quot;)">
            <text:p/>
          </table:table-cell>
          <table:table-cell table:formula="of:=IF([.$E85]=[.BV$1];[.$A85];&quot;&quot;)">
            <text:p/>
          </table:table-cell>
          <table:table-cell table:formula="of:=IF([.$E85]=[.BW$1];[.$A85];&quot;&quot;)">
            <text:p/>
          </table:table-cell>
          <table:table-cell table:formula="of:=IF([.$E85]=[.BX$1];[.$A85];&quot;&quot;)">
            <text:p/>
          </table:table-cell>
          <table:table-cell table:formula="of:=IF([.$E85]=[.BY$1];[.$A85];&quot;&quot;)">
            <text:p/>
          </table:table-cell>
          <table:table-cell table:formula="of:=IF([.$E85]=[.BZ$1];[.$A85];&quot;&quot;)">
            <text:p/>
          </table:table-cell>
          <table:table-cell table:formula="of:=IF([.$E85]=[.CA$1];[.$A85];&quot;&quot;)">
            <text:p/>
          </table:table-cell>
          <table:table-cell table:formula="of:=IF([.$E85]=[.CB$1];[.$A85];&quot;&quot;)" office:value-type="float" office:value="84" calcext:value-type="float">
            <text:p>84</text:p>
          </table:table-cell>
          <table:table-cell table:formula="of:=IF([.$E85]=[.CC$1];[.$A85];&quot;&quot;)">
            <text:p/>
          </table:table-cell>
          <table:table-cell table:formula="of:=IF([.$E85]=[.CD$1];[.$A85];&quot;&quot;)">
            <text:p/>
          </table:table-cell>
          <table:table-cell table:formula="of:=IF([.$E85]=[.CE$1];[.$A85];&quot;&quot;)">
            <text:p/>
          </table:table-cell>
          <table:table-cell table:formula="of:=IF([.$E85]=[.CF$1];[.$A85];&quot;&quot;)">
            <text:p/>
          </table:table-cell>
          <table:table-cell table:formula="of:=IF([.$E85]=[.CG$1];[.$A85];&quot;&quot;)">
            <text:p/>
          </table:table-cell>
          <table:table-cell table:formula="of:=IF([.$E85]=[.CH$1];[.$A85];&quot;&quot;)">
            <text:p/>
          </table:table-cell>
          <table:table-cell table:formula="of:=IF([.$E85]=[.CI$1];[.$A85];&quot;&quot;)">
            <text:p/>
          </table:table-cell>
          <table:table-cell table:formula="of:=IF([.$E85]=[.CJ$1];[.$A85];&quot;&quot;)">
            <text:p/>
          </table:table-cell>
          <table:table-cell table:formula="of:=IF([.$E85]=[.CK$1];[.$A85];&quot;&quot;)">
            <text:p/>
          </table:table-cell>
          <table:table-cell table:formula="of:=IF([.$E85]=[.CL$1];[.$A85];&quot;&quot;)">
            <text:p/>
          </table:table-cell>
          <table:table-cell table:formula="of:=IF([.$E85]=[.CM$1];[.$A85];&quot;&quot;)">
            <text:p/>
          </table:table-cell>
          <table:table-cell table:formula="of:=IF([.$E85]=[.CN$1];[.$A85];&quot;&quot;)">
            <text:p/>
          </table:table-cell>
          <table:table-cell table:formula="of:=IF([.$E85]=[.CO$1];[.$A85];&quot;&quot;)">
            <text:p/>
          </table:table-cell>
          <table:table-cell table:formula="of:=IF([.$E85]=[.CP$1];[.$A85];&quot;&quot;)">
            <text:p/>
          </table:table-cell>
          <table:table-cell table:formula="of:=IF([.$E85]=[.CQ$1];[.$A8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use's Head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Peter Blake, David Foster, Russel Friend, Garrett Lerner, Doris Egan</text:p>
          </table:table-cell>
          <table:table-cell office:value-type="float" office:value="14.84" calcext:value-type="float">
            <text:p>14.84</text:p>
          </table:table-cell>
          <table:table-cell office:value-type="float" office:value="9" calcext:value-type="float">
            <text:p>9</text:p>
          </table:table-cell>
          <table:table-cell office:value-type="date" office:date-value="2008-05-12" calcext:value-type="date">
            <text:p>2008-05-12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David Foster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Doris Egan</text:p>
          </table:table-cell>
          <table:table-cell table:formula="of:=IF(OR([.$J86]=[.O$1];[.$K86]=[.O$1];[.$L86]=[.O$1];[.$M86]=[.O$1];[.$N86]);[.$A86];&quot;&quot;)">
            <text:p/>
          </table:table-cell>
          <table:table-cell table:formula="of:=IF(OR([.$J86]=[.P$1];[.$K86]=[.P$1];[.$L86]=[.P$1];[.$M86]=[.P$1];[.$N86]);[.$A86];&quot;&quot;)">
            <text:p/>
          </table:table-cell>
          <table:table-cell table:formula="of:=IF(OR([.$J86]=[.Q$1];[.$K86]=[.Q$1];[.$L86]=[.Q$1];[.$M86]=[.Q$1];[.$N86]);[.$A86];&quot;&quot;)" office:value-type="float" office:value="85" calcext:value-type="float">
            <text:p>85</text:p>
          </table:table-cell>
          <table:table-cell table:formula="of:=IF(OR([.$J86]=[.R$1];[.$K86]=[.R$1];[.$L86]=[.R$1];[.$M86]=[.R$1];[.$N86]);[.$A86];&quot;&quot;)">
            <text:p/>
          </table:table-cell>
          <table:table-cell table:formula="of:=IF(OR([.$J86]=[.S$1];[.$K86]=[.S$1];[.$L86]=[.S$1];[.$M86]=[.S$1];[.$N86]);[.$A86];&quot;&quot;)">
            <text:p/>
          </table:table-cell>
          <table:table-cell table:formula="of:=IF(OR([.$J86]=[.T$1];[.$K86]=[.T$1];[.$L86]=[.T$1];[.$M86]=[.T$1];[.$N86]);[.$A86];&quot;&quot;)">
            <text:p/>
          </table:table-cell>
          <table:table-cell table:formula="of:=IF(OR([.$J86]=[.U$1];[.$K86]=[.U$1];[.$L86]=[.U$1];[.$M86]=[.U$1];[.$N86]);[.$A86];&quot;&quot;)">
            <text:p/>
          </table:table-cell>
          <table:table-cell table:formula="of:=IF(OR([.$J86]=[.V$1];[.$K86]=[.V$1];[.$L86]=[.V$1];[.$M86]=[.V$1];[.$N86]);[.$A86];&quot;&quot;)" office:value-type="float" office:value="85" calcext:value-type="float">
            <text:p>85</text:p>
          </table:table-cell>
          <table:table-cell table:formula="of:=IF(OR([.$J86]=[.W$1];[.$K86]=[.W$1];[.$L86]=[.W$1];[.$M86]=[.W$1];[.$N86]);[.$A86];&quot;&quot;)">
            <text:p/>
          </table:table-cell>
          <table:table-cell table:formula="of:=IF(OR([.$J86]=[.X$1];[.$K86]=[.X$1];[.$L86]=[.X$1];[.$M86]=[.X$1];[.$N86]);[.$A86];&quot;&quot;)" office:value-type="float" office:value="85" calcext:value-type="float">
            <text:p>85</text:p>
          </table:table-cell>
          <table:table-cell table:formula="of:=IF(OR([.$J86]=[.Y$1];[.$K86]=[.Y$1];[.$L86]=[.Y$1];[.$M86]=[.Y$1];[.$N86]);[.$A86];&quot;&quot;)" office:value-type="float" office:value="85" calcext:value-type="float">
            <text:p>85</text:p>
          </table:table-cell>
          <table:table-cell table:formula="of:=IF(OR([.$J86]=[.Z$1];[.$K86]=[.Z$1];[.$L86]=[.Z$1];[.$M86]=[.Z$1];[.$N86]);[.$A86];&quot;&quot;)">
            <text:p/>
          </table:table-cell>
          <table:table-cell table:formula="of:=IF(OR([.$J86]=[.AA$1];[.$K86]=[.AA$1];[.$L86]=[.AA$1];[.$M86]=[.AA$1];[.$N86]);[.$A86];&quot;&quot;)">
            <text:p/>
          </table:table-cell>
          <table:table-cell table:formula="of:=IF(OR([.$J86]=[.AB$1];[.$K86]=[.AB$1];[.$L86]=[.AB$1];[.$M86]=[.AB$1];[.$N86]);[.$A86];&quot;&quot;)">
            <text:p/>
          </table:table-cell>
          <table:table-cell table:formula="of:=IF(OR([.$J86]=[.AC$1];[.$K86]=[.AC$1];[.$L86]=[.AC$1];[.$M86]=[.AC$1];[.$N86]);[.$A86];&quot;&quot;)">
            <text:p/>
          </table:table-cell>
          <table:table-cell table:formula="of:=IF(OR([.$J86]=[.AD$1];[.$K86]=[.AD$1];[.$L86]=[.AD$1];[.$M86]=[.AD$1];[.$N86]);[.$A86];&quot;&quot;)">
            <text:p/>
          </table:table-cell>
          <table:table-cell table:formula="of:=IF(OR([.$J86]=[.AE$1];[.$K86]=[.AE$1];[.$L86]=[.AE$1];[.$M86]=[.AE$1];[.$N86]);[.$A86];&quot;&quot;)">
            <text:p/>
          </table:table-cell>
          <table:table-cell table:formula="of:=IF(OR([.$J86]=[.AF$1];[.$K86]=[.AF$1];[.$L86]=[.AF$1];[.$M86]=[.AF$1];[.$N86]);[.$A86];&quot;&quot;)">
            <text:p/>
          </table:table-cell>
          <table:table-cell table:formula="of:=IF(OR([.$J86]=[.AG$1];[.$K86]=[.AG$1];[.$L86]=[.AG$1];[.$M86]=[.AG$1];[.$N86]);[.$A86];&quot;&quot;)">
            <text:p/>
          </table:table-cell>
          <table:table-cell table:formula="of:=IF(OR([.$J86]=[.AH$1];[.$K86]=[.AH$1];[.$L86]=[.AH$1];[.$M86]=[.AH$1];[.$N86]);[.$A86];&quot;&quot;)">
            <text:p/>
          </table:table-cell>
          <table:table-cell table:formula="of:=IF(OR([.$J86]=[.AI$1];[.$K86]=[.AI$1];[.$L86]=[.AI$1];[.$M86]=[.AI$1];[.$N86]);[.$A86];&quot;&quot;)">
            <text:p/>
          </table:table-cell>
          <table:table-cell table:formula="of:=IF(OR([.$J86]=[.AJ$1];[.$K86]=[.AJ$1];[.$L86]=[.AJ$1];[.$M86]=[.AJ$1];[.$N86]);[.$A86];&quot;&quot;)">
            <text:p/>
          </table:table-cell>
          <table:table-cell table:formula="of:=IF(OR([.$J86]=[.AK$1];[.$K86]=[.AK$1];[.$L86]=[.AK$1];[.$M86]=[.AK$1];[.$N86]);[.$A86];&quot;&quot;)">
            <text:p/>
          </table:table-cell>
          <table:table-cell table:formula="of:=IF(OR([.$J86]=[.AL$1];[.$K86]=[.AL$1];[.$L86]=[.AL$1];[.$M86]=[.AL$1];[.$N86]);[.$A86];&quot;&quot;)">
            <text:p/>
          </table:table-cell>
          <table:table-cell table:formula="of:=IF(OR([.$J86]=[.AM$1];[.$K86]=[.AM$1];[.$L86]=[.AM$1];[.$M86]=[.AM$1];[.$N86]);[.$A86];&quot;&quot;)">
            <text:p/>
          </table:table-cell>
          <table:table-cell table:formula="of:=IF(OR([.$J86]=[.AN$1];[.$K86]=[.AN$1];[.$L86]=[.AN$1];[.$M86]=[.AN$1];[.$N86]);[.$A86];&quot;&quot;)">
            <text:p/>
          </table:table-cell>
          <table:table-cell table:formula="of:=IF(OR([.$J86]=[.AO$1];[.$K86]=[.AO$1];[.$L86]=[.AO$1];[.$M86]=[.AO$1];[.$N86]);[.$A86];&quot;&quot;)">
            <text:p/>
          </table:table-cell>
          <table:table-cell table:formula="of:=IF(OR([.$J86]=[.AP$1];[.$K86]=[.AP$1];[.$L86]=[.AP$1];[.$M86]=[.AP$1];[.$N86]);[.$A86];&quot;&quot;)">
            <text:p/>
          </table:table-cell>
          <table:table-cell table:formula="of:=IF(OR([.$J86]=[.AQ$1];[.$K86]=[.AQ$1];[.$L86]=[.AQ$1];[.$M86]=[.AQ$1];[.$N86]);[.$A86];&quot;&quot;)">
            <text:p/>
          </table:table-cell>
          <table:table-cell table:formula="of:=IF(OR([.$J86]=[.AR$1];[.$K86]=[.AR$1];[.$L86]=[.AR$1];[.$M86]=[.AR$1];[.$N86]);[.$A86];&quot;&quot;)">
            <text:p/>
          </table:table-cell>
          <table:table-cell/>
          <table:table-cell table:formula="of:=IF([.$E86]=[.AT$1];[.$A86];&quot;&quot;)">
            <text:p/>
          </table:table-cell>
          <table:table-cell table:formula="of:=IF([.$E86]=[.AU$1];[.$A86];&quot;&quot;)">
            <text:p/>
          </table:table-cell>
          <table:table-cell table:formula="of:=IF([.$E86]=[.AV$1];[.$A86];&quot;&quot;)">
            <text:p/>
          </table:table-cell>
          <table:table-cell table:formula="of:=IF([.$E86]=[.AW$1];[.$A86];&quot;&quot;)" office:value-type="float" office:value="85" calcext:value-type="float">
            <text:p>85</text:p>
          </table:table-cell>
          <table:table-cell table:formula="of:=IF([.$E86]=[.AX$1];[.$A86];&quot;&quot;)">
            <text:p/>
          </table:table-cell>
          <table:table-cell table:formula="of:=IF([.$E86]=[.AY$1];[.$A86];&quot;&quot;)">
            <text:p/>
          </table:table-cell>
          <table:table-cell table:formula="of:=IF([.$E86]=[.AZ$1];[.$A86];&quot;&quot;)">
            <text:p/>
          </table:table-cell>
          <table:table-cell table:formula="of:=IF([.$E86]=[.BA$1];[.$A86];&quot;&quot;)">
            <text:p/>
          </table:table-cell>
          <table:table-cell table:formula="of:=IF([.$E86]=[.BB$1];[.$A86];&quot;&quot;)">
            <text:p/>
          </table:table-cell>
          <table:table-cell table:formula="of:=IF([.$E86]=[.BC$1];[.$A86];&quot;&quot;)">
            <text:p/>
          </table:table-cell>
          <table:table-cell table:formula="of:=IF([.$E86]=[.BD$1];[.$A86];&quot;&quot;)">
            <text:p/>
          </table:table-cell>
          <table:table-cell table:formula="of:=IF([.$E86]=[.BE$1];[.$A86];&quot;&quot;)">
            <text:p/>
          </table:table-cell>
          <table:table-cell table:formula="of:=IF([.$E86]=[.BF$1];[.$A86];&quot;&quot;)">
            <text:p/>
          </table:table-cell>
          <table:table-cell table:formula="of:=IF([.$E86]=[.BG$1];[.$A86];&quot;&quot;)">
            <text:p/>
          </table:table-cell>
          <table:table-cell table:formula="of:=IF([.$E86]=[.BH$1];[.$A86];&quot;&quot;)">
            <text:p/>
          </table:table-cell>
          <table:table-cell table:formula="of:=IF([.$E86]=[.BI$1];[.$A86];&quot;&quot;)">
            <text:p/>
          </table:table-cell>
          <table:table-cell table:formula="of:=IF([.$E86]=[.BJ$1];[.$A86];&quot;&quot;)">
            <text:p/>
          </table:table-cell>
          <table:table-cell table:formula="of:=IF([.$E86]=[.BK$1];[.$A86];&quot;&quot;)">
            <text:p/>
          </table:table-cell>
          <table:table-cell table:formula="of:=IF([.$E86]=[.BL$1];[.$A86];&quot;&quot;)">
            <text:p/>
          </table:table-cell>
          <table:table-cell table:formula="of:=IF([.$E86]=[.BM$1];[.$A86];&quot;&quot;)">
            <text:p/>
          </table:table-cell>
          <table:table-cell table:formula="of:=IF([.$E86]=[.BN$1];[.$A86];&quot;&quot;)">
            <text:p/>
          </table:table-cell>
          <table:table-cell table:formula="of:=IF([.$E86]=[.BO$1];[.$A86];&quot;&quot;)">
            <text:p/>
          </table:table-cell>
          <table:table-cell table:formula="of:=IF([.$E86]=[.BP$1];[.$A86];&quot;&quot;)">
            <text:p/>
          </table:table-cell>
          <table:table-cell table:formula="of:=IF([.$E86]=[.BQ$1];[.$A86];&quot;&quot;)">
            <text:p/>
          </table:table-cell>
          <table:table-cell table:formula="of:=IF([.$E86]=[.BR$1];[.$A86];&quot;&quot;)">
            <text:p/>
          </table:table-cell>
          <table:table-cell table:formula="of:=IF([.$E86]=[.BS$1];[.$A86];&quot;&quot;)">
            <text:p/>
          </table:table-cell>
          <table:table-cell table:formula="of:=IF([.$E86]=[.BT$1];[.$A86];&quot;&quot;)">
            <text:p/>
          </table:table-cell>
          <table:table-cell table:formula="of:=IF([.$E86]=[.BU$1];[.$A86];&quot;&quot;)">
            <text:p/>
          </table:table-cell>
          <table:table-cell table:formula="of:=IF([.$E86]=[.BV$1];[.$A86];&quot;&quot;)">
            <text:p/>
          </table:table-cell>
          <table:table-cell table:formula="of:=IF([.$E86]=[.BW$1];[.$A86];&quot;&quot;)">
            <text:p/>
          </table:table-cell>
          <table:table-cell table:formula="of:=IF([.$E86]=[.BX$1];[.$A86];&quot;&quot;)">
            <text:p/>
          </table:table-cell>
          <table:table-cell table:formula="of:=IF([.$E86]=[.BY$1];[.$A86];&quot;&quot;)">
            <text:p/>
          </table:table-cell>
          <table:table-cell table:formula="of:=IF([.$E86]=[.BZ$1];[.$A86];&quot;&quot;)">
            <text:p/>
          </table:table-cell>
          <table:table-cell table:formula="of:=IF([.$E86]=[.CA$1];[.$A86];&quot;&quot;)">
            <text:p/>
          </table:table-cell>
          <table:table-cell table:formula="of:=IF([.$E86]=[.CB$1];[.$A86];&quot;&quot;)">
            <text:p/>
          </table:table-cell>
          <table:table-cell table:formula="of:=IF([.$E86]=[.CC$1];[.$A86];&quot;&quot;)">
            <text:p/>
          </table:table-cell>
          <table:table-cell table:formula="of:=IF([.$E86]=[.CD$1];[.$A86];&quot;&quot;)">
            <text:p/>
          </table:table-cell>
          <table:table-cell table:formula="of:=IF([.$E86]=[.CE$1];[.$A86];&quot;&quot;)">
            <text:p/>
          </table:table-cell>
          <table:table-cell table:formula="of:=IF([.$E86]=[.CF$1];[.$A86];&quot;&quot;)">
            <text:p/>
          </table:table-cell>
          <table:table-cell table:formula="of:=IF([.$E86]=[.CG$1];[.$A86];&quot;&quot;)">
            <text:p/>
          </table:table-cell>
          <table:table-cell table:formula="of:=IF([.$E86]=[.CH$1];[.$A86];&quot;&quot;)">
            <text:p/>
          </table:table-cell>
          <table:table-cell table:formula="of:=IF([.$E86]=[.CI$1];[.$A86];&quot;&quot;)">
            <text:p/>
          </table:table-cell>
          <table:table-cell table:formula="of:=IF([.$E86]=[.CJ$1];[.$A86];&quot;&quot;)">
            <text:p/>
          </table:table-cell>
          <table:table-cell table:formula="of:=IF([.$E86]=[.CK$1];[.$A86];&quot;&quot;)">
            <text:p/>
          </table:table-cell>
          <table:table-cell table:formula="of:=IF([.$E86]=[.CL$1];[.$A86];&quot;&quot;)">
            <text:p/>
          </table:table-cell>
          <table:table-cell table:formula="of:=IF([.$E86]=[.CM$1];[.$A86];&quot;&quot;)">
            <text:p/>
          </table:table-cell>
          <table:table-cell table:formula="of:=IF([.$E86]=[.CN$1];[.$A86];&quot;&quot;)">
            <text:p/>
          </table:table-cell>
          <table:table-cell table:formula="of:=IF([.$E86]=[.CO$1];[.$A86];&quot;&quot;)">
            <text:p/>
          </table:table-cell>
          <table:table-cell table:formula="of:=IF([.$E86]=[.CP$1];[.$A86];&quot;&quot;)">
            <text:p/>
          </table:table-cell>
          <table:table-cell table:formula="of:=IF([.$E86]=[.CQ$1];[.$A8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lson's Heart</text:p>
          </table:table-cell>
          <table:table-cell office:value-type="string" calcext:value-type="string">
            <text:p>Katie Jacobs</text:p>
          </table:table-cell>
          <table:table-cell office:value-type="string" calcext:value-type="string">
            <text:p>Peter Blake, David Foster, Russel Friend, Garrett Lerner</text:p>
          </table:table-cell>
          <table:table-cell office:value-type="float" office:value="16.16" calcext:value-type="float">
            <text:p>16.16</text:p>
          </table:table-cell>
          <table:table-cell office:value-type="float" office:value="7" calcext:value-type="float">
            <text:p>7</text:p>
          </table:table-cell>
          <table:table-cell office:value-type="date" office:date-value="2008-05-19" calcext:value-type="date">
            <text:p>2008-05-19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David Foster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/>
          <table:table-cell table:formula="of:=IF(OR([.$J87]=[.O$1];[.$K87]=[.O$1];[.$L87]=[.O$1];[.$M87]=[.O$1];[.$N87]);[.$A87];&quot;&quot;)">
            <text:p/>
          </table:table-cell>
          <table:table-cell table:formula="of:=IF(OR([.$J87]=[.P$1];[.$K87]=[.P$1];[.$L87]=[.P$1];[.$M87]=[.P$1];[.$N87]);[.$A87];&quot;&quot;)">
            <text:p/>
          </table:table-cell>
          <table:table-cell table:formula="of:=IF(OR([.$J87]=[.Q$1];[.$K87]=[.Q$1];[.$L87]=[.Q$1];[.$M87]=[.Q$1];[.$N87]);[.$A87];&quot;&quot;)" office:value-type="float" office:value="86" calcext:value-type="float">
            <text:p>86</text:p>
          </table:table-cell>
          <table:table-cell table:formula="of:=IF(OR([.$J87]=[.R$1];[.$K87]=[.R$1];[.$L87]=[.R$1];[.$M87]=[.R$1];[.$N87]);[.$A87];&quot;&quot;)">
            <text:p/>
          </table:table-cell>
          <table:table-cell table:formula="of:=IF(OR([.$J87]=[.S$1];[.$K87]=[.S$1];[.$L87]=[.S$1];[.$M87]=[.S$1];[.$N87]);[.$A87];&quot;&quot;)">
            <text:p/>
          </table:table-cell>
          <table:table-cell table:formula="of:=IF(OR([.$J87]=[.T$1];[.$K87]=[.T$1];[.$L87]=[.T$1];[.$M87]=[.T$1];[.$N87]);[.$A87];&quot;&quot;)">
            <text:p/>
          </table:table-cell>
          <table:table-cell table:formula="of:=IF(OR([.$J87]=[.U$1];[.$K87]=[.U$1];[.$L87]=[.U$1];[.$M87]=[.U$1];[.$N87]);[.$A87];&quot;&quot;)">
            <text:p/>
          </table:table-cell>
          <table:table-cell table:formula="of:=IF(OR([.$J87]=[.V$1];[.$K87]=[.V$1];[.$L87]=[.V$1];[.$M87]=[.V$1];[.$N87]);[.$A87];&quot;&quot;)" office:value-type="float" office:value="86" calcext:value-type="float">
            <text:p>86</text:p>
          </table:table-cell>
          <table:table-cell table:formula="of:=IF(OR([.$J87]=[.W$1];[.$K87]=[.W$1];[.$L87]=[.W$1];[.$M87]=[.W$1];[.$N87]);[.$A87];&quot;&quot;)">
            <text:p/>
          </table:table-cell>
          <table:table-cell table:formula="of:=IF(OR([.$J87]=[.X$1];[.$K87]=[.X$1];[.$L87]=[.X$1];[.$M87]=[.X$1];[.$N87]);[.$A87];&quot;&quot;)" office:value-type="float" office:value="86" calcext:value-type="float">
            <text:p>86</text:p>
          </table:table-cell>
          <table:table-cell table:formula="of:=IF(OR([.$J87]=[.Y$1];[.$K87]=[.Y$1];[.$L87]=[.Y$1];[.$M87]=[.Y$1];[.$N87]);[.$A87];&quot;&quot;)" office:value-type="float" office:value="86" calcext:value-type="float">
            <text:p>86</text:p>
          </table:table-cell>
          <table:table-cell table:formula="of:=IF(OR([.$J87]=[.Z$1];[.$K87]=[.Z$1];[.$L87]=[.Z$1];[.$M87]=[.Z$1];[.$N87]);[.$A87];&quot;&quot;)">
            <text:p/>
          </table:table-cell>
          <table:table-cell table:formula="of:=IF(OR([.$J87]=[.AA$1];[.$K87]=[.AA$1];[.$L87]=[.AA$1];[.$M87]=[.AA$1];[.$N87]);[.$A87];&quot;&quot;)">
            <text:p/>
          </table:table-cell>
          <table:table-cell table:formula="of:=IF(OR([.$J87]=[.AB$1];[.$K87]=[.AB$1];[.$L87]=[.AB$1];[.$M87]=[.AB$1];[.$N87]);[.$A87];&quot;&quot;)">
            <text:p/>
          </table:table-cell>
          <table:table-cell table:formula="of:=IF(OR([.$J87]=[.AC$1];[.$K87]=[.AC$1];[.$L87]=[.AC$1];[.$M87]=[.AC$1];[.$N87]);[.$A87];&quot;&quot;)">
            <text:p/>
          </table:table-cell>
          <table:table-cell table:formula="of:=IF(OR([.$J87]=[.AD$1];[.$K87]=[.AD$1];[.$L87]=[.AD$1];[.$M87]=[.AD$1];[.$N87]);[.$A87];&quot;&quot;)">
            <text:p/>
          </table:table-cell>
          <table:table-cell table:formula="of:=IF(OR([.$J87]=[.AE$1];[.$K87]=[.AE$1];[.$L87]=[.AE$1];[.$M87]=[.AE$1];[.$N87]);[.$A87];&quot;&quot;)">
            <text:p/>
          </table:table-cell>
          <table:table-cell table:formula="of:=IF(OR([.$J87]=[.AF$1];[.$K87]=[.AF$1];[.$L87]=[.AF$1];[.$M87]=[.AF$1];[.$N87]);[.$A87];&quot;&quot;)">
            <text:p/>
          </table:table-cell>
          <table:table-cell table:formula="of:=IF(OR([.$J87]=[.AG$1];[.$K87]=[.AG$1];[.$L87]=[.AG$1];[.$M87]=[.AG$1];[.$N87]);[.$A87];&quot;&quot;)">
            <text:p/>
          </table:table-cell>
          <table:table-cell table:formula="of:=IF(OR([.$J87]=[.AH$1];[.$K87]=[.AH$1];[.$L87]=[.AH$1];[.$M87]=[.AH$1];[.$N87]);[.$A87];&quot;&quot;)">
            <text:p/>
          </table:table-cell>
          <table:table-cell table:formula="of:=IF(OR([.$J87]=[.AI$1];[.$K87]=[.AI$1];[.$L87]=[.AI$1];[.$M87]=[.AI$1];[.$N87]);[.$A87];&quot;&quot;)">
            <text:p/>
          </table:table-cell>
          <table:table-cell table:formula="of:=IF(OR([.$J87]=[.AJ$1];[.$K87]=[.AJ$1];[.$L87]=[.AJ$1];[.$M87]=[.AJ$1];[.$N87]);[.$A87];&quot;&quot;)">
            <text:p/>
          </table:table-cell>
          <table:table-cell table:formula="of:=IF(OR([.$J87]=[.AK$1];[.$K87]=[.AK$1];[.$L87]=[.AK$1];[.$M87]=[.AK$1];[.$N87]);[.$A87];&quot;&quot;)">
            <text:p/>
          </table:table-cell>
          <table:table-cell table:formula="of:=IF(OR([.$J87]=[.AL$1];[.$K87]=[.AL$1];[.$L87]=[.AL$1];[.$M87]=[.AL$1];[.$N87]);[.$A87];&quot;&quot;)">
            <text:p/>
          </table:table-cell>
          <table:table-cell table:formula="of:=IF(OR([.$J87]=[.AM$1];[.$K87]=[.AM$1];[.$L87]=[.AM$1];[.$M87]=[.AM$1];[.$N87]);[.$A87];&quot;&quot;)">
            <text:p/>
          </table:table-cell>
          <table:table-cell table:formula="of:=IF(OR([.$J87]=[.AN$1];[.$K87]=[.AN$1];[.$L87]=[.AN$1];[.$M87]=[.AN$1];[.$N87]);[.$A87];&quot;&quot;)">
            <text:p/>
          </table:table-cell>
          <table:table-cell table:formula="of:=IF(OR([.$J87]=[.AO$1];[.$K87]=[.AO$1];[.$L87]=[.AO$1];[.$M87]=[.AO$1];[.$N87]);[.$A87];&quot;&quot;)">
            <text:p/>
          </table:table-cell>
          <table:table-cell table:formula="of:=IF(OR([.$J87]=[.AP$1];[.$K87]=[.AP$1];[.$L87]=[.AP$1];[.$M87]=[.AP$1];[.$N87]);[.$A87];&quot;&quot;)">
            <text:p/>
          </table:table-cell>
          <table:table-cell table:formula="of:=IF(OR([.$J87]=[.AQ$1];[.$K87]=[.AQ$1];[.$L87]=[.AQ$1];[.$M87]=[.AQ$1];[.$N87]);[.$A87];&quot;&quot;)">
            <text:p/>
          </table:table-cell>
          <table:table-cell table:formula="of:=IF(OR([.$J87]=[.AR$1];[.$K87]=[.AR$1];[.$L87]=[.AR$1];[.$M87]=[.AR$1];[.$N87]);[.$A87];&quot;&quot;)">
            <text:p/>
          </table:table-cell>
          <table:table-cell/>
          <table:table-cell table:formula="of:=IF([.$E87]=[.AT$1];[.$A87];&quot;&quot;)">
            <text:p/>
          </table:table-cell>
          <table:table-cell table:formula="of:=IF([.$E87]=[.AU$1];[.$A87];&quot;&quot;)">
            <text:p/>
          </table:table-cell>
          <table:table-cell table:formula="of:=IF([.$E87]=[.AV$1];[.$A87];&quot;&quot;)">
            <text:p/>
          </table:table-cell>
          <table:table-cell table:formula="of:=IF([.$E87]=[.AW$1];[.$A87];&quot;&quot;)">
            <text:p/>
          </table:table-cell>
          <table:table-cell table:formula="of:=IF([.$E87]=[.AX$1];[.$A87];&quot;&quot;)">
            <text:p/>
          </table:table-cell>
          <table:table-cell table:formula="of:=IF([.$E87]=[.AY$1];[.$A87];&quot;&quot;)">
            <text:p/>
          </table:table-cell>
          <table:table-cell table:formula="of:=IF([.$E87]=[.AZ$1];[.$A87];&quot;&quot;)">
            <text:p/>
          </table:table-cell>
          <table:table-cell table:formula="of:=IF([.$E87]=[.BA$1];[.$A87];&quot;&quot;)">
            <text:p/>
          </table:table-cell>
          <table:table-cell table:formula="of:=IF([.$E87]=[.BB$1];[.$A87];&quot;&quot;)">
            <text:p/>
          </table:table-cell>
          <table:table-cell table:formula="of:=IF([.$E87]=[.BC$1];[.$A87];&quot;&quot;)">
            <text:p/>
          </table:table-cell>
          <table:table-cell table:formula="of:=IF([.$E87]=[.BD$1];[.$A87];&quot;&quot;)">
            <text:p/>
          </table:table-cell>
          <table:table-cell table:formula="of:=IF([.$E87]=[.BE$1];[.$A87];&quot;&quot;)">
            <text:p/>
          </table:table-cell>
          <table:table-cell table:formula="of:=IF([.$E87]=[.BF$1];[.$A87];&quot;&quot;)">
            <text:p/>
          </table:table-cell>
          <table:table-cell table:formula="of:=IF([.$E87]=[.BG$1];[.$A87];&quot;&quot;)">
            <text:p/>
          </table:table-cell>
          <table:table-cell table:formula="of:=IF([.$E87]=[.BH$1];[.$A87];&quot;&quot;)">
            <text:p/>
          </table:table-cell>
          <table:table-cell table:formula="of:=IF([.$E87]=[.BI$1];[.$A87];&quot;&quot;)">
            <text:p/>
          </table:table-cell>
          <table:table-cell table:formula="of:=IF([.$E87]=[.BJ$1];[.$A87];&quot;&quot;)">
            <text:p/>
          </table:table-cell>
          <table:table-cell table:formula="of:=IF([.$E87]=[.BK$1];[.$A87];&quot;&quot;)">
            <text:p/>
          </table:table-cell>
          <table:table-cell table:formula="of:=IF([.$E87]=[.BL$1];[.$A87];&quot;&quot;)">
            <text:p/>
          </table:table-cell>
          <table:table-cell table:formula="of:=IF([.$E87]=[.BM$1];[.$A87];&quot;&quot;)">
            <text:p/>
          </table:table-cell>
          <table:table-cell table:formula="of:=IF([.$E87]=[.BN$1];[.$A87];&quot;&quot;)">
            <text:p/>
          </table:table-cell>
          <table:table-cell table:formula="of:=IF([.$E87]=[.BO$1];[.$A87];&quot;&quot;)">
            <text:p/>
          </table:table-cell>
          <table:table-cell table:formula="of:=IF([.$E87]=[.BP$1];[.$A87];&quot;&quot;)">
            <text:p/>
          </table:table-cell>
          <table:table-cell table:formula="of:=IF([.$E87]=[.BQ$1];[.$A87];&quot;&quot;)">
            <text:p/>
          </table:table-cell>
          <table:table-cell table:formula="of:=IF([.$E87]=[.BR$1];[.$A87];&quot;&quot;)">
            <text:p/>
          </table:table-cell>
          <table:table-cell table:formula="of:=IF([.$E87]=[.BS$1];[.$A87];&quot;&quot;)">
            <text:p/>
          </table:table-cell>
          <table:table-cell table:formula="of:=IF([.$E87]=[.BT$1];[.$A87];&quot;&quot;)">
            <text:p/>
          </table:table-cell>
          <table:table-cell table:formula="of:=IF([.$E87]=[.BU$1];[.$A87];&quot;&quot;)">
            <text:p/>
          </table:table-cell>
          <table:table-cell table:formula="of:=IF([.$E87]=[.BV$1];[.$A87];&quot;&quot;)">
            <text:p/>
          </table:table-cell>
          <table:table-cell table:formula="of:=IF([.$E87]=[.BW$1];[.$A87];&quot;&quot;)">
            <text:p/>
          </table:table-cell>
          <table:table-cell table:formula="of:=IF([.$E87]=[.BX$1];[.$A87];&quot;&quot;)" office:value-type="float" office:value="86" calcext:value-type="float">
            <text:p>86</text:p>
          </table:table-cell>
          <table:table-cell table:formula="of:=IF([.$E87]=[.BY$1];[.$A87];&quot;&quot;)">
            <text:p/>
          </table:table-cell>
          <table:table-cell table:formula="of:=IF([.$E87]=[.BZ$1];[.$A87];&quot;&quot;)">
            <text:p/>
          </table:table-cell>
          <table:table-cell table:formula="of:=IF([.$E87]=[.CA$1];[.$A87];&quot;&quot;)">
            <text:p/>
          </table:table-cell>
          <table:table-cell table:formula="of:=IF([.$E87]=[.CB$1];[.$A87];&quot;&quot;)">
            <text:p/>
          </table:table-cell>
          <table:table-cell table:formula="of:=IF([.$E87]=[.CC$1];[.$A87];&quot;&quot;)">
            <text:p/>
          </table:table-cell>
          <table:table-cell table:formula="of:=IF([.$E87]=[.CD$1];[.$A87];&quot;&quot;)">
            <text:p/>
          </table:table-cell>
          <table:table-cell table:formula="of:=IF([.$E87]=[.CE$1];[.$A87];&quot;&quot;)">
            <text:p/>
          </table:table-cell>
          <table:table-cell table:formula="of:=IF([.$E87]=[.CF$1];[.$A87];&quot;&quot;)">
            <text:p/>
          </table:table-cell>
          <table:table-cell table:formula="of:=IF([.$E87]=[.CG$1];[.$A87];&quot;&quot;)">
            <text:p/>
          </table:table-cell>
          <table:table-cell table:formula="of:=IF([.$E87]=[.CH$1];[.$A87];&quot;&quot;)">
            <text:p/>
          </table:table-cell>
          <table:table-cell table:formula="of:=IF([.$E87]=[.CI$1];[.$A87];&quot;&quot;)">
            <text:p/>
          </table:table-cell>
          <table:table-cell table:formula="of:=IF([.$E87]=[.CJ$1];[.$A87];&quot;&quot;)">
            <text:p/>
          </table:table-cell>
          <table:table-cell table:formula="of:=IF([.$E87]=[.CK$1];[.$A87];&quot;&quot;)">
            <text:p/>
          </table:table-cell>
          <table:table-cell table:formula="of:=IF([.$E87]=[.CL$1];[.$A87];&quot;&quot;)">
            <text:p/>
          </table:table-cell>
          <table:table-cell table:formula="of:=IF([.$E87]=[.CM$1];[.$A87];&quot;&quot;)">
            <text:p/>
          </table:table-cell>
          <table:table-cell table:formula="of:=IF([.$E87]=[.CN$1];[.$A87];&quot;&quot;)">
            <text:p/>
          </table:table-cell>
          <table:table-cell table:formula="of:=IF([.$E87]=[.CO$1];[.$A87];&quot;&quot;)">
            <text:p/>
          </table:table-cell>
          <table:table-cell table:formula="of:=IF([.$E87]=[.CP$1];[.$A87];&quot;&quot;)">
            <text:p/>
          </table:table-cell>
          <table:table-cell table:formula="of:=IF([.$E87]=[.CQ$1];[.$A8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ing Changes Everything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Eli Attie</text:p>
          </table:table-cell>
          <table:table-cell office:value-type="float" office:value="14.77" calcext:value-type="float">
            <text:p>14.77</text:p>
          </table:table-cell>
          <table:table-cell office:value-type="float" office:value="2" calcext:value-type="float">
            <text:p>2</text:p>
          </table:table-cell>
          <table:table-cell office:value-type="date" office:date-value="2008-09-16" calcext:value-type="date">
            <text:p>2008-09-16</text:p>
          </table:table-cell>
          <table:table-cell office:value-type="string" calcext:value-type="string">
            <text:p>Eli Attie</text:p>
          </table:table-cell>
          <table:table-cell table:number-columns-repeated="4"/>
          <table:table-cell table:formula="of:=IF(OR([.$J88]=[.O$1];[.$K88]=[.O$1];[.$L88]=[.O$1];[.$M88]=[.O$1];[.$N88]);[.$A88];&quot;&quot;)">
            <text:p/>
          </table:table-cell>
          <table:table-cell table:formula="of:=IF(OR([.$J88]=[.P$1];[.$K88]=[.P$1];[.$L88]=[.P$1];[.$M88]=[.P$1];[.$N88]);[.$A88];&quot;&quot;)">
            <text:p/>
          </table:table-cell>
          <table:table-cell table:formula="of:=IF(OR([.$J88]=[.Q$1];[.$K88]=[.Q$1];[.$L88]=[.Q$1];[.$M88]=[.Q$1];[.$N88]);[.$A88];&quot;&quot;)">
            <text:p/>
          </table:table-cell>
          <table:table-cell table:formula="of:=IF(OR([.$J88]=[.R$1];[.$K88]=[.R$1];[.$L88]=[.R$1];[.$M88]=[.R$1];[.$N88]);[.$A88];&quot;&quot;)">
            <text:p/>
          </table:table-cell>
          <table:table-cell table:formula="of:=IF(OR([.$J88]=[.S$1];[.$K88]=[.S$1];[.$L88]=[.S$1];[.$M88]=[.S$1];[.$N88]);[.$A88];&quot;&quot;)">
            <text:p/>
          </table:table-cell>
          <table:table-cell table:formula="of:=IF(OR([.$J88]=[.T$1];[.$K88]=[.T$1];[.$L88]=[.T$1];[.$M88]=[.T$1];[.$N88]);[.$A88];&quot;&quot;)">
            <text:p/>
          </table:table-cell>
          <table:table-cell table:formula="of:=IF(OR([.$J88]=[.U$1];[.$K88]=[.U$1];[.$L88]=[.U$1];[.$M88]=[.U$1];[.$N88]);[.$A88];&quot;&quot;)">
            <text:p/>
          </table:table-cell>
          <table:table-cell table:formula="of:=IF(OR([.$J88]=[.V$1];[.$K88]=[.V$1];[.$L88]=[.V$1];[.$M88]=[.V$1];[.$N88]);[.$A88];&quot;&quot;)">
            <text:p/>
          </table:table-cell>
          <table:table-cell table:formula="of:=IF(OR([.$J88]=[.W$1];[.$K88]=[.W$1];[.$L88]=[.W$1];[.$M88]=[.W$1];[.$N88]);[.$A88];&quot;&quot;)">
            <text:p/>
          </table:table-cell>
          <table:table-cell table:formula="of:=IF(OR([.$J88]=[.X$1];[.$K88]=[.X$1];[.$L88]=[.X$1];[.$M88]=[.X$1];[.$N88]);[.$A88];&quot;&quot;)">
            <text:p/>
          </table:table-cell>
          <table:table-cell table:formula="of:=IF(OR([.$J88]=[.Y$1];[.$K88]=[.Y$1];[.$L88]=[.Y$1];[.$M88]=[.Y$1];[.$N88]);[.$A88];&quot;&quot;)">
            <text:p/>
          </table:table-cell>
          <table:table-cell table:formula="of:=IF(OR([.$J88]=[.Z$1];[.$K88]=[.Z$1];[.$L88]=[.Z$1];[.$M88]=[.Z$1];[.$N88]);[.$A88];&quot;&quot;)">
            <text:p/>
          </table:table-cell>
          <table:table-cell table:formula="of:=IF(OR([.$J88]=[.AA$1];[.$K88]=[.AA$1];[.$L88]=[.AA$1];[.$M88]=[.AA$1];[.$N88]);[.$A88];&quot;&quot;)">
            <text:p/>
          </table:table-cell>
          <table:table-cell table:formula="of:=IF(OR([.$J88]=[.AB$1];[.$K88]=[.AB$1];[.$L88]=[.AB$1];[.$M88]=[.AB$1];[.$N88]);[.$A88];&quot;&quot;)">
            <text:p/>
          </table:table-cell>
          <table:table-cell table:formula="of:=IF(OR([.$J88]=[.AC$1];[.$K88]=[.AC$1];[.$L88]=[.AC$1];[.$M88]=[.AC$1];[.$N88]);[.$A88];&quot;&quot;)">
            <text:p/>
          </table:table-cell>
          <table:table-cell table:formula="of:=IF(OR([.$J88]=[.AD$1];[.$K88]=[.AD$1];[.$L88]=[.AD$1];[.$M88]=[.AD$1];[.$N88]);[.$A88];&quot;&quot;)">
            <text:p/>
          </table:table-cell>
          <table:table-cell table:formula="of:=IF(OR([.$J88]=[.AE$1];[.$K88]=[.AE$1];[.$L88]=[.AE$1];[.$M88]=[.AE$1];[.$N88]);[.$A88];&quot;&quot;)">
            <text:p/>
          </table:table-cell>
          <table:table-cell table:formula="of:=IF(OR([.$J88]=[.AF$1];[.$K88]=[.AF$1];[.$L88]=[.AF$1];[.$M88]=[.AF$1];[.$N88]);[.$A88];&quot;&quot;)">
            <text:p/>
          </table:table-cell>
          <table:table-cell table:formula="of:=IF(OR([.$J88]=[.AG$1];[.$K88]=[.AG$1];[.$L88]=[.AG$1];[.$M88]=[.AG$1];[.$N88]);[.$A88];&quot;&quot;)">
            <text:p/>
          </table:table-cell>
          <table:table-cell table:formula="of:=IF(OR([.$J88]=[.AH$1];[.$K88]=[.AH$1];[.$L88]=[.AH$1];[.$M88]=[.AH$1];[.$N88]);[.$A88];&quot;&quot;)">
            <text:p/>
          </table:table-cell>
          <table:table-cell table:formula="of:=IF(OR([.$J88]=[.AI$1];[.$K88]=[.AI$1];[.$L88]=[.AI$1];[.$M88]=[.AI$1];[.$N88]);[.$A88];&quot;&quot;)">
            <text:p/>
          </table:table-cell>
          <table:table-cell table:formula="of:=IF(OR([.$J88]=[.AJ$1];[.$K88]=[.AJ$1];[.$L88]=[.AJ$1];[.$M88]=[.AJ$1];[.$N88]);[.$A88];&quot;&quot;)" office:value-type="float" office:value="87" calcext:value-type="float">
            <text:p>87</text:p>
          </table:table-cell>
          <table:table-cell table:formula="of:=IF(OR([.$J88]=[.AK$1];[.$K88]=[.AK$1];[.$L88]=[.AK$1];[.$M88]=[.AK$1];[.$N88]);[.$A88];&quot;&quot;)">
            <text:p/>
          </table:table-cell>
          <table:table-cell table:formula="of:=IF(OR([.$J88]=[.AL$1];[.$K88]=[.AL$1];[.$L88]=[.AL$1];[.$M88]=[.AL$1];[.$N88]);[.$A88];&quot;&quot;)">
            <text:p/>
          </table:table-cell>
          <table:table-cell table:formula="of:=IF(OR([.$J88]=[.AM$1];[.$K88]=[.AM$1];[.$L88]=[.AM$1];[.$M88]=[.AM$1];[.$N88]);[.$A88];&quot;&quot;)">
            <text:p/>
          </table:table-cell>
          <table:table-cell table:formula="of:=IF(OR([.$J88]=[.AN$1];[.$K88]=[.AN$1];[.$L88]=[.AN$1];[.$M88]=[.AN$1];[.$N88]);[.$A88];&quot;&quot;)">
            <text:p/>
          </table:table-cell>
          <table:table-cell table:formula="of:=IF(OR([.$J88]=[.AO$1];[.$K88]=[.AO$1];[.$L88]=[.AO$1];[.$M88]=[.AO$1];[.$N88]);[.$A88];&quot;&quot;)">
            <text:p/>
          </table:table-cell>
          <table:table-cell table:formula="of:=IF(OR([.$J88]=[.AP$1];[.$K88]=[.AP$1];[.$L88]=[.AP$1];[.$M88]=[.AP$1];[.$N88]);[.$A88];&quot;&quot;)">
            <text:p/>
          </table:table-cell>
          <table:table-cell table:formula="of:=IF(OR([.$J88]=[.AQ$1];[.$K88]=[.AQ$1];[.$L88]=[.AQ$1];[.$M88]=[.AQ$1];[.$N88]);[.$A88];&quot;&quot;)">
            <text:p/>
          </table:table-cell>
          <table:table-cell table:formula="of:=IF(OR([.$J88]=[.AR$1];[.$K88]=[.AR$1];[.$L88]=[.AR$1];[.$M88]=[.AR$1];[.$N88]);[.$A88];&quot;&quot;)">
            <text:p/>
          </table:table-cell>
          <table:table-cell/>
          <table:table-cell table:formula="of:=IF([.$E88]=[.AT$1];[.$A88];&quot;&quot;)">
            <text:p/>
          </table:table-cell>
          <table:table-cell table:formula="of:=IF([.$E88]=[.AU$1];[.$A88];&quot;&quot;)">
            <text:p/>
          </table:table-cell>
          <table:table-cell table:formula="of:=IF([.$E88]=[.AV$1];[.$A88];&quot;&quot;)">
            <text:p/>
          </table:table-cell>
          <table:table-cell table:formula="of:=IF([.$E88]=[.AW$1];[.$A88];&quot;&quot;)">
            <text:p/>
          </table:table-cell>
          <table:table-cell table:formula="of:=IF([.$E88]=[.AX$1];[.$A88];&quot;&quot;)">
            <text:p/>
          </table:table-cell>
          <table:table-cell table:formula="of:=IF([.$E88]=[.AY$1];[.$A88];&quot;&quot;)">
            <text:p/>
          </table:table-cell>
          <table:table-cell table:formula="of:=IF([.$E88]=[.AZ$1];[.$A88];&quot;&quot;)">
            <text:p/>
          </table:table-cell>
          <table:table-cell table:formula="of:=IF([.$E88]=[.BA$1];[.$A88];&quot;&quot;)">
            <text:p/>
          </table:table-cell>
          <table:table-cell table:formula="of:=IF([.$E88]=[.BB$1];[.$A88];&quot;&quot;)">
            <text:p/>
          </table:table-cell>
          <table:table-cell table:formula="of:=IF([.$E88]=[.BC$1];[.$A88];&quot;&quot;)">
            <text:p/>
          </table:table-cell>
          <table:table-cell table:formula="of:=IF([.$E88]=[.BD$1];[.$A88];&quot;&quot;)">
            <text:p/>
          </table:table-cell>
          <table:table-cell table:formula="of:=IF([.$E88]=[.BE$1];[.$A88];&quot;&quot;)">
            <text:p/>
          </table:table-cell>
          <table:table-cell table:formula="of:=IF([.$E88]=[.BF$1];[.$A88];&quot;&quot;)">
            <text:p/>
          </table:table-cell>
          <table:table-cell table:formula="of:=IF([.$E88]=[.BG$1];[.$A88];&quot;&quot;)">
            <text:p/>
          </table:table-cell>
          <table:table-cell table:formula="of:=IF([.$E88]=[.BH$1];[.$A88];&quot;&quot;)">
            <text:p/>
          </table:table-cell>
          <table:table-cell table:formula="of:=IF([.$E88]=[.BI$1];[.$A88];&quot;&quot;)">
            <text:p/>
          </table:table-cell>
          <table:table-cell table:formula="of:=IF([.$E88]=[.BJ$1];[.$A88];&quot;&quot;)" office:value-type="float" office:value="87" calcext:value-type="float">
            <text:p>87</text:p>
          </table:table-cell>
          <table:table-cell table:formula="of:=IF([.$E88]=[.BK$1];[.$A88];&quot;&quot;)">
            <text:p/>
          </table:table-cell>
          <table:table-cell table:formula="of:=IF([.$E88]=[.BL$1];[.$A88];&quot;&quot;)">
            <text:p/>
          </table:table-cell>
          <table:table-cell table:formula="of:=IF([.$E88]=[.BM$1];[.$A88];&quot;&quot;)">
            <text:p/>
          </table:table-cell>
          <table:table-cell table:formula="of:=IF([.$E88]=[.BN$1];[.$A88];&quot;&quot;)">
            <text:p/>
          </table:table-cell>
          <table:table-cell table:formula="of:=IF([.$E88]=[.BO$1];[.$A88];&quot;&quot;)">
            <text:p/>
          </table:table-cell>
          <table:table-cell table:formula="of:=IF([.$E88]=[.BP$1];[.$A88];&quot;&quot;)">
            <text:p/>
          </table:table-cell>
          <table:table-cell table:formula="of:=IF([.$E88]=[.BQ$1];[.$A88];&quot;&quot;)">
            <text:p/>
          </table:table-cell>
          <table:table-cell table:formula="of:=IF([.$E88]=[.BR$1];[.$A88];&quot;&quot;)">
            <text:p/>
          </table:table-cell>
          <table:table-cell table:formula="of:=IF([.$E88]=[.BS$1];[.$A88];&quot;&quot;)">
            <text:p/>
          </table:table-cell>
          <table:table-cell table:formula="of:=IF([.$E88]=[.BT$1];[.$A88];&quot;&quot;)">
            <text:p/>
          </table:table-cell>
          <table:table-cell table:formula="of:=IF([.$E88]=[.BU$1];[.$A88];&quot;&quot;)">
            <text:p/>
          </table:table-cell>
          <table:table-cell table:formula="of:=IF([.$E88]=[.BV$1];[.$A88];&quot;&quot;)">
            <text:p/>
          </table:table-cell>
          <table:table-cell table:formula="of:=IF([.$E88]=[.BW$1];[.$A88];&quot;&quot;)">
            <text:p/>
          </table:table-cell>
          <table:table-cell table:formula="of:=IF([.$E88]=[.BX$1];[.$A88];&quot;&quot;)">
            <text:p/>
          </table:table-cell>
          <table:table-cell table:formula="of:=IF([.$E88]=[.BY$1];[.$A88];&quot;&quot;)">
            <text:p/>
          </table:table-cell>
          <table:table-cell table:formula="of:=IF([.$E88]=[.BZ$1];[.$A88];&quot;&quot;)">
            <text:p/>
          </table:table-cell>
          <table:table-cell table:formula="of:=IF([.$E88]=[.CA$1];[.$A88];&quot;&quot;)">
            <text:p/>
          </table:table-cell>
          <table:table-cell table:formula="of:=IF([.$E88]=[.CB$1];[.$A88];&quot;&quot;)">
            <text:p/>
          </table:table-cell>
          <table:table-cell table:formula="of:=IF([.$E88]=[.CC$1];[.$A88];&quot;&quot;)">
            <text:p/>
          </table:table-cell>
          <table:table-cell table:formula="of:=IF([.$E88]=[.CD$1];[.$A88];&quot;&quot;)">
            <text:p/>
          </table:table-cell>
          <table:table-cell table:formula="of:=IF([.$E88]=[.CE$1];[.$A88];&quot;&quot;)">
            <text:p/>
          </table:table-cell>
          <table:table-cell table:formula="of:=IF([.$E88]=[.CF$1];[.$A88];&quot;&quot;)">
            <text:p/>
          </table:table-cell>
          <table:table-cell table:formula="of:=IF([.$E88]=[.CG$1];[.$A88];&quot;&quot;)">
            <text:p/>
          </table:table-cell>
          <table:table-cell table:formula="of:=IF([.$E88]=[.CH$1];[.$A88];&quot;&quot;)">
            <text:p/>
          </table:table-cell>
          <table:table-cell table:formula="of:=IF([.$E88]=[.CI$1];[.$A88];&quot;&quot;)">
            <text:p/>
          </table:table-cell>
          <table:table-cell table:formula="of:=IF([.$E88]=[.CJ$1];[.$A88];&quot;&quot;)">
            <text:p/>
          </table:table-cell>
          <table:table-cell table:formula="of:=IF([.$E88]=[.CK$1];[.$A88];&quot;&quot;)">
            <text:p/>
          </table:table-cell>
          <table:table-cell table:formula="of:=IF([.$E88]=[.CL$1];[.$A88];&quot;&quot;)">
            <text:p/>
          </table:table-cell>
          <table:table-cell table:formula="of:=IF([.$E88]=[.CM$1];[.$A88];&quot;&quot;)">
            <text:p/>
          </table:table-cell>
          <table:table-cell table:formula="of:=IF([.$E88]=[.CN$1];[.$A88];&quot;&quot;)">
            <text:p/>
          </table:table-cell>
          <table:table-cell table:formula="of:=IF([.$E88]=[.CO$1];[.$A88];&quot;&quot;)">
            <text:p/>
          </table:table-cell>
          <table:table-cell table:formula="of:=IF([.$E88]=[.CP$1];[.$A88];&quot;&quot;)">
            <text:p/>
          </table:table-cell>
          <table:table-cell table:formula="of:=IF([.$E88]=[.CQ$1];[.$A8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Cancer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David Shore, Lawrence Kaplow</text:p>
          </table:table-cell>
          <table:table-cell office:value-type="float" office:value="12.37" calcext:value-type="float">
            <text:p>12.37</text:p>
          </table:table-cell>
          <table:table-cell office:value-type="float" office:value="15" calcext:value-type="float">
            <text:p>15</text:p>
          </table:table-cell>
          <table:table-cell office:value-type="date" office:date-value="2008-09-23" calcext:value-type="date">
            <text:p>2008-09-23</text:p>
          </table:table-cell>
          <table:table-cell office:value-type="string" calcext:value-type="string">
            <text:p>David Shore</text:p>
          </table:table-cell>
          <table:table-cell office:value-type="string" calcext:value-type="string">
            <text:p>Lawrence Kaplow</text:p>
          </table:table-cell>
          <table:table-cell table:number-columns-repeated="3"/>
          <table:table-cell table:formula="of:=IF(OR([.$J89]=[.O$1];[.$K89]=[.O$1];[.$L89]=[.O$1];[.$M89]=[.O$1];[.$N89]);[.$A89];&quot;&quot;)" office:value-type="float" office:value="88" calcext:value-type="float">
            <text:p>88</text:p>
          </table:table-cell>
          <table:table-cell table:formula="of:=IF(OR([.$J89]=[.P$1];[.$K89]=[.P$1];[.$L89]=[.P$1];[.$M89]=[.P$1];[.$N89]);[.$A89];&quot;&quot;)" office:value-type="float" office:value="88" calcext:value-type="float">
            <text:p>88</text:p>
          </table:table-cell>
          <table:table-cell table:formula="of:=IF(OR([.$J89]=[.Q$1];[.$K89]=[.Q$1];[.$L89]=[.Q$1];[.$M89]=[.Q$1];[.$N89]);[.$A89];&quot;&quot;)">
            <text:p/>
          </table:table-cell>
          <table:table-cell table:formula="of:=IF(OR([.$J89]=[.R$1];[.$K89]=[.R$1];[.$L89]=[.R$1];[.$M89]=[.R$1];[.$N89]);[.$A89];&quot;&quot;)">
            <text:p/>
          </table:table-cell>
          <table:table-cell table:formula="of:=IF(OR([.$J89]=[.S$1];[.$K89]=[.S$1];[.$L89]=[.S$1];[.$M89]=[.S$1];[.$N89]);[.$A89];&quot;&quot;)">
            <text:p/>
          </table:table-cell>
          <table:table-cell table:formula="of:=IF(OR([.$J89]=[.T$1];[.$K89]=[.T$1];[.$L89]=[.T$1];[.$M89]=[.T$1];[.$N89]);[.$A89];&quot;&quot;)">
            <text:p/>
          </table:table-cell>
          <table:table-cell table:formula="of:=IF(OR([.$J89]=[.U$1];[.$K89]=[.U$1];[.$L89]=[.U$1];[.$M89]=[.U$1];[.$N89]);[.$A89];&quot;&quot;)">
            <text:p/>
          </table:table-cell>
          <table:table-cell table:formula="of:=IF(OR([.$J89]=[.V$1];[.$K89]=[.V$1];[.$L89]=[.V$1];[.$M89]=[.V$1];[.$N89]);[.$A89];&quot;&quot;)">
            <text:p/>
          </table:table-cell>
          <table:table-cell table:formula="of:=IF(OR([.$J89]=[.W$1];[.$K89]=[.W$1];[.$L89]=[.W$1];[.$M89]=[.W$1];[.$N89]);[.$A89];&quot;&quot;)">
            <text:p/>
          </table:table-cell>
          <table:table-cell table:formula="of:=IF(OR([.$J89]=[.X$1];[.$K89]=[.X$1];[.$L89]=[.X$1];[.$M89]=[.X$1];[.$N89]);[.$A89];&quot;&quot;)">
            <text:p/>
          </table:table-cell>
          <table:table-cell table:formula="of:=IF(OR([.$J89]=[.Y$1];[.$K89]=[.Y$1];[.$L89]=[.Y$1];[.$M89]=[.Y$1];[.$N89]);[.$A89];&quot;&quot;)">
            <text:p/>
          </table:table-cell>
          <table:table-cell table:formula="of:=IF(OR([.$J89]=[.Z$1];[.$K89]=[.Z$1];[.$L89]=[.Z$1];[.$M89]=[.Z$1];[.$N89]);[.$A89];&quot;&quot;)">
            <text:p/>
          </table:table-cell>
          <table:table-cell table:formula="of:=IF(OR([.$J89]=[.AA$1];[.$K89]=[.AA$1];[.$L89]=[.AA$1];[.$M89]=[.AA$1];[.$N89]);[.$A89];&quot;&quot;)">
            <text:p/>
          </table:table-cell>
          <table:table-cell table:formula="of:=IF(OR([.$J89]=[.AB$1];[.$K89]=[.AB$1];[.$L89]=[.AB$1];[.$M89]=[.AB$1];[.$N89]);[.$A89];&quot;&quot;)">
            <text:p/>
          </table:table-cell>
          <table:table-cell table:formula="of:=IF(OR([.$J89]=[.AC$1];[.$K89]=[.AC$1];[.$L89]=[.AC$1];[.$M89]=[.AC$1];[.$N89]);[.$A89];&quot;&quot;)">
            <text:p/>
          </table:table-cell>
          <table:table-cell table:formula="of:=IF(OR([.$J89]=[.AD$1];[.$K89]=[.AD$1];[.$L89]=[.AD$1];[.$M89]=[.AD$1];[.$N89]);[.$A89];&quot;&quot;)">
            <text:p/>
          </table:table-cell>
          <table:table-cell table:formula="of:=IF(OR([.$J89]=[.AE$1];[.$K89]=[.AE$1];[.$L89]=[.AE$1];[.$M89]=[.AE$1];[.$N89]);[.$A89];&quot;&quot;)">
            <text:p/>
          </table:table-cell>
          <table:table-cell table:formula="of:=IF(OR([.$J89]=[.AF$1];[.$K89]=[.AF$1];[.$L89]=[.AF$1];[.$M89]=[.AF$1];[.$N89]);[.$A89];&quot;&quot;)">
            <text:p/>
          </table:table-cell>
          <table:table-cell table:formula="of:=IF(OR([.$J89]=[.AG$1];[.$K89]=[.AG$1];[.$L89]=[.AG$1];[.$M89]=[.AG$1];[.$N89]);[.$A89];&quot;&quot;)">
            <text:p/>
          </table:table-cell>
          <table:table-cell table:formula="of:=IF(OR([.$J89]=[.AH$1];[.$K89]=[.AH$1];[.$L89]=[.AH$1];[.$M89]=[.AH$1];[.$N89]);[.$A89];&quot;&quot;)">
            <text:p/>
          </table:table-cell>
          <table:table-cell table:formula="of:=IF(OR([.$J89]=[.AI$1];[.$K89]=[.AI$1];[.$L89]=[.AI$1];[.$M89]=[.AI$1];[.$N89]);[.$A89];&quot;&quot;)">
            <text:p/>
          </table:table-cell>
          <table:table-cell table:formula="of:=IF(OR([.$J89]=[.AJ$1];[.$K89]=[.AJ$1];[.$L89]=[.AJ$1];[.$M89]=[.AJ$1];[.$N89]);[.$A89];&quot;&quot;)">
            <text:p/>
          </table:table-cell>
          <table:table-cell table:formula="of:=IF(OR([.$J89]=[.AK$1];[.$K89]=[.AK$1];[.$L89]=[.AK$1];[.$M89]=[.AK$1];[.$N89]);[.$A89];&quot;&quot;)">
            <text:p/>
          </table:table-cell>
          <table:table-cell table:formula="of:=IF(OR([.$J89]=[.AL$1];[.$K89]=[.AL$1];[.$L89]=[.AL$1];[.$M89]=[.AL$1];[.$N89]);[.$A89];&quot;&quot;)">
            <text:p/>
          </table:table-cell>
          <table:table-cell table:formula="of:=IF(OR([.$J89]=[.AM$1];[.$K89]=[.AM$1];[.$L89]=[.AM$1];[.$M89]=[.AM$1];[.$N89]);[.$A89];&quot;&quot;)">
            <text:p/>
          </table:table-cell>
          <table:table-cell table:formula="of:=IF(OR([.$J89]=[.AN$1];[.$K89]=[.AN$1];[.$L89]=[.AN$1];[.$M89]=[.AN$1];[.$N89]);[.$A89];&quot;&quot;)">
            <text:p/>
          </table:table-cell>
          <table:table-cell table:formula="of:=IF(OR([.$J89]=[.AO$1];[.$K89]=[.AO$1];[.$L89]=[.AO$1];[.$M89]=[.AO$1];[.$N89]);[.$A89];&quot;&quot;)">
            <text:p/>
          </table:table-cell>
          <table:table-cell table:formula="of:=IF(OR([.$J89]=[.AP$1];[.$K89]=[.AP$1];[.$L89]=[.AP$1];[.$M89]=[.AP$1];[.$N89]);[.$A89];&quot;&quot;)">
            <text:p/>
          </table:table-cell>
          <table:table-cell table:formula="of:=IF(OR([.$J89]=[.AQ$1];[.$K89]=[.AQ$1];[.$L89]=[.AQ$1];[.$M89]=[.AQ$1];[.$N89]);[.$A89];&quot;&quot;)">
            <text:p/>
          </table:table-cell>
          <table:table-cell table:formula="of:=IF(OR([.$J89]=[.AR$1];[.$K89]=[.AR$1];[.$L89]=[.AR$1];[.$M89]=[.AR$1];[.$N89]);[.$A89];&quot;&quot;)">
            <text:p/>
          </table:table-cell>
          <table:table-cell/>
          <table:table-cell table:formula="of:=IF([.$E89]=[.AT$1];[.$A89];&quot;&quot;)">
            <text:p/>
          </table:table-cell>
          <table:table-cell table:formula="of:=IF([.$E89]=[.AU$1];[.$A89];&quot;&quot;)">
            <text:p/>
          </table:table-cell>
          <table:table-cell table:formula="of:=IF([.$E89]=[.AV$1];[.$A89];&quot;&quot;)">
            <text:p/>
          </table:table-cell>
          <table:table-cell table:formula="of:=IF([.$E89]=[.AW$1];[.$A89];&quot;&quot;)">
            <text:p/>
          </table:table-cell>
          <table:table-cell table:formula="of:=IF([.$E89]=[.AX$1];[.$A89];&quot;&quot;)">
            <text:p/>
          </table:table-cell>
          <table:table-cell table:formula="of:=IF([.$E89]=[.AY$1];[.$A89];&quot;&quot;)">
            <text:p/>
          </table:table-cell>
          <table:table-cell table:formula="of:=IF([.$E89]=[.AZ$1];[.$A89];&quot;&quot;)">
            <text:p/>
          </table:table-cell>
          <table:table-cell table:formula="of:=IF([.$E89]=[.BA$1];[.$A89];&quot;&quot;)">
            <text:p/>
          </table:table-cell>
          <table:table-cell table:formula="of:=IF([.$E89]=[.BB$1];[.$A89];&quot;&quot;)">
            <text:p/>
          </table:table-cell>
          <table:table-cell table:formula="of:=IF([.$E89]=[.BC$1];[.$A89];&quot;&quot;)">
            <text:p/>
          </table:table-cell>
          <table:table-cell table:formula="of:=IF([.$E89]=[.BD$1];[.$A89];&quot;&quot;)">
            <text:p/>
          </table:table-cell>
          <table:table-cell table:formula="of:=IF([.$E89]=[.BE$1];[.$A89];&quot;&quot;)">
            <text:p/>
          </table:table-cell>
          <table:table-cell table:formula="of:=IF([.$E89]=[.BF$1];[.$A89];&quot;&quot;)">
            <text:p/>
          </table:table-cell>
          <table:table-cell table:formula="of:=IF([.$E89]=[.BG$1];[.$A89];&quot;&quot;)">
            <text:p/>
          </table:table-cell>
          <table:table-cell table:formula="of:=IF([.$E89]=[.BH$1];[.$A89];&quot;&quot;)">
            <text:p/>
          </table:table-cell>
          <table:table-cell table:formula="of:=IF([.$E89]=[.BI$1];[.$A89];&quot;&quot;)">
            <text:p/>
          </table:table-cell>
          <table:table-cell table:formula="of:=IF([.$E89]=[.BJ$1];[.$A89];&quot;&quot;)">
            <text:p/>
          </table:table-cell>
          <table:table-cell table:formula="of:=IF([.$E89]=[.BK$1];[.$A89];&quot;&quot;)">
            <text:p/>
          </table:table-cell>
          <table:table-cell table:formula="of:=IF([.$E89]=[.BL$1];[.$A89];&quot;&quot;)">
            <text:p/>
          </table:table-cell>
          <table:table-cell table:formula="of:=IF([.$E89]=[.BM$1];[.$A89];&quot;&quot;)">
            <text:p/>
          </table:table-cell>
          <table:table-cell table:formula="of:=IF([.$E89]=[.BN$1];[.$A89];&quot;&quot;)">
            <text:p/>
          </table:table-cell>
          <table:table-cell table:formula="of:=IF([.$E89]=[.BO$1];[.$A89];&quot;&quot;)">
            <text:p/>
          </table:table-cell>
          <table:table-cell table:formula="of:=IF([.$E89]=[.BP$1];[.$A89];&quot;&quot;)">
            <text:p/>
          </table:table-cell>
          <table:table-cell table:formula="of:=IF([.$E89]=[.BQ$1];[.$A89];&quot;&quot;)">
            <text:p/>
          </table:table-cell>
          <table:table-cell table:formula="of:=IF([.$E89]=[.BR$1];[.$A89];&quot;&quot;)">
            <text:p/>
          </table:table-cell>
          <table:table-cell table:formula="of:=IF([.$E89]=[.BS$1];[.$A89];&quot;&quot;)">
            <text:p/>
          </table:table-cell>
          <table:table-cell table:formula="of:=IF([.$E89]=[.BT$1];[.$A89];&quot;&quot;)">
            <text:p/>
          </table:table-cell>
          <table:table-cell table:formula="of:=IF([.$E89]=[.BU$1];[.$A89];&quot;&quot;)">
            <text:p/>
          </table:table-cell>
          <table:table-cell table:formula="of:=IF([.$E89]=[.BV$1];[.$A89];&quot;&quot;)">
            <text:p/>
          </table:table-cell>
          <table:table-cell table:formula="of:=IF([.$E89]=[.BW$1];[.$A89];&quot;&quot;)">
            <text:p/>
          </table:table-cell>
          <table:table-cell table:formula="of:=IF([.$E89]=[.BX$1];[.$A89];&quot;&quot;)">
            <text:p/>
          </table:table-cell>
          <table:table-cell table:formula="of:=IF([.$E89]=[.BY$1];[.$A89];&quot;&quot;)">
            <text:p/>
          </table:table-cell>
          <table:table-cell table:formula="of:=IF([.$E89]=[.BZ$1];[.$A89];&quot;&quot;)">
            <text:p/>
          </table:table-cell>
          <table:table-cell table:formula="of:=IF([.$E89]=[.CA$1];[.$A89];&quot;&quot;)">
            <text:p/>
          </table:table-cell>
          <table:table-cell table:formula="of:=IF([.$E89]=[.CB$1];[.$A89];&quot;&quot;)" office:value-type="float" office:value="88" calcext:value-type="float">
            <text:p>88</text:p>
          </table:table-cell>
          <table:table-cell table:formula="of:=IF([.$E89]=[.CC$1];[.$A89];&quot;&quot;)">
            <text:p/>
          </table:table-cell>
          <table:table-cell table:formula="of:=IF([.$E89]=[.CD$1];[.$A89];&quot;&quot;)">
            <text:p/>
          </table:table-cell>
          <table:table-cell table:formula="of:=IF([.$E89]=[.CE$1];[.$A89];&quot;&quot;)">
            <text:p/>
          </table:table-cell>
          <table:table-cell table:formula="of:=IF([.$E89]=[.CF$1];[.$A89];&quot;&quot;)">
            <text:p/>
          </table:table-cell>
          <table:table-cell table:formula="of:=IF([.$E89]=[.CG$1];[.$A89];&quot;&quot;)">
            <text:p/>
          </table:table-cell>
          <table:table-cell table:formula="of:=IF([.$E89]=[.CH$1];[.$A89];&quot;&quot;)">
            <text:p/>
          </table:table-cell>
          <table:table-cell table:formula="of:=IF([.$E89]=[.CI$1];[.$A89];&quot;&quot;)">
            <text:p/>
          </table:table-cell>
          <table:table-cell table:formula="of:=IF([.$E89]=[.CJ$1];[.$A89];&quot;&quot;)">
            <text:p/>
          </table:table-cell>
          <table:table-cell table:formula="of:=IF([.$E89]=[.CK$1];[.$A89];&quot;&quot;)">
            <text:p/>
          </table:table-cell>
          <table:table-cell table:formula="of:=IF([.$E89]=[.CL$1];[.$A89];&quot;&quot;)">
            <text:p/>
          </table:table-cell>
          <table:table-cell table:formula="of:=IF([.$E89]=[.CM$1];[.$A89];&quot;&quot;)">
            <text:p/>
          </table:table-cell>
          <table:table-cell table:formula="of:=IF([.$E89]=[.CN$1];[.$A89];&quot;&quot;)">
            <text:p/>
          </table:table-cell>
          <table:table-cell table:formula="of:=IF([.$E89]=[.CO$1];[.$A89];&quot;&quot;)">
            <text:p/>
          </table:table-cell>
          <table:table-cell table:formula="of:=IF([.$E89]=[.CP$1];[.$A89];&quot;&quot;)">
            <text:p/>
          </table:table-cell>
          <table:table-cell table:formula="of:=IF([.$E89]=[.CQ$1];[.$A8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erse Events</text:p>
          </table:table-cell>
          <table:table-cell office:value-type="string" calcext:value-type="string">
            <text:p>Andrew Bernstein</text:p>
          </table:table-cell>
          <table:table-cell office:value-type="string" calcext:value-type="string">
            <text:p>Carol Green, Dustin Paddock</text:p>
          </table:table-cell>
          <table:table-cell office:value-type="float" office:value="12.97" calcext:value-type="float">
            <text:p>12.97</text:p>
          </table:table-cell>
          <table:table-cell office:value-type="float" office:value="13" calcext:value-type="float">
            <text:p>13</text:p>
          </table:table-cell>
          <table:table-cell office:value-type="date" office:date-value="2008-09-30" calcext:value-type="date">
            <text:p>2008-09-30</text:p>
          </table:table-cell>
          <table:table-cell office:value-type="string" calcext:value-type="string">
            <text:p>Carol Green</text:p>
          </table:table-cell>
          <table:table-cell office:value-type="string" calcext:value-type="string">
            <text:p>Dustin Paddock</text:p>
          </table:table-cell>
          <table:table-cell table:number-columns-repeated="3"/>
          <table:table-cell table:formula="of:=IF(OR([.$J90]=[.O$1];[.$K90]=[.O$1];[.$L90]=[.O$1];[.$M90]=[.O$1];[.$N90]);[.$A90];&quot;&quot;)">
            <text:p/>
          </table:table-cell>
          <table:table-cell table:formula="of:=IF(OR([.$J90]=[.P$1];[.$K90]=[.P$1];[.$L90]=[.P$1];[.$M90]=[.P$1];[.$N90]);[.$A90];&quot;&quot;)">
            <text:p/>
          </table:table-cell>
          <table:table-cell table:formula="of:=IF(OR([.$J90]=[.Q$1];[.$K90]=[.Q$1];[.$L90]=[.Q$1];[.$M90]=[.Q$1];[.$N90]);[.$A90];&quot;&quot;)">
            <text:p/>
          </table:table-cell>
          <table:table-cell table:formula="of:=IF(OR([.$J90]=[.R$1];[.$K90]=[.R$1];[.$L90]=[.R$1];[.$M90]=[.R$1];[.$N90]);[.$A90];&quot;&quot;)">
            <text:p/>
          </table:table-cell>
          <table:table-cell table:formula="of:=IF(OR([.$J90]=[.S$1];[.$K90]=[.S$1];[.$L90]=[.S$1];[.$M90]=[.S$1];[.$N90]);[.$A90];&quot;&quot;)">
            <text:p/>
          </table:table-cell>
          <table:table-cell table:formula="of:=IF(OR([.$J90]=[.T$1];[.$K90]=[.T$1];[.$L90]=[.T$1];[.$M90]=[.T$1];[.$N90]);[.$A90];&quot;&quot;)">
            <text:p/>
          </table:table-cell>
          <table:table-cell table:formula="of:=IF(OR([.$J90]=[.U$1];[.$K90]=[.U$1];[.$L90]=[.U$1];[.$M90]=[.U$1];[.$N90]);[.$A90];&quot;&quot;)">
            <text:p/>
          </table:table-cell>
          <table:table-cell table:formula="of:=IF(OR([.$J90]=[.V$1];[.$K90]=[.V$1];[.$L90]=[.V$1];[.$M90]=[.V$1];[.$N90]);[.$A90];&quot;&quot;)">
            <text:p/>
          </table:table-cell>
          <table:table-cell table:formula="of:=IF(OR([.$J90]=[.W$1];[.$K90]=[.W$1];[.$L90]=[.W$1];[.$M90]=[.W$1];[.$N90]);[.$A90];&quot;&quot;)">
            <text:p/>
          </table:table-cell>
          <table:table-cell table:formula="of:=IF(OR([.$J90]=[.X$1];[.$K90]=[.X$1];[.$L90]=[.X$1];[.$M90]=[.X$1];[.$N90]);[.$A90];&quot;&quot;)">
            <text:p/>
          </table:table-cell>
          <table:table-cell table:formula="of:=IF(OR([.$J90]=[.Y$1];[.$K90]=[.Y$1];[.$L90]=[.Y$1];[.$M90]=[.Y$1];[.$N90]);[.$A90];&quot;&quot;)">
            <text:p/>
          </table:table-cell>
          <table:table-cell table:formula="of:=IF(OR([.$J90]=[.Z$1];[.$K90]=[.Z$1];[.$L90]=[.Z$1];[.$M90]=[.Z$1];[.$N90]);[.$A90];&quot;&quot;)">
            <text:p/>
          </table:table-cell>
          <table:table-cell table:formula="of:=IF(OR([.$J90]=[.AA$1];[.$K90]=[.AA$1];[.$L90]=[.AA$1];[.$M90]=[.AA$1];[.$N90]);[.$A90];&quot;&quot;)">
            <text:p/>
          </table:table-cell>
          <table:table-cell table:formula="of:=IF(OR([.$J90]=[.AB$1];[.$K90]=[.AB$1];[.$L90]=[.AB$1];[.$M90]=[.AB$1];[.$N90]);[.$A90];&quot;&quot;)">
            <text:p/>
          </table:table-cell>
          <table:table-cell table:formula="of:=IF(OR([.$J90]=[.AC$1];[.$K90]=[.AC$1];[.$L90]=[.AC$1];[.$M90]=[.AC$1];[.$N90]);[.$A90];&quot;&quot;)">
            <text:p/>
          </table:table-cell>
          <table:table-cell table:formula="of:=IF(OR([.$J90]=[.AD$1];[.$K90]=[.AD$1];[.$L90]=[.AD$1];[.$M90]=[.AD$1];[.$N90]);[.$A90];&quot;&quot;)">
            <text:p/>
          </table:table-cell>
          <table:table-cell table:formula="of:=IF(OR([.$J90]=[.AE$1];[.$K90]=[.AE$1];[.$L90]=[.AE$1];[.$M90]=[.AE$1];[.$N90]);[.$A90];&quot;&quot;)">
            <text:p/>
          </table:table-cell>
          <table:table-cell table:formula="of:=IF(OR([.$J90]=[.AF$1];[.$K90]=[.AF$1];[.$L90]=[.AF$1];[.$M90]=[.AF$1];[.$N90]);[.$A90];&quot;&quot;)">
            <text:p/>
          </table:table-cell>
          <table:table-cell table:formula="of:=IF(OR([.$J90]=[.AG$1];[.$K90]=[.AG$1];[.$L90]=[.AG$1];[.$M90]=[.AG$1];[.$N90]);[.$A90];&quot;&quot;)">
            <text:p/>
          </table:table-cell>
          <table:table-cell table:formula="of:=IF(OR([.$J90]=[.AH$1];[.$K90]=[.AH$1];[.$L90]=[.AH$1];[.$M90]=[.AH$1];[.$N90]);[.$A90];&quot;&quot;)">
            <text:p/>
          </table:table-cell>
          <table:table-cell table:formula="of:=IF(OR([.$J90]=[.AI$1];[.$K90]=[.AI$1];[.$L90]=[.AI$1];[.$M90]=[.AI$1];[.$N90]);[.$A90];&quot;&quot;)">
            <text:p/>
          </table:table-cell>
          <table:table-cell table:formula="of:=IF(OR([.$J90]=[.AJ$1];[.$K90]=[.AJ$1];[.$L90]=[.AJ$1];[.$M90]=[.AJ$1];[.$N90]);[.$A90];&quot;&quot;)">
            <text:p/>
          </table:table-cell>
          <table:table-cell table:formula="of:=IF(OR([.$J90]=[.AK$1];[.$K90]=[.AK$1];[.$L90]=[.AK$1];[.$M90]=[.AK$1];[.$N90]);[.$A90];&quot;&quot;)" office:value-type="float" office:value="89" calcext:value-type="float">
            <text:p>89</text:p>
          </table:table-cell>
          <table:table-cell table:formula="of:=IF(OR([.$J90]=[.AL$1];[.$K90]=[.AL$1];[.$L90]=[.AL$1];[.$M90]=[.AL$1];[.$N90]);[.$A90];&quot;&quot;)" office:value-type="float" office:value="89" calcext:value-type="float">
            <text:p>89</text:p>
          </table:table-cell>
          <table:table-cell table:formula="of:=IF(OR([.$J90]=[.AM$1];[.$K90]=[.AM$1];[.$L90]=[.AM$1];[.$M90]=[.AM$1];[.$N90]);[.$A90];&quot;&quot;)">
            <text:p/>
          </table:table-cell>
          <table:table-cell table:formula="of:=IF(OR([.$J90]=[.AN$1];[.$K90]=[.AN$1];[.$L90]=[.AN$1];[.$M90]=[.AN$1];[.$N90]);[.$A90];&quot;&quot;)">
            <text:p/>
          </table:table-cell>
          <table:table-cell table:formula="of:=IF(OR([.$J90]=[.AO$1];[.$K90]=[.AO$1];[.$L90]=[.AO$1];[.$M90]=[.AO$1];[.$N90]);[.$A90];&quot;&quot;)">
            <text:p/>
          </table:table-cell>
          <table:table-cell table:formula="of:=IF(OR([.$J90]=[.AP$1];[.$K90]=[.AP$1];[.$L90]=[.AP$1];[.$M90]=[.AP$1];[.$N90]);[.$A90];&quot;&quot;)">
            <text:p/>
          </table:table-cell>
          <table:table-cell table:formula="of:=IF(OR([.$J90]=[.AQ$1];[.$K90]=[.AQ$1];[.$L90]=[.AQ$1];[.$M90]=[.AQ$1];[.$N90]);[.$A90];&quot;&quot;)">
            <text:p/>
          </table:table-cell>
          <table:table-cell table:formula="of:=IF(OR([.$J90]=[.AR$1];[.$K90]=[.AR$1];[.$L90]=[.AR$1];[.$M90]=[.AR$1];[.$N90]);[.$A90];&quot;&quot;)">
            <text:p/>
          </table:table-cell>
          <table:table-cell/>
          <table:table-cell table:formula="of:=IF([.$E90]=[.AT$1];[.$A90];&quot;&quot;)">
            <text:p/>
          </table:table-cell>
          <table:table-cell table:formula="of:=IF([.$E90]=[.AU$1];[.$A90];&quot;&quot;)">
            <text:p/>
          </table:table-cell>
          <table:table-cell table:formula="of:=IF([.$E90]=[.AV$1];[.$A90];&quot;&quot;)">
            <text:p/>
          </table:table-cell>
          <table:table-cell table:formula="of:=IF([.$E90]=[.AW$1];[.$A90];&quot;&quot;)">
            <text:p/>
          </table:table-cell>
          <table:table-cell table:formula="of:=IF([.$E90]=[.AX$1];[.$A90];&quot;&quot;)">
            <text:p/>
          </table:table-cell>
          <table:table-cell table:formula="of:=IF([.$E90]=[.AY$1];[.$A90];&quot;&quot;)">
            <text:p/>
          </table:table-cell>
          <table:table-cell table:formula="of:=IF([.$E90]=[.AZ$1];[.$A90];&quot;&quot;)">
            <text:p/>
          </table:table-cell>
          <table:table-cell table:formula="of:=IF([.$E90]=[.BA$1];[.$A90];&quot;&quot;)">
            <text:p/>
          </table:table-cell>
          <table:table-cell table:formula="of:=IF([.$E90]=[.BB$1];[.$A90];&quot;&quot;)">
            <text:p/>
          </table:table-cell>
          <table:table-cell table:formula="of:=IF([.$E90]=[.BC$1];[.$A90];&quot;&quot;)">
            <text:p/>
          </table:table-cell>
          <table:table-cell table:formula="of:=IF([.$E90]=[.BD$1];[.$A90];&quot;&quot;)">
            <text:p/>
          </table:table-cell>
          <table:table-cell table:formula="of:=IF([.$E90]=[.BE$1];[.$A90];&quot;&quot;)">
            <text:p/>
          </table:table-cell>
          <table:table-cell table:formula="of:=IF([.$E90]=[.BF$1];[.$A90];&quot;&quot;)">
            <text:p/>
          </table:table-cell>
          <table:table-cell table:formula="of:=IF([.$E90]=[.BG$1];[.$A90];&quot;&quot;)">
            <text:p/>
          </table:table-cell>
          <table:table-cell table:formula="of:=IF([.$E90]=[.BH$1];[.$A90];&quot;&quot;)">
            <text:p/>
          </table:table-cell>
          <table:table-cell table:formula="of:=IF([.$E90]=[.BI$1];[.$A90];&quot;&quot;)">
            <text:p/>
          </table:table-cell>
          <table:table-cell table:formula="of:=IF([.$E90]=[.BJ$1];[.$A90];&quot;&quot;)">
            <text:p/>
          </table:table-cell>
          <table:table-cell table:formula="of:=IF([.$E90]=[.BK$1];[.$A90];&quot;&quot;)">
            <text:p/>
          </table:table-cell>
          <table:table-cell table:formula="of:=IF([.$E90]=[.BL$1];[.$A90];&quot;&quot;)">
            <text:p/>
          </table:table-cell>
          <table:table-cell table:formula="of:=IF([.$E90]=[.BM$1];[.$A90];&quot;&quot;)">
            <text:p/>
          </table:table-cell>
          <table:table-cell table:formula="of:=IF([.$E90]=[.BN$1];[.$A90];&quot;&quot;)">
            <text:p/>
          </table:table-cell>
          <table:table-cell table:formula="of:=IF([.$E90]=[.BO$1];[.$A90];&quot;&quot;)">
            <text:p/>
          </table:table-cell>
          <table:table-cell table:formula="of:=IF([.$E90]=[.BP$1];[.$A90];&quot;&quot;)">
            <text:p/>
          </table:table-cell>
          <table:table-cell table:formula="of:=IF([.$E90]=[.BQ$1];[.$A90];&quot;&quot;)">
            <text:p/>
          </table:table-cell>
          <table:table-cell table:formula="of:=IF([.$E90]=[.BR$1];[.$A90];&quot;&quot;)">
            <text:p/>
          </table:table-cell>
          <table:table-cell table:formula="of:=IF([.$E90]=[.BS$1];[.$A90];&quot;&quot;)">
            <text:p/>
          </table:table-cell>
          <table:table-cell table:formula="of:=IF([.$E90]=[.BT$1];[.$A90];&quot;&quot;)">
            <text:p/>
          </table:table-cell>
          <table:table-cell table:formula="of:=IF([.$E90]=[.BU$1];[.$A90];&quot;&quot;)">
            <text:p/>
          </table:table-cell>
          <table:table-cell table:formula="of:=IF([.$E90]=[.BV$1];[.$A90];&quot;&quot;)">
            <text:p/>
          </table:table-cell>
          <table:table-cell table:formula="of:=IF([.$E90]=[.BW$1];[.$A90];&quot;&quot;)">
            <text:p/>
          </table:table-cell>
          <table:table-cell table:formula="of:=IF([.$E90]=[.BX$1];[.$A90];&quot;&quot;)">
            <text:p/>
          </table:table-cell>
          <table:table-cell table:formula="of:=IF([.$E90]=[.BY$1];[.$A90];&quot;&quot;)">
            <text:p/>
          </table:table-cell>
          <table:table-cell table:formula="of:=IF([.$E90]=[.BZ$1];[.$A90];&quot;&quot;)">
            <text:p/>
          </table:table-cell>
          <table:table-cell table:formula="of:=IF([.$E90]=[.CA$1];[.$A90];&quot;&quot;)">
            <text:p/>
          </table:table-cell>
          <table:table-cell table:formula="of:=IF([.$E90]=[.CB$1];[.$A90];&quot;&quot;)">
            <text:p/>
          </table:table-cell>
          <table:table-cell table:formula="of:=IF([.$E90]=[.CC$1];[.$A90];&quot;&quot;)">
            <text:p/>
          </table:table-cell>
          <table:table-cell table:formula="of:=IF([.$E90]=[.CD$1];[.$A90];&quot;&quot;)" office:value-type="float" office:value="89" calcext:value-type="float">
            <text:p>89</text:p>
          </table:table-cell>
          <table:table-cell table:formula="of:=IF([.$E90]=[.CE$1];[.$A90];&quot;&quot;)">
            <text:p/>
          </table:table-cell>
          <table:table-cell table:formula="of:=IF([.$E90]=[.CF$1];[.$A90];&quot;&quot;)">
            <text:p/>
          </table:table-cell>
          <table:table-cell table:formula="of:=IF([.$E90]=[.CG$1];[.$A90];&quot;&quot;)">
            <text:p/>
          </table:table-cell>
          <table:table-cell table:formula="of:=IF([.$E90]=[.CH$1];[.$A90];&quot;&quot;)">
            <text:p/>
          </table:table-cell>
          <table:table-cell table:formula="of:=IF([.$E90]=[.CI$1];[.$A90];&quot;&quot;)">
            <text:p/>
          </table:table-cell>
          <table:table-cell table:formula="of:=IF([.$E90]=[.CJ$1];[.$A90];&quot;&quot;)">
            <text:p/>
          </table:table-cell>
          <table:table-cell table:formula="of:=IF([.$E90]=[.CK$1];[.$A90];&quot;&quot;)">
            <text:p/>
          </table:table-cell>
          <table:table-cell table:formula="of:=IF([.$E90]=[.CL$1];[.$A90];&quot;&quot;)">
            <text:p/>
          </table:table-cell>
          <table:table-cell table:formula="of:=IF([.$E90]=[.CM$1];[.$A90];&quot;&quot;)">
            <text:p/>
          </table:table-cell>
          <table:table-cell table:formula="of:=IF([.$E90]=[.CN$1];[.$A90];&quot;&quot;)">
            <text:p/>
          </table:table-cell>
          <table:table-cell table:formula="of:=IF([.$E90]=[.CO$1];[.$A90];&quot;&quot;)">
            <text:p/>
          </table:table-cell>
          <table:table-cell table:formula="of:=IF([.$E90]=[.CP$1];[.$A90];&quot;&quot;)">
            <text:p/>
          </table:table-cell>
          <table:table-cell table:formula="of:=IF([.$E90]=[.CQ$1];[.$A9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rthmarks</text:p>
          </table:table-cell>
          <table:table-cell office:value-type="string" calcext:value-type="string">
            <text:p>David Platt</text:p>
          </table:table-cell>
          <table:table-cell office:value-type="string" calcext:value-type="string">
            <text:p>Doris Egan, David Foster</text:p>
          </table:table-cell>
          <table:table-cell office:value-type="float" office:value="13.26" calcext:value-type="float">
            <text:p>13.26</text:p>
          </table:table-cell>
          <table:table-cell office:value-type="float" office:value="10" calcext:value-type="float">
            <text:p>10</text:p>
          </table:table-cell>
          <table:table-cell office:value-type="date" office:date-value="2008-10-14" calcext:value-type="date">
            <text:p>2008-10-14</text:p>
          </table:table-cell>
          <table:table-cell office:value-type="string" calcext:value-type="string">
            <text:p>Doris Egan</text:p>
          </table:table-cell>
          <table:table-cell office:value-type="string" calcext:value-type="string">
            <text:p>David Foster</text:p>
          </table:table-cell>
          <table:table-cell table:number-columns-repeated="3"/>
          <table:table-cell table:formula="of:=IF(OR([.$J91]=[.O$1];[.$K91]=[.O$1];[.$L91]=[.O$1];[.$M91]=[.O$1];[.$N91]);[.$A91];&quot;&quot;)">
            <text:p/>
          </table:table-cell>
          <table:table-cell table:formula="of:=IF(OR([.$J91]=[.P$1];[.$K91]=[.P$1];[.$L91]=[.P$1];[.$M91]=[.P$1];[.$N91]);[.$A91];&quot;&quot;)">
            <text:p/>
          </table:table-cell>
          <table:table-cell table:formula="of:=IF(OR([.$J91]=[.Q$1];[.$K91]=[.Q$1];[.$L91]=[.Q$1];[.$M91]=[.Q$1];[.$N91]);[.$A91];&quot;&quot;)">
            <text:p/>
          </table:table-cell>
          <table:table-cell table:formula="of:=IF(OR([.$J91]=[.R$1];[.$K91]=[.R$1];[.$L91]=[.R$1];[.$M91]=[.R$1];[.$N91]);[.$A91];&quot;&quot;)">
            <text:p/>
          </table:table-cell>
          <table:table-cell table:formula="of:=IF(OR([.$J91]=[.S$1];[.$K91]=[.S$1];[.$L91]=[.S$1];[.$M91]=[.S$1];[.$N91]);[.$A91];&quot;&quot;)">
            <text:p/>
          </table:table-cell>
          <table:table-cell table:formula="of:=IF(OR([.$J91]=[.T$1];[.$K91]=[.T$1];[.$L91]=[.T$1];[.$M91]=[.T$1];[.$N91]);[.$A91];&quot;&quot;)">
            <text:p/>
          </table:table-cell>
          <table:table-cell table:formula="of:=IF(OR([.$J91]=[.U$1];[.$K91]=[.U$1];[.$L91]=[.U$1];[.$M91]=[.U$1];[.$N91]);[.$A91];&quot;&quot;)">
            <text:p/>
          </table:table-cell>
          <table:table-cell table:formula="of:=IF(OR([.$J91]=[.V$1];[.$K91]=[.V$1];[.$L91]=[.V$1];[.$M91]=[.V$1];[.$N91]);[.$A91];&quot;&quot;)" office:value-type="float" office:value="90" calcext:value-type="float">
            <text:p>90</text:p>
          </table:table-cell>
          <table:table-cell table:formula="of:=IF(OR([.$J91]=[.W$1];[.$K91]=[.W$1];[.$L91]=[.W$1];[.$M91]=[.W$1];[.$N91]);[.$A91];&quot;&quot;)">
            <text:p/>
          </table:table-cell>
          <table:table-cell table:formula="of:=IF(OR([.$J91]=[.X$1];[.$K91]=[.X$1];[.$L91]=[.X$1];[.$M91]=[.X$1];[.$N91]);[.$A91];&quot;&quot;)">
            <text:p/>
          </table:table-cell>
          <table:table-cell table:formula="of:=IF(OR([.$J91]=[.Y$1];[.$K91]=[.Y$1];[.$L91]=[.Y$1];[.$M91]=[.Y$1];[.$N91]);[.$A91];&quot;&quot;)">
            <text:p/>
          </table:table-cell>
          <table:table-cell table:formula="of:=IF(OR([.$J91]=[.Z$1];[.$K91]=[.Z$1];[.$L91]=[.Z$1];[.$M91]=[.Z$1];[.$N91]);[.$A91];&quot;&quot;)">
            <text:p/>
          </table:table-cell>
          <table:table-cell table:formula="of:=IF(OR([.$J91]=[.AA$1];[.$K91]=[.AA$1];[.$L91]=[.AA$1];[.$M91]=[.AA$1];[.$N91]);[.$A91];&quot;&quot;)">
            <text:p/>
          </table:table-cell>
          <table:table-cell table:formula="of:=IF(OR([.$J91]=[.AB$1];[.$K91]=[.AB$1];[.$L91]=[.AB$1];[.$M91]=[.AB$1];[.$N91]);[.$A91];&quot;&quot;)">
            <text:p/>
          </table:table-cell>
          <table:table-cell table:formula="of:=IF(OR([.$J91]=[.AC$1];[.$K91]=[.AC$1];[.$L91]=[.AC$1];[.$M91]=[.AC$1];[.$N91]);[.$A91];&quot;&quot;)" office:value-type="float" office:value="90" calcext:value-type="float">
            <text:p>90</text:p>
          </table:table-cell>
          <table:table-cell table:formula="of:=IF(OR([.$J91]=[.AD$1];[.$K91]=[.AD$1];[.$L91]=[.AD$1];[.$M91]=[.AD$1];[.$N91]);[.$A91];&quot;&quot;)">
            <text:p/>
          </table:table-cell>
          <table:table-cell table:formula="of:=IF(OR([.$J91]=[.AE$1];[.$K91]=[.AE$1];[.$L91]=[.AE$1];[.$M91]=[.AE$1];[.$N91]);[.$A91];&quot;&quot;)">
            <text:p/>
          </table:table-cell>
          <table:table-cell table:formula="of:=IF(OR([.$J91]=[.AF$1];[.$K91]=[.AF$1];[.$L91]=[.AF$1];[.$M91]=[.AF$1];[.$N91]);[.$A91];&quot;&quot;)">
            <text:p/>
          </table:table-cell>
          <table:table-cell table:formula="of:=IF(OR([.$J91]=[.AG$1];[.$K91]=[.AG$1];[.$L91]=[.AG$1];[.$M91]=[.AG$1];[.$N91]);[.$A91];&quot;&quot;)">
            <text:p/>
          </table:table-cell>
          <table:table-cell table:formula="of:=IF(OR([.$J91]=[.AH$1];[.$K91]=[.AH$1];[.$L91]=[.AH$1];[.$M91]=[.AH$1];[.$N91]);[.$A91];&quot;&quot;)">
            <text:p/>
          </table:table-cell>
          <table:table-cell table:formula="of:=IF(OR([.$J91]=[.AI$1];[.$K91]=[.AI$1];[.$L91]=[.AI$1];[.$M91]=[.AI$1];[.$N91]);[.$A91];&quot;&quot;)">
            <text:p/>
          </table:table-cell>
          <table:table-cell table:formula="of:=IF(OR([.$J91]=[.AJ$1];[.$K91]=[.AJ$1];[.$L91]=[.AJ$1];[.$M91]=[.AJ$1];[.$N91]);[.$A91];&quot;&quot;)">
            <text:p/>
          </table:table-cell>
          <table:table-cell table:formula="of:=IF(OR([.$J91]=[.AK$1];[.$K91]=[.AK$1];[.$L91]=[.AK$1];[.$M91]=[.AK$1];[.$N91]);[.$A91];&quot;&quot;)">
            <text:p/>
          </table:table-cell>
          <table:table-cell table:formula="of:=IF(OR([.$J91]=[.AL$1];[.$K91]=[.AL$1];[.$L91]=[.AL$1];[.$M91]=[.AL$1];[.$N91]);[.$A91];&quot;&quot;)">
            <text:p/>
          </table:table-cell>
          <table:table-cell table:formula="of:=IF(OR([.$J91]=[.AM$1];[.$K91]=[.AM$1];[.$L91]=[.AM$1];[.$M91]=[.AM$1];[.$N91]);[.$A91];&quot;&quot;)">
            <text:p/>
          </table:table-cell>
          <table:table-cell table:formula="of:=IF(OR([.$J91]=[.AN$1];[.$K91]=[.AN$1];[.$L91]=[.AN$1];[.$M91]=[.AN$1];[.$N91]);[.$A91];&quot;&quot;)">
            <text:p/>
          </table:table-cell>
          <table:table-cell table:formula="of:=IF(OR([.$J91]=[.AO$1];[.$K91]=[.AO$1];[.$L91]=[.AO$1];[.$M91]=[.AO$1];[.$N91]);[.$A91];&quot;&quot;)">
            <text:p/>
          </table:table-cell>
          <table:table-cell table:formula="of:=IF(OR([.$J91]=[.AP$1];[.$K91]=[.AP$1];[.$L91]=[.AP$1];[.$M91]=[.AP$1];[.$N91]);[.$A91];&quot;&quot;)">
            <text:p/>
          </table:table-cell>
          <table:table-cell table:formula="of:=IF(OR([.$J91]=[.AQ$1];[.$K91]=[.AQ$1];[.$L91]=[.AQ$1];[.$M91]=[.AQ$1];[.$N91]);[.$A91];&quot;&quot;)">
            <text:p/>
          </table:table-cell>
          <table:table-cell table:formula="of:=IF(OR([.$J91]=[.AR$1];[.$K91]=[.AR$1];[.$L91]=[.AR$1];[.$M91]=[.AR$1];[.$N91]);[.$A91];&quot;&quot;)">
            <text:p/>
          </table:table-cell>
          <table:table-cell/>
          <table:table-cell table:formula="of:=IF([.$E91]=[.AT$1];[.$A91];&quot;&quot;)">
            <text:p/>
          </table:table-cell>
          <table:table-cell table:formula="of:=IF([.$E91]=[.AU$1];[.$A91];&quot;&quot;)">
            <text:p/>
          </table:table-cell>
          <table:table-cell table:formula="of:=IF([.$E91]=[.AV$1];[.$A91];&quot;&quot;)">
            <text:p/>
          </table:table-cell>
          <table:table-cell table:formula="of:=IF([.$E91]=[.AW$1];[.$A91];&quot;&quot;)">
            <text:p/>
          </table:table-cell>
          <table:table-cell table:formula="of:=IF([.$E91]=[.AX$1];[.$A91];&quot;&quot;)">
            <text:p/>
          </table:table-cell>
          <table:table-cell table:formula="of:=IF([.$E91]=[.AY$1];[.$A91];&quot;&quot;)">
            <text:p/>
          </table:table-cell>
          <table:table-cell table:formula="of:=IF([.$E91]=[.AZ$1];[.$A91];&quot;&quot;)">
            <text:p/>
          </table:table-cell>
          <table:table-cell table:formula="of:=IF([.$E91]=[.BA$1];[.$A91];&quot;&quot;)">
            <text:p/>
          </table:table-cell>
          <table:table-cell table:formula="of:=IF([.$E91]=[.BB$1];[.$A91];&quot;&quot;)">
            <text:p/>
          </table:table-cell>
          <table:table-cell table:formula="of:=IF([.$E91]=[.BC$1];[.$A91];&quot;&quot;)">
            <text:p/>
          </table:table-cell>
          <table:table-cell table:formula="of:=IF([.$E91]=[.BD$1];[.$A91];&quot;&quot;)">
            <text:p/>
          </table:table-cell>
          <table:table-cell table:formula="of:=IF([.$E91]=[.BE$1];[.$A91];&quot;&quot;)">
            <text:p/>
          </table:table-cell>
          <table:table-cell table:formula="of:=IF([.$E91]=[.BF$1];[.$A91];&quot;&quot;)">
            <text:p/>
          </table:table-cell>
          <table:table-cell table:formula="of:=IF([.$E91]=[.BG$1];[.$A91];&quot;&quot;)">
            <text:p/>
          </table:table-cell>
          <table:table-cell table:formula="of:=IF([.$E91]=[.BH$1];[.$A91];&quot;&quot;)">
            <text:p/>
          </table:table-cell>
          <table:table-cell table:formula="of:=IF([.$E91]=[.BI$1];[.$A91];&quot;&quot;)">
            <text:p/>
          </table:table-cell>
          <table:table-cell table:formula="of:=IF([.$E91]=[.BJ$1];[.$A91];&quot;&quot;)">
            <text:p/>
          </table:table-cell>
          <table:table-cell table:formula="of:=IF([.$E91]=[.BK$1];[.$A91];&quot;&quot;)">
            <text:p/>
          </table:table-cell>
          <table:table-cell table:formula="of:=IF([.$E91]=[.BL$1];[.$A91];&quot;&quot;)">
            <text:p/>
          </table:table-cell>
          <table:table-cell table:formula="of:=IF([.$E91]=[.BM$1];[.$A91];&quot;&quot;)">
            <text:p/>
          </table:table-cell>
          <table:table-cell table:formula="of:=IF([.$E91]=[.BN$1];[.$A91];&quot;&quot;)">
            <text:p/>
          </table:table-cell>
          <table:table-cell table:formula="of:=IF([.$E91]=[.BO$1];[.$A91];&quot;&quot;)">
            <text:p/>
          </table:table-cell>
          <table:table-cell table:formula="of:=IF([.$E91]=[.BP$1];[.$A91];&quot;&quot;)">
            <text:p/>
          </table:table-cell>
          <table:table-cell table:formula="of:=IF([.$E91]=[.BQ$1];[.$A91];&quot;&quot;)">
            <text:p/>
          </table:table-cell>
          <table:table-cell table:formula="of:=IF([.$E91]=[.BR$1];[.$A91];&quot;&quot;)">
            <text:p/>
          </table:table-cell>
          <table:table-cell table:formula="of:=IF([.$E91]=[.BS$1];[.$A91];&quot;&quot;)">
            <text:p/>
          </table:table-cell>
          <table:table-cell table:formula="of:=IF([.$E91]=[.BT$1];[.$A91];&quot;&quot;)">
            <text:p/>
          </table:table-cell>
          <table:table-cell table:formula="of:=IF([.$E91]=[.BU$1];[.$A91];&quot;&quot;)" office:value-type="float" office:value="90" calcext:value-type="float">
            <text:p>90</text:p>
          </table:table-cell>
          <table:table-cell table:formula="of:=IF([.$E91]=[.BV$1];[.$A91];&quot;&quot;)">
            <text:p/>
          </table:table-cell>
          <table:table-cell table:formula="of:=IF([.$E91]=[.BW$1];[.$A91];&quot;&quot;)">
            <text:p/>
          </table:table-cell>
          <table:table-cell table:formula="of:=IF([.$E91]=[.BX$1];[.$A91];&quot;&quot;)">
            <text:p/>
          </table:table-cell>
          <table:table-cell table:formula="of:=IF([.$E91]=[.BY$1];[.$A91];&quot;&quot;)">
            <text:p/>
          </table:table-cell>
          <table:table-cell table:formula="of:=IF([.$E91]=[.BZ$1];[.$A91];&quot;&quot;)">
            <text:p/>
          </table:table-cell>
          <table:table-cell table:formula="of:=IF([.$E91]=[.CA$1];[.$A91];&quot;&quot;)">
            <text:p/>
          </table:table-cell>
          <table:table-cell table:formula="of:=IF([.$E91]=[.CB$1];[.$A91];&quot;&quot;)">
            <text:p/>
          </table:table-cell>
          <table:table-cell table:formula="of:=IF([.$E91]=[.CC$1];[.$A91];&quot;&quot;)">
            <text:p/>
          </table:table-cell>
          <table:table-cell table:formula="of:=IF([.$E91]=[.CD$1];[.$A91];&quot;&quot;)">
            <text:p/>
          </table:table-cell>
          <table:table-cell table:formula="of:=IF([.$E91]=[.CE$1];[.$A91];&quot;&quot;)">
            <text:p/>
          </table:table-cell>
          <table:table-cell table:formula="of:=IF([.$E91]=[.CF$1];[.$A91];&quot;&quot;)">
            <text:p/>
          </table:table-cell>
          <table:table-cell table:formula="of:=IF([.$E91]=[.CG$1];[.$A91];&quot;&quot;)">
            <text:p/>
          </table:table-cell>
          <table:table-cell table:formula="of:=IF([.$E91]=[.CH$1];[.$A91];&quot;&quot;)">
            <text:p/>
          </table:table-cell>
          <table:table-cell table:formula="of:=IF([.$E91]=[.CI$1];[.$A91];&quot;&quot;)">
            <text:p/>
          </table:table-cell>
          <table:table-cell table:formula="of:=IF([.$E91]=[.CJ$1];[.$A91];&quot;&quot;)">
            <text:p/>
          </table:table-cell>
          <table:table-cell table:formula="of:=IF([.$E91]=[.CK$1];[.$A91];&quot;&quot;)">
            <text:p/>
          </table:table-cell>
          <table:table-cell table:formula="of:=IF([.$E91]=[.CL$1];[.$A91];&quot;&quot;)">
            <text:p/>
          </table:table-cell>
          <table:table-cell table:formula="of:=IF([.$E91]=[.CM$1];[.$A91];&quot;&quot;)">
            <text:p/>
          </table:table-cell>
          <table:table-cell table:formula="of:=IF([.$E91]=[.CN$1];[.$A91];&quot;&quot;)">
            <text:p/>
          </table:table-cell>
          <table:table-cell table:formula="of:=IF([.$E91]=[.CO$1];[.$A91];&quot;&quot;)">
            <text:p/>
          </table:table-cell>
          <table:table-cell table:formula="of:=IF([.$E91]=[.CP$1];[.$A91];&quot;&quot;)">
            <text:p/>
          </table:table-cell>
          <table:table-cell table:formula="of:=IF([.$E91]=[.CQ$1];[.$A9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1" calcext:value-type="float">
            <text:p>9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ucky Thirteen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Liz Friedman, Sara Hess</text:p>
          </table:table-cell>
          <table:table-cell office:value-type="float" office:value="13.08" calcext:value-type="float">
            <text:p>13.08</text:p>
          </table:table-cell>
          <table:table-cell office:value-type="float" office:value="16" calcext:value-type="float">
            <text:p>16</text:p>
          </table:table-cell>
          <table:table-cell office:value-type="date" office:date-value="2008-10-21" calcext:value-type="date">
            <text:p>2008-10-21</text:p>
          </table:table-cell>
          <table:table-cell office:value-type="string" calcext:value-type="string">
            <text:p>Liz Friedman</text:p>
          </table:table-cell>
          <table:table-cell office:value-type="string" calcext:value-type="string">
            <text:p>Sara Hess</text:p>
          </table:table-cell>
          <table:table-cell table:number-columns-repeated="3"/>
          <table:table-cell table:formula="of:=IF(OR([.$J92]=[.O$1];[.$K92]=[.O$1];[.$L92]=[.O$1];[.$M92]=[.O$1];[.$N92]);[.$A92];&quot;&quot;)">
            <text:p/>
          </table:table-cell>
          <table:table-cell table:formula="of:=IF(OR([.$J92]=[.P$1];[.$K92]=[.P$1];[.$L92]=[.P$1];[.$M92]=[.P$1];[.$N92]);[.$A92];&quot;&quot;)">
            <text:p/>
          </table:table-cell>
          <table:table-cell table:formula="of:=IF(OR([.$J92]=[.Q$1];[.$K92]=[.Q$1];[.$L92]=[.Q$1];[.$M92]=[.Q$1];[.$N92]);[.$A92];&quot;&quot;)">
            <text:p/>
          </table:table-cell>
          <table:table-cell table:formula="of:=IF(OR([.$J92]=[.R$1];[.$K92]=[.R$1];[.$L92]=[.R$1];[.$M92]=[.R$1];[.$N92]);[.$A92];&quot;&quot;)">
            <text:p/>
          </table:table-cell>
          <table:table-cell table:formula="of:=IF(OR([.$J92]=[.S$1];[.$K92]=[.S$1];[.$L92]=[.S$1];[.$M92]=[.S$1];[.$N92]);[.$A92];&quot;&quot;)">
            <text:p/>
          </table:table-cell>
          <table:table-cell table:formula="of:=IF(OR([.$J92]=[.T$1];[.$K92]=[.T$1];[.$L92]=[.T$1];[.$M92]=[.T$1];[.$N92]);[.$A92];&quot;&quot;)">
            <text:p/>
          </table:table-cell>
          <table:table-cell table:formula="of:=IF(OR([.$J92]=[.U$1];[.$K92]=[.U$1];[.$L92]=[.U$1];[.$M92]=[.U$1];[.$N92]);[.$A92];&quot;&quot;)">
            <text:p/>
          </table:table-cell>
          <table:table-cell table:formula="of:=IF(OR([.$J92]=[.V$1];[.$K92]=[.V$1];[.$L92]=[.V$1];[.$M92]=[.V$1];[.$N92]);[.$A92];&quot;&quot;)">
            <text:p/>
          </table:table-cell>
          <table:table-cell table:formula="of:=IF(OR([.$J92]=[.W$1];[.$K92]=[.W$1];[.$L92]=[.W$1];[.$M92]=[.W$1];[.$N92]);[.$A92];&quot;&quot;)">
            <text:p/>
          </table:table-cell>
          <table:table-cell table:formula="of:=IF(OR([.$J92]=[.X$1];[.$K92]=[.X$1];[.$L92]=[.X$1];[.$M92]=[.X$1];[.$N92]);[.$A92];&quot;&quot;)">
            <text:p/>
          </table:table-cell>
          <table:table-cell table:formula="of:=IF(OR([.$J92]=[.Y$1];[.$K92]=[.Y$1];[.$L92]=[.Y$1];[.$M92]=[.Y$1];[.$N92]);[.$A92];&quot;&quot;)">
            <text:p/>
          </table:table-cell>
          <table:table-cell table:formula="of:=IF(OR([.$J92]=[.Z$1];[.$K92]=[.Z$1];[.$L92]=[.Z$1];[.$M92]=[.Z$1];[.$N92]);[.$A92];&quot;&quot;)" office:value-type="float" office:value="91" calcext:value-type="float">
            <text:p>91</text:p>
          </table:table-cell>
          <table:table-cell table:formula="of:=IF(OR([.$J92]=[.AA$1];[.$K92]=[.AA$1];[.$L92]=[.AA$1];[.$M92]=[.AA$1];[.$N92]);[.$A92];&quot;&quot;)" office:value-type="float" office:value="91" calcext:value-type="float">
            <text:p>91</text:p>
          </table:table-cell>
          <table:table-cell table:formula="of:=IF(OR([.$J92]=[.AB$1];[.$K92]=[.AB$1];[.$L92]=[.AB$1];[.$M92]=[.AB$1];[.$N92]);[.$A92];&quot;&quot;)">
            <text:p/>
          </table:table-cell>
          <table:table-cell table:formula="of:=IF(OR([.$J92]=[.AC$1];[.$K92]=[.AC$1];[.$L92]=[.AC$1];[.$M92]=[.AC$1];[.$N92]);[.$A92];&quot;&quot;)">
            <text:p/>
          </table:table-cell>
          <table:table-cell table:formula="of:=IF(OR([.$J92]=[.AD$1];[.$K92]=[.AD$1];[.$L92]=[.AD$1];[.$M92]=[.AD$1];[.$N92]);[.$A92];&quot;&quot;)">
            <text:p/>
          </table:table-cell>
          <table:table-cell table:formula="of:=IF(OR([.$J92]=[.AE$1];[.$K92]=[.AE$1];[.$L92]=[.AE$1];[.$M92]=[.AE$1];[.$N92]);[.$A92];&quot;&quot;)">
            <text:p/>
          </table:table-cell>
          <table:table-cell table:formula="of:=IF(OR([.$J92]=[.AF$1];[.$K92]=[.AF$1];[.$L92]=[.AF$1];[.$M92]=[.AF$1];[.$N92]);[.$A92];&quot;&quot;)">
            <text:p/>
          </table:table-cell>
          <table:table-cell table:formula="of:=IF(OR([.$J92]=[.AG$1];[.$K92]=[.AG$1];[.$L92]=[.AG$1];[.$M92]=[.AG$1];[.$N92]);[.$A92];&quot;&quot;)">
            <text:p/>
          </table:table-cell>
          <table:table-cell table:formula="of:=IF(OR([.$J92]=[.AH$1];[.$K92]=[.AH$1];[.$L92]=[.AH$1];[.$M92]=[.AH$1];[.$N92]);[.$A92];&quot;&quot;)">
            <text:p/>
          </table:table-cell>
          <table:table-cell table:formula="of:=IF(OR([.$J92]=[.AI$1];[.$K92]=[.AI$1];[.$L92]=[.AI$1];[.$M92]=[.AI$1];[.$N92]);[.$A92];&quot;&quot;)">
            <text:p/>
          </table:table-cell>
          <table:table-cell table:formula="of:=IF(OR([.$J92]=[.AJ$1];[.$K92]=[.AJ$1];[.$L92]=[.AJ$1];[.$M92]=[.AJ$1];[.$N92]);[.$A92];&quot;&quot;)">
            <text:p/>
          </table:table-cell>
          <table:table-cell table:formula="of:=IF(OR([.$J92]=[.AK$1];[.$K92]=[.AK$1];[.$L92]=[.AK$1];[.$M92]=[.AK$1];[.$N92]);[.$A92];&quot;&quot;)">
            <text:p/>
          </table:table-cell>
          <table:table-cell table:formula="of:=IF(OR([.$J92]=[.AL$1];[.$K92]=[.AL$1];[.$L92]=[.AL$1];[.$M92]=[.AL$1];[.$N92]);[.$A92];&quot;&quot;)">
            <text:p/>
          </table:table-cell>
          <table:table-cell table:formula="of:=IF(OR([.$J92]=[.AM$1];[.$K92]=[.AM$1];[.$L92]=[.AM$1];[.$M92]=[.AM$1];[.$N92]);[.$A92];&quot;&quot;)">
            <text:p/>
          </table:table-cell>
          <table:table-cell table:formula="of:=IF(OR([.$J92]=[.AN$1];[.$K92]=[.AN$1];[.$L92]=[.AN$1];[.$M92]=[.AN$1];[.$N92]);[.$A92];&quot;&quot;)">
            <text:p/>
          </table:table-cell>
          <table:table-cell table:formula="of:=IF(OR([.$J92]=[.AO$1];[.$K92]=[.AO$1];[.$L92]=[.AO$1];[.$M92]=[.AO$1];[.$N92]);[.$A92];&quot;&quot;)">
            <text:p/>
          </table:table-cell>
          <table:table-cell table:formula="of:=IF(OR([.$J92]=[.AP$1];[.$K92]=[.AP$1];[.$L92]=[.AP$1];[.$M92]=[.AP$1];[.$N92]);[.$A92];&quot;&quot;)">
            <text:p/>
          </table:table-cell>
          <table:table-cell table:formula="of:=IF(OR([.$J92]=[.AQ$1];[.$K92]=[.AQ$1];[.$L92]=[.AQ$1];[.$M92]=[.AQ$1];[.$N92]);[.$A92];&quot;&quot;)">
            <text:p/>
          </table:table-cell>
          <table:table-cell table:formula="of:=IF(OR([.$J92]=[.AR$1];[.$K92]=[.AR$1];[.$L92]=[.AR$1];[.$M92]=[.AR$1];[.$N92]);[.$A92];&quot;&quot;)">
            <text:p/>
          </table:table-cell>
          <table:table-cell/>
          <table:table-cell table:formula="of:=IF([.$E92]=[.AT$1];[.$A92];&quot;&quot;)">
            <text:p/>
          </table:table-cell>
          <table:table-cell table:formula="of:=IF([.$E92]=[.AU$1];[.$A92];&quot;&quot;)">
            <text:p/>
          </table:table-cell>
          <table:table-cell table:formula="of:=IF([.$E92]=[.AV$1];[.$A92];&quot;&quot;)">
            <text:p/>
          </table:table-cell>
          <table:table-cell table:formula="of:=IF([.$E92]=[.AW$1];[.$A92];&quot;&quot;)" office:value-type="float" office:value="91" calcext:value-type="float">
            <text:p>91</text:p>
          </table:table-cell>
          <table:table-cell table:formula="of:=IF([.$E92]=[.AX$1];[.$A92];&quot;&quot;)">
            <text:p/>
          </table:table-cell>
          <table:table-cell table:formula="of:=IF([.$E92]=[.AY$1];[.$A92];&quot;&quot;)">
            <text:p/>
          </table:table-cell>
          <table:table-cell table:formula="of:=IF([.$E92]=[.AZ$1];[.$A92];&quot;&quot;)">
            <text:p/>
          </table:table-cell>
          <table:table-cell table:formula="of:=IF([.$E92]=[.BA$1];[.$A92];&quot;&quot;)">
            <text:p/>
          </table:table-cell>
          <table:table-cell table:formula="of:=IF([.$E92]=[.BB$1];[.$A92];&quot;&quot;)">
            <text:p/>
          </table:table-cell>
          <table:table-cell table:formula="of:=IF([.$E92]=[.BC$1];[.$A92];&quot;&quot;)">
            <text:p/>
          </table:table-cell>
          <table:table-cell table:formula="of:=IF([.$E92]=[.BD$1];[.$A92];&quot;&quot;)">
            <text:p/>
          </table:table-cell>
          <table:table-cell table:formula="of:=IF([.$E92]=[.BE$1];[.$A92];&quot;&quot;)">
            <text:p/>
          </table:table-cell>
          <table:table-cell table:formula="of:=IF([.$E92]=[.BF$1];[.$A92];&quot;&quot;)">
            <text:p/>
          </table:table-cell>
          <table:table-cell table:formula="of:=IF([.$E92]=[.BG$1];[.$A92];&quot;&quot;)">
            <text:p/>
          </table:table-cell>
          <table:table-cell table:formula="of:=IF([.$E92]=[.BH$1];[.$A92];&quot;&quot;)">
            <text:p/>
          </table:table-cell>
          <table:table-cell table:formula="of:=IF([.$E92]=[.BI$1];[.$A92];&quot;&quot;)">
            <text:p/>
          </table:table-cell>
          <table:table-cell table:formula="of:=IF([.$E92]=[.BJ$1];[.$A92];&quot;&quot;)">
            <text:p/>
          </table:table-cell>
          <table:table-cell table:formula="of:=IF([.$E92]=[.BK$1];[.$A92];&quot;&quot;)">
            <text:p/>
          </table:table-cell>
          <table:table-cell table:formula="of:=IF([.$E92]=[.BL$1];[.$A92];&quot;&quot;)">
            <text:p/>
          </table:table-cell>
          <table:table-cell table:formula="of:=IF([.$E92]=[.BM$1];[.$A92];&quot;&quot;)">
            <text:p/>
          </table:table-cell>
          <table:table-cell table:formula="of:=IF([.$E92]=[.BN$1];[.$A92];&quot;&quot;)">
            <text:p/>
          </table:table-cell>
          <table:table-cell table:formula="of:=IF([.$E92]=[.BO$1];[.$A92];&quot;&quot;)">
            <text:p/>
          </table:table-cell>
          <table:table-cell table:formula="of:=IF([.$E92]=[.BP$1];[.$A92];&quot;&quot;)">
            <text:p/>
          </table:table-cell>
          <table:table-cell table:formula="of:=IF([.$E92]=[.BQ$1];[.$A92];&quot;&quot;)">
            <text:p/>
          </table:table-cell>
          <table:table-cell table:formula="of:=IF([.$E92]=[.BR$1];[.$A92];&quot;&quot;)">
            <text:p/>
          </table:table-cell>
          <table:table-cell table:formula="of:=IF([.$E92]=[.BS$1];[.$A92];&quot;&quot;)">
            <text:p/>
          </table:table-cell>
          <table:table-cell table:formula="of:=IF([.$E92]=[.BT$1];[.$A92];&quot;&quot;)">
            <text:p/>
          </table:table-cell>
          <table:table-cell table:formula="of:=IF([.$E92]=[.BU$1];[.$A92];&quot;&quot;)">
            <text:p/>
          </table:table-cell>
          <table:table-cell table:formula="of:=IF([.$E92]=[.BV$1];[.$A92];&quot;&quot;)">
            <text:p/>
          </table:table-cell>
          <table:table-cell table:formula="of:=IF([.$E92]=[.BW$1];[.$A92];&quot;&quot;)">
            <text:p/>
          </table:table-cell>
          <table:table-cell table:formula="of:=IF([.$E92]=[.BX$1];[.$A92];&quot;&quot;)">
            <text:p/>
          </table:table-cell>
          <table:table-cell table:formula="of:=IF([.$E92]=[.BY$1];[.$A92];&quot;&quot;)">
            <text:p/>
          </table:table-cell>
          <table:table-cell table:formula="of:=IF([.$E92]=[.BZ$1];[.$A92];&quot;&quot;)">
            <text:p/>
          </table:table-cell>
          <table:table-cell table:formula="of:=IF([.$E92]=[.CA$1];[.$A92];&quot;&quot;)">
            <text:p/>
          </table:table-cell>
          <table:table-cell table:formula="of:=IF([.$E92]=[.CB$1];[.$A92];&quot;&quot;)">
            <text:p/>
          </table:table-cell>
          <table:table-cell table:formula="of:=IF([.$E92]=[.CC$1];[.$A92];&quot;&quot;)">
            <text:p/>
          </table:table-cell>
          <table:table-cell table:formula="of:=IF([.$E92]=[.CD$1];[.$A92];&quot;&quot;)">
            <text:p/>
          </table:table-cell>
          <table:table-cell table:formula="of:=IF([.$E92]=[.CE$1];[.$A92];&quot;&quot;)">
            <text:p/>
          </table:table-cell>
          <table:table-cell table:formula="of:=IF([.$E92]=[.CF$1];[.$A92];&quot;&quot;)">
            <text:p/>
          </table:table-cell>
          <table:table-cell table:formula="of:=IF([.$E92]=[.CG$1];[.$A92];&quot;&quot;)">
            <text:p/>
          </table:table-cell>
          <table:table-cell table:formula="of:=IF([.$E92]=[.CH$1];[.$A92];&quot;&quot;)">
            <text:p/>
          </table:table-cell>
          <table:table-cell table:formula="of:=IF([.$E92]=[.CI$1];[.$A92];&quot;&quot;)">
            <text:p/>
          </table:table-cell>
          <table:table-cell table:formula="of:=IF([.$E92]=[.CJ$1];[.$A92];&quot;&quot;)">
            <text:p/>
          </table:table-cell>
          <table:table-cell table:formula="of:=IF([.$E92]=[.CK$1];[.$A92];&quot;&quot;)">
            <text:p/>
          </table:table-cell>
          <table:table-cell table:formula="of:=IF([.$E92]=[.CL$1];[.$A92];&quot;&quot;)">
            <text:p/>
          </table:table-cell>
          <table:table-cell table:formula="of:=IF([.$E92]=[.CM$1];[.$A92];&quot;&quot;)">
            <text:p/>
          </table:table-cell>
          <table:table-cell table:formula="of:=IF([.$E92]=[.CN$1];[.$A92];&quot;&quot;)">
            <text:p/>
          </table:table-cell>
          <table:table-cell table:formula="of:=IF([.$E92]=[.CO$1];[.$A92];&quot;&quot;)">
            <text:p/>
          </table:table-cell>
          <table:table-cell table:formula="of:=IF([.$E92]=[.CP$1];[.$A92];&quot;&quot;)">
            <text:p/>
          </table:table-cell>
          <table:table-cell table:formula="of:=IF([.$E92]=[.CQ$1];[.$A9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David Hoselton</text:p>
          </table:table-cell>
          <table:table-cell office:value-type="float" office:value="13.49" calcext:value-type="float">
            <text:p>13.49</text:p>
          </table:table-cell>
          <table:table-cell office:value-type="float" office:value="13" calcext:value-type="float">
            <text:p>13</text:p>
          </table:table-cell>
          <table:table-cell office:value-type="date" office:date-value="2008-10-28" calcext:value-type="date">
            <text:p>2008-10-28</text:p>
          </table:table-cell>
          <table:table-cell office:value-type="string" calcext:value-type="string">
            <text:p>David Hoselton</text:p>
          </table:table-cell>
          <table:table-cell table:number-columns-repeated="4"/>
          <table:table-cell table:formula="of:=IF(OR([.$J93]=[.O$1];[.$K93]=[.O$1];[.$L93]=[.O$1];[.$M93]=[.O$1];[.$N93]);[.$A93];&quot;&quot;)">
            <text:p/>
          </table:table-cell>
          <table:table-cell table:formula="of:=IF(OR([.$J93]=[.P$1];[.$K93]=[.P$1];[.$L93]=[.P$1];[.$M93]=[.P$1];[.$N93]);[.$A93];&quot;&quot;)">
            <text:p/>
          </table:table-cell>
          <table:table-cell table:formula="of:=IF(OR([.$J93]=[.Q$1];[.$K93]=[.Q$1];[.$L93]=[.Q$1];[.$M93]=[.Q$1];[.$N93]);[.$A93];&quot;&quot;)">
            <text:p/>
          </table:table-cell>
          <table:table-cell table:formula="of:=IF(OR([.$J93]=[.R$1];[.$K93]=[.R$1];[.$L93]=[.R$1];[.$M93]=[.R$1];[.$N93]);[.$A93];&quot;&quot;)">
            <text:p/>
          </table:table-cell>
          <table:table-cell table:formula="of:=IF(OR([.$J93]=[.S$1];[.$K93]=[.S$1];[.$L93]=[.S$1];[.$M93]=[.S$1];[.$N93]);[.$A93];&quot;&quot;)">
            <text:p/>
          </table:table-cell>
          <table:table-cell table:formula="of:=IF(OR([.$J93]=[.T$1];[.$K93]=[.T$1];[.$L93]=[.T$1];[.$M93]=[.T$1];[.$N93]);[.$A93];&quot;&quot;)">
            <text:p/>
          </table:table-cell>
          <table:table-cell table:formula="of:=IF(OR([.$J93]=[.U$1];[.$K93]=[.U$1];[.$L93]=[.U$1];[.$M93]=[.U$1];[.$N93]);[.$A93];&quot;&quot;)">
            <text:p/>
          </table:table-cell>
          <table:table-cell table:formula="of:=IF(OR([.$J93]=[.V$1];[.$K93]=[.V$1];[.$L93]=[.V$1];[.$M93]=[.V$1];[.$N93]);[.$A93];&quot;&quot;)">
            <text:p/>
          </table:table-cell>
          <table:table-cell table:formula="of:=IF(OR([.$J93]=[.W$1];[.$K93]=[.W$1];[.$L93]=[.W$1];[.$M93]=[.W$1];[.$N93]);[.$A93];&quot;&quot;)">
            <text:p/>
          </table:table-cell>
          <table:table-cell table:formula="of:=IF(OR([.$J93]=[.X$1];[.$K93]=[.X$1];[.$L93]=[.X$1];[.$M93]=[.X$1];[.$N93]);[.$A93];&quot;&quot;)">
            <text:p/>
          </table:table-cell>
          <table:table-cell table:formula="of:=IF(OR([.$J93]=[.Y$1];[.$K93]=[.Y$1];[.$L93]=[.Y$1];[.$M93]=[.Y$1];[.$N93]);[.$A93];&quot;&quot;)">
            <text:p/>
          </table:table-cell>
          <table:table-cell table:formula="of:=IF(OR([.$J93]=[.Z$1];[.$K93]=[.Z$1];[.$L93]=[.Z$1];[.$M93]=[.Z$1];[.$N93]);[.$A93];&quot;&quot;)">
            <text:p/>
          </table:table-cell>
          <table:table-cell table:formula="of:=IF(OR([.$J93]=[.AA$1];[.$K93]=[.AA$1];[.$L93]=[.AA$1];[.$M93]=[.AA$1];[.$N93]);[.$A93];&quot;&quot;)">
            <text:p/>
          </table:table-cell>
          <table:table-cell table:formula="of:=IF(OR([.$J93]=[.AB$1];[.$K93]=[.AB$1];[.$L93]=[.AB$1];[.$M93]=[.AB$1];[.$N93]);[.$A93];&quot;&quot;)">
            <text:p/>
          </table:table-cell>
          <table:table-cell table:formula="of:=IF(OR([.$J93]=[.AC$1];[.$K93]=[.AC$1];[.$L93]=[.AC$1];[.$M93]=[.AC$1];[.$N93]);[.$A93];&quot;&quot;)">
            <text:p/>
          </table:table-cell>
          <table:table-cell table:formula="of:=IF(OR([.$J93]=[.AD$1];[.$K93]=[.AD$1];[.$L93]=[.AD$1];[.$M93]=[.AD$1];[.$N93]);[.$A93];&quot;&quot;)">
            <text:p/>
          </table:table-cell>
          <table:table-cell table:formula="of:=IF(OR([.$J93]=[.AE$1];[.$K93]=[.AE$1];[.$L93]=[.AE$1];[.$M93]=[.AE$1];[.$N93]);[.$A93];&quot;&quot;)">
            <text:p/>
          </table:table-cell>
          <table:table-cell table:formula="of:=IF(OR([.$J93]=[.AF$1];[.$K93]=[.AF$1];[.$L93]=[.AF$1];[.$M93]=[.AF$1];[.$N93]);[.$A93];&quot;&quot;)">
            <text:p/>
          </table:table-cell>
          <table:table-cell table:formula="of:=IF(OR([.$J93]=[.AG$1];[.$K93]=[.AG$1];[.$L93]=[.AG$1];[.$M93]=[.AG$1];[.$N93]);[.$A93];&quot;&quot;)" office:value-type="float" office:value="92" calcext:value-type="float">
            <text:p>92</text:p>
          </table:table-cell>
          <table:table-cell table:formula="of:=IF(OR([.$J93]=[.AH$1];[.$K93]=[.AH$1];[.$L93]=[.AH$1];[.$M93]=[.AH$1];[.$N93]);[.$A93];&quot;&quot;)">
            <text:p/>
          </table:table-cell>
          <table:table-cell table:formula="of:=IF(OR([.$J93]=[.AI$1];[.$K93]=[.AI$1];[.$L93]=[.AI$1];[.$M93]=[.AI$1];[.$N93]);[.$A93];&quot;&quot;)">
            <text:p/>
          </table:table-cell>
          <table:table-cell table:formula="of:=IF(OR([.$J93]=[.AJ$1];[.$K93]=[.AJ$1];[.$L93]=[.AJ$1];[.$M93]=[.AJ$1];[.$N93]);[.$A93];&quot;&quot;)">
            <text:p/>
          </table:table-cell>
          <table:table-cell table:formula="of:=IF(OR([.$J93]=[.AK$1];[.$K93]=[.AK$1];[.$L93]=[.AK$1];[.$M93]=[.AK$1];[.$N93]);[.$A93];&quot;&quot;)">
            <text:p/>
          </table:table-cell>
          <table:table-cell table:formula="of:=IF(OR([.$J93]=[.AL$1];[.$K93]=[.AL$1];[.$L93]=[.AL$1];[.$M93]=[.AL$1];[.$N93]);[.$A93];&quot;&quot;)">
            <text:p/>
          </table:table-cell>
          <table:table-cell table:formula="of:=IF(OR([.$J93]=[.AM$1];[.$K93]=[.AM$1];[.$L93]=[.AM$1];[.$M93]=[.AM$1];[.$N93]);[.$A93];&quot;&quot;)">
            <text:p/>
          </table:table-cell>
          <table:table-cell table:formula="of:=IF(OR([.$J93]=[.AN$1];[.$K93]=[.AN$1];[.$L93]=[.AN$1];[.$M93]=[.AN$1];[.$N93]);[.$A93];&quot;&quot;)">
            <text:p/>
          </table:table-cell>
          <table:table-cell table:formula="of:=IF(OR([.$J93]=[.AO$1];[.$K93]=[.AO$1];[.$L93]=[.AO$1];[.$M93]=[.AO$1];[.$N93]);[.$A93];&quot;&quot;)">
            <text:p/>
          </table:table-cell>
          <table:table-cell table:formula="of:=IF(OR([.$J93]=[.AP$1];[.$K93]=[.AP$1];[.$L93]=[.AP$1];[.$M93]=[.AP$1];[.$N93]);[.$A93];&quot;&quot;)">
            <text:p/>
          </table:table-cell>
          <table:table-cell table:formula="of:=IF(OR([.$J93]=[.AQ$1];[.$K93]=[.AQ$1];[.$L93]=[.AQ$1];[.$M93]=[.AQ$1];[.$N93]);[.$A93];&quot;&quot;)">
            <text:p/>
          </table:table-cell>
          <table:table-cell table:formula="of:=IF(OR([.$J93]=[.AR$1];[.$K93]=[.AR$1];[.$L93]=[.AR$1];[.$M93]=[.AR$1];[.$N93]);[.$A93];&quot;&quot;)">
            <text:p/>
          </table:table-cell>
          <table:table-cell/>
          <table:table-cell table:formula="of:=IF([.$E93]=[.AT$1];[.$A93];&quot;&quot;)">
            <text:p/>
          </table:table-cell>
          <table:table-cell table:formula="of:=IF([.$E93]=[.AU$1];[.$A93];&quot;&quot;)">
            <text:p/>
          </table:table-cell>
          <table:table-cell table:formula="of:=IF([.$E93]=[.AV$1];[.$A93];&quot;&quot;)">
            <text:p/>
          </table:table-cell>
          <table:table-cell table:formula="of:=IF([.$E93]=[.AW$1];[.$A93];&quot;&quot;)">
            <text:p/>
          </table:table-cell>
          <table:table-cell table:formula="of:=IF([.$E93]=[.AX$1];[.$A93];&quot;&quot;)">
            <text:p/>
          </table:table-cell>
          <table:table-cell table:formula="of:=IF([.$E93]=[.AY$1];[.$A93];&quot;&quot;)">
            <text:p/>
          </table:table-cell>
          <table:table-cell table:formula="of:=IF([.$E93]=[.AZ$1];[.$A93];&quot;&quot;)">
            <text:p/>
          </table:table-cell>
          <table:table-cell table:formula="of:=IF([.$E93]=[.BA$1];[.$A93];&quot;&quot;)">
            <text:p/>
          </table:table-cell>
          <table:table-cell table:formula="of:=IF([.$E93]=[.BB$1];[.$A93];&quot;&quot;)">
            <text:p/>
          </table:table-cell>
          <table:table-cell table:formula="of:=IF([.$E93]=[.BC$1];[.$A93];&quot;&quot;)">
            <text:p/>
          </table:table-cell>
          <table:table-cell table:formula="of:=IF([.$E93]=[.BD$1];[.$A93];&quot;&quot;)">
            <text:p/>
          </table:table-cell>
          <table:table-cell table:formula="of:=IF([.$E93]=[.BE$1];[.$A93];&quot;&quot;)">
            <text:p/>
          </table:table-cell>
          <table:table-cell table:formula="of:=IF([.$E93]=[.BF$1];[.$A93];&quot;&quot;)">
            <text:p/>
          </table:table-cell>
          <table:table-cell table:formula="of:=IF([.$E93]=[.BG$1];[.$A93];&quot;&quot;)">
            <text:p/>
          </table:table-cell>
          <table:table-cell table:formula="of:=IF([.$E93]=[.BH$1];[.$A93];&quot;&quot;)">
            <text:p/>
          </table:table-cell>
          <table:table-cell table:formula="of:=IF([.$E93]=[.BI$1];[.$A93];&quot;&quot;)">
            <text:p/>
          </table:table-cell>
          <table:table-cell table:formula="of:=IF([.$E93]=[.BJ$1];[.$A93];&quot;&quot;)" office:value-type="float" office:value="92" calcext:value-type="float">
            <text:p>92</text:p>
          </table:table-cell>
          <table:table-cell table:formula="of:=IF([.$E93]=[.BK$1];[.$A93];&quot;&quot;)">
            <text:p/>
          </table:table-cell>
          <table:table-cell table:formula="of:=IF([.$E93]=[.BL$1];[.$A93];&quot;&quot;)">
            <text:p/>
          </table:table-cell>
          <table:table-cell table:formula="of:=IF([.$E93]=[.BM$1];[.$A93];&quot;&quot;)">
            <text:p/>
          </table:table-cell>
          <table:table-cell table:formula="of:=IF([.$E93]=[.BN$1];[.$A93];&quot;&quot;)">
            <text:p/>
          </table:table-cell>
          <table:table-cell table:formula="of:=IF([.$E93]=[.BO$1];[.$A93];&quot;&quot;)">
            <text:p/>
          </table:table-cell>
          <table:table-cell table:formula="of:=IF([.$E93]=[.BP$1];[.$A93];&quot;&quot;)">
            <text:p/>
          </table:table-cell>
          <table:table-cell table:formula="of:=IF([.$E93]=[.BQ$1];[.$A93];&quot;&quot;)">
            <text:p/>
          </table:table-cell>
          <table:table-cell table:formula="of:=IF([.$E93]=[.BR$1];[.$A93];&quot;&quot;)">
            <text:p/>
          </table:table-cell>
          <table:table-cell table:formula="of:=IF([.$E93]=[.BS$1];[.$A93];&quot;&quot;)">
            <text:p/>
          </table:table-cell>
          <table:table-cell table:formula="of:=IF([.$E93]=[.BT$1];[.$A93];&quot;&quot;)">
            <text:p/>
          </table:table-cell>
          <table:table-cell table:formula="of:=IF([.$E93]=[.BU$1];[.$A93];&quot;&quot;)">
            <text:p/>
          </table:table-cell>
          <table:table-cell table:formula="of:=IF([.$E93]=[.BV$1];[.$A93];&quot;&quot;)">
            <text:p/>
          </table:table-cell>
          <table:table-cell table:formula="of:=IF([.$E93]=[.BW$1];[.$A93];&quot;&quot;)">
            <text:p/>
          </table:table-cell>
          <table:table-cell table:formula="of:=IF([.$E93]=[.BX$1];[.$A93];&quot;&quot;)">
            <text:p/>
          </table:table-cell>
          <table:table-cell table:formula="of:=IF([.$E93]=[.BY$1];[.$A93];&quot;&quot;)">
            <text:p/>
          </table:table-cell>
          <table:table-cell table:formula="of:=IF([.$E93]=[.BZ$1];[.$A93];&quot;&quot;)">
            <text:p/>
          </table:table-cell>
          <table:table-cell table:formula="of:=IF([.$E93]=[.CA$1];[.$A93];&quot;&quot;)">
            <text:p/>
          </table:table-cell>
          <table:table-cell table:formula="of:=IF([.$E93]=[.CB$1];[.$A93];&quot;&quot;)">
            <text:p/>
          </table:table-cell>
          <table:table-cell table:formula="of:=IF([.$E93]=[.CC$1];[.$A93];&quot;&quot;)">
            <text:p/>
          </table:table-cell>
          <table:table-cell table:formula="of:=IF([.$E93]=[.CD$1];[.$A93];&quot;&quot;)">
            <text:p/>
          </table:table-cell>
          <table:table-cell table:formula="of:=IF([.$E93]=[.CE$1];[.$A93];&quot;&quot;)">
            <text:p/>
          </table:table-cell>
          <table:table-cell table:formula="of:=IF([.$E93]=[.CF$1];[.$A93];&quot;&quot;)">
            <text:p/>
          </table:table-cell>
          <table:table-cell table:formula="of:=IF([.$E93]=[.CG$1];[.$A93];&quot;&quot;)">
            <text:p/>
          </table:table-cell>
          <table:table-cell table:formula="of:=IF([.$E93]=[.CH$1];[.$A93];&quot;&quot;)">
            <text:p/>
          </table:table-cell>
          <table:table-cell table:formula="of:=IF([.$E93]=[.CI$1];[.$A93];&quot;&quot;)">
            <text:p/>
          </table:table-cell>
          <table:table-cell table:formula="of:=IF([.$E93]=[.CJ$1];[.$A93];&quot;&quot;)">
            <text:p/>
          </table:table-cell>
          <table:table-cell table:formula="of:=IF([.$E93]=[.CK$1];[.$A93];&quot;&quot;)">
            <text:p/>
          </table:table-cell>
          <table:table-cell table:formula="of:=IF([.$E93]=[.CL$1];[.$A93];&quot;&quot;)">
            <text:p/>
          </table:table-cell>
          <table:table-cell table:formula="of:=IF([.$E93]=[.CM$1];[.$A93];&quot;&quot;)">
            <text:p/>
          </table:table-cell>
          <table:table-cell table:formula="of:=IF([.$E93]=[.CN$1];[.$A93];&quot;&quot;)">
            <text:p/>
          </table:table-cell>
          <table:table-cell table:formula="of:=IF([.$E93]=[.CO$1];[.$A93];&quot;&quot;)">
            <text:p/>
          </table:table-cell>
          <table:table-cell table:formula="of:=IF([.$E93]=[.CP$1];[.$A93];&quot;&quot;)">
            <text:p/>
          </table:table-cell>
          <table:table-cell table:formula="of:=IF([.$E93]=[.CQ$1];[.$A9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Itch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Peter Blake</text:p>
          </table:table-cell>
          <table:table-cell office:value-type="float" office:value="13.06" calcext:value-type="float">
            <text:p>13.06</text:p>
          </table:table-cell>
          <table:table-cell office:value-type="float" office:value="14" calcext:value-type="float">
            <text:p>14</text:p>
          </table:table-cell>
          <table:table-cell office:value-type="date" office:date-value="2008-11-11" calcext:value-type="date">
            <text:p>2008-11-11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94]=[.O$1];[.$K94]=[.O$1];[.$L94]=[.O$1];[.$M94]=[.O$1];[.$N94]);[.$A94];&quot;&quot;)">
            <text:p/>
          </table:table-cell>
          <table:table-cell table:formula="of:=IF(OR([.$J94]=[.P$1];[.$K94]=[.P$1];[.$L94]=[.P$1];[.$M94]=[.P$1];[.$N94]);[.$A94];&quot;&quot;)">
            <text:p/>
          </table:table-cell>
          <table:table-cell table:formula="of:=IF(OR([.$J94]=[.Q$1];[.$K94]=[.Q$1];[.$L94]=[.Q$1];[.$M94]=[.Q$1];[.$N94]);[.$A94];&quot;&quot;)" office:value-type="float" office:value="93" calcext:value-type="float">
            <text:p>93</text:p>
          </table:table-cell>
          <table:table-cell table:formula="of:=IF(OR([.$J94]=[.R$1];[.$K94]=[.R$1];[.$L94]=[.R$1];[.$M94]=[.R$1];[.$N94]);[.$A94];&quot;&quot;)">
            <text:p/>
          </table:table-cell>
          <table:table-cell table:formula="of:=IF(OR([.$J94]=[.S$1];[.$K94]=[.S$1];[.$L94]=[.S$1];[.$M94]=[.S$1];[.$N94]);[.$A94];&quot;&quot;)">
            <text:p/>
          </table:table-cell>
          <table:table-cell table:formula="of:=IF(OR([.$J94]=[.T$1];[.$K94]=[.T$1];[.$L94]=[.T$1];[.$M94]=[.T$1];[.$N94]);[.$A94];&quot;&quot;)">
            <text:p/>
          </table:table-cell>
          <table:table-cell table:formula="of:=IF(OR([.$J94]=[.U$1];[.$K94]=[.U$1];[.$L94]=[.U$1];[.$M94]=[.U$1];[.$N94]);[.$A94];&quot;&quot;)">
            <text:p/>
          </table:table-cell>
          <table:table-cell table:formula="of:=IF(OR([.$J94]=[.V$1];[.$K94]=[.V$1];[.$L94]=[.V$1];[.$M94]=[.V$1];[.$N94]);[.$A94];&quot;&quot;)">
            <text:p/>
          </table:table-cell>
          <table:table-cell table:formula="of:=IF(OR([.$J94]=[.W$1];[.$K94]=[.W$1];[.$L94]=[.W$1];[.$M94]=[.W$1];[.$N94]);[.$A94];&quot;&quot;)">
            <text:p/>
          </table:table-cell>
          <table:table-cell table:formula="of:=IF(OR([.$J94]=[.X$1];[.$K94]=[.X$1];[.$L94]=[.X$1];[.$M94]=[.X$1];[.$N94]);[.$A94];&quot;&quot;)">
            <text:p/>
          </table:table-cell>
          <table:table-cell table:formula="of:=IF(OR([.$J94]=[.Y$1];[.$K94]=[.Y$1];[.$L94]=[.Y$1];[.$M94]=[.Y$1];[.$N94]);[.$A94];&quot;&quot;)">
            <text:p/>
          </table:table-cell>
          <table:table-cell table:formula="of:=IF(OR([.$J94]=[.Z$1];[.$K94]=[.Z$1];[.$L94]=[.Z$1];[.$M94]=[.Z$1];[.$N94]);[.$A94];&quot;&quot;)">
            <text:p/>
          </table:table-cell>
          <table:table-cell table:formula="of:=IF(OR([.$J94]=[.AA$1];[.$K94]=[.AA$1];[.$L94]=[.AA$1];[.$M94]=[.AA$1];[.$N94]);[.$A94];&quot;&quot;)">
            <text:p/>
          </table:table-cell>
          <table:table-cell table:formula="of:=IF(OR([.$J94]=[.AB$1];[.$K94]=[.AB$1];[.$L94]=[.AB$1];[.$M94]=[.AB$1];[.$N94]);[.$A94];&quot;&quot;)">
            <text:p/>
          </table:table-cell>
          <table:table-cell table:formula="of:=IF(OR([.$J94]=[.AC$1];[.$K94]=[.AC$1];[.$L94]=[.AC$1];[.$M94]=[.AC$1];[.$N94]);[.$A94];&quot;&quot;)">
            <text:p/>
          </table:table-cell>
          <table:table-cell table:formula="of:=IF(OR([.$J94]=[.AD$1];[.$K94]=[.AD$1];[.$L94]=[.AD$1];[.$M94]=[.AD$1];[.$N94]);[.$A94];&quot;&quot;)">
            <text:p/>
          </table:table-cell>
          <table:table-cell table:formula="of:=IF(OR([.$J94]=[.AE$1];[.$K94]=[.AE$1];[.$L94]=[.AE$1];[.$M94]=[.AE$1];[.$N94]);[.$A94];&quot;&quot;)">
            <text:p/>
          </table:table-cell>
          <table:table-cell table:formula="of:=IF(OR([.$J94]=[.AF$1];[.$K94]=[.AF$1];[.$L94]=[.AF$1];[.$M94]=[.AF$1];[.$N94]);[.$A94];&quot;&quot;)">
            <text:p/>
          </table:table-cell>
          <table:table-cell table:formula="of:=IF(OR([.$J94]=[.AG$1];[.$K94]=[.AG$1];[.$L94]=[.AG$1];[.$M94]=[.AG$1];[.$N94]);[.$A94];&quot;&quot;)">
            <text:p/>
          </table:table-cell>
          <table:table-cell table:formula="of:=IF(OR([.$J94]=[.AH$1];[.$K94]=[.AH$1];[.$L94]=[.AH$1];[.$M94]=[.AH$1];[.$N94]);[.$A94];&quot;&quot;)">
            <text:p/>
          </table:table-cell>
          <table:table-cell table:formula="of:=IF(OR([.$J94]=[.AI$1];[.$K94]=[.AI$1];[.$L94]=[.AI$1];[.$M94]=[.AI$1];[.$N94]);[.$A94];&quot;&quot;)">
            <text:p/>
          </table:table-cell>
          <table:table-cell table:formula="of:=IF(OR([.$J94]=[.AJ$1];[.$K94]=[.AJ$1];[.$L94]=[.AJ$1];[.$M94]=[.AJ$1];[.$N94]);[.$A94];&quot;&quot;)">
            <text:p/>
          </table:table-cell>
          <table:table-cell table:formula="of:=IF(OR([.$J94]=[.AK$1];[.$K94]=[.AK$1];[.$L94]=[.AK$1];[.$M94]=[.AK$1];[.$N94]);[.$A94];&quot;&quot;)">
            <text:p/>
          </table:table-cell>
          <table:table-cell table:formula="of:=IF(OR([.$J94]=[.AL$1];[.$K94]=[.AL$1];[.$L94]=[.AL$1];[.$M94]=[.AL$1];[.$N94]);[.$A94];&quot;&quot;)">
            <text:p/>
          </table:table-cell>
          <table:table-cell table:formula="of:=IF(OR([.$J94]=[.AM$1];[.$K94]=[.AM$1];[.$L94]=[.AM$1];[.$M94]=[.AM$1];[.$N94]);[.$A94];&quot;&quot;)">
            <text:p/>
          </table:table-cell>
          <table:table-cell table:formula="of:=IF(OR([.$J94]=[.AN$1];[.$K94]=[.AN$1];[.$L94]=[.AN$1];[.$M94]=[.AN$1];[.$N94]);[.$A94];&quot;&quot;)">
            <text:p/>
          </table:table-cell>
          <table:table-cell table:formula="of:=IF(OR([.$J94]=[.AO$1];[.$K94]=[.AO$1];[.$L94]=[.AO$1];[.$M94]=[.AO$1];[.$N94]);[.$A94];&quot;&quot;)">
            <text:p/>
          </table:table-cell>
          <table:table-cell table:formula="of:=IF(OR([.$J94]=[.AP$1];[.$K94]=[.AP$1];[.$L94]=[.AP$1];[.$M94]=[.AP$1];[.$N94]);[.$A94];&quot;&quot;)">
            <text:p/>
          </table:table-cell>
          <table:table-cell table:formula="of:=IF(OR([.$J94]=[.AQ$1];[.$K94]=[.AQ$1];[.$L94]=[.AQ$1];[.$M94]=[.AQ$1];[.$N94]);[.$A94];&quot;&quot;)">
            <text:p/>
          </table:table-cell>
          <table:table-cell table:formula="of:=IF(OR([.$J94]=[.AR$1];[.$K94]=[.AR$1];[.$L94]=[.AR$1];[.$M94]=[.AR$1];[.$N94]);[.$A94];&quot;&quot;)">
            <text:p/>
          </table:table-cell>
          <table:table-cell/>
          <table:table-cell table:formula="of:=IF([.$E94]=[.AT$1];[.$A94];&quot;&quot;)">
            <text:p/>
          </table:table-cell>
          <table:table-cell table:formula="of:=IF([.$E94]=[.AU$1];[.$A94];&quot;&quot;)">
            <text:p/>
          </table:table-cell>
          <table:table-cell table:formula="of:=IF([.$E94]=[.AV$1];[.$A94];&quot;&quot;)">
            <text:p/>
          </table:table-cell>
          <table:table-cell table:formula="of:=IF([.$E94]=[.AW$1];[.$A94];&quot;&quot;)" office:value-type="float" office:value="93" calcext:value-type="float">
            <text:p>93</text:p>
          </table:table-cell>
          <table:table-cell table:formula="of:=IF([.$E94]=[.AX$1];[.$A94];&quot;&quot;)">
            <text:p/>
          </table:table-cell>
          <table:table-cell table:formula="of:=IF([.$E94]=[.AY$1];[.$A94];&quot;&quot;)">
            <text:p/>
          </table:table-cell>
          <table:table-cell table:formula="of:=IF([.$E94]=[.AZ$1];[.$A94];&quot;&quot;)">
            <text:p/>
          </table:table-cell>
          <table:table-cell table:formula="of:=IF([.$E94]=[.BA$1];[.$A94];&quot;&quot;)">
            <text:p/>
          </table:table-cell>
          <table:table-cell table:formula="of:=IF([.$E94]=[.BB$1];[.$A94];&quot;&quot;)">
            <text:p/>
          </table:table-cell>
          <table:table-cell table:formula="of:=IF([.$E94]=[.BC$1];[.$A94];&quot;&quot;)">
            <text:p/>
          </table:table-cell>
          <table:table-cell table:formula="of:=IF([.$E94]=[.BD$1];[.$A94];&quot;&quot;)">
            <text:p/>
          </table:table-cell>
          <table:table-cell table:formula="of:=IF([.$E94]=[.BE$1];[.$A94];&quot;&quot;)">
            <text:p/>
          </table:table-cell>
          <table:table-cell table:formula="of:=IF([.$E94]=[.BF$1];[.$A94];&quot;&quot;)">
            <text:p/>
          </table:table-cell>
          <table:table-cell table:formula="of:=IF([.$E94]=[.BG$1];[.$A94];&quot;&quot;)">
            <text:p/>
          </table:table-cell>
          <table:table-cell table:formula="of:=IF([.$E94]=[.BH$1];[.$A94];&quot;&quot;)">
            <text:p/>
          </table:table-cell>
          <table:table-cell table:formula="of:=IF([.$E94]=[.BI$1];[.$A94];&quot;&quot;)">
            <text:p/>
          </table:table-cell>
          <table:table-cell table:formula="of:=IF([.$E94]=[.BJ$1];[.$A94];&quot;&quot;)">
            <text:p/>
          </table:table-cell>
          <table:table-cell table:formula="of:=IF([.$E94]=[.BK$1];[.$A94];&quot;&quot;)">
            <text:p/>
          </table:table-cell>
          <table:table-cell table:formula="of:=IF([.$E94]=[.BL$1];[.$A94];&quot;&quot;)">
            <text:p/>
          </table:table-cell>
          <table:table-cell table:formula="of:=IF([.$E94]=[.BM$1];[.$A94];&quot;&quot;)">
            <text:p/>
          </table:table-cell>
          <table:table-cell table:formula="of:=IF([.$E94]=[.BN$1];[.$A94];&quot;&quot;)">
            <text:p/>
          </table:table-cell>
          <table:table-cell table:formula="of:=IF([.$E94]=[.BO$1];[.$A94];&quot;&quot;)">
            <text:p/>
          </table:table-cell>
          <table:table-cell table:formula="of:=IF([.$E94]=[.BP$1];[.$A94];&quot;&quot;)">
            <text:p/>
          </table:table-cell>
          <table:table-cell table:formula="of:=IF([.$E94]=[.BQ$1];[.$A94];&quot;&quot;)">
            <text:p/>
          </table:table-cell>
          <table:table-cell table:formula="of:=IF([.$E94]=[.BR$1];[.$A94];&quot;&quot;)">
            <text:p/>
          </table:table-cell>
          <table:table-cell table:formula="of:=IF([.$E94]=[.BS$1];[.$A94];&quot;&quot;)">
            <text:p/>
          </table:table-cell>
          <table:table-cell table:formula="of:=IF([.$E94]=[.BT$1];[.$A94];&quot;&quot;)">
            <text:p/>
          </table:table-cell>
          <table:table-cell table:formula="of:=IF([.$E94]=[.BU$1];[.$A94];&quot;&quot;)">
            <text:p/>
          </table:table-cell>
          <table:table-cell table:formula="of:=IF([.$E94]=[.BV$1];[.$A94];&quot;&quot;)">
            <text:p/>
          </table:table-cell>
          <table:table-cell table:formula="of:=IF([.$E94]=[.BW$1];[.$A94];&quot;&quot;)">
            <text:p/>
          </table:table-cell>
          <table:table-cell table:formula="of:=IF([.$E94]=[.BX$1];[.$A94];&quot;&quot;)">
            <text:p/>
          </table:table-cell>
          <table:table-cell table:formula="of:=IF([.$E94]=[.BY$1];[.$A94];&quot;&quot;)">
            <text:p/>
          </table:table-cell>
          <table:table-cell table:formula="of:=IF([.$E94]=[.BZ$1];[.$A94];&quot;&quot;)">
            <text:p/>
          </table:table-cell>
          <table:table-cell table:formula="of:=IF([.$E94]=[.CA$1];[.$A94];&quot;&quot;)">
            <text:p/>
          </table:table-cell>
          <table:table-cell table:formula="of:=IF([.$E94]=[.CB$1];[.$A94];&quot;&quot;)">
            <text:p/>
          </table:table-cell>
          <table:table-cell table:formula="of:=IF([.$E94]=[.CC$1];[.$A94];&quot;&quot;)">
            <text:p/>
          </table:table-cell>
          <table:table-cell table:formula="of:=IF([.$E94]=[.CD$1];[.$A94];&quot;&quot;)">
            <text:p/>
          </table:table-cell>
          <table:table-cell table:formula="of:=IF([.$E94]=[.CE$1];[.$A94];&quot;&quot;)">
            <text:p/>
          </table:table-cell>
          <table:table-cell table:formula="of:=IF([.$E94]=[.CF$1];[.$A94];&quot;&quot;)">
            <text:p/>
          </table:table-cell>
          <table:table-cell table:formula="of:=IF([.$E94]=[.CG$1];[.$A94];&quot;&quot;)">
            <text:p/>
          </table:table-cell>
          <table:table-cell table:formula="of:=IF([.$E94]=[.CH$1];[.$A94];&quot;&quot;)">
            <text:p/>
          </table:table-cell>
          <table:table-cell table:formula="of:=IF([.$E94]=[.CI$1];[.$A94];&quot;&quot;)">
            <text:p/>
          </table:table-cell>
          <table:table-cell table:formula="of:=IF([.$E94]=[.CJ$1];[.$A94];&quot;&quot;)">
            <text:p/>
          </table:table-cell>
          <table:table-cell table:formula="of:=IF([.$E94]=[.CK$1];[.$A94];&quot;&quot;)">
            <text:p/>
          </table:table-cell>
          <table:table-cell table:formula="of:=IF([.$E94]=[.CL$1];[.$A94];&quot;&quot;)">
            <text:p/>
          </table:table-cell>
          <table:table-cell table:formula="of:=IF([.$E94]=[.CM$1];[.$A94];&quot;&quot;)">
            <text:p/>
          </table:table-cell>
          <table:table-cell table:formula="of:=IF([.$E94]=[.CN$1];[.$A94];&quot;&quot;)">
            <text:p/>
          </table:table-cell>
          <table:table-cell table:formula="of:=IF([.$E94]=[.CO$1];[.$A94];&quot;&quot;)">
            <text:p/>
          </table:table-cell>
          <table:table-cell table:formula="of:=IF([.$E94]=[.CP$1];[.$A94];&quot;&quot;)">
            <text:p/>
          </table:table-cell>
          <table:table-cell table:formula="of:=IF([.$E94]=[.CQ$1];[.$A9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ancipation</text:p>
          </table:table-cell>
          <table:table-cell office:value-type="string" calcext:value-type="string">
            <text:p>Jim Hayman</text:p>
          </table:table-cell>
          <table:table-cell office:value-type="string" calcext:value-type="string">
            <text:p>Pamela Davis, Leonard Dick</text:p>
          </table:table-cell>
          <table:table-cell office:value-type="float" office:value="13.26" calcext:value-type="float">
            <text:p>13.26</text:p>
          </table:table-cell>
          <table:table-cell office:value-type="float" office:value="13" calcext:value-type="float">
            <text:p>13</text:p>
          </table:table-cell>
          <table:table-cell office:value-type="date" office:date-value="2008-11-18" calcext:value-type="date">
            <text:p>2008-11-18</text:p>
          </table:table-cell>
          <table:table-cell office:value-type="string" calcext:value-type="string">
            <text:p>Pamela Davis</text:p>
          </table:table-cell>
          <table:table-cell office:value-type="string" calcext:value-type="string">
            <text:p>Leonard Dick</text:p>
          </table:table-cell>
          <table:table-cell table:number-columns-repeated="3"/>
          <table:table-cell table:formula="of:=IF(OR([.$J95]=[.O$1];[.$K95]=[.O$1];[.$L95]=[.O$1];[.$M95]=[.O$1];[.$N95]);[.$A95];&quot;&quot;)">
            <text:p/>
          </table:table-cell>
          <table:table-cell table:formula="of:=IF(OR([.$J95]=[.P$1];[.$K95]=[.P$1];[.$L95]=[.P$1];[.$M95]=[.P$1];[.$N95]);[.$A95];&quot;&quot;)">
            <text:p/>
          </table:table-cell>
          <table:table-cell table:formula="of:=IF(OR([.$J95]=[.Q$1];[.$K95]=[.Q$1];[.$L95]=[.Q$1];[.$M95]=[.Q$1];[.$N95]);[.$A95];&quot;&quot;)">
            <text:p/>
          </table:table-cell>
          <table:table-cell table:formula="of:=IF(OR([.$J95]=[.R$1];[.$K95]=[.R$1];[.$L95]=[.R$1];[.$M95]=[.R$1];[.$N95]);[.$A95];&quot;&quot;)">
            <text:p/>
          </table:table-cell>
          <table:table-cell table:formula="of:=IF(OR([.$J95]=[.S$1];[.$K95]=[.S$1];[.$L95]=[.S$1];[.$M95]=[.S$1];[.$N95]);[.$A95];&quot;&quot;)">
            <text:p/>
          </table:table-cell>
          <table:table-cell table:formula="of:=IF(OR([.$J95]=[.T$1];[.$K95]=[.T$1];[.$L95]=[.T$1];[.$M95]=[.T$1];[.$N95]);[.$A95];&quot;&quot;)">
            <text:p/>
          </table:table-cell>
          <table:table-cell table:formula="of:=IF(OR([.$J95]=[.U$1];[.$K95]=[.U$1];[.$L95]=[.U$1];[.$M95]=[.U$1];[.$N95]);[.$A95];&quot;&quot;)">
            <text:p/>
          </table:table-cell>
          <table:table-cell table:formula="of:=IF(OR([.$J95]=[.V$1];[.$K95]=[.V$1];[.$L95]=[.V$1];[.$M95]=[.V$1];[.$N95]);[.$A95];&quot;&quot;)">
            <text:p/>
          </table:table-cell>
          <table:table-cell table:formula="of:=IF(OR([.$J95]=[.W$1];[.$K95]=[.W$1];[.$L95]=[.W$1];[.$M95]=[.W$1];[.$N95]);[.$A95];&quot;&quot;)">
            <text:p/>
          </table:table-cell>
          <table:table-cell table:formula="of:=IF(OR([.$J95]=[.X$1];[.$K95]=[.X$1];[.$L95]=[.X$1];[.$M95]=[.X$1];[.$N95]);[.$A95];&quot;&quot;)">
            <text:p/>
          </table:table-cell>
          <table:table-cell table:formula="of:=IF(OR([.$J95]=[.Y$1];[.$K95]=[.Y$1];[.$L95]=[.Y$1];[.$M95]=[.Y$1];[.$N95]);[.$A95];&quot;&quot;)">
            <text:p/>
          </table:table-cell>
          <table:table-cell table:formula="of:=IF(OR([.$J95]=[.Z$1];[.$K95]=[.Z$1];[.$L95]=[.Z$1];[.$M95]=[.Z$1];[.$N95]);[.$A95];&quot;&quot;)">
            <text:p/>
          </table:table-cell>
          <table:table-cell table:formula="of:=IF(OR([.$J95]=[.AA$1];[.$K95]=[.AA$1];[.$L95]=[.AA$1];[.$M95]=[.AA$1];[.$N95]);[.$A95];&quot;&quot;)">
            <text:p/>
          </table:table-cell>
          <table:table-cell table:formula="of:=IF(OR([.$J95]=[.AB$1];[.$K95]=[.AB$1];[.$L95]=[.AB$1];[.$M95]=[.AB$1];[.$N95]);[.$A95];&quot;&quot;)">
            <text:p/>
          </table:table-cell>
          <table:table-cell table:formula="of:=IF(OR([.$J95]=[.AC$1];[.$K95]=[.AC$1];[.$L95]=[.AC$1];[.$M95]=[.AC$1];[.$N95]);[.$A95];&quot;&quot;)">
            <text:p/>
          </table:table-cell>
          <table:table-cell table:formula="of:=IF(OR([.$J95]=[.AD$1];[.$K95]=[.AD$1];[.$L95]=[.AD$1];[.$M95]=[.AD$1];[.$N95]);[.$A95];&quot;&quot;)" office:value-type="float" office:value="94" calcext:value-type="float">
            <text:p>94</text:p>
          </table:table-cell>
          <table:table-cell table:formula="of:=IF(OR([.$J95]=[.AE$1];[.$K95]=[.AE$1];[.$L95]=[.AE$1];[.$M95]=[.AE$1];[.$N95]);[.$A95];&quot;&quot;)">
            <text:p/>
          </table:table-cell>
          <table:table-cell table:formula="of:=IF(OR([.$J95]=[.AF$1];[.$K95]=[.AF$1];[.$L95]=[.AF$1];[.$M95]=[.AF$1];[.$N95]);[.$A95];&quot;&quot;)">
            <text:p/>
          </table:table-cell>
          <table:table-cell table:formula="of:=IF(OR([.$J95]=[.AG$1];[.$K95]=[.AG$1];[.$L95]=[.AG$1];[.$M95]=[.AG$1];[.$N95]);[.$A95];&quot;&quot;)">
            <text:p/>
          </table:table-cell>
          <table:table-cell table:formula="of:=IF(OR([.$J95]=[.AH$1];[.$K95]=[.AH$1];[.$L95]=[.AH$1];[.$M95]=[.AH$1];[.$N95]);[.$A95];&quot;&quot;)" office:value-type="float" office:value="94" calcext:value-type="float">
            <text:p>94</text:p>
          </table:table-cell>
          <table:table-cell table:formula="of:=IF(OR([.$J95]=[.AI$1];[.$K95]=[.AI$1];[.$L95]=[.AI$1];[.$M95]=[.AI$1];[.$N95]);[.$A95];&quot;&quot;)">
            <text:p/>
          </table:table-cell>
          <table:table-cell table:formula="of:=IF(OR([.$J95]=[.AJ$1];[.$K95]=[.AJ$1];[.$L95]=[.AJ$1];[.$M95]=[.AJ$1];[.$N95]);[.$A95];&quot;&quot;)">
            <text:p/>
          </table:table-cell>
          <table:table-cell table:formula="of:=IF(OR([.$J95]=[.AK$1];[.$K95]=[.AK$1];[.$L95]=[.AK$1];[.$M95]=[.AK$1];[.$N95]);[.$A95];&quot;&quot;)">
            <text:p/>
          </table:table-cell>
          <table:table-cell table:formula="of:=IF(OR([.$J95]=[.AL$1];[.$K95]=[.AL$1];[.$L95]=[.AL$1];[.$M95]=[.AL$1];[.$N95]);[.$A95];&quot;&quot;)">
            <text:p/>
          </table:table-cell>
          <table:table-cell table:formula="of:=IF(OR([.$J95]=[.AM$1];[.$K95]=[.AM$1];[.$L95]=[.AM$1];[.$M95]=[.AM$1];[.$N95]);[.$A95];&quot;&quot;)">
            <text:p/>
          </table:table-cell>
          <table:table-cell table:formula="of:=IF(OR([.$J95]=[.AN$1];[.$K95]=[.AN$1];[.$L95]=[.AN$1];[.$M95]=[.AN$1];[.$N95]);[.$A95];&quot;&quot;)">
            <text:p/>
          </table:table-cell>
          <table:table-cell table:formula="of:=IF(OR([.$J95]=[.AO$1];[.$K95]=[.AO$1];[.$L95]=[.AO$1];[.$M95]=[.AO$1];[.$N95]);[.$A95];&quot;&quot;)">
            <text:p/>
          </table:table-cell>
          <table:table-cell table:formula="of:=IF(OR([.$J95]=[.AP$1];[.$K95]=[.AP$1];[.$L95]=[.AP$1];[.$M95]=[.AP$1];[.$N95]);[.$A95];&quot;&quot;)">
            <text:p/>
          </table:table-cell>
          <table:table-cell table:formula="of:=IF(OR([.$J95]=[.AQ$1];[.$K95]=[.AQ$1];[.$L95]=[.AQ$1];[.$M95]=[.AQ$1];[.$N95]);[.$A95];&quot;&quot;)">
            <text:p/>
          </table:table-cell>
          <table:table-cell table:formula="of:=IF(OR([.$J95]=[.AR$1];[.$K95]=[.AR$1];[.$L95]=[.AR$1];[.$M95]=[.AR$1];[.$N95]);[.$A95];&quot;&quot;)">
            <text:p/>
          </table:table-cell>
          <table:table-cell/>
          <table:table-cell table:formula="of:=IF([.$E95]=[.AT$1];[.$A95];&quot;&quot;)">
            <text:p/>
          </table:table-cell>
          <table:table-cell table:formula="of:=IF([.$E95]=[.AU$1];[.$A95];&quot;&quot;)">
            <text:p/>
          </table:table-cell>
          <table:table-cell table:formula="of:=IF([.$E95]=[.AV$1];[.$A95];&quot;&quot;)">
            <text:p/>
          </table:table-cell>
          <table:table-cell table:formula="of:=IF([.$E95]=[.AW$1];[.$A95];&quot;&quot;)">
            <text:p/>
          </table:table-cell>
          <table:table-cell table:formula="of:=IF([.$E95]=[.AX$1];[.$A95];&quot;&quot;)">
            <text:p/>
          </table:table-cell>
          <table:table-cell table:formula="of:=IF([.$E95]=[.AY$1];[.$A95];&quot;&quot;)">
            <text:p/>
          </table:table-cell>
          <table:table-cell table:formula="of:=IF([.$E95]=[.AZ$1];[.$A95];&quot;&quot;)">
            <text:p/>
          </table:table-cell>
          <table:table-cell table:formula="of:=IF([.$E95]=[.BA$1];[.$A95];&quot;&quot;)">
            <text:p/>
          </table:table-cell>
          <table:table-cell table:formula="of:=IF([.$E95]=[.BB$1];[.$A95];&quot;&quot;)">
            <text:p/>
          </table:table-cell>
          <table:table-cell table:formula="of:=IF([.$E95]=[.BC$1];[.$A95];&quot;&quot;)">
            <text:p/>
          </table:table-cell>
          <table:table-cell table:formula="of:=IF([.$E95]=[.BD$1];[.$A95];&quot;&quot;)">
            <text:p/>
          </table:table-cell>
          <table:table-cell table:formula="of:=IF([.$E95]=[.BE$1];[.$A95];&quot;&quot;)">
            <text:p/>
          </table:table-cell>
          <table:table-cell table:formula="of:=IF([.$E95]=[.BF$1];[.$A95];&quot;&quot;)">
            <text:p/>
          </table:table-cell>
          <table:table-cell table:formula="of:=IF([.$E95]=[.BG$1];[.$A95];&quot;&quot;)">
            <text:p/>
          </table:table-cell>
          <table:table-cell table:formula="of:=IF([.$E95]=[.BH$1];[.$A95];&quot;&quot;)">
            <text:p/>
          </table:table-cell>
          <table:table-cell table:formula="of:=IF([.$E95]=[.BI$1];[.$A95];&quot;&quot;)">
            <text:p/>
          </table:table-cell>
          <table:table-cell table:formula="of:=IF([.$E95]=[.BJ$1];[.$A95];&quot;&quot;)">
            <text:p/>
          </table:table-cell>
          <table:table-cell table:formula="of:=IF([.$E95]=[.BK$1];[.$A95];&quot;&quot;)">
            <text:p/>
          </table:table-cell>
          <table:table-cell table:formula="of:=IF([.$E95]=[.BL$1];[.$A95];&quot;&quot;)">
            <text:p/>
          </table:table-cell>
          <table:table-cell table:formula="of:=IF([.$E95]=[.BM$1];[.$A95];&quot;&quot;)">
            <text:p/>
          </table:table-cell>
          <table:table-cell table:formula="of:=IF([.$E95]=[.BN$1];[.$A95];&quot;&quot;)">
            <text:p/>
          </table:table-cell>
          <table:table-cell table:formula="of:=IF([.$E95]=[.BO$1];[.$A95];&quot;&quot;)" office:value-type="float" office:value="94" calcext:value-type="float">
            <text:p>94</text:p>
          </table:table-cell>
          <table:table-cell table:formula="of:=IF([.$E95]=[.BP$1];[.$A95];&quot;&quot;)">
            <text:p/>
          </table:table-cell>
          <table:table-cell table:formula="of:=IF([.$E95]=[.BQ$1];[.$A95];&quot;&quot;)">
            <text:p/>
          </table:table-cell>
          <table:table-cell table:formula="of:=IF([.$E95]=[.BR$1];[.$A95];&quot;&quot;)">
            <text:p/>
          </table:table-cell>
          <table:table-cell table:formula="of:=IF([.$E95]=[.BS$1];[.$A95];&quot;&quot;)">
            <text:p/>
          </table:table-cell>
          <table:table-cell table:formula="of:=IF([.$E95]=[.BT$1];[.$A95];&quot;&quot;)">
            <text:p/>
          </table:table-cell>
          <table:table-cell table:formula="of:=IF([.$E95]=[.BU$1];[.$A95];&quot;&quot;)">
            <text:p/>
          </table:table-cell>
          <table:table-cell table:formula="of:=IF([.$E95]=[.BV$1];[.$A95];&quot;&quot;)">
            <text:p/>
          </table:table-cell>
          <table:table-cell table:formula="of:=IF([.$E95]=[.BW$1];[.$A95];&quot;&quot;)">
            <text:p/>
          </table:table-cell>
          <table:table-cell table:formula="of:=IF([.$E95]=[.BX$1];[.$A95];&quot;&quot;)">
            <text:p/>
          </table:table-cell>
          <table:table-cell table:formula="of:=IF([.$E95]=[.BY$1];[.$A95];&quot;&quot;)">
            <text:p/>
          </table:table-cell>
          <table:table-cell table:formula="of:=IF([.$E95]=[.BZ$1];[.$A95];&quot;&quot;)">
            <text:p/>
          </table:table-cell>
          <table:table-cell table:formula="of:=IF([.$E95]=[.CA$1];[.$A95];&quot;&quot;)">
            <text:p/>
          </table:table-cell>
          <table:table-cell table:formula="of:=IF([.$E95]=[.CB$1];[.$A95];&quot;&quot;)">
            <text:p/>
          </table:table-cell>
          <table:table-cell table:formula="of:=IF([.$E95]=[.CC$1];[.$A95];&quot;&quot;)">
            <text:p/>
          </table:table-cell>
          <table:table-cell table:formula="of:=IF([.$E95]=[.CD$1];[.$A95];&quot;&quot;)">
            <text:p/>
          </table:table-cell>
          <table:table-cell table:formula="of:=IF([.$E95]=[.CE$1];[.$A95];&quot;&quot;)">
            <text:p/>
          </table:table-cell>
          <table:table-cell table:formula="of:=IF([.$E95]=[.CF$1];[.$A95];&quot;&quot;)">
            <text:p/>
          </table:table-cell>
          <table:table-cell table:formula="of:=IF([.$E95]=[.CG$1];[.$A95];&quot;&quot;)">
            <text:p/>
          </table:table-cell>
          <table:table-cell table:formula="of:=IF([.$E95]=[.CH$1];[.$A95];&quot;&quot;)">
            <text:p/>
          </table:table-cell>
          <table:table-cell table:formula="of:=IF([.$E95]=[.CI$1];[.$A95];&quot;&quot;)">
            <text:p/>
          </table:table-cell>
          <table:table-cell table:formula="of:=IF([.$E95]=[.CJ$1];[.$A95];&quot;&quot;)">
            <text:p/>
          </table:table-cell>
          <table:table-cell table:formula="of:=IF([.$E95]=[.CK$1];[.$A95];&quot;&quot;)">
            <text:p/>
          </table:table-cell>
          <table:table-cell table:formula="of:=IF([.$E95]=[.CL$1];[.$A95];&quot;&quot;)">
            <text:p/>
          </table:table-cell>
          <table:table-cell table:formula="of:=IF([.$E95]=[.CM$1];[.$A95];&quot;&quot;)">
            <text:p/>
          </table:table-cell>
          <table:table-cell table:formula="of:=IF([.$E95]=[.CN$1];[.$A95];&quot;&quot;)">
            <text:p/>
          </table:table-cell>
          <table:table-cell table:formula="of:=IF([.$E95]=[.CO$1];[.$A95];&quot;&quot;)">
            <text:p/>
          </table:table-cell>
          <table:table-cell table:formula="of:=IF([.$E95]=[.CP$1];[.$A95];&quot;&quot;)">
            <text:p/>
          </table:table-cell>
          <table:table-cell table:formula="of:=IF([.$E95]=[.CQ$1];[.$A9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Katie Jacobs</text:p>
          </table:table-cell>
          <table:table-cell office:value-type="string" calcext:value-type="string">
            <text:p>Matthew V. Lewis, Eli Attie</text:p>
          </table:table-cell>
          <table:table-cell office:value-type="float" office:value="12.87" calcext:value-type="float">
            <text:p>12.87</text:p>
          </table:table-cell>
          <table:table-cell office:value-type="float" office:value="11" calcext:value-type="float">
            <text:p>11</text:p>
          </table:table-cell>
          <table:table-cell office:value-type="date" office:date-value="2008-11-25" calcext:value-type="date">
            <text:p>2008-11-25</text:p>
          </table:table-cell>
          <table:table-cell office:value-type="string" calcext:value-type="string">
            <text:p>Matthew V. Lewis</text:p>
          </table:table-cell>
          <table:table-cell office:value-type="string" calcext:value-type="string">
            <text:p>Eli Attie</text:p>
          </table:table-cell>
          <table:table-cell table:number-columns-repeated="3"/>
          <table:table-cell table:formula="of:=IF(OR([.$J96]=[.O$1];[.$K96]=[.O$1];[.$L96]=[.O$1];[.$M96]=[.O$1];[.$N96]);[.$A96];&quot;&quot;)">
            <text:p/>
          </table:table-cell>
          <table:table-cell table:formula="of:=IF(OR([.$J96]=[.P$1];[.$K96]=[.P$1];[.$L96]=[.P$1];[.$M96]=[.P$1];[.$N96]);[.$A96];&quot;&quot;)">
            <text:p/>
          </table:table-cell>
          <table:table-cell table:formula="of:=IF(OR([.$J96]=[.Q$1];[.$K96]=[.Q$1];[.$L96]=[.Q$1];[.$M96]=[.Q$1];[.$N96]);[.$A96];&quot;&quot;)">
            <text:p/>
          </table:table-cell>
          <table:table-cell table:formula="of:=IF(OR([.$J96]=[.R$1];[.$K96]=[.R$1];[.$L96]=[.R$1];[.$M96]=[.R$1];[.$N96]);[.$A96];&quot;&quot;)">
            <text:p/>
          </table:table-cell>
          <table:table-cell table:formula="of:=IF(OR([.$J96]=[.S$1];[.$K96]=[.S$1];[.$L96]=[.S$1];[.$M96]=[.S$1];[.$N96]);[.$A96];&quot;&quot;)">
            <text:p/>
          </table:table-cell>
          <table:table-cell table:formula="of:=IF(OR([.$J96]=[.T$1];[.$K96]=[.T$1];[.$L96]=[.T$1];[.$M96]=[.T$1];[.$N96]);[.$A96];&quot;&quot;)">
            <text:p/>
          </table:table-cell>
          <table:table-cell table:formula="of:=IF(OR([.$J96]=[.U$1];[.$K96]=[.U$1];[.$L96]=[.U$1];[.$M96]=[.U$1];[.$N96]);[.$A96];&quot;&quot;)">
            <text:p/>
          </table:table-cell>
          <table:table-cell table:formula="of:=IF(OR([.$J96]=[.V$1];[.$K96]=[.V$1];[.$L96]=[.V$1];[.$M96]=[.V$1];[.$N96]);[.$A96];&quot;&quot;)">
            <text:p/>
          </table:table-cell>
          <table:table-cell table:formula="of:=IF(OR([.$J96]=[.W$1];[.$K96]=[.W$1];[.$L96]=[.W$1];[.$M96]=[.W$1];[.$N96]);[.$A96];&quot;&quot;)">
            <text:p/>
          </table:table-cell>
          <table:table-cell table:formula="of:=IF(OR([.$J96]=[.X$1];[.$K96]=[.X$1];[.$L96]=[.X$1];[.$M96]=[.X$1];[.$N96]);[.$A96];&quot;&quot;)">
            <text:p/>
          </table:table-cell>
          <table:table-cell table:formula="of:=IF(OR([.$J96]=[.Y$1];[.$K96]=[.Y$1];[.$L96]=[.Y$1];[.$M96]=[.Y$1];[.$N96]);[.$A96];&quot;&quot;)">
            <text:p/>
          </table:table-cell>
          <table:table-cell table:formula="of:=IF(OR([.$J96]=[.Z$1];[.$K96]=[.Z$1];[.$L96]=[.Z$1];[.$M96]=[.Z$1];[.$N96]);[.$A96];&quot;&quot;)">
            <text:p/>
          </table:table-cell>
          <table:table-cell table:formula="of:=IF(OR([.$J96]=[.AA$1];[.$K96]=[.AA$1];[.$L96]=[.AA$1];[.$M96]=[.AA$1];[.$N96]);[.$A96];&quot;&quot;)">
            <text:p/>
          </table:table-cell>
          <table:table-cell table:formula="of:=IF(OR([.$J96]=[.AB$1];[.$K96]=[.AB$1];[.$L96]=[.AB$1];[.$M96]=[.AB$1];[.$N96]);[.$A96];&quot;&quot;)">
            <text:p/>
          </table:table-cell>
          <table:table-cell table:formula="of:=IF(OR([.$J96]=[.AC$1];[.$K96]=[.AC$1];[.$L96]=[.AC$1];[.$M96]=[.AC$1];[.$N96]);[.$A96];&quot;&quot;)">
            <text:p/>
          </table:table-cell>
          <table:table-cell table:formula="of:=IF(OR([.$J96]=[.AD$1];[.$K96]=[.AD$1];[.$L96]=[.AD$1];[.$M96]=[.AD$1];[.$N96]);[.$A96];&quot;&quot;)">
            <text:p/>
          </table:table-cell>
          <table:table-cell table:formula="of:=IF(OR([.$J96]=[.AE$1];[.$K96]=[.AE$1];[.$L96]=[.AE$1];[.$M96]=[.AE$1];[.$N96]);[.$A96];&quot;&quot;)" office:value-type="float" office:value="95" calcext:value-type="float">
            <text:p>95</text:p>
          </table:table-cell>
          <table:table-cell table:formula="of:=IF(OR([.$J96]=[.AF$1];[.$K96]=[.AF$1];[.$L96]=[.AF$1];[.$M96]=[.AF$1];[.$N96]);[.$A96];&quot;&quot;)">
            <text:p/>
          </table:table-cell>
          <table:table-cell table:formula="of:=IF(OR([.$J96]=[.AG$1];[.$K96]=[.AG$1];[.$L96]=[.AG$1];[.$M96]=[.AG$1];[.$N96]);[.$A96];&quot;&quot;)">
            <text:p/>
          </table:table-cell>
          <table:table-cell table:formula="of:=IF(OR([.$J96]=[.AH$1];[.$K96]=[.AH$1];[.$L96]=[.AH$1];[.$M96]=[.AH$1];[.$N96]);[.$A96];&quot;&quot;)">
            <text:p/>
          </table:table-cell>
          <table:table-cell table:formula="of:=IF(OR([.$J96]=[.AI$1];[.$K96]=[.AI$1];[.$L96]=[.AI$1];[.$M96]=[.AI$1];[.$N96]);[.$A96];&quot;&quot;)">
            <text:p/>
          </table:table-cell>
          <table:table-cell table:formula="of:=IF(OR([.$J96]=[.AJ$1];[.$K96]=[.AJ$1];[.$L96]=[.AJ$1];[.$M96]=[.AJ$1];[.$N96]);[.$A96];&quot;&quot;)" office:value-type="float" office:value="95" calcext:value-type="float">
            <text:p>95</text:p>
          </table:table-cell>
          <table:table-cell table:formula="of:=IF(OR([.$J96]=[.AK$1];[.$K96]=[.AK$1];[.$L96]=[.AK$1];[.$M96]=[.AK$1];[.$N96]);[.$A96];&quot;&quot;)">
            <text:p/>
          </table:table-cell>
          <table:table-cell table:formula="of:=IF(OR([.$J96]=[.AL$1];[.$K96]=[.AL$1];[.$L96]=[.AL$1];[.$M96]=[.AL$1];[.$N96]);[.$A96];&quot;&quot;)">
            <text:p/>
          </table:table-cell>
          <table:table-cell table:formula="of:=IF(OR([.$J96]=[.AM$1];[.$K96]=[.AM$1];[.$L96]=[.AM$1];[.$M96]=[.AM$1];[.$N96]);[.$A96];&quot;&quot;)">
            <text:p/>
          </table:table-cell>
          <table:table-cell table:formula="of:=IF(OR([.$J96]=[.AN$1];[.$K96]=[.AN$1];[.$L96]=[.AN$1];[.$M96]=[.AN$1];[.$N96]);[.$A96];&quot;&quot;)">
            <text:p/>
          </table:table-cell>
          <table:table-cell table:formula="of:=IF(OR([.$J96]=[.AO$1];[.$K96]=[.AO$1];[.$L96]=[.AO$1];[.$M96]=[.AO$1];[.$N96]);[.$A96];&quot;&quot;)">
            <text:p/>
          </table:table-cell>
          <table:table-cell table:formula="of:=IF(OR([.$J96]=[.AP$1];[.$K96]=[.AP$1];[.$L96]=[.AP$1];[.$M96]=[.AP$1];[.$N96]);[.$A96];&quot;&quot;)">
            <text:p/>
          </table:table-cell>
          <table:table-cell table:formula="of:=IF(OR([.$J96]=[.AQ$1];[.$K96]=[.AQ$1];[.$L96]=[.AQ$1];[.$M96]=[.AQ$1];[.$N96]);[.$A96];&quot;&quot;)">
            <text:p/>
          </table:table-cell>
          <table:table-cell table:formula="of:=IF(OR([.$J96]=[.AR$1];[.$K96]=[.AR$1];[.$L96]=[.AR$1];[.$M96]=[.AR$1];[.$N96]);[.$A96];&quot;&quot;)">
            <text:p/>
          </table:table-cell>
          <table:table-cell/>
          <table:table-cell table:formula="of:=IF([.$E96]=[.AT$1];[.$A96];&quot;&quot;)">
            <text:p/>
          </table:table-cell>
          <table:table-cell table:formula="of:=IF([.$E96]=[.AU$1];[.$A96];&quot;&quot;)">
            <text:p/>
          </table:table-cell>
          <table:table-cell table:formula="of:=IF([.$E96]=[.AV$1];[.$A96];&quot;&quot;)">
            <text:p/>
          </table:table-cell>
          <table:table-cell table:formula="of:=IF([.$E96]=[.AW$1];[.$A96];&quot;&quot;)">
            <text:p/>
          </table:table-cell>
          <table:table-cell table:formula="of:=IF([.$E96]=[.AX$1];[.$A96];&quot;&quot;)">
            <text:p/>
          </table:table-cell>
          <table:table-cell table:formula="of:=IF([.$E96]=[.AY$1];[.$A96];&quot;&quot;)">
            <text:p/>
          </table:table-cell>
          <table:table-cell table:formula="of:=IF([.$E96]=[.AZ$1];[.$A96];&quot;&quot;)">
            <text:p/>
          </table:table-cell>
          <table:table-cell table:formula="of:=IF([.$E96]=[.BA$1];[.$A96];&quot;&quot;)">
            <text:p/>
          </table:table-cell>
          <table:table-cell table:formula="of:=IF([.$E96]=[.BB$1];[.$A96];&quot;&quot;)">
            <text:p/>
          </table:table-cell>
          <table:table-cell table:formula="of:=IF([.$E96]=[.BC$1];[.$A96];&quot;&quot;)">
            <text:p/>
          </table:table-cell>
          <table:table-cell table:formula="of:=IF([.$E96]=[.BD$1];[.$A96];&quot;&quot;)">
            <text:p/>
          </table:table-cell>
          <table:table-cell table:formula="of:=IF([.$E96]=[.BE$1];[.$A96];&quot;&quot;)">
            <text:p/>
          </table:table-cell>
          <table:table-cell table:formula="of:=IF([.$E96]=[.BF$1];[.$A96];&quot;&quot;)">
            <text:p/>
          </table:table-cell>
          <table:table-cell table:formula="of:=IF([.$E96]=[.BG$1];[.$A96];&quot;&quot;)">
            <text:p/>
          </table:table-cell>
          <table:table-cell table:formula="of:=IF([.$E96]=[.BH$1];[.$A96];&quot;&quot;)">
            <text:p/>
          </table:table-cell>
          <table:table-cell table:formula="of:=IF([.$E96]=[.BI$1];[.$A96];&quot;&quot;)">
            <text:p/>
          </table:table-cell>
          <table:table-cell table:formula="of:=IF([.$E96]=[.BJ$1];[.$A96];&quot;&quot;)">
            <text:p/>
          </table:table-cell>
          <table:table-cell table:formula="of:=IF([.$E96]=[.BK$1];[.$A96];&quot;&quot;)">
            <text:p/>
          </table:table-cell>
          <table:table-cell table:formula="of:=IF([.$E96]=[.BL$1];[.$A96];&quot;&quot;)">
            <text:p/>
          </table:table-cell>
          <table:table-cell table:formula="of:=IF([.$E96]=[.BM$1];[.$A96];&quot;&quot;)">
            <text:p/>
          </table:table-cell>
          <table:table-cell table:formula="of:=IF([.$E96]=[.BN$1];[.$A96];&quot;&quot;)">
            <text:p/>
          </table:table-cell>
          <table:table-cell table:formula="of:=IF([.$E96]=[.BO$1];[.$A96];&quot;&quot;)">
            <text:p/>
          </table:table-cell>
          <table:table-cell table:formula="of:=IF([.$E96]=[.BP$1];[.$A96];&quot;&quot;)">
            <text:p/>
          </table:table-cell>
          <table:table-cell table:formula="of:=IF([.$E96]=[.BQ$1];[.$A96];&quot;&quot;)">
            <text:p/>
          </table:table-cell>
          <table:table-cell table:formula="of:=IF([.$E96]=[.BR$1];[.$A96];&quot;&quot;)">
            <text:p/>
          </table:table-cell>
          <table:table-cell table:formula="of:=IF([.$E96]=[.BS$1];[.$A96];&quot;&quot;)">
            <text:p/>
          </table:table-cell>
          <table:table-cell table:formula="of:=IF([.$E96]=[.BT$1];[.$A96];&quot;&quot;)">
            <text:p/>
          </table:table-cell>
          <table:table-cell table:formula="of:=IF([.$E96]=[.BU$1];[.$A96];&quot;&quot;)">
            <text:p/>
          </table:table-cell>
          <table:table-cell table:formula="of:=IF([.$E96]=[.BV$1];[.$A96];&quot;&quot;)">
            <text:p/>
          </table:table-cell>
          <table:table-cell table:formula="of:=IF([.$E96]=[.BW$1];[.$A96];&quot;&quot;)">
            <text:p/>
          </table:table-cell>
          <table:table-cell table:formula="of:=IF([.$E96]=[.BX$1];[.$A96];&quot;&quot;)" office:value-type="float" office:value="95" calcext:value-type="float">
            <text:p>95</text:p>
          </table:table-cell>
          <table:table-cell table:formula="of:=IF([.$E96]=[.BY$1];[.$A96];&quot;&quot;)">
            <text:p/>
          </table:table-cell>
          <table:table-cell table:formula="of:=IF([.$E96]=[.BZ$1];[.$A96];&quot;&quot;)">
            <text:p/>
          </table:table-cell>
          <table:table-cell table:formula="of:=IF([.$E96]=[.CA$1];[.$A96];&quot;&quot;)">
            <text:p/>
          </table:table-cell>
          <table:table-cell table:formula="of:=IF([.$E96]=[.CB$1];[.$A96];&quot;&quot;)">
            <text:p/>
          </table:table-cell>
          <table:table-cell table:formula="of:=IF([.$E96]=[.CC$1];[.$A96];&quot;&quot;)">
            <text:p/>
          </table:table-cell>
          <table:table-cell table:formula="of:=IF([.$E96]=[.CD$1];[.$A96];&quot;&quot;)">
            <text:p/>
          </table:table-cell>
          <table:table-cell table:formula="of:=IF([.$E96]=[.CE$1];[.$A96];&quot;&quot;)">
            <text:p/>
          </table:table-cell>
          <table:table-cell table:formula="of:=IF([.$E96]=[.CF$1];[.$A96];&quot;&quot;)">
            <text:p/>
          </table:table-cell>
          <table:table-cell table:formula="of:=IF([.$E96]=[.CG$1];[.$A96];&quot;&quot;)">
            <text:p/>
          </table:table-cell>
          <table:table-cell table:formula="of:=IF([.$E96]=[.CH$1];[.$A96];&quot;&quot;)">
            <text:p/>
          </table:table-cell>
          <table:table-cell table:formula="of:=IF([.$E96]=[.CI$1];[.$A96];&quot;&quot;)">
            <text:p/>
          </table:table-cell>
          <table:table-cell table:formula="of:=IF([.$E96]=[.CJ$1];[.$A96];&quot;&quot;)">
            <text:p/>
          </table:table-cell>
          <table:table-cell table:formula="of:=IF([.$E96]=[.CK$1];[.$A96];&quot;&quot;)">
            <text:p/>
          </table:table-cell>
          <table:table-cell table:formula="of:=IF([.$E96]=[.CL$1];[.$A96];&quot;&quot;)">
            <text:p/>
          </table:table-cell>
          <table:table-cell table:formula="of:=IF([.$E96]=[.CM$1];[.$A96];&quot;&quot;)">
            <text:p/>
          </table:table-cell>
          <table:table-cell table:formula="of:=IF([.$E96]=[.CN$1];[.$A96];&quot;&quot;)">
            <text:p/>
          </table:table-cell>
          <table:table-cell table:formula="of:=IF([.$E96]=[.CO$1];[.$A96];&quot;&quot;)">
            <text:p/>
          </table:table-cell>
          <table:table-cell table:formula="of:=IF([.$E96]=[.CP$1];[.$A96];&quot;&quot;)">
            <text:p/>
          </table:table-cell>
          <table:table-cell table:formula="of:=IF([.$E96]=[.CQ$1];[.$A9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t Them Eat Cake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Russel Friend, Garrett Lerner</text:p>
          </table:table-cell>
          <table:table-cell office:value-type="float" office:value="12.51" calcext:value-type="float">
            <text:p>12.51</text:p>
          </table:table-cell>
          <table:table-cell office:value-type="float" office:value="12" calcext:value-type="float">
            <text:p>12</text:p>
          </table:table-cell>
          <table:table-cell office:value-type="date" office:date-value="2008-12-02" calcext:value-type="date">
            <text:p>2008-12-02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table:number-columns-repeated="3"/>
          <table:table-cell table:formula="of:=IF(OR([.$J97]=[.O$1];[.$K97]=[.O$1];[.$L97]=[.O$1];[.$M97]=[.O$1];[.$N97]);[.$A97];&quot;&quot;)">
            <text:p/>
          </table:table-cell>
          <table:table-cell table:formula="of:=IF(OR([.$J97]=[.P$1];[.$K97]=[.P$1];[.$L97]=[.P$1];[.$M97]=[.P$1];[.$N97]);[.$A97];&quot;&quot;)">
            <text:p/>
          </table:table-cell>
          <table:table-cell table:formula="of:=IF(OR([.$J97]=[.Q$1];[.$K97]=[.Q$1];[.$L97]=[.Q$1];[.$M97]=[.Q$1];[.$N97]);[.$A97];&quot;&quot;)">
            <text:p/>
          </table:table-cell>
          <table:table-cell table:formula="of:=IF(OR([.$J97]=[.R$1];[.$K97]=[.R$1];[.$L97]=[.R$1];[.$M97]=[.R$1];[.$N97]);[.$A97];&quot;&quot;)">
            <text:p/>
          </table:table-cell>
          <table:table-cell table:formula="of:=IF(OR([.$J97]=[.S$1];[.$K97]=[.S$1];[.$L97]=[.S$1];[.$M97]=[.S$1];[.$N97]);[.$A97];&quot;&quot;)">
            <text:p/>
          </table:table-cell>
          <table:table-cell table:formula="of:=IF(OR([.$J97]=[.T$1];[.$K97]=[.T$1];[.$L97]=[.T$1];[.$M97]=[.T$1];[.$N97]);[.$A97];&quot;&quot;)">
            <text:p/>
          </table:table-cell>
          <table:table-cell table:formula="of:=IF(OR([.$J97]=[.U$1];[.$K97]=[.U$1];[.$L97]=[.U$1];[.$M97]=[.U$1];[.$N97]);[.$A97];&quot;&quot;)">
            <text:p/>
          </table:table-cell>
          <table:table-cell table:formula="of:=IF(OR([.$J97]=[.V$1];[.$K97]=[.V$1];[.$L97]=[.V$1];[.$M97]=[.V$1];[.$N97]);[.$A97];&quot;&quot;)">
            <text:p/>
          </table:table-cell>
          <table:table-cell table:formula="of:=IF(OR([.$J97]=[.W$1];[.$K97]=[.W$1];[.$L97]=[.W$1];[.$M97]=[.W$1];[.$N97]);[.$A97];&quot;&quot;)">
            <text:p/>
          </table:table-cell>
          <table:table-cell table:formula="of:=IF(OR([.$J97]=[.X$1];[.$K97]=[.X$1];[.$L97]=[.X$1];[.$M97]=[.X$1];[.$N97]);[.$A97];&quot;&quot;)" office:value-type="float" office:value="96" calcext:value-type="float">
            <text:p>96</text:p>
          </table:table-cell>
          <table:table-cell table:formula="of:=IF(OR([.$J97]=[.Y$1];[.$K97]=[.Y$1];[.$L97]=[.Y$1];[.$M97]=[.Y$1];[.$N97]);[.$A97];&quot;&quot;)" office:value-type="float" office:value="96" calcext:value-type="float">
            <text:p>96</text:p>
          </table:table-cell>
          <table:table-cell table:formula="of:=IF(OR([.$J97]=[.Z$1];[.$K97]=[.Z$1];[.$L97]=[.Z$1];[.$M97]=[.Z$1];[.$N97]);[.$A97];&quot;&quot;)">
            <text:p/>
          </table:table-cell>
          <table:table-cell table:formula="of:=IF(OR([.$J97]=[.AA$1];[.$K97]=[.AA$1];[.$L97]=[.AA$1];[.$M97]=[.AA$1];[.$N97]);[.$A97];&quot;&quot;)">
            <text:p/>
          </table:table-cell>
          <table:table-cell table:formula="of:=IF(OR([.$J97]=[.AB$1];[.$K97]=[.AB$1];[.$L97]=[.AB$1];[.$M97]=[.AB$1];[.$N97]);[.$A97];&quot;&quot;)">
            <text:p/>
          </table:table-cell>
          <table:table-cell table:formula="of:=IF(OR([.$J97]=[.AC$1];[.$K97]=[.AC$1];[.$L97]=[.AC$1];[.$M97]=[.AC$1];[.$N97]);[.$A97];&quot;&quot;)">
            <text:p/>
          </table:table-cell>
          <table:table-cell table:formula="of:=IF(OR([.$J97]=[.AD$1];[.$K97]=[.AD$1];[.$L97]=[.AD$1];[.$M97]=[.AD$1];[.$N97]);[.$A97];&quot;&quot;)">
            <text:p/>
          </table:table-cell>
          <table:table-cell table:formula="of:=IF(OR([.$J97]=[.AE$1];[.$K97]=[.AE$1];[.$L97]=[.AE$1];[.$M97]=[.AE$1];[.$N97]);[.$A97];&quot;&quot;)">
            <text:p/>
          </table:table-cell>
          <table:table-cell table:formula="of:=IF(OR([.$J97]=[.AF$1];[.$K97]=[.AF$1];[.$L97]=[.AF$1];[.$M97]=[.AF$1];[.$N97]);[.$A97];&quot;&quot;)">
            <text:p/>
          </table:table-cell>
          <table:table-cell table:formula="of:=IF(OR([.$J97]=[.AG$1];[.$K97]=[.AG$1];[.$L97]=[.AG$1];[.$M97]=[.AG$1];[.$N97]);[.$A97];&quot;&quot;)">
            <text:p/>
          </table:table-cell>
          <table:table-cell table:formula="of:=IF(OR([.$J97]=[.AH$1];[.$K97]=[.AH$1];[.$L97]=[.AH$1];[.$M97]=[.AH$1];[.$N97]);[.$A97];&quot;&quot;)">
            <text:p/>
          </table:table-cell>
          <table:table-cell table:formula="of:=IF(OR([.$J97]=[.AI$1];[.$K97]=[.AI$1];[.$L97]=[.AI$1];[.$M97]=[.AI$1];[.$N97]);[.$A97];&quot;&quot;)">
            <text:p/>
          </table:table-cell>
          <table:table-cell table:formula="of:=IF(OR([.$J97]=[.AJ$1];[.$K97]=[.AJ$1];[.$L97]=[.AJ$1];[.$M97]=[.AJ$1];[.$N97]);[.$A97];&quot;&quot;)">
            <text:p/>
          </table:table-cell>
          <table:table-cell table:formula="of:=IF(OR([.$J97]=[.AK$1];[.$K97]=[.AK$1];[.$L97]=[.AK$1];[.$M97]=[.AK$1];[.$N97]);[.$A97];&quot;&quot;)">
            <text:p/>
          </table:table-cell>
          <table:table-cell table:formula="of:=IF(OR([.$J97]=[.AL$1];[.$K97]=[.AL$1];[.$L97]=[.AL$1];[.$M97]=[.AL$1];[.$N97]);[.$A97];&quot;&quot;)">
            <text:p/>
          </table:table-cell>
          <table:table-cell table:formula="of:=IF(OR([.$J97]=[.AM$1];[.$K97]=[.AM$1];[.$L97]=[.AM$1];[.$M97]=[.AM$1];[.$N97]);[.$A97];&quot;&quot;)">
            <text:p/>
          </table:table-cell>
          <table:table-cell table:formula="of:=IF(OR([.$J97]=[.AN$1];[.$K97]=[.AN$1];[.$L97]=[.AN$1];[.$M97]=[.AN$1];[.$N97]);[.$A97];&quot;&quot;)">
            <text:p/>
          </table:table-cell>
          <table:table-cell table:formula="of:=IF(OR([.$J97]=[.AO$1];[.$K97]=[.AO$1];[.$L97]=[.AO$1];[.$M97]=[.AO$1];[.$N97]);[.$A97];&quot;&quot;)">
            <text:p/>
          </table:table-cell>
          <table:table-cell table:formula="of:=IF(OR([.$J97]=[.AP$1];[.$K97]=[.AP$1];[.$L97]=[.AP$1];[.$M97]=[.AP$1];[.$N97]);[.$A97];&quot;&quot;)">
            <text:p/>
          </table:table-cell>
          <table:table-cell table:formula="of:=IF(OR([.$J97]=[.AQ$1];[.$K97]=[.AQ$1];[.$L97]=[.AQ$1];[.$M97]=[.AQ$1];[.$N97]);[.$A97];&quot;&quot;)">
            <text:p/>
          </table:table-cell>
          <table:table-cell table:formula="of:=IF(OR([.$J97]=[.AR$1];[.$K97]=[.AR$1];[.$L97]=[.AR$1];[.$M97]=[.AR$1];[.$N97]);[.$A97];&quot;&quot;)">
            <text:p/>
          </table:table-cell>
          <table:table-cell/>
          <table:table-cell table:formula="of:=IF([.$E97]=[.AT$1];[.$A97];&quot;&quot;)">
            <text:p/>
          </table:table-cell>
          <table:table-cell table:formula="of:=IF([.$E97]=[.AU$1];[.$A97];&quot;&quot;)">
            <text:p/>
          </table:table-cell>
          <table:table-cell table:formula="of:=IF([.$E97]=[.AV$1];[.$A97];&quot;&quot;)">
            <text:p/>
          </table:table-cell>
          <table:table-cell table:formula="of:=IF([.$E97]=[.AW$1];[.$A97];&quot;&quot;)">
            <text:p/>
          </table:table-cell>
          <table:table-cell table:formula="of:=IF([.$E97]=[.AX$1];[.$A97];&quot;&quot;)">
            <text:p/>
          </table:table-cell>
          <table:table-cell table:formula="of:=IF([.$E97]=[.AY$1];[.$A97];&quot;&quot;)">
            <text:p/>
          </table:table-cell>
          <table:table-cell table:formula="of:=IF([.$E97]=[.AZ$1];[.$A97];&quot;&quot;)">
            <text:p/>
          </table:table-cell>
          <table:table-cell table:formula="of:=IF([.$E97]=[.BA$1];[.$A97];&quot;&quot;)">
            <text:p/>
          </table:table-cell>
          <table:table-cell table:formula="of:=IF([.$E97]=[.BB$1];[.$A97];&quot;&quot;)">
            <text:p/>
          </table:table-cell>
          <table:table-cell table:formula="of:=IF([.$E97]=[.BC$1];[.$A97];&quot;&quot;)">
            <text:p/>
          </table:table-cell>
          <table:table-cell table:formula="of:=IF([.$E97]=[.BD$1];[.$A97];&quot;&quot;)">
            <text:p/>
          </table:table-cell>
          <table:table-cell table:formula="of:=IF([.$E97]=[.BE$1];[.$A97];&quot;&quot;)">
            <text:p/>
          </table:table-cell>
          <table:table-cell table:formula="of:=IF([.$E97]=[.BF$1];[.$A97];&quot;&quot;)">
            <text:p/>
          </table:table-cell>
          <table:table-cell table:formula="of:=IF([.$E97]=[.BG$1];[.$A97];&quot;&quot;)">
            <text:p/>
          </table:table-cell>
          <table:table-cell table:formula="of:=IF([.$E97]=[.BH$1];[.$A97];&quot;&quot;)">
            <text:p/>
          </table:table-cell>
          <table:table-cell table:formula="of:=IF([.$E97]=[.BI$1];[.$A97];&quot;&quot;)">
            <text:p/>
          </table:table-cell>
          <table:table-cell table:formula="of:=IF([.$E97]=[.BJ$1];[.$A97];&quot;&quot;)" office:value-type="float" office:value="96" calcext:value-type="float">
            <text:p>96</text:p>
          </table:table-cell>
          <table:table-cell table:formula="of:=IF([.$E97]=[.BK$1];[.$A97];&quot;&quot;)">
            <text:p/>
          </table:table-cell>
          <table:table-cell table:formula="of:=IF([.$E97]=[.BL$1];[.$A97];&quot;&quot;)">
            <text:p/>
          </table:table-cell>
          <table:table-cell table:formula="of:=IF([.$E97]=[.BM$1];[.$A97];&quot;&quot;)">
            <text:p/>
          </table:table-cell>
          <table:table-cell table:formula="of:=IF([.$E97]=[.BN$1];[.$A97];&quot;&quot;)">
            <text:p/>
          </table:table-cell>
          <table:table-cell table:formula="of:=IF([.$E97]=[.BO$1];[.$A97];&quot;&quot;)">
            <text:p/>
          </table:table-cell>
          <table:table-cell table:formula="of:=IF([.$E97]=[.BP$1];[.$A97];&quot;&quot;)">
            <text:p/>
          </table:table-cell>
          <table:table-cell table:formula="of:=IF([.$E97]=[.BQ$1];[.$A97];&quot;&quot;)">
            <text:p/>
          </table:table-cell>
          <table:table-cell table:formula="of:=IF([.$E97]=[.BR$1];[.$A97];&quot;&quot;)">
            <text:p/>
          </table:table-cell>
          <table:table-cell table:formula="of:=IF([.$E97]=[.BS$1];[.$A97];&quot;&quot;)">
            <text:p/>
          </table:table-cell>
          <table:table-cell table:formula="of:=IF([.$E97]=[.BT$1];[.$A97];&quot;&quot;)">
            <text:p/>
          </table:table-cell>
          <table:table-cell table:formula="of:=IF([.$E97]=[.BU$1];[.$A97];&quot;&quot;)">
            <text:p/>
          </table:table-cell>
          <table:table-cell table:formula="of:=IF([.$E97]=[.BV$1];[.$A97];&quot;&quot;)">
            <text:p/>
          </table:table-cell>
          <table:table-cell table:formula="of:=IF([.$E97]=[.BW$1];[.$A97];&quot;&quot;)">
            <text:p/>
          </table:table-cell>
          <table:table-cell table:formula="of:=IF([.$E97]=[.BX$1];[.$A97];&quot;&quot;)">
            <text:p/>
          </table:table-cell>
          <table:table-cell table:formula="of:=IF([.$E97]=[.BY$1];[.$A97];&quot;&quot;)">
            <text:p/>
          </table:table-cell>
          <table:table-cell table:formula="of:=IF([.$E97]=[.BZ$1];[.$A97];&quot;&quot;)">
            <text:p/>
          </table:table-cell>
          <table:table-cell table:formula="of:=IF([.$E97]=[.CA$1];[.$A97];&quot;&quot;)">
            <text:p/>
          </table:table-cell>
          <table:table-cell table:formula="of:=IF([.$E97]=[.CB$1];[.$A97];&quot;&quot;)">
            <text:p/>
          </table:table-cell>
          <table:table-cell table:formula="of:=IF([.$E97]=[.CC$1];[.$A97];&quot;&quot;)">
            <text:p/>
          </table:table-cell>
          <table:table-cell table:formula="of:=IF([.$E97]=[.CD$1];[.$A97];&quot;&quot;)">
            <text:p/>
          </table:table-cell>
          <table:table-cell table:formula="of:=IF([.$E97]=[.CE$1];[.$A97];&quot;&quot;)">
            <text:p/>
          </table:table-cell>
          <table:table-cell table:formula="of:=IF([.$E97]=[.CF$1];[.$A97];&quot;&quot;)">
            <text:p/>
          </table:table-cell>
          <table:table-cell table:formula="of:=IF([.$E97]=[.CG$1];[.$A97];&quot;&quot;)">
            <text:p/>
          </table:table-cell>
          <table:table-cell table:formula="of:=IF([.$E97]=[.CH$1];[.$A97];&quot;&quot;)">
            <text:p/>
          </table:table-cell>
          <table:table-cell table:formula="of:=IF([.$E97]=[.CI$1];[.$A97];&quot;&quot;)">
            <text:p/>
          </table:table-cell>
          <table:table-cell table:formula="of:=IF([.$E97]=[.CJ$1];[.$A97];&quot;&quot;)">
            <text:p/>
          </table:table-cell>
          <table:table-cell table:formula="of:=IF([.$E97]=[.CK$1];[.$A97];&quot;&quot;)">
            <text:p/>
          </table:table-cell>
          <table:table-cell table:formula="of:=IF([.$E97]=[.CL$1];[.$A97];&quot;&quot;)">
            <text:p/>
          </table:table-cell>
          <table:table-cell table:formula="of:=IF([.$E97]=[.CM$1];[.$A97];&quot;&quot;)">
            <text:p/>
          </table:table-cell>
          <table:table-cell table:formula="of:=IF([.$E97]=[.CN$1];[.$A97];&quot;&quot;)">
            <text:p/>
          </table:table-cell>
          <table:table-cell table:formula="of:=IF([.$E97]=[.CO$1];[.$A97];&quot;&quot;)">
            <text:p/>
          </table:table-cell>
          <table:table-cell table:formula="of:=IF([.$E97]=[.CP$1];[.$A97];&quot;&quot;)">
            <text:p/>
          </table:table-cell>
          <table:table-cell table:formula="of:=IF([.$E97]=[.CQ$1];[.$A9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y to the World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Peter Blake</text:p>
          </table:table-cell>
          <table:table-cell office:value-type="float" office:value="14.05" calcext:value-type="float">
            <text:p>14.05</text:p>
          </table:table-cell>
          <table:table-cell office:value-type="float" office:value="7" calcext:value-type="float">
            <text:p>7</text:p>
          </table:table-cell>
          <table:table-cell office:value-type="date" office:date-value="2008-12-09" calcext:value-type="date">
            <text:p>2008-12-09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98]=[.O$1];[.$K98]=[.O$1];[.$L98]=[.O$1];[.$M98]=[.O$1];[.$N98]);[.$A98];&quot;&quot;)">
            <text:p/>
          </table:table-cell>
          <table:table-cell table:formula="of:=IF(OR([.$J98]=[.P$1];[.$K98]=[.P$1];[.$L98]=[.P$1];[.$M98]=[.P$1];[.$N98]);[.$A98];&quot;&quot;)">
            <text:p/>
          </table:table-cell>
          <table:table-cell table:formula="of:=IF(OR([.$J98]=[.Q$1];[.$K98]=[.Q$1];[.$L98]=[.Q$1];[.$M98]=[.Q$1];[.$N98]);[.$A98];&quot;&quot;)" office:value-type="float" office:value="97" calcext:value-type="float">
            <text:p>97</text:p>
          </table:table-cell>
          <table:table-cell table:formula="of:=IF(OR([.$J98]=[.R$1];[.$K98]=[.R$1];[.$L98]=[.R$1];[.$M98]=[.R$1];[.$N98]);[.$A98];&quot;&quot;)">
            <text:p/>
          </table:table-cell>
          <table:table-cell table:formula="of:=IF(OR([.$J98]=[.S$1];[.$K98]=[.S$1];[.$L98]=[.S$1];[.$M98]=[.S$1];[.$N98]);[.$A98];&quot;&quot;)">
            <text:p/>
          </table:table-cell>
          <table:table-cell table:formula="of:=IF(OR([.$J98]=[.T$1];[.$K98]=[.T$1];[.$L98]=[.T$1];[.$M98]=[.T$1];[.$N98]);[.$A98];&quot;&quot;)">
            <text:p/>
          </table:table-cell>
          <table:table-cell table:formula="of:=IF(OR([.$J98]=[.U$1];[.$K98]=[.U$1];[.$L98]=[.U$1];[.$M98]=[.U$1];[.$N98]);[.$A98];&quot;&quot;)">
            <text:p/>
          </table:table-cell>
          <table:table-cell table:formula="of:=IF(OR([.$J98]=[.V$1];[.$K98]=[.V$1];[.$L98]=[.V$1];[.$M98]=[.V$1];[.$N98]);[.$A98];&quot;&quot;)">
            <text:p/>
          </table:table-cell>
          <table:table-cell table:formula="of:=IF(OR([.$J98]=[.W$1];[.$K98]=[.W$1];[.$L98]=[.W$1];[.$M98]=[.W$1];[.$N98]);[.$A98];&quot;&quot;)">
            <text:p/>
          </table:table-cell>
          <table:table-cell table:formula="of:=IF(OR([.$J98]=[.X$1];[.$K98]=[.X$1];[.$L98]=[.X$1];[.$M98]=[.X$1];[.$N98]);[.$A98];&quot;&quot;)">
            <text:p/>
          </table:table-cell>
          <table:table-cell table:formula="of:=IF(OR([.$J98]=[.Y$1];[.$K98]=[.Y$1];[.$L98]=[.Y$1];[.$M98]=[.Y$1];[.$N98]);[.$A98];&quot;&quot;)">
            <text:p/>
          </table:table-cell>
          <table:table-cell table:formula="of:=IF(OR([.$J98]=[.Z$1];[.$K98]=[.Z$1];[.$L98]=[.Z$1];[.$M98]=[.Z$1];[.$N98]);[.$A98];&quot;&quot;)">
            <text:p/>
          </table:table-cell>
          <table:table-cell table:formula="of:=IF(OR([.$J98]=[.AA$1];[.$K98]=[.AA$1];[.$L98]=[.AA$1];[.$M98]=[.AA$1];[.$N98]);[.$A98];&quot;&quot;)">
            <text:p/>
          </table:table-cell>
          <table:table-cell table:formula="of:=IF(OR([.$J98]=[.AB$1];[.$K98]=[.AB$1];[.$L98]=[.AB$1];[.$M98]=[.AB$1];[.$N98]);[.$A98];&quot;&quot;)">
            <text:p/>
          </table:table-cell>
          <table:table-cell table:formula="of:=IF(OR([.$J98]=[.AC$1];[.$K98]=[.AC$1];[.$L98]=[.AC$1];[.$M98]=[.AC$1];[.$N98]);[.$A98];&quot;&quot;)">
            <text:p/>
          </table:table-cell>
          <table:table-cell table:formula="of:=IF(OR([.$J98]=[.AD$1];[.$K98]=[.AD$1];[.$L98]=[.AD$1];[.$M98]=[.AD$1];[.$N98]);[.$A98];&quot;&quot;)">
            <text:p/>
          </table:table-cell>
          <table:table-cell table:formula="of:=IF(OR([.$J98]=[.AE$1];[.$K98]=[.AE$1];[.$L98]=[.AE$1];[.$M98]=[.AE$1];[.$N98]);[.$A98];&quot;&quot;)">
            <text:p/>
          </table:table-cell>
          <table:table-cell table:formula="of:=IF(OR([.$J98]=[.AF$1];[.$K98]=[.AF$1];[.$L98]=[.AF$1];[.$M98]=[.AF$1];[.$N98]);[.$A98];&quot;&quot;)">
            <text:p/>
          </table:table-cell>
          <table:table-cell table:formula="of:=IF(OR([.$J98]=[.AG$1];[.$K98]=[.AG$1];[.$L98]=[.AG$1];[.$M98]=[.AG$1];[.$N98]);[.$A98];&quot;&quot;)">
            <text:p/>
          </table:table-cell>
          <table:table-cell table:formula="of:=IF(OR([.$J98]=[.AH$1];[.$K98]=[.AH$1];[.$L98]=[.AH$1];[.$M98]=[.AH$1];[.$N98]);[.$A98];&quot;&quot;)">
            <text:p/>
          </table:table-cell>
          <table:table-cell table:formula="of:=IF(OR([.$J98]=[.AI$1];[.$K98]=[.AI$1];[.$L98]=[.AI$1];[.$M98]=[.AI$1];[.$N98]);[.$A98];&quot;&quot;)">
            <text:p/>
          </table:table-cell>
          <table:table-cell table:formula="of:=IF(OR([.$J98]=[.AJ$1];[.$K98]=[.AJ$1];[.$L98]=[.AJ$1];[.$M98]=[.AJ$1];[.$N98]);[.$A98];&quot;&quot;)">
            <text:p/>
          </table:table-cell>
          <table:table-cell table:formula="of:=IF(OR([.$J98]=[.AK$1];[.$K98]=[.AK$1];[.$L98]=[.AK$1];[.$M98]=[.AK$1];[.$N98]);[.$A98];&quot;&quot;)">
            <text:p/>
          </table:table-cell>
          <table:table-cell table:formula="of:=IF(OR([.$J98]=[.AL$1];[.$K98]=[.AL$1];[.$L98]=[.AL$1];[.$M98]=[.AL$1];[.$N98]);[.$A98];&quot;&quot;)">
            <text:p/>
          </table:table-cell>
          <table:table-cell table:formula="of:=IF(OR([.$J98]=[.AM$1];[.$K98]=[.AM$1];[.$L98]=[.AM$1];[.$M98]=[.AM$1];[.$N98]);[.$A98];&quot;&quot;)">
            <text:p/>
          </table:table-cell>
          <table:table-cell table:formula="of:=IF(OR([.$J98]=[.AN$1];[.$K98]=[.AN$1];[.$L98]=[.AN$1];[.$M98]=[.AN$1];[.$N98]);[.$A98];&quot;&quot;)">
            <text:p/>
          </table:table-cell>
          <table:table-cell table:formula="of:=IF(OR([.$J98]=[.AO$1];[.$K98]=[.AO$1];[.$L98]=[.AO$1];[.$M98]=[.AO$1];[.$N98]);[.$A98];&quot;&quot;)">
            <text:p/>
          </table:table-cell>
          <table:table-cell table:formula="of:=IF(OR([.$J98]=[.AP$1];[.$K98]=[.AP$1];[.$L98]=[.AP$1];[.$M98]=[.AP$1];[.$N98]);[.$A98];&quot;&quot;)">
            <text:p/>
          </table:table-cell>
          <table:table-cell table:formula="of:=IF(OR([.$J98]=[.AQ$1];[.$K98]=[.AQ$1];[.$L98]=[.AQ$1];[.$M98]=[.AQ$1];[.$N98]);[.$A98];&quot;&quot;)">
            <text:p/>
          </table:table-cell>
          <table:table-cell table:formula="of:=IF(OR([.$J98]=[.AR$1];[.$K98]=[.AR$1];[.$L98]=[.AR$1];[.$M98]=[.AR$1];[.$N98]);[.$A98];&quot;&quot;)">
            <text:p/>
          </table:table-cell>
          <table:table-cell/>
          <table:table-cell table:formula="of:=IF([.$E98]=[.AT$1];[.$A98];&quot;&quot;)">
            <text:p/>
          </table:table-cell>
          <table:table-cell table:formula="of:=IF([.$E98]=[.AU$1];[.$A98];&quot;&quot;)">
            <text:p/>
          </table:table-cell>
          <table:table-cell table:formula="of:=IF([.$E98]=[.AV$1];[.$A98];&quot;&quot;)">
            <text:p/>
          </table:table-cell>
          <table:table-cell table:formula="of:=IF([.$E98]=[.AW$1];[.$A98];&quot;&quot;)">
            <text:p/>
          </table:table-cell>
          <table:table-cell table:formula="of:=IF([.$E98]=[.AX$1];[.$A98];&quot;&quot;)">
            <text:p/>
          </table:table-cell>
          <table:table-cell table:formula="of:=IF([.$E98]=[.AY$1];[.$A98];&quot;&quot;)">
            <text:p/>
          </table:table-cell>
          <table:table-cell table:formula="of:=IF([.$E98]=[.AZ$1];[.$A98];&quot;&quot;)">
            <text:p/>
          </table:table-cell>
          <table:table-cell table:formula="of:=IF([.$E98]=[.BA$1];[.$A98];&quot;&quot;)">
            <text:p/>
          </table:table-cell>
          <table:table-cell table:formula="of:=IF([.$E98]=[.BB$1];[.$A98];&quot;&quot;)">
            <text:p/>
          </table:table-cell>
          <table:table-cell table:formula="of:=IF([.$E98]=[.BC$1];[.$A98];&quot;&quot;)">
            <text:p/>
          </table:table-cell>
          <table:table-cell table:formula="of:=IF([.$E98]=[.BD$1];[.$A98];&quot;&quot;)">
            <text:p/>
          </table:table-cell>
          <table:table-cell table:formula="of:=IF([.$E98]=[.BE$1];[.$A98];&quot;&quot;)">
            <text:p/>
          </table:table-cell>
          <table:table-cell table:formula="of:=IF([.$E98]=[.BF$1];[.$A98];&quot;&quot;)">
            <text:p/>
          </table:table-cell>
          <table:table-cell table:formula="of:=IF([.$E98]=[.BG$1];[.$A98];&quot;&quot;)">
            <text:p/>
          </table:table-cell>
          <table:table-cell table:formula="of:=IF([.$E98]=[.BH$1];[.$A98];&quot;&quot;)">
            <text:p/>
          </table:table-cell>
          <table:table-cell table:formula="of:=IF([.$E98]=[.BI$1];[.$A98];&quot;&quot;)">
            <text:p/>
          </table:table-cell>
          <table:table-cell table:formula="of:=IF([.$E98]=[.BJ$1];[.$A98];&quot;&quot;)">
            <text:p/>
          </table:table-cell>
          <table:table-cell table:formula="of:=IF([.$E98]=[.BK$1];[.$A98];&quot;&quot;)">
            <text:p/>
          </table:table-cell>
          <table:table-cell table:formula="of:=IF([.$E98]=[.BL$1];[.$A98];&quot;&quot;)">
            <text:p/>
          </table:table-cell>
          <table:table-cell table:formula="of:=IF([.$E98]=[.BM$1];[.$A98];&quot;&quot;)">
            <text:p/>
          </table:table-cell>
          <table:table-cell table:formula="of:=IF([.$E98]=[.BN$1];[.$A98];&quot;&quot;)">
            <text:p/>
          </table:table-cell>
          <table:table-cell table:formula="of:=IF([.$E98]=[.BO$1];[.$A98];&quot;&quot;)">
            <text:p/>
          </table:table-cell>
          <table:table-cell table:formula="of:=IF([.$E98]=[.BP$1];[.$A98];&quot;&quot;)">
            <text:p/>
          </table:table-cell>
          <table:table-cell table:formula="of:=IF([.$E98]=[.BQ$1];[.$A98];&quot;&quot;)">
            <text:p/>
          </table:table-cell>
          <table:table-cell table:formula="of:=IF([.$E98]=[.BR$1];[.$A98];&quot;&quot;)">
            <text:p/>
          </table:table-cell>
          <table:table-cell table:formula="of:=IF([.$E98]=[.BS$1];[.$A98];&quot;&quot;)">
            <text:p/>
          </table:table-cell>
          <table:table-cell table:formula="of:=IF([.$E98]=[.BT$1];[.$A98];&quot;&quot;)">
            <text:p/>
          </table:table-cell>
          <table:table-cell table:formula="of:=IF([.$E98]=[.BU$1];[.$A98];&quot;&quot;)">
            <text:p/>
          </table:table-cell>
          <table:table-cell table:formula="of:=IF([.$E98]=[.BV$1];[.$A98];&quot;&quot;)">
            <text:p/>
          </table:table-cell>
          <table:table-cell table:formula="of:=IF([.$E98]=[.BW$1];[.$A98];&quot;&quot;)">
            <text:p/>
          </table:table-cell>
          <table:table-cell table:formula="of:=IF([.$E98]=[.BX$1];[.$A98];&quot;&quot;)">
            <text:p/>
          </table:table-cell>
          <table:table-cell table:formula="of:=IF([.$E98]=[.BY$1];[.$A98];&quot;&quot;)">
            <text:p/>
          </table:table-cell>
          <table:table-cell table:formula="of:=IF([.$E98]=[.BZ$1];[.$A98];&quot;&quot;)">
            <text:p/>
          </table:table-cell>
          <table:table-cell table:formula="of:=IF([.$E98]=[.CA$1];[.$A98];&quot;&quot;)">
            <text:p/>
          </table:table-cell>
          <table:table-cell table:formula="of:=IF([.$E98]=[.CB$1];[.$A98];&quot;&quot;)" office:value-type="float" office:value="97" calcext:value-type="float">
            <text:p>97</text:p>
          </table:table-cell>
          <table:table-cell table:formula="of:=IF([.$E98]=[.CC$1];[.$A98];&quot;&quot;)">
            <text:p/>
          </table:table-cell>
          <table:table-cell table:formula="of:=IF([.$E98]=[.CD$1];[.$A98];&quot;&quot;)">
            <text:p/>
          </table:table-cell>
          <table:table-cell table:formula="of:=IF([.$E98]=[.CE$1];[.$A98];&quot;&quot;)">
            <text:p/>
          </table:table-cell>
          <table:table-cell table:formula="of:=IF([.$E98]=[.CF$1];[.$A98];&quot;&quot;)">
            <text:p/>
          </table:table-cell>
          <table:table-cell table:formula="of:=IF([.$E98]=[.CG$1];[.$A98];&quot;&quot;)">
            <text:p/>
          </table:table-cell>
          <table:table-cell table:formula="of:=IF([.$E98]=[.CH$1];[.$A98];&quot;&quot;)">
            <text:p/>
          </table:table-cell>
          <table:table-cell table:formula="of:=IF([.$E98]=[.CI$1];[.$A98];&quot;&quot;)">
            <text:p/>
          </table:table-cell>
          <table:table-cell table:formula="of:=IF([.$E98]=[.CJ$1];[.$A98];&quot;&quot;)">
            <text:p/>
          </table:table-cell>
          <table:table-cell table:formula="of:=IF([.$E98]=[.CK$1];[.$A98];&quot;&quot;)">
            <text:p/>
          </table:table-cell>
          <table:table-cell table:formula="of:=IF([.$E98]=[.CL$1];[.$A98];&quot;&quot;)">
            <text:p/>
          </table:table-cell>
          <table:table-cell table:formula="of:=IF([.$E98]=[.CM$1];[.$A98];&quot;&quot;)">
            <text:p/>
          </table:table-cell>
          <table:table-cell table:formula="of:=IF([.$E98]=[.CN$1];[.$A98];&quot;&quot;)">
            <text:p/>
          </table:table-cell>
          <table:table-cell table:formula="of:=IF([.$E98]=[.CO$1];[.$A98];&quot;&quot;)">
            <text:p/>
          </table:table-cell>
          <table:table-cell table:formula="of:=IF([.$E98]=[.CP$1];[.$A98];&quot;&quot;)">
            <text:p/>
          </table:table-cell>
          <table:table-cell table:formula="of:=IF([.$E98]=[.CQ$1];[.$A9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inless</text:p>
          </table:table-cell>
          <table:table-cell office:value-type="string" calcext:value-type="string">
            <text:p>Andrew Bernstein</text:p>
          </table:table-cell>
          <table:table-cell office:value-type="string" calcext:value-type="string">
            <text:p>Thomas L. Moran, Eli Attie</text:p>
          </table:table-cell>
          <table:table-cell office:value-type="float" office:value="15.02" calcext:value-type="float">
            <text:p>15.02</text:p>
          </table:table-cell>
          <table:table-cell office:value-type="float" office:value="5" calcext:value-type="float">
            <text:p>5</text:p>
          </table:table-cell>
          <table:table-cell office:value-type="date" office:date-value="2009-01-19" calcext:value-type="date">
            <text:p>2009-01-19</text:p>
          </table:table-cell>
          <table:table-cell office:value-type="string" calcext:value-type="string">
            <text:p>Thomas L. Moran</text:p>
          </table:table-cell>
          <table:table-cell office:value-type="string" calcext:value-type="string">
            <text:p>Eli Attie</text:p>
          </table:table-cell>
          <table:table-cell table:number-columns-repeated="3"/>
          <table:table-cell table:formula="of:=IF(OR([.$J99]=[.O$1];[.$K99]=[.O$1];[.$L99]=[.O$1];[.$M99]=[.O$1];[.$N99]);[.$A99];&quot;&quot;)">
            <text:p/>
          </table:table-cell>
          <table:table-cell table:formula="of:=IF(OR([.$J99]=[.P$1];[.$K99]=[.P$1];[.$L99]=[.P$1];[.$M99]=[.P$1];[.$N99]);[.$A99];&quot;&quot;)">
            <text:p/>
          </table:table-cell>
          <table:table-cell table:formula="of:=IF(OR([.$J99]=[.Q$1];[.$K99]=[.Q$1];[.$L99]=[.Q$1];[.$M99]=[.Q$1];[.$N99]);[.$A99];&quot;&quot;)">
            <text:p/>
          </table:table-cell>
          <table:table-cell table:formula="of:=IF(OR([.$J99]=[.R$1];[.$K99]=[.R$1];[.$L99]=[.R$1];[.$M99]=[.R$1];[.$N99]);[.$A99];&quot;&quot;)">
            <text:p/>
          </table:table-cell>
          <table:table-cell table:formula="of:=IF(OR([.$J99]=[.S$1];[.$K99]=[.S$1];[.$L99]=[.S$1];[.$M99]=[.S$1];[.$N99]);[.$A99];&quot;&quot;)">
            <text:p/>
          </table:table-cell>
          <table:table-cell table:formula="of:=IF(OR([.$J99]=[.T$1];[.$K99]=[.T$1];[.$L99]=[.T$1];[.$M99]=[.T$1];[.$N99]);[.$A99];&quot;&quot;)" office:value-type="float" office:value="98" calcext:value-type="float">
            <text:p>98</text:p>
          </table:table-cell>
          <table:table-cell table:formula="of:=IF(OR([.$J99]=[.U$1];[.$K99]=[.U$1];[.$L99]=[.U$1];[.$M99]=[.U$1];[.$N99]);[.$A99];&quot;&quot;)">
            <text:p/>
          </table:table-cell>
          <table:table-cell table:formula="of:=IF(OR([.$J99]=[.V$1];[.$K99]=[.V$1];[.$L99]=[.V$1];[.$M99]=[.V$1];[.$N99]);[.$A99];&quot;&quot;)">
            <text:p/>
          </table:table-cell>
          <table:table-cell table:formula="of:=IF(OR([.$J99]=[.W$1];[.$K99]=[.W$1];[.$L99]=[.W$1];[.$M99]=[.W$1];[.$N99]);[.$A99];&quot;&quot;)">
            <text:p/>
          </table:table-cell>
          <table:table-cell table:formula="of:=IF(OR([.$J99]=[.X$1];[.$K99]=[.X$1];[.$L99]=[.X$1];[.$M99]=[.X$1];[.$N99]);[.$A99];&quot;&quot;)">
            <text:p/>
          </table:table-cell>
          <table:table-cell table:formula="of:=IF(OR([.$J99]=[.Y$1];[.$K99]=[.Y$1];[.$L99]=[.Y$1];[.$M99]=[.Y$1];[.$N99]);[.$A99];&quot;&quot;)">
            <text:p/>
          </table:table-cell>
          <table:table-cell table:formula="of:=IF(OR([.$J99]=[.Z$1];[.$K99]=[.Z$1];[.$L99]=[.Z$1];[.$M99]=[.Z$1];[.$N99]);[.$A99];&quot;&quot;)">
            <text:p/>
          </table:table-cell>
          <table:table-cell table:formula="of:=IF(OR([.$J99]=[.AA$1];[.$K99]=[.AA$1];[.$L99]=[.AA$1];[.$M99]=[.AA$1];[.$N99]);[.$A99];&quot;&quot;)">
            <text:p/>
          </table:table-cell>
          <table:table-cell table:formula="of:=IF(OR([.$J99]=[.AB$1];[.$K99]=[.AB$1];[.$L99]=[.AB$1];[.$M99]=[.AB$1];[.$N99]);[.$A99];&quot;&quot;)">
            <text:p/>
          </table:table-cell>
          <table:table-cell table:formula="of:=IF(OR([.$J99]=[.AC$1];[.$K99]=[.AC$1];[.$L99]=[.AC$1];[.$M99]=[.AC$1];[.$N99]);[.$A99];&quot;&quot;)">
            <text:p/>
          </table:table-cell>
          <table:table-cell table:formula="of:=IF(OR([.$J99]=[.AD$1];[.$K99]=[.AD$1];[.$L99]=[.AD$1];[.$M99]=[.AD$1];[.$N99]);[.$A99];&quot;&quot;)">
            <text:p/>
          </table:table-cell>
          <table:table-cell table:formula="of:=IF(OR([.$J99]=[.AE$1];[.$K99]=[.AE$1];[.$L99]=[.AE$1];[.$M99]=[.AE$1];[.$N99]);[.$A99];&quot;&quot;)">
            <text:p/>
          </table:table-cell>
          <table:table-cell table:formula="of:=IF(OR([.$J99]=[.AF$1];[.$K99]=[.AF$1];[.$L99]=[.AF$1];[.$M99]=[.AF$1];[.$N99]);[.$A99];&quot;&quot;)">
            <text:p/>
          </table:table-cell>
          <table:table-cell table:formula="of:=IF(OR([.$J99]=[.AG$1];[.$K99]=[.AG$1];[.$L99]=[.AG$1];[.$M99]=[.AG$1];[.$N99]);[.$A99];&quot;&quot;)">
            <text:p/>
          </table:table-cell>
          <table:table-cell table:formula="of:=IF(OR([.$J99]=[.AH$1];[.$K99]=[.AH$1];[.$L99]=[.AH$1];[.$M99]=[.AH$1];[.$N99]);[.$A99];&quot;&quot;)">
            <text:p/>
          </table:table-cell>
          <table:table-cell table:formula="of:=IF(OR([.$J99]=[.AI$1];[.$K99]=[.AI$1];[.$L99]=[.AI$1];[.$M99]=[.AI$1];[.$N99]);[.$A99];&quot;&quot;)">
            <text:p/>
          </table:table-cell>
          <table:table-cell table:formula="of:=IF(OR([.$J99]=[.AJ$1];[.$K99]=[.AJ$1];[.$L99]=[.AJ$1];[.$M99]=[.AJ$1];[.$N99]);[.$A99];&quot;&quot;)" office:value-type="float" office:value="98" calcext:value-type="float">
            <text:p>98</text:p>
          </table:table-cell>
          <table:table-cell table:formula="of:=IF(OR([.$J99]=[.AK$1];[.$K99]=[.AK$1];[.$L99]=[.AK$1];[.$M99]=[.AK$1];[.$N99]);[.$A99];&quot;&quot;)">
            <text:p/>
          </table:table-cell>
          <table:table-cell table:formula="of:=IF(OR([.$J99]=[.AL$1];[.$K99]=[.AL$1];[.$L99]=[.AL$1];[.$M99]=[.AL$1];[.$N99]);[.$A99];&quot;&quot;)">
            <text:p/>
          </table:table-cell>
          <table:table-cell table:formula="of:=IF(OR([.$J99]=[.AM$1];[.$K99]=[.AM$1];[.$L99]=[.AM$1];[.$M99]=[.AM$1];[.$N99]);[.$A99];&quot;&quot;)">
            <text:p/>
          </table:table-cell>
          <table:table-cell table:formula="of:=IF(OR([.$J99]=[.AN$1];[.$K99]=[.AN$1];[.$L99]=[.AN$1];[.$M99]=[.AN$1];[.$N99]);[.$A99];&quot;&quot;)">
            <text:p/>
          </table:table-cell>
          <table:table-cell table:formula="of:=IF(OR([.$J99]=[.AO$1];[.$K99]=[.AO$1];[.$L99]=[.AO$1];[.$M99]=[.AO$1];[.$N99]);[.$A99];&quot;&quot;)">
            <text:p/>
          </table:table-cell>
          <table:table-cell table:formula="of:=IF(OR([.$J99]=[.AP$1];[.$K99]=[.AP$1];[.$L99]=[.AP$1];[.$M99]=[.AP$1];[.$N99]);[.$A99];&quot;&quot;)">
            <text:p/>
          </table:table-cell>
          <table:table-cell table:formula="of:=IF(OR([.$J99]=[.AQ$1];[.$K99]=[.AQ$1];[.$L99]=[.AQ$1];[.$M99]=[.AQ$1];[.$N99]);[.$A99];&quot;&quot;)">
            <text:p/>
          </table:table-cell>
          <table:table-cell table:formula="of:=IF(OR([.$J99]=[.AR$1];[.$K99]=[.AR$1];[.$L99]=[.AR$1];[.$M99]=[.AR$1];[.$N99]);[.$A99];&quot;&quot;)">
            <text:p/>
          </table:table-cell>
          <table:table-cell/>
          <table:table-cell table:formula="of:=IF([.$E99]=[.AT$1];[.$A99];&quot;&quot;)">
            <text:p/>
          </table:table-cell>
          <table:table-cell table:formula="of:=IF([.$E99]=[.AU$1];[.$A99];&quot;&quot;)">
            <text:p/>
          </table:table-cell>
          <table:table-cell table:formula="of:=IF([.$E99]=[.AV$1];[.$A99];&quot;&quot;)">
            <text:p/>
          </table:table-cell>
          <table:table-cell table:formula="of:=IF([.$E99]=[.AW$1];[.$A99];&quot;&quot;)">
            <text:p/>
          </table:table-cell>
          <table:table-cell table:formula="of:=IF([.$E99]=[.AX$1];[.$A99];&quot;&quot;)">
            <text:p/>
          </table:table-cell>
          <table:table-cell table:formula="of:=IF([.$E99]=[.AY$1];[.$A99];&quot;&quot;)">
            <text:p/>
          </table:table-cell>
          <table:table-cell table:formula="of:=IF([.$E99]=[.AZ$1];[.$A99];&quot;&quot;)">
            <text:p/>
          </table:table-cell>
          <table:table-cell table:formula="of:=IF([.$E99]=[.BA$1];[.$A99];&quot;&quot;)">
            <text:p/>
          </table:table-cell>
          <table:table-cell table:formula="of:=IF([.$E99]=[.BB$1];[.$A99];&quot;&quot;)">
            <text:p/>
          </table:table-cell>
          <table:table-cell table:formula="of:=IF([.$E99]=[.BC$1];[.$A99];&quot;&quot;)">
            <text:p/>
          </table:table-cell>
          <table:table-cell table:formula="of:=IF([.$E99]=[.BD$1];[.$A99];&quot;&quot;)">
            <text:p/>
          </table:table-cell>
          <table:table-cell table:formula="of:=IF([.$E99]=[.BE$1];[.$A99];&quot;&quot;)">
            <text:p/>
          </table:table-cell>
          <table:table-cell table:formula="of:=IF([.$E99]=[.BF$1];[.$A99];&quot;&quot;)">
            <text:p/>
          </table:table-cell>
          <table:table-cell table:formula="of:=IF([.$E99]=[.BG$1];[.$A99];&quot;&quot;)">
            <text:p/>
          </table:table-cell>
          <table:table-cell table:formula="of:=IF([.$E99]=[.BH$1];[.$A99];&quot;&quot;)">
            <text:p/>
          </table:table-cell>
          <table:table-cell table:formula="of:=IF([.$E99]=[.BI$1];[.$A99];&quot;&quot;)">
            <text:p/>
          </table:table-cell>
          <table:table-cell table:formula="of:=IF([.$E99]=[.BJ$1];[.$A99];&quot;&quot;)">
            <text:p/>
          </table:table-cell>
          <table:table-cell table:formula="of:=IF([.$E99]=[.BK$1];[.$A99];&quot;&quot;)">
            <text:p/>
          </table:table-cell>
          <table:table-cell table:formula="of:=IF([.$E99]=[.BL$1];[.$A99];&quot;&quot;)">
            <text:p/>
          </table:table-cell>
          <table:table-cell table:formula="of:=IF([.$E99]=[.BM$1];[.$A99];&quot;&quot;)">
            <text:p/>
          </table:table-cell>
          <table:table-cell table:formula="of:=IF([.$E99]=[.BN$1];[.$A99];&quot;&quot;)">
            <text:p/>
          </table:table-cell>
          <table:table-cell table:formula="of:=IF([.$E99]=[.BO$1];[.$A99];&quot;&quot;)">
            <text:p/>
          </table:table-cell>
          <table:table-cell table:formula="of:=IF([.$E99]=[.BP$1];[.$A99];&quot;&quot;)">
            <text:p/>
          </table:table-cell>
          <table:table-cell table:formula="of:=IF([.$E99]=[.BQ$1];[.$A99];&quot;&quot;)">
            <text:p/>
          </table:table-cell>
          <table:table-cell table:formula="of:=IF([.$E99]=[.BR$1];[.$A99];&quot;&quot;)">
            <text:p/>
          </table:table-cell>
          <table:table-cell table:formula="of:=IF([.$E99]=[.BS$1];[.$A99];&quot;&quot;)">
            <text:p/>
          </table:table-cell>
          <table:table-cell table:formula="of:=IF([.$E99]=[.BT$1];[.$A99];&quot;&quot;)">
            <text:p/>
          </table:table-cell>
          <table:table-cell table:formula="of:=IF([.$E99]=[.BU$1];[.$A99];&quot;&quot;)">
            <text:p/>
          </table:table-cell>
          <table:table-cell table:formula="of:=IF([.$E99]=[.BV$1];[.$A99];&quot;&quot;)">
            <text:p/>
          </table:table-cell>
          <table:table-cell table:formula="of:=IF([.$E99]=[.BW$1];[.$A99];&quot;&quot;)">
            <text:p/>
          </table:table-cell>
          <table:table-cell table:formula="of:=IF([.$E99]=[.BX$1];[.$A99];&quot;&quot;)">
            <text:p/>
          </table:table-cell>
          <table:table-cell table:formula="of:=IF([.$E99]=[.BY$1];[.$A99];&quot;&quot;)">
            <text:p/>
          </table:table-cell>
          <table:table-cell table:formula="of:=IF([.$E99]=[.BZ$1];[.$A99];&quot;&quot;)">
            <text:p/>
          </table:table-cell>
          <table:table-cell table:formula="of:=IF([.$E99]=[.CA$1];[.$A99];&quot;&quot;)">
            <text:p/>
          </table:table-cell>
          <table:table-cell table:formula="of:=IF([.$E99]=[.CB$1];[.$A99];&quot;&quot;)">
            <text:p/>
          </table:table-cell>
          <table:table-cell table:formula="of:=IF([.$E99]=[.CC$1];[.$A99];&quot;&quot;)">
            <text:p/>
          </table:table-cell>
          <table:table-cell table:formula="of:=IF([.$E99]=[.CD$1];[.$A99];&quot;&quot;)" office:value-type="float" office:value="98" calcext:value-type="float">
            <text:p>98</text:p>
          </table:table-cell>
          <table:table-cell table:formula="of:=IF([.$E99]=[.CE$1];[.$A99];&quot;&quot;)">
            <text:p/>
          </table:table-cell>
          <table:table-cell table:formula="of:=IF([.$E99]=[.CF$1];[.$A99];&quot;&quot;)">
            <text:p/>
          </table:table-cell>
          <table:table-cell table:formula="of:=IF([.$E99]=[.CG$1];[.$A99];&quot;&quot;)">
            <text:p/>
          </table:table-cell>
          <table:table-cell table:formula="of:=IF([.$E99]=[.CH$1];[.$A99];&quot;&quot;)">
            <text:p/>
          </table:table-cell>
          <table:table-cell table:formula="of:=IF([.$E99]=[.CI$1];[.$A99];&quot;&quot;)">
            <text:p/>
          </table:table-cell>
          <table:table-cell table:formula="of:=IF([.$E99]=[.CJ$1];[.$A99];&quot;&quot;)">
            <text:p/>
          </table:table-cell>
          <table:table-cell table:formula="of:=IF([.$E99]=[.CK$1];[.$A99];&quot;&quot;)">
            <text:p/>
          </table:table-cell>
          <table:table-cell table:formula="of:=IF([.$E99]=[.CL$1];[.$A99];&quot;&quot;)">
            <text:p/>
          </table:table-cell>
          <table:table-cell table:formula="of:=IF([.$E99]=[.CM$1];[.$A99];&quot;&quot;)">
            <text:p/>
          </table:table-cell>
          <table:table-cell table:formula="of:=IF([.$E99]=[.CN$1];[.$A99];&quot;&quot;)">
            <text:p/>
          </table:table-cell>
          <table:table-cell table:formula="of:=IF([.$E99]=[.CO$1];[.$A99];&quot;&quot;)">
            <text:p/>
          </table:table-cell>
          <table:table-cell table:formula="of:=IF([.$E99]=[.CP$1];[.$A99];&quot;&quot;)">
            <text:p/>
          </table:table-cell>
          <table:table-cell table:formula="of:=IF([.$E99]=[.CQ$1];[.$A9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g Baby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Lawrence Kaplow, David Foster</text:p>
          </table:table-cell>
          <table:table-cell office:value-type="float" office:value="15.69" calcext:value-type="float">
            <text:p>15.69</text:p>
          </table:table-cell>
          <table:table-cell office:value-type="float" office:value="9" calcext:value-type="float">
            <text:p>9</text:p>
          </table:table-cell>
          <table:table-cell office:value-type="date" office:date-value="2009-01-26" calcext:value-type="date">
            <text:p>2009-01-26</text:p>
          </table:table-cell>
          <table:table-cell office:value-type="string" calcext:value-type="string">
            <text:p>Lawrence Kaplow</text:p>
          </table:table-cell>
          <table:table-cell office:value-type="string" calcext:value-type="string">
            <text:p>David Foster</text:p>
          </table:table-cell>
          <table:table-cell table:number-columns-repeated="3"/>
          <table:table-cell table:formula="of:=IF(OR([.$J100]=[.O$1];[.$K100]=[.O$1];[.$L100]=[.O$1];[.$M100]=[.O$1];[.$N100]);[.$A100];&quot;&quot;)">
            <text:p/>
          </table:table-cell>
          <table:table-cell table:formula="of:=IF(OR([.$J100]=[.P$1];[.$K100]=[.P$1];[.$L100]=[.P$1];[.$M100]=[.P$1];[.$N100]);[.$A100];&quot;&quot;)" office:value-type="float" office:value="99" calcext:value-type="float">
            <text:p>99</text:p>
          </table:table-cell>
          <table:table-cell table:formula="of:=IF(OR([.$J100]=[.Q$1];[.$K100]=[.Q$1];[.$L100]=[.Q$1];[.$M100]=[.Q$1];[.$N100]);[.$A100];&quot;&quot;)">
            <text:p/>
          </table:table-cell>
          <table:table-cell table:formula="of:=IF(OR([.$J100]=[.R$1];[.$K100]=[.R$1];[.$L100]=[.R$1];[.$M100]=[.R$1];[.$N100]);[.$A100];&quot;&quot;)">
            <text:p/>
          </table:table-cell>
          <table:table-cell table:formula="of:=IF(OR([.$J100]=[.S$1];[.$K100]=[.S$1];[.$L100]=[.S$1];[.$M100]=[.S$1];[.$N100]);[.$A100];&quot;&quot;)">
            <text:p/>
          </table:table-cell>
          <table:table-cell table:formula="of:=IF(OR([.$J100]=[.T$1];[.$K100]=[.T$1];[.$L100]=[.T$1];[.$M100]=[.T$1];[.$N100]);[.$A100];&quot;&quot;)">
            <text:p/>
          </table:table-cell>
          <table:table-cell table:formula="of:=IF(OR([.$J100]=[.U$1];[.$K100]=[.U$1];[.$L100]=[.U$1];[.$M100]=[.U$1];[.$N100]);[.$A100];&quot;&quot;)">
            <text:p/>
          </table:table-cell>
          <table:table-cell table:formula="of:=IF(OR([.$J100]=[.V$1];[.$K100]=[.V$1];[.$L100]=[.V$1];[.$M100]=[.V$1];[.$N100]);[.$A100];&quot;&quot;)" office:value-type="float" office:value="99" calcext:value-type="float">
            <text:p>99</text:p>
          </table:table-cell>
          <table:table-cell table:formula="of:=IF(OR([.$J100]=[.W$1];[.$K100]=[.W$1];[.$L100]=[.W$1];[.$M100]=[.W$1];[.$N100]);[.$A100];&quot;&quot;)">
            <text:p/>
          </table:table-cell>
          <table:table-cell table:formula="of:=IF(OR([.$J100]=[.X$1];[.$K100]=[.X$1];[.$L100]=[.X$1];[.$M100]=[.X$1];[.$N100]);[.$A100];&quot;&quot;)">
            <text:p/>
          </table:table-cell>
          <table:table-cell table:formula="of:=IF(OR([.$J100]=[.Y$1];[.$K100]=[.Y$1];[.$L100]=[.Y$1];[.$M100]=[.Y$1];[.$N100]);[.$A100];&quot;&quot;)">
            <text:p/>
          </table:table-cell>
          <table:table-cell table:formula="of:=IF(OR([.$J100]=[.Z$1];[.$K100]=[.Z$1];[.$L100]=[.Z$1];[.$M100]=[.Z$1];[.$N100]);[.$A100];&quot;&quot;)">
            <text:p/>
          </table:table-cell>
          <table:table-cell table:formula="of:=IF(OR([.$J100]=[.AA$1];[.$K100]=[.AA$1];[.$L100]=[.AA$1];[.$M100]=[.AA$1];[.$N100]);[.$A100];&quot;&quot;)">
            <text:p/>
          </table:table-cell>
          <table:table-cell table:formula="of:=IF(OR([.$J100]=[.AB$1];[.$K100]=[.AB$1];[.$L100]=[.AB$1];[.$M100]=[.AB$1];[.$N100]);[.$A100];&quot;&quot;)">
            <text:p/>
          </table:table-cell>
          <table:table-cell table:formula="of:=IF(OR([.$J100]=[.AC$1];[.$K100]=[.AC$1];[.$L100]=[.AC$1];[.$M100]=[.AC$1];[.$N100]);[.$A100];&quot;&quot;)">
            <text:p/>
          </table:table-cell>
          <table:table-cell table:formula="of:=IF(OR([.$J100]=[.AD$1];[.$K100]=[.AD$1];[.$L100]=[.AD$1];[.$M100]=[.AD$1];[.$N100]);[.$A100];&quot;&quot;)">
            <text:p/>
          </table:table-cell>
          <table:table-cell table:formula="of:=IF(OR([.$J100]=[.AE$1];[.$K100]=[.AE$1];[.$L100]=[.AE$1];[.$M100]=[.AE$1];[.$N100]);[.$A100];&quot;&quot;)">
            <text:p/>
          </table:table-cell>
          <table:table-cell table:formula="of:=IF(OR([.$J100]=[.AF$1];[.$K100]=[.AF$1];[.$L100]=[.AF$1];[.$M100]=[.AF$1];[.$N100]);[.$A100];&quot;&quot;)">
            <text:p/>
          </table:table-cell>
          <table:table-cell table:formula="of:=IF(OR([.$J100]=[.AG$1];[.$K100]=[.AG$1];[.$L100]=[.AG$1];[.$M100]=[.AG$1];[.$N100]);[.$A100];&quot;&quot;)">
            <text:p/>
          </table:table-cell>
          <table:table-cell table:formula="of:=IF(OR([.$J100]=[.AH$1];[.$K100]=[.AH$1];[.$L100]=[.AH$1];[.$M100]=[.AH$1];[.$N100]);[.$A100];&quot;&quot;)">
            <text:p/>
          </table:table-cell>
          <table:table-cell table:formula="of:=IF(OR([.$J100]=[.AI$1];[.$K100]=[.AI$1];[.$L100]=[.AI$1];[.$M100]=[.AI$1];[.$N100]);[.$A100];&quot;&quot;)">
            <text:p/>
          </table:table-cell>
          <table:table-cell table:formula="of:=IF(OR([.$J100]=[.AJ$1];[.$K100]=[.AJ$1];[.$L100]=[.AJ$1];[.$M100]=[.AJ$1];[.$N100]);[.$A100];&quot;&quot;)">
            <text:p/>
          </table:table-cell>
          <table:table-cell table:formula="of:=IF(OR([.$J100]=[.AK$1];[.$K100]=[.AK$1];[.$L100]=[.AK$1];[.$M100]=[.AK$1];[.$N100]);[.$A100];&quot;&quot;)">
            <text:p/>
          </table:table-cell>
          <table:table-cell table:formula="of:=IF(OR([.$J100]=[.AL$1];[.$K100]=[.AL$1];[.$L100]=[.AL$1];[.$M100]=[.AL$1];[.$N100]);[.$A100];&quot;&quot;)">
            <text:p/>
          </table:table-cell>
          <table:table-cell table:formula="of:=IF(OR([.$J100]=[.AM$1];[.$K100]=[.AM$1];[.$L100]=[.AM$1];[.$M100]=[.AM$1];[.$N100]);[.$A100];&quot;&quot;)">
            <text:p/>
          </table:table-cell>
          <table:table-cell table:formula="of:=IF(OR([.$J100]=[.AN$1];[.$K100]=[.AN$1];[.$L100]=[.AN$1];[.$M100]=[.AN$1];[.$N100]);[.$A100];&quot;&quot;)">
            <text:p/>
          </table:table-cell>
          <table:table-cell table:formula="of:=IF(OR([.$J100]=[.AO$1];[.$K100]=[.AO$1];[.$L100]=[.AO$1];[.$M100]=[.AO$1];[.$N100]);[.$A100];&quot;&quot;)">
            <text:p/>
          </table:table-cell>
          <table:table-cell table:formula="of:=IF(OR([.$J100]=[.AP$1];[.$K100]=[.AP$1];[.$L100]=[.AP$1];[.$M100]=[.AP$1];[.$N100]);[.$A100];&quot;&quot;)">
            <text:p/>
          </table:table-cell>
          <table:table-cell table:formula="of:=IF(OR([.$J100]=[.AQ$1];[.$K100]=[.AQ$1];[.$L100]=[.AQ$1];[.$M100]=[.AQ$1];[.$N100]);[.$A100];&quot;&quot;)">
            <text:p/>
          </table:table-cell>
          <table:table-cell table:formula="of:=IF(OR([.$J100]=[.AR$1];[.$K100]=[.AR$1];[.$L100]=[.AR$1];[.$M100]=[.AR$1];[.$N100]);[.$A100];&quot;&quot;)">
            <text:p/>
          </table:table-cell>
          <table:table-cell/>
          <table:table-cell table:formula="of:=IF([.$E100]=[.AT$1];[.$A100];&quot;&quot;)">
            <text:p/>
          </table:table-cell>
          <table:table-cell table:formula="of:=IF([.$E100]=[.AU$1];[.$A100];&quot;&quot;)">
            <text:p/>
          </table:table-cell>
          <table:table-cell table:formula="of:=IF([.$E100]=[.AV$1];[.$A100];&quot;&quot;)">
            <text:p/>
          </table:table-cell>
          <table:table-cell table:formula="of:=IF([.$E100]=[.AW$1];[.$A100];&quot;&quot;)">
            <text:p/>
          </table:table-cell>
          <table:table-cell table:formula="of:=IF([.$E100]=[.AX$1];[.$A100];&quot;&quot;)">
            <text:p/>
          </table:table-cell>
          <table:table-cell table:formula="of:=IF([.$E100]=[.AY$1];[.$A100];&quot;&quot;)">
            <text:p/>
          </table:table-cell>
          <table:table-cell table:formula="of:=IF([.$E100]=[.AZ$1];[.$A100];&quot;&quot;)">
            <text:p/>
          </table:table-cell>
          <table:table-cell table:formula="of:=IF([.$E100]=[.BA$1];[.$A100];&quot;&quot;)">
            <text:p/>
          </table:table-cell>
          <table:table-cell table:formula="of:=IF([.$E100]=[.BB$1];[.$A100];&quot;&quot;)">
            <text:p/>
          </table:table-cell>
          <table:table-cell table:formula="of:=IF([.$E100]=[.BC$1];[.$A100];&quot;&quot;)">
            <text:p/>
          </table:table-cell>
          <table:table-cell table:formula="of:=IF([.$E100]=[.BD$1];[.$A100];&quot;&quot;)">
            <text:p/>
          </table:table-cell>
          <table:table-cell table:formula="of:=IF([.$E100]=[.BE$1];[.$A100];&quot;&quot;)">
            <text:p/>
          </table:table-cell>
          <table:table-cell table:formula="of:=IF([.$E100]=[.BF$1];[.$A100];&quot;&quot;)">
            <text:p/>
          </table:table-cell>
          <table:table-cell table:formula="of:=IF([.$E100]=[.BG$1];[.$A100];&quot;&quot;)">
            <text:p/>
          </table:table-cell>
          <table:table-cell table:formula="of:=IF([.$E100]=[.BH$1];[.$A100];&quot;&quot;)">
            <text:p/>
          </table:table-cell>
          <table:table-cell table:formula="of:=IF([.$E100]=[.BI$1];[.$A100];&quot;&quot;)">
            <text:p/>
          </table:table-cell>
          <table:table-cell table:formula="of:=IF([.$E100]=[.BJ$1];[.$A100];&quot;&quot;)" office:value-type="float" office:value="99" calcext:value-type="float">
            <text:p>99</text:p>
          </table:table-cell>
          <table:table-cell table:formula="of:=IF([.$E100]=[.BK$1];[.$A100];&quot;&quot;)">
            <text:p/>
          </table:table-cell>
          <table:table-cell table:formula="of:=IF([.$E100]=[.BL$1];[.$A100];&quot;&quot;)">
            <text:p/>
          </table:table-cell>
          <table:table-cell table:formula="of:=IF([.$E100]=[.BM$1];[.$A100];&quot;&quot;)">
            <text:p/>
          </table:table-cell>
          <table:table-cell table:formula="of:=IF([.$E100]=[.BN$1];[.$A100];&quot;&quot;)">
            <text:p/>
          </table:table-cell>
          <table:table-cell table:formula="of:=IF([.$E100]=[.BO$1];[.$A100];&quot;&quot;)">
            <text:p/>
          </table:table-cell>
          <table:table-cell table:formula="of:=IF([.$E100]=[.BP$1];[.$A100];&quot;&quot;)">
            <text:p/>
          </table:table-cell>
          <table:table-cell table:formula="of:=IF([.$E100]=[.BQ$1];[.$A100];&quot;&quot;)">
            <text:p/>
          </table:table-cell>
          <table:table-cell table:formula="of:=IF([.$E100]=[.BR$1];[.$A100];&quot;&quot;)">
            <text:p/>
          </table:table-cell>
          <table:table-cell table:formula="of:=IF([.$E100]=[.BS$1];[.$A100];&quot;&quot;)">
            <text:p/>
          </table:table-cell>
          <table:table-cell table:formula="of:=IF([.$E100]=[.BT$1];[.$A100];&quot;&quot;)">
            <text:p/>
          </table:table-cell>
          <table:table-cell table:formula="of:=IF([.$E100]=[.BU$1];[.$A100];&quot;&quot;)">
            <text:p/>
          </table:table-cell>
          <table:table-cell table:formula="of:=IF([.$E100]=[.BV$1];[.$A100];&quot;&quot;)">
            <text:p/>
          </table:table-cell>
          <table:table-cell table:formula="of:=IF([.$E100]=[.BW$1];[.$A100];&quot;&quot;)">
            <text:p/>
          </table:table-cell>
          <table:table-cell table:formula="of:=IF([.$E100]=[.BX$1];[.$A100];&quot;&quot;)">
            <text:p/>
          </table:table-cell>
          <table:table-cell table:formula="of:=IF([.$E100]=[.BY$1];[.$A100];&quot;&quot;)">
            <text:p/>
          </table:table-cell>
          <table:table-cell table:formula="of:=IF([.$E100]=[.BZ$1];[.$A100];&quot;&quot;)">
            <text:p/>
          </table:table-cell>
          <table:table-cell table:formula="of:=IF([.$E100]=[.CA$1];[.$A100];&quot;&quot;)">
            <text:p/>
          </table:table-cell>
          <table:table-cell table:formula="of:=IF([.$E100]=[.CB$1];[.$A100];&quot;&quot;)">
            <text:p/>
          </table:table-cell>
          <table:table-cell table:formula="of:=IF([.$E100]=[.CC$1];[.$A100];&quot;&quot;)">
            <text:p/>
          </table:table-cell>
          <table:table-cell table:formula="of:=IF([.$E100]=[.CD$1];[.$A100];&quot;&quot;)">
            <text:p/>
          </table:table-cell>
          <table:table-cell table:formula="of:=IF([.$E100]=[.CE$1];[.$A100];&quot;&quot;)">
            <text:p/>
          </table:table-cell>
          <table:table-cell table:formula="of:=IF([.$E100]=[.CF$1];[.$A100];&quot;&quot;)">
            <text:p/>
          </table:table-cell>
          <table:table-cell table:formula="of:=IF([.$E100]=[.CG$1];[.$A100];&quot;&quot;)">
            <text:p/>
          </table:table-cell>
          <table:table-cell table:formula="of:=IF([.$E100]=[.CH$1];[.$A100];&quot;&quot;)">
            <text:p/>
          </table:table-cell>
          <table:table-cell table:formula="of:=IF([.$E100]=[.CI$1];[.$A100];&quot;&quot;)">
            <text:p/>
          </table:table-cell>
          <table:table-cell table:formula="of:=IF([.$E100]=[.CJ$1];[.$A100];&quot;&quot;)">
            <text:p/>
          </table:table-cell>
          <table:table-cell table:formula="of:=IF([.$E100]=[.CK$1];[.$A100];&quot;&quot;)">
            <text:p/>
          </table:table-cell>
          <table:table-cell table:formula="of:=IF([.$E100]=[.CL$1];[.$A100];&quot;&quot;)">
            <text:p/>
          </table:table-cell>
          <table:table-cell table:formula="of:=IF([.$E100]=[.CM$1];[.$A100];&quot;&quot;)">
            <text:p/>
          </table:table-cell>
          <table:table-cell table:formula="of:=IF([.$E100]=[.CN$1];[.$A100];&quot;&quot;)">
            <text:p/>
          </table:table-cell>
          <table:table-cell table:formula="of:=IF([.$E100]=[.CO$1];[.$A100];&quot;&quot;)">
            <text:p/>
          </table:table-cell>
          <table:table-cell table:formula="of:=IF([.$E100]=[.CP$1];[.$A100];&quot;&quot;)">
            <text:p/>
          </table:table-cell>
          <table:table-cell table:formula="of:=IF([.$E100]=[.CQ$1];[.$A10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e Greater Good</text:p>
          </table:table-cell>
          <table:table-cell office:value-type="string" calcext:value-type="string">
            <text:p>Lesli Linka Glatter</text:p>
          </table:table-cell>
          <table:table-cell office:value-type="string" calcext:value-type="string">
            <text:p>Sara Hess</text:p>
          </table:table-cell>
          <table:table-cell office:value-type="float" office:value="14.87" calcext:value-type="float">
            <text:p>14.87</text:p>
          </table:table-cell>
          <table:table-cell office:value-type="float" office:value="8" calcext:value-type="float">
            <text:p>8</text:p>
          </table:table-cell>
          <table:table-cell office:value-type="date" office:date-value="2009-02-02" calcext:value-type="date">
            <text:p>2009-02-02</text:p>
          </table:table-cell>
          <table:table-cell office:value-type="string" calcext:value-type="string">
            <text:p>Sara Hess</text:p>
          </table:table-cell>
          <table:table-cell table:number-columns-repeated="4"/>
          <table:table-cell table:formula="of:=IF(OR([.$J101]=[.O$1];[.$K101]=[.O$1];[.$L101]=[.O$1];[.$M101]=[.O$1];[.$N101]);[.$A101];&quot;&quot;)">
            <text:p/>
          </table:table-cell>
          <table:table-cell table:formula="of:=IF(OR([.$J101]=[.P$1];[.$K101]=[.P$1];[.$L101]=[.P$1];[.$M101]=[.P$1];[.$N101]);[.$A101];&quot;&quot;)">
            <text:p/>
          </table:table-cell>
          <table:table-cell table:formula="of:=IF(OR([.$J101]=[.Q$1];[.$K101]=[.Q$1];[.$L101]=[.Q$1];[.$M101]=[.Q$1];[.$N101]);[.$A101];&quot;&quot;)">
            <text:p/>
          </table:table-cell>
          <table:table-cell table:formula="of:=IF(OR([.$J101]=[.R$1];[.$K101]=[.R$1];[.$L101]=[.R$1];[.$M101]=[.R$1];[.$N101]);[.$A101];&quot;&quot;)">
            <text:p/>
          </table:table-cell>
          <table:table-cell table:formula="of:=IF(OR([.$J101]=[.S$1];[.$K101]=[.S$1];[.$L101]=[.S$1];[.$M101]=[.S$1];[.$N101]);[.$A101];&quot;&quot;)">
            <text:p/>
          </table:table-cell>
          <table:table-cell table:formula="of:=IF(OR([.$J101]=[.T$1];[.$K101]=[.T$1];[.$L101]=[.T$1];[.$M101]=[.T$1];[.$N101]);[.$A101];&quot;&quot;)">
            <text:p/>
          </table:table-cell>
          <table:table-cell table:formula="of:=IF(OR([.$J101]=[.U$1];[.$K101]=[.U$1];[.$L101]=[.U$1];[.$M101]=[.U$1];[.$N101]);[.$A101];&quot;&quot;)">
            <text:p/>
          </table:table-cell>
          <table:table-cell table:formula="of:=IF(OR([.$J101]=[.V$1];[.$K101]=[.V$1];[.$L101]=[.V$1];[.$M101]=[.V$1];[.$N101]);[.$A101];&quot;&quot;)">
            <text:p/>
          </table:table-cell>
          <table:table-cell table:formula="of:=IF(OR([.$J101]=[.W$1];[.$K101]=[.W$1];[.$L101]=[.W$1];[.$M101]=[.W$1];[.$N101]);[.$A101];&quot;&quot;)">
            <text:p/>
          </table:table-cell>
          <table:table-cell table:formula="of:=IF(OR([.$J101]=[.X$1];[.$K101]=[.X$1];[.$L101]=[.X$1];[.$M101]=[.X$1];[.$N101]);[.$A101];&quot;&quot;)">
            <text:p/>
          </table:table-cell>
          <table:table-cell table:formula="of:=IF(OR([.$J101]=[.Y$1];[.$K101]=[.Y$1];[.$L101]=[.Y$1];[.$M101]=[.Y$1];[.$N101]);[.$A101];&quot;&quot;)">
            <text:p/>
          </table:table-cell>
          <table:table-cell table:formula="of:=IF(OR([.$J101]=[.Z$1];[.$K101]=[.Z$1];[.$L101]=[.Z$1];[.$M101]=[.Z$1];[.$N101]);[.$A101];&quot;&quot;)" office:value-type="float" office:value="100" calcext:value-type="float">
            <text:p>100</text:p>
          </table:table-cell>
          <table:table-cell table:formula="of:=IF(OR([.$J101]=[.AA$1];[.$K101]=[.AA$1];[.$L101]=[.AA$1];[.$M101]=[.AA$1];[.$N101]);[.$A101];&quot;&quot;)">
            <text:p/>
          </table:table-cell>
          <table:table-cell table:formula="of:=IF(OR([.$J101]=[.AB$1];[.$K101]=[.AB$1];[.$L101]=[.AB$1];[.$M101]=[.AB$1];[.$N101]);[.$A101];&quot;&quot;)">
            <text:p/>
          </table:table-cell>
          <table:table-cell table:formula="of:=IF(OR([.$J101]=[.AC$1];[.$K101]=[.AC$1];[.$L101]=[.AC$1];[.$M101]=[.AC$1];[.$N101]);[.$A101];&quot;&quot;)">
            <text:p/>
          </table:table-cell>
          <table:table-cell table:formula="of:=IF(OR([.$J101]=[.AD$1];[.$K101]=[.AD$1];[.$L101]=[.AD$1];[.$M101]=[.AD$1];[.$N101]);[.$A101];&quot;&quot;)">
            <text:p/>
          </table:table-cell>
          <table:table-cell table:formula="of:=IF(OR([.$J101]=[.AE$1];[.$K101]=[.AE$1];[.$L101]=[.AE$1];[.$M101]=[.AE$1];[.$N101]);[.$A101];&quot;&quot;)">
            <text:p/>
          </table:table-cell>
          <table:table-cell table:formula="of:=IF(OR([.$J101]=[.AF$1];[.$K101]=[.AF$1];[.$L101]=[.AF$1];[.$M101]=[.AF$1];[.$N101]);[.$A101];&quot;&quot;)">
            <text:p/>
          </table:table-cell>
          <table:table-cell table:formula="of:=IF(OR([.$J101]=[.AG$1];[.$K101]=[.AG$1];[.$L101]=[.AG$1];[.$M101]=[.AG$1];[.$N101]);[.$A101];&quot;&quot;)">
            <text:p/>
          </table:table-cell>
          <table:table-cell table:formula="of:=IF(OR([.$J101]=[.AH$1];[.$K101]=[.AH$1];[.$L101]=[.AH$1];[.$M101]=[.AH$1];[.$N101]);[.$A101];&quot;&quot;)">
            <text:p/>
          </table:table-cell>
          <table:table-cell table:formula="of:=IF(OR([.$J101]=[.AI$1];[.$K101]=[.AI$1];[.$L101]=[.AI$1];[.$M101]=[.AI$1];[.$N101]);[.$A101];&quot;&quot;)">
            <text:p/>
          </table:table-cell>
          <table:table-cell table:formula="of:=IF(OR([.$J101]=[.AJ$1];[.$K101]=[.AJ$1];[.$L101]=[.AJ$1];[.$M101]=[.AJ$1];[.$N101]);[.$A101];&quot;&quot;)">
            <text:p/>
          </table:table-cell>
          <table:table-cell table:formula="of:=IF(OR([.$J101]=[.AK$1];[.$K101]=[.AK$1];[.$L101]=[.AK$1];[.$M101]=[.AK$1];[.$N101]);[.$A101];&quot;&quot;)">
            <text:p/>
          </table:table-cell>
          <table:table-cell table:formula="of:=IF(OR([.$J101]=[.AL$1];[.$K101]=[.AL$1];[.$L101]=[.AL$1];[.$M101]=[.AL$1];[.$N101]);[.$A101];&quot;&quot;)">
            <text:p/>
          </table:table-cell>
          <table:table-cell table:formula="of:=IF(OR([.$J101]=[.AM$1];[.$K101]=[.AM$1];[.$L101]=[.AM$1];[.$M101]=[.AM$1];[.$N101]);[.$A101];&quot;&quot;)">
            <text:p/>
          </table:table-cell>
          <table:table-cell table:formula="of:=IF(OR([.$J101]=[.AN$1];[.$K101]=[.AN$1];[.$L101]=[.AN$1];[.$M101]=[.AN$1];[.$N101]);[.$A101];&quot;&quot;)">
            <text:p/>
          </table:table-cell>
          <table:table-cell table:formula="of:=IF(OR([.$J101]=[.AO$1];[.$K101]=[.AO$1];[.$L101]=[.AO$1];[.$M101]=[.AO$1];[.$N101]);[.$A101];&quot;&quot;)">
            <text:p/>
          </table:table-cell>
          <table:table-cell table:formula="of:=IF(OR([.$J101]=[.AP$1];[.$K101]=[.AP$1];[.$L101]=[.AP$1];[.$M101]=[.AP$1];[.$N101]);[.$A101];&quot;&quot;)">
            <text:p/>
          </table:table-cell>
          <table:table-cell table:formula="of:=IF(OR([.$J101]=[.AQ$1];[.$K101]=[.AQ$1];[.$L101]=[.AQ$1];[.$M101]=[.AQ$1];[.$N101]);[.$A101];&quot;&quot;)">
            <text:p/>
          </table:table-cell>
          <table:table-cell table:formula="of:=IF(OR([.$J101]=[.AR$1];[.$K101]=[.AR$1];[.$L101]=[.AR$1];[.$M101]=[.AR$1];[.$N101]);[.$A101];&quot;&quot;)">
            <text:p/>
          </table:table-cell>
          <table:table-cell/>
          <table:table-cell table:formula="of:=IF([.$E101]=[.AT$1];[.$A101];&quot;&quot;)">
            <text:p/>
          </table:table-cell>
          <table:table-cell table:formula="of:=IF([.$E101]=[.AU$1];[.$A101];&quot;&quot;)">
            <text:p/>
          </table:table-cell>
          <table:table-cell table:formula="of:=IF([.$E101]=[.AV$1];[.$A101];&quot;&quot;)">
            <text:p/>
          </table:table-cell>
          <table:table-cell table:formula="of:=IF([.$E101]=[.AW$1];[.$A101];&quot;&quot;)">
            <text:p/>
          </table:table-cell>
          <table:table-cell table:formula="of:=IF([.$E101]=[.AX$1];[.$A101];&quot;&quot;)">
            <text:p/>
          </table:table-cell>
          <table:table-cell table:formula="of:=IF([.$E101]=[.AY$1];[.$A101];&quot;&quot;)">
            <text:p/>
          </table:table-cell>
          <table:table-cell table:formula="of:=IF([.$E101]=[.AZ$1];[.$A101];&quot;&quot;)">
            <text:p/>
          </table:table-cell>
          <table:table-cell table:formula="of:=IF([.$E101]=[.BA$1];[.$A101];&quot;&quot;)">
            <text:p/>
          </table:table-cell>
          <table:table-cell table:formula="of:=IF([.$E101]=[.BB$1];[.$A101];&quot;&quot;)">
            <text:p/>
          </table:table-cell>
          <table:table-cell table:formula="of:=IF([.$E101]=[.BC$1];[.$A101];&quot;&quot;)">
            <text:p/>
          </table:table-cell>
          <table:table-cell table:formula="of:=IF([.$E101]=[.BD$1];[.$A101];&quot;&quot;)">
            <text:p/>
          </table:table-cell>
          <table:table-cell table:formula="of:=IF([.$E101]=[.BE$1];[.$A101];&quot;&quot;)">
            <text:p/>
          </table:table-cell>
          <table:table-cell table:formula="of:=IF([.$E101]=[.BF$1];[.$A101];&quot;&quot;)">
            <text:p/>
          </table:table-cell>
          <table:table-cell table:formula="of:=IF([.$E101]=[.BG$1];[.$A101];&quot;&quot;)">
            <text:p/>
          </table:table-cell>
          <table:table-cell table:formula="of:=IF([.$E101]=[.BH$1];[.$A101];&quot;&quot;)">
            <text:p/>
          </table:table-cell>
          <table:table-cell table:formula="of:=IF([.$E101]=[.BI$1];[.$A101];&quot;&quot;)">
            <text:p/>
          </table:table-cell>
          <table:table-cell table:formula="of:=IF([.$E101]=[.BJ$1];[.$A101];&quot;&quot;)">
            <text:p/>
          </table:table-cell>
          <table:table-cell table:formula="of:=IF([.$E101]=[.BK$1];[.$A101];&quot;&quot;)">
            <text:p/>
          </table:table-cell>
          <table:table-cell table:formula="of:=IF([.$E101]=[.BL$1];[.$A101];&quot;&quot;)">
            <text:p/>
          </table:table-cell>
          <table:table-cell table:formula="of:=IF([.$E101]=[.BM$1];[.$A101];&quot;&quot;)">
            <text:p/>
          </table:table-cell>
          <table:table-cell table:formula="of:=IF([.$E101]=[.BN$1];[.$A101];&quot;&quot;)">
            <text:p/>
          </table:table-cell>
          <table:table-cell table:formula="of:=IF([.$E101]=[.BO$1];[.$A101];&quot;&quot;)">
            <text:p/>
          </table:table-cell>
          <table:table-cell table:formula="of:=IF([.$E101]=[.BP$1];[.$A101];&quot;&quot;)">
            <text:p/>
          </table:table-cell>
          <table:table-cell table:formula="of:=IF([.$E101]=[.BQ$1];[.$A101];&quot;&quot;)">
            <text:p/>
          </table:table-cell>
          <table:table-cell table:formula="of:=IF([.$E101]=[.BR$1];[.$A101];&quot;&quot;)">
            <text:p/>
          </table:table-cell>
          <table:table-cell table:formula="of:=IF([.$E101]=[.BS$1];[.$A101];&quot;&quot;)">
            <text:p/>
          </table:table-cell>
          <table:table-cell table:formula="of:=IF([.$E101]=[.BT$1];[.$A101];&quot;&quot;)">
            <text:p/>
          </table:table-cell>
          <table:table-cell table:formula="of:=IF([.$E101]=[.BU$1];[.$A101];&quot;&quot;)">
            <text:p/>
          </table:table-cell>
          <table:table-cell table:formula="of:=IF([.$E101]=[.BV$1];[.$A101];&quot;&quot;)">
            <text:p/>
          </table:table-cell>
          <table:table-cell table:formula="of:=IF([.$E101]=[.BW$1];[.$A101];&quot;&quot;)">
            <text:p/>
          </table:table-cell>
          <table:table-cell table:formula="of:=IF([.$E101]=[.BX$1];[.$A101];&quot;&quot;)">
            <text:p/>
          </table:table-cell>
          <table:table-cell table:formula="of:=IF([.$E101]=[.BY$1];[.$A101];&quot;&quot;)">
            <text:p/>
          </table:table-cell>
          <table:table-cell table:formula="of:=IF([.$E101]=[.BZ$1];[.$A101];&quot;&quot;)">
            <text:p/>
          </table:table-cell>
          <table:table-cell table:formula="of:=IF([.$E101]=[.CA$1];[.$A101];&quot;&quot;)">
            <text:p/>
          </table:table-cell>
          <table:table-cell table:formula="of:=IF([.$E101]=[.CB$1];[.$A101];&quot;&quot;)">
            <text:p/>
          </table:table-cell>
          <table:table-cell table:formula="of:=IF([.$E101]=[.CC$1];[.$A101];&quot;&quot;)" office:value-type="float" office:value="100" calcext:value-type="float">
            <text:p>100</text:p>
          </table:table-cell>
          <table:table-cell table:formula="of:=IF([.$E101]=[.CD$1];[.$A101];&quot;&quot;)">
            <text:p/>
          </table:table-cell>
          <table:table-cell table:formula="of:=IF([.$E101]=[.CE$1];[.$A101];&quot;&quot;)">
            <text:p/>
          </table:table-cell>
          <table:table-cell table:formula="of:=IF([.$E101]=[.CF$1];[.$A101];&quot;&quot;)">
            <text:p/>
          </table:table-cell>
          <table:table-cell table:formula="of:=IF([.$E101]=[.CG$1];[.$A101];&quot;&quot;)">
            <text:p/>
          </table:table-cell>
          <table:table-cell table:formula="of:=IF([.$E101]=[.CH$1];[.$A101];&quot;&quot;)">
            <text:p/>
          </table:table-cell>
          <table:table-cell table:formula="of:=IF([.$E101]=[.CI$1];[.$A101];&quot;&quot;)">
            <text:p/>
          </table:table-cell>
          <table:table-cell table:formula="of:=IF([.$E101]=[.CJ$1];[.$A101];&quot;&quot;)">
            <text:p/>
          </table:table-cell>
          <table:table-cell table:formula="of:=IF([.$E101]=[.CK$1];[.$A101];&quot;&quot;)">
            <text:p/>
          </table:table-cell>
          <table:table-cell table:formula="of:=IF([.$E101]=[.CL$1];[.$A101];&quot;&quot;)">
            <text:p/>
          </table:table-cell>
          <table:table-cell table:formula="of:=IF([.$E101]=[.CM$1];[.$A101];&quot;&quot;)">
            <text:p/>
          </table:table-cell>
          <table:table-cell table:formula="of:=IF([.$E101]=[.CN$1];[.$A101];&quot;&quot;)">
            <text:p/>
          </table:table-cell>
          <table:table-cell table:formula="of:=IF([.$E101]=[.CO$1];[.$A101];&quot;&quot;)">
            <text:p/>
          </table:table-cell>
          <table:table-cell table:formula="of:=IF([.$E101]=[.CP$1];[.$A101];&quot;&quot;)">
            <text:p/>
          </table:table-cell>
          <table:table-cell table:formula="of:=IF([.$E101]=[.CQ$1];[.$A10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faithful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David Hoselton</text:p>
          </table:table-cell>
          <table:table-cell office:value-type="float" office:value="14.19" calcext:value-type="float">
            <text:p>14.19</text:p>
          </table:table-cell>
          <table:table-cell office:value-type="float" office:value="10" calcext:value-type="float">
            <text:p>10</text:p>
          </table:table-cell>
          <table:table-cell office:value-type="date" office:date-value="2009-02-16" calcext:value-type="date">
            <text:p>2009-02-16</text:p>
          </table:table-cell>
          <table:table-cell office:value-type="string" calcext:value-type="string">
            <text:p>David Hoselton</text:p>
          </table:table-cell>
          <table:table-cell table:number-columns-repeated="4"/>
          <table:table-cell table:formula="of:=IF(OR([.$J102]=[.O$1];[.$K102]=[.O$1];[.$L102]=[.O$1];[.$M102]=[.O$1];[.$N102]);[.$A102];&quot;&quot;)">
            <text:p/>
          </table:table-cell>
          <table:table-cell table:formula="of:=IF(OR([.$J102]=[.P$1];[.$K102]=[.P$1];[.$L102]=[.P$1];[.$M102]=[.P$1];[.$N102]);[.$A102];&quot;&quot;)">
            <text:p/>
          </table:table-cell>
          <table:table-cell table:formula="of:=IF(OR([.$J102]=[.Q$1];[.$K102]=[.Q$1];[.$L102]=[.Q$1];[.$M102]=[.Q$1];[.$N102]);[.$A102];&quot;&quot;)">
            <text:p/>
          </table:table-cell>
          <table:table-cell table:formula="of:=IF(OR([.$J102]=[.R$1];[.$K102]=[.R$1];[.$L102]=[.R$1];[.$M102]=[.R$1];[.$N102]);[.$A102];&quot;&quot;)">
            <text:p/>
          </table:table-cell>
          <table:table-cell table:formula="of:=IF(OR([.$J102]=[.S$1];[.$K102]=[.S$1];[.$L102]=[.S$1];[.$M102]=[.S$1];[.$N102]);[.$A102];&quot;&quot;)">
            <text:p/>
          </table:table-cell>
          <table:table-cell table:formula="of:=IF(OR([.$J102]=[.T$1];[.$K102]=[.T$1];[.$L102]=[.T$1];[.$M102]=[.T$1];[.$N102]);[.$A102];&quot;&quot;)">
            <text:p/>
          </table:table-cell>
          <table:table-cell table:formula="of:=IF(OR([.$J102]=[.U$1];[.$K102]=[.U$1];[.$L102]=[.U$1];[.$M102]=[.U$1];[.$N102]);[.$A102];&quot;&quot;)">
            <text:p/>
          </table:table-cell>
          <table:table-cell table:formula="of:=IF(OR([.$J102]=[.V$1];[.$K102]=[.V$1];[.$L102]=[.V$1];[.$M102]=[.V$1];[.$N102]);[.$A102];&quot;&quot;)">
            <text:p/>
          </table:table-cell>
          <table:table-cell table:formula="of:=IF(OR([.$J102]=[.W$1];[.$K102]=[.W$1];[.$L102]=[.W$1];[.$M102]=[.W$1];[.$N102]);[.$A102];&quot;&quot;)">
            <text:p/>
          </table:table-cell>
          <table:table-cell table:formula="of:=IF(OR([.$J102]=[.X$1];[.$K102]=[.X$1];[.$L102]=[.X$1];[.$M102]=[.X$1];[.$N102]);[.$A102];&quot;&quot;)">
            <text:p/>
          </table:table-cell>
          <table:table-cell table:formula="of:=IF(OR([.$J102]=[.Y$1];[.$K102]=[.Y$1];[.$L102]=[.Y$1];[.$M102]=[.Y$1];[.$N102]);[.$A102];&quot;&quot;)">
            <text:p/>
          </table:table-cell>
          <table:table-cell table:formula="of:=IF(OR([.$J102]=[.Z$1];[.$K102]=[.Z$1];[.$L102]=[.Z$1];[.$M102]=[.Z$1];[.$N102]);[.$A102];&quot;&quot;)">
            <text:p/>
          </table:table-cell>
          <table:table-cell table:formula="of:=IF(OR([.$J102]=[.AA$1];[.$K102]=[.AA$1];[.$L102]=[.AA$1];[.$M102]=[.AA$1];[.$N102]);[.$A102];&quot;&quot;)">
            <text:p/>
          </table:table-cell>
          <table:table-cell table:formula="of:=IF(OR([.$J102]=[.AB$1];[.$K102]=[.AB$1];[.$L102]=[.AB$1];[.$M102]=[.AB$1];[.$N102]);[.$A102];&quot;&quot;)">
            <text:p/>
          </table:table-cell>
          <table:table-cell table:formula="of:=IF(OR([.$J102]=[.AC$1];[.$K102]=[.AC$1];[.$L102]=[.AC$1];[.$M102]=[.AC$1];[.$N102]);[.$A102];&quot;&quot;)">
            <text:p/>
          </table:table-cell>
          <table:table-cell table:formula="of:=IF(OR([.$J102]=[.AD$1];[.$K102]=[.AD$1];[.$L102]=[.AD$1];[.$M102]=[.AD$1];[.$N102]);[.$A102];&quot;&quot;)">
            <text:p/>
          </table:table-cell>
          <table:table-cell table:formula="of:=IF(OR([.$J102]=[.AE$1];[.$K102]=[.AE$1];[.$L102]=[.AE$1];[.$M102]=[.AE$1];[.$N102]);[.$A102];&quot;&quot;)">
            <text:p/>
          </table:table-cell>
          <table:table-cell table:formula="of:=IF(OR([.$J102]=[.AF$1];[.$K102]=[.AF$1];[.$L102]=[.AF$1];[.$M102]=[.AF$1];[.$N102]);[.$A102];&quot;&quot;)">
            <text:p/>
          </table:table-cell>
          <table:table-cell table:formula="of:=IF(OR([.$J102]=[.AG$1];[.$K102]=[.AG$1];[.$L102]=[.AG$1];[.$M102]=[.AG$1];[.$N102]);[.$A102];&quot;&quot;)" office:value-type="float" office:value="101" calcext:value-type="float">
            <text:p>101</text:p>
          </table:table-cell>
          <table:table-cell table:formula="of:=IF(OR([.$J102]=[.AH$1];[.$K102]=[.AH$1];[.$L102]=[.AH$1];[.$M102]=[.AH$1];[.$N102]);[.$A102];&quot;&quot;)">
            <text:p/>
          </table:table-cell>
          <table:table-cell table:formula="of:=IF(OR([.$J102]=[.AI$1];[.$K102]=[.AI$1];[.$L102]=[.AI$1];[.$M102]=[.AI$1];[.$N102]);[.$A102];&quot;&quot;)">
            <text:p/>
          </table:table-cell>
          <table:table-cell table:formula="of:=IF(OR([.$J102]=[.AJ$1];[.$K102]=[.AJ$1];[.$L102]=[.AJ$1];[.$M102]=[.AJ$1];[.$N102]);[.$A102];&quot;&quot;)">
            <text:p/>
          </table:table-cell>
          <table:table-cell table:formula="of:=IF(OR([.$J102]=[.AK$1];[.$K102]=[.AK$1];[.$L102]=[.AK$1];[.$M102]=[.AK$1];[.$N102]);[.$A102];&quot;&quot;)">
            <text:p/>
          </table:table-cell>
          <table:table-cell table:formula="of:=IF(OR([.$J102]=[.AL$1];[.$K102]=[.AL$1];[.$L102]=[.AL$1];[.$M102]=[.AL$1];[.$N102]);[.$A102];&quot;&quot;)">
            <text:p/>
          </table:table-cell>
          <table:table-cell table:formula="of:=IF(OR([.$J102]=[.AM$1];[.$K102]=[.AM$1];[.$L102]=[.AM$1];[.$M102]=[.AM$1];[.$N102]);[.$A102];&quot;&quot;)">
            <text:p/>
          </table:table-cell>
          <table:table-cell table:formula="of:=IF(OR([.$J102]=[.AN$1];[.$K102]=[.AN$1];[.$L102]=[.AN$1];[.$M102]=[.AN$1];[.$N102]);[.$A102];&quot;&quot;)">
            <text:p/>
          </table:table-cell>
          <table:table-cell table:formula="of:=IF(OR([.$J102]=[.AO$1];[.$K102]=[.AO$1];[.$L102]=[.AO$1];[.$M102]=[.AO$1];[.$N102]);[.$A102];&quot;&quot;)">
            <text:p/>
          </table:table-cell>
          <table:table-cell table:formula="of:=IF(OR([.$J102]=[.AP$1];[.$K102]=[.AP$1];[.$L102]=[.AP$1];[.$M102]=[.AP$1];[.$N102]);[.$A102];&quot;&quot;)">
            <text:p/>
          </table:table-cell>
          <table:table-cell table:formula="of:=IF(OR([.$J102]=[.AQ$1];[.$K102]=[.AQ$1];[.$L102]=[.AQ$1];[.$M102]=[.AQ$1];[.$N102]);[.$A102];&quot;&quot;)">
            <text:p/>
          </table:table-cell>
          <table:table-cell table:formula="of:=IF(OR([.$J102]=[.AR$1];[.$K102]=[.AR$1];[.$L102]=[.AR$1];[.$M102]=[.AR$1];[.$N102]);[.$A102];&quot;&quot;)">
            <text:p/>
          </table:table-cell>
          <table:table-cell/>
          <table:table-cell table:formula="of:=IF([.$E102]=[.AT$1];[.$A102];&quot;&quot;)">
            <text:p/>
          </table:table-cell>
          <table:table-cell table:formula="of:=IF([.$E102]=[.AU$1];[.$A102];&quot;&quot;)">
            <text:p/>
          </table:table-cell>
          <table:table-cell table:formula="of:=IF([.$E102]=[.AV$1];[.$A102];&quot;&quot;)">
            <text:p/>
          </table:table-cell>
          <table:table-cell table:formula="of:=IF([.$E102]=[.AW$1];[.$A102];&quot;&quot;)" office:value-type="float" office:value="101" calcext:value-type="float">
            <text:p>101</text:p>
          </table:table-cell>
          <table:table-cell table:formula="of:=IF([.$E102]=[.AX$1];[.$A102];&quot;&quot;)">
            <text:p/>
          </table:table-cell>
          <table:table-cell table:formula="of:=IF([.$E102]=[.AY$1];[.$A102];&quot;&quot;)">
            <text:p/>
          </table:table-cell>
          <table:table-cell table:formula="of:=IF([.$E102]=[.AZ$1];[.$A102];&quot;&quot;)">
            <text:p/>
          </table:table-cell>
          <table:table-cell table:formula="of:=IF([.$E102]=[.BA$1];[.$A102];&quot;&quot;)">
            <text:p/>
          </table:table-cell>
          <table:table-cell table:formula="of:=IF([.$E102]=[.BB$1];[.$A102];&quot;&quot;)">
            <text:p/>
          </table:table-cell>
          <table:table-cell table:formula="of:=IF([.$E102]=[.BC$1];[.$A102];&quot;&quot;)">
            <text:p/>
          </table:table-cell>
          <table:table-cell table:formula="of:=IF([.$E102]=[.BD$1];[.$A102];&quot;&quot;)">
            <text:p/>
          </table:table-cell>
          <table:table-cell table:formula="of:=IF([.$E102]=[.BE$1];[.$A102];&quot;&quot;)">
            <text:p/>
          </table:table-cell>
          <table:table-cell table:formula="of:=IF([.$E102]=[.BF$1];[.$A102];&quot;&quot;)">
            <text:p/>
          </table:table-cell>
          <table:table-cell table:formula="of:=IF([.$E102]=[.BG$1];[.$A102];&quot;&quot;)">
            <text:p/>
          </table:table-cell>
          <table:table-cell table:formula="of:=IF([.$E102]=[.BH$1];[.$A102];&quot;&quot;)">
            <text:p/>
          </table:table-cell>
          <table:table-cell table:formula="of:=IF([.$E102]=[.BI$1];[.$A102];&quot;&quot;)">
            <text:p/>
          </table:table-cell>
          <table:table-cell table:formula="of:=IF([.$E102]=[.BJ$1];[.$A102];&quot;&quot;)">
            <text:p/>
          </table:table-cell>
          <table:table-cell table:formula="of:=IF([.$E102]=[.BK$1];[.$A102];&quot;&quot;)">
            <text:p/>
          </table:table-cell>
          <table:table-cell table:formula="of:=IF([.$E102]=[.BL$1];[.$A102];&quot;&quot;)">
            <text:p/>
          </table:table-cell>
          <table:table-cell table:formula="of:=IF([.$E102]=[.BM$1];[.$A102];&quot;&quot;)">
            <text:p/>
          </table:table-cell>
          <table:table-cell table:formula="of:=IF([.$E102]=[.BN$1];[.$A102];&quot;&quot;)">
            <text:p/>
          </table:table-cell>
          <table:table-cell table:formula="of:=IF([.$E102]=[.BO$1];[.$A102];&quot;&quot;)">
            <text:p/>
          </table:table-cell>
          <table:table-cell table:formula="of:=IF([.$E102]=[.BP$1];[.$A102];&quot;&quot;)">
            <text:p/>
          </table:table-cell>
          <table:table-cell table:formula="of:=IF([.$E102]=[.BQ$1];[.$A102];&quot;&quot;)">
            <text:p/>
          </table:table-cell>
          <table:table-cell table:formula="of:=IF([.$E102]=[.BR$1];[.$A102];&quot;&quot;)">
            <text:p/>
          </table:table-cell>
          <table:table-cell table:formula="of:=IF([.$E102]=[.BS$1];[.$A102];&quot;&quot;)">
            <text:p/>
          </table:table-cell>
          <table:table-cell table:formula="of:=IF([.$E102]=[.BT$1];[.$A102];&quot;&quot;)">
            <text:p/>
          </table:table-cell>
          <table:table-cell table:formula="of:=IF([.$E102]=[.BU$1];[.$A102];&quot;&quot;)">
            <text:p/>
          </table:table-cell>
          <table:table-cell table:formula="of:=IF([.$E102]=[.BV$1];[.$A102];&quot;&quot;)">
            <text:p/>
          </table:table-cell>
          <table:table-cell table:formula="of:=IF([.$E102]=[.BW$1];[.$A102];&quot;&quot;)">
            <text:p/>
          </table:table-cell>
          <table:table-cell table:formula="of:=IF([.$E102]=[.BX$1];[.$A102];&quot;&quot;)">
            <text:p/>
          </table:table-cell>
          <table:table-cell table:formula="of:=IF([.$E102]=[.BY$1];[.$A102];&quot;&quot;)">
            <text:p/>
          </table:table-cell>
          <table:table-cell table:formula="of:=IF([.$E102]=[.BZ$1];[.$A102];&quot;&quot;)">
            <text:p/>
          </table:table-cell>
          <table:table-cell table:formula="of:=IF([.$E102]=[.CA$1];[.$A102];&quot;&quot;)">
            <text:p/>
          </table:table-cell>
          <table:table-cell table:formula="of:=IF([.$E102]=[.CB$1];[.$A102];&quot;&quot;)">
            <text:p/>
          </table:table-cell>
          <table:table-cell table:formula="of:=IF([.$E102]=[.CC$1];[.$A102];&quot;&quot;)">
            <text:p/>
          </table:table-cell>
          <table:table-cell table:formula="of:=IF([.$E102]=[.CD$1];[.$A102];&quot;&quot;)">
            <text:p/>
          </table:table-cell>
          <table:table-cell table:formula="of:=IF([.$E102]=[.CE$1];[.$A102];&quot;&quot;)">
            <text:p/>
          </table:table-cell>
          <table:table-cell table:formula="of:=IF([.$E102]=[.CF$1];[.$A102];&quot;&quot;)">
            <text:p/>
          </table:table-cell>
          <table:table-cell table:formula="of:=IF([.$E102]=[.CG$1];[.$A102];&quot;&quot;)">
            <text:p/>
          </table:table-cell>
          <table:table-cell table:formula="of:=IF([.$E102]=[.CH$1];[.$A102];&quot;&quot;)">
            <text:p/>
          </table:table-cell>
          <table:table-cell table:formula="of:=IF([.$E102]=[.CI$1];[.$A102];&quot;&quot;)">
            <text:p/>
          </table:table-cell>
          <table:table-cell table:formula="of:=IF([.$E102]=[.CJ$1];[.$A102];&quot;&quot;)">
            <text:p/>
          </table:table-cell>
          <table:table-cell table:formula="of:=IF([.$E102]=[.CK$1];[.$A102];&quot;&quot;)">
            <text:p/>
          </table:table-cell>
          <table:table-cell table:formula="of:=IF([.$E102]=[.CL$1];[.$A102];&quot;&quot;)">
            <text:p/>
          </table:table-cell>
          <table:table-cell table:formula="of:=IF([.$E102]=[.CM$1];[.$A102];&quot;&quot;)">
            <text:p/>
          </table:table-cell>
          <table:table-cell table:formula="of:=IF([.$E102]=[.CN$1];[.$A102];&quot;&quot;)">
            <text:p/>
          </table:table-cell>
          <table:table-cell table:formula="of:=IF([.$E102]=[.CO$1];[.$A102];&quot;&quot;)">
            <text:p/>
          </table:table-cell>
          <table:table-cell table:formula="of:=IF([.$E102]=[.CP$1];[.$A102];&quot;&quot;)">
            <text:p/>
          </table:table-cell>
          <table:table-cell table:formula="of:=IF([.$E102]=[.CQ$1];[.$A10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e Softer Side</text:p>
          </table:table-cell>
          <table:table-cell office:value-type="string" calcext:value-type="string">
            <text:p>Deran Sarafian</text:p>
          </table:table-cell>
          <table:table-cell office:value-type="string" calcext:value-type="string">
            <text:p>Liz Friedman</text:p>
          </table:table-cell>
          <table:table-cell office:value-type="float" office:value="14.85" calcext:value-type="float">
            <text:p>14.85</text:p>
          </table:table-cell>
          <table:table-cell office:value-type="float" office:value="6" calcext:value-type="float">
            <text:p>6</text:p>
          </table:table-cell>
          <table:table-cell office:value-type="date" office:date-value="2009-02-23" calcext:value-type="date">
            <text:p>2009-02-23</text:p>
          </table:table-cell>
          <table:table-cell office:value-type="string" calcext:value-type="string">
            <text:p>Liz Friedman</text:p>
          </table:table-cell>
          <table:table-cell table:number-columns-repeated="4"/>
          <table:table-cell table:formula="of:=IF(OR([.$J103]=[.O$1];[.$K103]=[.O$1];[.$L103]=[.O$1];[.$M103]=[.O$1];[.$N103]);[.$A103];&quot;&quot;)">
            <text:p/>
          </table:table-cell>
          <table:table-cell table:formula="of:=IF(OR([.$J103]=[.P$1];[.$K103]=[.P$1];[.$L103]=[.P$1];[.$M103]=[.P$1];[.$N103]);[.$A103];&quot;&quot;)">
            <text:p/>
          </table:table-cell>
          <table:table-cell table:formula="of:=IF(OR([.$J103]=[.Q$1];[.$K103]=[.Q$1];[.$L103]=[.Q$1];[.$M103]=[.Q$1];[.$N103]);[.$A103];&quot;&quot;)">
            <text:p/>
          </table:table-cell>
          <table:table-cell table:formula="of:=IF(OR([.$J103]=[.R$1];[.$K103]=[.R$1];[.$L103]=[.R$1];[.$M103]=[.R$1];[.$N103]);[.$A103];&quot;&quot;)">
            <text:p/>
          </table:table-cell>
          <table:table-cell table:formula="of:=IF(OR([.$J103]=[.S$1];[.$K103]=[.S$1];[.$L103]=[.S$1];[.$M103]=[.S$1];[.$N103]);[.$A103];&quot;&quot;)">
            <text:p/>
          </table:table-cell>
          <table:table-cell table:formula="of:=IF(OR([.$J103]=[.T$1];[.$K103]=[.T$1];[.$L103]=[.T$1];[.$M103]=[.T$1];[.$N103]);[.$A103];&quot;&quot;)">
            <text:p/>
          </table:table-cell>
          <table:table-cell table:formula="of:=IF(OR([.$J103]=[.U$1];[.$K103]=[.U$1];[.$L103]=[.U$1];[.$M103]=[.U$1];[.$N103]);[.$A103];&quot;&quot;)">
            <text:p/>
          </table:table-cell>
          <table:table-cell table:formula="of:=IF(OR([.$J103]=[.V$1];[.$K103]=[.V$1];[.$L103]=[.V$1];[.$M103]=[.V$1];[.$N103]);[.$A103];&quot;&quot;)">
            <text:p/>
          </table:table-cell>
          <table:table-cell table:formula="of:=IF(OR([.$J103]=[.W$1];[.$K103]=[.W$1];[.$L103]=[.W$1];[.$M103]=[.W$1];[.$N103]);[.$A103];&quot;&quot;)">
            <text:p/>
          </table:table-cell>
          <table:table-cell table:formula="of:=IF(OR([.$J103]=[.X$1];[.$K103]=[.X$1];[.$L103]=[.X$1];[.$M103]=[.X$1];[.$N103]);[.$A103];&quot;&quot;)">
            <text:p/>
          </table:table-cell>
          <table:table-cell table:formula="of:=IF(OR([.$J103]=[.Y$1];[.$K103]=[.Y$1];[.$L103]=[.Y$1];[.$M103]=[.Y$1];[.$N103]);[.$A103];&quot;&quot;)">
            <text:p/>
          </table:table-cell>
          <table:table-cell table:formula="of:=IF(OR([.$J103]=[.Z$1];[.$K103]=[.Z$1];[.$L103]=[.Z$1];[.$M103]=[.Z$1];[.$N103]);[.$A103];&quot;&quot;)">
            <text:p/>
          </table:table-cell>
          <table:table-cell table:formula="of:=IF(OR([.$J103]=[.AA$1];[.$K103]=[.AA$1];[.$L103]=[.AA$1];[.$M103]=[.AA$1];[.$N103]);[.$A103];&quot;&quot;)" office:value-type="float" office:value="102" calcext:value-type="float">
            <text:p>102</text:p>
          </table:table-cell>
          <table:table-cell table:formula="of:=IF(OR([.$J103]=[.AB$1];[.$K103]=[.AB$1];[.$L103]=[.AB$1];[.$M103]=[.AB$1];[.$N103]);[.$A103];&quot;&quot;)">
            <text:p/>
          </table:table-cell>
          <table:table-cell table:formula="of:=IF(OR([.$J103]=[.AC$1];[.$K103]=[.AC$1];[.$L103]=[.AC$1];[.$M103]=[.AC$1];[.$N103]);[.$A103];&quot;&quot;)">
            <text:p/>
          </table:table-cell>
          <table:table-cell table:formula="of:=IF(OR([.$J103]=[.AD$1];[.$K103]=[.AD$1];[.$L103]=[.AD$1];[.$M103]=[.AD$1];[.$N103]);[.$A103];&quot;&quot;)">
            <text:p/>
          </table:table-cell>
          <table:table-cell table:formula="of:=IF(OR([.$J103]=[.AE$1];[.$K103]=[.AE$1];[.$L103]=[.AE$1];[.$M103]=[.AE$1];[.$N103]);[.$A103];&quot;&quot;)">
            <text:p/>
          </table:table-cell>
          <table:table-cell table:formula="of:=IF(OR([.$J103]=[.AF$1];[.$K103]=[.AF$1];[.$L103]=[.AF$1];[.$M103]=[.AF$1];[.$N103]);[.$A103];&quot;&quot;)">
            <text:p/>
          </table:table-cell>
          <table:table-cell table:formula="of:=IF(OR([.$J103]=[.AG$1];[.$K103]=[.AG$1];[.$L103]=[.AG$1];[.$M103]=[.AG$1];[.$N103]);[.$A103];&quot;&quot;)">
            <text:p/>
          </table:table-cell>
          <table:table-cell table:formula="of:=IF(OR([.$J103]=[.AH$1];[.$K103]=[.AH$1];[.$L103]=[.AH$1];[.$M103]=[.AH$1];[.$N103]);[.$A103];&quot;&quot;)">
            <text:p/>
          </table:table-cell>
          <table:table-cell table:formula="of:=IF(OR([.$J103]=[.AI$1];[.$K103]=[.AI$1];[.$L103]=[.AI$1];[.$M103]=[.AI$1];[.$N103]);[.$A103];&quot;&quot;)">
            <text:p/>
          </table:table-cell>
          <table:table-cell table:formula="of:=IF(OR([.$J103]=[.AJ$1];[.$K103]=[.AJ$1];[.$L103]=[.AJ$1];[.$M103]=[.AJ$1];[.$N103]);[.$A103];&quot;&quot;)">
            <text:p/>
          </table:table-cell>
          <table:table-cell table:formula="of:=IF(OR([.$J103]=[.AK$1];[.$K103]=[.AK$1];[.$L103]=[.AK$1];[.$M103]=[.AK$1];[.$N103]);[.$A103];&quot;&quot;)">
            <text:p/>
          </table:table-cell>
          <table:table-cell table:formula="of:=IF(OR([.$J103]=[.AL$1];[.$K103]=[.AL$1];[.$L103]=[.AL$1];[.$M103]=[.AL$1];[.$N103]);[.$A103];&quot;&quot;)">
            <text:p/>
          </table:table-cell>
          <table:table-cell table:formula="of:=IF(OR([.$J103]=[.AM$1];[.$K103]=[.AM$1];[.$L103]=[.AM$1];[.$M103]=[.AM$1];[.$N103]);[.$A103];&quot;&quot;)">
            <text:p/>
          </table:table-cell>
          <table:table-cell table:formula="of:=IF(OR([.$J103]=[.AN$1];[.$K103]=[.AN$1];[.$L103]=[.AN$1];[.$M103]=[.AN$1];[.$N103]);[.$A103];&quot;&quot;)">
            <text:p/>
          </table:table-cell>
          <table:table-cell table:formula="of:=IF(OR([.$J103]=[.AO$1];[.$K103]=[.AO$1];[.$L103]=[.AO$1];[.$M103]=[.AO$1];[.$N103]);[.$A103];&quot;&quot;)">
            <text:p/>
          </table:table-cell>
          <table:table-cell table:formula="of:=IF(OR([.$J103]=[.AP$1];[.$K103]=[.AP$1];[.$L103]=[.AP$1];[.$M103]=[.AP$1];[.$N103]);[.$A103];&quot;&quot;)">
            <text:p/>
          </table:table-cell>
          <table:table-cell table:formula="of:=IF(OR([.$J103]=[.AQ$1];[.$K103]=[.AQ$1];[.$L103]=[.AQ$1];[.$M103]=[.AQ$1];[.$N103]);[.$A103];&quot;&quot;)">
            <text:p/>
          </table:table-cell>
          <table:table-cell table:formula="of:=IF(OR([.$J103]=[.AR$1];[.$K103]=[.AR$1];[.$L103]=[.AR$1];[.$M103]=[.AR$1];[.$N103]);[.$A103];&quot;&quot;)">
            <text:p/>
          </table:table-cell>
          <table:table-cell/>
          <table:table-cell table:formula="of:=IF([.$E103]=[.AT$1];[.$A103];&quot;&quot;)">
            <text:p/>
          </table:table-cell>
          <table:table-cell table:formula="of:=IF([.$E103]=[.AU$1];[.$A103];&quot;&quot;)">
            <text:p/>
          </table:table-cell>
          <table:table-cell table:formula="of:=IF([.$E103]=[.AV$1];[.$A103];&quot;&quot;)">
            <text:p/>
          </table:table-cell>
          <table:table-cell table:formula="of:=IF([.$E103]=[.AW$1];[.$A103];&quot;&quot;)">
            <text:p/>
          </table:table-cell>
          <table:table-cell table:formula="of:=IF([.$E103]=[.AX$1];[.$A103];&quot;&quot;)">
            <text:p/>
          </table:table-cell>
          <table:table-cell table:formula="of:=IF([.$E103]=[.AY$1];[.$A103];&quot;&quot;)">
            <text:p/>
          </table:table-cell>
          <table:table-cell table:formula="of:=IF([.$E103]=[.AZ$1];[.$A103];&quot;&quot;)">
            <text:p/>
          </table:table-cell>
          <table:table-cell table:formula="of:=IF([.$E103]=[.BA$1];[.$A103];&quot;&quot;)">
            <text:p/>
          </table:table-cell>
          <table:table-cell table:formula="of:=IF([.$E103]=[.BB$1];[.$A103];&quot;&quot;)">
            <text:p/>
          </table:table-cell>
          <table:table-cell table:formula="of:=IF([.$E103]=[.BC$1];[.$A103];&quot;&quot;)">
            <text:p/>
          </table:table-cell>
          <table:table-cell table:formula="of:=IF([.$E103]=[.BD$1];[.$A103];&quot;&quot;)">
            <text:p/>
          </table:table-cell>
          <table:table-cell table:formula="of:=IF([.$E103]=[.BE$1];[.$A103];&quot;&quot;)">
            <text:p/>
          </table:table-cell>
          <table:table-cell table:formula="of:=IF([.$E103]=[.BF$1];[.$A103];&quot;&quot;)">
            <text:p/>
          </table:table-cell>
          <table:table-cell table:formula="of:=IF([.$E103]=[.BG$1];[.$A103];&quot;&quot;)">
            <text:p/>
          </table:table-cell>
          <table:table-cell table:formula="of:=IF([.$E103]=[.BH$1];[.$A103];&quot;&quot;)">
            <text:p/>
          </table:table-cell>
          <table:table-cell table:formula="of:=IF([.$E103]=[.BI$1];[.$A103];&quot;&quot;)">
            <text:p/>
          </table:table-cell>
          <table:table-cell table:formula="of:=IF([.$E103]=[.BJ$1];[.$A103];&quot;&quot;)" office:value-type="float" office:value="102" calcext:value-type="float">
            <text:p>102</text:p>
          </table:table-cell>
          <table:table-cell table:formula="of:=IF([.$E103]=[.BK$1];[.$A103];&quot;&quot;)">
            <text:p/>
          </table:table-cell>
          <table:table-cell table:formula="of:=IF([.$E103]=[.BL$1];[.$A103];&quot;&quot;)">
            <text:p/>
          </table:table-cell>
          <table:table-cell table:formula="of:=IF([.$E103]=[.BM$1];[.$A103];&quot;&quot;)">
            <text:p/>
          </table:table-cell>
          <table:table-cell table:formula="of:=IF([.$E103]=[.BN$1];[.$A103];&quot;&quot;)">
            <text:p/>
          </table:table-cell>
          <table:table-cell table:formula="of:=IF([.$E103]=[.BO$1];[.$A103];&quot;&quot;)">
            <text:p/>
          </table:table-cell>
          <table:table-cell table:formula="of:=IF([.$E103]=[.BP$1];[.$A103];&quot;&quot;)">
            <text:p/>
          </table:table-cell>
          <table:table-cell table:formula="of:=IF([.$E103]=[.BQ$1];[.$A103];&quot;&quot;)">
            <text:p/>
          </table:table-cell>
          <table:table-cell table:formula="of:=IF([.$E103]=[.BR$1];[.$A103];&quot;&quot;)">
            <text:p/>
          </table:table-cell>
          <table:table-cell table:formula="of:=IF([.$E103]=[.BS$1];[.$A103];&quot;&quot;)">
            <text:p/>
          </table:table-cell>
          <table:table-cell table:formula="of:=IF([.$E103]=[.BT$1];[.$A103];&quot;&quot;)">
            <text:p/>
          </table:table-cell>
          <table:table-cell table:formula="of:=IF([.$E103]=[.BU$1];[.$A103];&quot;&quot;)">
            <text:p/>
          </table:table-cell>
          <table:table-cell table:formula="of:=IF([.$E103]=[.BV$1];[.$A103];&quot;&quot;)">
            <text:p/>
          </table:table-cell>
          <table:table-cell table:formula="of:=IF([.$E103]=[.BW$1];[.$A103];&quot;&quot;)">
            <text:p/>
          </table:table-cell>
          <table:table-cell table:formula="of:=IF([.$E103]=[.BX$1];[.$A103];&quot;&quot;)">
            <text:p/>
          </table:table-cell>
          <table:table-cell table:formula="of:=IF([.$E103]=[.BY$1];[.$A103];&quot;&quot;)">
            <text:p/>
          </table:table-cell>
          <table:table-cell table:formula="of:=IF([.$E103]=[.BZ$1];[.$A103];&quot;&quot;)">
            <text:p/>
          </table:table-cell>
          <table:table-cell table:formula="of:=IF([.$E103]=[.CA$1];[.$A103];&quot;&quot;)">
            <text:p/>
          </table:table-cell>
          <table:table-cell table:formula="of:=IF([.$E103]=[.CB$1];[.$A103];&quot;&quot;)">
            <text:p/>
          </table:table-cell>
          <table:table-cell table:formula="of:=IF([.$E103]=[.CC$1];[.$A103];&quot;&quot;)">
            <text:p/>
          </table:table-cell>
          <table:table-cell table:formula="of:=IF([.$E103]=[.CD$1];[.$A103];&quot;&quot;)">
            <text:p/>
          </table:table-cell>
          <table:table-cell table:formula="of:=IF([.$E103]=[.CE$1];[.$A103];&quot;&quot;)">
            <text:p/>
          </table:table-cell>
          <table:table-cell table:formula="of:=IF([.$E103]=[.CF$1];[.$A103];&quot;&quot;)">
            <text:p/>
          </table:table-cell>
          <table:table-cell table:formula="of:=IF([.$E103]=[.CG$1];[.$A103];&quot;&quot;)">
            <text:p/>
          </table:table-cell>
          <table:table-cell table:formula="of:=IF([.$E103]=[.CH$1];[.$A103];&quot;&quot;)">
            <text:p/>
          </table:table-cell>
          <table:table-cell table:formula="of:=IF([.$E103]=[.CI$1];[.$A103];&quot;&quot;)">
            <text:p/>
          </table:table-cell>
          <table:table-cell table:formula="of:=IF([.$E103]=[.CJ$1];[.$A103];&quot;&quot;)">
            <text:p/>
          </table:table-cell>
          <table:table-cell table:formula="of:=IF([.$E103]=[.CK$1];[.$A103];&quot;&quot;)">
            <text:p/>
          </table:table-cell>
          <table:table-cell table:formula="of:=IF([.$E103]=[.CL$1];[.$A103];&quot;&quot;)">
            <text:p/>
          </table:table-cell>
          <table:table-cell table:formula="of:=IF([.$E103]=[.CM$1];[.$A103];&quot;&quot;)">
            <text:p/>
          </table:table-cell>
          <table:table-cell table:formula="of:=IF([.$E103]=[.CN$1];[.$A103];&quot;&quot;)">
            <text:p/>
          </table:table-cell>
          <table:table-cell table:formula="of:=IF([.$E103]=[.CO$1];[.$A103];&quot;&quot;)">
            <text:p/>
          </table:table-cell>
          <table:table-cell table:formula="of:=IF([.$E103]=[.CP$1];[.$A103];&quot;&quot;)">
            <text:p/>
          </table:table-cell>
          <table:table-cell table:formula="of:=IF([.$E103]=[.CQ$1];[.$A10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Social Contract</text:p>
          </table:table-cell>
          <table:table-cell office:value-type="string" calcext:value-type="string">
            <text:p>Andrew Bernstein</text:p>
          </table:table-cell>
          <table:table-cell office:value-type="string" calcext:value-type="string">
            <text:p>Doris Egan</text:p>
          </table:table-cell>
          <table:table-cell office:value-type="float" office:value="12.38" calcext:value-type="float">
            <text:p>12.38</text:p>
          </table:table-cell>
          <table:table-cell office:value-type="float" office:value="16" calcext:value-type="float">
            <text:p>16</text:p>
          </table:table-cell>
          <table:table-cell office:value-type="date" office:date-value="2009-03-09" calcext:value-type="date">
            <text:p>2009-03-09</text:p>
          </table:table-cell>
          <table:table-cell office:value-type="string" calcext:value-type="string">
            <text:p>Doris Egan</text:p>
          </table:table-cell>
          <table:table-cell table:number-columns-repeated="4"/>
          <table:table-cell table:formula="of:=IF(OR([.$J104]=[.O$1];[.$K104]=[.O$1];[.$L104]=[.O$1];[.$M104]=[.O$1];[.$N104]);[.$A104];&quot;&quot;)">
            <text:p/>
          </table:table-cell>
          <table:table-cell table:formula="of:=IF(OR([.$J104]=[.P$1];[.$K104]=[.P$1];[.$L104]=[.P$1];[.$M104]=[.P$1];[.$N104]);[.$A104];&quot;&quot;)">
            <text:p/>
          </table:table-cell>
          <table:table-cell table:formula="of:=IF(OR([.$J104]=[.Q$1];[.$K104]=[.Q$1];[.$L104]=[.Q$1];[.$M104]=[.Q$1];[.$N104]);[.$A104];&quot;&quot;)">
            <text:p/>
          </table:table-cell>
          <table:table-cell table:formula="of:=IF(OR([.$J104]=[.R$1];[.$K104]=[.R$1];[.$L104]=[.R$1];[.$M104]=[.R$1];[.$N104]);[.$A104];&quot;&quot;)">
            <text:p/>
          </table:table-cell>
          <table:table-cell table:formula="of:=IF(OR([.$J104]=[.S$1];[.$K104]=[.S$1];[.$L104]=[.S$1];[.$M104]=[.S$1];[.$N104]);[.$A104];&quot;&quot;)">
            <text:p/>
          </table:table-cell>
          <table:table-cell table:formula="of:=IF(OR([.$J104]=[.T$1];[.$K104]=[.T$1];[.$L104]=[.T$1];[.$M104]=[.T$1];[.$N104]);[.$A104];&quot;&quot;)">
            <text:p/>
          </table:table-cell>
          <table:table-cell table:formula="of:=IF(OR([.$J104]=[.U$1];[.$K104]=[.U$1];[.$L104]=[.U$1];[.$M104]=[.U$1];[.$N104]);[.$A104];&quot;&quot;)">
            <text:p/>
          </table:table-cell>
          <table:table-cell table:formula="of:=IF(OR([.$J104]=[.V$1];[.$K104]=[.V$1];[.$L104]=[.V$1];[.$M104]=[.V$1];[.$N104]);[.$A104];&quot;&quot;)">
            <text:p/>
          </table:table-cell>
          <table:table-cell table:formula="of:=IF(OR([.$J104]=[.W$1];[.$K104]=[.W$1];[.$L104]=[.W$1];[.$M104]=[.W$1];[.$N104]);[.$A104];&quot;&quot;)">
            <text:p/>
          </table:table-cell>
          <table:table-cell table:formula="of:=IF(OR([.$J104]=[.X$1];[.$K104]=[.X$1];[.$L104]=[.X$1];[.$M104]=[.X$1];[.$N104]);[.$A104];&quot;&quot;)">
            <text:p/>
          </table:table-cell>
          <table:table-cell table:formula="of:=IF(OR([.$J104]=[.Y$1];[.$K104]=[.Y$1];[.$L104]=[.Y$1];[.$M104]=[.Y$1];[.$N104]);[.$A104];&quot;&quot;)">
            <text:p/>
          </table:table-cell>
          <table:table-cell table:formula="of:=IF(OR([.$J104]=[.Z$1];[.$K104]=[.Z$1];[.$L104]=[.Z$1];[.$M104]=[.Z$1];[.$N104]);[.$A104];&quot;&quot;)">
            <text:p/>
          </table:table-cell>
          <table:table-cell table:formula="of:=IF(OR([.$J104]=[.AA$1];[.$K104]=[.AA$1];[.$L104]=[.AA$1];[.$M104]=[.AA$1];[.$N104]);[.$A104];&quot;&quot;)">
            <text:p/>
          </table:table-cell>
          <table:table-cell table:formula="of:=IF(OR([.$J104]=[.AB$1];[.$K104]=[.AB$1];[.$L104]=[.AB$1];[.$M104]=[.AB$1];[.$N104]);[.$A104];&quot;&quot;)">
            <text:p/>
          </table:table-cell>
          <table:table-cell table:formula="of:=IF(OR([.$J104]=[.AC$1];[.$K104]=[.AC$1];[.$L104]=[.AC$1];[.$M104]=[.AC$1];[.$N104]);[.$A104];&quot;&quot;)" office:value-type="float" office:value="103" calcext:value-type="float">
            <text:p>103</text:p>
          </table:table-cell>
          <table:table-cell table:formula="of:=IF(OR([.$J104]=[.AD$1];[.$K104]=[.AD$1];[.$L104]=[.AD$1];[.$M104]=[.AD$1];[.$N104]);[.$A104];&quot;&quot;)">
            <text:p/>
          </table:table-cell>
          <table:table-cell table:formula="of:=IF(OR([.$J104]=[.AE$1];[.$K104]=[.AE$1];[.$L104]=[.AE$1];[.$M104]=[.AE$1];[.$N104]);[.$A104];&quot;&quot;)">
            <text:p/>
          </table:table-cell>
          <table:table-cell table:formula="of:=IF(OR([.$J104]=[.AF$1];[.$K104]=[.AF$1];[.$L104]=[.AF$1];[.$M104]=[.AF$1];[.$N104]);[.$A104];&quot;&quot;)">
            <text:p/>
          </table:table-cell>
          <table:table-cell table:formula="of:=IF(OR([.$J104]=[.AG$1];[.$K104]=[.AG$1];[.$L104]=[.AG$1];[.$M104]=[.AG$1];[.$N104]);[.$A104];&quot;&quot;)">
            <text:p/>
          </table:table-cell>
          <table:table-cell table:formula="of:=IF(OR([.$J104]=[.AH$1];[.$K104]=[.AH$1];[.$L104]=[.AH$1];[.$M104]=[.AH$1];[.$N104]);[.$A104];&quot;&quot;)">
            <text:p/>
          </table:table-cell>
          <table:table-cell table:formula="of:=IF(OR([.$J104]=[.AI$1];[.$K104]=[.AI$1];[.$L104]=[.AI$1];[.$M104]=[.AI$1];[.$N104]);[.$A104];&quot;&quot;)">
            <text:p/>
          </table:table-cell>
          <table:table-cell table:formula="of:=IF(OR([.$J104]=[.AJ$1];[.$K104]=[.AJ$1];[.$L104]=[.AJ$1];[.$M104]=[.AJ$1];[.$N104]);[.$A104];&quot;&quot;)">
            <text:p/>
          </table:table-cell>
          <table:table-cell table:formula="of:=IF(OR([.$J104]=[.AK$1];[.$K104]=[.AK$1];[.$L104]=[.AK$1];[.$M104]=[.AK$1];[.$N104]);[.$A104];&quot;&quot;)">
            <text:p/>
          </table:table-cell>
          <table:table-cell table:formula="of:=IF(OR([.$J104]=[.AL$1];[.$K104]=[.AL$1];[.$L104]=[.AL$1];[.$M104]=[.AL$1];[.$N104]);[.$A104];&quot;&quot;)">
            <text:p/>
          </table:table-cell>
          <table:table-cell table:formula="of:=IF(OR([.$J104]=[.AM$1];[.$K104]=[.AM$1];[.$L104]=[.AM$1];[.$M104]=[.AM$1];[.$N104]);[.$A104];&quot;&quot;)">
            <text:p/>
          </table:table-cell>
          <table:table-cell table:formula="of:=IF(OR([.$J104]=[.AN$1];[.$K104]=[.AN$1];[.$L104]=[.AN$1];[.$M104]=[.AN$1];[.$N104]);[.$A104];&quot;&quot;)">
            <text:p/>
          </table:table-cell>
          <table:table-cell table:formula="of:=IF(OR([.$J104]=[.AO$1];[.$K104]=[.AO$1];[.$L104]=[.AO$1];[.$M104]=[.AO$1];[.$N104]);[.$A104];&quot;&quot;)">
            <text:p/>
          </table:table-cell>
          <table:table-cell table:formula="of:=IF(OR([.$J104]=[.AP$1];[.$K104]=[.AP$1];[.$L104]=[.AP$1];[.$M104]=[.AP$1];[.$N104]);[.$A104];&quot;&quot;)">
            <text:p/>
          </table:table-cell>
          <table:table-cell table:formula="of:=IF(OR([.$J104]=[.AQ$1];[.$K104]=[.AQ$1];[.$L104]=[.AQ$1];[.$M104]=[.AQ$1];[.$N104]);[.$A104];&quot;&quot;)">
            <text:p/>
          </table:table-cell>
          <table:table-cell table:formula="of:=IF(OR([.$J104]=[.AR$1];[.$K104]=[.AR$1];[.$L104]=[.AR$1];[.$M104]=[.AR$1];[.$N104]);[.$A104];&quot;&quot;)">
            <text:p/>
          </table:table-cell>
          <table:table-cell/>
          <table:table-cell table:formula="of:=IF([.$E104]=[.AT$1];[.$A104];&quot;&quot;)">
            <text:p/>
          </table:table-cell>
          <table:table-cell table:formula="of:=IF([.$E104]=[.AU$1];[.$A104];&quot;&quot;)">
            <text:p/>
          </table:table-cell>
          <table:table-cell table:formula="of:=IF([.$E104]=[.AV$1];[.$A104];&quot;&quot;)">
            <text:p/>
          </table:table-cell>
          <table:table-cell table:formula="of:=IF([.$E104]=[.AW$1];[.$A104];&quot;&quot;)">
            <text:p/>
          </table:table-cell>
          <table:table-cell table:formula="of:=IF([.$E104]=[.AX$1];[.$A104];&quot;&quot;)">
            <text:p/>
          </table:table-cell>
          <table:table-cell table:formula="of:=IF([.$E104]=[.AY$1];[.$A104];&quot;&quot;)">
            <text:p/>
          </table:table-cell>
          <table:table-cell table:formula="of:=IF([.$E104]=[.AZ$1];[.$A104];&quot;&quot;)">
            <text:p/>
          </table:table-cell>
          <table:table-cell table:formula="of:=IF([.$E104]=[.BA$1];[.$A104];&quot;&quot;)">
            <text:p/>
          </table:table-cell>
          <table:table-cell table:formula="of:=IF([.$E104]=[.BB$1];[.$A104];&quot;&quot;)">
            <text:p/>
          </table:table-cell>
          <table:table-cell table:formula="of:=IF([.$E104]=[.BC$1];[.$A104];&quot;&quot;)">
            <text:p/>
          </table:table-cell>
          <table:table-cell table:formula="of:=IF([.$E104]=[.BD$1];[.$A104];&quot;&quot;)">
            <text:p/>
          </table:table-cell>
          <table:table-cell table:formula="of:=IF([.$E104]=[.BE$1];[.$A104];&quot;&quot;)">
            <text:p/>
          </table:table-cell>
          <table:table-cell table:formula="of:=IF([.$E104]=[.BF$1];[.$A104];&quot;&quot;)">
            <text:p/>
          </table:table-cell>
          <table:table-cell table:formula="of:=IF([.$E104]=[.BG$1];[.$A104];&quot;&quot;)">
            <text:p/>
          </table:table-cell>
          <table:table-cell table:formula="of:=IF([.$E104]=[.BH$1];[.$A104];&quot;&quot;)">
            <text:p/>
          </table:table-cell>
          <table:table-cell table:formula="of:=IF([.$E104]=[.BI$1];[.$A104];&quot;&quot;)">
            <text:p/>
          </table:table-cell>
          <table:table-cell table:formula="of:=IF([.$E104]=[.BJ$1];[.$A104];&quot;&quot;)">
            <text:p/>
          </table:table-cell>
          <table:table-cell table:formula="of:=IF([.$E104]=[.BK$1];[.$A104];&quot;&quot;)">
            <text:p/>
          </table:table-cell>
          <table:table-cell table:formula="of:=IF([.$E104]=[.BL$1];[.$A104];&quot;&quot;)">
            <text:p/>
          </table:table-cell>
          <table:table-cell table:formula="of:=IF([.$E104]=[.BM$1];[.$A104];&quot;&quot;)">
            <text:p/>
          </table:table-cell>
          <table:table-cell table:formula="of:=IF([.$E104]=[.BN$1];[.$A104];&quot;&quot;)">
            <text:p/>
          </table:table-cell>
          <table:table-cell table:formula="of:=IF([.$E104]=[.BO$1];[.$A104];&quot;&quot;)">
            <text:p/>
          </table:table-cell>
          <table:table-cell table:formula="of:=IF([.$E104]=[.BP$1];[.$A104];&quot;&quot;)">
            <text:p/>
          </table:table-cell>
          <table:table-cell table:formula="of:=IF([.$E104]=[.BQ$1];[.$A104];&quot;&quot;)">
            <text:p/>
          </table:table-cell>
          <table:table-cell table:formula="of:=IF([.$E104]=[.BR$1];[.$A104];&quot;&quot;)">
            <text:p/>
          </table:table-cell>
          <table:table-cell table:formula="of:=IF([.$E104]=[.BS$1];[.$A104];&quot;&quot;)">
            <text:p/>
          </table:table-cell>
          <table:table-cell table:formula="of:=IF([.$E104]=[.BT$1];[.$A104];&quot;&quot;)">
            <text:p/>
          </table:table-cell>
          <table:table-cell table:formula="of:=IF([.$E104]=[.BU$1];[.$A104];&quot;&quot;)">
            <text:p/>
          </table:table-cell>
          <table:table-cell table:formula="of:=IF([.$E104]=[.BV$1];[.$A104];&quot;&quot;)">
            <text:p/>
          </table:table-cell>
          <table:table-cell table:formula="of:=IF([.$E104]=[.BW$1];[.$A104];&quot;&quot;)">
            <text:p/>
          </table:table-cell>
          <table:table-cell table:formula="of:=IF([.$E104]=[.BX$1];[.$A104];&quot;&quot;)">
            <text:p/>
          </table:table-cell>
          <table:table-cell table:formula="of:=IF([.$E104]=[.BY$1];[.$A104];&quot;&quot;)">
            <text:p/>
          </table:table-cell>
          <table:table-cell table:formula="of:=IF([.$E104]=[.BZ$1];[.$A104];&quot;&quot;)">
            <text:p/>
          </table:table-cell>
          <table:table-cell table:formula="of:=IF([.$E104]=[.CA$1];[.$A104];&quot;&quot;)">
            <text:p/>
          </table:table-cell>
          <table:table-cell table:formula="of:=IF([.$E104]=[.CB$1];[.$A104];&quot;&quot;)">
            <text:p/>
          </table:table-cell>
          <table:table-cell table:formula="of:=IF([.$E104]=[.CC$1];[.$A104];&quot;&quot;)">
            <text:p/>
          </table:table-cell>
          <table:table-cell table:formula="of:=IF([.$E104]=[.CD$1];[.$A104];&quot;&quot;)" office:value-type="float" office:value="103" calcext:value-type="float">
            <text:p>103</text:p>
          </table:table-cell>
          <table:table-cell table:formula="of:=IF([.$E104]=[.CE$1];[.$A104];&quot;&quot;)">
            <text:p/>
          </table:table-cell>
          <table:table-cell table:formula="of:=IF([.$E104]=[.CF$1];[.$A104];&quot;&quot;)">
            <text:p/>
          </table:table-cell>
          <table:table-cell table:formula="of:=IF([.$E104]=[.CG$1];[.$A104];&quot;&quot;)">
            <text:p/>
          </table:table-cell>
          <table:table-cell table:formula="of:=IF([.$E104]=[.CH$1];[.$A104];&quot;&quot;)">
            <text:p/>
          </table:table-cell>
          <table:table-cell table:formula="of:=IF([.$E104]=[.CI$1];[.$A104];&quot;&quot;)">
            <text:p/>
          </table:table-cell>
          <table:table-cell table:formula="of:=IF([.$E104]=[.CJ$1];[.$A104];&quot;&quot;)">
            <text:p/>
          </table:table-cell>
          <table:table-cell table:formula="of:=IF([.$E104]=[.CK$1];[.$A104];&quot;&quot;)">
            <text:p/>
          </table:table-cell>
          <table:table-cell table:formula="of:=IF([.$E104]=[.CL$1];[.$A104];&quot;&quot;)">
            <text:p/>
          </table:table-cell>
          <table:table-cell table:formula="of:=IF([.$E104]=[.CM$1];[.$A104];&quot;&quot;)">
            <text:p/>
          </table:table-cell>
          <table:table-cell table:formula="of:=IF([.$E104]=[.CN$1];[.$A104];&quot;&quot;)">
            <text:p/>
          </table:table-cell>
          <table:table-cell table:formula="of:=IF([.$E104]=[.CO$1];[.$A104];&quot;&quot;)">
            <text:p/>
          </table:table-cell>
          <table:table-cell table:formula="of:=IF([.$E104]=[.CP$1];[.$A104];&quot;&quot;)">
            <text:p/>
          </table:table-cell>
          <table:table-cell table:formula="of:=IF([.$E104]=[.CQ$1];[.$A10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re Kitty</text:p>
          </table:table-cell>
          <table:table-cell office:value-type="string" calcext:value-type="string">
            <text:p>Juan J. Campanella</text:p>
          </table:table-cell>
          <table:table-cell office:value-type="string" calcext:value-type="string">
            <text:p>Peter Blake</text:p>
          </table:table-cell>
          <table:table-cell office:value-type="float" office:value="13.13" calcext:value-type="float">
            <text:p>13.13</text:p>
          </table:table-cell>
          <table:table-cell office:value-type="float" office:value="12" calcext:value-type="float">
            <text:p>12</text:p>
          </table:table-cell>
          <table:table-cell office:value-type="date" office:date-value="2009-03-16" calcext:value-type="date">
            <text:p>2009-03-16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105]=[.O$1];[.$K105]=[.O$1];[.$L105]=[.O$1];[.$M105]=[.O$1];[.$N105]);[.$A105];&quot;&quot;)">
            <text:p/>
          </table:table-cell>
          <table:table-cell table:formula="of:=IF(OR([.$J105]=[.P$1];[.$K105]=[.P$1];[.$L105]=[.P$1];[.$M105]=[.P$1];[.$N105]);[.$A105];&quot;&quot;)">
            <text:p/>
          </table:table-cell>
          <table:table-cell table:formula="of:=IF(OR([.$J105]=[.Q$1];[.$K105]=[.Q$1];[.$L105]=[.Q$1];[.$M105]=[.Q$1];[.$N105]);[.$A105];&quot;&quot;)" office:value-type="float" office:value="104" calcext:value-type="float">
            <text:p>104</text:p>
          </table:table-cell>
          <table:table-cell table:formula="of:=IF(OR([.$J105]=[.R$1];[.$K105]=[.R$1];[.$L105]=[.R$1];[.$M105]=[.R$1];[.$N105]);[.$A105];&quot;&quot;)">
            <text:p/>
          </table:table-cell>
          <table:table-cell table:formula="of:=IF(OR([.$J105]=[.S$1];[.$K105]=[.S$1];[.$L105]=[.S$1];[.$M105]=[.S$1];[.$N105]);[.$A105];&quot;&quot;)">
            <text:p/>
          </table:table-cell>
          <table:table-cell table:formula="of:=IF(OR([.$J105]=[.T$1];[.$K105]=[.T$1];[.$L105]=[.T$1];[.$M105]=[.T$1];[.$N105]);[.$A105];&quot;&quot;)">
            <text:p/>
          </table:table-cell>
          <table:table-cell table:formula="of:=IF(OR([.$J105]=[.U$1];[.$K105]=[.U$1];[.$L105]=[.U$1];[.$M105]=[.U$1];[.$N105]);[.$A105];&quot;&quot;)">
            <text:p/>
          </table:table-cell>
          <table:table-cell table:formula="of:=IF(OR([.$J105]=[.V$1];[.$K105]=[.V$1];[.$L105]=[.V$1];[.$M105]=[.V$1];[.$N105]);[.$A105];&quot;&quot;)">
            <text:p/>
          </table:table-cell>
          <table:table-cell table:formula="of:=IF(OR([.$J105]=[.W$1];[.$K105]=[.W$1];[.$L105]=[.W$1];[.$M105]=[.W$1];[.$N105]);[.$A105];&quot;&quot;)">
            <text:p/>
          </table:table-cell>
          <table:table-cell table:formula="of:=IF(OR([.$J105]=[.X$1];[.$K105]=[.X$1];[.$L105]=[.X$1];[.$M105]=[.X$1];[.$N105]);[.$A105];&quot;&quot;)">
            <text:p/>
          </table:table-cell>
          <table:table-cell table:formula="of:=IF(OR([.$J105]=[.Y$1];[.$K105]=[.Y$1];[.$L105]=[.Y$1];[.$M105]=[.Y$1];[.$N105]);[.$A105];&quot;&quot;)">
            <text:p/>
          </table:table-cell>
          <table:table-cell table:formula="of:=IF(OR([.$J105]=[.Z$1];[.$K105]=[.Z$1];[.$L105]=[.Z$1];[.$M105]=[.Z$1];[.$N105]);[.$A105];&quot;&quot;)">
            <text:p/>
          </table:table-cell>
          <table:table-cell table:formula="of:=IF(OR([.$J105]=[.AA$1];[.$K105]=[.AA$1];[.$L105]=[.AA$1];[.$M105]=[.AA$1];[.$N105]);[.$A105];&quot;&quot;)">
            <text:p/>
          </table:table-cell>
          <table:table-cell table:formula="of:=IF(OR([.$J105]=[.AB$1];[.$K105]=[.AB$1];[.$L105]=[.AB$1];[.$M105]=[.AB$1];[.$N105]);[.$A105];&quot;&quot;)">
            <text:p/>
          </table:table-cell>
          <table:table-cell table:formula="of:=IF(OR([.$J105]=[.AC$1];[.$K105]=[.AC$1];[.$L105]=[.AC$1];[.$M105]=[.AC$1];[.$N105]);[.$A105];&quot;&quot;)">
            <text:p/>
          </table:table-cell>
          <table:table-cell table:formula="of:=IF(OR([.$J105]=[.AD$1];[.$K105]=[.AD$1];[.$L105]=[.AD$1];[.$M105]=[.AD$1];[.$N105]);[.$A105];&quot;&quot;)">
            <text:p/>
          </table:table-cell>
          <table:table-cell table:formula="of:=IF(OR([.$J105]=[.AE$1];[.$K105]=[.AE$1];[.$L105]=[.AE$1];[.$M105]=[.AE$1];[.$N105]);[.$A105];&quot;&quot;)">
            <text:p/>
          </table:table-cell>
          <table:table-cell table:formula="of:=IF(OR([.$J105]=[.AF$1];[.$K105]=[.AF$1];[.$L105]=[.AF$1];[.$M105]=[.AF$1];[.$N105]);[.$A105];&quot;&quot;)">
            <text:p/>
          </table:table-cell>
          <table:table-cell table:formula="of:=IF(OR([.$J105]=[.AG$1];[.$K105]=[.AG$1];[.$L105]=[.AG$1];[.$M105]=[.AG$1];[.$N105]);[.$A105];&quot;&quot;)">
            <text:p/>
          </table:table-cell>
          <table:table-cell table:formula="of:=IF(OR([.$J105]=[.AH$1];[.$K105]=[.AH$1];[.$L105]=[.AH$1];[.$M105]=[.AH$1];[.$N105]);[.$A105];&quot;&quot;)">
            <text:p/>
          </table:table-cell>
          <table:table-cell table:formula="of:=IF(OR([.$J105]=[.AI$1];[.$K105]=[.AI$1];[.$L105]=[.AI$1];[.$M105]=[.AI$1];[.$N105]);[.$A105];&quot;&quot;)">
            <text:p/>
          </table:table-cell>
          <table:table-cell table:formula="of:=IF(OR([.$J105]=[.AJ$1];[.$K105]=[.AJ$1];[.$L105]=[.AJ$1];[.$M105]=[.AJ$1];[.$N105]);[.$A105];&quot;&quot;)">
            <text:p/>
          </table:table-cell>
          <table:table-cell table:formula="of:=IF(OR([.$J105]=[.AK$1];[.$K105]=[.AK$1];[.$L105]=[.AK$1];[.$M105]=[.AK$1];[.$N105]);[.$A105];&quot;&quot;)">
            <text:p/>
          </table:table-cell>
          <table:table-cell table:formula="of:=IF(OR([.$J105]=[.AL$1];[.$K105]=[.AL$1];[.$L105]=[.AL$1];[.$M105]=[.AL$1];[.$N105]);[.$A105];&quot;&quot;)">
            <text:p/>
          </table:table-cell>
          <table:table-cell table:formula="of:=IF(OR([.$J105]=[.AM$1];[.$K105]=[.AM$1];[.$L105]=[.AM$1];[.$M105]=[.AM$1];[.$N105]);[.$A105];&quot;&quot;)">
            <text:p/>
          </table:table-cell>
          <table:table-cell table:formula="of:=IF(OR([.$J105]=[.AN$1];[.$K105]=[.AN$1];[.$L105]=[.AN$1];[.$M105]=[.AN$1];[.$N105]);[.$A105];&quot;&quot;)">
            <text:p/>
          </table:table-cell>
          <table:table-cell table:formula="of:=IF(OR([.$J105]=[.AO$1];[.$K105]=[.AO$1];[.$L105]=[.AO$1];[.$M105]=[.AO$1];[.$N105]);[.$A105];&quot;&quot;)">
            <text:p/>
          </table:table-cell>
          <table:table-cell table:formula="of:=IF(OR([.$J105]=[.AP$1];[.$K105]=[.AP$1];[.$L105]=[.AP$1];[.$M105]=[.AP$1];[.$N105]);[.$A105];&quot;&quot;)">
            <text:p/>
          </table:table-cell>
          <table:table-cell table:formula="of:=IF(OR([.$J105]=[.AQ$1];[.$K105]=[.AQ$1];[.$L105]=[.AQ$1];[.$M105]=[.AQ$1];[.$N105]);[.$A105];&quot;&quot;)">
            <text:p/>
          </table:table-cell>
          <table:table-cell table:formula="of:=IF(OR([.$J105]=[.AR$1];[.$K105]=[.AR$1];[.$L105]=[.AR$1];[.$M105]=[.AR$1];[.$N105]);[.$A105];&quot;&quot;)">
            <text:p/>
          </table:table-cell>
          <table:table-cell/>
          <table:table-cell table:formula="of:=IF([.$E105]=[.AT$1];[.$A105];&quot;&quot;)">
            <text:p/>
          </table:table-cell>
          <table:table-cell table:formula="of:=IF([.$E105]=[.AU$1];[.$A105];&quot;&quot;)">
            <text:p/>
          </table:table-cell>
          <table:table-cell table:formula="of:=IF([.$E105]=[.AV$1];[.$A105];&quot;&quot;)">
            <text:p/>
          </table:table-cell>
          <table:table-cell table:formula="of:=IF([.$E105]=[.AW$1];[.$A105];&quot;&quot;)">
            <text:p/>
          </table:table-cell>
          <table:table-cell table:formula="of:=IF([.$E105]=[.AX$1];[.$A105];&quot;&quot;)">
            <text:p/>
          </table:table-cell>
          <table:table-cell table:formula="of:=IF([.$E105]=[.AY$1];[.$A105];&quot;&quot;)">
            <text:p/>
          </table:table-cell>
          <table:table-cell table:formula="of:=IF([.$E105]=[.AZ$1];[.$A105];&quot;&quot;)">
            <text:p/>
          </table:table-cell>
          <table:table-cell table:formula="of:=IF([.$E105]=[.BA$1];[.$A105];&quot;&quot;)">
            <text:p/>
          </table:table-cell>
          <table:table-cell table:formula="of:=IF([.$E105]=[.BB$1];[.$A105];&quot;&quot;)">
            <text:p/>
          </table:table-cell>
          <table:table-cell table:formula="of:=IF([.$E105]=[.BC$1];[.$A105];&quot;&quot;)">
            <text:p/>
          </table:table-cell>
          <table:table-cell table:formula="of:=IF([.$E105]=[.BD$1];[.$A105];&quot;&quot;)">
            <text:p/>
          </table:table-cell>
          <table:table-cell table:formula="of:=IF([.$E105]=[.BE$1];[.$A105];&quot;&quot;)">
            <text:p/>
          </table:table-cell>
          <table:table-cell table:formula="of:=IF([.$E105]=[.BF$1];[.$A105];&quot;&quot;)">
            <text:p/>
          </table:table-cell>
          <table:table-cell table:formula="of:=IF([.$E105]=[.BG$1];[.$A105];&quot;&quot;)">
            <text:p/>
          </table:table-cell>
          <table:table-cell table:formula="of:=IF([.$E105]=[.BH$1];[.$A105];&quot;&quot;)">
            <text:p/>
          </table:table-cell>
          <table:table-cell table:formula="of:=IF([.$E105]=[.BI$1];[.$A105];&quot;&quot;)">
            <text:p/>
          </table:table-cell>
          <table:table-cell table:formula="of:=IF([.$E105]=[.BJ$1];[.$A105];&quot;&quot;)">
            <text:p/>
          </table:table-cell>
          <table:table-cell table:formula="of:=IF([.$E105]=[.BK$1];[.$A105];&quot;&quot;)">
            <text:p/>
          </table:table-cell>
          <table:table-cell table:formula="of:=IF([.$E105]=[.BL$1];[.$A105];&quot;&quot;)">
            <text:p/>
          </table:table-cell>
          <table:table-cell table:formula="of:=IF([.$E105]=[.BM$1];[.$A105];&quot;&quot;)">
            <text:p/>
          </table:table-cell>
          <table:table-cell table:formula="of:=IF([.$E105]=[.BN$1];[.$A105];&quot;&quot;)">
            <text:p/>
          </table:table-cell>
          <table:table-cell table:formula="of:=IF([.$E105]=[.BO$1];[.$A105];&quot;&quot;)">
            <text:p/>
          </table:table-cell>
          <table:table-cell table:formula="of:=IF([.$E105]=[.BP$1];[.$A105];&quot;&quot;)">
            <text:p/>
          </table:table-cell>
          <table:table-cell table:formula="of:=IF([.$E105]=[.BQ$1];[.$A105];&quot;&quot;)">
            <text:p/>
          </table:table-cell>
          <table:table-cell table:formula="of:=IF([.$E105]=[.BR$1];[.$A105];&quot;&quot;)">
            <text:p/>
          </table:table-cell>
          <table:table-cell table:formula="of:=IF([.$E105]=[.BS$1];[.$A105];&quot;&quot;)">
            <text:p/>
          </table:table-cell>
          <table:table-cell table:formula="of:=IF([.$E105]=[.BT$1];[.$A105];&quot;&quot;)">
            <text:p/>
          </table:table-cell>
          <table:table-cell table:formula="of:=IF([.$E105]=[.BU$1];[.$A105];&quot;&quot;)">
            <text:p/>
          </table:table-cell>
          <table:table-cell table:formula="of:=IF([.$E105]=[.BV$1];[.$A105];&quot;&quot;)">
            <text:p/>
          </table:table-cell>
          <table:table-cell table:formula="of:=IF([.$E105]=[.BW$1];[.$A105];&quot;&quot;)" office:value-type="float" office:value="104" calcext:value-type="float">
            <text:p>104</text:p>
          </table:table-cell>
          <table:table-cell table:formula="of:=IF([.$E105]=[.BX$1];[.$A105];&quot;&quot;)">
            <text:p/>
          </table:table-cell>
          <table:table-cell table:formula="of:=IF([.$E105]=[.BY$1];[.$A105];&quot;&quot;)">
            <text:p/>
          </table:table-cell>
          <table:table-cell table:formula="of:=IF([.$E105]=[.BZ$1];[.$A105];&quot;&quot;)">
            <text:p/>
          </table:table-cell>
          <table:table-cell table:formula="of:=IF([.$E105]=[.CA$1];[.$A105];&quot;&quot;)">
            <text:p/>
          </table:table-cell>
          <table:table-cell table:formula="of:=IF([.$E105]=[.CB$1];[.$A105];&quot;&quot;)">
            <text:p/>
          </table:table-cell>
          <table:table-cell table:formula="of:=IF([.$E105]=[.CC$1];[.$A105];&quot;&quot;)">
            <text:p/>
          </table:table-cell>
          <table:table-cell table:formula="of:=IF([.$E105]=[.CD$1];[.$A105];&quot;&quot;)">
            <text:p/>
          </table:table-cell>
          <table:table-cell table:formula="of:=IF([.$E105]=[.CE$1];[.$A105];&quot;&quot;)">
            <text:p/>
          </table:table-cell>
          <table:table-cell table:formula="of:=IF([.$E105]=[.CF$1];[.$A105];&quot;&quot;)">
            <text:p/>
          </table:table-cell>
          <table:table-cell table:formula="of:=IF([.$E105]=[.CG$1];[.$A105];&quot;&quot;)">
            <text:p/>
          </table:table-cell>
          <table:table-cell table:formula="of:=IF([.$E105]=[.CH$1];[.$A105];&quot;&quot;)">
            <text:p/>
          </table:table-cell>
          <table:table-cell table:formula="of:=IF([.$E105]=[.CI$1];[.$A105];&quot;&quot;)">
            <text:p/>
          </table:table-cell>
          <table:table-cell table:formula="of:=IF([.$E105]=[.CJ$1];[.$A105];&quot;&quot;)">
            <text:p/>
          </table:table-cell>
          <table:table-cell table:formula="of:=IF([.$E105]=[.CK$1];[.$A105];&quot;&quot;)">
            <text:p/>
          </table:table-cell>
          <table:table-cell table:formula="of:=IF([.$E105]=[.CL$1];[.$A105];&quot;&quot;)">
            <text:p/>
          </table:table-cell>
          <table:table-cell table:formula="of:=IF([.$E105]=[.CM$1];[.$A105];&quot;&quot;)">
            <text:p/>
          </table:table-cell>
          <table:table-cell table:formula="of:=IF([.$E105]=[.CN$1];[.$A105];&quot;&quot;)">
            <text:p/>
          </table:table-cell>
          <table:table-cell table:formula="of:=IF([.$E105]=[.CO$1];[.$A105];&quot;&quot;)">
            <text:p/>
          </table:table-cell>
          <table:table-cell table:formula="of:=IF([.$E105]=[.CP$1];[.$A105];&quot;&quot;)">
            <text:p/>
          </table:table-cell>
          <table:table-cell table:formula="of:=IF([.$E105]=[.CQ$1];[.$A10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cked In</text:p>
          </table:table-cell>
          <table:table-cell office:value-type="string" calcext:value-type="string">
            <text:p>Dan Attias</text:p>
          </table:table-cell>
          <table:table-cell office:value-type="string" calcext:value-type="string">
            <text:p>Russel Friend, Garrett Lerner, David Foster</text:p>
          </table:table-cell>
          <table:table-cell office:value-type="float" office:value="12.51" calcext:value-type="float">
            <text:p>12.51</text:p>
          </table:table-cell>
          <table:table-cell office:value-type="float" office:value="15" calcext:value-type="float">
            <text:p>15</text:p>
          </table:table-cell>
          <table:table-cell office:value-type="date" office:date-value="2009-03-30" calcext:value-type="date">
            <text:p>2009-03-30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David Foster</text:p>
          </table:table-cell>
          <table:table-cell table:number-columns-repeated="2"/>
          <table:table-cell table:formula="of:=IF(OR([.$J106]=[.O$1];[.$K106]=[.O$1];[.$L106]=[.O$1];[.$M106]=[.O$1];[.$N106]);[.$A106];&quot;&quot;)">
            <text:p/>
          </table:table-cell>
          <table:table-cell table:formula="of:=IF(OR([.$J106]=[.P$1];[.$K106]=[.P$1];[.$L106]=[.P$1];[.$M106]=[.P$1];[.$N106]);[.$A106];&quot;&quot;)">
            <text:p/>
          </table:table-cell>
          <table:table-cell table:formula="of:=IF(OR([.$J106]=[.Q$1];[.$K106]=[.Q$1];[.$L106]=[.Q$1];[.$M106]=[.Q$1];[.$N106]);[.$A106];&quot;&quot;)">
            <text:p/>
          </table:table-cell>
          <table:table-cell table:formula="of:=IF(OR([.$J106]=[.R$1];[.$K106]=[.R$1];[.$L106]=[.R$1];[.$M106]=[.R$1];[.$N106]);[.$A106];&quot;&quot;)">
            <text:p/>
          </table:table-cell>
          <table:table-cell table:formula="of:=IF(OR([.$J106]=[.S$1];[.$K106]=[.S$1];[.$L106]=[.S$1];[.$M106]=[.S$1];[.$N106]);[.$A106];&quot;&quot;)">
            <text:p/>
          </table:table-cell>
          <table:table-cell table:formula="of:=IF(OR([.$J106]=[.T$1];[.$K106]=[.T$1];[.$L106]=[.T$1];[.$M106]=[.T$1];[.$N106]);[.$A106];&quot;&quot;)">
            <text:p/>
          </table:table-cell>
          <table:table-cell table:formula="of:=IF(OR([.$J106]=[.U$1];[.$K106]=[.U$1];[.$L106]=[.U$1];[.$M106]=[.U$1];[.$N106]);[.$A106];&quot;&quot;)">
            <text:p/>
          </table:table-cell>
          <table:table-cell table:formula="of:=IF(OR([.$J106]=[.V$1];[.$K106]=[.V$1];[.$L106]=[.V$1];[.$M106]=[.V$1];[.$N106]);[.$A106];&quot;&quot;)" office:value-type="float" office:value="105" calcext:value-type="float">
            <text:p>105</text:p>
          </table:table-cell>
          <table:table-cell table:formula="of:=IF(OR([.$J106]=[.W$1];[.$K106]=[.W$1];[.$L106]=[.W$1];[.$M106]=[.W$1];[.$N106]);[.$A106];&quot;&quot;)">
            <text:p/>
          </table:table-cell>
          <table:table-cell table:formula="of:=IF(OR([.$J106]=[.X$1];[.$K106]=[.X$1];[.$L106]=[.X$1];[.$M106]=[.X$1];[.$N106]);[.$A106];&quot;&quot;)" office:value-type="float" office:value="105" calcext:value-type="float">
            <text:p>105</text:p>
          </table:table-cell>
          <table:table-cell table:formula="of:=IF(OR([.$J106]=[.Y$1];[.$K106]=[.Y$1];[.$L106]=[.Y$1];[.$M106]=[.Y$1];[.$N106]);[.$A106];&quot;&quot;)" office:value-type="float" office:value="105" calcext:value-type="float">
            <text:p>105</text:p>
          </table:table-cell>
          <table:table-cell table:formula="of:=IF(OR([.$J106]=[.Z$1];[.$K106]=[.Z$1];[.$L106]=[.Z$1];[.$M106]=[.Z$1];[.$N106]);[.$A106];&quot;&quot;)">
            <text:p/>
          </table:table-cell>
          <table:table-cell table:formula="of:=IF(OR([.$J106]=[.AA$1];[.$K106]=[.AA$1];[.$L106]=[.AA$1];[.$M106]=[.AA$1];[.$N106]);[.$A106];&quot;&quot;)">
            <text:p/>
          </table:table-cell>
          <table:table-cell table:formula="of:=IF(OR([.$J106]=[.AB$1];[.$K106]=[.AB$1];[.$L106]=[.AB$1];[.$M106]=[.AB$1];[.$N106]);[.$A106];&quot;&quot;)">
            <text:p/>
          </table:table-cell>
          <table:table-cell table:formula="of:=IF(OR([.$J106]=[.AC$1];[.$K106]=[.AC$1];[.$L106]=[.AC$1];[.$M106]=[.AC$1];[.$N106]);[.$A106];&quot;&quot;)">
            <text:p/>
          </table:table-cell>
          <table:table-cell table:formula="of:=IF(OR([.$J106]=[.AD$1];[.$K106]=[.AD$1];[.$L106]=[.AD$1];[.$M106]=[.AD$1];[.$N106]);[.$A106];&quot;&quot;)">
            <text:p/>
          </table:table-cell>
          <table:table-cell table:formula="of:=IF(OR([.$J106]=[.AE$1];[.$K106]=[.AE$1];[.$L106]=[.AE$1];[.$M106]=[.AE$1];[.$N106]);[.$A106];&quot;&quot;)">
            <text:p/>
          </table:table-cell>
          <table:table-cell table:formula="of:=IF(OR([.$J106]=[.AF$1];[.$K106]=[.AF$1];[.$L106]=[.AF$1];[.$M106]=[.AF$1];[.$N106]);[.$A106];&quot;&quot;)">
            <text:p/>
          </table:table-cell>
          <table:table-cell table:formula="of:=IF(OR([.$J106]=[.AG$1];[.$K106]=[.AG$1];[.$L106]=[.AG$1];[.$M106]=[.AG$1];[.$N106]);[.$A106];&quot;&quot;)">
            <text:p/>
          </table:table-cell>
          <table:table-cell table:formula="of:=IF(OR([.$J106]=[.AH$1];[.$K106]=[.AH$1];[.$L106]=[.AH$1];[.$M106]=[.AH$1];[.$N106]);[.$A106];&quot;&quot;)">
            <text:p/>
          </table:table-cell>
          <table:table-cell table:formula="of:=IF(OR([.$J106]=[.AI$1];[.$K106]=[.AI$1];[.$L106]=[.AI$1];[.$M106]=[.AI$1];[.$N106]);[.$A106];&quot;&quot;)">
            <text:p/>
          </table:table-cell>
          <table:table-cell table:formula="of:=IF(OR([.$J106]=[.AJ$1];[.$K106]=[.AJ$1];[.$L106]=[.AJ$1];[.$M106]=[.AJ$1];[.$N106]);[.$A106];&quot;&quot;)">
            <text:p/>
          </table:table-cell>
          <table:table-cell table:formula="of:=IF(OR([.$J106]=[.AK$1];[.$K106]=[.AK$1];[.$L106]=[.AK$1];[.$M106]=[.AK$1];[.$N106]);[.$A106];&quot;&quot;)">
            <text:p/>
          </table:table-cell>
          <table:table-cell table:formula="of:=IF(OR([.$J106]=[.AL$1];[.$K106]=[.AL$1];[.$L106]=[.AL$1];[.$M106]=[.AL$1];[.$N106]);[.$A106];&quot;&quot;)">
            <text:p/>
          </table:table-cell>
          <table:table-cell table:formula="of:=IF(OR([.$J106]=[.AM$1];[.$K106]=[.AM$1];[.$L106]=[.AM$1];[.$M106]=[.AM$1];[.$N106]);[.$A106];&quot;&quot;)">
            <text:p/>
          </table:table-cell>
          <table:table-cell table:formula="of:=IF(OR([.$J106]=[.AN$1];[.$K106]=[.AN$1];[.$L106]=[.AN$1];[.$M106]=[.AN$1];[.$N106]);[.$A106];&quot;&quot;)">
            <text:p/>
          </table:table-cell>
          <table:table-cell table:formula="of:=IF(OR([.$J106]=[.AO$1];[.$K106]=[.AO$1];[.$L106]=[.AO$1];[.$M106]=[.AO$1];[.$N106]);[.$A106];&quot;&quot;)">
            <text:p/>
          </table:table-cell>
          <table:table-cell table:formula="of:=IF(OR([.$J106]=[.AP$1];[.$K106]=[.AP$1];[.$L106]=[.AP$1];[.$M106]=[.AP$1];[.$N106]);[.$A106];&quot;&quot;)">
            <text:p/>
          </table:table-cell>
          <table:table-cell table:formula="of:=IF(OR([.$J106]=[.AQ$1];[.$K106]=[.AQ$1];[.$L106]=[.AQ$1];[.$M106]=[.AQ$1];[.$N106]);[.$A106];&quot;&quot;)">
            <text:p/>
          </table:table-cell>
          <table:table-cell table:formula="of:=IF(OR([.$J106]=[.AR$1];[.$K106]=[.AR$1];[.$L106]=[.AR$1];[.$M106]=[.AR$1];[.$N106]);[.$A106];&quot;&quot;)">
            <text:p/>
          </table:table-cell>
          <table:table-cell/>
          <table:table-cell table:formula="of:=IF([.$E106]=[.AT$1];[.$A106];&quot;&quot;)">
            <text:p/>
          </table:table-cell>
          <table:table-cell table:formula="of:=IF([.$E106]=[.AU$1];[.$A106];&quot;&quot;)">
            <text:p/>
          </table:table-cell>
          <table:table-cell table:formula="of:=IF([.$E106]=[.AV$1];[.$A106];&quot;&quot;)">
            <text:p/>
          </table:table-cell>
          <table:table-cell table:formula="of:=IF([.$E106]=[.AW$1];[.$A106];&quot;&quot;)">
            <text:p/>
          </table:table-cell>
          <table:table-cell table:formula="of:=IF([.$E106]=[.AX$1];[.$A106];&quot;&quot;)">
            <text:p/>
          </table:table-cell>
          <table:table-cell table:formula="of:=IF([.$E106]=[.AY$1];[.$A106];&quot;&quot;)">
            <text:p/>
          </table:table-cell>
          <table:table-cell table:formula="of:=IF([.$E106]=[.AZ$1];[.$A106];&quot;&quot;)">
            <text:p/>
          </table:table-cell>
          <table:table-cell table:formula="of:=IF([.$E106]=[.BA$1];[.$A106];&quot;&quot;)">
            <text:p/>
          </table:table-cell>
          <table:table-cell table:formula="of:=IF([.$E106]=[.BB$1];[.$A106];&quot;&quot;)" office:value-type="float" office:value="105" calcext:value-type="float">
            <text:p>105</text:p>
          </table:table-cell>
          <table:table-cell table:formula="of:=IF([.$E106]=[.BC$1];[.$A106];&quot;&quot;)">
            <text:p/>
          </table:table-cell>
          <table:table-cell table:formula="of:=IF([.$E106]=[.BD$1];[.$A106];&quot;&quot;)">
            <text:p/>
          </table:table-cell>
          <table:table-cell table:formula="of:=IF([.$E106]=[.BE$1];[.$A106];&quot;&quot;)">
            <text:p/>
          </table:table-cell>
          <table:table-cell table:formula="of:=IF([.$E106]=[.BF$1];[.$A106];&quot;&quot;)">
            <text:p/>
          </table:table-cell>
          <table:table-cell table:formula="of:=IF([.$E106]=[.BG$1];[.$A106];&quot;&quot;)">
            <text:p/>
          </table:table-cell>
          <table:table-cell table:formula="of:=IF([.$E106]=[.BH$1];[.$A106];&quot;&quot;)">
            <text:p/>
          </table:table-cell>
          <table:table-cell table:formula="of:=IF([.$E106]=[.BI$1];[.$A106];&quot;&quot;)">
            <text:p/>
          </table:table-cell>
          <table:table-cell table:formula="of:=IF([.$E106]=[.BJ$1];[.$A106];&quot;&quot;)">
            <text:p/>
          </table:table-cell>
          <table:table-cell table:formula="of:=IF([.$E106]=[.BK$1];[.$A106];&quot;&quot;)">
            <text:p/>
          </table:table-cell>
          <table:table-cell table:formula="of:=IF([.$E106]=[.BL$1];[.$A106];&quot;&quot;)">
            <text:p/>
          </table:table-cell>
          <table:table-cell table:formula="of:=IF([.$E106]=[.BM$1];[.$A106];&quot;&quot;)">
            <text:p/>
          </table:table-cell>
          <table:table-cell table:formula="of:=IF([.$E106]=[.BN$1];[.$A106];&quot;&quot;)">
            <text:p/>
          </table:table-cell>
          <table:table-cell table:formula="of:=IF([.$E106]=[.BO$1];[.$A106];&quot;&quot;)">
            <text:p/>
          </table:table-cell>
          <table:table-cell table:formula="of:=IF([.$E106]=[.BP$1];[.$A106];&quot;&quot;)">
            <text:p/>
          </table:table-cell>
          <table:table-cell table:formula="of:=IF([.$E106]=[.BQ$1];[.$A106];&quot;&quot;)">
            <text:p/>
          </table:table-cell>
          <table:table-cell table:formula="of:=IF([.$E106]=[.BR$1];[.$A106];&quot;&quot;)">
            <text:p/>
          </table:table-cell>
          <table:table-cell table:formula="of:=IF([.$E106]=[.BS$1];[.$A106];&quot;&quot;)">
            <text:p/>
          </table:table-cell>
          <table:table-cell table:formula="of:=IF([.$E106]=[.BT$1];[.$A106];&quot;&quot;)">
            <text:p/>
          </table:table-cell>
          <table:table-cell table:formula="of:=IF([.$E106]=[.BU$1];[.$A106];&quot;&quot;)">
            <text:p/>
          </table:table-cell>
          <table:table-cell table:formula="of:=IF([.$E106]=[.BV$1];[.$A106];&quot;&quot;)">
            <text:p/>
          </table:table-cell>
          <table:table-cell table:formula="of:=IF([.$E106]=[.BW$1];[.$A106];&quot;&quot;)">
            <text:p/>
          </table:table-cell>
          <table:table-cell table:formula="of:=IF([.$E106]=[.BX$1];[.$A106];&quot;&quot;)">
            <text:p/>
          </table:table-cell>
          <table:table-cell table:formula="of:=IF([.$E106]=[.BY$1];[.$A106];&quot;&quot;)">
            <text:p/>
          </table:table-cell>
          <table:table-cell table:formula="of:=IF([.$E106]=[.BZ$1];[.$A106];&quot;&quot;)">
            <text:p/>
          </table:table-cell>
          <table:table-cell table:formula="of:=IF([.$E106]=[.CA$1];[.$A106];&quot;&quot;)">
            <text:p/>
          </table:table-cell>
          <table:table-cell table:formula="of:=IF([.$E106]=[.CB$1];[.$A106];&quot;&quot;)">
            <text:p/>
          </table:table-cell>
          <table:table-cell table:formula="of:=IF([.$E106]=[.CC$1];[.$A106];&quot;&quot;)">
            <text:p/>
          </table:table-cell>
          <table:table-cell table:formula="of:=IF([.$E106]=[.CD$1];[.$A106];&quot;&quot;)">
            <text:p/>
          </table:table-cell>
          <table:table-cell table:formula="of:=IF([.$E106]=[.CE$1];[.$A106];&quot;&quot;)">
            <text:p/>
          </table:table-cell>
          <table:table-cell table:formula="of:=IF([.$E106]=[.CF$1];[.$A106];&quot;&quot;)">
            <text:p/>
          </table:table-cell>
          <table:table-cell table:formula="of:=IF([.$E106]=[.CG$1];[.$A106];&quot;&quot;)">
            <text:p/>
          </table:table-cell>
          <table:table-cell table:formula="of:=IF([.$E106]=[.CH$1];[.$A106];&quot;&quot;)">
            <text:p/>
          </table:table-cell>
          <table:table-cell table:formula="of:=IF([.$E106]=[.CI$1];[.$A106];&quot;&quot;)">
            <text:p/>
          </table:table-cell>
          <table:table-cell table:formula="of:=IF([.$E106]=[.CJ$1];[.$A106];&quot;&quot;)">
            <text:p/>
          </table:table-cell>
          <table:table-cell table:formula="of:=IF([.$E106]=[.CK$1];[.$A106];&quot;&quot;)">
            <text:p/>
          </table:table-cell>
          <table:table-cell table:formula="of:=IF([.$E106]=[.CL$1];[.$A106];&quot;&quot;)">
            <text:p/>
          </table:table-cell>
          <table:table-cell table:formula="of:=IF([.$E106]=[.CM$1];[.$A106];&quot;&quot;)">
            <text:p/>
          </table:table-cell>
          <table:table-cell table:formula="of:=IF([.$E106]=[.CN$1];[.$A106];&quot;&quot;)">
            <text:p/>
          </table:table-cell>
          <table:table-cell table:formula="of:=IF([.$E106]=[.CO$1];[.$A106];&quot;&quot;)">
            <text:p/>
          </table:table-cell>
          <table:table-cell table:formula="of:=IF([.$E106]=[.CP$1];[.$A106];&quot;&quot;)">
            <text:p/>
          </table:table-cell>
          <table:table-cell table:formula="of:=IF([.$E106]=[.CQ$1];[.$A10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mple Explanation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Leonard Dick</text:p>
          </table:table-cell>
          <table:table-cell office:value-type="float" office:value="13.29" calcext:value-type="float">
            <text:p>13.29</text:p>
          </table:table-cell>
          <table:table-cell office:value-type="float" office:value="10" calcext:value-type="float">
            <text:p>10</text:p>
          </table:table-cell>
          <table:table-cell office:value-type="date" office:date-value="2009-04-06" calcext:value-type="date">
            <text:p>2009-04-06</text:p>
          </table:table-cell>
          <table:table-cell office:value-type="string" calcext:value-type="string">
            <text:p>Leonard Dick</text:p>
          </table:table-cell>
          <table:table-cell table:number-columns-repeated="4"/>
          <table:table-cell table:formula="of:=IF(OR([.$J107]=[.O$1];[.$K107]=[.O$1];[.$L107]=[.O$1];[.$M107]=[.O$1];[.$N107]);[.$A107];&quot;&quot;)">
            <text:p/>
          </table:table-cell>
          <table:table-cell table:formula="of:=IF(OR([.$J107]=[.P$1];[.$K107]=[.P$1];[.$L107]=[.P$1];[.$M107]=[.P$1];[.$N107]);[.$A107];&quot;&quot;)">
            <text:p/>
          </table:table-cell>
          <table:table-cell table:formula="of:=IF(OR([.$J107]=[.Q$1];[.$K107]=[.Q$1];[.$L107]=[.Q$1];[.$M107]=[.Q$1];[.$N107]);[.$A107];&quot;&quot;)">
            <text:p/>
          </table:table-cell>
          <table:table-cell table:formula="of:=IF(OR([.$J107]=[.R$1];[.$K107]=[.R$1];[.$L107]=[.R$1];[.$M107]=[.R$1];[.$N107]);[.$A107];&quot;&quot;)">
            <text:p/>
          </table:table-cell>
          <table:table-cell table:formula="of:=IF(OR([.$J107]=[.S$1];[.$K107]=[.S$1];[.$L107]=[.S$1];[.$M107]=[.S$1];[.$N107]);[.$A107];&quot;&quot;)">
            <text:p/>
          </table:table-cell>
          <table:table-cell table:formula="of:=IF(OR([.$J107]=[.T$1];[.$K107]=[.T$1];[.$L107]=[.T$1];[.$M107]=[.T$1];[.$N107]);[.$A107];&quot;&quot;)">
            <text:p/>
          </table:table-cell>
          <table:table-cell table:formula="of:=IF(OR([.$J107]=[.U$1];[.$K107]=[.U$1];[.$L107]=[.U$1];[.$M107]=[.U$1];[.$N107]);[.$A107];&quot;&quot;)">
            <text:p/>
          </table:table-cell>
          <table:table-cell table:formula="of:=IF(OR([.$J107]=[.V$1];[.$K107]=[.V$1];[.$L107]=[.V$1];[.$M107]=[.V$1];[.$N107]);[.$A107];&quot;&quot;)">
            <text:p/>
          </table:table-cell>
          <table:table-cell table:formula="of:=IF(OR([.$J107]=[.W$1];[.$K107]=[.W$1];[.$L107]=[.W$1];[.$M107]=[.W$1];[.$N107]);[.$A107];&quot;&quot;)">
            <text:p/>
          </table:table-cell>
          <table:table-cell table:formula="of:=IF(OR([.$J107]=[.X$1];[.$K107]=[.X$1];[.$L107]=[.X$1];[.$M107]=[.X$1];[.$N107]);[.$A107];&quot;&quot;)">
            <text:p/>
          </table:table-cell>
          <table:table-cell table:formula="of:=IF(OR([.$J107]=[.Y$1];[.$K107]=[.Y$1];[.$L107]=[.Y$1];[.$M107]=[.Y$1];[.$N107]);[.$A107];&quot;&quot;)">
            <text:p/>
          </table:table-cell>
          <table:table-cell table:formula="of:=IF(OR([.$J107]=[.Z$1];[.$K107]=[.Z$1];[.$L107]=[.Z$1];[.$M107]=[.Z$1];[.$N107]);[.$A107];&quot;&quot;)">
            <text:p/>
          </table:table-cell>
          <table:table-cell table:formula="of:=IF(OR([.$J107]=[.AA$1];[.$K107]=[.AA$1];[.$L107]=[.AA$1];[.$M107]=[.AA$1];[.$N107]);[.$A107];&quot;&quot;)">
            <text:p/>
          </table:table-cell>
          <table:table-cell table:formula="of:=IF(OR([.$J107]=[.AB$1];[.$K107]=[.AB$1];[.$L107]=[.AB$1];[.$M107]=[.AB$1];[.$N107]);[.$A107];&quot;&quot;)">
            <text:p/>
          </table:table-cell>
          <table:table-cell table:formula="of:=IF(OR([.$J107]=[.AC$1];[.$K107]=[.AC$1];[.$L107]=[.AC$1];[.$M107]=[.AC$1];[.$N107]);[.$A107];&quot;&quot;)">
            <text:p/>
          </table:table-cell>
          <table:table-cell table:formula="of:=IF(OR([.$J107]=[.AD$1];[.$K107]=[.AD$1];[.$L107]=[.AD$1];[.$M107]=[.AD$1];[.$N107]);[.$A107];&quot;&quot;)">
            <text:p/>
          </table:table-cell>
          <table:table-cell table:formula="of:=IF(OR([.$J107]=[.AE$1];[.$K107]=[.AE$1];[.$L107]=[.AE$1];[.$M107]=[.AE$1];[.$N107]);[.$A107];&quot;&quot;)">
            <text:p/>
          </table:table-cell>
          <table:table-cell table:formula="of:=IF(OR([.$J107]=[.AF$1];[.$K107]=[.AF$1];[.$L107]=[.AF$1];[.$M107]=[.AF$1];[.$N107]);[.$A107];&quot;&quot;)">
            <text:p/>
          </table:table-cell>
          <table:table-cell table:formula="of:=IF(OR([.$J107]=[.AG$1];[.$K107]=[.AG$1];[.$L107]=[.AG$1];[.$M107]=[.AG$1];[.$N107]);[.$A107];&quot;&quot;)">
            <text:p/>
          </table:table-cell>
          <table:table-cell table:formula="of:=IF(OR([.$J107]=[.AH$1];[.$K107]=[.AH$1];[.$L107]=[.AH$1];[.$M107]=[.AH$1];[.$N107]);[.$A107];&quot;&quot;)" office:value-type="float" office:value="106" calcext:value-type="float">
            <text:p>106</text:p>
          </table:table-cell>
          <table:table-cell table:formula="of:=IF(OR([.$J107]=[.AI$1];[.$K107]=[.AI$1];[.$L107]=[.AI$1];[.$M107]=[.AI$1];[.$N107]);[.$A107];&quot;&quot;)">
            <text:p/>
          </table:table-cell>
          <table:table-cell table:formula="of:=IF(OR([.$J107]=[.AJ$1];[.$K107]=[.AJ$1];[.$L107]=[.AJ$1];[.$M107]=[.AJ$1];[.$N107]);[.$A107];&quot;&quot;)">
            <text:p/>
          </table:table-cell>
          <table:table-cell table:formula="of:=IF(OR([.$J107]=[.AK$1];[.$K107]=[.AK$1];[.$L107]=[.AK$1];[.$M107]=[.AK$1];[.$N107]);[.$A107];&quot;&quot;)">
            <text:p/>
          </table:table-cell>
          <table:table-cell table:formula="of:=IF(OR([.$J107]=[.AL$1];[.$K107]=[.AL$1];[.$L107]=[.AL$1];[.$M107]=[.AL$1];[.$N107]);[.$A107];&quot;&quot;)">
            <text:p/>
          </table:table-cell>
          <table:table-cell table:formula="of:=IF(OR([.$J107]=[.AM$1];[.$K107]=[.AM$1];[.$L107]=[.AM$1];[.$M107]=[.AM$1];[.$N107]);[.$A107];&quot;&quot;)">
            <text:p/>
          </table:table-cell>
          <table:table-cell table:formula="of:=IF(OR([.$J107]=[.AN$1];[.$K107]=[.AN$1];[.$L107]=[.AN$1];[.$M107]=[.AN$1];[.$N107]);[.$A107];&quot;&quot;)">
            <text:p/>
          </table:table-cell>
          <table:table-cell table:formula="of:=IF(OR([.$J107]=[.AO$1];[.$K107]=[.AO$1];[.$L107]=[.AO$1];[.$M107]=[.AO$1];[.$N107]);[.$A107];&quot;&quot;)">
            <text:p/>
          </table:table-cell>
          <table:table-cell table:formula="of:=IF(OR([.$J107]=[.AP$1];[.$K107]=[.AP$1];[.$L107]=[.AP$1];[.$M107]=[.AP$1];[.$N107]);[.$A107];&quot;&quot;)">
            <text:p/>
          </table:table-cell>
          <table:table-cell table:formula="of:=IF(OR([.$J107]=[.AQ$1];[.$K107]=[.AQ$1];[.$L107]=[.AQ$1];[.$M107]=[.AQ$1];[.$N107]);[.$A107];&quot;&quot;)">
            <text:p/>
          </table:table-cell>
          <table:table-cell table:formula="of:=IF(OR([.$J107]=[.AR$1];[.$K107]=[.AR$1];[.$L107]=[.AR$1];[.$M107]=[.AR$1];[.$N107]);[.$A107];&quot;&quot;)">
            <text:p/>
          </table:table-cell>
          <table:table-cell/>
          <table:table-cell table:formula="of:=IF([.$E107]=[.AT$1];[.$A107];&quot;&quot;)">
            <text:p/>
          </table:table-cell>
          <table:table-cell table:formula="of:=IF([.$E107]=[.AU$1];[.$A107];&quot;&quot;)">
            <text:p/>
          </table:table-cell>
          <table:table-cell table:formula="of:=IF([.$E107]=[.AV$1];[.$A107];&quot;&quot;)">
            <text:p/>
          </table:table-cell>
          <table:table-cell table:formula="of:=IF([.$E107]=[.AW$1];[.$A107];&quot;&quot;)" office:value-type="float" office:value="106" calcext:value-type="float">
            <text:p>106</text:p>
          </table:table-cell>
          <table:table-cell table:formula="of:=IF([.$E107]=[.AX$1];[.$A107];&quot;&quot;)">
            <text:p/>
          </table:table-cell>
          <table:table-cell table:formula="of:=IF([.$E107]=[.AY$1];[.$A107];&quot;&quot;)">
            <text:p/>
          </table:table-cell>
          <table:table-cell table:formula="of:=IF([.$E107]=[.AZ$1];[.$A107];&quot;&quot;)">
            <text:p/>
          </table:table-cell>
          <table:table-cell table:formula="of:=IF([.$E107]=[.BA$1];[.$A107];&quot;&quot;)">
            <text:p/>
          </table:table-cell>
          <table:table-cell table:formula="of:=IF([.$E107]=[.BB$1];[.$A107];&quot;&quot;)">
            <text:p/>
          </table:table-cell>
          <table:table-cell table:formula="of:=IF([.$E107]=[.BC$1];[.$A107];&quot;&quot;)">
            <text:p/>
          </table:table-cell>
          <table:table-cell table:formula="of:=IF([.$E107]=[.BD$1];[.$A107];&quot;&quot;)">
            <text:p/>
          </table:table-cell>
          <table:table-cell table:formula="of:=IF([.$E107]=[.BE$1];[.$A107];&quot;&quot;)">
            <text:p/>
          </table:table-cell>
          <table:table-cell table:formula="of:=IF([.$E107]=[.BF$1];[.$A107];&quot;&quot;)">
            <text:p/>
          </table:table-cell>
          <table:table-cell table:formula="of:=IF([.$E107]=[.BG$1];[.$A107];&quot;&quot;)">
            <text:p/>
          </table:table-cell>
          <table:table-cell table:formula="of:=IF([.$E107]=[.BH$1];[.$A107];&quot;&quot;)">
            <text:p/>
          </table:table-cell>
          <table:table-cell table:formula="of:=IF([.$E107]=[.BI$1];[.$A107];&quot;&quot;)">
            <text:p/>
          </table:table-cell>
          <table:table-cell table:formula="of:=IF([.$E107]=[.BJ$1];[.$A107];&quot;&quot;)">
            <text:p/>
          </table:table-cell>
          <table:table-cell table:formula="of:=IF([.$E107]=[.BK$1];[.$A107];&quot;&quot;)">
            <text:p/>
          </table:table-cell>
          <table:table-cell table:formula="of:=IF([.$E107]=[.BL$1];[.$A107];&quot;&quot;)">
            <text:p/>
          </table:table-cell>
          <table:table-cell table:formula="of:=IF([.$E107]=[.BM$1];[.$A107];&quot;&quot;)">
            <text:p/>
          </table:table-cell>
          <table:table-cell table:formula="of:=IF([.$E107]=[.BN$1];[.$A107];&quot;&quot;)">
            <text:p/>
          </table:table-cell>
          <table:table-cell table:formula="of:=IF([.$E107]=[.BO$1];[.$A107];&quot;&quot;)">
            <text:p/>
          </table:table-cell>
          <table:table-cell table:formula="of:=IF([.$E107]=[.BP$1];[.$A107];&quot;&quot;)">
            <text:p/>
          </table:table-cell>
          <table:table-cell table:formula="of:=IF([.$E107]=[.BQ$1];[.$A107];&quot;&quot;)">
            <text:p/>
          </table:table-cell>
          <table:table-cell table:formula="of:=IF([.$E107]=[.BR$1];[.$A107];&quot;&quot;)">
            <text:p/>
          </table:table-cell>
          <table:table-cell table:formula="of:=IF([.$E107]=[.BS$1];[.$A107];&quot;&quot;)">
            <text:p/>
          </table:table-cell>
          <table:table-cell table:formula="of:=IF([.$E107]=[.BT$1];[.$A107];&quot;&quot;)">
            <text:p/>
          </table:table-cell>
          <table:table-cell table:formula="of:=IF([.$E107]=[.BU$1];[.$A107];&quot;&quot;)">
            <text:p/>
          </table:table-cell>
          <table:table-cell table:formula="of:=IF([.$E107]=[.BV$1];[.$A107];&quot;&quot;)">
            <text:p/>
          </table:table-cell>
          <table:table-cell table:formula="of:=IF([.$E107]=[.BW$1];[.$A107];&quot;&quot;)">
            <text:p/>
          </table:table-cell>
          <table:table-cell table:formula="of:=IF([.$E107]=[.BX$1];[.$A107];&quot;&quot;)">
            <text:p/>
          </table:table-cell>
          <table:table-cell table:formula="of:=IF([.$E107]=[.BY$1];[.$A107];&quot;&quot;)">
            <text:p/>
          </table:table-cell>
          <table:table-cell table:formula="of:=IF([.$E107]=[.BZ$1];[.$A107];&quot;&quot;)">
            <text:p/>
          </table:table-cell>
          <table:table-cell table:formula="of:=IF([.$E107]=[.CA$1];[.$A107];&quot;&quot;)">
            <text:p/>
          </table:table-cell>
          <table:table-cell table:formula="of:=IF([.$E107]=[.CB$1];[.$A107];&quot;&quot;)">
            <text:p/>
          </table:table-cell>
          <table:table-cell table:formula="of:=IF([.$E107]=[.CC$1];[.$A107];&quot;&quot;)">
            <text:p/>
          </table:table-cell>
          <table:table-cell table:formula="of:=IF([.$E107]=[.CD$1];[.$A107];&quot;&quot;)">
            <text:p/>
          </table:table-cell>
          <table:table-cell table:formula="of:=IF([.$E107]=[.CE$1];[.$A107];&quot;&quot;)">
            <text:p/>
          </table:table-cell>
          <table:table-cell table:formula="of:=IF([.$E107]=[.CF$1];[.$A107];&quot;&quot;)">
            <text:p/>
          </table:table-cell>
          <table:table-cell table:formula="of:=IF([.$E107]=[.CG$1];[.$A107];&quot;&quot;)">
            <text:p/>
          </table:table-cell>
          <table:table-cell table:formula="of:=IF([.$E107]=[.CH$1];[.$A107];&quot;&quot;)">
            <text:p/>
          </table:table-cell>
          <table:table-cell table:formula="of:=IF([.$E107]=[.CI$1];[.$A107];&quot;&quot;)">
            <text:p/>
          </table:table-cell>
          <table:table-cell table:formula="of:=IF([.$E107]=[.CJ$1];[.$A107];&quot;&quot;)">
            <text:p/>
          </table:table-cell>
          <table:table-cell table:formula="of:=IF([.$E107]=[.CK$1];[.$A107];&quot;&quot;)">
            <text:p/>
          </table:table-cell>
          <table:table-cell table:formula="of:=IF([.$E107]=[.CL$1];[.$A107];&quot;&quot;)">
            <text:p/>
          </table:table-cell>
          <table:table-cell table:formula="of:=IF([.$E107]=[.CM$1];[.$A107];&quot;&quot;)">
            <text:p/>
          </table:table-cell>
          <table:table-cell table:formula="of:=IF([.$E107]=[.CN$1];[.$A107];&quot;&quot;)">
            <text:p/>
          </table:table-cell>
          <table:table-cell table:formula="of:=IF([.$E107]=[.CO$1];[.$A107];&quot;&quot;)">
            <text:p/>
          </table:table-cell>
          <table:table-cell table:formula="of:=IF([.$E107]=[.CP$1];[.$A107];&quot;&quot;)">
            <text:p/>
          </table:table-cell>
          <table:table-cell table:formula="of:=IF([.$E107]=[.CQ$1];[.$A10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Matthew Penn</text:p>
          </table:table-cell>
          <table:table-cell office:value-type="string" calcext:value-type="string">
            <text:p>Eli Attie, Thomas L. Moran</text:p>
          </table:table-cell>
          <table:table-cell office:value-type="float" office:value="12.19" calcext:value-type="float">
            <text:p>12.19</text:p>
          </table:table-cell>
          <table:table-cell office:value-type="float" office:value="11" calcext:value-type="float">
            <text:p>11</text:p>
          </table:table-cell>
          <table:table-cell office:value-type="date" office:date-value="2009-04-13" calcext:value-type="date">
            <text:p>2009-04-13</text:p>
          </table:table-cell>
          <table:table-cell office:value-type="string" calcext:value-type="string">
            <text:p>Eli Attie</text:p>
          </table:table-cell>
          <table:table-cell office:value-type="string" calcext:value-type="string">
            <text:p>Thomas L. Moran</text:p>
          </table:table-cell>
          <table:table-cell table:number-columns-repeated="3"/>
          <table:table-cell table:formula="of:=IF(OR([.$J108]=[.O$1];[.$K108]=[.O$1];[.$L108]=[.O$1];[.$M108]=[.O$1];[.$N108]);[.$A108];&quot;&quot;)">
            <text:p/>
          </table:table-cell>
          <table:table-cell table:formula="of:=IF(OR([.$J108]=[.P$1];[.$K108]=[.P$1];[.$L108]=[.P$1];[.$M108]=[.P$1];[.$N108]);[.$A108];&quot;&quot;)">
            <text:p/>
          </table:table-cell>
          <table:table-cell table:formula="of:=IF(OR([.$J108]=[.Q$1];[.$K108]=[.Q$1];[.$L108]=[.Q$1];[.$M108]=[.Q$1];[.$N108]);[.$A108];&quot;&quot;)">
            <text:p/>
          </table:table-cell>
          <table:table-cell table:formula="of:=IF(OR([.$J108]=[.R$1];[.$K108]=[.R$1];[.$L108]=[.R$1];[.$M108]=[.R$1];[.$N108]);[.$A108];&quot;&quot;)">
            <text:p/>
          </table:table-cell>
          <table:table-cell table:formula="of:=IF(OR([.$J108]=[.S$1];[.$K108]=[.S$1];[.$L108]=[.S$1];[.$M108]=[.S$1];[.$N108]);[.$A108];&quot;&quot;)">
            <text:p/>
          </table:table-cell>
          <table:table-cell table:formula="of:=IF(OR([.$J108]=[.T$1];[.$K108]=[.T$1];[.$L108]=[.T$1];[.$M108]=[.T$1];[.$N108]);[.$A108];&quot;&quot;)" office:value-type="float" office:value="107" calcext:value-type="float">
            <text:p>107</text:p>
          </table:table-cell>
          <table:table-cell table:formula="of:=IF(OR([.$J108]=[.U$1];[.$K108]=[.U$1];[.$L108]=[.U$1];[.$M108]=[.U$1];[.$N108]);[.$A108];&quot;&quot;)">
            <text:p/>
          </table:table-cell>
          <table:table-cell table:formula="of:=IF(OR([.$J108]=[.V$1];[.$K108]=[.V$1];[.$L108]=[.V$1];[.$M108]=[.V$1];[.$N108]);[.$A108];&quot;&quot;)">
            <text:p/>
          </table:table-cell>
          <table:table-cell table:formula="of:=IF(OR([.$J108]=[.W$1];[.$K108]=[.W$1];[.$L108]=[.W$1];[.$M108]=[.W$1];[.$N108]);[.$A108];&quot;&quot;)">
            <text:p/>
          </table:table-cell>
          <table:table-cell table:formula="of:=IF(OR([.$J108]=[.X$1];[.$K108]=[.X$1];[.$L108]=[.X$1];[.$M108]=[.X$1];[.$N108]);[.$A108];&quot;&quot;)">
            <text:p/>
          </table:table-cell>
          <table:table-cell table:formula="of:=IF(OR([.$J108]=[.Y$1];[.$K108]=[.Y$1];[.$L108]=[.Y$1];[.$M108]=[.Y$1];[.$N108]);[.$A108];&quot;&quot;)">
            <text:p/>
          </table:table-cell>
          <table:table-cell table:formula="of:=IF(OR([.$J108]=[.Z$1];[.$K108]=[.Z$1];[.$L108]=[.Z$1];[.$M108]=[.Z$1];[.$N108]);[.$A108];&quot;&quot;)">
            <text:p/>
          </table:table-cell>
          <table:table-cell table:formula="of:=IF(OR([.$J108]=[.AA$1];[.$K108]=[.AA$1];[.$L108]=[.AA$1];[.$M108]=[.AA$1];[.$N108]);[.$A108];&quot;&quot;)">
            <text:p/>
          </table:table-cell>
          <table:table-cell table:formula="of:=IF(OR([.$J108]=[.AB$1];[.$K108]=[.AB$1];[.$L108]=[.AB$1];[.$M108]=[.AB$1];[.$N108]);[.$A108];&quot;&quot;)">
            <text:p/>
          </table:table-cell>
          <table:table-cell table:formula="of:=IF(OR([.$J108]=[.AC$1];[.$K108]=[.AC$1];[.$L108]=[.AC$1];[.$M108]=[.AC$1];[.$N108]);[.$A108];&quot;&quot;)">
            <text:p/>
          </table:table-cell>
          <table:table-cell table:formula="of:=IF(OR([.$J108]=[.AD$1];[.$K108]=[.AD$1];[.$L108]=[.AD$1];[.$M108]=[.AD$1];[.$N108]);[.$A108];&quot;&quot;)">
            <text:p/>
          </table:table-cell>
          <table:table-cell table:formula="of:=IF(OR([.$J108]=[.AE$1];[.$K108]=[.AE$1];[.$L108]=[.AE$1];[.$M108]=[.AE$1];[.$N108]);[.$A108];&quot;&quot;)">
            <text:p/>
          </table:table-cell>
          <table:table-cell table:formula="of:=IF(OR([.$J108]=[.AF$1];[.$K108]=[.AF$1];[.$L108]=[.AF$1];[.$M108]=[.AF$1];[.$N108]);[.$A108];&quot;&quot;)">
            <text:p/>
          </table:table-cell>
          <table:table-cell table:formula="of:=IF(OR([.$J108]=[.AG$1];[.$K108]=[.AG$1];[.$L108]=[.AG$1];[.$M108]=[.AG$1];[.$N108]);[.$A108];&quot;&quot;)">
            <text:p/>
          </table:table-cell>
          <table:table-cell table:formula="of:=IF(OR([.$J108]=[.AH$1];[.$K108]=[.AH$1];[.$L108]=[.AH$1];[.$M108]=[.AH$1];[.$N108]);[.$A108];&quot;&quot;)">
            <text:p/>
          </table:table-cell>
          <table:table-cell table:formula="of:=IF(OR([.$J108]=[.AI$1];[.$K108]=[.AI$1];[.$L108]=[.AI$1];[.$M108]=[.AI$1];[.$N108]);[.$A108];&quot;&quot;)">
            <text:p/>
          </table:table-cell>
          <table:table-cell table:formula="of:=IF(OR([.$J108]=[.AJ$1];[.$K108]=[.AJ$1];[.$L108]=[.AJ$1];[.$M108]=[.AJ$1];[.$N108]);[.$A108];&quot;&quot;)" office:value-type="float" office:value="107" calcext:value-type="float">
            <text:p>107</text:p>
          </table:table-cell>
          <table:table-cell table:formula="of:=IF(OR([.$J108]=[.AK$1];[.$K108]=[.AK$1];[.$L108]=[.AK$1];[.$M108]=[.AK$1];[.$N108]);[.$A108];&quot;&quot;)">
            <text:p/>
          </table:table-cell>
          <table:table-cell table:formula="of:=IF(OR([.$J108]=[.AL$1];[.$K108]=[.AL$1];[.$L108]=[.AL$1];[.$M108]=[.AL$1];[.$N108]);[.$A108];&quot;&quot;)">
            <text:p/>
          </table:table-cell>
          <table:table-cell table:formula="of:=IF(OR([.$J108]=[.AM$1];[.$K108]=[.AM$1];[.$L108]=[.AM$1];[.$M108]=[.AM$1];[.$N108]);[.$A108];&quot;&quot;)">
            <text:p/>
          </table:table-cell>
          <table:table-cell table:formula="of:=IF(OR([.$J108]=[.AN$1];[.$K108]=[.AN$1];[.$L108]=[.AN$1];[.$M108]=[.AN$1];[.$N108]);[.$A108];&quot;&quot;)">
            <text:p/>
          </table:table-cell>
          <table:table-cell table:formula="of:=IF(OR([.$J108]=[.AO$1];[.$K108]=[.AO$1];[.$L108]=[.AO$1];[.$M108]=[.AO$1];[.$N108]);[.$A108];&quot;&quot;)">
            <text:p/>
          </table:table-cell>
          <table:table-cell table:formula="of:=IF(OR([.$J108]=[.AP$1];[.$K108]=[.AP$1];[.$L108]=[.AP$1];[.$M108]=[.AP$1];[.$N108]);[.$A108];&quot;&quot;)">
            <text:p/>
          </table:table-cell>
          <table:table-cell table:formula="of:=IF(OR([.$J108]=[.AQ$1];[.$K108]=[.AQ$1];[.$L108]=[.AQ$1];[.$M108]=[.AQ$1];[.$N108]);[.$A108];&quot;&quot;)">
            <text:p/>
          </table:table-cell>
          <table:table-cell table:formula="of:=IF(OR([.$J108]=[.AR$1];[.$K108]=[.AR$1];[.$L108]=[.AR$1];[.$M108]=[.AR$1];[.$N108]);[.$A108];&quot;&quot;)">
            <text:p/>
          </table:table-cell>
          <table:table-cell/>
          <table:table-cell table:formula="of:=IF([.$E108]=[.AT$1];[.$A108];&quot;&quot;)">
            <text:p/>
          </table:table-cell>
          <table:table-cell table:formula="of:=IF([.$E108]=[.AU$1];[.$A108];&quot;&quot;)">
            <text:p/>
          </table:table-cell>
          <table:table-cell table:formula="of:=IF([.$E108]=[.AV$1];[.$A108];&quot;&quot;)">
            <text:p/>
          </table:table-cell>
          <table:table-cell table:formula="of:=IF([.$E108]=[.AW$1];[.$A108];&quot;&quot;)">
            <text:p/>
          </table:table-cell>
          <table:table-cell table:formula="of:=IF([.$E108]=[.AX$1];[.$A108];&quot;&quot;)">
            <text:p/>
          </table:table-cell>
          <table:table-cell table:formula="of:=IF([.$E108]=[.AY$1];[.$A108];&quot;&quot;)">
            <text:p/>
          </table:table-cell>
          <table:table-cell table:formula="of:=IF([.$E108]=[.AZ$1];[.$A108];&quot;&quot;)">
            <text:p/>
          </table:table-cell>
          <table:table-cell table:formula="of:=IF([.$E108]=[.BA$1];[.$A108];&quot;&quot;)">
            <text:p/>
          </table:table-cell>
          <table:table-cell table:formula="of:=IF([.$E108]=[.BB$1];[.$A108];&quot;&quot;)">
            <text:p/>
          </table:table-cell>
          <table:table-cell table:formula="of:=IF([.$E108]=[.BC$1];[.$A108];&quot;&quot;)">
            <text:p/>
          </table:table-cell>
          <table:table-cell table:formula="of:=IF([.$E108]=[.BD$1];[.$A108];&quot;&quot;)">
            <text:p/>
          </table:table-cell>
          <table:table-cell table:formula="of:=IF([.$E108]=[.BE$1];[.$A108];&quot;&quot;)">
            <text:p/>
          </table:table-cell>
          <table:table-cell table:formula="of:=IF([.$E108]=[.BF$1];[.$A108];&quot;&quot;)">
            <text:p/>
          </table:table-cell>
          <table:table-cell table:formula="of:=IF([.$E108]=[.BG$1];[.$A108];&quot;&quot;)">
            <text:p/>
          </table:table-cell>
          <table:table-cell table:formula="of:=IF([.$E108]=[.BH$1];[.$A108];&quot;&quot;)">
            <text:p/>
          </table:table-cell>
          <table:table-cell table:formula="of:=IF([.$E108]=[.BI$1];[.$A108];&quot;&quot;)">
            <text:p/>
          </table:table-cell>
          <table:table-cell table:formula="of:=IF([.$E108]=[.BJ$1];[.$A108];&quot;&quot;)">
            <text:p/>
          </table:table-cell>
          <table:table-cell table:formula="of:=IF([.$E108]=[.BK$1];[.$A108];&quot;&quot;)">
            <text:p/>
          </table:table-cell>
          <table:table-cell table:formula="of:=IF([.$E108]=[.BL$1];[.$A108];&quot;&quot;)">
            <text:p/>
          </table:table-cell>
          <table:table-cell table:formula="of:=IF([.$E108]=[.BM$1];[.$A108];&quot;&quot;)">
            <text:p/>
          </table:table-cell>
          <table:table-cell table:formula="of:=IF([.$E108]=[.BN$1];[.$A108];&quot;&quot;)">
            <text:p/>
          </table:table-cell>
          <table:table-cell table:formula="of:=IF([.$E108]=[.BO$1];[.$A108];&quot;&quot;)">
            <text:p/>
          </table:table-cell>
          <table:table-cell table:formula="of:=IF([.$E108]=[.BP$1];[.$A108];&quot;&quot;)">
            <text:p/>
          </table:table-cell>
          <table:table-cell table:formula="of:=IF([.$E108]=[.BQ$1];[.$A108];&quot;&quot;)">
            <text:p/>
          </table:table-cell>
          <table:table-cell table:formula="of:=IF([.$E108]=[.BR$1];[.$A108];&quot;&quot;)">
            <text:p/>
          </table:table-cell>
          <table:table-cell table:formula="of:=IF([.$E108]=[.BS$1];[.$A108];&quot;&quot;)">
            <text:p/>
          </table:table-cell>
          <table:table-cell table:formula="of:=IF([.$E108]=[.BT$1];[.$A108];&quot;&quot;)">
            <text:p/>
          </table:table-cell>
          <table:table-cell table:formula="of:=IF([.$E108]=[.BU$1];[.$A108];&quot;&quot;)">
            <text:p/>
          </table:table-cell>
          <table:table-cell table:formula="of:=IF([.$E108]=[.BV$1];[.$A108];&quot;&quot;)">
            <text:p/>
          </table:table-cell>
          <table:table-cell table:formula="of:=IF([.$E108]=[.BW$1];[.$A108];&quot;&quot;)">
            <text:p/>
          </table:table-cell>
          <table:table-cell table:formula="of:=IF([.$E108]=[.BX$1];[.$A108];&quot;&quot;)">
            <text:p/>
          </table:table-cell>
          <table:table-cell table:formula="of:=IF([.$E108]=[.BY$1];[.$A108];&quot;&quot;)">
            <text:p/>
          </table:table-cell>
          <table:table-cell table:formula="of:=IF([.$E108]=[.BZ$1];[.$A108];&quot;&quot;)">
            <text:p/>
          </table:table-cell>
          <table:table-cell table:formula="of:=IF([.$E108]=[.CA$1];[.$A108];&quot;&quot;)">
            <text:p/>
          </table:table-cell>
          <table:table-cell table:formula="of:=IF([.$E108]=[.CB$1];[.$A108];&quot;&quot;)">
            <text:p/>
          </table:table-cell>
          <table:table-cell table:formula="of:=IF([.$E108]=[.CC$1];[.$A108];&quot;&quot;)">
            <text:p/>
          </table:table-cell>
          <table:table-cell table:formula="of:=IF([.$E108]=[.CD$1];[.$A108];&quot;&quot;)">
            <text:p/>
          </table:table-cell>
          <table:table-cell table:formula="of:=IF([.$E108]=[.CE$1];[.$A108];&quot;&quot;)" office:value-type="float" office:value="107" calcext:value-type="float">
            <text:p>107</text:p>
          </table:table-cell>
          <table:table-cell table:formula="of:=IF([.$E108]=[.CF$1];[.$A108];&quot;&quot;)">
            <text:p/>
          </table:table-cell>
          <table:table-cell table:formula="of:=IF([.$E108]=[.CG$1];[.$A108];&quot;&quot;)">
            <text:p/>
          </table:table-cell>
          <table:table-cell table:formula="of:=IF([.$E108]=[.CH$1];[.$A108];&quot;&quot;)">
            <text:p/>
          </table:table-cell>
          <table:table-cell table:formula="of:=IF([.$E108]=[.CI$1];[.$A108];&quot;&quot;)">
            <text:p/>
          </table:table-cell>
          <table:table-cell table:formula="of:=IF([.$E108]=[.CJ$1];[.$A108];&quot;&quot;)">
            <text:p/>
          </table:table-cell>
          <table:table-cell table:formula="of:=IF([.$E108]=[.CK$1];[.$A108];&quot;&quot;)">
            <text:p/>
          </table:table-cell>
          <table:table-cell table:formula="of:=IF([.$E108]=[.CL$1];[.$A108];&quot;&quot;)">
            <text:p/>
          </table:table-cell>
          <table:table-cell table:formula="of:=IF([.$E108]=[.CM$1];[.$A108];&quot;&quot;)">
            <text:p/>
          </table:table-cell>
          <table:table-cell table:formula="of:=IF([.$E108]=[.CN$1];[.$A108];&quot;&quot;)">
            <text:p/>
          </table:table-cell>
          <table:table-cell table:formula="of:=IF([.$E108]=[.CO$1];[.$A108];&quot;&quot;)">
            <text:p/>
          </table:table-cell>
          <table:table-cell table:formula="of:=IF([.$E108]=[.CP$1];[.$A108];&quot;&quot;)">
            <text:p/>
          </table:table-cell>
          <table:table-cell table:formula="of:=IF([.$E108]=[.CQ$1];[.$A10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use Divided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Liz Friedman, Matthew V. Lewis</text:p>
          </table:table-cell>
          <table:table-cell office:value-type="float" office:value="11.69" calcext:value-type="float">
            <text:p>11.69</text:p>
          </table:table-cell>
          <table:table-cell office:value-type="float" office:value="18" calcext:value-type="float">
            <text:p>18</text:p>
          </table:table-cell>
          <table:table-cell office:value-type="date" office:date-value="2009-04-27" calcext:value-type="date">
            <text:p>2009-04-27</text:p>
          </table:table-cell>
          <table:table-cell office:value-type="string" calcext:value-type="string">
            <text:p>Liz Friedman</text:p>
          </table:table-cell>
          <table:table-cell office:value-type="string" calcext:value-type="string">
            <text:p>Matthew V. Lewis</text:p>
          </table:table-cell>
          <table:table-cell table:number-columns-repeated="3"/>
          <table:table-cell table:formula="of:=IF(OR([.$J109]=[.O$1];[.$K109]=[.O$1];[.$L109]=[.O$1];[.$M109]=[.O$1];[.$N109]);[.$A109];&quot;&quot;)">
            <text:p/>
          </table:table-cell>
          <table:table-cell table:formula="of:=IF(OR([.$J109]=[.P$1];[.$K109]=[.P$1];[.$L109]=[.P$1];[.$M109]=[.P$1];[.$N109]);[.$A109];&quot;&quot;)">
            <text:p/>
          </table:table-cell>
          <table:table-cell table:formula="of:=IF(OR([.$J109]=[.Q$1];[.$K109]=[.Q$1];[.$L109]=[.Q$1];[.$M109]=[.Q$1];[.$N109]);[.$A109];&quot;&quot;)">
            <text:p/>
          </table:table-cell>
          <table:table-cell table:formula="of:=IF(OR([.$J109]=[.R$1];[.$K109]=[.R$1];[.$L109]=[.R$1];[.$M109]=[.R$1];[.$N109]);[.$A109];&quot;&quot;)">
            <text:p/>
          </table:table-cell>
          <table:table-cell table:formula="of:=IF(OR([.$J109]=[.S$1];[.$K109]=[.S$1];[.$L109]=[.S$1];[.$M109]=[.S$1];[.$N109]);[.$A109];&quot;&quot;)">
            <text:p/>
          </table:table-cell>
          <table:table-cell table:formula="of:=IF(OR([.$J109]=[.T$1];[.$K109]=[.T$1];[.$L109]=[.T$1];[.$M109]=[.T$1];[.$N109]);[.$A109];&quot;&quot;)">
            <text:p/>
          </table:table-cell>
          <table:table-cell table:formula="of:=IF(OR([.$J109]=[.U$1];[.$K109]=[.U$1];[.$L109]=[.U$1];[.$M109]=[.U$1];[.$N109]);[.$A109];&quot;&quot;)">
            <text:p/>
          </table:table-cell>
          <table:table-cell table:formula="of:=IF(OR([.$J109]=[.V$1];[.$K109]=[.V$1];[.$L109]=[.V$1];[.$M109]=[.V$1];[.$N109]);[.$A109];&quot;&quot;)">
            <text:p/>
          </table:table-cell>
          <table:table-cell table:formula="of:=IF(OR([.$J109]=[.W$1];[.$K109]=[.W$1];[.$L109]=[.W$1];[.$M109]=[.W$1];[.$N109]);[.$A109];&quot;&quot;)">
            <text:p/>
          </table:table-cell>
          <table:table-cell table:formula="of:=IF(OR([.$J109]=[.X$1];[.$K109]=[.X$1];[.$L109]=[.X$1];[.$M109]=[.X$1];[.$N109]);[.$A109];&quot;&quot;)">
            <text:p/>
          </table:table-cell>
          <table:table-cell table:formula="of:=IF(OR([.$J109]=[.Y$1];[.$K109]=[.Y$1];[.$L109]=[.Y$1];[.$M109]=[.Y$1];[.$N109]);[.$A109];&quot;&quot;)">
            <text:p/>
          </table:table-cell>
          <table:table-cell table:formula="of:=IF(OR([.$J109]=[.Z$1];[.$K109]=[.Z$1];[.$L109]=[.Z$1];[.$M109]=[.Z$1];[.$N109]);[.$A109];&quot;&quot;)">
            <text:p/>
          </table:table-cell>
          <table:table-cell table:formula="of:=IF(OR([.$J109]=[.AA$1];[.$K109]=[.AA$1];[.$L109]=[.AA$1];[.$M109]=[.AA$1];[.$N109]);[.$A109];&quot;&quot;)" office:value-type="float" office:value="108" calcext:value-type="float">
            <text:p>108</text:p>
          </table:table-cell>
          <table:table-cell table:formula="of:=IF(OR([.$J109]=[.AB$1];[.$K109]=[.AB$1];[.$L109]=[.AB$1];[.$M109]=[.AB$1];[.$N109]);[.$A109];&quot;&quot;)">
            <text:p/>
          </table:table-cell>
          <table:table-cell table:formula="of:=IF(OR([.$J109]=[.AC$1];[.$K109]=[.AC$1];[.$L109]=[.AC$1];[.$M109]=[.AC$1];[.$N109]);[.$A109];&quot;&quot;)">
            <text:p/>
          </table:table-cell>
          <table:table-cell table:formula="of:=IF(OR([.$J109]=[.AD$1];[.$K109]=[.AD$1];[.$L109]=[.AD$1];[.$M109]=[.AD$1];[.$N109]);[.$A109];&quot;&quot;)">
            <text:p/>
          </table:table-cell>
          <table:table-cell table:formula="of:=IF(OR([.$J109]=[.AE$1];[.$K109]=[.AE$1];[.$L109]=[.AE$1];[.$M109]=[.AE$1];[.$N109]);[.$A109];&quot;&quot;)" office:value-type="float" office:value="108" calcext:value-type="float">
            <text:p>108</text:p>
          </table:table-cell>
          <table:table-cell table:formula="of:=IF(OR([.$J109]=[.AF$1];[.$K109]=[.AF$1];[.$L109]=[.AF$1];[.$M109]=[.AF$1];[.$N109]);[.$A109];&quot;&quot;)">
            <text:p/>
          </table:table-cell>
          <table:table-cell table:formula="of:=IF(OR([.$J109]=[.AG$1];[.$K109]=[.AG$1];[.$L109]=[.AG$1];[.$M109]=[.AG$1];[.$N109]);[.$A109];&quot;&quot;)">
            <text:p/>
          </table:table-cell>
          <table:table-cell table:formula="of:=IF(OR([.$J109]=[.AH$1];[.$K109]=[.AH$1];[.$L109]=[.AH$1];[.$M109]=[.AH$1];[.$N109]);[.$A109];&quot;&quot;)">
            <text:p/>
          </table:table-cell>
          <table:table-cell table:formula="of:=IF(OR([.$J109]=[.AI$1];[.$K109]=[.AI$1];[.$L109]=[.AI$1];[.$M109]=[.AI$1];[.$N109]);[.$A109];&quot;&quot;)">
            <text:p/>
          </table:table-cell>
          <table:table-cell table:formula="of:=IF(OR([.$J109]=[.AJ$1];[.$K109]=[.AJ$1];[.$L109]=[.AJ$1];[.$M109]=[.AJ$1];[.$N109]);[.$A109];&quot;&quot;)">
            <text:p/>
          </table:table-cell>
          <table:table-cell table:formula="of:=IF(OR([.$J109]=[.AK$1];[.$K109]=[.AK$1];[.$L109]=[.AK$1];[.$M109]=[.AK$1];[.$N109]);[.$A109];&quot;&quot;)">
            <text:p/>
          </table:table-cell>
          <table:table-cell table:formula="of:=IF(OR([.$J109]=[.AL$1];[.$K109]=[.AL$1];[.$L109]=[.AL$1];[.$M109]=[.AL$1];[.$N109]);[.$A109];&quot;&quot;)">
            <text:p/>
          </table:table-cell>
          <table:table-cell table:formula="of:=IF(OR([.$J109]=[.AM$1];[.$K109]=[.AM$1];[.$L109]=[.AM$1];[.$M109]=[.AM$1];[.$N109]);[.$A109];&quot;&quot;)">
            <text:p/>
          </table:table-cell>
          <table:table-cell table:formula="of:=IF(OR([.$J109]=[.AN$1];[.$K109]=[.AN$1];[.$L109]=[.AN$1];[.$M109]=[.AN$1];[.$N109]);[.$A109];&quot;&quot;)">
            <text:p/>
          </table:table-cell>
          <table:table-cell table:formula="of:=IF(OR([.$J109]=[.AO$1];[.$K109]=[.AO$1];[.$L109]=[.AO$1];[.$M109]=[.AO$1];[.$N109]);[.$A109];&quot;&quot;)">
            <text:p/>
          </table:table-cell>
          <table:table-cell table:formula="of:=IF(OR([.$J109]=[.AP$1];[.$K109]=[.AP$1];[.$L109]=[.AP$1];[.$M109]=[.AP$1];[.$N109]);[.$A109];&quot;&quot;)">
            <text:p/>
          </table:table-cell>
          <table:table-cell table:formula="of:=IF(OR([.$J109]=[.AQ$1];[.$K109]=[.AQ$1];[.$L109]=[.AQ$1];[.$M109]=[.AQ$1];[.$N109]);[.$A109];&quot;&quot;)">
            <text:p/>
          </table:table-cell>
          <table:table-cell table:formula="of:=IF(OR([.$J109]=[.AR$1];[.$K109]=[.AR$1];[.$L109]=[.AR$1];[.$M109]=[.AR$1];[.$N109]);[.$A109];&quot;&quot;)">
            <text:p/>
          </table:table-cell>
          <table:table-cell/>
          <table:table-cell table:formula="of:=IF([.$E109]=[.AT$1];[.$A109];&quot;&quot;)">
            <text:p/>
          </table:table-cell>
          <table:table-cell table:formula="of:=IF([.$E109]=[.AU$1];[.$A109];&quot;&quot;)">
            <text:p/>
          </table:table-cell>
          <table:table-cell table:formula="of:=IF([.$E109]=[.AV$1];[.$A109];&quot;&quot;)">
            <text:p/>
          </table:table-cell>
          <table:table-cell table:formula="of:=IF([.$E109]=[.AW$1];[.$A109];&quot;&quot;)" office:value-type="float" office:value="108" calcext:value-type="float">
            <text:p>108</text:p>
          </table:table-cell>
          <table:table-cell table:formula="of:=IF([.$E109]=[.AX$1];[.$A109];&quot;&quot;)">
            <text:p/>
          </table:table-cell>
          <table:table-cell table:formula="of:=IF([.$E109]=[.AY$1];[.$A109];&quot;&quot;)">
            <text:p/>
          </table:table-cell>
          <table:table-cell table:formula="of:=IF([.$E109]=[.AZ$1];[.$A109];&quot;&quot;)">
            <text:p/>
          </table:table-cell>
          <table:table-cell table:formula="of:=IF([.$E109]=[.BA$1];[.$A109];&quot;&quot;)">
            <text:p/>
          </table:table-cell>
          <table:table-cell table:formula="of:=IF([.$E109]=[.BB$1];[.$A109];&quot;&quot;)">
            <text:p/>
          </table:table-cell>
          <table:table-cell table:formula="of:=IF([.$E109]=[.BC$1];[.$A109];&quot;&quot;)">
            <text:p/>
          </table:table-cell>
          <table:table-cell table:formula="of:=IF([.$E109]=[.BD$1];[.$A109];&quot;&quot;)">
            <text:p/>
          </table:table-cell>
          <table:table-cell table:formula="of:=IF([.$E109]=[.BE$1];[.$A109];&quot;&quot;)">
            <text:p/>
          </table:table-cell>
          <table:table-cell table:formula="of:=IF([.$E109]=[.BF$1];[.$A109];&quot;&quot;)">
            <text:p/>
          </table:table-cell>
          <table:table-cell table:formula="of:=IF([.$E109]=[.BG$1];[.$A109];&quot;&quot;)">
            <text:p/>
          </table:table-cell>
          <table:table-cell table:formula="of:=IF([.$E109]=[.BH$1];[.$A109];&quot;&quot;)">
            <text:p/>
          </table:table-cell>
          <table:table-cell table:formula="of:=IF([.$E109]=[.BI$1];[.$A109];&quot;&quot;)">
            <text:p/>
          </table:table-cell>
          <table:table-cell table:formula="of:=IF([.$E109]=[.BJ$1];[.$A109];&quot;&quot;)">
            <text:p/>
          </table:table-cell>
          <table:table-cell table:formula="of:=IF([.$E109]=[.BK$1];[.$A109];&quot;&quot;)">
            <text:p/>
          </table:table-cell>
          <table:table-cell table:formula="of:=IF([.$E109]=[.BL$1];[.$A109];&quot;&quot;)">
            <text:p/>
          </table:table-cell>
          <table:table-cell table:formula="of:=IF([.$E109]=[.BM$1];[.$A109];&quot;&quot;)">
            <text:p/>
          </table:table-cell>
          <table:table-cell table:formula="of:=IF([.$E109]=[.BN$1];[.$A109];&quot;&quot;)">
            <text:p/>
          </table:table-cell>
          <table:table-cell table:formula="of:=IF([.$E109]=[.BO$1];[.$A109];&quot;&quot;)">
            <text:p/>
          </table:table-cell>
          <table:table-cell table:formula="of:=IF([.$E109]=[.BP$1];[.$A109];&quot;&quot;)">
            <text:p/>
          </table:table-cell>
          <table:table-cell table:formula="of:=IF([.$E109]=[.BQ$1];[.$A109];&quot;&quot;)">
            <text:p/>
          </table:table-cell>
          <table:table-cell table:formula="of:=IF([.$E109]=[.BR$1];[.$A109];&quot;&quot;)">
            <text:p/>
          </table:table-cell>
          <table:table-cell table:formula="of:=IF([.$E109]=[.BS$1];[.$A109];&quot;&quot;)">
            <text:p/>
          </table:table-cell>
          <table:table-cell table:formula="of:=IF([.$E109]=[.BT$1];[.$A109];&quot;&quot;)">
            <text:p/>
          </table:table-cell>
          <table:table-cell table:formula="of:=IF([.$E109]=[.BU$1];[.$A109];&quot;&quot;)">
            <text:p/>
          </table:table-cell>
          <table:table-cell table:formula="of:=IF([.$E109]=[.BV$1];[.$A109];&quot;&quot;)">
            <text:p/>
          </table:table-cell>
          <table:table-cell table:formula="of:=IF([.$E109]=[.BW$1];[.$A109];&quot;&quot;)">
            <text:p/>
          </table:table-cell>
          <table:table-cell table:formula="of:=IF([.$E109]=[.BX$1];[.$A109];&quot;&quot;)">
            <text:p/>
          </table:table-cell>
          <table:table-cell table:formula="of:=IF([.$E109]=[.BY$1];[.$A109];&quot;&quot;)">
            <text:p/>
          </table:table-cell>
          <table:table-cell table:formula="of:=IF([.$E109]=[.BZ$1];[.$A109];&quot;&quot;)">
            <text:p/>
          </table:table-cell>
          <table:table-cell table:formula="of:=IF([.$E109]=[.CA$1];[.$A109];&quot;&quot;)">
            <text:p/>
          </table:table-cell>
          <table:table-cell table:formula="of:=IF([.$E109]=[.CB$1];[.$A109];&quot;&quot;)">
            <text:p/>
          </table:table-cell>
          <table:table-cell table:formula="of:=IF([.$E109]=[.CC$1];[.$A109];&quot;&quot;)">
            <text:p/>
          </table:table-cell>
          <table:table-cell table:formula="of:=IF([.$E109]=[.CD$1];[.$A109];&quot;&quot;)">
            <text:p/>
          </table:table-cell>
          <table:table-cell table:formula="of:=IF([.$E109]=[.CE$1];[.$A109];&quot;&quot;)">
            <text:p/>
          </table:table-cell>
          <table:table-cell table:formula="of:=IF([.$E109]=[.CF$1];[.$A109];&quot;&quot;)">
            <text:p/>
          </table:table-cell>
          <table:table-cell table:formula="of:=IF([.$E109]=[.CG$1];[.$A109];&quot;&quot;)">
            <text:p/>
          </table:table-cell>
          <table:table-cell table:formula="of:=IF([.$E109]=[.CH$1];[.$A109];&quot;&quot;)">
            <text:p/>
          </table:table-cell>
          <table:table-cell table:formula="of:=IF([.$E109]=[.CI$1];[.$A109];&quot;&quot;)">
            <text:p/>
          </table:table-cell>
          <table:table-cell table:formula="of:=IF([.$E109]=[.CJ$1];[.$A109];&quot;&quot;)">
            <text:p/>
          </table:table-cell>
          <table:table-cell table:formula="of:=IF([.$E109]=[.CK$1];[.$A109];&quot;&quot;)">
            <text:p/>
          </table:table-cell>
          <table:table-cell table:formula="of:=IF([.$E109]=[.CL$1];[.$A109];&quot;&quot;)">
            <text:p/>
          </table:table-cell>
          <table:table-cell table:formula="of:=IF([.$E109]=[.CM$1];[.$A109];&quot;&quot;)">
            <text:p/>
          </table:table-cell>
          <table:table-cell table:formula="of:=IF([.$E109]=[.CN$1];[.$A109];&quot;&quot;)">
            <text:p/>
          </table:table-cell>
          <table:table-cell table:formula="of:=IF([.$E109]=[.CO$1];[.$A109];&quot;&quot;)">
            <text:p/>
          </table:table-cell>
          <table:table-cell table:formula="of:=IF([.$E109]=[.CP$1];[.$A109];&quot;&quot;)">
            <text:p/>
          </table:table-cell>
          <table:table-cell table:formula="of:=IF([.$E109]=[.CQ$1];[.$A10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nder My Skin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Lawrence Kaplow, Pamela Davis</text:p>
          </table:table-cell>
          <table:table-cell office:value-type="float" office:value="12.04" calcext:value-type="float">
            <text:p>12.04</text:p>
          </table:table-cell>
          <table:table-cell office:value-type="float" office:value="14" calcext:value-type="float">
            <text:p>14</text:p>
          </table:table-cell>
          <table:table-cell office:value-type="date" office:date-value="2009-05-04" calcext:value-type="date">
            <text:p>2009-05-04</text:p>
          </table:table-cell>
          <table:table-cell office:value-type="string" calcext:value-type="string">
            <text:p>Lawrence Kaplow</text:p>
          </table:table-cell>
          <table:table-cell office:value-type="string" calcext:value-type="string">
            <text:p>Pamela Davis</text:p>
          </table:table-cell>
          <table:table-cell table:number-columns-repeated="3"/>
          <table:table-cell table:formula="of:=IF(OR([.$J110]=[.O$1];[.$K110]=[.O$1];[.$L110]=[.O$1];[.$M110]=[.O$1];[.$N110]);[.$A110];&quot;&quot;)">
            <text:p/>
          </table:table-cell>
          <table:table-cell table:formula="of:=IF(OR([.$J110]=[.P$1];[.$K110]=[.P$1];[.$L110]=[.P$1];[.$M110]=[.P$1];[.$N110]);[.$A110];&quot;&quot;)" office:value-type="float" office:value="109" calcext:value-type="float">
            <text:p>109</text:p>
          </table:table-cell>
          <table:table-cell table:formula="of:=IF(OR([.$J110]=[.Q$1];[.$K110]=[.Q$1];[.$L110]=[.Q$1];[.$M110]=[.Q$1];[.$N110]);[.$A110];&quot;&quot;)">
            <text:p/>
          </table:table-cell>
          <table:table-cell table:formula="of:=IF(OR([.$J110]=[.R$1];[.$K110]=[.R$1];[.$L110]=[.R$1];[.$M110]=[.R$1];[.$N110]);[.$A110];&quot;&quot;)">
            <text:p/>
          </table:table-cell>
          <table:table-cell table:formula="of:=IF(OR([.$J110]=[.S$1];[.$K110]=[.S$1];[.$L110]=[.S$1];[.$M110]=[.S$1];[.$N110]);[.$A110];&quot;&quot;)">
            <text:p/>
          </table:table-cell>
          <table:table-cell table:formula="of:=IF(OR([.$J110]=[.T$1];[.$K110]=[.T$1];[.$L110]=[.T$1];[.$M110]=[.T$1];[.$N110]);[.$A110];&quot;&quot;)">
            <text:p/>
          </table:table-cell>
          <table:table-cell table:formula="of:=IF(OR([.$J110]=[.U$1];[.$K110]=[.U$1];[.$L110]=[.U$1];[.$M110]=[.U$1];[.$N110]);[.$A110];&quot;&quot;)">
            <text:p/>
          </table:table-cell>
          <table:table-cell table:formula="of:=IF(OR([.$J110]=[.V$1];[.$K110]=[.V$1];[.$L110]=[.V$1];[.$M110]=[.V$1];[.$N110]);[.$A110];&quot;&quot;)">
            <text:p/>
          </table:table-cell>
          <table:table-cell table:formula="of:=IF(OR([.$J110]=[.W$1];[.$K110]=[.W$1];[.$L110]=[.W$1];[.$M110]=[.W$1];[.$N110]);[.$A110];&quot;&quot;)">
            <text:p/>
          </table:table-cell>
          <table:table-cell table:formula="of:=IF(OR([.$J110]=[.X$1];[.$K110]=[.X$1];[.$L110]=[.X$1];[.$M110]=[.X$1];[.$N110]);[.$A110];&quot;&quot;)">
            <text:p/>
          </table:table-cell>
          <table:table-cell table:formula="of:=IF(OR([.$J110]=[.Y$1];[.$K110]=[.Y$1];[.$L110]=[.Y$1];[.$M110]=[.Y$1];[.$N110]);[.$A110];&quot;&quot;)">
            <text:p/>
          </table:table-cell>
          <table:table-cell table:formula="of:=IF(OR([.$J110]=[.Z$1];[.$K110]=[.Z$1];[.$L110]=[.Z$1];[.$M110]=[.Z$1];[.$N110]);[.$A110];&quot;&quot;)">
            <text:p/>
          </table:table-cell>
          <table:table-cell table:formula="of:=IF(OR([.$J110]=[.AA$1];[.$K110]=[.AA$1];[.$L110]=[.AA$1];[.$M110]=[.AA$1];[.$N110]);[.$A110];&quot;&quot;)">
            <text:p/>
          </table:table-cell>
          <table:table-cell table:formula="of:=IF(OR([.$J110]=[.AB$1];[.$K110]=[.AB$1];[.$L110]=[.AB$1];[.$M110]=[.AB$1];[.$N110]);[.$A110];&quot;&quot;)">
            <text:p/>
          </table:table-cell>
          <table:table-cell table:formula="of:=IF(OR([.$J110]=[.AC$1];[.$K110]=[.AC$1];[.$L110]=[.AC$1];[.$M110]=[.AC$1];[.$N110]);[.$A110];&quot;&quot;)">
            <text:p/>
          </table:table-cell>
          <table:table-cell table:formula="of:=IF(OR([.$J110]=[.AD$1];[.$K110]=[.AD$1];[.$L110]=[.AD$1];[.$M110]=[.AD$1];[.$N110]);[.$A110];&quot;&quot;)" office:value-type="float" office:value="109" calcext:value-type="float">
            <text:p>109</text:p>
          </table:table-cell>
          <table:table-cell table:formula="of:=IF(OR([.$J110]=[.AE$1];[.$K110]=[.AE$1];[.$L110]=[.AE$1];[.$M110]=[.AE$1];[.$N110]);[.$A110];&quot;&quot;)">
            <text:p/>
          </table:table-cell>
          <table:table-cell table:formula="of:=IF(OR([.$J110]=[.AF$1];[.$K110]=[.AF$1];[.$L110]=[.AF$1];[.$M110]=[.AF$1];[.$N110]);[.$A110];&quot;&quot;)">
            <text:p/>
          </table:table-cell>
          <table:table-cell table:formula="of:=IF(OR([.$J110]=[.AG$1];[.$K110]=[.AG$1];[.$L110]=[.AG$1];[.$M110]=[.AG$1];[.$N110]);[.$A110];&quot;&quot;)">
            <text:p/>
          </table:table-cell>
          <table:table-cell table:formula="of:=IF(OR([.$J110]=[.AH$1];[.$K110]=[.AH$1];[.$L110]=[.AH$1];[.$M110]=[.AH$1];[.$N110]);[.$A110];&quot;&quot;)">
            <text:p/>
          </table:table-cell>
          <table:table-cell table:formula="of:=IF(OR([.$J110]=[.AI$1];[.$K110]=[.AI$1];[.$L110]=[.AI$1];[.$M110]=[.AI$1];[.$N110]);[.$A110];&quot;&quot;)">
            <text:p/>
          </table:table-cell>
          <table:table-cell table:formula="of:=IF(OR([.$J110]=[.AJ$1];[.$K110]=[.AJ$1];[.$L110]=[.AJ$1];[.$M110]=[.AJ$1];[.$N110]);[.$A110];&quot;&quot;)">
            <text:p/>
          </table:table-cell>
          <table:table-cell table:formula="of:=IF(OR([.$J110]=[.AK$1];[.$K110]=[.AK$1];[.$L110]=[.AK$1];[.$M110]=[.AK$1];[.$N110]);[.$A110];&quot;&quot;)">
            <text:p/>
          </table:table-cell>
          <table:table-cell table:formula="of:=IF(OR([.$J110]=[.AL$1];[.$K110]=[.AL$1];[.$L110]=[.AL$1];[.$M110]=[.AL$1];[.$N110]);[.$A110];&quot;&quot;)">
            <text:p/>
          </table:table-cell>
          <table:table-cell table:formula="of:=IF(OR([.$J110]=[.AM$1];[.$K110]=[.AM$1];[.$L110]=[.AM$1];[.$M110]=[.AM$1];[.$N110]);[.$A110];&quot;&quot;)">
            <text:p/>
          </table:table-cell>
          <table:table-cell table:formula="of:=IF(OR([.$J110]=[.AN$1];[.$K110]=[.AN$1];[.$L110]=[.AN$1];[.$M110]=[.AN$1];[.$N110]);[.$A110];&quot;&quot;)">
            <text:p/>
          </table:table-cell>
          <table:table-cell table:formula="of:=IF(OR([.$J110]=[.AO$1];[.$K110]=[.AO$1];[.$L110]=[.AO$1];[.$M110]=[.AO$1];[.$N110]);[.$A110];&quot;&quot;)">
            <text:p/>
          </table:table-cell>
          <table:table-cell table:formula="of:=IF(OR([.$J110]=[.AP$1];[.$K110]=[.AP$1];[.$L110]=[.AP$1];[.$M110]=[.AP$1];[.$N110]);[.$A110];&quot;&quot;)">
            <text:p/>
          </table:table-cell>
          <table:table-cell table:formula="of:=IF(OR([.$J110]=[.AQ$1];[.$K110]=[.AQ$1];[.$L110]=[.AQ$1];[.$M110]=[.AQ$1];[.$N110]);[.$A110];&quot;&quot;)">
            <text:p/>
          </table:table-cell>
          <table:table-cell table:formula="of:=IF(OR([.$J110]=[.AR$1];[.$K110]=[.AR$1];[.$L110]=[.AR$1];[.$M110]=[.AR$1];[.$N110]);[.$A110];&quot;&quot;)">
            <text:p/>
          </table:table-cell>
          <table:table-cell/>
          <table:table-cell table:formula="of:=IF([.$E110]=[.AT$1];[.$A110];&quot;&quot;)">
            <text:p/>
          </table:table-cell>
          <table:table-cell table:formula="of:=IF([.$E110]=[.AU$1];[.$A110];&quot;&quot;)">
            <text:p/>
          </table:table-cell>
          <table:table-cell table:formula="of:=IF([.$E110]=[.AV$1];[.$A110];&quot;&quot;)">
            <text:p/>
          </table:table-cell>
          <table:table-cell table:formula="of:=IF([.$E110]=[.AW$1];[.$A110];&quot;&quot;)">
            <text:p/>
          </table:table-cell>
          <table:table-cell table:formula="of:=IF([.$E110]=[.AX$1];[.$A110];&quot;&quot;)">
            <text:p/>
          </table:table-cell>
          <table:table-cell table:formula="of:=IF([.$E110]=[.AY$1];[.$A110];&quot;&quot;)">
            <text:p/>
          </table:table-cell>
          <table:table-cell table:formula="of:=IF([.$E110]=[.AZ$1];[.$A110];&quot;&quot;)">
            <text:p/>
          </table:table-cell>
          <table:table-cell table:formula="of:=IF([.$E110]=[.BA$1];[.$A110];&quot;&quot;)">
            <text:p/>
          </table:table-cell>
          <table:table-cell table:formula="of:=IF([.$E110]=[.BB$1];[.$A110];&quot;&quot;)">
            <text:p/>
          </table:table-cell>
          <table:table-cell table:formula="of:=IF([.$E110]=[.BC$1];[.$A110];&quot;&quot;)">
            <text:p/>
          </table:table-cell>
          <table:table-cell table:formula="of:=IF([.$E110]=[.BD$1];[.$A110];&quot;&quot;)">
            <text:p/>
          </table:table-cell>
          <table:table-cell table:formula="of:=IF([.$E110]=[.BE$1];[.$A110];&quot;&quot;)">
            <text:p/>
          </table:table-cell>
          <table:table-cell table:formula="of:=IF([.$E110]=[.BF$1];[.$A110];&quot;&quot;)">
            <text:p/>
          </table:table-cell>
          <table:table-cell table:formula="of:=IF([.$E110]=[.BG$1];[.$A110];&quot;&quot;)">
            <text:p/>
          </table:table-cell>
          <table:table-cell table:formula="of:=IF([.$E110]=[.BH$1];[.$A110];&quot;&quot;)">
            <text:p/>
          </table:table-cell>
          <table:table-cell table:formula="of:=IF([.$E110]=[.BI$1];[.$A110];&quot;&quot;)">
            <text:p/>
          </table:table-cell>
          <table:table-cell table:formula="of:=IF([.$E110]=[.BJ$1];[.$A110];&quot;&quot;)">
            <text:p/>
          </table:table-cell>
          <table:table-cell table:formula="of:=IF([.$E110]=[.BK$1];[.$A110];&quot;&quot;)">
            <text:p/>
          </table:table-cell>
          <table:table-cell table:formula="of:=IF([.$E110]=[.BL$1];[.$A110];&quot;&quot;)">
            <text:p/>
          </table:table-cell>
          <table:table-cell table:formula="of:=IF([.$E110]=[.BM$1];[.$A110];&quot;&quot;)">
            <text:p/>
          </table:table-cell>
          <table:table-cell table:formula="of:=IF([.$E110]=[.BN$1];[.$A110];&quot;&quot;)">
            <text:p/>
          </table:table-cell>
          <table:table-cell table:formula="of:=IF([.$E110]=[.BO$1];[.$A110];&quot;&quot;)">
            <text:p/>
          </table:table-cell>
          <table:table-cell table:formula="of:=IF([.$E110]=[.BP$1];[.$A110];&quot;&quot;)">
            <text:p/>
          </table:table-cell>
          <table:table-cell table:formula="of:=IF([.$E110]=[.BQ$1];[.$A110];&quot;&quot;)">
            <text:p/>
          </table:table-cell>
          <table:table-cell table:formula="of:=IF([.$E110]=[.BR$1];[.$A110];&quot;&quot;)">
            <text:p/>
          </table:table-cell>
          <table:table-cell table:formula="of:=IF([.$E110]=[.BS$1];[.$A110];&quot;&quot;)">
            <text:p/>
          </table:table-cell>
          <table:table-cell table:formula="of:=IF([.$E110]=[.BT$1];[.$A110];&quot;&quot;)">
            <text:p/>
          </table:table-cell>
          <table:table-cell table:formula="of:=IF([.$E110]=[.BU$1];[.$A110];&quot;&quot;)">
            <text:p/>
          </table:table-cell>
          <table:table-cell table:formula="of:=IF([.$E110]=[.BV$1];[.$A110];&quot;&quot;)">
            <text:p/>
          </table:table-cell>
          <table:table-cell table:formula="of:=IF([.$E110]=[.BW$1];[.$A110];&quot;&quot;)">
            <text:p/>
          </table:table-cell>
          <table:table-cell table:formula="of:=IF([.$E110]=[.BX$1];[.$A110];&quot;&quot;)">
            <text:p/>
          </table:table-cell>
          <table:table-cell table:formula="of:=IF([.$E110]=[.BY$1];[.$A110];&quot;&quot;)">
            <text:p/>
          </table:table-cell>
          <table:table-cell table:formula="of:=IF([.$E110]=[.BZ$1];[.$A110];&quot;&quot;)">
            <text:p/>
          </table:table-cell>
          <table:table-cell table:formula="of:=IF([.$E110]=[.CA$1];[.$A110];&quot;&quot;)">
            <text:p/>
          </table:table-cell>
          <table:table-cell table:formula="of:=IF([.$E110]=[.CB$1];[.$A110];&quot;&quot;)" office:value-type="float" office:value="109" calcext:value-type="float">
            <text:p>109</text:p>
          </table:table-cell>
          <table:table-cell table:formula="of:=IF([.$E110]=[.CC$1];[.$A110];&quot;&quot;)">
            <text:p/>
          </table:table-cell>
          <table:table-cell table:formula="of:=IF([.$E110]=[.CD$1];[.$A110];&quot;&quot;)">
            <text:p/>
          </table:table-cell>
          <table:table-cell table:formula="of:=IF([.$E110]=[.CE$1];[.$A110];&quot;&quot;)">
            <text:p/>
          </table:table-cell>
          <table:table-cell table:formula="of:=IF([.$E110]=[.CF$1];[.$A110];&quot;&quot;)">
            <text:p/>
          </table:table-cell>
          <table:table-cell table:formula="of:=IF([.$E110]=[.CG$1];[.$A110];&quot;&quot;)">
            <text:p/>
          </table:table-cell>
          <table:table-cell table:formula="of:=IF([.$E110]=[.CH$1];[.$A110];&quot;&quot;)">
            <text:p/>
          </table:table-cell>
          <table:table-cell table:formula="of:=IF([.$E110]=[.CI$1];[.$A110];&quot;&quot;)">
            <text:p/>
          </table:table-cell>
          <table:table-cell table:formula="of:=IF([.$E110]=[.CJ$1];[.$A110];&quot;&quot;)">
            <text:p/>
          </table:table-cell>
          <table:table-cell table:formula="of:=IF([.$E110]=[.CK$1];[.$A110];&quot;&quot;)">
            <text:p/>
          </table:table-cell>
          <table:table-cell table:formula="of:=IF([.$E110]=[.CL$1];[.$A110];&quot;&quot;)">
            <text:p/>
          </table:table-cell>
          <table:table-cell table:formula="of:=IF([.$E110]=[.CM$1];[.$A110];&quot;&quot;)">
            <text:p/>
          </table:table-cell>
          <table:table-cell table:formula="of:=IF([.$E110]=[.CN$1];[.$A110];&quot;&quot;)">
            <text:p/>
          </table:table-cell>
          <table:table-cell table:formula="of:=IF([.$E110]=[.CO$1];[.$A110];&quot;&quot;)">
            <text:p/>
          </table:table-cell>
          <table:table-cell table:formula="of:=IF([.$E110]=[.CP$1];[.$A110];&quot;&quot;)">
            <text:p/>
          </table:table-cell>
          <table:table-cell table:formula="of:=IF([.$E110]=[.CQ$1];[.$A11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th Sides Now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Doris Egan</text:p>
          </table:table-cell>
          <table:table-cell office:value-type="float" office:value="12.74" calcext:value-type="float">
            <text:p>12.74</text:p>
          </table:table-cell>
          <table:table-cell office:value-type="float" office:value="16" calcext:value-type="float">
            <text:p>16</text:p>
          </table:table-cell>
          <table:table-cell office:value-type="date" office:date-value="2009-05-11" calcext:value-type="date">
            <text:p>2009-05-11</text:p>
          </table:table-cell>
          <table:table-cell office:value-type="string" calcext:value-type="string">
            <text:p>Doris Egan</text:p>
          </table:table-cell>
          <table:table-cell table:number-columns-repeated="4"/>
          <table:table-cell table:formula="of:=IF(OR([.$J111]=[.O$1];[.$K111]=[.O$1];[.$L111]=[.O$1];[.$M111]=[.O$1];[.$N111]);[.$A111];&quot;&quot;)">
            <text:p/>
          </table:table-cell>
          <table:table-cell table:formula="of:=IF(OR([.$J111]=[.P$1];[.$K111]=[.P$1];[.$L111]=[.P$1];[.$M111]=[.P$1];[.$N111]);[.$A111];&quot;&quot;)">
            <text:p/>
          </table:table-cell>
          <table:table-cell table:formula="of:=IF(OR([.$J111]=[.Q$1];[.$K111]=[.Q$1];[.$L111]=[.Q$1];[.$M111]=[.Q$1];[.$N111]);[.$A111];&quot;&quot;)">
            <text:p/>
          </table:table-cell>
          <table:table-cell table:formula="of:=IF(OR([.$J111]=[.R$1];[.$K111]=[.R$1];[.$L111]=[.R$1];[.$M111]=[.R$1];[.$N111]);[.$A111];&quot;&quot;)">
            <text:p/>
          </table:table-cell>
          <table:table-cell table:formula="of:=IF(OR([.$J111]=[.S$1];[.$K111]=[.S$1];[.$L111]=[.S$1];[.$M111]=[.S$1];[.$N111]);[.$A111];&quot;&quot;)">
            <text:p/>
          </table:table-cell>
          <table:table-cell table:formula="of:=IF(OR([.$J111]=[.T$1];[.$K111]=[.T$1];[.$L111]=[.T$1];[.$M111]=[.T$1];[.$N111]);[.$A111];&quot;&quot;)">
            <text:p/>
          </table:table-cell>
          <table:table-cell table:formula="of:=IF(OR([.$J111]=[.U$1];[.$K111]=[.U$1];[.$L111]=[.U$1];[.$M111]=[.U$1];[.$N111]);[.$A111];&quot;&quot;)">
            <text:p/>
          </table:table-cell>
          <table:table-cell table:formula="of:=IF(OR([.$J111]=[.V$1];[.$K111]=[.V$1];[.$L111]=[.V$1];[.$M111]=[.V$1];[.$N111]);[.$A111];&quot;&quot;)">
            <text:p/>
          </table:table-cell>
          <table:table-cell table:formula="of:=IF(OR([.$J111]=[.W$1];[.$K111]=[.W$1];[.$L111]=[.W$1];[.$M111]=[.W$1];[.$N111]);[.$A111];&quot;&quot;)">
            <text:p/>
          </table:table-cell>
          <table:table-cell table:formula="of:=IF(OR([.$J111]=[.X$1];[.$K111]=[.X$1];[.$L111]=[.X$1];[.$M111]=[.X$1];[.$N111]);[.$A111];&quot;&quot;)">
            <text:p/>
          </table:table-cell>
          <table:table-cell table:formula="of:=IF(OR([.$J111]=[.Y$1];[.$K111]=[.Y$1];[.$L111]=[.Y$1];[.$M111]=[.Y$1];[.$N111]);[.$A111];&quot;&quot;)">
            <text:p/>
          </table:table-cell>
          <table:table-cell table:formula="of:=IF(OR([.$J111]=[.Z$1];[.$K111]=[.Z$1];[.$L111]=[.Z$1];[.$M111]=[.Z$1];[.$N111]);[.$A111];&quot;&quot;)">
            <text:p/>
          </table:table-cell>
          <table:table-cell table:formula="of:=IF(OR([.$J111]=[.AA$1];[.$K111]=[.AA$1];[.$L111]=[.AA$1];[.$M111]=[.AA$1];[.$N111]);[.$A111];&quot;&quot;)">
            <text:p/>
          </table:table-cell>
          <table:table-cell table:formula="of:=IF(OR([.$J111]=[.AB$1];[.$K111]=[.AB$1];[.$L111]=[.AB$1];[.$M111]=[.AB$1];[.$N111]);[.$A111];&quot;&quot;)">
            <text:p/>
          </table:table-cell>
          <table:table-cell table:formula="of:=IF(OR([.$J111]=[.AC$1];[.$K111]=[.AC$1];[.$L111]=[.AC$1];[.$M111]=[.AC$1];[.$N111]);[.$A111];&quot;&quot;)" office:value-type="float" office:value="110" calcext:value-type="float">
            <text:p>110</text:p>
          </table:table-cell>
          <table:table-cell table:formula="of:=IF(OR([.$J111]=[.AD$1];[.$K111]=[.AD$1];[.$L111]=[.AD$1];[.$M111]=[.AD$1];[.$N111]);[.$A111];&quot;&quot;)">
            <text:p/>
          </table:table-cell>
          <table:table-cell table:formula="of:=IF(OR([.$J111]=[.AE$1];[.$K111]=[.AE$1];[.$L111]=[.AE$1];[.$M111]=[.AE$1];[.$N111]);[.$A111];&quot;&quot;)">
            <text:p/>
          </table:table-cell>
          <table:table-cell table:formula="of:=IF(OR([.$J111]=[.AF$1];[.$K111]=[.AF$1];[.$L111]=[.AF$1];[.$M111]=[.AF$1];[.$N111]);[.$A111];&quot;&quot;)">
            <text:p/>
          </table:table-cell>
          <table:table-cell table:formula="of:=IF(OR([.$J111]=[.AG$1];[.$K111]=[.AG$1];[.$L111]=[.AG$1];[.$M111]=[.AG$1];[.$N111]);[.$A111];&quot;&quot;)">
            <text:p/>
          </table:table-cell>
          <table:table-cell table:formula="of:=IF(OR([.$J111]=[.AH$1];[.$K111]=[.AH$1];[.$L111]=[.AH$1];[.$M111]=[.AH$1];[.$N111]);[.$A111];&quot;&quot;)">
            <text:p/>
          </table:table-cell>
          <table:table-cell table:formula="of:=IF(OR([.$J111]=[.AI$1];[.$K111]=[.AI$1];[.$L111]=[.AI$1];[.$M111]=[.AI$1];[.$N111]);[.$A111];&quot;&quot;)">
            <text:p/>
          </table:table-cell>
          <table:table-cell table:formula="of:=IF(OR([.$J111]=[.AJ$1];[.$K111]=[.AJ$1];[.$L111]=[.AJ$1];[.$M111]=[.AJ$1];[.$N111]);[.$A111];&quot;&quot;)">
            <text:p/>
          </table:table-cell>
          <table:table-cell table:formula="of:=IF(OR([.$J111]=[.AK$1];[.$K111]=[.AK$1];[.$L111]=[.AK$1];[.$M111]=[.AK$1];[.$N111]);[.$A111];&quot;&quot;)">
            <text:p/>
          </table:table-cell>
          <table:table-cell table:formula="of:=IF(OR([.$J111]=[.AL$1];[.$K111]=[.AL$1];[.$L111]=[.AL$1];[.$M111]=[.AL$1];[.$N111]);[.$A111];&quot;&quot;)">
            <text:p/>
          </table:table-cell>
          <table:table-cell table:formula="of:=IF(OR([.$J111]=[.AM$1];[.$K111]=[.AM$1];[.$L111]=[.AM$1];[.$M111]=[.AM$1];[.$N111]);[.$A111];&quot;&quot;)">
            <text:p/>
          </table:table-cell>
          <table:table-cell table:formula="of:=IF(OR([.$J111]=[.AN$1];[.$K111]=[.AN$1];[.$L111]=[.AN$1];[.$M111]=[.AN$1];[.$N111]);[.$A111];&quot;&quot;)">
            <text:p/>
          </table:table-cell>
          <table:table-cell table:formula="of:=IF(OR([.$J111]=[.AO$1];[.$K111]=[.AO$1];[.$L111]=[.AO$1];[.$M111]=[.AO$1];[.$N111]);[.$A111];&quot;&quot;)">
            <text:p/>
          </table:table-cell>
          <table:table-cell table:formula="of:=IF(OR([.$J111]=[.AP$1];[.$K111]=[.AP$1];[.$L111]=[.AP$1];[.$M111]=[.AP$1];[.$N111]);[.$A111];&quot;&quot;)">
            <text:p/>
          </table:table-cell>
          <table:table-cell table:formula="of:=IF(OR([.$J111]=[.AQ$1];[.$K111]=[.AQ$1];[.$L111]=[.AQ$1];[.$M111]=[.AQ$1];[.$N111]);[.$A111];&quot;&quot;)">
            <text:p/>
          </table:table-cell>
          <table:table-cell table:formula="of:=IF(OR([.$J111]=[.AR$1];[.$K111]=[.AR$1];[.$L111]=[.AR$1];[.$M111]=[.AR$1];[.$N111]);[.$A111];&quot;&quot;)">
            <text:p/>
          </table:table-cell>
          <table:table-cell/>
          <table:table-cell table:formula="of:=IF([.$E111]=[.AT$1];[.$A111];&quot;&quot;)">
            <text:p/>
          </table:table-cell>
          <table:table-cell table:formula="of:=IF([.$E111]=[.AU$1];[.$A111];&quot;&quot;)">
            <text:p/>
          </table:table-cell>
          <table:table-cell table:formula="of:=IF([.$E111]=[.AV$1];[.$A111];&quot;&quot;)">
            <text:p/>
          </table:table-cell>
          <table:table-cell table:formula="of:=IF([.$E111]=[.AW$1];[.$A111];&quot;&quot;)" office:value-type="float" office:value="110" calcext:value-type="float">
            <text:p>110</text:p>
          </table:table-cell>
          <table:table-cell table:formula="of:=IF([.$E111]=[.AX$1];[.$A111];&quot;&quot;)">
            <text:p/>
          </table:table-cell>
          <table:table-cell table:formula="of:=IF([.$E111]=[.AY$1];[.$A111];&quot;&quot;)">
            <text:p/>
          </table:table-cell>
          <table:table-cell table:formula="of:=IF([.$E111]=[.AZ$1];[.$A111];&quot;&quot;)">
            <text:p/>
          </table:table-cell>
          <table:table-cell table:formula="of:=IF([.$E111]=[.BA$1];[.$A111];&quot;&quot;)">
            <text:p/>
          </table:table-cell>
          <table:table-cell table:formula="of:=IF([.$E111]=[.BB$1];[.$A111];&quot;&quot;)">
            <text:p/>
          </table:table-cell>
          <table:table-cell table:formula="of:=IF([.$E111]=[.BC$1];[.$A111];&quot;&quot;)">
            <text:p/>
          </table:table-cell>
          <table:table-cell table:formula="of:=IF([.$E111]=[.BD$1];[.$A111];&quot;&quot;)">
            <text:p/>
          </table:table-cell>
          <table:table-cell table:formula="of:=IF([.$E111]=[.BE$1];[.$A111];&quot;&quot;)">
            <text:p/>
          </table:table-cell>
          <table:table-cell table:formula="of:=IF([.$E111]=[.BF$1];[.$A111];&quot;&quot;)">
            <text:p/>
          </table:table-cell>
          <table:table-cell table:formula="of:=IF([.$E111]=[.BG$1];[.$A111];&quot;&quot;)">
            <text:p/>
          </table:table-cell>
          <table:table-cell table:formula="of:=IF([.$E111]=[.BH$1];[.$A111];&quot;&quot;)">
            <text:p/>
          </table:table-cell>
          <table:table-cell table:formula="of:=IF([.$E111]=[.BI$1];[.$A111];&quot;&quot;)">
            <text:p/>
          </table:table-cell>
          <table:table-cell table:formula="of:=IF([.$E111]=[.BJ$1];[.$A111];&quot;&quot;)">
            <text:p/>
          </table:table-cell>
          <table:table-cell table:formula="of:=IF([.$E111]=[.BK$1];[.$A111];&quot;&quot;)">
            <text:p/>
          </table:table-cell>
          <table:table-cell table:formula="of:=IF([.$E111]=[.BL$1];[.$A111];&quot;&quot;)">
            <text:p/>
          </table:table-cell>
          <table:table-cell table:formula="of:=IF([.$E111]=[.BM$1];[.$A111];&quot;&quot;)">
            <text:p/>
          </table:table-cell>
          <table:table-cell table:formula="of:=IF([.$E111]=[.BN$1];[.$A111];&quot;&quot;)">
            <text:p/>
          </table:table-cell>
          <table:table-cell table:formula="of:=IF([.$E111]=[.BO$1];[.$A111];&quot;&quot;)">
            <text:p/>
          </table:table-cell>
          <table:table-cell table:formula="of:=IF([.$E111]=[.BP$1];[.$A111];&quot;&quot;)">
            <text:p/>
          </table:table-cell>
          <table:table-cell table:formula="of:=IF([.$E111]=[.BQ$1];[.$A111];&quot;&quot;)">
            <text:p/>
          </table:table-cell>
          <table:table-cell table:formula="of:=IF([.$E111]=[.BR$1];[.$A111];&quot;&quot;)">
            <text:p/>
          </table:table-cell>
          <table:table-cell table:formula="of:=IF([.$E111]=[.BS$1];[.$A111];&quot;&quot;)">
            <text:p/>
          </table:table-cell>
          <table:table-cell table:formula="of:=IF([.$E111]=[.BT$1];[.$A111];&quot;&quot;)">
            <text:p/>
          </table:table-cell>
          <table:table-cell table:formula="of:=IF([.$E111]=[.BU$1];[.$A111];&quot;&quot;)">
            <text:p/>
          </table:table-cell>
          <table:table-cell table:formula="of:=IF([.$E111]=[.BV$1];[.$A111];&quot;&quot;)">
            <text:p/>
          </table:table-cell>
          <table:table-cell table:formula="of:=IF([.$E111]=[.BW$1];[.$A111];&quot;&quot;)">
            <text:p/>
          </table:table-cell>
          <table:table-cell table:formula="of:=IF([.$E111]=[.BX$1];[.$A111];&quot;&quot;)">
            <text:p/>
          </table:table-cell>
          <table:table-cell table:formula="of:=IF([.$E111]=[.BY$1];[.$A111];&quot;&quot;)">
            <text:p/>
          </table:table-cell>
          <table:table-cell table:formula="of:=IF([.$E111]=[.BZ$1];[.$A111];&quot;&quot;)">
            <text:p/>
          </table:table-cell>
          <table:table-cell table:formula="of:=IF([.$E111]=[.CA$1];[.$A111];&quot;&quot;)">
            <text:p/>
          </table:table-cell>
          <table:table-cell table:formula="of:=IF([.$E111]=[.CB$1];[.$A111];&quot;&quot;)">
            <text:p/>
          </table:table-cell>
          <table:table-cell table:formula="of:=IF([.$E111]=[.CC$1];[.$A111];&quot;&quot;)">
            <text:p/>
          </table:table-cell>
          <table:table-cell table:formula="of:=IF([.$E111]=[.CD$1];[.$A111];&quot;&quot;)">
            <text:p/>
          </table:table-cell>
          <table:table-cell table:formula="of:=IF([.$E111]=[.CE$1];[.$A111];&quot;&quot;)">
            <text:p/>
          </table:table-cell>
          <table:table-cell table:formula="of:=IF([.$E111]=[.CF$1];[.$A111];&quot;&quot;)">
            <text:p/>
          </table:table-cell>
          <table:table-cell table:formula="of:=IF([.$E111]=[.CG$1];[.$A111];&quot;&quot;)">
            <text:p/>
          </table:table-cell>
          <table:table-cell table:formula="of:=IF([.$E111]=[.CH$1];[.$A111];&quot;&quot;)">
            <text:p/>
          </table:table-cell>
          <table:table-cell table:formula="of:=IF([.$E111]=[.CI$1];[.$A111];&quot;&quot;)">
            <text:p/>
          </table:table-cell>
          <table:table-cell table:formula="of:=IF([.$E111]=[.CJ$1];[.$A111];&quot;&quot;)">
            <text:p/>
          </table:table-cell>
          <table:table-cell table:formula="of:=IF([.$E111]=[.CK$1];[.$A111];&quot;&quot;)">
            <text:p/>
          </table:table-cell>
          <table:table-cell table:formula="of:=IF([.$E111]=[.CL$1];[.$A111];&quot;&quot;)">
            <text:p/>
          </table:table-cell>
          <table:table-cell table:formula="of:=IF([.$E111]=[.CM$1];[.$A111];&quot;&quot;)">
            <text:p/>
          </table:table-cell>
          <table:table-cell table:formula="of:=IF([.$E111]=[.CN$1];[.$A111];&quot;&quot;)">
            <text:p/>
          </table:table-cell>
          <table:table-cell table:formula="of:=IF([.$E111]=[.CO$1];[.$A111];&quot;&quot;)">
            <text:p/>
          </table:table-cell>
          <table:table-cell table:formula="of:=IF([.$E111]=[.CP$1];[.$A111];&quot;&quot;)">
            <text:p/>
          </table:table-cell>
          <table:table-cell table:formula="of:=IF([.$E111]=[.CQ$1];[.$A11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 (Part 1)</text:p>
          </table:table-cell>
          <table:table-cell office:value-type="string" calcext:value-type="string">
            <text:p>Katie Jacobs</text:p>
          </table:table-cell>
          <table:table-cell office:value-type="string" calcext:value-type="string">
            <text:p>Russel Friend, Garrett Lerner, David Foster, David Shore</text:p>
          </table:table-cell>
          <table:table-cell office:value-type="float" office:value="15.76" calcext:value-type="float">
            <text:p>15.76</text:p>
          </table:table-cell>
          <table:table-cell office:value-type="float" office:value="1" calcext:value-type="float">
            <text:p>1</text:p>
          </table:table-cell>
          <table:table-cell office:value-type="date" office:date-value="2009-09-21" calcext:value-type="date">
            <text:p>2009-09-21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David Foster</text:p>
          </table:table-cell>
          <table:table-cell office:value-type="string" calcext:value-type="string">
            <text:p>David Shore</text:p>
          </table:table-cell>
          <table:table-cell/>
          <table:table-cell table:formula="of:=IF(OR([.$J112]=[.O$1];[.$K112]=[.O$1];[.$L112]=[.O$1];[.$M112]=[.O$1];[.$N112]);[.$A112];&quot;&quot;)" office:value-type="float" office:value="111" calcext:value-type="float">
            <text:p>111</text:p>
          </table:table-cell>
          <table:table-cell table:formula="of:=IF(OR([.$J112]=[.P$1];[.$K112]=[.P$1];[.$L112]=[.P$1];[.$M112]=[.P$1];[.$N112]);[.$A112];&quot;&quot;)">
            <text:p/>
          </table:table-cell>
          <table:table-cell table:formula="of:=IF(OR([.$J112]=[.Q$1];[.$K112]=[.Q$1];[.$L112]=[.Q$1];[.$M112]=[.Q$1];[.$N112]);[.$A112];&quot;&quot;)">
            <text:p/>
          </table:table-cell>
          <table:table-cell table:formula="of:=IF(OR([.$J112]=[.R$1];[.$K112]=[.R$1];[.$L112]=[.R$1];[.$M112]=[.R$1];[.$N112]);[.$A112];&quot;&quot;)">
            <text:p/>
          </table:table-cell>
          <table:table-cell table:formula="of:=IF(OR([.$J112]=[.S$1];[.$K112]=[.S$1];[.$L112]=[.S$1];[.$M112]=[.S$1];[.$N112]);[.$A112];&quot;&quot;)">
            <text:p/>
          </table:table-cell>
          <table:table-cell table:formula="of:=IF(OR([.$J112]=[.T$1];[.$K112]=[.T$1];[.$L112]=[.T$1];[.$M112]=[.T$1];[.$N112]);[.$A112];&quot;&quot;)">
            <text:p/>
          </table:table-cell>
          <table:table-cell table:formula="of:=IF(OR([.$J112]=[.U$1];[.$K112]=[.U$1];[.$L112]=[.U$1];[.$M112]=[.U$1];[.$N112]);[.$A112];&quot;&quot;)">
            <text:p/>
          </table:table-cell>
          <table:table-cell table:formula="of:=IF(OR([.$J112]=[.V$1];[.$K112]=[.V$1];[.$L112]=[.V$1];[.$M112]=[.V$1];[.$N112]);[.$A112];&quot;&quot;)" office:value-type="float" office:value="111" calcext:value-type="float">
            <text:p>111</text:p>
          </table:table-cell>
          <table:table-cell table:formula="of:=IF(OR([.$J112]=[.W$1];[.$K112]=[.W$1];[.$L112]=[.W$1];[.$M112]=[.W$1];[.$N112]);[.$A112];&quot;&quot;)">
            <text:p/>
          </table:table-cell>
          <table:table-cell table:formula="of:=IF(OR([.$J112]=[.X$1];[.$K112]=[.X$1];[.$L112]=[.X$1];[.$M112]=[.X$1];[.$N112]);[.$A112];&quot;&quot;)" office:value-type="float" office:value="111" calcext:value-type="float">
            <text:p>111</text:p>
          </table:table-cell>
          <table:table-cell table:formula="of:=IF(OR([.$J112]=[.Y$1];[.$K112]=[.Y$1];[.$L112]=[.Y$1];[.$M112]=[.Y$1];[.$N112]);[.$A112];&quot;&quot;)" office:value-type="float" office:value="111" calcext:value-type="float">
            <text:p>111</text:p>
          </table:table-cell>
          <table:table-cell table:formula="of:=IF(OR([.$J112]=[.Z$1];[.$K112]=[.Z$1];[.$L112]=[.Z$1];[.$M112]=[.Z$1];[.$N112]);[.$A112];&quot;&quot;)">
            <text:p/>
          </table:table-cell>
          <table:table-cell table:formula="of:=IF(OR([.$J112]=[.AA$1];[.$K112]=[.AA$1];[.$L112]=[.AA$1];[.$M112]=[.AA$1];[.$N112]);[.$A112];&quot;&quot;)">
            <text:p/>
          </table:table-cell>
          <table:table-cell table:formula="of:=IF(OR([.$J112]=[.AB$1];[.$K112]=[.AB$1];[.$L112]=[.AB$1];[.$M112]=[.AB$1];[.$N112]);[.$A112];&quot;&quot;)">
            <text:p/>
          </table:table-cell>
          <table:table-cell table:formula="of:=IF(OR([.$J112]=[.AC$1];[.$K112]=[.AC$1];[.$L112]=[.AC$1];[.$M112]=[.AC$1];[.$N112]);[.$A112];&quot;&quot;)">
            <text:p/>
          </table:table-cell>
          <table:table-cell table:formula="of:=IF(OR([.$J112]=[.AD$1];[.$K112]=[.AD$1];[.$L112]=[.AD$1];[.$M112]=[.AD$1];[.$N112]);[.$A112];&quot;&quot;)">
            <text:p/>
          </table:table-cell>
          <table:table-cell table:formula="of:=IF(OR([.$J112]=[.AE$1];[.$K112]=[.AE$1];[.$L112]=[.AE$1];[.$M112]=[.AE$1];[.$N112]);[.$A112];&quot;&quot;)">
            <text:p/>
          </table:table-cell>
          <table:table-cell table:formula="of:=IF(OR([.$J112]=[.AF$1];[.$K112]=[.AF$1];[.$L112]=[.AF$1];[.$M112]=[.AF$1];[.$N112]);[.$A112];&quot;&quot;)">
            <text:p/>
          </table:table-cell>
          <table:table-cell table:formula="of:=IF(OR([.$J112]=[.AG$1];[.$K112]=[.AG$1];[.$L112]=[.AG$1];[.$M112]=[.AG$1];[.$N112]);[.$A112];&quot;&quot;)">
            <text:p/>
          </table:table-cell>
          <table:table-cell table:formula="of:=IF(OR([.$J112]=[.AH$1];[.$K112]=[.AH$1];[.$L112]=[.AH$1];[.$M112]=[.AH$1];[.$N112]);[.$A112];&quot;&quot;)">
            <text:p/>
          </table:table-cell>
          <table:table-cell table:formula="of:=IF(OR([.$J112]=[.AI$1];[.$K112]=[.AI$1];[.$L112]=[.AI$1];[.$M112]=[.AI$1];[.$N112]);[.$A112];&quot;&quot;)">
            <text:p/>
          </table:table-cell>
          <table:table-cell table:formula="of:=IF(OR([.$J112]=[.AJ$1];[.$K112]=[.AJ$1];[.$L112]=[.AJ$1];[.$M112]=[.AJ$1];[.$N112]);[.$A112];&quot;&quot;)">
            <text:p/>
          </table:table-cell>
          <table:table-cell table:formula="of:=IF(OR([.$J112]=[.AK$1];[.$K112]=[.AK$1];[.$L112]=[.AK$1];[.$M112]=[.AK$1];[.$N112]);[.$A112];&quot;&quot;)">
            <text:p/>
          </table:table-cell>
          <table:table-cell table:formula="of:=IF(OR([.$J112]=[.AL$1];[.$K112]=[.AL$1];[.$L112]=[.AL$1];[.$M112]=[.AL$1];[.$N112]);[.$A112];&quot;&quot;)">
            <text:p/>
          </table:table-cell>
          <table:table-cell table:formula="of:=IF(OR([.$J112]=[.AM$1];[.$K112]=[.AM$1];[.$L112]=[.AM$1];[.$M112]=[.AM$1];[.$N112]);[.$A112];&quot;&quot;)">
            <text:p/>
          </table:table-cell>
          <table:table-cell table:formula="of:=IF(OR([.$J112]=[.AN$1];[.$K112]=[.AN$1];[.$L112]=[.AN$1];[.$M112]=[.AN$1];[.$N112]);[.$A112];&quot;&quot;)">
            <text:p/>
          </table:table-cell>
          <table:table-cell table:formula="of:=IF(OR([.$J112]=[.AO$1];[.$K112]=[.AO$1];[.$L112]=[.AO$1];[.$M112]=[.AO$1];[.$N112]);[.$A112];&quot;&quot;)">
            <text:p/>
          </table:table-cell>
          <table:table-cell table:formula="of:=IF(OR([.$J112]=[.AP$1];[.$K112]=[.AP$1];[.$L112]=[.AP$1];[.$M112]=[.AP$1];[.$N112]);[.$A112];&quot;&quot;)">
            <text:p/>
          </table:table-cell>
          <table:table-cell table:formula="of:=IF(OR([.$J112]=[.AQ$1];[.$K112]=[.AQ$1];[.$L112]=[.AQ$1];[.$M112]=[.AQ$1];[.$N112]);[.$A112];&quot;&quot;)">
            <text:p/>
          </table:table-cell>
          <table:table-cell table:formula="of:=IF(OR([.$J112]=[.AR$1];[.$K112]=[.AR$1];[.$L112]=[.AR$1];[.$M112]=[.AR$1];[.$N112]);[.$A112];&quot;&quot;)">
            <text:p/>
          </table:table-cell>
          <table:table-cell/>
          <table:table-cell table:formula="of:=IF([.$E112]=[.AT$1];[.$A112];&quot;&quot;)">
            <text:p/>
          </table:table-cell>
          <table:table-cell table:formula="of:=IF([.$E112]=[.AU$1];[.$A112];&quot;&quot;)">
            <text:p/>
          </table:table-cell>
          <table:table-cell table:formula="of:=IF([.$E112]=[.AV$1];[.$A112];&quot;&quot;)">
            <text:p/>
          </table:table-cell>
          <table:table-cell table:formula="of:=IF([.$E112]=[.AW$1];[.$A112];&quot;&quot;)">
            <text:p/>
          </table:table-cell>
          <table:table-cell table:formula="of:=IF([.$E112]=[.AX$1];[.$A112];&quot;&quot;)">
            <text:p/>
          </table:table-cell>
          <table:table-cell table:formula="of:=IF([.$E112]=[.AY$1];[.$A112];&quot;&quot;)">
            <text:p/>
          </table:table-cell>
          <table:table-cell table:formula="of:=IF([.$E112]=[.AZ$1];[.$A112];&quot;&quot;)">
            <text:p/>
          </table:table-cell>
          <table:table-cell table:formula="of:=IF([.$E112]=[.BA$1];[.$A112];&quot;&quot;)">
            <text:p/>
          </table:table-cell>
          <table:table-cell table:formula="of:=IF([.$E112]=[.BB$1];[.$A112];&quot;&quot;)">
            <text:p/>
          </table:table-cell>
          <table:table-cell table:formula="of:=IF([.$E112]=[.BC$1];[.$A112];&quot;&quot;)">
            <text:p/>
          </table:table-cell>
          <table:table-cell table:formula="of:=IF([.$E112]=[.BD$1];[.$A112];&quot;&quot;)">
            <text:p/>
          </table:table-cell>
          <table:table-cell table:formula="of:=IF([.$E112]=[.BE$1];[.$A112];&quot;&quot;)">
            <text:p/>
          </table:table-cell>
          <table:table-cell table:formula="of:=IF([.$E112]=[.BF$1];[.$A112];&quot;&quot;)">
            <text:p/>
          </table:table-cell>
          <table:table-cell table:formula="of:=IF([.$E112]=[.BG$1];[.$A112];&quot;&quot;)">
            <text:p/>
          </table:table-cell>
          <table:table-cell table:formula="of:=IF([.$E112]=[.BH$1];[.$A112];&quot;&quot;)">
            <text:p/>
          </table:table-cell>
          <table:table-cell table:formula="of:=IF([.$E112]=[.BI$1];[.$A112];&quot;&quot;)">
            <text:p/>
          </table:table-cell>
          <table:table-cell table:formula="of:=IF([.$E112]=[.BJ$1];[.$A112];&quot;&quot;)">
            <text:p/>
          </table:table-cell>
          <table:table-cell table:formula="of:=IF([.$E112]=[.BK$1];[.$A112];&quot;&quot;)">
            <text:p/>
          </table:table-cell>
          <table:table-cell table:formula="of:=IF([.$E112]=[.BL$1];[.$A112];&quot;&quot;)">
            <text:p/>
          </table:table-cell>
          <table:table-cell table:formula="of:=IF([.$E112]=[.BM$1];[.$A112];&quot;&quot;)">
            <text:p/>
          </table:table-cell>
          <table:table-cell table:formula="of:=IF([.$E112]=[.BN$1];[.$A112];&quot;&quot;)">
            <text:p/>
          </table:table-cell>
          <table:table-cell table:formula="of:=IF([.$E112]=[.BO$1];[.$A112];&quot;&quot;)">
            <text:p/>
          </table:table-cell>
          <table:table-cell table:formula="of:=IF([.$E112]=[.BP$1];[.$A112];&quot;&quot;)">
            <text:p/>
          </table:table-cell>
          <table:table-cell table:formula="of:=IF([.$E112]=[.BQ$1];[.$A112];&quot;&quot;)">
            <text:p/>
          </table:table-cell>
          <table:table-cell table:formula="of:=IF([.$E112]=[.BR$1];[.$A112];&quot;&quot;)">
            <text:p/>
          </table:table-cell>
          <table:table-cell table:formula="of:=IF([.$E112]=[.BS$1];[.$A112];&quot;&quot;)">
            <text:p/>
          </table:table-cell>
          <table:table-cell table:formula="of:=IF([.$E112]=[.BT$1];[.$A112];&quot;&quot;)">
            <text:p/>
          </table:table-cell>
          <table:table-cell table:formula="of:=IF([.$E112]=[.BU$1];[.$A112];&quot;&quot;)">
            <text:p/>
          </table:table-cell>
          <table:table-cell table:formula="of:=IF([.$E112]=[.BV$1];[.$A112];&quot;&quot;)">
            <text:p/>
          </table:table-cell>
          <table:table-cell table:formula="of:=IF([.$E112]=[.BW$1];[.$A112];&quot;&quot;)">
            <text:p/>
          </table:table-cell>
          <table:table-cell table:formula="of:=IF([.$E112]=[.BX$1];[.$A112];&quot;&quot;)" office:value-type="float" office:value="111" calcext:value-type="float">
            <text:p>111</text:p>
          </table:table-cell>
          <table:table-cell table:formula="of:=IF([.$E112]=[.BY$1];[.$A112];&quot;&quot;)">
            <text:p/>
          </table:table-cell>
          <table:table-cell table:formula="of:=IF([.$E112]=[.BZ$1];[.$A112];&quot;&quot;)">
            <text:p/>
          </table:table-cell>
          <table:table-cell table:formula="of:=IF([.$E112]=[.CA$1];[.$A112];&quot;&quot;)">
            <text:p/>
          </table:table-cell>
          <table:table-cell table:formula="of:=IF([.$E112]=[.CB$1];[.$A112];&quot;&quot;)">
            <text:p/>
          </table:table-cell>
          <table:table-cell table:formula="of:=IF([.$E112]=[.CC$1];[.$A112];&quot;&quot;)">
            <text:p/>
          </table:table-cell>
          <table:table-cell table:formula="of:=IF([.$E112]=[.CD$1];[.$A112];&quot;&quot;)">
            <text:p/>
          </table:table-cell>
          <table:table-cell table:formula="of:=IF([.$E112]=[.CE$1];[.$A112];&quot;&quot;)">
            <text:p/>
          </table:table-cell>
          <table:table-cell table:formula="of:=IF([.$E112]=[.CF$1];[.$A112];&quot;&quot;)">
            <text:p/>
          </table:table-cell>
          <table:table-cell table:formula="of:=IF([.$E112]=[.CG$1];[.$A112];&quot;&quot;)">
            <text:p/>
          </table:table-cell>
          <table:table-cell table:formula="of:=IF([.$E112]=[.CH$1];[.$A112];&quot;&quot;)">
            <text:p/>
          </table:table-cell>
          <table:table-cell table:formula="of:=IF([.$E112]=[.CI$1];[.$A112];&quot;&quot;)">
            <text:p/>
          </table:table-cell>
          <table:table-cell table:formula="of:=IF([.$E112]=[.CJ$1];[.$A112];&quot;&quot;)">
            <text:p/>
          </table:table-cell>
          <table:table-cell table:formula="of:=IF([.$E112]=[.CK$1];[.$A112];&quot;&quot;)">
            <text:p/>
          </table:table-cell>
          <table:table-cell table:formula="of:=IF([.$E112]=[.CL$1];[.$A112];&quot;&quot;)">
            <text:p/>
          </table:table-cell>
          <table:table-cell table:formula="of:=IF([.$E112]=[.CM$1];[.$A112];&quot;&quot;)">
            <text:p/>
          </table:table-cell>
          <table:table-cell table:formula="of:=IF([.$E112]=[.CN$1];[.$A112];&quot;&quot;)">
            <text:p/>
          </table:table-cell>
          <table:table-cell table:formula="of:=IF([.$E112]=[.CO$1];[.$A112];&quot;&quot;)">
            <text:p/>
          </table:table-cell>
          <table:table-cell table:formula="of:=IF([.$E112]=[.CP$1];[.$A112];&quot;&quot;)">
            <text:p/>
          </table:table-cell>
          <table:table-cell table:formula="of:=IF([.$E112]=[.CQ$1];[.$A11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ken (Part 2)</text:p>
          </table:table-cell>
          <table:table-cell office:value-type="string" calcext:value-type="string">
            <text:p>Katie Jacobs</text:p>
          </table:table-cell>
          <table:table-cell office:value-type="string" calcext:value-type="string">
            <text:p>Russel Friend, Garrett Lerner, David Foster, David Shore</text:p>
          </table:table-cell>
          <table:table-cell office:value-type="float" office:value="17.25" calcext:value-type="float">
            <text:p>17.25</text:p>
          </table:table-cell>
          <table:table-cell office:value-type="float" office:value="1" calcext:value-type="float">
            <text:p>1</text:p>
          </table:table-cell>
          <table:table-cell office:value-type="date" office:date-value="2009-09-21" calcext:value-type="date">
            <text:p>2009-09-21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David Foster</text:p>
          </table:table-cell>
          <table:table-cell office:value-type="string" calcext:value-type="string">
            <text:p>David Shore</text:p>
          </table:table-cell>
          <table:table-cell/>
          <table:table-cell table:formula="of:=IF(OR([.$J113]=[.O$1];[.$K113]=[.O$1];[.$L113]=[.O$1];[.$M113]=[.O$1];[.$N113]);[.$A113];&quot;&quot;)" office:value-type="float" office:value="112" calcext:value-type="float">
            <text:p>112</text:p>
          </table:table-cell>
          <table:table-cell table:formula="of:=IF(OR([.$J113]=[.P$1];[.$K113]=[.P$1];[.$L113]=[.P$1];[.$M113]=[.P$1];[.$N113]);[.$A113];&quot;&quot;)">
            <text:p/>
          </table:table-cell>
          <table:table-cell table:formula="of:=IF(OR([.$J113]=[.Q$1];[.$K113]=[.Q$1];[.$L113]=[.Q$1];[.$M113]=[.Q$1];[.$N113]);[.$A113];&quot;&quot;)">
            <text:p/>
          </table:table-cell>
          <table:table-cell table:formula="of:=IF(OR([.$J113]=[.R$1];[.$K113]=[.R$1];[.$L113]=[.R$1];[.$M113]=[.R$1];[.$N113]);[.$A113];&quot;&quot;)">
            <text:p/>
          </table:table-cell>
          <table:table-cell table:formula="of:=IF(OR([.$J113]=[.S$1];[.$K113]=[.S$1];[.$L113]=[.S$1];[.$M113]=[.S$1];[.$N113]);[.$A113];&quot;&quot;)">
            <text:p/>
          </table:table-cell>
          <table:table-cell table:formula="of:=IF(OR([.$J113]=[.T$1];[.$K113]=[.T$1];[.$L113]=[.T$1];[.$M113]=[.T$1];[.$N113]);[.$A113];&quot;&quot;)">
            <text:p/>
          </table:table-cell>
          <table:table-cell table:formula="of:=IF(OR([.$J113]=[.U$1];[.$K113]=[.U$1];[.$L113]=[.U$1];[.$M113]=[.U$1];[.$N113]);[.$A113];&quot;&quot;)">
            <text:p/>
          </table:table-cell>
          <table:table-cell table:formula="of:=IF(OR([.$J113]=[.V$1];[.$K113]=[.V$1];[.$L113]=[.V$1];[.$M113]=[.V$1];[.$N113]);[.$A113];&quot;&quot;)" office:value-type="float" office:value="112" calcext:value-type="float">
            <text:p>112</text:p>
          </table:table-cell>
          <table:table-cell table:formula="of:=IF(OR([.$J113]=[.W$1];[.$K113]=[.W$1];[.$L113]=[.W$1];[.$M113]=[.W$1];[.$N113]);[.$A113];&quot;&quot;)">
            <text:p/>
          </table:table-cell>
          <table:table-cell table:formula="of:=IF(OR([.$J113]=[.X$1];[.$K113]=[.X$1];[.$L113]=[.X$1];[.$M113]=[.X$1];[.$N113]);[.$A113];&quot;&quot;)" office:value-type="float" office:value="112" calcext:value-type="float">
            <text:p>112</text:p>
          </table:table-cell>
          <table:table-cell table:formula="of:=IF(OR([.$J113]=[.Y$1];[.$K113]=[.Y$1];[.$L113]=[.Y$1];[.$M113]=[.Y$1];[.$N113]);[.$A113];&quot;&quot;)" office:value-type="float" office:value="112" calcext:value-type="float">
            <text:p>112</text:p>
          </table:table-cell>
          <table:table-cell table:formula="of:=IF(OR([.$J113]=[.Z$1];[.$K113]=[.Z$1];[.$L113]=[.Z$1];[.$M113]=[.Z$1];[.$N113]);[.$A113];&quot;&quot;)">
            <text:p/>
          </table:table-cell>
          <table:table-cell table:formula="of:=IF(OR([.$J113]=[.AA$1];[.$K113]=[.AA$1];[.$L113]=[.AA$1];[.$M113]=[.AA$1];[.$N113]);[.$A113];&quot;&quot;)">
            <text:p/>
          </table:table-cell>
          <table:table-cell table:formula="of:=IF(OR([.$J113]=[.AB$1];[.$K113]=[.AB$1];[.$L113]=[.AB$1];[.$M113]=[.AB$1];[.$N113]);[.$A113];&quot;&quot;)">
            <text:p/>
          </table:table-cell>
          <table:table-cell table:formula="of:=IF(OR([.$J113]=[.AC$1];[.$K113]=[.AC$1];[.$L113]=[.AC$1];[.$M113]=[.AC$1];[.$N113]);[.$A113];&quot;&quot;)">
            <text:p/>
          </table:table-cell>
          <table:table-cell table:formula="of:=IF(OR([.$J113]=[.AD$1];[.$K113]=[.AD$1];[.$L113]=[.AD$1];[.$M113]=[.AD$1];[.$N113]);[.$A113];&quot;&quot;)">
            <text:p/>
          </table:table-cell>
          <table:table-cell table:formula="of:=IF(OR([.$J113]=[.AE$1];[.$K113]=[.AE$1];[.$L113]=[.AE$1];[.$M113]=[.AE$1];[.$N113]);[.$A113];&quot;&quot;)">
            <text:p/>
          </table:table-cell>
          <table:table-cell table:formula="of:=IF(OR([.$J113]=[.AF$1];[.$K113]=[.AF$1];[.$L113]=[.AF$1];[.$M113]=[.AF$1];[.$N113]);[.$A113];&quot;&quot;)">
            <text:p/>
          </table:table-cell>
          <table:table-cell table:formula="of:=IF(OR([.$J113]=[.AG$1];[.$K113]=[.AG$1];[.$L113]=[.AG$1];[.$M113]=[.AG$1];[.$N113]);[.$A113];&quot;&quot;)">
            <text:p/>
          </table:table-cell>
          <table:table-cell table:formula="of:=IF(OR([.$J113]=[.AH$1];[.$K113]=[.AH$1];[.$L113]=[.AH$1];[.$M113]=[.AH$1];[.$N113]);[.$A113];&quot;&quot;)">
            <text:p/>
          </table:table-cell>
          <table:table-cell table:formula="of:=IF(OR([.$J113]=[.AI$1];[.$K113]=[.AI$1];[.$L113]=[.AI$1];[.$M113]=[.AI$1];[.$N113]);[.$A113];&quot;&quot;)">
            <text:p/>
          </table:table-cell>
          <table:table-cell table:formula="of:=IF(OR([.$J113]=[.AJ$1];[.$K113]=[.AJ$1];[.$L113]=[.AJ$1];[.$M113]=[.AJ$1];[.$N113]);[.$A113];&quot;&quot;)">
            <text:p/>
          </table:table-cell>
          <table:table-cell table:formula="of:=IF(OR([.$J113]=[.AK$1];[.$K113]=[.AK$1];[.$L113]=[.AK$1];[.$M113]=[.AK$1];[.$N113]);[.$A113];&quot;&quot;)">
            <text:p/>
          </table:table-cell>
          <table:table-cell table:formula="of:=IF(OR([.$J113]=[.AL$1];[.$K113]=[.AL$1];[.$L113]=[.AL$1];[.$M113]=[.AL$1];[.$N113]);[.$A113];&quot;&quot;)">
            <text:p/>
          </table:table-cell>
          <table:table-cell table:formula="of:=IF(OR([.$J113]=[.AM$1];[.$K113]=[.AM$1];[.$L113]=[.AM$1];[.$M113]=[.AM$1];[.$N113]);[.$A113];&quot;&quot;)">
            <text:p/>
          </table:table-cell>
          <table:table-cell table:formula="of:=IF(OR([.$J113]=[.AN$1];[.$K113]=[.AN$1];[.$L113]=[.AN$1];[.$M113]=[.AN$1];[.$N113]);[.$A113];&quot;&quot;)">
            <text:p/>
          </table:table-cell>
          <table:table-cell table:formula="of:=IF(OR([.$J113]=[.AO$1];[.$K113]=[.AO$1];[.$L113]=[.AO$1];[.$M113]=[.AO$1];[.$N113]);[.$A113];&quot;&quot;)">
            <text:p/>
          </table:table-cell>
          <table:table-cell table:formula="of:=IF(OR([.$J113]=[.AP$1];[.$K113]=[.AP$1];[.$L113]=[.AP$1];[.$M113]=[.AP$1];[.$N113]);[.$A113];&quot;&quot;)">
            <text:p/>
          </table:table-cell>
          <table:table-cell table:formula="of:=IF(OR([.$J113]=[.AQ$1];[.$K113]=[.AQ$1];[.$L113]=[.AQ$1];[.$M113]=[.AQ$1];[.$N113]);[.$A113];&quot;&quot;)">
            <text:p/>
          </table:table-cell>
          <table:table-cell table:formula="of:=IF(OR([.$J113]=[.AR$1];[.$K113]=[.AR$1];[.$L113]=[.AR$1];[.$M113]=[.AR$1];[.$N113]);[.$A113];&quot;&quot;)">
            <text:p/>
          </table:table-cell>
          <table:table-cell/>
          <table:table-cell table:formula="of:=IF([.$E113]=[.AT$1];[.$A113];&quot;&quot;)">
            <text:p/>
          </table:table-cell>
          <table:table-cell table:formula="of:=IF([.$E113]=[.AU$1];[.$A113];&quot;&quot;)">
            <text:p/>
          </table:table-cell>
          <table:table-cell table:formula="of:=IF([.$E113]=[.AV$1];[.$A113];&quot;&quot;)">
            <text:p/>
          </table:table-cell>
          <table:table-cell table:formula="of:=IF([.$E113]=[.AW$1];[.$A113];&quot;&quot;)">
            <text:p/>
          </table:table-cell>
          <table:table-cell table:formula="of:=IF([.$E113]=[.AX$1];[.$A113];&quot;&quot;)">
            <text:p/>
          </table:table-cell>
          <table:table-cell table:formula="of:=IF([.$E113]=[.AY$1];[.$A113];&quot;&quot;)">
            <text:p/>
          </table:table-cell>
          <table:table-cell table:formula="of:=IF([.$E113]=[.AZ$1];[.$A113];&quot;&quot;)">
            <text:p/>
          </table:table-cell>
          <table:table-cell table:formula="of:=IF([.$E113]=[.BA$1];[.$A113];&quot;&quot;)">
            <text:p/>
          </table:table-cell>
          <table:table-cell table:formula="of:=IF([.$E113]=[.BB$1];[.$A113];&quot;&quot;)">
            <text:p/>
          </table:table-cell>
          <table:table-cell table:formula="of:=IF([.$E113]=[.BC$1];[.$A113];&quot;&quot;)">
            <text:p/>
          </table:table-cell>
          <table:table-cell table:formula="of:=IF([.$E113]=[.BD$1];[.$A113];&quot;&quot;)">
            <text:p/>
          </table:table-cell>
          <table:table-cell table:formula="of:=IF([.$E113]=[.BE$1];[.$A113];&quot;&quot;)">
            <text:p/>
          </table:table-cell>
          <table:table-cell table:formula="of:=IF([.$E113]=[.BF$1];[.$A113];&quot;&quot;)">
            <text:p/>
          </table:table-cell>
          <table:table-cell table:formula="of:=IF([.$E113]=[.BG$1];[.$A113];&quot;&quot;)">
            <text:p/>
          </table:table-cell>
          <table:table-cell table:formula="of:=IF([.$E113]=[.BH$1];[.$A113];&quot;&quot;)">
            <text:p/>
          </table:table-cell>
          <table:table-cell table:formula="of:=IF([.$E113]=[.BI$1];[.$A113];&quot;&quot;)">
            <text:p/>
          </table:table-cell>
          <table:table-cell table:formula="of:=IF([.$E113]=[.BJ$1];[.$A113];&quot;&quot;)">
            <text:p/>
          </table:table-cell>
          <table:table-cell table:formula="of:=IF([.$E113]=[.BK$1];[.$A113];&quot;&quot;)">
            <text:p/>
          </table:table-cell>
          <table:table-cell table:formula="of:=IF([.$E113]=[.BL$1];[.$A113];&quot;&quot;)">
            <text:p/>
          </table:table-cell>
          <table:table-cell table:formula="of:=IF([.$E113]=[.BM$1];[.$A113];&quot;&quot;)">
            <text:p/>
          </table:table-cell>
          <table:table-cell table:formula="of:=IF([.$E113]=[.BN$1];[.$A113];&quot;&quot;)">
            <text:p/>
          </table:table-cell>
          <table:table-cell table:formula="of:=IF([.$E113]=[.BO$1];[.$A113];&quot;&quot;)">
            <text:p/>
          </table:table-cell>
          <table:table-cell table:formula="of:=IF([.$E113]=[.BP$1];[.$A113];&quot;&quot;)">
            <text:p/>
          </table:table-cell>
          <table:table-cell table:formula="of:=IF([.$E113]=[.BQ$1];[.$A113];&quot;&quot;)">
            <text:p/>
          </table:table-cell>
          <table:table-cell table:formula="of:=IF([.$E113]=[.BR$1];[.$A113];&quot;&quot;)">
            <text:p/>
          </table:table-cell>
          <table:table-cell table:formula="of:=IF([.$E113]=[.BS$1];[.$A113];&quot;&quot;)">
            <text:p/>
          </table:table-cell>
          <table:table-cell table:formula="of:=IF([.$E113]=[.BT$1];[.$A113];&quot;&quot;)">
            <text:p/>
          </table:table-cell>
          <table:table-cell table:formula="of:=IF([.$E113]=[.BU$1];[.$A113];&quot;&quot;)">
            <text:p/>
          </table:table-cell>
          <table:table-cell table:formula="of:=IF([.$E113]=[.BV$1];[.$A113];&quot;&quot;)">
            <text:p/>
          </table:table-cell>
          <table:table-cell table:formula="of:=IF([.$E113]=[.BW$1];[.$A113];&quot;&quot;)">
            <text:p/>
          </table:table-cell>
          <table:table-cell table:formula="of:=IF([.$E113]=[.BX$1];[.$A113];&quot;&quot;)" office:value-type="float" office:value="112" calcext:value-type="float">
            <text:p>112</text:p>
          </table:table-cell>
          <table:table-cell table:formula="of:=IF([.$E113]=[.BY$1];[.$A113];&quot;&quot;)">
            <text:p/>
          </table:table-cell>
          <table:table-cell table:formula="of:=IF([.$E113]=[.BZ$1];[.$A113];&quot;&quot;)">
            <text:p/>
          </table:table-cell>
          <table:table-cell table:formula="of:=IF([.$E113]=[.CA$1];[.$A113];&quot;&quot;)">
            <text:p/>
          </table:table-cell>
          <table:table-cell table:formula="of:=IF([.$E113]=[.CB$1];[.$A113];&quot;&quot;)">
            <text:p/>
          </table:table-cell>
          <table:table-cell table:formula="of:=IF([.$E113]=[.CC$1];[.$A113];&quot;&quot;)">
            <text:p/>
          </table:table-cell>
          <table:table-cell table:formula="of:=IF([.$E113]=[.CD$1];[.$A113];&quot;&quot;)">
            <text:p/>
          </table:table-cell>
          <table:table-cell table:formula="of:=IF([.$E113]=[.CE$1];[.$A113];&quot;&quot;)">
            <text:p/>
          </table:table-cell>
          <table:table-cell table:formula="of:=IF([.$E113]=[.CF$1];[.$A113];&quot;&quot;)">
            <text:p/>
          </table:table-cell>
          <table:table-cell table:formula="of:=IF([.$E113]=[.CG$1];[.$A113];&quot;&quot;)">
            <text:p/>
          </table:table-cell>
          <table:table-cell table:formula="of:=IF([.$E113]=[.CH$1];[.$A113];&quot;&quot;)">
            <text:p/>
          </table:table-cell>
          <table:table-cell table:formula="of:=IF([.$E113]=[.CI$1];[.$A113];&quot;&quot;)">
            <text:p/>
          </table:table-cell>
          <table:table-cell table:formula="of:=IF([.$E113]=[.CJ$1];[.$A113];&quot;&quot;)">
            <text:p/>
          </table:table-cell>
          <table:table-cell table:formula="of:=IF([.$E113]=[.CK$1];[.$A113];&quot;&quot;)">
            <text:p/>
          </table:table-cell>
          <table:table-cell table:formula="of:=IF([.$E113]=[.CL$1];[.$A113];&quot;&quot;)">
            <text:p/>
          </table:table-cell>
          <table:table-cell table:formula="of:=IF([.$E113]=[.CM$1];[.$A113];&quot;&quot;)">
            <text:p/>
          </table:table-cell>
          <table:table-cell table:formula="of:=IF([.$E113]=[.CN$1];[.$A113];&quot;&quot;)">
            <text:p/>
          </table:table-cell>
          <table:table-cell table:formula="of:=IF([.$E113]=[.CO$1];[.$A113];&quot;&quot;)">
            <text:p/>
          </table:table-cell>
          <table:table-cell table:formula="of:=IF([.$E113]=[.CP$1];[.$A113];&quot;&quot;)">
            <text:p/>
          </table:table-cell>
          <table:table-cell table:formula="of:=IF([.$E113]=[.CQ$1];[.$A11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ic Fail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Sara Hess, Liz Friedman</text:p>
          </table:table-cell>
          <table:table-cell office:value-type="float" office:value="14.44" calcext:value-type="float">
            <text:p>14.44</text:p>
          </table:table-cell>
          <table:table-cell office:value-type="float" office:value="1" calcext:value-type="float">
            <text:p>1</text:p>
          </table:table-cell>
          <table:table-cell office:value-type="date" office:date-value="2009-09-28" calcext:value-type="date">
            <text:p>2009-09-28</text:p>
          </table:table-cell>
          <table:table-cell office:value-type="string" calcext:value-type="string">
            <text:p>Sara Hess</text:p>
          </table:table-cell>
          <table:table-cell office:value-type="string" calcext:value-type="string">
            <text:p>Liz Friedman</text:p>
          </table:table-cell>
          <table:table-cell table:number-columns-repeated="3"/>
          <table:table-cell table:formula="of:=IF(OR([.$J114]=[.O$1];[.$K114]=[.O$1];[.$L114]=[.O$1];[.$M114]=[.O$1];[.$N114]);[.$A114];&quot;&quot;)">
            <text:p/>
          </table:table-cell>
          <table:table-cell table:formula="of:=IF(OR([.$J114]=[.P$1];[.$K114]=[.P$1];[.$L114]=[.P$1];[.$M114]=[.P$1];[.$N114]);[.$A114];&quot;&quot;)">
            <text:p/>
          </table:table-cell>
          <table:table-cell table:formula="of:=IF(OR([.$J114]=[.Q$1];[.$K114]=[.Q$1];[.$L114]=[.Q$1];[.$M114]=[.Q$1];[.$N114]);[.$A114];&quot;&quot;)">
            <text:p/>
          </table:table-cell>
          <table:table-cell table:formula="of:=IF(OR([.$J114]=[.R$1];[.$K114]=[.R$1];[.$L114]=[.R$1];[.$M114]=[.R$1];[.$N114]);[.$A114];&quot;&quot;)">
            <text:p/>
          </table:table-cell>
          <table:table-cell table:formula="of:=IF(OR([.$J114]=[.S$1];[.$K114]=[.S$1];[.$L114]=[.S$1];[.$M114]=[.S$1];[.$N114]);[.$A114];&quot;&quot;)">
            <text:p/>
          </table:table-cell>
          <table:table-cell table:formula="of:=IF(OR([.$J114]=[.T$1];[.$K114]=[.T$1];[.$L114]=[.T$1];[.$M114]=[.T$1];[.$N114]);[.$A114];&quot;&quot;)">
            <text:p/>
          </table:table-cell>
          <table:table-cell table:formula="of:=IF(OR([.$J114]=[.U$1];[.$K114]=[.U$1];[.$L114]=[.U$1];[.$M114]=[.U$1];[.$N114]);[.$A114];&quot;&quot;)">
            <text:p/>
          </table:table-cell>
          <table:table-cell table:formula="of:=IF(OR([.$J114]=[.V$1];[.$K114]=[.V$1];[.$L114]=[.V$1];[.$M114]=[.V$1];[.$N114]);[.$A114];&quot;&quot;)">
            <text:p/>
          </table:table-cell>
          <table:table-cell table:formula="of:=IF(OR([.$J114]=[.W$1];[.$K114]=[.W$1];[.$L114]=[.W$1];[.$M114]=[.W$1];[.$N114]);[.$A114];&quot;&quot;)">
            <text:p/>
          </table:table-cell>
          <table:table-cell table:formula="of:=IF(OR([.$J114]=[.X$1];[.$K114]=[.X$1];[.$L114]=[.X$1];[.$M114]=[.X$1];[.$N114]);[.$A114];&quot;&quot;)">
            <text:p/>
          </table:table-cell>
          <table:table-cell table:formula="of:=IF(OR([.$J114]=[.Y$1];[.$K114]=[.Y$1];[.$L114]=[.Y$1];[.$M114]=[.Y$1];[.$N114]);[.$A114];&quot;&quot;)">
            <text:p/>
          </table:table-cell>
          <table:table-cell table:formula="of:=IF(OR([.$J114]=[.Z$1];[.$K114]=[.Z$1];[.$L114]=[.Z$1];[.$M114]=[.Z$1];[.$N114]);[.$A114];&quot;&quot;)" office:value-type="float" office:value="113" calcext:value-type="float">
            <text:p>113</text:p>
          </table:table-cell>
          <table:table-cell table:formula="of:=IF(OR([.$J114]=[.AA$1];[.$K114]=[.AA$1];[.$L114]=[.AA$1];[.$M114]=[.AA$1];[.$N114]);[.$A114];&quot;&quot;)" office:value-type="float" office:value="113" calcext:value-type="float">
            <text:p>113</text:p>
          </table:table-cell>
          <table:table-cell table:formula="of:=IF(OR([.$J114]=[.AB$1];[.$K114]=[.AB$1];[.$L114]=[.AB$1];[.$M114]=[.AB$1];[.$N114]);[.$A114];&quot;&quot;)">
            <text:p/>
          </table:table-cell>
          <table:table-cell table:formula="of:=IF(OR([.$J114]=[.AC$1];[.$K114]=[.AC$1];[.$L114]=[.AC$1];[.$M114]=[.AC$1];[.$N114]);[.$A114];&quot;&quot;)">
            <text:p/>
          </table:table-cell>
          <table:table-cell table:formula="of:=IF(OR([.$J114]=[.AD$1];[.$K114]=[.AD$1];[.$L114]=[.AD$1];[.$M114]=[.AD$1];[.$N114]);[.$A114];&quot;&quot;)">
            <text:p/>
          </table:table-cell>
          <table:table-cell table:formula="of:=IF(OR([.$J114]=[.AE$1];[.$K114]=[.AE$1];[.$L114]=[.AE$1];[.$M114]=[.AE$1];[.$N114]);[.$A114];&quot;&quot;)">
            <text:p/>
          </table:table-cell>
          <table:table-cell table:formula="of:=IF(OR([.$J114]=[.AF$1];[.$K114]=[.AF$1];[.$L114]=[.AF$1];[.$M114]=[.AF$1];[.$N114]);[.$A114];&quot;&quot;)">
            <text:p/>
          </table:table-cell>
          <table:table-cell table:formula="of:=IF(OR([.$J114]=[.AG$1];[.$K114]=[.AG$1];[.$L114]=[.AG$1];[.$M114]=[.AG$1];[.$N114]);[.$A114];&quot;&quot;)">
            <text:p/>
          </table:table-cell>
          <table:table-cell table:formula="of:=IF(OR([.$J114]=[.AH$1];[.$K114]=[.AH$1];[.$L114]=[.AH$1];[.$M114]=[.AH$1];[.$N114]);[.$A114];&quot;&quot;)">
            <text:p/>
          </table:table-cell>
          <table:table-cell table:formula="of:=IF(OR([.$J114]=[.AI$1];[.$K114]=[.AI$1];[.$L114]=[.AI$1];[.$M114]=[.AI$1];[.$N114]);[.$A114];&quot;&quot;)">
            <text:p/>
          </table:table-cell>
          <table:table-cell table:formula="of:=IF(OR([.$J114]=[.AJ$1];[.$K114]=[.AJ$1];[.$L114]=[.AJ$1];[.$M114]=[.AJ$1];[.$N114]);[.$A114];&quot;&quot;)">
            <text:p/>
          </table:table-cell>
          <table:table-cell table:formula="of:=IF(OR([.$J114]=[.AK$1];[.$K114]=[.AK$1];[.$L114]=[.AK$1];[.$M114]=[.AK$1];[.$N114]);[.$A114];&quot;&quot;)">
            <text:p/>
          </table:table-cell>
          <table:table-cell table:formula="of:=IF(OR([.$J114]=[.AL$1];[.$K114]=[.AL$1];[.$L114]=[.AL$1];[.$M114]=[.AL$1];[.$N114]);[.$A114];&quot;&quot;)">
            <text:p/>
          </table:table-cell>
          <table:table-cell table:formula="of:=IF(OR([.$J114]=[.AM$1];[.$K114]=[.AM$1];[.$L114]=[.AM$1];[.$M114]=[.AM$1];[.$N114]);[.$A114];&quot;&quot;)">
            <text:p/>
          </table:table-cell>
          <table:table-cell table:formula="of:=IF(OR([.$J114]=[.AN$1];[.$K114]=[.AN$1];[.$L114]=[.AN$1];[.$M114]=[.AN$1];[.$N114]);[.$A114];&quot;&quot;)">
            <text:p/>
          </table:table-cell>
          <table:table-cell table:formula="of:=IF(OR([.$J114]=[.AO$1];[.$K114]=[.AO$1];[.$L114]=[.AO$1];[.$M114]=[.AO$1];[.$N114]);[.$A114];&quot;&quot;)">
            <text:p/>
          </table:table-cell>
          <table:table-cell table:formula="of:=IF(OR([.$J114]=[.AP$1];[.$K114]=[.AP$1];[.$L114]=[.AP$1];[.$M114]=[.AP$1];[.$N114]);[.$A114];&quot;&quot;)">
            <text:p/>
          </table:table-cell>
          <table:table-cell table:formula="of:=IF(OR([.$J114]=[.AQ$1];[.$K114]=[.AQ$1];[.$L114]=[.AQ$1];[.$M114]=[.AQ$1];[.$N114]);[.$A114];&quot;&quot;)">
            <text:p/>
          </table:table-cell>
          <table:table-cell table:formula="of:=IF(OR([.$J114]=[.AR$1];[.$K114]=[.AR$1];[.$L114]=[.AR$1];[.$M114]=[.AR$1];[.$N114]);[.$A114];&quot;&quot;)">
            <text:p/>
          </table:table-cell>
          <table:table-cell/>
          <table:table-cell table:formula="of:=IF([.$E114]=[.AT$1];[.$A114];&quot;&quot;)">
            <text:p/>
          </table:table-cell>
          <table:table-cell table:formula="of:=IF([.$E114]=[.AU$1];[.$A114];&quot;&quot;)">
            <text:p/>
          </table:table-cell>
          <table:table-cell table:formula="of:=IF([.$E114]=[.AV$1];[.$A114];&quot;&quot;)">
            <text:p/>
          </table:table-cell>
          <table:table-cell table:formula="of:=IF([.$E114]=[.AW$1];[.$A114];&quot;&quot;)" office:value-type="float" office:value="113" calcext:value-type="float">
            <text:p>113</text:p>
          </table:table-cell>
          <table:table-cell table:formula="of:=IF([.$E114]=[.AX$1];[.$A114];&quot;&quot;)">
            <text:p/>
          </table:table-cell>
          <table:table-cell table:formula="of:=IF([.$E114]=[.AY$1];[.$A114];&quot;&quot;)">
            <text:p/>
          </table:table-cell>
          <table:table-cell table:formula="of:=IF([.$E114]=[.AZ$1];[.$A114];&quot;&quot;)">
            <text:p/>
          </table:table-cell>
          <table:table-cell table:formula="of:=IF([.$E114]=[.BA$1];[.$A114];&quot;&quot;)">
            <text:p/>
          </table:table-cell>
          <table:table-cell table:formula="of:=IF([.$E114]=[.BB$1];[.$A114];&quot;&quot;)">
            <text:p/>
          </table:table-cell>
          <table:table-cell table:formula="of:=IF([.$E114]=[.BC$1];[.$A114];&quot;&quot;)">
            <text:p/>
          </table:table-cell>
          <table:table-cell table:formula="of:=IF([.$E114]=[.BD$1];[.$A114];&quot;&quot;)">
            <text:p/>
          </table:table-cell>
          <table:table-cell table:formula="of:=IF([.$E114]=[.BE$1];[.$A114];&quot;&quot;)">
            <text:p/>
          </table:table-cell>
          <table:table-cell table:formula="of:=IF([.$E114]=[.BF$1];[.$A114];&quot;&quot;)">
            <text:p/>
          </table:table-cell>
          <table:table-cell table:formula="of:=IF([.$E114]=[.BG$1];[.$A114];&quot;&quot;)">
            <text:p/>
          </table:table-cell>
          <table:table-cell table:formula="of:=IF([.$E114]=[.BH$1];[.$A114];&quot;&quot;)">
            <text:p/>
          </table:table-cell>
          <table:table-cell table:formula="of:=IF([.$E114]=[.BI$1];[.$A114];&quot;&quot;)">
            <text:p/>
          </table:table-cell>
          <table:table-cell table:formula="of:=IF([.$E114]=[.BJ$1];[.$A114];&quot;&quot;)">
            <text:p/>
          </table:table-cell>
          <table:table-cell table:formula="of:=IF([.$E114]=[.BK$1];[.$A114];&quot;&quot;)">
            <text:p/>
          </table:table-cell>
          <table:table-cell table:formula="of:=IF([.$E114]=[.BL$1];[.$A114];&quot;&quot;)">
            <text:p/>
          </table:table-cell>
          <table:table-cell table:formula="of:=IF([.$E114]=[.BM$1];[.$A114];&quot;&quot;)">
            <text:p/>
          </table:table-cell>
          <table:table-cell table:formula="of:=IF([.$E114]=[.BN$1];[.$A114];&quot;&quot;)">
            <text:p/>
          </table:table-cell>
          <table:table-cell table:formula="of:=IF([.$E114]=[.BO$1];[.$A114];&quot;&quot;)">
            <text:p/>
          </table:table-cell>
          <table:table-cell table:formula="of:=IF([.$E114]=[.BP$1];[.$A114];&quot;&quot;)">
            <text:p/>
          </table:table-cell>
          <table:table-cell table:formula="of:=IF([.$E114]=[.BQ$1];[.$A114];&quot;&quot;)">
            <text:p/>
          </table:table-cell>
          <table:table-cell table:formula="of:=IF([.$E114]=[.BR$1];[.$A114];&quot;&quot;)">
            <text:p/>
          </table:table-cell>
          <table:table-cell table:formula="of:=IF([.$E114]=[.BS$1];[.$A114];&quot;&quot;)">
            <text:p/>
          </table:table-cell>
          <table:table-cell table:formula="of:=IF([.$E114]=[.BT$1];[.$A114];&quot;&quot;)">
            <text:p/>
          </table:table-cell>
          <table:table-cell table:formula="of:=IF([.$E114]=[.BU$1];[.$A114];&quot;&quot;)">
            <text:p/>
          </table:table-cell>
          <table:table-cell table:formula="of:=IF([.$E114]=[.BV$1];[.$A114];&quot;&quot;)">
            <text:p/>
          </table:table-cell>
          <table:table-cell table:formula="of:=IF([.$E114]=[.BW$1];[.$A114];&quot;&quot;)">
            <text:p/>
          </table:table-cell>
          <table:table-cell table:formula="of:=IF([.$E114]=[.BX$1];[.$A114];&quot;&quot;)">
            <text:p/>
          </table:table-cell>
          <table:table-cell table:formula="of:=IF([.$E114]=[.BY$1];[.$A114];&quot;&quot;)">
            <text:p/>
          </table:table-cell>
          <table:table-cell table:formula="of:=IF([.$E114]=[.BZ$1];[.$A114];&quot;&quot;)">
            <text:p/>
          </table:table-cell>
          <table:table-cell table:formula="of:=IF([.$E114]=[.CA$1];[.$A114];&quot;&quot;)">
            <text:p/>
          </table:table-cell>
          <table:table-cell table:formula="of:=IF([.$E114]=[.CB$1];[.$A114];&quot;&quot;)">
            <text:p/>
          </table:table-cell>
          <table:table-cell table:formula="of:=IF([.$E114]=[.CC$1];[.$A114];&quot;&quot;)">
            <text:p/>
          </table:table-cell>
          <table:table-cell table:formula="of:=IF([.$E114]=[.CD$1];[.$A114];&quot;&quot;)">
            <text:p/>
          </table:table-cell>
          <table:table-cell table:formula="of:=IF([.$E114]=[.CE$1];[.$A114];&quot;&quot;)">
            <text:p/>
          </table:table-cell>
          <table:table-cell table:formula="of:=IF([.$E114]=[.CF$1];[.$A114];&quot;&quot;)">
            <text:p/>
          </table:table-cell>
          <table:table-cell table:formula="of:=IF([.$E114]=[.CG$1];[.$A114];&quot;&quot;)">
            <text:p/>
          </table:table-cell>
          <table:table-cell table:formula="of:=IF([.$E114]=[.CH$1];[.$A114];&quot;&quot;)">
            <text:p/>
          </table:table-cell>
          <table:table-cell table:formula="of:=IF([.$E114]=[.CI$1];[.$A114];&quot;&quot;)">
            <text:p/>
          </table:table-cell>
          <table:table-cell table:formula="of:=IF([.$E114]=[.CJ$1];[.$A114];&quot;&quot;)">
            <text:p/>
          </table:table-cell>
          <table:table-cell table:formula="of:=IF([.$E114]=[.CK$1];[.$A114];&quot;&quot;)">
            <text:p/>
          </table:table-cell>
          <table:table-cell table:formula="of:=IF([.$E114]=[.CL$1];[.$A114];&quot;&quot;)">
            <text:p/>
          </table:table-cell>
          <table:table-cell table:formula="of:=IF([.$E114]=[.CM$1];[.$A114];&quot;&quot;)">
            <text:p/>
          </table:table-cell>
          <table:table-cell table:formula="of:=IF([.$E114]=[.CN$1];[.$A114];&quot;&quot;)">
            <text:p/>
          </table:table-cell>
          <table:table-cell table:formula="of:=IF([.$E114]=[.CO$1];[.$A114];&quot;&quot;)">
            <text:p/>
          </table:table-cell>
          <table:table-cell table:formula="of:=IF([.$E114]=[.CP$1];[.$A114];&quot;&quot;)">
            <text:p/>
          </table:table-cell>
          <table:table-cell table:formula="of:=IF([.$E114]=[.CQ$1];[.$A11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yrant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Peter Blake</text:p>
          </table:table-cell>
          <table:table-cell office:value-type="float" office:value="13.74" calcext:value-type="float">
            <text:p>13.74</text:p>
          </table:table-cell>
          <table:table-cell office:value-type="float" office:value="10" calcext:value-type="float">
            <text:p>10</text:p>
          </table:table-cell>
          <table:table-cell office:value-type="date" office:date-value="2009-10-05" calcext:value-type="date">
            <text:p>2009-10-05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115]=[.O$1];[.$K115]=[.O$1];[.$L115]=[.O$1];[.$M115]=[.O$1];[.$N115]);[.$A115];&quot;&quot;)">
            <text:p/>
          </table:table-cell>
          <table:table-cell table:formula="of:=IF(OR([.$J115]=[.P$1];[.$K115]=[.P$1];[.$L115]=[.P$1];[.$M115]=[.P$1];[.$N115]);[.$A115];&quot;&quot;)">
            <text:p/>
          </table:table-cell>
          <table:table-cell table:formula="of:=IF(OR([.$J115]=[.Q$1];[.$K115]=[.Q$1];[.$L115]=[.Q$1];[.$M115]=[.Q$1];[.$N115]);[.$A115];&quot;&quot;)" office:value-type="float" office:value="114" calcext:value-type="float">
            <text:p>114</text:p>
          </table:table-cell>
          <table:table-cell table:formula="of:=IF(OR([.$J115]=[.R$1];[.$K115]=[.R$1];[.$L115]=[.R$1];[.$M115]=[.R$1];[.$N115]);[.$A115];&quot;&quot;)">
            <text:p/>
          </table:table-cell>
          <table:table-cell table:formula="of:=IF(OR([.$J115]=[.S$1];[.$K115]=[.S$1];[.$L115]=[.S$1];[.$M115]=[.S$1];[.$N115]);[.$A115];&quot;&quot;)">
            <text:p/>
          </table:table-cell>
          <table:table-cell table:formula="of:=IF(OR([.$J115]=[.T$1];[.$K115]=[.T$1];[.$L115]=[.T$1];[.$M115]=[.T$1];[.$N115]);[.$A115];&quot;&quot;)">
            <text:p/>
          </table:table-cell>
          <table:table-cell table:formula="of:=IF(OR([.$J115]=[.U$1];[.$K115]=[.U$1];[.$L115]=[.U$1];[.$M115]=[.U$1];[.$N115]);[.$A115];&quot;&quot;)">
            <text:p/>
          </table:table-cell>
          <table:table-cell table:formula="of:=IF(OR([.$J115]=[.V$1];[.$K115]=[.V$1];[.$L115]=[.V$1];[.$M115]=[.V$1];[.$N115]);[.$A115];&quot;&quot;)">
            <text:p/>
          </table:table-cell>
          <table:table-cell table:formula="of:=IF(OR([.$J115]=[.W$1];[.$K115]=[.W$1];[.$L115]=[.W$1];[.$M115]=[.W$1];[.$N115]);[.$A115];&quot;&quot;)">
            <text:p/>
          </table:table-cell>
          <table:table-cell table:formula="of:=IF(OR([.$J115]=[.X$1];[.$K115]=[.X$1];[.$L115]=[.X$1];[.$M115]=[.X$1];[.$N115]);[.$A115];&quot;&quot;)">
            <text:p/>
          </table:table-cell>
          <table:table-cell table:formula="of:=IF(OR([.$J115]=[.Y$1];[.$K115]=[.Y$1];[.$L115]=[.Y$1];[.$M115]=[.Y$1];[.$N115]);[.$A115];&quot;&quot;)">
            <text:p/>
          </table:table-cell>
          <table:table-cell table:formula="of:=IF(OR([.$J115]=[.Z$1];[.$K115]=[.Z$1];[.$L115]=[.Z$1];[.$M115]=[.Z$1];[.$N115]);[.$A115];&quot;&quot;)">
            <text:p/>
          </table:table-cell>
          <table:table-cell table:formula="of:=IF(OR([.$J115]=[.AA$1];[.$K115]=[.AA$1];[.$L115]=[.AA$1];[.$M115]=[.AA$1];[.$N115]);[.$A115];&quot;&quot;)">
            <text:p/>
          </table:table-cell>
          <table:table-cell table:formula="of:=IF(OR([.$J115]=[.AB$1];[.$K115]=[.AB$1];[.$L115]=[.AB$1];[.$M115]=[.AB$1];[.$N115]);[.$A115];&quot;&quot;)">
            <text:p/>
          </table:table-cell>
          <table:table-cell table:formula="of:=IF(OR([.$J115]=[.AC$1];[.$K115]=[.AC$1];[.$L115]=[.AC$1];[.$M115]=[.AC$1];[.$N115]);[.$A115];&quot;&quot;)">
            <text:p/>
          </table:table-cell>
          <table:table-cell table:formula="of:=IF(OR([.$J115]=[.AD$1];[.$K115]=[.AD$1];[.$L115]=[.AD$1];[.$M115]=[.AD$1];[.$N115]);[.$A115];&quot;&quot;)">
            <text:p/>
          </table:table-cell>
          <table:table-cell table:formula="of:=IF(OR([.$J115]=[.AE$1];[.$K115]=[.AE$1];[.$L115]=[.AE$1];[.$M115]=[.AE$1];[.$N115]);[.$A115];&quot;&quot;)">
            <text:p/>
          </table:table-cell>
          <table:table-cell table:formula="of:=IF(OR([.$J115]=[.AF$1];[.$K115]=[.AF$1];[.$L115]=[.AF$1];[.$M115]=[.AF$1];[.$N115]);[.$A115];&quot;&quot;)">
            <text:p/>
          </table:table-cell>
          <table:table-cell table:formula="of:=IF(OR([.$J115]=[.AG$1];[.$K115]=[.AG$1];[.$L115]=[.AG$1];[.$M115]=[.AG$1];[.$N115]);[.$A115];&quot;&quot;)">
            <text:p/>
          </table:table-cell>
          <table:table-cell table:formula="of:=IF(OR([.$J115]=[.AH$1];[.$K115]=[.AH$1];[.$L115]=[.AH$1];[.$M115]=[.AH$1];[.$N115]);[.$A115];&quot;&quot;)">
            <text:p/>
          </table:table-cell>
          <table:table-cell table:formula="of:=IF(OR([.$J115]=[.AI$1];[.$K115]=[.AI$1];[.$L115]=[.AI$1];[.$M115]=[.AI$1];[.$N115]);[.$A115];&quot;&quot;)">
            <text:p/>
          </table:table-cell>
          <table:table-cell table:formula="of:=IF(OR([.$J115]=[.AJ$1];[.$K115]=[.AJ$1];[.$L115]=[.AJ$1];[.$M115]=[.AJ$1];[.$N115]);[.$A115];&quot;&quot;)">
            <text:p/>
          </table:table-cell>
          <table:table-cell table:formula="of:=IF(OR([.$J115]=[.AK$1];[.$K115]=[.AK$1];[.$L115]=[.AK$1];[.$M115]=[.AK$1];[.$N115]);[.$A115];&quot;&quot;)">
            <text:p/>
          </table:table-cell>
          <table:table-cell table:formula="of:=IF(OR([.$J115]=[.AL$1];[.$K115]=[.AL$1];[.$L115]=[.AL$1];[.$M115]=[.AL$1];[.$N115]);[.$A115];&quot;&quot;)">
            <text:p/>
          </table:table-cell>
          <table:table-cell table:formula="of:=IF(OR([.$J115]=[.AM$1];[.$K115]=[.AM$1];[.$L115]=[.AM$1];[.$M115]=[.AM$1];[.$N115]);[.$A115];&quot;&quot;)">
            <text:p/>
          </table:table-cell>
          <table:table-cell table:formula="of:=IF(OR([.$J115]=[.AN$1];[.$K115]=[.AN$1];[.$L115]=[.AN$1];[.$M115]=[.AN$1];[.$N115]);[.$A115];&quot;&quot;)">
            <text:p/>
          </table:table-cell>
          <table:table-cell table:formula="of:=IF(OR([.$J115]=[.AO$1];[.$K115]=[.AO$1];[.$L115]=[.AO$1];[.$M115]=[.AO$1];[.$N115]);[.$A115];&quot;&quot;)">
            <text:p/>
          </table:table-cell>
          <table:table-cell table:formula="of:=IF(OR([.$J115]=[.AP$1];[.$K115]=[.AP$1];[.$L115]=[.AP$1];[.$M115]=[.AP$1];[.$N115]);[.$A115];&quot;&quot;)">
            <text:p/>
          </table:table-cell>
          <table:table-cell table:formula="of:=IF(OR([.$J115]=[.AQ$1];[.$K115]=[.AQ$1];[.$L115]=[.AQ$1];[.$M115]=[.AQ$1];[.$N115]);[.$A115];&quot;&quot;)">
            <text:p/>
          </table:table-cell>
          <table:table-cell table:formula="of:=IF(OR([.$J115]=[.AR$1];[.$K115]=[.AR$1];[.$L115]=[.AR$1];[.$M115]=[.AR$1];[.$N115]);[.$A115];&quot;&quot;)">
            <text:p/>
          </table:table-cell>
          <table:table-cell/>
          <table:table-cell table:formula="of:=IF([.$E115]=[.AT$1];[.$A115];&quot;&quot;)">
            <text:p/>
          </table:table-cell>
          <table:table-cell table:formula="of:=IF([.$E115]=[.AU$1];[.$A115];&quot;&quot;)">
            <text:p/>
          </table:table-cell>
          <table:table-cell table:formula="of:=IF([.$E115]=[.AV$1];[.$A115];&quot;&quot;)">
            <text:p/>
          </table:table-cell>
          <table:table-cell table:formula="of:=IF([.$E115]=[.AW$1];[.$A115];&quot;&quot;)">
            <text:p/>
          </table:table-cell>
          <table:table-cell table:formula="of:=IF([.$E115]=[.AX$1];[.$A115];&quot;&quot;)">
            <text:p/>
          </table:table-cell>
          <table:table-cell table:formula="of:=IF([.$E115]=[.AY$1];[.$A115];&quot;&quot;)">
            <text:p/>
          </table:table-cell>
          <table:table-cell table:formula="of:=IF([.$E115]=[.AZ$1];[.$A115];&quot;&quot;)">
            <text:p/>
          </table:table-cell>
          <table:table-cell table:formula="of:=IF([.$E115]=[.BA$1];[.$A115];&quot;&quot;)">
            <text:p/>
          </table:table-cell>
          <table:table-cell table:formula="of:=IF([.$E115]=[.BB$1];[.$A115];&quot;&quot;)">
            <text:p/>
          </table:table-cell>
          <table:table-cell table:formula="of:=IF([.$E115]=[.BC$1];[.$A115];&quot;&quot;)">
            <text:p/>
          </table:table-cell>
          <table:table-cell table:formula="of:=IF([.$E115]=[.BD$1];[.$A115];&quot;&quot;)">
            <text:p/>
          </table:table-cell>
          <table:table-cell table:formula="of:=IF([.$E115]=[.BE$1];[.$A115];&quot;&quot;)">
            <text:p/>
          </table:table-cell>
          <table:table-cell table:formula="of:=IF([.$E115]=[.BF$1];[.$A115];&quot;&quot;)">
            <text:p/>
          </table:table-cell>
          <table:table-cell table:formula="of:=IF([.$E115]=[.BG$1];[.$A115];&quot;&quot;)">
            <text:p/>
          </table:table-cell>
          <table:table-cell table:formula="of:=IF([.$E115]=[.BH$1];[.$A115];&quot;&quot;)">
            <text:p/>
          </table:table-cell>
          <table:table-cell table:formula="of:=IF([.$E115]=[.BI$1];[.$A115];&quot;&quot;)">
            <text:p/>
          </table:table-cell>
          <table:table-cell table:formula="of:=IF([.$E115]=[.BJ$1];[.$A115];&quot;&quot;)">
            <text:p/>
          </table:table-cell>
          <table:table-cell table:formula="of:=IF([.$E115]=[.BK$1];[.$A115];&quot;&quot;)">
            <text:p/>
          </table:table-cell>
          <table:table-cell table:formula="of:=IF([.$E115]=[.BL$1];[.$A115];&quot;&quot;)">
            <text:p/>
          </table:table-cell>
          <table:table-cell table:formula="of:=IF([.$E115]=[.BM$1];[.$A115];&quot;&quot;)">
            <text:p/>
          </table:table-cell>
          <table:table-cell table:formula="of:=IF([.$E115]=[.BN$1];[.$A115];&quot;&quot;)">
            <text:p/>
          </table:table-cell>
          <table:table-cell table:formula="of:=IF([.$E115]=[.BO$1];[.$A115];&quot;&quot;)">
            <text:p/>
          </table:table-cell>
          <table:table-cell table:formula="of:=IF([.$E115]=[.BP$1];[.$A115];&quot;&quot;)">
            <text:p/>
          </table:table-cell>
          <table:table-cell table:formula="of:=IF([.$E115]=[.BQ$1];[.$A115];&quot;&quot;)">
            <text:p/>
          </table:table-cell>
          <table:table-cell table:formula="of:=IF([.$E115]=[.BR$1];[.$A115];&quot;&quot;)">
            <text:p/>
          </table:table-cell>
          <table:table-cell table:formula="of:=IF([.$E115]=[.BS$1];[.$A115];&quot;&quot;)">
            <text:p/>
          </table:table-cell>
          <table:table-cell table:formula="of:=IF([.$E115]=[.BT$1];[.$A115];&quot;&quot;)">
            <text:p/>
          </table:table-cell>
          <table:table-cell table:formula="of:=IF([.$E115]=[.BU$1];[.$A115];&quot;&quot;)">
            <text:p/>
          </table:table-cell>
          <table:table-cell table:formula="of:=IF([.$E115]=[.BV$1];[.$A115];&quot;&quot;)">
            <text:p/>
          </table:table-cell>
          <table:table-cell table:formula="of:=IF([.$E115]=[.BW$1];[.$A115];&quot;&quot;)">
            <text:p/>
          </table:table-cell>
          <table:table-cell table:formula="of:=IF([.$E115]=[.BX$1];[.$A115];&quot;&quot;)">
            <text:p/>
          </table:table-cell>
          <table:table-cell table:formula="of:=IF([.$E115]=[.BY$1];[.$A115];&quot;&quot;)">
            <text:p/>
          </table:table-cell>
          <table:table-cell table:formula="of:=IF([.$E115]=[.BZ$1];[.$A115];&quot;&quot;)">
            <text:p/>
          </table:table-cell>
          <table:table-cell table:formula="of:=IF([.$E115]=[.CA$1];[.$A115];&quot;&quot;)">
            <text:p/>
          </table:table-cell>
          <table:table-cell table:formula="of:=IF([.$E115]=[.CB$1];[.$A115];&quot;&quot;)" office:value-type="float" office:value="114" calcext:value-type="float">
            <text:p>114</text:p>
          </table:table-cell>
          <table:table-cell table:formula="of:=IF([.$E115]=[.CC$1];[.$A115];&quot;&quot;)">
            <text:p/>
          </table:table-cell>
          <table:table-cell table:formula="of:=IF([.$E115]=[.CD$1];[.$A115];&quot;&quot;)">
            <text:p/>
          </table:table-cell>
          <table:table-cell table:formula="of:=IF([.$E115]=[.CE$1];[.$A115];&quot;&quot;)">
            <text:p/>
          </table:table-cell>
          <table:table-cell table:formula="of:=IF([.$E115]=[.CF$1];[.$A115];&quot;&quot;)">
            <text:p/>
          </table:table-cell>
          <table:table-cell table:formula="of:=IF([.$E115]=[.CG$1];[.$A115];&quot;&quot;)">
            <text:p/>
          </table:table-cell>
          <table:table-cell table:formula="of:=IF([.$E115]=[.CH$1];[.$A115];&quot;&quot;)">
            <text:p/>
          </table:table-cell>
          <table:table-cell table:formula="of:=IF([.$E115]=[.CI$1];[.$A115];&quot;&quot;)">
            <text:p/>
          </table:table-cell>
          <table:table-cell table:formula="of:=IF([.$E115]=[.CJ$1];[.$A115];&quot;&quot;)">
            <text:p/>
          </table:table-cell>
          <table:table-cell table:formula="of:=IF([.$E115]=[.CK$1];[.$A115];&quot;&quot;)">
            <text:p/>
          </table:table-cell>
          <table:table-cell table:formula="of:=IF([.$E115]=[.CL$1];[.$A115];&quot;&quot;)">
            <text:p/>
          </table:table-cell>
          <table:table-cell table:formula="of:=IF([.$E115]=[.CM$1];[.$A115];&quot;&quot;)">
            <text:p/>
          </table:table-cell>
          <table:table-cell table:formula="of:=IF([.$E115]=[.CN$1];[.$A115];&quot;&quot;)">
            <text:p/>
          </table:table-cell>
          <table:table-cell table:formula="of:=IF([.$E115]=[.CO$1];[.$A115];&quot;&quot;)">
            <text:p/>
          </table:table-cell>
          <table:table-cell table:formula="of:=IF([.$E115]=[.CP$1];[.$A115];&quot;&quot;)">
            <text:p/>
          </table:table-cell>
          <table:table-cell table:formula="of:=IF([.$E115]=[.CQ$1];[.$A11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 Karma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Thomas L. Moran</text:p>
          </table:table-cell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office:value-type="date" office:date-value="2009-10-12" calcext:value-type="date">
            <text:p>2009-10-12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116]=[.O$1];[.$K116]=[.O$1];[.$L116]=[.O$1];[.$M116]=[.O$1];[.$N116]);[.$A116];&quot;&quot;)">
            <text:p/>
          </table:table-cell>
          <table:table-cell table:formula="of:=IF(OR([.$J116]=[.P$1];[.$K116]=[.P$1];[.$L116]=[.P$1];[.$M116]=[.P$1];[.$N116]);[.$A116];&quot;&quot;)">
            <text:p/>
          </table:table-cell>
          <table:table-cell table:formula="of:=IF(OR([.$J116]=[.Q$1];[.$K116]=[.Q$1];[.$L116]=[.Q$1];[.$M116]=[.Q$1];[.$N116]);[.$A116];&quot;&quot;)">
            <text:p/>
          </table:table-cell>
          <table:table-cell table:formula="of:=IF(OR([.$J116]=[.R$1];[.$K116]=[.R$1];[.$L116]=[.R$1];[.$M116]=[.R$1];[.$N116]);[.$A116];&quot;&quot;)">
            <text:p/>
          </table:table-cell>
          <table:table-cell table:formula="of:=IF(OR([.$J116]=[.S$1];[.$K116]=[.S$1];[.$L116]=[.S$1];[.$M116]=[.S$1];[.$N116]);[.$A116];&quot;&quot;)">
            <text:p/>
          </table:table-cell>
          <table:table-cell table:formula="of:=IF(OR([.$J116]=[.T$1];[.$K116]=[.T$1];[.$L116]=[.T$1];[.$M116]=[.T$1];[.$N116]);[.$A116];&quot;&quot;)" office:value-type="float" office:value="115" calcext:value-type="float">
            <text:p>115</text:p>
          </table:table-cell>
          <table:table-cell table:formula="of:=IF(OR([.$J116]=[.U$1];[.$K116]=[.U$1];[.$L116]=[.U$1];[.$M116]=[.U$1];[.$N116]);[.$A116];&quot;&quot;)">
            <text:p/>
          </table:table-cell>
          <table:table-cell table:formula="of:=IF(OR([.$J116]=[.V$1];[.$K116]=[.V$1];[.$L116]=[.V$1];[.$M116]=[.V$1];[.$N116]);[.$A116];&quot;&quot;)">
            <text:p/>
          </table:table-cell>
          <table:table-cell table:formula="of:=IF(OR([.$J116]=[.W$1];[.$K116]=[.W$1];[.$L116]=[.W$1];[.$M116]=[.W$1];[.$N116]);[.$A116];&quot;&quot;)">
            <text:p/>
          </table:table-cell>
          <table:table-cell table:formula="of:=IF(OR([.$J116]=[.X$1];[.$K116]=[.X$1];[.$L116]=[.X$1];[.$M116]=[.X$1];[.$N116]);[.$A116];&quot;&quot;)">
            <text:p/>
          </table:table-cell>
          <table:table-cell table:formula="of:=IF(OR([.$J116]=[.Y$1];[.$K116]=[.Y$1];[.$L116]=[.Y$1];[.$M116]=[.Y$1];[.$N116]);[.$A116];&quot;&quot;)">
            <text:p/>
          </table:table-cell>
          <table:table-cell table:formula="of:=IF(OR([.$J116]=[.Z$1];[.$K116]=[.Z$1];[.$L116]=[.Z$1];[.$M116]=[.Z$1];[.$N116]);[.$A116];&quot;&quot;)">
            <text:p/>
          </table:table-cell>
          <table:table-cell table:formula="of:=IF(OR([.$J116]=[.AA$1];[.$K116]=[.AA$1];[.$L116]=[.AA$1];[.$M116]=[.AA$1];[.$N116]);[.$A116];&quot;&quot;)">
            <text:p/>
          </table:table-cell>
          <table:table-cell table:formula="of:=IF(OR([.$J116]=[.AB$1];[.$K116]=[.AB$1];[.$L116]=[.AB$1];[.$M116]=[.AB$1];[.$N116]);[.$A116];&quot;&quot;)">
            <text:p/>
          </table:table-cell>
          <table:table-cell table:formula="of:=IF(OR([.$J116]=[.AC$1];[.$K116]=[.AC$1];[.$L116]=[.AC$1];[.$M116]=[.AC$1];[.$N116]);[.$A116];&quot;&quot;)">
            <text:p/>
          </table:table-cell>
          <table:table-cell table:formula="of:=IF(OR([.$J116]=[.AD$1];[.$K116]=[.AD$1];[.$L116]=[.AD$1];[.$M116]=[.AD$1];[.$N116]);[.$A116];&quot;&quot;)">
            <text:p/>
          </table:table-cell>
          <table:table-cell table:formula="of:=IF(OR([.$J116]=[.AE$1];[.$K116]=[.AE$1];[.$L116]=[.AE$1];[.$M116]=[.AE$1];[.$N116]);[.$A116];&quot;&quot;)">
            <text:p/>
          </table:table-cell>
          <table:table-cell table:formula="of:=IF(OR([.$J116]=[.AF$1];[.$K116]=[.AF$1];[.$L116]=[.AF$1];[.$M116]=[.AF$1];[.$N116]);[.$A116];&quot;&quot;)">
            <text:p/>
          </table:table-cell>
          <table:table-cell table:formula="of:=IF(OR([.$J116]=[.AG$1];[.$K116]=[.AG$1];[.$L116]=[.AG$1];[.$M116]=[.AG$1];[.$N116]);[.$A116];&quot;&quot;)">
            <text:p/>
          </table:table-cell>
          <table:table-cell table:formula="of:=IF(OR([.$J116]=[.AH$1];[.$K116]=[.AH$1];[.$L116]=[.AH$1];[.$M116]=[.AH$1];[.$N116]);[.$A116];&quot;&quot;)">
            <text:p/>
          </table:table-cell>
          <table:table-cell table:formula="of:=IF(OR([.$J116]=[.AI$1];[.$K116]=[.AI$1];[.$L116]=[.AI$1];[.$M116]=[.AI$1];[.$N116]);[.$A116];&quot;&quot;)">
            <text:p/>
          </table:table-cell>
          <table:table-cell table:formula="of:=IF(OR([.$J116]=[.AJ$1];[.$K116]=[.AJ$1];[.$L116]=[.AJ$1];[.$M116]=[.AJ$1];[.$N116]);[.$A116];&quot;&quot;)">
            <text:p/>
          </table:table-cell>
          <table:table-cell table:formula="of:=IF(OR([.$J116]=[.AK$1];[.$K116]=[.AK$1];[.$L116]=[.AK$1];[.$M116]=[.AK$1];[.$N116]);[.$A116];&quot;&quot;)">
            <text:p/>
          </table:table-cell>
          <table:table-cell table:formula="of:=IF(OR([.$J116]=[.AL$1];[.$K116]=[.AL$1];[.$L116]=[.AL$1];[.$M116]=[.AL$1];[.$N116]);[.$A116];&quot;&quot;)">
            <text:p/>
          </table:table-cell>
          <table:table-cell table:formula="of:=IF(OR([.$J116]=[.AM$1];[.$K116]=[.AM$1];[.$L116]=[.AM$1];[.$M116]=[.AM$1];[.$N116]);[.$A116];&quot;&quot;)">
            <text:p/>
          </table:table-cell>
          <table:table-cell table:formula="of:=IF(OR([.$J116]=[.AN$1];[.$K116]=[.AN$1];[.$L116]=[.AN$1];[.$M116]=[.AN$1];[.$N116]);[.$A116];&quot;&quot;)">
            <text:p/>
          </table:table-cell>
          <table:table-cell table:formula="of:=IF(OR([.$J116]=[.AO$1];[.$K116]=[.AO$1];[.$L116]=[.AO$1];[.$M116]=[.AO$1];[.$N116]);[.$A116];&quot;&quot;)">
            <text:p/>
          </table:table-cell>
          <table:table-cell table:formula="of:=IF(OR([.$J116]=[.AP$1];[.$K116]=[.AP$1];[.$L116]=[.AP$1];[.$M116]=[.AP$1];[.$N116]);[.$A116];&quot;&quot;)">
            <text:p/>
          </table:table-cell>
          <table:table-cell table:formula="of:=IF(OR([.$J116]=[.AQ$1];[.$K116]=[.AQ$1];[.$L116]=[.AQ$1];[.$M116]=[.AQ$1];[.$N116]);[.$A116];&quot;&quot;)">
            <text:p/>
          </table:table-cell>
          <table:table-cell table:formula="of:=IF(OR([.$J116]=[.AR$1];[.$K116]=[.AR$1];[.$L116]=[.AR$1];[.$M116]=[.AR$1];[.$N116]);[.$A116];&quot;&quot;)">
            <text:p/>
          </table:table-cell>
          <table:table-cell/>
          <table:table-cell table:formula="of:=IF([.$E116]=[.AT$1];[.$A116];&quot;&quot;)">
            <text:p/>
          </table:table-cell>
          <table:table-cell table:formula="of:=IF([.$E116]=[.AU$1];[.$A116];&quot;&quot;)">
            <text:p/>
          </table:table-cell>
          <table:table-cell table:formula="of:=IF([.$E116]=[.AV$1];[.$A116];&quot;&quot;)">
            <text:p/>
          </table:table-cell>
          <table:table-cell table:formula="of:=IF([.$E116]=[.AW$1];[.$A116];&quot;&quot;)" office:value-type="float" office:value="115" calcext:value-type="float">
            <text:p>115</text:p>
          </table:table-cell>
          <table:table-cell table:formula="of:=IF([.$E116]=[.AX$1];[.$A116];&quot;&quot;)">
            <text:p/>
          </table:table-cell>
          <table:table-cell table:formula="of:=IF([.$E116]=[.AY$1];[.$A116];&quot;&quot;)">
            <text:p/>
          </table:table-cell>
          <table:table-cell table:formula="of:=IF([.$E116]=[.AZ$1];[.$A116];&quot;&quot;)">
            <text:p/>
          </table:table-cell>
          <table:table-cell table:formula="of:=IF([.$E116]=[.BA$1];[.$A116];&quot;&quot;)">
            <text:p/>
          </table:table-cell>
          <table:table-cell table:formula="of:=IF([.$E116]=[.BB$1];[.$A116];&quot;&quot;)">
            <text:p/>
          </table:table-cell>
          <table:table-cell table:formula="of:=IF([.$E116]=[.BC$1];[.$A116];&quot;&quot;)">
            <text:p/>
          </table:table-cell>
          <table:table-cell table:formula="of:=IF([.$E116]=[.BD$1];[.$A116];&quot;&quot;)">
            <text:p/>
          </table:table-cell>
          <table:table-cell table:formula="of:=IF([.$E116]=[.BE$1];[.$A116];&quot;&quot;)">
            <text:p/>
          </table:table-cell>
          <table:table-cell table:formula="of:=IF([.$E116]=[.BF$1];[.$A116];&quot;&quot;)">
            <text:p/>
          </table:table-cell>
          <table:table-cell table:formula="of:=IF([.$E116]=[.BG$1];[.$A116];&quot;&quot;)">
            <text:p/>
          </table:table-cell>
          <table:table-cell table:formula="of:=IF([.$E116]=[.BH$1];[.$A116];&quot;&quot;)">
            <text:p/>
          </table:table-cell>
          <table:table-cell table:formula="of:=IF([.$E116]=[.BI$1];[.$A116];&quot;&quot;)">
            <text:p/>
          </table:table-cell>
          <table:table-cell table:formula="of:=IF([.$E116]=[.BJ$1];[.$A116];&quot;&quot;)">
            <text:p/>
          </table:table-cell>
          <table:table-cell table:formula="of:=IF([.$E116]=[.BK$1];[.$A116];&quot;&quot;)">
            <text:p/>
          </table:table-cell>
          <table:table-cell table:formula="of:=IF([.$E116]=[.BL$1];[.$A116];&quot;&quot;)">
            <text:p/>
          </table:table-cell>
          <table:table-cell table:formula="of:=IF([.$E116]=[.BM$1];[.$A116];&quot;&quot;)">
            <text:p/>
          </table:table-cell>
          <table:table-cell table:formula="of:=IF([.$E116]=[.BN$1];[.$A116];&quot;&quot;)">
            <text:p/>
          </table:table-cell>
          <table:table-cell table:formula="of:=IF([.$E116]=[.BO$1];[.$A116];&quot;&quot;)">
            <text:p/>
          </table:table-cell>
          <table:table-cell table:formula="of:=IF([.$E116]=[.BP$1];[.$A116];&quot;&quot;)">
            <text:p/>
          </table:table-cell>
          <table:table-cell table:formula="of:=IF([.$E116]=[.BQ$1];[.$A116];&quot;&quot;)">
            <text:p/>
          </table:table-cell>
          <table:table-cell table:formula="of:=IF([.$E116]=[.BR$1];[.$A116];&quot;&quot;)">
            <text:p/>
          </table:table-cell>
          <table:table-cell table:formula="of:=IF([.$E116]=[.BS$1];[.$A116];&quot;&quot;)">
            <text:p/>
          </table:table-cell>
          <table:table-cell table:formula="of:=IF([.$E116]=[.BT$1];[.$A116];&quot;&quot;)">
            <text:p/>
          </table:table-cell>
          <table:table-cell table:formula="of:=IF([.$E116]=[.BU$1];[.$A116];&quot;&quot;)">
            <text:p/>
          </table:table-cell>
          <table:table-cell table:formula="of:=IF([.$E116]=[.BV$1];[.$A116];&quot;&quot;)">
            <text:p/>
          </table:table-cell>
          <table:table-cell table:formula="of:=IF([.$E116]=[.BW$1];[.$A116];&quot;&quot;)">
            <text:p/>
          </table:table-cell>
          <table:table-cell table:formula="of:=IF([.$E116]=[.BX$1];[.$A116];&quot;&quot;)">
            <text:p/>
          </table:table-cell>
          <table:table-cell table:formula="of:=IF([.$E116]=[.BY$1];[.$A116];&quot;&quot;)">
            <text:p/>
          </table:table-cell>
          <table:table-cell table:formula="of:=IF([.$E116]=[.BZ$1];[.$A116];&quot;&quot;)">
            <text:p/>
          </table:table-cell>
          <table:table-cell table:formula="of:=IF([.$E116]=[.CA$1];[.$A116];&quot;&quot;)">
            <text:p/>
          </table:table-cell>
          <table:table-cell table:formula="of:=IF([.$E116]=[.CB$1];[.$A116];&quot;&quot;)">
            <text:p/>
          </table:table-cell>
          <table:table-cell table:formula="of:=IF([.$E116]=[.CC$1];[.$A116];&quot;&quot;)">
            <text:p/>
          </table:table-cell>
          <table:table-cell table:formula="of:=IF([.$E116]=[.CD$1];[.$A116];&quot;&quot;)">
            <text:p/>
          </table:table-cell>
          <table:table-cell table:formula="of:=IF([.$E116]=[.CE$1];[.$A116];&quot;&quot;)">
            <text:p/>
          </table:table-cell>
          <table:table-cell table:formula="of:=IF([.$E116]=[.CF$1];[.$A116];&quot;&quot;)">
            <text:p/>
          </table:table-cell>
          <table:table-cell table:formula="of:=IF([.$E116]=[.CG$1];[.$A116];&quot;&quot;)">
            <text:p/>
          </table:table-cell>
          <table:table-cell table:formula="of:=IF([.$E116]=[.CH$1];[.$A116];&quot;&quot;)">
            <text:p/>
          </table:table-cell>
          <table:table-cell table:formula="of:=IF([.$E116]=[.CI$1];[.$A116];&quot;&quot;)">
            <text:p/>
          </table:table-cell>
          <table:table-cell table:formula="of:=IF([.$E116]=[.CJ$1];[.$A116];&quot;&quot;)">
            <text:p/>
          </table:table-cell>
          <table:table-cell table:formula="of:=IF([.$E116]=[.CK$1];[.$A116];&quot;&quot;)">
            <text:p/>
          </table:table-cell>
          <table:table-cell table:formula="of:=IF([.$E116]=[.CL$1];[.$A116];&quot;&quot;)">
            <text:p/>
          </table:table-cell>
          <table:table-cell table:formula="of:=IF([.$E116]=[.CM$1];[.$A116];&quot;&quot;)">
            <text:p/>
          </table:table-cell>
          <table:table-cell table:formula="of:=IF([.$E116]=[.CN$1];[.$A116];&quot;&quot;)">
            <text:p/>
          </table:table-cell>
          <table:table-cell table:formula="of:=IF([.$E116]=[.CO$1];[.$A116];&quot;&quot;)">
            <text:p/>
          </table:table-cell>
          <table:table-cell table:formula="of:=IF([.$E116]=[.CP$1];[.$A116];&quot;&quot;)">
            <text:p/>
          </table:table-cell>
          <table:table-cell table:formula="of:=IF([.$E116]=[.CQ$1];[.$A11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rave Heart</text:p>
          </table:table-cell>
          <table:table-cell office:value-type="string" calcext:value-type="string">
            <text:p>Matt Shakman</text:p>
          </table:table-cell>
          <table:table-cell office:value-type="string" calcext:value-type="string">
            <text:p>Lawrence Kaplow</text:p>
          </table:table-cell>
          <table:table-cell office:value-type="float" office:value="11.65" calcext:value-type="float">
            <text:p>11.65</text:p>
          </table:table-cell>
          <table:table-cell office:value-type="float" office:value="21" calcext:value-type="float">
            <text:p>21</text:p>
          </table:table-cell>
          <table:table-cell office:value-type="date" office:date-value="2009-10-19" calcext:value-type="date">
            <text:p>2009-10-19</text:p>
          </table:table-cell>
          <table:table-cell office:value-type="string" calcext:value-type="string">
            <text:p>Lawrence Kaplow</text:p>
          </table:table-cell>
          <table:table-cell table:number-columns-repeated="4"/>
          <table:table-cell table:formula="of:=IF(OR([.$J117]=[.O$1];[.$K117]=[.O$1];[.$L117]=[.O$1];[.$M117]=[.O$1];[.$N117]);[.$A117];&quot;&quot;)">
            <text:p/>
          </table:table-cell>
          <table:table-cell table:formula="of:=IF(OR([.$J117]=[.P$1];[.$K117]=[.P$1];[.$L117]=[.P$1];[.$M117]=[.P$1];[.$N117]);[.$A117];&quot;&quot;)" office:value-type="float" office:value="116" calcext:value-type="float">
            <text:p>116</text:p>
          </table:table-cell>
          <table:table-cell table:formula="of:=IF(OR([.$J117]=[.Q$1];[.$K117]=[.Q$1];[.$L117]=[.Q$1];[.$M117]=[.Q$1];[.$N117]);[.$A117];&quot;&quot;)">
            <text:p/>
          </table:table-cell>
          <table:table-cell table:formula="of:=IF(OR([.$J117]=[.R$1];[.$K117]=[.R$1];[.$L117]=[.R$1];[.$M117]=[.R$1];[.$N117]);[.$A117];&quot;&quot;)">
            <text:p/>
          </table:table-cell>
          <table:table-cell table:formula="of:=IF(OR([.$J117]=[.S$1];[.$K117]=[.S$1];[.$L117]=[.S$1];[.$M117]=[.S$1];[.$N117]);[.$A117];&quot;&quot;)">
            <text:p/>
          </table:table-cell>
          <table:table-cell table:formula="of:=IF(OR([.$J117]=[.T$1];[.$K117]=[.T$1];[.$L117]=[.T$1];[.$M117]=[.T$1];[.$N117]);[.$A117];&quot;&quot;)">
            <text:p/>
          </table:table-cell>
          <table:table-cell table:formula="of:=IF(OR([.$J117]=[.U$1];[.$K117]=[.U$1];[.$L117]=[.U$1];[.$M117]=[.U$1];[.$N117]);[.$A117];&quot;&quot;)">
            <text:p/>
          </table:table-cell>
          <table:table-cell table:formula="of:=IF(OR([.$J117]=[.V$1];[.$K117]=[.V$1];[.$L117]=[.V$1];[.$M117]=[.V$1];[.$N117]);[.$A117];&quot;&quot;)">
            <text:p/>
          </table:table-cell>
          <table:table-cell table:formula="of:=IF(OR([.$J117]=[.W$1];[.$K117]=[.W$1];[.$L117]=[.W$1];[.$M117]=[.W$1];[.$N117]);[.$A117];&quot;&quot;)">
            <text:p/>
          </table:table-cell>
          <table:table-cell table:formula="of:=IF(OR([.$J117]=[.X$1];[.$K117]=[.X$1];[.$L117]=[.X$1];[.$M117]=[.X$1];[.$N117]);[.$A117];&quot;&quot;)">
            <text:p/>
          </table:table-cell>
          <table:table-cell table:formula="of:=IF(OR([.$J117]=[.Y$1];[.$K117]=[.Y$1];[.$L117]=[.Y$1];[.$M117]=[.Y$1];[.$N117]);[.$A117];&quot;&quot;)">
            <text:p/>
          </table:table-cell>
          <table:table-cell table:formula="of:=IF(OR([.$J117]=[.Z$1];[.$K117]=[.Z$1];[.$L117]=[.Z$1];[.$M117]=[.Z$1];[.$N117]);[.$A117];&quot;&quot;)">
            <text:p/>
          </table:table-cell>
          <table:table-cell table:formula="of:=IF(OR([.$J117]=[.AA$1];[.$K117]=[.AA$1];[.$L117]=[.AA$1];[.$M117]=[.AA$1];[.$N117]);[.$A117];&quot;&quot;)">
            <text:p/>
          </table:table-cell>
          <table:table-cell table:formula="of:=IF(OR([.$J117]=[.AB$1];[.$K117]=[.AB$1];[.$L117]=[.AB$1];[.$M117]=[.AB$1];[.$N117]);[.$A117];&quot;&quot;)">
            <text:p/>
          </table:table-cell>
          <table:table-cell table:formula="of:=IF(OR([.$J117]=[.AC$1];[.$K117]=[.AC$1];[.$L117]=[.AC$1];[.$M117]=[.AC$1];[.$N117]);[.$A117];&quot;&quot;)">
            <text:p/>
          </table:table-cell>
          <table:table-cell table:formula="of:=IF(OR([.$J117]=[.AD$1];[.$K117]=[.AD$1];[.$L117]=[.AD$1];[.$M117]=[.AD$1];[.$N117]);[.$A117];&quot;&quot;)">
            <text:p/>
          </table:table-cell>
          <table:table-cell table:formula="of:=IF(OR([.$J117]=[.AE$1];[.$K117]=[.AE$1];[.$L117]=[.AE$1];[.$M117]=[.AE$1];[.$N117]);[.$A117];&quot;&quot;)">
            <text:p/>
          </table:table-cell>
          <table:table-cell table:formula="of:=IF(OR([.$J117]=[.AF$1];[.$K117]=[.AF$1];[.$L117]=[.AF$1];[.$M117]=[.AF$1];[.$N117]);[.$A117];&quot;&quot;)">
            <text:p/>
          </table:table-cell>
          <table:table-cell table:formula="of:=IF(OR([.$J117]=[.AG$1];[.$K117]=[.AG$1];[.$L117]=[.AG$1];[.$M117]=[.AG$1];[.$N117]);[.$A117];&quot;&quot;)">
            <text:p/>
          </table:table-cell>
          <table:table-cell table:formula="of:=IF(OR([.$J117]=[.AH$1];[.$K117]=[.AH$1];[.$L117]=[.AH$1];[.$M117]=[.AH$1];[.$N117]);[.$A117];&quot;&quot;)">
            <text:p/>
          </table:table-cell>
          <table:table-cell table:formula="of:=IF(OR([.$J117]=[.AI$1];[.$K117]=[.AI$1];[.$L117]=[.AI$1];[.$M117]=[.AI$1];[.$N117]);[.$A117];&quot;&quot;)">
            <text:p/>
          </table:table-cell>
          <table:table-cell table:formula="of:=IF(OR([.$J117]=[.AJ$1];[.$K117]=[.AJ$1];[.$L117]=[.AJ$1];[.$M117]=[.AJ$1];[.$N117]);[.$A117];&quot;&quot;)">
            <text:p/>
          </table:table-cell>
          <table:table-cell table:formula="of:=IF(OR([.$J117]=[.AK$1];[.$K117]=[.AK$1];[.$L117]=[.AK$1];[.$M117]=[.AK$1];[.$N117]);[.$A117];&quot;&quot;)">
            <text:p/>
          </table:table-cell>
          <table:table-cell table:formula="of:=IF(OR([.$J117]=[.AL$1];[.$K117]=[.AL$1];[.$L117]=[.AL$1];[.$M117]=[.AL$1];[.$N117]);[.$A117];&quot;&quot;)">
            <text:p/>
          </table:table-cell>
          <table:table-cell table:formula="of:=IF(OR([.$J117]=[.AM$1];[.$K117]=[.AM$1];[.$L117]=[.AM$1];[.$M117]=[.AM$1];[.$N117]);[.$A117];&quot;&quot;)">
            <text:p/>
          </table:table-cell>
          <table:table-cell table:formula="of:=IF(OR([.$J117]=[.AN$1];[.$K117]=[.AN$1];[.$L117]=[.AN$1];[.$M117]=[.AN$1];[.$N117]);[.$A117];&quot;&quot;)">
            <text:p/>
          </table:table-cell>
          <table:table-cell table:formula="of:=IF(OR([.$J117]=[.AO$1];[.$K117]=[.AO$1];[.$L117]=[.AO$1];[.$M117]=[.AO$1];[.$N117]);[.$A117];&quot;&quot;)">
            <text:p/>
          </table:table-cell>
          <table:table-cell table:formula="of:=IF(OR([.$J117]=[.AP$1];[.$K117]=[.AP$1];[.$L117]=[.AP$1];[.$M117]=[.AP$1];[.$N117]);[.$A117];&quot;&quot;)">
            <text:p/>
          </table:table-cell>
          <table:table-cell table:formula="of:=IF(OR([.$J117]=[.AQ$1];[.$K117]=[.AQ$1];[.$L117]=[.AQ$1];[.$M117]=[.AQ$1];[.$N117]);[.$A117];&quot;&quot;)">
            <text:p/>
          </table:table-cell>
          <table:table-cell table:formula="of:=IF(OR([.$J117]=[.AR$1];[.$K117]=[.AR$1];[.$L117]=[.AR$1];[.$M117]=[.AR$1];[.$N117]);[.$A117];&quot;&quot;)">
            <text:p/>
          </table:table-cell>
          <table:table-cell/>
          <table:table-cell table:formula="of:=IF([.$E117]=[.AT$1];[.$A117];&quot;&quot;)">
            <text:p/>
          </table:table-cell>
          <table:table-cell table:formula="of:=IF([.$E117]=[.AU$1];[.$A117];&quot;&quot;)">
            <text:p/>
          </table:table-cell>
          <table:table-cell table:formula="of:=IF([.$E117]=[.AV$1];[.$A117];&quot;&quot;)">
            <text:p/>
          </table:table-cell>
          <table:table-cell table:formula="of:=IF([.$E117]=[.AW$1];[.$A117];&quot;&quot;)">
            <text:p/>
          </table:table-cell>
          <table:table-cell table:formula="of:=IF([.$E117]=[.AX$1];[.$A117];&quot;&quot;)">
            <text:p/>
          </table:table-cell>
          <table:table-cell table:formula="of:=IF([.$E117]=[.AY$1];[.$A117];&quot;&quot;)">
            <text:p/>
          </table:table-cell>
          <table:table-cell table:formula="of:=IF([.$E117]=[.AZ$1];[.$A117];&quot;&quot;)">
            <text:p/>
          </table:table-cell>
          <table:table-cell table:formula="of:=IF([.$E117]=[.BA$1];[.$A117];&quot;&quot;)">
            <text:p/>
          </table:table-cell>
          <table:table-cell table:formula="of:=IF([.$E117]=[.BB$1];[.$A117];&quot;&quot;)">
            <text:p/>
          </table:table-cell>
          <table:table-cell table:formula="of:=IF([.$E117]=[.BC$1];[.$A117];&quot;&quot;)">
            <text:p/>
          </table:table-cell>
          <table:table-cell table:formula="of:=IF([.$E117]=[.BD$1];[.$A117];&quot;&quot;)">
            <text:p/>
          </table:table-cell>
          <table:table-cell table:formula="of:=IF([.$E117]=[.BE$1];[.$A117];&quot;&quot;)">
            <text:p/>
          </table:table-cell>
          <table:table-cell table:formula="of:=IF([.$E117]=[.BF$1];[.$A117];&quot;&quot;)">
            <text:p/>
          </table:table-cell>
          <table:table-cell table:formula="of:=IF([.$E117]=[.BG$1];[.$A117];&quot;&quot;)">
            <text:p/>
          </table:table-cell>
          <table:table-cell table:formula="of:=IF([.$E117]=[.BH$1];[.$A117];&quot;&quot;)">
            <text:p/>
          </table:table-cell>
          <table:table-cell table:formula="of:=IF([.$E117]=[.BI$1];[.$A117];&quot;&quot;)">
            <text:p/>
          </table:table-cell>
          <table:table-cell table:formula="of:=IF([.$E117]=[.BJ$1];[.$A117];&quot;&quot;)">
            <text:p/>
          </table:table-cell>
          <table:table-cell table:formula="of:=IF([.$E117]=[.BK$1];[.$A117];&quot;&quot;)">
            <text:p/>
          </table:table-cell>
          <table:table-cell table:formula="of:=IF([.$E117]=[.BL$1];[.$A117];&quot;&quot;)">
            <text:p/>
          </table:table-cell>
          <table:table-cell table:formula="of:=IF([.$E117]=[.BM$1];[.$A117];&quot;&quot;)">
            <text:p/>
          </table:table-cell>
          <table:table-cell table:formula="of:=IF([.$E117]=[.BN$1];[.$A117];&quot;&quot;)">
            <text:p/>
          </table:table-cell>
          <table:table-cell table:formula="of:=IF([.$E117]=[.BO$1];[.$A117];&quot;&quot;)">
            <text:p/>
          </table:table-cell>
          <table:table-cell table:formula="of:=IF([.$E117]=[.BP$1];[.$A117];&quot;&quot;)">
            <text:p/>
          </table:table-cell>
          <table:table-cell table:formula="of:=IF([.$E117]=[.BQ$1];[.$A117];&quot;&quot;)">
            <text:p/>
          </table:table-cell>
          <table:table-cell table:formula="of:=IF([.$E117]=[.BR$1];[.$A117];&quot;&quot;)">
            <text:p/>
          </table:table-cell>
          <table:table-cell table:formula="of:=IF([.$E117]=[.BS$1];[.$A117];&quot;&quot;)">
            <text:p/>
          </table:table-cell>
          <table:table-cell table:formula="of:=IF([.$E117]=[.BT$1];[.$A117];&quot;&quot;)">
            <text:p/>
          </table:table-cell>
          <table:table-cell table:formula="of:=IF([.$E117]=[.BU$1];[.$A117];&quot;&quot;)">
            <text:p/>
          </table:table-cell>
          <table:table-cell table:formula="of:=IF([.$E117]=[.BV$1];[.$A117];&quot;&quot;)">
            <text:p/>
          </table:table-cell>
          <table:table-cell table:formula="of:=IF([.$E117]=[.BW$1];[.$A117];&quot;&quot;)">
            <text:p/>
          </table:table-cell>
          <table:table-cell table:formula="of:=IF([.$E117]=[.BX$1];[.$A117];&quot;&quot;)">
            <text:p/>
          </table:table-cell>
          <table:table-cell table:formula="of:=IF([.$E117]=[.BY$1];[.$A117];&quot;&quot;)" office:value-type="float" office:value="116" calcext:value-type="float">
            <text:p>116</text:p>
          </table:table-cell>
          <table:table-cell table:formula="of:=IF([.$E117]=[.BZ$1];[.$A117];&quot;&quot;)">
            <text:p/>
          </table:table-cell>
          <table:table-cell table:formula="of:=IF([.$E117]=[.CA$1];[.$A117];&quot;&quot;)">
            <text:p/>
          </table:table-cell>
          <table:table-cell table:formula="of:=IF([.$E117]=[.CB$1];[.$A117];&quot;&quot;)">
            <text:p/>
          </table:table-cell>
          <table:table-cell table:formula="of:=IF([.$E117]=[.CC$1];[.$A117];&quot;&quot;)">
            <text:p/>
          </table:table-cell>
          <table:table-cell table:formula="of:=IF([.$E117]=[.CD$1];[.$A117];&quot;&quot;)">
            <text:p/>
          </table:table-cell>
          <table:table-cell table:formula="of:=IF([.$E117]=[.CE$1];[.$A117];&quot;&quot;)">
            <text:p/>
          </table:table-cell>
          <table:table-cell table:formula="of:=IF([.$E117]=[.CF$1];[.$A117];&quot;&quot;)">
            <text:p/>
          </table:table-cell>
          <table:table-cell table:formula="of:=IF([.$E117]=[.CG$1];[.$A117];&quot;&quot;)">
            <text:p/>
          </table:table-cell>
          <table:table-cell table:formula="of:=IF([.$E117]=[.CH$1];[.$A117];&quot;&quot;)">
            <text:p/>
          </table:table-cell>
          <table:table-cell table:formula="of:=IF([.$E117]=[.CI$1];[.$A117];&quot;&quot;)">
            <text:p/>
          </table:table-cell>
          <table:table-cell table:formula="of:=IF([.$E117]=[.CJ$1];[.$A117];&quot;&quot;)">
            <text:p/>
          </table:table-cell>
          <table:table-cell table:formula="of:=IF([.$E117]=[.CK$1];[.$A117];&quot;&quot;)">
            <text:p/>
          </table:table-cell>
          <table:table-cell table:formula="of:=IF([.$E117]=[.CL$1];[.$A117];&quot;&quot;)">
            <text:p/>
          </table:table-cell>
          <table:table-cell table:formula="of:=IF([.$E117]=[.CM$1];[.$A117];&quot;&quot;)">
            <text:p/>
          </table:table-cell>
          <table:table-cell table:formula="of:=IF([.$E117]=[.CN$1];[.$A117];&quot;&quot;)">
            <text:p/>
          </table:table-cell>
          <table:table-cell table:formula="of:=IF([.$E117]=[.CO$1];[.$A117];&quot;&quot;)">
            <text:p/>
          </table:table-cell>
          <table:table-cell table:formula="of:=IF([.$E117]=[.CP$1];[.$A117];&quot;&quot;)">
            <text:p/>
          </table:table-cell>
          <table:table-cell table:formula="of:=IF([.$E117]=[.CQ$1];[.$A11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own Unknowns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Matthew V. Lewis, Doris Egan</text:p>
          </table:table-cell>
          <table:table-cell office:value-type="float" office:value="13.31" calcext:value-type="float">
            <text:p>13.31</text:p>
          </table:table-cell>
          <table:table-cell office:value-type="float" office:value="16" calcext:value-type="float">
            <text:p>16</text:p>
          </table:table-cell>
          <table:table-cell office:value-type="date" office:date-value="2009-11-09" calcext:value-type="date">
            <text:p>2009-11-09</text:p>
          </table:table-cell>
          <table:table-cell office:value-type="string" calcext:value-type="string">
            <text:p>Matthew V. Lewis</text:p>
          </table:table-cell>
          <table:table-cell office:value-type="string" calcext:value-type="string">
            <text:p>Doris Egan</text:p>
          </table:table-cell>
          <table:table-cell table:number-columns-repeated="3"/>
          <table:table-cell table:formula="of:=IF(OR([.$J118]=[.O$1];[.$K118]=[.O$1];[.$L118]=[.O$1];[.$M118]=[.O$1];[.$N118]);[.$A118];&quot;&quot;)">
            <text:p/>
          </table:table-cell>
          <table:table-cell table:formula="of:=IF(OR([.$J118]=[.P$1];[.$K118]=[.P$1];[.$L118]=[.P$1];[.$M118]=[.P$1];[.$N118]);[.$A118];&quot;&quot;)">
            <text:p/>
          </table:table-cell>
          <table:table-cell table:formula="of:=IF(OR([.$J118]=[.Q$1];[.$K118]=[.Q$1];[.$L118]=[.Q$1];[.$M118]=[.Q$1];[.$N118]);[.$A118];&quot;&quot;)">
            <text:p/>
          </table:table-cell>
          <table:table-cell table:formula="of:=IF(OR([.$J118]=[.R$1];[.$K118]=[.R$1];[.$L118]=[.R$1];[.$M118]=[.R$1];[.$N118]);[.$A118];&quot;&quot;)">
            <text:p/>
          </table:table-cell>
          <table:table-cell table:formula="of:=IF(OR([.$J118]=[.S$1];[.$K118]=[.S$1];[.$L118]=[.S$1];[.$M118]=[.S$1];[.$N118]);[.$A118];&quot;&quot;)">
            <text:p/>
          </table:table-cell>
          <table:table-cell table:formula="of:=IF(OR([.$J118]=[.T$1];[.$K118]=[.T$1];[.$L118]=[.T$1];[.$M118]=[.T$1];[.$N118]);[.$A118];&quot;&quot;)">
            <text:p/>
          </table:table-cell>
          <table:table-cell table:formula="of:=IF(OR([.$J118]=[.U$1];[.$K118]=[.U$1];[.$L118]=[.U$1];[.$M118]=[.U$1];[.$N118]);[.$A118];&quot;&quot;)">
            <text:p/>
          </table:table-cell>
          <table:table-cell table:formula="of:=IF(OR([.$J118]=[.V$1];[.$K118]=[.V$1];[.$L118]=[.V$1];[.$M118]=[.V$1];[.$N118]);[.$A118];&quot;&quot;)">
            <text:p/>
          </table:table-cell>
          <table:table-cell table:formula="of:=IF(OR([.$J118]=[.W$1];[.$K118]=[.W$1];[.$L118]=[.W$1];[.$M118]=[.W$1];[.$N118]);[.$A118];&quot;&quot;)">
            <text:p/>
          </table:table-cell>
          <table:table-cell table:formula="of:=IF(OR([.$J118]=[.X$1];[.$K118]=[.X$1];[.$L118]=[.X$1];[.$M118]=[.X$1];[.$N118]);[.$A118];&quot;&quot;)">
            <text:p/>
          </table:table-cell>
          <table:table-cell table:formula="of:=IF(OR([.$J118]=[.Y$1];[.$K118]=[.Y$1];[.$L118]=[.Y$1];[.$M118]=[.Y$1];[.$N118]);[.$A118];&quot;&quot;)">
            <text:p/>
          </table:table-cell>
          <table:table-cell table:formula="of:=IF(OR([.$J118]=[.Z$1];[.$K118]=[.Z$1];[.$L118]=[.Z$1];[.$M118]=[.Z$1];[.$N118]);[.$A118];&quot;&quot;)">
            <text:p/>
          </table:table-cell>
          <table:table-cell table:formula="of:=IF(OR([.$J118]=[.AA$1];[.$K118]=[.AA$1];[.$L118]=[.AA$1];[.$M118]=[.AA$1];[.$N118]);[.$A118];&quot;&quot;)">
            <text:p/>
          </table:table-cell>
          <table:table-cell table:formula="of:=IF(OR([.$J118]=[.AB$1];[.$K118]=[.AB$1];[.$L118]=[.AB$1];[.$M118]=[.AB$1];[.$N118]);[.$A118];&quot;&quot;)">
            <text:p/>
          </table:table-cell>
          <table:table-cell table:formula="of:=IF(OR([.$J118]=[.AC$1];[.$K118]=[.AC$1];[.$L118]=[.AC$1];[.$M118]=[.AC$1];[.$N118]);[.$A118];&quot;&quot;)" office:value-type="float" office:value="117" calcext:value-type="float">
            <text:p>117</text:p>
          </table:table-cell>
          <table:table-cell table:formula="of:=IF(OR([.$J118]=[.AD$1];[.$K118]=[.AD$1];[.$L118]=[.AD$1];[.$M118]=[.AD$1];[.$N118]);[.$A118];&quot;&quot;)">
            <text:p/>
          </table:table-cell>
          <table:table-cell table:formula="of:=IF(OR([.$J118]=[.AE$1];[.$K118]=[.AE$1];[.$L118]=[.AE$1];[.$M118]=[.AE$1];[.$N118]);[.$A118];&quot;&quot;)" office:value-type="float" office:value="117" calcext:value-type="float">
            <text:p>117</text:p>
          </table:table-cell>
          <table:table-cell table:formula="of:=IF(OR([.$J118]=[.AF$1];[.$K118]=[.AF$1];[.$L118]=[.AF$1];[.$M118]=[.AF$1];[.$N118]);[.$A118];&quot;&quot;)">
            <text:p/>
          </table:table-cell>
          <table:table-cell table:formula="of:=IF(OR([.$J118]=[.AG$1];[.$K118]=[.AG$1];[.$L118]=[.AG$1];[.$M118]=[.AG$1];[.$N118]);[.$A118];&quot;&quot;)">
            <text:p/>
          </table:table-cell>
          <table:table-cell table:formula="of:=IF(OR([.$J118]=[.AH$1];[.$K118]=[.AH$1];[.$L118]=[.AH$1];[.$M118]=[.AH$1];[.$N118]);[.$A118];&quot;&quot;)">
            <text:p/>
          </table:table-cell>
          <table:table-cell table:formula="of:=IF(OR([.$J118]=[.AI$1];[.$K118]=[.AI$1];[.$L118]=[.AI$1];[.$M118]=[.AI$1];[.$N118]);[.$A118];&quot;&quot;)">
            <text:p/>
          </table:table-cell>
          <table:table-cell table:formula="of:=IF(OR([.$J118]=[.AJ$1];[.$K118]=[.AJ$1];[.$L118]=[.AJ$1];[.$M118]=[.AJ$1];[.$N118]);[.$A118];&quot;&quot;)">
            <text:p/>
          </table:table-cell>
          <table:table-cell table:formula="of:=IF(OR([.$J118]=[.AK$1];[.$K118]=[.AK$1];[.$L118]=[.AK$1];[.$M118]=[.AK$1];[.$N118]);[.$A118];&quot;&quot;)">
            <text:p/>
          </table:table-cell>
          <table:table-cell table:formula="of:=IF(OR([.$J118]=[.AL$1];[.$K118]=[.AL$1];[.$L118]=[.AL$1];[.$M118]=[.AL$1];[.$N118]);[.$A118];&quot;&quot;)">
            <text:p/>
          </table:table-cell>
          <table:table-cell table:formula="of:=IF(OR([.$J118]=[.AM$1];[.$K118]=[.AM$1];[.$L118]=[.AM$1];[.$M118]=[.AM$1];[.$N118]);[.$A118];&quot;&quot;)">
            <text:p/>
          </table:table-cell>
          <table:table-cell table:formula="of:=IF(OR([.$J118]=[.AN$1];[.$K118]=[.AN$1];[.$L118]=[.AN$1];[.$M118]=[.AN$1];[.$N118]);[.$A118];&quot;&quot;)">
            <text:p/>
          </table:table-cell>
          <table:table-cell table:formula="of:=IF(OR([.$J118]=[.AO$1];[.$K118]=[.AO$1];[.$L118]=[.AO$1];[.$M118]=[.AO$1];[.$N118]);[.$A118];&quot;&quot;)">
            <text:p/>
          </table:table-cell>
          <table:table-cell table:formula="of:=IF(OR([.$J118]=[.AP$1];[.$K118]=[.AP$1];[.$L118]=[.AP$1];[.$M118]=[.AP$1];[.$N118]);[.$A118];&quot;&quot;)">
            <text:p/>
          </table:table-cell>
          <table:table-cell table:formula="of:=IF(OR([.$J118]=[.AQ$1];[.$K118]=[.AQ$1];[.$L118]=[.AQ$1];[.$M118]=[.AQ$1];[.$N118]);[.$A118];&quot;&quot;)">
            <text:p/>
          </table:table-cell>
          <table:table-cell table:formula="of:=IF(OR([.$J118]=[.AR$1];[.$K118]=[.AR$1];[.$L118]=[.AR$1];[.$M118]=[.AR$1];[.$N118]);[.$A118];&quot;&quot;)">
            <text:p/>
          </table:table-cell>
          <table:table-cell/>
          <table:table-cell table:formula="of:=IF([.$E118]=[.AT$1];[.$A118];&quot;&quot;)">
            <text:p/>
          </table:table-cell>
          <table:table-cell table:formula="of:=IF([.$E118]=[.AU$1];[.$A118];&quot;&quot;)">
            <text:p/>
          </table:table-cell>
          <table:table-cell table:formula="of:=IF([.$E118]=[.AV$1];[.$A118];&quot;&quot;)">
            <text:p/>
          </table:table-cell>
          <table:table-cell table:formula="of:=IF([.$E118]=[.AW$1];[.$A118];&quot;&quot;)" office:value-type="float" office:value="117" calcext:value-type="float">
            <text:p>117</text:p>
          </table:table-cell>
          <table:table-cell table:formula="of:=IF([.$E118]=[.AX$1];[.$A118];&quot;&quot;)">
            <text:p/>
          </table:table-cell>
          <table:table-cell table:formula="of:=IF([.$E118]=[.AY$1];[.$A118];&quot;&quot;)">
            <text:p/>
          </table:table-cell>
          <table:table-cell table:formula="of:=IF([.$E118]=[.AZ$1];[.$A118];&quot;&quot;)">
            <text:p/>
          </table:table-cell>
          <table:table-cell table:formula="of:=IF([.$E118]=[.BA$1];[.$A118];&quot;&quot;)">
            <text:p/>
          </table:table-cell>
          <table:table-cell table:formula="of:=IF([.$E118]=[.BB$1];[.$A118];&quot;&quot;)">
            <text:p/>
          </table:table-cell>
          <table:table-cell table:formula="of:=IF([.$E118]=[.BC$1];[.$A118];&quot;&quot;)">
            <text:p/>
          </table:table-cell>
          <table:table-cell table:formula="of:=IF([.$E118]=[.BD$1];[.$A118];&quot;&quot;)">
            <text:p/>
          </table:table-cell>
          <table:table-cell table:formula="of:=IF([.$E118]=[.BE$1];[.$A118];&quot;&quot;)">
            <text:p/>
          </table:table-cell>
          <table:table-cell table:formula="of:=IF([.$E118]=[.BF$1];[.$A118];&quot;&quot;)">
            <text:p/>
          </table:table-cell>
          <table:table-cell table:formula="of:=IF([.$E118]=[.BG$1];[.$A118];&quot;&quot;)">
            <text:p/>
          </table:table-cell>
          <table:table-cell table:formula="of:=IF([.$E118]=[.BH$1];[.$A118];&quot;&quot;)">
            <text:p/>
          </table:table-cell>
          <table:table-cell table:formula="of:=IF([.$E118]=[.BI$1];[.$A118];&quot;&quot;)">
            <text:p/>
          </table:table-cell>
          <table:table-cell table:formula="of:=IF([.$E118]=[.BJ$1];[.$A118];&quot;&quot;)">
            <text:p/>
          </table:table-cell>
          <table:table-cell table:formula="of:=IF([.$E118]=[.BK$1];[.$A118];&quot;&quot;)">
            <text:p/>
          </table:table-cell>
          <table:table-cell table:formula="of:=IF([.$E118]=[.BL$1];[.$A118];&quot;&quot;)">
            <text:p/>
          </table:table-cell>
          <table:table-cell table:formula="of:=IF([.$E118]=[.BM$1];[.$A118];&quot;&quot;)">
            <text:p/>
          </table:table-cell>
          <table:table-cell table:formula="of:=IF([.$E118]=[.BN$1];[.$A118];&quot;&quot;)">
            <text:p/>
          </table:table-cell>
          <table:table-cell table:formula="of:=IF([.$E118]=[.BO$1];[.$A118];&quot;&quot;)">
            <text:p/>
          </table:table-cell>
          <table:table-cell table:formula="of:=IF([.$E118]=[.BP$1];[.$A118];&quot;&quot;)">
            <text:p/>
          </table:table-cell>
          <table:table-cell table:formula="of:=IF([.$E118]=[.BQ$1];[.$A118];&quot;&quot;)">
            <text:p/>
          </table:table-cell>
          <table:table-cell table:formula="of:=IF([.$E118]=[.BR$1];[.$A118];&quot;&quot;)">
            <text:p/>
          </table:table-cell>
          <table:table-cell table:formula="of:=IF([.$E118]=[.BS$1];[.$A118];&quot;&quot;)">
            <text:p/>
          </table:table-cell>
          <table:table-cell table:formula="of:=IF([.$E118]=[.BT$1];[.$A118];&quot;&quot;)">
            <text:p/>
          </table:table-cell>
          <table:table-cell table:formula="of:=IF([.$E118]=[.BU$1];[.$A118];&quot;&quot;)">
            <text:p/>
          </table:table-cell>
          <table:table-cell table:formula="of:=IF([.$E118]=[.BV$1];[.$A118];&quot;&quot;)">
            <text:p/>
          </table:table-cell>
          <table:table-cell table:formula="of:=IF([.$E118]=[.BW$1];[.$A118];&quot;&quot;)">
            <text:p/>
          </table:table-cell>
          <table:table-cell table:formula="of:=IF([.$E118]=[.BX$1];[.$A118];&quot;&quot;)">
            <text:p/>
          </table:table-cell>
          <table:table-cell table:formula="of:=IF([.$E118]=[.BY$1];[.$A118];&quot;&quot;)">
            <text:p/>
          </table:table-cell>
          <table:table-cell table:formula="of:=IF([.$E118]=[.BZ$1];[.$A118];&quot;&quot;)">
            <text:p/>
          </table:table-cell>
          <table:table-cell table:formula="of:=IF([.$E118]=[.CA$1];[.$A118];&quot;&quot;)">
            <text:p/>
          </table:table-cell>
          <table:table-cell table:formula="of:=IF([.$E118]=[.CB$1];[.$A118];&quot;&quot;)">
            <text:p/>
          </table:table-cell>
          <table:table-cell table:formula="of:=IF([.$E118]=[.CC$1];[.$A118];&quot;&quot;)">
            <text:p/>
          </table:table-cell>
          <table:table-cell table:formula="of:=IF([.$E118]=[.CD$1];[.$A118];&quot;&quot;)">
            <text:p/>
          </table:table-cell>
          <table:table-cell table:formula="of:=IF([.$E118]=[.CE$1];[.$A118];&quot;&quot;)">
            <text:p/>
          </table:table-cell>
          <table:table-cell table:formula="of:=IF([.$E118]=[.CF$1];[.$A118];&quot;&quot;)">
            <text:p/>
          </table:table-cell>
          <table:table-cell table:formula="of:=IF([.$E118]=[.CG$1];[.$A118];&quot;&quot;)">
            <text:p/>
          </table:table-cell>
          <table:table-cell table:formula="of:=IF([.$E118]=[.CH$1];[.$A118];&quot;&quot;)">
            <text:p/>
          </table:table-cell>
          <table:table-cell table:formula="of:=IF([.$E118]=[.CI$1];[.$A118];&quot;&quot;)">
            <text:p/>
          </table:table-cell>
          <table:table-cell table:formula="of:=IF([.$E118]=[.CJ$1];[.$A118];&quot;&quot;)">
            <text:p/>
          </table:table-cell>
          <table:table-cell table:formula="of:=IF([.$E118]=[.CK$1];[.$A118];&quot;&quot;)">
            <text:p/>
          </table:table-cell>
          <table:table-cell table:formula="of:=IF([.$E118]=[.CL$1];[.$A118];&quot;&quot;)">
            <text:p/>
          </table:table-cell>
          <table:table-cell table:formula="of:=IF([.$E118]=[.CM$1];[.$A118];&quot;&quot;)">
            <text:p/>
          </table:table-cell>
          <table:table-cell table:formula="of:=IF([.$E118]=[.CN$1];[.$A118];&quot;&quot;)">
            <text:p/>
          </table:table-cell>
          <table:table-cell table:formula="of:=IF([.$E118]=[.CO$1];[.$A118];&quot;&quot;)">
            <text:p/>
          </table:table-cell>
          <table:table-cell table:formula="of:=IF([.$E118]=[.CP$1];[.$A118];&quot;&quot;)">
            <text:p/>
          </table:table-cell>
          <table:table-cell table:formula="of:=IF([.$E118]=[.CQ$1];[.$A11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amwork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Eli Attie</text:p>
          </table:table-cell>
          <table:table-cell office:value-type="float" office:value="12.67" calcext:value-type="float">
            <text:p>12.67</text:p>
          </table:table-cell>
          <table:table-cell office:value-type="float" office:value="18" calcext:value-type="float">
            <text:p>18</text:p>
          </table:table-cell>
          <table:table-cell office:value-type="date" office:date-value="2009-11-16" calcext:value-type="date">
            <text:p>2009-11-16</text:p>
          </table:table-cell>
          <table:table-cell office:value-type="string" calcext:value-type="string">
            <text:p>Eli Attie</text:p>
          </table:table-cell>
          <table:table-cell table:number-columns-repeated="4"/>
          <table:table-cell table:formula="of:=IF(OR([.$J119]=[.O$1];[.$K119]=[.O$1];[.$L119]=[.O$1];[.$M119]=[.O$1];[.$N119]);[.$A119];&quot;&quot;)">
            <text:p/>
          </table:table-cell>
          <table:table-cell table:formula="of:=IF(OR([.$J119]=[.P$1];[.$K119]=[.P$1];[.$L119]=[.P$1];[.$M119]=[.P$1];[.$N119]);[.$A119];&quot;&quot;)">
            <text:p/>
          </table:table-cell>
          <table:table-cell table:formula="of:=IF(OR([.$J119]=[.Q$1];[.$K119]=[.Q$1];[.$L119]=[.Q$1];[.$M119]=[.Q$1];[.$N119]);[.$A119];&quot;&quot;)">
            <text:p/>
          </table:table-cell>
          <table:table-cell table:formula="of:=IF(OR([.$J119]=[.R$1];[.$K119]=[.R$1];[.$L119]=[.R$1];[.$M119]=[.R$1];[.$N119]);[.$A119];&quot;&quot;)">
            <text:p/>
          </table:table-cell>
          <table:table-cell table:formula="of:=IF(OR([.$J119]=[.S$1];[.$K119]=[.S$1];[.$L119]=[.S$1];[.$M119]=[.S$1];[.$N119]);[.$A119];&quot;&quot;)">
            <text:p/>
          </table:table-cell>
          <table:table-cell table:formula="of:=IF(OR([.$J119]=[.T$1];[.$K119]=[.T$1];[.$L119]=[.T$1];[.$M119]=[.T$1];[.$N119]);[.$A119];&quot;&quot;)">
            <text:p/>
          </table:table-cell>
          <table:table-cell table:formula="of:=IF(OR([.$J119]=[.U$1];[.$K119]=[.U$1];[.$L119]=[.U$1];[.$M119]=[.U$1];[.$N119]);[.$A119];&quot;&quot;)">
            <text:p/>
          </table:table-cell>
          <table:table-cell table:formula="of:=IF(OR([.$J119]=[.V$1];[.$K119]=[.V$1];[.$L119]=[.V$1];[.$M119]=[.V$1];[.$N119]);[.$A119];&quot;&quot;)">
            <text:p/>
          </table:table-cell>
          <table:table-cell table:formula="of:=IF(OR([.$J119]=[.W$1];[.$K119]=[.W$1];[.$L119]=[.W$1];[.$M119]=[.W$1];[.$N119]);[.$A119];&quot;&quot;)">
            <text:p/>
          </table:table-cell>
          <table:table-cell table:formula="of:=IF(OR([.$J119]=[.X$1];[.$K119]=[.X$1];[.$L119]=[.X$1];[.$M119]=[.X$1];[.$N119]);[.$A119];&quot;&quot;)">
            <text:p/>
          </table:table-cell>
          <table:table-cell table:formula="of:=IF(OR([.$J119]=[.Y$1];[.$K119]=[.Y$1];[.$L119]=[.Y$1];[.$M119]=[.Y$1];[.$N119]);[.$A119];&quot;&quot;)">
            <text:p/>
          </table:table-cell>
          <table:table-cell table:formula="of:=IF(OR([.$J119]=[.Z$1];[.$K119]=[.Z$1];[.$L119]=[.Z$1];[.$M119]=[.Z$1];[.$N119]);[.$A119];&quot;&quot;)">
            <text:p/>
          </table:table-cell>
          <table:table-cell table:formula="of:=IF(OR([.$J119]=[.AA$1];[.$K119]=[.AA$1];[.$L119]=[.AA$1];[.$M119]=[.AA$1];[.$N119]);[.$A119];&quot;&quot;)">
            <text:p/>
          </table:table-cell>
          <table:table-cell table:formula="of:=IF(OR([.$J119]=[.AB$1];[.$K119]=[.AB$1];[.$L119]=[.AB$1];[.$M119]=[.AB$1];[.$N119]);[.$A119];&quot;&quot;)">
            <text:p/>
          </table:table-cell>
          <table:table-cell table:formula="of:=IF(OR([.$J119]=[.AC$1];[.$K119]=[.AC$1];[.$L119]=[.AC$1];[.$M119]=[.AC$1];[.$N119]);[.$A119];&quot;&quot;)">
            <text:p/>
          </table:table-cell>
          <table:table-cell table:formula="of:=IF(OR([.$J119]=[.AD$1];[.$K119]=[.AD$1];[.$L119]=[.AD$1];[.$M119]=[.AD$1];[.$N119]);[.$A119];&quot;&quot;)">
            <text:p/>
          </table:table-cell>
          <table:table-cell table:formula="of:=IF(OR([.$J119]=[.AE$1];[.$K119]=[.AE$1];[.$L119]=[.AE$1];[.$M119]=[.AE$1];[.$N119]);[.$A119];&quot;&quot;)">
            <text:p/>
          </table:table-cell>
          <table:table-cell table:formula="of:=IF(OR([.$J119]=[.AF$1];[.$K119]=[.AF$1];[.$L119]=[.AF$1];[.$M119]=[.AF$1];[.$N119]);[.$A119];&quot;&quot;)">
            <text:p/>
          </table:table-cell>
          <table:table-cell table:formula="of:=IF(OR([.$J119]=[.AG$1];[.$K119]=[.AG$1];[.$L119]=[.AG$1];[.$M119]=[.AG$1];[.$N119]);[.$A119];&quot;&quot;)">
            <text:p/>
          </table:table-cell>
          <table:table-cell table:formula="of:=IF(OR([.$J119]=[.AH$1];[.$K119]=[.AH$1];[.$L119]=[.AH$1];[.$M119]=[.AH$1];[.$N119]);[.$A119];&quot;&quot;)">
            <text:p/>
          </table:table-cell>
          <table:table-cell table:formula="of:=IF(OR([.$J119]=[.AI$1];[.$K119]=[.AI$1];[.$L119]=[.AI$1];[.$M119]=[.AI$1];[.$N119]);[.$A119];&quot;&quot;)">
            <text:p/>
          </table:table-cell>
          <table:table-cell table:formula="of:=IF(OR([.$J119]=[.AJ$1];[.$K119]=[.AJ$1];[.$L119]=[.AJ$1];[.$M119]=[.AJ$1];[.$N119]);[.$A119];&quot;&quot;)" office:value-type="float" office:value="118" calcext:value-type="float">
            <text:p>118</text:p>
          </table:table-cell>
          <table:table-cell table:formula="of:=IF(OR([.$J119]=[.AK$1];[.$K119]=[.AK$1];[.$L119]=[.AK$1];[.$M119]=[.AK$1];[.$N119]);[.$A119];&quot;&quot;)">
            <text:p/>
          </table:table-cell>
          <table:table-cell table:formula="of:=IF(OR([.$J119]=[.AL$1];[.$K119]=[.AL$1];[.$L119]=[.AL$1];[.$M119]=[.AL$1];[.$N119]);[.$A119];&quot;&quot;)">
            <text:p/>
          </table:table-cell>
          <table:table-cell table:formula="of:=IF(OR([.$J119]=[.AM$1];[.$K119]=[.AM$1];[.$L119]=[.AM$1];[.$M119]=[.AM$1];[.$N119]);[.$A119];&quot;&quot;)">
            <text:p/>
          </table:table-cell>
          <table:table-cell table:formula="of:=IF(OR([.$J119]=[.AN$1];[.$K119]=[.AN$1];[.$L119]=[.AN$1];[.$M119]=[.AN$1];[.$N119]);[.$A119];&quot;&quot;)">
            <text:p/>
          </table:table-cell>
          <table:table-cell table:formula="of:=IF(OR([.$J119]=[.AO$1];[.$K119]=[.AO$1];[.$L119]=[.AO$1];[.$M119]=[.AO$1];[.$N119]);[.$A119];&quot;&quot;)">
            <text:p/>
          </table:table-cell>
          <table:table-cell table:formula="of:=IF(OR([.$J119]=[.AP$1];[.$K119]=[.AP$1];[.$L119]=[.AP$1];[.$M119]=[.AP$1];[.$N119]);[.$A119];&quot;&quot;)">
            <text:p/>
          </table:table-cell>
          <table:table-cell table:formula="of:=IF(OR([.$J119]=[.AQ$1];[.$K119]=[.AQ$1];[.$L119]=[.AQ$1];[.$M119]=[.AQ$1];[.$N119]);[.$A119];&quot;&quot;)">
            <text:p/>
          </table:table-cell>
          <table:table-cell table:formula="of:=IF(OR([.$J119]=[.AR$1];[.$K119]=[.AR$1];[.$L119]=[.AR$1];[.$M119]=[.AR$1];[.$N119]);[.$A119];&quot;&quot;)">
            <text:p/>
          </table:table-cell>
          <table:table-cell/>
          <table:table-cell table:formula="of:=IF([.$E119]=[.AT$1];[.$A119];&quot;&quot;)">
            <text:p/>
          </table:table-cell>
          <table:table-cell table:formula="of:=IF([.$E119]=[.AU$1];[.$A119];&quot;&quot;)">
            <text:p/>
          </table:table-cell>
          <table:table-cell table:formula="of:=IF([.$E119]=[.AV$1];[.$A119];&quot;&quot;)">
            <text:p/>
          </table:table-cell>
          <table:table-cell table:formula="of:=IF([.$E119]=[.AW$1];[.$A119];&quot;&quot;)">
            <text:p/>
          </table:table-cell>
          <table:table-cell table:formula="of:=IF([.$E119]=[.AX$1];[.$A119];&quot;&quot;)">
            <text:p/>
          </table:table-cell>
          <table:table-cell table:formula="of:=IF([.$E119]=[.AY$1];[.$A119];&quot;&quot;)">
            <text:p/>
          </table:table-cell>
          <table:table-cell table:formula="of:=IF([.$E119]=[.AZ$1];[.$A119];&quot;&quot;)">
            <text:p/>
          </table:table-cell>
          <table:table-cell table:formula="of:=IF([.$E119]=[.BA$1];[.$A119];&quot;&quot;)">
            <text:p/>
          </table:table-cell>
          <table:table-cell table:formula="of:=IF([.$E119]=[.BB$1];[.$A119];&quot;&quot;)">
            <text:p/>
          </table:table-cell>
          <table:table-cell table:formula="of:=IF([.$E119]=[.BC$1];[.$A119];&quot;&quot;)">
            <text:p/>
          </table:table-cell>
          <table:table-cell table:formula="of:=IF([.$E119]=[.BD$1];[.$A119];&quot;&quot;)">
            <text:p/>
          </table:table-cell>
          <table:table-cell table:formula="of:=IF([.$E119]=[.BE$1];[.$A119];&quot;&quot;)">
            <text:p/>
          </table:table-cell>
          <table:table-cell table:formula="of:=IF([.$E119]=[.BF$1];[.$A119];&quot;&quot;)">
            <text:p/>
          </table:table-cell>
          <table:table-cell table:formula="of:=IF([.$E119]=[.BG$1];[.$A119];&quot;&quot;)">
            <text:p/>
          </table:table-cell>
          <table:table-cell table:formula="of:=IF([.$E119]=[.BH$1];[.$A119];&quot;&quot;)">
            <text:p/>
          </table:table-cell>
          <table:table-cell table:formula="of:=IF([.$E119]=[.BI$1];[.$A119];&quot;&quot;)">
            <text:p/>
          </table:table-cell>
          <table:table-cell table:formula="of:=IF([.$E119]=[.BJ$1];[.$A119];&quot;&quot;)">
            <text:p/>
          </table:table-cell>
          <table:table-cell table:formula="of:=IF([.$E119]=[.BK$1];[.$A119];&quot;&quot;)">
            <text:p/>
          </table:table-cell>
          <table:table-cell table:formula="of:=IF([.$E119]=[.BL$1];[.$A119];&quot;&quot;)">
            <text:p/>
          </table:table-cell>
          <table:table-cell table:formula="of:=IF([.$E119]=[.BM$1];[.$A119];&quot;&quot;)">
            <text:p/>
          </table:table-cell>
          <table:table-cell table:formula="of:=IF([.$E119]=[.BN$1];[.$A119];&quot;&quot;)">
            <text:p/>
          </table:table-cell>
          <table:table-cell table:formula="of:=IF([.$E119]=[.BO$1];[.$A119];&quot;&quot;)">
            <text:p/>
          </table:table-cell>
          <table:table-cell table:formula="of:=IF([.$E119]=[.BP$1];[.$A119];&quot;&quot;)">
            <text:p/>
          </table:table-cell>
          <table:table-cell table:formula="of:=IF([.$E119]=[.BQ$1];[.$A119];&quot;&quot;)">
            <text:p/>
          </table:table-cell>
          <table:table-cell table:formula="of:=IF([.$E119]=[.BR$1];[.$A119];&quot;&quot;)">
            <text:p/>
          </table:table-cell>
          <table:table-cell table:formula="of:=IF([.$E119]=[.BS$1];[.$A119];&quot;&quot;)">
            <text:p/>
          </table:table-cell>
          <table:table-cell table:formula="of:=IF([.$E119]=[.BT$1];[.$A119];&quot;&quot;)">
            <text:p/>
          </table:table-cell>
          <table:table-cell table:formula="of:=IF([.$E119]=[.BU$1];[.$A119];&quot;&quot;)">
            <text:p/>
          </table:table-cell>
          <table:table-cell table:formula="of:=IF([.$E119]=[.BV$1];[.$A119];&quot;&quot;)">
            <text:p/>
          </table:table-cell>
          <table:table-cell table:formula="of:=IF([.$E119]=[.BW$1];[.$A119];&quot;&quot;)">
            <text:p/>
          </table:table-cell>
          <table:table-cell table:formula="of:=IF([.$E119]=[.BX$1];[.$A119];&quot;&quot;)">
            <text:p/>
          </table:table-cell>
          <table:table-cell table:formula="of:=IF([.$E119]=[.BY$1];[.$A119];&quot;&quot;)">
            <text:p/>
          </table:table-cell>
          <table:table-cell table:formula="of:=IF([.$E119]=[.BZ$1];[.$A119];&quot;&quot;)">
            <text:p/>
          </table:table-cell>
          <table:table-cell table:formula="of:=IF([.$E119]=[.CA$1];[.$A119];&quot;&quot;)">
            <text:p/>
          </table:table-cell>
          <table:table-cell table:formula="of:=IF([.$E119]=[.CB$1];[.$A119];&quot;&quot;)" office:value-type="float" office:value="118" calcext:value-type="float">
            <text:p>118</text:p>
          </table:table-cell>
          <table:table-cell table:formula="of:=IF([.$E119]=[.CC$1];[.$A119];&quot;&quot;)">
            <text:p/>
          </table:table-cell>
          <table:table-cell table:formula="of:=IF([.$E119]=[.CD$1];[.$A119];&quot;&quot;)">
            <text:p/>
          </table:table-cell>
          <table:table-cell table:formula="of:=IF([.$E119]=[.CE$1];[.$A119];&quot;&quot;)">
            <text:p/>
          </table:table-cell>
          <table:table-cell table:formula="of:=IF([.$E119]=[.CF$1];[.$A119];&quot;&quot;)">
            <text:p/>
          </table:table-cell>
          <table:table-cell table:formula="of:=IF([.$E119]=[.CG$1];[.$A119];&quot;&quot;)">
            <text:p/>
          </table:table-cell>
          <table:table-cell table:formula="of:=IF([.$E119]=[.CH$1];[.$A119];&quot;&quot;)">
            <text:p/>
          </table:table-cell>
          <table:table-cell table:formula="of:=IF([.$E119]=[.CI$1];[.$A119];&quot;&quot;)">
            <text:p/>
          </table:table-cell>
          <table:table-cell table:formula="of:=IF([.$E119]=[.CJ$1];[.$A119];&quot;&quot;)">
            <text:p/>
          </table:table-cell>
          <table:table-cell table:formula="of:=IF([.$E119]=[.CK$1];[.$A119];&quot;&quot;)">
            <text:p/>
          </table:table-cell>
          <table:table-cell table:formula="of:=IF([.$E119]=[.CL$1];[.$A119];&quot;&quot;)">
            <text:p/>
          </table:table-cell>
          <table:table-cell table:formula="of:=IF([.$E119]=[.CM$1];[.$A119];&quot;&quot;)">
            <text:p/>
          </table:table-cell>
          <table:table-cell table:formula="of:=IF([.$E119]=[.CN$1];[.$A119];&quot;&quot;)">
            <text:p/>
          </table:table-cell>
          <table:table-cell table:formula="of:=IF([.$E119]=[.CO$1];[.$A119];&quot;&quot;)">
            <text:p/>
          </table:table-cell>
          <table:table-cell table:formula="of:=IF([.$E119]=[.CP$1];[.$A119];&quot;&quot;)">
            <text:p/>
          </table:table-cell>
          <table:table-cell table:formula="of:=IF([.$E119]=[.CQ$1];[.$A11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gnorance Is Bliss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David Hoselton</text:p>
          </table:table-cell>
          <table:table-cell office:value-type="float" office:value="11.95" calcext:value-type="float">
            <text:p>11.95</text:p>
          </table:table-cell>
          <table:table-cell office:value-type="float" office:value="17" calcext:value-type="float">
            <text:p>17</text:p>
          </table:table-cell>
          <table:table-cell office:value-type="date" office:date-value="2009-11-23" calcext:value-type="date">
            <text:p>2009-11-23</text:p>
          </table:table-cell>
          <table:table-cell office:value-type="string" calcext:value-type="string">
            <text:p>David Hoselton</text:p>
          </table:table-cell>
          <table:table-cell table:number-columns-repeated="4"/>
          <table:table-cell table:formula="of:=IF(OR([.$J120]=[.O$1];[.$K120]=[.O$1];[.$L120]=[.O$1];[.$M120]=[.O$1];[.$N120]);[.$A120];&quot;&quot;)">
            <text:p/>
          </table:table-cell>
          <table:table-cell table:formula="of:=IF(OR([.$J120]=[.P$1];[.$K120]=[.P$1];[.$L120]=[.P$1];[.$M120]=[.P$1];[.$N120]);[.$A120];&quot;&quot;)">
            <text:p/>
          </table:table-cell>
          <table:table-cell table:formula="of:=IF(OR([.$J120]=[.Q$1];[.$K120]=[.Q$1];[.$L120]=[.Q$1];[.$M120]=[.Q$1];[.$N120]);[.$A120];&quot;&quot;)">
            <text:p/>
          </table:table-cell>
          <table:table-cell table:formula="of:=IF(OR([.$J120]=[.R$1];[.$K120]=[.R$1];[.$L120]=[.R$1];[.$M120]=[.R$1];[.$N120]);[.$A120];&quot;&quot;)">
            <text:p/>
          </table:table-cell>
          <table:table-cell table:formula="of:=IF(OR([.$J120]=[.S$1];[.$K120]=[.S$1];[.$L120]=[.S$1];[.$M120]=[.S$1];[.$N120]);[.$A120];&quot;&quot;)">
            <text:p/>
          </table:table-cell>
          <table:table-cell table:formula="of:=IF(OR([.$J120]=[.T$1];[.$K120]=[.T$1];[.$L120]=[.T$1];[.$M120]=[.T$1];[.$N120]);[.$A120];&quot;&quot;)">
            <text:p/>
          </table:table-cell>
          <table:table-cell table:formula="of:=IF(OR([.$J120]=[.U$1];[.$K120]=[.U$1];[.$L120]=[.U$1];[.$M120]=[.U$1];[.$N120]);[.$A120];&quot;&quot;)">
            <text:p/>
          </table:table-cell>
          <table:table-cell table:formula="of:=IF(OR([.$J120]=[.V$1];[.$K120]=[.V$1];[.$L120]=[.V$1];[.$M120]=[.V$1];[.$N120]);[.$A120];&quot;&quot;)">
            <text:p/>
          </table:table-cell>
          <table:table-cell table:formula="of:=IF(OR([.$J120]=[.W$1];[.$K120]=[.W$1];[.$L120]=[.W$1];[.$M120]=[.W$1];[.$N120]);[.$A120];&quot;&quot;)">
            <text:p/>
          </table:table-cell>
          <table:table-cell table:formula="of:=IF(OR([.$J120]=[.X$1];[.$K120]=[.X$1];[.$L120]=[.X$1];[.$M120]=[.X$1];[.$N120]);[.$A120];&quot;&quot;)">
            <text:p/>
          </table:table-cell>
          <table:table-cell table:formula="of:=IF(OR([.$J120]=[.Y$1];[.$K120]=[.Y$1];[.$L120]=[.Y$1];[.$M120]=[.Y$1];[.$N120]);[.$A120];&quot;&quot;)">
            <text:p/>
          </table:table-cell>
          <table:table-cell table:formula="of:=IF(OR([.$J120]=[.Z$1];[.$K120]=[.Z$1];[.$L120]=[.Z$1];[.$M120]=[.Z$1];[.$N120]);[.$A120];&quot;&quot;)">
            <text:p/>
          </table:table-cell>
          <table:table-cell table:formula="of:=IF(OR([.$J120]=[.AA$1];[.$K120]=[.AA$1];[.$L120]=[.AA$1];[.$M120]=[.AA$1];[.$N120]);[.$A120];&quot;&quot;)">
            <text:p/>
          </table:table-cell>
          <table:table-cell table:formula="of:=IF(OR([.$J120]=[.AB$1];[.$K120]=[.AB$1];[.$L120]=[.AB$1];[.$M120]=[.AB$1];[.$N120]);[.$A120];&quot;&quot;)">
            <text:p/>
          </table:table-cell>
          <table:table-cell table:formula="of:=IF(OR([.$J120]=[.AC$1];[.$K120]=[.AC$1];[.$L120]=[.AC$1];[.$M120]=[.AC$1];[.$N120]);[.$A120];&quot;&quot;)">
            <text:p/>
          </table:table-cell>
          <table:table-cell table:formula="of:=IF(OR([.$J120]=[.AD$1];[.$K120]=[.AD$1];[.$L120]=[.AD$1];[.$M120]=[.AD$1];[.$N120]);[.$A120];&quot;&quot;)">
            <text:p/>
          </table:table-cell>
          <table:table-cell table:formula="of:=IF(OR([.$J120]=[.AE$1];[.$K120]=[.AE$1];[.$L120]=[.AE$1];[.$M120]=[.AE$1];[.$N120]);[.$A120];&quot;&quot;)">
            <text:p/>
          </table:table-cell>
          <table:table-cell table:formula="of:=IF(OR([.$J120]=[.AF$1];[.$K120]=[.AF$1];[.$L120]=[.AF$1];[.$M120]=[.AF$1];[.$N120]);[.$A120];&quot;&quot;)">
            <text:p/>
          </table:table-cell>
          <table:table-cell table:formula="of:=IF(OR([.$J120]=[.AG$1];[.$K120]=[.AG$1];[.$L120]=[.AG$1];[.$M120]=[.AG$1];[.$N120]);[.$A120];&quot;&quot;)" office:value-type="float" office:value="119" calcext:value-type="float">
            <text:p>119</text:p>
          </table:table-cell>
          <table:table-cell table:formula="of:=IF(OR([.$J120]=[.AH$1];[.$K120]=[.AH$1];[.$L120]=[.AH$1];[.$M120]=[.AH$1];[.$N120]);[.$A120];&quot;&quot;)">
            <text:p/>
          </table:table-cell>
          <table:table-cell table:formula="of:=IF(OR([.$J120]=[.AI$1];[.$K120]=[.AI$1];[.$L120]=[.AI$1];[.$M120]=[.AI$1];[.$N120]);[.$A120];&quot;&quot;)">
            <text:p/>
          </table:table-cell>
          <table:table-cell table:formula="of:=IF(OR([.$J120]=[.AJ$1];[.$K120]=[.AJ$1];[.$L120]=[.AJ$1];[.$M120]=[.AJ$1];[.$N120]);[.$A120];&quot;&quot;)">
            <text:p/>
          </table:table-cell>
          <table:table-cell table:formula="of:=IF(OR([.$J120]=[.AK$1];[.$K120]=[.AK$1];[.$L120]=[.AK$1];[.$M120]=[.AK$1];[.$N120]);[.$A120];&quot;&quot;)">
            <text:p/>
          </table:table-cell>
          <table:table-cell table:formula="of:=IF(OR([.$J120]=[.AL$1];[.$K120]=[.AL$1];[.$L120]=[.AL$1];[.$M120]=[.AL$1];[.$N120]);[.$A120];&quot;&quot;)">
            <text:p/>
          </table:table-cell>
          <table:table-cell table:formula="of:=IF(OR([.$J120]=[.AM$1];[.$K120]=[.AM$1];[.$L120]=[.AM$1];[.$M120]=[.AM$1];[.$N120]);[.$A120];&quot;&quot;)">
            <text:p/>
          </table:table-cell>
          <table:table-cell table:formula="of:=IF(OR([.$J120]=[.AN$1];[.$K120]=[.AN$1];[.$L120]=[.AN$1];[.$M120]=[.AN$1];[.$N120]);[.$A120];&quot;&quot;)">
            <text:p/>
          </table:table-cell>
          <table:table-cell table:formula="of:=IF(OR([.$J120]=[.AO$1];[.$K120]=[.AO$1];[.$L120]=[.AO$1];[.$M120]=[.AO$1];[.$N120]);[.$A120];&quot;&quot;)">
            <text:p/>
          </table:table-cell>
          <table:table-cell table:formula="of:=IF(OR([.$J120]=[.AP$1];[.$K120]=[.AP$1];[.$L120]=[.AP$1];[.$M120]=[.AP$1];[.$N120]);[.$A120];&quot;&quot;)">
            <text:p/>
          </table:table-cell>
          <table:table-cell table:formula="of:=IF(OR([.$J120]=[.AQ$1];[.$K120]=[.AQ$1];[.$L120]=[.AQ$1];[.$M120]=[.AQ$1];[.$N120]);[.$A120];&quot;&quot;)">
            <text:p/>
          </table:table-cell>
          <table:table-cell table:formula="of:=IF(OR([.$J120]=[.AR$1];[.$K120]=[.AR$1];[.$L120]=[.AR$1];[.$M120]=[.AR$1];[.$N120]);[.$A120];&quot;&quot;)">
            <text:p/>
          </table:table-cell>
          <table:table-cell/>
          <table:table-cell table:formula="of:=IF([.$E120]=[.AT$1];[.$A120];&quot;&quot;)">
            <text:p/>
          </table:table-cell>
          <table:table-cell table:formula="of:=IF([.$E120]=[.AU$1];[.$A120];&quot;&quot;)">
            <text:p/>
          </table:table-cell>
          <table:table-cell table:formula="of:=IF([.$E120]=[.AV$1];[.$A120];&quot;&quot;)">
            <text:p/>
          </table:table-cell>
          <table:table-cell table:formula="of:=IF([.$E120]=[.AW$1];[.$A120];&quot;&quot;)" office:value-type="float" office:value="119" calcext:value-type="float">
            <text:p>119</text:p>
          </table:table-cell>
          <table:table-cell table:formula="of:=IF([.$E120]=[.AX$1];[.$A120];&quot;&quot;)">
            <text:p/>
          </table:table-cell>
          <table:table-cell table:formula="of:=IF([.$E120]=[.AY$1];[.$A120];&quot;&quot;)">
            <text:p/>
          </table:table-cell>
          <table:table-cell table:formula="of:=IF([.$E120]=[.AZ$1];[.$A120];&quot;&quot;)">
            <text:p/>
          </table:table-cell>
          <table:table-cell table:formula="of:=IF([.$E120]=[.BA$1];[.$A120];&quot;&quot;)">
            <text:p/>
          </table:table-cell>
          <table:table-cell table:formula="of:=IF([.$E120]=[.BB$1];[.$A120];&quot;&quot;)">
            <text:p/>
          </table:table-cell>
          <table:table-cell table:formula="of:=IF([.$E120]=[.BC$1];[.$A120];&quot;&quot;)">
            <text:p/>
          </table:table-cell>
          <table:table-cell table:formula="of:=IF([.$E120]=[.BD$1];[.$A120];&quot;&quot;)">
            <text:p/>
          </table:table-cell>
          <table:table-cell table:formula="of:=IF([.$E120]=[.BE$1];[.$A120];&quot;&quot;)">
            <text:p/>
          </table:table-cell>
          <table:table-cell table:formula="of:=IF([.$E120]=[.BF$1];[.$A120];&quot;&quot;)">
            <text:p/>
          </table:table-cell>
          <table:table-cell table:formula="of:=IF([.$E120]=[.BG$1];[.$A120];&quot;&quot;)">
            <text:p/>
          </table:table-cell>
          <table:table-cell table:formula="of:=IF([.$E120]=[.BH$1];[.$A120];&quot;&quot;)">
            <text:p/>
          </table:table-cell>
          <table:table-cell table:formula="of:=IF([.$E120]=[.BI$1];[.$A120];&quot;&quot;)">
            <text:p/>
          </table:table-cell>
          <table:table-cell table:formula="of:=IF([.$E120]=[.BJ$1];[.$A120];&quot;&quot;)">
            <text:p/>
          </table:table-cell>
          <table:table-cell table:formula="of:=IF([.$E120]=[.BK$1];[.$A120];&quot;&quot;)">
            <text:p/>
          </table:table-cell>
          <table:table-cell table:formula="of:=IF([.$E120]=[.BL$1];[.$A120];&quot;&quot;)">
            <text:p/>
          </table:table-cell>
          <table:table-cell table:formula="of:=IF([.$E120]=[.BM$1];[.$A120];&quot;&quot;)">
            <text:p/>
          </table:table-cell>
          <table:table-cell table:formula="of:=IF([.$E120]=[.BN$1];[.$A120];&quot;&quot;)">
            <text:p/>
          </table:table-cell>
          <table:table-cell table:formula="of:=IF([.$E120]=[.BO$1];[.$A120];&quot;&quot;)">
            <text:p/>
          </table:table-cell>
          <table:table-cell table:formula="of:=IF([.$E120]=[.BP$1];[.$A120];&quot;&quot;)">
            <text:p/>
          </table:table-cell>
          <table:table-cell table:formula="of:=IF([.$E120]=[.BQ$1];[.$A120];&quot;&quot;)">
            <text:p/>
          </table:table-cell>
          <table:table-cell table:formula="of:=IF([.$E120]=[.BR$1];[.$A120];&quot;&quot;)">
            <text:p/>
          </table:table-cell>
          <table:table-cell table:formula="of:=IF([.$E120]=[.BS$1];[.$A120];&quot;&quot;)">
            <text:p/>
          </table:table-cell>
          <table:table-cell table:formula="of:=IF([.$E120]=[.BT$1];[.$A120];&quot;&quot;)">
            <text:p/>
          </table:table-cell>
          <table:table-cell table:formula="of:=IF([.$E120]=[.BU$1];[.$A120];&quot;&quot;)">
            <text:p/>
          </table:table-cell>
          <table:table-cell table:formula="of:=IF([.$E120]=[.BV$1];[.$A120];&quot;&quot;)">
            <text:p/>
          </table:table-cell>
          <table:table-cell table:formula="of:=IF([.$E120]=[.BW$1];[.$A120];&quot;&quot;)">
            <text:p/>
          </table:table-cell>
          <table:table-cell table:formula="of:=IF([.$E120]=[.BX$1];[.$A120];&quot;&quot;)">
            <text:p/>
          </table:table-cell>
          <table:table-cell table:formula="of:=IF([.$E120]=[.BY$1];[.$A120];&quot;&quot;)">
            <text:p/>
          </table:table-cell>
          <table:table-cell table:formula="of:=IF([.$E120]=[.BZ$1];[.$A120];&quot;&quot;)">
            <text:p/>
          </table:table-cell>
          <table:table-cell table:formula="of:=IF([.$E120]=[.CA$1];[.$A120];&quot;&quot;)">
            <text:p/>
          </table:table-cell>
          <table:table-cell table:formula="of:=IF([.$E120]=[.CB$1];[.$A120];&quot;&quot;)">
            <text:p/>
          </table:table-cell>
          <table:table-cell table:formula="of:=IF([.$E120]=[.CC$1];[.$A120];&quot;&quot;)">
            <text:p/>
          </table:table-cell>
          <table:table-cell table:formula="of:=IF([.$E120]=[.CD$1];[.$A120];&quot;&quot;)">
            <text:p/>
          </table:table-cell>
          <table:table-cell table:formula="of:=IF([.$E120]=[.CE$1];[.$A120];&quot;&quot;)">
            <text:p/>
          </table:table-cell>
          <table:table-cell table:formula="of:=IF([.$E120]=[.CF$1];[.$A120];&quot;&quot;)">
            <text:p/>
          </table:table-cell>
          <table:table-cell table:formula="of:=IF([.$E120]=[.CG$1];[.$A120];&quot;&quot;)">
            <text:p/>
          </table:table-cell>
          <table:table-cell table:formula="of:=IF([.$E120]=[.CH$1];[.$A120];&quot;&quot;)">
            <text:p/>
          </table:table-cell>
          <table:table-cell table:formula="of:=IF([.$E120]=[.CI$1];[.$A120];&quot;&quot;)">
            <text:p/>
          </table:table-cell>
          <table:table-cell table:formula="of:=IF([.$E120]=[.CJ$1];[.$A120];&quot;&quot;)">
            <text:p/>
          </table:table-cell>
          <table:table-cell table:formula="of:=IF([.$E120]=[.CK$1];[.$A120];&quot;&quot;)">
            <text:p/>
          </table:table-cell>
          <table:table-cell table:formula="of:=IF([.$E120]=[.CL$1];[.$A120];&quot;&quot;)">
            <text:p/>
          </table:table-cell>
          <table:table-cell table:formula="of:=IF([.$E120]=[.CM$1];[.$A120];&quot;&quot;)">
            <text:p/>
          </table:table-cell>
          <table:table-cell table:formula="of:=IF([.$E120]=[.CN$1];[.$A120];&quot;&quot;)">
            <text:p/>
          </table:table-cell>
          <table:table-cell table:formula="of:=IF([.$E120]=[.CO$1];[.$A120];&quot;&quot;)">
            <text:p/>
          </table:table-cell>
          <table:table-cell table:formula="of:=IF([.$E120]=[.CP$1];[.$A120];&quot;&quot;)">
            <text:p/>
          </table:table-cell>
          <table:table-cell table:formula="of:=IF([.$E120]=[.CQ$1];[.$A12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esli Linka Glatter</text:p>
          </table:table-cell>
          <table:table-cell office:value-type="string" calcext:value-type="string">
            <text:p>David Foster</text:p>
          </table:table-cell>
          <table:table-cell office:value-type="float" office:value="13.24" calcext:value-type="float">
            <text:p>13.24</text:p>
          </table:table-cell>
          <table:table-cell office:value-type="float" office:value="6" calcext:value-type="float">
            <text:p>6</text:p>
          </table:table-cell>
          <table:table-cell office:value-type="date" office:date-value="2009-11-30" calcext:value-type="date">
            <text:p>2009-11-30</text:p>
          </table:table-cell>
          <table:table-cell office:value-type="string" calcext:value-type="string">
            <text:p>David Foster</text:p>
          </table:table-cell>
          <table:table-cell table:number-columns-repeated="4"/>
          <table:table-cell table:formula="of:=IF(OR([.$J121]=[.O$1];[.$K121]=[.O$1];[.$L121]=[.O$1];[.$M121]=[.O$1];[.$N121]);[.$A121];&quot;&quot;)">
            <text:p/>
          </table:table-cell>
          <table:table-cell table:formula="of:=IF(OR([.$J121]=[.P$1];[.$K121]=[.P$1];[.$L121]=[.P$1];[.$M121]=[.P$1];[.$N121]);[.$A121];&quot;&quot;)">
            <text:p/>
          </table:table-cell>
          <table:table-cell table:formula="of:=IF(OR([.$J121]=[.Q$1];[.$K121]=[.Q$1];[.$L121]=[.Q$1];[.$M121]=[.Q$1];[.$N121]);[.$A121];&quot;&quot;)">
            <text:p/>
          </table:table-cell>
          <table:table-cell table:formula="of:=IF(OR([.$J121]=[.R$1];[.$K121]=[.R$1];[.$L121]=[.R$1];[.$M121]=[.R$1];[.$N121]);[.$A121];&quot;&quot;)">
            <text:p/>
          </table:table-cell>
          <table:table-cell table:formula="of:=IF(OR([.$J121]=[.S$1];[.$K121]=[.S$1];[.$L121]=[.S$1];[.$M121]=[.S$1];[.$N121]);[.$A121];&quot;&quot;)">
            <text:p/>
          </table:table-cell>
          <table:table-cell table:formula="of:=IF(OR([.$J121]=[.T$1];[.$K121]=[.T$1];[.$L121]=[.T$1];[.$M121]=[.T$1];[.$N121]);[.$A121];&quot;&quot;)">
            <text:p/>
          </table:table-cell>
          <table:table-cell table:formula="of:=IF(OR([.$J121]=[.U$1];[.$K121]=[.U$1];[.$L121]=[.U$1];[.$M121]=[.U$1];[.$N121]);[.$A121];&quot;&quot;)">
            <text:p/>
          </table:table-cell>
          <table:table-cell table:formula="of:=IF(OR([.$J121]=[.V$1];[.$K121]=[.V$1];[.$L121]=[.V$1];[.$M121]=[.V$1];[.$N121]);[.$A121];&quot;&quot;)" office:value-type="float" office:value="120" calcext:value-type="float">
            <text:p>120</text:p>
          </table:table-cell>
          <table:table-cell table:formula="of:=IF(OR([.$J121]=[.W$1];[.$K121]=[.W$1];[.$L121]=[.W$1];[.$M121]=[.W$1];[.$N121]);[.$A121];&quot;&quot;)">
            <text:p/>
          </table:table-cell>
          <table:table-cell table:formula="of:=IF(OR([.$J121]=[.X$1];[.$K121]=[.X$1];[.$L121]=[.X$1];[.$M121]=[.X$1];[.$N121]);[.$A121];&quot;&quot;)">
            <text:p/>
          </table:table-cell>
          <table:table-cell table:formula="of:=IF(OR([.$J121]=[.Y$1];[.$K121]=[.Y$1];[.$L121]=[.Y$1];[.$M121]=[.Y$1];[.$N121]);[.$A121];&quot;&quot;)">
            <text:p/>
          </table:table-cell>
          <table:table-cell table:formula="of:=IF(OR([.$J121]=[.Z$1];[.$K121]=[.Z$1];[.$L121]=[.Z$1];[.$M121]=[.Z$1];[.$N121]);[.$A121];&quot;&quot;)">
            <text:p/>
          </table:table-cell>
          <table:table-cell table:formula="of:=IF(OR([.$J121]=[.AA$1];[.$K121]=[.AA$1];[.$L121]=[.AA$1];[.$M121]=[.AA$1];[.$N121]);[.$A121];&quot;&quot;)">
            <text:p/>
          </table:table-cell>
          <table:table-cell table:formula="of:=IF(OR([.$J121]=[.AB$1];[.$K121]=[.AB$1];[.$L121]=[.AB$1];[.$M121]=[.AB$1];[.$N121]);[.$A121];&quot;&quot;)">
            <text:p/>
          </table:table-cell>
          <table:table-cell table:formula="of:=IF(OR([.$J121]=[.AC$1];[.$K121]=[.AC$1];[.$L121]=[.AC$1];[.$M121]=[.AC$1];[.$N121]);[.$A121];&quot;&quot;)">
            <text:p/>
          </table:table-cell>
          <table:table-cell table:formula="of:=IF(OR([.$J121]=[.AD$1];[.$K121]=[.AD$1];[.$L121]=[.AD$1];[.$M121]=[.AD$1];[.$N121]);[.$A121];&quot;&quot;)">
            <text:p/>
          </table:table-cell>
          <table:table-cell table:formula="of:=IF(OR([.$J121]=[.AE$1];[.$K121]=[.AE$1];[.$L121]=[.AE$1];[.$M121]=[.AE$1];[.$N121]);[.$A121];&quot;&quot;)">
            <text:p/>
          </table:table-cell>
          <table:table-cell table:formula="of:=IF(OR([.$J121]=[.AF$1];[.$K121]=[.AF$1];[.$L121]=[.AF$1];[.$M121]=[.AF$1];[.$N121]);[.$A121];&quot;&quot;)">
            <text:p/>
          </table:table-cell>
          <table:table-cell table:formula="of:=IF(OR([.$J121]=[.AG$1];[.$K121]=[.AG$1];[.$L121]=[.AG$1];[.$M121]=[.AG$1];[.$N121]);[.$A121];&quot;&quot;)">
            <text:p/>
          </table:table-cell>
          <table:table-cell table:formula="of:=IF(OR([.$J121]=[.AH$1];[.$K121]=[.AH$1];[.$L121]=[.AH$1];[.$M121]=[.AH$1];[.$N121]);[.$A121];&quot;&quot;)">
            <text:p/>
          </table:table-cell>
          <table:table-cell table:formula="of:=IF(OR([.$J121]=[.AI$1];[.$K121]=[.AI$1];[.$L121]=[.AI$1];[.$M121]=[.AI$1];[.$N121]);[.$A121];&quot;&quot;)">
            <text:p/>
          </table:table-cell>
          <table:table-cell table:formula="of:=IF(OR([.$J121]=[.AJ$1];[.$K121]=[.AJ$1];[.$L121]=[.AJ$1];[.$M121]=[.AJ$1];[.$N121]);[.$A121];&quot;&quot;)">
            <text:p/>
          </table:table-cell>
          <table:table-cell table:formula="of:=IF(OR([.$J121]=[.AK$1];[.$K121]=[.AK$1];[.$L121]=[.AK$1];[.$M121]=[.AK$1];[.$N121]);[.$A121];&quot;&quot;)">
            <text:p/>
          </table:table-cell>
          <table:table-cell table:formula="of:=IF(OR([.$J121]=[.AL$1];[.$K121]=[.AL$1];[.$L121]=[.AL$1];[.$M121]=[.AL$1];[.$N121]);[.$A121];&quot;&quot;)">
            <text:p/>
          </table:table-cell>
          <table:table-cell table:formula="of:=IF(OR([.$J121]=[.AM$1];[.$K121]=[.AM$1];[.$L121]=[.AM$1];[.$M121]=[.AM$1];[.$N121]);[.$A121];&quot;&quot;)">
            <text:p/>
          </table:table-cell>
          <table:table-cell table:formula="of:=IF(OR([.$J121]=[.AN$1];[.$K121]=[.AN$1];[.$L121]=[.AN$1];[.$M121]=[.AN$1];[.$N121]);[.$A121];&quot;&quot;)">
            <text:p/>
          </table:table-cell>
          <table:table-cell table:formula="of:=IF(OR([.$J121]=[.AO$1];[.$K121]=[.AO$1];[.$L121]=[.AO$1];[.$M121]=[.AO$1];[.$N121]);[.$A121];&quot;&quot;)">
            <text:p/>
          </table:table-cell>
          <table:table-cell table:formula="of:=IF(OR([.$J121]=[.AP$1];[.$K121]=[.AP$1];[.$L121]=[.AP$1];[.$M121]=[.AP$1];[.$N121]);[.$A121];&quot;&quot;)">
            <text:p/>
          </table:table-cell>
          <table:table-cell table:formula="of:=IF(OR([.$J121]=[.AQ$1];[.$K121]=[.AQ$1];[.$L121]=[.AQ$1];[.$M121]=[.AQ$1];[.$N121]);[.$A121];&quot;&quot;)">
            <text:p/>
          </table:table-cell>
          <table:table-cell table:formula="of:=IF(OR([.$J121]=[.AR$1];[.$K121]=[.AR$1];[.$L121]=[.AR$1];[.$M121]=[.AR$1];[.$N121]);[.$A121];&quot;&quot;)">
            <text:p/>
          </table:table-cell>
          <table:table-cell/>
          <table:table-cell table:formula="of:=IF([.$E121]=[.AT$1];[.$A121];&quot;&quot;)">
            <text:p/>
          </table:table-cell>
          <table:table-cell table:formula="of:=IF([.$E121]=[.AU$1];[.$A121];&quot;&quot;)">
            <text:p/>
          </table:table-cell>
          <table:table-cell table:formula="of:=IF([.$E121]=[.AV$1];[.$A121];&quot;&quot;)">
            <text:p/>
          </table:table-cell>
          <table:table-cell table:formula="of:=IF([.$E121]=[.AW$1];[.$A121];&quot;&quot;)">
            <text:p/>
          </table:table-cell>
          <table:table-cell table:formula="of:=IF([.$E121]=[.AX$1];[.$A121];&quot;&quot;)">
            <text:p/>
          </table:table-cell>
          <table:table-cell table:formula="of:=IF([.$E121]=[.AY$1];[.$A121];&quot;&quot;)">
            <text:p/>
          </table:table-cell>
          <table:table-cell table:formula="of:=IF([.$E121]=[.AZ$1];[.$A121];&quot;&quot;)">
            <text:p/>
          </table:table-cell>
          <table:table-cell table:formula="of:=IF([.$E121]=[.BA$1];[.$A121];&quot;&quot;)">
            <text:p/>
          </table:table-cell>
          <table:table-cell table:formula="of:=IF([.$E121]=[.BB$1];[.$A121];&quot;&quot;)">
            <text:p/>
          </table:table-cell>
          <table:table-cell table:formula="of:=IF([.$E121]=[.BC$1];[.$A121];&quot;&quot;)">
            <text:p/>
          </table:table-cell>
          <table:table-cell table:formula="of:=IF([.$E121]=[.BD$1];[.$A121];&quot;&quot;)">
            <text:p/>
          </table:table-cell>
          <table:table-cell table:formula="of:=IF([.$E121]=[.BE$1];[.$A121];&quot;&quot;)">
            <text:p/>
          </table:table-cell>
          <table:table-cell table:formula="of:=IF([.$E121]=[.BF$1];[.$A121];&quot;&quot;)">
            <text:p/>
          </table:table-cell>
          <table:table-cell table:formula="of:=IF([.$E121]=[.BG$1];[.$A121];&quot;&quot;)">
            <text:p/>
          </table:table-cell>
          <table:table-cell table:formula="of:=IF([.$E121]=[.BH$1];[.$A121];&quot;&quot;)">
            <text:p/>
          </table:table-cell>
          <table:table-cell table:formula="of:=IF([.$E121]=[.BI$1];[.$A121];&quot;&quot;)">
            <text:p/>
          </table:table-cell>
          <table:table-cell table:formula="of:=IF([.$E121]=[.BJ$1];[.$A121];&quot;&quot;)">
            <text:p/>
          </table:table-cell>
          <table:table-cell table:formula="of:=IF([.$E121]=[.BK$1];[.$A121];&quot;&quot;)">
            <text:p/>
          </table:table-cell>
          <table:table-cell table:formula="of:=IF([.$E121]=[.BL$1];[.$A121];&quot;&quot;)">
            <text:p/>
          </table:table-cell>
          <table:table-cell table:formula="of:=IF([.$E121]=[.BM$1];[.$A121];&quot;&quot;)">
            <text:p/>
          </table:table-cell>
          <table:table-cell table:formula="of:=IF([.$E121]=[.BN$1];[.$A121];&quot;&quot;)">
            <text:p/>
          </table:table-cell>
          <table:table-cell table:formula="of:=IF([.$E121]=[.BO$1];[.$A121];&quot;&quot;)">
            <text:p/>
          </table:table-cell>
          <table:table-cell table:formula="of:=IF([.$E121]=[.BP$1];[.$A121];&quot;&quot;)">
            <text:p/>
          </table:table-cell>
          <table:table-cell table:formula="of:=IF([.$E121]=[.BQ$1];[.$A121];&quot;&quot;)">
            <text:p/>
          </table:table-cell>
          <table:table-cell table:formula="of:=IF([.$E121]=[.BR$1];[.$A121];&quot;&quot;)">
            <text:p/>
          </table:table-cell>
          <table:table-cell table:formula="of:=IF([.$E121]=[.BS$1];[.$A121];&quot;&quot;)">
            <text:p/>
          </table:table-cell>
          <table:table-cell table:formula="of:=IF([.$E121]=[.BT$1];[.$A121];&quot;&quot;)">
            <text:p/>
          </table:table-cell>
          <table:table-cell table:formula="of:=IF([.$E121]=[.BU$1];[.$A121];&quot;&quot;)">
            <text:p/>
          </table:table-cell>
          <table:table-cell table:formula="of:=IF([.$E121]=[.BV$1];[.$A121];&quot;&quot;)">
            <text:p/>
          </table:table-cell>
          <table:table-cell table:formula="of:=IF([.$E121]=[.BW$1];[.$A121];&quot;&quot;)">
            <text:p/>
          </table:table-cell>
          <table:table-cell table:formula="of:=IF([.$E121]=[.BX$1];[.$A121];&quot;&quot;)">
            <text:p/>
          </table:table-cell>
          <table:table-cell table:formula="of:=IF([.$E121]=[.BY$1];[.$A121];&quot;&quot;)">
            <text:p/>
          </table:table-cell>
          <table:table-cell table:formula="of:=IF([.$E121]=[.BZ$1];[.$A121];&quot;&quot;)">
            <text:p/>
          </table:table-cell>
          <table:table-cell table:formula="of:=IF([.$E121]=[.CA$1];[.$A121];&quot;&quot;)">
            <text:p/>
          </table:table-cell>
          <table:table-cell table:formula="of:=IF([.$E121]=[.CB$1];[.$A121];&quot;&quot;)">
            <text:p/>
          </table:table-cell>
          <table:table-cell table:formula="of:=IF([.$E121]=[.CC$1];[.$A121];&quot;&quot;)" office:value-type="float" office:value="120" calcext:value-type="float">
            <text:p>120</text:p>
          </table:table-cell>
          <table:table-cell table:formula="of:=IF([.$E121]=[.CD$1];[.$A121];&quot;&quot;)">
            <text:p/>
          </table:table-cell>
          <table:table-cell table:formula="of:=IF([.$E121]=[.CE$1];[.$A121];&quot;&quot;)">
            <text:p/>
          </table:table-cell>
          <table:table-cell table:formula="of:=IF([.$E121]=[.CF$1];[.$A121];&quot;&quot;)">
            <text:p/>
          </table:table-cell>
          <table:table-cell table:formula="of:=IF([.$E121]=[.CG$1];[.$A121];&quot;&quot;)">
            <text:p/>
          </table:table-cell>
          <table:table-cell table:formula="of:=IF([.$E121]=[.CH$1];[.$A121];&quot;&quot;)">
            <text:p/>
          </table:table-cell>
          <table:table-cell table:formula="of:=IF([.$E121]=[.CI$1];[.$A121];&quot;&quot;)">
            <text:p/>
          </table:table-cell>
          <table:table-cell table:formula="of:=IF([.$E121]=[.CJ$1];[.$A121];&quot;&quot;)">
            <text:p/>
          </table:table-cell>
          <table:table-cell table:formula="of:=IF([.$E121]=[.CK$1];[.$A121];&quot;&quot;)">
            <text:p/>
          </table:table-cell>
          <table:table-cell table:formula="of:=IF([.$E121]=[.CL$1];[.$A121];&quot;&quot;)">
            <text:p/>
          </table:table-cell>
          <table:table-cell table:formula="of:=IF([.$E121]=[.CM$1];[.$A121];&quot;&quot;)">
            <text:p/>
          </table:table-cell>
          <table:table-cell table:formula="of:=IF([.$E121]=[.CN$1];[.$A121];&quot;&quot;)">
            <text:p/>
          </table:table-cell>
          <table:table-cell table:formula="of:=IF([.$E121]=[.CO$1];[.$A121];&quot;&quot;)">
            <text:p/>
          </table:table-cell>
          <table:table-cell table:formula="of:=IF([.$E121]=[.CP$1];[.$A121];&quot;&quot;)">
            <text:p/>
          </table:table-cell>
          <table:table-cell table:formula="of:=IF([.$E121]=[.CQ$1];[.$A12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e Down Low</text:p>
          </table:table-cell>
          <table:table-cell office:value-type="string" calcext:value-type="string">
            <text:p>Nick Gomez</text:p>
          </table:table-cell>
          <table:table-cell office:value-type="string" calcext:value-type="string">
            <text:p>Sara Hess, Liz Friedman</text:p>
          </table:table-cell>
          <table:table-cell office:value-type="float" office:value="12.25" calcext:value-type="float">
            <text:p>12.25</text:p>
          </table:table-cell>
          <table:table-cell office:value-type="float" office:value="18" calcext:value-type="float">
            <text:p>18</text:p>
          </table:table-cell>
          <table:table-cell office:value-type="date" office:date-value="2010-01-11" calcext:value-type="date">
            <text:p>2010-01-11</text:p>
          </table:table-cell>
          <table:table-cell office:value-type="string" calcext:value-type="string">
            <text:p>Sara Hess</text:p>
          </table:table-cell>
          <table:table-cell office:value-type="string" calcext:value-type="string">
            <text:p>Liz Friedman</text:p>
          </table:table-cell>
          <table:table-cell table:number-columns-repeated="3"/>
          <table:table-cell table:formula="of:=IF(OR([.$J122]=[.O$1];[.$K122]=[.O$1];[.$L122]=[.O$1];[.$M122]=[.O$1];[.$N122]);[.$A122];&quot;&quot;)">
            <text:p/>
          </table:table-cell>
          <table:table-cell table:formula="of:=IF(OR([.$J122]=[.P$1];[.$K122]=[.P$1];[.$L122]=[.P$1];[.$M122]=[.P$1];[.$N122]);[.$A122];&quot;&quot;)">
            <text:p/>
          </table:table-cell>
          <table:table-cell table:formula="of:=IF(OR([.$J122]=[.Q$1];[.$K122]=[.Q$1];[.$L122]=[.Q$1];[.$M122]=[.Q$1];[.$N122]);[.$A122];&quot;&quot;)">
            <text:p/>
          </table:table-cell>
          <table:table-cell table:formula="of:=IF(OR([.$J122]=[.R$1];[.$K122]=[.R$1];[.$L122]=[.R$1];[.$M122]=[.R$1];[.$N122]);[.$A122];&quot;&quot;)">
            <text:p/>
          </table:table-cell>
          <table:table-cell table:formula="of:=IF(OR([.$J122]=[.S$1];[.$K122]=[.S$1];[.$L122]=[.S$1];[.$M122]=[.S$1];[.$N122]);[.$A122];&quot;&quot;)">
            <text:p/>
          </table:table-cell>
          <table:table-cell table:formula="of:=IF(OR([.$J122]=[.T$1];[.$K122]=[.T$1];[.$L122]=[.T$1];[.$M122]=[.T$1];[.$N122]);[.$A122];&quot;&quot;)">
            <text:p/>
          </table:table-cell>
          <table:table-cell table:formula="of:=IF(OR([.$J122]=[.U$1];[.$K122]=[.U$1];[.$L122]=[.U$1];[.$M122]=[.U$1];[.$N122]);[.$A122];&quot;&quot;)">
            <text:p/>
          </table:table-cell>
          <table:table-cell table:formula="of:=IF(OR([.$J122]=[.V$1];[.$K122]=[.V$1];[.$L122]=[.V$1];[.$M122]=[.V$1];[.$N122]);[.$A122];&quot;&quot;)">
            <text:p/>
          </table:table-cell>
          <table:table-cell table:formula="of:=IF(OR([.$J122]=[.W$1];[.$K122]=[.W$1];[.$L122]=[.W$1];[.$M122]=[.W$1];[.$N122]);[.$A122];&quot;&quot;)">
            <text:p/>
          </table:table-cell>
          <table:table-cell table:formula="of:=IF(OR([.$J122]=[.X$1];[.$K122]=[.X$1];[.$L122]=[.X$1];[.$M122]=[.X$1];[.$N122]);[.$A122];&quot;&quot;)">
            <text:p/>
          </table:table-cell>
          <table:table-cell table:formula="of:=IF(OR([.$J122]=[.Y$1];[.$K122]=[.Y$1];[.$L122]=[.Y$1];[.$M122]=[.Y$1];[.$N122]);[.$A122];&quot;&quot;)">
            <text:p/>
          </table:table-cell>
          <table:table-cell table:formula="of:=IF(OR([.$J122]=[.Z$1];[.$K122]=[.Z$1];[.$L122]=[.Z$1];[.$M122]=[.Z$1];[.$N122]);[.$A122];&quot;&quot;)" office:value-type="float" office:value="121" calcext:value-type="float">
            <text:p>121</text:p>
          </table:table-cell>
          <table:table-cell table:formula="of:=IF(OR([.$J122]=[.AA$1];[.$K122]=[.AA$1];[.$L122]=[.AA$1];[.$M122]=[.AA$1];[.$N122]);[.$A122];&quot;&quot;)" office:value-type="float" office:value="121" calcext:value-type="float">
            <text:p>121</text:p>
          </table:table-cell>
          <table:table-cell table:formula="of:=IF(OR([.$J122]=[.AB$1];[.$K122]=[.AB$1];[.$L122]=[.AB$1];[.$M122]=[.AB$1];[.$N122]);[.$A122];&quot;&quot;)">
            <text:p/>
          </table:table-cell>
          <table:table-cell table:formula="of:=IF(OR([.$J122]=[.AC$1];[.$K122]=[.AC$1];[.$L122]=[.AC$1];[.$M122]=[.AC$1];[.$N122]);[.$A122];&quot;&quot;)">
            <text:p/>
          </table:table-cell>
          <table:table-cell table:formula="of:=IF(OR([.$J122]=[.AD$1];[.$K122]=[.AD$1];[.$L122]=[.AD$1];[.$M122]=[.AD$1];[.$N122]);[.$A122];&quot;&quot;)">
            <text:p/>
          </table:table-cell>
          <table:table-cell table:formula="of:=IF(OR([.$J122]=[.AE$1];[.$K122]=[.AE$1];[.$L122]=[.AE$1];[.$M122]=[.AE$1];[.$N122]);[.$A122];&quot;&quot;)">
            <text:p/>
          </table:table-cell>
          <table:table-cell table:formula="of:=IF(OR([.$J122]=[.AF$1];[.$K122]=[.AF$1];[.$L122]=[.AF$1];[.$M122]=[.AF$1];[.$N122]);[.$A122];&quot;&quot;)">
            <text:p/>
          </table:table-cell>
          <table:table-cell table:formula="of:=IF(OR([.$J122]=[.AG$1];[.$K122]=[.AG$1];[.$L122]=[.AG$1];[.$M122]=[.AG$1];[.$N122]);[.$A122];&quot;&quot;)">
            <text:p/>
          </table:table-cell>
          <table:table-cell table:formula="of:=IF(OR([.$J122]=[.AH$1];[.$K122]=[.AH$1];[.$L122]=[.AH$1];[.$M122]=[.AH$1];[.$N122]);[.$A122];&quot;&quot;)">
            <text:p/>
          </table:table-cell>
          <table:table-cell table:formula="of:=IF(OR([.$J122]=[.AI$1];[.$K122]=[.AI$1];[.$L122]=[.AI$1];[.$M122]=[.AI$1];[.$N122]);[.$A122];&quot;&quot;)">
            <text:p/>
          </table:table-cell>
          <table:table-cell table:formula="of:=IF(OR([.$J122]=[.AJ$1];[.$K122]=[.AJ$1];[.$L122]=[.AJ$1];[.$M122]=[.AJ$1];[.$N122]);[.$A122];&quot;&quot;)">
            <text:p/>
          </table:table-cell>
          <table:table-cell table:formula="of:=IF(OR([.$J122]=[.AK$1];[.$K122]=[.AK$1];[.$L122]=[.AK$1];[.$M122]=[.AK$1];[.$N122]);[.$A122];&quot;&quot;)">
            <text:p/>
          </table:table-cell>
          <table:table-cell table:formula="of:=IF(OR([.$J122]=[.AL$1];[.$K122]=[.AL$1];[.$L122]=[.AL$1];[.$M122]=[.AL$1];[.$N122]);[.$A122];&quot;&quot;)">
            <text:p/>
          </table:table-cell>
          <table:table-cell table:formula="of:=IF(OR([.$J122]=[.AM$1];[.$K122]=[.AM$1];[.$L122]=[.AM$1];[.$M122]=[.AM$1];[.$N122]);[.$A122];&quot;&quot;)">
            <text:p/>
          </table:table-cell>
          <table:table-cell table:formula="of:=IF(OR([.$J122]=[.AN$1];[.$K122]=[.AN$1];[.$L122]=[.AN$1];[.$M122]=[.AN$1];[.$N122]);[.$A122];&quot;&quot;)">
            <text:p/>
          </table:table-cell>
          <table:table-cell table:formula="of:=IF(OR([.$J122]=[.AO$1];[.$K122]=[.AO$1];[.$L122]=[.AO$1];[.$M122]=[.AO$1];[.$N122]);[.$A122];&quot;&quot;)">
            <text:p/>
          </table:table-cell>
          <table:table-cell table:formula="of:=IF(OR([.$J122]=[.AP$1];[.$K122]=[.AP$1];[.$L122]=[.AP$1];[.$M122]=[.AP$1];[.$N122]);[.$A122];&quot;&quot;)">
            <text:p/>
          </table:table-cell>
          <table:table-cell table:formula="of:=IF(OR([.$J122]=[.AQ$1];[.$K122]=[.AQ$1];[.$L122]=[.AQ$1];[.$M122]=[.AQ$1];[.$N122]);[.$A122];&quot;&quot;)">
            <text:p/>
          </table:table-cell>
          <table:table-cell table:formula="of:=IF(OR([.$J122]=[.AR$1];[.$K122]=[.AR$1];[.$L122]=[.AR$1];[.$M122]=[.AR$1];[.$N122]);[.$A122];&quot;&quot;)">
            <text:p/>
          </table:table-cell>
          <table:table-cell/>
          <table:table-cell table:formula="of:=IF([.$E122]=[.AT$1];[.$A122];&quot;&quot;)">
            <text:p/>
          </table:table-cell>
          <table:table-cell table:formula="of:=IF([.$E122]=[.AU$1];[.$A122];&quot;&quot;)">
            <text:p/>
          </table:table-cell>
          <table:table-cell table:formula="of:=IF([.$E122]=[.AV$1];[.$A122];&quot;&quot;)">
            <text:p/>
          </table:table-cell>
          <table:table-cell table:formula="of:=IF([.$E122]=[.AW$1];[.$A122];&quot;&quot;)">
            <text:p/>
          </table:table-cell>
          <table:table-cell table:formula="of:=IF([.$E122]=[.AX$1];[.$A122];&quot;&quot;)">
            <text:p/>
          </table:table-cell>
          <table:table-cell table:formula="of:=IF([.$E122]=[.AY$1];[.$A122];&quot;&quot;)">
            <text:p/>
          </table:table-cell>
          <table:table-cell table:formula="of:=IF([.$E122]=[.AZ$1];[.$A122];&quot;&quot;)">
            <text:p/>
          </table:table-cell>
          <table:table-cell table:formula="of:=IF([.$E122]=[.BA$1];[.$A122];&quot;&quot;)">
            <text:p/>
          </table:table-cell>
          <table:table-cell table:formula="of:=IF([.$E122]=[.BB$1];[.$A122];&quot;&quot;)">
            <text:p/>
          </table:table-cell>
          <table:table-cell table:formula="of:=IF([.$E122]=[.BC$1];[.$A122];&quot;&quot;)">
            <text:p/>
          </table:table-cell>
          <table:table-cell table:formula="of:=IF([.$E122]=[.BD$1];[.$A122];&quot;&quot;)">
            <text:p/>
          </table:table-cell>
          <table:table-cell table:formula="of:=IF([.$E122]=[.BE$1];[.$A122];&quot;&quot;)">
            <text:p/>
          </table:table-cell>
          <table:table-cell table:formula="of:=IF([.$E122]=[.BF$1];[.$A122];&quot;&quot;)">
            <text:p/>
          </table:table-cell>
          <table:table-cell table:formula="of:=IF([.$E122]=[.BG$1];[.$A122];&quot;&quot;)">
            <text:p/>
          </table:table-cell>
          <table:table-cell table:formula="of:=IF([.$E122]=[.BH$1];[.$A122];&quot;&quot;)">
            <text:p/>
          </table:table-cell>
          <table:table-cell table:formula="of:=IF([.$E122]=[.BI$1];[.$A122];&quot;&quot;)">
            <text:p/>
          </table:table-cell>
          <table:table-cell table:formula="of:=IF([.$E122]=[.BJ$1];[.$A122];&quot;&quot;)">
            <text:p/>
          </table:table-cell>
          <table:table-cell table:formula="of:=IF([.$E122]=[.BK$1];[.$A122];&quot;&quot;)">
            <text:p/>
          </table:table-cell>
          <table:table-cell table:formula="of:=IF([.$E122]=[.BL$1];[.$A122];&quot;&quot;)">
            <text:p/>
          </table:table-cell>
          <table:table-cell table:formula="of:=IF([.$E122]=[.BM$1];[.$A122];&quot;&quot;)">
            <text:p/>
          </table:table-cell>
          <table:table-cell table:formula="of:=IF([.$E122]=[.BN$1];[.$A122];&quot;&quot;)">
            <text:p/>
          </table:table-cell>
          <table:table-cell table:formula="of:=IF([.$E122]=[.BO$1];[.$A122];&quot;&quot;)">
            <text:p/>
          </table:table-cell>
          <table:table-cell table:formula="of:=IF([.$E122]=[.BP$1];[.$A122];&quot;&quot;)">
            <text:p/>
          </table:table-cell>
          <table:table-cell table:formula="of:=IF([.$E122]=[.BQ$1];[.$A122];&quot;&quot;)">
            <text:p/>
          </table:table-cell>
          <table:table-cell table:formula="of:=IF([.$E122]=[.BR$1];[.$A122];&quot;&quot;)">
            <text:p/>
          </table:table-cell>
          <table:table-cell table:formula="of:=IF([.$E122]=[.BS$1];[.$A122];&quot;&quot;)">
            <text:p/>
          </table:table-cell>
          <table:table-cell table:formula="of:=IF([.$E122]=[.BT$1];[.$A122];&quot;&quot;)">
            <text:p/>
          </table:table-cell>
          <table:table-cell table:formula="of:=IF([.$E122]=[.BU$1];[.$A122];&quot;&quot;)">
            <text:p/>
          </table:table-cell>
          <table:table-cell table:formula="of:=IF([.$E122]=[.BV$1];[.$A122];&quot;&quot;)">
            <text:p/>
          </table:table-cell>
          <table:table-cell table:formula="of:=IF([.$E122]=[.BW$1];[.$A122];&quot;&quot;)">
            <text:p/>
          </table:table-cell>
          <table:table-cell table:formula="of:=IF([.$E122]=[.BX$1];[.$A122];&quot;&quot;)">
            <text:p/>
          </table:table-cell>
          <table:table-cell table:formula="of:=IF([.$E122]=[.BY$1];[.$A122];&quot;&quot;)">
            <text:p/>
          </table:table-cell>
          <table:table-cell table:formula="of:=IF([.$E122]=[.BZ$1];[.$A122];&quot;&quot;)">
            <text:p/>
          </table:table-cell>
          <table:table-cell table:formula="of:=IF([.$E122]=[.CA$1];[.$A122];&quot;&quot;)">
            <text:p/>
          </table:table-cell>
          <table:table-cell table:formula="of:=IF([.$E122]=[.CB$1];[.$A122];&quot;&quot;)">
            <text:p/>
          </table:table-cell>
          <table:table-cell table:formula="of:=IF([.$E122]=[.CC$1];[.$A122];&quot;&quot;)">
            <text:p/>
          </table:table-cell>
          <table:table-cell table:formula="of:=IF([.$E122]=[.CD$1];[.$A122];&quot;&quot;)">
            <text:p/>
          </table:table-cell>
          <table:table-cell table:formula="of:=IF([.$E122]=[.CE$1];[.$A122];&quot;&quot;)">
            <text:p/>
          </table:table-cell>
          <table:table-cell table:formula="of:=IF([.$E122]=[.CF$1];[.$A122];&quot;&quot;)" office:value-type="float" office:value="121" calcext:value-type="float">
            <text:p>121</text:p>
          </table:table-cell>
          <table:table-cell table:formula="of:=IF([.$E122]=[.CG$1];[.$A122];&quot;&quot;)">
            <text:p/>
          </table:table-cell>
          <table:table-cell table:formula="of:=IF([.$E122]=[.CH$1];[.$A122];&quot;&quot;)">
            <text:p/>
          </table:table-cell>
          <table:table-cell table:formula="of:=IF([.$E122]=[.CI$1];[.$A122];&quot;&quot;)">
            <text:p/>
          </table:table-cell>
          <table:table-cell table:formula="of:=IF([.$E122]=[.CJ$1];[.$A122];&quot;&quot;)">
            <text:p/>
          </table:table-cell>
          <table:table-cell table:formula="of:=IF([.$E122]=[.CK$1];[.$A122];&quot;&quot;)">
            <text:p/>
          </table:table-cell>
          <table:table-cell table:formula="of:=IF([.$E122]=[.CL$1];[.$A122];&quot;&quot;)">
            <text:p/>
          </table:table-cell>
          <table:table-cell table:formula="of:=IF([.$E122]=[.CM$1];[.$A122];&quot;&quot;)">
            <text:p/>
          </table:table-cell>
          <table:table-cell table:formula="of:=IF([.$E122]=[.CN$1];[.$A122];&quot;&quot;)">
            <text:p/>
          </table:table-cell>
          <table:table-cell table:formula="of:=IF([.$E122]=[.CO$1];[.$A122];&quot;&quot;)">
            <text:p/>
          </table:table-cell>
          <table:table-cell table:formula="of:=IF([.$E122]=[.CP$1];[.$A122];&quot;&quot;)">
            <text:p/>
          </table:table-cell>
          <table:table-cell table:formula="of:=IF([.$E122]=[.CQ$1];[.$A12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morse</text:p>
          </table:table-cell>
          <table:table-cell office:value-type="string" calcext:value-type="string">
            <text:p>Andrew Bernstein</text:p>
          </table:table-cell>
          <table:table-cell office:value-type="string" calcext:value-type="string">
            <text:p>Peter Blake</text:p>
          </table:table-cell>
          <table:table-cell office:value-type="float" office:value="14.21" calcext:value-type="float">
            <text:p>14.21</text:p>
          </table:table-cell>
          <table:table-cell office:value-type="float" office:value="6" calcext:value-type="float">
            <text:p>6</text:p>
          </table:table-cell>
          <table:table-cell office:value-type="date" office:date-value="2010-01-25" calcext:value-type="date">
            <text:p>2010-01-25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123]=[.O$1];[.$K123]=[.O$1];[.$L123]=[.O$1];[.$M123]=[.O$1];[.$N123]);[.$A123];&quot;&quot;)">
            <text:p/>
          </table:table-cell>
          <table:table-cell table:formula="of:=IF(OR([.$J123]=[.P$1];[.$K123]=[.P$1];[.$L123]=[.P$1];[.$M123]=[.P$1];[.$N123]);[.$A123];&quot;&quot;)">
            <text:p/>
          </table:table-cell>
          <table:table-cell table:formula="of:=IF(OR([.$J123]=[.Q$1];[.$K123]=[.Q$1];[.$L123]=[.Q$1];[.$M123]=[.Q$1];[.$N123]);[.$A123];&quot;&quot;)" office:value-type="float" office:value="122" calcext:value-type="float">
            <text:p>122</text:p>
          </table:table-cell>
          <table:table-cell table:formula="of:=IF(OR([.$J123]=[.R$1];[.$K123]=[.R$1];[.$L123]=[.R$1];[.$M123]=[.R$1];[.$N123]);[.$A123];&quot;&quot;)">
            <text:p/>
          </table:table-cell>
          <table:table-cell table:formula="of:=IF(OR([.$J123]=[.S$1];[.$K123]=[.S$1];[.$L123]=[.S$1];[.$M123]=[.S$1];[.$N123]);[.$A123];&quot;&quot;)">
            <text:p/>
          </table:table-cell>
          <table:table-cell table:formula="of:=IF(OR([.$J123]=[.T$1];[.$K123]=[.T$1];[.$L123]=[.T$1];[.$M123]=[.T$1];[.$N123]);[.$A123];&quot;&quot;)">
            <text:p/>
          </table:table-cell>
          <table:table-cell table:formula="of:=IF(OR([.$J123]=[.U$1];[.$K123]=[.U$1];[.$L123]=[.U$1];[.$M123]=[.U$1];[.$N123]);[.$A123];&quot;&quot;)">
            <text:p/>
          </table:table-cell>
          <table:table-cell table:formula="of:=IF(OR([.$J123]=[.V$1];[.$K123]=[.V$1];[.$L123]=[.V$1];[.$M123]=[.V$1];[.$N123]);[.$A123];&quot;&quot;)">
            <text:p/>
          </table:table-cell>
          <table:table-cell table:formula="of:=IF(OR([.$J123]=[.W$1];[.$K123]=[.W$1];[.$L123]=[.W$1];[.$M123]=[.W$1];[.$N123]);[.$A123];&quot;&quot;)">
            <text:p/>
          </table:table-cell>
          <table:table-cell table:formula="of:=IF(OR([.$J123]=[.X$1];[.$K123]=[.X$1];[.$L123]=[.X$1];[.$M123]=[.X$1];[.$N123]);[.$A123];&quot;&quot;)">
            <text:p/>
          </table:table-cell>
          <table:table-cell table:formula="of:=IF(OR([.$J123]=[.Y$1];[.$K123]=[.Y$1];[.$L123]=[.Y$1];[.$M123]=[.Y$1];[.$N123]);[.$A123];&quot;&quot;)">
            <text:p/>
          </table:table-cell>
          <table:table-cell table:formula="of:=IF(OR([.$J123]=[.Z$1];[.$K123]=[.Z$1];[.$L123]=[.Z$1];[.$M123]=[.Z$1];[.$N123]);[.$A123];&quot;&quot;)">
            <text:p/>
          </table:table-cell>
          <table:table-cell table:formula="of:=IF(OR([.$J123]=[.AA$1];[.$K123]=[.AA$1];[.$L123]=[.AA$1];[.$M123]=[.AA$1];[.$N123]);[.$A123];&quot;&quot;)">
            <text:p/>
          </table:table-cell>
          <table:table-cell table:formula="of:=IF(OR([.$J123]=[.AB$1];[.$K123]=[.AB$1];[.$L123]=[.AB$1];[.$M123]=[.AB$1];[.$N123]);[.$A123];&quot;&quot;)">
            <text:p/>
          </table:table-cell>
          <table:table-cell table:formula="of:=IF(OR([.$J123]=[.AC$1];[.$K123]=[.AC$1];[.$L123]=[.AC$1];[.$M123]=[.AC$1];[.$N123]);[.$A123];&quot;&quot;)">
            <text:p/>
          </table:table-cell>
          <table:table-cell table:formula="of:=IF(OR([.$J123]=[.AD$1];[.$K123]=[.AD$1];[.$L123]=[.AD$1];[.$M123]=[.AD$1];[.$N123]);[.$A123];&quot;&quot;)">
            <text:p/>
          </table:table-cell>
          <table:table-cell table:formula="of:=IF(OR([.$J123]=[.AE$1];[.$K123]=[.AE$1];[.$L123]=[.AE$1];[.$M123]=[.AE$1];[.$N123]);[.$A123];&quot;&quot;)">
            <text:p/>
          </table:table-cell>
          <table:table-cell table:formula="of:=IF(OR([.$J123]=[.AF$1];[.$K123]=[.AF$1];[.$L123]=[.AF$1];[.$M123]=[.AF$1];[.$N123]);[.$A123];&quot;&quot;)">
            <text:p/>
          </table:table-cell>
          <table:table-cell table:formula="of:=IF(OR([.$J123]=[.AG$1];[.$K123]=[.AG$1];[.$L123]=[.AG$1];[.$M123]=[.AG$1];[.$N123]);[.$A123];&quot;&quot;)">
            <text:p/>
          </table:table-cell>
          <table:table-cell table:formula="of:=IF(OR([.$J123]=[.AH$1];[.$K123]=[.AH$1];[.$L123]=[.AH$1];[.$M123]=[.AH$1];[.$N123]);[.$A123];&quot;&quot;)">
            <text:p/>
          </table:table-cell>
          <table:table-cell table:formula="of:=IF(OR([.$J123]=[.AI$1];[.$K123]=[.AI$1];[.$L123]=[.AI$1];[.$M123]=[.AI$1];[.$N123]);[.$A123];&quot;&quot;)">
            <text:p/>
          </table:table-cell>
          <table:table-cell table:formula="of:=IF(OR([.$J123]=[.AJ$1];[.$K123]=[.AJ$1];[.$L123]=[.AJ$1];[.$M123]=[.AJ$1];[.$N123]);[.$A123];&quot;&quot;)">
            <text:p/>
          </table:table-cell>
          <table:table-cell table:formula="of:=IF(OR([.$J123]=[.AK$1];[.$K123]=[.AK$1];[.$L123]=[.AK$1];[.$M123]=[.AK$1];[.$N123]);[.$A123];&quot;&quot;)">
            <text:p/>
          </table:table-cell>
          <table:table-cell table:formula="of:=IF(OR([.$J123]=[.AL$1];[.$K123]=[.AL$1];[.$L123]=[.AL$1];[.$M123]=[.AL$1];[.$N123]);[.$A123];&quot;&quot;)">
            <text:p/>
          </table:table-cell>
          <table:table-cell table:formula="of:=IF(OR([.$J123]=[.AM$1];[.$K123]=[.AM$1];[.$L123]=[.AM$1];[.$M123]=[.AM$1];[.$N123]);[.$A123];&quot;&quot;)">
            <text:p/>
          </table:table-cell>
          <table:table-cell table:formula="of:=IF(OR([.$J123]=[.AN$1];[.$K123]=[.AN$1];[.$L123]=[.AN$1];[.$M123]=[.AN$1];[.$N123]);[.$A123];&quot;&quot;)">
            <text:p/>
          </table:table-cell>
          <table:table-cell table:formula="of:=IF(OR([.$J123]=[.AO$1];[.$K123]=[.AO$1];[.$L123]=[.AO$1];[.$M123]=[.AO$1];[.$N123]);[.$A123];&quot;&quot;)">
            <text:p/>
          </table:table-cell>
          <table:table-cell table:formula="of:=IF(OR([.$J123]=[.AP$1];[.$K123]=[.AP$1];[.$L123]=[.AP$1];[.$M123]=[.AP$1];[.$N123]);[.$A123];&quot;&quot;)">
            <text:p/>
          </table:table-cell>
          <table:table-cell table:formula="of:=IF(OR([.$J123]=[.AQ$1];[.$K123]=[.AQ$1];[.$L123]=[.AQ$1];[.$M123]=[.AQ$1];[.$N123]);[.$A123];&quot;&quot;)">
            <text:p/>
          </table:table-cell>
          <table:table-cell table:formula="of:=IF(OR([.$J123]=[.AR$1];[.$K123]=[.AR$1];[.$L123]=[.AR$1];[.$M123]=[.AR$1];[.$N123]);[.$A123];&quot;&quot;)">
            <text:p/>
          </table:table-cell>
          <table:table-cell/>
          <table:table-cell table:formula="of:=IF([.$E123]=[.AT$1];[.$A123];&quot;&quot;)">
            <text:p/>
          </table:table-cell>
          <table:table-cell table:formula="of:=IF([.$E123]=[.AU$1];[.$A123];&quot;&quot;)">
            <text:p/>
          </table:table-cell>
          <table:table-cell table:formula="of:=IF([.$E123]=[.AV$1];[.$A123];&quot;&quot;)">
            <text:p/>
          </table:table-cell>
          <table:table-cell table:formula="of:=IF([.$E123]=[.AW$1];[.$A123];&quot;&quot;)">
            <text:p/>
          </table:table-cell>
          <table:table-cell table:formula="of:=IF([.$E123]=[.AX$1];[.$A123];&quot;&quot;)">
            <text:p/>
          </table:table-cell>
          <table:table-cell table:formula="of:=IF([.$E123]=[.AY$1];[.$A123];&quot;&quot;)">
            <text:p/>
          </table:table-cell>
          <table:table-cell table:formula="of:=IF([.$E123]=[.AZ$1];[.$A123];&quot;&quot;)">
            <text:p/>
          </table:table-cell>
          <table:table-cell table:formula="of:=IF([.$E123]=[.BA$1];[.$A123];&quot;&quot;)">
            <text:p/>
          </table:table-cell>
          <table:table-cell table:formula="of:=IF([.$E123]=[.BB$1];[.$A123];&quot;&quot;)">
            <text:p/>
          </table:table-cell>
          <table:table-cell table:formula="of:=IF([.$E123]=[.BC$1];[.$A123];&quot;&quot;)">
            <text:p/>
          </table:table-cell>
          <table:table-cell table:formula="of:=IF([.$E123]=[.BD$1];[.$A123];&quot;&quot;)">
            <text:p/>
          </table:table-cell>
          <table:table-cell table:formula="of:=IF([.$E123]=[.BE$1];[.$A123];&quot;&quot;)">
            <text:p/>
          </table:table-cell>
          <table:table-cell table:formula="of:=IF([.$E123]=[.BF$1];[.$A123];&quot;&quot;)">
            <text:p/>
          </table:table-cell>
          <table:table-cell table:formula="of:=IF([.$E123]=[.BG$1];[.$A123];&quot;&quot;)">
            <text:p/>
          </table:table-cell>
          <table:table-cell table:formula="of:=IF([.$E123]=[.BH$1];[.$A123];&quot;&quot;)">
            <text:p/>
          </table:table-cell>
          <table:table-cell table:formula="of:=IF([.$E123]=[.BI$1];[.$A123];&quot;&quot;)">
            <text:p/>
          </table:table-cell>
          <table:table-cell table:formula="of:=IF([.$E123]=[.BJ$1];[.$A123];&quot;&quot;)">
            <text:p/>
          </table:table-cell>
          <table:table-cell table:formula="of:=IF([.$E123]=[.BK$1];[.$A123];&quot;&quot;)">
            <text:p/>
          </table:table-cell>
          <table:table-cell table:formula="of:=IF([.$E123]=[.BL$1];[.$A123];&quot;&quot;)">
            <text:p/>
          </table:table-cell>
          <table:table-cell table:formula="of:=IF([.$E123]=[.BM$1];[.$A123];&quot;&quot;)">
            <text:p/>
          </table:table-cell>
          <table:table-cell table:formula="of:=IF([.$E123]=[.BN$1];[.$A123];&quot;&quot;)">
            <text:p/>
          </table:table-cell>
          <table:table-cell table:formula="of:=IF([.$E123]=[.BO$1];[.$A123];&quot;&quot;)">
            <text:p/>
          </table:table-cell>
          <table:table-cell table:formula="of:=IF([.$E123]=[.BP$1];[.$A123];&quot;&quot;)">
            <text:p/>
          </table:table-cell>
          <table:table-cell table:formula="of:=IF([.$E123]=[.BQ$1];[.$A123];&quot;&quot;)">
            <text:p/>
          </table:table-cell>
          <table:table-cell table:formula="of:=IF([.$E123]=[.BR$1];[.$A123];&quot;&quot;)">
            <text:p/>
          </table:table-cell>
          <table:table-cell table:formula="of:=IF([.$E123]=[.BS$1];[.$A123];&quot;&quot;)">
            <text:p/>
          </table:table-cell>
          <table:table-cell table:formula="of:=IF([.$E123]=[.BT$1];[.$A123];&quot;&quot;)">
            <text:p/>
          </table:table-cell>
          <table:table-cell table:formula="of:=IF([.$E123]=[.BU$1];[.$A123];&quot;&quot;)">
            <text:p/>
          </table:table-cell>
          <table:table-cell table:formula="of:=IF([.$E123]=[.BV$1];[.$A123];&quot;&quot;)">
            <text:p/>
          </table:table-cell>
          <table:table-cell table:formula="of:=IF([.$E123]=[.BW$1];[.$A123];&quot;&quot;)">
            <text:p/>
          </table:table-cell>
          <table:table-cell table:formula="of:=IF([.$E123]=[.BX$1];[.$A123];&quot;&quot;)">
            <text:p/>
          </table:table-cell>
          <table:table-cell table:formula="of:=IF([.$E123]=[.BY$1];[.$A123];&quot;&quot;)">
            <text:p/>
          </table:table-cell>
          <table:table-cell table:formula="of:=IF([.$E123]=[.BZ$1];[.$A123];&quot;&quot;)">
            <text:p/>
          </table:table-cell>
          <table:table-cell table:formula="of:=IF([.$E123]=[.CA$1];[.$A123];&quot;&quot;)">
            <text:p/>
          </table:table-cell>
          <table:table-cell table:formula="of:=IF([.$E123]=[.CB$1];[.$A123];&quot;&quot;)">
            <text:p/>
          </table:table-cell>
          <table:table-cell table:formula="of:=IF([.$E123]=[.CC$1];[.$A123];&quot;&quot;)">
            <text:p/>
          </table:table-cell>
          <table:table-cell table:formula="of:=IF([.$E123]=[.CD$1];[.$A123];&quot;&quot;)" office:value-type="float" office:value="122" calcext:value-type="float">
            <text:p>122</text:p>
          </table:table-cell>
          <table:table-cell table:formula="of:=IF([.$E123]=[.CE$1];[.$A123];&quot;&quot;)">
            <text:p/>
          </table:table-cell>
          <table:table-cell table:formula="of:=IF([.$E123]=[.CF$1];[.$A123];&quot;&quot;)">
            <text:p/>
          </table:table-cell>
          <table:table-cell table:formula="of:=IF([.$E123]=[.CG$1];[.$A123];&quot;&quot;)">
            <text:p/>
          </table:table-cell>
          <table:table-cell table:formula="of:=IF([.$E123]=[.CH$1];[.$A123];&quot;&quot;)">
            <text:p/>
          </table:table-cell>
          <table:table-cell table:formula="of:=IF([.$E123]=[.CI$1];[.$A123];&quot;&quot;)">
            <text:p/>
          </table:table-cell>
          <table:table-cell table:formula="of:=IF([.$E123]=[.CJ$1];[.$A123];&quot;&quot;)">
            <text:p/>
          </table:table-cell>
          <table:table-cell table:formula="of:=IF([.$E123]=[.CK$1];[.$A123];&quot;&quot;)">
            <text:p/>
          </table:table-cell>
          <table:table-cell table:formula="of:=IF([.$E123]=[.CL$1];[.$A123];&quot;&quot;)">
            <text:p/>
          </table:table-cell>
          <table:table-cell table:formula="of:=IF([.$E123]=[.CM$1];[.$A123];&quot;&quot;)">
            <text:p/>
          </table:table-cell>
          <table:table-cell table:formula="of:=IF([.$E123]=[.CN$1];[.$A123];&quot;&quot;)">
            <text:p/>
          </table:table-cell>
          <table:table-cell table:formula="of:=IF([.$E123]=[.CO$1];[.$A123];&quot;&quot;)">
            <text:p/>
          </table:table-cell>
          <table:table-cell table:formula="of:=IF([.$E123]=[.CP$1];[.$A123];&quot;&quot;)">
            <text:p/>
          </table:table-cell>
          <table:table-cell table:formula="of:=IF([.$E123]=[.CQ$1];[.$A12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ving the Chains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Russel Friend, Garrett Lerner</text:p>
          </table:table-cell>
          <table:table-cell office:value-type="float" office:value="13.38" calcext:value-type="float">
            <text:p>13.38</text:p>
          </table:table-cell>
          <table:table-cell office:value-type="float" office:value="15" calcext:value-type="float">
            <text:p>15</text:p>
          </table:table-cell>
          <table:table-cell office:value-type="date" office:date-value="2010-02-01" calcext:value-type="date">
            <text:p>2010-02-01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table:number-columns-repeated="3"/>
          <table:table-cell table:formula="of:=IF(OR([.$J124]=[.O$1];[.$K124]=[.O$1];[.$L124]=[.O$1];[.$M124]=[.O$1];[.$N124]);[.$A124];&quot;&quot;)">
            <text:p/>
          </table:table-cell>
          <table:table-cell table:formula="of:=IF(OR([.$J124]=[.P$1];[.$K124]=[.P$1];[.$L124]=[.P$1];[.$M124]=[.P$1];[.$N124]);[.$A124];&quot;&quot;)">
            <text:p/>
          </table:table-cell>
          <table:table-cell table:formula="of:=IF(OR([.$J124]=[.Q$1];[.$K124]=[.Q$1];[.$L124]=[.Q$1];[.$M124]=[.Q$1];[.$N124]);[.$A124];&quot;&quot;)">
            <text:p/>
          </table:table-cell>
          <table:table-cell table:formula="of:=IF(OR([.$J124]=[.R$1];[.$K124]=[.R$1];[.$L124]=[.R$1];[.$M124]=[.R$1];[.$N124]);[.$A124];&quot;&quot;)">
            <text:p/>
          </table:table-cell>
          <table:table-cell table:formula="of:=IF(OR([.$J124]=[.S$1];[.$K124]=[.S$1];[.$L124]=[.S$1];[.$M124]=[.S$1];[.$N124]);[.$A124];&quot;&quot;)">
            <text:p/>
          </table:table-cell>
          <table:table-cell table:formula="of:=IF(OR([.$J124]=[.T$1];[.$K124]=[.T$1];[.$L124]=[.T$1];[.$M124]=[.T$1];[.$N124]);[.$A124];&quot;&quot;)">
            <text:p/>
          </table:table-cell>
          <table:table-cell table:formula="of:=IF(OR([.$J124]=[.U$1];[.$K124]=[.U$1];[.$L124]=[.U$1];[.$M124]=[.U$1];[.$N124]);[.$A124];&quot;&quot;)">
            <text:p/>
          </table:table-cell>
          <table:table-cell table:formula="of:=IF(OR([.$J124]=[.V$1];[.$K124]=[.V$1];[.$L124]=[.V$1];[.$M124]=[.V$1];[.$N124]);[.$A124];&quot;&quot;)">
            <text:p/>
          </table:table-cell>
          <table:table-cell table:formula="of:=IF(OR([.$J124]=[.W$1];[.$K124]=[.W$1];[.$L124]=[.W$1];[.$M124]=[.W$1];[.$N124]);[.$A124];&quot;&quot;)">
            <text:p/>
          </table:table-cell>
          <table:table-cell table:formula="of:=IF(OR([.$J124]=[.X$1];[.$K124]=[.X$1];[.$L124]=[.X$1];[.$M124]=[.X$1];[.$N124]);[.$A124];&quot;&quot;)" office:value-type="float" office:value="123" calcext:value-type="float">
            <text:p>123</text:p>
          </table:table-cell>
          <table:table-cell table:formula="of:=IF(OR([.$J124]=[.Y$1];[.$K124]=[.Y$1];[.$L124]=[.Y$1];[.$M124]=[.Y$1];[.$N124]);[.$A124];&quot;&quot;)" office:value-type="float" office:value="123" calcext:value-type="float">
            <text:p>123</text:p>
          </table:table-cell>
          <table:table-cell table:formula="of:=IF(OR([.$J124]=[.Z$1];[.$K124]=[.Z$1];[.$L124]=[.Z$1];[.$M124]=[.Z$1];[.$N124]);[.$A124];&quot;&quot;)">
            <text:p/>
          </table:table-cell>
          <table:table-cell table:formula="of:=IF(OR([.$J124]=[.AA$1];[.$K124]=[.AA$1];[.$L124]=[.AA$1];[.$M124]=[.AA$1];[.$N124]);[.$A124];&quot;&quot;)">
            <text:p/>
          </table:table-cell>
          <table:table-cell table:formula="of:=IF(OR([.$J124]=[.AB$1];[.$K124]=[.AB$1];[.$L124]=[.AB$1];[.$M124]=[.AB$1];[.$N124]);[.$A124];&quot;&quot;)">
            <text:p/>
          </table:table-cell>
          <table:table-cell table:formula="of:=IF(OR([.$J124]=[.AC$1];[.$K124]=[.AC$1];[.$L124]=[.AC$1];[.$M124]=[.AC$1];[.$N124]);[.$A124];&quot;&quot;)">
            <text:p/>
          </table:table-cell>
          <table:table-cell table:formula="of:=IF(OR([.$J124]=[.AD$1];[.$K124]=[.AD$1];[.$L124]=[.AD$1];[.$M124]=[.AD$1];[.$N124]);[.$A124];&quot;&quot;)">
            <text:p/>
          </table:table-cell>
          <table:table-cell table:formula="of:=IF(OR([.$J124]=[.AE$1];[.$K124]=[.AE$1];[.$L124]=[.AE$1];[.$M124]=[.AE$1];[.$N124]);[.$A124];&quot;&quot;)">
            <text:p/>
          </table:table-cell>
          <table:table-cell table:formula="of:=IF(OR([.$J124]=[.AF$1];[.$K124]=[.AF$1];[.$L124]=[.AF$1];[.$M124]=[.AF$1];[.$N124]);[.$A124];&quot;&quot;)">
            <text:p/>
          </table:table-cell>
          <table:table-cell table:formula="of:=IF(OR([.$J124]=[.AG$1];[.$K124]=[.AG$1];[.$L124]=[.AG$1];[.$M124]=[.AG$1];[.$N124]);[.$A124];&quot;&quot;)">
            <text:p/>
          </table:table-cell>
          <table:table-cell table:formula="of:=IF(OR([.$J124]=[.AH$1];[.$K124]=[.AH$1];[.$L124]=[.AH$1];[.$M124]=[.AH$1];[.$N124]);[.$A124];&quot;&quot;)">
            <text:p/>
          </table:table-cell>
          <table:table-cell table:formula="of:=IF(OR([.$J124]=[.AI$1];[.$K124]=[.AI$1];[.$L124]=[.AI$1];[.$M124]=[.AI$1];[.$N124]);[.$A124];&quot;&quot;)">
            <text:p/>
          </table:table-cell>
          <table:table-cell table:formula="of:=IF(OR([.$J124]=[.AJ$1];[.$K124]=[.AJ$1];[.$L124]=[.AJ$1];[.$M124]=[.AJ$1];[.$N124]);[.$A124];&quot;&quot;)">
            <text:p/>
          </table:table-cell>
          <table:table-cell table:formula="of:=IF(OR([.$J124]=[.AK$1];[.$K124]=[.AK$1];[.$L124]=[.AK$1];[.$M124]=[.AK$1];[.$N124]);[.$A124];&quot;&quot;)">
            <text:p/>
          </table:table-cell>
          <table:table-cell table:formula="of:=IF(OR([.$J124]=[.AL$1];[.$K124]=[.AL$1];[.$L124]=[.AL$1];[.$M124]=[.AL$1];[.$N124]);[.$A124];&quot;&quot;)">
            <text:p/>
          </table:table-cell>
          <table:table-cell table:formula="of:=IF(OR([.$J124]=[.AM$1];[.$K124]=[.AM$1];[.$L124]=[.AM$1];[.$M124]=[.AM$1];[.$N124]);[.$A124];&quot;&quot;)">
            <text:p/>
          </table:table-cell>
          <table:table-cell table:formula="of:=IF(OR([.$J124]=[.AN$1];[.$K124]=[.AN$1];[.$L124]=[.AN$1];[.$M124]=[.AN$1];[.$N124]);[.$A124];&quot;&quot;)">
            <text:p/>
          </table:table-cell>
          <table:table-cell table:formula="of:=IF(OR([.$J124]=[.AO$1];[.$K124]=[.AO$1];[.$L124]=[.AO$1];[.$M124]=[.AO$1];[.$N124]);[.$A124];&quot;&quot;)">
            <text:p/>
          </table:table-cell>
          <table:table-cell table:formula="of:=IF(OR([.$J124]=[.AP$1];[.$K124]=[.AP$1];[.$L124]=[.AP$1];[.$M124]=[.AP$1];[.$N124]);[.$A124];&quot;&quot;)">
            <text:p/>
          </table:table-cell>
          <table:table-cell table:formula="of:=IF(OR([.$J124]=[.AQ$1];[.$K124]=[.AQ$1];[.$L124]=[.AQ$1];[.$M124]=[.AQ$1];[.$N124]);[.$A124];&quot;&quot;)">
            <text:p/>
          </table:table-cell>
          <table:table-cell table:formula="of:=IF(OR([.$J124]=[.AR$1];[.$K124]=[.AR$1];[.$L124]=[.AR$1];[.$M124]=[.AR$1];[.$N124]);[.$A124];&quot;&quot;)">
            <text:p/>
          </table:table-cell>
          <table:table-cell/>
          <table:table-cell table:formula="of:=IF([.$E124]=[.AT$1];[.$A124];&quot;&quot;)">
            <text:p/>
          </table:table-cell>
          <table:table-cell table:formula="of:=IF([.$E124]=[.AU$1];[.$A124];&quot;&quot;)">
            <text:p/>
          </table:table-cell>
          <table:table-cell table:formula="of:=IF([.$E124]=[.AV$1];[.$A124];&quot;&quot;)">
            <text:p/>
          </table:table-cell>
          <table:table-cell table:formula="of:=IF([.$E124]=[.AW$1];[.$A124];&quot;&quot;)">
            <text:p/>
          </table:table-cell>
          <table:table-cell table:formula="of:=IF([.$E124]=[.AX$1];[.$A124];&quot;&quot;)">
            <text:p/>
          </table:table-cell>
          <table:table-cell table:formula="of:=IF([.$E124]=[.AY$1];[.$A124];&quot;&quot;)">
            <text:p/>
          </table:table-cell>
          <table:table-cell table:formula="of:=IF([.$E124]=[.AZ$1];[.$A124];&quot;&quot;)">
            <text:p/>
          </table:table-cell>
          <table:table-cell table:formula="of:=IF([.$E124]=[.BA$1];[.$A124];&quot;&quot;)">
            <text:p/>
          </table:table-cell>
          <table:table-cell table:formula="of:=IF([.$E124]=[.BB$1];[.$A124];&quot;&quot;)">
            <text:p/>
          </table:table-cell>
          <table:table-cell table:formula="of:=IF([.$E124]=[.BC$1];[.$A124];&quot;&quot;)">
            <text:p/>
          </table:table-cell>
          <table:table-cell table:formula="of:=IF([.$E124]=[.BD$1];[.$A124];&quot;&quot;)">
            <text:p/>
          </table:table-cell>
          <table:table-cell table:formula="of:=IF([.$E124]=[.BE$1];[.$A124];&quot;&quot;)">
            <text:p/>
          </table:table-cell>
          <table:table-cell table:formula="of:=IF([.$E124]=[.BF$1];[.$A124];&quot;&quot;)">
            <text:p/>
          </table:table-cell>
          <table:table-cell table:formula="of:=IF([.$E124]=[.BG$1];[.$A124];&quot;&quot;)">
            <text:p/>
          </table:table-cell>
          <table:table-cell table:formula="of:=IF([.$E124]=[.BH$1];[.$A124];&quot;&quot;)">
            <text:p/>
          </table:table-cell>
          <table:table-cell table:formula="of:=IF([.$E124]=[.BI$1];[.$A124];&quot;&quot;)">
            <text:p/>
          </table:table-cell>
          <table:table-cell table:formula="of:=IF([.$E124]=[.BJ$1];[.$A124];&quot;&quot;)">
            <text:p/>
          </table:table-cell>
          <table:table-cell table:formula="of:=IF([.$E124]=[.BK$1];[.$A124];&quot;&quot;)">
            <text:p/>
          </table:table-cell>
          <table:table-cell table:formula="of:=IF([.$E124]=[.BL$1];[.$A124];&quot;&quot;)">
            <text:p/>
          </table:table-cell>
          <table:table-cell table:formula="of:=IF([.$E124]=[.BM$1];[.$A124];&quot;&quot;)">
            <text:p/>
          </table:table-cell>
          <table:table-cell table:formula="of:=IF([.$E124]=[.BN$1];[.$A124];&quot;&quot;)">
            <text:p/>
          </table:table-cell>
          <table:table-cell table:formula="of:=IF([.$E124]=[.BO$1];[.$A124];&quot;&quot;)">
            <text:p/>
          </table:table-cell>
          <table:table-cell table:formula="of:=IF([.$E124]=[.BP$1];[.$A124];&quot;&quot;)">
            <text:p/>
          </table:table-cell>
          <table:table-cell table:formula="of:=IF([.$E124]=[.BQ$1];[.$A124];&quot;&quot;)">
            <text:p/>
          </table:table-cell>
          <table:table-cell table:formula="of:=IF([.$E124]=[.BR$1];[.$A124];&quot;&quot;)">
            <text:p/>
          </table:table-cell>
          <table:table-cell table:formula="of:=IF([.$E124]=[.BS$1];[.$A124];&quot;&quot;)">
            <text:p/>
          </table:table-cell>
          <table:table-cell table:formula="of:=IF([.$E124]=[.BT$1];[.$A124];&quot;&quot;)">
            <text:p/>
          </table:table-cell>
          <table:table-cell table:formula="of:=IF([.$E124]=[.BU$1];[.$A124];&quot;&quot;)">
            <text:p/>
          </table:table-cell>
          <table:table-cell table:formula="of:=IF([.$E124]=[.BV$1];[.$A124];&quot;&quot;)">
            <text:p/>
          </table:table-cell>
          <table:table-cell table:formula="of:=IF([.$E124]=[.BW$1];[.$A124];&quot;&quot;)">
            <text:p/>
          </table:table-cell>
          <table:table-cell table:formula="of:=IF([.$E124]=[.BX$1];[.$A124];&quot;&quot;)">
            <text:p/>
          </table:table-cell>
          <table:table-cell table:formula="of:=IF([.$E124]=[.BY$1];[.$A124];&quot;&quot;)">
            <text:p/>
          </table:table-cell>
          <table:table-cell table:formula="of:=IF([.$E124]=[.BZ$1];[.$A124];&quot;&quot;)">
            <text:p/>
          </table:table-cell>
          <table:table-cell table:formula="of:=IF([.$E124]=[.CA$1];[.$A124];&quot;&quot;)">
            <text:p/>
          </table:table-cell>
          <table:table-cell table:formula="of:=IF([.$E124]=[.CB$1];[.$A124];&quot;&quot;)" office:value-type="float" office:value="123" calcext:value-type="float">
            <text:p>123</text:p>
          </table:table-cell>
          <table:table-cell table:formula="of:=IF([.$E124]=[.CC$1];[.$A124];&quot;&quot;)">
            <text:p/>
          </table:table-cell>
          <table:table-cell table:formula="of:=IF([.$E124]=[.CD$1];[.$A124];&quot;&quot;)">
            <text:p/>
          </table:table-cell>
          <table:table-cell table:formula="of:=IF([.$E124]=[.CE$1];[.$A124];&quot;&quot;)">
            <text:p/>
          </table:table-cell>
          <table:table-cell table:formula="of:=IF([.$E124]=[.CF$1];[.$A124];&quot;&quot;)">
            <text:p/>
          </table:table-cell>
          <table:table-cell table:formula="of:=IF([.$E124]=[.CG$1];[.$A124];&quot;&quot;)">
            <text:p/>
          </table:table-cell>
          <table:table-cell table:formula="of:=IF([.$E124]=[.CH$1];[.$A124];&quot;&quot;)">
            <text:p/>
          </table:table-cell>
          <table:table-cell table:formula="of:=IF([.$E124]=[.CI$1];[.$A124];&quot;&quot;)">
            <text:p/>
          </table:table-cell>
          <table:table-cell table:formula="of:=IF([.$E124]=[.CJ$1];[.$A124];&quot;&quot;)">
            <text:p/>
          </table:table-cell>
          <table:table-cell table:formula="of:=IF([.$E124]=[.CK$1];[.$A124];&quot;&quot;)">
            <text:p/>
          </table:table-cell>
          <table:table-cell table:formula="of:=IF([.$E124]=[.CL$1];[.$A124];&quot;&quot;)">
            <text:p/>
          </table:table-cell>
          <table:table-cell table:formula="of:=IF([.$E124]=[.CM$1];[.$A124];&quot;&quot;)">
            <text:p/>
          </table:table-cell>
          <table:table-cell table:formula="of:=IF([.$E124]=[.CN$1];[.$A124];&quot;&quot;)">
            <text:p/>
          </table:table-cell>
          <table:table-cell table:formula="of:=IF([.$E124]=[.CO$1];[.$A124];&quot;&quot;)">
            <text:p/>
          </table:table-cell>
          <table:table-cell table:formula="of:=IF([.$E124]=[.CP$1];[.$A124];&quot;&quot;)">
            <text:p/>
          </table:table-cell>
          <table:table-cell table:formula="of:=IF([.$E124]=[.CQ$1];[.$A12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 to 9</text:p>
          </table:table-cell>
          <table:table-cell office:value-type="string" calcext:value-type="string">
            <text:p>Andrew Bernstein</text:p>
          </table:table-cell>
          <table:table-cell office:value-type="string" calcext:value-type="string">
            <text:p>Thomas L. Moran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date" office:date-value="2010-02-08" calcext:value-type="date">
            <text:p>2010-02-08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125]=[.O$1];[.$K125]=[.O$1];[.$L125]=[.O$1];[.$M125]=[.O$1];[.$N125]);[.$A125];&quot;&quot;)">
            <text:p/>
          </table:table-cell>
          <table:table-cell table:formula="of:=IF(OR([.$J125]=[.P$1];[.$K125]=[.P$1];[.$L125]=[.P$1];[.$M125]=[.P$1];[.$N125]);[.$A125];&quot;&quot;)">
            <text:p/>
          </table:table-cell>
          <table:table-cell table:formula="of:=IF(OR([.$J125]=[.Q$1];[.$K125]=[.Q$1];[.$L125]=[.Q$1];[.$M125]=[.Q$1];[.$N125]);[.$A125];&quot;&quot;)">
            <text:p/>
          </table:table-cell>
          <table:table-cell table:formula="of:=IF(OR([.$J125]=[.R$1];[.$K125]=[.R$1];[.$L125]=[.R$1];[.$M125]=[.R$1];[.$N125]);[.$A125];&quot;&quot;)">
            <text:p/>
          </table:table-cell>
          <table:table-cell table:formula="of:=IF(OR([.$J125]=[.S$1];[.$K125]=[.S$1];[.$L125]=[.S$1];[.$M125]=[.S$1];[.$N125]);[.$A125];&quot;&quot;)">
            <text:p/>
          </table:table-cell>
          <table:table-cell table:formula="of:=IF(OR([.$J125]=[.T$1];[.$K125]=[.T$1];[.$L125]=[.T$1];[.$M125]=[.T$1];[.$N125]);[.$A125];&quot;&quot;)" office:value-type="float" office:value="124" calcext:value-type="float">
            <text:p>124</text:p>
          </table:table-cell>
          <table:table-cell table:formula="of:=IF(OR([.$J125]=[.U$1];[.$K125]=[.U$1];[.$L125]=[.U$1];[.$M125]=[.U$1];[.$N125]);[.$A125];&quot;&quot;)">
            <text:p/>
          </table:table-cell>
          <table:table-cell table:formula="of:=IF(OR([.$J125]=[.V$1];[.$K125]=[.V$1];[.$L125]=[.V$1];[.$M125]=[.V$1];[.$N125]);[.$A125];&quot;&quot;)">
            <text:p/>
          </table:table-cell>
          <table:table-cell table:formula="of:=IF(OR([.$J125]=[.W$1];[.$K125]=[.W$1];[.$L125]=[.W$1];[.$M125]=[.W$1];[.$N125]);[.$A125];&quot;&quot;)">
            <text:p/>
          </table:table-cell>
          <table:table-cell table:formula="of:=IF(OR([.$J125]=[.X$1];[.$K125]=[.X$1];[.$L125]=[.X$1];[.$M125]=[.X$1];[.$N125]);[.$A125];&quot;&quot;)">
            <text:p/>
          </table:table-cell>
          <table:table-cell table:formula="of:=IF(OR([.$J125]=[.Y$1];[.$K125]=[.Y$1];[.$L125]=[.Y$1];[.$M125]=[.Y$1];[.$N125]);[.$A125];&quot;&quot;)">
            <text:p/>
          </table:table-cell>
          <table:table-cell table:formula="of:=IF(OR([.$J125]=[.Z$1];[.$K125]=[.Z$1];[.$L125]=[.Z$1];[.$M125]=[.Z$1];[.$N125]);[.$A125];&quot;&quot;)">
            <text:p/>
          </table:table-cell>
          <table:table-cell table:formula="of:=IF(OR([.$J125]=[.AA$1];[.$K125]=[.AA$1];[.$L125]=[.AA$1];[.$M125]=[.AA$1];[.$N125]);[.$A125];&quot;&quot;)">
            <text:p/>
          </table:table-cell>
          <table:table-cell table:formula="of:=IF(OR([.$J125]=[.AB$1];[.$K125]=[.AB$1];[.$L125]=[.AB$1];[.$M125]=[.AB$1];[.$N125]);[.$A125];&quot;&quot;)">
            <text:p/>
          </table:table-cell>
          <table:table-cell table:formula="of:=IF(OR([.$J125]=[.AC$1];[.$K125]=[.AC$1];[.$L125]=[.AC$1];[.$M125]=[.AC$1];[.$N125]);[.$A125];&quot;&quot;)">
            <text:p/>
          </table:table-cell>
          <table:table-cell table:formula="of:=IF(OR([.$J125]=[.AD$1];[.$K125]=[.AD$1];[.$L125]=[.AD$1];[.$M125]=[.AD$1];[.$N125]);[.$A125];&quot;&quot;)">
            <text:p/>
          </table:table-cell>
          <table:table-cell table:formula="of:=IF(OR([.$J125]=[.AE$1];[.$K125]=[.AE$1];[.$L125]=[.AE$1];[.$M125]=[.AE$1];[.$N125]);[.$A125];&quot;&quot;)">
            <text:p/>
          </table:table-cell>
          <table:table-cell table:formula="of:=IF(OR([.$J125]=[.AF$1];[.$K125]=[.AF$1];[.$L125]=[.AF$1];[.$M125]=[.AF$1];[.$N125]);[.$A125];&quot;&quot;)">
            <text:p/>
          </table:table-cell>
          <table:table-cell table:formula="of:=IF(OR([.$J125]=[.AG$1];[.$K125]=[.AG$1];[.$L125]=[.AG$1];[.$M125]=[.AG$1];[.$N125]);[.$A125];&quot;&quot;)">
            <text:p/>
          </table:table-cell>
          <table:table-cell table:formula="of:=IF(OR([.$J125]=[.AH$1];[.$K125]=[.AH$1];[.$L125]=[.AH$1];[.$M125]=[.AH$1];[.$N125]);[.$A125];&quot;&quot;)">
            <text:p/>
          </table:table-cell>
          <table:table-cell table:formula="of:=IF(OR([.$J125]=[.AI$1];[.$K125]=[.AI$1];[.$L125]=[.AI$1];[.$M125]=[.AI$1];[.$N125]);[.$A125];&quot;&quot;)">
            <text:p/>
          </table:table-cell>
          <table:table-cell table:formula="of:=IF(OR([.$J125]=[.AJ$1];[.$K125]=[.AJ$1];[.$L125]=[.AJ$1];[.$M125]=[.AJ$1];[.$N125]);[.$A125];&quot;&quot;)">
            <text:p/>
          </table:table-cell>
          <table:table-cell table:formula="of:=IF(OR([.$J125]=[.AK$1];[.$K125]=[.AK$1];[.$L125]=[.AK$1];[.$M125]=[.AK$1];[.$N125]);[.$A125];&quot;&quot;)">
            <text:p/>
          </table:table-cell>
          <table:table-cell table:formula="of:=IF(OR([.$J125]=[.AL$1];[.$K125]=[.AL$1];[.$L125]=[.AL$1];[.$M125]=[.AL$1];[.$N125]);[.$A125];&quot;&quot;)">
            <text:p/>
          </table:table-cell>
          <table:table-cell table:formula="of:=IF(OR([.$J125]=[.AM$1];[.$K125]=[.AM$1];[.$L125]=[.AM$1];[.$M125]=[.AM$1];[.$N125]);[.$A125];&quot;&quot;)">
            <text:p/>
          </table:table-cell>
          <table:table-cell table:formula="of:=IF(OR([.$J125]=[.AN$1];[.$K125]=[.AN$1];[.$L125]=[.AN$1];[.$M125]=[.AN$1];[.$N125]);[.$A125];&quot;&quot;)">
            <text:p/>
          </table:table-cell>
          <table:table-cell table:formula="of:=IF(OR([.$J125]=[.AO$1];[.$K125]=[.AO$1];[.$L125]=[.AO$1];[.$M125]=[.AO$1];[.$N125]);[.$A125];&quot;&quot;)">
            <text:p/>
          </table:table-cell>
          <table:table-cell table:formula="of:=IF(OR([.$J125]=[.AP$1];[.$K125]=[.AP$1];[.$L125]=[.AP$1];[.$M125]=[.AP$1];[.$N125]);[.$A125];&quot;&quot;)">
            <text:p/>
          </table:table-cell>
          <table:table-cell table:formula="of:=IF(OR([.$J125]=[.AQ$1];[.$K125]=[.AQ$1];[.$L125]=[.AQ$1];[.$M125]=[.AQ$1];[.$N125]);[.$A125];&quot;&quot;)">
            <text:p/>
          </table:table-cell>
          <table:table-cell table:formula="of:=IF(OR([.$J125]=[.AR$1];[.$K125]=[.AR$1];[.$L125]=[.AR$1];[.$M125]=[.AR$1];[.$N125]);[.$A125];&quot;&quot;)">
            <text:p/>
          </table:table-cell>
          <table:table-cell/>
          <table:table-cell table:formula="of:=IF([.$E125]=[.AT$1];[.$A125];&quot;&quot;)">
            <text:p/>
          </table:table-cell>
          <table:table-cell table:formula="of:=IF([.$E125]=[.AU$1];[.$A125];&quot;&quot;)">
            <text:p/>
          </table:table-cell>
          <table:table-cell table:formula="of:=IF([.$E125]=[.AV$1];[.$A125];&quot;&quot;)">
            <text:p/>
          </table:table-cell>
          <table:table-cell table:formula="of:=IF([.$E125]=[.AW$1];[.$A125];&quot;&quot;)">
            <text:p/>
          </table:table-cell>
          <table:table-cell table:formula="of:=IF([.$E125]=[.AX$1];[.$A125];&quot;&quot;)">
            <text:p/>
          </table:table-cell>
          <table:table-cell table:formula="of:=IF([.$E125]=[.AY$1];[.$A125];&quot;&quot;)">
            <text:p/>
          </table:table-cell>
          <table:table-cell table:formula="of:=IF([.$E125]=[.AZ$1];[.$A125];&quot;&quot;)">
            <text:p/>
          </table:table-cell>
          <table:table-cell table:formula="of:=IF([.$E125]=[.BA$1];[.$A125];&quot;&quot;)">
            <text:p/>
          </table:table-cell>
          <table:table-cell table:formula="of:=IF([.$E125]=[.BB$1];[.$A125];&quot;&quot;)">
            <text:p/>
          </table:table-cell>
          <table:table-cell table:formula="of:=IF([.$E125]=[.BC$1];[.$A125];&quot;&quot;)">
            <text:p/>
          </table:table-cell>
          <table:table-cell table:formula="of:=IF([.$E125]=[.BD$1];[.$A125];&quot;&quot;)">
            <text:p/>
          </table:table-cell>
          <table:table-cell table:formula="of:=IF([.$E125]=[.BE$1];[.$A125];&quot;&quot;)">
            <text:p/>
          </table:table-cell>
          <table:table-cell table:formula="of:=IF([.$E125]=[.BF$1];[.$A125];&quot;&quot;)">
            <text:p/>
          </table:table-cell>
          <table:table-cell table:formula="of:=IF([.$E125]=[.BG$1];[.$A125];&quot;&quot;)">
            <text:p/>
          </table:table-cell>
          <table:table-cell table:formula="of:=IF([.$E125]=[.BH$1];[.$A125];&quot;&quot;)">
            <text:p/>
          </table:table-cell>
          <table:table-cell table:formula="of:=IF([.$E125]=[.BI$1];[.$A125];&quot;&quot;)">
            <text:p/>
          </table:table-cell>
          <table:table-cell table:formula="of:=IF([.$E125]=[.BJ$1];[.$A125];&quot;&quot;)">
            <text:p/>
          </table:table-cell>
          <table:table-cell table:formula="of:=IF([.$E125]=[.BK$1];[.$A125];&quot;&quot;)">
            <text:p/>
          </table:table-cell>
          <table:table-cell table:formula="of:=IF([.$E125]=[.BL$1];[.$A125];&quot;&quot;)">
            <text:p/>
          </table:table-cell>
          <table:table-cell table:formula="of:=IF([.$E125]=[.BM$1];[.$A125];&quot;&quot;)">
            <text:p/>
          </table:table-cell>
          <table:table-cell table:formula="of:=IF([.$E125]=[.BN$1];[.$A125];&quot;&quot;)">
            <text:p/>
          </table:table-cell>
          <table:table-cell table:formula="of:=IF([.$E125]=[.BO$1];[.$A125];&quot;&quot;)">
            <text:p/>
          </table:table-cell>
          <table:table-cell table:formula="of:=IF([.$E125]=[.BP$1];[.$A125];&quot;&quot;)">
            <text:p/>
          </table:table-cell>
          <table:table-cell table:formula="of:=IF([.$E125]=[.BQ$1];[.$A125];&quot;&quot;)">
            <text:p/>
          </table:table-cell>
          <table:table-cell table:formula="of:=IF([.$E125]=[.BR$1];[.$A125];&quot;&quot;)">
            <text:p/>
          </table:table-cell>
          <table:table-cell table:formula="of:=IF([.$E125]=[.BS$1];[.$A125];&quot;&quot;)">
            <text:p/>
          </table:table-cell>
          <table:table-cell table:formula="of:=IF([.$E125]=[.BT$1];[.$A125];&quot;&quot;)">
            <text:p/>
          </table:table-cell>
          <table:table-cell table:formula="of:=IF([.$E125]=[.BU$1];[.$A125];&quot;&quot;)">
            <text:p/>
          </table:table-cell>
          <table:table-cell table:formula="of:=IF([.$E125]=[.BV$1];[.$A125];&quot;&quot;)">
            <text:p/>
          </table:table-cell>
          <table:table-cell table:formula="of:=IF([.$E125]=[.BW$1];[.$A125];&quot;&quot;)">
            <text:p/>
          </table:table-cell>
          <table:table-cell table:formula="of:=IF([.$E125]=[.BX$1];[.$A125];&quot;&quot;)">
            <text:p/>
          </table:table-cell>
          <table:table-cell table:formula="of:=IF([.$E125]=[.BY$1];[.$A125];&quot;&quot;)">
            <text:p/>
          </table:table-cell>
          <table:table-cell table:formula="of:=IF([.$E125]=[.BZ$1];[.$A125];&quot;&quot;)">
            <text:p/>
          </table:table-cell>
          <table:table-cell table:formula="of:=IF([.$E125]=[.CA$1];[.$A125];&quot;&quot;)">
            <text:p/>
          </table:table-cell>
          <table:table-cell table:formula="of:=IF([.$E125]=[.CB$1];[.$A125];&quot;&quot;)">
            <text:p/>
          </table:table-cell>
          <table:table-cell table:formula="of:=IF([.$E125]=[.CC$1];[.$A125];&quot;&quot;)">
            <text:p/>
          </table:table-cell>
          <table:table-cell table:formula="of:=IF([.$E125]=[.CD$1];[.$A125];&quot;&quot;)" office:value-type="float" office:value="124" calcext:value-type="float">
            <text:p>124</text:p>
          </table:table-cell>
          <table:table-cell table:formula="of:=IF([.$E125]=[.CE$1];[.$A125];&quot;&quot;)">
            <text:p/>
          </table:table-cell>
          <table:table-cell table:formula="of:=IF([.$E125]=[.CF$1];[.$A125];&quot;&quot;)">
            <text:p/>
          </table:table-cell>
          <table:table-cell table:formula="of:=IF([.$E125]=[.CG$1];[.$A125];&quot;&quot;)">
            <text:p/>
          </table:table-cell>
          <table:table-cell table:formula="of:=IF([.$E125]=[.CH$1];[.$A125];&quot;&quot;)">
            <text:p/>
          </table:table-cell>
          <table:table-cell table:formula="of:=IF([.$E125]=[.CI$1];[.$A125];&quot;&quot;)">
            <text:p/>
          </table:table-cell>
          <table:table-cell table:formula="of:=IF([.$E125]=[.CJ$1];[.$A125];&quot;&quot;)">
            <text:p/>
          </table:table-cell>
          <table:table-cell table:formula="of:=IF([.$E125]=[.CK$1];[.$A125];&quot;&quot;)">
            <text:p/>
          </table:table-cell>
          <table:table-cell table:formula="of:=IF([.$E125]=[.CL$1];[.$A125];&quot;&quot;)">
            <text:p/>
          </table:table-cell>
          <table:table-cell table:formula="of:=IF([.$E125]=[.CM$1];[.$A125];&quot;&quot;)">
            <text:p/>
          </table:table-cell>
          <table:table-cell table:formula="of:=IF([.$E125]=[.CN$1];[.$A125];&quot;&quot;)">
            <text:p/>
          </table:table-cell>
          <table:table-cell table:formula="of:=IF([.$E125]=[.CO$1];[.$A125];&quot;&quot;)">
            <text:p/>
          </table:table-cell>
          <table:table-cell table:formula="of:=IF([.$E125]=[.CP$1];[.$A125];&quot;&quot;)">
            <text:p/>
          </table:table-cell>
          <table:table-cell table:formula="of:=IF([.$E125]=[.CQ$1];[.$A12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te Lives</text:p>
          </table:table-cell>
          <table:table-cell office:value-type="string" calcext:value-type="string">
            <text:p>Sanford Bookstaver</text:p>
          </table:table-cell>
          <table:table-cell office:value-type="string" calcext:value-type="string">
            <text:p>Doris Egan</text:p>
          </table:table-cell>
          <table:table-cell office:value-type="float" office:value="12.81" calcext:value-type="float">
            <text:p>12.81</text:p>
          </table:table-cell>
          <table:table-cell office:value-type="float" office:value="13" calcext:value-type="float">
            <text:p>13</text:p>
          </table:table-cell>
          <table:table-cell office:value-type="date" office:date-value="2010-03-08" calcext:value-type="date">
            <text:p>2010-03-08</text:p>
          </table:table-cell>
          <table:table-cell office:value-type="string" calcext:value-type="string">
            <text:p>Doris Egan</text:p>
          </table:table-cell>
          <table:table-cell table:number-columns-repeated="4"/>
          <table:table-cell table:formula="of:=IF(OR([.$J126]=[.O$1];[.$K126]=[.O$1];[.$L126]=[.O$1];[.$M126]=[.O$1];[.$N126]);[.$A126];&quot;&quot;)">
            <text:p/>
          </table:table-cell>
          <table:table-cell table:formula="of:=IF(OR([.$J126]=[.P$1];[.$K126]=[.P$1];[.$L126]=[.P$1];[.$M126]=[.P$1];[.$N126]);[.$A126];&quot;&quot;)">
            <text:p/>
          </table:table-cell>
          <table:table-cell table:formula="of:=IF(OR([.$J126]=[.Q$1];[.$K126]=[.Q$1];[.$L126]=[.Q$1];[.$M126]=[.Q$1];[.$N126]);[.$A126];&quot;&quot;)">
            <text:p/>
          </table:table-cell>
          <table:table-cell table:formula="of:=IF(OR([.$J126]=[.R$1];[.$K126]=[.R$1];[.$L126]=[.R$1];[.$M126]=[.R$1];[.$N126]);[.$A126];&quot;&quot;)">
            <text:p/>
          </table:table-cell>
          <table:table-cell table:formula="of:=IF(OR([.$J126]=[.S$1];[.$K126]=[.S$1];[.$L126]=[.S$1];[.$M126]=[.S$1];[.$N126]);[.$A126];&quot;&quot;)">
            <text:p/>
          </table:table-cell>
          <table:table-cell table:formula="of:=IF(OR([.$J126]=[.T$1];[.$K126]=[.T$1];[.$L126]=[.T$1];[.$M126]=[.T$1];[.$N126]);[.$A126];&quot;&quot;)">
            <text:p/>
          </table:table-cell>
          <table:table-cell table:formula="of:=IF(OR([.$J126]=[.U$1];[.$K126]=[.U$1];[.$L126]=[.U$1];[.$M126]=[.U$1];[.$N126]);[.$A126];&quot;&quot;)">
            <text:p/>
          </table:table-cell>
          <table:table-cell table:formula="of:=IF(OR([.$J126]=[.V$1];[.$K126]=[.V$1];[.$L126]=[.V$1];[.$M126]=[.V$1];[.$N126]);[.$A126];&quot;&quot;)">
            <text:p/>
          </table:table-cell>
          <table:table-cell table:formula="of:=IF(OR([.$J126]=[.W$1];[.$K126]=[.W$1];[.$L126]=[.W$1];[.$M126]=[.W$1];[.$N126]);[.$A126];&quot;&quot;)">
            <text:p/>
          </table:table-cell>
          <table:table-cell table:formula="of:=IF(OR([.$J126]=[.X$1];[.$K126]=[.X$1];[.$L126]=[.X$1];[.$M126]=[.X$1];[.$N126]);[.$A126];&quot;&quot;)">
            <text:p/>
          </table:table-cell>
          <table:table-cell table:formula="of:=IF(OR([.$J126]=[.Y$1];[.$K126]=[.Y$1];[.$L126]=[.Y$1];[.$M126]=[.Y$1];[.$N126]);[.$A126];&quot;&quot;)">
            <text:p/>
          </table:table-cell>
          <table:table-cell table:formula="of:=IF(OR([.$J126]=[.Z$1];[.$K126]=[.Z$1];[.$L126]=[.Z$1];[.$M126]=[.Z$1];[.$N126]);[.$A126];&quot;&quot;)">
            <text:p/>
          </table:table-cell>
          <table:table-cell table:formula="of:=IF(OR([.$J126]=[.AA$1];[.$K126]=[.AA$1];[.$L126]=[.AA$1];[.$M126]=[.AA$1];[.$N126]);[.$A126];&quot;&quot;)">
            <text:p/>
          </table:table-cell>
          <table:table-cell table:formula="of:=IF(OR([.$J126]=[.AB$1];[.$K126]=[.AB$1];[.$L126]=[.AB$1];[.$M126]=[.AB$1];[.$N126]);[.$A126];&quot;&quot;)">
            <text:p/>
          </table:table-cell>
          <table:table-cell table:formula="of:=IF(OR([.$J126]=[.AC$1];[.$K126]=[.AC$1];[.$L126]=[.AC$1];[.$M126]=[.AC$1];[.$N126]);[.$A126];&quot;&quot;)" office:value-type="float" office:value="125" calcext:value-type="float">
            <text:p>125</text:p>
          </table:table-cell>
          <table:table-cell table:formula="of:=IF(OR([.$J126]=[.AD$1];[.$K126]=[.AD$1];[.$L126]=[.AD$1];[.$M126]=[.AD$1];[.$N126]);[.$A126];&quot;&quot;)">
            <text:p/>
          </table:table-cell>
          <table:table-cell table:formula="of:=IF(OR([.$J126]=[.AE$1];[.$K126]=[.AE$1];[.$L126]=[.AE$1];[.$M126]=[.AE$1];[.$N126]);[.$A126];&quot;&quot;)">
            <text:p/>
          </table:table-cell>
          <table:table-cell table:formula="of:=IF(OR([.$J126]=[.AF$1];[.$K126]=[.AF$1];[.$L126]=[.AF$1];[.$M126]=[.AF$1];[.$N126]);[.$A126];&quot;&quot;)">
            <text:p/>
          </table:table-cell>
          <table:table-cell table:formula="of:=IF(OR([.$J126]=[.AG$1];[.$K126]=[.AG$1];[.$L126]=[.AG$1];[.$M126]=[.AG$1];[.$N126]);[.$A126];&quot;&quot;)">
            <text:p/>
          </table:table-cell>
          <table:table-cell table:formula="of:=IF(OR([.$J126]=[.AH$1];[.$K126]=[.AH$1];[.$L126]=[.AH$1];[.$M126]=[.AH$1];[.$N126]);[.$A126];&quot;&quot;)">
            <text:p/>
          </table:table-cell>
          <table:table-cell table:formula="of:=IF(OR([.$J126]=[.AI$1];[.$K126]=[.AI$1];[.$L126]=[.AI$1];[.$M126]=[.AI$1];[.$N126]);[.$A126];&quot;&quot;)">
            <text:p/>
          </table:table-cell>
          <table:table-cell table:formula="of:=IF(OR([.$J126]=[.AJ$1];[.$K126]=[.AJ$1];[.$L126]=[.AJ$1];[.$M126]=[.AJ$1];[.$N126]);[.$A126];&quot;&quot;)">
            <text:p/>
          </table:table-cell>
          <table:table-cell table:formula="of:=IF(OR([.$J126]=[.AK$1];[.$K126]=[.AK$1];[.$L126]=[.AK$1];[.$M126]=[.AK$1];[.$N126]);[.$A126];&quot;&quot;)">
            <text:p/>
          </table:table-cell>
          <table:table-cell table:formula="of:=IF(OR([.$J126]=[.AL$1];[.$K126]=[.AL$1];[.$L126]=[.AL$1];[.$M126]=[.AL$1];[.$N126]);[.$A126];&quot;&quot;)">
            <text:p/>
          </table:table-cell>
          <table:table-cell table:formula="of:=IF(OR([.$J126]=[.AM$1];[.$K126]=[.AM$1];[.$L126]=[.AM$1];[.$M126]=[.AM$1];[.$N126]);[.$A126];&quot;&quot;)">
            <text:p/>
          </table:table-cell>
          <table:table-cell table:formula="of:=IF(OR([.$J126]=[.AN$1];[.$K126]=[.AN$1];[.$L126]=[.AN$1];[.$M126]=[.AN$1];[.$N126]);[.$A126];&quot;&quot;)">
            <text:p/>
          </table:table-cell>
          <table:table-cell table:formula="of:=IF(OR([.$J126]=[.AO$1];[.$K126]=[.AO$1];[.$L126]=[.AO$1];[.$M126]=[.AO$1];[.$N126]);[.$A126];&quot;&quot;)">
            <text:p/>
          </table:table-cell>
          <table:table-cell table:formula="of:=IF(OR([.$J126]=[.AP$1];[.$K126]=[.AP$1];[.$L126]=[.AP$1];[.$M126]=[.AP$1];[.$N126]);[.$A126];&quot;&quot;)">
            <text:p/>
          </table:table-cell>
          <table:table-cell table:formula="of:=IF(OR([.$J126]=[.AQ$1];[.$K126]=[.AQ$1];[.$L126]=[.AQ$1];[.$M126]=[.AQ$1];[.$N126]);[.$A126];&quot;&quot;)">
            <text:p/>
          </table:table-cell>
          <table:table-cell table:formula="of:=IF(OR([.$J126]=[.AR$1];[.$K126]=[.AR$1];[.$L126]=[.AR$1];[.$M126]=[.AR$1];[.$N126]);[.$A126];&quot;&quot;)">
            <text:p/>
          </table:table-cell>
          <table:table-cell/>
          <table:table-cell table:formula="of:=IF([.$E126]=[.AT$1];[.$A126];&quot;&quot;)">
            <text:p/>
          </table:table-cell>
          <table:table-cell table:formula="of:=IF([.$E126]=[.AU$1];[.$A126];&quot;&quot;)">
            <text:p/>
          </table:table-cell>
          <table:table-cell table:formula="of:=IF([.$E126]=[.AV$1];[.$A126];&quot;&quot;)">
            <text:p/>
          </table:table-cell>
          <table:table-cell table:formula="of:=IF([.$E126]=[.AW$1];[.$A126];&quot;&quot;)">
            <text:p/>
          </table:table-cell>
          <table:table-cell table:formula="of:=IF([.$E126]=[.AX$1];[.$A126];&quot;&quot;)">
            <text:p/>
          </table:table-cell>
          <table:table-cell table:formula="of:=IF([.$E126]=[.AY$1];[.$A126];&quot;&quot;)">
            <text:p/>
          </table:table-cell>
          <table:table-cell table:formula="of:=IF([.$E126]=[.AZ$1];[.$A126];&quot;&quot;)">
            <text:p/>
          </table:table-cell>
          <table:table-cell table:formula="of:=IF([.$E126]=[.BA$1];[.$A126];&quot;&quot;)">
            <text:p/>
          </table:table-cell>
          <table:table-cell table:formula="of:=IF([.$E126]=[.BB$1];[.$A126];&quot;&quot;)">
            <text:p/>
          </table:table-cell>
          <table:table-cell table:formula="of:=IF([.$E126]=[.BC$1];[.$A126];&quot;&quot;)">
            <text:p/>
          </table:table-cell>
          <table:table-cell table:formula="of:=IF([.$E126]=[.BD$1];[.$A126];&quot;&quot;)">
            <text:p/>
          </table:table-cell>
          <table:table-cell table:formula="of:=IF([.$E126]=[.BE$1];[.$A126];&quot;&quot;)">
            <text:p/>
          </table:table-cell>
          <table:table-cell table:formula="of:=IF([.$E126]=[.BF$1];[.$A126];&quot;&quot;)">
            <text:p/>
          </table:table-cell>
          <table:table-cell table:formula="of:=IF([.$E126]=[.BG$1];[.$A126];&quot;&quot;)">
            <text:p/>
          </table:table-cell>
          <table:table-cell table:formula="of:=IF([.$E126]=[.BH$1];[.$A126];&quot;&quot;)">
            <text:p/>
          </table:table-cell>
          <table:table-cell table:formula="of:=IF([.$E126]=[.BI$1];[.$A126];&quot;&quot;)">
            <text:p/>
          </table:table-cell>
          <table:table-cell table:formula="of:=IF([.$E126]=[.BJ$1];[.$A126];&quot;&quot;)">
            <text:p/>
          </table:table-cell>
          <table:table-cell table:formula="of:=IF([.$E126]=[.BK$1];[.$A126];&quot;&quot;)">
            <text:p/>
          </table:table-cell>
          <table:table-cell table:formula="of:=IF([.$E126]=[.BL$1];[.$A126];&quot;&quot;)">
            <text:p/>
          </table:table-cell>
          <table:table-cell table:formula="of:=IF([.$E126]=[.BM$1];[.$A126];&quot;&quot;)">
            <text:p/>
          </table:table-cell>
          <table:table-cell table:formula="of:=IF([.$E126]=[.BN$1];[.$A126];&quot;&quot;)">
            <text:p/>
          </table:table-cell>
          <table:table-cell table:formula="of:=IF([.$E126]=[.BO$1];[.$A126];&quot;&quot;)">
            <text:p/>
          </table:table-cell>
          <table:table-cell table:formula="of:=IF([.$E126]=[.BP$1];[.$A126];&quot;&quot;)">
            <text:p/>
          </table:table-cell>
          <table:table-cell table:formula="of:=IF([.$E126]=[.BQ$1];[.$A126];&quot;&quot;)">
            <text:p/>
          </table:table-cell>
          <table:table-cell table:formula="of:=IF([.$E126]=[.BR$1];[.$A126];&quot;&quot;)">
            <text:p/>
          </table:table-cell>
          <table:table-cell table:formula="of:=IF([.$E126]=[.BS$1];[.$A126];&quot;&quot;)">
            <text:p/>
          </table:table-cell>
          <table:table-cell table:formula="of:=IF([.$E126]=[.BT$1];[.$A126];&quot;&quot;)">
            <text:p/>
          </table:table-cell>
          <table:table-cell table:formula="of:=IF([.$E126]=[.BU$1];[.$A126];&quot;&quot;)">
            <text:p/>
          </table:table-cell>
          <table:table-cell table:formula="of:=IF([.$E126]=[.BV$1];[.$A126];&quot;&quot;)">
            <text:p/>
          </table:table-cell>
          <table:table-cell table:formula="of:=IF([.$E126]=[.BW$1];[.$A126];&quot;&quot;)">
            <text:p/>
          </table:table-cell>
          <table:table-cell table:formula="of:=IF([.$E126]=[.BX$1];[.$A126];&quot;&quot;)">
            <text:p/>
          </table:table-cell>
          <table:table-cell table:formula="of:=IF([.$E126]=[.BY$1];[.$A126];&quot;&quot;)">
            <text:p/>
          </table:table-cell>
          <table:table-cell table:formula="of:=IF([.$E126]=[.BZ$1];[.$A126];&quot;&quot;)">
            <text:p/>
          </table:table-cell>
          <table:table-cell table:formula="of:=IF([.$E126]=[.CA$1];[.$A126];&quot;&quot;)">
            <text:p/>
          </table:table-cell>
          <table:table-cell table:formula="of:=IF([.$E126]=[.CB$1];[.$A126];&quot;&quot;)">
            <text:p/>
          </table:table-cell>
          <table:table-cell table:formula="of:=IF([.$E126]=[.CC$1];[.$A126];&quot;&quot;)">
            <text:p/>
          </table:table-cell>
          <table:table-cell table:formula="of:=IF([.$E126]=[.CD$1];[.$A126];&quot;&quot;)">
            <text:p/>
          </table:table-cell>
          <table:table-cell table:formula="of:=IF([.$E126]=[.CE$1];[.$A126];&quot;&quot;)">
            <text:p/>
          </table:table-cell>
          <table:table-cell table:formula="of:=IF([.$E126]=[.CF$1];[.$A126];&quot;&quot;)">
            <text:p/>
          </table:table-cell>
          <table:table-cell table:formula="of:=IF([.$E126]=[.CG$1];[.$A126];&quot;&quot;)" office:value-type="float" office:value="125" calcext:value-type="float">
            <text:p>125</text:p>
          </table:table-cell>
          <table:table-cell table:formula="of:=IF([.$E126]=[.CH$1];[.$A126];&quot;&quot;)">
            <text:p/>
          </table:table-cell>
          <table:table-cell table:formula="of:=IF([.$E126]=[.CI$1];[.$A126];&quot;&quot;)">
            <text:p/>
          </table:table-cell>
          <table:table-cell table:formula="of:=IF([.$E126]=[.CJ$1];[.$A126];&quot;&quot;)">
            <text:p/>
          </table:table-cell>
          <table:table-cell table:formula="of:=IF([.$E126]=[.CK$1];[.$A126];&quot;&quot;)">
            <text:p/>
          </table:table-cell>
          <table:table-cell table:formula="of:=IF([.$E126]=[.CL$1];[.$A126];&quot;&quot;)">
            <text:p/>
          </table:table-cell>
          <table:table-cell table:formula="of:=IF([.$E126]=[.CM$1];[.$A126];&quot;&quot;)">
            <text:p/>
          </table:table-cell>
          <table:table-cell table:formula="of:=IF([.$E126]=[.CN$1];[.$A126];&quot;&quot;)">
            <text:p/>
          </table:table-cell>
          <table:table-cell table:formula="of:=IF([.$E126]=[.CO$1];[.$A126];&quot;&quot;)">
            <text:p/>
          </table:table-cell>
          <table:table-cell table:formula="of:=IF([.$E126]=[.CP$1];[.$A126];&quot;&quot;)">
            <text:p/>
          </table:table-cell>
          <table:table-cell table:formula="of:=IF([.$E126]=[.CQ$1];[.$A12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ack Hole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Lawrence Kaplow</text:p>
          </table:table-cell>
          <table:table-cell office:value-type="float" office:value="11.37" calcext:value-type="float">
            <text:p>11.37</text:p>
          </table:table-cell>
          <table:table-cell office:value-type="float" office:value="11" calcext:value-type="float">
            <text:p>11</text:p>
          </table:table-cell>
          <table:table-cell office:value-type="date" office:date-value="2010-03-15" calcext:value-type="date">
            <text:p>2010-03-15</text:p>
          </table:table-cell>
          <table:table-cell office:value-type="string" calcext:value-type="string">
            <text:p>Lawrence Kaplow</text:p>
          </table:table-cell>
          <table:table-cell table:number-columns-repeated="4"/>
          <table:table-cell table:formula="of:=IF(OR([.$J127]=[.O$1];[.$K127]=[.O$1];[.$L127]=[.O$1];[.$M127]=[.O$1];[.$N127]);[.$A127];&quot;&quot;)">
            <text:p/>
          </table:table-cell>
          <table:table-cell table:formula="of:=IF(OR([.$J127]=[.P$1];[.$K127]=[.P$1];[.$L127]=[.P$1];[.$M127]=[.P$1];[.$N127]);[.$A127];&quot;&quot;)" office:value-type="float" office:value="126" calcext:value-type="float">
            <text:p>126</text:p>
          </table:table-cell>
          <table:table-cell table:formula="of:=IF(OR([.$J127]=[.Q$1];[.$K127]=[.Q$1];[.$L127]=[.Q$1];[.$M127]=[.Q$1];[.$N127]);[.$A127];&quot;&quot;)">
            <text:p/>
          </table:table-cell>
          <table:table-cell table:formula="of:=IF(OR([.$J127]=[.R$1];[.$K127]=[.R$1];[.$L127]=[.R$1];[.$M127]=[.R$1];[.$N127]);[.$A127];&quot;&quot;)">
            <text:p/>
          </table:table-cell>
          <table:table-cell table:formula="of:=IF(OR([.$J127]=[.S$1];[.$K127]=[.S$1];[.$L127]=[.S$1];[.$M127]=[.S$1];[.$N127]);[.$A127];&quot;&quot;)">
            <text:p/>
          </table:table-cell>
          <table:table-cell table:formula="of:=IF(OR([.$J127]=[.T$1];[.$K127]=[.T$1];[.$L127]=[.T$1];[.$M127]=[.T$1];[.$N127]);[.$A127];&quot;&quot;)">
            <text:p/>
          </table:table-cell>
          <table:table-cell table:formula="of:=IF(OR([.$J127]=[.U$1];[.$K127]=[.U$1];[.$L127]=[.U$1];[.$M127]=[.U$1];[.$N127]);[.$A127];&quot;&quot;)">
            <text:p/>
          </table:table-cell>
          <table:table-cell table:formula="of:=IF(OR([.$J127]=[.V$1];[.$K127]=[.V$1];[.$L127]=[.V$1];[.$M127]=[.V$1];[.$N127]);[.$A127];&quot;&quot;)">
            <text:p/>
          </table:table-cell>
          <table:table-cell table:formula="of:=IF(OR([.$J127]=[.W$1];[.$K127]=[.W$1];[.$L127]=[.W$1];[.$M127]=[.W$1];[.$N127]);[.$A127];&quot;&quot;)">
            <text:p/>
          </table:table-cell>
          <table:table-cell table:formula="of:=IF(OR([.$J127]=[.X$1];[.$K127]=[.X$1];[.$L127]=[.X$1];[.$M127]=[.X$1];[.$N127]);[.$A127];&quot;&quot;)">
            <text:p/>
          </table:table-cell>
          <table:table-cell table:formula="of:=IF(OR([.$J127]=[.Y$1];[.$K127]=[.Y$1];[.$L127]=[.Y$1];[.$M127]=[.Y$1];[.$N127]);[.$A127];&quot;&quot;)">
            <text:p/>
          </table:table-cell>
          <table:table-cell table:formula="of:=IF(OR([.$J127]=[.Z$1];[.$K127]=[.Z$1];[.$L127]=[.Z$1];[.$M127]=[.Z$1];[.$N127]);[.$A127];&quot;&quot;)">
            <text:p/>
          </table:table-cell>
          <table:table-cell table:formula="of:=IF(OR([.$J127]=[.AA$1];[.$K127]=[.AA$1];[.$L127]=[.AA$1];[.$M127]=[.AA$1];[.$N127]);[.$A127];&quot;&quot;)">
            <text:p/>
          </table:table-cell>
          <table:table-cell table:formula="of:=IF(OR([.$J127]=[.AB$1];[.$K127]=[.AB$1];[.$L127]=[.AB$1];[.$M127]=[.AB$1];[.$N127]);[.$A127];&quot;&quot;)">
            <text:p/>
          </table:table-cell>
          <table:table-cell table:formula="of:=IF(OR([.$J127]=[.AC$1];[.$K127]=[.AC$1];[.$L127]=[.AC$1];[.$M127]=[.AC$1];[.$N127]);[.$A127];&quot;&quot;)">
            <text:p/>
          </table:table-cell>
          <table:table-cell table:formula="of:=IF(OR([.$J127]=[.AD$1];[.$K127]=[.AD$1];[.$L127]=[.AD$1];[.$M127]=[.AD$1];[.$N127]);[.$A127];&quot;&quot;)">
            <text:p/>
          </table:table-cell>
          <table:table-cell table:formula="of:=IF(OR([.$J127]=[.AE$1];[.$K127]=[.AE$1];[.$L127]=[.AE$1];[.$M127]=[.AE$1];[.$N127]);[.$A127];&quot;&quot;)">
            <text:p/>
          </table:table-cell>
          <table:table-cell table:formula="of:=IF(OR([.$J127]=[.AF$1];[.$K127]=[.AF$1];[.$L127]=[.AF$1];[.$M127]=[.AF$1];[.$N127]);[.$A127];&quot;&quot;)">
            <text:p/>
          </table:table-cell>
          <table:table-cell table:formula="of:=IF(OR([.$J127]=[.AG$1];[.$K127]=[.AG$1];[.$L127]=[.AG$1];[.$M127]=[.AG$1];[.$N127]);[.$A127];&quot;&quot;)">
            <text:p/>
          </table:table-cell>
          <table:table-cell table:formula="of:=IF(OR([.$J127]=[.AH$1];[.$K127]=[.AH$1];[.$L127]=[.AH$1];[.$M127]=[.AH$1];[.$N127]);[.$A127];&quot;&quot;)">
            <text:p/>
          </table:table-cell>
          <table:table-cell table:formula="of:=IF(OR([.$J127]=[.AI$1];[.$K127]=[.AI$1];[.$L127]=[.AI$1];[.$M127]=[.AI$1];[.$N127]);[.$A127];&quot;&quot;)">
            <text:p/>
          </table:table-cell>
          <table:table-cell table:formula="of:=IF(OR([.$J127]=[.AJ$1];[.$K127]=[.AJ$1];[.$L127]=[.AJ$1];[.$M127]=[.AJ$1];[.$N127]);[.$A127];&quot;&quot;)">
            <text:p/>
          </table:table-cell>
          <table:table-cell table:formula="of:=IF(OR([.$J127]=[.AK$1];[.$K127]=[.AK$1];[.$L127]=[.AK$1];[.$M127]=[.AK$1];[.$N127]);[.$A127];&quot;&quot;)">
            <text:p/>
          </table:table-cell>
          <table:table-cell table:formula="of:=IF(OR([.$J127]=[.AL$1];[.$K127]=[.AL$1];[.$L127]=[.AL$1];[.$M127]=[.AL$1];[.$N127]);[.$A127];&quot;&quot;)">
            <text:p/>
          </table:table-cell>
          <table:table-cell table:formula="of:=IF(OR([.$J127]=[.AM$1];[.$K127]=[.AM$1];[.$L127]=[.AM$1];[.$M127]=[.AM$1];[.$N127]);[.$A127];&quot;&quot;)">
            <text:p/>
          </table:table-cell>
          <table:table-cell table:formula="of:=IF(OR([.$J127]=[.AN$1];[.$K127]=[.AN$1];[.$L127]=[.AN$1];[.$M127]=[.AN$1];[.$N127]);[.$A127];&quot;&quot;)">
            <text:p/>
          </table:table-cell>
          <table:table-cell table:formula="of:=IF(OR([.$J127]=[.AO$1];[.$K127]=[.AO$1];[.$L127]=[.AO$1];[.$M127]=[.AO$1];[.$N127]);[.$A127];&quot;&quot;)">
            <text:p/>
          </table:table-cell>
          <table:table-cell table:formula="of:=IF(OR([.$J127]=[.AP$1];[.$K127]=[.AP$1];[.$L127]=[.AP$1];[.$M127]=[.AP$1];[.$N127]);[.$A127];&quot;&quot;)">
            <text:p/>
          </table:table-cell>
          <table:table-cell table:formula="of:=IF(OR([.$J127]=[.AQ$1];[.$K127]=[.AQ$1];[.$L127]=[.AQ$1];[.$M127]=[.AQ$1];[.$N127]);[.$A127];&quot;&quot;)">
            <text:p/>
          </table:table-cell>
          <table:table-cell table:formula="of:=IF(OR([.$J127]=[.AR$1];[.$K127]=[.AR$1];[.$L127]=[.AR$1];[.$M127]=[.AR$1];[.$N127]);[.$A127];&quot;&quot;)">
            <text:p/>
          </table:table-cell>
          <table:table-cell/>
          <table:table-cell table:formula="of:=IF([.$E127]=[.AT$1];[.$A127];&quot;&quot;)">
            <text:p/>
          </table:table-cell>
          <table:table-cell table:formula="of:=IF([.$E127]=[.AU$1];[.$A127];&quot;&quot;)">
            <text:p/>
          </table:table-cell>
          <table:table-cell table:formula="of:=IF([.$E127]=[.AV$1];[.$A127];&quot;&quot;)">
            <text:p/>
          </table:table-cell>
          <table:table-cell table:formula="of:=IF([.$E127]=[.AW$1];[.$A127];&quot;&quot;)" office:value-type="float" office:value="126" calcext:value-type="float">
            <text:p>126</text:p>
          </table:table-cell>
          <table:table-cell table:formula="of:=IF([.$E127]=[.AX$1];[.$A127];&quot;&quot;)">
            <text:p/>
          </table:table-cell>
          <table:table-cell table:formula="of:=IF([.$E127]=[.AY$1];[.$A127];&quot;&quot;)">
            <text:p/>
          </table:table-cell>
          <table:table-cell table:formula="of:=IF([.$E127]=[.AZ$1];[.$A127];&quot;&quot;)">
            <text:p/>
          </table:table-cell>
          <table:table-cell table:formula="of:=IF([.$E127]=[.BA$1];[.$A127];&quot;&quot;)">
            <text:p/>
          </table:table-cell>
          <table:table-cell table:formula="of:=IF([.$E127]=[.BB$1];[.$A127];&quot;&quot;)">
            <text:p/>
          </table:table-cell>
          <table:table-cell table:formula="of:=IF([.$E127]=[.BC$1];[.$A127];&quot;&quot;)">
            <text:p/>
          </table:table-cell>
          <table:table-cell table:formula="of:=IF([.$E127]=[.BD$1];[.$A127];&quot;&quot;)">
            <text:p/>
          </table:table-cell>
          <table:table-cell table:formula="of:=IF([.$E127]=[.BE$1];[.$A127];&quot;&quot;)">
            <text:p/>
          </table:table-cell>
          <table:table-cell table:formula="of:=IF([.$E127]=[.BF$1];[.$A127];&quot;&quot;)">
            <text:p/>
          </table:table-cell>
          <table:table-cell table:formula="of:=IF([.$E127]=[.BG$1];[.$A127];&quot;&quot;)">
            <text:p/>
          </table:table-cell>
          <table:table-cell table:formula="of:=IF([.$E127]=[.BH$1];[.$A127];&quot;&quot;)">
            <text:p/>
          </table:table-cell>
          <table:table-cell table:formula="of:=IF([.$E127]=[.BI$1];[.$A127];&quot;&quot;)">
            <text:p/>
          </table:table-cell>
          <table:table-cell table:formula="of:=IF([.$E127]=[.BJ$1];[.$A127];&quot;&quot;)">
            <text:p/>
          </table:table-cell>
          <table:table-cell table:formula="of:=IF([.$E127]=[.BK$1];[.$A127];&quot;&quot;)">
            <text:p/>
          </table:table-cell>
          <table:table-cell table:formula="of:=IF([.$E127]=[.BL$1];[.$A127];&quot;&quot;)">
            <text:p/>
          </table:table-cell>
          <table:table-cell table:formula="of:=IF([.$E127]=[.BM$1];[.$A127];&quot;&quot;)">
            <text:p/>
          </table:table-cell>
          <table:table-cell table:formula="of:=IF([.$E127]=[.BN$1];[.$A127];&quot;&quot;)">
            <text:p/>
          </table:table-cell>
          <table:table-cell table:formula="of:=IF([.$E127]=[.BO$1];[.$A127];&quot;&quot;)">
            <text:p/>
          </table:table-cell>
          <table:table-cell table:formula="of:=IF([.$E127]=[.BP$1];[.$A127];&quot;&quot;)">
            <text:p/>
          </table:table-cell>
          <table:table-cell table:formula="of:=IF([.$E127]=[.BQ$1];[.$A127];&quot;&quot;)">
            <text:p/>
          </table:table-cell>
          <table:table-cell table:formula="of:=IF([.$E127]=[.BR$1];[.$A127];&quot;&quot;)">
            <text:p/>
          </table:table-cell>
          <table:table-cell table:formula="of:=IF([.$E127]=[.BS$1];[.$A127];&quot;&quot;)">
            <text:p/>
          </table:table-cell>
          <table:table-cell table:formula="of:=IF([.$E127]=[.BT$1];[.$A127];&quot;&quot;)">
            <text:p/>
          </table:table-cell>
          <table:table-cell table:formula="of:=IF([.$E127]=[.BU$1];[.$A127];&quot;&quot;)">
            <text:p/>
          </table:table-cell>
          <table:table-cell table:formula="of:=IF([.$E127]=[.BV$1];[.$A127];&quot;&quot;)">
            <text:p/>
          </table:table-cell>
          <table:table-cell table:formula="of:=IF([.$E127]=[.BW$1];[.$A127];&quot;&quot;)">
            <text:p/>
          </table:table-cell>
          <table:table-cell table:formula="of:=IF([.$E127]=[.BX$1];[.$A127];&quot;&quot;)">
            <text:p/>
          </table:table-cell>
          <table:table-cell table:formula="of:=IF([.$E127]=[.BY$1];[.$A127];&quot;&quot;)">
            <text:p/>
          </table:table-cell>
          <table:table-cell table:formula="of:=IF([.$E127]=[.BZ$1];[.$A127];&quot;&quot;)">
            <text:p/>
          </table:table-cell>
          <table:table-cell table:formula="of:=IF([.$E127]=[.CA$1];[.$A127];&quot;&quot;)">
            <text:p/>
          </table:table-cell>
          <table:table-cell table:formula="of:=IF([.$E127]=[.CB$1];[.$A127];&quot;&quot;)">
            <text:p/>
          </table:table-cell>
          <table:table-cell table:formula="of:=IF([.$E127]=[.CC$1];[.$A127];&quot;&quot;)">
            <text:p/>
          </table:table-cell>
          <table:table-cell table:formula="of:=IF([.$E127]=[.CD$1];[.$A127];&quot;&quot;)">
            <text:p/>
          </table:table-cell>
          <table:table-cell table:formula="of:=IF([.$E127]=[.CE$1];[.$A127];&quot;&quot;)">
            <text:p/>
          </table:table-cell>
          <table:table-cell table:formula="of:=IF([.$E127]=[.CF$1];[.$A127];&quot;&quot;)">
            <text:p/>
          </table:table-cell>
          <table:table-cell table:formula="of:=IF([.$E127]=[.CG$1];[.$A127];&quot;&quot;)">
            <text:p/>
          </table:table-cell>
          <table:table-cell table:formula="of:=IF([.$E127]=[.CH$1];[.$A127];&quot;&quot;)">
            <text:p/>
          </table:table-cell>
          <table:table-cell table:formula="of:=IF([.$E127]=[.CI$1];[.$A127];&quot;&quot;)">
            <text:p/>
          </table:table-cell>
          <table:table-cell table:formula="of:=IF([.$E127]=[.CJ$1];[.$A127];&quot;&quot;)">
            <text:p/>
          </table:table-cell>
          <table:table-cell table:formula="of:=IF([.$E127]=[.CK$1];[.$A127];&quot;&quot;)">
            <text:p/>
          </table:table-cell>
          <table:table-cell table:formula="of:=IF([.$E127]=[.CL$1];[.$A127];&quot;&quot;)">
            <text:p/>
          </table:table-cell>
          <table:table-cell table:formula="of:=IF([.$E127]=[.CM$1];[.$A127];&quot;&quot;)">
            <text:p/>
          </table:table-cell>
          <table:table-cell table:formula="of:=IF([.$E127]=[.CN$1];[.$A127];&quot;&quot;)">
            <text:p/>
          </table:table-cell>
          <table:table-cell table:formula="of:=IF([.$E127]=[.CO$1];[.$A127];&quot;&quot;)">
            <text:p/>
          </table:table-cell>
          <table:table-cell table:formula="of:=IF([.$E127]=[.CP$1];[.$A127];&quot;&quot;)">
            <text:p/>
          </table:table-cell>
          <table:table-cell table:formula="of:=IF([.$E127]=[.CQ$1];[.$A12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Hugh Laurie</text:p>
          </table:table-cell>
          <table:table-cell office:value-type="string" calcext:value-type="string">
            <text:p>Russel Friend, Garrett Lerner, Peter Blake, Eli Attie</text:p>
          </table:table-cell>
          <table:table-cell office:value-type="float" office:value="10.8" calcext:value-type="float">
            <text:p>10.8</text:p>
          </table:table-cell>
          <table:table-cell office:value-type="float" office:value="17" calcext:value-type="float">
            <text:p>17</text:p>
          </table:table-cell>
          <table:table-cell office:value-type="date" office:date-value="2010-04-12" calcext:value-type="date">
            <text:p>2010-04-12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Eli Attie</text:p>
          </table:table-cell>
          <table:table-cell/>
          <table:table-cell table:formula="of:=IF(OR([.$J128]=[.O$1];[.$K128]=[.O$1];[.$L128]=[.O$1];[.$M128]=[.O$1];[.$N128]);[.$A128];&quot;&quot;)">
            <text:p/>
          </table:table-cell>
          <table:table-cell table:formula="of:=IF(OR([.$J128]=[.P$1];[.$K128]=[.P$1];[.$L128]=[.P$1];[.$M128]=[.P$1];[.$N128]);[.$A128];&quot;&quot;)">
            <text:p/>
          </table:table-cell>
          <table:table-cell table:formula="of:=IF(OR([.$J128]=[.Q$1];[.$K128]=[.Q$1];[.$L128]=[.Q$1];[.$M128]=[.Q$1];[.$N128]);[.$A128];&quot;&quot;)" office:value-type="float" office:value="127" calcext:value-type="float">
            <text:p>127</text:p>
          </table:table-cell>
          <table:table-cell table:formula="of:=IF(OR([.$J128]=[.R$1];[.$K128]=[.R$1];[.$L128]=[.R$1];[.$M128]=[.R$1];[.$N128]);[.$A128];&quot;&quot;)">
            <text:p/>
          </table:table-cell>
          <table:table-cell table:formula="of:=IF(OR([.$J128]=[.S$1];[.$K128]=[.S$1];[.$L128]=[.S$1];[.$M128]=[.S$1];[.$N128]);[.$A128];&quot;&quot;)">
            <text:p/>
          </table:table-cell>
          <table:table-cell table:formula="of:=IF(OR([.$J128]=[.T$1];[.$K128]=[.T$1];[.$L128]=[.T$1];[.$M128]=[.T$1];[.$N128]);[.$A128];&quot;&quot;)">
            <text:p/>
          </table:table-cell>
          <table:table-cell table:formula="of:=IF(OR([.$J128]=[.U$1];[.$K128]=[.U$1];[.$L128]=[.U$1];[.$M128]=[.U$1];[.$N128]);[.$A128];&quot;&quot;)">
            <text:p/>
          </table:table-cell>
          <table:table-cell table:formula="of:=IF(OR([.$J128]=[.V$1];[.$K128]=[.V$1];[.$L128]=[.V$1];[.$M128]=[.V$1];[.$N128]);[.$A128];&quot;&quot;)">
            <text:p/>
          </table:table-cell>
          <table:table-cell table:formula="of:=IF(OR([.$J128]=[.W$1];[.$K128]=[.W$1];[.$L128]=[.W$1];[.$M128]=[.W$1];[.$N128]);[.$A128];&quot;&quot;)">
            <text:p/>
          </table:table-cell>
          <table:table-cell table:formula="of:=IF(OR([.$J128]=[.X$1];[.$K128]=[.X$1];[.$L128]=[.X$1];[.$M128]=[.X$1];[.$N128]);[.$A128];&quot;&quot;)" office:value-type="float" office:value="127" calcext:value-type="float">
            <text:p>127</text:p>
          </table:table-cell>
          <table:table-cell table:formula="of:=IF(OR([.$J128]=[.Y$1];[.$K128]=[.Y$1];[.$L128]=[.Y$1];[.$M128]=[.Y$1];[.$N128]);[.$A128];&quot;&quot;)" office:value-type="float" office:value="127" calcext:value-type="float">
            <text:p>127</text:p>
          </table:table-cell>
          <table:table-cell table:formula="of:=IF(OR([.$J128]=[.Z$1];[.$K128]=[.Z$1];[.$L128]=[.Z$1];[.$M128]=[.Z$1];[.$N128]);[.$A128];&quot;&quot;)">
            <text:p/>
          </table:table-cell>
          <table:table-cell table:formula="of:=IF(OR([.$J128]=[.AA$1];[.$K128]=[.AA$1];[.$L128]=[.AA$1];[.$M128]=[.AA$1];[.$N128]);[.$A128];&quot;&quot;)">
            <text:p/>
          </table:table-cell>
          <table:table-cell table:formula="of:=IF(OR([.$J128]=[.AB$1];[.$K128]=[.AB$1];[.$L128]=[.AB$1];[.$M128]=[.AB$1];[.$N128]);[.$A128];&quot;&quot;)">
            <text:p/>
          </table:table-cell>
          <table:table-cell table:formula="of:=IF(OR([.$J128]=[.AC$1];[.$K128]=[.AC$1];[.$L128]=[.AC$1];[.$M128]=[.AC$1];[.$N128]);[.$A128];&quot;&quot;)">
            <text:p/>
          </table:table-cell>
          <table:table-cell table:formula="of:=IF(OR([.$J128]=[.AD$1];[.$K128]=[.AD$1];[.$L128]=[.AD$1];[.$M128]=[.AD$1];[.$N128]);[.$A128];&quot;&quot;)">
            <text:p/>
          </table:table-cell>
          <table:table-cell table:formula="of:=IF(OR([.$J128]=[.AE$1];[.$K128]=[.AE$1];[.$L128]=[.AE$1];[.$M128]=[.AE$1];[.$N128]);[.$A128];&quot;&quot;)">
            <text:p/>
          </table:table-cell>
          <table:table-cell table:formula="of:=IF(OR([.$J128]=[.AF$1];[.$K128]=[.AF$1];[.$L128]=[.AF$1];[.$M128]=[.AF$1];[.$N128]);[.$A128];&quot;&quot;)">
            <text:p/>
          </table:table-cell>
          <table:table-cell table:formula="of:=IF(OR([.$J128]=[.AG$1];[.$K128]=[.AG$1];[.$L128]=[.AG$1];[.$M128]=[.AG$1];[.$N128]);[.$A128];&quot;&quot;)">
            <text:p/>
          </table:table-cell>
          <table:table-cell table:formula="of:=IF(OR([.$J128]=[.AH$1];[.$K128]=[.AH$1];[.$L128]=[.AH$1];[.$M128]=[.AH$1];[.$N128]);[.$A128];&quot;&quot;)">
            <text:p/>
          </table:table-cell>
          <table:table-cell table:formula="of:=IF(OR([.$J128]=[.AI$1];[.$K128]=[.AI$1];[.$L128]=[.AI$1];[.$M128]=[.AI$1];[.$N128]);[.$A128];&quot;&quot;)">
            <text:p/>
          </table:table-cell>
          <table:table-cell table:formula="of:=IF(OR([.$J128]=[.AJ$1];[.$K128]=[.AJ$1];[.$L128]=[.AJ$1];[.$M128]=[.AJ$1];[.$N128]);[.$A128];&quot;&quot;)" office:value-type="float" office:value="127" calcext:value-type="float">
            <text:p>127</text:p>
          </table:table-cell>
          <table:table-cell table:formula="of:=IF(OR([.$J128]=[.AK$1];[.$K128]=[.AK$1];[.$L128]=[.AK$1];[.$M128]=[.AK$1];[.$N128]);[.$A128];&quot;&quot;)">
            <text:p/>
          </table:table-cell>
          <table:table-cell table:formula="of:=IF(OR([.$J128]=[.AL$1];[.$K128]=[.AL$1];[.$L128]=[.AL$1];[.$M128]=[.AL$1];[.$N128]);[.$A128];&quot;&quot;)">
            <text:p/>
          </table:table-cell>
          <table:table-cell table:formula="of:=IF(OR([.$J128]=[.AM$1];[.$K128]=[.AM$1];[.$L128]=[.AM$1];[.$M128]=[.AM$1];[.$N128]);[.$A128];&quot;&quot;)">
            <text:p/>
          </table:table-cell>
          <table:table-cell table:formula="of:=IF(OR([.$J128]=[.AN$1];[.$K128]=[.AN$1];[.$L128]=[.AN$1];[.$M128]=[.AN$1];[.$N128]);[.$A128];&quot;&quot;)">
            <text:p/>
          </table:table-cell>
          <table:table-cell table:formula="of:=IF(OR([.$J128]=[.AO$1];[.$K128]=[.AO$1];[.$L128]=[.AO$1];[.$M128]=[.AO$1];[.$N128]);[.$A128];&quot;&quot;)">
            <text:p/>
          </table:table-cell>
          <table:table-cell table:formula="of:=IF(OR([.$J128]=[.AP$1];[.$K128]=[.AP$1];[.$L128]=[.AP$1];[.$M128]=[.AP$1];[.$N128]);[.$A128];&quot;&quot;)">
            <text:p/>
          </table:table-cell>
          <table:table-cell table:formula="of:=IF(OR([.$J128]=[.AQ$1];[.$K128]=[.AQ$1];[.$L128]=[.AQ$1];[.$M128]=[.AQ$1];[.$N128]);[.$A128];&quot;&quot;)">
            <text:p/>
          </table:table-cell>
          <table:table-cell table:formula="of:=IF(OR([.$J128]=[.AR$1];[.$K128]=[.AR$1];[.$L128]=[.AR$1];[.$M128]=[.AR$1];[.$N128]);[.$A128];&quot;&quot;)">
            <text:p/>
          </table:table-cell>
          <table:table-cell/>
          <table:table-cell table:formula="of:=IF([.$E128]=[.AT$1];[.$A128];&quot;&quot;)">
            <text:p/>
          </table:table-cell>
          <table:table-cell table:formula="of:=IF([.$E128]=[.AU$1];[.$A128];&quot;&quot;)">
            <text:p/>
          </table:table-cell>
          <table:table-cell table:formula="of:=IF([.$E128]=[.AV$1];[.$A128];&quot;&quot;)">
            <text:p/>
          </table:table-cell>
          <table:table-cell table:formula="of:=IF([.$E128]=[.AW$1];[.$A128];&quot;&quot;)">
            <text:p/>
          </table:table-cell>
          <table:table-cell table:formula="of:=IF([.$E128]=[.AX$1];[.$A128];&quot;&quot;)">
            <text:p/>
          </table:table-cell>
          <table:table-cell table:formula="of:=IF([.$E128]=[.AY$1];[.$A128];&quot;&quot;)">
            <text:p/>
          </table:table-cell>
          <table:table-cell table:formula="of:=IF([.$E128]=[.AZ$1];[.$A128];&quot;&quot;)">
            <text:p/>
          </table:table-cell>
          <table:table-cell table:formula="of:=IF([.$E128]=[.BA$1];[.$A128];&quot;&quot;)">
            <text:p/>
          </table:table-cell>
          <table:table-cell table:formula="of:=IF([.$E128]=[.BB$1];[.$A128];&quot;&quot;)">
            <text:p/>
          </table:table-cell>
          <table:table-cell table:formula="of:=IF([.$E128]=[.BC$1];[.$A128];&quot;&quot;)">
            <text:p/>
          </table:table-cell>
          <table:table-cell table:formula="of:=IF([.$E128]=[.BD$1];[.$A128];&quot;&quot;)">
            <text:p/>
          </table:table-cell>
          <table:table-cell table:formula="of:=IF([.$E128]=[.BE$1];[.$A128];&quot;&quot;)">
            <text:p/>
          </table:table-cell>
          <table:table-cell table:formula="of:=IF([.$E128]=[.BF$1];[.$A128];&quot;&quot;)">
            <text:p/>
          </table:table-cell>
          <table:table-cell table:formula="of:=IF([.$E128]=[.BG$1];[.$A128];&quot;&quot;)">
            <text:p/>
          </table:table-cell>
          <table:table-cell table:formula="of:=IF([.$E128]=[.BH$1];[.$A128];&quot;&quot;)">
            <text:p/>
          </table:table-cell>
          <table:table-cell table:formula="of:=IF([.$E128]=[.BI$1];[.$A128];&quot;&quot;)">
            <text:p/>
          </table:table-cell>
          <table:table-cell table:formula="of:=IF([.$E128]=[.BJ$1];[.$A128];&quot;&quot;)">
            <text:p/>
          </table:table-cell>
          <table:table-cell table:formula="of:=IF([.$E128]=[.BK$1];[.$A128];&quot;&quot;)">
            <text:p/>
          </table:table-cell>
          <table:table-cell table:formula="of:=IF([.$E128]=[.BL$1];[.$A128];&quot;&quot;)">
            <text:p/>
          </table:table-cell>
          <table:table-cell table:formula="of:=IF([.$E128]=[.BM$1];[.$A128];&quot;&quot;)">
            <text:p/>
          </table:table-cell>
          <table:table-cell table:formula="of:=IF([.$E128]=[.BN$1];[.$A128];&quot;&quot;)">
            <text:p/>
          </table:table-cell>
          <table:table-cell table:formula="of:=IF([.$E128]=[.BO$1];[.$A128];&quot;&quot;)">
            <text:p/>
          </table:table-cell>
          <table:table-cell table:formula="of:=IF([.$E128]=[.BP$1];[.$A128];&quot;&quot;)">
            <text:p/>
          </table:table-cell>
          <table:table-cell table:formula="of:=IF([.$E128]=[.BQ$1];[.$A128];&quot;&quot;)">
            <text:p/>
          </table:table-cell>
          <table:table-cell table:formula="of:=IF([.$E128]=[.BR$1];[.$A128];&quot;&quot;)">
            <text:p/>
          </table:table-cell>
          <table:table-cell table:formula="of:=IF([.$E128]=[.BS$1];[.$A128];&quot;&quot;)">
            <text:p/>
          </table:table-cell>
          <table:table-cell table:formula="of:=IF([.$E128]=[.BT$1];[.$A128];&quot;&quot;)">
            <text:p/>
          </table:table-cell>
          <table:table-cell table:formula="of:=IF([.$E128]=[.BU$1];[.$A128];&quot;&quot;)">
            <text:p/>
          </table:table-cell>
          <table:table-cell table:formula="of:=IF([.$E128]=[.BV$1];[.$A128];&quot;&quot;)">
            <text:p/>
          </table:table-cell>
          <table:table-cell table:formula="of:=IF([.$E128]=[.BW$1];[.$A128];&quot;&quot;)">
            <text:p/>
          </table:table-cell>
          <table:table-cell table:formula="of:=IF([.$E128]=[.BX$1];[.$A128];&quot;&quot;)">
            <text:p/>
          </table:table-cell>
          <table:table-cell table:formula="of:=IF([.$E128]=[.BY$1];[.$A128];&quot;&quot;)">
            <text:p/>
          </table:table-cell>
          <table:table-cell table:formula="of:=IF([.$E128]=[.BZ$1];[.$A128];&quot;&quot;)">
            <text:p/>
          </table:table-cell>
          <table:table-cell table:formula="of:=IF([.$E128]=[.CA$1];[.$A128];&quot;&quot;)">
            <text:p/>
          </table:table-cell>
          <table:table-cell table:formula="of:=IF([.$E128]=[.CB$1];[.$A128];&quot;&quot;)">
            <text:p/>
          </table:table-cell>
          <table:table-cell table:formula="of:=IF([.$E128]=[.CC$1];[.$A128];&quot;&quot;)">
            <text:p/>
          </table:table-cell>
          <table:table-cell table:formula="of:=IF([.$E128]=[.CD$1];[.$A128];&quot;&quot;)">
            <text:p/>
          </table:table-cell>
          <table:table-cell table:formula="of:=IF([.$E128]=[.CE$1];[.$A128];&quot;&quot;)">
            <text:p/>
          </table:table-cell>
          <table:table-cell table:formula="of:=IF([.$E128]=[.CF$1];[.$A128];&quot;&quot;)">
            <text:p/>
          </table:table-cell>
          <table:table-cell table:formula="of:=IF([.$E128]=[.CG$1];[.$A128];&quot;&quot;)">
            <text:p/>
          </table:table-cell>
          <table:table-cell table:formula="of:=IF([.$E128]=[.CH$1];[.$A128];&quot;&quot;)" office:value-type="float" office:value="127" calcext:value-type="float">
            <text:p>127</text:p>
          </table:table-cell>
          <table:table-cell table:formula="of:=IF([.$E128]=[.CI$1];[.$A128];&quot;&quot;)">
            <text:p/>
          </table:table-cell>
          <table:table-cell table:formula="of:=IF([.$E128]=[.CJ$1];[.$A128];&quot;&quot;)">
            <text:p/>
          </table:table-cell>
          <table:table-cell table:formula="of:=IF([.$E128]=[.CK$1];[.$A128];&quot;&quot;)">
            <text:p/>
          </table:table-cell>
          <table:table-cell table:formula="of:=IF([.$E128]=[.CL$1];[.$A128];&quot;&quot;)">
            <text:p/>
          </table:table-cell>
          <table:table-cell table:formula="of:=IF([.$E128]=[.CM$1];[.$A128];&quot;&quot;)">
            <text:p/>
          </table:table-cell>
          <table:table-cell table:formula="of:=IF([.$E128]=[.CN$1];[.$A128];&quot;&quot;)">
            <text:p/>
          </table:table-cell>
          <table:table-cell table:formula="of:=IF([.$E128]=[.CO$1];[.$A128];&quot;&quot;)">
            <text:p/>
          </table:table-cell>
          <table:table-cell table:formula="of:=IF([.$E128]=[.CP$1];[.$A128];&quot;&quot;)">
            <text:p/>
          </table:table-cell>
          <table:table-cell table:formula="of:=IF([.$E128]=[.CQ$1];[.$A12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night Fall</text:p>
          </table:table-cell>
          <table:table-cell office:value-type="string" calcext:value-type="string">
            <text:p>Juan J. Campanella</text:p>
          </table:table-cell>
          <table:table-cell office:value-type="string" calcext:value-type="string">
            <text:p>John C. Kelley</text:p>
          </table:table-cell>
          <table:table-cell office:value-type="float" office:value="10.81" calcext:value-type="float">
            <text:p>10.81</text:p>
          </table:table-cell>
          <table:table-cell office:value-type="float" office:value="14" calcext:value-type="float">
            <text:p>14</text:p>
          </table:table-cell>
          <table:table-cell office:value-type="date" office:date-value="2010-04-19" calcext:value-type="date">
            <text:p>2010-04-19</text:p>
          </table:table-cell>
          <table:table-cell office:value-type="string" calcext:value-type="string">
            <text:p>John C. Kelley</text:p>
          </table:table-cell>
          <table:table-cell table:number-columns-repeated="4"/>
          <table:table-cell table:formula="of:=IF(OR([.$J129]=[.O$1];[.$K129]=[.O$1];[.$L129]=[.O$1];[.$M129]=[.O$1];[.$N129]);[.$A129];&quot;&quot;)">
            <text:p/>
          </table:table-cell>
          <table:table-cell table:formula="of:=IF(OR([.$J129]=[.P$1];[.$K129]=[.P$1];[.$L129]=[.P$1];[.$M129]=[.P$1];[.$N129]);[.$A129];&quot;&quot;)">
            <text:p/>
          </table:table-cell>
          <table:table-cell table:formula="of:=IF(OR([.$J129]=[.Q$1];[.$K129]=[.Q$1];[.$L129]=[.Q$1];[.$M129]=[.Q$1];[.$N129]);[.$A129];&quot;&quot;)">
            <text:p/>
          </table:table-cell>
          <table:table-cell table:formula="of:=IF(OR([.$J129]=[.R$1];[.$K129]=[.R$1];[.$L129]=[.R$1];[.$M129]=[.R$1];[.$N129]);[.$A129];&quot;&quot;)">
            <text:p/>
          </table:table-cell>
          <table:table-cell table:formula="of:=IF(OR([.$J129]=[.S$1];[.$K129]=[.S$1];[.$L129]=[.S$1];[.$M129]=[.S$1];[.$N129]);[.$A129];&quot;&quot;)">
            <text:p/>
          </table:table-cell>
          <table:table-cell table:formula="of:=IF(OR([.$J129]=[.T$1];[.$K129]=[.T$1];[.$L129]=[.T$1];[.$M129]=[.T$1];[.$N129]);[.$A129];&quot;&quot;)">
            <text:p/>
          </table:table-cell>
          <table:table-cell table:formula="of:=IF(OR([.$J129]=[.U$1];[.$K129]=[.U$1];[.$L129]=[.U$1];[.$M129]=[.U$1];[.$N129]);[.$A129];&quot;&quot;)">
            <text:p/>
          </table:table-cell>
          <table:table-cell table:formula="of:=IF(OR([.$J129]=[.V$1];[.$K129]=[.V$1];[.$L129]=[.V$1];[.$M129]=[.V$1];[.$N129]);[.$A129];&quot;&quot;)">
            <text:p/>
          </table:table-cell>
          <table:table-cell table:formula="of:=IF(OR([.$J129]=[.W$1];[.$K129]=[.W$1];[.$L129]=[.W$1];[.$M129]=[.W$1];[.$N129]);[.$A129];&quot;&quot;)">
            <text:p/>
          </table:table-cell>
          <table:table-cell table:formula="of:=IF(OR([.$J129]=[.X$1];[.$K129]=[.X$1];[.$L129]=[.X$1];[.$M129]=[.X$1];[.$N129]);[.$A129];&quot;&quot;)">
            <text:p/>
          </table:table-cell>
          <table:table-cell table:formula="of:=IF(OR([.$J129]=[.Y$1];[.$K129]=[.Y$1];[.$L129]=[.Y$1];[.$M129]=[.Y$1];[.$N129]);[.$A129];&quot;&quot;)">
            <text:p/>
          </table:table-cell>
          <table:table-cell table:formula="of:=IF(OR([.$J129]=[.Z$1];[.$K129]=[.Z$1];[.$L129]=[.Z$1];[.$M129]=[.Z$1];[.$N129]);[.$A129];&quot;&quot;)">
            <text:p/>
          </table:table-cell>
          <table:table-cell table:formula="of:=IF(OR([.$J129]=[.AA$1];[.$K129]=[.AA$1];[.$L129]=[.AA$1];[.$M129]=[.AA$1];[.$N129]);[.$A129];&quot;&quot;)">
            <text:p/>
          </table:table-cell>
          <table:table-cell table:formula="of:=IF(OR([.$J129]=[.AB$1];[.$K129]=[.AB$1];[.$L129]=[.AB$1];[.$M129]=[.AB$1];[.$N129]);[.$A129];&quot;&quot;)">
            <text:p/>
          </table:table-cell>
          <table:table-cell table:formula="of:=IF(OR([.$J129]=[.AC$1];[.$K129]=[.AC$1];[.$L129]=[.AC$1];[.$M129]=[.AC$1];[.$N129]);[.$A129];&quot;&quot;)">
            <text:p/>
          </table:table-cell>
          <table:table-cell table:formula="of:=IF(OR([.$J129]=[.AD$1];[.$K129]=[.AD$1];[.$L129]=[.AD$1];[.$M129]=[.AD$1];[.$N129]);[.$A129];&quot;&quot;)">
            <text:p/>
          </table:table-cell>
          <table:table-cell table:formula="of:=IF(OR([.$J129]=[.AE$1];[.$K129]=[.AE$1];[.$L129]=[.AE$1];[.$M129]=[.AE$1];[.$N129]);[.$A129];&quot;&quot;)">
            <text:p/>
          </table:table-cell>
          <table:table-cell table:formula="of:=IF(OR([.$J129]=[.AF$1];[.$K129]=[.AF$1];[.$L129]=[.AF$1];[.$M129]=[.AF$1];[.$N129]);[.$A129];&quot;&quot;)">
            <text:p/>
          </table:table-cell>
          <table:table-cell table:formula="of:=IF(OR([.$J129]=[.AG$1];[.$K129]=[.AG$1];[.$L129]=[.AG$1];[.$M129]=[.AG$1];[.$N129]);[.$A129];&quot;&quot;)">
            <text:p/>
          </table:table-cell>
          <table:table-cell table:formula="of:=IF(OR([.$J129]=[.AH$1];[.$K129]=[.AH$1];[.$L129]=[.AH$1];[.$M129]=[.AH$1];[.$N129]);[.$A129];&quot;&quot;)">
            <text:p/>
          </table:table-cell>
          <table:table-cell table:formula="of:=IF(OR([.$J129]=[.AI$1];[.$K129]=[.AI$1];[.$L129]=[.AI$1];[.$M129]=[.AI$1];[.$N129]);[.$A129];&quot;&quot;)">
            <text:p/>
          </table:table-cell>
          <table:table-cell table:formula="of:=IF(OR([.$J129]=[.AJ$1];[.$K129]=[.AJ$1];[.$L129]=[.AJ$1];[.$M129]=[.AJ$1];[.$N129]);[.$A129];&quot;&quot;)">
            <text:p/>
          </table:table-cell>
          <table:table-cell table:formula="of:=IF(OR([.$J129]=[.AK$1];[.$K129]=[.AK$1];[.$L129]=[.AK$1];[.$M129]=[.AK$1];[.$N129]);[.$A129];&quot;&quot;)">
            <text:p/>
          </table:table-cell>
          <table:table-cell table:formula="of:=IF(OR([.$J129]=[.AL$1];[.$K129]=[.AL$1];[.$L129]=[.AL$1];[.$M129]=[.AL$1];[.$N129]);[.$A129];&quot;&quot;)">
            <text:p/>
          </table:table-cell>
          <table:table-cell table:formula="of:=IF(OR([.$J129]=[.AM$1];[.$K129]=[.AM$1];[.$L129]=[.AM$1];[.$M129]=[.AM$1];[.$N129]);[.$A129];&quot;&quot;)" office:value-type="float" office:value="128" calcext:value-type="float">
            <text:p>128</text:p>
          </table:table-cell>
          <table:table-cell table:formula="of:=IF(OR([.$J129]=[.AN$1];[.$K129]=[.AN$1];[.$L129]=[.AN$1];[.$M129]=[.AN$1];[.$N129]);[.$A129];&quot;&quot;)">
            <text:p/>
          </table:table-cell>
          <table:table-cell table:formula="of:=IF(OR([.$J129]=[.AO$1];[.$K129]=[.AO$1];[.$L129]=[.AO$1];[.$M129]=[.AO$1];[.$N129]);[.$A129];&quot;&quot;)">
            <text:p/>
          </table:table-cell>
          <table:table-cell table:formula="of:=IF(OR([.$J129]=[.AP$1];[.$K129]=[.AP$1];[.$L129]=[.AP$1];[.$M129]=[.AP$1];[.$N129]);[.$A129];&quot;&quot;)">
            <text:p/>
          </table:table-cell>
          <table:table-cell table:formula="of:=IF(OR([.$J129]=[.AQ$1];[.$K129]=[.AQ$1];[.$L129]=[.AQ$1];[.$M129]=[.AQ$1];[.$N129]);[.$A129];&quot;&quot;)">
            <text:p/>
          </table:table-cell>
          <table:table-cell table:formula="of:=IF(OR([.$J129]=[.AR$1];[.$K129]=[.AR$1];[.$L129]=[.AR$1];[.$M129]=[.AR$1];[.$N129]);[.$A129];&quot;&quot;)">
            <text:p/>
          </table:table-cell>
          <table:table-cell/>
          <table:table-cell table:formula="of:=IF([.$E129]=[.AT$1];[.$A129];&quot;&quot;)">
            <text:p/>
          </table:table-cell>
          <table:table-cell table:formula="of:=IF([.$E129]=[.AU$1];[.$A129];&quot;&quot;)">
            <text:p/>
          </table:table-cell>
          <table:table-cell table:formula="of:=IF([.$E129]=[.AV$1];[.$A129];&quot;&quot;)">
            <text:p/>
          </table:table-cell>
          <table:table-cell table:formula="of:=IF([.$E129]=[.AW$1];[.$A129];&quot;&quot;)">
            <text:p/>
          </table:table-cell>
          <table:table-cell table:formula="of:=IF([.$E129]=[.AX$1];[.$A129];&quot;&quot;)">
            <text:p/>
          </table:table-cell>
          <table:table-cell table:formula="of:=IF([.$E129]=[.AY$1];[.$A129];&quot;&quot;)">
            <text:p/>
          </table:table-cell>
          <table:table-cell table:formula="of:=IF([.$E129]=[.AZ$1];[.$A129];&quot;&quot;)">
            <text:p/>
          </table:table-cell>
          <table:table-cell table:formula="of:=IF([.$E129]=[.BA$1];[.$A129];&quot;&quot;)">
            <text:p/>
          </table:table-cell>
          <table:table-cell table:formula="of:=IF([.$E129]=[.BB$1];[.$A129];&quot;&quot;)">
            <text:p/>
          </table:table-cell>
          <table:table-cell table:formula="of:=IF([.$E129]=[.BC$1];[.$A129];&quot;&quot;)">
            <text:p/>
          </table:table-cell>
          <table:table-cell table:formula="of:=IF([.$E129]=[.BD$1];[.$A129];&quot;&quot;)">
            <text:p/>
          </table:table-cell>
          <table:table-cell table:formula="of:=IF([.$E129]=[.BE$1];[.$A129];&quot;&quot;)">
            <text:p/>
          </table:table-cell>
          <table:table-cell table:formula="of:=IF([.$E129]=[.BF$1];[.$A129];&quot;&quot;)">
            <text:p/>
          </table:table-cell>
          <table:table-cell table:formula="of:=IF([.$E129]=[.BG$1];[.$A129];&quot;&quot;)">
            <text:p/>
          </table:table-cell>
          <table:table-cell table:formula="of:=IF([.$E129]=[.BH$1];[.$A129];&quot;&quot;)">
            <text:p/>
          </table:table-cell>
          <table:table-cell table:formula="of:=IF([.$E129]=[.BI$1];[.$A129];&quot;&quot;)">
            <text:p/>
          </table:table-cell>
          <table:table-cell table:formula="of:=IF([.$E129]=[.BJ$1];[.$A129];&quot;&quot;)">
            <text:p/>
          </table:table-cell>
          <table:table-cell table:formula="of:=IF([.$E129]=[.BK$1];[.$A129];&quot;&quot;)">
            <text:p/>
          </table:table-cell>
          <table:table-cell table:formula="of:=IF([.$E129]=[.BL$1];[.$A129];&quot;&quot;)">
            <text:p/>
          </table:table-cell>
          <table:table-cell table:formula="of:=IF([.$E129]=[.BM$1];[.$A129];&quot;&quot;)">
            <text:p/>
          </table:table-cell>
          <table:table-cell table:formula="of:=IF([.$E129]=[.BN$1];[.$A129];&quot;&quot;)">
            <text:p/>
          </table:table-cell>
          <table:table-cell table:formula="of:=IF([.$E129]=[.BO$1];[.$A129];&quot;&quot;)">
            <text:p/>
          </table:table-cell>
          <table:table-cell table:formula="of:=IF([.$E129]=[.BP$1];[.$A129];&quot;&quot;)">
            <text:p/>
          </table:table-cell>
          <table:table-cell table:formula="of:=IF([.$E129]=[.BQ$1];[.$A129];&quot;&quot;)">
            <text:p/>
          </table:table-cell>
          <table:table-cell table:formula="of:=IF([.$E129]=[.BR$1];[.$A129];&quot;&quot;)">
            <text:p/>
          </table:table-cell>
          <table:table-cell table:formula="of:=IF([.$E129]=[.BS$1];[.$A129];&quot;&quot;)">
            <text:p/>
          </table:table-cell>
          <table:table-cell table:formula="of:=IF([.$E129]=[.BT$1];[.$A129];&quot;&quot;)">
            <text:p/>
          </table:table-cell>
          <table:table-cell table:formula="of:=IF([.$E129]=[.BU$1];[.$A129];&quot;&quot;)">
            <text:p/>
          </table:table-cell>
          <table:table-cell table:formula="of:=IF([.$E129]=[.BV$1];[.$A129];&quot;&quot;)">
            <text:p/>
          </table:table-cell>
          <table:table-cell table:formula="of:=IF([.$E129]=[.BW$1];[.$A129];&quot;&quot;)" office:value-type="float" office:value="128" calcext:value-type="float">
            <text:p>128</text:p>
          </table:table-cell>
          <table:table-cell table:formula="of:=IF([.$E129]=[.BX$1];[.$A129];&quot;&quot;)">
            <text:p/>
          </table:table-cell>
          <table:table-cell table:formula="of:=IF([.$E129]=[.BY$1];[.$A129];&quot;&quot;)">
            <text:p/>
          </table:table-cell>
          <table:table-cell table:formula="of:=IF([.$E129]=[.BZ$1];[.$A129];&quot;&quot;)">
            <text:p/>
          </table:table-cell>
          <table:table-cell table:formula="of:=IF([.$E129]=[.CA$1];[.$A129];&quot;&quot;)">
            <text:p/>
          </table:table-cell>
          <table:table-cell table:formula="of:=IF([.$E129]=[.CB$1];[.$A129];&quot;&quot;)">
            <text:p/>
          </table:table-cell>
          <table:table-cell table:formula="of:=IF([.$E129]=[.CC$1];[.$A129];&quot;&quot;)">
            <text:p/>
          </table:table-cell>
          <table:table-cell table:formula="of:=IF([.$E129]=[.CD$1];[.$A129];&quot;&quot;)">
            <text:p/>
          </table:table-cell>
          <table:table-cell table:formula="of:=IF([.$E129]=[.CE$1];[.$A129];&quot;&quot;)">
            <text:p/>
          </table:table-cell>
          <table:table-cell table:formula="of:=IF([.$E129]=[.CF$1];[.$A129];&quot;&quot;)">
            <text:p/>
          </table:table-cell>
          <table:table-cell table:formula="of:=IF([.$E129]=[.CG$1];[.$A129];&quot;&quot;)">
            <text:p/>
          </table:table-cell>
          <table:table-cell table:formula="of:=IF([.$E129]=[.CH$1];[.$A129];&quot;&quot;)">
            <text:p/>
          </table:table-cell>
          <table:table-cell table:formula="of:=IF([.$E129]=[.CI$1];[.$A129];&quot;&quot;)">
            <text:p/>
          </table:table-cell>
          <table:table-cell table:formula="of:=IF([.$E129]=[.CJ$1];[.$A129];&quot;&quot;)">
            <text:p/>
          </table:table-cell>
          <table:table-cell table:formula="of:=IF([.$E129]=[.CK$1];[.$A129];&quot;&quot;)">
            <text:p/>
          </table:table-cell>
          <table:table-cell table:formula="of:=IF([.$E129]=[.CL$1];[.$A129];&quot;&quot;)">
            <text:p/>
          </table:table-cell>
          <table:table-cell table:formula="of:=IF([.$E129]=[.CM$1];[.$A129];&quot;&quot;)">
            <text:p/>
          </table:table-cell>
          <table:table-cell table:formula="of:=IF([.$E129]=[.CN$1];[.$A129];&quot;&quot;)">
            <text:p/>
          </table:table-cell>
          <table:table-cell table:formula="of:=IF([.$E129]=[.CO$1];[.$A129];&quot;&quot;)">
            <text:p/>
          </table:table-cell>
          <table:table-cell table:formula="of:=IF([.$E129]=[.CP$1];[.$A129];&quot;&quot;)">
            <text:p/>
          </table:table-cell>
          <table:table-cell table:formula="of:=IF([.$E129]=[.CQ$1];[.$A12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pen and Shut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Liz Friedman, Sara Hess</text:p>
          </table:table-cell>
          <table:table-cell office:value-type="float" office:value="10.85" calcext:value-type="float">
            <text:p>10.85</text:p>
          </table:table-cell>
          <table:table-cell office:value-type="float" office:value="14" calcext:value-type="float">
            <text:p>14</text:p>
          </table:table-cell>
          <table:table-cell office:value-type="date" office:date-value="2010-04-26" calcext:value-type="date">
            <text:p>2010-04-26</text:p>
          </table:table-cell>
          <table:table-cell office:value-type="string" calcext:value-type="string">
            <text:p>Liz Friedman</text:p>
          </table:table-cell>
          <table:table-cell office:value-type="string" calcext:value-type="string">
            <text:p>Sara Hess</text:p>
          </table:table-cell>
          <table:table-cell table:number-columns-repeated="3"/>
          <table:table-cell table:formula="of:=IF(OR([.$J130]=[.O$1];[.$K130]=[.O$1];[.$L130]=[.O$1];[.$M130]=[.O$1];[.$N130]);[.$A130];&quot;&quot;)">
            <text:p/>
          </table:table-cell>
          <table:table-cell table:formula="of:=IF(OR([.$J130]=[.P$1];[.$K130]=[.P$1];[.$L130]=[.P$1];[.$M130]=[.P$1];[.$N130]);[.$A130];&quot;&quot;)">
            <text:p/>
          </table:table-cell>
          <table:table-cell table:formula="of:=IF(OR([.$J130]=[.Q$1];[.$K130]=[.Q$1];[.$L130]=[.Q$1];[.$M130]=[.Q$1];[.$N130]);[.$A130];&quot;&quot;)">
            <text:p/>
          </table:table-cell>
          <table:table-cell table:formula="of:=IF(OR([.$J130]=[.R$1];[.$K130]=[.R$1];[.$L130]=[.R$1];[.$M130]=[.R$1];[.$N130]);[.$A130];&quot;&quot;)">
            <text:p/>
          </table:table-cell>
          <table:table-cell table:formula="of:=IF(OR([.$J130]=[.S$1];[.$K130]=[.S$1];[.$L130]=[.S$1];[.$M130]=[.S$1];[.$N130]);[.$A130];&quot;&quot;)">
            <text:p/>
          </table:table-cell>
          <table:table-cell table:formula="of:=IF(OR([.$J130]=[.T$1];[.$K130]=[.T$1];[.$L130]=[.T$1];[.$M130]=[.T$1];[.$N130]);[.$A130];&quot;&quot;)">
            <text:p/>
          </table:table-cell>
          <table:table-cell table:formula="of:=IF(OR([.$J130]=[.U$1];[.$K130]=[.U$1];[.$L130]=[.U$1];[.$M130]=[.U$1];[.$N130]);[.$A130];&quot;&quot;)">
            <text:p/>
          </table:table-cell>
          <table:table-cell table:formula="of:=IF(OR([.$J130]=[.V$1];[.$K130]=[.V$1];[.$L130]=[.V$1];[.$M130]=[.V$1];[.$N130]);[.$A130];&quot;&quot;)">
            <text:p/>
          </table:table-cell>
          <table:table-cell table:formula="of:=IF(OR([.$J130]=[.W$1];[.$K130]=[.W$1];[.$L130]=[.W$1];[.$M130]=[.W$1];[.$N130]);[.$A130];&quot;&quot;)">
            <text:p/>
          </table:table-cell>
          <table:table-cell table:formula="of:=IF(OR([.$J130]=[.X$1];[.$K130]=[.X$1];[.$L130]=[.X$1];[.$M130]=[.X$1];[.$N130]);[.$A130];&quot;&quot;)">
            <text:p/>
          </table:table-cell>
          <table:table-cell table:formula="of:=IF(OR([.$J130]=[.Y$1];[.$K130]=[.Y$1];[.$L130]=[.Y$1];[.$M130]=[.Y$1];[.$N130]);[.$A130];&quot;&quot;)">
            <text:p/>
          </table:table-cell>
          <table:table-cell table:formula="of:=IF(OR([.$J130]=[.Z$1];[.$K130]=[.Z$1];[.$L130]=[.Z$1];[.$M130]=[.Z$1];[.$N130]);[.$A130];&quot;&quot;)" office:value-type="float" office:value="129" calcext:value-type="float">
            <text:p>129</text:p>
          </table:table-cell>
          <table:table-cell table:formula="of:=IF(OR([.$J130]=[.AA$1];[.$K130]=[.AA$1];[.$L130]=[.AA$1];[.$M130]=[.AA$1];[.$N130]);[.$A130];&quot;&quot;)" office:value-type="float" office:value="129" calcext:value-type="float">
            <text:p>129</text:p>
          </table:table-cell>
          <table:table-cell table:formula="of:=IF(OR([.$J130]=[.AB$1];[.$K130]=[.AB$1];[.$L130]=[.AB$1];[.$M130]=[.AB$1];[.$N130]);[.$A130];&quot;&quot;)">
            <text:p/>
          </table:table-cell>
          <table:table-cell table:formula="of:=IF(OR([.$J130]=[.AC$1];[.$K130]=[.AC$1];[.$L130]=[.AC$1];[.$M130]=[.AC$1];[.$N130]);[.$A130];&quot;&quot;)">
            <text:p/>
          </table:table-cell>
          <table:table-cell table:formula="of:=IF(OR([.$J130]=[.AD$1];[.$K130]=[.AD$1];[.$L130]=[.AD$1];[.$M130]=[.AD$1];[.$N130]);[.$A130];&quot;&quot;)">
            <text:p/>
          </table:table-cell>
          <table:table-cell table:formula="of:=IF(OR([.$J130]=[.AE$1];[.$K130]=[.AE$1];[.$L130]=[.AE$1];[.$M130]=[.AE$1];[.$N130]);[.$A130];&quot;&quot;)">
            <text:p/>
          </table:table-cell>
          <table:table-cell table:formula="of:=IF(OR([.$J130]=[.AF$1];[.$K130]=[.AF$1];[.$L130]=[.AF$1];[.$M130]=[.AF$1];[.$N130]);[.$A130];&quot;&quot;)">
            <text:p/>
          </table:table-cell>
          <table:table-cell table:formula="of:=IF(OR([.$J130]=[.AG$1];[.$K130]=[.AG$1];[.$L130]=[.AG$1];[.$M130]=[.AG$1];[.$N130]);[.$A130];&quot;&quot;)">
            <text:p/>
          </table:table-cell>
          <table:table-cell table:formula="of:=IF(OR([.$J130]=[.AH$1];[.$K130]=[.AH$1];[.$L130]=[.AH$1];[.$M130]=[.AH$1];[.$N130]);[.$A130];&quot;&quot;)">
            <text:p/>
          </table:table-cell>
          <table:table-cell table:formula="of:=IF(OR([.$J130]=[.AI$1];[.$K130]=[.AI$1];[.$L130]=[.AI$1];[.$M130]=[.AI$1];[.$N130]);[.$A130];&quot;&quot;)">
            <text:p/>
          </table:table-cell>
          <table:table-cell table:formula="of:=IF(OR([.$J130]=[.AJ$1];[.$K130]=[.AJ$1];[.$L130]=[.AJ$1];[.$M130]=[.AJ$1];[.$N130]);[.$A130];&quot;&quot;)">
            <text:p/>
          </table:table-cell>
          <table:table-cell table:formula="of:=IF(OR([.$J130]=[.AK$1];[.$K130]=[.AK$1];[.$L130]=[.AK$1];[.$M130]=[.AK$1];[.$N130]);[.$A130];&quot;&quot;)">
            <text:p/>
          </table:table-cell>
          <table:table-cell table:formula="of:=IF(OR([.$J130]=[.AL$1];[.$K130]=[.AL$1];[.$L130]=[.AL$1];[.$M130]=[.AL$1];[.$N130]);[.$A130];&quot;&quot;)">
            <text:p/>
          </table:table-cell>
          <table:table-cell table:formula="of:=IF(OR([.$J130]=[.AM$1];[.$K130]=[.AM$1];[.$L130]=[.AM$1];[.$M130]=[.AM$1];[.$N130]);[.$A130];&quot;&quot;)">
            <text:p/>
          </table:table-cell>
          <table:table-cell table:formula="of:=IF(OR([.$J130]=[.AN$1];[.$K130]=[.AN$1];[.$L130]=[.AN$1];[.$M130]=[.AN$1];[.$N130]);[.$A130];&quot;&quot;)">
            <text:p/>
          </table:table-cell>
          <table:table-cell table:formula="of:=IF(OR([.$J130]=[.AO$1];[.$K130]=[.AO$1];[.$L130]=[.AO$1];[.$M130]=[.AO$1];[.$N130]);[.$A130];&quot;&quot;)">
            <text:p/>
          </table:table-cell>
          <table:table-cell table:formula="of:=IF(OR([.$J130]=[.AP$1];[.$K130]=[.AP$1];[.$L130]=[.AP$1];[.$M130]=[.AP$1];[.$N130]);[.$A130];&quot;&quot;)">
            <text:p/>
          </table:table-cell>
          <table:table-cell table:formula="of:=IF(OR([.$J130]=[.AQ$1];[.$K130]=[.AQ$1];[.$L130]=[.AQ$1];[.$M130]=[.AQ$1];[.$N130]);[.$A130];&quot;&quot;)">
            <text:p/>
          </table:table-cell>
          <table:table-cell table:formula="of:=IF(OR([.$J130]=[.AR$1];[.$K130]=[.AR$1];[.$L130]=[.AR$1];[.$M130]=[.AR$1];[.$N130]);[.$A130];&quot;&quot;)">
            <text:p/>
          </table:table-cell>
          <table:table-cell/>
          <table:table-cell table:formula="of:=IF([.$E130]=[.AT$1];[.$A130];&quot;&quot;)">
            <text:p/>
          </table:table-cell>
          <table:table-cell table:formula="of:=IF([.$E130]=[.AU$1];[.$A130];&quot;&quot;)">
            <text:p/>
          </table:table-cell>
          <table:table-cell table:formula="of:=IF([.$E130]=[.AV$1];[.$A130];&quot;&quot;)">
            <text:p/>
          </table:table-cell>
          <table:table-cell table:formula="of:=IF([.$E130]=[.AW$1];[.$A130];&quot;&quot;)" office:value-type="float" office:value="129" calcext:value-type="float">
            <text:p>129</text:p>
          </table:table-cell>
          <table:table-cell table:formula="of:=IF([.$E130]=[.AX$1];[.$A130];&quot;&quot;)">
            <text:p/>
          </table:table-cell>
          <table:table-cell table:formula="of:=IF([.$E130]=[.AY$1];[.$A130];&quot;&quot;)">
            <text:p/>
          </table:table-cell>
          <table:table-cell table:formula="of:=IF([.$E130]=[.AZ$1];[.$A130];&quot;&quot;)">
            <text:p/>
          </table:table-cell>
          <table:table-cell table:formula="of:=IF([.$E130]=[.BA$1];[.$A130];&quot;&quot;)">
            <text:p/>
          </table:table-cell>
          <table:table-cell table:formula="of:=IF([.$E130]=[.BB$1];[.$A130];&quot;&quot;)">
            <text:p/>
          </table:table-cell>
          <table:table-cell table:formula="of:=IF([.$E130]=[.BC$1];[.$A130];&quot;&quot;)">
            <text:p/>
          </table:table-cell>
          <table:table-cell table:formula="of:=IF([.$E130]=[.BD$1];[.$A130];&quot;&quot;)">
            <text:p/>
          </table:table-cell>
          <table:table-cell table:formula="of:=IF([.$E130]=[.BE$1];[.$A130];&quot;&quot;)">
            <text:p/>
          </table:table-cell>
          <table:table-cell table:formula="of:=IF([.$E130]=[.BF$1];[.$A130];&quot;&quot;)">
            <text:p/>
          </table:table-cell>
          <table:table-cell table:formula="of:=IF([.$E130]=[.BG$1];[.$A130];&quot;&quot;)">
            <text:p/>
          </table:table-cell>
          <table:table-cell table:formula="of:=IF([.$E130]=[.BH$1];[.$A130];&quot;&quot;)">
            <text:p/>
          </table:table-cell>
          <table:table-cell table:formula="of:=IF([.$E130]=[.BI$1];[.$A130];&quot;&quot;)">
            <text:p/>
          </table:table-cell>
          <table:table-cell table:formula="of:=IF([.$E130]=[.BJ$1];[.$A130];&quot;&quot;)">
            <text:p/>
          </table:table-cell>
          <table:table-cell table:formula="of:=IF([.$E130]=[.BK$1];[.$A130];&quot;&quot;)">
            <text:p/>
          </table:table-cell>
          <table:table-cell table:formula="of:=IF([.$E130]=[.BL$1];[.$A130];&quot;&quot;)">
            <text:p/>
          </table:table-cell>
          <table:table-cell table:formula="of:=IF([.$E130]=[.BM$1];[.$A130];&quot;&quot;)">
            <text:p/>
          </table:table-cell>
          <table:table-cell table:formula="of:=IF([.$E130]=[.BN$1];[.$A130];&quot;&quot;)">
            <text:p/>
          </table:table-cell>
          <table:table-cell table:formula="of:=IF([.$E130]=[.BO$1];[.$A130];&quot;&quot;)">
            <text:p/>
          </table:table-cell>
          <table:table-cell table:formula="of:=IF([.$E130]=[.BP$1];[.$A130];&quot;&quot;)">
            <text:p/>
          </table:table-cell>
          <table:table-cell table:formula="of:=IF([.$E130]=[.BQ$1];[.$A130];&quot;&quot;)">
            <text:p/>
          </table:table-cell>
          <table:table-cell table:formula="of:=IF([.$E130]=[.BR$1];[.$A130];&quot;&quot;)">
            <text:p/>
          </table:table-cell>
          <table:table-cell table:formula="of:=IF([.$E130]=[.BS$1];[.$A130];&quot;&quot;)">
            <text:p/>
          </table:table-cell>
          <table:table-cell table:formula="of:=IF([.$E130]=[.BT$1];[.$A130];&quot;&quot;)">
            <text:p/>
          </table:table-cell>
          <table:table-cell table:formula="of:=IF([.$E130]=[.BU$1];[.$A130];&quot;&quot;)">
            <text:p/>
          </table:table-cell>
          <table:table-cell table:formula="of:=IF([.$E130]=[.BV$1];[.$A130];&quot;&quot;)">
            <text:p/>
          </table:table-cell>
          <table:table-cell table:formula="of:=IF([.$E130]=[.BW$1];[.$A130];&quot;&quot;)">
            <text:p/>
          </table:table-cell>
          <table:table-cell table:formula="of:=IF([.$E130]=[.BX$1];[.$A130];&quot;&quot;)">
            <text:p/>
          </table:table-cell>
          <table:table-cell table:formula="of:=IF([.$E130]=[.BY$1];[.$A130];&quot;&quot;)">
            <text:p/>
          </table:table-cell>
          <table:table-cell table:formula="of:=IF([.$E130]=[.BZ$1];[.$A130];&quot;&quot;)">
            <text:p/>
          </table:table-cell>
          <table:table-cell table:formula="of:=IF([.$E130]=[.CA$1];[.$A130];&quot;&quot;)">
            <text:p/>
          </table:table-cell>
          <table:table-cell table:formula="of:=IF([.$E130]=[.CB$1];[.$A130];&quot;&quot;)">
            <text:p/>
          </table:table-cell>
          <table:table-cell table:formula="of:=IF([.$E130]=[.CC$1];[.$A130];&quot;&quot;)">
            <text:p/>
          </table:table-cell>
          <table:table-cell table:formula="of:=IF([.$E130]=[.CD$1];[.$A130];&quot;&quot;)">
            <text:p/>
          </table:table-cell>
          <table:table-cell table:formula="of:=IF([.$E130]=[.CE$1];[.$A130];&quot;&quot;)">
            <text:p/>
          </table:table-cell>
          <table:table-cell table:formula="of:=IF([.$E130]=[.CF$1];[.$A130];&quot;&quot;)">
            <text:p/>
          </table:table-cell>
          <table:table-cell table:formula="of:=IF([.$E130]=[.CG$1];[.$A130];&quot;&quot;)">
            <text:p/>
          </table:table-cell>
          <table:table-cell table:formula="of:=IF([.$E130]=[.CH$1];[.$A130];&quot;&quot;)">
            <text:p/>
          </table:table-cell>
          <table:table-cell table:formula="of:=IF([.$E130]=[.CI$1];[.$A130];&quot;&quot;)">
            <text:p/>
          </table:table-cell>
          <table:table-cell table:formula="of:=IF([.$E130]=[.CJ$1];[.$A130];&quot;&quot;)">
            <text:p/>
          </table:table-cell>
          <table:table-cell table:formula="of:=IF([.$E130]=[.CK$1];[.$A130];&quot;&quot;)">
            <text:p/>
          </table:table-cell>
          <table:table-cell table:formula="of:=IF([.$E130]=[.CL$1];[.$A130];&quot;&quot;)">
            <text:p/>
          </table:table-cell>
          <table:table-cell table:formula="of:=IF([.$E130]=[.CM$1];[.$A130];&quot;&quot;)">
            <text:p/>
          </table:table-cell>
          <table:table-cell table:formula="of:=IF([.$E130]=[.CN$1];[.$A130];&quot;&quot;)">
            <text:p/>
          </table:table-cell>
          <table:table-cell table:formula="of:=IF([.$E130]=[.CO$1];[.$A130];&quot;&quot;)">
            <text:p/>
          </table:table-cell>
          <table:table-cell table:formula="of:=IF([.$E130]=[.CP$1];[.$A130];&quot;&quot;)">
            <text:p/>
          </table:table-cell>
          <table:table-cell table:formula="of:=IF([.$E130]=[.CQ$1];[.$A13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Choice</text:p>
          </table:table-cell>
          <table:table-cell office:value-type="string" calcext:value-type="string">
            <text:p>Juan J. Campanella</text:p>
          </table:table-cell>
          <table:table-cell office:value-type="string" calcext:value-type="string">
            <text:p>David Hoselton</text:p>
          </table:table-cell>
          <table:table-cell office:value-type="float" office:value="9.98" calcext:value-type="float">
            <text:p>9.98</text:p>
          </table:table-cell>
          <table:table-cell office:value-type="float" office:value="22" calcext:value-type="float">
            <text:p>22</text:p>
          </table:table-cell>
          <table:table-cell office:value-type="date" office:date-value="2010-05-03" calcext:value-type="date">
            <text:p>2010-05-03</text:p>
          </table:table-cell>
          <table:table-cell office:value-type="string" calcext:value-type="string">
            <text:p>David Hoselton</text:p>
          </table:table-cell>
          <table:table-cell table:number-columns-repeated="4"/>
          <table:table-cell table:formula="of:=IF(OR([.$J131]=[.O$1];[.$K131]=[.O$1];[.$L131]=[.O$1];[.$M131]=[.O$1];[.$N131]);[.$A131];&quot;&quot;)">
            <text:p/>
          </table:table-cell>
          <table:table-cell table:formula="of:=IF(OR([.$J131]=[.P$1];[.$K131]=[.P$1];[.$L131]=[.P$1];[.$M131]=[.P$1];[.$N131]);[.$A131];&quot;&quot;)">
            <text:p/>
          </table:table-cell>
          <table:table-cell table:formula="of:=IF(OR([.$J131]=[.Q$1];[.$K131]=[.Q$1];[.$L131]=[.Q$1];[.$M131]=[.Q$1];[.$N131]);[.$A131];&quot;&quot;)">
            <text:p/>
          </table:table-cell>
          <table:table-cell table:formula="of:=IF(OR([.$J131]=[.R$1];[.$K131]=[.R$1];[.$L131]=[.R$1];[.$M131]=[.R$1];[.$N131]);[.$A131];&quot;&quot;)">
            <text:p/>
          </table:table-cell>
          <table:table-cell table:formula="of:=IF(OR([.$J131]=[.S$1];[.$K131]=[.S$1];[.$L131]=[.S$1];[.$M131]=[.S$1];[.$N131]);[.$A131];&quot;&quot;)">
            <text:p/>
          </table:table-cell>
          <table:table-cell table:formula="of:=IF(OR([.$J131]=[.T$1];[.$K131]=[.T$1];[.$L131]=[.T$1];[.$M131]=[.T$1];[.$N131]);[.$A131];&quot;&quot;)">
            <text:p/>
          </table:table-cell>
          <table:table-cell table:formula="of:=IF(OR([.$J131]=[.U$1];[.$K131]=[.U$1];[.$L131]=[.U$1];[.$M131]=[.U$1];[.$N131]);[.$A131];&quot;&quot;)">
            <text:p/>
          </table:table-cell>
          <table:table-cell table:formula="of:=IF(OR([.$J131]=[.V$1];[.$K131]=[.V$1];[.$L131]=[.V$1];[.$M131]=[.V$1];[.$N131]);[.$A131];&quot;&quot;)">
            <text:p/>
          </table:table-cell>
          <table:table-cell table:formula="of:=IF(OR([.$J131]=[.W$1];[.$K131]=[.W$1];[.$L131]=[.W$1];[.$M131]=[.W$1];[.$N131]);[.$A131];&quot;&quot;)">
            <text:p/>
          </table:table-cell>
          <table:table-cell table:formula="of:=IF(OR([.$J131]=[.X$1];[.$K131]=[.X$1];[.$L131]=[.X$1];[.$M131]=[.X$1];[.$N131]);[.$A131];&quot;&quot;)">
            <text:p/>
          </table:table-cell>
          <table:table-cell table:formula="of:=IF(OR([.$J131]=[.Y$1];[.$K131]=[.Y$1];[.$L131]=[.Y$1];[.$M131]=[.Y$1];[.$N131]);[.$A131];&quot;&quot;)">
            <text:p/>
          </table:table-cell>
          <table:table-cell table:formula="of:=IF(OR([.$J131]=[.Z$1];[.$K131]=[.Z$1];[.$L131]=[.Z$1];[.$M131]=[.Z$1];[.$N131]);[.$A131];&quot;&quot;)">
            <text:p/>
          </table:table-cell>
          <table:table-cell table:formula="of:=IF(OR([.$J131]=[.AA$1];[.$K131]=[.AA$1];[.$L131]=[.AA$1];[.$M131]=[.AA$1];[.$N131]);[.$A131];&quot;&quot;)">
            <text:p/>
          </table:table-cell>
          <table:table-cell table:formula="of:=IF(OR([.$J131]=[.AB$1];[.$K131]=[.AB$1];[.$L131]=[.AB$1];[.$M131]=[.AB$1];[.$N131]);[.$A131];&quot;&quot;)">
            <text:p/>
          </table:table-cell>
          <table:table-cell table:formula="of:=IF(OR([.$J131]=[.AC$1];[.$K131]=[.AC$1];[.$L131]=[.AC$1];[.$M131]=[.AC$1];[.$N131]);[.$A131];&quot;&quot;)">
            <text:p/>
          </table:table-cell>
          <table:table-cell table:formula="of:=IF(OR([.$J131]=[.AD$1];[.$K131]=[.AD$1];[.$L131]=[.AD$1];[.$M131]=[.AD$1];[.$N131]);[.$A131];&quot;&quot;)">
            <text:p/>
          </table:table-cell>
          <table:table-cell table:formula="of:=IF(OR([.$J131]=[.AE$1];[.$K131]=[.AE$1];[.$L131]=[.AE$1];[.$M131]=[.AE$1];[.$N131]);[.$A131];&quot;&quot;)">
            <text:p/>
          </table:table-cell>
          <table:table-cell table:formula="of:=IF(OR([.$J131]=[.AF$1];[.$K131]=[.AF$1];[.$L131]=[.AF$1];[.$M131]=[.AF$1];[.$N131]);[.$A131];&quot;&quot;)">
            <text:p/>
          </table:table-cell>
          <table:table-cell table:formula="of:=IF(OR([.$J131]=[.AG$1];[.$K131]=[.AG$1];[.$L131]=[.AG$1];[.$M131]=[.AG$1];[.$N131]);[.$A131];&quot;&quot;)" office:value-type="float" office:value="130" calcext:value-type="float">
            <text:p>130</text:p>
          </table:table-cell>
          <table:table-cell table:formula="of:=IF(OR([.$J131]=[.AH$1];[.$K131]=[.AH$1];[.$L131]=[.AH$1];[.$M131]=[.AH$1];[.$N131]);[.$A131];&quot;&quot;)">
            <text:p/>
          </table:table-cell>
          <table:table-cell table:formula="of:=IF(OR([.$J131]=[.AI$1];[.$K131]=[.AI$1];[.$L131]=[.AI$1];[.$M131]=[.AI$1];[.$N131]);[.$A131];&quot;&quot;)">
            <text:p/>
          </table:table-cell>
          <table:table-cell table:formula="of:=IF(OR([.$J131]=[.AJ$1];[.$K131]=[.AJ$1];[.$L131]=[.AJ$1];[.$M131]=[.AJ$1];[.$N131]);[.$A131];&quot;&quot;)">
            <text:p/>
          </table:table-cell>
          <table:table-cell table:formula="of:=IF(OR([.$J131]=[.AK$1];[.$K131]=[.AK$1];[.$L131]=[.AK$1];[.$M131]=[.AK$1];[.$N131]);[.$A131];&quot;&quot;)">
            <text:p/>
          </table:table-cell>
          <table:table-cell table:formula="of:=IF(OR([.$J131]=[.AL$1];[.$K131]=[.AL$1];[.$L131]=[.AL$1];[.$M131]=[.AL$1];[.$N131]);[.$A131];&quot;&quot;)">
            <text:p/>
          </table:table-cell>
          <table:table-cell table:formula="of:=IF(OR([.$J131]=[.AM$1];[.$K131]=[.AM$1];[.$L131]=[.AM$1];[.$M131]=[.AM$1];[.$N131]);[.$A131];&quot;&quot;)">
            <text:p/>
          </table:table-cell>
          <table:table-cell table:formula="of:=IF(OR([.$J131]=[.AN$1];[.$K131]=[.AN$1];[.$L131]=[.AN$1];[.$M131]=[.AN$1];[.$N131]);[.$A131];&quot;&quot;)">
            <text:p/>
          </table:table-cell>
          <table:table-cell table:formula="of:=IF(OR([.$J131]=[.AO$1];[.$K131]=[.AO$1];[.$L131]=[.AO$1];[.$M131]=[.AO$1];[.$N131]);[.$A131];&quot;&quot;)">
            <text:p/>
          </table:table-cell>
          <table:table-cell table:formula="of:=IF(OR([.$J131]=[.AP$1];[.$K131]=[.AP$1];[.$L131]=[.AP$1];[.$M131]=[.AP$1];[.$N131]);[.$A131];&quot;&quot;)">
            <text:p/>
          </table:table-cell>
          <table:table-cell table:formula="of:=IF(OR([.$J131]=[.AQ$1];[.$K131]=[.AQ$1];[.$L131]=[.AQ$1];[.$M131]=[.AQ$1];[.$N131]);[.$A131];&quot;&quot;)">
            <text:p/>
          </table:table-cell>
          <table:table-cell table:formula="of:=IF(OR([.$J131]=[.AR$1];[.$K131]=[.AR$1];[.$L131]=[.AR$1];[.$M131]=[.AR$1];[.$N131]);[.$A131];&quot;&quot;)">
            <text:p/>
          </table:table-cell>
          <table:table-cell/>
          <table:table-cell table:formula="of:=IF([.$E131]=[.AT$1];[.$A131];&quot;&quot;)">
            <text:p/>
          </table:table-cell>
          <table:table-cell table:formula="of:=IF([.$E131]=[.AU$1];[.$A131];&quot;&quot;)">
            <text:p/>
          </table:table-cell>
          <table:table-cell table:formula="of:=IF([.$E131]=[.AV$1];[.$A131];&quot;&quot;)">
            <text:p/>
          </table:table-cell>
          <table:table-cell table:formula="of:=IF([.$E131]=[.AW$1];[.$A131];&quot;&quot;)">
            <text:p/>
          </table:table-cell>
          <table:table-cell table:formula="of:=IF([.$E131]=[.AX$1];[.$A131];&quot;&quot;)">
            <text:p/>
          </table:table-cell>
          <table:table-cell table:formula="of:=IF([.$E131]=[.AY$1];[.$A131];&quot;&quot;)">
            <text:p/>
          </table:table-cell>
          <table:table-cell table:formula="of:=IF([.$E131]=[.AZ$1];[.$A131];&quot;&quot;)">
            <text:p/>
          </table:table-cell>
          <table:table-cell table:formula="of:=IF([.$E131]=[.BA$1];[.$A131];&quot;&quot;)">
            <text:p/>
          </table:table-cell>
          <table:table-cell table:formula="of:=IF([.$E131]=[.BB$1];[.$A131];&quot;&quot;)">
            <text:p/>
          </table:table-cell>
          <table:table-cell table:formula="of:=IF([.$E131]=[.BC$1];[.$A131];&quot;&quot;)">
            <text:p/>
          </table:table-cell>
          <table:table-cell table:formula="of:=IF([.$E131]=[.BD$1];[.$A131];&quot;&quot;)">
            <text:p/>
          </table:table-cell>
          <table:table-cell table:formula="of:=IF([.$E131]=[.BE$1];[.$A131];&quot;&quot;)">
            <text:p/>
          </table:table-cell>
          <table:table-cell table:formula="of:=IF([.$E131]=[.BF$1];[.$A131];&quot;&quot;)">
            <text:p/>
          </table:table-cell>
          <table:table-cell table:formula="of:=IF([.$E131]=[.BG$1];[.$A131];&quot;&quot;)">
            <text:p/>
          </table:table-cell>
          <table:table-cell table:formula="of:=IF([.$E131]=[.BH$1];[.$A131];&quot;&quot;)">
            <text:p/>
          </table:table-cell>
          <table:table-cell table:formula="of:=IF([.$E131]=[.BI$1];[.$A131];&quot;&quot;)">
            <text:p/>
          </table:table-cell>
          <table:table-cell table:formula="of:=IF([.$E131]=[.BJ$1];[.$A131];&quot;&quot;)">
            <text:p/>
          </table:table-cell>
          <table:table-cell table:formula="of:=IF([.$E131]=[.BK$1];[.$A131];&quot;&quot;)">
            <text:p/>
          </table:table-cell>
          <table:table-cell table:formula="of:=IF([.$E131]=[.BL$1];[.$A131];&quot;&quot;)">
            <text:p/>
          </table:table-cell>
          <table:table-cell table:formula="of:=IF([.$E131]=[.BM$1];[.$A131];&quot;&quot;)">
            <text:p/>
          </table:table-cell>
          <table:table-cell table:formula="of:=IF([.$E131]=[.BN$1];[.$A131];&quot;&quot;)">
            <text:p/>
          </table:table-cell>
          <table:table-cell table:formula="of:=IF([.$E131]=[.BO$1];[.$A131];&quot;&quot;)">
            <text:p/>
          </table:table-cell>
          <table:table-cell table:formula="of:=IF([.$E131]=[.BP$1];[.$A131];&quot;&quot;)">
            <text:p/>
          </table:table-cell>
          <table:table-cell table:formula="of:=IF([.$E131]=[.BQ$1];[.$A131];&quot;&quot;)">
            <text:p/>
          </table:table-cell>
          <table:table-cell table:formula="of:=IF([.$E131]=[.BR$1];[.$A131];&quot;&quot;)">
            <text:p/>
          </table:table-cell>
          <table:table-cell table:formula="of:=IF([.$E131]=[.BS$1];[.$A131];&quot;&quot;)">
            <text:p/>
          </table:table-cell>
          <table:table-cell table:formula="of:=IF([.$E131]=[.BT$1];[.$A131];&quot;&quot;)">
            <text:p/>
          </table:table-cell>
          <table:table-cell table:formula="of:=IF([.$E131]=[.BU$1];[.$A131];&quot;&quot;)">
            <text:p/>
          </table:table-cell>
          <table:table-cell table:formula="of:=IF([.$E131]=[.BV$1];[.$A131];&quot;&quot;)">
            <text:p/>
          </table:table-cell>
          <table:table-cell table:formula="of:=IF([.$E131]=[.BW$1];[.$A131];&quot;&quot;)" office:value-type="float" office:value="130" calcext:value-type="float">
            <text:p>130</text:p>
          </table:table-cell>
          <table:table-cell table:formula="of:=IF([.$E131]=[.BX$1];[.$A131];&quot;&quot;)">
            <text:p/>
          </table:table-cell>
          <table:table-cell table:formula="of:=IF([.$E131]=[.BY$1];[.$A131];&quot;&quot;)">
            <text:p/>
          </table:table-cell>
          <table:table-cell table:formula="of:=IF([.$E131]=[.BZ$1];[.$A131];&quot;&quot;)">
            <text:p/>
          </table:table-cell>
          <table:table-cell table:formula="of:=IF([.$E131]=[.CA$1];[.$A131];&quot;&quot;)">
            <text:p/>
          </table:table-cell>
          <table:table-cell table:formula="of:=IF([.$E131]=[.CB$1];[.$A131];&quot;&quot;)">
            <text:p/>
          </table:table-cell>
          <table:table-cell table:formula="of:=IF([.$E131]=[.CC$1];[.$A131];&quot;&quot;)">
            <text:p/>
          </table:table-cell>
          <table:table-cell table:formula="of:=IF([.$E131]=[.CD$1];[.$A131];&quot;&quot;)">
            <text:p/>
          </table:table-cell>
          <table:table-cell table:formula="of:=IF([.$E131]=[.CE$1];[.$A131];&quot;&quot;)">
            <text:p/>
          </table:table-cell>
          <table:table-cell table:formula="of:=IF([.$E131]=[.CF$1];[.$A131];&quot;&quot;)">
            <text:p/>
          </table:table-cell>
          <table:table-cell table:formula="of:=IF([.$E131]=[.CG$1];[.$A131];&quot;&quot;)">
            <text:p/>
          </table:table-cell>
          <table:table-cell table:formula="of:=IF([.$E131]=[.CH$1];[.$A131];&quot;&quot;)">
            <text:p/>
          </table:table-cell>
          <table:table-cell table:formula="of:=IF([.$E131]=[.CI$1];[.$A131];&quot;&quot;)">
            <text:p/>
          </table:table-cell>
          <table:table-cell table:formula="of:=IF([.$E131]=[.CJ$1];[.$A131];&quot;&quot;)">
            <text:p/>
          </table:table-cell>
          <table:table-cell table:formula="of:=IF([.$E131]=[.CK$1];[.$A131];&quot;&quot;)">
            <text:p/>
          </table:table-cell>
          <table:table-cell table:formula="of:=IF([.$E131]=[.CL$1];[.$A131];&quot;&quot;)">
            <text:p/>
          </table:table-cell>
          <table:table-cell table:formula="of:=IF([.$E131]=[.CM$1];[.$A131];&quot;&quot;)">
            <text:p/>
          </table:table-cell>
          <table:table-cell table:formula="of:=IF([.$E131]=[.CN$1];[.$A131];&quot;&quot;)">
            <text:p/>
          </table:table-cell>
          <table:table-cell table:formula="of:=IF([.$E131]=[.CO$1];[.$A131];&quot;&quot;)">
            <text:p/>
          </table:table-cell>
          <table:table-cell table:formula="of:=IF([.$E131]=[.CP$1];[.$A131];&quot;&quot;)">
            <text:p/>
          </table:table-cell>
          <table:table-cell table:formula="of:=IF([.$E131]=[.CQ$1];[.$A13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Doris Egan, David Foster</text:p>
          </table:table-cell>
          <table:table-cell office:value-type="float" office:value="9.29" calcext:value-type="float">
            <text:p>9.29</text:p>
          </table:table-cell>
          <table:table-cell office:value-type="float" office:value="27" calcext:value-type="float">
            <text:p>27</text:p>
          </table:table-cell>
          <table:table-cell office:value-type="date" office:date-value="2010-05-10" calcext:value-type="date">
            <text:p>2010-05-10</text:p>
          </table:table-cell>
          <table:table-cell office:value-type="string" calcext:value-type="string">
            <text:p>Doris Egan</text:p>
          </table:table-cell>
          <table:table-cell office:value-type="string" calcext:value-type="string">
            <text:p>David Foster</text:p>
          </table:table-cell>
          <table:table-cell table:number-columns-repeated="3"/>
          <table:table-cell table:formula="of:=IF(OR([.$J132]=[.O$1];[.$K132]=[.O$1];[.$L132]=[.O$1];[.$M132]=[.O$1];[.$N132]);[.$A132];&quot;&quot;)">
            <text:p/>
          </table:table-cell>
          <table:table-cell table:formula="of:=IF(OR([.$J132]=[.P$1];[.$K132]=[.P$1];[.$L132]=[.P$1];[.$M132]=[.P$1];[.$N132]);[.$A132];&quot;&quot;)">
            <text:p/>
          </table:table-cell>
          <table:table-cell table:formula="of:=IF(OR([.$J132]=[.Q$1];[.$K132]=[.Q$1];[.$L132]=[.Q$1];[.$M132]=[.Q$1];[.$N132]);[.$A132];&quot;&quot;)">
            <text:p/>
          </table:table-cell>
          <table:table-cell table:formula="of:=IF(OR([.$J132]=[.R$1];[.$K132]=[.R$1];[.$L132]=[.R$1];[.$M132]=[.R$1];[.$N132]);[.$A132];&quot;&quot;)">
            <text:p/>
          </table:table-cell>
          <table:table-cell table:formula="of:=IF(OR([.$J132]=[.S$1];[.$K132]=[.S$1];[.$L132]=[.S$1];[.$M132]=[.S$1];[.$N132]);[.$A132];&quot;&quot;)">
            <text:p/>
          </table:table-cell>
          <table:table-cell table:formula="of:=IF(OR([.$J132]=[.T$1];[.$K132]=[.T$1];[.$L132]=[.T$1];[.$M132]=[.T$1];[.$N132]);[.$A132];&quot;&quot;)">
            <text:p/>
          </table:table-cell>
          <table:table-cell table:formula="of:=IF(OR([.$J132]=[.U$1];[.$K132]=[.U$1];[.$L132]=[.U$1];[.$M132]=[.U$1];[.$N132]);[.$A132];&quot;&quot;)">
            <text:p/>
          </table:table-cell>
          <table:table-cell table:formula="of:=IF(OR([.$J132]=[.V$1];[.$K132]=[.V$1];[.$L132]=[.V$1];[.$M132]=[.V$1];[.$N132]);[.$A132];&quot;&quot;)" office:value-type="float" office:value="131" calcext:value-type="float">
            <text:p>131</text:p>
          </table:table-cell>
          <table:table-cell table:formula="of:=IF(OR([.$J132]=[.W$1];[.$K132]=[.W$1];[.$L132]=[.W$1];[.$M132]=[.W$1];[.$N132]);[.$A132];&quot;&quot;)">
            <text:p/>
          </table:table-cell>
          <table:table-cell table:formula="of:=IF(OR([.$J132]=[.X$1];[.$K132]=[.X$1];[.$L132]=[.X$1];[.$M132]=[.X$1];[.$N132]);[.$A132];&quot;&quot;)">
            <text:p/>
          </table:table-cell>
          <table:table-cell table:formula="of:=IF(OR([.$J132]=[.Y$1];[.$K132]=[.Y$1];[.$L132]=[.Y$1];[.$M132]=[.Y$1];[.$N132]);[.$A132];&quot;&quot;)">
            <text:p/>
          </table:table-cell>
          <table:table-cell table:formula="of:=IF(OR([.$J132]=[.Z$1];[.$K132]=[.Z$1];[.$L132]=[.Z$1];[.$M132]=[.Z$1];[.$N132]);[.$A132];&quot;&quot;)">
            <text:p/>
          </table:table-cell>
          <table:table-cell table:formula="of:=IF(OR([.$J132]=[.AA$1];[.$K132]=[.AA$1];[.$L132]=[.AA$1];[.$M132]=[.AA$1];[.$N132]);[.$A132];&quot;&quot;)">
            <text:p/>
          </table:table-cell>
          <table:table-cell table:formula="of:=IF(OR([.$J132]=[.AB$1];[.$K132]=[.AB$1];[.$L132]=[.AB$1];[.$M132]=[.AB$1];[.$N132]);[.$A132];&quot;&quot;)">
            <text:p/>
          </table:table-cell>
          <table:table-cell table:formula="of:=IF(OR([.$J132]=[.AC$1];[.$K132]=[.AC$1];[.$L132]=[.AC$1];[.$M132]=[.AC$1];[.$N132]);[.$A132];&quot;&quot;)" office:value-type="float" office:value="131" calcext:value-type="float">
            <text:p>131</text:p>
          </table:table-cell>
          <table:table-cell table:formula="of:=IF(OR([.$J132]=[.AD$1];[.$K132]=[.AD$1];[.$L132]=[.AD$1];[.$M132]=[.AD$1];[.$N132]);[.$A132];&quot;&quot;)">
            <text:p/>
          </table:table-cell>
          <table:table-cell table:formula="of:=IF(OR([.$J132]=[.AE$1];[.$K132]=[.AE$1];[.$L132]=[.AE$1];[.$M132]=[.AE$1];[.$N132]);[.$A132];&quot;&quot;)">
            <text:p/>
          </table:table-cell>
          <table:table-cell table:formula="of:=IF(OR([.$J132]=[.AF$1];[.$K132]=[.AF$1];[.$L132]=[.AF$1];[.$M132]=[.AF$1];[.$N132]);[.$A132];&quot;&quot;)">
            <text:p/>
          </table:table-cell>
          <table:table-cell table:formula="of:=IF(OR([.$J132]=[.AG$1];[.$K132]=[.AG$1];[.$L132]=[.AG$1];[.$M132]=[.AG$1];[.$N132]);[.$A132];&quot;&quot;)">
            <text:p/>
          </table:table-cell>
          <table:table-cell table:formula="of:=IF(OR([.$J132]=[.AH$1];[.$K132]=[.AH$1];[.$L132]=[.AH$1];[.$M132]=[.AH$1];[.$N132]);[.$A132];&quot;&quot;)">
            <text:p/>
          </table:table-cell>
          <table:table-cell table:formula="of:=IF(OR([.$J132]=[.AI$1];[.$K132]=[.AI$1];[.$L132]=[.AI$1];[.$M132]=[.AI$1];[.$N132]);[.$A132];&quot;&quot;)">
            <text:p/>
          </table:table-cell>
          <table:table-cell table:formula="of:=IF(OR([.$J132]=[.AJ$1];[.$K132]=[.AJ$1];[.$L132]=[.AJ$1];[.$M132]=[.AJ$1];[.$N132]);[.$A132];&quot;&quot;)">
            <text:p/>
          </table:table-cell>
          <table:table-cell table:formula="of:=IF(OR([.$J132]=[.AK$1];[.$K132]=[.AK$1];[.$L132]=[.AK$1];[.$M132]=[.AK$1];[.$N132]);[.$A132];&quot;&quot;)">
            <text:p/>
          </table:table-cell>
          <table:table-cell table:formula="of:=IF(OR([.$J132]=[.AL$1];[.$K132]=[.AL$1];[.$L132]=[.AL$1];[.$M132]=[.AL$1];[.$N132]);[.$A132];&quot;&quot;)">
            <text:p/>
          </table:table-cell>
          <table:table-cell table:formula="of:=IF(OR([.$J132]=[.AM$1];[.$K132]=[.AM$1];[.$L132]=[.AM$1];[.$M132]=[.AM$1];[.$N132]);[.$A132];&quot;&quot;)">
            <text:p/>
          </table:table-cell>
          <table:table-cell table:formula="of:=IF(OR([.$J132]=[.AN$1];[.$K132]=[.AN$1];[.$L132]=[.AN$1];[.$M132]=[.AN$1];[.$N132]);[.$A132];&quot;&quot;)">
            <text:p/>
          </table:table-cell>
          <table:table-cell table:formula="of:=IF(OR([.$J132]=[.AO$1];[.$K132]=[.AO$1];[.$L132]=[.AO$1];[.$M132]=[.AO$1];[.$N132]);[.$A132];&quot;&quot;)">
            <text:p/>
          </table:table-cell>
          <table:table-cell table:formula="of:=IF(OR([.$J132]=[.AP$1];[.$K132]=[.AP$1];[.$L132]=[.AP$1];[.$M132]=[.AP$1];[.$N132]);[.$A132];&quot;&quot;)">
            <text:p/>
          </table:table-cell>
          <table:table-cell table:formula="of:=IF(OR([.$J132]=[.AQ$1];[.$K132]=[.AQ$1];[.$L132]=[.AQ$1];[.$M132]=[.AQ$1];[.$N132]);[.$A132];&quot;&quot;)">
            <text:p/>
          </table:table-cell>
          <table:table-cell table:formula="of:=IF(OR([.$J132]=[.AR$1];[.$K132]=[.AR$1];[.$L132]=[.AR$1];[.$M132]=[.AR$1];[.$N132]);[.$A132];&quot;&quot;)">
            <text:p/>
          </table:table-cell>
          <table:table-cell/>
          <table:table-cell table:formula="of:=IF([.$E132]=[.AT$1];[.$A132];&quot;&quot;)">
            <text:p/>
          </table:table-cell>
          <table:table-cell table:formula="of:=IF([.$E132]=[.AU$1];[.$A132];&quot;&quot;)">
            <text:p/>
          </table:table-cell>
          <table:table-cell table:formula="of:=IF([.$E132]=[.AV$1];[.$A132];&quot;&quot;)">
            <text:p/>
          </table:table-cell>
          <table:table-cell table:formula="of:=IF([.$E132]=[.AW$1];[.$A132];&quot;&quot;)">
            <text:p/>
          </table:table-cell>
          <table:table-cell table:formula="of:=IF([.$E132]=[.AX$1];[.$A132];&quot;&quot;)">
            <text:p/>
          </table:table-cell>
          <table:table-cell table:formula="of:=IF([.$E132]=[.AY$1];[.$A132];&quot;&quot;)">
            <text:p/>
          </table:table-cell>
          <table:table-cell table:formula="of:=IF([.$E132]=[.AZ$1];[.$A132];&quot;&quot;)">
            <text:p/>
          </table:table-cell>
          <table:table-cell table:formula="of:=IF([.$E132]=[.BA$1];[.$A132];&quot;&quot;)">
            <text:p/>
          </table:table-cell>
          <table:table-cell table:formula="of:=IF([.$E132]=[.BB$1];[.$A132];&quot;&quot;)">
            <text:p/>
          </table:table-cell>
          <table:table-cell table:formula="of:=IF([.$E132]=[.BC$1];[.$A132];&quot;&quot;)">
            <text:p/>
          </table:table-cell>
          <table:table-cell table:formula="of:=IF([.$E132]=[.BD$1];[.$A132];&quot;&quot;)">
            <text:p/>
          </table:table-cell>
          <table:table-cell table:formula="of:=IF([.$E132]=[.BE$1];[.$A132];&quot;&quot;)">
            <text:p/>
          </table:table-cell>
          <table:table-cell table:formula="of:=IF([.$E132]=[.BF$1];[.$A132];&quot;&quot;)">
            <text:p/>
          </table:table-cell>
          <table:table-cell table:formula="of:=IF([.$E132]=[.BG$1];[.$A132];&quot;&quot;)">
            <text:p/>
          </table:table-cell>
          <table:table-cell table:formula="of:=IF([.$E132]=[.BH$1];[.$A132];&quot;&quot;)">
            <text:p/>
          </table:table-cell>
          <table:table-cell table:formula="of:=IF([.$E132]=[.BI$1];[.$A132];&quot;&quot;)">
            <text:p/>
          </table:table-cell>
          <table:table-cell table:formula="of:=IF([.$E132]=[.BJ$1];[.$A132];&quot;&quot;)">
            <text:p/>
          </table:table-cell>
          <table:table-cell table:formula="of:=IF([.$E132]=[.BK$1];[.$A132];&quot;&quot;)">
            <text:p/>
          </table:table-cell>
          <table:table-cell table:formula="of:=IF([.$E132]=[.BL$1];[.$A132];&quot;&quot;)">
            <text:p/>
          </table:table-cell>
          <table:table-cell table:formula="of:=IF([.$E132]=[.BM$1];[.$A132];&quot;&quot;)">
            <text:p/>
          </table:table-cell>
          <table:table-cell table:formula="of:=IF([.$E132]=[.BN$1];[.$A132];&quot;&quot;)">
            <text:p/>
          </table:table-cell>
          <table:table-cell table:formula="of:=IF([.$E132]=[.BO$1];[.$A132];&quot;&quot;)">
            <text:p/>
          </table:table-cell>
          <table:table-cell table:formula="of:=IF([.$E132]=[.BP$1];[.$A132];&quot;&quot;)">
            <text:p/>
          </table:table-cell>
          <table:table-cell table:formula="of:=IF([.$E132]=[.BQ$1];[.$A132];&quot;&quot;)">
            <text:p/>
          </table:table-cell>
          <table:table-cell table:formula="of:=IF([.$E132]=[.BR$1];[.$A132];&quot;&quot;)">
            <text:p/>
          </table:table-cell>
          <table:table-cell table:formula="of:=IF([.$E132]=[.BS$1];[.$A132];&quot;&quot;)">
            <text:p/>
          </table:table-cell>
          <table:table-cell table:formula="of:=IF([.$E132]=[.BT$1];[.$A132];&quot;&quot;)">
            <text:p/>
          </table:table-cell>
          <table:table-cell table:formula="of:=IF([.$E132]=[.BU$1];[.$A132];&quot;&quot;)">
            <text:p/>
          </table:table-cell>
          <table:table-cell table:formula="of:=IF([.$E132]=[.BV$1];[.$A132];&quot;&quot;)">
            <text:p/>
          </table:table-cell>
          <table:table-cell table:formula="of:=IF([.$E132]=[.BW$1];[.$A132];&quot;&quot;)">
            <text:p/>
          </table:table-cell>
          <table:table-cell table:formula="of:=IF([.$E132]=[.BX$1];[.$A132];&quot;&quot;)">
            <text:p/>
          </table:table-cell>
          <table:table-cell table:formula="of:=IF([.$E132]=[.BY$1];[.$A132];&quot;&quot;)">
            <text:p/>
          </table:table-cell>
          <table:table-cell table:formula="of:=IF([.$E132]=[.BZ$1];[.$A132];&quot;&quot;)">
            <text:p/>
          </table:table-cell>
          <table:table-cell table:formula="of:=IF([.$E132]=[.CA$1];[.$A132];&quot;&quot;)">
            <text:p/>
          </table:table-cell>
          <table:table-cell table:formula="of:=IF([.$E132]=[.CB$1];[.$A132];&quot;&quot;)" office:value-type="float" office:value="131" calcext:value-type="float">
            <text:p>131</text:p>
          </table:table-cell>
          <table:table-cell table:formula="of:=IF([.$E132]=[.CC$1];[.$A132];&quot;&quot;)">
            <text:p/>
          </table:table-cell>
          <table:table-cell table:formula="of:=IF([.$E132]=[.CD$1];[.$A132];&quot;&quot;)">
            <text:p/>
          </table:table-cell>
          <table:table-cell table:formula="of:=IF([.$E132]=[.CE$1];[.$A132];&quot;&quot;)">
            <text:p/>
          </table:table-cell>
          <table:table-cell table:formula="of:=IF([.$E132]=[.CF$1];[.$A132];&quot;&quot;)">
            <text:p/>
          </table:table-cell>
          <table:table-cell table:formula="of:=IF([.$E132]=[.CG$1];[.$A132];&quot;&quot;)">
            <text:p/>
          </table:table-cell>
          <table:table-cell table:formula="of:=IF([.$E132]=[.CH$1];[.$A132];&quot;&quot;)">
            <text:p/>
          </table:table-cell>
          <table:table-cell table:formula="of:=IF([.$E132]=[.CI$1];[.$A132];&quot;&quot;)">
            <text:p/>
          </table:table-cell>
          <table:table-cell table:formula="of:=IF([.$E132]=[.CJ$1];[.$A132];&quot;&quot;)">
            <text:p/>
          </table:table-cell>
          <table:table-cell table:formula="of:=IF([.$E132]=[.CK$1];[.$A132];&quot;&quot;)">
            <text:p/>
          </table:table-cell>
          <table:table-cell table:formula="of:=IF([.$E132]=[.CL$1];[.$A132];&quot;&quot;)">
            <text:p/>
          </table:table-cell>
          <table:table-cell table:formula="of:=IF([.$E132]=[.CM$1];[.$A132];&quot;&quot;)">
            <text:p/>
          </table:table-cell>
          <table:table-cell table:formula="of:=IF([.$E132]=[.CN$1];[.$A132];&quot;&quot;)">
            <text:p/>
          </table:table-cell>
          <table:table-cell table:formula="of:=IF([.$E132]=[.CO$1];[.$A132];&quot;&quot;)">
            <text:p/>
          </table:table-cell>
          <table:table-cell table:formula="of:=IF([.$E132]=[.CP$1];[.$A132];&quot;&quot;)">
            <text:p/>
          </table:table-cell>
          <table:table-cell table:formula="of:=IF([.$E132]=[.CQ$1];[.$A13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lp Me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Russel Friend, Garrett Lerner, Peter Blake</text:p>
          </table:table-cell>
          <table:table-cell office:value-type="float" office:value="11.06" calcext:value-type="float">
            <text:p>11.06</text:p>
          </table:table-cell>
          <table:table-cell office:value-type="float" office:value="17" calcext:value-type="float">
            <text:p>17</text:p>
          </table:table-cell>
          <table:table-cell office:value-type="date" office:date-value="2010-05-17" calcext:value-type="date">
            <text:p>2010-05-17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Peter Blake</text:p>
          </table:table-cell>
          <table:table-cell table:number-columns-repeated="2"/>
          <table:table-cell table:formula="of:=IF(OR([.$J133]=[.O$1];[.$K133]=[.O$1];[.$L133]=[.O$1];[.$M133]=[.O$1];[.$N133]);[.$A133];&quot;&quot;)">
            <text:p/>
          </table:table-cell>
          <table:table-cell table:formula="of:=IF(OR([.$J133]=[.P$1];[.$K133]=[.P$1];[.$L133]=[.P$1];[.$M133]=[.P$1];[.$N133]);[.$A133];&quot;&quot;)">
            <text:p/>
          </table:table-cell>
          <table:table-cell table:formula="of:=IF(OR([.$J133]=[.Q$1];[.$K133]=[.Q$1];[.$L133]=[.Q$1];[.$M133]=[.Q$1];[.$N133]);[.$A133];&quot;&quot;)" office:value-type="float" office:value="132" calcext:value-type="float">
            <text:p>132</text:p>
          </table:table-cell>
          <table:table-cell table:formula="of:=IF(OR([.$J133]=[.R$1];[.$K133]=[.R$1];[.$L133]=[.R$1];[.$M133]=[.R$1];[.$N133]);[.$A133];&quot;&quot;)">
            <text:p/>
          </table:table-cell>
          <table:table-cell table:formula="of:=IF(OR([.$J133]=[.S$1];[.$K133]=[.S$1];[.$L133]=[.S$1];[.$M133]=[.S$1];[.$N133]);[.$A133];&quot;&quot;)">
            <text:p/>
          </table:table-cell>
          <table:table-cell table:formula="of:=IF(OR([.$J133]=[.T$1];[.$K133]=[.T$1];[.$L133]=[.T$1];[.$M133]=[.T$1];[.$N133]);[.$A133];&quot;&quot;)">
            <text:p/>
          </table:table-cell>
          <table:table-cell table:formula="of:=IF(OR([.$J133]=[.U$1];[.$K133]=[.U$1];[.$L133]=[.U$1];[.$M133]=[.U$1];[.$N133]);[.$A133];&quot;&quot;)">
            <text:p/>
          </table:table-cell>
          <table:table-cell table:formula="of:=IF(OR([.$J133]=[.V$1];[.$K133]=[.V$1];[.$L133]=[.V$1];[.$M133]=[.V$1];[.$N133]);[.$A133];&quot;&quot;)">
            <text:p/>
          </table:table-cell>
          <table:table-cell table:formula="of:=IF(OR([.$J133]=[.W$1];[.$K133]=[.W$1];[.$L133]=[.W$1];[.$M133]=[.W$1];[.$N133]);[.$A133];&quot;&quot;)">
            <text:p/>
          </table:table-cell>
          <table:table-cell table:formula="of:=IF(OR([.$J133]=[.X$1];[.$K133]=[.X$1];[.$L133]=[.X$1];[.$M133]=[.X$1];[.$N133]);[.$A133];&quot;&quot;)" office:value-type="float" office:value="132" calcext:value-type="float">
            <text:p>132</text:p>
          </table:table-cell>
          <table:table-cell table:formula="of:=IF(OR([.$J133]=[.Y$1];[.$K133]=[.Y$1];[.$L133]=[.Y$1];[.$M133]=[.Y$1];[.$N133]);[.$A133];&quot;&quot;)" office:value-type="float" office:value="132" calcext:value-type="float">
            <text:p>132</text:p>
          </table:table-cell>
          <table:table-cell table:formula="of:=IF(OR([.$J133]=[.Z$1];[.$K133]=[.Z$1];[.$L133]=[.Z$1];[.$M133]=[.Z$1];[.$N133]);[.$A133];&quot;&quot;)">
            <text:p/>
          </table:table-cell>
          <table:table-cell table:formula="of:=IF(OR([.$J133]=[.AA$1];[.$K133]=[.AA$1];[.$L133]=[.AA$1];[.$M133]=[.AA$1];[.$N133]);[.$A133];&quot;&quot;)">
            <text:p/>
          </table:table-cell>
          <table:table-cell table:formula="of:=IF(OR([.$J133]=[.AB$1];[.$K133]=[.AB$1];[.$L133]=[.AB$1];[.$M133]=[.AB$1];[.$N133]);[.$A133];&quot;&quot;)">
            <text:p/>
          </table:table-cell>
          <table:table-cell table:formula="of:=IF(OR([.$J133]=[.AC$1];[.$K133]=[.AC$1];[.$L133]=[.AC$1];[.$M133]=[.AC$1];[.$N133]);[.$A133];&quot;&quot;)">
            <text:p/>
          </table:table-cell>
          <table:table-cell table:formula="of:=IF(OR([.$J133]=[.AD$1];[.$K133]=[.AD$1];[.$L133]=[.AD$1];[.$M133]=[.AD$1];[.$N133]);[.$A133];&quot;&quot;)">
            <text:p/>
          </table:table-cell>
          <table:table-cell table:formula="of:=IF(OR([.$J133]=[.AE$1];[.$K133]=[.AE$1];[.$L133]=[.AE$1];[.$M133]=[.AE$1];[.$N133]);[.$A133];&quot;&quot;)">
            <text:p/>
          </table:table-cell>
          <table:table-cell table:formula="of:=IF(OR([.$J133]=[.AF$1];[.$K133]=[.AF$1];[.$L133]=[.AF$1];[.$M133]=[.AF$1];[.$N133]);[.$A133];&quot;&quot;)">
            <text:p/>
          </table:table-cell>
          <table:table-cell table:formula="of:=IF(OR([.$J133]=[.AG$1];[.$K133]=[.AG$1];[.$L133]=[.AG$1];[.$M133]=[.AG$1];[.$N133]);[.$A133];&quot;&quot;)">
            <text:p/>
          </table:table-cell>
          <table:table-cell table:formula="of:=IF(OR([.$J133]=[.AH$1];[.$K133]=[.AH$1];[.$L133]=[.AH$1];[.$M133]=[.AH$1];[.$N133]);[.$A133];&quot;&quot;)">
            <text:p/>
          </table:table-cell>
          <table:table-cell table:formula="of:=IF(OR([.$J133]=[.AI$1];[.$K133]=[.AI$1];[.$L133]=[.AI$1];[.$M133]=[.AI$1];[.$N133]);[.$A133];&quot;&quot;)">
            <text:p/>
          </table:table-cell>
          <table:table-cell table:formula="of:=IF(OR([.$J133]=[.AJ$1];[.$K133]=[.AJ$1];[.$L133]=[.AJ$1];[.$M133]=[.AJ$1];[.$N133]);[.$A133];&quot;&quot;)">
            <text:p/>
          </table:table-cell>
          <table:table-cell table:formula="of:=IF(OR([.$J133]=[.AK$1];[.$K133]=[.AK$1];[.$L133]=[.AK$1];[.$M133]=[.AK$1];[.$N133]);[.$A133];&quot;&quot;)">
            <text:p/>
          </table:table-cell>
          <table:table-cell table:formula="of:=IF(OR([.$J133]=[.AL$1];[.$K133]=[.AL$1];[.$L133]=[.AL$1];[.$M133]=[.AL$1];[.$N133]);[.$A133];&quot;&quot;)">
            <text:p/>
          </table:table-cell>
          <table:table-cell table:formula="of:=IF(OR([.$J133]=[.AM$1];[.$K133]=[.AM$1];[.$L133]=[.AM$1];[.$M133]=[.AM$1];[.$N133]);[.$A133];&quot;&quot;)">
            <text:p/>
          </table:table-cell>
          <table:table-cell table:formula="of:=IF(OR([.$J133]=[.AN$1];[.$K133]=[.AN$1];[.$L133]=[.AN$1];[.$M133]=[.AN$1];[.$N133]);[.$A133];&quot;&quot;)">
            <text:p/>
          </table:table-cell>
          <table:table-cell table:formula="of:=IF(OR([.$J133]=[.AO$1];[.$K133]=[.AO$1];[.$L133]=[.AO$1];[.$M133]=[.AO$1];[.$N133]);[.$A133];&quot;&quot;)">
            <text:p/>
          </table:table-cell>
          <table:table-cell table:formula="of:=IF(OR([.$J133]=[.AP$1];[.$K133]=[.AP$1];[.$L133]=[.AP$1];[.$M133]=[.AP$1];[.$N133]);[.$A133];&quot;&quot;)">
            <text:p/>
          </table:table-cell>
          <table:table-cell table:formula="of:=IF(OR([.$J133]=[.AQ$1];[.$K133]=[.AQ$1];[.$L133]=[.AQ$1];[.$M133]=[.AQ$1];[.$N133]);[.$A133];&quot;&quot;)">
            <text:p/>
          </table:table-cell>
          <table:table-cell table:formula="of:=IF(OR([.$J133]=[.AR$1];[.$K133]=[.AR$1];[.$L133]=[.AR$1];[.$M133]=[.AR$1];[.$N133]);[.$A133];&quot;&quot;)">
            <text:p/>
          </table:table-cell>
          <table:table-cell/>
          <table:table-cell table:formula="of:=IF([.$E133]=[.AT$1];[.$A133];&quot;&quot;)">
            <text:p/>
          </table:table-cell>
          <table:table-cell table:formula="of:=IF([.$E133]=[.AU$1];[.$A133];&quot;&quot;)">
            <text:p/>
          </table:table-cell>
          <table:table-cell table:formula="of:=IF([.$E133]=[.AV$1];[.$A133];&quot;&quot;)">
            <text:p/>
          </table:table-cell>
          <table:table-cell table:formula="of:=IF([.$E133]=[.AW$1];[.$A133];&quot;&quot;)" office:value-type="float" office:value="132" calcext:value-type="float">
            <text:p>132</text:p>
          </table:table-cell>
          <table:table-cell table:formula="of:=IF([.$E133]=[.AX$1];[.$A133];&quot;&quot;)">
            <text:p/>
          </table:table-cell>
          <table:table-cell table:formula="of:=IF([.$E133]=[.AY$1];[.$A133];&quot;&quot;)">
            <text:p/>
          </table:table-cell>
          <table:table-cell table:formula="of:=IF([.$E133]=[.AZ$1];[.$A133];&quot;&quot;)">
            <text:p/>
          </table:table-cell>
          <table:table-cell table:formula="of:=IF([.$E133]=[.BA$1];[.$A133];&quot;&quot;)">
            <text:p/>
          </table:table-cell>
          <table:table-cell table:formula="of:=IF([.$E133]=[.BB$1];[.$A133];&quot;&quot;)">
            <text:p/>
          </table:table-cell>
          <table:table-cell table:formula="of:=IF([.$E133]=[.BC$1];[.$A133];&quot;&quot;)">
            <text:p/>
          </table:table-cell>
          <table:table-cell table:formula="of:=IF([.$E133]=[.BD$1];[.$A133];&quot;&quot;)">
            <text:p/>
          </table:table-cell>
          <table:table-cell table:formula="of:=IF([.$E133]=[.BE$1];[.$A133];&quot;&quot;)">
            <text:p/>
          </table:table-cell>
          <table:table-cell table:formula="of:=IF([.$E133]=[.BF$1];[.$A133];&quot;&quot;)">
            <text:p/>
          </table:table-cell>
          <table:table-cell table:formula="of:=IF([.$E133]=[.BG$1];[.$A133];&quot;&quot;)">
            <text:p/>
          </table:table-cell>
          <table:table-cell table:formula="of:=IF([.$E133]=[.BH$1];[.$A133];&quot;&quot;)">
            <text:p/>
          </table:table-cell>
          <table:table-cell table:formula="of:=IF([.$E133]=[.BI$1];[.$A133];&quot;&quot;)">
            <text:p/>
          </table:table-cell>
          <table:table-cell table:formula="of:=IF([.$E133]=[.BJ$1];[.$A133];&quot;&quot;)">
            <text:p/>
          </table:table-cell>
          <table:table-cell table:formula="of:=IF([.$E133]=[.BK$1];[.$A133];&quot;&quot;)">
            <text:p/>
          </table:table-cell>
          <table:table-cell table:formula="of:=IF([.$E133]=[.BL$1];[.$A133];&quot;&quot;)">
            <text:p/>
          </table:table-cell>
          <table:table-cell table:formula="of:=IF([.$E133]=[.BM$1];[.$A133];&quot;&quot;)">
            <text:p/>
          </table:table-cell>
          <table:table-cell table:formula="of:=IF([.$E133]=[.BN$1];[.$A133];&quot;&quot;)">
            <text:p/>
          </table:table-cell>
          <table:table-cell table:formula="of:=IF([.$E133]=[.BO$1];[.$A133];&quot;&quot;)">
            <text:p/>
          </table:table-cell>
          <table:table-cell table:formula="of:=IF([.$E133]=[.BP$1];[.$A133];&quot;&quot;)">
            <text:p/>
          </table:table-cell>
          <table:table-cell table:formula="of:=IF([.$E133]=[.BQ$1];[.$A133];&quot;&quot;)">
            <text:p/>
          </table:table-cell>
          <table:table-cell table:formula="of:=IF([.$E133]=[.BR$1];[.$A133];&quot;&quot;)">
            <text:p/>
          </table:table-cell>
          <table:table-cell table:formula="of:=IF([.$E133]=[.BS$1];[.$A133];&quot;&quot;)">
            <text:p/>
          </table:table-cell>
          <table:table-cell table:formula="of:=IF([.$E133]=[.BT$1];[.$A133];&quot;&quot;)">
            <text:p/>
          </table:table-cell>
          <table:table-cell table:formula="of:=IF([.$E133]=[.BU$1];[.$A133];&quot;&quot;)">
            <text:p/>
          </table:table-cell>
          <table:table-cell table:formula="of:=IF([.$E133]=[.BV$1];[.$A133];&quot;&quot;)">
            <text:p/>
          </table:table-cell>
          <table:table-cell table:formula="of:=IF([.$E133]=[.BW$1];[.$A133];&quot;&quot;)">
            <text:p/>
          </table:table-cell>
          <table:table-cell table:formula="of:=IF([.$E133]=[.BX$1];[.$A133];&quot;&quot;)">
            <text:p/>
          </table:table-cell>
          <table:table-cell table:formula="of:=IF([.$E133]=[.BY$1];[.$A133];&quot;&quot;)">
            <text:p/>
          </table:table-cell>
          <table:table-cell table:formula="of:=IF([.$E133]=[.BZ$1];[.$A133];&quot;&quot;)">
            <text:p/>
          </table:table-cell>
          <table:table-cell table:formula="of:=IF([.$E133]=[.CA$1];[.$A133];&quot;&quot;)">
            <text:p/>
          </table:table-cell>
          <table:table-cell table:formula="of:=IF([.$E133]=[.CB$1];[.$A133];&quot;&quot;)">
            <text:p/>
          </table:table-cell>
          <table:table-cell table:formula="of:=IF([.$E133]=[.CC$1];[.$A133];&quot;&quot;)">
            <text:p/>
          </table:table-cell>
          <table:table-cell table:formula="of:=IF([.$E133]=[.CD$1];[.$A133];&quot;&quot;)">
            <text:p/>
          </table:table-cell>
          <table:table-cell table:formula="of:=IF([.$E133]=[.CE$1];[.$A133];&quot;&quot;)">
            <text:p/>
          </table:table-cell>
          <table:table-cell table:formula="of:=IF([.$E133]=[.CF$1];[.$A133];&quot;&quot;)">
            <text:p/>
          </table:table-cell>
          <table:table-cell table:formula="of:=IF([.$E133]=[.CG$1];[.$A133];&quot;&quot;)">
            <text:p/>
          </table:table-cell>
          <table:table-cell table:formula="of:=IF([.$E133]=[.CH$1];[.$A133];&quot;&quot;)">
            <text:p/>
          </table:table-cell>
          <table:table-cell table:formula="of:=IF([.$E133]=[.CI$1];[.$A133];&quot;&quot;)">
            <text:p/>
          </table:table-cell>
          <table:table-cell table:formula="of:=IF([.$E133]=[.CJ$1];[.$A133];&quot;&quot;)">
            <text:p/>
          </table:table-cell>
          <table:table-cell table:formula="of:=IF([.$E133]=[.CK$1];[.$A133];&quot;&quot;)">
            <text:p/>
          </table:table-cell>
          <table:table-cell table:formula="of:=IF([.$E133]=[.CL$1];[.$A133];&quot;&quot;)">
            <text:p/>
          </table:table-cell>
          <table:table-cell table:formula="of:=IF([.$E133]=[.CM$1];[.$A133];&quot;&quot;)">
            <text:p/>
          </table:table-cell>
          <table:table-cell table:formula="of:=IF([.$E133]=[.CN$1];[.$A133];&quot;&quot;)">
            <text:p/>
          </table:table-cell>
          <table:table-cell table:formula="of:=IF([.$E133]=[.CO$1];[.$A133];&quot;&quot;)">
            <text:p/>
          </table:table-cell>
          <table:table-cell table:formula="of:=IF([.$E133]=[.CP$1];[.$A133];&quot;&quot;)">
            <text:p/>
          </table:table-cell>
          <table:table-cell table:formula="of:=IF([.$E133]=[.CQ$1];[.$A13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 What?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Doris Egan</text:p>
          </table:table-cell>
          <table:table-cell office:value-type="float" office:value="10.54" calcext:value-type="float">
            <text:p>10.54</text:p>
          </table:table-cell>
          <table:table-cell/>
          <table:table-cell office:value-type="date" office:date-value="2010-09-20" calcext:value-type="date">
            <text:p>2010-09-20</text:p>
          </table:table-cell>
          <table:table-cell office:value-type="string" calcext:value-type="string">
            <text:p>Doris Egan</text:p>
          </table:table-cell>
          <table:table-cell table:number-columns-repeated="4"/>
          <table:table-cell table:formula="of:=IF(OR([.$J134]=[.O$1];[.$K134]=[.O$1];[.$L134]=[.O$1];[.$M134]=[.O$1];[.$N134]);[.$A134];&quot;&quot;)">
            <text:p/>
          </table:table-cell>
          <table:table-cell table:formula="of:=IF(OR([.$J134]=[.P$1];[.$K134]=[.P$1];[.$L134]=[.P$1];[.$M134]=[.P$1];[.$N134]);[.$A134];&quot;&quot;)">
            <text:p/>
          </table:table-cell>
          <table:table-cell table:formula="of:=IF(OR([.$J134]=[.Q$1];[.$K134]=[.Q$1];[.$L134]=[.Q$1];[.$M134]=[.Q$1];[.$N134]);[.$A134];&quot;&quot;)">
            <text:p/>
          </table:table-cell>
          <table:table-cell table:formula="of:=IF(OR([.$J134]=[.R$1];[.$K134]=[.R$1];[.$L134]=[.R$1];[.$M134]=[.R$1];[.$N134]);[.$A134];&quot;&quot;)">
            <text:p/>
          </table:table-cell>
          <table:table-cell table:formula="of:=IF(OR([.$J134]=[.S$1];[.$K134]=[.S$1];[.$L134]=[.S$1];[.$M134]=[.S$1];[.$N134]);[.$A134];&quot;&quot;)">
            <text:p/>
          </table:table-cell>
          <table:table-cell table:formula="of:=IF(OR([.$J134]=[.T$1];[.$K134]=[.T$1];[.$L134]=[.T$1];[.$M134]=[.T$1];[.$N134]);[.$A134];&quot;&quot;)">
            <text:p/>
          </table:table-cell>
          <table:table-cell table:formula="of:=IF(OR([.$J134]=[.U$1];[.$K134]=[.U$1];[.$L134]=[.U$1];[.$M134]=[.U$1];[.$N134]);[.$A134];&quot;&quot;)">
            <text:p/>
          </table:table-cell>
          <table:table-cell table:formula="of:=IF(OR([.$J134]=[.V$1];[.$K134]=[.V$1];[.$L134]=[.V$1];[.$M134]=[.V$1];[.$N134]);[.$A134];&quot;&quot;)">
            <text:p/>
          </table:table-cell>
          <table:table-cell table:formula="of:=IF(OR([.$J134]=[.W$1];[.$K134]=[.W$1];[.$L134]=[.W$1];[.$M134]=[.W$1];[.$N134]);[.$A134];&quot;&quot;)">
            <text:p/>
          </table:table-cell>
          <table:table-cell table:formula="of:=IF(OR([.$J134]=[.X$1];[.$K134]=[.X$1];[.$L134]=[.X$1];[.$M134]=[.X$1];[.$N134]);[.$A134];&quot;&quot;)">
            <text:p/>
          </table:table-cell>
          <table:table-cell table:formula="of:=IF(OR([.$J134]=[.Y$1];[.$K134]=[.Y$1];[.$L134]=[.Y$1];[.$M134]=[.Y$1];[.$N134]);[.$A134];&quot;&quot;)">
            <text:p/>
          </table:table-cell>
          <table:table-cell table:formula="of:=IF(OR([.$J134]=[.Z$1];[.$K134]=[.Z$1];[.$L134]=[.Z$1];[.$M134]=[.Z$1];[.$N134]);[.$A134];&quot;&quot;)">
            <text:p/>
          </table:table-cell>
          <table:table-cell table:formula="of:=IF(OR([.$J134]=[.AA$1];[.$K134]=[.AA$1];[.$L134]=[.AA$1];[.$M134]=[.AA$1];[.$N134]);[.$A134];&quot;&quot;)">
            <text:p/>
          </table:table-cell>
          <table:table-cell table:formula="of:=IF(OR([.$J134]=[.AB$1];[.$K134]=[.AB$1];[.$L134]=[.AB$1];[.$M134]=[.AB$1];[.$N134]);[.$A134];&quot;&quot;)">
            <text:p/>
          </table:table-cell>
          <table:table-cell table:formula="of:=IF(OR([.$J134]=[.AC$1];[.$K134]=[.AC$1];[.$L134]=[.AC$1];[.$M134]=[.AC$1];[.$N134]);[.$A134];&quot;&quot;)" office:value-type="float" office:value="133" calcext:value-type="float">
            <text:p>133</text:p>
          </table:table-cell>
          <table:table-cell table:formula="of:=IF(OR([.$J134]=[.AD$1];[.$K134]=[.AD$1];[.$L134]=[.AD$1];[.$M134]=[.AD$1];[.$N134]);[.$A134];&quot;&quot;)">
            <text:p/>
          </table:table-cell>
          <table:table-cell table:formula="of:=IF(OR([.$J134]=[.AE$1];[.$K134]=[.AE$1];[.$L134]=[.AE$1];[.$M134]=[.AE$1];[.$N134]);[.$A134];&quot;&quot;)">
            <text:p/>
          </table:table-cell>
          <table:table-cell table:formula="of:=IF(OR([.$J134]=[.AF$1];[.$K134]=[.AF$1];[.$L134]=[.AF$1];[.$M134]=[.AF$1];[.$N134]);[.$A134];&quot;&quot;)">
            <text:p/>
          </table:table-cell>
          <table:table-cell table:formula="of:=IF(OR([.$J134]=[.AG$1];[.$K134]=[.AG$1];[.$L134]=[.AG$1];[.$M134]=[.AG$1];[.$N134]);[.$A134];&quot;&quot;)">
            <text:p/>
          </table:table-cell>
          <table:table-cell table:formula="of:=IF(OR([.$J134]=[.AH$1];[.$K134]=[.AH$1];[.$L134]=[.AH$1];[.$M134]=[.AH$1];[.$N134]);[.$A134];&quot;&quot;)">
            <text:p/>
          </table:table-cell>
          <table:table-cell table:formula="of:=IF(OR([.$J134]=[.AI$1];[.$K134]=[.AI$1];[.$L134]=[.AI$1];[.$M134]=[.AI$1];[.$N134]);[.$A134];&quot;&quot;)">
            <text:p/>
          </table:table-cell>
          <table:table-cell table:formula="of:=IF(OR([.$J134]=[.AJ$1];[.$K134]=[.AJ$1];[.$L134]=[.AJ$1];[.$M134]=[.AJ$1];[.$N134]);[.$A134];&quot;&quot;)">
            <text:p/>
          </table:table-cell>
          <table:table-cell table:formula="of:=IF(OR([.$J134]=[.AK$1];[.$K134]=[.AK$1];[.$L134]=[.AK$1];[.$M134]=[.AK$1];[.$N134]);[.$A134];&quot;&quot;)">
            <text:p/>
          </table:table-cell>
          <table:table-cell table:formula="of:=IF(OR([.$J134]=[.AL$1];[.$K134]=[.AL$1];[.$L134]=[.AL$1];[.$M134]=[.AL$1];[.$N134]);[.$A134];&quot;&quot;)">
            <text:p/>
          </table:table-cell>
          <table:table-cell table:formula="of:=IF(OR([.$J134]=[.AM$1];[.$K134]=[.AM$1];[.$L134]=[.AM$1];[.$M134]=[.AM$1];[.$N134]);[.$A134];&quot;&quot;)">
            <text:p/>
          </table:table-cell>
          <table:table-cell table:formula="of:=IF(OR([.$J134]=[.AN$1];[.$K134]=[.AN$1];[.$L134]=[.AN$1];[.$M134]=[.AN$1];[.$N134]);[.$A134];&quot;&quot;)">
            <text:p/>
          </table:table-cell>
          <table:table-cell table:formula="of:=IF(OR([.$J134]=[.AO$1];[.$K134]=[.AO$1];[.$L134]=[.AO$1];[.$M134]=[.AO$1];[.$N134]);[.$A134];&quot;&quot;)">
            <text:p/>
          </table:table-cell>
          <table:table-cell table:formula="of:=IF(OR([.$J134]=[.AP$1];[.$K134]=[.AP$1];[.$L134]=[.AP$1];[.$M134]=[.AP$1];[.$N134]);[.$A134];&quot;&quot;)">
            <text:p/>
          </table:table-cell>
          <table:table-cell table:formula="of:=IF(OR([.$J134]=[.AQ$1];[.$K134]=[.AQ$1];[.$L134]=[.AQ$1];[.$M134]=[.AQ$1];[.$N134]);[.$A134];&quot;&quot;)">
            <text:p/>
          </table:table-cell>
          <table:table-cell table:formula="of:=IF(OR([.$J134]=[.AR$1];[.$K134]=[.AR$1];[.$L134]=[.AR$1];[.$M134]=[.AR$1];[.$N134]);[.$A134];&quot;&quot;)">
            <text:p/>
          </table:table-cell>
          <table:table-cell/>
          <table:table-cell table:formula="of:=IF([.$E134]=[.AT$1];[.$A134];&quot;&quot;)">
            <text:p/>
          </table:table-cell>
          <table:table-cell table:formula="of:=IF([.$E134]=[.AU$1];[.$A134];&quot;&quot;)">
            <text:p/>
          </table:table-cell>
          <table:table-cell table:formula="of:=IF([.$E134]=[.AV$1];[.$A134];&quot;&quot;)">
            <text:p/>
          </table:table-cell>
          <table:table-cell table:formula="of:=IF([.$E134]=[.AW$1];[.$A134];&quot;&quot;)" office:value-type="float" office:value="133" calcext:value-type="float">
            <text:p>133</text:p>
          </table:table-cell>
          <table:table-cell table:formula="of:=IF([.$E134]=[.AX$1];[.$A134];&quot;&quot;)">
            <text:p/>
          </table:table-cell>
          <table:table-cell table:formula="of:=IF([.$E134]=[.AY$1];[.$A134];&quot;&quot;)">
            <text:p/>
          </table:table-cell>
          <table:table-cell table:formula="of:=IF([.$E134]=[.AZ$1];[.$A134];&quot;&quot;)">
            <text:p/>
          </table:table-cell>
          <table:table-cell table:formula="of:=IF([.$E134]=[.BA$1];[.$A134];&quot;&quot;)">
            <text:p/>
          </table:table-cell>
          <table:table-cell table:formula="of:=IF([.$E134]=[.BB$1];[.$A134];&quot;&quot;)">
            <text:p/>
          </table:table-cell>
          <table:table-cell table:formula="of:=IF([.$E134]=[.BC$1];[.$A134];&quot;&quot;)">
            <text:p/>
          </table:table-cell>
          <table:table-cell table:formula="of:=IF([.$E134]=[.BD$1];[.$A134];&quot;&quot;)">
            <text:p/>
          </table:table-cell>
          <table:table-cell table:formula="of:=IF([.$E134]=[.BE$1];[.$A134];&quot;&quot;)">
            <text:p/>
          </table:table-cell>
          <table:table-cell table:formula="of:=IF([.$E134]=[.BF$1];[.$A134];&quot;&quot;)">
            <text:p/>
          </table:table-cell>
          <table:table-cell table:formula="of:=IF([.$E134]=[.BG$1];[.$A134];&quot;&quot;)">
            <text:p/>
          </table:table-cell>
          <table:table-cell table:formula="of:=IF([.$E134]=[.BH$1];[.$A134];&quot;&quot;)">
            <text:p/>
          </table:table-cell>
          <table:table-cell table:formula="of:=IF([.$E134]=[.BI$1];[.$A134];&quot;&quot;)">
            <text:p/>
          </table:table-cell>
          <table:table-cell table:formula="of:=IF([.$E134]=[.BJ$1];[.$A134];&quot;&quot;)">
            <text:p/>
          </table:table-cell>
          <table:table-cell table:formula="of:=IF([.$E134]=[.BK$1];[.$A134];&quot;&quot;)">
            <text:p/>
          </table:table-cell>
          <table:table-cell table:formula="of:=IF([.$E134]=[.BL$1];[.$A134];&quot;&quot;)">
            <text:p/>
          </table:table-cell>
          <table:table-cell table:formula="of:=IF([.$E134]=[.BM$1];[.$A134];&quot;&quot;)">
            <text:p/>
          </table:table-cell>
          <table:table-cell table:formula="of:=IF([.$E134]=[.BN$1];[.$A134];&quot;&quot;)">
            <text:p/>
          </table:table-cell>
          <table:table-cell table:formula="of:=IF([.$E134]=[.BO$1];[.$A134];&quot;&quot;)">
            <text:p/>
          </table:table-cell>
          <table:table-cell table:formula="of:=IF([.$E134]=[.BP$1];[.$A134];&quot;&quot;)">
            <text:p/>
          </table:table-cell>
          <table:table-cell table:formula="of:=IF([.$E134]=[.BQ$1];[.$A134];&quot;&quot;)">
            <text:p/>
          </table:table-cell>
          <table:table-cell table:formula="of:=IF([.$E134]=[.BR$1];[.$A134];&quot;&quot;)">
            <text:p/>
          </table:table-cell>
          <table:table-cell table:formula="of:=IF([.$E134]=[.BS$1];[.$A134];&quot;&quot;)">
            <text:p/>
          </table:table-cell>
          <table:table-cell table:formula="of:=IF([.$E134]=[.BT$1];[.$A134];&quot;&quot;)">
            <text:p/>
          </table:table-cell>
          <table:table-cell table:formula="of:=IF([.$E134]=[.BU$1];[.$A134];&quot;&quot;)">
            <text:p/>
          </table:table-cell>
          <table:table-cell table:formula="of:=IF([.$E134]=[.BV$1];[.$A134];&quot;&quot;)">
            <text:p/>
          </table:table-cell>
          <table:table-cell table:formula="of:=IF([.$E134]=[.BW$1];[.$A134];&quot;&quot;)">
            <text:p/>
          </table:table-cell>
          <table:table-cell table:formula="of:=IF([.$E134]=[.BX$1];[.$A134];&quot;&quot;)">
            <text:p/>
          </table:table-cell>
          <table:table-cell table:formula="of:=IF([.$E134]=[.BY$1];[.$A134];&quot;&quot;)">
            <text:p/>
          </table:table-cell>
          <table:table-cell table:formula="of:=IF([.$E134]=[.BZ$1];[.$A134];&quot;&quot;)">
            <text:p/>
          </table:table-cell>
          <table:table-cell table:formula="of:=IF([.$E134]=[.CA$1];[.$A134];&quot;&quot;)">
            <text:p/>
          </table:table-cell>
          <table:table-cell table:formula="of:=IF([.$E134]=[.CB$1];[.$A134];&quot;&quot;)">
            <text:p/>
          </table:table-cell>
          <table:table-cell table:formula="of:=IF([.$E134]=[.CC$1];[.$A134];&quot;&quot;)">
            <text:p/>
          </table:table-cell>
          <table:table-cell table:formula="of:=IF([.$E134]=[.CD$1];[.$A134];&quot;&quot;)">
            <text:p/>
          </table:table-cell>
          <table:table-cell table:formula="of:=IF([.$E134]=[.CE$1];[.$A134];&quot;&quot;)">
            <text:p/>
          </table:table-cell>
          <table:table-cell table:formula="of:=IF([.$E134]=[.CF$1];[.$A134];&quot;&quot;)">
            <text:p/>
          </table:table-cell>
          <table:table-cell table:formula="of:=IF([.$E134]=[.CG$1];[.$A134];&quot;&quot;)">
            <text:p/>
          </table:table-cell>
          <table:table-cell table:formula="of:=IF([.$E134]=[.CH$1];[.$A134];&quot;&quot;)">
            <text:p/>
          </table:table-cell>
          <table:table-cell table:formula="of:=IF([.$E134]=[.CI$1];[.$A134];&quot;&quot;)">
            <text:p/>
          </table:table-cell>
          <table:table-cell table:formula="of:=IF([.$E134]=[.CJ$1];[.$A134];&quot;&quot;)">
            <text:p/>
          </table:table-cell>
          <table:table-cell table:formula="of:=IF([.$E134]=[.CK$1];[.$A134];&quot;&quot;)">
            <text:p/>
          </table:table-cell>
          <table:table-cell table:formula="of:=IF([.$E134]=[.CL$1];[.$A134];&quot;&quot;)">
            <text:p/>
          </table:table-cell>
          <table:table-cell table:formula="of:=IF([.$E134]=[.CM$1];[.$A134];&quot;&quot;)">
            <text:p/>
          </table:table-cell>
          <table:table-cell table:formula="of:=IF([.$E134]=[.CN$1];[.$A134];&quot;&quot;)">
            <text:p/>
          </table:table-cell>
          <table:table-cell table:formula="of:=IF([.$E134]=[.CO$1];[.$A134];&quot;&quot;)">
            <text:p/>
          </table:table-cell>
          <table:table-cell table:formula="of:=IF([.$E134]=[.CP$1];[.$A134];&quot;&quot;)">
            <text:p/>
          </table:table-cell>
          <table:table-cell table:formula="of:=IF([.$E134]=[.CQ$1];[.$A13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Dan Attias</text:p>
          </table:table-cell>
          <table:table-cell office:value-type="string" calcext:value-type="string">
            <text:p>Eli Attie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date" office:date-value="2010-09-27" calcext:value-type="date">
            <text:p>2010-09-27</text:p>
          </table:table-cell>
          <table:table-cell office:value-type="string" calcext:value-type="string">
            <text:p>Eli Attie</text:p>
          </table:table-cell>
          <table:table-cell table:number-columns-repeated="4"/>
          <table:table-cell table:formula="of:=IF(OR([.$J135]=[.O$1];[.$K135]=[.O$1];[.$L135]=[.O$1];[.$M135]=[.O$1];[.$N135]);[.$A135];&quot;&quot;)">
            <text:p/>
          </table:table-cell>
          <table:table-cell table:formula="of:=IF(OR([.$J135]=[.P$1];[.$K135]=[.P$1];[.$L135]=[.P$1];[.$M135]=[.P$1];[.$N135]);[.$A135];&quot;&quot;)">
            <text:p/>
          </table:table-cell>
          <table:table-cell table:formula="of:=IF(OR([.$J135]=[.Q$1];[.$K135]=[.Q$1];[.$L135]=[.Q$1];[.$M135]=[.Q$1];[.$N135]);[.$A135];&quot;&quot;)">
            <text:p/>
          </table:table-cell>
          <table:table-cell table:formula="of:=IF(OR([.$J135]=[.R$1];[.$K135]=[.R$1];[.$L135]=[.R$1];[.$M135]=[.R$1];[.$N135]);[.$A135];&quot;&quot;)">
            <text:p/>
          </table:table-cell>
          <table:table-cell table:formula="of:=IF(OR([.$J135]=[.S$1];[.$K135]=[.S$1];[.$L135]=[.S$1];[.$M135]=[.S$1];[.$N135]);[.$A135];&quot;&quot;)">
            <text:p/>
          </table:table-cell>
          <table:table-cell table:formula="of:=IF(OR([.$J135]=[.T$1];[.$K135]=[.T$1];[.$L135]=[.T$1];[.$M135]=[.T$1];[.$N135]);[.$A135];&quot;&quot;)">
            <text:p/>
          </table:table-cell>
          <table:table-cell table:formula="of:=IF(OR([.$J135]=[.U$1];[.$K135]=[.U$1];[.$L135]=[.U$1];[.$M135]=[.U$1];[.$N135]);[.$A135];&quot;&quot;)">
            <text:p/>
          </table:table-cell>
          <table:table-cell table:formula="of:=IF(OR([.$J135]=[.V$1];[.$K135]=[.V$1];[.$L135]=[.V$1];[.$M135]=[.V$1];[.$N135]);[.$A135];&quot;&quot;)">
            <text:p/>
          </table:table-cell>
          <table:table-cell table:formula="of:=IF(OR([.$J135]=[.W$1];[.$K135]=[.W$1];[.$L135]=[.W$1];[.$M135]=[.W$1];[.$N135]);[.$A135];&quot;&quot;)">
            <text:p/>
          </table:table-cell>
          <table:table-cell table:formula="of:=IF(OR([.$J135]=[.X$1];[.$K135]=[.X$1];[.$L135]=[.X$1];[.$M135]=[.X$1];[.$N135]);[.$A135];&quot;&quot;)">
            <text:p/>
          </table:table-cell>
          <table:table-cell table:formula="of:=IF(OR([.$J135]=[.Y$1];[.$K135]=[.Y$1];[.$L135]=[.Y$1];[.$M135]=[.Y$1];[.$N135]);[.$A135];&quot;&quot;)">
            <text:p/>
          </table:table-cell>
          <table:table-cell table:formula="of:=IF(OR([.$J135]=[.Z$1];[.$K135]=[.Z$1];[.$L135]=[.Z$1];[.$M135]=[.Z$1];[.$N135]);[.$A135];&quot;&quot;)">
            <text:p/>
          </table:table-cell>
          <table:table-cell table:formula="of:=IF(OR([.$J135]=[.AA$1];[.$K135]=[.AA$1];[.$L135]=[.AA$1];[.$M135]=[.AA$1];[.$N135]);[.$A135];&quot;&quot;)">
            <text:p/>
          </table:table-cell>
          <table:table-cell table:formula="of:=IF(OR([.$J135]=[.AB$1];[.$K135]=[.AB$1];[.$L135]=[.AB$1];[.$M135]=[.AB$1];[.$N135]);[.$A135];&quot;&quot;)">
            <text:p/>
          </table:table-cell>
          <table:table-cell table:formula="of:=IF(OR([.$J135]=[.AC$1];[.$K135]=[.AC$1];[.$L135]=[.AC$1];[.$M135]=[.AC$1];[.$N135]);[.$A135];&quot;&quot;)">
            <text:p/>
          </table:table-cell>
          <table:table-cell table:formula="of:=IF(OR([.$J135]=[.AD$1];[.$K135]=[.AD$1];[.$L135]=[.AD$1];[.$M135]=[.AD$1];[.$N135]);[.$A135];&quot;&quot;)">
            <text:p/>
          </table:table-cell>
          <table:table-cell table:formula="of:=IF(OR([.$J135]=[.AE$1];[.$K135]=[.AE$1];[.$L135]=[.AE$1];[.$M135]=[.AE$1];[.$N135]);[.$A135];&quot;&quot;)">
            <text:p/>
          </table:table-cell>
          <table:table-cell table:formula="of:=IF(OR([.$J135]=[.AF$1];[.$K135]=[.AF$1];[.$L135]=[.AF$1];[.$M135]=[.AF$1];[.$N135]);[.$A135];&quot;&quot;)">
            <text:p/>
          </table:table-cell>
          <table:table-cell table:formula="of:=IF(OR([.$J135]=[.AG$1];[.$K135]=[.AG$1];[.$L135]=[.AG$1];[.$M135]=[.AG$1];[.$N135]);[.$A135];&quot;&quot;)">
            <text:p/>
          </table:table-cell>
          <table:table-cell table:formula="of:=IF(OR([.$J135]=[.AH$1];[.$K135]=[.AH$1];[.$L135]=[.AH$1];[.$M135]=[.AH$1];[.$N135]);[.$A135];&quot;&quot;)">
            <text:p/>
          </table:table-cell>
          <table:table-cell table:formula="of:=IF(OR([.$J135]=[.AI$1];[.$K135]=[.AI$1];[.$L135]=[.AI$1];[.$M135]=[.AI$1];[.$N135]);[.$A135];&quot;&quot;)">
            <text:p/>
          </table:table-cell>
          <table:table-cell table:formula="of:=IF(OR([.$J135]=[.AJ$1];[.$K135]=[.AJ$1];[.$L135]=[.AJ$1];[.$M135]=[.AJ$1];[.$N135]);[.$A135];&quot;&quot;)" office:value-type="float" office:value="134" calcext:value-type="float">
            <text:p>134</text:p>
          </table:table-cell>
          <table:table-cell table:formula="of:=IF(OR([.$J135]=[.AK$1];[.$K135]=[.AK$1];[.$L135]=[.AK$1];[.$M135]=[.AK$1];[.$N135]);[.$A135];&quot;&quot;)">
            <text:p/>
          </table:table-cell>
          <table:table-cell table:formula="of:=IF(OR([.$J135]=[.AL$1];[.$K135]=[.AL$1];[.$L135]=[.AL$1];[.$M135]=[.AL$1];[.$N135]);[.$A135];&quot;&quot;)">
            <text:p/>
          </table:table-cell>
          <table:table-cell table:formula="of:=IF(OR([.$J135]=[.AM$1];[.$K135]=[.AM$1];[.$L135]=[.AM$1];[.$M135]=[.AM$1];[.$N135]);[.$A135];&quot;&quot;)">
            <text:p/>
          </table:table-cell>
          <table:table-cell table:formula="of:=IF(OR([.$J135]=[.AN$1];[.$K135]=[.AN$1];[.$L135]=[.AN$1];[.$M135]=[.AN$1];[.$N135]);[.$A135];&quot;&quot;)">
            <text:p/>
          </table:table-cell>
          <table:table-cell table:formula="of:=IF(OR([.$J135]=[.AO$1];[.$K135]=[.AO$1];[.$L135]=[.AO$1];[.$M135]=[.AO$1];[.$N135]);[.$A135];&quot;&quot;)">
            <text:p/>
          </table:table-cell>
          <table:table-cell table:formula="of:=IF(OR([.$J135]=[.AP$1];[.$K135]=[.AP$1];[.$L135]=[.AP$1];[.$M135]=[.AP$1];[.$N135]);[.$A135];&quot;&quot;)">
            <text:p/>
          </table:table-cell>
          <table:table-cell table:formula="of:=IF(OR([.$J135]=[.AQ$1];[.$K135]=[.AQ$1];[.$L135]=[.AQ$1];[.$M135]=[.AQ$1];[.$N135]);[.$A135];&quot;&quot;)">
            <text:p/>
          </table:table-cell>
          <table:table-cell table:formula="of:=IF(OR([.$J135]=[.AR$1];[.$K135]=[.AR$1];[.$L135]=[.AR$1];[.$M135]=[.AR$1];[.$N135]);[.$A135];&quot;&quot;)">
            <text:p/>
          </table:table-cell>
          <table:table-cell/>
          <table:table-cell table:formula="of:=IF([.$E135]=[.AT$1];[.$A135];&quot;&quot;)">
            <text:p/>
          </table:table-cell>
          <table:table-cell table:formula="of:=IF([.$E135]=[.AU$1];[.$A135];&quot;&quot;)">
            <text:p/>
          </table:table-cell>
          <table:table-cell table:formula="of:=IF([.$E135]=[.AV$1];[.$A135];&quot;&quot;)">
            <text:p/>
          </table:table-cell>
          <table:table-cell table:formula="of:=IF([.$E135]=[.AW$1];[.$A135];&quot;&quot;)">
            <text:p/>
          </table:table-cell>
          <table:table-cell table:formula="of:=IF([.$E135]=[.AX$1];[.$A135];&quot;&quot;)">
            <text:p/>
          </table:table-cell>
          <table:table-cell table:formula="of:=IF([.$E135]=[.AY$1];[.$A135];&quot;&quot;)">
            <text:p/>
          </table:table-cell>
          <table:table-cell table:formula="of:=IF([.$E135]=[.AZ$1];[.$A135];&quot;&quot;)">
            <text:p/>
          </table:table-cell>
          <table:table-cell table:formula="of:=IF([.$E135]=[.BA$1];[.$A135];&quot;&quot;)">
            <text:p/>
          </table:table-cell>
          <table:table-cell table:formula="of:=IF([.$E135]=[.BB$1];[.$A135];&quot;&quot;)" office:value-type="float" office:value="134" calcext:value-type="float">
            <text:p>134</text:p>
          </table:table-cell>
          <table:table-cell table:formula="of:=IF([.$E135]=[.BC$1];[.$A135];&quot;&quot;)">
            <text:p/>
          </table:table-cell>
          <table:table-cell table:formula="of:=IF([.$E135]=[.BD$1];[.$A135];&quot;&quot;)">
            <text:p/>
          </table:table-cell>
          <table:table-cell table:formula="of:=IF([.$E135]=[.BE$1];[.$A135];&quot;&quot;)">
            <text:p/>
          </table:table-cell>
          <table:table-cell table:formula="of:=IF([.$E135]=[.BF$1];[.$A135];&quot;&quot;)">
            <text:p/>
          </table:table-cell>
          <table:table-cell table:formula="of:=IF([.$E135]=[.BG$1];[.$A135];&quot;&quot;)">
            <text:p/>
          </table:table-cell>
          <table:table-cell table:formula="of:=IF([.$E135]=[.BH$1];[.$A135];&quot;&quot;)">
            <text:p/>
          </table:table-cell>
          <table:table-cell table:formula="of:=IF([.$E135]=[.BI$1];[.$A135];&quot;&quot;)">
            <text:p/>
          </table:table-cell>
          <table:table-cell table:formula="of:=IF([.$E135]=[.BJ$1];[.$A135];&quot;&quot;)">
            <text:p/>
          </table:table-cell>
          <table:table-cell table:formula="of:=IF([.$E135]=[.BK$1];[.$A135];&quot;&quot;)">
            <text:p/>
          </table:table-cell>
          <table:table-cell table:formula="of:=IF([.$E135]=[.BL$1];[.$A135];&quot;&quot;)">
            <text:p/>
          </table:table-cell>
          <table:table-cell table:formula="of:=IF([.$E135]=[.BM$1];[.$A135];&quot;&quot;)">
            <text:p/>
          </table:table-cell>
          <table:table-cell table:formula="of:=IF([.$E135]=[.BN$1];[.$A135];&quot;&quot;)">
            <text:p/>
          </table:table-cell>
          <table:table-cell table:formula="of:=IF([.$E135]=[.BO$1];[.$A135];&quot;&quot;)">
            <text:p/>
          </table:table-cell>
          <table:table-cell table:formula="of:=IF([.$E135]=[.BP$1];[.$A135];&quot;&quot;)">
            <text:p/>
          </table:table-cell>
          <table:table-cell table:formula="of:=IF([.$E135]=[.BQ$1];[.$A135];&quot;&quot;)">
            <text:p/>
          </table:table-cell>
          <table:table-cell table:formula="of:=IF([.$E135]=[.BR$1];[.$A135];&quot;&quot;)">
            <text:p/>
          </table:table-cell>
          <table:table-cell table:formula="of:=IF([.$E135]=[.BS$1];[.$A135];&quot;&quot;)">
            <text:p/>
          </table:table-cell>
          <table:table-cell table:formula="of:=IF([.$E135]=[.BT$1];[.$A135];&quot;&quot;)">
            <text:p/>
          </table:table-cell>
          <table:table-cell table:formula="of:=IF([.$E135]=[.BU$1];[.$A135];&quot;&quot;)">
            <text:p/>
          </table:table-cell>
          <table:table-cell table:formula="of:=IF([.$E135]=[.BV$1];[.$A135];&quot;&quot;)">
            <text:p/>
          </table:table-cell>
          <table:table-cell table:formula="of:=IF([.$E135]=[.BW$1];[.$A135];&quot;&quot;)">
            <text:p/>
          </table:table-cell>
          <table:table-cell table:formula="of:=IF([.$E135]=[.BX$1];[.$A135];&quot;&quot;)">
            <text:p/>
          </table:table-cell>
          <table:table-cell table:formula="of:=IF([.$E135]=[.BY$1];[.$A135];&quot;&quot;)">
            <text:p/>
          </table:table-cell>
          <table:table-cell table:formula="of:=IF([.$E135]=[.BZ$1];[.$A135];&quot;&quot;)">
            <text:p/>
          </table:table-cell>
          <table:table-cell table:formula="of:=IF([.$E135]=[.CA$1];[.$A135];&quot;&quot;)">
            <text:p/>
          </table:table-cell>
          <table:table-cell table:formula="of:=IF([.$E135]=[.CB$1];[.$A135];&quot;&quot;)">
            <text:p/>
          </table:table-cell>
          <table:table-cell table:formula="of:=IF([.$E135]=[.CC$1];[.$A135];&quot;&quot;)">
            <text:p/>
          </table:table-cell>
          <table:table-cell table:formula="of:=IF([.$E135]=[.CD$1];[.$A135];&quot;&quot;)">
            <text:p/>
          </table:table-cell>
          <table:table-cell table:formula="of:=IF([.$E135]=[.CE$1];[.$A135];&quot;&quot;)">
            <text:p/>
          </table:table-cell>
          <table:table-cell table:formula="of:=IF([.$E135]=[.CF$1];[.$A135];&quot;&quot;)">
            <text:p/>
          </table:table-cell>
          <table:table-cell table:formula="of:=IF([.$E135]=[.CG$1];[.$A135];&quot;&quot;)">
            <text:p/>
          </table:table-cell>
          <table:table-cell table:formula="of:=IF([.$E135]=[.CH$1];[.$A135];&quot;&quot;)">
            <text:p/>
          </table:table-cell>
          <table:table-cell table:formula="of:=IF([.$E135]=[.CI$1];[.$A135];&quot;&quot;)">
            <text:p/>
          </table:table-cell>
          <table:table-cell table:formula="of:=IF([.$E135]=[.CJ$1];[.$A135];&quot;&quot;)">
            <text:p/>
          </table:table-cell>
          <table:table-cell table:formula="of:=IF([.$E135]=[.CK$1];[.$A135];&quot;&quot;)">
            <text:p/>
          </table:table-cell>
          <table:table-cell table:formula="of:=IF([.$E135]=[.CL$1];[.$A135];&quot;&quot;)">
            <text:p/>
          </table:table-cell>
          <table:table-cell table:formula="of:=IF([.$E135]=[.CM$1];[.$A135];&quot;&quot;)">
            <text:p/>
          </table:table-cell>
          <table:table-cell table:formula="of:=IF([.$E135]=[.CN$1];[.$A135];&quot;&quot;)">
            <text:p/>
          </table:table-cell>
          <table:table-cell table:formula="of:=IF([.$E135]=[.CO$1];[.$A135];&quot;&quot;)">
            <text:p/>
          </table:table-cell>
          <table:table-cell table:formula="of:=IF([.$E135]=[.CP$1];[.$A135];&quot;&quot;)">
            <text:p/>
          </table:table-cell>
          <table:table-cell table:formula="of:=IF([.$E135]=[.CQ$1];[.$A13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written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John C. Kelley</text:p>
          </table:table-cell>
          <table:table-cell office:value-type="float" office:value="10.78" calcext:value-type="float">
            <text:p>10.78</text:p>
          </table:table-cell>
          <table:table-cell office:value-type="float" office:value="25" calcext:value-type="float">
            <text:p>25</text:p>
          </table:table-cell>
          <table:table-cell office:value-type="date" office:date-value="2010-10-04" calcext:value-type="date">
            <text:p>2010-10-04</text:p>
          </table:table-cell>
          <table:table-cell office:value-type="string" calcext:value-type="string">
            <text:p>John C. Kelley</text:p>
          </table:table-cell>
          <table:table-cell table:number-columns-repeated="4"/>
          <table:table-cell table:formula="of:=IF(OR([.$J136]=[.O$1];[.$K136]=[.O$1];[.$L136]=[.O$1];[.$M136]=[.O$1];[.$N136]);[.$A136];&quot;&quot;)">
            <text:p/>
          </table:table-cell>
          <table:table-cell table:formula="of:=IF(OR([.$J136]=[.P$1];[.$K136]=[.P$1];[.$L136]=[.P$1];[.$M136]=[.P$1];[.$N136]);[.$A136];&quot;&quot;)">
            <text:p/>
          </table:table-cell>
          <table:table-cell table:formula="of:=IF(OR([.$J136]=[.Q$1];[.$K136]=[.Q$1];[.$L136]=[.Q$1];[.$M136]=[.Q$1];[.$N136]);[.$A136];&quot;&quot;)">
            <text:p/>
          </table:table-cell>
          <table:table-cell table:formula="of:=IF(OR([.$J136]=[.R$1];[.$K136]=[.R$1];[.$L136]=[.R$1];[.$M136]=[.R$1];[.$N136]);[.$A136];&quot;&quot;)">
            <text:p/>
          </table:table-cell>
          <table:table-cell table:formula="of:=IF(OR([.$J136]=[.S$1];[.$K136]=[.S$1];[.$L136]=[.S$1];[.$M136]=[.S$1];[.$N136]);[.$A136];&quot;&quot;)">
            <text:p/>
          </table:table-cell>
          <table:table-cell table:formula="of:=IF(OR([.$J136]=[.T$1];[.$K136]=[.T$1];[.$L136]=[.T$1];[.$M136]=[.T$1];[.$N136]);[.$A136];&quot;&quot;)">
            <text:p/>
          </table:table-cell>
          <table:table-cell table:formula="of:=IF(OR([.$J136]=[.U$1];[.$K136]=[.U$1];[.$L136]=[.U$1];[.$M136]=[.U$1];[.$N136]);[.$A136];&quot;&quot;)">
            <text:p/>
          </table:table-cell>
          <table:table-cell table:formula="of:=IF(OR([.$J136]=[.V$1];[.$K136]=[.V$1];[.$L136]=[.V$1];[.$M136]=[.V$1];[.$N136]);[.$A136];&quot;&quot;)">
            <text:p/>
          </table:table-cell>
          <table:table-cell table:formula="of:=IF(OR([.$J136]=[.W$1];[.$K136]=[.W$1];[.$L136]=[.W$1];[.$M136]=[.W$1];[.$N136]);[.$A136];&quot;&quot;)">
            <text:p/>
          </table:table-cell>
          <table:table-cell table:formula="of:=IF(OR([.$J136]=[.X$1];[.$K136]=[.X$1];[.$L136]=[.X$1];[.$M136]=[.X$1];[.$N136]);[.$A136];&quot;&quot;)">
            <text:p/>
          </table:table-cell>
          <table:table-cell table:formula="of:=IF(OR([.$J136]=[.Y$1];[.$K136]=[.Y$1];[.$L136]=[.Y$1];[.$M136]=[.Y$1];[.$N136]);[.$A136];&quot;&quot;)">
            <text:p/>
          </table:table-cell>
          <table:table-cell table:formula="of:=IF(OR([.$J136]=[.Z$1];[.$K136]=[.Z$1];[.$L136]=[.Z$1];[.$M136]=[.Z$1];[.$N136]);[.$A136];&quot;&quot;)">
            <text:p/>
          </table:table-cell>
          <table:table-cell table:formula="of:=IF(OR([.$J136]=[.AA$1];[.$K136]=[.AA$1];[.$L136]=[.AA$1];[.$M136]=[.AA$1];[.$N136]);[.$A136];&quot;&quot;)">
            <text:p/>
          </table:table-cell>
          <table:table-cell table:formula="of:=IF(OR([.$J136]=[.AB$1];[.$K136]=[.AB$1];[.$L136]=[.AB$1];[.$M136]=[.AB$1];[.$N136]);[.$A136];&quot;&quot;)">
            <text:p/>
          </table:table-cell>
          <table:table-cell table:formula="of:=IF(OR([.$J136]=[.AC$1];[.$K136]=[.AC$1];[.$L136]=[.AC$1];[.$M136]=[.AC$1];[.$N136]);[.$A136];&quot;&quot;)">
            <text:p/>
          </table:table-cell>
          <table:table-cell table:formula="of:=IF(OR([.$J136]=[.AD$1];[.$K136]=[.AD$1];[.$L136]=[.AD$1];[.$M136]=[.AD$1];[.$N136]);[.$A136];&quot;&quot;)">
            <text:p/>
          </table:table-cell>
          <table:table-cell table:formula="of:=IF(OR([.$J136]=[.AE$1];[.$K136]=[.AE$1];[.$L136]=[.AE$1];[.$M136]=[.AE$1];[.$N136]);[.$A136];&quot;&quot;)">
            <text:p/>
          </table:table-cell>
          <table:table-cell table:formula="of:=IF(OR([.$J136]=[.AF$1];[.$K136]=[.AF$1];[.$L136]=[.AF$1];[.$M136]=[.AF$1];[.$N136]);[.$A136];&quot;&quot;)">
            <text:p/>
          </table:table-cell>
          <table:table-cell table:formula="of:=IF(OR([.$J136]=[.AG$1];[.$K136]=[.AG$1];[.$L136]=[.AG$1];[.$M136]=[.AG$1];[.$N136]);[.$A136];&quot;&quot;)">
            <text:p/>
          </table:table-cell>
          <table:table-cell table:formula="of:=IF(OR([.$J136]=[.AH$1];[.$K136]=[.AH$1];[.$L136]=[.AH$1];[.$M136]=[.AH$1];[.$N136]);[.$A136];&quot;&quot;)">
            <text:p/>
          </table:table-cell>
          <table:table-cell table:formula="of:=IF(OR([.$J136]=[.AI$1];[.$K136]=[.AI$1];[.$L136]=[.AI$1];[.$M136]=[.AI$1];[.$N136]);[.$A136];&quot;&quot;)">
            <text:p/>
          </table:table-cell>
          <table:table-cell table:formula="of:=IF(OR([.$J136]=[.AJ$1];[.$K136]=[.AJ$1];[.$L136]=[.AJ$1];[.$M136]=[.AJ$1];[.$N136]);[.$A136];&quot;&quot;)">
            <text:p/>
          </table:table-cell>
          <table:table-cell table:formula="of:=IF(OR([.$J136]=[.AK$1];[.$K136]=[.AK$1];[.$L136]=[.AK$1];[.$M136]=[.AK$1];[.$N136]);[.$A136];&quot;&quot;)">
            <text:p/>
          </table:table-cell>
          <table:table-cell table:formula="of:=IF(OR([.$J136]=[.AL$1];[.$K136]=[.AL$1];[.$L136]=[.AL$1];[.$M136]=[.AL$1];[.$N136]);[.$A136];&quot;&quot;)">
            <text:p/>
          </table:table-cell>
          <table:table-cell table:formula="of:=IF(OR([.$J136]=[.AM$1];[.$K136]=[.AM$1];[.$L136]=[.AM$1];[.$M136]=[.AM$1];[.$N136]);[.$A136];&quot;&quot;)" office:value-type="float" office:value="135" calcext:value-type="float">
            <text:p>135</text:p>
          </table:table-cell>
          <table:table-cell table:formula="of:=IF(OR([.$J136]=[.AN$1];[.$K136]=[.AN$1];[.$L136]=[.AN$1];[.$M136]=[.AN$1];[.$N136]);[.$A136];&quot;&quot;)">
            <text:p/>
          </table:table-cell>
          <table:table-cell table:formula="of:=IF(OR([.$J136]=[.AO$1];[.$K136]=[.AO$1];[.$L136]=[.AO$1];[.$M136]=[.AO$1];[.$N136]);[.$A136];&quot;&quot;)">
            <text:p/>
          </table:table-cell>
          <table:table-cell table:formula="of:=IF(OR([.$J136]=[.AP$1];[.$K136]=[.AP$1];[.$L136]=[.AP$1];[.$M136]=[.AP$1];[.$N136]);[.$A136];&quot;&quot;)">
            <text:p/>
          </table:table-cell>
          <table:table-cell table:formula="of:=IF(OR([.$J136]=[.AQ$1];[.$K136]=[.AQ$1];[.$L136]=[.AQ$1];[.$M136]=[.AQ$1];[.$N136]);[.$A136];&quot;&quot;)">
            <text:p/>
          </table:table-cell>
          <table:table-cell table:formula="of:=IF(OR([.$J136]=[.AR$1];[.$K136]=[.AR$1];[.$L136]=[.AR$1];[.$M136]=[.AR$1];[.$N136]);[.$A136];&quot;&quot;)">
            <text:p/>
          </table:table-cell>
          <table:table-cell/>
          <table:table-cell table:formula="of:=IF([.$E136]=[.AT$1];[.$A136];&quot;&quot;)">
            <text:p/>
          </table:table-cell>
          <table:table-cell table:formula="of:=IF([.$E136]=[.AU$1];[.$A136];&quot;&quot;)">
            <text:p/>
          </table:table-cell>
          <table:table-cell table:formula="of:=IF([.$E136]=[.AV$1];[.$A136];&quot;&quot;)">
            <text:p/>
          </table:table-cell>
          <table:table-cell table:formula="of:=IF([.$E136]=[.AW$1];[.$A136];&quot;&quot;)" office:value-type="float" office:value="135" calcext:value-type="float">
            <text:p>135</text:p>
          </table:table-cell>
          <table:table-cell table:formula="of:=IF([.$E136]=[.AX$1];[.$A136];&quot;&quot;)">
            <text:p/>
          </table:table-cell>
          <table:table-cell table:formula="of:=IF([.$E136]=[.AY$1];[.$A136];&quot;&quot;)">
            <text:p/>
          </table:table-cell>
          <table:table-cell table:formula="of:=IF([.$E136]=[.AZ$1];[.$A136];&quot;&quot;)">
            <text:p/>
          </table:table-cell>
          <table:table-cell table:formula="of:=IF([.$E136]=[.BA$1];[.$A136];&quot;&quot;)">
            <text:p/>
          </table:table-cell>
          <table:table-cell table:formula="of:=IF([.$E136]=[.BB$1];[.$A136];&quot;&quot;)">
            <text:p/>
          </table:table-cell>
          <table:table-cell table:formula="of:=IF([.$E136]=[.BC$1];[.$A136];&quot;&quot;)">
            <text:p/>
          </table:table-cell>
          <table:table-cell table:formula="of:=IF([.$E136]=[.BD$1];[.$A136];&quot;&quot;)">
            <text:p/>
          </table:table-cell>
          <table:table-cell table:formula="of:=IF([.$E136]=[.BE$1];[.$A136];&quot;&quot;)">
            <text:p/>
          </table:table-cell>
          <table:table-cell table:formula="of:=IF([.$E136]=[.BF$1];[.$A136];&quot;&quot;)">
            <text:p/>
          </table:table-cell>
          <table:table-cell table:formula="of:=IF([.$E136]=[.BG$1];[.$A136];&quot;&quot;)">
            <text:p/>
          </table:table-cell>
          <table:table-cell table:formula="of:=IF([.$E136]=[.BH$1];[.$A136];&quot;&quot;)">
            <text:p/>
          </table:table-cell>
          <table:table-cell table:formula="of:=IF([.$E136]=[.BI$1];[.$A136];&quot;&quot;)">
            <text:p/>
          </table:table-cell>
          <table:table-cell table:formula="of:=IF([.$E136]=[.BJ$1];[.$A136];&quot;&quot;)">
            <text:p/>
          </table:table-cell>
          <table:table-cell table:formula="of:=IF([.$E136]=[.BK$1];[.$A136];&quot;&quot;)">
            <text:p/>
          </table:table-cell>
          <table:table-cell table:formula="of:=IF([.$E136]=[.BL$1];[.$A136];&quot;&quot;)">
            <text:p/>
          </table:table-cell>
          <table:table-cell table:formula="of:=IF([.$E136]=[.BM$1];[.$A136];&quot;&quot;)">
            <text:p/>
          </table:table-cell>
          <table:table-cell table:formula="of:=IF([.$E136]=[.BN$1];[.$A136];&quot;&quot;)">
            <text:p/>
          </table:table-cell>
          <table:table-cell table:formula="of:=IF([.$E136]=[.BO$1];[.$A136];&quot;&quot;)">
            <text:p/>
          </table:table-cell>
          <table:table-cell table:formula="of:=IF([.$E136]=[.BP$1];[.$A136];&quot;&quot;)">
            <text:p/>
          </table:table-cell>
          <table:table-cell table:formula="of:=IF([.$E136]=[.BQ$1];[.$A136];&quot;&quot;)">
            <text:p/>
          </table:table-cell>
          <table:table-cell table:formula="of:=IF([.$E136]=[.BR$1];[.$A136];&quot;&quot;)">
            <text:p/>
          </table:table-cell>
          <table:table-cell table:formula="of:=IF([.$E136]=[.BS$1];[.$A136];&quot;&quot;)">
            <text:p/>
          </table:table-cell>
          <table:table-cell table:formula="of:=IF([.$E136]=[.BT$1];[.$A136];&quot;&quot;)">
            <text:p/>
          </table:table-cell>
          <table:table-cell table:formula="of:=IF([.$E136]=[.BU$1];[.$A136];&quot;&quot;)">
            <text:p/>
          </table:table-cell>
          <table:table-cell table:formula="of:=IF([.$E136]=[.BV$1];[.$A136];&quot;&quot;)">
            <text:p/>
          </table:table-cell>
          <table:table-cell table:formula="of:=IF([.$E136]=[.BW$1];[.$A136];&quot;&quot;)">
            <text:p/>
          </table:table-cell>
          <table:table-cell table:formula="of:=IF([.$E136]=[.BX$1];[.$A136];&quot;&quot;)">
            <text:p/>
          </table:table-cell>
          <table:table-cell table:formula="of:=IF([.$E136]=[.BY$1];[.$A136];&quot;&quot;)">
            <text:p/>
          </table:table-cell>
          <table:table-cell table:formula="of:=IF([.$E136]=[.BZ$1];[.$A136];&quot;&quot;)">
            <text:p/>
          </table:table-cell>
          <table:table-cell table:formula="of:=IF([.$E136]=[.CA$1];[.$A136];&quot;&quot;)">
            <text:p/>
          </table:table-cell>
          <table:table-cell table:formula="of:=IF([.$E136]=[.CB$1];[.$A136];&quot;&quot;)">
            <text:p/>
          </table:table-cell>
          <table:table-cell table:formula="of:=IF([.$E136]=[.CC$1];[.$A136];&quot;&quot;)">
            <text:p/>
          </table:table-cell>
          <table:table-cell table:formula="of:=IF([.$E136]=[.CD$1];[.$A136];&quot;&quot;)">
            <text:p/>
          </table:table-cell>
          <table:table-cell table:formula="of:=IF([.$E136]=[.CE$1];[.$A136];&quot;&quot;)">
            <text:p/>
          </table:table-cell>
          <table:table-cell table:formula="of:=IF([.$E136]=[.CF$1];[.$A136];&quot;&quot;)">
            <text:p/>
          </table:table-cell>
          <table:table-cell table:formula="of:=IF([.$E136]=[.CG$1];[.$A136];&quot;&quot;)">
            <text:p/>
          </table:table-cell>
          <table:table-cell table:formula="of:=IF([.$E136]=[.CH$1];[.$A136];&quot;&quot;)">
            <text:p/>
          </table:table-cell>
          <table:table-cell table:formula="of:=IF([.$E136]=[.CI$1];[.$A136];&quot;&quot;)">
            <text:p/>
          </table:table-cell>
          <table:table-cell table:formula="of:=IF([.$E136]=[.CJ$1];[.$A136];&quot;&quot;)">
            <text:p/>
          </table:table-cell>
          <table:table-cell table:formula="of:=IF([.$E136]=[.CK$1];[.$A136];&quot;&quot;)">
            <text:p/>
          </table:table-cell>
          <table:table-cell table:formula="of:=IF([.$E136]=[.CL$1];[.$A136];&quot;&quot;)">
            <text:p/>
          </table:table-cell>
          <table:table-cell table:formula="of:=IF([.$E136]=[.CM$1];[.$A136];&quot;&quot;)">
            <text:p/>
          </table:table-cell>
          <table:table-cell table:formula="of:=IF([.$E136]=[.CN$1];[.$A136];&quot;&quot;)">
            <text:p/>
          </table:table-cell>
          <table:table-cell table:formula="of:=IF([.$E136]=[.CO$1];[.$A136];&quot;&quot;)">
            <text:p/>
          </table:table-cell>
          <table:table-cell table:formula="of:=IF([.$E136]=[.CP$1];[.$A136];&quot;&quot;)">
            <text:p/>
          </table:table-cell>
          <table:table-cell table:formula="of:=IF([.$E136]=[.CQ$1];[.$A13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sage Therapy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Peter Blake</text:p>
          </table:table-cell>
          <table:table-cell office:value-type="float" office:value="9.69" calcext:value-type="float">
            <text:p>9.69</text:p>
          </table:table-cell>
          <table:table-cell/>
          <table:table-cell office:value-type="date" office:date-value="2010-10-11" calcext:value-type="date">
            <text:p>2010-10-11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137]=[.O$1];[.$K137]=[.O$1];[.$L137]=[.O$1];[.$M137]=[.O$1];[.$N137]);[.$A137];&quot;&quot;)">
            <text:p/>
          </table:table-cell>
          <table:table-cell table:formula="of:=IF(OR([.$J137]=[.P$1];[.$K137]=[.P$1];[.$L137]=[.P$1];[.$M137]=[.P$1];[.$N137]);[.$A137];&quot;&quot;)">
            <text:p/>
          </table:table-cell>
          <table:table-cell table:formula="of:=IF(OR([.$J137]=[.Q$1];[.$K137]=[.Q$1];[.$L137]=[.Q$1];[.$M137]=[.Q$1];[.$N137]);[.$A137];&quot;&quot;)" office:value-type="float" office:value="136" calcext:value-type="float">
            <text:p>136</text:p>
          </table:table-cell>
          <table:table-cell table:formula="of:=IF(OR([.$J137]=[.R$1];[.$K137]=[.R$1];[.$L137]=[.R$1];[.$M137]=[.R$1];[.$N137]);[.$A137];&quot;&quot;)">
            <text:p/>
          </table:table-cell>
          <table:table-cell table:formula="of:=IF(OR([.$J137]=[.S$1];[.$K137]=[.S$1];[.$L137]=[.S$1];[.$M137]=[.S$1];[.$N137]);[.$A137];&quot;&quot;)">
            <text:p/>
          </table:table-cell>
          <table:table-cell table:formula="of:=IF(OR([.$J137]=[.T$1];[.$K137]=[.T$1];[.$L137]=[.T$1];[.$M137]=[.T$1];[.$N137]);[.$A137];&quot;&quot;)">
            <text:p/>
          </table:table-cell>
          <table:table-cell table:formula="of:=IF(OR([.$J137]=[.U$1];[.$K137]=[.U$1];[.$L137]=[.U$1];[.$M137]=[.U$1];[.$N137]);[.$A137];&quot;&quot;)">
            <text:p/>
          </table:table-cell>
          <table:table-cell table:formula="of:=IF(OR([.$J137]=[.V$1];[.$K137]=[.V$1];[.$L137]=[.V$1];[.$M137]=[.V$1];[.$N137]);[.$A137];&quot;&quot;)">
            <text:p/>
          </table:table-cell>
          <table:table-cell table:formula="of:=IF(OR([.$J137]=[.W$1];[.$K137]=[.W$1];[.$L137]=[.W$1];[.$M137]=[.W$1];[.$N137]);[.$A137];&quot;&quot;)">
            <text:p/>
          </table:table-cell>
          <table:table-cell table:formula="of:=IF(OR([.$J137]=[.X$1];[.$K137]=[.X$1];[.$L137]=[.X$1];[.$M137]=[.X$1];[.$N137]);[.$A137];&quot;&quot;)">
            <text:p/>
          </table:table-cell>
          <table:table-cell table:formula="of:=IF(OR([.$J137]=[.Y$1];[.$K137]=[.Y$1];[.$L137]=[.Y$1];[.$M137]=[.Y$1];[.$N137]);[.$A137];&quot;&quot;)">
            <text:p/>
          </table:table-cell>
          <table:table-cell table:formula="of:=IF(OR([.$J137]=[.Z$1];[.$K137]=[.Z$1];[.$L137]=[.Z$1];[.$M137]=[.Z$1];[.$N137]);[.$A137];&quot;&quot;)">
            <text:p/>
          </table:table-cell>
          <table:table-cell table:formula="of:=IF(OR([.$J137]=[.AA$1];[.$K137]=[.AA$1];[.$L137]=[.AA$1];[.$M137]=[.AA$1];[.$N137]);[.$A137];&quot;&quot;)">
            <text:p/>
          </table:table-cell>
          <table:table-cell table:formula="of:=IF(OR([.$J137]=[.AB$1];[.$K137]=[.AB$1];[.$L137]=[.AB$1];[.$M137]=[.AB$1];[.$N137]);[.$A137];&quot;&quot;)">
            <text:p/>
          </table:table-cell>
          <table:table-cell table:formula="of:=IF(OR([.$J137]=[.AC$1];[.$K137]=[.AC$1];[.$L137]=[.AC$1];[.$M137]=[.AC$1];[.$N137]);[.$A137];&quot;&quot;)">
            <text:p/>
          </table:table-cell>
          <table:table-cell table:formula="of:=IF(OR([.$J137]=[.AD$1];[.$K137]=[.AD$1];[.$L137]=[.AD$1];[.$M137]=[.AD$1];[.$N137]);[.$A137];&quot;&quot;)">
            <text:p/>
          </table:table-cell>
          <table:table-cell table:formula="of:=IF(OR([.$J137]=[.AE$1];[.$K137]=[.AE$1];[.$L137]=[.AE$1];[.$M137]=[.AE$1];[.$N137]);[.$A137];&quot;&quot;)">
            <text:p/>
          </table:table-cell>
          <table:table-cell table:formula="of:=IF(OR([.$J137]=[.AF$1];[.$K137]=[.AF$1];[.$L137]=[.AF$1];[.$M137]=[.AF$1];[.$N137]);[.$A137];&quot;&quot;)">
            <text:p/>
          </table:table-cell>
          <table:table-cell table:formula="of:=IF(OR([.$J137]=[.AG$1];[.$K137]=[.AG$1];[.$L137]=[.AG$1];[.$M137]=[.AG$1];[.$N137]);[.$A137];&quot;&quot;)">
            <text:p/>
          </table:table-cell>
          <table:table-cell table:formula="of:=IF(OR([.$J137]=[.AH$1];[.$K137]=[.AH$1];[.$L137]=[.AH$1];[.$M137]=[.AH$1];[.$N137]);[.$A137];&quot;&quot;)">
            <text:p/>
          </table:table-cell>
          <table:table-cell table:formula="of:=IF(OR([.$J137]=[.AI$1];[.$K137]=[.AI$1];[.$L137]=[.AI$1];[.$M137]=[.AI$1];[.$N137]);[.$A137];&quot;&quot;)">
            <text:p/>
          </table:table-cell>
          <table:table-cell table:formula="of:=IF(OR([.$J137]=[.AJ$1];[.$K137]=[.AJ$1];[.$L137]=[.AJ$1];[.$M137]=[.AJ$1];[.$N137]);[.$A137];&quot;&quot;)">
            <text:p/>
          </table:table-cell>
          <table:table-cell table:formula="of:=IF(OR([.$J137]=[.AK$1];[.$K137]=[.AK$1];[.$L137]=[.AK$1];[.$M137]=[.AK$1];[.$N137]);[.$A137];&quot;&quot;)">
            <text:p/>
          </table:table-cell>
          <table:table-cell table:formula="of:=IF(OR([.$J137]=[.AL$1];[.$K137]=[.AL$1];[.$L137]=[.AL$1];[.$M137]=[.AL$1];[.$N137]);[.$A137];&quot;&quot;)">
            <text:p/>
          </table:table-cell>
          <table:table-cell table:formula="of:=IF(OR([.$J137]=[.AM$1];[.$K137]=[.AM$1];[.$L137]=[.AM$1];[.$M137]=[.AM$1];[.$N137]);[.$A137];&quot;&quot;)">
            <text:p/>
          </table:table-cell>
          <table:table-cell table:formula="of:=IF(OR([.$J137]=[.AN$1];[.$K137]=[.AN$1];[.$L137]=[.AN$1];[.$M137]=[.AN$1];[.$N137]);[.$A137];&quot;&quot;)">
            <text:p/>
          </table:table-cell>
          <table:table-cell table:formula="of:=IF(OR([.$J137]=[.AO$1];[.$K137]=[.AO$1];[.$L137]=[.AO$1];[.$M137]=[.AO$1];[.$N137]);[.$A137];&quot;&quot;)">
            <text:p/>
          </table:table-cell>
          <table:table-cell table:formula="of:=IF(OR([.$J137]=[.AP$1];[.$K137]=[.AP$1];[.$L137]=[.AP$1];[.$M137]=[.AP$1];[.$N137]);[.$A137];&quot;&quot;)">
            <text:p/>
          </table:table-cell>
          <table:table-cell table:formula="of:=IF(OR([.$J137]=[.AQ$1];[.$K137]=[.AQ$1];[.$L137]=[.AQ$1];[.$M137]=[.AQ$1];[.$N137]);[.$A137];&quot;&quot;)">
            <text:p/>
          </table:table-cell>
          <table:table-cell table:formula="of:=IF(OR([.$J137]=[.AR$1];[.$K137]=[.AR$1];[.$L137]=[.AR$1];[.$M137]=[.AR$1];[.$N137]);[.$A137];&quot;&quot;)">
            <text:p/>
          </table:table-cell>
          <table:table-cell/>
          <table:table-cell table:formula="of:=IF([.$E137]=[.AT$1];[.$A137];&quot;&quot;)">
            <text:p/>
          </table:table-cell>
          <table:table-cell table:formula="of:=IF([.$E137]=[.AU$1];[.$A137];&quot;&quot;)">
            <text:p/>
          </table:table-cell>
          <table:table-cell table:formula="of:=IF([.$E137]=[.AV$1];[.$A137];&quot;&quot;)">
            <text:p/>
          </table:table-cell>
          <table:table-cell table:formula="of:=IF([.$E137]=[.AW$1];[.$A137];&quot;&quot;)">
            <text:p/>
          </table:table-cell>
          <table:table-cell table:formula="of:=IF([.$E137]=[.AX$1];[.$A137];&quot;&quot;)">
            <text:p/>
          </table:table-cell>
          <table:table-cell table:formula="of:=IF([.$E137]=[.AY$1];[.$A137];&quot;&quot;)">
            <text:p/>
          </table:table-cell>
          <table:table-cell table:formula="of:=IF([.$E137]=[.AZ$1];[.$A137];&quot;&quot;)">
            <text:p/>
          </table:table-cell>
          <table:table-cell table:formula="of:=IF([.$E137]=[.BA$1];[.$A137];&quot;&quot;)">
            <text:p/>
          </table:table-cell>
          <table:table-cell table:formula="of:=IF([.$E137]=[.BB$1];[.$A137];&quot;&quot;)">
            <text:p/>
          </table:table-cell>
          <table:table-cell table:formula="of:=IF([.$E137]=[.BC$1];[.$A137];&quot;&quot;)">
            <text:p/>
          </table:table-cell>
          <table:table-cell table:formula="of:=IF([.$E137]=[.BD$1];[.$A137];&quot;&quot;)">
            <text:p/>
          </table:table-cell>
          <table:table-cell table:formula="of:=IF([.$E137]=[.BE$1];[.$A137];&quot;&quot;)">
            <text:p/>
          </table:table-cell>
          <table:table-cell table:formula="of:=IF([.$E137]=[.BF$1];[.$A137];&quot;&quot;)">
            <text:p/>
          </table:table-cell>
          <table:table-cell table:formula="of:=IF([.$E137]=[.BG$1];[.$A137];&quot;&quot;)">
            <text:p/>
          </table:table-cell>
          <table:table-cell table:formula="of:=IF([.$E137]=[.BH$1];[.$A137];&quot;&quot;)">
            <text:p/>
          </table:table-cell>
          <table:table-cell table:formula="of:=IF([.$E137]=[.BI$1];[.$A137];&quot;&quot;)">
            <text:p/>
          </table:table-cell>
          <table:table-cell table:formula="of:=IF([.$E137]=[.BJ$1];[.$A137];&quot;&quot;)">
            <text:p/>
          </table:table-cell>
          <table:table-cell table:formula="of:=IF([.$E137]=[.BK$1];[.$A137];&quot;&quot;)">
            <text:p/>
          </table:table-cell>
          <table:table-cell table:formula="of:=IF([.$E137]=[.BL$1];[.$A137];&quot;&quot;)">
            <text:p/>
          </table:table-cell>
          <table:table-cell table:formula="of:=IF([.$E137]=[.BM$1];[.$A137];&quot;&quot;)">
            <text:p/>
          </table:table-cell>
          <table:table-cell table:formula="of:=IF([.$E137]=[.BN$1];[.$A137];&quot;&quot;)">
            <text:p/>
          </table:table-cell>
          <table:table-cell table:formula="of:=IF([.$E137]=[.BO$1];[.$A137];&quot;&quot;)">
            <text:p/>
          </table:table-cell>
          <table:table-cell table:formula="of:=IF([.$E137]=[.BP$1];[.$A137];&quot;&quot;)">
            <text:p/>
          </table:table-cell>
          <table:table-cell table:formula="of:=IF([.$E137]=[.BQ$1];[.$A137];&quot;&quot;)">
            <text:p/>
          </table:table-cell>
          <table:table-cell table:formula="of:=IF([.$E137]=[.BR$1];[.$A137];&quot;&quot;)">
            <text:p/>
          </table:table-cell>
          <table:table-cell table:formula="of:=IF([.$E137]=[.BS$1];[.$A137];&quot;&quot;)">
            <text:p/>
          </table:table-cell>
          <table:table-cell table:formula="of:=IF([.$E137]=[.BT$1];[.$A137];&quot;&quot;)">
            <text:p/>
          </table:table-cell>
          <table:table-cell table:formula="of:=IF([.$E137]=[.BU$1];[.$A137];&quot;&quot;)">
            <text:p/>
          </table:table-cell>
          <table:table-cell table:formula="of:=IF([.$E137]=[.BV$1];[.$A137];&quot;&quot;)">
            <text:p/>
          </table:table-cell>
          <table:table-cell table:formula="of:=IF([.$E137]=[.BW$1];[.$A137];&quot;&quot;)">
            <text:p/>
          </table:table-cell>
          <table:table-cell table:formula="of:=IF([.$E137]=[.BX$1];[.$A137];&quot;&quot;)">
            <text:p/>
          </table:table-cell>
          <table:table-cell table:formula="of:=IF([.$E137]=[.BY$1];[.$A137];&quot;&quot;)">
            <text:p/>
          </table:table-cell>
          <table:table-cell table:formula="of:=IF([.$E137]=[.BZ$1];[.$A137];&quot;&quot;)">
            <text:p/>
          </table:table-cell>
          <table:table-cell table:formula="of:=IF([.$E137]=[.CA$1];[.$A137];&quot;&quot;)">
            <text:p/>
          </table:table-cell>
          <table:table-cell table:formula="of:=IF([.$E137]=[.CB$1];[.$A137];&quot;&quot;)" office:value-type="float" office:value="136" calcext:value-type="float">
            <text:p>136</text:p>
          </table:table-cell>
          <table:table-cell table:formula="of:=IF([.$E137]=[.CC$1];[.$A137];&quot;&quot;)">
            <text:p/>
          </table:table-cell>
          <table:table-cell table:formula="of:=IF([.$E137]=[.CD$1];[.$A137];&quot;&quot;)">
            <text:p/>
          </table:table-cell>
          <table:table-cell table:formula="of:=IF([.$E137]=[.CE$1];[.$A137];&quot;&quot;)">
            <text:p/>
          </table:table-cell>
          <table:table-cell table:formula="of:=IF([.$E137]=[.CF$1];[.$A137];&quot;&quot;)">
            <text:p/>
          </table:table-cell>
          <table:table-cell table:formula="of:=IF([.$E137]=[.CG$1];[.$A137];&quot;&quot;)">
            <text:p/>
          </table:table-cell>
          <table:table-cell table:formula="of:=IF([.$E137]=[.CH$1];[.$A137];&quot;&quot;)">
            <text:p/>
          </table:table-cell>
          <table:table-cell table:formula="of:=IF([.$E137]=[.CI$1];[.$A137];&quot;&quot;)">
            <text:p/>
          </table:table-cell>
          <table:table-cell table:formula="of:=IF([.$E137]=[.CJ$1];[.$A137];&quot;&quot;)">
            <text:p/>
          </table:table-cell>
          <table:table-cell table:formula="of:=IF([.$E137]=[.CK$1];[.$A137];&quot;&quot;)">
            <text:p/>
          </table:table-cell>
          <table:table-cell table:formula="of:=IF([.$E137]=[.CL$1];[.$A137];&quot;&quot;)">
            <text:p/>
          </table:table-cell>
          <table:table-cell table:formula="of:=IF([.$E137]=[.CM$1];[.$A137];&quot;&quot;)">
            <text:p/>
          </table:table-cell>
          <table:table-cell table:formula="of:=IF([.$E137]=[.CN$1];[.$A137];&quot;&quot;)">
            <text:p/>
          </table:table-cell>
          <table:table-cell table:formula="of:=IF([.$E137]=[.CO$1];[.$A137];&quot;&quot;)">
            <text:p/>
          </table:table-cell>
          <table:table-cell table:formula="of:=IF([.$E137]=[.CP$1];[.$A137];&quot;&quot;)">
            <text:p/>
          </table:table-cell>
          <table:table-cell table:formula="of:=IF([.$E137]=[.CQ$1];[.$A13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planned Parenthood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David Foster</text:p>
          </table:table-cell>
          <table:table-cell office:value-type="float" office:value="9.65" calcext:value-type="float">
            <text:p>9.65</text:p>
          </table:table-cell>
          <table:table-cell/>
          <table:table-cell office:value-type="date" office:date-value="2010-10-18" calcext:value-type="date">
            <text:p>2010-10-18</text:p>
          </table:table-cell>
          <table:table-cell office:value-type="string" calcext:value-type="string">
            <text:p>David Foster</text:p>
          </table:table-cell>
          <table:table-cell table:number-columns-repeated="4"/>
          <table:table-cell table:formula="of:=IF(OR([.$J138]=[.O$1];[.$K138]=[.O$1];[.$L138]=[.O$1];[.$M138]=[.O$1];[.$N138]);[.$A138];&quot;&quot;)">
            <text:p/>
          </table:table-cell>
          <table:table-cell table:formula="of:=IF(OR([.$J138]=[.P$1];[.$K138]=[.P$1];[.$L138]=[.P$1];[.$M138]=[.P$1];[.$N138]);[.$A138];&quot;&quot;)">
            <text:p/>
          </table:table-cell>
          <table:table-cell table:formula="of:=IF(OR([.$J138]=[.Q$1];[.$K138]=[.Q$1];[.$L138]=[.Q$1];[.$M138]=[.Q$1];[.$N138]);[.$A138];&quot;&quot;)">
            <text:p/>
          </table:table-cell>
          <table:table-cell table:formula="of:=IF(OR([.$J138]=[.R$1];[.$K138]=[.R$1];[.$L138]=[.R$1];[.$M138]=[.R$1];[.$N138]);[.$A138];&quot;&quot;)">
            <text:p/>
          </table:table-cell>
          <table:table-cell table:formula="of:=IF(OR([.$J138]=[.S$1];[.$K138]=[.S$1];[.$L138]=[.S$1];[.$M138]=[.S$1];[.$N138]);[.$A138];&quot;&quot;)">
            <text:p/>
          </table:table-cell>
          <table:table-cell table:formula="of:=IF(OR([.$J138]=[.T$1];[.$K138]=[.T$1];[.$L138]=[.T$1];[.$M138]=[.T$1];[.$N138]);[.$A138];&quot;&quot;)">
            <text:p/>
          </table:table-cell>
          <table:table-cell table:formula="of:=IF(OR([.$J138]=[.U$1];[.$K138]=[.U$1];[.$L138]=[.U$1];[.$M138]=[.U$1];[.$N138]);[.$A138];&quot;&quot;)">
            <text:p/>
          </table:table-cell>
          <table:table-cell table:formula="of:=IF(OR([.$J138]=[.V$1];[.$K138]=[.V$1];[.$L138]=[.V$1];[.$M138]=[.V$1];[.$N138]);[.$A138];&quot;&quot;)" office:value-type="float" office:value="137" calcext:value-type="float">
            <text:p>137</text:p>
          </table:table-cell>
          <table:table-cell table:formula="of:=IF(OR([.$J138]=[.W$1];[.$K138]=[.W$1];[.$L138]=[.W$1];[.$M138]=[.W$1];[.$N138]);[.$A138];&quot;&quot;)">
            <text:p/>
          </table:table-cell>
          <table:table-cell table:formula="of:=IF(OR([.$J138]=[.X$1];[.$K138]=[.X$1];[.$L138]=[.X$1];[.$M138]=[.X$1];[.$N138]);[.$A138];&quot;&quot;)">
            <text:p/>
          </table:table-cell>
          <table:table-cell table:formula="of:=IF(OR([.$J138]=[.Y$1];[.$K138]=[.Y$1];[.$L138]=[.Y$1];[.$M138]=[.Y$1];[.$N138]);[.$A138];&quot;&quot;)">
            <text:p/>
          </table:table-cell>
          <table:table-cell table:formula="of:=IF(OR([.$J138]=[.Z$1];[.$K138]=[.Z$1];[.$L138]=[.Z$1];[.$M138]=[.Z$1];[.$N138]);[.$A138];&quot;&quot;)">
            <text:p/>
          </table:table-cell>
          <table:table-cell table:formula="of:=IF(OR([.$J138]=[.AA$1];[.$K138]=[.AA$1];[.$L138]=[.AA$1];[.$M138]=[.AA$1];[.$N138]);[.$A138];&quot;&quot;)">
            <text:p/>
          </table:table-cell>
          <table:table-cell table:formula="of:=IF(OR([.$J138]=[.AB$1];[.$K138]=[.AB$1];[.$L138]=[.AB$1];[.$M138]=[.AB$1];[.$N138]);[.$A138];&quot;&quot;)">
            <text:p/>
          </table:table-cell>
          <table:table-cell table:formula="of:=IF(OR([.$J138]=[.AC$1];[.$K138]=[.AC$1];[.$L138]=[.AC$1];[.$M138]=[.AC$1];[.$N138]);[.$A138];&quot;&quot;)">
            <text:p/>
          </table:table-cell>
          <table:table-cell table:formula="of:=IF(OR([.$J138]=[.AD$1];[.$K138]=[.AD$1];[.$L138]=[.AD$1];[.$M138]=[.AD$1];[.$N138]);[.$A138];&quot;&quot;)">
            <text:p/>
          </table:table-cell>
          <table:table-cell table:formula="of:=IF(OR([.$J138]=[.AE$1];[.$K138]=[.AE$1];[.$L138]=[.AE$1];[.$M138]=[.AE$1];[.$N138]);[.$A138];&quot;&quot;)">
            <text:p/>
          </table:table-cell>
          <table:table-cell table:formula="of:=IF(OR([.$J138]=[.AF$1];[.$K138]=[.AF$1];[.$L138]=[.AF$1];[.$M138]=[.AF$1];[.$N138]);[.$A138];&quot;&quot;)">
            <text:p/>
          </table:table-cell>
          <table:table-cell table:formula="of:=IF(OR([.$J138]=[.AG$1];[.$K138]=[.AG$1];[.$L138]=[.AG$1];[.$M138]=[.AG$1];[.$N138]);[.$A138];&quot;&quot;)">
            <text:p/>
          </table:table-cell>
          <table:table-cell table:formula="of:=IF(OR([.$J138]=[.AH$1];[.$K138]=[.AH$1];[.$L138]=[.AH$1];[.$M138]=[.AH$1];[.$N138]);[.$A138];&quot;&quot;)">
            <text:p/>
          </table:table-cell>
          <table:table-cell table:formula="of:=IF(OR([.$J138]=[.AI$1];[.$K138]=[.AI$1];[.$L138]=[.AI$1];[.$M138]=[.AI$1];[.$N138]);[.$A138];&quot;&quot;)">
            <text:p/>
          </table:table-cell>
          <table:table-cell table:formula="of:=IF(OR([.$J138]=[.AJ$1];[.$K138]=[.AJ$1];[.$L138]=[.AJ$1];[.$M138]=[.AJ$1];[.$N138]);[.$A138];&quot;&quot;)">
            <text:p/>
          </table:table-cell>
          <table:table-cell table:formula="of:=IF(OR([.$J138]=[.AK$1];[.$K138]=[.AK$1];[.$L138]=[.AK$1];[.$M138]=[.AK$1];[.$N138]);[.$A138];&quot;&quot;)">
            <text:p/>
          </table:table-cell>
          <table:table-cell table:formula="of:=IF(OR([.$J138]=[.AL$1];[.$K138]=[.AL$1];[.$L138]=[.AL$1];[.$M138]=[.AL$1];[.$N138]);[.$A138];&quot;&quot;)">
            <text:p/>
          </table:table-cell>
          <table:table-cell table:formula="of:=IF(OR([.$J138]=[.AM$1];[.$K138]=[.AM$1];[.$L138]=[.AM$1];[.$M138]=[.AM$1];[.$N138]);[.$A138];&quot;&quot;)">
            <text:p/>
          </table:table-cell>
          <table:table-cell table:formula="of:=IF(OR([.$J138]=[.AN$1];[.$K138]=[.AN$1];[.$L138]=[.AN$1];[.$M138]=[.AN$1];[.$N138]);[.$A138];&quot;&quot;)">
            <text:p/>
          </table:table-cell>
          <table:table-cell table:formula="of:=IF(OR([.$J138]=[.AO$1];[.$K138]=[.AO$1];[.$L138]=[.AO$1];[.$M138]=[.AO$1];[.$N138]);[.$A138];&quot;&quot;)">
            <text:p/>
          </table:table-cell>
          <table:table-cell table:formula="of:=IF(OR([.$J138]=[.AP$1];[.$K138]=[.AP$1];[.$L138]=[.AP$1];[.$M138]=[.AP$1];[.$N138]);[.$A138];&quot;&quot;)">
            <text:p/>
          </table:table-cell>
          <table:table-cell table:formula="of:=IF(OR([.$J138]=[.AQ$1];[.$K138]=[.AQ$1];[.$L138]=[.AQ$1];[.$M138]=[.AQ$1];[.$N138]);[.$A138];&quot;&quot;)">
            <text:p/>
          </table:table-cell>
          <table:table-cell table:formula="of:=IF(OR([.$J138]=[.AR$1];[.$K138]=[.AR$1];[.$L138]=[.AR$1];[.$M138]=[.AR$1];[.$N138]);[.$A138];&quot;&quot;)">
            <text:p/>
          </table:table-cell>
          <table:table-cell/>
          <table:table-cell table:formula="of:=IF([.$E138]=[.AT$1];[.$A138];&quot;&quot;)">
            <text:p/>
          </table:table-cell>
          <table:table-cell table:formula="of:=IF([.$E138]=[.AU$1];[.$A138];&quot;&quot;)">
            <text:p/>
          </table:table-cell>
          <table:table-cell table:formula="of:=IF([.$E138]=[.AV$1];[.$A138];&quot;&quot;)">
            <text:p/>
          </table:table-cell>
          <table:table-cell table:formula="of:=IF([.$E138]=[.AW$1];[.$A138];&quot;&quot;)" office:value-type="float" office:value="137" calcext:value-type="float">
            <text:p>137</text:p>
          </table:table-cell>
          <table:table-cell table:formula="of:=IF([.$E138]=[.AX$1];[.$A138];&quot;&quot;)">
            <text:p/>
          </table:table-cell>
          <table:table-cell table:formula="of:=IF([.$E138]=[.AY$1];[.$A138];&quot;&quot;)">
            <text:p/>
          </table:table-cell>
          <table:table-cell table:formula="of:=IF([.$E138]=[.AZ$1];[.$A138];&quot;&quot;)">
            <text:p/>
          </table:table-cell>
          <table:table-cell table:formula="of:=IF([.$E138]=[.BA$1];[.$A138];&quot;&quot;)">
            <text:p/>
          </table:table-cell>
          <table:table-cell table:formula="of:=IF([.$E138]=[.BB$1];[.$A138];&quot;&quot;)">
            <text:p/>
          </table:table-cell>
          <table:table-cell table:formula="of:=IF([.$E138]=[.BC$1];[.$A138];&quot;&quot;)">
            <text:p/>
          </table:table-cell>
          <table:table-cell table:formula="of:=IF([.$E138]=[.BD$1];[.$A138];&quot;&quot;)">
            <text:p/>
          </table:table-cell>
          <table:table-cell table:formula="of:=IF([.$E138]=[.BE$1];[.$A138];&quot;&quot;)">
            <text:p/>
          </table:table-cell>
          <table:table-cell table:formula="of:=IF([.$E138]=[.BF$1];[.$A138];&quot;&quot;)">
            <text:p/>
          </table:table-cell>
          <table:table-cell table:formula="of:=IF([.$E138]=[.BG$1];[.$A138];&quot;&quot;)">
            <text:p/>
          </table:table-cell>
          <table:table-cell table:formula="of:=IF([.$E138]=[.BH$1];[.$A138];&quot;&quot;)">
            <text:p/>
          </table:table-cell>
          <table:table-cell table:formula="of:=IF([.$E138]=[.BI$1];[.$A138];&quot;&quot;)">
            <text:p/>
          </table:table-cell>
          <table:table-cell table:formula="of:=IF([.$E138]=[.BJ$1];[.$A138];&quot;&quot;)">
            <text:p/>
          </table:table-cell>
          <table:table-cell table:formula="of:=IF([.$E138]=[.BK$1];[.$A138];&quot;&quot;)">
            <text:p/>
          </table:table-cell>
          <table:table-cell table:formula="of:=IF([.$E138]=[.BL$1];[.$A138];&quot;&quot;)">
            <text:p/>
          </table:table-cell>
          <table:table-cell table:formula="of:=IF([.$E138]=[.BM$1];[.$A138];&quot;&quot;)">
            <text:p/>
          </table:table-cell>
          <table:table-cell table:formula="of:=IF([.$E138]=[.BN$1];[.$A138];&quot;&quot;)">
            <text:p/>
          </table:table-cell>
          <table:table-cell table:formula="of:=IF([.$E138]=[.BO$1];[.$A138];&quot;&quot;)">
            <text:p/>
          </table:table-cell>
          <table:table-cell table:formula="of:=IF([.$E138]=[.BP$1];[.$A138];&quot;&quot;)">
            <text:p/>
          </table:table-cell>
          <table:table-cell table:formula="of:=IF([.$E138]=[.BQ$1];[.$A138];&quot;&quot;)">
            <text:p/>
          </table:table-cell>
          <table:table-cell table:formula="of:=IF([.$E138]=[.BR$1];[.$A138];&quot;&quot;)">
            <text:p/>
          </table:table-cell>
          <table:table-cell table:formula="of:=IF([.$E138]=[.BS$1];[.$A138];&quot;&quot;)">
            <text:p/>
          </table:table-cell>
          <table:table-cell table:formula="of:=IF([.$E138]=[.BT$1];[.$A138];&quot;&quot;)">
            <text:p/>
          </table:table-cell>
          <table:table-cell table:formula="of:=IF([.$E138]=[.BU$1];[.$A138];&quot;&quot;)">
            <text:p/>
          </table:table-cell>
          <table:table-cell table:formula="of:=IF([.$E138]=[.BV$1];[.$A138];&quot;&quot;)">
            <text:p/>
          </table:table-cell>
          <table:table-cell table:formula="of:=IF([.$E138]=[.BW$1];[.$A138];&quot;&quot;)">
            <text:p/>
          </table:table-cell>
          <table:table-cell table:formula="of:=IF([.$E138]=[.BX$1];[.$A138];&quot;&quot;)">
            <text:p/>
          </table:table-cell>
          <table:table-cell table:formula="of:=IF([.$E138]=[.BY$1];[.$A138];&quot;&quot;)">
            <text:p/>
          </table:table-cell>
          <table:table-cell table:formula="of:=IF([.$E138]=[.BZ$1];[.$A138];&quot;&quot;)">
            <text:p/>
          </table:table-cell>
          <table:table-cell table:formula="of:=IF([.$E138]=[.CA$1];[.$A138];&quot;&quot;)">
            <text:p/>
          </table:table-cell>
          <table:table-cell table:formula="of:=IF([.$E138]=[.CB$1];[.$A138];&quot;&quot;)">
            <text:p/>
          </table:table-cell>
          <table:table-cell table:formula="of:=IF([.$E138]=[.CC$1];[.$A138];&quot;&quot;)">
            <text:p/>
          </table:table-cell>
          <table:table-cell table:formula="of:=IF([.$E138]=[.CD$1];[.$A138];&quot;&quot;)">
            <text:p/>
          </table:table-cell>
          <table:table-cell table:formula="of:=IF([.$E138]=[.CE$1];[.$A138];&quot;&quot;)">
            <text:p/>
          </table:table-cell>
          <table:table-cell table:formula="of:=IF([.$E138]=[.CF$1];[.$A138];&quot;&quot;)">
            <text:p/>
          </table:table-cell>
          <table:table-cell table:formula="of:=IF([.$E138]=[.CG$1];[.$A138];&quot;&quot;)">
            <text:p/>
          </table:table-cell>
          <table:table-cell table:formula="of:=IF([.$E138]=[.CH$1];[.$A138];&quot;&quot;)">
            <text:p/>
          </table:table-cell>
          <table:table-cell table:formula="of:=IF([.$E138]=[.CI$1];[.$A138];&quot;&quot;)">
            <text:p/>
          </table:table-cell>
          <table:table-cell table:formula="of:=IF([.$E138]=[.CJ$1];[.$A138];&quot;&quot;)">
            <text:p/>
          </table:table-cell>
          <table:table-cell table:formula="of:=IF([.$E138]=[.CK$1];[.$A138];&quot;&quot;)">
            <text:p/>
          </table:table-cell>
          <table:table-cell table:formula="of:=IF([.$E138]=[.CL$1];[.$A138];&quot;&quot;)">
            <text:p/>
          </table:table-cell>
          <table:table-cell table:formula="of:=IF([.$E138]=[.CM$1];[.$A138];&quot;&quot;)">
            <text:p/>
          </table:table-cell>
          <table:table-cell table:formula="of:=IF([.$E138]=[.CN$1];[.$A138];&quot;&quot;)">
            <text:p/>
          </table:table-cell>
          <table:table-cell table:formula="of:=IF([.$E138]=[.CO$1];[.$A138];&quot;&quot;)">
            <text:p/>
          </table:table-cell>
          <table:table-cell table:formula="of:=IF([.$E138]=[.CP$1];[.$A138];&quot;&quot;)">
            <text:p/>
          </table:table-cell>
          <table:table-cell table:formula="of:=IF([.$E138]=[.CQ$1];[.$A13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e Politics</text:p>
          </table:table-cell>
          <table:table-cell office:value-type="string" calcext:value-type="string">
            <text:p>Sanford Bookstaver</text:p>
          </table:table-cell>
          <table:table-cell office:value-type="string" calcext:value-type="string">
            <text:p>Seth Hoffman</text:p>
          </table:table-cell>
          <table:table-cell office:value-type="float" office:value="9.63" calcext:value-type="float">
            <text:p>9.63</text:p>
          </table:table-cell>
          <table:table-cell/>
          <table:table-cell office:value-type="date" office:date-value="2010-11-08" calcext:value-type="date">
            <text:p>2010-11-08</text:p>
          </table:table-cell>
          <table:table-cell office:value-type="string" calcext:value-type="string">
            <text:p>Seth Hoffman</text:p>
          </table:table-cell>
          <table:table-cell table:number-columns-repeated="4"/>
          <table:table-cell table:formula="of:=IF(OR([.$J139]=[.O$1];[.$K139]=[.O$1];[.$L139]=[.O$1];[.$M139]=[.O$1];[.$N139]);[.$A139];&quot;&quot;)">
            <text:p/>
          </table:table-cell>
          <table:table-cell table:formula="of:=IF(OR([.$J139]=[.P$1];[.$K139]=[.P$1];[.$L139]=[.P$1];[.$M139]=[.P$1];[.$N139]);[.$A139];&quot;&quot;)">
            <text:p/>
          </table:table-cell>
          <table:table-cell table:formula="of:=IF(OR([.$J139]=[.Q$1];[.$K139]=[.Q$1];[.$L139]=[.Q$1];[.$M139]=[.Q$1];[.$N139]);[.$A139];&quot;&quot;)">
            <text:p/>
          </table:table-cell>
          <table:table-cell table:formula="of:=IF(OR([.$J139]=[.R$1];[.$K139]=[.R$1];[.$L139]=[.R$1];[.$M139]=[.R$1];[.$N139]);[.$A139];&quot;&quot;)">
            <text:p/>
          </table:table-cell>
          <table:table-cell table:formula="of:=IF(OR([.$J139]=[.S$1];[.$K139]=[.S$1];[.$L139]=[.S$1];[.$M139]=[.S$1];[.$N139]);[.$A139];&quot;&quot;)">
            <text:p/>
          </table:table-cell>
          <table:table-cell table:formula="of:=IF(OR([.$J139]=[.T$1];[.$K139]=[.T$1];[.$L139]=[.T$1];[.$M139]=[.T$1];[.$N139]);[.$A139];&quot;&quot;)">
            <text:p/>
          </table:table-cell>
          <table:table-cell table:formula="of:=IF(OR([.$J139]=[.U$1];[.$K139]=[.U$1];[.$L139]=[.U$1];[.$M139]=[.U$1];[.$N139]);[.$A139];&quot;&quot;)">
            <text:p/>
          </table:table-cell>
          <table:table-cell table:formula="of:=IF(OR([.$J139]=[.V$1];[.$K139]=[.V$1];[.$L139]=[.V$1];[.$M139]=[.V$1];[.$N139]);[.$A139];&quot;&quot;)">
            <text:p/>
          </table:table-cell>
          <table:table-cell table:formula="of:=IF(OR([.$J139]=[.W$1];[.$K139]=[.W$1];[.$L139]=[.W$1];[.$M139]=[.W$1];[.$N139]);[.$A139];&quot;&quot;)">
            <text:p/>
          </table:table-cell>
          <table:table-cell table:formula="of:=IF(OR([.$J139]=[.X$1];[.$K139]=[.X$1];[.$L139]=[.X$1];[.$M139]=[.X$1];[.$N139]);[.$A139];&quot;&quot;)">
            <text:p/>
          </table:table-cell>
          <table:table-cell table:formula="of:=IF(OR([.$J139]=[.Y$1];[.$K139]=[.Y$1];[.$L139]=[.Y$1];[.$M139]=[.Y$1];[.$N139]);[.$A139];&quot;&quot;)">
            <text:p/>
          </table:table-cell>
          <table:table-cell table:formula="of:=IF(OR([.$J139]=[.Z$1];[.$K139]=[.Z$1];[.$L139]=[.Z$1];[.$M139]=[.Z$1];[.$N139]);[.$A139];&quot;&quot;)">
            <text:p/>
          </table:table-cell>
          <table:table-cell table:formula="of:=IF(OR([.$J139]=[.AA$1];[.$K139]=[.AA$1];[.$L139]=[.AA$1];[.$M139]=[.AA$1];[.$N139]);[.$A139];&quot;&quot;)">
            <text:p/>
          </table:table-cell>
          <table:table-cell table:formula="of:=IF(OR([.$J139]=[.AB$1];[.$K139]=[.AB$1];[.$L139]=[.AB$1];[.$M139]=[.AB$1];[.$N139]);[.$A139];&quot;&quot;)">
            <text:p/>
          </table:table-cell>
          <table:table-cell table:formula="of:=IF(OR([.$J139]=[.AC$1];[.$K139]=[.AC$1];[.$L139]=[.AC$1];[.$M139]=[.AC$1];[.$N139]);[.$A139];&quot;&quot;)">
            <text:p/>
          </table:table-cell>
          <table:table-cell table:formula="of:=IF(OR([.$J139]=[.AD$1];[.$K139]=[.AD$1];[.$L139]=[.AD$1];[.$M139]=[.AD$1];[.$N139]);[.$A139];&quot;&quot;)">
            <text:p/>
          </table:table-cell>
          <table:table-cell table:formula="of:=IF(OR([.$J139]=[.AE$1];[.$K139]=[.AE$1];[.$L139]=[.AE$1];[.$M139]=[.AE$1];[.$N139]);[.$A139];&quot;&quot;)">
            <text:p/>
          </table:table-cell>
          <table:table-cell table:formula="of:=IF(OR([.$J139]=[.AF$1];[.$K139]=[.AF$1];[.$L139]=[.AF$1];[.$M139]=[.AF$1];[.$N139]);[.$A139];&quot;&quot;)">
            <text:p/>
          </table:table-cell>
          <table:table-cell table:formula="of:=IF(OR([.$J139]=[.AG$1];[.$K139]=[.AG$1];[.$L139]=[.AG$1];[.$M139]=[.AG$1];[.$N139]);[.$A139];&quot;&quot;)">
            <text:p/>
          </table:table-cell>
          <table:table-cell table:formula="of:=IF(OR([.$J139]=[.AH$1];[.$K139]=[.AH$1];[.$L139]=[.AH$1];[.$M139]=[.AH$1];[.$N139]);[.$A139];&quot;&quot;)">
            <text:p/>
          </table:table-cell>
          <table:table-cell table:formula="of:=IF(OR([.$J139]=[.AI$1];[.$K139]=[.AI$1];[.$L139]=[.AI$1];[.$M139]=[.AI$1];[.$N139]);[.$A139];&quot;&quot;)">
            <text:p/>
          </table:table-cell>
          <table:table-cell table:formula="of:=IF(OR([.$J139]=[.AJ$1];[.$K139]=[.AJ$1];[.$L139]=[.AJ$1];[.$M139]=[.AJ$1];[.$N139]);[.$A139];&quot;&quot;)">
            <text:p/>
          </table:table-cell>
          <table:table-cell table:formula="of:=IF(OR([.$J139]=[.AK$1];[.$K139]=[.AK$1];[.$L139]=[.AK$1];[.$M139]=[.AK$1];[.$N139]);[.$A139];&quot;&quot;)">
            <text:p/>
          </table:table-cell>
          <table:table-cell table:formula="of:=IF(OR([.$J139]=[.AL$1];[.$K139]=[.AL$1];[.$L139]=[.AL$1];[.$M139]=[.AL$1];[.$N139]);[.$A139];&quot;&quot;)">
            <text:p/>
          </table:table-cell>
          <table:table-cell table:formula="of:=IF(OR([.$J139]=[.AM$1];[.$K139]=[.AM$1];[.$L139]=[.AM$1];[.$M139]=[.AM$1];[.$N139]);[.$A139];&quot;&quot;)">
            <text:p/>
          </table:table-cell>
          <table:table-cell table:formula="of:=IF(OR([.$J139]=[.AN$1];[.$K139]=[.AN$1];[.$L139]=[.AN$1];[.$M139]=[.AN$1];[.$N139]);[.$A139];&quot;&quot;)" office:value-type="float" office:value="138" calcext:value-type="float">
            <text:p>138</text:p>
          </table:table-cell>
          <table:table-cell table:formula="of:=IF(OR([.$J139]=[.AO$1];[.$K139]=[.AO$1];[.$L139]=[.AO$1];[.$M139]=[.AO$1];[.$N139]);[.$A139];&quot;&quot;)">
            <text:p/>
          </table:table-cell>
          <table:table-cell table:formula="of:=IF(OR([.$J139]=[.AP$1];[.$K139]=[.AP$1];[.$L139]=[.AP$1];[.$M139]=[.AP$1];[.$N139]);[.$A139];&quot;&quot;)">
            <text:p/>
          </table:table-cell>
          <table:table-cell table:formula="of:=IF(OR([.$J139]=[.AQ$1];[.$K139]=[.AQ$1];[.$L139]=[.AQ$1];[.$M139]=[.AQ$1];[.$N139]);[.$A139];&quot;&quot;)">
            <text:p/>
          </table:table-cell>
          <table:table-cell table:formula="of:=IF(OR([.$J139]=[.AR$1];[.$K139]=[.AR$1];[.$L139]=[.AR$1];[.$M139]=[.AR$1];[.$N139]);[.$A139];&quot;&quot;)">
            <text:p/>
          </table:table-cell>
          <table:table-cell/>
          <table:table-cell table:formula="of:=IF([.$E139]=[.AT$1];[.$A139];&quot;&quot;)">
            <text:p/>
          </table:table-cell>
          <table:table-cell table:formula="of:=IF([.$E139]=[.AU$1];[.$A139];&quot;&quot;)">
            <text:p/>
          </table:table-cell>
          <table:table-cell table:formula="of:=IF([.$E139]=[.AV$1];[.$A139];&quot;&quot;)">
            <text:p/>
          </table:table-cell>
          <table:table-cell table:formula="of:=IF([.$E139]=[.AW$1];[.$A139];&quot;&quot;)">
            <text:p/>
          </table:table-cell>
          <table:table-cell table:formula="of:=IF([.$E139]=[.AX$1];[.$A139];&quot;&quot;)">
            <text:p/>
          </table:table-cell>
          <table:table-cell table:formula="of:=IF([.$E139]=[.AY$1];[.$A139];&quot;&quot;)">
            <text:p/>
          </table:table-cell>
          <table:table-cell table:formula="of:=IF([.$E139]=[.AZ$1];[.$A139];&quot;&quot;)">
            <text:p/>
          </table:table-cell>
          <table:table-cell table:formula="of:=IF([.$E139]=[.BA$1];[.$A139];&quot;&quot;)">
            <text:p/>
          </table:table-cell>
          <table:table-cell table:formula="of:=IF([.$E139]=[.BB$1];[.$A139];&quot;&quot;)">
            <text:p/>
          </table:table-cell>
          <table:table-cell table:formula="of:=IF([.$E139]=[.BC$1];[.$A139];&quot;&quot;)">
            <text:p/>
          </table:table-cell>
          <table:table-cell table:formula="of:=IF([.$E139]=[.BD$1];[.$A139];&quot;&quot;)">
            <text:p/>
          </table:table-cell>
          <table:table-cell table:formula="of:=IF([.$E139]=[.BE$1];[.$A139];&quot;&quot;)">
            <text:p/>
          </table:table-cell>
          <table:table-cell table:formula="of:=IF([.$E139]=[.BF$1];[.$A139];&quot;&quot;)">
            <text:p/>
          </table:table-cell>
          <table:table-cell table:formula="of:=IF([.$E139]=[.BG$1];[.$A139];&quot;&quot;)">
            <text:p/>
          </table:table-cell>
          <table:table-cell table:formula="of:=IF([.$E139]=[.BH$1];[.$A139];&quot;&quot;)">
            <text:p/>
          </table:table-cell>
          <table:table-cell table:formula="of:=IF([.$E139]=[.BI$1];[.$A139];&quot;&quot;)">
            <text:p/>
          </table:table-cell>
          <table:table-cell table:formula="of:=IF([.$E139]=[.BJ$1];[.$A139];&quot;&quot;)">
            <text:p/>
          </table:table-cell>
          <table:table-cell table:formula="of:=IF([.$E139]=[.BK$1];[.$A139];&quot;&quot;)">
            <text:p/>
          </table:table-cell>
          <table:table-cell table:formula="of:=IF([.$E139]=[.BL$1];[.$A139];&quot;&quot;)">
            <text:p/>
          </table:table-cell>
          <table:table-cell table:formula="of:=IF([.$E139]=[.BM$1];[.$A139];&quot;&quot;)">
            <text:p/>
          </table:table-cell>
          <table:table-cell table:formula="of:=IF([.$E139]=[.BN$1];[.$A139];&quot;&quot;)">
            <text:p/>
          </table:table-cell>
          <table:table-cell table:formula="of:=IF([.$E139]=[.BO$1];[.$A139];&quot;&quot;)">
            <text:p/>
          </table:table-cell>
          <table:table-cell table:formula="of:=IF([.$E139]=[.BP$1];[.$A139];&quot;&quot;)">
            <text:p/>
          </table:table-cell>
          <table:table-cell table:formula="of:=IF([.$E139]=[.BQ$1];[.$A139];&quot;&quot;)">
            <text:p/>
          </table:table-cell>
          <table:table-cell table:formula="of:=IF([.$E139]=[.BR$1];[.$A139];&quot;&quot;)">
            <text:p/>
          </table:table-cell>
          <table:table-cell table:formula="of:=IF([.$E139]=[.BS$1];[.$A139];&quot;&quot;)">
            <text:p/>
          </table:table-cell>
          <table:table-cell table:formula="of:=IF([.$E139]=[.BT$1];[.$A139];&quot;&quot;)">
            <text:p/>
          </table:table-cell>
          <table:table-cell table:formula="of:=IF([.$E139]=[.BU$1];[.$A139];&quot;&quot;)">
            <text:p/>
          </table:table-cell>
          <table:table-cell table:formula="of:=IF([.$E139]=[.BV$1];[.$A139];&quot;&quot;)">
            <text:p/>
          </table:table-cell>
          <table:table-cell table:formula="of:=IF([.$E139]=[.BW$1];[.$A139];&quot;&quot;)">
            <text:p/>
          </table:table-cell>
          <table:table-cell table:formula="of:=IF([.$E139]=[.BX$1];[.$A139];&quot;&quot;)">
            <text:p/>
          </table:table-cell>
          <table:table-cell table:formula="of:=IF([.$E139]=[.BY$1];[.$A139];&quot;&quot;)">
            <text:p/>
          </table:table-cell>
          <table:table-cell table:formula="of:=IF([.$E139]=[.BZ$1];[.$A139];&quot;&quot;)">
            <text:p/>
          </table:table-cell>
          <table:table-cell table:formula="of:=IF([.$E139]=[.CA$1];[.$A139];&quot;&quot;)">
            <text:p/>
          </table:table-cell>
          <table:table-cell table:formula="of:=IF([.$E139]=[.CB$1];[.$A139];&quot;&quot;)">
            <text:p/>
          </table:table-cell>
          <table:table-cell table:formula="of:=IF([.$E139]=[.CC$1];[.$A139];&quot;&quot;)">
            <text:p/>
          </table:table-cell>
          <table:table-cell table:formula="of:=IF([.$E139]=[.CD$1];[.$A139];&quot;&quot;)">
            <text:p/>
          </table:table-cell>
          <table:table-cell table:formula="of:=IF([.$E139]=[.CE$1];[.$A139];&quot;&quot;)">
            <text:p/>
          </table:table-cell>
          <table:table-cell table:formula="of:=IF([.$E139]=[.CF$1];[.$A139];&quot;&quot;)">
            <text:p/>
          </table:table-cell>
          <table:table-cell table:formula="of:=IF([.$E139]=[.CG$1];[.$A139];&quot;&quot;)" office:value-type="float" office:value="138" calcext:value-type="float">
            <text:p>138</text:p>
          </table:table-cell>
          <table:table-cell table:formula="of:=IF([.$E139]=[.CH$1];[.$A139];&quot;&quot;)">
            <text:p/>
          </table:table-cell>
          <table:table-cell table:formula="of:=IF([.$E139]=[.CI$1];[.$A139];&quot;&quot;)">
            <text:p/>
          </table:table-cell>
          <table:table-cell table:formula="of:=IF([.$E139]=[.CJ$1];[.$A139];&quot;&quot;)">
            <text:p/>
          </table:table-cell>
          <table:table-cell table:formula="of:=IF([.$E139]=[.CK$1];[.$A139];&quot;&quot;)">
            <text:p/>
          </table:table-cell>
          <table:table-cell table:formula="of:=IF([.$E139]=[.CL$1];[.$A139];&quot;&quot;)">
            <text:p/>
          </table:table-cell>
          <table:table-cell table:formula="of:=IF([.$E139]=[.CM$1];[.$A139];&quot;&quot;)">
            <text:p/>
          </table:table-cell>
          <table:table-cell table:formula="of:=IF([.$E139]=[.CN$1];[.$A139];&quot;&quot;)">
            <text:p/>
          </table:table-cell>
          <table:table-cell table:formula="of:=IF([.$E139]=[.CO$1];[.$A139];&quot;&quot;)">
            <text:p/>
          </table:table-cell>
          <table:table-cell table:formula="of:=IF([.$E139]=[.CP$1];[.$A139];&quot;&quot;)">
            <text:p/>
          </table:table-cell>
          <table:table-cell table:formula="of:=IF([.$E139]=[.CQ$1];[.$A13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39" calcext:value-type="float">
            <text:p>13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 Pox on Our House</text:p>
          </table:table-cell>
          <table:table-cell office:value-type="string" calcext:value-type="string">
            <text:p>Tucker Gates</text:p>
          </table:table-cell>
          <table:table-cell office:value-type="string" calcext:value-type="string">
            <text:p>Lawrence Kaplow</text:p>
          </table:table-cell>
          <table:table-cell office:value-type="float" office:value="10.77" calcext:value-type="float">
            <text:p>10.77</text:p>
          </table:table-cell>
          <table:table-cell office:value-type="float" office:value="23" calcext:value-type="float">
            <text:p>23</text:p>
          </table:table-cell>
          <table:table-cell office:value-type="date" office:date-value="2010-11-15" calcext:value-type="date">
            <text:p>2010-11-15</text:p>
          </table:table-cell>
          <table:table-cell office:value-type="string" calcext:value-type="string">
            <text:p>Lawrence Kaplow</text:p>
          </table:table-cell>
          <table:table-cell table:number-columns-repeated="4"/>
          <table:table-cell table:formula="of:=IF(OR([.$J140]=[.O$1];[.$K140]=[.O$1];[.$L140]=[.O$1];[.$M140]=[.O$1];[.$N140]);[.$A140];&quot;&quot;)">
            <text:p/>
          </table:table-cell>
          <table:table-cell table:formula="of:=IF(OR([.$J140]=[.P$1];[.$K140]=[.P$1];[.$L140]=[.P$1];[.$M140]=[.P$1];[.$N140]);[.$A140];&quot;&quot;)" office:value-type="float" office:value="139" calcext:value-type="float">
            <text:p>139</text:p>
          </table:table-cell>
          <table:table-cell table:formula="of:=IF(OR([.$J140]=[.Q$1];[.$K140]=[.Q$1];[.$L140]=[.Q$1];[.$M140]=[.Q$1];[.$N140]);[.$A140];&quot;&quot;)">
            <text:p/>
          </table:table-cell>
          <table:table-cell table:formula="of:=IF(OR([.$J140]=[.R$1];[.$K140]=[.R$1];[.$L140]=[.R$1];[.$M140]=[.R$1];[.$N140]);[.$A140];&quot;&quot;)">
            <text:p/>
          </table:table-cell>
          <table:table-cell table:formula="of:=IF(OR([.$J140]=[.S$1];[.$K140]=[.S$1];[.$L140]=[.S$1];[.$M140]=[.S$1];[.$N140]);[.$A140];&quot;&quot;)">
            <text:p/>
          </table:table-cell>
          <table:table-cell table:formula="of:=IF(OR([.$J140]=[.T$1];[.$K140]=[.T$1];[.$L140]=[.T$1];[.$M140]=[.T$1];[.$N140]);[.$A140];&quot;&quot;)">
            <text:p/>
          </table:table-cell>
          <table:table-cell table:formula="of:=IF(OR([.$J140]=[.U$1];[.$K140]=[.U$1];[.$L140]=[.U$1];[.$M140]=[.U$1];[.$N140]);[.$A140];&quot;&quot;)">
            <text:p/>
          </table:table-cell>
          <table:table-cell table:formula="of:=IF(OR([.$J140]=[.V$1];[.$K140]=[.V$1];[.$L140]=[.V$1];[.$M140]=[.V$1];[.$N140]);[.$A140];&quot;&quot;)">
            <text:p/>
          </table:table-cell>
          <table:table-cell table:formula="of:=IF(OR([.$J140]=[.W$1];[.$K140]=[.W$1];[.$L140]=[.W$1];[.$M140]=[.W$1];[.$N140]);[.$A140];&quot;&quot;)">
            <text:p/>
          </table:table-cell>
          <table:table-cell table:formula="of:=IF(OR([.$J140]=[.X$1];[.$K140]=[.X$1];[.$L140]=[.X$1];[.$M140]=[.X$1];[.$N140]);[.$A140];&quot;&quot;)">
            <text:p/>
          </table:table-cell>
          <table:table-cell table:formula="of:=IF(OR([.$J140]=[.Y$1];[.$K140]=[.Y$1];[.$L140]=[.Y$1];[.$M140]=[.Y$1];[.$N140]);[.$A140];&quot;&quot;)">
            <text:p/>
          </table:table-cell>
          <table:table-cell table:formula="of:=IF(OR([.$J140]=[.Z$1];[.$K140]=[.Z$1];[.$L140]=[.Z$1];[.$M140]=[.Z$1];[.$N140]);[.$A140];&quot;&quot;)">
            <text:p/>
          </table:table-cell>
          <table:table-cell table:formula="of:=IF(OR([.$J140]=[.AA$1];[.$K140]=[.AA$1];[.$L140]=[.AA$1];[.$M140]=[.AA$1];[.$N140]);[.$A140];&quot;&quot;)">
            <text:p/>
          </table:table-cell>
          <table:table-cell table:formula="of:=IF(OR([.$J140]=[.AB$1];[.$K140]=[.AB$1];[.$L140]=[.AB$1];[.$M140]=[.AB$1];[.$N140]);[.$A140];&quot;&quot;)">
            <text:p/>
          </table:table-cell>
          <table:table-cell table:formula="of:=IF(OR([.$J140]=[.AC$1];[.$K140]=[.AC$1];[.$L140]=[.AC$1];[.$M140]=[.AC$1];[.$N140]);[.$A140];&quot;&quot;)">
            <text:p/>
          </table:table-cell>
          <table:table-cell table:formula="of:=IF(OR([.$J140]=[.AD$1];[.$K140]=[.AD$1];[.$L140]=[.AD$1];[.$M140]=[.AD$1];[.$N140]);[.$A140];&quot;&quot;)">
            <text:p/>
          </table:table-cell>
          <table:table-cell table:formula="of:=IF(OR([.$J140]=[.AE$1];[.$K140]=[.AE$1];[.$L140]=[.AE$1];[.$M140]=[.AE$1];[.$N140]);[.$A140];&quot;&quot;)">
            <text:p/>
          </table:table-cell>
          <table:table-cell table:formula="of:=IF(OR([.$J140]=[.AF$1];[.$K140]=[.AF$1];[.$L140]=[.AF$1];[.$M140]=[.AF$1];[.$N140]);[.$A140];&quot;&quot;)">
            <text:p/>
          </table:table-cell>
          <table:table-cell table:formula="of:=IF(OR([.$J140]=[.AG$1];[.$K140]=[.AG$1];[.$L140]=[.AG$1];[.$M140]=[.AG$1];[.$N140]);[.$A140];&quot;&quot;)">
            <text:p/>
          </table:table-cell>
          <table:table-cell table:formula="of:=IF(OR([.$J140]=[.AH$1];[.$K140]=[.AH$1];[.$L140]=[.AH$1];[.$M140]=[.AH$1];[.$N140]);[.$A140];&quot;&quot;)">
            <text:p/>
          </table:table-cell>
          <table:table-cell table:formula="of:=IF(OR([.$J140]=[.AI$1];[.$K140]=[.AI$1];[.$L140]=[.AI$1];[.$M140]=[.AI$1];[.$N140]);[.$A140];&quot;&quot;)">
            <text:p/>
          </table:table-cell>
          <table:table-cell table:formula="of:=IF(OR([.$J140]=[.AJ$1];[.$K140]=[.AJ$1];[.$L140]=[.AJ$1];[.$M140]=[.AJ$1];[.$N140]);[.$A140];&quot;&quot;)">
            <text:p/>
          </table:table-cell>
          <table:table-cell table:formula="of:=IF(OR([.$J140]=[.AK$1];[.$K140]=[.AK$1];[.$L140]=[.AK$1];[.$M140]=[.AK$1];[.$N140]);[.$A140];&quot;&quot;)">
            <text:p/>
          </table:table-cell>
          <table:table-cell table:formula="of:=IF(OR([.$J140]=[.AL$1];[.$K140]=[.AL$1];[.$L140]=[.AL$1];[.$M140]=[.AL$1];[.$N140]);[.$A140];&quot;&quot;)">
            <text:p/>
          </table:table-cell>
          <table:table-cell table:formula="of:=IF(OR([.$J140]=[.AM$1];[.$K140]=[.AM$1];[.$L140]=[.AM$1];[.$M140]=[.AM$1];[.$N140]);[.$A140];&quot;&quot;)">
            <text:p/>
          </table:table-cell>
          <table:table-cell table:formula="of:=IF(OR([.$J140]=[.AN$1];[.$K140]=[.AN$1];[.$L140]=[.AN$1];[.$M140]=[.AN$1];[.$N140]);[.$A140];&quot;&quot;)">
            <text:p/>
          </table:table-cell>
          <table:table-cell table:formula="of:=IF(OR([.$J140]=[.AO$1];[.$K140]=[.AO$1];[.$L140]=[.AO$1];[.$M140]=[.AO$1];[.$N140]);[.$A140];&quot;&quot;)">
            <text:p/>
          </table:table-cell>
          <table:table-cell table:formula="of:=IF(OR([.$J140]=[.AP$1];[.$K140]=[.AP$1];[.$L140]=[.AP$1];[.$M140]=[.AP$1];[.$N140]);[.$A140];&quot;&quot;)">
            <text:p/>
          </table:table-cell>
          <table:table-cell table:formula="of:=IF(OR([.$J140]=[.AQ$1];[.$K140]=[.AQ$1];[.$L140]=[.AQ$1];[.$M140]=[.AQ$1];[.$N140]);[.$A140];&quot;&quot;)">
            <text:p/>
          </table:table-cell>
          <table:table-cell table:formula="of:=IF(OR([.$J140]=[.AR$1];[.$K140]=[.AR$1];[.$L140]=[.AR$1];[.$M140]=[.AR$1];[.$N140]);[.$A140];&quot;&quot;)">
            <text:p/>
          </table:table-cell>
          <table:table-cell/>
          <table:table-cell table:formula="of:=IF([.$E140]=[.AT$1];[.$A140];&quot;&quot;)">
            <text:p/>
          </table:table-cell>
          <table:table-cell table:formula="of:=IF([.$E140]=[.AU$1];[.$A140];&quot;&quot;)">
            <text:p/>
          </table:table-cell>
          <table:table-cell table:formula="of:=IF([.$E140]=[.AV$1];[.$A140];&quot;&quot;)">
            <text:p/>
          </table:table-cell>
          <table:table-cell table:formula="of:=IF([.$E140]=[.AW$1];[.$A140];&quot;&quot;)">
            <text:p/>
          </table:table-cell>
          <table:table-cell table:formula="of:=IF([.$E140]=[.AX$1];[.$A140];&quot;&quot;)">
            <text:p/>
          </table:table-cell>
          <table:table-cell table:formula="of:=IF([.$E140]=[.AY$1];[.$A140];&quot;&quot;)">
            <text:p/>
          </table:table-cell>
          <table:table-cell table:formula="of:=IF([.$E140]=[.AZ$1];[.$A140];&quot;&quot;)">
            <text:p/>
          </table:table-cell>
          <table:table-cell table:formula="of:=IF([.$E140]=[.BA$1];[.$A140];&quot;&quot;)">
            <text:p/>
          </table:table-cell>
          <table:table-cell table:formula="of:=IF([.$E140]=[.BB$1];[.$A140];&quot;&quot;)">
            <text:p/>
          </table:table-cell>
          <table:table-cell table:formula="of:=IF([.$E140]=[.BC$1];[.$A140];&quot;&quot;)">
            <text:p/>
          </table:table-cell>
          <table:table-cell table:formula="of:=IF([.$E140]=[.BD$1];[.$A140];&quot;&quot;)">
            <text:p/>
          </table:table-cell>
          <table:table-cell table:formula="of:=IF([.$E140]=[.BE$1];[.$A140];&quot;&quot;)">
            <text:p/>
          </table:table-cell>
          <table:table-cell table:formula="of:=IF([.$E140]=[.BF$1];[.$A140];&quot;&quot;)">
            <text:p/>
          </table:table-cell>
          <table:table-cell table:formula="of:=IF([.$E140]=[.BG$1];[.$A140];&quot;&quot;)">
            <text:p/>
          </table:table-cell>
          <table:table-cell table:formula="of:=IF([.$E140]=[.BH$1];[.$A140];&quot;&quot;)">
            <text:p/>
          </table:table-cell>
          <table:table-cell table:formula="of:=IF([.$E140]=[.BI$1];[.$A140];&quot;&quot;)">
            <text:p/>
          </table:table-cell>
          <table:table-cell table:formula="of:=IF([.$E140]=[.BJ$1];[.$A140];&quot;&quot;)">
            <text:p/>
          </table:table-cell>
          <table:table-cell table:formula="of:=IF([.$E140]=[.BK$1];[.$A140];&quot;&quot;)">
            <text:p/>
          </table:table-cell>
          <table:table-cell table:formula="of:=IF([.$E140]=[.BL$1];[.$A140];&quot;&quot;)">
            <text:p/>
          </table:table-cell>
          <table:table-cell table:formula="of:=IF([.$E140]=[.BM$1];[.$A140];&quot;&quot;)">
            <text:p/>
          </table:table-cell>
          <table:table-cell table:formula="of:=IF([.$E140]=[.BN$1];[.$A140];&quot;&quot;)">
            <text:p/>
          </table:table-cell>
          <table:table-cell table:formula="of:=IF([.$E140]=[.BO$1];[.$A140];&quot;&quot;)">
            <text:p/>
          </table:table-cell>
          <table:table-cell table:formula="of:=IF([.$E140]=[.BP$1];[.$A140];&quot;&quot;)">
            <text:p/>
          </table:table-cell>
          <table:table-cell table:formula="of:=IF([.$E140]=[.BQ$1];[.$A140];&quot;&quot;)">
            <text:p/>
          </table:table-cell>
          <table:table-cell table:formula="of:=IF([.$E140]=[.BR$1];[.$A140];&quot;&quot;)">
            <text:p/>
          </table:table-cell>
          <table:table-cell table:formula="of:=IF([.$E140]=[.BS$1];[.$A140];&quot;&quot;)">
            <text:p/>
          </table:table-cell>
          <table:table-cell table:formula="of:=IF([.$E140]=[.BT$1];[.$A140];&quot;&quot;)">
            <text:p/>
          </table:table-cell>
          <table:table-cell table:formula="of:=IF([.$E140]=[.BU$1];[.$A140];&quot;&quot;)">
            <text:p/>
          </table:table-cell>
          <table:table-cell table:formula="of:=IF([.$E140]=[.BV$1];[.$A140];&quot;&quot;)">
            <text:p/>
          </table:table-cell>
          <table:table-cell table:formula="of:=IF([.$E140]=[.BW$1];[.$A140];&quot;&quot;)">
            <text:p/>
          </table:table-cell>
          <table:table-cell table:formula="of:=IF([.$E140]=[.BX$1];[.$A140];&quot;&quot;)">
            <text:p/>
          </table:table-cell>
          <table:table-cell table:formula="of:=IF([.$E140]=[.BY$1];[.$A140];&quot;&quot;)">
            <text:p/>
          </table:table-cell>
          <table:table-cell table:formula="of:=IF([.$E140]=[.BZ$1];[.$A140];&quot;&quot;)">
            <text:p/>
          </table:table-cell>
          <table:table-cell table:formula="of:=IF([.$E140]=[.CA$1];[.$A140];&quot;&quot;)">
            <text:p/>
          </table:table-cell>
          <table:table-cell table:formula="of:=IF([.$E140]=[.CB$1];[.$A140];&quot;&quot;)">
            <text:p/>
          </table:table-cell>
          <table:table-cell table:formula="of:=IF([.$E140]=[.CC$1];[.$A140];&quot;&quot;)">
            <text:p/>
          </table:table-cell>
          <table:table-cell table:formula="of:=IF([.$E140]=[.CD$1];[.$A140];&quot;&quot;)">
            <text:p/>
          </table:table-cell>
          <table:table-cell table:formula="of:=IF([.$E140]=[.CE$1];[.$A140];&quot;&quot;)">
            <text:p/>
          </table:table-cell>
          <table:table-cell table:formula="of:=IF([.$E140]=[.CF$1];[.$A140];&quot;&quot;)">
            <text:p/>
          </table:table-cell>
          <table:table-cell table:formula="of:=IF([.$E140]=[.CG$1];[.$A140];&quot;&quot;)">
            <text:p/>
          </table:table-cell>
          <table:table-cell table:formula="of:=IF([.$E140]=[.CH$1];[.$A140];&quot;&quot;)">
            <text:p/>
          </table:table-cell>
          <table:table-cell table:formula="of:=IF([.$E140]=[.CI$1];[.$A140];&quot;&quot;)" office:value-type="float" office:value="139" calcext:value-type="float">
            <text:p>139</text:p>
          </table:table-cell>
          <table:table-cell table:formula="of:=IF([.$E140]=[.CJ$1];[.$A140];&quot;&quot;)">
            <text:p/>
          </table:table-cell>
          <table:table-cell table:formula="of:=IF([.$E140]=[.CK$1];[.$A140];&quot;&quot;)">
            <text:p/>
          </table:table-cell>
          <table:table-cell table:formula="of:=IF([.$E140]=[.CL$1];[.$A140];&quot;&quot;)">
            <text:p/>
          </table:table-cell>
          <table:table-cell table:formula="of:=IF([.$E140]=[.CM$1];[.$A140];&quot;&quot;)">
            <text:p/>
          </table:table-cell>
          <table:table-cell table:formula="of:=IF([.$E140]=[.CN$1];[.$A140];&quot;&quot;)">
            <text:p/>
          </table:table-cell>
          <table:table-cell table:formula="of:=IF([.$E140]=[.CO$1];[.$A140];&quot;&quot;)">
            <text:p/>
          </table:table-cell>
          <table:table-cell table:formula="of:=IF([.$E140]=[.CP$1];[.$A140];&quot;&quot;)">
            <text:p/>
          </table:table-cell>
          <table:table-cell table:formula="of:=IF([.$E140]=[.CQ$1];[.$A14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all Sacrifices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David Hoselton</text:p>
          </table:table-cell>
          <table:table-cell office:value-type="float" office:value="9.24" calcext:value-type="float">
            <text:p>9.24</text:p>
          </table:table-cell>
          <table:table-cell office:value-type="float" office:value="19" calcext:value-type="float">
            <text:p>19</text:p>
          </table:table-cell>
          <table:table-cell office:value-type="date" office:date-value="2010-11-22" calcext:value-type="date">
            <text:p>2010-11-22</text:p>
          </table:table-cell>
          <table:table-cell office:value-type="string" calcext:value-type="string">
            <text:p>David Hoselton</text:p>
          </table:table-cell>
          <table:table-cell table:number-columns-repeated="4"/>
          <table:table-cell table:formula="of:=IF(OR([.$J141]=[.O$1];[.$K141]=[.O$1];[.$L141]=[.O$1];[.$M141]=[.O$1];[.$N141]);[.$A141];&quot;&quot;)">
            <text:p/>
          </table:table-cell>
          <table:table-cell table:formula="of:=IF(OR([.$J141]=[.P$1];[.$K141]=[.P$1];[.$L141]=[.P$1];[.$M141]=[.P$1];[.$N141]);[.$A141];&quot;&quot;)">
            <text:p/>
          </table:table-cell>
          <table:table-cell table:formula="of:=IF(OR([.$J141]=[.Q$1];[.$K141]=[.Q$1];[.$L141]=[.Q$1];[.$M141]=[.Q$1];[.$N141]);[.$A141];&quot;&quot;)">
            <text:p/>
          </table:table-cell>
          <table:table-cell table:formula="of:=IF(OR([.$J141]=[.R$1];[.$K141]=[.R$1];[.$L141]=[.R$1];[.$M141]=[.R$1];[.$N141]);[.$A141];&quot;&quot;)">
            <text:p/>
          </table:table-cell>
          <table:table-cell table:formula="of:=IF(OR([.$J141]=[.S$1];[.$K141]=[.S$1];[.$L141]=[.S$1];[.$M141]=[.S$1];[.$N141]);[.$A141];&quot;&quot;)">
            <text:p/>
          </table:table-cell>
          <table:table-cell table:formula="of:=IF(OR([.$J141]=[.T$1];[.$K141]=[.T$1];[.$L141]=[.T$1];[.$M141]=[.T$1];[.$N141]);[.$A141];&quot;&quot;)">
            <text:p/>
          </table:table-cell>
          <table:table-cell table:formula="of:=IF(OR([.$J141]=[.U$1];[.$K141]=[.U$1];[.$L141]=[.U$1];[.$M141]=[.U$1];[.$N141]);[.$A141];&quot;&quot;)">
            <text:p/>
          </table:table-cell>
          <table:table-cell table:formula="of:=IF(OR([.$J141]=[.V$1];[.$K141]=[.V$1];[.$L141]=[.V$1];[.$M141]=[.V$1];[.$N141]);[.$A141];&quot;&quot;)">
            <text:p/>
          </table:table-cell>
          <table:table-cell table:formula="of:=IF(OR([.$J141]=[.W$1];[.$K141]=[.W$1];[.$L141]=[.W$1];[.$M141]=[.W$1];[.$N141]);[.$A141];&quot;&quot;)">
            <text:p/>
          </table:table-cell>
          <table:table-cell table:formula="of:=IF(OR([.$J141]=[.X$1];[.$K141]=[.X$1];[.$L141]=[.X$1];[.$M141]=[.X$1];[.$N141]);[.$A141];&quot;&quot;)">
            <text:p/>
          </table:table-cell>
          <table:table-cell table:formula="of:=IF(OR([.$J141]=[.Y$1];[.$K141]=[.Y$1];[.$L141]=[.Y$1];[.$M141]=[.Y$1];[.$N141]);[.$A141];&quot;&quot;)">
            <text:p/>
          </table:table-cell>
          <table:table-cell table:formula="of:=IF(OR([.$J141]=[.Z$1];[.$K141]=[.Z$1];[.$L141]=[.Z$1];[.$M141]=[.Z$1];[.$N141]);[.$A141];&quot;&quot;)">
            <text:p/>
          </table:table-cell>
          <table:table-cell table:formula="of:=IF(OR([.$J141]=[.AA$1];[.$K141]=[.AA$1];[.$L141]=[.AA$1];[.$M141]=[.AA$1];[.$N141]);[.$A141];&quot;&quot;)">
            <text:p/>
          </table:table-cell>
          <table:table-cell table:formula="of:=IF(OR([.$J141]=[.AB$1];[.$K141]=[.AB$1];[.$L141]=[.AB$1];[.$M141]=[.AB$1];[.$N141]);[.$A141];&quot;&quot;)">
            <text:p/>
          </table:table-cell>
          <table:table-cell table:formula="of:=IF(OR([.$J141]=[.AC$1];[.$K141]=[.AC$1];[.$L141]=[.AC$1];[.$M141]=[.AC$1];[.$N141]);[.$A141];&quot;&quot;)">
            <text:p/>
          </table:table-cell>
          <table:table-cell table:formula="of:=IF(OR([.$J141]=[.AD$1];[.$K141]=[.AD$1];[.$L141]=[.AD$1];[.$M141]=[.AD$1];[.$N141]);[.$A141];&quot;&quot;)">
            <text:p/>
          </table:table-cell>
          <table:table-cell table:formula="of:=IF(OR([.$J141]=[.AE$1];[.$K141]=[.AE$1];[.$L141]=[.AE$1];[.$M141]=[.AE$1];[.$N141]);[.$A141];&quot;&quot;)">
            <text:p/>
          </table:table-cell>
          <table:table-cell table:formula="of:=IF(OR([.$J141]=[.AF$1];[.$K141]=[.AF$1];[.$L141]=[.AF$1];[.$M141]=[.AF$1];[.$N141]);[.$A141];&quot;&quot;)">
            <text:p/>
          </table:table-cell>
          <table:table-cell table:formula="of:=IF(OR([.$J141]=[.AG$1];[.$K141]=[.AG$1];[.$L141]=[.AG$1];[.$M141]=[.AG$1];[.$N141]);[.$A141];&quot;&quot;)" office:value-type="float" office:value="140" calcext:value-type="float">
            <text:p>140</text:p>
          </table:table-cell>
          <table:table-cell table:formula="of:=IF(OR([.$J141]=[.AH$1];[.$K141]=[.AH$1];[.$L141]=[.AH$1];[.$M141]=[.AH$1];[.$N141]);[.$A141];&quot;&quot;)">
            <text:p/>
          </table:table-cell>
          <table:table-cell table:formula="of:=IF(OR([.$J141]=[.AI$1];[.$K141]=[.AI$1];[.$L141]=[.AI$1];[.$M141]=[.AI$1];[.$N141]);[.$A141];&quot;&quot;)">
            <text:p/>
          </table:table-cell>
          <table:table-cell table:formula="of:=IF(OR([.$J141]=[.AJ$1];[.$K141]=[.AJ$1];[.$L141]=[.AJ$1];[.$M141]=[.AJ$1];[.$N141]);[.$A141];&quot;&quot;)">
            <text:p/>
          </table:table-cell>
          <table:table-cell table:formula="of:=IF(OR([.$J141]=[.AK$1];[.$K141]=[.AK$1];[.$L141]=[.AK$1];[.$M141]=[.AK$1];[.$N141]);[.$A141];&quot;&quot;)">
            <text:p/>
          </table:table-cell>
          <table:table-cell table:formula="of:=IF(OR([.$J141]=[.AL$1];[.$K141]=[.AL$1];[.$L141]=[.AL$1];[.$M141]=[.AL$1];[.$N141]);[.$A141];&quot;&quot;)">
            <text:p/>
          </table:table-cell>
          <table:table-cell table:formula="of:=IF(OR([.$J141]=[.AM$1];[.$K141]=[.AM$1];[.$L141]=[.AM$1];[.$M141]=[.AM$1];[.$N141]);[.$A141];&quot;&quot;)">
            <text:p/>
          </table:table-cell>
          <table:table-cell table:formula="of:=IF(OR([.$J141]=[.AN$1];[.$K141]=[.AN$1];[.$L141]=[.AN$1];[.$M141]=[.AN$1];[.$N141]);[.$A141];&quot;&quot;)">
            <text:p/>
          </table:table-cell>
          <table:table-cell table:formula="of:=IF(OR([.$J141]=[.AO$1];[.$K141]=[.AO$1];[.$L141]=[.AO$1];[.$M141]=[.AO$1];[.$N141]);[.$A141];&quot;&quot;)">
            <text:p/>
          </table:table-cell>
          <table:table-cell table:formula="of:=IF(OR([.$J141]=[.AP$1];[.$K141]=[.AP$1];[.$L141]=[.AP$1];[.$M141]=[.AP$1];[.$N141]);[.$A141];&quot;&quot;)">
            <text:p/>
          </table:table-cell>
          <table:table-cell table:formula="of:=IF(OR([.$J141]=[.AQ$1];[.$K141]=[.AQ$1];[.$L141]=[.AQ$1];[.$M141]=[.AQ$1];[.$N141]);[.$A141];&quot;&quot;)">
            <text:p/>
          </table:table-cell>
          <table:table-cell table:formula="of:=IF(OR([.$J141]=[.AR$1];[.$K141]=[.AR$1];[.$L141]=[.AR$1];[.$M141]=[.AR$1];[.$N141]);[.$A141];&quot;&quot;)">
            <text:p/>
          </table:table-cell>
          <table:table-cell/>
          <table:table-cell table:formula="of:=IF([.$E141]=[.AT$1];[.$A141];&quot;&quot;)">
            <text:p/>
          </table:table-cell>
          <table:table-cell table:formula="of:=IF([.$E141]=[.AU$1];[.$A141];&quot;&quot;)">
            <text:p/>
          </table:table-cell>
          <table:table-cell table:formula="of:=IF([.$E141]=[.AV$1];[.$A141];&quot;&quot;)">
            <text:p/>
          </table:table-cell>
          <table:table-cell table:formula="of:=IF([.$E141]=[.AW$1];[.$A141];&quot;&quot;)" office:value-type="float" office:value="140" calcext:value-type="float">
            <text:p>140</text:p>
          </table:table-cell>
          <table:table-cell table:formula="of:=IF([.$E141]=[.AX$1];[.$A141];&quot;&quot;)">
            <text:p/>
          </table:table-cell>
          <table:table-cell table:formula="of:=IF([.$E141]=[.AY$1];[.$A141];&quot;&quot;)">
            <text:p/>
          </table:table-cell>
          <table:table-cell table:formula="of:=IF([.$E141]=[.AZ$1];[.$A141];&quot;&quot;)">
            <text:p/>
          </table:table-cell>
          <table:table-cell table:formula="of:=IF([.$E141]=[.BA$1];[.$A141];&quot;&quot;)">
            <text:p/>
          </table:table-cell>
          <table:table-cell table:formula="of:=IF([.$E141]=[.BB$1];[.$A141];&quot;&quot;)">
            <text:p/>
          </table:table-cell>
          <table:table-cell table:formula="of:=IF([.$E141]=[.BC$1];[.$A141];&quot;&quot;)">
            <text:p/>
          </table:table-cell>
          <table:table-cell table:formula="of:=IF([.$E141]=[.BD$1];[.$A141];&quot;&quot;)">
            <text:p/>
          </table:table-cell>
          <table:table-cell table:formula="of:=IF([.$E141]=[.BE$1];[.$A141];&quot;&quot;)">
            <text:p/>
          </table:table-cell>
          <table:table-cell table:formula="of:=IF([.$E141]=[.BF$1];[.$A141];&quot;&quot;)">
            <text:p/>
          </table:table-cell>
          <table:table-cell table:formula="of:=IF([.$E141]=[.BG$1];[.$A141];&quot;&quot;)">
            <text:p/>
          </table:table-cell>
          <table:table-cell table:formula="of:=IF([.$E141]=[.BH$1];[.$A141];&quot;&quot;)">
            <text:p/>
          </table:table-cell>
          <table:table-cell table:formula="of:=IF([.$E141]=[.BI$1];[.$A141];&quot;&quot;)">
            <text:p/>
          </table:table-cell>
          <table:table-cell table:formula="of:=IF([.$E141]=[.BJ$1];[.$A141];&quot;&quot;)">
            <text:p/>
          </table:table-cell>
          <table:table-cell table:formula="of:=IF([.$E141]=[.BK$1];[.$A141];&quot;&quot;)">
            <text:p/>
          </table:table-cell>
          <table:table-cell table:formula="of:=IF([.$E141]=[.BL$1];[.$A141];&quot;&quot;)">
            <text:p/>
          </table:table-cell>
          <table:table-cell table:formula="of:=IF([.$E141]=[.BM$1];[.$A141];&quot;&quot;)">
            <text:p/>
          </table:table-cell>
          <table:table-cell table:formula="of:=IF([.$E141]=[.BN$1];[.$A141];&quot;&quot;)">
            <text:p/>
          </table:table-cell>
          <table:table-cell table:formula="of:=IF([.$E141]=[.BO$1];[.$A141];&quot;&quot;)">
            <text:p/>
          </table:table-cell>
          <table:table-cell table:formula="of:=IF([.$E141]=[.BP$1];[.$A141];&quot;&quot;)">
            <text:p/>
          </table:table-cell>
          <table:table-cell table:formula="of:=IF([.$E141]=[.BQ$1];[.$A141];&quot;&quot;)">
            <text:p/>
          </table:table-cell>
          <table:table-cell table:formula="of:=IF([.$E141]=[.BR$1];[.$A141];&quot;&quot;)">
            <text:p/>
          </table:table-cell>
          <table:table-cell table:formula="of:=IF([.$E141]=[.BS$1];[.$A141];&quot;&quot;)">
            <text:p/>
          </table:table-cell>
          <table:table-cell table:formula="of:=IF([.$E141]=[.BT$1];[.$A141];&quot;&quot;)">
            <text:p/>
          </table:table-cell>
          <table:table-cell table:formula="of:=IF([.$E141]=[.BU$1];[.$A141];&quot;&quot;)">
            <text:p/>
          </table:table-cell>
          <table:table-cell table:formula="of:=IF([.$E141]=[.BV$1];[.$A141];&quot;&quot;)">
            <text:p/>
          </table:table-cell>
          <table:table-cell table:formula="of:=IF([.$E141]=[.BW$1];[.$A141];&quot;&quot;)">
            <text:p/>
          </table:table-cell>
          <table:table-cell table:formula="of:=IF([.$E141]=[.BX$1];[.$A141];&quot;&quot;)">
            <text:p/>
          </table:table-cell>
          <table:table-cell table:formula="of:=IF([.$E141]=[.BY$1];[.$A141];&quot;&quot;)">
            <text:p/>
          </table:table-cell>
          <table:table-cell table:formula="of:=IF([.$E141]=[.BZ$1];[.$A141];&quot;&quot;)">
            <text:p/>
          </table:table-cell>
          <table:table-cell table:formula="of:=IF([.$E141]=[.CA$1];[.$A141];&quot;&quot;)">
            <text:p/>
          </table:table-cell>
          <table:table-cell table:formula="of:=IF([.$E141]=[.CB$1];[.$A141];&quot;&quot;)">
            <text:p/>
          </table:table-cell>
          <table:table-cell table:formula="of:=IF([.$E141]=[.CC$1];[.$A141];&quot;&quot;)">
            <text:p/>
          </table:table-cell>
          <table:table-cell table:formula="of:=IF([.$E141]=[.CD$1];[.$A141];&quot;&quot;)">
            <text:p/>
          </table:table-cell>
          <table:table-cell table:formula="of:=IF([.$E141]=[.CE$1];[.$A141];&quot;&quot;)">
            <text:p/>
          </table:table-cell>
          <table:table-cell table:formula="of:=IF([.$E141]=[.CF$1];[.$A141];&quot;&quot;)">
            <text:p/>
          </table:table-cell>
          <table:table-cell table:formula="of:=IF([.$E141]=[.CG$1];[.$A141];&quot;&quot;)">
            <text:p/>
          </table:table-cell>
          <table:table-cell table:formula="of:=IF([.$E141]=[.CH$1];[.$A141];&quot;&quot;)">
            <text:p/>
          </table:table-cell>
          <table:table-cell table:formula="of:=IF([.$E141]=[.CI$1];[.$A141];&quot;&quot;)">
            <text:p/>
          </table:table-cell>
          <table:table-cell table:formula="of:=IF([.$E141]=[.CJ$1];[.$A141];&quot;&quot;)">
            <text:p/>
          </table:table-cell>
          <table:table-cell table:formula="of:=IF([.$E141]=[.CK$1];[.$A141];&quot;&quot;)">
            <text:p/>
          </table:table-cell>
          <table:table-cell table:formula="of:=IF([.$E141]=[.CL$1];[.$A141];&quot;&quot;)">
            <text:p/>
          </table:table-cell>
          <table:table-cell table:formula="of:=IF([.$E141]=[.CM$1];[.$A141];&quot;&quot;)">
            <text:p/>
          </table:table-cell>
          <table:table-cell table:formula="of:=IF([.$E141]=[.CN$1];[.$A141];&quot;&quot;)">
            <text:p/>
          </table:table-cell>
          <table:table-cell table:formula="of:=IF([.$E141]=[.CO$1];[.$A141];&quot;&quot;)">
            <text:p/>
          </table:table-cell>
          <table:table-cell table:formula="of:=IF([.$E141]=[.CP$1];[.$A141];&quot;&quot;)">
            <text:p/>
          </table:table-cell>
          <table:table-cell table:formula="of:=IF([.$E141]=[.CQ$1];[.$A14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rger Than Life</text:p>
          </table:table-cell>
          <table:table-cell office:value-type="string" calcext:value-type="string">
            <text:p>Miguel Sapochnik</text:p>
          </table:table-cell>
          <table:table-cell office:value-type="string" calcext:value-type="string">
            <text:p>Sara Hess</text:p>
          </table:table-cell>
          <table:table-cell office:value-type="float" office:value="10.52" calcext:value-type="float">
            <text:p>10.52</text:p>
          </table:table-cell>
          <table:table-cell office:value-type="float" office:value="21" calcext:value-type="float">
            <text:p>21</text:p>
          </table:table-cell>
          <table:table-cell office:value-type="date" office:date-value="2011-01-17" calcext:value-type="date">
            <text:p>2011-01-17</text:p>
          </table:table-cell>
          <table:table-cell office:value-type="string" calcext:value-type="string">
            <text:p>Sara Hess</text:p>
          </table:table-cell>
          <table:table-cell table:number-columns-repeated="4"/>
          <table:table-cell table:formula="of:=IF(OR([.$J142]=[.O$1];[.$K142]=[.O$1];[.$L142]=[.O$1];[.$M142]=[.O$1];[.$N142]);[.$A142];&quot;&quot;)">
            <text:p/>
          </table:table-cell>
          <table:table-cell table:formula="of:=IF(OR([.$J142]=[.P$1];[.$K142]=[.P$1];[.$L142]=[.P$1];[.$M142]=[.P$1];[.$N142]);[.$A142];&quot;&quot;)">
            <text:p/>
          </table:table-cell>
          <table:table-cell table:formula="of:=IF(OR([.$J142]=[.Q$1];[.$K142]=[.Q$1];[.$L142]=[.Q$1];[.$M142]=[.Q$1];[.$N142]);[.$A142];&quot;&quot;)">
            <text:p/>
          </table:table-cell>
          <table:table-cell table:formula="of:=IF(OR([.$J142]=[.R$1];[.$K142]=[.R$1];[.$L142]=[.R$1];[.$M142]=[.R$1];[.$N142]);[.$A142];&quot;&quot;)">
            <text:p/>
          </table:table-cell>
          <table:table-cell table:formula="of:=IF(OR([.$J142]=[.S$1];[.$K142]=[.S$1];[.$L142]=[.S$1];[.$M142]=[.S$1];[.$N142]);[.$A142];&quot;&quot;)">
            <text:p/>
          </table:table-cell>
          <table:table-cell table:formula="of:=IF(OR([.$J142]=[.T$1];[.$K142]=[.T$1];[.$L142]=[.T$1];[.$M142]=[.T$1];[.$N142]);[.$A142];&quot;&quot;)">
            <text:p/>
          </table:table-cell>
          <table:table-cell table:formula="of:=IF(OR([.$J142]=[.U$1];[.$K142]=[.U$1];[.$L142]=[.U$1];[.$M142]=[.U$1];[.$N142]);[.$A142];&quot;&quot;)">
            <text:p/>
          </table:table-cell>
          <table:table-cell table:formula="of:=IF(OR([.$J142]=[.V$1];[.$K142]=[.V$1];[.$L142]=[.V$1];[.$M142]=[.V$1];[.$N142]);[.$A142];&quot;&quot;)">
            <text:p/>
          </table:table-cell>
          <table:table-cell table:formula="of:=IF(OR([.$J142]=[.W$1];[.$K142]=[.W$1];[.$L142]=[.W$1];[.$M142]=[.W$1];[.$N142]);[.$A142];&quot;&quot;)">
            <text:p/>
          </table:table-cell>
          <table:table-cell table:formula="of:=IF(OR([.$J142]=[.X$1];[.$K142]=[.X$1];[.$L142]=[.X$1];[.$M142]=[.X$1];[.$N142]);[.$A142];&quot;&quot;)">
            <text:p/>
          </table:table-cell>
          <table:table-cell table:formula="of:=IF(OR([.$J142]=[.Y$1];[.$K142]=[.Y$1];[.$L142]=[.Y$1];[.$M142]=[.Y$1];[.$N142]);[.$A142];&quot;&quot;)">
            <text:p/>
          </table:table-cell>
          <table:table-cell table:formula="of:=IF(OR([.$J142]=[.Z$1];[.$K142]=[.Z$1];[.$L142]=[.Z$1];[.$M142]=[.Z$1];[.$N142]);[.$A142];&quot;&quot;)" office:value-type="float" office:value="141" calcext:value-type="float">
            <text:p>141</text:p>
          </table:table-cell>
          <table:table-cell table:formula="of:=IF(OR([.$J142]=[.AA$1];[.$K142]=[.AA$1];[.$L142]=[.AA$1];[.$M142]=[.AA$1];[.$N142]);[.$A142];&quot;&quot;)">
            <text:p/>
          </table:table-cell>
          <table:table-cell table:formula="of:=IF(OR([.$J142]=[.AB$1];[.$K142]=[.AB$1];[.$L142]=[.AB$1];[.$M142]=[.AB$1];[.$N142]);[.$A142];&quot;&quot;)">
            <text:p/>
          </table:table-cell>
          <table:table-cell table:formula="of:=IF(OR([.$J142]=[.AC$1];[.$K142]=[.AC$1];[.$L142]=[.AC$1];[.$M142]=[.AC$1];[.$N142]);[.$A142];&quot;&quot;)">
            <text:p/>
          </table:table-cell>
          <table:table-cell table:formula="of:=IF(OR([.$J142]=[.AD$1];[.$K142]=[.AD$1];[.$L142]=[.AD$1];[.$M142]=[.AD$1];[.$N142]);[.$A142];&quot;&quot;)">
            <text:p/>
          </table:table-cell>
          <table:table-cell table:formula="of:=IF(OR([.$J142]=[.AE$1];[.$K142]=[.AE$1];[.$L142]=[.AE$1];[.$M142]=[.AE$1];[.$N142]);[.$A142];&quot;&quot;)">
            <text:p/>
          </table:table-cell>
          <table:table-cell table:formula="of:=IF(OR([.$J142]=[.AF$1];[.$K142]=[.AF$1];[.$L142]=[.AF$1];[.$M142]=[.AF$1];[.$N142]);[.$A142];&quot;&quot;)">
            <text:p/>
          </table:table-cell>
          <table:table-cell table:formula="of:=IF(OR([.$J142]=[.AG$1];[.$K142]=[.AG$1];[.$L142]=[.AG$1];[.$M142]=[.AG$1];[.$N142]);[.$A142];&quot;&quot;)">
            <text:p/>
          </table:table-cell>
          <table:table-cell table:formula="of:=IF(OR([.$J142]=[.AH$1];[.$K142]=[.AH$1];[.$L142]=[.AH$1];[.$M142]=[.AH$1];[.$N142]);[.$A142];&quot;&quot;)">
            <text:p/>
          </table:table-cell>
          <table:table-cell table:formula="of:=IF(OR([.$J142]=[.AI$1];[.$K142]=[.AI$1];[.$L142]=[.AI$1];[.$M142]=[.AI$1];[.$N142]);[.$A142];&quot;&quot;)">
            <text:p/>
          </table:table-cell>
          <table:table-cell table:formula="of:=IF(OR([.$J142]=[.AJ$1];[.$K142]=[.AJ$1];[.$L142]=[.AJ$1];[.$M142]=[.AJ$1];[.$N142]);[.$A142];&quot;&quot;)">
            <text:p/>
          </table:table-cell>
          <table:table-cell table:formula="of:=IF(OR([.$J142]=[.AK$1];[.$K142]=[.AK$1];[.$L142]=[.AK$1];[.$M142]=[.AK$1];[.$N142]);[.$A142];&quot;&quot;)">
            <text:p/>
          </table:table-cell>
          <table:table-cell table:formula="of:=IF(OR([.$J142]=[.AL$1];[.$K142]=[.AL$1];[.$L142]=[.AL$1];[.$M142]=[.AL$1];[.$N142]);[.$A142];&quot;&quot;)">
            <text:p/>
          </table:table-cell>
          <table:table-cell table:formula="of:=IF(OR([.$J142]=[.AM$1];[.$K142]=[.AM$1];[.$L142]=[.AM$1];[.$M142]=[.AM$1];[.$N142]);[.$A142];&quot;&quot;)">
            <text:p/>
          </table:table-cell>
          <table:table-cell table:formula="of:=IF(OR([.$J142]=[.AN$1];[.$K142]=[.AN$1];[.$L142]=[.AN$1];[.$M142]=[.AN$1];[.$N142]);[.$A142];&quot;&quot;)">
            <text:p/>
          </table:table-cell>
          <table:table-cell table:formula="of:=IF(OR([.$J142]=[.AO$1];[.$K142]=[.AO$1];[.$L142]=[.AO$1];[.$M142]=[.AO$1];[.$N142]);[.$A142];&quot;&quot;)">
            <text:p/>
          </table:table-cell>
          <table:table-cell table:formula="of:=IF(OR([.$J142]=[.AP$1];[.$K142]=[.AP$1];[.$L142]=[.AP$1];[.$M142]=[.AP$1];[.$N142]);[.$A142];&quot;&quot;)">
            <text:p/>
          </table:table-cell>
          <table:table-cell table:formula="of:=IF(OR([.$J142]=[.AQ$1];[.$K142]=[.AQ$1];[.$L142]=[.AQ$1];[.$M142]=[.AQ$1];[.$N142]);[.$A142];&quot;&quot;)">
            <text:p/>
          </table:table-cell>
          <table:table-cell table:formula="of:=IF(OR([.$J142]=[.AR$1];[.$K142]=[.AR$1];[.$L142]=[.AR$1];[.$M142]=[.AR$1];[.$N142]);[.$A142];&quot;&quot;)">
            <text:p/>
          </table:table-cell>
          <table:table-cell/>
          <table:table-cell table:formula="of:=IF([.$E142]=[.AT$1];[.$A142];&quot;&quot;)">
            <text:p/>
          </table:table-cell>
          <table:table-cell table:formula="of:=IF([.$E142]=[.AU$1];[.$A142];&quot;&quot;)">
            <text:p/>
          </table:table-cell>
          <table:table-cell table:formula="of:=IF([.$E142]=[.AV$1];[.$A142];&quot;&quot;)">
            <text:p/>
          </table:table-cell>
          <table:table-cell table:formula="of:=IF([.$E142]=[.AW$1];[.$A142];&quot;&quot;)">
            <text:p/>
          </table:table-cell>
          <table:table-cell table:formula="of:=IF([.$E142]=[.AX$1];[.$A142];&quot;&quot;)">
            <text:p/>
          </table:table-cell>
          <table:table-cell table:formula="of:=IF([.$E142]=[.AY$1];[.$A142];&quot;&quot;)">
            <text:p/>
          </table:table-cell>
          <table:table-cell table:formula="of:=IF([.$E142]=[.AZ$1];[.$A142];&quot;&quot;)">
            <text:p/>
          </table:table-cell>
          <table:table-cell table:formula="of:=IF([.$E142]=[.BA$1];[.$A142];&quot;&quot;)">
            <text:p/>
          </table:table-cell>
          <table:table-cell table:formula="of:=IF([.$E142]=[.BB$1];[.$A142];&quot;&quot;)">
            <text:p/>
          </table:table-cell>
          <table:table-cell table:formula="of:=IF([.$E142]=[.BC$1];[.$A142];&quot;&quot;)">
            <text:p/>
          </table:table-cell>
          <table:table-cell table:formula="of:=IF([.$E142]=[.BD$1];[.$A142];&quot;&quot;)">
            <text:p/>
          </table:table-cell>
          <table:table-cell table:formula="of:=IF([.$E142]=[.BE$1];[.$A142];&quot;&quot;)">
            <text:p/>
          </table:table-cell>
          <table:table-cell table:formula="of:=IF([.$E142]=[.BF$1];[.$A142];&quot;&quot;)">
            <text:p/>
          </table:table-cell>
          <table:table-cell table:formula="of:=IF([.$E142]=[.BG$1];[.$A142];&quot;&quot;)">
            <text:p/>
          </table:table-cell>
          <table:table-cell table:formula="of:=IF([.$E142]=[.BH$1];[.$A142];&quot;&quot;)">
            <text:p/>
          </table:table-cell>
          <table:table-cell table:formula="of:=IF([.$E142]=[.BI$1];[.$A142];&quot;&quot;)">
            <text:p/>
          </table:table-cell>
          <table:table-cell table:formula="of:=IF([.$E142]=[.BJ$1];[.$A142];&quot;&quot;)">
            <text:p/>
          </table:table-cell>
          <table:table-cell table:formula="of:=IF([.$E142]=[.BK$1];[.$A142];&quot;&quot;)">
            <text:p/>
          </table:table-cell>
          <table:table-cell table:formula="of:=IF([.$E142]=[.BL$1];[.$A142];&quot;&quot;)">
            <text:p/>
          </table:table-cell>
          <table:table-cell table:formula="of:=IF([.$E142]=[.BM$1];[.$A142];&quot;&quot;)">
            <text:p/>
          </table:table-cell>
          <table:table-cell table:formula="of:=IF([.$E142]=[.BN$1];[.$A142];&quot;&quot;)">
            <text:p/>
          </table:table-cell>
          <table:table-cell table:formula="of:=IF([.$E142]=[.BO$1];[.$A142];&quot;&quot;)">
            <text:p/>
          </table:table-cell>
          <table:table-cell table:formula="of:=IF([.$E142]=[.BP$1];[.$A142];&quot;&quot;)">
            <text:p/>
          </table:table-cell>
          <table:table-cell table:formula="of:=IF([.$E142]=[.BQ$1];[.$A142];&quot;&quot;)">
            <text:p/>
          </table:table-cell>
          <table:table-cell table:formula="of:=IF([.$E142]=[.BR$1];[.$A142];&quot;&quot;)">
            <text:p/>
          </table:table-cell>
          <table:table-cell table:formula="of:=IF([.$E142]=[.BS$1];[.$A142];&quot;&quot;)">
            <text:p/>
          </table:table-cell>
          <table:table-cell table:formula="of:=IF([.$E142]=[.BT$1];[.$A142];&quot;&quot;)">
            <text:p/>
          </table:table-cell>
          <table:table-cell table:formula="of:=IF([.$E142]=[.BU$1];[.$A142];&quot;&quot;)">
            <text:p/>
          </table:table-cell>
          <table:table-cell table:formula="of:=IF([.$E142]=[.BV$1];[.$A142];&quot;&quot;)">
            <text:p/>
          </table:table-cell>
          <table:table-cell table:formula="of:=IF([.$E142]=[.BW$1];[.$A142];&quot;&quot;)">
            <text:p/>
          </table:table-cell>
          <table:table-cell table:formula="of:=IF([.$E142]=[.BX$1];[.$A142];&quot;&quot;)">
            <text:p/>
          </table:table-cell>
          <table:table-cell table:formula="of:=IF([.$E142]=[.BY$1];[.$A142];&quot;&quot;)">
            <text:p/>
          </table:table-cell>
          <table:table-cell table:formula="of:=IF([.$E142]=[.BZ$1];[.$A142];&quot;&quot;)">
            <text:p/>
          </table:table-cell>
          <table:table-cell table:formula="of:=IF([.$E142]=[.CA$1];[.$A142];&quot;&quot;)">
            <text:p/>
          </table:table-cell>
          <table:table-cell table:formula="of:=IF([.$E142]=[.CB$1];[.$A142];&quot;&quot;)">
            <text:p/>
          </table:table-cell>
          <table:table-cell table:formula="of:=IF([.$E142]=[.CC$1];[.$A142];&quot;&quot;)">
            <text:p/>
          </table:table-cell>
          <table:table-cell table:formula="of:=IF([.$E142]=[.CD$1];[.$A142];&quot;&quot;)">
            <text:p/>
          </table:table-cell>
          <table:table-cell table:formula="of:=IF([.$E142]=[.CE$1];[.$A142];&quot;&quot;)">
            <text:p/>
          </table:table-cell>
          <table:table-cell table:formula="of:=IF([.$E142]=[.CF$1];[.$A142];&quot;&quot;)">
            <text:p/>
          </table:table-cell>
          <table:table-cell table:formula="of:=IF([.$E142]=[.CG$1];[.$A142];&quot;&quot;)">
            <text:p/>
          </table:table-cell>
          <table:table-cell table:formula="of:=IF([.$E142]=[.CH$1];[.$A142];&quot;&quot;)">
            <text:p/>
          </table:table-cell>
          <table:table-cell table:formula="of:=IF([.$E142]=[.CI$1];[.$A142];&quot;&quot;)">
            <text:p/>
          </table:table-cell>
          <table:table-cell table:formula="of:=IF([.$E142]=[.CJ$1];[.$A142];&quot;&quot;)" office:value-type="float" office:value="141" calcext:value-type="float">
            <text:p>141</text:p>
          </table:table-cell>
          <table:table-cell table:formula="of:=IF([.$E142]=[.CK$1];[.$A142];&quot;&quot;)">
            <text:p/>
          </table:table-cell>
          <table:table-cell table:formula="of:=IF([.$E142]=[.CL$1];[.$A142];&quot;&quot;)">
            <text:p/>
          </table:table-cell>
          <table:table-cell table:formula="of:=IF([.$E142]=[.CM$1];[.$A142];&quot;&quot;)">
            <text:p/>
          </table:table-cell>
          <table:table-cell table:formula="of:=IF([.$E142]=[.CN$1];[.$A142];&quot;&quot;)">
            <text:p/>
          </table:table-cell>
          <table:table-cell table:formula="of:=IF([.$E142]=[.CO$1];[.$A142];&quot;&quot;)">
            <text:p/>
          </table:table-cell>
          <table:table-cell table:formula="of:=IF([.$E142]=[.CP$1];[.$A142];&quot;&quot;)">
            <text:p/>
          </table:table-cell>
          <table:table-cell table:formula="of:=IF([.$E142]=[.CQ$1];[.$A14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ot or Stick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Liz Friedman</text:p>
          </table:table-cell>
          <table:table-cell office:value-type="float" office:value="10.45" calcext:value-type="float">
            <text:p>10.45</text:p>
          </table:table-cell>
          <table:table-cell office:value-type="float" office:value="10" calcext:value-type="float">
            <text:p>10</text:p>
          </table:table-cell>
          <table:table-cell office:value-type="date" office:date-value="2011-01-24" calcext:value-type="date">
            <text:p>2011-01-24</text:p>
          </table:table-cell>
          <table:table-cell office:value-type="string" calcext:value-type="string">
            <text:p>Liz Friedman</text:p>
          </table:table-cell>
          <table:table-cell table:number-columns-repeated="4"/>
          <table:table-cell table:formula="of:=IF(OR([.$J143]=[.O$1];[.$K143]=[.O$1];[.$L143]=[.O$1];[.$M143]=[.O$1];[.$N143]);[.$A143];&quot;&quot;)">
            <text:p/>
          </table:table-cell>
          <table:table-cell table:formula="of:=IF(OR([.$J143]=[.P$1];[.$K143]=[.P$1];[.$L143]=[.P$1];[.$M143]=[.P$1];[.$N143]);[.$A143];&quot;&quot;)">
            <text:p/>
          </table:table-cell>
          <table:table-cell table:formula="of:=IF(OR([.$J143]=[.Q$1];[.$K143]=[.Q$1];[.$L143]=[.Q$1];[.$M143]=[.Q$1];[.$N143]);[.$A143];&quot;&quot;)">
            <text:p/>
          </table:table-cell>
          <table:table-cell table:formula="of:=IF(OR([.$J143]=[.R$1];[.$K143]=[.R$1];[.$L143]=[.R$1];[.$M143]=[.R$1];[.$N143]);[.$A143];&quot;&quot;)">
            <text:p/>
          </table:table-cell>
          <table:table-cell table:formula="of:=IF(OR([.$J143]=[.S$1];[.$K143]=[.S$1];[.$L143]=[.S$1];[.$M143]=[.S$1];[.$N143]);[.$A143];&quot;&quot;)">
            <text:p/>
          </table:table-cell>
          <table:table-cell table:formula="of:=IF(OR([.$J143]=[.T$1];[.$K143]=[.T$1];[.$L143]=[.T$1];[.$M143]=[.T$1];[.$N143]);[.$A143];&quot;&quot;)">
            <text:p/>
          </table:table-cell>
          <table:table-cell table:formula="of:=IF(OR([.$J143]=[.U$1];[.$K143]=[.U$1];[.$L143]=[.U$1];[.$M143]=[.U$1];[.$N143]);[.$A143];&quot;&quot;)">
            <text:p/>
          </table:table-cell>
          <table:table-cell table:formula="of:=IF(OR([.$J143]=[.V$1];[.$K143]=[.V$1];[.$L143]=[.V$1];[.$M143]=[.V$1];[.$N143]);[.$A143];&quot;&quot;)">
            <text:p/>
          </table:table-cell>
          <table:table-cell table:formula="of:=IF(OR([.$J143]=[.W$1];[.$K143]=[.W$1];[.$L143]=[.W$1];[.$M143]=[.W$1];[.$N143]);[.$A143];&quot;&quot;)">
            <text:p/>
          </table:table-cell>
          <table:table-cell table:formula="of:=IF(OR([.$J143]=[.X$1];[.$K143]=[.X$1];[.$L143]=[.X$1];[.$M143]=[.X$1];[.$N143]);[.$A143];&quot;&quot;)">
            <text:p/>
          </table:table-cell>
          <table:table-cell table:formula="of:=IF(OR([.$J143]=[.Y$1];[.$K143]=[.Y$1];[.$L143]=[.Y$1];[.$M143]=[.Y$1];[.$N143]);[.$A143];&quot;&quot;)">
            <text:p/>
          </table:table-cell>
          <table:table-cell table:formula="of:=IF(OR([.$J143]=[.Z$1];[.$K143]=[.Z$1];[.$L143]=[.Z$1];[.$M143]=[.Z$1];[.$N143]);[.$A143];&quot;&quot;)">
            <text:p/>
          </table:table-cell>
          <table:table-cell table:formula="of:=IF(OR([.$J143]=[.AA$1];[.$K143]=[.AA$1];[.$L143]=[.AA$1];[.$M143]=[.AA$1];[.$N143]);[.$A143];&quot;&quot;)" office:value-type="float" office:value="142" calcext:value-type="float">
            <text:p>142</text:p>
          </table:table-cell>
          <table:table-cell table:formula="of:=IF(OR([.$J143]=[.AB$1];[.$K143]=[.AB$1];[.$L143]=[.AB$1];[.$M143]=[.AB$1];[.$N143]);[.$A143];&quot;&quot;)">
            <text:p/>
          </table:table-cell>
          <table:table-cell table:formula="of:=IF(OR([.$J143]=[.AC$1];[.$K143]=[.AC$1];[.$L143]=[.AC$1];[.$M143]=[.AC$1];[.$N143]);[.$A143];&quot;&quot;)">
            <text:p/>
          </table:table-cell>
          <table:table-cell table:formula="of:=IF(OR([.$J143]=[.AD$1];[.$K143]=[.AD$1];[.$L143]=[.AD$1];[.$M143]=[.AD$1];[.$N143]);[.$A143];&quot;&quot;)">
            <text:p/>
          </table:table-cell>
          <table:table-cell table:formula="of:=IF(OR([.$J143]=[.AE$1];[.$K143]=[.AE$1];[.$L143]=[.AE$1];[.$M143]=[.AE$1];[.$N143]);[.$A143];&quot;&quot;)">
            <text:p/>
          </table:table-cell>
          <table:table-cell table:formula="of:=IF(OR([.$J143]=[.AF$1];[.$K143]=[.AF$1];[.$L143]=[.AF$1];[.$M143]=[.AF$1];[.$N143]);[.$A143];&quot;&quot;)">
            <text:p/>
          </table:table-cell>
          <table:table-cell table:formula="of:=IF(OR([.$J143]=[.AG$1];[.$K143]=[.AG$1];[.$L143]=[.AG$1];[.$M143]=[.AG$1];[.$N143]);[.$A143];&quot;&quot;)">
            <text:p/>
          </table:table-cell>
          <table:table-cell table:formula="of:=IF(OR([.$J143]=[.AH$1];[.$K143]=[.AH$1];[.$L143]=[.AH$1];[.$M143]=[.AH$1];[.$N143]);[.$A143];&quot;&quot;)">
            <text:p/>
          </table:table-cell>
          <table:table-cell table:formula="of:=IF(OR([.$J143]=[.AI$1];[.$K143]=[.AI$1];[.$L143]=[.AI$1];[.$M143]=[.AI$1];[.$N143]);[.$A143];&quot;&quot;)">
            <text:p/>
          </table:table-cell>
          <table:table-cell table:formula="of:=IF(OR([.$J143]=[.AJ$1];[.$K143]=[.AJ$1];[.$L143]=[.AJ$1];[.$M143]=[.AJ$1];[.$N143]);[.$A143];&quot;&quot;)">
            <text:p/>
          </table:table-cell>
          <table:table-cell table:formula="of:=IF(OR([.$J143]=[.AK$1];[.$K143]=[.AK$1];[.$L143]=[.AK$1];[.$M143]=[.AK$1];[.$N143]);[.$A143];&quot;&quot;)">
            <text:p/>
          </table:table-cell>
          <table:table-cell table:formula="of:=IF(OR([.$J143]=[.AL$1];[.$K143]=[.AL$1];[.$L143]=[.AL$1];[.$M143]=[.AL$1];[.$N143]);[.$A143];&quot;&quot;)">
            <text:p/>
          </table:table-cell>
          <table:table-cell table:formula="of:=IF(OR([.$J143]=[.AM$1];[.$K143]=[.AM$1];[.$L143]=[.AM$1];[.$M143]=[.AM$1];[.$N143]);[.$A143];&quot;&quot;)">
            <text:p/>
          </table:table-cell>
          <table:table-cell table:formula="of:=IF(OR([.$J143]=[.AN$1];[.$K143]=[.AN$1];[.$L143]=[.AN$1];[.$M143]=[.AN$1];[.$N143]);[.$A143];&quot;&quot;)">
            <text:p/>
          </table:table-cell>
          <table:table-cell table:formula="of:=IF(OR([.$J143]=[.AO$1];[.$K143]=[.AO$1];[.$L143]=[.AO$1];[.$M143]=[.AO$1];[.$N143]);[.$A143];&quot;&quot;)">
            <text:p/>
          </table:table-cell>
          <table:table-cell table:formula="of:=IF(OR([.$J143]=[.AP$1];[.$K143]=[.AP$1];[.$L143]=[.AP$1];[.$M143]=[.AP$1];[.$N143]);[.$A143];&quot;&quot;)">
            <text:p/>
          </table:table-cell>
          <table:table-cell table:formula="of:=IF(OR([.$J143]=[.AQ$1];[.$K143]=[.AQ$1];[.$L143]=[.AQ$1];[.$M143]=[.AQ$1];[.$N143]);[.$A143];&quot;&quot;)">
            <text:p/>
          </table:table-cell>
          <table:table-cell table:formula="of:=IF(OR([.$J143]=[.AR$1];[.$K143]=[.AR$1];[.$L143]=[.AR$1];[.$M143]=[.AR$1];[.$N143]);[.$A143];&quot;&quot;)">
            <text:p/>
          </table:table-cell>
          <table:table-cell/>
          <table:table-cell table:formula="of:=IF([.$E143]=[.AT$1];[.$A143];&quot;&quot;)">
            <text:p/>
          </table:table-cell>
          <table:table-cell table:formula="of:=IF([.$E143]=[.AU$1];[.$A143];&quot;&quot;)">
            <text:p/>
          </table:table-cell>
          <table:table-cell table:formula="of:=IF([.$E143]=[.AV$1];[.$A143];&quot;&quot;)">
            <text:p/>
          </table:table-cell>
          <table:table-cell table:formula="of:=IF([.$E143]=[.AW$1];[.$A143];&quot;&quot;)">
            <text:p/>
          </table:table-cell>
          <table:table-cell table:formula="of:=IF([.$E143]=[.AX$1];[.$A143];&quot;&quot;)">
            <text:p/>
          </table:table-cell>
          <table:table-cell table:formula="of:=IF([.$E143]=[.AY$1];[.$A143];&quot;&quot;)">
            <text:p/>
          </table:table-cell>
          <table:table-cell table:formula="of:=IF([.$E143]=[.AZ$1];[.$A143];&quot;&quot;)">
            <text:p/>
          </table:table-cell>
          <table:table-cell table:formula="of:=IF([.$E143]=[.BA$1];[.$A143];&quot;&quot;)">
            <text:p/>
          </table:table-cell>
          <table:table-cell table:formula="of:=IF([.$E143]=[.BB$1];[.$A143];&quot;&quot;)">
            <text:p/>
          </table:table-cell>
          <table:table-cell table:formula="of:=IF([.$E143]=[.BC$1];[.$A143];&quot;&quot;)">
            <text:p/>
          </table:table-cell>
          <table:table-cell table:formula="of:=IF([.$E143]=[.BD$1];[.$A143];&quot;&quot;)">
            <text:p/>
          </table:table-cell>
          <table:table-cell table:formula="of:=IF([.$E143]=[.BE$1];[.$A143];&quot;&quot;)">
            <text:p/>
          </table:table-cell>
          <table:table-cell table:formula="of:=IF([.$E143]=[.BF$1];[.$A143];&quot;&quot;)">
            <text:p/>
          </table:table-cell>
          <table:table-cell table:formula="of:=IF([.$E143]=[.BG$1];[.$A143];&quot;&quot;)">
            <text:p/>
          </table:table-cell>
          <table:table-cell table:formula="of:=IF([.$E143]=[.BH$1];[.$A143];&quot;&quot;)">
            <text:p/>
          </table:table-cell>
          <table:table-cell table:formula="of:=IF([.$E143]=[.BI$1];[.$A143];&quot;&quot;)">
            <text:p/>
          </table:table-cell>
          <table:table-cell table:formula="of:=IF([.$E143]=[.BJ$1];[.$A143];&quot;&quot;)">
            <text:p/>
          </table:table-cell>
          <table:table-cell table:formula="of:=IF([.$E143]=[.BK$1];[.$A143];&quot;&quot;)">
            <text:p/>
          </table:table-cell>
          <table:table-cell table:formula="of:=IF([.$E143]=[.BL$1];[.$A143];&quot;&quot;)">
            <text:p/>
          </table:table-cell>
          <table:table-cell table:formula="of:=IF([.$E143]=[.BM$1];[.$A143];&quot;&quot;)">
            <text:p/>
          </table:table-cell>
          <table:table-cell table:formula="of:=IF([.$E143]=[.BN$1];[.$A143];&quot;&quot;)">
            <text:p/>
          </table:table-cell>
          <table:table-cell table:formula="of:=IF([.$E143]=[.BO$1];[.$A143];&quot;&quot;)">
            <text:p/>
          </table:table-cell>
          <table:table-cell table:formula="of:=IF([.$E143]=[.BP$1];[.$A143];&quot;&quot;)">
            <text:p/>
          </table:table-cell>
          <table:table-cell table:formula="of:=IF([.$E143]=[.BQ$1];[.$A143];&quot;&quot;)">
            <text:p/>
          </table:table-cell>
          <table:table-cell table:formula="of:=IF([.$E143]=[.BR$1];[.$A143];&quot;&quot;)">
            <text:p/>
          </table:table-cell>
          <table:table-cell table:formula="of:=IF([.$E143]=[.BS$1];[.$A143];&quot;&quot;)">
            <text:p/>
          </table:table-cell>
          <table:table-cell table:formula="of:=IF([.$E143]=[.BT$1];[.$A143];&quot;&quot;)">
            <text:p/>
          </table:table-cell>
          <table:table-cell table:formula="of:=IF([.$E143]=[.BU$1];[.$A143];&quot;&quot;)">
            <text:p/>
          </table:table-cell>
          <table:table-cell table:formula="of:=IF([.$E143]=[.BV$1];[.$A143];&quot;&quot;)">
            <text:p/>
          </table:table-cell>
          <table:table-cell table:formula="of:=IF([.$E143]=[.BW$1];[.$A143];&quot;&quot;)">
            <text:p/>
          </table:table-cell>
          <table:table-cell table:formula="of:=IF([.$E143]=[.BX$1];[.$A143];&quot;&quot;)">
            <text:p/>
          </table:table-cell>
          <table:table-cell table:formula="of:=IF([.$E143]=[.BY$1];[.$A143];&quot;&quot;)">
            <text:p/>
          </table:table-cell>
          <table:table-cell table:formula="of:=IF([.$E143]=[.BZ$1];[.$A143];&quot;&quot;)">
            <text:p/>
          </table:table-cell>
          <table:table-cell table:formula="of:=IF([.$E143]=[.CA$1];[.$A143];&quot;&quot;)">
            <text:p/>
          </table:table-cell>
          <table:table-cell table:formula="of:=IF([.$E143]=[.CB$1];[.$A143];&quot;&quot;)" office:value-type="float" office:value="142" calcext:value-type="float">
            <text:p>142</text:p>
          </table:table-cell>
          <table:table-cell table:formula="of:=IF([.$E143]=[.CC$1];[.$A143];&quot;&quot;)">
            <text:p/>
          </table:table-cell>
          <table:table-cell table:formula="of:=IF([.$E143]=[.CD$1];[.$A143];&quot;&quot;)">
            <text:p/>
          </table:table-cell>
          <table:table-cell table:formula="of:=IF([.$E143]=[.CE$1];[.$A143];&quot;&quot;)">
            <text:p/>
          </table:table-cell>
          <table:table-cell table:formula="of:=IF([.$E143]=[.CF$1];[.$A143];&quot;&quot;)">
            <text:p/>
          </table:table-cell>
          <table:table-cell table:formula="of:=IF([.$E143]=[.CG$1];[.$A143];&quot;&quot;)">
            <text:p/>
          </table:table-cell>
          <table:table-cell table:formula="of:=IF([.$E143]=[.CH$1];[.$A143];&quot;&quot;)">
            <text:p/>
          </table:table-cell>
          <table:table-cell table:formula="of:=IF([.$E143]=[.CI$1];[.$A143];&quot;&quot;)">
            <text:p/>
          </table:table-cell>
          <table:table-cell table:formula="of:=IF([.$E143]=[.CJ$1];[.$A143];&quot;&quot;)">
            <text:p/>
          </table:table-cell>
          <table:table-cell table:formula="of:=IF([.$E143]=[.CK$1];[.$A143];&quot;&quot;)">
            <text:p/>
          </table:table-cell>
          <table:table-cell table:formula="of:=IF([.$E143]=[.CL$1];[.$A143];&quot;&quot;)">
            <text:p/>
          </table:table-cell>
          <table:table-cell table:formula="of:=IF([.$E143]=[.CM$1];[.$A143];&quot;&quot;)">
            <text:p/>
          </table:table-cell>
          <table:table-cell table:formula="of:=IF([.$E143]=[.CN$1];[.$A143];&quot;&quot;)">
            <text:p/>
          </table:table-cell>
          <table:table-cell table:formula="of:=IF([.$E143]=[.CO$1];[.$A143];&quot;&quot;)">
            <text:p/>
          </table:table-cell>
          <table:table-cell table:formula="of:=IF([.$E143]=[.CP$1];[.$A143];&quot;&quot;)">
            <text:p/>
          </table:table-cell>
          <table:table-cell table:formula="of:=IF([.$E143]=[.CQ$1];[.$A14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mily Practice</text:p>
          </table:table-cell>
          <table:table-cell office:value-type="string" calcext:value-type="string">
            <text:p>Miguel Sapochnik</text:p>
          </table:table-cell>
          <table:table-cell office:value-type="string" calcext:value-type="string">
            <text:p>Peter Blake</text:p>
          </table:table-cell>
          <table:table-cell office:value-type="float" office:value="12.33" calcext:value-type="float">
            <text:p>12.33</text:p>
          </table:table-cell>
          <table:table-cell office:value-type="float" office:value="13" calcext:value-type="float">
            <text:p>13</text:p>
          </table:table-cell>
          <table:table-cell office:value-type="date" office:date-value="2011-02-07" calcext:value-type="date">
            <text:p>2011-02-07</text:p>
          </table:table-cell>
          <table:table-cell office:value-type="string" calcext:value-type="string">
            <text:p>Peter Blake</text:p>
          </table:table-cell>
          <table:table-cell table:number-columns-repeated="4"/>
          <table:table-cell table:formula="of:=IF(OR([.$J144]=[.O$1];[.$K144]=[.O$1];[.$L144]=[.O$1];[.$M144]=[.O$1];[.$N144]);[.$A144];&quot;&quot;)">
            <text:p/>
          </table:table-cell>
          <table:table-cell table:formula="of:=IF(OR([.$J144]=[.P$1];[.$K144]=[.P$1];[.$L144]=[.P$1];[.$M144]=[.P$1];[.$N144]);[.$A144];&quot;&quot;)">
            <text:p/>
          </table:table-cell>
          <table:table-cell table:formula="of:=IF(OR([.$J144]=[.Q$1];[.$K144]=[.Q$1];[.$L144]=[.Q$1];[.$M144]=[.Q$1];[.$N144]);[.$A144];&quot;&quot;)" office:value-type="float" office:value="143" calcext:value-type="float">
            <text:p>143</text:p>
          </table:table-cell>
          <table:table-cell table:formula="of:=IF(OR([.$J144]=[.R$1];[.$K144]=[.R$1];[.$L144]=[.R$1];[.$M144]=[.R$1];[.$N144]);[.$A144];&quot;&quot;)">
            <text:p/>
          </table:table-cell>
          <table:table-cell table:formula="of:=IF(OR([.$J144]=[.S$1];[.$K144]=[.S$1];[.$L144]=[.S$1];[.$M144]=[.S$1];[.$N144]);[.$A144];&quot;&quot;)">
            <text:p/>
          </table:table-cell>
          <table:table-cell table:formula="of:=IF(OR([.$J144]=[.T$1];[.$K144]=[.T$1];[.$L144]=[.T$1];[.$M144]=[.T$1];[.$N144]);[.$A144];&quot;&quot;)">
            <text:p/>
          </table:table-cell>
          <table:table-cell table:formula="of:=IF(OR([.$J144]=[.U$1];[.$K144]=[.U$1];[.$L144]=[.U$1];[.$M144]=[.U$1];[.$N144]);[.$A144];&quot;&quot;)">
            <text:p/>
          </table:table-cell>
          <table:table-cell table:formula="of:=IF(OR([.$J144]=[.V$1];[.$K144]=[.V$1];[.$L144]=[.V$1];[.$M144]=[.V$1];[.$N144]);[.$A144];&quot;&quot;)">
            <text:p/>
          </table:table-cell>
          <table:table-cell table:formula="of:=IF(OR([.$J144]=[.W$1];[.$K144]=[.W$1];[.$L144]=[.W$1];[.$M144]=[.W$1];[.$N144]);[.$A144];&quot;&quot;)">
            <text:p/>
          </table:table-cell>
          <table:table-cell table:formula="of:=IF(OR([.$J144]=[.X$1];[.$K144]=[.X$1];[.$L144]=[.X$1];[.$M144]=[.X$1];[.$N144]);[.$A144];&quot;&quot;)">
            <text:p/>
          </table:table-cell>
          <table:table-cell table:formula="of:=IF(OR([.$J144]=[.Y$1];[.$K144]=[.Y$1];[.$L144]=[.Y$1];[.$M144]=[.Y$1];[.$N144]);[.$A144];&quot;&quot;)">
            <text:p/>
          </table:table-cell>
          <table:table-cell table:formula="of:=IF(OR([.$J144]=[.Z$1];[.$K144]=[.Z$1];[.$L144]=[.Z$1];[.$M144]=[.Z$1];[.$N144]);[.$A144];&quot;&quot;)">
            <text:p/>
          </table:table-cell>
          <table:table-cell table:formula="of:=IF(OR([.$J144]=[.AA$1];[.$K144]=[.AA$1];[.$L144]=[.AA$1];[.$M144]=[.AA$1];[.$N144]);[.$A144];&quot;&quot;)">
            <text:p/>
          </table:table-cell>
          <table:table-cell table:formula="of:=IF(OR([.$J144]=[.AB$1];[.$K144]=[.AB$1];[.$L144]=[.AB$1];[.$M144]=[.AB$1];[.$N144]);[.$A144];&quot;&quot;)">
            <text:p/>
          </table:table-cell>
          <table:table-cell table:formula="of:=IF(OR([.$J144]=[.AC$1];[.$K144]=[.AC$1];[.$L144]=[.AC$1];[.$M144]=[.AC$1];[.$N144]);[.$A144];&quot;&quot;)">
            <text:p/>
          </table:table-cell>
          <table:table-cell table:formula="of:=IF(OR([.$J144]=[.AD$1];[.$K144]=[.AD$1];[.$L144]=[.AD$1];[.$M144]=[.AD$1];[.$N144]);[.$A144];&quot;&quot;)">
            <text:p/>
          </table:table-cell>
          <table:table-cell table:formula="of:=IF(OR([.$J144]=[.AE$1];[.$K144]=[.AE$1];[.$L144]=[.AE$1];[.$M144]=[.AE$1];[.$N144]);[.$A144];&quot;&quot;)">
            <text:p/>
          </table:table-cell>
          <table:table-cell table:formula="of:=IF(OR([.$J144]=[.AF$1];[.$K144]=[.AF$1];[.$L144]=[.AF$1];[.$M144]=[.AF$1];[.$N144]);[.$A144];&quot;&quot;)">
            <text:p/>
          </table:table-cell>
          <table:table-cell table:formula="of:=IF(OR([.$J144]=[.AG$1];[.$K144]=[.AG$1];[.$L144]=[.AG$1];[.$M144]=[.AG$1];[.$N144]);[.$A144];&quot;&quot;)">
            <text:p/>
          </table:table-cell>
          <table:table-cell table:formula="of:=IF(OR([.$J144]=[.AH$1];[.$K144]=[.AH$1];[.$L144]=[.AH$1];[.$M144]=[.AH$1];[.$N144]);[.$A144];&quot;&quot;)">
            <text:p/>
          </table:table-cell>
          <table:table-cell table:formula="of:=IF(OR([.$J144]=[.AI$1];[.$K144]=[.AI$1];[.$L144]=[.AI$1];[.$M144]=[.AI$1];[.$N144]);[.$A144];&quot;&quot;)">
            <text:p/>
          </table:table-cell>
          <table:table-cell table:formula="of:=IF(OR([.$J144]=[.AJ$1];[.$K144]=[.AJ$1];[.$L144]=[.AJ$1];[.$M144]=[.AJ$1];[.$N144]);[.$A144];&quot;&quot;)">
            <text:p/>
          </table:table-cell>
          <table:table-cell table:formula="of:=IF(OR([.$J144]=[.AK$1];[.$K144]=[.AK$1];[.$L144]=[.AK$1];[.$M144]=[.AK$1];[.$N144]);[.$A144];&quot;&quot;)">
            <text:p/>
          </table:table-cell>
          <table:table-cell table:formula="of:=IF(OR([.$J144]=[.AL$1];[.$K144]=[.AL$1];[.$L144]=[.AL$1];[.$M144]=[.AL$1];[.$N144]);[.$A144];&quot;&quot;)">
            <text:p/>
          </table:table-cell>
          <table:table-cell table:formula="of:=IF(OR([.$J144]=[.AM$1];[.$K144]=[.AM$1];[.$L144]=[.AM$1];[.$M144]=[.AM$1];[.$N144]);[.$A144];&quot;&quot;)">
            <text:p/>
          </table:table-cell>
          <table:table-cell table:formula="of:=IF(OR([.$J144]=[.AN$1];[.$K144]=[.AN$1];[.$L144]=[.AN$1];[.$M144]=[.AN$1];[.$N144]);[.$A144];&quot;&quot;)">
            <text:p/>
          </table:table-cell>
          <table:table-cell table:formula="of:=IF(OR([.$J144]=[.AO$1];[.$K144]=[.AO$1];[.$L144]=[.AO$1];[.$M144]=[.AO$1];[.$N144]);[.$A144];&quot;&quot;)">
            <text:p/>
          </table:table-cell>
          <table:table-cell table:formula="of:=IF(OR([.$J144]=[.AP$1];[.$K144]=[.AP$1];[.$L144]=[.AP$1];[.$M144]=[.AP$1];[.$N144]);[.$A144];&quot;&quot;)">
            <text:p/>
          </table:table-cell>
          <table:table-cell table:formula="of:=IF(OR([.$J144]=[.AQ$1];[.$K144]=[.AQ$1];[.$L144]=[.AQ$1];[.$M144]=[.AQ$1];[.$N144]);[.$A144];&quot;&quot;)">
            <text:p/>
          </table:table-cell>
          <table:table-cell table:formula="of:=IF(OR([.$J144]=[.AR$1];[.$K144]=[.AR$1];[.$L144]=[.AR$1];[.$M144]=[.AR$1];[.$N144]);[.$A144];&quot;&quot;)">
            <text:p/>
          </table:table-cell>
          <table:table-cell/>
          <table:table-cell table:formula="of:=IF([.$E144]=[.AT$1];[.$A144];&quot;&quot;)">
            <text:p/>
          </table:table-cell>
          <table:table-cell table:formula="of:=IF([.$E144]=[.AU$1];[.$A144];&quot;&quot;)">
            <text:p/>
          </table:table-cell>
          <table:table-cell table:formula="of:=IF([.$E144]=[.AV$1];[.$A144];&quot;&quot;)">
            <text:p/>
          </table:table-cell>
          <table:table-cell table:formula="of:=IF([.$E144]=[.AW$1];[.$A144];&quot;&quot;)">
            <text:p/>
          </table:table-cell>
          <table:table-cell table:formula="of:=IF([.$E144]=[.AX$1];[.$A144];&quot;&quot;)">
            <text:p/>
          </table:table-cell>
          <table:table-cell table:formula="of:=IF([.$E144]=[.AY$1];[.$A144];&quot;&quot;)">
            <text:p/>
          </table:table-cell>
          <table:table-cell table:formula="of:=IF([.$E144]=[.AZ$1];[.$A144];&quot;&quot;)">
            <text:p/>
          </table:table-cell>
          <table:table-cell table:formula="of:=IF([.$E144]=[.BA$1];[.$A144];&quot;&quot;)">
            <text:p/>
          </table:table-cell>
          <table:table-cell table:formula="of:=IF([.$E144]=[.BB$1];[.$A144];&quot;&quot;)">
            <text:p/>
          </table:table-cell>
          <table:table-cell table:formula="of:=IF([.$E144]=[.BC$1];[.$A144];&quot;&quot;)">
            <text:p/>
          </table:table-cell>
          <table:table-cell table:formula="of:=IF([.$E144]=[.BD$1];[.$A144];&quot;&quot;)">
            <text:p/>
          </table:table-cell>
          <table:table-cell table:formula="of:=IF([.$E144]=[.BE$1];[.$A144];&quot;&quot;)">
            <text:p/>
          </table:table-cell>
          <table:table-cell table:formula="of:=IF([.$E144]=[.BF$1];[.$A144];&quot;&quot;)">
            <text:p/>
          </table:table-cell>
          <table:table-cell table:formula="of:=IF([.$E144]=[.BG$1];[.$A144];&quot;&quot;)">
            <text:p/>
          </table:table-cell>
          <table:table-cell table:formula="of:=IF([.$E144]=[.BH$1];[.$A144];&quot;&quot;)">
            <text:p/>
          </table:table-cell>
          <table:table-cell table:formula="of:=IF([.$E144]=[.BI$1];[.$A144];&quot;&quot;)">
            <text:p/>
          </table:table-cell>
          <table:table-cell table:formula="of:=IF([.$E144]=[.BJ$1];[.$A144];&quot;&quot;)">
            <text:p/>
          </table:table-cell>
          <table:table-cell table:formula="of:=IF([.$E144]=[.BK$1];[.$A144];&quot;&quot;)">
            <text:p/>
          </table:table-cell>
          <table:table-cell table:formula="of:=IF([.$E144]=[.BL$1];[.$A144];&quot;&quot;)">
            <text:p/>
          </table:table-cell>
          <table:table-cell table:formula="of:=IF([.$E144]=[.BM$1];[.$A144];&quot;&quot;)">
            <text:p/>
          </table:table-cell>
          <table:table-cell table:formula="of:=IF([.$E144]=[.BN$1];[.$A144];&quot;&quot;)">
            <text:p/>
          </table:table-cell>
          <table:table-cell table:formula="of:=IF([.$E144]=[.BO$1];[.$A144];&quot;&quot;)">
            <text:p/>
          </table:table-cell>
          <table:table-cell table:formula="of:=IF([.$E144]=[.BP$1];[.$A144];&quot;&quot;)">
            <text:p/>
          </table:table-cell>
          <table:table-cell table:formula="of:=IF([.$E144]=[.BQ$1];[.$A144];&quot;&quot;)">
            <text:p/>
          </table:table-cell>
          <table:table-cell table:formula="of:=IF([.$E144]=[.BR$1];[.$A144];&quot;&quot;)">
            <text:p/>
          </table:table-cell>
          <table:table-cell table:formula="of:=IF([.$E144]=[.BS$1];[.$A144];&quot;&quot;)">
            <text:p/>
          </table:table-cell>
          <table:table-cell table:formula="of:=IF([.$E144]=[.BT$1];[.$A144];&quot;&quot;)">
            <text:p/>
          </table:table-cell>
          <table:table-cell table:formula="of:=IF([.$E144]=[.BU$1];[.$A144];&quot;&quot;)">
            <text:p/>
          </table:table-cell>
          <table:table-cell table:formula="of:=IF([.$E144]=[.BV$1];[.$A144];&quot;&quot;)">
            <text:p/>
          </table:table-cell>
          <table:table-cell table:formula="of:=IF([.$E144]=[.BW$1];[.$A144];&quot;&quot;)">
            <text:p/>
          </table:table-cell>
          <table:table-cell table:formula="of:=IF([.$E144]=[.BX$1];[.$A144];&quot;&quot;)">
            <text:p/>
          </table:table-cell>
          <table:table-cell table:formula="of:=IF([.$E144]=[.BY$1];[.$A144];&quot;&quot;)">
            <text:p/>
          </table:table-cell>
          <table:table-cell table:formula="of:=IF([.$E144]=[.BZ$1];[.$A144];&quot;&quot;)">
            <text:p/>
          </table:table-cell>
          <table:table-cell table:formula="of:=IF([.$E144]=[.CA$1];[.$A144];&quot;&quot;)">
            <text:p/>
          </table:table-cell>
          <table:table-cell table:formula="of:=IF([.$E144]=[.CB$1];[.$A144];&quot;&quot;)">
            <text:p/>
          </table:table-cell>
          <table:table-cell table:formula="of:=IF([.$E144]=[.CC$1];[.$A144];&quot;&quot;)">
            <text:p/>
          </table:table-cell>
          <table:table-cell table:formula="of:=IF([.$E144]=[.CD$1];[.$A144];&quot;&quot;)">
            <text:p/>
          </table:table-cell>
          <table:table-cell table:formula="of:=IF([.$E144]=[.CE$1];[.$A144];&quot;&quot;)">
            <text:p/>
          </table:table-cell>
          <table:table-cell table:formula="of:=IF([.$E144]=[.CF$1];[.$A144];&quot;&quot;)">
            <text:p/>
          </table:table-cell>
          <table:table-cell table:formula="of:=IF([.$E144]=[.CG$1];[.$A144];&quot;&quot;)">
            <text:p/>
          </table:table-cell>
          <table:table-cell table:formula="of:=IF([.$E144]=[.CH$1];[.$A144];&quot;&quot;)">
            <text:p/>
          </table:table-cell>
          <table:table-cell table:formula="of:=IF([.$E144]=[.CI$1];[.$A144];&quot;&quot;)">
            <text:p/>
          </table:table-cell>
          <table:table-cell table:formula="of:=IF([.$E144]=[.CJ$1];[.$A144];&quot;&quot;)" office:value-type="float" office:value="143" calcext:value-type="float">
            <text:p>143</text:p>
          </table:table-cell>
          <table:table-cell table:formula="of:=IF([.$E144]=[.CK$1];[.$A144];&quot;&quot;)">
            <text:p/>
          </table:table-cell>
          <table:table-cell table:formula="of:=IF([.$E144]=[.CL$1];[.$A144];&quot;&quot;)">
            <text:p/>
          </table:table-cell>
          <table:table-cell table:formula="of:=IF([.$E144]=[.CM$1];[.$A144];&quot;&quot;)">
            <text:p/>
          </table:table-cell>
          <table:table-cell table:formula="of:=IF([.$E144]=[.CN$1];[.$A144];&quot;&quot;)">
            <text:p/>
          </table:table-cell>
          <table:table-cell table:formula="of:=IF([.$E144]=[.CO$1];[.$A144];&quot;&quot;)">
            <text:p/>
          </table:table-cell>
          <table:table-cell table:formula="of:=IF([.$E144]=[.CP$1];[.$A144];&quot;&quot;)">
            <text:p/>
          </table:table-cell>
          <table:table-cell table:formula="of:=IF([.$E144]=[.CQ$1];[.$A14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ou Must Remember This</text:p>
          </table:table-cell>
          <table:table-cell office:value-type="string" calcext:value-type="string">
            <text:p>David Platt</text:p>
          </table:table-cell>
          <table:table-cell office:value-type="string" calcext:value-type="string">
            <text:p>Kath Lingenfelter</text:p>
          </table:table-cell>
          <table:table-cell office:value-type="float" office:value="9.86" calcext:value-type="float">
            <text:p>9.86</text:p>
          </table:table-cell>
          <table:table-cell office:value-type="float" office:value="24" calcext:value-type="float">
            <text:p>24</text:p>
          </table:table-cell>
          <table:table-cell office:value-type="date" office:date-value="2011-02-14" calcext:value-type="date">
            <text:p>2011-02-14</text:p>
          </table:table-cell>
          <table:table-cell office:value-type="string" calcext:value-type="string">
            <text:p>Kath Lingenfelter</text:p>
          </table:table-cell>
          <table:table-cell table:number-columns-repeated="4"/>
          <table:table-cell table:formula="of:=IF(OR([.$J145]=[.O$1];[.$K145]=[.O$1];[.$L145]=[.O$1];[.$M145]=[.O$1];[.$N145]);[.$A145];&quot;&quot;)">
            <text:p/>
          </table:table-cell>
          <table:table-cell table:formula="of:=IF(OR([.$J145]=[.P$1];[.$K145]=[.P$1];[.$L145]=[.P$1];[.$M145]=[.P$1];[.$N145]);[.$A145];&quot;&quot;)">
            <text:p/>
          </table:table-cell>
          <table:table-cell table:formula="of:=IF(OR([.$J145]=[.Q$1];[.$K145]=[.Q$1];[.$L145]=[.Q$1];[.$M145]=[.Q$1];[.$N145]);[.$A145];&quot;&quot;)">
            <text:p/>
          </table:table-cell>
          <table:table-cell table:formula="of:=IF(OR([.$J145]=[.R$1];[.$K145]=[.R$1];[.$L145]=[.R$1];[.$M145]=[.R$1];[.$N145]);[.$A145];&quot;&quot;)">
            <text:p/>
          </table:table-cell>
          <table:table-cell table:formula="of:=IF(OR([.$J145]=[.S$1];[.$K145]=[.S$1];[.$L145]=[.S$1];[.$M145]=[.S$1];[.$N145]);[.$A145];&quot;&quot;)">
            <text:p/>
          </table:table-cell>
          <table:table-cell table:formula="of:=IF(OR([.$J145]=[.T$1];[.$K145]=[.T$1];[.$L145]=[.T$1];[.$M145]=[.T$1];[.$N145]);[.$A145];&quot;&quot;)">
            <text:p/>
          </table:table-cell>
          <table:table-cell table:formula="of:=IF(OR([.$J145]=[.U$1];[.$K145]=[.U$1];[.$L145]=[.U$1];[.$M145]=[.U$1];[.$N145]);[.$A145];&quot;&quot;)">
            <text:p/>
          </table:table-cell>
          <table:table-cell table:formula="of:=IF(OR([.$J145]=[.V$1];[.$K145]=[.V$1];[.$L145]=[.V$1];[.$M145]=[.V$1];[.$N145]);[.$A145];&quot;&quot;)">
            <text:p/>
          </table:table-cell>
          <table:table-cell table:formula="of:=IF(OR([.$J145]=[.W$1];[.$K145]=[.W$1];[.$L145]=[.W$1];[.$M145]=[.W$1];[.$N145]);[.$A145];&quot;&quot;)">
            <text:p/>
          </table:table-cell>
          <table:table-cell table:formula="of:=IF(OR([.$J145]=[.X$1];[.$K145]=[.X$1];[.$L145]=[.X$1];[.$M145]=[.X$1];[.$N145]);[.$A145];&quot;&quot;)">
            <text:p/>
          </table:table-cell>
          <table:table-cell table:formula="of:=IF(OR([.$J145]=[.Y$1];[.$K145]=[.Y$1];[.$L145]=[.Y$1];[.$M145]=[.Y$1];[.$N145]);[.$A145];&quot;&quot;)">
            <text:p/>
          </table:table-cell>
          <table:table-cell table:formula="of:=IF(OR([.$J145]=[.Z$1];[.$K145]=[.Z$1];[.$L145]=[.Z$1];[.$M145]=[.Z$1];[.$N145]);[.$A145];&quot;&quot;)">
            <text:p/>
          </table:table-cell>
          <table:table-cell table:formula="of:=IF(OR([.$J145]=[.AA$1];[.$K145]=[.AA$1];[.$L145]=[.AA$1];[.$M145]=[.AA$1];[.$N145]);[.$A145];&quot;&quot;)">
            <text:p/>
          </table:table-cell>
          <table:table-cell table:formula="of:=IF(OR([.$J145]=[.AB$1];[.$K145]=[.AB$1];[.$L145]=[.AB$1];[.$M145]=[.AB$1];[.$N145]);[.$A145];&quot;&quot;)">
            <text:p/>
          </table:table-cell>
          <table:table-cell table:formula="of:=IF(OR([.$J145]=[.AC$1];[.$K145]=[.AC$1];[.$L145]=[.AC$1];[.$M145]=[.AC$1];[.$N145]);[.$A145];&quot;&quot;)">
            <text:p/>
          </table:table-cell>
          <table:table-cell table:formula="of:=IF(OR([.$J145]=[.AD$1];[.$K145]=[.AD$1];[.$L145]=[.AD$1];[.$M145]=[.AD$1];[.$N145]);[.$A145];&quot;&quot;)">
            <text:p/>
          </table:table-cell>
          <table:table-cell table:formula="of:=IF(OR([.$J145]=[.AE$1];[.$K145]=[.AE$1];[.$L145]=[.AE$1];[.$M145]=[.AE$1];[.$N145]);[.$A145];&quot;&quot;)">
            <text:p/>
          </table:table-cell>
          <table:table-cell table:formula="of:=IF(OR([.$J145]=[.AF$1];[.$K145]=[.AF$1];[.$L145]=[.AF$1];[.$M145]=[.AF$1];[.$N145]);[.$A145];&quot;&quot;)">
            <text:p/>
          </table:table-cell>
          <table:table-cell table:formula="of:=IF(OR([.$J145]=[.AG$1];[.$K145]=[.AG$1];[.$L145]=[.AG$1];[.$M145]=[.AG$1];[.$N145]);[.$A145];&quot;&quot;)">
            <text:p/>
          </table:table-cell>
          <table:table-cell table:formula="of:=IF(OR([.$J145]=[.AH$1];[.$K145]=[.AH$1];[.$L145]=[.AH$1];[.$M145]=[.AH$1];[.$N145]);[.$A145];&quot;&quot;)">
            <text:p/>
          </table:table-cell>
          <table:table-cell table:formula="of:=IF(OR([.$J145]=[.AI$1];[.$K145]=[.AI$1];[.$L145]=[.AI$1];[.$M145]=[.AI$1];[.$N145]);[.$A145];&quot;&quot;)">
            <text:p/>
          </table:table-cell>
          <table:table-cell table:formula="of:=IF(OR([.$J145]=[.AJ$1];[.$K145]=[.AJ$1];[.$L145]=[.AJ$1];[.$M145]=[.AJ$1];[.$N145]);[.$A145];&quot;&quot;)">
            <text:p/>
          </table:table-cell>
          <table:table-cell table:formula="of:=IF(OR([.$J145]=[.AK$1];[.$K145]=[.AK$1];[.$L145]=[.AK$1];[.$M145]=[.AK$1];[.$N145]);[.$A145];&quot;&quot;)">
            <text:p/>
          </table:table-cell>
          <table:table-cell table:formula="of:=IF(OR([.$J145]=[.AL$1];[.$K145]=[.AL$1];[.$L145]=[.AL$1];[.$M145]=[.AL$1];[.$N145]);[.$A145];&quot;&quot;)">
            <text:p/>
          </table:table-cell>
          <table:table-cell table:formula="of:=IF(OR([.$J145]=[.AM$1];[.$K145]=[.AM$1];[.$L145]=[.AM$1];[.$M145]=[.AM$1];[.$N145]);[.$A145];&quot;&quot;)">
            <text:p/>
          </table:table-cell>
          <table:table-cell table:formula="of:=IF(OR([.$J145]=[.AN$1];[.$K145]=[.AN$1];[.$L145]=[.AN$1];[.$M145]=[.AN$1];[.$N145]);[.$A145];&quot;&quot;)">
            <text:p/>
          </table:table-cell>
          <table:table-cell table:formula="of:=IF(OR([.$J145]=[.AO$1];[.$K145]=[.AO$1];[.$L145]=[.AO$1];[.$M145]=[.AO$1];[.$N145]);[.$A145];&quot;&quot;)" office:value-type="float" office:value="144" calcext:value-type="float">
            <text:p>144</text:p>
          </table:table-cell>
          <table:table-cell table:formula="of:=IF(OR([.$J145]=[.AP$1];[.$K145]=[.AP$1];[.$L145]=[.AP$1];[.$M145]=[.AP$1];[.$N145]);[.$A145];&quot;&quot;)">
            <text:p/>
          </table:table-cell>
          <table:table-cell table:formula="of:=IF(OR([.$J145]=[.AQ$1];[.$K145]=[.AQ$1];[.$L145]=[.AQ$1];[.$M145]=[.AQ$1];[.$N145]);[.$A145];&quot;&quot;)">
            <text:p/>
          </table:table-cell>
          <table:table-cell table:formula="of:=IF(OR([.$J145]=[.AR$1];[.$K145]=[.AR$1];[.$L145]=[.AR$1];[.$M145]=[.AR$1];[.$N145]);[.$A145];&quot;&quot;)">
            <text:p/>
          </table:table-cell>
          <table:table-cell/>
          <table:table-cell table:formula="of:=IF([.$E145]=[.AT$1];[.$A145];&quot;&quot;)">
            <text:p/>
          </table:table-cell>
          <table:table-cell table:formula="of:=IF([.$E145]=[.AU$1];[.$A145];&quot;&quot;)">
            <text:p/>
          </table:table-cell>
          <table:table-cell table:formula="of:=IF([.$E145]=[.AV$1];[.$A145];&quot;&quot;)">
            <text:p/>
          </table:table-cell>
          <table:table-cell table:formula="of:=IF([.$E145]=[.AW$1];[.$A145];&quot;&quot;)">
            <text:p/>
          </table:table-cell>
          <table:table-cell table:formula="of:=IF([.$E145]=[.AX$1];[.$A145];&quot;&quot;)">
            <text:p/>
          </table:table-cell>
          <table:table-cell table:formula="of:=IF([.$E145]=[.AY$1];[.$A145];&quot;&quot;)">
            <text:p/>
          </table:table-cell>
          <table:table-cell table:formula="of:=IF([.$E145]=[.AZ$1];[.$A145];&quot;&quot;)">
            <text:p/>
          </table:table-cell>
          <table:table-cell table:formula="of:=IF([.$E145]=[.BA$1];[.$A145];&quot;&quot;)">
            <text:p/>
          </table:table-cell>
          <table:table-cell table:formula="of:=IF([.$E145]=[.BB$1];[.$A145];&quot;&quot;)">
            <text:p/>
          </table:table-cell>
          <table:table-cell table:formula="of:=IF([.$E145]=[.BC$1];[.$A145];&quot;&quot;)">
            <text:p/>
          </table:table-cell>
          <table:table-cell table:formula="of:=IF([.$E145]=[.BD$1];[.$A145];&quot;&quot;)">
            <text:p/>
          </table:table-cell>
          <table:table-cell table:formula="of:=IF([.$E145]=[.BE$1];[.$A145];&quot;&quot;)">
            <text:p/>
          </table:table-cell>
          <table:table-cell table:formula="of:=IF([.$E145]=[.BF$1];[.$A145];&quot;&quot;)">
            <text:p/>
          </table:table-cell>
          <table:table-cell table:formula="of:=IF([.$E145]=[.BG$1];[.$A145];&quot;&quot;)">
            <text:p/>
          </table:table-cell>
          <table:table-cell table:formula="of:=IF([.$E145]=[.BH$1];[.$A145];&quot;&quot;)">
            <text:p/>
          </table:table-cell>
          <table:table-cell table:formula="of:=IF([.$E145]=[.BI$1];[.$A145];&quot;&quot;)">
            <text:p/>
          </table:table-cell>
          <table:table-cell table:formula="of:=IF([.$E145]=[.BJ$1];[.$A145];&quot;&quot;)">
            <text:p/>
          </table:table-cell>
          <table:table-cell table:formula="of:=IF([.$E145]=[.BK$1];[.$A145];&quot;&quot;)">
            <text:p/>
          </table:table-cell>
          <table:table-cell table:formula="of:=IF([.$E145]=[.BL$1];[.$A145];&quot;&quot;)">
            <text:p/>
          </table:table-cell>
          <table:table-cell table:formula="of:=IF([.$E145]=[.BM$1];[.$A145];&quot;&quot;)">
            <text:p/>
          </table:table-cell>
          <table:table-cell table:formula="of:=IF([.$E145]=[.BN$1];[.$A145];&quot;&quot;)">
            <text:p/>
          </table:table-cell>
          <table:table-cell table:formula="of:=IF([.$E145]=[.BO$1];[.$A145];&quot;&quot;)">
            <text:p/>
          </table:table-cell>
          <table:table-cell table:formula="of:=IF([.$E145]=[.BP$1];[.$A145];&quot;&quot;)">
            <text:p/>
          </table:table-cell>
          <table:table-cell table:formula="of:=IF([.$E145]=[.BQ$1];[.$A145];&quot;&quot;)">
            <text:p/>
          </table:table-cell>
          <table:table-cell table:formula="of:=IF([.$E145]=[.BR$1];[.$A145];&quot;&quot;)">
            <text:p/>
          </table:table-cell>
          <table:table-cell table:formula="of:=IF([.$E145]=[.BS$1];[.$A145];&quot;&quot;)">
            <text:p/>
          </table:table-cell>
          <table:table-cell table:formula="of:=IF([.$E145]=[.BT$1];[.$A145];&quot;&quot;)">
            <text:p/>
          </table:table-cell>
          <table:table-cell table:formula="of:=IF([.$E145]=[.BU$1];[.$A145];&quot;&quot;)" office:value-type="float" office:value="144" calcext:value-type="float">
            <text:p>144</text:p>
          </table:table-cell>
          <table:table-cell table:formula="of:=IF([.$E145]=[.BV$1];[.$A145];&quot;&quot;)">
            <text:p/>
          </table:table-cell>
          <table:table-cell table:formula="of:=IF([.$E145]=[.BW$1];[.$A145];&quot;&quot;)">
            <text:p/>
          </table:table-cell>
          <table:table-cell table:formula="of:=IF([.$E145]=[.BX$1];[.$A145];&quot;&quot;)">
            <text:p/>
          </table:table-cell>
          <table:table-cell table:formula="of:=IF([.$E145]=[.BY$1];[.$A145];&quot;&quot;)">
            <text:p/>
          </table:table-cell>
          <table:table-cell table:formula="of:=IF([.$E145]=[.BZ$1];[.$A145];&quot;&quot;)">
            <text:p/>
          </table:table-cell>
          <table:table-cell table:formula="of:=IF([.$E145]=[.CA$1];[.$A145];&quot;&quot;)">
            <text:p/>
          </table:table-cell>
          <table:table-cell table:formula="of:=IF([.$E145]=[.CB$1];[.$A145];&quot;&quot;)">
            <text:p/>
          </table:table-cell>
          <table:table-cell table:formula="of:=IF([.$E145]=[.CC$1];[.$A145];&quot;&quot;)">
            <text:p/>
          </table:table-cell>
          <table:table-cell table:formula="of:=IF([.$E145]=[.CD$1];[.$A145];&quot;&quot;)">
            <text:p/>
          </table:table-cell>
          <table:table-cell table:formula="of:=IF([.$E145]=[.CE$1];[.$A145];&quot;&quot;)">
            <text:p/>
          </table:table-cell>
          <table:table-cell table:formula="of:=IF([.$E145]=[.CF$1];[.$A145];&quot;&quot;)">
            <text:p/>
          </table:table-cell>
          <table:table-cell table:formula="of:=IF([.$E145]=[.CG$1];[.$A145];&quot;&quot;)">
            <text:p/>
          </table:table-cell>
          <table:table-cell table:formula="of:=IF([.$E145]=[.CH$1];[.$A145];&quot;&quot;)">
            <text:p/>
          </table:table-cell>
          <table:table-cell table:formula="of:=IF([.$E145]=[.CI$1];[.$A145];&quot;&quot;)">
            <text:p/>
          </table:table-cell>
          <table:table-cell table:formula="of:=IF([.$E145]=[.CJ$1];[.$A145];&quot;&quot;)">
            <text:p/>
          </table:table-cell>
          <table:table-cell table:formula="of:=IF([.$E145]=[.CK$1];[.$A145];&quot;&quot;)">
            <text:p/>
          </table:table-cell>
          <table:table-cell table:formula="of:=IF([.$E145]=[.CL$1];[.$A145];&quot;&quot;)">
            <text:p/>
          </table:table-cell>
          <table:table-cell table:formula="of:=IF([.$E145]=[.CM$1];[.$A145];&quot;&quot;)">
            <text:p/>
          </table:table-cell>
          <table:table-cell table:formula="of:=IF([.$E145]=[.CN$1];[.$A145];&quot;&quot;)">
            <text:p/>
          </table:table-cell>
          <table:table-cell table:formula="of:=IF([.$E145]=[.CO$1];[.$A145];&quot;&quot;)">
            <text:p/>
          </table:table-cell>
          <table:table-cell table:formula="of:=IF([.$E145]=[.CP$1];[.$A145];&quot;&quot;)">
            <text:p/>
          </table:table-cell>
          <table:table-cell table:formula="of:=IF([.$E145]=[.CQ$1];[.$A14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wo Stories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Thomas L. Moran</text:p>
          </table:table-cell>
          <table:table-cell office:value-type="float" office:value="10.41" calcext:value-type="float">
            <text:p>10.41</text:p>
          </table:table-cell>
          <table:table-cell office:value-type="float" office:value="22" calcext:value-type="float">
            <text:p>22</text:p>
          </table:table-cell>
          <table:table-cell office:value-type="date" office:date-value="2011-02-21" calcext:value-type="date">
            <text:p>2011-02-21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146]=[.O$1];[.$K146]=[.O$1];[.$L146]=[.O$1];[.$M146]=[.O$1];[.$N146]);[.$A146];&quot;&quot;)">
            <text:p/>
          </table:table-cell>
          <table:table-cell table:formula="of:=IF(OR([.$J146]=[.P$1];[.$K146]=[.P$1];[.$L146]=[.P$1];[.$M146]=[.P$1];[.$N146]);[.$A146];&quot;&quot;)">
            <text:p/>
          </table:table-cell>
          <table:table-cell table:formula="of:=IF(OR([.$J146]=[.Q$1];[.$K146]=[.Q$1];[.$L146]=[.Q$1];[.$M146]=[.Q$1];[.$N146]);[.$A146];&quot;&quot;)">
            <text:p/>
          </table:table-cell>
          <table:table-cell table:formula="of:=IF(OR([.$J146]=[.R$1];[.$K146]=[.R$1];[.$L146]=[.R$1];[.$M146]=[.R$1];[.$N146]);[.$A146];&quot;&quot;)">
            <text:p/>
          </table:table-cell>
          <table:table-cell table:formula="of:=IF(OR([.$J146]=[.S$1];[.$K146]=[.S$1];[.$L146]=[.S$1];[.$M146]=[.S$1];[.$N146]);[.$A146];&quot;&quot;)">
            <text:p/>
          </table:table-cell>
          <table:table-cell table:formula="of:=IF(OR([.$J146]=[.T$1];[.$K146]=[.T$1];[.$L146]=[.T$1];[.$M146]=[.T$1];[.$N146]);[.$A146];&quot;&quot;)" office:value-type="float" office:value="145" calcext:value-type="float">
            <text:p>145</text:p>
          </table:table-cell>
          <table:table-cell table:formula="of:=IF(OR([.$J146]=[.U$1];[.$K146]=[.U$1];[.$L146]=[.U$1];[.$M146]=[.U$1];[.$N146]);[.$A146];&quot;&quot;)">
            <text:p/>
          </table:table-cell>
          <table:table-cell table:formula="of:=IF(OR([.$J146]=[.V$1];[.$K146]=[.V$1];[.$L146]=[.V$1];[.$M146]=[.V$1];[.$N146]);[.$A146];&quot;&quot;)">
            <text:p/>
          </table:table-cell>
          <table:table-cell table:formula="of:=IF(OR([.$J146]=[.W$1];[.$K146]=[.W$1];[.$L146]=[.W$1];[.$M146]=[.W$1];[.$N146]);[.$A146];&quot;&quot;)">
            <text:p/>
          </table:table-cell>
          <table:table-cell table:formula="of:=IF(OR([.$J146]=[.X$1];[.$K146]=[.X$1];[.$L146]=[.X$1];[.$M146]=[.X$1];[.$N146]);[.$A146];&quot;&quot;)">
            <text:p/>
          </table:table-cell>
          <table:table-cell table:formula="of:=IF(OR([.$J146]=[.Y$1];[.$K146]=[.Y$1];[.$L146]=[.Y$1];[.$M146]=[.Y$1];[.$N146]);[.$A146];&quot;&quot;)">
            <text:p/>
          </table:table-cell>
          <table:table-cell table:formula="of:=IF(OR([.$J146]=[.Z$1];[.$K146]=[.Z$1];[.$L146]=[.Z$1];[.$M146]=[.Z$1];[.$N146]);[.$A146];&quot;&quot;)">
            <text:p/>
          </table:table-cell>
          <table:table-cell table:formula="of:=IF(OR([.$J146]=[.AA$1];[.$K146]=[.AA$1];[.$L146]=[.AA$1];[.$M146]=[.AA$1];[.$N146]);[.$A146];&quot;&quot;)">
            <text:p/>
          </table:table-cell>
          <table:table-cell table:formula="of:=IF(OR([.$J146]=[.AB$1];[.$K146]=[.AB$1];[.$L146]=[.AB$1];[.$M146]=[.AB$1];[.$N146]);[.$A146];&quot;&quot;)">
            <text:p/>
          </table:table-cell>
          <table:table-cell table:formula="of:=IF(OR([.$J146]=[.AC$1];[.$K146]=[.AC$1];[.$L146]=[.AC$1];[.$M146]=[.AC$1];[.$N146]);[.$A146];&quot;&quot;)">
            <text:p/>
          </table:table-cell>
          <table:table-cell table:formula="of:=IF(OR([.$J146]=[.AD$1];[.$K146]=[.AD$1];[.$L146]=[.AD$1];[.$M146]=[.AD$1];[.$N146]);[.$A146];&quot;&quot;)">
            <text:p/>
          </table:table-cell>
          <table:table-cell table:formula="of:=IF(OR([.$J146]=[.AE$1];[.$K146]=[.AE$1];[.$L146]=[.AE$1];[.$M146]=[.AE$1];[.$N146]);[.$A146];&quot;&quot;)">
            <text:p/>
          </table:table-cell>
          <table:table-cell table:formula="of:=IF(OR([.$J146]=[.AF$1];[.$K146]=[.AF$1];[.$L146]=[.AF$1];[.$M146]=[.AF$1];[.$N146]);[.$A146];&quot;&quot;)">
            <text:p/>
          </table:table-cell>
          <table:table-cell table:formula="of:=IF(OR([.$J146]=[.AG$1];[.$K146]=[.AG$1];[.$L146]=[.AG$1];[.$M146]=[.AG$1];[.$N146]);[.$A146];&quot;&quot;)">
            <text:p/>
          </table:table-cell>
          <table:table-cell table:formula="of:=IF(OR([.$J146]=[.AH$1];[.$K146]=[.AH$1];[.$L146]=[.AH$1];[.$M146]=[.AH$1];[.$N146]);[.$A146];&quot;&quot;)">
            <text:p/>
          </table:table-cell>
          <table:table-cell table:formula="of:=IF(OR([.$J146]=[.AI$1];[.$K146]=[.AI$1];[.$L146]=[.AI$1];[.$M146]=[.AI$1];[.$N146]);[.$A146];&quot;&quot;)">
            <text:p/>
          </table:table-cell>
          <table:table-cell table:formula="of:=IF(OR([.$J146]=[.AJ$1];[.$K146]=[.AJ$1];[.$L146]=[.AJ$1];[.$M146]=[.AJ$1];[.$N146]);[.$A146];&quot;&quot;)">
            <text:p/>
          </table:table-cell>
          <table:table-cell table:formula="of:=IF(OR([.$J146]=[.AK$1];[.$K146]=[.AK$1];[.$L146]=[.AK$1];[.$M146]=[.AK$1];[.$N146]);[.$A146];&quot;&quot;)">
            <text:p/>
          </table:table-cell>
          <table:table-cell table:formula="of:=IF(OR([.$J146]=[.AL$1];[.$K146]=[.AL$1];[.$L146]=[.AL$1];[.$M146]=[.AL$1];[.$N146]);[.$A146];&quot;&quot;)">
            <text:p/>
          </table:table-cell>
          <table:table-cell table:formula="of:=IF(OR([.$J146]=[.AM$1];[.$K146]=[.AM$1];[.$L146]=[.AM$1];[.$M146]=[.AM$1];[.$N146]);[.$A146];&quot;&quot;)">
            <text:p/>
          </table:table-cell>
          <table:table-cell table:formula="of:=IF(OR([.$J146]=[.AN$1];[.$K146]=[.AN$1];[.$L146]=[.AN$1];[.$M146]=[.AN$1];[.$N146]);[.$A146];&quot;&quot;)">
            <text:p/>
          </table:table-cell>
          <table:table-cell table:formula="of:=IF(OR([.$J146]=[.AO$1];[.$K146]=[.AO$1];[.$L146]=[.AO$1];[.$M146]=[.AO$1];[.$N146]);[.$A146];&quot;&quot;)">
            <text:p/>
          </table:table-cell>
          <table:table-cell table:formula="of:=IF(OR([.$J146]=[.AP$1];[.$K146]=[.AP$1];[.$L146]=[.AP$1];[.$M146]=[.AP$1];[.$N146]);[.$A146];&quot;&quot;)">
            <text:p/>
          </table:table-cell>
          <table:table-cell table:formula="of:=IF(OR([.$J146]=[.AQ$1];[.$K146]=[.AQ$1];[.$L146]=[.AQ$1];[.$M146]=[.AQ$1];[.$N146]);[.$A146];&quot;&quot;)">
            <text:p/>
          </table:table-cell>
          <table:table-cell table:formula="of:=IF(OR([.$J146]=[.AR$1];[.$K146]=[.AR$1];[.$L146]=[.AR$1];[.$M146]=[.AR$1];[.$N146]);[.$A146];&quot;&quot;)">
            <text:p/>
          </table:table-cell>
          <table:table-cell/>
          <table:table-cell table:formula="of:=IF([.$E146]=[.AT$1];[.$A146];&quot;&quot;)">
            <text:p/>
          </table:table-cell>
          <table:table-cell table:formula="of:=IF([.$E146]=[.AU$1];[.$A146];&quot;&quot;)">
            <text:p/>
          </table:table-cell>
          <table:table-cell table:formula="of:=IF([.$E146]=[.AV$1];[.$A146];&quot;&quot;)">
            <text:p/>
          </table:table-cell>
          <table:table-cell table:formula="of:=IF([.$E146]=[.AW$1];[.$A146];&quot;&quot;)" office:value-type="float" office:value="145" calcext:value-type="float">
            <text:p>145</text:p>
          </table:table-cell>
          <table:table-cell table:formula="of:=IF([.$E146]=[.AX$1];[.$A146];&quot;&quot;)">
            <text:p/>
          </table:table-cell>
          <table:table-cell table:formula="of:=IF([.$E146]=[.AY$1];[.$A146];&quot;&quot;)">
            <text:p/>
          </table:table-cell>
          <table:table-cell table:formula="of:=IF([.$E146]=[.AZ$1];[.$A146];&quot;&quot;)">
            <text:p/>
          </table:table-cell>
          <table:table-cell table:formula="of:=IF([.$E146]=[.BA$1];[.$A146];&quot;&quot;)">
            <text:p/>
          </table:table-cell>
          <table:table-cell table:formula="of:=IF([.$E146]=[.BB$1];[.$A146];&quot;&quot;)">
            <text:p/>
          </table:table-cell>
          <table:table-cell table:formula="of:=IF([.$E146]=[.BC$1];[.$A146];&quot;&quot;)">
            <text:p/>
          </table:table-cell>
          <table:table-cell table:formula="of:=IF([.$E146]=[.BD$1];[.$A146];&quot;&quot;)">
            <text:p/>
          </table:table-cell>
          <table:table-cell table:formula="of:=IF([.$E146]=[.BE$1];[.$A146];&quot;&quot;)">
            <text:p/>
          </table:table-cell>
          <table:table-cell table:formula="of:=IF([.$E146]=[.BF$1];[.$A146];&quot;&quot;)">
            <text:p/>
          </table:table-cell>
          <table:table-cell table:formula="of:=IF([.$E146]=[.BG$1];[.$A146];&quot;&quot;)">
            <text:p/>
          </table:table-cell>
          <table:table-cell table:formula="of:=IF([.$E146]=[.BH$1];[.$A146];&quot;&quot;)">
            <text:p/>
          </table:table-cell>
          <table:table-cell table:formula="of:=IF([.$E146]=[.BI$1];[.$A146];&quot;&quot;)">
            <text:p/>
          </table:table-cell>
          <table:table-cell table:formula="of:=IF([.$E146]=[.BJ$1];[.$A146];&quot;&quot;)">
            <text:p/>
          </table:table-cell>
          <table:table-cell table:formula="of:=IF([.$E146]=[.BK$1];[.$A146];&quot;&quot;)">
            <text:p/>
          </table:table-cell>
          <table:table-cell table:formula="of:=IF([.$E146]=[.BL$1];[.$A146];&quot;&quot;)">
            <text:p/>
          </table:table-cell>
          <table:table-cell table:formula="of:=IF([.$E146]=[.BM$1];[.$A146];&quot;&quot;)">
            <text:p/>
          </table:table-cell>
          <table:table-cell table:formula="of:=IF([.$E146]=[.BN$1];[.$A146];&quot;&quot;)">
            <text:p/>
          </table:table-cell>
          <table:table-cell table:formula="of:=IF([.$E146]=[.BO$1];[.$A146];&quot;&quot;)">
            <text:p/>
          </table:table-cell>
          <table:table-cell table:formula="of:=IF([.$E146]=[.BP$1];[.$A146];&quot;&quot;)">
            <text:p/>
          </table:table-cell>
          <table:table-cell table:formula="of:=IF([.$E146]=[.BQ$1];[.$A146];&quot;&quot;)">
            <text:p/>
          </table:table-cell>
          <table:table-cell table:formula="of:=IF([.$E146]=[.BR$1];[.$A146];&quot;&quot;)">
            <text:p/>
          </table:table-cell>
          <table:table-cell table:formula="of:=IF([.$E146]=[.BS$1];[.$A146];&quot;&quot;)">
            <text:p/>
          </table:table-cell>
          <table:table-cell table:formula="of:=IF([.$E146]=[.BT$1];[.$A146];&quot;&quot;)">
            <text:p/>
          </table:table-cell>
          <table:table-cell table:formula="of:=IF([.$E146]=[.BU$1];[.$A146];&quot;&quot;)">
            <text:p/>
          </table:table-cell>
          <table:table-cell table:formula="of:=IF([.$E146]=[.BV$1];[.$A146];&quot;&quot;)">
            <text:p/>
          </table:table-cell>
          <table:table-cell table:formula="of:=IF([.$E146]=[.BW$1];[.$A146];&quot;&quot;)">
            <text:p/>
          </table:table-cell>
          <table:table-cell table:formula="of:=IF([.$E146]=[.BX$1];[.$A146];&quot;&quot;)">
            <text:p/>
          </table:table-cell>
          <table:table-cell table:formula="of:=IF([.$E146]=[.BY$1];[.$A146];&quot;&quot;)">
            <text:p/>
          </table:table-cell>
          <table:table-cell table:formula="of:=IF([.$E146]=[.BZ$1];[.$A146];&quot;&quot;)">
            <text:p/>
          </table:table-cell>
          <table:table-cell table:formula="of:=IF([.$E146]=[.CA$1];[.$A146];&quot;&quot;)">
            <text:p/>
          </table:table-cell>
          <table:table-cell table:formula="of:=IF([.$E146]=[.CB$1];[.$A146];&quot;&quot;)">
            <text:p/>
          </table:table-cell>
          <table:table-cell table:formula="of:=IF([.$E146]=[.CC$1];[.$A146];&quot;&quot;)">
            <text:p/>
          </table:table-cell>
          <table:table-cell table:formula="of:=IF([.$E146]=[.CD$1];[.$A146];&quot;&quot;)">
            <text:p/>
          </table:table-cell>
          <table:table-cell table:formula="of:=IF([.$E146]=[.CE$1];[.$A146];&quot;&quot;)">
            <text:p/>
          </table:table-cell>
          <table:table-cell table:formula="of:=IF([.$E146]=[.CF$1];[.$A146];&quot;&quot;)">
            <text:p/>
          </table:table-cell>
          <table:table-cell table:formula="of:=IF([.$E146]=[.CG$1];[.$A146];&quot;&quot;)">
            <text:p/>
          </table:table-cell>
          <table:table-cell table:formula="of:=IF([.$E146]=[.CH$1];[.$A146];&quot;&quot;)">
            <text:p/>
          </table:table-cell>
          <table:table-cell table:formula="of:=IF([.$E146]=[.CI$1];[.$A146];&quot;&quot;)">
            <text:p/>
          </table:table-cell>
          <table:table-cell table:formula="of:=IF([.$E146]=[.CJ$1];[.$A146];&quot;&quot;)">
            <text:p/>
          </table:table-cell>
          <table:table-cell table:formula="of:=IF([.$E146]=[.CK$1];[.$A146];&quot;&quot;)">
            <text:p/>
          </table:table-cell>
          <table:table-cell table:formula="of:=IF([.$E146]=[.CL$1];[.$A146];&quot;&quot;)">
            <text:p/>
          </table:table-cell>
          <table:table-cell table:formula="of:=IF([.$E146]=[.CM$1];[.$A146];&quot;&quot;)">
            <text:p/>
          </table:table-cell>
          <table:table-cell table:formula="of:=IF([.$E146]=[.CN$1];[.$A146];&quot;&quot;)">
            <text:p/>
          </table:table-cell>
          <table:table-cell table:formula="of:=IF([.$E146]=[.CO$1];[.$A146];&quot;&quot;)">
            <text:p/>
          </table:table-cell>
          <table:table-cell table:formula="of:=IF([.$E146]=[.CP$1];[.$A146];&quot;&quot;)">
            <text:p/>
          </table:table-cell>
          <table:table-cell table:formula="of:=IF([.$E146]=[.CQ$1];[.$A14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cession Proof</text:p>
          </table:table-cell>
          <table:table-cell office:value-type="string" calcext:value-type="string">
            <text:p>S.J. Clarkson</text:p>
          </table:table-cell>
          <table:table-cell office:value-type="string" calcext:value-type="string">
            <text:p>John C. Kelley</text:p>
          </table:table-cell>
          <table:table-cell office:value-type="float" office:value="11.01" calcext:value-type="float">
            <text:p>11.01</text:p>
          </table:table-cell>
          <table:table-cell office:value-type="float" office:value="16" calcext:value-type="float">
            <text:p>16</text:p>
          </table:table-cell>
          <table:table-cell office:value-type="date" office:date-value="2011-02-28" calcext:value-type="date">
            <text:p>2011-02-28</text:p>
          </table:table-cell>
          <table:table-cell office:value-type="string" calcext:value-type="string">
            <text:p>John C. Kelley</text:p>
          </table:table-cell>
          <table:table-cell table:number-columns-repeated="4"/>
          <table:table-cell table:formula="of:=IF(OR([.$J147]=[.O$1];[.$K147]=[.O$1];[.$L147]=[.O$1];[.$M147]=[.O$1];[.$N147]);[.$A147];&quot;&quot;)">
            <text:p/>
          </table:table-cell>
          <table:table-cell table:formula="of:=IF(OR([.$J147]=[.P$1];[.$K147]=[.P$1];[.$L147]=[.P$1];[.$M147]=[.P$1];[.$N147]);[.$A147];&quot;&quot;)">
            <text:p/>
          </table:table-cell>
          <table:table-cell table:formula="of:=IF(OR([.$J147]=[.Q$1];[.$K147]=[.Q$1];[.$L147]=[.Q$1];[.$M147]=[.Q$1];[.$N147]);[.$A147];&quot;&quot;)">
            <text:p/>
          </table:table-cell>
          <table:table-cell table:formula="of:=IF(OR([.$J147]=[.R$1];[.$K147]=[.R$1];[.$L147]=[.R$1];[.$M147]=[.R$1];[.$N147]);[.$A147];&quot;&quot;)">
            <text:p/>
          </table:table-cell>
          <table:table-cell table:formula="of:=IF(OR([.$J147]=[.S$1];[.$K147]=[.S$1];[.$L147]=[.S$1];[.$M147]=[.S$1];[.$N147]);[.$A147];&quot;&quot;)">
            <text:p/>
          </table:table-cell>
          <table:table-cell table:formula="of:=IF(OR([.$J147]=[.T$1];[.$K147]=[.T$1];[.$L147]=[.T$1];[.$M147]=[.T$1];[.$N147]);[.$A147];&quot;&quot;)">
            <text:p/>
          </table:table-cell>
          <table:table-cell table:formula="of:=IF(OR([.$J147]=[.U$1];[.$K147]=[.U$1];[.$L147]=[.U$1];[.$M147]=[.U$1];[.$N147]);[.$A147];&quot;&quot;)">
            <text:p/>
          </table:table-cell>
          <table:table-cell table:formula="of:=IF(OR([.$J147]=[.V$1];[.$K147]=[.V$1];[.$L147]=[.V$1];[.$M147]=[.V$1];[.$N147]);[.$A147];&quot;&quot;)">
            <text:p/>
          </table:table-cell>
          <table:table-cell table:formula="of:=IF(OR([.$J147]=[.W$1];[.$K147]=[.W$1];[.$L147]=[.W$1];[.$M147]=[.W$1];[.$N147]);[.$A147];&quot;&quot;)">
            <text:p/>
          </table:table-cell>
          <table:table-cell table:formula="of:=IF(OR([.$J147]=[.X$1];[.$K147]=[.X$1];[.$L147]=[.X$1];[.$M147]=[.X$1];[.$N147]);[.$A147];&quot;&quot;)">
            <text:p/>
          </table:table-cell>
          <table:table-cell table:formula="of:=IF(OR([.$J147]=[.Y$1];[.$K147]=[.Y$1];[.$L147]=[.Y$1];[.$M147]=[.Y$1];[.$N147]);[.$A147];&quot;&quot;)">
            <text:p/>
          </table:table-cell>
          <table:table-cell table:formula="of:=IF(OR([.$J147]=[.Z$1];[.$K147]=[.Z$1];[.$L147]=[.Z$1];[.$M147]=[.Z$1];[.$N147]);[.$A147];&quot;&quot;)">
            <text:p/>
          </table:table-cell>
          <table:table-cell table:formula="of:=IF(OR([.$J147]=[.AA$1];[.$K147]=[.AA$1];[.$L147]=[.AA$1];[.$M147]=[.AA$1];[.$N147]);[.$A147];&quot;&quot;)">
            <text:p/>
          </table:table-cell>
          <table:table-cell table:formula="of:=IF(OR([.$J147]=[.AB$1];[.$K147]=[.AB$1];[.$L147]=[.AB$1];[.$M147]=[.AB$1];[.$N147]);[.$A147];&quot;&quot;)">
            <text:p/>
          </table:table-cell>
          <table:table-cell table:formula="of:=IF(OR([.$J147]=[.AC$1];[.$K147]=[.AC$1];[.$L147]=[.AC$1];[.$M147]=[.AC$1];[.$N147]);[.$A147];&quot;&quot;)">
            <text:p/>
          </table:table-cell>
          <table:table-cell table:formula="of:=IF(OR([.$J147]=[.AD$1];[.$K147]=[.AD$1];[.$L147]=[.AD$1];[.$M147]=[.AD$1];[.$N147]);[.$A147];&quot;&quot;)">
            <text:p/>
          </table:table-cell>
          <table:table-cell table:formula="of:=IF(OR([.$J147]=[.AE$1];[.$K147]=[.AE$1];[.$L147]=[.AE$1];[.$M147]=[.AE$1];[.$N147]);[.$A147];&quot;&quot;)">
            <text:p/>
          </table:table-cell>
          <table:table-cell table:formula="of:=IF(OR([.$J147]=[.AF$1];[.$K147]=[.AF$1];[.$L147]=[.AF$1];[.$M147]=[.AF$1];[.$N147]);[.$A147];&quot;&quot;)">
            <text:p/>
          </table:table-cell>
          <table:table-cell table:formula="of:=IF(OR([.$J147]=[.AG$1];[.$K147]=[.AG$1];[.$L147]=[.AG$1];[.$M147]=[.AG$1];[.$N147]);[.$A147];&quot;&quot;)">
            <text:p/>
          </table:table-cell>
          <table:table-cell table:formula="of:=IF(OR([.$J147]=[.AH$1];[.$K147]=[.AH$1];[.$L147]=[.AH$1];[.$M147]=[.AH$1];[.$N147]);[.$A147];&quot;&quot;)">
            <text:p/>
          </table:table-cell>
          <table:table-cell table:formula="of:=IF(OR([.$J147]=[.AI$1];[.$K147]=[.AI$1];[.$L147]=[.AI$1];[.$M147]=[.AI$1];[.$N147]);[.$A147];&quot;&quot;)">
            <text:p/>
          </table:table-cell>
          <table:table-cell table:formula="of:=IF(OR([.$J147]=[.AJ$1];[.$K147]=[.AJ$1];[.$L147]=[.AJ$1];[.$M147]=[.AJ$1];[.$N147]);[.$A147];&quot;&quot;)">
            <text:p/>
          </table:table-cell>
          <table:table-cell table:formula="of:=IF(OR([.$J147]=[.AK$1];[.$K147]=[.AK$1];[.$L147]=[.AK$1];[.$M147]=[.AK$1];[.$N147]);[.$A147];&quot;&quot;)">
            <text:p/>
          </table:table-cell>
          <table:table-cell table:formula="of:=IF(OR([.$J147]=[.AL$1];[.$K147]=[.AL$1];[.$L147]=[.AL$1];[.$M147]=[.AL$1];[.$N147]);[.$A147];&quot;&quot;)">
            <text:p/>
          </table:table-cell>
          <table:table-cell table:formula="of:=IF(OR([.$J147]=[.AM$1];[.$K147]=[.AM$1];[.$L147]=[.AM$1];[.$M147]=[.AM$1];[.$N147]);[.$A147];&quot;&quot;)" office:value-type="float" office:value="146" calcext:value-type="float">
            <text:p>146</text:p>
          </table:table-cell>
          <table:table-cell table:formula="of:=IF(OR([.$J147]=[.AN$1];[.$K147]=[.AN$1];[.$L147]=[.AN$1];[.$M147]=[.AN$1];[.$N147]);[.$A147];&quot;&quot;)">
            <text:p/>
          </table:table-cell>
          <table:table-cell table:formula="of:=IF(OR([.$J147]=[.AO$1];[.$K147]=[.AO$1];[.$L147]=[.AO$1];[.$M147]=[.AO$1];[.$N147]);[.$A147];&quot;&quot;)">
            <text:p/>
          </table:table-cell>
          <table:table-cell table:formula="of:=IF(OR([.$J147]=[.AP$1];[.$K147]=[.AP$1];[.$L147]=[.AP$1];[.$M147]=[.AP$1];[.$N147]);[.$A147];&quot;&quot;)">
            <text:p/>
          </table:table-cell>
          <table:table-cell table:formula="of:=IF(OR([.$J147]=[.AQ$1];[.$K147]=[.AQ$1];[.$L147]=[.AQ$1];[.$M147]=[.AQ$1];[.$N147]);[.$A147];&quot;&quot;)">
            <text:p/>
          </table:table-cell>
          <table:table-cell table:formula="of:=IF(OR([.$J147]=[.AR$1];[.$K147]=[.AR$1];[.$L147]=[.AR$1];[.$M147]=[.AR$1];[.$N147]);[.$A147];&quot;&quot;)">
            <text:p/>
          </table:table-cell>
          <table:table-cell/>
          <table:table-cell table:formula="of:=IF([.$E147]=[.AT$1];[.$A147];&quot;&quot;)">
            <text:p/>
          </table:table-cell>
          <table:table-cell table:formula="of:=IF([.$E147]=[.AU$1];[.$A147];&quot;&quot;)">
            <text:p/>
          </table:table-cell>
          <table:table-cell table:formula="of:=IF([.$E147]=[.AV$1];[.$A147];&quot;&quot;)">
            <text:p/>
          </table:table-cell>
          <table:table-cell table:formula="of:=IF([.$E147]=[.AW$1];[.$A147];&quot;&quot;)">
            <text:p/>
          </table:table-cell>
          <table:table-cell table:formula="of:=IF([.$E147]=[.AX$1];[.$A147];&quot;&quot;)">
            <text:p/>
          </table:table-cell>
          <table:table-cell table:formula="of:=IF([.$E147]=[.AY$1];[.$A147];&quot;&quot;)">
            <text:p/>
          </table:table-cell>
          <table:table-cell table:formula="of:=IF([.$E147]=[.AZ$1];[.$A147];&quot;&quot;)">
            <text:p/>
          </table:table-cell>
          <table:table-cell table:formula="of:=IF([.$E147]=[.BA$1];[.$A147];&quot;&quot;)">
            <text:p/>
          </table:table-cell>
          <table:table-cell table:formula="of:=IF([.$E147]=[.BB$1];[.$A147];&quot;&quot;)">
            <text:p/>
          </table:table-cell>
          <table:table-cell table:formula="of:=IF([.$E147]=[.BC$1];[.$A147];&quot;&quot;)">
            <text:p/>
          </table:table-cell>
          <table:table-cell table:formula="of:=IF([.$E147]=[.BD$1];[.$A147];&quot;&quot;)">
            <text:p/>
          </table:table-cell>
          <table:table-cell table:formula="of:=IF([.$E147]=[.BE$1];[.$A147];&quot;&quot;)">
            <text:p/>
          </table:table-cell>
          <table:table-cell table:formula="of:=IF([.$E147]=[.BF$1];[.$A147];&quot;&quot;)">
            <text:p/>
          </table:table-cell>
          <table:table-cell table:formula="of:=IF([.$E147]=[.BG$1];[.$A147];&quot;&quot;)">
            <text:p/>
          </table:table-cell>
          <table:table-cell table:formula="of:=IF([.$E147]=[.BH$1];[.$A147];&quot;&quot;)">
            <text:p/>
          </table:table-cell>
          <table:table-cell table:formula="of:=IF([.$E147]=[.BI$1];[.$A147];&quot;&quot;)">
            <text:p/>
          </table:table-cell>
          <table:table-cell table:formula="of:=IF([.$E147]=[.BJ$1];[.$A147];&quot;&quot;)">
            <text:p/>
          </table:table-cell>
          <table:table-cell table:formula="of:=IF([.$E147]=[.BK$1];[.$A147];&quot;&quot;)">
            <text:p/>
          </table:table-cell>
          <table:table-cell table:formula="of:=IF([.$E147]=[.BL$1];[.$A147];&quot;&quot;)">
            <text:p/>
          </table:table-cell>
          <table:table-cell table:formula="of:=IF([.$E147]=[.BM$1];[.$A147];&quot;&quot;)">
            <text:p/>
          </table:table-cell>
          <table:table-cell table:formula="of:=IF([.$E147]=[.BN$1];[.$A147];&quot;&quot;)">
            <text:p/>
          </table:table-cell>
          <table:table-cell table:formula="of:=IF([.$E147]=[.BO$1];[.$A147];&quot;&quot;)">
            <text:p/>
          </table:table-cell>
          <table:table-cell table:formula="of:=IF([.$E147]=[.BP$1];[.$A147];&quot;&quot;)">
            <text:p/>
          </table:table-cell>
          <table:table-cell table:formula="of:=IF([.$E147]=[.BQ$1];[.$A147];&quot;&quot;)">
            <text:p/>
          </table:table-cell>
          <table:table-cell table:formula="of:=IF([.$E147]=[.BR$1];[.$A147];&quot;&quot;)">
            <text:p/>
          </table:table-cell>
          <table:table-cell table:formula="of:=IF([.$E147]=[.BS$1];[.$A147];&quot;&quot;)">
            <text:p/>
          </table:table-cell>
          <table:table-cell table:formula="of:=IF([.$E147]=[.BT$1];[.$A147];&quot;&quot;)">
            <text:p/>
          </table:table-cell>
          <table:table-cell table:formula="of:=IF([.$E147]=[.BU$1];[.$A147];&quot;&quot;)">
            <text:p/>
          </table:table-cell>
          <table:table-cell table:formula="of:=IF([.$E147]=[.BV$1];[.$A147];&quot;&quot;)">
            <text:p/>
          </table:table-cell>
          <table:table-cell table:formula="of:=IF([.$E147]=[.BW$1];[.$A147];&quot;&quot;)">
            <text:p/>
          </table:table-cell>
          <table:table-cell table:formula="of:=IF([.$E147]=[.BX$1];[.$A147];&quot;&quot;)">
            <text:p/>
          </table:table-cell>
          <table:table-cell table:formula="of:=IF([.$E147]=[.BY$1];[.$A147];&quot;&quot;)">
            <text:p/>
          </table:table-cell>
          <table:table-cell table:formula="of:=IF([.$E147]=[.BZ$1];[.$A147];&quot;&quot;)">
            <text:p/>
          </table:table-cell>
          <table:table-cell table:formula="of:=IF([.$E147]=[.CA$1];[.$A147];&quot;&quot;)">
            <text:p/>
          </table:table-cell>
          <table:table-cell table:formula="of:=IF([.$E147]=[.CB$1];[.$A147];&quot;&quot;)">
            <text:p/>
          </table:table-cell>
          <table:table-cell table:formula="of:=IF([.$E147]=[.CC$1];[.$A147];&quot;&quot;)">
            <text:p/>
          </table:table-cell>
          <table:table-cell table:formula="of:=IF([.$E147]=[.CD$1];[.$A147];&quot;&quot;)">
            <text:p/>
          </table:table-cell>
          <table:table-cell table:formula="of:=IF([.$E147]=[.CE$1];[.$A147];&quot;&quot;)">
            <text:p/>
          </table:table-cell>
          <table:table-cell table:formula="of:=IF([.$E147]=[.CF$1];[.$A147];&quot;&quot;)">
            <text:p/>
          </table:table-cell>
          <table:table-cell table:formula="of:=IF([.$E147]=[.CG$1];[.$A147];&quot;&quot;)">
            <text:p/>
          </table:table-cell>
          <table:table-cell table:formula="of:=IF([.$E147]=[.CH$1];[.$A147];&quot;&quot;)">
            <text:p/>
          </table:table-cell>
          <table:table-cell table:formula="of:=IF([.$E147]=[.CI$1];[.$A147];&quot;&quot;)">
            <text:p/>
          </table:table-cell>
          <table:table-cell table:formula="of:=IF([.$E147]=[.CJ$1];[.$A147];&quot;&quot;)">
            <text:p/>
          </table:table-cell>
          <table:table-cell table:formula="of:=IF([.$E147]=[.CK$1];[.$A147];&quot;&quot;)" office:value-type="float" office:value="146" calcext:value-type="float">
            <text:p>146</text:p>
          </table:table-cell>
          <table:table-cell table:formula="of:=IF([.$E147]=[.CL$1];[.$A147];&quot;&quot;)">
            <text:p/>
          </table:table-cell>
          <table:table-cell table:formula="of:=IF([.$E147]=[.CM$1];[.$A147];&quot;&quot;)">
            <text:p/>
          </table:table-cell>
          <table:table-cell table:formula="of:=IF([.$E147]=[.CN$1];[.$A147];&quot;&quot;)">
            <text:p/>
          </table:table-cell>
          <table:table-cell table:formula="of:=IF([.$E147]=[.CO$1];[.$A147];&quot;&quot;)">
            <text:p/>
          </table:table-cell>
          <table:table-cell table:formula="of:=IF([.$E147]=[.CP$1];[.$A147];&quot;&quot;)">
            <text:p/>
          </table:table-cell>
          <table:table-cell table:formula="of:=IF([.$E147]=[.CQ$1];[.$A14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mbshells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Liz Friedman, Sara Hess</text:p>
          </table:table-cell>
          <table:table-cell office:value-type="float" office:value="11.08" calcext:value-type="float">
            <text:p>11.08</text:p>
          </table:table-cell>
          <table:table-cell office:value-type="float" office:value="13" calcext:value-type="float">
            <text:p>13</text:p>
          </table:table-cell>
          <table:table-cell office:value-type="date" office:date-value="2011-03-07" calcext:value-type="date">
            <text:p>2011-03-07</text:p>
          </table:table-cell>
          <table:table-cell office:value-type="string" calcext:value-type="string">
            <text:p>Liz Friedman</text:p>
          </table:table-cell>
          <table:table-cell office:value-type="string" calcext:value-type="string">
            <text:p>Sara Hess</text:p>
          </table:table-cell>
          <table:table-cell table:number-columns-repeated="3"/>
          <table:table-cell table:formula="of:=IF(OR([.$J148]=[.O$1];[.$K148]=[.O$1];[.$L148]=[.O$1];[.$M148]=[.O$1];[.$N148]);[.$A148];&quot;&quot;)">
            <text:p/>
          </table:table-cell>
          <table:table-cell table:formula="of:=IF(OR([.$J148]=[.P$1];[.$K148]=[.P$1];[.$L148]=[.P$1];[.$M148]=[.P$1];[.$N148]);[.$A148];&quot;&quot;)">
            <text:p/>
          </table:table-cell>
          <table:table-cell table:formula="of:=IF(OR([.$J148]=[.Q$1];[.$K148]=[.Q$1];[.$L148]=[.Q$1];[.$M148]=[.Q$1];[.$N148]);[.$A148];&quot;&quot;)">
            <text:p/>
          </table:table-cell>
          <table:table-cell table:formula="of:=IF(OR([.$J148]=[.R$1];[.$K148]=[.R$1];[.$L148]=[.R$1];[.$M148]=[.R$1];[.$N148]);[.$A148];&quot;&quot;)">
            <text:p/>
          </table:table-cell>
          <table:table-cell table:formula="of:=IF(OR([.$J148]=[.S$1];[.$K148]=[.S$1];[.$L148]=[.S$1];[.$M148]=[.S$1];[.$N148]);[.$A148];&quot;&quot;)">
            <text:p/>
          </table:table-cell>
          <table:table-cell table:formula="of:=IF(OR([.$J148]=[.T$1];[.$K148]=[.T$1];[.$L148]=[.T$1];[.$M148]=[.T$1];[.$N148]);[.$A148];&quot;&quot;)">
            <text:p/>
          </table:table-cell>
          <table:table-cell table:formula="of:=IF(OR([.$J148]=[.U$1];[.$K148]=[.U$1];[.$L148]=[.U$1];[.$M148]=[.U$1];[.$N148]);[.$A148];&quot;&quot;)">
            <text:p/>
          </table:table-cell>
          <table:table-cell table:formula="of:=IF(OR([.$J148]=[.V$1];[.$K148]=[.V$1];[.$L148]=[.V$1];[.$M148]=[.V$1];[.$N148]);[.$A148];&quot;&quot;)">
            <text:p/>
          </table:table-cell>
          <table:table-cell table:formula="of:=IF(OR([.$J148]=[.W$1];[.$K148]=[.W$1];[.$L148]=[.W$1];[.$M148]=[.W$1];[.$N148]);[.$A148];&quot;&quot;)">
            <text:p/>
          </table:table-cell>
          <table:table-cell table:formula="of:=IF(OR([.$J148]=[.X$1];[.$K148]=[.X$1];[.$L148]=[.X$1];[.$M148]=[.X$1];[.$N148]);[.$A148];&quot;&quot;)">
            <text:p/>
          </table:table-cell>
          <table:table-cell table:formula="of:=IF(OR([.$J148]=[.Y$1];[.$K148]=[.Y$1];[.$L148]=[.Y$1];[.$M148]=[.Y$1];[.$N148]);[.$A148];&quot;&quot;)">
            <text:p/>
          </table:table-cell>
          <table:table-cell table:formula="of:=IF(OR([.$J148]=[.Z$1];[.$K148]=[.Z$1];[.$L148]=[.Z$1];[.$M148]=[.Z$1];[.$N148]);[.$A148];&quot;&quot;)" office:value-type="float" office:value="147" calcext:value-type="float">
            <text:p>147</text:p>
          </table:table-cell>
          <table:table-cell table:formula="of:=IF(OR([.$J148]=[.AA$1];[.$K148]=[.AA$1];[.$L148]=[.AA$1];[.$M148]=[.AA$1];[.$N148]);[.$A148];&quot;&quot;)" office:value-type="float" office:value="147" calcext:value-type="float">
            <text:p>147</text:p>
          </table:table-cell>
          <table:table-cell table:formula="of:=IF(OR([.$J148]=[.AB$1];[.$K148]=[.AB$1];[.$L148]=[.AB$1];[.$M148]=[.AB$1];[.$N148]);[.$A148];&quot;&quot;)">
            <text:p/>
          </table:table-cell>
          <table:table-cell table:formula="of:=IF(OR([.$J148]=[.AC$1];[.$K148]=[.AC$1];[.$L148]=[.AC$1];[.$M148]=[.AC$1];[.$N148]);[.$A148];&quot;&quot;)">
            <text:p/>
          </table:table-cell>
          <table:table-cell table:formula="of:=IF(OR([.$J148]=[.AD$1];[.$K148]=[.AD$1];[.$L148]=[.AD$1];[.$M148]=[.AD$1];[.$N148]);[.$A148];&quot;&quot;)">
            <text:p/>
          </table:table-cell>
          <table:table-cell table:formula="of:=IF(OR([.$J148]=[.AE$1];[.$K148]=[.AE$1];[.$L148]=[.AE$1];[.$M148]=[.AE$1];[.$N148]);[.$A148];&quot;&quot;)">
            <text:p/>
          </table:table-cell>
          <table:table-cell table:formula="of:=IF(OR([.$J148]=[.AF$1];[.$K148]=[.AF$1];[.$L148]=[.AF$1];[.$M148]=[.AF$1];[.$N148]);[.$A148];&quot;&quot;)">
            <text:p/>
          </table:table-cell>
          <table:table-cell table:formula="of:=IF(OR([.$J148]=[.AG$1];[.$K148]=[.AG$1];[.$L148]=[.AG$1];[.$M148]=[.AG$1];[.$N148]);[.$A148];&quot;&quot;)">
            <text:p/>
          </table:table-cell>
          <table:table-cell table:formula="of:=IF(OR([.$J148]=[.AH$1];[.$K148]=[.AH$1];[.$L148]=[.AH$1];[.$M148]=[.AH$1];[.$N148]);[.$A148];&quot;&quot;)">
            <text:p/>
          </table:table-cell>
          <table:table-cell table:formula="of:=IF(OR([.$J148]=[.AI$1];[.$K148]=[.AI$1];[.$L148]=[.AI$1];[.$M148]=[.AI$1];[.$N148]);[.$A148];&quot;&quot;)">
            <text:p/>
          </table:table-cell>
          <table:table-cell table:formula="of:=IF(OR([.$J148]=[.AJ$1];[.$K148]=[.AJ$1];[.$L148]=[.AJ$1];[.$M148]=[.AJ$1];[.$N148]);[.$A148];&quot;&quot;)">
            <text:p/>
          </table:table-cell>
          <table:table-cell table:formula="of:=IF(OR([.$J148]=[.AK$1];[.$K148]=[.AK$1];[.$L148]=[.AK$1];[.$M148]=[.AK$1];[.$N148]);[.$A148];&quot;&quot;)">
            <text:p/>
          </table:table-cell>
          <table:table-cell table:formula="of:=IF(OR([.$J148]=[.AL$1];[.$K148]=[.AL$1];[.$L148]=[.AL$1];[.$M148]=[.AL$1];[.$N148]);[.$A148];&quot;&quot;)">
            <text:p/>
          </table:table-cell>
          <table:table-cell table:formula="of:=IF(OR([.$J148]=[.AM$1];[.$K148]=[.AM$1];[.$L148]=[.AM$1];[.$M148]=[.AM$1];[.$N148]);[.$A148];&quot;&quot;)">
            <text:p/>
          </table:table-cell>
          <table:table-cell table:formula="of:=IF(OR([.$J148]=[.AN$1];[.$K148]=[.AN$1];[.$L148]=[.AN$1];[.$M148]=[.AN$1];[.$N148]);[.$A148];&quot;&quot;)">
            <text:p/>
          </table:table-cell>
          <table:table-cell table:formula="of:=IF(OR([.$J148]=[.AO$1];[.$K148]=[.AO$1];[.$L148]=[.AO$1];[.$M148]=[.AO$1];[.$N148]);[.$A148];&quot;&quot;)">
            <text:p/>
          </table:table-cell>
          <table:table-cell table:formula="of:=IF(OR([.$J148]=[.AP$1];[.$K148]=[.AP$1];[.$L148]=[.AP$1];[.$M148]=[.AP$1];[.$N148]);[.$A148];&quot;&quot;)">
            <text:p/>
          </table:table-cell>
          <table:table-cell table:formula="of:=IF(OR([.$J148]=[.AQ$1];[.$K148]=[.AQ$1];[.$L148]=[.AQ$1];[.$M148]=[.AQ$1];[.$N148]);[.$A148];&quot;&quot;)">
            <text:p/>
          </table:table-cell>
          <table:table-cell table:formula="of:=IF(OR([.$J148]=[.AR$1];[.$K148]=[.AR$1];[.$L148]=[.AR$1];[.$M148]=[.AR$1];[.$N148]);[.$A148];&quot;&quot;)">
            <text:p/>
          </table:table-cell>
          <table:table-cell/>
          <table:table-cell table:formula="of:=IF([.$E148]=[.AT$1];[.$A148];&quot;&quot;)">
            <text:p/>
          </table:table-cell>
          <table:table-cell table:formula="of:=IF([.$E148]=[.AU$1];[.$A148];&quot;&quot;)">
            <text:p/>
          </table:table-cell>
          <table:table-cell table:formula="of:=IF([.$E148]=[.AV$1];[.$A148];&quot;&quot;)">
            <text:p/>
          </table:table-cell>
          <table:table-cell table:formula="of:=IF([.$E148]=[.AW$1];[.$A148];&quot;&quot;)" office:value-type="float" office:value="147" calcext:value-type="float">
            <text:p>147</text:p>
          </table:table-cell>
          <table:table-cell table:formula="of:=IF([.$E148]=[.AX$1];[.$A148];&quot;&quot;)">
            <text:p/>
          </table:table-cell>
          <table:table-cell table:formula="of:=IF([.$E148]=[.AY$1];[.$A148];&quot;&quot;)">
            <text:p/>
          </table:table-cell>
          <table:table-cell table:formula="of:=IF([.$E148]=[.AZ$1];[.$A148];&quot;&quot;)">
            <text:p/>
          </table:table-cell>
          <table:table-cell table:formula="of:=IF([.$E148]=[.BA$1];[.$A148];&quot;&quot;)">
            <text:p/>
          </table:table-cell>
          <table:table-cell table:formula="of:=IF([.$E148]=[.BB$1];[.$A148];&quot;&quot;)">
            <text:p/>
          </table:table-cell>
          <table:table-cell table:formula="of:=IF([.$E148]=[.BC$1];[.$A148];&quot;&quot;)">
            <text:p/>
          </table:table-cell>
          <table:table-cell table:formula="of:=IF([.$E148]=[.BD$1];[.$A148];&quot;&quot;)">
            <text:p/>
          </table:table-cell>
          <table:table-cell table:formula="of:=IF([.$E148]=[.BE$1];[.$A148];&quot;&quot;)">
            <text:p/>
          </table:table-cell>
          <table:table-cell table:formula="of:=IF([.$E148]=[.BF$1];[.$A148];&quot;&quot;)">
            <text:p/>
          </table:table-cell>
          <table:table-cell table:formula="of:=IF([.$E148]=[.BG$1];[.$A148];&quot;&quot;)">
            <text:p/>
          </table:table-cell>
          <table:table-cell table:formula="of:=IF([.$E148]=[.BH$1];[.$A148];&quot;&quot;)">
            <text:p/>
          </table:table-cell>
          <table:table-cell table:formula="of:=IF([.$E148]=[.BI$1];[.$A148];&quot;&quot;)">
            <text:p/>
          </table:table-cell>
          <table:table-cell table:formula="of:=IF([.$E148]=[.BJ$1];[.$A148];&quot;&quot;)">
            <text:p/>
          </table:table-cell>
          <table:table-cell table:formula="of:=IF([.$E148]=[.BK$1];[.$A148];&quot;&quot;)">
            <text:p/>
          </table:table-cell>
          <table:table-cell table:formula="of:=IF([.$E148]=[.BL$1];[.$A148];&quot;&quot;)">
            <text:p/>
          </table:table-cell>
          <table:table-cell table:formula="of:=IF([.$E148]=[.BM$1];[.$A148];&quot;&quot;)">
            <text:p/>
          </table:table-cell>
          <table:table-cell table:formula="of:=IF([.$E148]=[.BN$1];[.$A148];&quot;&quot;)">
            <text:p/>
          </table:table-cell>
          <table:table-cell table:formula="of:=IF([.$E148]=[.BO$1];[.$A148];&quot;&quot;)">
            <text:p/>
          </table:table-cell>
          <table:table-cell table:formula="of:=IF([.$E148]=[.BP$1];[.$A148];&quot;&quot;)">
            <text:p/>
          </table:table-cell>
          <table:table-cell table:formula="of:=IF([.$E148]=[.BQ$1];[.$A148];&quot;&quot;)">
            <text:p/>
          </table:table-cell>
          <table:table-cell table:formula="of:=IF([.$E148]=[.BR$1];[.$A148];&quot;&quot;)">
            <text:p/>
          </table:table-cell>
          <table:table-cell table:formula="of:=IF([.$E148]=[.BS$1];[.$A148];&quot;&quot;)">
            <text:p/>
          </table:table-cell>
          <table:table-cell table:formula="of:=IF([.$E148]=[.BT$1];[.$A148];&quot;&quot;)">
            <text:p/>
          </table:table-cell>
          <table:table-cell table:formula="of:=IF([.$E148]=[.BU$1];[.$A148];&quot;&quot;)">
            <text:p/>
          </table:table-cell>
          <table:table-cell table:formula="of:=IF([.$E148]=[.BV$1];[.$A148];&quot;&quot;)">
            <text:p/>
          </table:table-cell>
          <table:table-cell table:formula="of:=IF([.$E148]=[.BW$1];[.$A148];&quot;&quot;)">
            <text:p/>
          </table:table-cell>
          <table:table-cell table:formula="of:=IF([.$E148]=[.BX$1];[.$A148];&quot;&quot;)">
            <text:p/>
          </table:table-cell>
          <table:table-cell table:formula="of:=IF([.$E148]=[.BY$1];[.$A148];&quot;&quot;)">
            <text:p/>
          </table:table-cell>
          <table:table-cell table:formula="of:=IF([.$E148]=[.BZ$1];[.$A148];&quot;&quot;)">
            <text:p/>
          </table:table-cell>
          <table:table-cell table:formula="of:=IF([.$E148]=[.CA$1];[.$A148];&quot;&quot;)">
            <text:p/>
          </table:table-cell>
          <table:table-cell table:formula="of:=IF([.$E148]=[.CB$1];[.$A148];&quot;&quot;)">
            <text:p/>
          </table:table-cell>
          <table:table-cell table:formula="of:=IF([.$E148]=[.CC$1];[.$A148];&quot;&quot;)">
            <text:p/>
          </table:table-cell>
          <table:table-cell table:formula="of:=IF([.$E148]=[.CD$1];[.$A148];&quot;&quot;)">
            <text:p/>
          </table:table-cell>
          <table:table-cell table:formula="of:=IF([.$E148]=[.CE$1];[.$A148];&quot;&quot;)">
            <text:p/>
          </table:table-cell>
          <table:table-cell table:formula="of:=IF([.$E148]=[.CF$1];[.$A148];&quot;&quot;)">
            <text:p/>
          </table:table-cell>
          <table:table-cell table:formula="of:=IF([.$E148]=[.CG$1];[.$A148];&quot;&quot;)">
            <text:p/>
          </table:table-cell>
          <table:table-cell table:formula="of:=IF([.$E148]=[.CH$1];[.$A148];&quot;&quot;)">
            <text:p/>
          </table:table-cell>
          <table:table-cell table:formula="of:=IF([.$E148]=[.CI$1];[.$A148];&quot;&quot;)">
            <text:p/>
          </table:table-cell>
          <table:table-cell table:formula="of:=IF([.$E148]=[.CJ$1];[.$A148];&quot;&quot;)">
            <text:p/>
          </table:table-cell>
          <table:table-cell table:formula="of:=IF([.$E148]=[.CK$1];[.$A148];&quot;&quot;)">
            <text:p/>
          </table:table-cell>
          <table:table-cell table:formula="of:=IF([.$E148]=[.CL$1];[.$A148];&quot;&quot;)">
            <text:p/>
          </table:table-cell>
          <table:table-cell table:formula="of:=IF([.$E148]=[.CM$1];[.$A148];&quot;&quot;)">
            <text:p/>
          </table:table-cell>
          <table:table-cell table:formula="of:=IF([.$E148]=[.CN$1];[.$A148];&quot;&quot;)">
            <text:p/>
          </table:table-cell>
          <table:table-cell table:formula="of:=IF([.$E148]=[.CO$1];[.$A148];&quot;&quot;)">
            <text:p/>
          </table:table-cell>
          <table:table-cell table:formula="of:=IF([.$E148]=[.CP$1];[.$A148];&quot;&quot;)">
            <text:p/>
          </table:table-cell>
          <table:table-cell table:formula="of:=IF([.$E148]=[.CQ$1];[.$A14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 of the Chute</text:p>
          </table:table-cell>
          <table:table-cell office:value-type="string" calcext:value-type="string">
            <text:p>Sanford Bookstaver</text:p>
          </table:table-cell>
          <table:table-cell office:value-type="string" calcext:value-type="string">
            <text:p>Lawrence Kaplow, Thomas L. Moran</text:p>
          </table:table-cell>
          <table:table-cell office:value-type="float" office:value="10.41" calcext:value-type="float">
            <text:p>10.41</text:p>
          </table:table-cell>
          <table:table-cell office:value-type="float" office:value="14" calcext:value-type="float">
            <text:p>14</text:p>
          </table:table-cell>
          <table:table-cell office:value-type="date" office:date-value="2011-03-14" calcext:value-type="date">
            <text:p>2011-03-14</text:p>
          </table:table-cell>
          <table:table-cell office:value-type="string" calcext:value-type="string">
            <text:p>Lawrence Kaplow</text:p>
          </table:table-cell>
          <table:table-cell office:value-type="string" calcext:value-type="string">
            <text:p>Thomas L. Moran</text:p>
          </table:table-cell>
          <table:table-cell table:number-columns-repeated="3"/>
          <table:table-cell table:formula="of:=IF(OR([.$J149]=[.O$1];[.$K149]=[.O$1];[.$L149]=[.O$1];[.$M149]=[.O$1];[.$N149]);[.$A149];&quot;&quot;)">
            <text:p/>
          </table:table-cell>
          <table:table-cell table:formula="of:=IF(OR([.$J149]=[.P$1];[.$K149]=[.P$1];[.$L149]=[.P$1];[.$M149]=[.P$1];[.$N149]);[.$A149];&quot;&quot;)" office:value-type="float" office:value="148" calcext:value-type="float">
            <text:p>148</text:p>
          </table:table-cell>
          <table:table-cell table:formula="of:=IF(OR([.$J149]=[.Q$1];[.$K149]=[.Q$1];[.$L149]=[.Q$1];[.$M149]=[.Q$1];[.$N149]);[.$A149];&quot;&quot;)">
            <text:p/>
          </table:table-cell>
          <table:table-cell table:formula="of:=IF(OR([.$J149]=[.R$1];[.$K149]=[.R$1];[.$L149]=[.R$1];[.$M149]=[.R$1];[.$N149]);[.$A149];&quot;&quot;)">
            <text:p/>
          </table:table-cell>
          <table:table-cell table:formula="of:=IF(OR([.$J149]=[.S$1];[.$K149]=[.S$1];[.$L149]=[.S$1];[.$M149]=[.S$1];[.$N149]);[.$A149];&quot;&quot;)">
            <text:p/>
          </table:table-cell>
          <table:table-cell table:formula="of:=IF(OR([.$J149]=[.T$1];[.$K149]=[.T$1];[.$L149]=[.T$1];[.$M149]=[.T$1];[.$N149]);[.$A149];&quot;&quot;)" office:value-type="float" office:value="148" calcext:value-type="float">
            <text:p>148</text:p>
          </table:table-cell>
          <table:table-cell table:formula="of:=IF(OR([.$J149]=[.U$1];[.$K149]=[.U$1];[.$L149]=[.U$1];[.$M149]=[.U$1];[.$N149]);[.$A149];&quot;&quot;)">
            <text:p/>
          </table:table-cell>
          <table:table-cell table:formula="of:=IF(OR([.$J149]=[.V$1];[.$K149]=[.V$1];[.$L149]=[.V$1];[.$M149]=[.V$1];[.$N149]);[.$A149];&quot;&quot;)">
            <text:p/>
          </table:table-cell>
          <table:table-cell table:formula="of:=IF(OR([.$J149]=[.W$1];[.$K149]=[.W$1];[.$L149]=[.W$1];[.$M149]=[.W$1];[.$N149]);[.$A149];&quot;&quot;)">
            <text:p/>
          </table:table-cell>
          <table:table-cell table:formula="of:=IF(OR([.$J149]=[.X$1];[.$K149]=[.X$1];[.$L149]=[.X$1];[.$M149]=[.X$1];[.$N149]);[.$A149];&quot;&quot;)">
            <text:p/>
          </table:table-cell>
          <table:table-cell table:formula="of:=IF(OR([.$J149]=[.Y$1];[.$K149]=[.Y$1];[.$L149]=[.Y$1];[.$M149]=[.Y$1];[.$N149]);[.$A149];&quot;&quot;)">
            <text:p/>
          </table:table-cell>
          <table:table-cell table:formula="of:=IF(OR([.$J149]=[.Z$1];[.$K149]=[.Z$1];[.$L149]=[.Z$1];[.$M149]=[.Z$1];[.$N149]);[.$A149];&quot;&quot;)">
            <text:p/>
          </table:table-cell>
          <table:table-cell table:formula="of:=IF(OR([.$J149]=[.AA$1];[.$K149]=[.AA$1];[.$L149]=[.AA$1];[.$M149]=[.AA$1];[.$N149]);[.$A149];&quot;&quot;)">
            <text:p/>
          </table:table-cell>
          <table:table-cell table:formula="of:=IF(OR([.$J149]=[.AB$1];[.$K149]=[.AB$1];[.$L149]=[.AB$1];[.$M149]=[.AB$1];[.$N149]);[.$A149];&quot;&quot;)">
            <text:p/>
          </table:table-cell>
          <table:table-cell table:formula="of:=IF(OR([.$J149]=[.AC$1];[.$K149]=[.AC$1];[.$L149]=[.AC$1];[.$M149]=[.AC$1];[.$N149]);[.$A149];&quot;&quot;)">
            <text:p/>
          </table:table-cell>
          <table:table-cell table:formula="of:=IF(OR([.$J149]=[.AD$1];[.$K149]=[.AD$1];[.$L149]=[.AD$1];[.$M149]=[.AD$1];[.$N149]);[.$A149];&quot;&quot;)">
            <text:p/>
          </table:table-cell>
          <table:table-cell table:formula="of:=IF(OR([.$J149]=[.AE$1];[.$K149]=[.AE$1];[.$L149]=[.AE$1];[.$M149]=[.AE$1];[.$N149]);[.$A149];&quot;&quot;)">
            <text:p/>
          </table:table-cell>
          <table:table-cell table:formula="of:=IF(OR([.$J149]=[.AF$1];[.$K149]=[.AF$1];[.$L149]=[.AF$1];[.$M149]=[.AF$1];[.$N149]);[.$A149];&quot;&quot;)">
            <text:p/>
          </table:table-cell>
          <table:table-cell table:formula="of:=IF(OR([.$J149]=[.AG$1];[.$K149]=[.AG$1];[.$L149]=[.AG$1];[.$M149]=[.AG$1];[.$N149]);[.$A149];&quot;&quot;)">
            <text:p/>
          </table:table-cell>
          <table:table-cell table:formula="of:=IF(OR([.$J149]=[.AH$1];[.$K149]=[.AH$1];[.$L149]=[.AH$1];[.$M149]=[.AH$1];[.$N149]);[.$A149];&quot;&quot;)">
            <text:p/>
          </table:table-cell>
          <table:table-cell table:formula="of:=IF(OR([.$J149]=[.AI$1];[.$K149]=[.AI$1];[.$L149]=[.AI$1];[.$M149]=[.AI$1];[.$N149]);[.$A149];&quot;&quot;)">
            <text:p/>
          </table:table-cell>
          <table:table-cell table:formula="of:=IF(OR([.$J149]=[.AJ$1];[.$K149]=[.AJ$1];[.$L149]=[.AJ$1];[.$M149]=[.AJ$1];[.$N149]);[.$A149];&quot;&quot;)">
            <text:p/>
          </table:table-cell>
          <table:table-cell table:formula="of:=IF(OR([.$J149]=[.AK$1];[.$K149]=[.AK$1];[.$L149]=[.AK$1];[.$M149]=[.AK$1];[.$N149]);[.$A149];&quot;&quot;)">
            <text:p/>
          </table:table-cell>
          <table:table-cell table:formula="of:=IF(OR([.$J149]=[.AL$1];[.$K149]=[.AL$1];[.$L149]=[.AL$1];[.$M149]=[.AL$1];[.$N149]);[.$A149];&quot;&quot;)">
            <text:p/>
          </table:table-cell>
          <table:table-cell table:formula="of:=IF(OR([.$J149]=[.AM$1];[.$K149]=[.AM$1];[.$L149]=[.AM$1];[.$M149]=[.AM$1];[.$N149]);[.$A149];&quot;&quot;)">
            <text:p/>
          </table:table-cell>
          <table:table-cell table:formula="of:=IF(OR([.$J149]=[.AN$1];[.$K149]=[.AN$1];[.$L149]=[.AN$1];[.$M149]=[.AN$1];[.$N149]);[.$A149];&quot;&quot;)">
            <text:p/>
          </table:table-cell>
          <table:table-cell table:formula="of:=IF(OR([.$J149]=[.AO$1];[.$K149]=[.AO$1];[.$L149]=[.AO$1];[.$M149]=[.AO$1];[.$N149]);[.$A149];&quot;&quot;)">
            <text:p/>
          </table:table-cell>
          <table:table-cell table:formula="of:=IF(OR([.$J149]=[.AP$1];[.$K149]=[.AP$1];[.$L149]=[.AP$1];[.$M149]=[.AP$1];[.$N149]);[.$A149];&quot;&quot;)">
            <text:p/>
          </table:table-cell>
          <table:table-cell table:formula="of:=IF(OR([.$J149]=[.AQ$1];[.$K149]=[.AQ$1];[.$L149]=[.AQ$1];[.$M149]=[.AQ$1];[.$N149]);[.$A149];&quot;&quot;)">
            <text:p/>
          </table:table-cell>
          <table:table-cell table:formula="of:=IF(OR([.$J149]=[.AR$1];[.$K149]=[.AR$1];[.$L149]=[.AR$1];[.$M149]=[.AR$1];[.$N149]);[.$A149];&quot;&quot;)">
            <text:p/>
          </table:table-cell>
          <table:table-cell/>
          <table:table-cell table:formula="of:=IF([.$E149]=[.AT$1];[.$A149];&quot;&quot;)">
            <text:p/>
          </table:table-cell>
          <table:table-cell table:formula="of:=IF([.$E149]=[.AU$1];[.$A149];&quot;&quot;)">
            <text:p/>
          </table:table-cell>
          <table:table-cell table:formula="of:=IF([.$E149]=[.AV$1];[.$A149];&quot;&quot;)">
            <text:p/>
          </table:table-cell>
          <table:table-cell table:formula="of:=IF([.$E149]=[.AW$1];[.$A149];&quot;&quot;)">
            <text:p/>
          </table:table-cell>
          <table:table-cell table:formula="of:=IF([.$E149]=[.AX$1];[.$A149];&quot;&quot;)">
            <text:p/>
          </table:table-cell>
          <table:table-cell table:formula="of:=IF([.$E149]=[.AY$1];[.$A149];&quot;&quot;)">
            <text:p/>
          </table:table-cell>
          <table:table-cell table:formula="of:=IF([.$E149]=[.AZ$1];[.$A149];&quot;&quot;)">
            <text:p/>
          </table:table-cell>
          <table:table-cell table:formula="of:=IF([.$E149]=[.BA$1];[.$A149];&quot;&quot;)">
            <text:p/>
          </table:table-cell>
          <table:table-cell table:formula="of:=IF([.$E149]=[.BB$1];[.$A149];&quot;&quot;)">
            <text:p/>
          </table:table-cell>
          <table:table-cell table:formula="of:=IF([.$E149]=[.BC$1];[.$A149];&quot;&quot;)">
            <text:p/>
          </table:table-cell>
          <table:table-cell table:formula="of:=IF([.$E149]=[.BD$1];[.$A149];&quot;&quot;)">
            <text:p/>
          </table:table-cell>
          <table:table-cell table:formula="of:=IF([.$E149]=[.BE$1];[.$A149];&quot;&quot;)">
            <text:p/>
          </table:table-cell>
          <table:table-cell table:formula="of:=IF([.$E149]=[.BF$1];[.$A149];&quot;&quot;)">
            <text:p/>
          </table:table-cell>
          <table:table-cell table:formula="of:=IF([.$E149]=[.BG$1];[.$A149];&quot;&quot;)">
            <text:p/>
          </table:table-cell>
          <table:table-cell table:formula="of:=IF([.$E149]=[.BH$1];[.$A149];&quot;&quot;)">
            <text:p/>
          </table:table-cell>
          <table:table-cell table:formula="of:=IF([.$E149]=[.BI$1];[.$A149];&quot;&quot;)">
            <text:p/>
          </table:table-cell>
          <table:table-cell table:formula="of:=IF([.$E149]=[.BJ$1];[.$A149];&quot;&quot;)">
            <text:p/>
          </table:table-cell>
          <table:table-cell table:formula="of:=IF([.$E149]=[.BK$1];[.$A149];&quot;&quot;)">
            <text:p/>
          </table:table-cell>
          <table:table-cell table:formula="of:=IF([.$E149]=[.BL$1];[.$A149];&quot;&quot;)">
            <text:p/>
          </table:table-cell>
          <table:table-cell table:formula="of:=IF([.$E149]=[.BM$1];[.$A149];&quot;&quot;)">
            <text:p/>
          </table:table-cell>
          <table:table-cell table:formula="of:=IF([.$E149]=[.BN$1];[.$A149];&quot;&quot;)">
            <text:p/>
          </table:table-cell>
          <table:table-cell table:formula="of:=IF([.$E149]=[.BO$1];[.$A149];&quot;&quot;)">
            <text:p/>
          </table:table-cell>
          <table:table-cell table:formula="of:=IF([.$E149]=[.BP$1];[.$A149];&quot;&quot;)">
            <text:p/>
          </table:table-cell>
          <table:table-cell table:formula="of:=IF([.$E149]=[.BQ$1];[.$A149];&quot;&quot;)">
            <text:p/>
          </table:table-cell>
          <table:table-cell table:formula="of:=IF([.$E149]=[.BR$1];[.$A149];&quot;&quot;)">
            <text:p/>
          </table:table-cell>
          <table:table-cell table:formula="of:=IF([.$E149]=[.BS$1];[.$A149];&quot;&quot;)">
            <text:p/>
          </table:table-cell>
          <table:table-cell table:formula="of:=IF([.$E149]=[.BT$1];[.$A149];&quot;&quot;)">
            <text:p/>
          </table:table-cell>
          <table:table-cell table:formula="of:=IF([.$E149]=[.BU$1];[.$A149];&quot;&quot;)">
            <text:p/>
          </table:table-cell>
          <table:table-cell table:formula="of:=IF([.$E149]=[.BV$1];[.$A149];&quot;&quot;)">
            <text:p/>
          </table:table-cell>
          <table:table-cell table:formula="of:=IF([.$E149]=[.BW$1];[.$A149];&quot;&quot;)">
            <text:p/>
          </table:table-cell>
          <table:table-cell table:formula="of:=IF([.$E149]=[.BX$1];[.$A149];&quot;&quot;)">
            <text:p/>
          </table:table-cell>
          <table:table-cell table:formula="of:=IF([.$E149]=[.BY$1];[.$A149];&quot;&quot;)">
            <text:p/>
          </table:table-cell>
          <table:table-cell table:formula="of:=IF([.$E149]=[.BZ$1];[.$A149];&quot;&quot;)">
            <text:p/>
          </table:table-cell>
          <table:table-cell table:formula="of:=IF([.$E149]=[.CA$1];[.$A149];&quot;&quot;)">
            <text:p/>
          </table:table-cell>
          <table:table-cell table:formula="of:=IF([.$E149]=[.CB$1];[.$A149];&quot;&quot;)">
            <text:p/>
          </table:table-cell>
          <table:table-cell table:formula="of:=IF([.$E149]=[.CC$1];[.$A149];&quot;&quot;)">
            <text:p/>
          </table:table-cell>
          <table:table-cell table:formula="of:=IF([.$E149]=[.CD$1];[.$A149];&quot;&quot;)">
            <text:p/>
          </table:table-cell>
          <table:table-cell table:formula="of:=IF([.$E149]=[.CE$1];[.$A149];&quot;&quot;)">
            <text:p/>
          </table:table-cell>
          <table:table-cell table:formula="of:=IF([.$E149]=[.CF$1];[.$A149];&quot;&quot;)">
            <text:p/>
          </table:table-cell>
          <table:table-cell table:formula="of:=IF([.$E149]=[.CG$1];[.$A149];&quot;&quot;)" office:value-type="float" office:value="148" calcext:value-type="float">
            <text:p>148</text:p>
          </table:table-cell>
          <table:table-cell table:formula="of:=IF([.$E149]=[.CH$1];[.$A149];&quot;&quot;)">
            <text:p/>
          </table:table-cell>
          <table:table-cell table:formula="of:=IF([.$E149]=[.CI$1];[.$A149];&quot;&quot;)">
            <text:p/>
          </table:table-cell>
          <table:table-cell table:formula="of:=IF([.$E149]=[.CJ$1];[.$A149];&quot;&quot;)">
            <text:p/>
          </table:table-cell>
          <table:table-cell table:formula="of:=IF([.$E149]=[.CK$1];[.$A149];&quot;&quot;)">
            <text:p/>
          </table:table-cell>
          <table:table-cell table:formula="of:=IF([.$E149]=[.CL$1];[.$A149];&quot;&quot;)">
            <text:p/>
          </table:table-cell>
          <table:table-cell table:formula="of:=IF([.$E149]=[.CM$1];[.$A149];&quot;&quot;)">
            <text:p/>
          </table:table-cell>
          <table:table-cell table:formula="of:=IF([.$E149]=[.CN$1];[.$A149];&quot;&quot;)">
            <text:p/>
          </table:table-cell>
          <table:table-cell table:formula="of:=IF([.$E149]=[.CO$1];[.$A149];&quot;&quot;)">
            <text:p/>
          </table:table-cell>
          <table:table-cell table:formula="of:=IF([.$E149]=[.CP$1];[.$A149];&quot;&quot;)">
            <text:p/>
          </table:table-cell>
          <table:table-cell table:formula="of:=IF([.$E149]=[.CQ$1];[.$A14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l from Grace</text:p>
          </table:table-cell>
          <table:table-cell office:value-type="string" calcext:value-type="string">
            <text:p>Tucker Gates</text:p>
          </table:table-cell>
          <table:table-cell office:value-type="string" calcext:value-type="string">
            <text:p>John C. Kelley</text:p>
          </table:table-cell>
          <table:table-cell office:value-type="float" office:value="9.49" calcext:value-type="float">
            <text:p>9.49</text:p>
          </table:table-cell>
          <table:table-cell office:value-type="float" office:value="20" calcext:value-type="float">
            <text:p>20</text:p>
          </table:table-cell>
          <table:table-cell office:value-type="date" office:date-value="2011-03-21" calcext:value-type="date">
            <text:p>2011-03-21</text:p>
          </table:table-cell>
          <table:table-cell office:value-type="string" calcext:value-type="string">
            <text:p>John C. Kelley</text:p>
          </table:table-cell>
          <table:table-cell table:number-columns-repeated="4"/>
          <table:table-cell table:formula="of:=IF(OR([.$J150]=[.O$1];[.$K150]=[.O$1];[.$L150]=[.O$1];[.$M150]=[.O$1];[.$N150]);[.$A150];&quot;&quot;)">
            <text:p/>
          </table:table-cell>
          <table:table-cell table:formula="of:=IF(OR([.$J150]=[.P$1];[.$K150]=[.P$1];[.$L150]=[.P$1];[.$M150]=[.P$1];[.$N150]);[.$A150];&quot;&quot;)">
            <text:p/>
          </table:table-cell>
          <table:table-cell table:formula="of:=IF(OR([.$J150]=[.Q$1];[.$K150]=[.Q$1];[.$L150]=[.Q$1];[.$M150]=[.Q$1];[.$N150]);[.$A150];&quot;&quot;)">
            <text:p/>
          </table:table-cell>
          <table:table-cell table:formula="of:=IF(OR([.$J150]=[.R$1];[.$K150]=[.R$1];[.$L150]=[.R$1];[.$M150]=[.R$1];[.$N150]);[.$A150];&quot;&quot;)">
            <text:p/>
          </table:table-cell>
          <table:table-cell table:formula="of:=IF(OR([.$J150]=[.S$1];[.$K150]=[.S$1];[.$L150]=[.S$1];[.$M150]=[.S$1];[.$N150]);[.$A150];&quot;&quot;)">
            <text:p/>
          </table:table-cell>
          <table:table-cell table:formula="of:=IF(OR([.$J150]=[.T$1];[.$K150]=[.T$1];[.$L150]=[.T$1];[.$M150]=[.T$1];[.$N150]);[.$A150];&quot;&quot;)">
            <text:p/>
          </table:table-cell>
          <table:table-cell table:formula="of:=IF(OR([.$J150]=[.U$1];[.$K150]=[.U$1];[.$L150]=[.U$1];[.$M150]=[.U$1];[.$N150]);[.$A150];&quot;&quot;)">
            <text:p/>
          </table:table-cell>
          <table:table-cell table:formula="of:=IF(OR([.$J150]=[.V$1];[.$K150]=[.V$1];[.$L150]=[.V$1];[.$M150]=[.V$1];[.$N150]);[.$A150];&quot;&quot;)">
            <text:p/>
          </table:table-cell>
          <table:table-cell table:formula="of:=IF(OR([.$J150]=[.W$1];[.$K150]=[.W$1];[.$L150]=[.W$1];[.$M150]=[.W$1];[.$N150]);[.$A150];&quot;&quot;)">
            <text:p/>
          </table:table-cell>
          <table:table-cell table:formula="of:=IF(OR([.$J150]=[.X$1];[.$K150]=[.X$1];[.$L150]=[.X$1];[.$M150]=[.X$1];[.$N150]);[.$A150];&quot;&quot;)">
            <text:p/>
          </table:table-cell>
          <table:table-cell table:formula="of:=IF(OR([.$J150]=[.Y$1];[.$K150]=[.Y$1];[.$L150]=[.Y$1];[.$M150]=[.Y$1];[.$N150]);[.$A150];&quot;&quot;)">
            <text:p/>
          </table:table-cell>
          <table:table-cell table:formula="of:=IF(OR([.$J150]=[.Z$1];[.$K150]=[.Z$1];[.$L150]=[.Z$1];[.$M150]=[.Z$1];[.$N150]);[.$A150];&quot;&quot;)">
            <text:p/>
          </table:table-cell>
          <table:table-cell table:formula="of:=IF(OR([.$J150]=[.AA$1];[.$K150]=[.AA$1];[.$L150]=[.AA$1];[.$M150]=[.AA$1];[.$N150]);[.$A150];&quot;&quot;)">
            <text:p/>
          </table:table-cell>
          <table:table-cell table:formula="of:=IF(OR([.$J150]=[.AB$1];[.$K150]=[.AB$1];[.$L150]=[.AB$1];[.$M150]=[.AB$1];[.$N150]);[.$A150];&quot;&quot;)">
            <text:p/>
          </table:table-cell>
          <table:table-cell table:formula="of:=IF(OR([.$J150]=[.AC$1];[.$K150]=[.AC$1];[.$L150]=[.AC$1];[.$M150]=[.AC$1];[.$N150]);[.$A150];&quot;&quot;)">
            <text:p/>
          </table:table-cell>
          <table:table-cell table:formula="of:=IF(OR([.$J150]=[.AD$1];[.$K150]=[.AD$1];[.$L150]=[.AD$1];[.$M150]=[.AD$1];[.$N150]);[.$A150];&quot;&quot;)">
            <text:p/>
          </table:table-cell>
          <table:table-cell table:formula="of:=IF(OR([.$J150]=[.AE$1];[.$K150]=[.AE$1];[.$L150]=[.AE$1];[.$M150]=[.AE$1];[.$N150]);[.$A150];&quot;&quot;)">
            <text:p/>
          </table:table-cell>
          <table:table-cell table:formula="of:=IF(OR([.$J150]=[.AF$1];[.$K150]=[.AF$1];[.$L150]=[.AF$1];[.$M150]=[.AF$1];[.$N150]);[.$A150];&quot;&quot;)">
            <text:p/>
          </table:table-cell>
          <table:table-cell table:formula="of:=IF(OR([.$J150]=[.AG$1];[.$K150]=[.AG$1];[.$L150]=[.AG$1];[.$M150]=[.AG$1];[.$N150]);[.$A150];&quot;&quot;)">
            <text:p/>
          </table:table-cell>
          <table:table-cell table:formula="of:=IF(OR([.$J150]=[.AH$1];[.$K150]=[.AH$1];[.$L150]=[.AH$1];[.$M150]=[.AH$1];[.$N150]);[.$A150];&quot;&quot;)">
            <text:p/>
          </table:table-cell>
          <table:table-cell table:formula="of:=IF(OR([.$J150]=[.AI$1];[.$K150]=[.AI$1];[.$L150]=[.AI$1];[.$M150]=[.AI$1];[.$N150]);[.$A150];&quot;&quot;)">
            <text:p/>
          </table:table-cell>
          <table:table-cell table:formula="of:=IF(OR([.$J150]=[.AJ$1];[.$K150]=[.AJ$1];[.$L150]=[.AJ$1];[.$M150]=[.AJ$1];[.$N150]);[.$A150];&quot;&quot;)">
            <text:p/>
          </table:table-cell>
          <table:table-cell table:formula="of:=IF(OR([.$J150]=[.AK$1];[.$K150]=[.AK$1];[.$L150]=[.AK$1];[.$M150]=[.AK$1];[.$N150]);[.$A150];&quot;&quot;)">
            <text:p/>
          </table:table-cell>
          <table:table-cell table:formula="of:=IF(OR([.$J150]=[.AL$1];[.$K150]=[.AL$1];[.$L150]=[.AL$1];[.$M150]=[.AL$1];[.$N150]);[.$A150];&quot;&quot;)">
            <text:p/>
          </table:table-cell>
          <table:table-cell table:formula="of:=IF(OR([.$J150]=[.AM$1];[.$K150]=[.AM$1];[.$L150]=[.AM$1];[.$M150]=[.AM$1];[.$N150]);[.$A150];&quot;&quot;)" office:value-type="float" office:value="149" calcext:value-type="float">
            <text:p>149</text:p>
          </table:table-cell>
          <table:table-cell table:formula="of:=IF(OR([.$J150]=[.AN$1];[.$K150]=[.AN$1];[.$L150]=[.AN$1];[.$M150]=[.AN$1];[.$N150]);[.$A150];&quot;&quot;)">
            <text:p/>
          </table:table-cell>
          <table:table-cell table:formula="of:=IF(OR([.$J150]=[.AO$1];[.$K150]=[.AO$1];[.$L150]=[.AO$1];[.$M150]=[.AO$1];[.$N150]);[.$A150];&quot;&quot;)">
            <text:p/>
          </table:table-cell>
          <table:table-cell table:formula="of:=IF(OR([.$J150]=[.AP$1];[.$K150]=[.AP$1];[.$L150]=[.AP$1];[.$M150]=[.AP$1];[.$N150]);[.$A150];&quot;&quot;)">
            <text:p/>
          </table:table-cell>
          <table:table-cell table:formula="of:=IF(OR([.$J150]=[.AQ$1];[.$K150]=[.AQ$1];[.$L150]=[.AQ$1];[.$M150]=[.AQ$1];[.$N150]);[.$A150];&quot;&quot;)">
            <text:p/>
          </table:table-cell>
          <table:table-cell table:formula="of:=IF(OR([.$J150]=[.AR$1];[.$K150]=[.AR$1];[.$L150]=[.AR$1];[.$M150]=[.AR$1];[.$N150]);[.$A150];&quot;&quot;)">
            <text:p/>
          </table:table-cell>
          <table:table-cell/>
          <table:table-cell table:formula="of:=IF([.$E150]=[.AT$1];[.$A150];&quot;&quot;)">
            <text:p/>
          </table:table-cell>
          <table:table-cell table:formula="of:=IF([.$E150]=[.AU$1];[.$A150];&quot;&quot;)">
            <text:p/>
          </table:table-cell>
          <table:table-cell table:formula="of:=IF([.$E150]=[.AV$1];[.$A150];&quot;&quot;)">
            <text:p/>
          </table:table-cell>
          <table:table-cell table:formula="of:=IF([.$E150]=[.AW$1];[.$A150];&quot;&quot;)">
            <text:p/>
          </table:table-cell>
          <table:table-cell table:formula="of:=IF([.$E150]=[.AX$1];[.$A150];&quot;&quot;)">
            <text:p/>
          </table:table-cell>
          <table:table-cell table:formula="of:=IF([.$E150]=[.AY$1];[.$A150];&quot;&quot;)">
            <text:p/>
          </table:table-cell>
          <table:table-cell table:formula="of:=IF([.$E150]=[.AZ$1];[.$A150];&quot;&quot;)">
            <text:p/>
          </table:table-cell>
          <table:table-cell table:formula="of:=IF([.$E150]=[.BA$1];[.$A150];&quot;&quot;)">
            <text:p/>
          </table:table-cell>
          <table:table-cell table:formula="of:=IF([.$E150]=[.BB$1];[.$A150];&quot;&quot;)">
            <text:p/>
          </table:table-cell>
          <table:table-cell table:formula="of:=IF([.$E150]=[.BC$1];[.$A150];&quot;&quot;)">
            <text:p/>
          </table:table-cell>
          <table:table-cell table:formula="of:=IF([.$E150]=[.BD$1];[.$A150];&quot;&quot;)">
            <text:p/>
          </table:table-cell>
          <table:table-cell table:formula="of:=IF([.$E150]=[.BE$1];[.$A150];&quot;&quot;)">
            <text:p/>
          </table:table-cell>
          <table:table-cell table:formula="of:=IF([.$E150]=[.BF$1];[.$A150];&quot;&quot;)">
            <text:p/>
          </table:table-cell>
          <table:table-cell table:formula="of:=IF([.$E150]=[.BG$1];[.$A150];&quot;&quot;)">
            <text:p/>
          </table:table-cell>
          <table:table-cell table:formula="of:=IF([.$E150]=[.BH$1];[.$A150];&quot;&quot;)">
            <text:p/>
          </table:table-cell>
          <table:table-cell table:formula="of:=IF([.$E150]=[.BI$1];[.$A150];&quot;&quot;)">
            <text:p/>
          </table:table-cell>
          <table:table-cell table:formula="of:=IF([.$E150]=[.BJ$1];[.$A150];&quot;&quot;)">
            <text:p/>
          </table:table-cell>
          <table:table-cell table:formula="of:=IF([.$E150]=[.BK$1];[.$A150];&quot;&quot;)">
            <text:p/>
          </table:table-cell>
          <table:table-cell table:formula="of:=IF([.$E150]=[.BL$1];[.$A150];&quot;&quot;)">
            <text:p/>
          </table:table-cell>
          <table:table-cell table:formula="of:=IF([.$E150]=[.BM$1];[.$A150];&quot;&quot;)">
            <text:p/>
          </table:table-cell>
          <table:table-cell table:formula="of:=IF([.$E150]=[.BN$1];[.$A150];&quot;&quot;)">
            <text:p/>
          </table:table-cell>
          <table:table-cell table:formula="of:=IF([.$E150]=[.BO$1];[.$A150];&quot;&quot;)">
            <text:p/>
          </table:table-cell>
          <table:table-cell table:formula="of:=IF([.$E150]=[.BP$1];[.$A150];&quot;&quot;)">
            <text:p/>
          </table:table-cell>
          <table:table-cell table:formula="of:=IF([.$E150]=[.BQ$1];[.$A150];&quot;&quot;)">
            <text:p/>
          </table:table-cell>
          <table:table-cell table:formula="of:=IF([.$E150]=[.BR$1];[.$A150];&quot;&quot;)">
            <text:p/>
          </table:table-cell>
          <table:table-cell table:formula="of:=IF([.$E150]=[.BS$1];[.$A150];&quot;&quot;)">
            <text:p/>
          </table:table-cell>
          <table:table-cell table:formula="of:=IF([.$E150]=[.BT$1];[.$A150];&quot;&quot;)">
            <text:p/>
          </table:table-cell>
          <table:table-cell table:formula="of:=IF([.$E150]=[.BU$1];[.$A150];&quot;&quot;)">
            <text:p/>
          </table:table-cell>
          <table:table-cell table:formula="of:=IF([.$E150]=[.BV$1];[.$A150];&quot;&quot;)">
            <text:p/>
          </table:table-cell>
          <table:table-cell table:formula="of:=IF([.$E150]=[.BW$1];[.$A150];&quot;&quot;)">
            <text:p/>
          </table:table-cell>
          <table:table-cell table:formula="of:=IF([.$E150]=[.BX$1];[.$A150];&quot;&quot;)">
            <text:p/>
          </table:table-cell>
          <table:table-cell table:formula="of:=IF([.$E150]=[.BY$1];[.$A150];&quot;&quot;)">
            <text:p/>
          </table:table-cell>
          <table:table-cell table:formula="of:=IF([.$E150]=[.BZ$1];[.$A150];&quot;&quot;)">
            <text:p/>
          </table:table-cell>
          <table:table-cell table:formula="of:=IF([.$E150]=[.CA$1];[.$A150];&quot;&quot;)">
            <text:p/>
          </table:table-cell>
          <table:table-cell table:formula="of:=IF([.$E150]=[.CB$1];[.$A150];&quot;&quot;)">
            <text:p/>
          </table:table-cell>
          <table:table-cell table:formula="of:=IF([.$E150]=[.CC$1];[.$A150];&quot;&quot;)">
            <text:p/>
          </table:table-cell>
          <table:table-cell table:formula="of:=IF([.$E150]=[.CD$1];[.$A150];&quot;&quot;)">
            <text:p/>
          </table:table-cell>
          <table:table-cell table:formula="of:=IF([.$E150]=[.CE$1];[.$A150];&quot;&quot;)">
            <text:p/>
          </table:table-cell>
          <table:table-cell table:formula="of:=IF([.$E150]=[.CF$1];[.$A150];&quot;&quot;)">
            <text:p/>
          </table:table-cell>
          <table:table-cell table:formula="of:=IF([.$E150]=[.CG$1];[.$A150];&quot;&quot;)">
            <text:p/>
          </table:table-cell>
          <table:table-cell table:formula="of:=IF([.$E150]=[.CH$1];[.$A150];&quot;&quot;)">
            <text:p/>
          </table:table-cell>
          <table:table-cell table:formula="of:=IF([.$E150]=[.CI$1];[.$A150];&quot;&quot;)" office:value-type="float" office:value="149" calcext:value-type="float">
            <text:p>149</text:p>
          </table:table-cell>
          <table:table-cell table:formula="of:=IF([.$E150]=[.CJ$1];[.$A150];&quot;&quot;)">
            <text:p/>
          </table:table-cell>
          <table:table-cell table:formula="of:=IF([.$E150]=[.CK$1];[.$A150];&quot;&quot;)">
            <text:p/>
          </table:table-cell>
          <table:table-cell table:formula="of:=IF([.$E150]=[.CL$1];[.$A150];&quot;&quot;)">
            <text:p/>
          </table:table-cell>
          <table:table-cell table:formula="of:=IF([.$E150]=[.CM$1];[.$A150];&quot;&quot;)">
            <text:p/>
          </table:table-cell>
          <table:table-cell table:formula="of:=IF([.$E150]=[.CN$1];[.$A150];&quot;&quot;)">
            <text:p/>
          </table:table-cell>
          <table:table-cell table:formula="of:=IF([.$E150]=[.CO$1];[.$A150];&quot;&quot;)">
            <text:p/>
          </table:table-cell>
          <table:table-cell table:formula="of:=IF([.$E150]=[.CP$1];[.$A150];&quot;&quot;)">
            <text:p/>
          </table:table-cell>
          <table:table-cell table:formula="of:=IF([.$E150]=[.CQ$1];[.$A15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Dig</text:p>
          </table:table-cell>
          <table:table-cell office:value-type="string" calcext:value-type="string">
            <text:p>Matt Shakman</text:p>
          </table:table-cell>
          <table:table-cell office:value-type="string" calcext:value-type="string">
            <text:p>David Hoselton, Sara Hess</text:p>
          </table:table-cell>
          <table:table-cell office:value-type="float" office:value="8.93" calcext:value-type="float">
            <text:p>8.93</text:p>
          </table:table-cell>
          <table:table-cell office:value-type="float" office:value="21" calcext:value-type="float">
            <text:p>21</text:p>
          </table:table-cell>
          <table:table-cell office:value-type="date" office:date-value="2011-04-11" calcext:value-type="date">
            <text:p>2011-04-11</text:p>
          </table:table-cell>
          <table:table-cell office:value-type="string" calcext:value-type="string">
            <text:p>David Hoselton</text:p>
          </table:table-cell>
          <table:table-cell office:value-type="string" calcext:value-type="string">
            <text:p>Sara Hess</text:p>
          </table:table-cell>
          <table:table-cell table:number-columns-repeated="3"/>
          <table:table-cell table:formula="of:=IF(OR([.$J151]=[.O$1];[.$K151]=[.O$1];[.$L151]=[.O$1];[.$M151]=[.O$1];[.$N151]);[.$A151];&quot;&quot;)">
            <text:p/>
          </table:table-cell>
          <table:table-cell table:formula="of:=IF(OR([.$J151]=[.P$1];[.$K151]=[.P$1];[.$L151]=[.P$1];[.$M151]=[.P$1];[.$N151]);[.$A151];&quot;&quot;)">
            <text:p/>
          </table:table-cell>
          <table:table-cell table:formula="of:=IF(OR([.$J151]=[.Q$1];[.$K151]=[.Q$1];[.$L151]=[.Q$1];[.$M151]=[.Q$1];[.$N151]);[.$A151];&quot;&quot;)">
            <text:p/>
          </table:table-cell>
          <table:table-cell table:formula="of:=IF(OR([.$J151]=[.R$1];[.$K151]=[.R$1];[.$L151]=[.R$1];[.$M151]=[.R$1];[.$N151]);[.$A151];&quot;&quot;)">
            <text:p/>
          </table:table-cell>
          <table:table-cell table:formula="of:=IF(OR([.$J151]=[.S$1];[.$K151]=[.S$1];[.$L151]=[.S$1];[.$M151]=[.S$1];[.$N151]);[.$A151];&quot;&quot;)">
            <text:p/>
          </table:table-cell>
          <table:table-cell table:formula="of:=IF(OR([.$J151]=[.T$1];[.$K151]=[.T$1];[.$L151]=[.T$1];[.$M151]=[.T$1];[.$N151]);[.$A151];&quot;&quot;)">
            <text:p/>
          </table:table-cell>
          <table:table-cell table:formula="of:=IF(OR([.$J151]=[.U$1];[.$K151]=[.U$1];[.$L151]=[.U$1];[.$M151]=[.U$1];[.$N151]);[.$A151];&quot;&quot;)">
            <text:p/>
          </table:table-cell>
          <table:table-cell table:formula="of:=IF(OR([.$J151]=[.V$1];[.$K151]=[.V$1];[.$L151]=[.V$1];[.$M151]=[.V$1];[.$N151]);[.$A151];&quot;&quot;)">
            <text:p/>
          </table:table-cell>
          <table:table-cell table:formula="of:=IF(OR([.$J151]=[.W$1];[.$K151]=[.W$1];[.$L151]=[.W$1];[.$M151]=[.W$1];[.$N151]);[.$A151];&quot;&quot;)">
            <text:p/>
          </table:table-cell>
          <table:table-cell table:formula="of:=IF(OR([.$J151]=[.X$1];[.$K151]=[.X$1];[.$L151]=[.X$1];[.$M151]=[.X$1];[.$N151]);[.$A151];&quot;&quot;)">
            <text:p/>
          </table:table-cell>
          <table:table-cell table:formula="of:=IF(OR([.$J151]=[.Y$1];[.$K151]=[.Y$1];[.$L151]=[.Y$1];[.$M151]=[.Y$1];[.$N151]);[.$A151];&quot;&quot;)">
            <text:p/>
          </table:table-cell>
          <table:table-cell table:formula="of:=IF(OR([.$J151]=[.Z$1];[.$K151]=[.Z$1];[.$L151]=[.Z$1];[.$M151]=[.Z$1];[.$N151]);[.$A151];&quot;&quot;)" office:value-type="float" office:value="150" calcext:value-type="float">
            <text:p>150</text:p>
          </table:table-cell>
          <table:table-cell table:formula="of:=IF(OR([.$J151]=[.AA$1];[.$K151]=[.AA$1];[.$L151]=[.AA$1];[.$M151]=[.AA$1];[.$N151]);[.$A151];&quot;&quot;)">
            <text:p/>
          </table:table-cell>
          <table:table-cell table:formula="of:=IF(OR([.$J151]=[.AB$1];[.$K151]=[.AB$1];[.$L151]=[.AB$1];[.$M151]=[.AB$1];[.$N151]);[.$A151];&quot;&quot;)">
            <text:p/>
          </table:table-cell>
          <table:table-cell table:formula="of:=IF(OR([.$J151]=[.AC$1];[.$K151]=[.AC$1];[.$L151]=[.AC$1];[.$M151]=[.AC$1];[.$N151]);[.$A151];&quot;&quot;)">
            <text:p/>
          </table:table-cell>
          <table:table-cell table:formula="of:=IF(OR([.$J151]=[.AD$1];[.$K151]=[.AD$1];[.$L151]=[.AD$1];[.$M151]=[.AD$1];[.$N151]);[.$A151];&quot;&quot;)">
            <text:p/>
          </table:table-cell>
          <table:table-cell table:formula="of:=IF(OR([.$J151]=[.AE$1];[.$K151]=[.AE$1];[.$L151]=[.AE$1];[.$M151]=[.AE$1];[.$N151]);[.$A151];&quot;&quot;)">
            <text:p/>
          </table:table-cell>
          <table:table-cell table:formula="of:=IF(OR([.$J151]=[.AF$1];[.$K151]=[.AF$1];[.$L151]=[.AF$1];[.$M151]=[.AF$1];[.$N151]);[.$A151];&quot;&quot;)">
            <text:p/>
          </table:table-cell>
          <table:table-cell table:formula="of:=IF(OR([.$J151]=[.AG$1];[.$K151]=[.AG$1];[.$L151]=[.AG$1];[.$M151]=[.AG$1];[.$N151]);[.$A151];&quot;&quot;)" office:value-type="float" office:value="150" calcext:value-type="float">
            <text:p>150</text:p>
          </table:table-cell>
          <table:table-cell table:formula="of:=IF(OR([.$J151]=[.AH$1];[.$K151]=[.AH$1];[.$L151]=[.AH$1];[.$M151]=[.AH$1];[.$N151]);[.$A151];&quot;&quot;)">
            <text:p/>
          </table:table-cell>
          <table:table-cell table:formula="of:=IF(OR([.$J151]=[.AI$1];[.$K151]=[.AI$1];[.$L151]=[.AI$1];[.$M151]=[.AI$1];[.$N151]);[.$A151];&quot;&quot;)">
            <text:p/>
          </table:table-cell>
          <table:table-cell table:formula="of:=IF(OR([.$J151]=[.AJ$1];[.$K151]=[.AJ$1];[.$L151]=[.AJ$1];[.$M151]=[.AJ$1];[.$N151]);[.$A151];&quot;&quot;)">
            <text:p/>
          </table:table-cell>
          <table:table-cell table:formula="of:=IF(OR([.$J151]=[.AK$1];[.$K151]=[.AK$1];[.$L151]=[.AK$1];[.$M151]=[.AK$1];[.$N151]);[.$A151];&quot;&quot;)">
            <text:p/>
          </table:table-cell>
          <table:table-cell table:formula="of:=IF(OR([.$J151]=[.AL$1];[.$K151]=[.AL$1];[.$L151]=[.AL$1];[.$M151]=[.AL$1];[.$N151]);[.$A151];&quot;&quot;)">
            <text:p/>
          </table:table-cell>
          <table:table-cell table:formula="of:=IF(OR([.$J151]=[.AM$1];[.$K151]=[.AM$1];[.$L151]=[.AM$1];[.$M151]=[.AM$1];[.$N151]);[.$A151];&quot;&quot;)">
            <text:p/>
          </table:table-cell>
          <table:table-cell table:formula="of:=IF(OR([.$J151]=[.AN$1];[.$K151]=[.AN$1];[.$L151]=[.AN$1];[.$M151]=[.AN$1];[.$N151]);[.$A151];&quot;&quot;)">
            <text:p/>
          </table:table-cell>
          <table:table-cell table:formula="of:=IF(OR([.$J151]=[.AO$1];[.$K151]=[.AO$1];[.$L151]=[.AO$1];[.$M151]=[.AO$1];[.$N151]);[.$A151];&quot;&quot;)">
            <text:p/>
          </table:table-cell>
          <table:table-cell table:formula="of:=IF(OR([.$J151]=[.AP$1];[.$K151]=[.AP$1];[.$L151]=[.AP$1];[.$M151]=[.AP$1];[.$N151]);[.$A151];&quot;&quot;)">
            <text:p/>
          </table:table-cell>
          <table:table-cell table:formula="of:=IF(OR([.$J151]=[.AQ$1];[.$K151]=[.AQ$1];[.$L151]=[.AQ$1];[.$M151]=[.AQ$1];[.$N151]);[.$A151];&quot;&quot;)">
            <text:p/>
          </table:table-cell>
          <table:table-cell table:formula="of:=IF(OR([.$J151]=[.AR$1];[.$K151]=[.AR$1];[.$L151]=[.AR$1];[.$M151]=[.AR$1];[.$N151]);[.$A151];&quot;&quot;)">
            <text:p/>
          </table:table-cell>
          <table:table-cell/>
          <table:table-cell table:formula="of:=IF([.$E151]=[.AT$1];[.$A151];&quot;&quot;)">
            <text:p/>
          </table:table-cell>
          <table:table-cell table:formula="of:=IF([.$E151]=[.AU$1];[.$A151];&quot;&quot;)">
            <text:p/>
          </table:table-cell>
          <table:table-cell table:formula="of:=IF([.$E151]=[.AV$1];[.$A151];&quot;&quot;)">
            <text:p/>
          </table:table-cell>
          <table:table-cell table:formula="of:=IF([.$E151]=[.AW$1];[.$A151];&quot;&quot;)">
            <text:p/>
          </table:table-cell>
          <table:table-cell table:formula="of:=IF([.$E151]=[.AX$1];[.$A151];&quot;&quot;)">
            <text:p/>
          </table:table-cell>
          <table:table-cell table:formula="of:=IF([.$E151]=[.AY$1];[.$A151];&quot;&quot;)">
            <text:p/>
          </table:table-cell>
          <table:table-cell table:formula="of:=IF([.$E151]=[.AZ$1];[.$A151];&quot;&quot;)">
            <text:p/>
          </table:table-cell>
          <table:table-cell table:formula="of:=IF([.$E151]=[.BA$1];[.$A151];&quot;&quot;)">
            <text:p/>
          </table:table-cell>
          <table:table-cell table:formula="of:=IF([.$E151]=[.BB$1];[.$A151];&quot;&quot;)">
            <text:p/>
          </table:table-cell>
          <table:table-cell table:formula="of:=IF([.$E151]=[.BC$1];[.$A151];&quot;&quot;)">
            <text:p/>
          </table:table-cell>
          <table:table-cell table:formula="of:=IF([.$E151]=[.BD$1];[.$A151];&quot;&quot;)">
            <text:p/>
          </table:table-cell>
          <table:table-cell table:formula="of:=IF([.$E151]=[.BE$1];[.$A151];&quot;&quot;)">
            <text:p/>
          </table:table-cell>
          <table:table-cell table:formula="of:=IF([.$E151]=[.BF$1];[.$A151];&quot;&quot;)">
            <text:p/>
          </table:table-cell>
          <table:table-cell table:formula="of:=IF([.$E151]=[.BG$1];[.$A151];&quot;&quot;)">
            <text:p/>
          </table:table-cell>
          <table:table-cell table:formula="of:=IF([.$E151]=[.BH$1];[.$A151];&quot;&quot;)">
            <text:p/>
          </table:table-cell>
          <table:table-cell table:formula="of:=IF([.$E151]=[.BI$1];[.$A151];&quot;&quot;)">
            <text:p/>
          </table:table-cell>
          <table:table-cell table:formula="of:=IF([.$E151]=[.BJ$1];[.$A151];&quot;&quot;)">
            <text:p/>
          </table:table-cell>
          <table:table-cell table:formula="of:=IF([.$E151]=[.BK$1];[.$A151];&quot;&quot;)">
            <text:p/>
          </table:table-cell>
          <table:table-cell table:formula="of:=IF([.$E151]=[.BL$1];[.$A151];&quot;&quot;)">
            <text:p/>
          </table:table-cell>
          <table:table-cell table:formula="of:=IF([.$E151]=[.BM$1];[.$A151];&quot;&quot;)">
            <text:p/>
          </table:table-cell>
          <table:table-cell table:formula="of:=IF([.$E151]=[.BN$1];[.$A151];&quot;&quot;)">
            <text:p/>
          </table:table-cell>
          <table:table-cell table:formula="of:=IF([.$E151]=[.BO$1];[.$A151];&quot;&quot;)">
            <text:p/>
          </table:table-cell>
          <table:table-cell table:formula="of:=IF([.$E151]=[.BP$1];[.$A151];&quot;&quot;)">
            <text:p/>
          </table:table-cell>
          <table:table-cell table:formula="of:=IF([.$E151]=[.BQ$1];[.$A151];&quot;&quot;)">
            <text:p/>
          </table:table-cell>
          <table:table-cell table:formula="of:=IF([.$E151]=[.BR$1];[.$A151];&quot;&quot;)">
            <text:p/>
          </table:table-cell>
          <table:table-cell table:formula="of:=IF([.$E151]=[.BS$1];[.$A151];&quot;&quot;)">
            <text:p/>
          </table:table-cell>
          <table:table-cell table:formula="of:=IF([.$E151]=[.BT$1];[.$A151];&quot;&quot;)">
            <text:p/>
          </table:table-cell>
          <table:table-cell table:formula="of:=IF([.$E151]=[.BU$1];[.$A151];&quot;&quot;)">
            <text:p/>
          </table:table-cell>
          <table:table-cell table:formula="of:=IF([.$E151]=[.BV$1];[.$A151];&quot;&quot;)">
            <text:p/>
          </table:table-cell>
          <table:table-cell table:formula="of:=IF([.$E151]=[.BW$1];[.$A151];&quot;&quot;)">
            <text:p/>
          </table:table-cell>
          <table:table-cell table:formula="of:=IF([.$E151]=[.BX$1];[.$A151];&quot;&quot;)">
            <text:p/>
          </table:table-cell>
          <table:table-cell table:formula="of:=IF([.$E151]=[.BY$1];[.$A151];&quot;&quot;)" office:value-type="float" office:value="150" calcext:value-type="float">
            <text:p>150</text:p>
          </table:table-cell>
          <table:table-cell table:formula="of:=IF([.$E151]=[.BZ$1];[.$A151];&quot;&quot;)">
            <text:p/>
          </table:table-cell>
          <table:table-cell table:formula="of:=IF([.$E151]=[.CA$1];[.$A151];&quot;&quot;)">
            <text:p/>
          </table:table-cell>
          <table:table-cell table:formula="of:=IF([.$E151]=[.CB$1];[.$A151];&quot;&quot;)">
            <text:p/>
          </table:table-cell>
          <table:table-cell table:formula="of:=IF([.$E151]=[.CC$1];[.$A151];&quot;&quot;)">
            <text:p/>
          </table:table-cell>
          <table:table-cell table:formula="of:=IF([.$E151]=[.CD$1];[.$A151];&quot;&quot;)">
            <text:p/>
          </table:table-cell>
          <table:table-cell table:formula="of:=IF([.$E151]=[.CE$1];[.$A151];&quot;&quot;)">
            <text:p/>
          </table:table-cell>
          <table:table-cell table:formula="of:=IF([.$E151]=[.CF$1];[.$A151];&quot;&quot;)">
            <text:p/>
          </table:table-cell>
          <table:table-cell table:formula="of:=IF([.$E151]=[.CG$1];[.$A151];&quot;&quot;)">
            <text:p/>
          </table:table-cell>
          <table:table-cell table:formula="of:=IF([.$E151]=[.CH$1];[.$A151];&quot;&quot;)">
            <text:p/>
          </table:table-cell>
          <table:table-cell table:formula="of:=IF([.$E151]=[.CI$1];[.$A151];&quot;&quot;)">
            <text:p/>
          </table:table-cell>
          <table:table-cell table:formula="of:=IF([.$E151]=[.CJ$1];[.$A151];&quot;&quot;)">
            <text:p/>
          </table:table-cell>
          <table:table-cell table:formula="of:=IF([.$E151]=[.CK$1];[.$A151];&quot;&quot;)">
            <text:p/>
          </table:table-cell>
          <table:table-cell table:formula="of:=IF([.$E151]=[.CL$1];[.$A151];&quot;&quot;)">
            <text:p/>
          </table:table-cell>
          <table:table-cell table:formula="of:=IF([.$E151]=[.CM$1];[.$A151];&quot;&quot;)">
            <text:p/>
          </table:table-cell>
          <table:table-cell table:formula="of:=IF([.$E151]=[.CN$1];[.$A151];&quot;&quot;)">
            <text:p/>
          </table:table-cell>
          <table:table-cell table:formula="of:=IF([.$E151]=[.CO$1];[.$A151];&quot;&quot;)">
            <text:p/>
          </table:table-cell>
          <table:table-cell table:formula="of:=IF([.$E151]=[.CP$1];[.$A151];&quot;&quot;)">
            <text:p/>
          </table:table-cell>
          <table:table-cell table:formula="of:=IF([.$E151]=[.CQ$1];[.$A15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st Temptation</text:p>
          </table:table-cell>
          <table:table-cell office:value-type="string" calcext:value-type="string">
            <text:p>Tim Southam</text:p>
          </table:table-cell>
          <table:table-cell office:value-type="string" calcext:value-type="string">
            <text:p>David Foster, Liz Friedman</text:p>
          </table:table-cell>
          <table:table-cell office:value-type="float" office:value="8.8" calcext:value-type="float">
            <text:p>8.8</text:p>
          </table:table-cell>
          <table:table-cell office:value-type="float" office:value="19" calcext:value-type="float">
            <text:p>19</text:p>
          </table:table-cell>
          <table:table-cell office:value-type="date" office:date-value="2011-04-18" calcext:value-type="date">
            <text:p>2011-04-18</text:p>
          </table:table-cell>
          <table:table-cell office:value-type="string" calcext:value-type="string">
            <text:p>David Foster</text:p>
          </table:table-cell>
          <table:table-cell office:value-type="string" calcext:value-type="string">
            <text:p>Liz Friedman</text:p>
          </table:table-cell>
          <table:table-cell table:number-columns-repeated="3"/>
          <table:table-cell table:formula="of:=IF(OR([.$J152]=[.O$1];[.$K152]=[.O$1];[.$L152]=[.O$1];[.$M152]=[.O$1];[.$N152]);[.$A152];&quot;&quot;)">
            <text:p/>
          </table:table-cell>
          <table:table-cell table:formula="of:=IF(OR([.$J152]=[.P$1];[.$K152]=[.P$1];[.$L152]=[.P$1];[.$M152]=[.P$1];[.$N152]);[.$A152];&quot;&quot;)">
            <text:p/>
          </table:table-cell>
          <table:table-cell table:formula="of:=IF(OR([.$J152]=[.Q$1];[.$K152]=[.Q$1];[.$L152]=[.Q$1];[.$M152]=[.Q$1];[.$N152]);[.$A152];&quot;&quot;)">
            <text:p/>
          </table:table-cell>
          <table:table-cell table:formula="of:=IF(OR([.$J152]=[.R$1];[.$K152]=[.R$1];[.$L152]=[.R$1];[.$M152]=[.R$1];[.$N152]);[.$A152];&quot;&quot;)">
            <text:p/>
          </table:table-cell>
          <table:table-cell table:formula="of:=IF(OR([.$J152]=[.S$1];[.$K152]=[.S$1];[.$L152]=[.S$1];[.$M152]=[.S$1];[.$N152]);[.$A152];&quot;&quot;)">
            <text:p/>
          </table:table-cell>
          <table:table-cell table:formula="of:=IF(OR([.$J152]=[.T$1];[.$K152]=[.T$1];[.$L152]=[.T$1];[.$M152]=[.T$1];[.$N152]);[.$A152];&quot;&quot;)">
            <text:p/>
          </table:table-cell>
          <table:table-cell table:formula="of:=IF(OR([.$J152]=[.U$1];[.$K152]=[.U$1];[.$L152]=[.U$1];[.$M152]=[.U$1];[.$N152]);[.$A152];&quot;&quot;)">
            <text:p/>
          </table:table-cell>
          <table:table-cell table:formula="of:=IF(OR([.$J152]=[.V$1];[.$K152]=[.V$1];[.$L152]=[.V$1];[.$M152]=[.V$1];[.$N152]);[.$A152];&quot;&quot;)" office:value-type="float" office:value="151" calcext:value-type="float">
            <text:p>151</text:p>
          </table:table-cell>
          <table:table-cell table:formula="of:=IF(OR([.$J152]=[.W$1];[.$K152]=[.W$1];[.$L152]=[.W$1];[.$M152]=[.W$1];[.$N152]);[.$A152];&quot;&quot;)">
            <text:p/>
          </table:table-cell>
          <table:table-cell table:formula="of:=IF(OR([.$J152]=[.X$1];[.$K152]=[.X$1];[.$L152]=[.X$1];[.$M152]=[.X$1];[.$N152]);[.$A152];&quot;&quot;)">
            <text:p/>
          </table:table-cell>
          <table:table-cell table:formula="of:=IF(OR([.$J152]=[.Y$1];[.$K152]=[.Y$1];[.$L152]=[.Y$1];[.$M152]=[.Y$1];[.$N152]);[.$A152];&quot;&quot;)">
            <text:p/>
          </table:table-cell>
          <table:table-cell table:formula="of:=IF(OR([.$J152]=[.Z$1];[.$K152]=[.Z$1];[.$L152]=[.Z$1];[.$M152]=[.Z$1];[.$N152]);[.$A152];&quot;&quot;)">
            <text:p/>
          </table:table-cell>
          <table:table-cell table:formula="of:=IF(OR([.$J152]=[.AA$1];[.$K152]=[.AA$1];[.$L152]=[.AA$1];[.$M152]=[.AA$1];[.$N152]);[.$A152];&quot;&quot;)" office:value-type="float" office:value="151" calcext:value-type="float">
            <text:p>151</text:p>
          </table:table-cell>
          <table:table-cell table:formula="of:=IF(OR([.$J152]=[.AB$1];[.$K152]=[.AB$1];[.$L152]=[.AB$1];[.$M152]=[.AB$1];[.$N152]);[.$A152];&quot;&quot;)">
            <text:p/>
          </table:table-cell>
          <table:table-cell table:formula="of:=IF(OR([.$J152]=[.AC$1];[.$K152]=[.AC$1];[.$L152]=[.AC$1];[.$M152]=[.AC$1];[.$N152]);[.$A152];&quot;&quot;)">
            <text:p/>
          </table:table-cell>
          <table:table-cell table:formula="of:=IF(OR([.$J152]=[.AD$1];[.$K152]=[.AD$1];[.$L152]=[.AD$1];[.$M152]=[.AD$1];[.$N152]);[.$A152];&quot;&quot;)">
            <text:p/>
          </table:table-cell>
          <table:table-cell table:formula="of:=IF(OR([.$J152]=[.AE$1];[.$K152]=[.AE$1];[.$L152]=[.AE$1];[.$M152]=[.AE$1];[.$N152]);[.$A152];&quot;&quot;)">
            <text:p/>
          </table:table-cell>
          <table:table-cell table:formula="of:=IF(OR([.$J152]=[.AF$1];[.$K152]=[.AF$1];[.$L152]=[.AF$1];[.$M152]=[.AF$1];[.$N152]);[.$A152];&quot;&quot;)">
            <text:p/>
          </table:table-cell>
          <table:table-cell table:formula="of:=IF(OR([.$J152]=[.AG$1];[.$K152]=[.AG$1];[.$L152]=[.AG$1];[.$M152]=[.AG$1];[.$N152]);[.$A152];&quot;&quot;)">
            <text:p/>
          </table:table-cell>
          <table:table-cell table:formula="of:=IF(OR([.$J152]=[.AH$1];[.$K152]=[.AH$1];[.$L152]=[.AH$1];[.$M152]=[.AH$1];[.$N152]);[.$A152];&quot;&quot;)">
            <text:p/>
          </table:table-cell>
          <table:table-cell table:formula="of:=IF(OR([.$J152]=[.AI$1];[.$K152]=[.AI$1];[.$L152]=[.AI$1];[.$M152]=[.AI$1];[.$N152]);[.$A152];&quot;&quot;)">
            <text:p/>
          </table:table-cell>
          <table:table-cell table:formula="of:=IF(OR([.$J152]=[.AJ$1];[.$K152]=[.AJ$1];[.$L152]=[.AJ$1];[.$M152]=[.AJ$1];[.$N152]);[.$A152];&quot;&quot;)">
            <text:p/>
          </table:table-cell>
          <table:table-cell table:formula="of:=IF(OR([.$J152]=[.AK$1];[.$K152]=[.AK$1];[.$L152]=[.AK$1];[.$M152]=[.AK$1];[.$N152]);[.$A152];&quot;&quot;)">
            <text:p/>
          </table:table-cell>
          <table:table-cell table:formula="of:=IF(OR([.$J152]=[.AL$1];[.$K152]=[.AL$1];[.$L152]=[.AL$1];[.$M152]=[.AL$1];[.$N152]);[.$A152];&quot;&quot;)">
            <text:p/>
          </table:table-cell>
          <table:table-cell table:formula="of:=IF(OR([.$J152]=[.AM$1];[.$K152]=[.AM$1];[.$L152]=[.AM$1];[.$M152]=[.AM$1];[.$N152]);[.$A152];&quot;&quot;)">
            <text:p/>
          </table:table-cell>
          <table:table-cell table:formula="of:=IF(OR([.$J152]=[.AN$1];[.$K152]=[.AN$1];[.$L152]=[.AN$1];[.$M152]=[.AN$1];[.$N152]);[.$A152];&quot;&quot;)">
            <text:p/>
          </table:table-cell>
          <table:table-cell table:formula="of:=IF(OR([.$J152]=[.AO$1];[.$K152]=[.AO$1];[.$L152]=[.AO$1];[.$M152]=[.AO$1];[.$N152]);[.$A152];&quot;&quot;)">
            <text:p/>
          </table:table-cell>
          <table:table-cell table:formula="of:=IF(OR([.$J152]=[.AP$1];[.$K152]=[.AP$1];[.$L152]=[.AP$1];[.$M152]=[.AP$1];[.$N152]);[.$A152];&quot;&quot;)">
            <text:p/>
          </table:table-cell>
          <table:table-cell table:formula="of:=IF(OR([.$J152]=[.AQ$1];[.$K152]=[.AQ$1];[.$L152]=[.AQ$1];[.$M152]=[.AQ$1];[.$N152]);[.$A152];&quot;&quot;)">
            <text:p/>
          </table:table-cell>
          <table:table-cell table:formula="of:=IF(OR([.$J152]=[.AR$1];[.$K152]=[.AR$1];[.$L152]=[.AR$1];[.$M152]=[.AR$1];[.$N152]);[.$A152];&quot;&quot;)">
            <text:p/>
          </table:table-cell>
          <table:table-cell/>
          <table:table-cell table:formula="of:=IF([.$E152]=[.AT$1];[.$A152];&quot;&quot;)">
            <text:p/>
          </table:table-cell>
          <table:table-cell table:formula="of:=IF([.$E152]=[.AU$1];[.$A152];&quot;&quot;)">
            <text:p/>
          </table:table-cell>
          <table:table-cell table:formula="of:=IF([.$E152]=[.AV$1];[.$A152];&quot;&quot;)">
            <text:p/>
          </table:table-cell>
          <table:table-cell table:formula="of:=IF([.$E152]=[.AW$1];[.$A152];&quot;&quot;)">
            <text:p/>
          </table:table-cell>
          <table:table-cell table:formula="of:=IF([.$E152]=[.AX$1];[.$A152];&quot;&quot;)">
            <text:p/>
          </table:table-cell>
          <table:table-cell table:formula="of:=IF([.$E152]=[.AY$1];[.$A152];&quot;&quot;)">
            <text:p/>
          </table:table-cell>
          <table:table-cell table:formula="of:=IF([.$E152]=[.AZ$1];[.$A152];&quot;&quot;)">
            <text:p/>
          </table:table-cell>
          <table:table-cell table:formula="of:=IF([.$E152]=[.BA$1];[.$A152];&quot;&quot;)">
            <text:p/>
          </table:table-cell>
          <table:table-cell table:formula="of:=IF([.$E152]=[.BB$1];[.$A152];&quot;&quot;)">
            <text:p/>
          </table:table-cell>
          <table:table-cell table:formula="of:=IF([.$E152]=[.BC$1];[.$A152];&quot;&quot;)">
            <text:p/>
          </table:table-cell>
          <table:table-cell table:formula="of:=IF([.$E152]=[.BD$1];[.$A152];&quot;&quot;)">
            <text:p/>
          </table:table-cell>
          <table:table-cell table:formula="of:=IF([.$E152]=[.BE$1];[.$A152];&quot;&quot;)">
            <text:p/>
          </table:table-cell>
          <table:table-cell table:formula="of:=IF([.$E152]=[.BF$1];[.$A152];&quot;&quot;)">
            <text:p/>
          </table:table-cell>
          <table:table-cell table:formula="of:=IF([.$E152]=[.BG$1];[.$A152];&quot;&quot;)">
            <text:p/>
          </table:table-cell>
          <table:table-cell table:formula="of:=IF([.$E152]=[.BH$1];[.$A152];&quot;&quot;)">
            <text:p/>
          </table:table-cell>
          <table:table-cell table:formula="of:=IF([.$E152]=[.BI$1];[.$A152];&quot;&quot;)">
            <text:p/>
          </table:table-cell>
          <table:table-cell table:formula="of:=IF([.$E152]=[.BJ$1];[.$A152];&quot;&quot;)">
            <text:p/>
          </table:table-cell>
          <table:table-cell table:formula="of:=IF([.$E152]=[.BK$1];[.$A152];&quot;&quot;)">
            <text:p/>
          </table:table-cell>
          <table:table-cell table:formula="of:=IF([.$E152]=[.BL$1];[.$A152];&quot;&quot;)">
            <text:p/>
          </table:table-cell>
          <table:table-cell table:formula="of:=IF([.$E152]=[.BM$1];[.$A152];&quot;&quot;)">
            <text:p/>
          </table:table-cell>
          <table:table-cell table:formula="of:=IF([.$E152]=[.BN$1];[.$A152];&quot;&quot;)">
            <text:p/>
          </table:table-cell>
          <table:table-cell table:formula="of:=IF([.$E152]=[.BO$1];[.$A152];&quot;&quot;)">
            <text:p/>
          </table:table-cell>
          <table:table-cell table:formula="of:=IF([.$E152]=[.BP$1];[.$A152];&quot;&quot;)">
            <text:p/>
          </table:table-cell>
          <table:table-cell table:formula="of:=IF([.$E152]=[.BQ$1];[.$A152];&quot;&quot;)">
            <text:p/>
          </table:table-cell>
          <table:table-cell table:formula="of:=IF([.$E152]=[.BR$1];[.$A152];&quot;&quot;)">
            <text:p/>
          </table:table-cell>
          <table:table-cell table:formula="of:=IF([.$E152]=[.BS$1];[.$A152];&quot;&quot;)">
            <text:p/>
          </table:table-cell>
          <table:table-cell table:formula="of:=IF([.$E152]=[.BT$1];[.$A152];&quot;&quot;)">
            <text:p/>
          </table:table-cell>
          <table:table-cell table:formula="of:=IF([.$E152]=[.BU$1];[.$A152];&quot;&quot;)">
            <text:p/>
          </table:table-cell>
          <table:table-cell table:formula="of:=IF([.$E152]=[.BV$1];[.$A152];&quot;&quot;)">
            <text:p/>
          </table:table-cell>
          <table:table-cell table:formula="of:=IF([.$E152]=[.BW$1];[.$A152];&quot;&quot;)">
            <text:p/>
          </table:table-cell>
          <table:table-cell table:formula="of:=IF([.$E152]=[.BX$1];[.$A152];&quot;&quot;)">
            <text:p/>
          </table:table-cell>
          <table:table-cell table:formula="of:=IF([.$E152]=[.BY$1];[.$A152];&quot;&quot;)">
            <text:p/>
          </table:table-cell>
          <table:table-cell table:formula="of:=IF([.$E152]=[.BZ$1];[.$A152];&quot;&quot;)">
            <text:p/>
          </table:table-cell>
          <table:table-cell table:formula="of:=IF([.$E152]=[.CA$1];[.$A152];&quot;&quot;)">
            <text:p/>
          </table:table-cell>
          <table:table-cell table:formula="of:=IF([.$E152]=[.CB$1];[.$A152];&quot;&quot;)">
            <text:p/>
          </table:table-cell>
          <table:table-cell table:formula="of:=IF([.$E152]=[.CC$1];[.$A152];&quot;&quot;)">
            <text:p/>
          </table:table-cell>
          <table:table-cell table:formula="of:=IF([.$E152]=[.CD$1];[.$A152];&quot;&quot;)">
            <text:p/>
          </table:table-cell>
          <table:table-cell table:formula="of:=IF([.$E152]=[.CE$1];[.$A152];&quot;&quot;)">
            <text:p/>
          </table:table-cell>
          <table:table-cell table:formula="of:=IF([.$E152]=[.CF$1];[.$A152];&quot;&quot;)">
            <text:p/>
          </table:table-cell>
          <table:table-cell table:formula="of:=IF([.$E152]=[.CG$1];[.$A152];&quot;&quot;)">
            <text:p/>
          </table:table-cell>
          <table:table-cell table:formula="of:=IF([.$E152]=[.CH$1];[.$A152];&quot;&quot;)">
            <text:p/>
          </table:table-cell>
          <table:table-cell table:formula="of:=IF([.$E152]=[.CI$1];[.$A152];&quot;&quot;)">
            <text:p/>
          </table:table-cell>
          <table:table-cell table:formula="of:=IF([.$E152]=[.CJ$1];[.$A152];&quot;&quot;)">
            <text:p/>
          </table:table-cell>
          <table:table-cell table:formula="of:=IF([.$E152]=[.CK$1];[.$A152];&quot;&quot;)">
            <text:p/>
          </table:table-cell>
          <table:table-cell table:formula="of:=IF([.$E152]=[.CL$1];[.$A152];&quot;&quot;)" office:value-type="float" office:value="151" calcext:value-type="float">
            <text:p>151</text:p>
          </table:table-cell>
          <table:table-cell table:formula="of:=IF([.$E152]=[.CM$1];[.$A152];&quot;&quot;)">
            <text:p/>
          </table:table-cell>
          <table:table-cell table:formula="of:=IF([.$E152]=[.CN$1];[.$A152];&quot;&quot;)">
            <text:p/>
          </table:table-cell>
          <table:table-cell table:formula="of:=IF([.$E152]=[.CO$1];[.$A152];&quot;&quot;)">
            <text:p/>
          </table:table-cell>
          <table:table-cell table:formula="of:=IF([.$E152]=[.CP$1];[.$A152];&quot;&quot;)">
            <text:p/>
          </table:table-cell>
          <table:table-cell table:formula="of:=IF([.$E152]=[.CQ$1];[.$A15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Eli Attie, Seth Hoffman</text:p>
          </table:table-cell>
          <table:table-cell office:value-type="float" office:value="8.57" calcext:value-type="float">
            <text:p>8.57</text:p>
          </table:table-cell>
          <table:table-cell/>
          <table:table-cell office:value-type="date" office:date-value="2011-05-02" calcext:value-type="date">
            <text:p>2011-05-02</text:p>
          </table:table-cell>
          <table:table-cell office:value-type="string" calcext:value-type="string">
            <text:p>Eli Attie</text:p>
          </table:table-cell>
          <table:table-cell office:value-type="string" calcext:value-type="string">
            <text:p>Seth Hoffman</text:p>
          </table:table-cell>
          <table:table-cell table:number-columns-repeated="3"/>
          <table:table-cell table:formula="of:=IF(OR([.$J153]=[.O$1];[.$K153]=[.O$1];[.$L153]=[.O$1];[.$M153]=[.O$1];[.$N153]);[.$A153];&quot;&quot;)">
            <text:p/>
          </table:table-cell>
          <table:table-cell table:formula="of:=IF(OR([.$J153]=[.P$1];[.$K153]=[.P$1];[.$L153]=[.P$1];[.$M153]=[.P$1];[.$N153]);[.$A153];&quot;&quot;)">
            <text:p/>
          </table:table-cell>
          <table:table-cell table:formula="of:=IF(OR([.$J153]=[.Q$1];[.$K153]=[.Q$1];[.$L153]=[.Q$1];[.$M153]=[.Q$1];[.$N153]);[.$A153];&quot;&quot;)">
            <text:p/>
          </table:table-cell>
          <table:table-cell table:formula="of:=IF(OR([.$J153]=[.R$1];[.$K153]=[.R$1];[.$L153]=[.R$1];[.$M153]=[.R$1];[.$N153]);[.$A153];&quot;&quot;)">
            <text:p/>
          </table:table-cell>
          <table:table-cell table:formula="of:=IF(OR([.$J153]=[.S$1];[.$K153]=[.S$1];[.$L153]=[.S$1];[.$M153]=[.S$1];[.$N153]);[.$A153];&quot;&quot;)">
            <text:p/>
          </table:table-cell>
          <table:table-cell table:formula="of:=IF(OR([.$J153]=[.T$1];[.$K153]=[.T$1];[.$L153]=[.T$1];[.$M153]=[.T$1];[.$N153]);[.$A153];&quot;&quot;)">
            <text:p/>
          </table:table-cell>
          <table:table-cell table:formula="of:=IF(OR([.$J153]=[.U$1];[.$K153]=[.U$1];[.$L153]=[.U$1];[.$M153]=[.U$1];[.$N153]);[.$A153];&quot;&quot;)">
            <text:p/>
          </table:table-cell>
          <table:table-cell table:formula="of:=IF(OR([.$J153]=[.V$1];[.$K153]=[.V$1];[.$L153]=[.V$1];[.$M153]=[.V$1];[.$N153]);[.$A153];&quot;&quot;)">
            <text:p/>
          </table:table-cell>
          <table:table-cell table:formula="of:=IF(OR([.$J153]=[.W$1];[.$K153]=[.W$1];[.$L153]=[.W$1];[.$M153]=[.W$1];[.$N153]);[.$A153];&quot;&quot;)">
            <text:p/>
          </table:table-cell>
          <table:table-cell table:formula="of:=IF(OR([.$J153]=[.X$1];[.$K153]=[.X$1];[.$L153]=[.X$1];[.$M153]=[.X$1];[.$N153]);[.$A153];&quot;&quot;)">
            <text:p/>
          </table:table-cell>
          <table:table-cell table:formula="of:=IF(OR([.$J153]=[.Y$1];[.$K153]=[.Y$1];[.$L153]=[.Y$1];[.$M153]=[.Y$1];[.$N153]);[.$A153];&quot;&quot;)">
            <text:p/>
          </table:table-cell>
          <table:table-cell table:formula="of:=IF(OR([.$J153]=[.Z$1];[.$K153]=[.Z$1];[.$L153]=[.Z$1];[.$M153]=[.Z$1];[.$N153]);[.$A153];&quot;&quot;)">
            <text:p/>
          </table:table-cell>
          <table:table-cell table:formula="of:=IF(OR([.$J153]=[.AA$1];[.$K153]=[.AA$1];[.$L153]=[.AA$1];[.$M153]=[.AA$1];[.$N153]);[.$A153];&quot;&quot;)">
            <text:p/>
          </table:table-cell>
          <table:table-cell table:formula="of:=IF(OR([.$J153]=[.AB$1];[.$K153]=[.AB$1];[.$L153]=[.AB$1];[.$M153]=[.AB$1];[.$N153]);[.$A153];&quot;&quot;)">
            <text:p/>
          </table:table-cell>
          <table:table-cell table:formula="of:=IF(OR([.$J153]=[.AC$1];[.$K153]=[.AC$1];[.$L153]=[.AC$1];[.$M153]=[.AC$1];[.$N153]);[.$A153];&quot;&quot;)">
            <text:p/>
          </table:table-cell>
          <table:table-cell table:formula="of:=IF(OR([.$J153]=[.AD$1];[.$K153]=[.AD$1];[.$L153]=[.AD$1];[.$M153]=[.AD$1];[.$N153]);[.$A153];&quot;&quot;)">
            <text:p/>
          </table:table-cell>
          <table:table-cell table:formula="of:=IF(OR([.$J153]=[.AE$1];[.$K153]=[.AE$1];[.$L153]=[.AE$1];[.$M153]=[.AE$1];[.$N153]);[.$A153];&quot;&quot;)">
            <text:p/>
          </table:table-cell>
          <table:table-cell table:formula="of:=IF(OR([.$J153]=[.AF$1];[.$K153]=[.AF$1];[.$L153]=[.AF$1];[.$M153]=[.AF$1];[.$N153]);[.$A153];&quot;&quot;)">
            <text:p/>
          </table:table-cell>
          <table:table-cell table:formula="of:=IF(OR([.$J153]=[.AG$1];[.$K153]=[.AG$1];[.$L153]=[.AG$1];[.$M153]=[.AG$1];[.$N153]);[.$A153];&quot;&quot;)">
            <text:p/>
          </table:table-cell>
          <table:table-cell table:formula="of:=IF(OR([.$J153]=[.AH$1];[.$K153]=[.AH$1];[.$L153]=[.AH$1];[.$M153]=[.AH$1];[.$N153]);[.$A153];&quot;&quot;)">
            <text:p/>
          </table:table-cell>
          <table:table-cell table:formula="of:=IF(OR([.$J153]=[.AI$1];[.$K153]=[.AI$1];[.$L153]=[.AI$1];[.$M153]=[.AI$1];[.$N153]);[.$A153];&quot;&quot;)">
            <text:p/>
          </table:table-cell>
          <table:table-cell table:formula="of:=IF(OR([.$J153]=[.AJ$1];[.$K153]=[.AJ$1];[.$L153]=[.AJ$1];[.$M153]=[.AJ$1];[.$N153]);[.$A153];&quot;&quot;)" office:value-type="float" office:value="152" calcext:value-type="float">
            <text:p>152</text:p>
          </table:table-cell>
          <table:table-cell table:formula="of:=IF(OR([.$J153]=[.AK$1];[.$K153]=[.AK$1];[.$L153]=[.AK$1];[.$M153]=[.AK$1];[.$N153]);[.$A153];&quot;&quot;)">
            <text:p/>
          </table:table-cell>
          <table:table-cell table:formula="of:=IF(OR([.$J153]=[.AL$1];[.$K153]=[.AL$1];[.$L153]=[.AL$1];[.$M153]=[.AL$1];[.$N153]);[.$A153];&quot;&quot;)">
            <text:p/>
          </table:table-cell>
          <table:table-cell table:formula="of:=IF(OR([.$J153]=[.AM$1];[.$K153]=[.AM$1];[.$L153]=[.AM$1];[.$M153]=[.AM$1];[.$N153]);[.$A153];&quot;&quot;)">
            <text:p/>
          </table:table-cell>
          <table:table-cell table:formula="of:=IF(OR([.$J153]=[.AN$1];[.$K153]=[.AN$1];[.$L153]=[.AN$1];[.$M153]=[.AN$1];[.$N153]);[.$A153];&quot;&quot;)" office:value-type="float" office:value="152" calcext:value-type="float">
            <text:p>152</text:p>
          </table:table-cell>
          <table:table-cell table:formula="of:=IF(OR([.$J153]=[.AO$1];[.$K153]=[.AO$1];[.$L153]=[.AO$1];[.$M153]=[.AO$1];[.$N153]);[.$A153];&quot;&quot;)">
            <text:p/>
          </table:table-cell>
          <table:table-cell table:formula="of:=IF(OR([.$J153]=[.AP$1];[.$K153]=[.AP$1];[.$L153]=[.AP$1];[.$M153]=[.AP$1];[.$N153]);[.$A153];&quot;&quot;)">
            <text:p/>
          </table:table-cell>
          <table:table-cell table:formula="of:=IF(OR([.$J153]=[.AQ$1];[.$K153]=[.AQ$1];[.$L153]=[.AQ$1];[.$M153]=[.AQ$1];[.$N153]);[.$A153];&quot;&quot;)">
            <text:p/>
          </table:table-cell>
          <table:table-cell table:formula="of:=IF(OR([.$J153]=[.AR$1];[.$K153]=[.AR$1];[.$L153]=[.AR$1];[.$M153]=[.AR$1];[.$N153]);[.$A153];&quot;&quot;)">
            <text:p/>
          </table:table-cell>
          <table:table-cell/>
          <table:table-cell table:formula="of:=IF([.$E153]=[.AT$1];[.$A153];&quot;&quot;)">
            <text:p/>
          </table:table-cell>
          <table:table-cell table:formula="of:=IF([.$E153]=[.AU$1];[.$A153];&quot;&quot;)">
            <text:p/>
          </table:table-cell>
          <table:table-cell table:formula="of:=IF([.$E153]=[.AV$1];[.$A153];&quot;&quot;)">
            <text:p/>
          </table:table-cell>
          <table:table-cell table:formula="of:=IF([.$E153]=[.AW$1];[.$A153];&quot;&quot;)">
            <text:p/>
          </table:table-cell>
          <table:table-cell table:formula="of:=IF([.$E153]=[.AX$1];[.$A153];&quot;&quot;)">
            <text:p/>
          </table:table-cell>
          <table:table-cell table:formula="of:=IF([.$E153]=[.AY$1];[.$A153];&quot;&quot;)">
            <text:p/>
          </table:table-cell>
          <table:table-cell table:formula="of:=IF([.$E153]=[.AZ$1];[.$A153];&quot;&quot;)">
            <text:p/>
          </table:table-cell>
          <table:table-cell table:formula="of:=IF([.$E153]=[.BA$1];[.$A153];&quot;&quot;)">
            <text:p/>
          </table:table-cell>
          <table:table-cell table:formula="of:=IF([.$E153]=[.BB$1];[.$A153];&quot;&quot;)">
            <text:p/>
          </table:table-cell>
          <table:table-cell table:formula="of:=IF([.$E153]=[.BC$1];[.$A153];&quot;&quot;)">
            <text:p/>
          </table:table-cell>
          <table:table-cell table:formula="of:=IF([.$E153]=[.BD$1];[.$A153];&quot;&quot;)">
            <text:p/>
          </table:table-cell>
          <table:table-cell table:formula="of:=IF([.$E153]=[.BE$1];[.$A153];&quot;&quot;)">
            <text:p/>
          </table:table-cell>
          <table:table-cell table:formula="of:=IF([.$E153]=[.BF$1];[.$A153];&quot;&quot;)">
            <text:p/>
          </table:table-cell>
          <table:table-cell table:formula="of:=IF([.$E153]=[.BG$1];[.$A153];&quot;&quot;)">
            <text:p/>
          </table:table-cell>
          <table:table-cell table:formula="of:=IF([.$E153]=[.BH$1];[.$A153];&quot;&quot;)">
            <text:p/>
          </table:table-cell>
          <table:table-cell table:formula="of:=IF([.$E153]=[.BI$1];[.$A153];&quot;&quot;)">
            <text:p/>
          </table:table-cell>
          <table:table-cell table:formula="of:=IF([.$E153]=[.BJ$1];[.$A153];&quot;&quot;)">
            <text:p/>
          </table:table-cell>
          <table:table-cell table:formula="of:=IF([.$E153]=[.BK$1];[.$A153];&quot;&quot;)">
            <text:p/>
          </table:table-cell>
          <table:table-cell table:formula="of:=IF([.$E153]=[.BL$1];[.$A153];&quot;&quot;)">
            <text:p/>
          </table:table-cell>
          <table:table-cell table:formula="of:=IF([.$E153]=[.BM$1];[.$A153];&quot;&quot;)">
            <text:p/>
          </table:table-cell>
          <table:table-cell table:formula="of:=IF([.$E153]=[.BN$1];[.$A153];&quot;&quot;)">
            <text:p/>
          </table:table-cell>
          <table:table-cell table:formula="of:=IF([.$E153]=[.BO$1];[.$A153];&quot;&quot;)">
            <text:p/>
          </table:table-cell>
          <table:table-cell table:formula="of:=IF([.$E153]=[.BP$1];[.$A153];&quot;&quot;)">
            <text:p/>
          </table:table-cell>
          <table:table-cell table:formula="of:=IF([.$E153]=[.BQ$1];[.$A153];&quot;&quot;)">
            <text:p/>
          </table:table-cell>
          <table:table-cell table:formula="of:=IF([.$E153]=[.BR$1];[.$A153];&quot;&quot;)">
            <text:p/>
          </table:table-cell>
          <table:table-cell table:formula="of:=IF([.$E153]=[.BS$1];[.$A153];&quot;&quot;)">
            <text:p/>
          </table:table-cell>
          <table:table-cell table:formula="of:=IF([.$E153]=[.BT$1];[.$A153];&quot;&quot;)">
            <text:p/>
          </table:table-cell>
          <table:table-cell table:formula="of:=IF([.$E153]=[.BU$1];[.$A153];&quot;&quot;)">
            <text:p/>
          </table:table-cell>
          <table:table-cell table:formula="of:=IF([.$E153]=[.BV$1];[.$A153];&quot;&quot;)">
            <text:p/>
          </table:table-cell>
          <table:table-cell table:formula="of:=IF([.$E153]=[.BW$1];[.$A153];&quot;&quot;)">
            <text:p/>
          </table:table-cell>
          <table:table-cell table:formula="of:=IF([.$E153]=[.BX$1];[.$A153];&quot;&quot;)">
            <text:p/>
          </table:table-cell>
          <table:table-cell table:formula="of:=IF([.$E153]=[.BY$1];[.$A153];&quot;&quot;)">
            <text:p/>
          </table:table-cell>
          <table:table-cell table:formula="of:=IF([.$E153]=[.BZ$1];[.$A153];&quot;&quot;)">
            <text:p/>
          </table:table-cell>
          <table:table-cell table:formula="of:=IF([.$E153]=[.CA$1];[.$A153];&quot;&quot;)">
            <text:p/>
          </table:table-cell>
          <table:table-cell table:formula="of:=IF([.$E153]=[.CB$1];[.$A153];&quot;&quot;)" office:value-type="float" office:value="152" calcext:value-type="float">
            <text:p>152</text:p>
          </table:table-cell>
          <table:table-cell table:formula="of:=IF([.$E153]=[.CC$1];[.$A153];&quot;&quot;)">
            <text:p/>
          </table:table-cell>
          <table:table-cell table:formula="of:=IF([.$E153]=[.CD$1];[.$A153];&quot;&quot;)">
            <text:p/>
          </table:table-cell>
          <table:table-cell table:formula="of:=IF([.$E153]=[.CE$1];[.$A153];&quot;&quot;)">
            <text:p/>
          </table:table-cell>
          <table:table-cell table:formula="of:=IF([.$E153]=[.CF$1];[.$A153];&quot;&quot;)">
            <text:p/>
          </table:table-cell>
          <table:table-cell table:formula="of:=IF([.$E153]=[.CG$1];[.$A153];&quot;&quot;)">
            <text:p/>
          </table:table-cell>
          <table:table-cell table:formula="of:=IF([.$E153]=[.CH$1];[.$A153];&quot;&quot;)">
            <text:p/>
          </table:table-cell>
          <table:table-cell table:formula="of:=IF([.$E153]=[.CI$1];[.$A153];&quot;&quot;)">
            <text:p/>
          </table:table-cell>
          <table:table-cell table:formula="of:=IF([.$E153]=[.CJ$1];[.$A153];&quot;&quot;)">
            <text:p/>
          </table:table-cell>
          <table:table-cell table:formula="of:=IF([.$E153]=[.CK$1];[.$A153];&quot;&quot;)">
            <text:p/>
          </table:table-cell>
          <table:table-cell table:formula="of:=IF([.$E153]=[.CL$1];[.$A153];&quot;&quot;)">
            <text:p/>
          </table:table-cell>
          <table:table-cell table:formula="of:=IF([.$E153]=[.CM$1];[.$A153];&quot;&quot;)">
            <text:p/>
          </table:table-cell>
          <table:table-cell table:formula="of:=IF([.$E153]=[.CN$1];[.$A153];&quot;&quot;)">
            <text:p/>
          </table:table-cell>
          <table:table-cell table:formula="of:=IF([.$E153]=[.CO$1];[.$A153];&quot;&quot;)">
            <text:p/>
          </table:table-cell>
          <table:table-cell table:formula="of:=IF([.$E153]=[.CP$1];[.$A153];&quot;&quot;)">
            <text:p/>
          </table:table-cell>
          <table:table-cell table:formula="of:=IF([.$E153]=[.CQ$1];[.$A15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e Fix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Thomas L. Moran, David Shore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date" office:date-value="2011-05-09" calcext:value-type="date">
            <text:p>2011-05-09</text:p>
          </table:table-cell>
          <table:table-cell office:value-type="string" calcext:value-type="string">
            <text:p>Thomas L. Moran</text:p>
          </table:table-cell>
          <table:table-cell office:value-type="string" calcext:value-type="string">
            <text:p>David Shore</text:p>
          </table:table-cell>
          <table:table-cell table:number-columns-repeated="3"/>
          <table:table-cell table:formula="of:=IF(OR([.$J154]=[.O$1];[.$K154]=[.O$1];[.$L154]=[.O$1];[.$M154]=[.O$1];[.$N154]);[.$A154];&quot;&quot;)" office:value-type="float" office:value="153" calcext:value-type="float">
            <text:p>153</text:p>
          </table:table-cell>
          <table:table-cell table:formula="of:=IF(OR([.$J154]=[.P$1];[.$K154]=[.P$1];[.$L154]=[.P$1];[.$M154]=[.P$1];[.$N154]);[.$A154];&quot;&quot;)">
            <text:p/>
          </table:table-cell>
          <table:table-cell table:formula="of:=IF(OR([.$J154]=[.Q$1];[.$K154]=[.Q$1];[.$L154]=[.Q$1];[.$M154]=[.Q$1];[.$N154]);[.$A154];&quot;&quot;)">
            <text:p/>
          </table:table-cell>
          <table:table-cell table:formula="of:=IF(OR([.$J154]=[.R$1];[.$K154]=[.R$1];[.$L154]=[.R$1];[.$M154]=[.R$1];[.$N154]);[.$A154];&quot;&quot;)">
            <text:p/>
          </table:table-cell>
          <table:table-cell table:formula="of:=IF(OR([.$J154]=[.S$1];[.$K154]=[.S$1];[.$L154]=[.S$1];[.$M154]=[.S$1];[.$N154]);[.$A154];&quot;&quot;)">
            <text:p/>
          </table:table-cell>
          <table:table-cell table:formula="of:=IF(OR([.$J154]=[.T$1];[.$K154]=[.T$1];[.$L154]=[.T$1];[.$M154]=[.T$1];[.$N154]);[.$A154];&quot;&quot;)" office:value-type="float" office:value="153" calcext:value-type="float">
            <text:p>153</text:p>
          </table:table-cell>
          <table:table-cell table:formula="of:=IF(OR([.$J154]=[.U$1];[.$K154]=[.U$1];[.$L154]=[.U$1];[.$M154]=[.U$1];[.$N154]);[.$A154];&quot;&quot;)">
            <text:p/>
          </table:table-cell>
          <table:table-cell table:formula="of:=IF(OR([.$J154]=[.V$1];[.$K154]=[.V$1];[.$L154]=[.V$1];[.$M154]=[.V$1];[.$N154]);[.$A154];&quot;&quot;)">
            <text:p/>
          </table:table-cell>
          <table:table-cell table:formula="of:=IF(OR([.$J154]=[.W$1];[.$K154]=[.W$1];[.$L154]=[.W$1];[.$M154]=[.W$1];[.$N154]);[.$A154];&quot;&quot;)">
            <text:p/>
          </table:table-cell>
          <table:table-cell table:formula="of:=IF(OR([.$J154]=[.X$1];[.$K154]=[.X$1];[.$L154]=[.X$1];[.$M154]=[.X$1];[.$N154]);[.$A154];&quot;&quot;)">
            <text:p/>
          </table:table-cell>
          <table:table-cell table:formula="of:=IF(OR([.$J154]=[.Y$1];[.$K154]=[.Y$1];[.$L154]=[.Y$1];[.$M154]=[.Y$1];[.$N154]);[.$A154];&quot;&quot;)">
            <text:p/>
          </table:table-cell>
          <table:table-cell table:formula="of:=IF(OR([.$J154]=[.Z$1];[.$K154]=[.Z$1];[.$L154]=[.Z$1];[.$M154]=[.Z$1];[.$N154]);[.$A154];&quot;&quot;)">
            <text:p/>
          </table:table-cell>
          <table:table-cell table:formula="of:=IF(OR([.$J154]=[.AA$1];[.$K154]=[.AA$1];[.$L154]=[.AA$1];[.$M154]=[.AA$1];[.$N154]);[.$A154];&quot;&quot;)">
            <text:p/>
          </table:table-cell>
          <table:table-cell table:formula="of:=IF(OR([.$J154]=[.AB$1];[.$K154]=[.AB$1];[.$L154]=[.AB$1];[.$M154]=[.AB$1];[.$N154]);[.$A154];&quot;&quot;)">
            <text:p/>
          </table:table-cell>
          <table:table-cell table:formula="of:=IF(OR([.$J154]=[.AC$1];[.$K154]=[.AC$1];[.$L154]=[.AC$1];[.$M154]=[.AC$1];[.$N154]);[.$A154];&quot;&quot;)">
            <text:p/>
          </table:table-cell>
          <table:table-cell table:formula="of:=IF(OR([.$J154]=[.AD$1];[.$K154]=[.AD$1];[.$L154]=[.AD$1];[.$M154]=[.AD$1];[.$N154]);[.$A154];&quot;&quot;)">
            <text:p/>
          </table:table-cell>
          <table:table-cell table:formula="of:=IF(OR([.$J154]=[.AE$1];[.$K154]=[.AE$1];[.$L154]=[.AE$1];[.$M154]=[.AE$1];[.$N154]);[.$A154];&quot;&quot;)">
            <text:p/>
          </table:table-cell>
          <table:table-cell table:formula="of:=IF(OR([.$J154]=[.AF$1];[.$K154]=[.AF$1];[.$L154]=[.AF$1];[.$M154]=[.AF$1];[.$N154]);[.$A154];&quot;&quot;)">
            <text:p/>
          </table:table-cell>
          <table:table-cell table:formula="of:=IF(OR([.$J154]=[.AG$1];[.$K154]=[.AG$1];[.$L154]=[.AG$1];[.$M154]=[.AG$1];[.$N154]);[.$A154];&quot;&quot;)">
            <text:p/>
          </table:table-cell>
          <table:table-cell table:formula="of:=IF(OR([.$J154]=[.AH$1];[.$K154]=[.AH$1];[.$L154]=[.AH$1];[.$M154]=[.AH$1];[.$N154]);[.$A154];&quot;&quot;)">
            <text:p/>
          </table:table-cell>
          <table:table-cell table:formula="of:=IF(OR([.$J154]=[.AI$1];[.$K154]=[.AI$1];[.$L154]=[.AI$1];[.$M154]=[.AI$1];[.$N154]);[.$A154];&quot;&quot;)">
            <text:p/>
          </table:table-cell>
          <table:table-cell table:formula="of:=IF(OR([.$J154]=[.AJ$1];[.$K154]=[.AJ$1];[.$L154]=[.AJ$1];[.$M154]=[.AJ$1];[.$N154]);[.$A154];&quot;&quot;)">
            <text:p/>
          </table:table-cell>
          <table:table-cell table:formula="of:=IF(OR([.$J154]=[.AK$1];[.$K154]=[.AK$1];[.$L154]=[.AK$1];[.$M154]=[.AK$1];[.$N154]);[.$A154];&quot;&quot;)">
            <text:p/>
          </table:table-cell>
          <table:table-cell table:formula="of:=IF(OR([.$J154]=[.AL$1];[.$K154]=[.AL$1];[.$L154]=[.AL$1];[.$M154]=[.AL$1];[.$N154]);[.$A154];&quot;&quot;)">
            <text:p/>
          </table:table-cell>
          <table:table-cell table:formula="of:=IF(OR([.$J154]=[.AM$1];[.$K154]=[.AM$1];[.$L154]=[.AM$1];[.$M154]=[.AM$1];[.$N154]);[.$A154];&quot;&quot;)">
            <text:p/>
          </table:table-cell>
          <table:table-cell table:formula="of:=IF(OR([.$J154]=[.AN$1];[.$K154]=[.AN$1];[.$L154]=[.AN$1];[.$M154]=[.AN$1];[.$N154]);[.$A154];&quot;&quot;)">
            <text:p/>
          </table:table-cell>
          <table:table-cell table:formula="of:=IF(OR([.$J154]=[.AO$1];[.$K154]=[.AO$1];[.$L154]=[.AO$1];[.$M154]=[.AO$1];[.$N154]);[.$A154];&quot;&quot;)">
            <text:p/>
          </table:table-cell>
          <table:table-cell table:formula="of:=IF(OR([.$J154]=[.AP$1];[.$K154]=[.AP$1];[.$L154]=[.AP$1];[.$M154]=[.AP$1];[.$N154]);[.$A154];&quot;&quot;)">
            <text:p/>
          </table:table-cell>
          <table:table-cell table:formula="of:=IF(OR([.$J154]=[.AQ$1];[.$K154]=[.AQ$1];[.$L154]=[.AQ$1];[.$M154]=[.AQ$1];[.$N154]);[.$A154];&quot;&quot;)">
            <text:p/>
          </table:table-cell>
          <table:table-cell table:formula="of:=IF(OR([.$J154]=[.AR$1];[.$K154]=[.AR$1];[.$L154]=[.AR$1];[.$M154]=[.AR$1];[.$N154]);[.$A154];&quot;&quot;)">
            <text:p/>
          </table:table-cell>
          <table:table-cell/>
          <table:table-cell table:formula="of:=IF([.$E154]=[.AT$1];[.$A154];&quot;&quot;)">
            <text:p/>
          </table:table-cell>
          <table:table-cell table:formula="of:=IF([.$E154]=[.AU$1];[.$A154];&quot;&quot;)">
            <text:p/>
          </table:table-cell>
          <table:table-cell table:formula="of:=IF([.$E154]=[.AV$1];[.$A154];&quot;&quot;)">
            <text:p/>
          </table:table-cell>
          <table:table-cell table:formula="of:=IF([.$E154]=[.AW$1];[.$A154];&quot;&quot;)" office:value-type="float" office:value="153" calcext:value-type="float">
            <text:p>153</text:p>
          </table:table-cell>
          <table:table-cell table:formula="of:=IF([.$E154]=[.AX$1];[.$A154];&quot;&quot;)">
            <text:p/>
          </table:table-cell>
          <table:table-cell table:formula="of:=IF([.$E154]=[.AY$1];[.$A154];&quot;&quot;)">
            <text:p/>
          </table:table-cell>
          <table:table-cell table:formula="of:=IF([.$E154]=[.AZ$1];[.$A154];&quot;&quot;)">
            <text:p/>
          </table:table-cell>
          <table:table-cell table:formula="of:=IF([.$E154]=[.BA$1];[.$A154];&quot;&quot;)">
            <text:p/>
          </table:table-cell>
          <table:table-cell table:formula="of:=IF([.$E154]=[.BB$1];[.$A154];&quot;&quot;)">
            <text:p/>
          </table:table-cell>
          <table:table-cell table:formula="of:=IF([.$E154]=[.BC$1];[.$A154];&quot;&quot;)">
            <text:p/>
          </table:table-cell>
          <table:table-cell table:formula="of:=IF([.$E154]=[.BD$1];[.$A154];&quot;&quot;)">
            <text:p/>
          </table:table-cell>
          <table:table-cell table:formula="of:=IF([.$E154]=[.BE$1];[.$A154];&quot;&quot;)">
            <text:p/>
          </table:table-cell>
          <table:table-cell table:formula="of:=IF([.$E154]=[.BF$1];[.$A154];&quot;&quot;)">
            <text:p/>
          </table:table-cell>
          <table:table-cell table:formula="of:=IF([.$E154]=[.BG$1];[.$A154];&quot;&quot;)">
            <text:p/>
          </table:table-cell>
          <table:table-cell table:formula="of:=IF([.$E154]=[.BH$1];[.$A154];&quot;&quot;)">
            <text:p/>
          </table:table-cell>
          <table:table-cell table:formula="of:=IF([.$E154]=[.BI$1];[.$A154];&quot;&quot;)">
            <text:p/>
          </table:table-cell>
          <table:table-cell table:formula="of:=IF([.$E154]=[.BJ$1];[.$A154];&quot;&quot;)">
            <text:p/>
          </table:table-cell>
          <table:table-cell table:formula="of:=IF([.$E154]=[.BK$1];[.$A154];&quot;&quot;)">
            <text:p/>
          </table:table-cell>
          <table:table-cell table:formula="of:=IF([.$E154]=[.BL$1];[.$A154];&quot;&quot;)">
            <text:p/>
          </table:table-cell>
          <table:table-cell table:formula="of:=IF([.$E154]=[.BM$1];[.$A154];&quot;&quot;)">
            <text:p/>
          </table:table-cell>
          <table:table-cell table:formula="of:=IF([.$E154]=[.BN$1];[.$A154];&quot;&quot;)">
            <text:p/>
          </table:table-cell>
          <table:table-cell table:formula="of:=IF([.$E154]=[.BO$1];[.$A154];&quot;&quot;)">
            <text:p/>
          </table:table-cell>
          <table:table-cell table:formula="of:=IF([.$E154]=[.BP$1];[.$A154];&quot;&quot;)">
            <text:p/>
          </table:table-cell>
          <table:table-cell table:formula="of:=IF([.$E154]=[.BQ$1];[.$A154];&quot;&quot;)">
            <text:p/>
          </table:table-cell>
          <table:table-cell table:formula="of:=IF([.$E154]=[.BR$1];[.$A154];&quot;&quot;)">
            <text:p/>
          </table:table-cell>
          <table:table-cell table:formula="of:=IF([.$E154]=[.BS$1];[.$A154];&quot;&quot;)">
            <text:p/>
          </table:table-cell>
          <table:table-cell table:formula="of:=IF([.$E154]=[.BT$1];[.$A154];&quot;&quot;)">
            <text:p/>
          </table:table-cell>
          <table:table-cell table:formula="of:=IF([.$E154]=[.BU$1];[.$A154];&quot;&quot;)">
            <text:p/>
          </table:table-cell>
          <table:table-cell table:formula="of:=IF([.$E154]=[.BV$1];[.$A154];&quot;&quot;)">
            <text:p/>
          </table:table-cell>
          <table:table-cell table:formula="of:=IF([.$E154]=[.BW$1];[.$A154];&quot;&quot;)">
            <text:p/>
          </table:table-cell>
          <table:table-cell table:formula="of:=IF([.$E154]=[.BX$1];[.$A154];&quot;&quot;)">
            <text:p/>
          </table:table-cell>
          <table:table-cell table:formula="of:=IF([.$E154]=[.BY$1];[.$A154];&quot;&quot;)">
            <text:p/>
          </table:table-cell>
          <table:table-cell table:formula="of:=IF([.$E154]=[.BZ$1];[.$A154];&quot;&quot;)">
            <text:p/>
          </table:table-cell>
          <table:table-cell table:formula="of:=IF([.$E154]=[.CA$1];[.$A154];&quot;&quot;)">
            <text:p/>
          </table:table-cell>
          <table:table-cell table:formula="of:=IF([.$E154]=[.CB$1];[.$A154];&quot;&quot;)">
            <text:p/>
          </table:table-cell>
          <table:table-cell table:formula="of:=IF([.$E154]=[.CC$1];[.$A154];&quot;&quot;)">
            <text:p/>
          </table:table-cell>
          <table:table-cell table:formula="of:=IF([.$E154]=[.CD$1];[.$A154];&quot;&quot;)">
            <text:p/>
          </table:table-cell>
          <table:table-cell table:formula="of:=IF([.$E154]=[.CE$1];[.$A154];&quot;&quot;)">
            <text:p/>
          </table:table-cell>
          <table:table-cell table:formula="of:=IF([.$E154]=[.CF$1];[.$A154];&quot;&quot;)">
            <text:p/>
          </table:table-cell>
          <table:table-cell table:formula="of:=IF([.$E154]=[.CG$1];[.$A154];&quot;&quot;)">
            <text:p/>
          </table:table-cell>
          <table:table-cell table:formula="of:=IF([.$E154]=[.CH$1];[.$A154];&quot;&quot;)">
            <text:p/>
          </table:table-cell>
          <table:table-cell table:formula="of:=IF([.$E154]=[.CI$1];[.$A154];&quot;&quot;)">
            <text:p/>
          </table:table-cell>
          <table:table-cell table:formula="of:=IF([.$E154]=[.CJ$1];[.$A154];&quot;&quot;)">
            <text:p/>
          </table:table-cell>
          <table:table-cell table:formula="of:=IF([.$E154]=[.CK$1];[.$A154];&quot;&quot;)">
            <text:p/>
          </table:table-cell>
          <table:table-cell table:formula="of:=IF([.$E154]=[.CL$1];[.$A154];&quot;&quot;)">
            <text:p/>
          </table:table-cell>
          <table:table-cell table:formula="of:=IF([.$E154]=[.CM$1];[.$A154];&quot;&quot;)">
            <text:p/>
          </table:table-cell>
          <table:table-cell table:formula="of:=IF([.$E154]=[.CN$1];[.$A154];&quot;&quot;)">
            <text:p/>
          </table:table-cell>
          <table:table-cell table:formula="of:=IF([.$E154]=[.CO$1];[.$A154];&quot;&quot;)">
            <text:p/>
          </table:table-cell>
          <table:table-cell table:formula="of:=IF([.$E154]=[.CP$1];[.$A154];&quot;&quot;)">
            <text:p/>
          </table:table-cell>
          <table:table-cell table:formula="of:=IF([.$E154]=[.CQ$1];[.$A15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ter Hours</text:p>
          </table:table-cell>
          <table:table-cell office:value-type="string" calcext:value-type="string">
            <text:p>Miguel Sapochnik</text:p>
          </table:table-cell>
          <table:table-cell office:value-type="string" calcext:value-type="string">
            <text:p>Seth Hoffman, Russel Friend, Garrett Lerner</text:p>
          </table:table-cell>
          <table:table-cell office:value-type="float" office:value="8.92" calcext:value-type="float">
            <text:p>8.92</text:p>
          </table:table-cell>
          <table:table-cell office:value-type="float" office:value="24" calcext:value-type="float">
            <text:p>24</text:p>
          </table:table-cell>
          <table:table-cell office:value-type="date" office:date-value="2011-05-16" calcext:value-type="date">
            <text:p>2011-05-16</text:p>
          </table:table-cell>
          <table:table-cell office:value-type="string" calcext:value-type="string">
            <text:p>Seth Hoffman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table:number-columns-repeated="2"/>
          <table:table-cell table:formula="of:=IF(OR([.$J155]=[.O$1];[.$K155]=[.O$1];[.$L155]=[.O$1];[.$M155]=[.O$1];[.$N155]);[.$A155];&quot;&quot;)">
            <text:p/>
          </table:table-cell>
          <table:table-cell table:formula="of:=IF(OR([.$J155]=[.P$1];[.$K155]=[.P$1];[.$L155]=[.P$1];[.$M155]=[.P$1];[.$N155]);[.$A155];&quot;&quot;)">
            <text:p/>
          </table:table-cell>
          <table:table-cell table:formula="of:=IF(OR([.$J155]=[.Q$1];[.$K155]=[.Q$1];[.$L155]=[.Q$1];[.$M155]=[.Q$1];[.$N155]);[.$A155];&quot;&quot;)">
            <text:p/>
          </table:table-cell>
          <table:table-cell table:formula="of:=IF(OR([.$J155]=[.R$1];[.$K155]=[.R$1];[.$L155]=[.R$1];[.$M155]=[.R$1];[.$N155]);[.$A155];&quot;&quot;)">
            <text:p/>
          </table:table-cell>
          <table:table-cell table:formula="of:=IF(OR([.$J155]=[.S$1];[.$K155]=[.S$1];[.$L155]=[.S$1];[.$M155]=[.S$1];[.$N155]);[.$A155];&quot;&quot;)">
            <text:p/>
          </table:table-cell>
          <table:table-cell table:formula="of:=IF(OR([.$J155]=[.T$1];[.$K155]=[.T$1];[.$L155]=[.T$1];[.$M155]=[.T$1];[.$N155]);[.$A155];&quot;&quot;)">
            <text:p/>
          </table:table-cell>
          <table:table-cell table:formula="of:=IF(OR([.$J155]=[.U$1];[.$K155]=[.U$1];[.$L155]=[.U$1];[.$M155]=[.U$1];[.$N155]);[.$A155];&quot;&quot;)">
            <text:p/>
          </table:table-cell>
          <table:table-cell table:formula="of:=IF(OR([.$J155]=[.V$1];[.$K155]=[.V$1];[.$L155]=[.V$1];[.$M155]=[.V$1];[.$N155]);[.$A155];&quot;&quot;)">
            <text:p/>
          </table:table-cell>
          <table:table-cell table:formula="of:=IF(OR([.$J155]=[.W$1];[.$K155]=[.W$1];[.$L155]=[.W$1];[.$M155]=[.W$1];[.$N155]);[.$A155];&quot;&quot;)">
            <text:p/>
          </table:table-cell>
          <table:table-cell table:formula="of:=IF(OR([.$J155]=[.X$1];[.$K155]=[.X$1];[.$L155]=[.X$1];[.$M155]=[.X$1];[.$N155]);[.$A155];&quot;&quot;)" office:value-type="float" office:value="154" calcext:value-type="float">
            <text:p>154</text:p>
          </table:table-cell>
          <table:table-cell table:formula="of:=IF(OR([.$J155]=[.Y$1];[.$K155]=[.Y$1];[.$L155]=[.Y$1];[.$M155]=[.Y$1];[.$N155]);[.$A155];&quot;&quot;)" office:value-type="float" office:value="154" calcext:value-type="float">
            <text:p>154</text:p>
          </table:table-cell>
          <table:table-cell table:formula="of:=IF(OR([.$J155]=[.Z$1];[.$K155]=[.Z$1];[.$L155]=[.Z$1];[.$M155]=[.Z$1];[.$N155]);[.$A155];&quot;&quot;)">
            <text:p/>
          </table:table-cell>
          <table:table-cell table:formula="of:=IF(OR([.$J155]=[.AA$1];[.$K155]=[.AA$1];[.$L155]=[.AA$1];[.$M155]=[.AA$1];[.$N155]);[.$A155];&quot;&quot;)">
            <text:p/>
          </table:table-cell>
          <table:table-cell table:formula="of:=IF(OR([.$J155]=[.AB$1];[.$K155]=[.AB$1];[.$L155]=[.AB$1];[.$M155]=[.AB$1];[.$N155]);[.$A155];&quot;&quot;)">
            <text:p/>
          </table:table-cell>
          <table:table-cell table:formula="of:=IF(OR([.$J155]=[.AC$1];[.$K155]=[.AC$1];[.$L155]=[.AC$1];[.$M155]=[.AC$1];[.$N155]);[.$A155];&quot;&quot;)">
            <text:p/>
          </table:table-cell>
          <table:table-cell table:formula="of:=IF(OR([.$J155]=[.AD$1];[.$K155]=[.AD$1];[.$L155]=[.AD$1];[.$M155]=[.AD$1];[.$N155]);[.$A155];&quot;&quot;)">
            <text:p/>
          </table:table-cell>
          <table:table-cell table:formula="of:=IF(OR([.$J155]=[.AE$1];[.$K155]=[.AE$1];[.$L155]=[.AE$1];[.$M155]=[.AE$1];[.$N155]);[.$A155];&quot;&quot;)">
            <text:p/>
          </table:table-cell>
          <table:table-cell table:formula="of:=IF(OR([.$J155]=[.AF$1];[.$K155]=[.AF$1];[.$L155]=[.AF$1];[.$M155]=[.AF$1];[.$N155]);[.$A155];&quot;&quot;)">
            <text:p/>
          </table:table-cell>
          <table:table-cell table:formula="of:=IF(OR([.$J155]=[.AG$1];[.$K155]=[.AG$1];[.$L155]=[.AG$1];[.$M155]=[.AG$1];[.$N155]);[.$A155];&quot;&quot;)">
            <text:p/>
          </table:table-cell>
          <table:table-cell table:formula="of:=IF(OR([.$J155]=[.AH$1];[.$K155]=[.AH$1];[.$L155]=[.AH$1];[.$M155]=[.AH$1];[.$N155]);[.$A155];&quot;&quot;)">
            <text:p/>
          </table:table-cell>
          <table:table-cell table:formula="of:=IF(OR([.$J155]=[.AI$1];[.$K155]=[.AI$1];[.$L155]=[.AI$1];[.$M155]=[.AI$1];[.$N155]);[.$A155];&quot;&quot;)">
            <text:p/>
          </table:table-cell>
          <table:table-cell table:formula="of:=IF(OR([.$J155]=[.AJ$1];[.$K155]=[.AJ$1];[.$L155]=[.AJ$1];[.$M155]=[.AJ$1];[.$N155]);[.$A155];&quot;&quot;)">
            <text:p/>
          </table:table-cell>
          <table:table-cell table:formula="of:=IF(OR([.$J155]=[.AK$1];[.$K155]=[.AK$1];[.$L155]=[.AK$1];[.$M155]=[.AK$1];[.$N155]);[.$A155];&quot;&quot;)">
            <text:p/>
          </table:table-cell>
          <table:table-cell table:formula="of:=IF(OR([.$J155]=[.AL$1];[.$K155]=[.AL$1];[.$L155]=[.AL$1];[.$M155]=[.AL$1];[.$N155]);[.$A155];&quot;&quot;)">
            <text:p/>
          </table:table-cell>
          <table:table-cell table:formula="of:=IF(OR([.$J155]=[.AM$1];[.$K155]=[.AM$1];[.$L155]=[.AM$1];[.$M155]=[.AM$1];[.$N155]);[.$A155];&quot;&quot;)">
            <text:p/>
          </table:table-cell>
          <table:table-cell table:formula="of:=IF(OR([.$J155]=[.AN$1];[.$K155]=[.AN$1];[.$L155]=[.AN$1];[.$M155]=[.AN$1];[.$N155]);[.$A155];&quot;&quot;)" office:value-type="float" office:value="154" calcext:value-type="float">
            <text:p>154</text:p>
          </table:table-cell>
          <table:table-cell table:formula="of:=IF(OR([.$J155]=[.AO$1];[.$K155]=[.AO$1];[.$L155]=[.AO$1];[.$M155]=[.AO$1];[.$N155]);[.$A155];&quot;&quot;)">
            <text:p/>
          </table:table-cell>
          <table:table-cell table:formula="of:=IF(OR([.$J155]=[.AP$1];[.$K155]=[.AP$1];[.$L155]=[.AP$1];[.$M155]=[.AP$1];[.$N155]);[.$A155];&quot;&quot;)">
            <text:p/>
          </table:table-cell>
          <table:table-cell table:formula="of:=IF(OR([.$J155]=[.AQ$1];[.$K155]=[.AQ$1];[.$L155]=[.AQ$1];[.$M155]=[.AQ$1];[.$N155]);[.$A155];&quot;&quot;)">
            <text:p/>
          </table:table-cell>
          <table:table-cell table:formula="of:=IF(OR([.$J155]=[.AR$1];[.$K155]=[.AR$1];[.$L155]=[.AR$1];[.$M155]=[.AR$1];[.$N155]);[.$A155];&quot;&quot;)">
            <text:p/>
          </table:table-cell>
          <table:table-cell/>
          <table:table-cell table:formula="of:=IF([.$E155]=[.AT$1];[.$A155];&quot;&quot;)">
            <text:p/>
          </table:table-cell>
          <table:table-cell table:formula="of:=IF([.$E155]=[.AU$1];[.$A155];&quot;&quot;)">
            <text:p/>
          </table:table-cell>
          <table:table-cell table:formula="of:=IF([.$E155]=[.AV$1];[.$A155];&quot;&quot;)">
            <text:p/>
          </table:table-cell>
          <table:table-cell table:formula="of:=IF([.$E155]=[.AW$1];[.$A155];&quot;&quot;)">
            <text:p/>
          </table:table-cell>
          <table:table-cell table:formula="of:=IF([.$E155]=[.AX$1];[.$A155];&quot;&quot;)">
            <text:p/>
          </table:table-cell>
          <table:table-cell table:formula="of:=IF([.$E155]=[.AY$1];[.$A155];&quot;&quot;)">
            <text:p/>
          </table:table-cell>
          <table:table-cell table:formula="of:=IF([.$E155]=[.AZ$1];[.$A155];&quot;&quot;)">
            <text:p/>
          </table:table-cell>
          <table:table-cell table:formula="of:=IF([.$E155]=[.BA$1];[.$A155];&quot;&quot;)">
            <text:p/>
          </table:table-cell>
          <table:table-cell table:formula="of:=IF([.$E155]=[.BB$1];[.$A155];&quot;&quot;)">
            <text:p/>
          </table:table-cell>
          <table:table-cell table:formula="of:=IF([.$E155]=[.BC$1];[.$A155];&quot;&quot;)">
            <text:p/>
          </table:table-cell>
          <table:table-cell table:formula="of:=IF([.$E155]=[.BD$1];[.$A155];&quot;&quot;)">
            <text:p/>
          </table:table-cell>
          <table:table-cell table:formula="of:=IF([.$E155]=[.BE$1];[.$A155];&quot;&quot;)">
            <text:p/>
          </table:table-cell>
          <table:table-cell table:formula="of:=IF([.$E155]=[.BF$1];[.$A155];&quot;&quot;)">
            <text:p/>
          </table:table-cell>
          <table:table-cell table:formula="of:=IF([.$E155]=[.BG$1];[.$A155];&quot;&quot;)">
            <text:p/>
          </table:table-cell>
          <table:table-cell table:formula="of:=IF([.$E155]=[.BH$1];[.$A155];&quot;&quot;)">
            <text:p/>
          </table:table-cell>
          <table:table-cell table:formula="of:=IF([.$E155]=[.BI$1];[.$A155];&quot;&quot;)">
            <text:p/>
          </table:table-cell>
          <table:table-cell table:formula="of:=IF([.$E155]=[.BJ$1];[.$A155];&quot;&quot;)">
            <text:p/>
          </table:table-cell>
          <table:table-cell table:formula="of:=IF([.$E155]=[.BK$1];[.$A155];&quot;&quot;)">
            <text:p/>
          </table:table-cell>
          <table:table-cell table:formula="of:=IF([.$E155]=[.BL$1];[.$A155];&quot;&quot;)">
            <text:p/>
          </table:table-cell>
          <table:table-cell table:formula="of:=IF([.$E155]=[.BM$1];[.$A155];&quot;&quot;)">
            <text:p/>
          </table:table-cell>
          <table:table-cell table:formula="of:=IF([.$E155]=[.BN$1];[.$A155];&quot;&quot;)">
            <text:p/>
          </table:table-cell>
          <table:table-cell table:formula="of:=IF([.$E155]=[.BO$1];[.$A155];&quot;&quot;)">
            <text:p/>
          </table:table-cell>
          <table:table-cell table:formula="of:=IF([.$E155]=[.BP$1];[.$A155];&quot;&quot;)">
            <text:p/>
          </table:table-cell>
          <table:table-cell table:formula="of:=IF([.$E155]=[.BQ$1];[.$A155];&quot;&quot;)">
            <text:p/>
          </table:table-cell>
          <table:table-cell table:formula="of:=IF([.$E155]=[.BR$1];[.$A155];&quot;&quot;)">
            <text:p/>
          </table:table-cell>
          <table:table-cell table:formula="of:=IF([.$E155]=[.BS$1];[.$A155];&quot;&quot;)">
            <text:p/>
          </table:table-cell>
          <table:table-cell table:formula="of:=IF([.$E155]=[.BT$1];[.$A155];&quot;&quot;)">
            <text:p/>
          </table:table-cell>
          <table:table-cell table:formula="of:=IF([.$E155]=[.BU$1];[.$A155];&quot;&quot;)">
            <text:p/>
          </table:table-cell>
          <table:table-cell table:formula="of:=IF([.$E155]=[.BV$1];[.$A155];&quot;&quot;)">
            <text:p/>
          </table:table-cell>
          <table:table-cell table:formula="of:=IF([.$E155]=[.BW$1];[.$A155];&quot;&quot;)">
            <text:p/>
          </table:table-cell>
          <table:table-cell table:formula="of:=IF([.$E155]=[.BX$1];[.$A155];&quot;&quot;)">
            <text:p/>
          </table:table-cell>
          <table:table-cell table:formula="of:=IF([.$E155]=[.BY$1];[.$A155];&quot;&quot;)">
            <text:p/>
          </table:table-cell>
          <table:table-cell table:formula="of:=IF([.$E155]=[.BZ$1];[.$A155];&quot;&quot;)">
            <text:p/>
          </table:table-cell>
          <table:table-cell table:formula="of:=IF([.$E155]=[.CA$1];[.$A155];&quot;&quot;)">
            <text:p/>
          </table:table-cell>
          <table:table-cell table:formula="of:=IF([.$E155]=[.CB$1];[.$A155];&quot;&quot;)">
            <text:p/>
          </table:table-cell>
          <table:table-cell table:formula="of:=IF([.$E155]=[.CC$1];[.$A155];&quot;&quot;)">
            <text:p/>
          </table:table-cell>
          <table:table-cell table:formula="of:=IF([.$E155]=[.CD$1];[.$A155];&quot;&quot;)">
            <text:p/>
          </table:table-cell>
          <table:table-cell table:formula="of:=IF([.$E155]=[.CE$1];[.$A155];&quot;&quot;)">
            <text:p/>
          </table:table-cell>
          <table:table-cell table:formula="of:=IF([.$E155]=[.CF$1];[.$A155];&quot;&quot;)">
            <text:p/>
          </table:table-cell>
          <table:table-cell table:formula="of:=IF([.$E155]=[.CG$1];[.$A155];&quot;&quot;)">
            <text:p/>
          </table:table-cell>
          <table:table-cell table:formula="of:=IF([.$E155]=[.CH$1];[.$A155];&quot;&quot;)">
            <text:p/>
          </table:table-cell>
          <table:table-cell table:formula="of:=IF([.$E155]=[.CI$1];[.$A155];&quot;&quot;)">
            <text:p/>
          </table:table-cell>
          <table:table-cell table:formula="of:=IF([.$E155]=[.CJ$1];[.$A155];&quot;&quot;)" office:value-type="float" office:value="154" calcext:value-type="float">
            <text:p>154</text:p>
          </table:table-cell>
          <table:table-cell table:formula="of:=IF([.$E155]=[.CK$1];[.$A155];&quot;&quot;)">
            <text:p/>
          </table:table-cell>
          <table:table-cell table:formula="of:=IF([.$E155]=[.CL$1];[.$A155];&quot;&quot;)">
            <text:p/>
          </table:table-cell>
          <table:table-cell table:formula="of:=IF([.$E155]=[.CM$1];[.$A155];&quot;&quot;)">
            <text:p/>
          </table:table-cell>
          <table:table-cell table:formula="of:=IF([.$E155]=[.CN$1];[.$A155];&quot;&quot;)">
            <text:p/>
          </table:table-cell>
          <table:table-cell table:formula="of:=IF([.$E155]=[.CO$1];[.$A155];&quot;&quot;)">
            <text:p/>
          </table:table-cell>
          <table:table-cell table:formula="of:=IF([.$E155]=[.CP$1];[.$A155];&quot;&quot;)">
            <text:p/>
          </table:table-cell>
          <table:table-cell table:formula="of:=IF([.$E155]=[.CQ$1];[.$A15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ving On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Kath Lingenfelter, Peter Blake</text:p>
          </table:table-cell>
          <table:table-cell office:value-type="float" office:value="9.11" calcext:value-type="float">
            <text:p>9.11</text:p>
          </table:table-cell>
          <table:table-cell office:value-type="float" office:value="11" calcext:value-type="float">
            <text:p>11</text:p>
          </table:table-cell>
          <table:table-cell office:value-type="date" office:date-value="2011-05-23" calcext:value-type="date">
            <text:p>2011-05-23</text:p>
          </table:table-cell>
          <table:table-cell office:value-type="string" calcext:value-type="string">
            <text:p>Kath Lingenfelter</text:p>
          </table:table-cell>
          <table:table-cell office:value-type="string" calcext:value-type="string">
            <text:p>Peter Blake</text:p>
          </table:table-cell>
          <table:table-cell table:number-columns-repeated="3"/>
          <table:table-cell table:formula="of:=IF(OR([.$J156]=[.O$1];[.$K156]=[.O$1];[.$L156]=[.O$1];[.$M156]=[.O$1];[.$N156]);[.$A156];&quot;&quot;)">
            <text:p/>
          </table:table-cell>
          <table:table-cell table:formula="of:=IF(OR([.$J156]=[.P$1];[.$K156]=[.P$1];[.$L156]=[.P$1];[.$M156]=[.P$1];[.$N156]);[.$A156];&quot;&quot;)">
            <text:p/>
          </table:table-cell>
          <table:table-cell table:formula="of:=IF(OR([.$J156]=[.Q$1];[.$K156]=[.Q$1];[.$L156]=[.Q$1];[.$M156]=[.Q$1];[.$N156]);[.$A156];&quot;&quot;)" office:value-type="float" office:value="155" calcext:value-type="float">
            <text:p>155</text:p>
          </table:table-cell>
          <table:table-cell table:formula="of:=IF(OR([.$J156]=[.R$1];[.$K156]=[.R$1];[.$L156]=[.R$1];[.$M156]=[.R$1];[.$N156]);[.$A156];&quot;&quot;)">
            <text:p/>
          </table:table-cell>
          <table:table-cell table:formula="of:=IF(OR([.$J156]=[.S$1];[.$K156]=[.S$1];[.$L156]=[.S$1];[.$M156]=[.S$1];[.$N156]);[.$A156];&quot;&quot;)">
            <text:p/>
          </table:table-cell>
          <table:table-cell table:formula="of:=IF(OR([.$J156]=[.T$1];[.$K156]=[.T$1];[.$L156]=[.T$1];[.$M156]=[.T$1];[.$N156]);[.$A156];&quot;&quot;)">
            <text:p/>
          </table:table-cell>
          <table:table-cell table:formula="of:=IF(OR([.$J156]=[.U$1];[.$K156]=[.U$1];[.$L156]=[.U$1];[.$M156]=[.U$1];[.$N156]);[.$A156];&quot;&quot;)">
            <text:p/>
          </table:table-cell>
          <table:table-cell table:formula="of:=IF(OR([.$J156]=[.V$1];[.$K156]=[.V$1];[.$L156]=[.V$1];[.$M156]=[.V$1];[.$N156]);[.$A156];&quot;&quot;)">
            <text:p/>
          </table:table-cell>
          <table:table-cell table:formula="of:=IF(OR([.$J156]=[.W$1];[.$K156]=[.W$1];[.$L156]=[.W$1];[.$M156]=[.W$1];[.$N156]);[.$A156];&quot;&quot;)">
            <text:p/>
          </table:table-cell>
          <table:table-cell table:formula="of:=IF(OR([.$J156]=[.X$1];[.$K156]=[.X$1];[.$L156]=[.X$1];[.$M156]=[.X$1];[.$N156]);[.$A156];&quot;&quot;)">
            <text:p/>
          </table:table-cell>
          <table:table-cell table:formula="of:=IF(OR([.$J156]=[.Y$1];[.$K156]=[.Y$1];[.$L156]=[.Y$1];[.$M156]=[.Y$1];[.$N156]);[.$A156];&quot;&quot;)">
            <text:p/>
          </table:table-cell>
          <table:table-cell table:formula="of:=IF(OR([.$J156]=[.Z$1];[.$K156]=[.Z$1];[.$L156]=[.Z$1];[.$M156]=[.Z$1];[.$N156]);[.$A156];&quot;&quot;)">
            <text:p/>
          </table:table-cell>
          <table:table-cell table:formula="of:=IF(OR([.$J156]=[.AA$1];[.$K156]=[.AA$1];[.$L156]=[.AA$1];[.$M156]=[.AA$1];[.$N156]);[.$A156];&quot;&quot;)">
            <text:p/>
          </table:table-cell>
          <table:table-cell table:formula="of:=IF(OR([.$J156]=[.AB$1];[.$K156]=[.AB$1];[.$L156]=[.AB$1];[.$M156]=[.AB$1];[.$N156]);[.$A156];&quot;&quot;)">
            <text:p/>
          </table:table-cell>
          <table:table-cell table:formula="of:=IF(OR([.$J156]=[.AC$1];[.$K156]=[.AC$1];[.$L156]=[.AC$1];[.$M156]=[.AC$1];[.$N156]);[.$A156];&quot;&quot;)">
            <text:p/>
          </table:table-cell>
          <table:table-cell table:formula="of:=IF(OR([.$J156]=[.AD$1];[.$K156]=[.AD$1];[.$L156]=[.AD$1];[.$M156]=[.AD$1];[.$N156]);[.$A156];&quot;&quot;)">
            <text:p/>
          </table:table-cell>
          <table:table-cell table:formula="of:=IF(OR([.$J156]=[.AE$1];[.$K156]=[.AE$1];[.$L156]=[.AE$1];[.$M156]=[.AE$1];[.$N156]);[.$A156];&quot;&quot;)">
            <text:p/>
          </table:table-cell>
          <table:table-cell table:formula="of:=IF(OR([.$J156]=[.AF$1];[.$K156]=[.AF$1];[.$L156]=[.AF$1];[.$M156]=[.AF$1];[.$N156]);[.$A156];&quot;&quot;)">
            <text:p/>
          </table:table-cell>
          <table:table-cell table:formula="of:=IF(OR([.$J156]=[.AG$1];[.$K156]=[.AG$1];[.$L156]=[.AG$1];[.$M156]=[.AG$1];[.$N156]);[.$A156];&quot;&quot;)">
            <text:p/>
          </table:table-cell>
          <table:table-cell table:formula="of:=IF(OR([.$J156]=[.AH$1];[.$K156]=[.AH$1];[.$L156]=[.AH$1];[.$M156]=[.AH$1];[.$N156]);[.$A156];&quot;&quot;)">
            <text:p/>
          </table:table-cell>
          <table:table-cell table:formula="of:=IF(OR([.$J156]=[.AI$1];[.$K156]=[.AI$1];[.$L156]=[.AI$1];[.$M156]=[.AI$1];[.$N156]);[.$A156];&quot;&quot;)">
            <text:p/>
          </table:table-cell>
          <table:table-cell table:formula="of:=IF(OR([.$J156]=[.AJ$1];[.$K156]=[.AJ$1];[.$L156]=[.AJ$1];[.$M156]=[.AJ$1];[.$N156]);[.$A156];&quot;&quot;)">
            <text:p/>
          </table:table-cell>
          <table:table-cell table:formula="of:=IF(OR([.$J156]=[.AK$1];[.$K156]=[.AK$1];[.$L156]=[.AK$1];[.$M156]=[.AK$1];[.$N156]);[.$A156];&quot;&quot;)">
            <text:p/>
          </table:table-cell>
          <table:table-cell table:formula="of:=IF(OR([.$J156]=[.AL$1];[.$K156]=[.AL$1];[.$L156]=[.AL$1];[.$M156]=[.AL$1];[.$N156]);[.$A156];&quot;&quot;)">
            <text:p/>
          </table:table-cell>
          <table:table-cell table:formula="of:=IF(OR([.$J156]=[.AM$1];[.$K156]=[.AM$1];[.$L156]=[.AM$1];[.$M156]=[.AM$1];[.$N156]);[.$A156];&quot;&quot;)">
            <text:p/>
          </table:table-cell>
          <table:table-cell table:formula="of:=IF(OR([.$J156]=[.AN$1];[.$K156]=[.AN$1];[.$L156]=[.AN$1];[.$M156]=[.AN$1];[.$N156]);[.$A156];&quot;&quot;)">
            <text:p/>
          </table:table-cell>
          <table:table-cell table:formula="of:=IF(OR([.$J156]=[.AO$1];[.$K156]=[.AO$1];[.$L156]=[.AO$1];[.$M156]=[.AO$1];[.$N156]);[.$A156];&quot;&quot;)" office:value-type="float" office:value="155" calcext:value-type="float">
            <text:p>155</text:p>
          </table:table-cell>
          <table:table-cell table:formula="of:=IF(OR([.$J156]=[.AP$1];[.$K156]=[.AP$1];[.$L156]=[.AP$1];[.$M156]=[.AP$1];[.$N156]);[.$A156];&quot;&quot;)">
            <text:p/>
          </table:table-cell>
          <table:table-cell table:formula="of:=IF(OR([.$J156]=[.AQ$1];[.$K156]=[.AQ$1];[.$L156]=[.AQ$1];[.$M156]=[.AQ$1];[.$N156]);[.$A156];&quot;&quot;)">
            <text:p/>
          </table:table-cell>
          <table:table-cell table:formula="of:=IF(OR([.$J156]=[.AR$1];[.$K156]=[.AR$1];[.$L156]=[.AR$1];[.$M156]=[.AR$1];[.$N156]);[.$A156];&quot;&quot;)">
            <text:p/>
          </table:table-cell>
          <table:table-cell/>
          <table:table-cell table:formula="of:=IF([.$E156]=[.AT$1];[.$A156];&quot;&quot;)">
            <text:p/>
          </table:table-cell>
          <table:table-cell table:formula="of:=IF([.$E156]=[.AU$1];[.$A156];&quot;&quot;)">
            <text:p/>
          </table:table-cell>
          <table:table-cell table:formula="of:=IF([.$E156]=[.AV$1];[.$A156];&quot;&quot;)">
            <text:p/>
          </table:table-cell>
          <table:table-cell table:formula="of:=IF([.$E156]=[.AW$1];[.$A156];&quot;&quot;)" office:value-type="float" office:value="155" calcext:value-type="float">
            <text:p>155</text:p>
          </table:table-cell>
          <table:table-cell table:formula="of:=IF([.$E156]=[.AX$1];[.$A156];&quot;&quot;)">
            <text:p/>
          </table:table-cell>
          <table:table-cell table:formula="of:=IF([.$E156]=[.AY$1];[.$A156];&quot;&quot;)">
            <text:p/>
          </table:table-cell>
          <table:table-cell table:formula="of:=IF([.$E156]=[.AZ$1];[.$A156];&quot;&quot;)">
            <text:p/>
          </table:table-cell>
          <table:table-cell table:formula="of:=IF([.$E156]=[.BA$1];[.$A156];&quot;&quot;)">
            <text:p/>
          </table:table-cell>
          <table:table-cell table:formula="of:=IF([.$E156]=[.BB$1];[.$A156];&quot;&quot;)">
            <text:p/>
          </table:table-cell>
          <table:table-cell table:formula="of:=IF([.$E156]=[.BC$1];[.$A156];&quot;&quot;)">
            <text:p/>
          </table:table-cell>
          <table:table-cell table:formula="of:=IF([.$E156]=[.BD$1];[.$A156];&quot;&quot;)">
            <text:p/>
          </table:table-cell>
          <table:table-cell table:formula="of:=IF([.$E156]=[.BE$1];[.$A156];&quot;&quot;)">
            <text:p/>
          </table:table-cell>
          <table:table-cell table:formula="of:=IF([.$E156]=[.BF$1];[.$A156];&quot;&quot;)">
            <text:p/>
          </table:table-cell>
          <table:table-cell table:formula="of:=IF([.$E156]=[.BG$1];[.$A156];&quot;&quot;)">
            <text:p/>
          </table:table-cell>
          <table:table-cell table:formula="of:=IF([.$E156]=[.BH$1];[.$A156];&quot;&quot;)">
            <text:p/>
          </table:table-cell>
          <table:table-cell table:formula="of:=IF([.$E156]=[.BI$1];[.$A156];&quot;&quot;)">
            <text:p/>
          </table:table-cell>
          <table:table-cell table:formula="of:=IF([.$E156]=[.BJ$1];[.$A156];&quot;&quot;)">
            <text:p/>
          </table:table-cell>
          <table:table-cell table:formula="of:=IF([.$E156]=[.BK$1];[.$A156];&quot;&quot;)">
            <text:p/>
          </table:table-cell>
          <table:table-cell table:formula="of:=IF([.$E156]=[.BL$1];[.$A156];&quot;&quot;)">
            <text:p/>
          </table:table-cell>
          <table:table-cell table:formula="of:=IF([.$E156]=[.BM$1];[.$A156];&quot;&quot;)">
            <text:p/>
          </table:table-cell>
          <table:table-cell table:formula="of:=IF([.$E156]=[.BN$1];[.$A156];&quot;&quot;)">
            <text:p/>
          </table:table-cell>
          <table:table-cell table:formula="of:=IF([.$E156]=[.BO$1];[.$A156];&quot;&quot;)">
            <text:p/>
          </table:table-cell>
          <table:table-cell table:formula="of:=IF([.$E156]=[.BP$1];[.$A156];&quot;&quot;)">
            <text:p/>
          </table:table-cell>
          <table:table-cell table:formula="of:=IF([.$E156]=[.BQ$1];[.$A156];&quot;&quot;)">
            <text:p/>
          </table:table-cell>
          <table:table-cell table:formula="of:=IF([.$E156]=[.BR$1];[.$A156];&quot;&quot;)">
            <text:p/>
          </table:table-cell>
          <table:table-cell table:formula="of:=IF([.$E156]=[.BS$1];[.$A156];&quot;&quot;)">
            <text:p/>
          </table:table-cell>
          <table:table-cell table:formula="of:=IF([.$E156]=[.BT$1];[.$A156];&quot;&quot;)">
            <text:p/>
          </table:table-cell>
          <table:table-cell table:formula="of:=IF([.$E156]=[.BU$1];[.$A156];&quot;&quot;)">
            <text:p/>
          </table:table-cell>
          <table:table-cell table:formula="of:=IF([.$E156]=[.BV$1];[.$A156];&quot;&quot;)">
            <text:p/>
          </table:table-cell>
          <table:table-cell table:formula="of:=IF([.$E156]=[.BW$1];[.$A156];&quot;&quot;)">
            <text:p/>
          </table:table-cell>
          <table:table-cell table:formula="of:=IF([.$E156]=[.BX$1];[.$A156];&quot;&quot;)">
            <text:p/>
          </table:table-cell>
          <table:table-cell table:formula="of:=IF([.$E156]=[.BY$1];[.$A156];&quot;&quot;)">
            <text:p/>
          </table:table-cell>
          <table:table-cell table:formula="of:=IF([.$E156]=[.BZ$1];[.$A156];&quot;&quot;)">
            <text:p/>
          </table:table-cell>
          <table:table-cell table:formula="of:=IF([.$E156]=[.CA$1];[.$A156];&quot;&quot;)">
            <text:p/>
          </table:table-cell>
          <table:table-cell table:formula="of:=IF([.$E156]=[.CB$1];[.$A156];&quot;&quot;)">
            <text:p/>
          </table:table-cell>
          <table:table-cell table:formula="of:=IF([.$E156]=[.CC$1];[.$A156];&quot;&quot;)">
            <text:p/>
          </table:table-cell>
          <table:table-cell table:formula="of:=IF([.$E156]=[.CD$1];[.$A156];&quot;&quot;)">
            <text:p/>
          </table:table-cell>
          <table:table-cell table:formula="of:=IF([.$E156]=[.CE$1];[.$A156];&quot;&quot;)">
            <text:p/>
          </table:table-cell>
          <table:table-cell table:formula="of:=IF([.$E156]=[.CF$1];[.$A156];&quot;&quot;)">
            <text:p/>
          </table:table-cell>
          <table:table-cell table:formula="of:=IF([.$E156]=[.CG$1];[.$A156];&quot;&quot;)">
            <text:p/>
          </table:table-cell>
          <table:table-cell table:formula="of:=IF([.$E156]=[.CH$1];[.$A156];&quot;&quot;)">
            <text:p/>
          </table:table-cell>
          <table:table-cell table:formula="of:=IF([.$E156]=[.CI$1];[.$A156];&quot;&quot;)">
            <text:p/>
          </table:table-cell>
          <table:table-cell table:formula="of:=IF([.$E156]=[.CJ$1];[.$A156];&quot;&quot;)">
            <text:p/>
          </table:table-cell>
          <table:table-cell table:formula="of:=IF([.$E156]=[.CK$1];[.$A156];&quot;&quot;)">
            <text:p/>
          </table:table-cell>
          <table:table-cell table:formula="of:=IF([.$E156]=[.CL$1];[.$A156];&quot;&quot;)">
            <text:p/>
          </table:table-cell>
          <table:table-cell table:formula="of:=IF([.$E156]=[.CM$1];[.$A156];&quot;&quot;)">
            <text:p/>
          </table:table-cell>
          <table:table-cell table:formula="of:=IF([.$E156]=[.CN$1];[.$A156];&quot;&quot;)">
            <text:p/>
          </table:table-cell>
          <table:table-cell table:formula="of:=IF([.$E156]=[.CO$1];[.$A156];&quot;&quot;)">
            <text:p/>
          </table:table-cell>
          <table:table-cell table:formula="of:=IF([.$E156]=[.CP$1];[.$A156];&quot;&quot;)">
            <text:p/>
          </table:table-cell>
          <table:table-cell table:formula="of:=IF([.$E156]=[.CQ$1];[.$A15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enty Vicodin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Peter Blake</text:p>
          </table:table-cell>
          <table:table-cell office:value-type="float" office:value="9.78" calcext:value-type="float">
            <text:p>9.78</text:p>
          </table:table-cell>
          <table:table-cell/>
          <table:table-cell office:value-type="date" office:date-value="2011-10-03" calcext:value-type="date">
            <text:p>2011-10-03</text:p>
          </table:table-cell>
          <table:table-cell office:value-type="string" calcext:value-type="string">
            <text:p>Peter Blake</text:p>
          </table:table-cell>
          <table:table-cell table:style-name="ce3"/>
          <table:table-cell table:number-columns-repeated="3"/>
          <table:table-cell table:formula="of:=IF(OR([.$J157]=[.O$1];[.$K157]=[.O$1];[.$L157]=[.O$1];[.$M157]=[.O$1];[.$N157]);[.$A157];&quot;&quot;)">
            <text:p/>
          </table:table-cell>
          <table:table-cell table:formula="of:=IF(OR([.$J157]=[.P$1];[.$K157]=[.P$1];[.$L157]=[.P$1];[.$M157]=[.P$1];[.$N157]);[.$A157];&quot;&quot;)">
            <text:p/>
          </table:table-cell>
          <table:table-cell table:formula="of:=IF(OR([.$J157]=[.Q$1];[.$K157]=[.Q$1];[.$L157]=[.Q$1];[.$M157]=[.Q$1];[.$N157]);[.$A157];&quot;&quot;)" office:value-type="float" office:value="156" calcext:value-type="float">
            <text:p>156</text:p>
          </table:table-cell>
          <table:table-cell table:formula="of:=IF(OR([.$J157]=[.R$1];[.$K157]=[.R$1];[.$L157]=[.R$1];[.$M157]=[.R$1];[.$N157]);[.$A157];&quot;&quot;)">
            <text:p/>
          </table:table-cell>
          <table:table-cell table:formula="of:=IF(OR([.$J157]=[.S$1];[.$K157]=[.S$1];[.$L157]=[.S$1];[.$M157]=[.S$1];[.$N157]);[.$A157];&quot;&quot;)">
            <text:p/>
          </table:table-cell>
          <table:table-cell table:formula="of:=IF(OR([.$J157]=[.T$1];[.$K157]=[.T$1];[.$L157]=[.T$1];[.$M157]=[.T$1];[.$N157]);[.$A157];&quot;&quot;)">
            <text:p/>
          </table:table-cell>
          <table:table-cell table:formula="of:=IF(OR([.$J157]=[.U$1];[.$K157]=[.U$1];[.$L157]=[.U$1];[.$M157]=[.U$1];[.$N157]);[.$A157];&quot;&quot;)">
            <text:p/>
          </table:table-cell>
          <table:table-cell table:formula="of:=IF(OR([.$J157]=[.V$1];[.$K157]=[.V$1];[.$L157]=[.V$1];[.$M157]=[.V$1];[.$N157]);[.$A157];&quot;&quot;)">
            <text:p/>
          </table:table-cell>
          <table:table-cell table:formula="of:=IF(OR([.$J157]=[.W$1];[.$K157]=[.W$1];[.$L157]=[.W$1];[.$M157]=[.W$1];[.$N157]);[.$A157];&quot;&quot;)">
            <text:p/>
          </table:table-cell>
          <table:table-cell table:formula="of:=IF(OR([.$J157]=[.X$1];[.$K157]=[.X$1];[.$L157]=[.X$1];[.$M157]=[.X$1];[.$N157]);[.$A157];&quot;&quot;)">
            <text:p/>
          </table:table-cell>
          <table:table-cell table:formula="of:=IF(OR([.$J157]=[.Y$1];[.$K157]=[.Y$1];[.$L157]=[.Y$1];[.$M157]=[.Y$1];[.$N157]);[.$A157];&quot;&quot;)">
            <text:p/>
          </table:table-cell>
          <table:table-cell table:formula="of:=IF(OR([.$J157]=[.Z$1];[.$K157]=[.Z$1];[.$L157]=[.Z$1];[.$M157]=[.Z$1];[.$N157]);[.$A157];&quot;&quot;)">
            <text:p/>
          </table:table-cell>
          <table:table-cell table:formula="of:=IF(OR([.$J157]=[.AA$1];[.$K157]=[.AA$1];[.$L157]=[.AA$1];[.$M157]=[.AA$1];[.$N157]);[.$A157];&quot;&quot;)">
            <text:p/>
          </table:table-cell>
          <table:table-cell table:formula="of:=IF(OR([.$J157]=[.AB$1];[.$K157]=[.AB$1];[.$L157]=[.AB$1];[.$M157]=[.AB$1];[.$N157]);[.$A157];&quot;&quot;)">
            <text:p/>
          </table:table-cell>
          <table:table-cell table:formula="of:=IF(OR([.$J157]=[.AC$1];[.$K157]=[.AC$1];[.$L157]=[.AC$1];[.$M157]=[.AC$1];[.$N157]);[.$A157];&quot;&quot;)">
            <text:p/>
          </table:table-cell>
          <table:table-cell table:formula="of:=IF(OR([.$J157]=[.AD$1];[.$K157]=[.AD$1];[.$L157]=[.AD$1];[.$M157]=[.AD$1];[.$N157]);[.$A157];&quot;&quot;)">
            <text:p/>
          </table:table-cell>
          <table:table-cell table:formula="of:=IF(OR([.$J157]=[.AE$1];[.$K157]=[.AE$1];[.$L157]=[.AE$1];[.$M157]=[.AE$1];[.$N157]);[.$A157];&quot;&quot;)">
            <text:p/>
          </table:table-cell>
          <table:table-cell table:formula="of:=IF(OR([.$J157]=[.AF$1];[.$K157]=[.AF$1];[.$L157]=[.AF$1];[.$M157]=[.AF$1];[.$N157]);[.$A157];&quot;&quot;)">
            <text:p/>
          </table:table-cell>
          <table:table-cell table:formula="of:=IF(OR([.$J157]=[.AG$1];[.$K157]=[.AG$1];[.$L157]=[.AG$1];[.$M157]=[.AG$1];[.$N157]);[.$A157];&quot;&quot;)">
            <text:p/>
          </table:table-cell>
          <table:table-cell table:formula="of:=IF(OR([.$J157]=[.AH$1];[.$K157]=[.AH$1];[.$L157]=[.AH$1];[.$M157]=[.AH$1];[.$N157]);[.$A157];&quot;&quot;)">
            <text:p/>
          </table:table-cell>
          <table:table-cell table:formula="of:=IF(OR([.$J157]=[.AI$1];[.$K157]=[.AI$1];[.$L157]=[.AI$1];[.$M157]=[.AI$1];[.$N157]);[.$A157];&quot;&quot;)">
            <text:p/>
          </table:table-cell>
          <table:table-cell table:formula="of:=IF(OR([.$J157]=[.AJ$1];[.$K157]=[.AJ$1];[.$L157]=[.AJ$1];[.$M157]=[.AJ$1];[.$N157]);[.$A157];&quot;&quot;)">
            <text:p/>
          </table:table-cell>
          <table:table-cell table:formula="of:=IF(OR([.$J157]=[.AK$1];[.$K157]=[.AK$1];[.$L157]=[.AK$1];[.$M157]=[.AK$1];[.$N157]);[.$A157];&quot;&quot;)">
            <text:p/>
          </table:table-cell>
          <table:table-cell table:formula="of:=IF(OR([.$J157]=[.AL$1];[.$K157]=[.AL$1];[.$L157]=[.AL$1];[.$M157]=[.AL$1];[.$N157]);[.$A157];&quot;&quot;)">
            <text:p/>
          </table:table-cell>
          <table:table-cell table:formula="of:=IF(OR([.$J157]=[.AM$1];[.$K157]=[.AM$1];[.$L157]=[.AM$1];[.$M157]=[.AM$1];[.$N157]);[.$A157];&quot;&quot;)">
            <text:p/>
          </table:table-cell>
          <table:table-cell table:formula="of:=IF(OR([.$J157]=[.AN$1];[.$K157]=[.AN$1];[.$L157]=[.AN$1];[.$M157]=[.AN$1];[.$N157]);[.$A157];&quot;&quot;)">
            <text:p/>
          </table:table-cell>
          <table:table-cell table:formula="of:=IF(OR([.$J157]=[.AO$1];[.$K157]=[.AO$1];[.$L157]=[.AO$1];[.$M157]=[.AO$1];[.$N157]);[.$A157];&quot;&quot;)">
            <text:p/>
          </table:table-cell>
          <table:table-cell table:formula="of:=IF(OR([.$J157]=[.AP$1];[.$K157]=[.AP$1];[.$L157]=[.AP$1];[.$M157]=[.AP$1];[.$N157]);[.$A157];&quot;&quot;)">
            <text:p/>
          </table:table-cell>
          <table:table-cell table:formula="of:=IF(OR([.$J157]=[.AQ$1];[.$K157]=[.AQ$1];[.$L157]=[.AQ$1];[.$M157]=[.AQ$1];[.$N157]);[.$A157];&quot;&quot;)">
            <text:p/>
          </table:table-cell>
          <table:table-cell table:formula="of:=IF(OR([.$J157]=[.AR$1];[.$K157]=[.AR$1];[.$L157]=[.AR$1];[.$M157]=[.AR$1];[.$N157]);[.$A157];&quot;&quot;)">
            <text:p/>
          </table:table-cell>
          <table:table-cell/>
          <table:table-cell table:formula="of:=IF([.$E157]=[.AT$1];[.$A157];&quot;&quot;)">
            <text:p/>
          </table:table-cell>
          <table:table-cell table:formula="of:=IF([.$E157]=[.AU$1];[.$A157];&quot;&quot;)">
            <text:p/>
          </table:table-cell>
          <table:table-cell table:formula="of:=IF([.$E157]=[.AV$1];[.$A157];&quot;&quot;)">
            <text:p/>
          </table:table-cell>
          <table:table-cell table:formula="of:=IF([.$E157]=[.AW$1];[.$A157];&quot;&quot;)" office:value-type="float" office:value="156" calcext:value-type="float">
            <text:p>156</text:p>
          </table:table-cell>
          <table:table-cell table:formula="of:=IF([.$E157]=[.AX$1];[.$A157];&quot;&quot;)">
            <text:p/>
          </table:table-cell>
          <table:table-cell table:formula="of:=IF([.$E157]=[.AY$1];[.$A157];&quot;&quot;)">
            <text:p/>
          </table:table-cell>
          <table:table-cell table:formula="of:=IF([.$E157]=[.AZ$1];[.$A157];&quot;&quot;)">
            <text:p/>
          </table:table-cell>
          <table:table-cell table:formula="of:=IF([.$E157]=[.BA$1];[.$A157];&quot;&quot;)">
            <text:p/>
          </table:table-cell>
          <table:table-cell table:formula="of:=IF([.$E157]=[.BB$1];[.$A157];&quot;&quot;)">
            <text:p/>
          </table:table-cell>
          <table:table-cell table:formula="of:=IF([.$E157]=[.BC$1];[.$A157];&quot;&quot;)">
            <text:p/>
          </table:table-cell>
          <table:table-cell table:formula="of:=IF([.$E157]=[.BD$1];[.$A157];&quot;&quot;)">
            <text:p/>
          </table:table-cell>
          <table:table-cell table:formula="of:=IF([.$E157]=[.BE$1];[.$A157];&quot;&quot;)">
            <text:p/>
          </table:table-cell>
          <table:table-cell table:formula="of:=IF([.$E157]=[.BF$1];[.$A157];&quot;&quot;)">
            <text:p/>
          </table:table-cell>
          <table:table-cell table:formula="of:=IF([.$E157]=[.BG$1];[.$A157];&quot;&quot;)">
            <text:p/>
          </table:table-cell>
          <table:table-cell table:formula="of:=IF([.$E157]=[.BH$1];[.$A157];&quot;&quot;)">
            <text:p/>
          </table:table-cell>
          <table:table-cell table:formula="of:=IF([.$E157]=[.BI$1];[.$A157];&quot;&quot;)">
            <text:p/>
          </table:table-cell>
          <table:table-cell table:formula="of:=IF([.$E157]=[.BJ$1];[.$A157];&quot;&quot;)">
            <text:p/>
          </table:table-cell>
          <table:table-cell table:formula="of:=IF([.$E157]=[.BK$1];[.$A157];&quot;&quot;)">
            <text:p/>
          </table:table-cell>
          <table:table-cell table:formula="of:=IF([.$E157]=[.BL$1];[.$A157];&quot;&quot;)">
            <text:p/>
          </table:table-cell>
          <table:table-cell table:formula="of:=IF([.$E157]=[.BM$1];[.$A157];&quot;&quot;)">
            <text:p/>
          </table:table-cell>
          <table:table-cell table:formula="of:=IF([.$E157]=[.BN$1];[.$A157];&quot;&quot;)">
            <text:p/>
          </table:table-cell>
          <table:table-cell table:formula="of:=IF([.$E157]=[.BO$1];[.$A157];&quot;&quot;)">
            <text:p/>
          </table:table-cell>
          <table:table-cell table:formula="of:=IF([.$E157]=[.BP$1];[.$A157];&quot;&quot;)">
            <text:p/>
          </table:table-cell>
          <table:table-cell table:formula="of:=IF([.$E157]=[.BQ$1];[.$A157];&quot;&quot;)">
            <text:p/>
          </table:table-cell>
          <table:table-cell table:formula="of:=IF([.$E157]=[.BR$1];[.$A157];&quot;&quot;)">
            <text:p/>
          </table:table-cell>
          <table:table-cell table:formula="of:=IF([.$E157]=[.BS$1];[.$A157];&quot;&quot;)">
            <text:p/>
          </table:table-cell>
          <table:table-cell table:formula="of:=IF([.$E157]=[.BT$1];[.$A157];&quot;&quot;)">
            <text:p/>
          </table:table-cell>
          <table:table-cell table:formula="of:=IF([.$E157]=[.BU$1];[.$A157];&quot;&quot;)">
            <text:p/>
          </table:table-cell>
          <table:table-cell table:formula="of:=IF([.$E157]=[.BV$1];[.$A157];&quot;&quot;)">
            <text:p/>
          </table:table-cell>
          <table:table-cell table:formula="of:=IF([.$E157]=[.BW$1];[.$A157];&quot;&quot;)">
            <text:p/>
          </table:table-cell>
          <table:table-cell table:formula="of:=IF([.$E157]=[.BX$1];[.$A157];&quot;&quot;)">
            <text:p/>
          </table:table-cell>
          <table:table-cell table:formula="of:=IF([.$E157]=[.BY$1];[.$A157];&quot;&quot;)">
            <text:p/>
          </table:table-cell>
          <table:table-cell table:formula="of:=IF([.$E157]=[.BZ$1];[.$A157];&quot;&quot;)">
            <text:p/>
          </table:table-cell>
          <table:table-cell table:formula="of:=IF([.$E157]=[.CA$1];[.$A157];&quot;&quot;)">
            <text:p/>
          </table:table-cell>
          <table:table-cell table:formula="of:=IF([.$E157]=[.CB$1];[.$A157];&quot;&quot;)">
            <text:p/>
          </table:table-cell>
          <table:table-cell table:formula="of:=IF([.$E157]=[.CC$1];[.$A157];&quot;&quot;)">
            <text:p/>
          </table:table-cell>
          <table:table-cell table:formula="of:=IF([.$E157]=[.CD$1];[.$A157];&quot;&quot;)">
            <text:p/>
          </table:table-cell>
          <table:table-cell table:formula="of:=IF([.$E157]=[.CE$1];[.$A157];&quot;&quot;)">
            <text:p/>
          </table:table-cell>
          <table:table-cell table:formula="of:=IF([.$E157]=[.CF$1];[.$A157];&quot;&quot;)">
            <text:p/>
          </table:table-cell>
          <table:table-cell table:formula="of:=IF([.$E157]=[.CG$1];[.$A157];&quot;&quot;)">
            <text:p/>
          </table:table-cell>
          <table:table-cell table:formula="of:=IF([.$E157]=[.CH$1];[.$A157];&quot;&quot;)">
            <text:p/>
          </table:table-cell>
          <table:table-cell table:formula="of:=IF([.$E157]=[.CI$1];[.$A157];&quot;&quot;)">
            <text:p/>
          </table:table-cell>
          <table:table-cell table:formula="of:=IF([.$E157]=[.CJ$1];[.$A157];&quot;&quot;)">
            <text:p/>
          </table:table-cell>
          <table:table-cell table:formula="of:=IF([.$E157]=[.CK$1];[.$A157];&quot;&quot;)">
            <text:p/>
          </table:table-cell>
          <table:table-cell table:formula="of:=IF([.$E157]=[.CL$1];[.$A157];&quot;&quot;)">
            <text:p/>
          </table:table-cell>
          <table:table-cell table:formula="of:=IF([.$E157]=[.CM$1];[.$A157];&quot;&quot;)">
            <text:p/>
          </table:table-cell>
          <table:table-cell table:formula="of:=IF([.$E157]=[.CN$1];[.$A157];&quot;&quot;)">
            <text:p/>
          </table:table-cell>
          <table:table-cell table:formula="of:=IF([.$E157]=[.CO$1];[.$A157];&quot;&quot;)">
            <text:p/>
          </table:table-cell>
          <table:table-cell table:formula="of:=IF([.$E157]=[.CP$1];[.$A157];&quot;&quot;)">
            <text:p/>
          </table:table-cell>
          <table:table-cell table:formula="of:=IF([.$E157]=[.CQ$1];[.$A15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plant</text:p>
          </table:table-cell>
          <table:table-cell office:value-type="string" calcext:value-type="string">
            <text:p>Dan Attias</text:p>
          </table:table-cell>
          <table:table-cell office:value-type="string" calcext:value-type="string">
            <text:p>Liz Friedman, David Foster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date" office:date-value="2011-10-10" calcext:value-type="date">
            <text:p>2011-10-10</text:p>
          </table:table-cell>
          <table:table-cell office:value-type="string" calcext:value-type="string">
            <text:p>Liz Friedman</text:p>
          </table:table-cell>
          <table:table-cell office:value-type="string" calcext:value-type="string">
            <text:p>David Foster</text:p>
          </table:table-cell>
          <table:table-cell table:style-name="ce4" table:number-columns-repeated="3"/>
          <table:table-cell table:formula="of:=IF(OR([.$J158]=[.O$1];[.$K158]=[.O$1];[.$L158]=[.O$1];[.$M158]=[.O$1];[.$N158]);[.$A158];&quot;&quot;)">
            <text:p/>
          </table:table-cell>
          <table:table-cell table:formula="of:=IF(OR([.$J158]=[.P$1];[.$K158]=[.P$1];[.$L158]=[.P$1];[.$M158]=[.P$1];[.$N158]);[.$A158];&quot;&quot;)">
            <text:p/>
          </table:table-cell>
          <table:table-cell table:formula="of:=IF(OR([.$J158]=[.Q$1];[.$K158]=[.Q$1];[.$L158]=[.Q$1];[.$M158]=[.Q$1];[.$N158]);[.$A158];&quot;&quot;)">
            <text:p/>
          </table:table-cell>
          <table:table-cell table:formula="of:=IF(OR([.$J158]=[.R$1];[.$K158]=[.R$1];[.$L158]=[.R$1];[.$M158]=[.R$1];[.$N158]);[.$A158];&quot;&quot;)">
            <text:p/>
          </table:table-cell>
          <table:table-cell table:formula="of:=IF(OR([.$J158]=[.S$1];[.$K158]=[.S$1];[.$L158]=[.S$1];[.$M158]=[.S$1];[.$N158]);[.$A158];&quot;&quot;)">
            <text:p/>
          </table:table-cell>
          <table:table-cell table:formula="of:=IF(OR([.$J158]=[.T$1];[.$K158]=[.T$1];[.$L158]=[.T$1];[.$M158]=[.T$1];[.$N158]);[.$A158];&quot;&quot;)">
            <text:p/>
          </table:table-cell>
          <table:table-cell table:formula="of:=IF(OR([.$J158]=[.U$1];[.$K158]=[.U$1];[.$L158]=[.U$1];[.$M158]=[.U$1];[.$N158]);[.$A158];&quot;&quot;)">
            <text:p/>
          </table:table-cell>
          <table:table-cell table:formula="of:=IF(OR([.$J158]=[.V$1];[.$K158]=[.V$1];[.$L158]=[.V$1];[.$M158]=[.V$1];[.$N158]);[.$A158];&quot;&quot;)" office:value-type="float" office:value="157" calcext:value-type="float">
            <text:p>157</text:p>
          </table:table-cell>
          <table:table-cell table:formula="of:=IF(OR([.$J158]=[.W$1];[.$K158]=[.W$1];[.$L158]=[.W$1];[.$M158]=[.W$1];[.$N158]);[.$A158];&quot;&quot;)">
            <text:p/>
          </table:table-cell>
          <table:table-cell table:formula="of:=IF(OR([.$J158]=[.X$1];[.$K158]=[.X$1];[.$L158]=[.X$1];[.$M158]=[.X$1];[.$N158]);[.$A158];&quot;&quot;)">
            <text:p/>
          </table:table-cell>
          <table:table-cell table:formula="of:=IF(OR([.$J158]=[.Y$1];[.$K158]=[.Y$1];[.$L158]=[.Y$1];[.$M158]=[.Y$1];[.$N158]);[.$A158];&quot;&quot;)">
            <text:p/>
          </table:table-cell>
          <table:table-cell table:formula="of:=IF(OR([.$J158]=[.Z$1];[.$K158]=[.Z$1];[.$L158]=[.Z$1];[.$M158]=[.Z$1];[.$N158]);[.$A158];&quot;&quot;)">
            <text:p/>
          </table:table-cell>
          <table:table-cell table:formula="of:=IF(OR([.$J158]=[.AA$1];[.$K158]=[.AA$1];[.$L158]=[.AA$1];[.$M158]=[.AA$1];[.$N158]);[.$A158];&quot;&quot;)" office:value-type="float" office:value="157" calcext:value-type="float">
            <text:p>157</text:p>
          </table:table-cell>
          <table:table-cell table:formula="of:=IF(OR([.$J158]=[.AB$1];[.$K158]=[.AB$1];[.$L158]=[.AB$1];[.$M158]=[.AB$1];[.$N158]);[.$A158];&quot;&quot;)">
            <text:p/>
          </table:table-cell>
          <table:table-cell table:formula="of:=IF(OR([.$J158]=[.AC$1];[.$K158]=[.AC$1];[.$L158]=[.AC$1];[.$M158]=[.AC$1];[.$N158]);[.$A158];&quot;&quot;)">
            <text:p/>
          </table:table-cell>
          <table:table-cell table:formula="of:=IF(OR([.$J158]=[.AD$1];[.$K158]=[.AD$1];[.$L158]=[.AD$1];[.$M158]=[.AD$1];[.$N158]);[.$A158];&quot;&quot;)">
            <text:p/>
          </table:table-cell>
          <table:table-cell table:formula="of:=IF(OR([.$J158]=[.AE$1];[.$K158]=[.AE$1];[.$L158]=[.AE$1];[.$M158]=[.AE$1];[.$N158]);[.$A158];&quot;&quot;)">
            <text:p/>
          </table:table-cell>
          <table:table-cell table:formula="of:=IF(OR([.$J158]=[.AF$1];[.$K158]=[.AF$1];[.$L158]=[.AF$1];[.$M158]=[.AF$1];[.$N158]);[.$A158];&quot;&quot;)">
            <text:p/>
          </table:table-cell>
          <table:table-cell table:formula="of:=IF(OR([.$J158]=[.AG$1];[.$K158]=[.AG$1];[.$L158]=[.AG$1];[.$M158]=[.AG$1];[.$N158]);[.$A158];&quot;&quot;)">
            <text:p/>
          </table:table-cell>
          <table:table-cell table:formula="of:=IF(OR([.$J158]=[.AH$1];[.$K158]=[.AH$1];[.$L158]=[.AH$1];[.$M158]=[.AH$1];[.$N158]);[.$A158];&quot;&quot;)">
            <text:p/>
          </table:table-cell>
          <table:table-cell table:formula="of:=IF(OR([.$J158]=[.AI$1];[.$K158]=[.AI$1];[.$L158]=[.AI$1];[.$M158]=[.AI$1];[.$N158]);[.$A158];&quot;&quot;)">
            <text:p/>
          </table:table-cell>
          <table:table-cell table:formula="of:=IF(OR([.$J158]=[.AJ$1];[.$K158]=[.AJ$1];[.$L158]=[.AJ$1];[.$M158]=[.AJ$1];[.$N158]);[.$A158];&quot;&quot;)">
            <text:p/>
          </table:table-cell>
          <table:table-cell table:formula="of:=IF(OR([.$J158]=[.AK$1];[.$K158]=[.AK$1];[.$L158]=[.AK$1];[.$M158]=[.AK$1];[.$N158]);[.$A158];&quot;&quot;)">
            <text:p/>
          </table:table-cell>
          <table:table-cell table:formula="of:=IF(OR([.$J158]=[.AL$1];[.$K158]=[.AL$1];[.$L158]=[.AL$1];[.$M158]=[.AL$1];[.$N158]);[.$A158];&quot;&quot;)">
            <text:p/>
          </table:table-cell>
          <table:table-cell table:formula="of:=IF(OR([.$J158]=[.AM$1];[.$K158]=[.AM$1];[.$L158]=[.AM$1];[.$M158]=[.AM$1];[.$N158]);[.$A158];&quot;&quot;)">
            <text:p/>
          </table:table-cell>
          <table:table-cell table:formula="of:=IF(OR([.$J158]=[.AN$1];[.$K158]=[.AN$1];[.$L158]=[.AN$1];[.$M158]=[.AN$1];[.$N158]);[.$A158];&quot;&quot;)">
            <text:p/>
          </table:table-cell>
          <table:table-cell table:formula="of:=IF(OR([.$J158]=[.AO$1];[.$K158]=[.AO$1];[.$L158]=[.AO$1];[.$M158]=[.AO$1];[.$N158]);[.$A158];&quot;&quot;)">
            <text:p/>
          </table:table-cell>
          <table:table-cell table:formula="of:=IF(OR([.$J158]=[.AP$1];[.$K158]=[.AP$1];[.$L158]=[.AP$1];[.$M158]=[.AP$1];[.$N158]);[.$A158];&quot;&quot;)">
            <text:p/>
          </table:table-cell>
          <table:table-cell table:formula="of:=IF(OR([.$J158]=[.AQ$1];[.$K158]=[.AQ$1];[.$L158]=[.AQ$1];[.$M158]=[.AQ$1];[.$N158]);[.$A158];&quot;&quot;)">
            <text:p/>
          </table:table-cell>
          <table:table-cell table:formula="of:=IF(OR([.$J158]=[.AR$1];[.$K158]=[.AR$1];[.$L158]=[.AR$1];[.$M158]=[.AR$1];[.$N158]);[.$A158];&quot;&quot;)">
            <text:p/>
          </table:table-cell>
          <table:table-cell/>
          <table:table-cell table:formula="of:=IF([.$E158]=[.AT$1];[.$A158];&quot;&quot;)">
            <text:p/>
          </table:table-cell>
          <table:table-cell table:formula="of:=IF([.$E158]=[.AU$1];[.$A158];&quot;&quot;)">
            <text:p/>
          </table:table-cell>
          <table:table-cell table:formula="of:=IF([.$E158]=[.AV$1];[.$A158];&quot;&quot;)">
            <text:p/>
          </table:table-cell>
          <table:table-cell table:formula="of:=IF([.$E158]=[.AW$1];[.$A158];&quot;&quot;)">
            <text:p/>
          </table:table-cell>
          <table:table-cell table:formula="of:=IF([.$E158]=[.AX$1];[.$A158];&quot;&quot;)">
            <text:p/>
          </table:table-cell>
          <table:table-cell table:formula="of:=IF([.$E158]=[.AY$1];[.$A158];&quot;&quot;)">
            <text:p/>
          </table:table-cell>
          <table:table-cell table:formula="of:=IF([.$E158]=[.AZ$1];[.$A158];&quot;&quot;)">
            <text:p/>
          </table:table-cell>
          <table:table-cell table:formula="of:=IF([.$E158]=[.BA$1];[.$A158];&quot;&quot;)">
            <text:p/>
          </table:table-cell>
          <table:table-cell table:formula="of:=IF([.$E158]=[.BB$1];[.$A158];&quot;&quot;)" office:value-type="float" office:value="157" calcext:value-type="float">
            <text:p>157</text:p>
          </table:table-cell>
          <table:table-cell table:formula="of:=IF([.$E158]=[.BC$1];[.$A158];&quot;&quot;)">
            <text:p/>
          </table:table-cell>
          <table:table-cell table:formula="of:=IF([.$E158]=[.BD$1];[.$A158];&quot;&quot;)">
            <text:p/>
          </table:table-cell>
          <table:table-cell table:formula="of:=IF([.$E158]=[.BE$1];[.$A158];&quot;&quot;)">
            <text:p/>
          </table:table-cell>
          <table:table-cell table:formula="of:=IF([.$E158]=[.BF$1];[.$A158];&quot;&quot;)">
            <text:p/>
          </table:table-cell>
          <table:table-cell table:formula="of:=IF([.$E158]=[.BG$1];[.$A158];&quot;&quot;)">
            <text:p/>
          </table:table-cell>
          <table:table-cell table:formula="of:=IF([.$E158]=[.BH$1];[.$A158];&quot;&quot;)">
            <text:p/>
          </table:table-cell>
          <table:table-cell table:formula="of:=IF([.$E158]=[.BI$1];[.$A158];&quot;&quot;)">
            <text:p/>
          </table:table-cell>
          <table:table-cell table:formula="of:=IF([.$E158]=[.BJ$1];[.$A158];&quot;&quot;)">
            <text:p/>
          </table:table-cell>
          <table:table-cell table:formula="of:=IF([.$E158]=[.BK$1];[.$A158];&quot;&quot;)">
            <text:p/>
          </table:table-cell>
          <table:table-cell table:formula="of:=IF([.$E158]=[.BL$1];[.$A158];&quot;&quot;)">
            <text:p/>
          </table:table-cell>
          <table:table-cell table:formula="of:=IF([.$E158]=[.BM$1];[.$A158];&quot;&quot;)">
            <text:p/>
          </table:table-cell>
          <table:table-cell table:formula="of:=IF([.$E158]=[.BN$1];[.$A158];&quot;&quot;)">
            <text:p/>
          </table:table-cell>
          <table:table-cell table:formula="of:=IF([.$E158]=[.BO$1];[.$A158];&quot;&quot;)">
            <text:p/>
          </table:table-cell>
          <table:table-cell table:formula="of:=IF([.$E158]=[.BP$1];[.$A158];&quot;&quot;)">
            <text:p/>
          </table:table-cell>
          <table:table-cell table:formula="of:=IF([.$E158]=[.BQ$1];[.$A158];&quot;&quot;)">
            <text:p/>
          </table:table-cell>
          <table:table-cell table:formula="of:=IF([.$E158]=[.BR$1];[.$A158];&quot;&quot;)">
            <text:p/>
          </table:table-cell>
          <table:table-cell table:formula="of:=IF([.$E158]=[.BS$1];[.$A158];&quot;&quot;)">
            <text:p/>
          </table:table-cell>
          <table:table-cell table:formula="of:=IF([.$E158]=[.BT$1];[.$A158];&quot;&quot;)">
            <text:p/>
          </table:table-cell>
          <table:table-cell table:formula="of:=IF([.$E158]=[.BU$1];[.$A158];&quot;&quot;)">
            <text:p/>
          </table:table-cell>
          <table:table-cell table:formula="of:=IF([.$E158]=[.BV$1];[.$A158];&quot;&quot;)">
            <text:p/>
          </table:table-cell>
          <table:table-cell table:formula="of:=IF([.$E158]=[.BW$1];[.$A158];&quot;&quot;)">
            <text:p/>
          </table:table-cell>
          <table:table-cell table:formula="of:=IF([.$E158]=[.BX$1];[.$A158];&quot;&quot;)">
            <text:p/>
          </table:table-cell>
          <table:table-cell table:formula="of:=IF([.$E158]=[.BY$1];[.$A158];&quot;&quot;)">
            <text:p/>
          </table:table-cell>
          <table:table-cell table:formula="of:=IF([.$E158]=[.BZ$1];[.$A158];&quot;&quot;)">
            <text:p/>
          </table:table-cell>
          <table:table-cell table:formula="of:=IF([.$E158]=[.CA$1];[.$A158];&quot;&quot;)">
            <text:p/>
          </table:table-cell>
          <table:table-cell table:formula="of:=IF([.$E158]=[.CB$1];[.$A158];&quot;&quot;)">
            <text:p/>
          </table:table-cell>
          <table:table-cell table:formula="of:=IF([.$E158]=[.CC$1];[.$A158];&quot;&quot;)">
            <text:p/>
          </table:table-cell>
          <table:table-cell table:formula="of:=IF([.$E158]=[.CD$1];[.$A158];&quot;&quot;)">
            <text:p/>
          </table:table-cell>
          <table:table-cell table:formula="of:=IF([.$E158]=[.CE$1];[.$A158];&quot;&quot;)">
            <text:p/>
          </table:table-cell>
          <table:table-cell table:formula="of:=IF([.$E158]=[.CF$1];[.$A158];&quot;&quot;)">
            <text:p/>
          </table:table-cell>
          <table:table-cell table:formula="of:=IF([.$E158]=[.CG$1];[.$A158];&quot;&quot;)">
            <text:p/>
          </table:table-cell>
          <table:table-cell table:formula="of:=IF([.$E158]=[.CH$1];[.$A158];&quot;&quot;)">
            <text:p/>
          </table:table-cell>
          <table:table-cell table:formula="of:=IF([.$E158]=[.CI$1];[.$A158];&quot;&quot;)">
            <text:p/>
          </table:table-cell>
          <table:table-cell table:formula="of:=IF([.$E158]=[.CJ$1];[.$A158];&quot;&quot;)">
            <text:p/>
          </table:table-cell>
          <table:table-cell table:formula="of:=IF([.$E158]=[.CK$1];[.$A158];&quot;&quot;)">
            <text:p/>
          </table:table-cell>
          <table:table-cell table:formula="of:=IF([.$E158]=[.CL$1];[.$A158];&quot;&quot;)">
            <text:p/>
          </table:table-cell>
          <table:table-cell table:formula="of:=IF([.$E158]=[.CM$1];[.$A158];&quot;&quot;)">
            <text:p/>
          </table:table-cell>
          <table:table-cell table:formula="of:=IF([.$E158]=[.CN$1];[.$A158];&quot;&quot;)">
            <text:p/>
          </table:table-cell>
          <table:table-cell table:formula="of:=IF([.$E158]=[.CO$1];[.$A158];&quot;&quot;)">
            <text:p/>
          </table:table-cell>
          <table:table-cell table:formula="of:=IF([.$E158]=[.CP$1];[.$A158];&quot;&quot;)">
            <text:p/>
          </table:table-cell>
          <table:table-cell table:formula="of:=IF([.$E158]=[.CQ$1];[.$A15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ity Case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Sara Hess</text:p>
          </table:table-cell>
          <table:table-cell office:value-type="float" office:value="8.34" calcext:value-type="float">
            <text:p>8.34</text:p>
          </table:table-cell>
          <table:table-cell/>
          <table:table-cell office:value-type="date" office:date-value="2011-10-17" calcext:value-type="date">
            <text:p>2011-10-17</text:p>
          </table:table-cell>
          <table:table-cell office:value-type="string" calcext:value-type="string">
            <text:p>Sara Hess</text:p>
          </table:table-cell>
          <table:table-cell table:number-columns-repeated="4"/>
          <table:table-cell table:formula="of:=IF(OR([.$J159]=[.O$1];[.$K159]=[.O$1];[.$L159]=[.O$1];[.$M159]=[.O$1];[.$N159]);[.$A159];&quot;&quot;)">
            <text:p/>
          </table:table-cell>
          <table:table-cell table:formula="of:=IF(OR([.$J159]=[.P$1];[.$K159]=[.P$1];[.$L159]=[.P$1];[.$M159]=[.P$1];[.$N159]);[.$A159];&quot;&quot;)">
            <text:p/>
          </table:table-cell>
          <table:table-cell table:formula="of:=IF(OR([.$J159]=[.Q$1];[.$K159]=[.Q$1];[.$L159]=[.Q$1];[.$M159]=[.Q$1];[.$N159]);[.$A159];&quot;&quot;)">
            <text:p/>
          </table:table-cell>
          <table:table-cell table:formula="of:=IF(OR([.$J159]=[.R$1];[.$K159]=[.R$1];[.$L159]=[.R$1];[.$M159]=[.R$1];[.$N159]);[.$A159];&quot;&quot;)">
            <text:p/>
          </table:table-cell>
          <table:table-cell table:formula="of:=IF(OR([.$J159]=[.S$1];[.$K159]=[.S$1];[.$L159]=[.S$1];[.$M159]=[.S$1];[.$N159]);[.$A159];&quot;&quot;)">
            <text:p/>
          </table:table-cell>
          <table:table-cell table:formula="of:=IF(OR([.$J159]=[.T$1];[.$K159]=[.T$1];[.$L159]=[.T$1];[.$M159]=[.T$1];[.$N159]);[.$A159];&quot;&quot;)">
            <text:p/>
          </table:table-cell>
          <table:table-cell table:formula="of:=IF(OR([.$J159]=[.U$1];[.$K159]=[.U$1];[.$L159]=[.U$1];[.$M159]=[.U$1];[.$N159]);[.$A159];&quot;&quot;)">
            <text:p/>
          </table:table-cell>
          <table:table-cell table:formula="of:=IF(OR([.$J159]=[.V$1];[.$K159]=[.V$1];[.$L159]=[.V$1];[.$M159]=[.V$1];[.$N159]);[.$A159];&quot;&quot;)">
            <text:p/>
          </table:table-cell>
          <table:table-cell table:formula="of:=IF(OR([.$J159]=[.W$1];[.$K159]=[.W$1];[.$L159]=[.W$1];[.$M159]=[.W$1];[.$N159]);[.$A159];&quot;&quot;)">
            <text:p/>
          </table:table-cell>
          <table:table-cell table:formula="of:=IF(OR([.$J159]=[.X$1];[.$K159]=[.X$1];[.$L159]=[.X$1];[.$M159]=[.X$1];[.$N159]);[.$A159];&quot;&quot;)">
            <text:p/>
          </table:table-cell>
          <table:table-cell table:formula="of:=IF(OR([.$J159]=[.Y$1];[.$K159]=[.Y$1];[.$L159]=[.Y$1];[.$M159]=[.Y$1];[.$N159]);[.$A159];&quot;&quot;)">
            <text:p/>
          </table:table-cell>
          <table:table-cell table:formula="of:=IF(OR([.$J159]=[.Z$1];[.$K159]=[.Z$1];[.$L159]=[.Z$1];[.$M159]=[.Z$1];[.$N159]);[.$A159];&quot;&quot;)" office:value-type="float" office:value="158" calcext:value-type="float">
            <text:p>158</text:p>
          </table:table-cell>
          <table:table-cell table:formula="of:=IF(OR([.$J159]=[.AA$1];[.$K159]=[.AA$1];[.$L159]=[.AA$1];[.$M159]=[.AA$1];[.$N159]);[.$A159];&quot;&quot;)">
            <text:p/>
          </table:table-cell>
          <table:table-cell table:formula="of:=IF(OR([.$J159]=[.AB$1];[.$K159]=[.AB$1];[.$L159]=[.AB$1];[.$M159]=[.AB$1];[.$N159]);[.$A159];&quot;&quot;)">
            <text:p/>
          </table:table-cell>
          <table:table-cell table:formula="of:=IF(OR([.$J159]=[.AC$1];[.$K159]=[.AC$1];[.$L159]=[.AC$1];[.$M159]=[.AC$1];[.$N159]);[.$A159];&quot;&quot;)">
            <text:p/>
          </table:table-cell>
          <table:table-cell table:formula="of:=IF(OR([.$J159]=[.AD$1];[.$K159]=[.AD$1];[.$L159]=[.AD$1];[.$M159]=[.AD$1];[.$N159]);[.$A159];&quot;&quot;)">
            <text:p/>
          </table:table-cell>
          <table:table-cell table:formula="of:=IF(OR([.$J159]=[.AE$1];[.$K159]=[.AE$1];[.$L159]=[.AE$1];[.$M159]=[.AE$1];[.$N159]);[.$A159];&quot;&quot;)">
            <text:p/>
          </table:table-cell>
          <table:table-cell table:formula="of:=IF(OR([.$J159]=[.AF$1];[.$K159]=[.AF$1];[.$L159]=[.AF$1];[.$M159]=[.AF$1];[.$N159]);[.$A159];&quot;&quot;)">
            <text:p/>
          </table:table-cell>
          <table:table-cell table:formula="of:=IF(OR([.$J159]=[.AG$1];[.$K159]=[.AG$1];[.$L159]=[.AG$1];[.$M159]=[.AG$1];[.$N159]);[.$A159];&quot;&quot;)">
            <text:p/>
          </table:table-cell>
          <table:table-cell table:formula="of:=IF(OR([.$J159]=[.AH$1];[.$K159]=[.AH$1];[.$L159]=[.AH$1];[.$M159]=[.AH$1];[.$N159]);[.$A159];&quot;&quot;)">
            <text:p/>
          </table:table-cell>
          <table:table-cell table:formula="of:=IF(OR([.$J159]=[.AI$1];[.$K159]=[.AI$1];[.$L159]=[.AI$1];[.$M159]=[.AI$1];[.$N159]);[.$A159];&quot;&quot;)">
            <text:p/>
          </table:table-cell>
          <table:table-cell table:formula="of:=IF(OR([.$J159]=[.AJ$1];[.$K159]=[.AJ$1];[.$L159]=[.AJ$1];[.$M159]=[.AJ$1];[.$N159]);[.$A159];&quot;&quot;)">
            <text:p/>
          </table:table-cell>
          <table:table-cell table:formula="of:=IF(OR([.$J159]=[.AK$1];[.$K159]=[.AK$1];[.$L159]=[.AK$1];[.$M159]=[.AK$1];[.$N159]);[.$A159];&quot;&quot;)">
            <text:p/>
          </table:table-cell>
          <table:table-cell table:formula="of:=IF(OR([.$J159]=[.AL$1];[.$K159]=[.AL$1];[.$L159]=[.AL$1];[.$M159]=[.AL$1];[.$N159]);[.$A159];&quot;&quot;)">
            <text:p/>
          </table:table-cell>
          <table:table-cell table:formula="of:=IF(OR([.$J159]=[.AM$1];[.$K159]=[.AM$1];[.$L159]=[.AM$1];[.$M159]=[.AM$1];[.$N159]);[.$A159];&quot;&quot;)">
            <text:p/>
          </table:table-cell>
          <table:table-cell table:formula="of:=IF(OR([.$J159]=[.AN$1];[.$K159]=[.AN$1];[.$L159]=[.AN$1];[.$M159]=[.AN$1];[.$N159]);[.$A159];&quot;&quot;)">
            <text:p/>
          </table:table-cell>
          <table:table-cell table:formula="of:=IF(OR([.$J159]=[.AO$1];[.$K159]=[.AO$1];[.$L159]=[.AO$1];[.$M159]=[.AO$1];[.$N159]);[.$A159];&quot;&quot;)">
            <text:p/>
          </table:table-cell>
          <table:table-cell table:formula="of:=IF(OR([.$J159]=[.AP$1];[.$K159]=[.AP$1];[.$L159]=[.AP$1];[.$M159]=[.AP$1];[.$N159]);[.$A159];&quot;&quot;)">
            <text:p/>
          </table:table-cell>
          <table:table-cell table:formula="of:=IF(OR([.$J159]=[.AQ$1];[.$K159]=[.AQ$1];[.$L159]=[.AQ$1];[.$M159]=[.AQ$1];[.$N159]);[.$A159];&quot;&quot;)">
            <text:p/>
          </table:table-cell>
          <table:table-cell table:formula="of:=IF(OR([.$J159]=[.AR$1];[.$K159]=[.AR$1];[.$L159]=[.AR$1];[.$M159]=[.AR$1];[.$N159]);[.$A159];&quot;&quot;)">
            <text:p/>
          </table:table-cell>
          <table:table-cell/>
          <table:table-cell table:formula="of:=IF([.$E159]=[.AT$1];[.$A159];&quot;&quot;)">
            <text:p/>
          </table:table-cell>
          <table:table-cell table:formula="of:=IF([.$E159]=[.AU$1];[.$A159];&quot;&quot;)">
            <text:p/>
          </table:table-cell>
          <table:table-cell table:formula="of:=IF([.$E159]=[.AV$1];[.$A159];&quot;&quot;)">
            <text:p/>
          </table:table-cell>
          <table:table-cell table:formula="of:=IF([.$E159]=[.AW$1];[.$A159];&quot;&quot;)" office:value-type="float" office:value="158" calcext:value-type="float">
            <text:p>158</text:p>
          </table:table-cell>
          <table:table-cell table:formula="of:=IF([.$E159]=[.AX$1];[.$A159];&quot;&quot;)">
            <text:p/>
          </table:table-cell>
          <table:table-cell table:formula="of:=IF([.$E159]=[.AY$1];[.$A159];&quot;&quot;)">
            <text:p/>
          </table:table-cell>
          <table:table-cell table:formula="of:=IF([.$E159]=[.AZ$1];[.$A159];&quot;&quot;)">
            <text:p/>
          </table:table-cell>
          <table:table-cell table:formula="of:=IF([.$E159]=[.BA$1];[.$A159];&quot;&quot;)">
            <text:p/>
          </table:table-cell>
          <table:table-cell table:formula="of:=IF([.$E159]=[.BB$1];[.$A159];&quot;&quot;)">
            <text:p/>
          </table:table-cell>
          <table:table-cell table:formula="of:=IF([.$E159]=[.BC$1];[.$A159];&quot;&quot;)">
            <text:p/>
          </table:table-cell>
          <table:table-cell table:formula="of:=IF([.$E159]=[.BD$1];[.$A159];&quot;&quot;)">
            <text:p/>
          </table:table-cell>
          <table:table-cell table:formula="of:=IF([.$E159]=[.BE$1];[.$A159];&quot;&quot;)">
            <text:p/>
          </table:table-cell>
          <table:table-cell table:formula="of:=IF([.$E159]=[.BF$1];[.$A159];&quot;&quot;)">
            <text:p/>
          </table:table-cell>
          <table:table-cell table:formula="of:=IF([.$E159]=[.BG$1];[.$A159];&quot;&quot;)">
            <text:p/>
          </table:table-cell>
          <table:table-cell table:formula="of:=IF([.$E159]=[.BH$1];[.$A159];&quot;&quot;)">
            <text:p/>
          </table:table-cell>
          <table:table-cell table:formula="of:=IF([.$E159]=[.BI$1];[.$A159];&quot;&quot;)">
            <text:p/>
          </table:table-cell>
          <table:table-cell table:formula="of:=IF([.$E159]=[.BJ$1];[.$A159];&quot;&quot;)">
            <text:p/>
          </table:table-cell>
          <table:table-cell table:formula="of:=IF([.$E159]=[.BK$1];[.$A159];&quot;&quot;)">
            <text:p/>
          </table:table-cell>
          <table:table-cell table:formula="of:=IF([.$E159]=[.BL$1];[.$A159];&quot;&quot;)">
            <text:p/>
          </table:table-cell>
          <table:table-cell table:formula="of:=IF([.$E159]=[.BM$1];[.$A159];&quot;&quot;)">
            <text:p/>
          </table:table-cell>
          <table:table-cell table:formula="of:=IF([.$E159]=[.BN$1];[.$A159];&quot;&quot;)">
            <text:p/>
          </table:table-cell>
          <table:table-cell table:formula="of:=IF([.$E159]=[.BO$1];[.$A159];&quot;&quot;)">
            <text:p/>
          </table:table-cell>
          <table:table-cell table:formula="of:=IF([.$E159]=[.BP$1];[.$A159];&quot;&quot;)">
            <text:p/>
          </table:table-cell>
          <table:table-cell table:formula="of:=IF([.$E159]=[.BQ$1];[.$A159];&quot;&quot;)">
            <text:p/>
          </table:table-cell>
          <table:table-cell table:formula="of:=IF([.$E159]=[.BR$1];[.$A159];&quot;&quot;)">
            <text:p/>
          </table:table-cell>
          <table:table-cell table:formula="of:=IF([.$E159]=[.BS$1];[.$A159];&quot;&quot;)">
            <text:p/>
          </table:table-cell>
          <table:table-cell table:formula="of:=IF([.$E159]=[.BT$1];[.$A159];&quot;&quot;)">
            <text:p/>
          </table:table-cell>
          <table:table-cell table:formula="of:=IF([.$E159]=[.BU$1];[.$A159];&quot;&quot;)">
            <text:p/>
          </table:table-cell>
          <table:table-cell table:formula="of:=IF([.$E159]=[.BV$1];[.$A159];&quot;&quot;)">
            <text:p/>
          </table:table-cell>
          <table:table-cell table:formula="of:=IF([.$E159]=[.BW$1];[.$A159];&quot;&quot;)">
            <text:p/>
          </table:table-cell>
          <table:table-cell table:formula="of:=IF([.$E159]=[.BX$1];[.$A159];&quot;&quot;)">
            <text:p/>
          </table:table-cell>
          <table:table-cell table:formula="of:=IF([.$E159]=[.BY$1];[.$A159];&quot;&quot;)">
            <text:p/>
          </table:table-cell>
          <table:table-cell table:formula="of:=IF([.$E159]=[.BZ$1];[.$A159];&quot;&quot;)">
            <text:p/>
          </table:table-cell>
          <table:table-cell table:formula="of:=IF([.$E159]=[.CA$1];[.$A159];&quot;&quot;)">
            <text:p/>
          </table:table-cell>
          <table:table-cell table:formula="of:=IF([.$E159]=[.CB$1];[.$A159];&quot;&quot;)">
            <text:p/>
          </table:table-cell>
          <table:table-cell table:formula="of:=IF([.$E159]=[.CC$1];[.$A159];&quot;&quot;)">
            <text:p/>
          </table:table-cell>
          <table:table-cell table:formula="of:=IF([.$E159]=[.CD$1];[.$A159];&quot;&quot;)">
            <text:p/>
          </table:table-cell>
          <table:table-cell table:formula="of:=IF([.$E159]=[.CE$1];[.$A159];&quot;&quot;)">
            <text:p/>
          </table:table-cell>
          <table:table-cell table:formula="of:=IF([.$E159]=[.CF$1];[.$A159];&quot;&quot;)">
            <text:p/>
          </table:table-cell>
          <table:table-cell table:formula="of:=IF([.$E159]=[.CG$1];[.$A159];&quot;&quot;)">
            <text:p/>
          </table:table-cell>
          <table:table-cell table:formula="of:=IF([.$E159]=[.CH$1];[.$A159];&quot;&quot;)">
            <text:p/>
          </table:table-cell>
          <table:table-cell table:formula="of:=IF([.$E159]=[.CI$1];[.$A159];&quot;&quot;)">
            <text:p/>
          </table:table-cell>
          <table:table-cell table:formula="of:=IF([.$E159]=[.CJ$1];[.$A159];&quot;&quot;)">
            <text:p/>
          </table:table-cell>
          <table:table-cell table:formula="of:=IF([.$E159]=[.CK$1];[.$A159];&quot;&quot;)">
            <text:p/>
          </table:table-cell>
          <table:table-cell table:formula="of:=IF([.$E159]=[.CL$1];[.$A159];&quot;&quot;)">
            <text:p/>
          </table:table-cell>
          <table:table-cell table:formula="of:=IF([.$E159]=[.CM$1];[.$A159];&quot;&quot;)">
            <text:p/>
          </table:table-cell>
          <table:table-cell table:formula="of:=IF([.$E159]=[.CN$1];[.$A159];&quot;&quot;)">
            <text:p/>
          </table:table-cell>
          <table:table-cell table:formula="of:=IF([.$E159]=[.CO$1];[.$A159];&quot;&quot;)">
            <text:p/>
          </table:table-cell>
          <table:table-cell table:formula="of:=IF([.$E159]=[.CP$1];[.$A159];&quot;&quot;)">
            <text:p/>
          </table:table-cell>
          <table:table-cell table:formula="of:=IF([.$E159]=[.CQ$1];[.$A15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sky Business</text:p>
          </table:table-cell>
          <table:table-cell office:value-type="string" calcext:value-type="string">
            <text:p>Sanford Bookstaver</text:p>
          </table:table-cell>
          <table:table-cell office:value-type="string" calcext:value-type="string">
            <text:p>Seth Hoffman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date" office:date-value="2011-10-31" calcext:value-type="date">
            <text:p>2011-10-31</text:p>
          </table:table-cell>
          <table:table-cell office:value-type="string" calcext:value-type="string">
            <text:p>Seth Hoffman</text:p>
          </table:table-cell>
          <table:table-cell table:number-columns-repeated="4"/>
          <table:table-cell table:formula="of:=IF(OR([.$J160]=[.O$1];[.$K160]=[.O$1];[.$L160]=[.O$1];[.$M160]=[.O$1];[.$N160]);[.$A160];&quot;&quot;)">
            <text:p/>
          </table:table-cell>
          <table:table-cell table:formula="of:=IF(OR([.$J160]=[.P$1];[.$K160]=[.P$1];[.$L160]=[.P$1];[.$M160]=[.P$1];[.$N160]);[.$A160];&quot;&quot;)">
            <text:p/>
          </table:table-cell>
          <table:table-cell table:formula="of:=IF(OR([.$J160]=[.Q$1];[.$K160]=[.Q$1];[.$L160]=[.Q$1];[.$M160]=[.Q$1];[.$N160]);[.$A160];&quot;&quot;)">
            <text:p/>
          </table:table-cell>
          <table:table-cell table:formula="of:=IF(OR([.$J160]=[.R$1];[.$K160]=[.R$1];[.$L160]=[.R$1];[.$M160]=[.R$1];[.$N160]);[.$A160];&quot;&quot;)">
            <text:p/>
          </table:table-cell>
          <table:table-cell table:formula="of:=IF(OR([.$J160]=[.S$1];[.$K160]=[.S$1];[.$L160]=[.S$1];[.$M160]=[.S$1];[.$N160]);[.$A160];&quot;&quot;)">
            <text:p/>
          </table:table-cell>
          <table:table-cell table:formula="of:=IF(OR([.$J160]=[.T$1];[.$K160]=[.T$1];[.$L160]=[.T$1];[.$M160]=[.T$1];[.$N160]);[.$A160];&quot;&quot;)">
            <text:p/>
          </table:table-cell>
          <table:table-cell table:formula="of:=IF(OR([.$J160]=[.U$1];[.$K160]=[.U$1];[.$L160]=[.U$1];[.$M160]=[.U$1];[.$N160]);[.$A160];&quot;&quot;)">
            <text:p/>
          </table:table-cell>
          <table:table-cell table:formula="of:=IF(OR([.$J160]=[.V$1];[.$K160]=[.V$1];[.$L160]=[.V$1];[.$M160]=[.V$1];[.$N160]);[.$A160];&quot;&quot;)">
            <text:p/>
          </table:table-cell>
          <table:table-cell table:formula="of:=IF(OR([.$J160]=[.W$1];[.$K160]=[.W$1];[.$L160]=[.W$1];[.$M160]=[.W$1];[.$N160]);[.$A160];&quot;&quot;)">
            <text:p/>
          </table:table-cell>
          <table:table-cell table:formula="of:=IF(OR([.$J160]=[.X$1];[.$K160]=[.X$1];[.$L160]=[.X$1];[.$M160]=[.X$1];[.$N160]);[.$A160];&quot;&quot;)">
            <text:p/>
          </table:table-cell>
          <table:table-cell table:formula="of:=IF(OR([.$J160]=[.Y$1];[.$K160]=[.Y$1];[.$L160]=[.Y$1];[.$M160]=[.Y$1];[.$N160]);[.$A160];&quot;&quot;)">
            <text:p/>
          </table:table-cell>
          <table:table-cell table:formula="of:=IF(OR([.$J160]=[.Z$1];[.$K160]=[.Z$1];[.$L160]=[.Z$1];[.$M160]=[.Z$1];[.$N160]);[.$A160];&quot;&quot;)">
            <text:p/>
          </table:table-cell>
          <table:table-cell table:formula="of:=IF(OR([.$J160]=[.AA$1];[.$K160]=[.AA$1];[.$L160]=[.AA$1];[.$M160]=[.AA$1];[.$N160]);[.$A160];&quot;&quot;)">
            <text:p/>
          </table:table-cell>
          <table:table-cell table:formula="of:=IF(OR([.$J160]=[.AB$1];[.$K160]=[.AB$1];[.$L160]=[.AB$1];[.$M160]=[.AB$1];[.$N160]);[.$A160];&quot;&quot;)">
            <text:p/>
          </table:table-cell>
          <table:table-cell table:formula="of:=IF(OR([.$J160]=[.AC$1];[.$K160]=[.AC$1];[.$L160]=[.AC$1];[.$M160]=[.AC$1];[.$N160]);[.$A160];&quot;&quot;)">
            <text:p/>
          </table:table-cell>
          <table:table-cell table:formula="of:=IF(OR([.$J160]=[.AD$1];[.$K160]=[.AD$1];[.$L160]=[.AD$1];[.$M160]=[.AD$1];[.$N160]);[.$A160];&quot;&quot;)">
            <text:p/>
          </table:table-cell>
          <table:table-cell table:formula="of:=IF(OR([.$J160]=[.AE$1];[.$K160]=[.AE$1];[.$L160]=[.AE$1];[.$M160]=[.AE$1];[.$N160]);[.$A160];&quot;&quot;)">
            <text:p/>
          </table:table-cell>
          <table:table-cell table:formula="of:=IF(OR([.$J160]=[.AF$1];[.$K160]=[.AF$1];[.$L160]=[.AF$1];[.$M160]=[.AF$1];[.$N160]);[.$A160];&quot;&quot;)">
            <text:p/>
          </table:table-cell>
          <table:table-cell table:formula="of:=IF(OR([.$J160]=[.AG$1];[.$K160]=[.AG$1];[.$L160]=[.AG$1];[.$M160]=[.AG$1];[.$N160]);[.$A160];&quot;&quot;)">
            <text:p/>
          </table:table-cell>
          <table:table-cell table:formula="of:=IF(OR([.$J160]=[.AH$1];[.$K160]=[.AH$1];[.$L160]=[.AH$1];[.$M160]=[.AH$1];[.$N160]);[.$A160];&quot;&quot;)">
            <text:p/>
          </table:table-cell>
          <table:table-cell table:formula="of:=IF(OR([.$J160]=[.AI$1];[.$K160]=[.AI$1];[.$L160]=[.AI$1];[.$M160]=[.AI$1];[.$N160]);[.$A160];&quot;&quot;)">
            <text:p/>
          </table:table-cell>
          <table:table-cell table:formula="of:=IF(OR([.$J160]=[.AJ$1];[.$K160]=[.AJ$1];[.$L160]=[.AJ$1];[.$M160]=[.AJ$1];[.$N160]);[.$A160];&quot;&quot;)">
            <text:p/>
          </table:table-cell>
          <table:table-cell table:formula="of:=IF(OR([.$J160]=[.AK$1];[.$K160]=[.AK$1];[.$L160]=[.AK$1];[.$M160]=[.AK$1];[.$N160]);[.$A160];&quot;&quot;)">
            <text:p/>
          </table:table-cell>
          <table:table-cell table:formula="of:=IF(OR([.$J160]=[.AL$1];[.$K160]=[.AL$1];[.$L160]=[.AL$1];[.$M160]=[.AL$1];[.$N160]);[.$A160];&quot;&quot;)">
            <text:p/>
          </table:table-cell>
          <table:table-cell table:formula="of:=IF(OR([.$J160]=[.AM$1];[.$K160]=[.AM$1];[.$L160]=[.AM$1];[.$M160]=[.AM$1];[.$N160]);[.$A160];&quot;&quot;)">
            <text:p/>
          </table:table-cell>
          <table:table-cell table:formula="of:=IF(OR([.$J160]=[.AN$1];[.$K160]=[.AN$1];[.$L160]=[.AN$1];[.$M160]=[.AN$1];[.$N160]);[.$A160];&quot;&quot;)" office:value-type="float" office:value="159" calcext:value-type="float">
            <text:p>159</text:p>
          </table:table-cell>
          <table:table-cell table:formula="of:=IF(OR([.$J160]=[.AO$1];[.$K160]=[.AO$1];[.$L160]=[.AO$1];[.$M160]=[.AO$1];[.$N160]);[.$A160];&quot;&quot;)">
            <text:p/>
          </table:table-cell>
          <table:table-cell table:formula="of:=IF(OR([.$J160]=[.AP$1];[.$K160]=[.AP$1];[.$L160]=[.AP$1];[.$M160]=[.AP$1];[.$N160]);[.$A160];&quot;&quot;)">
            <text:p/>
          </table:table-cell>
          <table:table-cell table:formula="of:=IF(OR([.$J160]=[.AQ$1];[.$K160]=[.AQ$1];[.$L160]=[.AQ$1];[.$M160]=[.AQ$1];[.$N160]);[.$A160];&quot;&quot;)">
            <text:p/>
          </table:table-cell>
          <table:table-cell table:formula="of:=IF(OR([.$J160]=[.AR$1];[.$K160]=[.AR$1];[.$L160]=[.AR$1];[.$M160]=[.AR$1];[.$N160]);[.$A160];&quot;&quot;)">
            <text:p/>
          </table:table-cell>
          <table:table-cell/>
          <table:table-cell table:formula="of:=IF([.$E160]=[.AT$1];[.$A160];&quot;&quot;)">
            <text:p/>
          </table:table-cell>
          <table:table-cell table:formula="of:=IF([.$E160]=[.AU$1];[.$A160];&quot;&quot;)">
            <text:p/>
          </table:table-cell>
          <table:table-cell table:formula="of:=IF([.$E160]=[.AV$1];[.$A160];&quot;&quot;)">
            <text:p/>
          </table:table-cell>
          <table:table-cell table:formula="of:=IF([.$E160]=[.AW$1];[.$A160];&quot;&quot;)">
            <text:p/>
          </table:table-cell>
          <table:table-cell table:formula="of:=IF([.$E160]=[.AX$1];[.$A160];&quot;&quot;)">
            <text:p/>
          </table:table-cell>
          <table:table-cell table:formula="of:=IF([.$E160]=[.AY$1];[.$A160];&quot;&quot;)">
            <text:p/>
          </table:table-cell>
          <table:table-cell table:formula="of:=IF([.$E160]=[.AZ$1];[.$A160];&quot;&quot;)">
            <text:p/>
          </table:table-cell>
          <table:table-cell table:formula="of:=IF([.$E160]=[.BA$1];[.$A160];&quot;&quot;)">
            <text:p/>
          </table:table-cell>
          <table:table-cell table:formula="of:=IF([.$E160]=[.BB$1];[.$A160];&quot;&quot;)">
            <text:p/>
          </table:table-cell>
          <table:table-cell table:formula="of:=IF([.$E160]=[.BC$1];[.$A160];&quot;&quot;)">
            <text:p/>
          </table:table-cell>
          <table:table-cell table:formula="of:=IF([.$E160]=[.BD$1];[.$A160];&quot;&quot;)">
            <text:p/>
          </table:table-cell>
          <table:table-cell table:formula="of:=IF([.$E160]=[.BE$1];[.$A160];&quot;&quot;)">
            <text:p/>
          </table:table-cell>
          <table:table-cell table:formula="of:=IF([.$E160]=[.BF$1];[.$A160];&quot;&quot;)">
            <text:p/>
          </table:table-cell>
          <table:table-cell table:formula="of:=IF([.$E160]=[.BG$1];[.$A160];&quot;&quot;)">
            <text:p/>
          </table:table-cell>
          <table:table-cell table:formula="of:=IF([.$E160]=[.BH$1];[.$A160];&quot;&quot;)">
            <text:p/>
          </table:table-cell>
          <table:table-cell table:formula="of:=IF([.$E160]=[.BI$1];[.$A160];&quot;&quot;)">
            <text:p/>
          </table:table-cell>
          <table:table-cell table:formula="of:=IF([.$E160]=[.BJ$1];[.$A160];&quot;&quot;)">
            <text:p/>
          </table:table-cell>
          <table:table-cell table:formula="of:=IF([.$E160]=[.BK$1];[.$A160];&quot;&quot;)">
            <text:p/>
          </table:table-cell>
          <table:table-cell table:formula="of:=IF([.$E160]=[.BL$1];[.$A160];&quot;&quot;)">
            <text:p/>
          </table:table-cell>
          <table:table-cell table:formula="of:=IF([.$E160]=[.BM$1];[.$A160];&quot;&quot;)">
            <text:p/>
          </table:table-cell>
          <table:table-cell table:formula="of:=IF([.$E160]=[.BN$1];[.$A160];&quot;&quot;)">
            <text:p/>
          </table:table-cell>
          <table:table-cell table:formula="of:=IF([.$E160]=[.BO$1];[.$A160];&quot;&quot;)">
            <text:p/>
          </table:table-cell>
          <table:table-cell table:formula="of:=IF([.$E160]=[.BP$1];[.$A160];&quot;&quot;)">
            <text:p/>
          </table:table-cell>
          <table:table-cell table:formula="of:=IF([.$E160]=[.BQ$1];[.$A160];&quot;&quot;)">
            <text:p/>
          </table:table-cell>
          <table:table-cell table:formula="of:=IF([.$E160]=[.BR$1];[.$A160];&quot;&quot;)">
            <text:p/>
          </table:table-cell>
          <table:table-cell table:formula="of:=IF([.$E160]=[.BS$1];[.$A160];&quot;&quot;)">
            <text:p/>
          </table:table-cell>
          <table:table-cell table:formula="of:=IF([.$E160]=[.BT$1];[.$A160];&quot;&quot;)">
            <text:p/>
          </table:table-cell>
          <table:table-cell table:formula="of:=IF([.$E160]=[.BU$1];[.$A160];&quot;&quot;)">
            <text:p/>
          </table:table-cell>
          <table:table-cell table:formula="of:=IF([.$E160]=[.BV$1];[.$A160];&quot;&quot;)">
            <text:p/>
          </table:table-cell>
          <table:table-cell table:formula="of:=IF([.$E160]=[.BW$1];[.$A160];&quot;&quot;)">
            <text:p/>
          </table:table-cell>
          <table:table-cell table:formula="of:=IF([.$E160]=[.BX$1];[.$A160];&quot;&quot;)">
            <text:p/>
          </table:table-cell>
          <table:table-cell table:formula="of:=IF([.$E160]=[.BY$1];[.$A160];&quot;&quot;)">
            <text:p/>
          </table:table-cell>
          <table:table-cell table:formula="of:=IF([.$E160]=[.BZ$1];[.$A160];&quot;&quot;)">
            <text:p/>
          </table:table-cell>
          <table:table-cell table:formula="of:=IF([.$E160]=[.CA$1];[.$A160];&quot;&quot;)">
            <text:p/>
          </table:table-cell>
          <table:table-cell table:formula="of:=IF([.$E160]=[.CB$1];[.$A160];&quot;&quot;)">
            <text:p/>
          </table:table-cell>
          <table:table-cell table:formula="of:=IF([.$E160]=[.CC$1];[.$A160];&quot;&quot;)">
            <text:p/>
          </table:table-cell>
          <table:table-cell table:formula="of:=IF([.$E160]=[.CD$1];[.$A160];&quot;&quot;)">
            <text:p/>
          </table:table-cell>
          <table:table-cell table:formula="of:=IF([.$E160]=[.CE$1];[.$A160];&quot;&quot;)">
            <text:p/>
          </table:table-cell>
          <table:table-cell table:formula="of:=IF([.$E160]=[.CF$1];[.$A160];&quot;&quot;)">
            <text:p/>
          </table:table-cell>
          <table:table-cell table:formula="of:=IF([.$E160]=[.CG$1];[.$A160];&quot;&quot;)" office:value-type="float" office:value="159" calcext:value-type="float">
            <text:p>159</text:p>
          </table:table-cell>
          <table:table-cell table:formula="of:=IF([.$E160]=[.CH$1];[.$A160];&quot;&quot;)">
            <text:p/>
          </table:table-cell>
          <table:table-cell table:formula="of:=IF([.$E160]=[.CI$1];[.$A160];&quot;&quot;)">
            <text:p/>
          </table:table-cell>
          <table:table-cell table:formula="of:=IF([.$E160]=[.CJ$1];[.$A160];&quot;&quot;)">
            <text:p/>
          </table:table-cell>
          <table:table-cell table:formula="of:=IF([.$E160]=[.CK$1];[.$A160];&quot;&quot;)">
            <text:p/>
          </table:table-cell>
          <table:table-cell table:formula="of:=IF([.$E160]=[.CL$1];[.$A160];&quot;&quot;)">
            <text:p/>
          </table:table-cell>
          <table:table-cell table:formula="of:=IF([.$E160]=[.CM$1];[.$A160];&quot;&quot;)">
            <text:p/>
          </table:table-cell>
          <table:table-cell table:formula="of:=IF([.$E160]=[.CN$1];[.$A160];&quot;&quot;)">
            <text:p/>
          </table:table-cell>
          <table:table-cell table:formula="of:=IF([.$E160]=[.CO$1];[.$A160];&quot;&quot;)">
            <text:p/>
          </table:table-cell>
          <table:table-cell table:formula="of:=IF([.$E160]=[.CP$1];[.$A160];&quot;&quot;)">
            <text:p/>
          </table:table-cell>
          <table:table-cell table:formula="of:=IF([.$E160]=[.CQ$1];[.$A16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Confession</text:p>
          </table:table-cell>
          <table:table-cell office:value-type="string" calcext:value-type="string">
            <text:p>Kate Woods</text:p>
          </table:table-cell>
          <table:table-cell office:value-type="string" calcext:value-type="string">
            <text:p>John C. Kelley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date" office:date-value="2011-11-07" calcext:value-type="date">
            <text:p>2011-11-07</text:p>
          </table:table-cell>
          <table:table-cell office:value-type="string" calcext:value-type="string">
            <text:p>John C. Kelley</text:p>
          </table:table-cell>
          <table:table-cell table:number-columns-repeated="4"/>
          <table:table-cell table:formula="of:=IF(OR([.$J161]=[.O$1];[.$K161]=[.O$1];[.$L161]=[.O$1];[.$M161]=[.O$1];[.$N161]);[.$A161];&quot;&quot;)">
            <text:p/>
          </table:table-cell>
          <table:table-cell table:formula="of:=IF(OR([.$J161]=[.P$1];[.$K161]=[.P$1];[.$L161]=[.P$1];[.$M161]=[.P$1];[.$N161]);[.$A161];&quot;&quot;)">
            <text:p/>
          </table:table-cell>
          <table:table-cell table:formula="of:=IF(OR([.$J161]=[.Q$1];[.$K161]=[.Q$1];[.$L161]=[.Q$1];[.$M161]=[.Q$1];[.$N161]);[.$A161];&quot;&quot;)">
            <text:p/>
          </table:table-cell>
          <table:table-cell table:formula="of:=IF(OR([.$J161]=[.R$1];[.$K161]=[.R$1];[.$L161]=[.R$1];[.$M161]=[.R$1];[.$N161]);[.$A161];&quot;&quot;)">
            <text:p/>
          </table:table-cell>
          <table:table-cell table:formula="of:=IF(OR([.$J161]=[.S$1];[.$K161]=[.S$1];[.$L161]=[.S$1];[.$M161]=[.S$1];[.$N161]);[.$A161];&quot;&quot;)">
            <text:p/>
          </table:table-cell>
          <table:table-cell table:formula="of:=IF(OR([.$J161]=[.T$1];[.$K161]=[.T$1];[.$L161]=[.T$1];[.$M161]=[.T$1];[.$N161]);[.$A161];&quot;&quot;)">
            <text:p/>
          </table:table-cell>
          <table:table-cell table:formula="of:=IF(OR([.$J161]=[.U$1];[.$K161]=[.U$1];[.$L161]=[.U$1];[.$M161]=[.U$1];[.$N161]);[.$A161];&quot;&quot;)">
            <text:p/>
          </table:table-cell>
          <table:table-cell table:formula="of:=IF(OR([.$J161]=[.V$1];[.$K161]=[.V$1];[.$L161]=[.V$1];[.$M161]=[.V$1];[.$N161]);[.$A161];&quot;&quot;)">
            <text:p/>
          </table:table-cell>
          <table:table-cell table:formula="of:=IF(OR([.$J161]=[.W$1];[.$K161]=[.W$1];[.$L161]=[.W$1];[.$M161]=[.W$1];[.$N161]);[.$A161];&quot;&quot;)">
            <text:p/>
          </table:table-cell>
          <table:table-cell table:formula="of:=IF(OR([.$J161]=[.X$1];[.$K161]=[.X$1];[.$L161]=[.X$1];[.$M161]=[.X$1];[.$N161]);[.$A161];&quot;&quot;)">
            <text:p/>
          </table:table-cell>
          <table:table-cell table:formula="of:=IF(OR([.$J161]=[.Y$1];[.$K161]=[.Y$1];[.$L161]=[.Y$1];[.$M161]=[.Y$1];[.$N161]);[.$A161];&quot;&quot;)">
            <text:p/>
          </table:table-cell>
          <table:table-cell table:formula="of:=IF(OR([.$J161]=[.Z$1];[.$K161]=[.Z$1];[.$L161]=[.Z$1];[.$M161]=[.Z$1];[.$N161]);[.$A161];&quot;&quot;)">
            <text:p/>
          </table:table-cell>
          <table:table-cell table:formula="of:=IF(OR([.$J161]=[.AA$1];[.$K161]=[.AA$1];[.$L161]=[.AA$1];[.$M161]=[.AA$1];[.$N161]);[.$A161];&quot;&quot;)">
            <text:p/>
          </table:table-cell>
          <table:table-cell table:formula="of:=IF(OR([.$J161]=[.AB$1];[.$K161]=[.AB$1];[.$L161]=[.AB$1];[.$M161]=[.AB$1];[.$N161]);[.$A161];&quot;&quot;)">
            <text:p/>
          </table:table-cell>
          <table:table-cell table:formula="of:=IF(OR([.$J161]=[.AC$1];[.$K161]=[.AC$1];[.$L161]=[.AC$1];[.$M161]=[.AC$1];[.$N161]);[.$A161];&quot;&quot;)">
            <text:p/>
          </table:table-cell>
          <table:table-cell table:formula="of:=IF(OR([.$J161]=[.AD$1];[.$K161]=[.AD$1];[.$L161]=[.AD$1];[.$M161]=[.AD$1];[.$N161]);[.$A161];&quot;&quot;)">
            <text:p/>
          </table:table-cell>
          <table:table-cell table:formula="of:=IF(OR([.$J161]=[.AE$1];[.$K161]=[.AE$1];[.$L161]=[.AE$1];[.$M161]=[.AE$1];[.$N161]);[.$A161];&quot;&quot;)">
            <text:p/>
          </table:table-cell>
          <table:table-cell table:formula="of:=IF(OR([.$J161]=[.AF$1];[.$K161]=[.AF$1];[.$L161]=[.AF$1];[.$M161]=[.AF$1];[.$N161]);[.$A161];&quot;&quot;)">
            <text:p/>
          </table:table-cell>
          <table:table-cell table:formula="of:=IF(OR([.$J161]=[.AG$1];[.$K161]=[.AG$1];[.$L161]=[.AG$1];[.$M161]=[.AG$1];[.$N161]);[.$A161];&quot;&quot;)">
            <text:p/>
          </table:table-cell>
          <table:table-cell table:formula="of:=IF(OR([.$J161]=[.AH$1];[.$K161]=[.AH$1];[.$L161]=[.AH$1];[.$M161]=[.AH$1];[.$N161]);[.$A161];&quot;&quot;)">
            <text:p/>
          </table:table-cell>
          <table:table-cell table:formula="of:=IF(OR([.$J161]=[.AI$1];[.$K161]=[.AI$1];[.$L161]=[.AI$1];[.$M161]=[.AI$1];[.$N161]);[.$A161];&quot;&quot;)">
            <text:p/>
          </table:table-cell>
          <table:table-cell table:formula="of:=IF(OR([.$J161]=[.AJ$1];[.$K161]=[.AJ$1];[.$L161]=[.AJ$1];[.$M161]=[.AJ$1];[.$N161]);[.$A161];&quot;&quot;)">
            <text:p/>
          </table:table-cell>
          <table:table-cell table:formula="of:=IF(OR([.$J161]=[.AK$1];[.$K161]=[.AK$1];[.$L161]=[.AK$1];[.$M161]=[.AK$1];[.$N161]);[.$A161];&quot;&quot;)">
            <text:p/>
          </table:table-cell>
          <table:table-cell table:formula="of:=IF(OR([.$J161]=[.AL$1];[.$K161]=[.AL$1];[.$L161]=[.AL$1];[.$M161]=[.AL$1];[.$N161]);[.$A161];&quot;&quot;)">
            <text:p/>
          </table:table-cell>
          <table:table-cell table:formula="of:=IF(OR([.$J161]=[.AM$1];[.$K161]=[.AM$1];[.$L161]=[.AM$1];[.$M161]=[.AM$1];[.$N161]);[.$A161];&quot;&quot;)" office:value-type="float" office:value="160" calcext:value-type="float">
            <text:p>160</text:p>
          </table:table-cell>
          <table:table-cell table:formula="of:=IF(OR([.$J161]=[.AN$1];[.$K161]=[.AN$1];[.$L161]=[.AN$1];[.$M161]=[.AN$1];[.$N161]);[.$A161];&quot;&quot;)">
            <text:p/>
          </table:table-cell>
          <table:table-cell table:formula="of:=IF(OR([.$J161]=[.AO$1];[.$K161]=[.AO$1];[.$L161]=[.AO$1];[.$M161]=[.AO$1];[.$N161]);[.$A161];&quot;&quot;)">
            <text:p/>
          </table:table-cell>
          <table:table-cell table:formula="of:=IF(OR([.$J161]=[.AP$1];[.$K161]=[.AP$1];[.$L161]=[.AP$1];[.$M161]=[.AP$1];[.$N161]);[.$A161];&quot;&quot;)">
            <text:p/>
          </table:table-cell>
          <table:table-cell table:formula="of:=IF(OR([.$J161]=[.AQ$1];[.$K161]=[.AQ$1];[.$L161]=[.AQ$1];[.$M161]=[.AQ$1];[.$N161]);[.$A161];&quot;&quot;)">
            <text:p/>
          </table:table-cell>
          <table:table-cell table:formula="of:=IF(OR([.$J161]=[.AR$1];[.$K161]=[.AR$1];[.$L161]=[.AR$1];[.$M161]=[.AR$1];[.$N161]);[.$A161];&quot;&quot;)">
            <text:p/>
          </table:table-cell>
          <table:table-cell/>
          <table:table-cell table:formula="of:=IF([.$E161]=[.AT$1];[.$A161];&quot;&quot;)">
            <text:p/>
          </table:table-cell>
          <table:table-cell table:formula="of:=IF([.$E161]=[.AU$1];[.$A161];&quot;&quot;)">
            <text:p/>
          </table:table-cell>
          <table:table-cell table:formula="of:=IF([.$E161]=[.AV$1];[.$A161];&quot;&quot;)">
            <text:p/>
          </table:table-cell>
          <table:table-cell table:formula="of:=IF([.$E161]=[.AW$1];[.$A161];&quot;&quot;)">
            <text:p/>
          </table:table-cell>
          <table:table-cell table:formula="of:=IF([.$E161]=[.AX$1];[.$A161];&quot;&quot;)">
            <text:p/>
          </table:table-cell>
          <table:table-cell table:formula="of:=IF([.$E161]=[.AY$1];[.$A161];&quot;&quot;)">
            <text:p/>
          </table:table-cell>
          <table:table-cell table:formula="of:=IF([.$E161]=[.AZ$1];[.$A161];&quot;&quot;)">
            <text:p/>
          </table:table-cell>
          <table:table-cell table:formula="of:=IF([.$E161]=[.BA$1];[.$A161];&quot;&quot;)">
            <text:p/>
          </table:table-cell>
          <table:table-cell table:formula="of:=IF([.$E161]=[.BB$1];[.$A161];&quot;&quot;)">
            <text:p/>
          </table:table-cell>
          <table:table-cell table:formula="of:=IF([.$E161]=[.BC$1];[.$A161];&quot;&quot;)">
            <text:p/>
          </table:table-cell>
          <table:table-cell table:formula="of:=IF([.$E161]=[.BD$1];[.$A161];&quot;&quot;)">
            <text:p/>
          </table:table-cell>
          <table:table-cell table:formula="of:=IF([.$E161]=[.BE$1];[.$A161];&quot;&quot;)">
            <text:p/>
          </table:table-cell>
          <table:table-cell table:formula="of:=IF([.$E161]=[.BF$1];[.$A161];&quot;&quot;)">
            <text:p/>
          </table:table-cell>
          <table:table-cell table:formula="of:=IF([.$E161]=[.BG$1];[.$A161];&quot;&quot;)">
            <text:p/>
          </table:table-cell>
          <table:table-cell table:formula="of:=IF([.$E161]=[.BH$1];[.$A161];&quot;&quot;)">
            <text:p/>
          </table:table-cell>
          <table:table-cell table:formula="of:=IF([.$E161]=[.BI$1];[.$A161];&quot;&quot;)">
            <text:p/>
          </table:table-cell>
          <table:table-cell table:formula="of:=IF([.$E161]=[.BJ$1];[.$A161];&quot;&quot;)">
            <text:p/>
          </table:table-cell>
          <table:table-cell table:formula="of:=IF([.$E161]=[.BK$1];[.$A161];&quot;&quot;)">
            <text:p/>
          </table:table-cell>
          <table:table-cell table:formula="of:=IF([.$E161]=[.BL$1];[.$A161];&quot;&quot;)">
            <text:p/>
          </table:table-cell>
          <table:table-cell table:formula="of:=IF([.$E161]=[.BM$1];[.$A161];&quot;&quot;)">
            <text:p/>
          </table:table-cell>
          <table:table-cell table:formula="of:=IF([.$E161]=[.BN$1];[.$A161];&quot;&quot;)">
            <text:p/>
          </table:table-cell>
          <table:table-cell table:formula="of:=IF([.$E161]=[.BO$1];[.$A161];&quot;&quot;)">
            <text:p/>
          </table:table-cell>
          <table:table-cell table:formula="of:=IF([.$E161]=[.BP$1];[.$A161];&quot;&quot;)">
            <text:p/>
          </table:table-cell>
          <table:table-cell table:formula="of:=IF([.$E161]=[.BQ$1];[.$A161];&quot;&quot;)">
            <text:p/>
          </table:table-cell>
          <table:table-cell table:formula="of:=IF([.$E161]=[.BR$1];[.$A161];&quot;&quot;)">
            <text:p/>
          </table:table-cell>
          <table:table-cell table:formula="of:=IF([.$E161]=[.BS$1];[.$A161];&quot;&quot;)">
            <text:p/>
          </table:table-cell>
          <table:table-cell table:formula="of:=IF([.$E161]=[.BT$1];[.$A161];&quot;&quot;)">
            <text:p/>
          </table:table-cell>
          <table:table-cell table:formula="of:=IF([.$E161]=[.BU$1];[.$A161];&quot;&quot;)">
            <text:p/>
          </table:table-cell>
          <table:table-cell table:formula="of:=IF([.$E161]=[.BV$1];[.$A161];&quot;&quot;)">
            <text:p/>
          </table:table-cell>
          <table:table-cell table:formula="of:=IF([.$E161]=[.BW$1];[.$A161];&quot;&quot;)">
            <text:p/>
          </table:table-cell>
          <table:table-cell table:formula="of:=IF([.$E161]=[.BX$1];[.$A161];&quot;&quot;)">
            <text:p/>
          </table:table-cell>
          <table:table-cell table:formula="of:=IF([.$E161]=[.BY$1];[.$A161];&quot;&quot;)">
            <text:p/>
          </table:table-cell>
          <table:table-cell table:formula="of:=IF([.$E161]=[.BZ$1];[.$A161];&quot;&quot;)">
            <text:p/>
          </table:table-cell>
          <table:table-cell table:formula="of:=IF([.$E161]=[.CA$1];[.$A161];&quot;&quot;)">
            <text:p/>
          </table:table-cell>
          <table:table-cell table:formula="of:=IF([.$E161]=[.CB$1];[.$A161];&quot;&quot;)">
            <text:p/>
          </table:table-cell>
          <table:table-cell table:formula="of:=IF([.$E161]=[.CC$1];[.$A161];&quot;&quot;)">
            <text:p/>
          </table:table-cell>
          <table:table-cell table:formula="of:=IF([.$E161]=[.CD$1];[.$A161];&quot;&quot;)">
            <text:p/>
          </table:table-cell>
          <table:table-cell table:formula="of:=IF([.$E161]=[.CE$1];[.$A161];&quot;&quot;)">
            <text:p/>
          </table:table-cell>
          <table:table-cell table:formula="of:=IF([.$E161]=[.CF$1];[.$A161];&quot;&quot;)">
            <text:p/>
          </table:table-cell>
          <table:table-cell table:formula="of:=IF([.$E161]=[.CG$1];[.$A161];&quot;&quot;)">
            <text:p/>
          </table:table-cell>
          <table:table-cell table:formula="of:=IF([.$E161]=[.CH$1];[.$A161];&quot;&quot;)">
            <text:p/>
          </table:table-cell>
          <table:table-cell table:formula="of:=IF([.$E161]=[.CI$1];[.$A161];&quot;&quot;)">
            <text:p/>
          </table:table-cell>
          <table:table-cell table:formula="of:=IF([.$E161]=[.CJ$1];[.$A161];&quot;&quot;)">
            <text:p/>
          </table:table-cell>
          <table:table-cell table:formula="of:=IF([.$E161]=[.CK$1];[.$A161];&quot;&quot;)">
            <text:p/>
          </table:table-cell>
          <table:table-cell table:formula="of:=IF([.$E161]=[.CL$1];[.$A161];&quot;&quot;)">
            <text:p/>
          </table:table-cell>
          <table:table-cell table:formula="of:=IF([.$E161]=[.CM$1];[.$A161];&quot;&quot;)" office:value-type="float" office:value="160" calcext:value-type="float">
            <text:p>160</text:p>
          </table:table-cell>
          <table:table-cell table:formula="of:=IF([.$E161]=[.CN$1];[.$A161];&quot;&quot;)">
            <text:p/>
          </table:table-cell>
          <table:table-cell table:formula="of:=IF([.$E161]=[.CO$1];[.$A161];&quot;&quot;)">
            <text:p/>
          </table:table-cell>
          <table:table-cell table:formula="of:=IF([.$E161]=[.CP$1];[.$A161];&quot;&quot;)">
            <text:p/>
          </table:table-cell>
          <table:table-cell table:formula="of:=IF([.$E161]=[.CQ$1];[.$A16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Eli Attie</text:p>
          </table:table-cell>
          <table:table-cell office:value-type="float" office:value="6.63" calcext:value-type="float">
            <text:p>6.63</text:p>
          </table:table-cell>
          <table:table-cell/>
          <table:table-cell office:value-type="date" office:date-value="2011-11-14" calcext:value-type="date">
            <text:p>2011-11-14</text:p>
          </table:table-cell>
          <table:table-cell office:value-type="string" calcext:value-type="string">
            <text:p>Eli Attie</text:p>
          </table:table-cell>
          <table:table-cell table:number-columns-repeated="4"/>
          <table:table-cell table:formula="of:=IF(OR([.$J162]=[.O$1];[.$K162]=[.O$1];[.$L162]=[.O$1];[.$M162]=[.O$1];[.$N162]);[.$A162];&quot;&quot;)">
            <text:p/>
          </table:table-cell>
          <table:table-cell table:formula="of:=IF(OR([.$J162]=[.P$1];[.$K162]=[.P$1];[.$L162]=[.P$1];[.$M162]=[.P$1];[.$N162]);[.$A162];&quot;&quot;)">
            <text:p/>
          </table:table-cell>
          <table:table-cell table:formula="of:=IF(OR([.$J162]=[.Q$1];[.$K162]=[.Q$1];[.$L162]=[.Q$1];[.$M162]=[.Q$1];[.$N162]);[.$A162];&quot;&quot;)">
            <text:p/>
          </table:table-cell>
          <table:table-cell table:formula="of:=IF(OR([.$J162]=[.R$1];[.$K162]=[.R$1];[.$L162]=[.R$1];[.$M162]=[.R$1];[.$N162]);[.$A162];&quot;&quot;)">
            <text:p/>
          </table:table-cell>
          <table:table-cell table:formula="of:=IF(OR([.$J162]=[.S$1];[.$K162]=[.S$1];[.$L162]=[.S$1];[.$M162]=[.S$1];[.$N162]);[.$A162];&quot;&quot;)">
            <text:p/>
          </table:table-cell>
          <table:table-cell table:formula="of:=IF(OR([.$J162]=[.T$1];[.$K162]=[.T$1];[.$L162]=[.T$1];[.$M162]=[.T$1];[.$N162]);[.$A162];&quot;&quot;)">
            <text:p/>
          </table:table-cell>
          <table:table-cell table:formula="of:=IF(OR([.$J162]=[.U$1];[.$K162]=[.U$1];[.$L162]=[.U$1];[.$M162]=[.U$1];[.$N162]);[.$A162];&quot;&quot;)">
            <text:p/>
          </table:table-cell>
          <table:table-cell table:formula="of:=IF(OR([.$J162]=[.V$1];[.$K162]=[.V$1];[.$L162]=[.V$1];[.$M162]=[.V$1];[.$N162]);[.$A162];&quot;&quot;)">
            <text:p/>
          </table:table-cell>
          <table:table-cell table:formula="of:=IF(OR([.$J162]=[.W$1];[.$K162]=[.W$1];[.$L162]=[.W$1];[.$M162]=[.W$1];[.$N162]);[.$A162];&quot;&quot;)">
            <text:p/>
          </table:table-cell>
          <table:table-cell table:formula="of:=IF(OR([.$J162]=[.X$1];[.$K162]=[.X$1];[.$L162]=[.X$1];[.$M162]=[.X$1];[.$N162]);[.$A162];&quot;&quot;)">
            <text:p/>
          </table:table-cell>
          <table:table-cell table:formula="of:=IF(OR([.$J162]=[.Y$1];[.$K162]=[.Y$1];[.$L162]=[.Y$1];[.$M162]=[.Y$1];[.$N162]);[.$A162];&quot;&quot;)">
            <text:p/>
          </table:table-cell>
          <table:table-cell table:formula="of:=IF(OR([.$J162]=[.Z$1];[.$K162]=[.Z$1];[.$L162]=[.Z$1];[.$M162]=[.Z$1];[.$N162]);[.$A162];&quot;&quot;)">
            <text:p/>
          </table:table-cell>
          <table:table-cell table:formula="of:=IF(OR([.$J162]=[.AA$1];[.$K162]=[.AA$1];[.$L162]=[.AA$1];[.$M162]=[.AA$1];[.$N162]);[.$A162];&quot;&quot;)">
            <text:p/>
          </table:table-cell>
          <table:table-cell table:formula="of:=IF(OR([.$J162]=[.AB$1];[.$K162]=[.AB$1];[.$L162]=[.AB$1];[.$M162]=[.AB$1];[.$N162]);[.$A162];&quot;&quot;)">
            <text:p/>
          </table:table-cell>
          <table:table-cell table:formula="of:=IF(OR([.$J162]=[.AC$1];[.$K162]=[.AC$1];[.$L162]=[.AC$1];[.$M162]=[.AC$1];[.$N162]);[.$A162];&quot;&quot;)">
            <text:p/>
          </table:table-cell>
          <table:table-cell table:formula="of:=IF(OR([.$J162]=[.AD$1];[.$K162]=[.AD$1];[.$L162]=[.AD$1];[.$M162]=[.AD$1];[.$N162]);[.$A162];&quot;&quot;)">
            <text:p/>
          </table:table-cell>
          <table:table-cell table:formula="of:=IF(OR([.$J162]=[.AE$1];[.$K162]=[.AE$1];[.$L162]=[.AE$1];[.$M162]=[.AE$1];[.$N162]);[.$A162];&quot;&quot;)">
            <text:p/>
          </table:table-cell>
          <table:table-cell table:formula="of:=IF(OR([.$J162]=[.AF$1];[.$K162]=[.AF$1];[.$L162]=[.AF$1];[.$M162]=[.AF$1];[.$N162]);[.$A162];&quot;&quot;)">
            <text:p/>
          </table:table-cell>
          <table:table-cell table:formula="of:=IF(OR([.$J162]=[.AG$1];[.$K162]=[.AG$1];[.$L162]=[.AG$1];[.$M162]=[.AG$1];[.$N162]);[.$A162];&quot;&quot;)">
            <text:p/>
          </table:table-cell>
          <table:table-cell table:formula="of:=IF(OR([.$J162]=[.AH$1];[.$K162]=[.AH$1];[.$L162]=[.AH$1];[.$M162]=[.AH$1];[.$N162]);[.$A162];&quot;&quot;)">
            <text:p/>
          </table:table-cell>
          <table:table-cell table:formula="of:=IF(OR([.$J162]=[.AI$1];[.$K162]=[.AI$1];[.$L162]=[.AI$1];[.$M162]=[.AI$1];[.$N162]);[.$A162];&quot;&quot;)">
            <text:p/>
          </table:table-cell>
          <table:table-cell table:formula="of:=IF(OR([.$J162]=[.AJ$1];[.$K162]=[.AJ$1];[.$L162]=[.AJ$1];[.$M162]=[.AJ$1];[.$N162]);[.$A162];&quot;&quot;)" office:value-type="float" office:value="161" calcext:value-type="float">
            <text:p>161</text:p>
          </table:table-cell>
          <table:table-cell table:formula="of:=IF(OR([.$J162]=[.AK$1];[.$K162]=[.AK$1];[.$L162]=[.AK$1];[.$M162]=[.AK$1];[.$N162]);[.$A162];&quot;&quot;)">
            <text:p/>
          </table:table-cell>
          <table:table-cell table:formula="of:=IF(OR([.$J162]=[.AL$1];[.$K162]=[.AL$1];[.$L162]=[.AL$1];[.$M162]=[.AL$1];[.$N162]);[.$A162];&quot;&quot;)">
            <text:p/>
          </table:table-cell>
          <table:table-cell table:formula="of:=IF(OR([.$J162]=[.AM$1];[.$K162]=[.AM$1];[.$L162]=[.AM$1];[.$M162]=[.AM$1];[.$N162]);[.$A162];&quot;&quot;)">
            <text:p/>
          </table:table-cell>
          <table:table-cell table:formula="of:=IF(OR([.$J162]=[.AN$1];[.$K162]=[.AN$1];[.$L162]=[.AN$1];[.$M162]=[.AN$1];[.$N162]);[.$A162];&quot;&quot;)">
            <text:p/>
          </table:table-cell>
          <table:table-cell table:formula="of:=IF(OR([.$J162]=[.AO$1];[.$K162]=[.AO$1];[.$L162]=[.AO$1];[.$M162]=[.AO$1];[.$N162]);[.$A162];&quot;&quot;)">
            <text:p/>
          </table:table-cell>
          <table:table-cell table:formula="of:=IF(OR([.$J162]=[.AP$1];[.$K162]=[.AP$1];[.$L162]=[.AP$1];[.$M162]=[.AP$1];[.$N162]);[.$A162];&quot;&quot;)">
            <text:p/>
          </table:table-cell>
          <table:table-cell table:formula="of:=IF(OR([.$J162]=[.AQ$1];[.$K162]=[.AQ$1];[.$L162]=[.AQ$1];[.$M162]=[.AQ$1];[.$N162]);[.$A162];&quot;&quot;)">
            <text:p/>
          </table:table-cell>
          <table:table-cell table:formula="of:=IF(OR([.$J162]=[.AR$1];[.$K162]=[.AR$1];[.$L162]=[.AR$1];[.$M162]=[.AR$1];[.$N162]);[.$A162];&quot;&quot;)">
            <text:p/>
          </table:table-cell>
          <table:table-cell/>
          <table:table-cell table:formula="of:=IF([.$E162]=[.AT$1];[.$A162];&quot;&quot;)">
            <text:p/>
          </table:table-cell>
          <table:table-cell table:formula="of:=IF([.$E162]=[.AU$1];[.$A162];&quot;&quot;)">
            <text:p/>
          </table:table-cell>
          <table:table-cell table:formula="of:=IF([.$E162]=[.AV$1];[.$A162];&quot;&quot;)">
            <text:p/>
          </table:table-cell>
          <table:table-cell table:formula="of:=IF([.$E162]=[.AW$1];[.$A162];&quot;&quot;)" office:value-type="float" office:value="161" calcext:value-type="float">
            <text:p>161</text:p>
          </table:table-cell>
          <table:table-cell table:formula="of:=IF([.$E162]=[.AX$1];[.$A162];&quot;&quot;)">
            <text:p/>
          </table:table-cell>
          <table:table-cell table:formula="of:=IF([.$E162]=[.AY$1];[.$A162];&quot;&quot;)">
            <text:p/>
          </table:table-cell>
          <table:table-cell table:formula="of:=IF([.$E162]=[.AZ$1];[.$A162];&quot;&quot;)">
            <text:p/>
          </table:table-cell>
          <table:table-cell table:formula="of:=IF([.$E162]=[.BA$1];[.$A162];&quot;&quot;)">
            <text:p/>
          </table:table-cell>
          <table:table-cell table:formula="of:=IF([.$E162]=[.BB$1];[.$A162];&quot;&quot;)">
            <text:p/>
          </table:table-cell>
          <table:table-cell table:formula="of:=IF([.$E162]=[.BC$1];[.$A162];&quot;&quot;)">
            <text:p/>
          </table:table-cell>
          <table:table-cell table:formula="of:=IF([.$E162]=[.BD$1];[.$A162];&quot;&quot;)">
            <text:p/>
          </table:table-cell>
          <table:table-cell table:formula="of:=IF([.$E162]=[.BE$1];[.$A162];&quot;&quot;)">
            <text:p/>
          </table:table-cell>
          <table:table-cell table:formula="of:=IF([.$E162]=[.BF$1];[.$A162];&quot;&quot;)">
            <text:p/>
          </table:table-cell>
          <table:table-cell table:formula="of:=IF([.$E162]=[.BG$1];[.$A162];&quot;&quot;)">
            <text:p/>
          </table:table-cell>
          <table:table-cell table:formula="of:=IF([.$E162]=[.BH$1];[.$A162];&quot;&quot;)">
            <text:p/>
          </table:table-cell>
          <table:table-cell table:formula="of:=IF([.$E162]=[.BI$1];[.$A162];&quot;&quot;)">
            <text:p/>
          </table:table-cell>
          <table:table-cell table:formula="of:=IF([.$E162]=[.BJ$1];[.$A162];&quot;&quot;)">
            <text:p/>
          </table:table-cell>
          <table:table-cell table:formula="of:=IF([.$E162]=[.BK$1];[.$A162];&quot;&quot;)">
            <text:p/>
          </table:table-cell>
          <table:table-cell table:formula="of:=IF([.$E162]=[.BL$1];[.$A162];&quot;&quot;)">
            <text:p/>
          </table:table-cell>
          <table:table-cell table:formula="of:=IF([.$E162]=[.BM$1];[.$A162];&quot;&quot;)">
            <text:p/>
          </table:table-cell>
          <table:table-cell table:formula="of:=IF([.$E162]=[.BN$1];[.$A162];&quot;&quot;)">
            <text:p/>
          </table:table-cell>
          <table:table-cell table:formula="of:=IF([.$E162]=[.BO$1];[.$A162];&quot;&quot;)">
            <text:p/>
          </table:table-cell>
          <table:table-cell table:formula="of:=IF([.$E162]=[.BP$1];[.$A162];&quot;&quot;)">
            <text:p/>
          </table:table-cell>
          <table:table-cell table:formula="of:=IF([.$E162]=[.BQ$1];[.$A162];&quot;&quot;)">
            <text:p/>
          </table:table-cell>
          <table:table-cell table:formula="of:=IF([.$E162]=[.BR$1];[.$A162];&quot;&quot;)">
            <text:p/>
          </table:table-cell>
          <table:table-cell table:formula="of:=IF([.$E162]=[.BS$1];[.$A162];&quot;&quot;)">
            <text:p/>
          </table:table-cell>
          <table:table-cell table:formula="of:=IF([.$E162]=[.BT$1];[.$A162];&quot;&quot;)">
            <text:p/>
          </table:table-cell>
          <table:table-cell table:formula="of:=IF([.$E162]=[.BU$1];[.$A162];&quot;&quot;)">
            <text:p/>
          </table:table-cell>
          <table:table-cell table:formula="of:=IF([.$E162]=[.BV$1];[.$A162];&quot;&quot;)">
            <text:p/>
          </table:table-cell>
          <table:table-cell table:formula="of:=IF([.$E162]=[.BW$1];[.$A162];&quot;&quot;)">
            <text:p/>
          </table:table-cell>
          <table:table-cell table:formula="of:=IF([.$E162]=[.BX$1];[.$A162];&quot;&quot;)">
            <text:p/>
          </table:table-cell>
          <table:table-cell table:formula="of:=IF([.$E162]=[.BY$1];[.$A162];&quot;&quot;)">
            <text:p/>
          </table:table-cell>
          <table:table-cell table:formula="of:=IF([.$E162]=[.BZ$1];[.$A162];&quot;&quot;)">
            <text:p/>
          </table:table-cell>
          <table:table-cell table:formula="of:=IF([.$E162]=[.CA$1];[.$A162];&quot;&quot;)">
            <text:p/>
          </table:table-cell>
          <table:table-cell table:formula="of:=IF([.$E162]=[.CB$1];[.$A162];&quot;&quot;)">
            <text:p/>
          </table:table-cell>
          <table:table-cell table:formula="of:=IF([.$E162]=[.CC$1];[.$A162];&quot;&quot;)">
            <text:p/>
          </table:table-cell>
          <table:table-cell table:formula="of:=IF([.$E162]=[.CD$1];[.$A162];&quot;&quot;)">
            <text:p/>
          </table:table-cell>
          <table:table-cell table:formula="of:=IF([.$E162]=[.CE$1];[.$A162];&quot;&quot;)">
            <text:p/>
          </table:table-cell>
          <table:table-cell table:formula="of:=IF([.$E162]=[.CF$1];[.$A162];&quot;&quot;)">
            <text:p/>
          </table:table-cell>
          <table:table-cell table:formula="of:=IF([.$E162]=[.CG$1];[.$A162];&quot;&quot;)">
            <text:p/>
          </table:table-cell>
          <table:table-cell table:formula="of:=IF([.$E162]=[.CH$1];[.$A162];&quot;&quot;)">
            <text:p/>
          </table:table-cell>
          <table:table-cell table:formula="of:=IF([.$E162]=[.CI$1];[.$A162];&quot;&quot;)">
            <text:p/>
          </table:table-cell>
          <table:table-cell table:formula="of:=IF([.$E162]=[.CJ$1];[.$A162];&quot;&quot;)">
            <text:p/>
          </table:table-cell>
          <table:table-cell table:formula="of:=IF([.$E162]=[.CK$1];[.$A162];&quot;&quot;)">
            <text:p/>
          </table:table-cell>
          <table:table-cell table:formula="of:=IF([.$E162]=[.CL$1];[.$A162];&quot;&quot;)">
            <text:p/>
          </table:table-cell>
          <table:table-cell table:formula="of:=IF([.$E162]=[.CM$1];[.$A162];&quot;&quot;)">
            <text:p/>
          </table:table-cell>
          <table:table-cell table:formula="of:=IF([.$E162]=[.CN$1];[.$A162];&quot;&quot;)">
            <text:p/>
          </table:table-cell>
          <table:table-cell table:formula="of:=IF([.$E162]=[.CO$1];[.$A162];&quot;&quot;)">
            <text:p/>
          </table:table-cell>
          <table:table-cell table:formula="of:=IF([.$E162]=[.CP$1];[.$A162];&quot;&quot;)">
            <text:p/>
          </table:table-cell>
          <table:table-cell table:formula="of:=IF([.$E162]=[.CQ$1];[.$A162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d, Buried</text:p>
          </table:table-cell>
          <table:table-cell office:value-type="string" calcext:value-type="string">
            <text:p>Miguel Sapochnik</text:p>
          </table:table-cell>
          <table:table-cell office:value-type="string" calcext:value-type="string">
            <text:p>David Hoselton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date" office:date-value="2011-11-21" calcext:value-type="date">
            <text:p>2011-11-21</text:p>
          </table:table-cell>
          <table:table-cell office:value-type="string" calcext:value-type="string">
            <text:p>David Hoselton</text:p>
          </table:table-cell>
          <table:table-cell table:number-columns-repeated="4"/>
          <table:table-cell table:formula="of:=IF(OR([.$J163]=[.O$1];[.$K163]=[.O$1];[.$L163]=[.O$1];[.$M163]=[.O$1];[.$N163]);[.$A163];&quot;&quot;)">
            <text:p/>
          </table:table-cell>
          <table:table-cell table:formula="of:=IF(OR([.$J163]=[.P$1];[.$K163]=[.P$1];[.$L163]=[.P$1];[.$M163]=[.P$1];[.$N163]);[.$A163];&quot;&quot;)">
            <text:p/>
          </table:table-cell>
          <table:table-cell table:formula="of:=IF(OR([.$J163]=[.Q$1];[.$K163]=[.Q$1];[.$L163]=[.Q$1];[.$M163]=[.Q$1];[.$N163]);[.$A163];&quot;&quot;)">
            <text:p/>
          </table:table-cell>
          <table:table-cell table:formula="of:=IF(OR([.$J163]=[.R$1];[.$K163]=[.R$1];[.$L163]=[.R$1];[.$M163]=[.R$1];[.$N163]);[.$A163];&quot;&quot;)">
            <text:p/>
          </table:table-cell>
          <table:table-cell table:formula="of:=IF(OR([.$J163]=[.S$1];[.$K163]=[.S$1];[.$L163]=[.S$1];[.$M163]=[.S$1];[.$N163]);[.$A163];&quot;&quot;)">
            <text:p/>
          </table:table-cell>
          <table:table-cell table:formula="of:=IF(OR([.$J163]=[.T$1];[.$K163]=[.T$1];[.$L163]=[.T$1];[.$M163]=[.T$1];[.$N163]);[.$A163];&quot;&quot;)">
            <text:p/>
          </table:table-cell>
          <table:table-cell table:formula="of:=IF(OR([.$J163]=[.U$1];[.$K163]=[.U$1];[.$L163]=[.U$1];[.$M163]=[.U$1];[.$N163]);[.$A163];&quot;&quot;)">
            <text:p/>
          </table:table-cell>
          <table:table-cell table:formula="of:=IF(OR([.$J163]=[.V$1];[.$K163]=[.V$1];[.$L163]=[.V$1];[.$M163]=[.V$1];[.$N163]);[.$A163];&quot;&quot;)">
            <text:p/>
          </table:table-cell>
          <table:table-cell table:formula="of:=IF(OR([.$J163]=[.W$1];[.$K163]=[.W$1];[.$L163]=[.W$1];[.$M163]=[.W$1];[.$N163]);[.$A163];&quot;&quot;)">
            <text:p/>
          </table:table-cell>
          <table:table-cell table:formula="of:=IF(OR([.$J163]=[.X$1];[.$K163]=[.X$1];[.$L163]=[.X$1];[.$M163]=[.X$1];[.$N163]);[.$A163];&quot;&quot;)">
            <text:p/>
          </table:table-cell>
          <table:table-cell table:formula="of:=IF(OR([.$J163]=[.Y$1];[.$K163]=[.Y$1];[.$L163]=[.Y$1];[.$M163]=[.Y$1];[.$N163]);[.$A163];&quot;&quot;)">
            <text:p/>
          </table:table-cell>
          <table:table-cell table:formula="of:=IF(OR([.$J163]=[.Z$1];[.$K163]=[.Z$1];[.$L163]=[.Z$1];[.$M163]=[.Z$1];[.$N163]);[.$A163];&quot;&quot;)">
            <text:p/>
          </table:table-cell>
          <table:table-cell table:formula="of:=IF(OR([.$J163]=[.AA$1];[.$K163]=[.AA$1];[.$L163]=[.AA$1];[.$M163]=[.AA$1];[.$N163]);[.$A163];&quot;&quot;)">
            <text:p/>
          </table:table-cell>
          <table:table-cell table:formula="of:=IF(OR([.$J163]=[.AB$1];[.$K163]=[.AB$1];[.$L163]=[.AB$1];[.$M163]=[.AB$1];[.$N163]);[.$A163];&quot;&quot;)">
            <text:p/>
          </table:table-cell>
          <table:table-cell table:formula="of:=IF(OR([.$J163]=[.AC$1];[.$K163]=[.AC$1];[.$L163]=[.AC$1];[.$M163]=[.AC$1];[.$N163]);[.$A163];&quot;&quot;)">
            <text:p/>
          </table:table-cell>
          <table:table-cell table:formula="of:=IF(OR([.$J163]=[.AD$1];[.$K163]=[.AD$1];[.$L163]=[.AD$1];[.$M163]=[.AD$1];[.$N163]);[.$A163];&quot;&quot;)">
            <text:p/>
          </table:table-cell>
          <table:table-cell table:formula="of:=IF(OR([.$J163]=[.AE$1];[.$K163]=[.AE$1];[.$L163]=[.AE$1];[.$M163]=[.AE$1];[.$N163]);[.$A163];&quot;&quot;)">
            <text:p/>
          </table:table-cell>
          <table:table-cell table:formula="of:=IF(OR([.$J163]=[.AF$1];[.$K163]=[.AF$1];[.$L163]=[.AF$1];[.$M163]=[.AF$1];[.$N163]);[.$A163];&quot;&quot;)">
            <text:p/>
          </table:table-cell>
          <table:table-cell table:formula="of:=IF(OR([.$J163]=[.AG$1];[.$K163]=[.AG$1];[.$L163]=[.AG$1];[.$M163]=[.AG$1];[.$N163]);[.$A163];&quot;&quot;)" office:value-type="float" office:value="162" calcext:value-type="float">
            <text:p>162</text:p>
          </table:table-cell>
          <table:table-cell table:formula="of:=IF(OR([.$J163]=[.AH$1];[.$K163]=[.AH$1];[.$L163]=[.AH$1];[.$M163]=[.AH$1];[.$N163]);[.$A163];&quot;&quot;)">
            <text:p/>
          </table:table-cell>
          <table:table-cell table:formula="of:=IF(OR([.$J163]=[.AI$1];[.$K163]=[.AI$1];[.$L163]=[.AI$1];[.$M163]=[.AI$1];[.$N163]);[.$A163];&quot;&quot;)">
            <text:p/>
          </table:table-cell>
          <table:table-cell table:formula="of:=IF(OR([.$J163]=[.AJ$1];[.$K163]=[.AJ$1];[.$L163]=[.AJ$1];[.$M163]=[.AJ$1];[.$N163]);[.$A163];&quot;&quot;)">
            <text:p/>
          </table:table-cell>
          <table:table-cell table:formula="of:=IF(OR([.$J163]=[.AK$1];[.$K163]=[.AK$1];[.$L163]=[.AK$1];[.$M163]=[.AK$1];[.$N163]);[.$A163];&quot;&quot;)">
            <text:p/>
          </table:table-cell>
          <table:table-cell table:formula="of:=IF(OR([.$J163]=[.AL$1];[.$K163]=[.AL$1];[.$L163]=[.AL$1];[.$M163]=[.AL$1];[.$N163]);[.$A163];&quot;&quot;)">
            <text:p/>
          </table:table-cell>
          <table:table-cell table:formula="of:=IF(OR([.$J163]=[.AM$1];[.$K163]=[.AM$1];[.$L163]=[.AM$1];[.$M163]=[.AM$1];[.$N163]);[.$A163];&quot;&quot;)">
            <text:p/>
          </table:table-cell>
          <table:table-cell table:formula="of:=IF(OR([.$J163]=[.AN$1];[.$K163]=[.AN$1];[.$L163]=[.AN$1];[.$M163]=[.AN$1];[.$N163]);[.$A163];&quot;&quot;)">
            <text:p/>
          </table:table-cell>
          <table:table-cell table:formula="of:=IF(OR([.$J163]=[.AO$1];[.$K163]=[.AO$1];[.$L163]=[.AO$1];[.$M163]=[.AO$1];[.$N163]);[.$A163];&quot;&quot;)">
            <text:p/>
          </table:table-cell>
          <table:table-cell table:formula="of:=IF(OR([.$J163]=[.AP$1];[.$K163]=[.AP$1];[.$L163]=[.AP$1];[.$M163]=[.AP$1];[.$N163]);[.$A163];&quot;&quot;)">
            <text:p/>
          </table:table-cell>
          <table:table-cell table:formula="of:=IF(OR([.$J163]=[.AQ$1];[.$K163]=[.AQ$1];[.$L163]=[.AQ$1];[.$M163]=[.AQ$1];[.$N163]);[.$A163];&quot;&quot;)">
            <text:p/>
          </table:table-cell>
          <table:table-cell table:formula="of:=IF(OR([.$J163]=[.AR$1];[.$K163]=[.AR$1];[.$L163]=[.AR$1];[.$M163]=[.AR$1];[.$N163]);[.$A163];&quot;&quot;)">
            <text:p/>
          </table:table-cell>
          <table:table-cell table:style-name="ce4"/>
          <table:table-cell table:formula="of:=IF([.$E163]=[.AT$1];[.$A163];&quot;&quot;)">
            <text:p/>
          </table:table-cell>
          <table:table-cell table:formula="of:=IF([.$E163]=[.AU$1];[.$A163];&quot;&quot;)">
            <text:p/>
          </table:table-cell>
          <table:table-cell table:formula="of:=IF([.$E163]=[.AV$1];[.$A163];&quot;&quot;)">
            <text:p/>
          </table:table-cell>
          <table:table-cell table:formula="of:=IF([.$E163]=[.AW$1];[.$A163];&quot;&quot;)">
            <text:p/>
          </table:table-cell>
          <table:table-cell table:formula="of:=IF([.$E163]=[.AX$1];[.$A163];&quot;&quot;)">
            <text:p/>
          </table:table-cell>
          <table:table-cell table:formula="of:=IF([.$E163]=[.AY$1];[.$A163];&quot;&quot;)">
            <text:p/>
          </table:table-cell>
          <table:table-cell table:formula="of:=IF([.$E163]=[.AZ$1];[.$A163];&quot;&quot;)">
            <text:p/>
          </table:table-cell>
          <table:table-cell table:formula="of:=IF([.$E163]=[.BA$1];[.$A163];&quot;&quot;)">
            <text:p/>
          </table:table-cell>
          <table:table-cell table:formula="of:=IF([.$E163]=[.BB$1];[.$A163];&quot;&quot;)">
            <text:p/>
          </table:table-cell>
          <table:table-cell table:formula="of:=IF([.$E163]=[.BC$1];[.$A163];&quot;&quot;)">
            <text:p/>
          </table:table-cell>
          <table:table-cell table:formula="of:=IF([.$E163]=[.BD$1];[.$A163];&quot;&quot;)">
            <text:p/>
          </table:table-cell>
          <table:table-cell table:formula="of:=IF([.$E163]=[.BE$1];[.$A163];&quot;&quot;)">
            <text:p/>
          </table:table-cell>
          <table:table-cell table:formula="of:=IF([.$E163]=[.BF$1];[.$A163];&quot;&quot;)">
            <text:p/>
          </table:table-cell>
          <table:table-cell table:formula="of:=IF([.$E163]=[.BG$1];[.$A163];&quot;&quot;)">
            <text:p/>
          </table:table-cell>
          <table:table-cell table:formula="of:=IF([.$E163]=[.BH$1];[.$A163];&quot;&quot;)">
            <text:p/>
          </table:table-cell>
          <table:table-cell table:formula="of:=IF([.$E163]=[.BI$1];[.$A163];&quot;&quot;)">
            <text:p/>
          </table:table-cell>
          <table:table-cell table:formula="of:=IF([.$E163]=[.BJ$1];[.$A163];&quot;&quot;)">
            <text:p/>
          </table:table-cell>
          <table:table-cell table:formula="of:=IF([.$E163]=[.BK$1];[.$A163];&quot;&quot;)">
            <text:p/>
          </table:table-cell>
          <table:table-cell table:formula="of:=IF([.$E163]=[.BL$1];[.$A163];&quot;&quot;)">
            <text:p/>
          </table:table-cell>
          <table:table-cell table:formula="of:=IF([.$E163]=[.BM$1];[.$A163];&quot;&quot;)">
            <text:p/>
          </table:table-cell>
          <table:table-cell table:formula="of:=IF([.$E163]=[.BN$1];[.$A163];&quot;&quot;)">
            <text:p/>
          </table:table-cell>
          <table:table-cell table:formula="of:=IF([.$E163]=[.BO$1];[.$A163];&quot;&quot;)">
            <text:p/>
          </table:table-cell>
          <table:table-cell table:formula="of:=IF([.$E163]=[.BP$1];[.$A163];&quot;&quot;)">
            <text:p/>
          </table:table-cell>
          <table:table-cell table:formula="of:=IF([.$E163]=[.BQ$1];[.$A163];&quot;&quot;)">
            <text:p/>
          </table:table-cell>
          <table:table-cell table:formula="of:=IF([.$E163]=[.BR$1];[.$A163];&quot;&quot;)">
            <text:p/>
          </table:table-cell>
          <table:table-cell table:formula="of:=IF([.$E163]=[.BS$1];[.$A163];&quot;&quot;)">
            <text:p/>
          </table:table-cell>
          <table:table-cell table:formula="of:=IF([.$E163]=[.BT$1];[.$A163];&quot;&quot;)">
            <text:p/>
          </table:table-cell>
          <table:table-cell table:formula="of:=IF([.$E163]=[.BU$1];[.$A163];&quot;&quot;)">
            <text:p/>
          </table:table-cell>
          <table:table-cell table:formula="of:=IF([.$E163]=[.BV$1];[.$A163];&quot;&quot;)">
            <text:p/>
          </table:table-cell>
          <table:table-cell table:formula="of:=IF([.$E163]=[.BW$1];[.$A163];&quot;&quot;)">
            <text:p/>
          </table:table-cell>
          <table:table-cell table:formula="of:=IF([.$E163]=[.BX$1];[.$A163];&quot;&quot;)">
            <text:p/>
          </table:table-cell>
          <table:table-cell table:formula="of:=IF([.$E163]=[.BY$1];[.$A163];&quot;&quot;)">
            <text:p/>
          </table:table-cell>
          <table:table-cell table:formula="of:=IF([.$E163]=[.BZ$1];[.$A163];&quot;&quot;)">
            <text:p/>
          </table:table-cell>
          <table:table-cell table:formula="of:=IF([.$E163]=[.CA$1];[.$A163];&quot;&quot;)">
            <text:p/>
          </table:table-cell>
          <table:table-cell table:formula="of:=IF([.$E163]=[.CB$1];[.$A163];&quot;&quot;)">
            <text:p/>
          </table:table-cell>
          <table:table-cell table:formula="of:=IF([.$E163]=[.CC$1];[.$A163];&quot;&quot;)">
            <text:p/>
          </table:table-cell>
          <table:table-cell table:formula="of:=IF([.$E163]=[.CD$1];[.$A163];&quot;&quot;)">
            <text:p/>
          </table:table-cell>
          <table:table-cell table:formula="of:=IF([.$E163]=[.CE$1];[.$A163];&quot;&quot;)">
            <text:p/>
          </table:table-cell>
          <table:table-cell table:formula="of:=IF([.$E163]=[.CF$1];[.$A163];&quot;&quot;)">
            <text:p/>
          </table:table-cell>
          <table:table-cell table:formula="of:=IF([.$E163]=[.CG$1];[.$A163];&quot;&quot;)">
            <text:p/>
          </table:table-cell>
          <table:table-cell table:formula="of:=IF([.$E163]=[.CH$1];[.$A163];&quot;&quot;)">
            <text:p/>
          </table:table-cell>
          <table:table-cell table:formula="of:=IF([.$E163]=[.CI$1];[.$A163];&quot;&quot;)">
            <text:p/>
          </table:table-cell>
          <table:table-cell table:formula="of:=IF([.$E163]=[.CJ$1];[.$A163];&quot;&quot;)" office:value-type="float" office:value="162" calcext:value-type="float">
            <text:p>162</text:p>
          </table:table-cell>
          <table:table-cell table:formula="of:=IF([.$E163]=[.CK$1];[.$A163];&quot;&quot;)">
            <text:p/>
          </table:table-cell>
          <table:table-cell table:formula="of:=IF([.$E163]=[.CL$1];[.$A163];&quot;&quot;)">
            <text:p/>
          </table:table-cell>
          <table:table-cell table:formula="of:=IF([.$E163]=[.CM$1];[.$A163];&quot;&quot;)">
            <text:p/>
          </table:table-cell>
          <table:table-cell table:formula="of:=IF([.$E163]=[.CN$1];[.$A163];&quot;&quot;)">
            <text:p/>
          </table:table-cell>
          <table:table-cell table:formula="of:=IF([.$E163]=[.CO$1];[.$A163];&quot;&quot;)">
            <text:p/>
          </table:table-cell>
          <table:table-cell table:formula="of:=IF([.$E163]=[.CP$1];[.$A163];&quot;&quot;)">
            <text:p/>
          </table:table-cell>
          <table:table-cell table:formula="of:=IF([.$E163]=[.CQ$1];[.$A163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3" calcext:value-type="float">
            <text:p>1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rils of Paranoia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Thomas L. Moran</text:p>
          </table:table-cell>
          <table:table-cell office:value-type="float" office:value="7.41" calcext:value-type="float">
            <text:p>7.41</text:p>
          </table:table-cell>
          <table:table-cell/>
          <table:table-cell office:value-type="date" office:date-value="2011-11-28" calcext:value-type="date">
            <text:p>2011-11-28</text:p>
          </table:table-cell>
          <table:table-cell office:value-type="string" calcext:value-type="string">
            <text:p>Thomas L. Moran</text:p>
          </table:table-cell>
          <table:table-cell table:number-columns-repeated="4"/>
          <table:table-cell table:formula="of:=IF(OR([.$J164]=[.O$1];[.$K164]=[.O$1];[.$L164]=[.O$1];[.$M164]=[.O$1];[.$N164]);[.$A164];&quot;&quot;)">
            <text:p/>
          </table:table-cell>
          <table:table-cell table:formula="of:=IF(OR([.$J164]=[.P$1];[.$K164]=[.P$1];[.$L164]=[.P$1];[.$M164]=[.P$1];[.$N164]);[.$A164];&quot;&quot;)">
            <text:p/>
          </table:table-cell>
          <table:table-cell table:formula="of:=IF(OR([.$J164]=[.Q$1];[.$K164]=[.Q$1];[.$L164]=[.Q$1];[.$M164]=[.Q$1];[.$N164]);[.$A164];&quot;&quot;)">
            <text:p/>
          </table:table-cell>
          <table:table-cell table:formula="of:=IF(OR([.$J164]=[.R$1];[.$K164]=[.R$1];[.$L164]=[.R$1];[.$M164]=[.R$1];[.$N164]);[.$A164];&quot;&quot;)">
            <text:p/>
          </table:table-cell>
          <table:table-cell table:formula="of:=IF(OR([.$J164]=[.S$1];[.$K164]=[.S$1];[.$L164]=[.S$1];[.$M164]=[.S$1];[.$N164]);[.$A164];&quot;&quot;)">
            <text:p/>
          </table:table-cell>
          <table:table-cell table:formula="of:=IF(OR([.$J164]=[.T$1];[.$K164]=[.T$1];[.$L164]=[.T$1];[.$M164]=[.T$1];[.$N164]);[.$A164];&quot;&quot;)" office:value-type="float" office:value="163" calcext:value-type="float">
            <text:p>163</text:p>
          </table:table-cell>
          <table:table-cell table:formula="of:=IF(OR([.$J164]=[.U$1];[.$K164]=[.U$1];[.$L164]=[.U$1];[.$M164]=[.U$1];[.$N164]);[.$A164];&quot;&quot;)">
            <text:p/>
          </table:table-cell>
          <table:table-cell table:formula="of:=IF(OR([.$J164]=[.V$1];[.$K164]=[.V$1];[.$L164]=[.V$1];[.$M164]=[.V$1];[.$N164]);[.$A164];&quot;&quot;)">
            <text:p/>
          </table:table-cell>
          <table:table-cell table:formula="of:=IF(OR([.$J164]=[.W$1];[.$K164]=[.W$1];[.$L164]=[.W$1];[.$M164]=[.W$1];[.$N164]);[.$A164];&quot;&quot;)">
            <text:p/>
          </table:table-cell>
          <table:table-cell table:formula="of:=IF(OR([.$J164]=[.X$1];[.$K164]=[.X$1];[.$L164]=[.X$1];[.$M164]=[.X$1];[.$N164]);[.$A164];&quot;&quot;)">
            <text:p/>
          </table:table-cell>
          <table:table-cell table:formula="of:=IF(OR([.$J164]=[.Y$1];[.$K164]=[.Y$1];[.$L164]=[.Y$1];[.$M164]=[.Y$1];[.$N164]);[.$A164];&quot;&quot;)">
            <text:p/>
          </table:table-cell>
          <table:table-cell table:formula="of:=IF(OR([.$J164]=[.Z$1];[.$K164]=[.Z$1];[.$L164]=[.Z$1];[.$M164]=[.Z$1];[.$N164]);[.$A164];&quot;&quot;)">
            <text:p/>
          </table:table-cell>
          <table:table-cell table:formula="of:=IF(OR([.$J164]=[.AA$1];[.$K164]=[.AA$1];[.$L164]=[.AA$1];[.$M164]=[.AA$1];[.$N164]);[.$A164];&quot;&quot;)">
            <text:p/>
          </table:table-cell>
          <table:table-cell table:formula="of:=IF(OR([.$J164]=[.AB$1];[.$K164]=[.AB$1];[.$L164]=[.AB$1];[.$M164]=[.AB$1];[.$N164]);[.$A164];&quot;&quot;)">
            <text:p/>
          </table:table-cell>
          <table:table-cell table:formula="of:=IF(OR([.$J164]=[.AC$1];[.$K164]=[.AC$1];[.$L164]=[.AC$1];[.$M164]=[.AC$1];[.$N164]);[.$A164];&quot;&quot;)">
            <text:p/>
          </table:table-cell>
          <table:table-cell table:formula="of:=IF(OR([.$J164]=[.AD$1];[.$K164]=[.AD$1];[.$L164]=[.AD$1];[.$M164]=[.AD$1];[.$N164]);[.$A164];&quot;&quot;)">
            <text:p/>
          </table:table-cell>
          <table:table-cell table:formula="of:=IF(OR([.$J164]=[.AE$1];[.$K164]=[.AE$1];[.$L164]=[.AE$1];[.$M164]=[.AE$1];[.$N164]);[.$A164];&quot;&quot;)">
            <text:p/>
          </table:table-cell>
          <table:table-cell table:formula="of:=IF(OR([.$J164]=[.AF$1];[.$K164]=[.AF$1];[.$L164]=[.AF$1];[.$M164]=[.AF$1];[.$N164]);[.$A164];&quot;&quot;)">
            <text:p/>
          </table:table-cell>
          <table:table-cell table:formula="of:=IF(OR([.$J164]=[.AG$1];[.$K164]=[.AG$1];[.$L164]=[.AG$1];[.$M164]=[.AG$1];[.$N164]);[.$A164];&quot;&quot;)">
            <text:p/>
          </table:table-cell>
          <table:table-cell table:formula="of:=IF(OR([.$J164]=[.AH$1];[.$K164]=[.AH$1];[.$L164]=[.AH$1];[.$M164]=[.AH$1];[.$N164]);[.$A164];&quot;&quot;)">
            <text:p/>
          </table:table-cell>
          <table:table-cell table:formula="of:=IF(OR([.$J164]=[.AI$1];[.$K164]=[.AI$1];[.$L164]=[.AI$1];[.$M164]=[.AI$1];[.$N164]);[.$A164];&quot;&quot;)">
            <text:p/>
          </table:table-cell>
          <table:table-cell table:formula="of:=IF(OR([.$J164]=[.AJ$1];[.$K164]=[.AJ$1];[.$L164]=[.AJ$1];[.$M164]=[.AJ$1];[.$N164]);[.$A164];&quot;&quot;)">
            <text:p/>
          </table:table-cell>
          <table:table-cell table:formula="of:=IF(OR([.$J164]=[.AK$1];[.$K164]=[.AK$1];[.$L164]=[.AK$1];[.$M164]=[.AK$1];[.$N164]);[.$A164];&quot;&quot;)">
            <text:p/>
          </table:table-cell>
          <table:table-cell table:formula="of:=IF(OR([.$J164]=[.AL$1];[.$K164]=[.AL$1];[.$L164]=[.AL$1];[.$M164]=[.AL$1];[.$N164]);[.$A164];&quot;&quot;)">
            <text:p/>
          </table:table-cell>
          <table:table-cell table:formula="of:=IF(OR([.$J164]=[.AM$1];[.$K164]=[.AM$1];[.$L164]=[.AM$1];[.$M164]=[.AM$1];[.$N164]);[.$A164];&quot;&quot;)">
            <text:p/>
          </table:table-cell>
          <table:table-cell table:formula="of:=IF(OR([.$J164]=[.AN$1];[.$K164]=[.AN$1];[.$L164]=[.AN$1];[.$M164]=[.AN$1];[.$N164]);[.$A164];&quot;&quot;)">
            <text:p/>
          </table:table-cell>
          <table:table-cell table:formula="of:=IF(OR([.$J164]=[.AO$1];[.$K164]=[.AO$1];[.$L164]=[.AO$1];[.$M164]=[.AO$1];[.$N164]);[.$A164];&quot;&quot;)">
            <text:p/>
          </table:table-cell>
          <table:table-cell table:formula="of:=IF(OR([.$J164]=[.AP$1];[.$K164]=[.AP$1];[.$L164]=[.AP$1];[.$M164]=[.AP$1];[.$N164]);[.$A164];&quot;&quot;)">
            <text:p/>
          </table:table-cell>
          <table:table-cell table:formula="of:=IF(OR([.$J164]=[.AQ$1];[.$K164]=[.AQ$1];[.$L164]=[.AQ$1];[.$M164]=[.AQ$1];[.$N164]);[.$A164];&quot;&quot;)">
            <text:p/>
          </table:table-cell>
          <table:table-cell table:formula="of:=IF(OR([.$J164]=[.AR$1];[.$K164]=[.AR$1];[.$L164]=[.AR$1];[.$M164]=[.AR$1];[.$N164]);[.$A164];&quot;&quot;)">
            <text:p/>
          </table:table-cell>
          <table:table-cell/>
          <table:table-cell table:formula="of:=IF([.$E164]=[.AT$1];[.$A164];&quot;&quot;)">
            <text:p/>
          </table:table-cell>
          <table:table-cell table:formula="of:=IF([.$E164]=[.AU$1];[.$A164];&quot;&quot;)">
            <text:p/>
          </table:table-cell>
          <table:table-cell table:formula="of:=IF([.$E164]=[.AV$1];[.$A164];&quot;&quot;)">
            <text:p/>
          </table:table-cell>
          <table:table-cell table:formula="of:=IF([.$E164]=[.AW$1];[.$A164];&quot;&quot;)">
            <text:p/>
          </table:table-cell>
          <table:table-cell table:formula="of:=IF([.$E164]=[.AX$1];[.$A164];&quot;&quot;)">
            <text:p/>
          </table:table-cell>
          <table:table-cell table:formula="of:=IF([.$E164]=[.AY$1];[.$A164];&quot;&quot;)">
            <text:p/>
          </table:table-cell>
          <table:table-cell table:formula="of:=IF([.$E164]=[.AZ$1];[.$A164];&quot;&quot;)">
            <text:p/>
          </table:table-cell>
          <table:table-cell table:formula="of:=IF([.$E164]=[.BA$1];[.$A164];&quot;&quot;)">
            <text:p/>
          </table:table-cell>
          <table:table-cell table:formula="of:=IF([.$E164]=[.BB$1];[.$A164];&quot;&quot;)">
            <text:p/>
          </table:table-cell>
          <table:table-cell table:formula="of:=IF([.$E164]=[.BC$1];[.$A164];&quot;&quot;)">
            <text:p/>
          </table:table-cell>
          <table:table-cell table:formula="of:=IF([.$E164]=[.BD$1];[.$A164];&quot;&quot;)">
            <text:p/>
          </table:table-cell>
          <table:table-cell table:formula="of:=IF([.$E164]=[.BE$1];[.$A164];&quot;&quot;)">
            <text:p/>
          </table:table-cell>
          <table:table-cell table:formula="of:=IF([.$E164]=[.BF$1];[.$A164];&quot;&quot;)">
            <text:p/>
          </table:table-cell>
          <table:table-cell table:formula="of:=IF([.$E164]=[.BG$1];[.$A164];&quot;&quot;)">
            <text:p/>
          </table:table-cell>
          <table:table-cell table:formula="of:=IF([.$E164]=[.BH$1];[.$A164];&quot;&quot;)">
            <text:p/>
          </table:table-cell>
          <table:table-cell table:formula="of:=IF([.$E164]=[.BI$1];[.$A164];&quot;&quot;)">
            <text:p/>
          </table:table-cell>
          <table:table-cell table:formula="of:=IF([.$E164]=[.BJ$1];[.$A164];&quot;&quot;)">
            <text:p/>
          </table:table-cell>
          <table:table-cell table:formula="of:=IF([.$E164]=[.BK$1];[.$A164];&quot;&quot;)">
            <text:p/>
          </table:table-cell>
          <table:table-cell table:formula="of:=IF([.$E164]=[.BL$1];[.$A164];&quot;&quot;)">
            <text:p/>
          </table:table-cell>
          <table:table-cell table:formula="of:=IF([.$E164]=[.BM$1];[.$A164];&quot;&quot;)">
            <text:p/>
          </table:table-cell>
          <table:table-cell table:formula="of:=IF([.$E164]=[.BN$1];[.$A164];&quot;&quot;)">
            <text:p/>
          </table:table-cell>
          <table:table-cell table:formula="of:=IF([.$E164]=[.BO$1];[.$A164];&quot;&quot;)">
            <text:p/>
          </table:table-cell>
          <table:table-cell table:formula="of:=IF([.$E164]=[.BP$1];[.$A164];&quot;&quot;)">
            <text:p/>
          </table:table-cell>
          <table:table-cell table:formula="of:=IF([.$E164]=[.BQ$1];[.$A164];&quot;&quot;)">
            <text:p/>
          </table:table-cell>
          <table:table-cell table:formula="of:=IF([.$E164]=[.BR$1];[.$A164];&quot;&quot;)">
            <text:p/>
          </table:table-cell>
          <table:table-cell table:formula="of:=IF([.$E164]=[.BS$1];[.$A164];&quot;&quot;)">
            <text:p/>
          </table:table-cell>
          <table:table-cell table:formula="of:=IF([.$E164]=[.BT$1];[.$A164];&quot;&quot;)">
            <text:p/>
          </table:table-cell>
          <table:table-cell table:formula="of:=IF([.$E164]=[.BU$1];[.$A164];&quot;&quot;)">
            <text:p/>
          </table:table-cell>
          <table:table-cell table:formula="of:=IF([.$E164]=[.BV$1];[.$A164];&quot;&quot;)">
            <text:p/>
          </table:table-cell>
          <table:table-cell table:formula="of:=IF([.$E164]=[.BW$1];[.$A164];&quot;&quot;)">
            <text:p/>
          </table:table-cell>
          <table:table-cell table:formula="of:=IF([.$E164]=[.BX$1];[.$A164];&quot;&quot;)">
            <text:p/>
          </table:table-cell>
          <table:table-cell table:formula="of:=IF([.$E164]=[.BY$1];[.$A164];&quot;&quot;)">
            <text:p/>
          </table:table-cell>
          <table:table-cell table:formula="of:=IF([.$E164]=[.BZ$1];[.$A164];&quot;&quot;)">
            <text:p/>
          </table:table-cell>
          <table:table-cell table:formula="of:=IF([.$E164]=[.CA$1];[.$A164];&quot;&quot;)">
            <text:p/>
          </table:table-cell>
          <table:table-cell table:formula="of:=IF([.$E164]=[.CB$1];[.$A164];&quot;&quot;)" office:value-type="float" office:value="163" calcext:value-type="float">
            <text:p>163</text:p>
          </table:table-cell>
          <table:table-cell table:formula="of:=IF([.$E164]=[.CC$1];[.$A164];&quot;&quot;)">
            <text:p/>
          </table:table-cell>
          <table:table-cell table:formula="of:=IF([.$E164]=[.CD$1];[.$A164];&quot;&quot;)">
            <text:p/>
          </table:table-cell>
          <table:table-cell table:formula="of:=IF([.$E164]=[.CE$1];[.$A164];&quot;&quot;)">
            <text:p/>
          </table:table-cell>
          <table:table-cell table:formula="of:=IF([.$E164]=[.CF$1];[.$A164];&quot;&quot;)">
            <text:p/>
          </table:table-cell>
          <table:table-cell table:formula="of:=IF([.$E164]=[.CG$1];[.$A164];&quot;&quot;)">
            <text:p/>
          </table:table-cell>
          <table:table-cell table:formula="of:=IF([.$E164]=[.CH$1];[.$A164];&quot;&quot;)">
            <text:p/>
          </table:table-cell>
          <table:table-cell table:formula="of:=IF([.$E164]=[.CI$1];[.$A164];&quot;&quot;)">
            <text:p/>
          </table:table-cell>
          <table:table-cell table:formula="of:=IF([.$E164]=[.CJ$1];[.$A164];&quot;&quot;)">
            <text:p/>
          </table:table-cell>
          <table:table-cell table:formula="of:=IF([.$E164]=[.CK$1];[.$A164];&quot;&quot;)">
            <text:p/>
          </table:table-cell>
          <table:table-cell table:formula="of:=IF([.$E164]=[.CL$1];[.$A164];&quot;&quot;)">
            <text:p/>
          </table:table-cell>
          <table:table-cell table:formula="of:=IF([.$E164]=[.CM$1];[.$A164];&quot;&quot;)">
            <text:p/>
          </table:table-cell>
          <table:table-cell table:formula="of:=IF([.$E164]=[.CN$1];[.$A164];&quot;&quot;)">
            <text:p/>
          </table:table-cell>
          <table:table-cell table:formula="of:=IF([.$E164]=[.CO$1];[.$A164];&quot;&quot;)">
            <text:p/>
          </table:table-cell>
          <table:table-cell table:formula="of:=IF([.$E164]=[.CP$1];[.$A164];&quot;&quot;)">
            <text:p/>
          </table:table-cell>
          <table:table-cell table:formula="of:=IF([.$E164]=[.CQ$1];[.$A164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tter Half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Kath Lingenfelter</text:p>
          </table:table-cell>
          <table:table-cell office:value-type="float" office:value="8.76" calcext:value-type="float">
            <text:p>8.76</text:p>
          </table:table-cell>
          <table:table-cell/>
          <table:table-cell office:value-type="date" office:date-value="2012-01-23" calcext:value-type="date">
            <text:p>2012-01-23</text:p>
          </table:table-cell>
          <table:table-cell office:value-type="string" calcext:value-type="string">
            <text:p>Kath Lingenfelter</text:p>
          </table:table-cell>
          <table:table-cell table:number-columns-repeated="4"/>
          <table:table-cell table:formula="of:=IF(OR([.$J165]=[.O$1];[.$K165]=[.O$1];[.$L165]=[.O$1];[.$M165]=[.O$1];[.$N165]);[.$A165];&quot;&quot;)">
            <text:p/>
          </table:table-cell>
          <table:table-cell table:formula="of:=IF(OR([.$J165]=[.P$1];[.$K165]=[.P$1];[.$L165]=[.P$1];[.$M165]=[.P$1];[.$N165]);[.$A165];&quot;&quot;)">
            <text:p/>
          </table:table-cell>
          <table:table-cell table:formula="of:=IF(OR([.$J165]=[.Q$1];[.$K165]=[.Q$1];[.$L165]=[.Q$1];[.$M165]=[.Q$1];[.$N165]);[.$A165];&quot;&quot;)">
            <text:p/>
          </table:table-cell>
          <table:table-cell table:formula="of:=IF(OR([.$J165]=[.R$1];[.$K165]=[.R$1];[.$L165]=[.R$1];[.$M165]=[.R$1];[.$N165]);[.$A165];&quot;&quot;)">
            <text:p/>
          </table:table-cell>
          <table:table-cell table:formula="of:=IF(OR([.$J165]=[.S$1];[.$K165]=[.S$1];[.$L165]=[.S$1];[.$M165]=[.S$1];[.$N165]);[.$A165];&quot;&quot;)">
            <text:p/>
          </table:table-cell>
          <table:table-cell table:formula="of:=IF(OR([.$J165]=[.T$1];[.$K165]=[.T$1];[.$L165]=[.T$1];[.$M165]=[.T$1];[.$N165]);[.$A165];&quot;&quot;)">
            <text:p/>
          </table:table-cell>
          <table:table-cell table:formula="of:=IF(OR([.$J165]=[.U$1];[.$K165]=[.U$1];[.$L165]=[.U$1];[.$M165]=[.U$1];[.$N165]);[.$A165];&quot;&quot;)">
            <text:p/>
          </table:table-cell>
          <table:table-cell table:formula="of:=IF(OR([.$J165]=[.V$1];[.$K165]=[.V$1];[.$L165]=[.V$1];[.$M165]=[.V$1];[.$N165]);[.$A165];&quot;&quot;)">
            <text:p/>
          </table:table-cell>
          <table:table-cell table:formula="of:=IF(OR([.$J165]=[.W$1];[.$K165]=[.W$1];[.$L165]=[.W$1];[.$M165]=[.W$1];[.$N165]);[.$A165];&quot;&quot;)">
            <text:p/>
          </table:table-cell>
          <table:table-cell table:formula="of:=IF(OR([.$J165]=[.X$1];[.$K165]=[.X$1];[.$L165]=[.X$1];[.$M165]=[.X$1];[.$N165]);[.$A165];&quot;&quot;)">
            <text:p/>
          </table:table-cell>
          <table:table-cell table:formula="of:=IF(OR([.$J165]=[.Y$1];[.$K165]=[.Y$1];[.$L165]=[.Y$1];[.$M165]=[.Y$1];[.$N165]);[.$A165];&quot;&quot;)">
            <text:p/>
          </table:table-cell>
          <table:table-cell table:formula="of:=IF(OR([.$J165]=[.Z$1];[.$K165]=[.Z$1];[.$L165]=[.Z$1];[.$M165]=[.Z$1];[.$N165]);[.$A165];&quot;&quot;)">
            <text:p/>
          </table:table-cell>
          <table:table-cell table:formula="of:=IF(OR([.$J165]=[.AA$1];[.$K165]=[.AA$1];[.$L165]=[.AA$1];[.$M165]=[.AA$1];[.$N165]);[.$A165];&quot;&quot;)">
            <text:p/>
          </table:table-cell>
          <table:table-cell table:formula="of:=IF(OR([.$J165]=[.AB$1];[.$K165]=[.AB$1];[.$L165]=[.AB$1];[.$M165]=[.AB$1];[.$N165]);[.$A165];&quot;&quot;)">
            <text:p/>
          </table:table-cell>
          <table:table-cell table:formula="of:=IF(OR([.$J165]=[.AC$1];[.$K165]=[.AC$1];[.$L165]=[.AC$1];[.$M165]=[.AC$1];[.$N165]);[.$A165];&quot;&quot;)">
            <text:p/>
          </table:table-cell>
          <table:table-cell table:formula="of:=IF(OR([.$J165]=[.AD$1];[.$K165]=[.AD$1];[.$L165]=[.AD$1];[.$M165]=[.AD$1];[.$N165]);[.$A165];&quot;&quot;)">
            <text:p/>
          </table:table-cell>
          <table:table-cell table:formula="of:=IF(OR([.$J165]=[.AE$1];[.$K165]=[.AE$1];[.$L165]=[.AE$1];[.$M165]=[.AE$1];[.$N165]);[.$A165];&quot;&quot;)">
            <text:p/>
          </table:table-cell>
          <table:table-cell table:formula="of:=IF(OR([.$J165]=[.AF$1];[.$K165]=[.AF$1];[.$L165]=[.AF$1];[.$M165]=[.AF$1];[.$N165]);[.$A165];&quot;&quot;)">
            <text:p/>
          </table:table-cell>
          <table:table-cell table:formula="of:=IF(OR([.$J165]=[.AG$1];[.$K165]=[.AG$1];[.$L165]=[.AG$1];[.$M165]=[.AG$1];[.$N165]);[.$A165];&quot;&quot;)">
            <text:p/>
          </table:table-cell>
          <table:table-cell table:formula="of:=IF(OR([.$J165]=[.AH$1];[.$K165]=[.AH$1];[.$L165]=[.AH$1];[.$M165]=[.AH$1];[.$N165]);[.$A165];&quot;&quot;)">
            <text:p/>
          </table:table-cell>
          <table:table-cell table:formula="of:=IF(OR([.$J165]=[.AI$1];[.$K165]=[.AI$1];[.$L165]=[.AI$1];[.$M165]=[.AI$1];[.$N165]);[.$A165];&quot;&quot;)">
            <text:p/>
          </table:table-cell>
          <table:table-cell table:formula="of:=IF(OR([.$J165]=[.AJ$1];[.$K165]=[.AJ$1];[.$L165]=[.AJ$1];[.$M165]=[.AJ$1];[.$N165]);[.$A165];&quot;&quot;)">
            <text:p/>
          </table:table-cell>
          <table:table-cell table:formula="of:=IF(OR([.$J165]=[.AK$1];[.$K165]=[.AK$1];[.$L165]=[.AK$1];[.$M165]=[.AK$1];[.$N165]);[.$A165];&quot;&quot;)">
            <text:p/>
          </table:table-cell>
          <table:table-cell table:formula="of:=IF(OR([.$J165]=[.AL$1];[.$K165]=[.AL$1];[.$L165]=[.AL$1];[.$M165]=[.AL$1];[.$N165]);[.$A165];&quot;&quot;)">
            <text:p/>
          </table:table-cell>
          <table:table-cell table:formula="of:=IF(OR([.$J165]=[.AM$1];[.$K165]=[.AM$1];[.$L165]=[.AM$1];[.$M165]=[.AM$1];[.$N165]);[.$A165];&quot;&quot;)">
            <text:p/>
          </table:table-cell>
          <table:table-cell table:formula="of:=IF(OR([.$J165]=[.AN$1];[.$K165]=[.AN$1];[.$L165]=[.AN$1];[.$M165]=[.AN$1];[.$N165]);[.$A165];&quot;&quot;)">
            <text:p/>
          </table:table-cell>
          <table:table-cell table:formula="of:=IF(OR([.$J165]=[.AO$1];[.$K165]=[.AO$1];[.$L165]=[.AO$1];[.$M165]=[.AO$1];[.$N165]);[.$A165];&quot;&quot;)" office:value-type="float" office:value="164" calcext:value-type="float">
            <text:p>164</text:p>
          </table:table-cell>
          <table:table-cell table:formula="of:=IF(OR([.$J165]=[.AP$1];[.$K165]=[.AP$1];[.$L165]=[.AP$1];[.$M165]=[.AP$1];[.$N165]);[.$A165];&quot;&quot;)">
            <text:p/>
          </table:table-cell>
          <table:table-cell table:formula="of:=IF(OR([.$J165]=[.AQ$1];[.$K165]=[.AQ$1];[.$L165]=[.AQ$1];[.$M165]=[.AQ$1];[.$N165]);[.$A165];&quot;&quot;)">
            <text:p/>
          </table:table-cell>
          <table:table-cell table:formula="of:=IF(OR([.$J165]=[.AR$1];[.$K165]=[.AR$1];[.$L165]=[.AR$1];[.$M165]=[.AR$1];[.$N165]);[.$A165];&quot;&quot;)">
            <text:p/>
          </table:table-cell>
          <table:table-cell/>
          <table:table-cell table:formula="of:=IF([.$E165]=[.AT$1];[.$A165];&quot;&quot;)">
            <text:p/>
          </table:table-cell>
          <table:table-cell table:formula="of:=IF([.$E165]=[.AU$1];[.$A165];&quot;&quot;)">
            <text:p/>
          </table:table-cell>
          <table:table-cell table:formula="of:=IF([.$E165]=[.AV$1];[.$A165];&quot;&quot;)">
            <text:p/>
          </table:table-cell>
          <table:table-cell table:formula="of:=IF([.$E165]=[.AW$1];[.$A165];&quot;&quot;)" office:value-type="float" office:value="164" calcext:value-type="float">
            <text:p>164</text:p>
          </table:table-cell>
          <table:table-cell table:formula="of:=IF([.$E165]=[.AX$1];[.$A165];&quot;&quot;)">
            <text:p/>
          </table:table-cell>
          <table:table-cell table:formula="of:=IF([.$E165]=[.AY$1];[.$A165];&quot;&quot;)">
            <text:p/>
          </table:table-cell>
          <table:table-cell table:formula="of:=IF([.$E165]=[.AZ$1];[.$A165];&quot;&quot;)">
            <text:p/>
          </table:table-cell>
          <table:table-cell table:formula="of:=IF([.$E165]=[.BA$1];[.$A165];&quot;&quot;)">
            <text:p/>
          </table:table-cell>
          <table:table-cell table:formula="of:=IF([.$E165]=[.BB$1];[.$A165];&quot;&quot;)">
            <text:p/>
          </table:table-cell>
          <table:table-cell table:formula="of:=IF([.$E165]=[.BC$1];[.$A165];&quot;&quot;)">
            <text:p/>
          </table:table-cell>
          <table:table-cell table:formula="of:=IF([.$E165]=[.BD$1];[.$A165];&quot;&quot;)">
            <text:p/>
          </table:table-cell>
          <table:table-cell table:formula="of:=IF([.$E165]=[.BE$1];[.$A165];&quot;&quot;)">
            <text:p/>
          </table:table-cell>
          <table:table-cell table:formula="of:=IF([.$E165]=[.BF$1];[.$A165];&quot;&quot;)">
            <text:p/>
          </table:table-cell>
          <table:table-cell table:formula="of:=IF([.$E165]=[.BG$1];[.$A165];&quot;&quot;)">
            <text:p/>
          </table:table-cell>
          <table:table-cell table:formula="of:=IF([.$E165]=[.BH$1];[.$A165];&quot;&quot;)">
            <text:p/>
          </table:table-cell>
          <table:table-cell table:formula="of:=IF([.$E165]=[.BI$1];[.$A165];&quot;&quot;)">
            <text:p/>
          </table:table-cell>
          <table:table-cell table:formula="of:=IF([.$E165]=[.BJ$1];[.$A165];&quot;&quot;)">
            <text:p/>
          </table:table-cell>
          <table:table-cell table:formula="of:=IF([.$E165]=[.BK$1];[.$A165];&quot;&quot;)">
            <text:p/>
          </table:table-cell>
          <table:table-cell table:formula="of:=IF([.$E165]=[.BL$1];[.$A165];&quot;&quot;)">
            <text:p/>
          </table:table-cell>
          <table:table-cell table:formula="of:=IF([.$E165]=[.BM$1];[.$A165];&quot;&quot;)">
            <text:p/>
          </table:table-cell>
          <table:table-cell table:formula="of:=IF([.$E165]=[.BN$1];[.$A165];&quot;&quot;)">
            <text:p/>
          </table:table-cell>
          <table:table-cell table:formula="of:=IF([.$E165]=[.BO$1];[.$A165];&quot;&quot;)">
            <text:p/>
          </table:table-cell>
          <table:table-cell table:formula="of:=IF([.$E165]=[.BP$1];[.$A165];&quot;&quot;)">
            <text:p/>
          </table:table-cell>
          <table:table-cell table:formula="of:=IF([.$E165]=[.BQ$1];[.$A165];&quot;&quot;)">
            <text:p/>
          </table:table-cell>
          <table:table-cell table:formula="of:=IF([.$E165]=[.BR$1];[.$A165];&quot;&quot;)">
            <text:p/>
          </table:table-cell>
          <table:table-cell table:formula="of:=IF([.$E165]=[.BS$1];[.$A165];&quot;&quot;)">
            <text:p/>
          </table:table-cell>
          <table:table-cell table:formula="of:=IF([.$E165]=[.BT$1];[.$A165];&quot;&quot;)">
            <text:p/>
          </table:table-cell>
          <table:table-cell table:formula="of:=IF([.$E165]=[.BU$1];[.$A165];&quot;&quot;)">
            <text:p/>
          </table:table-cell>
          <table:table-cell table:formula="of:=IF([.$E165]=[.BV$1];[.$A165];&quot;&quot;)">
            <text:p/>
          </table:table-cell>
          <table:table-cell table:formula="of:=IF([.$E165]=[.BW$1];[.$A165];&quot;&quot;)">
            <text:p/>
          </table:table-cell>
          <table:table-cell table:formula="of:=IF([.$E165]=[.BX$1];[.$A165];&quot;&quot;)">
            <text:p/>
          </table:table-cell>
          <table:table-cell table:formula="of:=IF([.$E165]=[.BY$1];[.$A165];&quot;&quot;)">
            <text:p/>
          </table:table-cell>
          <table:table-cell table:formula="of:=IF([.$E165]=[.BZ$1];[.$A165];&quot;&quot;)">
            <text:p/>
          </table:table-cell>
          <table:table-cell table:formula="of:=IF([.$E165]=[.CA$1];[.$A165];&quot;&quot;)">
            <text:p/>
          </table:table-cell>
          <table:table-cell table:formula="of:=IF([.$E165]=[.CB$1];[.$A165];&quot;&quot;)">
            <text:p/>
          </table:table-cell>
          <table:table-cell table:formula="of:=IF([.$E165]=[.CC$1];[.$A165];&quot;&quot;)">
            <text:p/>
          </table:table-cell>
          <table:table-cell table:formula="of:=IF([.$E165]=[.CD$1];[.$A165];&quot;&quot;)">
            <text:p/>
          </table:table-cell>
          <table:table-cell table:formula="of:=IF([.$E165]=[.CE$1];[.$A165];&quot;&quot;)">
            <text:p/>
          </table:table-cell>
          <table:table-cell table:formula="of:=IF([.$E165]=[.CF$1];[.$A165];&quot;&quot;)">
            <text:p/>
          </table:table-cell>
          <table:table-cell table:formula="of:=IF([.$E165]=[.CG$1];[.$A165];&quot;&quot;)">
            <text:p/>
          </table:table-cell>
          <table:table-cell table:formula="of:=IF([.$E165]=[.CH$1];[.$A165];&quot;&quot;)">
            <text:p/>
          </table:table-cell>
          <table:table-cell table:formula="of:=IF([.$E165]=[.CI$1];[.$A165];&quot;&quot;)">
            <text:p/>
          </table:table-cell>
          <table:table-cell table:formula="of:=IF([.$E165]=[.CJ$1];[.$A165];&quot;&quot;)">
            <text:p/>
          </table:table-cell>
          <table:table-cell table:formula="of:=IF([.$E165]=[.CK$1];[.$A165];&quot;&quot;)">
            <text:p/>
          </table:table-cell>
          <table:table-cell table:formula="of:=IF([.$E165]=[.CL$1];[.$A165];&quot;&quot;)">
            <text:p/>
          </table:table-cell>
          <table:table-cell table:formula="of:=IF([.$E165]=[.CM$1];[.$A165];&quot;&quot;)">
            <text:p/>
          </table:table-cell>
          <table:table-cell table:formula="of:=IF([.$E165]=[.CN$1];[.$A165];&quot;&quot;)">
            <text:p/>
          </table:table-cell>
          <table:table-cell table:formula="of:=IF([.$E165]=[.CO$1];[.$A165];&quot;&quot;)">
            <text:p/>
          </table:table-cell>
          <table:table-cell table:formula="of:=IF([.$E165]=[.CP$1];[.$A165];&quot;&quot;)">
            <text:p/>
          </table:table-cell>
          <table:table-cell table:formula="of:=IF([.$E165]=[.CQ$1];[.$A165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naways</text:p>
          </table:table-cell>
          <table:table-cell office:value-type="string" calcext:value-type="string">
            <text:p>Sanford Bookstaver</text:p>
          </table:table-cell>
          <table:table-cell office:value-type="string" calcext:value-type="string">
            <text:p>Marqui Jackson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date" office:date-value="2012-01-30" calcext:value-type="date">
            <text:p>2012-01-30</text:p>
          </table:table-cell>
          <table:table-cell office:value-type="string" calcext:value-type="string">
            <text:p>Marqui Jackson</text:p>
          </table:table-cell>
          <table:table-cell table:number-columns-repeated="4"/>
          <table:table-cell table:formula="of:=IF(OR([.$J166]=[.O$1];[.$K166]=[.O$1];[.$L166]=[.O$1];[.$M166]=[.O$1];[.$N166]);[.$A166];&quot;&quot;)">
            <text:p/>
          </table:table-cell>
          <table:table-cell table:formula="of:=IF(OR([.$J166]=[.P$1];[.$K166]=[.P$1];[.$L166]=[.P$1];[.$M166]=[.P$1];[.$N166]);[.$A166];&quot;&quot;)">
            <text:p/>
          </table:table-cell>
          <table:table-cell table:formula="of:=IF(OR([.$J166]=[.Q$1];[.$K166]=[.Q$1];[.$L166]=[.Q$1];[.$M166]=[.Q$1];[.$N166]);[.$A166];&quot;&quot;)">
            <text:p/>
          </table:table-cell>
          <table:table-cell table:formula="of:=IF(OR([.$J166]=[.R$1];[.$K166]=[.R$1];[.$L166]=[.R$1];[.$M166]=[.R$1];[.$N166]);[.$A166];&quot;&quot;)">
            <text:p/>
          </table:table-cell>
          <table:table-cell table:formula="of:=IF(OR([.$J166]=[.S$1];[.$K166]=[.S$1];[.$L166]=[.S$1];[.$M166]=[.S$1];[.$N166]);[.$A166];&quot;&quot;)">
            <text:p/>
          </table:table-cell>
          <table:table-cell table:formula="of:=IF(OR([.$J166]=[.T$1];[.$K166]=[.T$1];[.$L166]=[.T$1];[.$M166]=[.T$1];[.$N166]);[.$A166];&quot;&quot;)">
            <text:p/>
          </table:table-cell>
          <table:table-cell table:formula="of:=IF(OR([.$J166]=[.U$1];[.$K166]=[.U$1];[.$L166]=[.U$1];[.$M166]=[.U$1];[.$N166]);[.$A166];&quot;&quot;)">
            <text:p/>
          </table:table-cell>
          <table:table-cell table:formula="of:=IF(OR([.$J166]=[.V$1];[.$K166]=[.V$1];[.$L166]=[.V$1];[.$M166]=[.V$1];[.$N166]);[.$A166];&quot;&quot;)">
            <text:p/>
          </table:table-cell>
          <table:table-cell table:formula="of:=IF(OR([.$J166]=[.W$1];[.$K166]=[.W$1];[.$L166]=[.W$1];[.$M166]=[.W$1];[.$N166]);[.$A166];&quot;&quot;)">
            <text:p/>
          </table:table-cell>
          <table:table-cell table:formula="of:=IF(OR([.$J166]=[.X$1];[.$K166]=[.X$1];[.$L166]=[.X$1];[.$M166]=[.X$1];[.$N166]);[.$A166];&quot;&quot;)">
            <text:p/>
          </table:table-cell>
          <table:table-cell table:formula="of:=IF(OR([.$J166]=[.Y$1];[.$K166]=[.Y$1];[.$L166]=[.Y$1];[.$M166]=[.Y$1];[.$N166]);[.$A166];&quot;&quot;)">
            <text:p/>
          </table:table-cell>
          <table:table-cell table:formula="of:=IF(OR([.$J166]=[.Z$1];[.$K166]=[.Z$1];[.$L166]=[.Z$1];[.$M166]=[.Z$1];[.$N166]);[.$A166];&quot;&quot;)">
            <text:p/>
          </table:table-cell>
          <table:table-cell table:formula="of:=IF(OR([.$J166]=[.AA$1];[.$K166]=[.AA$1];[.$L166]=[.AA$1];[.$M166]=[.AA$1];[.$N166]);[.$A166];&quot;&quot;)">
            <text:p/>
          </table:table-cell>
          <table:table-cell table:formula="of:=IF(OR([.$J166]=[.AB$1];[.$K166]=[.AB$1];[.$L166]=[.AB$1];[.$M166]=[.AB$1];[.$N166]);[.$A166];&quot;&quot;)">
            <text:p/>
          </table:table-cell>
          <table:table-cell table:formula="of:=IF(OR([.$J166]=[.AC$1];[.$K166]=[.AC$1];[.$L166]=[.AC$1];[.$M166]=[.AC$1];[.$N166]);[.$A166];&quot;&quot;)">
            <text:p/>
          </table:table-cell>
          <table:table-cell table:formula="of:=IF(OR([.$J166]=[.AD$1];[.$K166]=[.AD$1];[.$L166]=[.AD$1];[.$M166]=[.AD$1];[.$N166]);[.$A166];&quot;&quot;)">
            <text:p/>
          </table:table-cell>
          <table:table-cell table:formula="of:=IF(OR([.$J166]=[.AE$1];[.$K166]=[.AE$1];[.$L166]=[.AE$1];[.$M166]=[.AE$1];[.$N166]);[.$A166];&quot;&quot;)">
            <text:p/>
          </table:table-cell>
          <table:table-cell table:formula="of:=IF(OR([.$J166]=[.AF$1];[.$K166]=[.AF$1];[.$L166]=[.AF$1];[.$M166]=[.AF$1];[.$N166]);[.$A166];&quot;&quot;)">
            <text:p/>
          </table:table-cell>
          <table:table-cell table:formula="of:=IF(OR([.$J166]=[.AG$1];[.$K166]=[.AG$1];[.$L166]=[.AG$1];[.$M166]=[.AG$1];[.$N166]);[.$A166];&quot;&quot;)">
            <text:p/>
          </table:table-cell>
          <table:table-cell table:formula="of:=IF(OR([.$J166]=[.AH$1];[.$K166]=[.AH$1];[.$L166]=[.AH$1];[.$M166]=[.AH$1];[.$N166]);[.$A166];&quot;&quot;)">
            <text:p/>
          </table:table-cell>
          <table:table-cell table:formula="of:=IF(OR([.$J166]=[.AI$1];[.$K166]=[.AI$1];[.$L166]=[.AI$1];[.$M166]=[.AI$1];[.$N166]);[.$A166];&quot;&quot;)">
            <text:p/>
          </table:table-cell>
          <table:table-cell table:formula="of:=IF(OR([.$J166]=[.AJ$1];[.$K166]=[.AJ$1];[.$L166]=[.AJ$1];[.$M166]=[.AJ$1];[.$N166]);[.$A166];&quot;&quot;)">
            <text:p/>
          </table:table-cell>
          <table:table-cell table:formula="of:=IF(OR([.$J166]=[.AK$1];[.$K166]=[.AK$1];[.$L166]=[.AK$1];[.$M166]=[.AK$1];[.$N166]);[.$A166];&quot;&quot;)">
            <text:p/>
          </table:table-cell>
          <table:table-cell table:formula="of:=IF(OR([.$J166]=[.AL$1];[.$K166]=[.AL$1];[.$L166]=[.AL$1];[.$M166]=[.AL$1];[.$N166]);[.$A166];&quot;&quot;)">
            <text:p/>
          </table:table-cell>
          <table:table-cell table:formula="of:=IF(OR([.$J166]=[.AM$1];[.$K166]=[.AM$1];[.$L166]=[.AM$1];[.$M166]=[.AM$1];[.$N166]);[.$A166];&quot;&quot;)">
            <text:p/>
          </table:table-cell>
          <table:table-cell table:formula="of:=IF(OR([.$J166]=[.AN$1];[.$K166]=[.AN$1];[.$L166]=[.AN$1];[.$M166]=[.AN$1];[.$N166]);[.$A166];&quot;&quot;)">
            <text:p/>
          </table:table-cell>
          <table:table-cell table:formula="of:=IF(OR([.$J166]=[.AO$1];[.$K166]=[.AO$1];[.$L166]=[.AO$1];[.$M166]=[.AO$1];[.$N166]);[.$A166];&quot;&quot;)">
            <text:p/>
          </table:table-cell>
          <table:table-cell table:formula="of:=IF(OR([.$J166]=[.AP$1];[.$K166]=[.AP$1];[.$L166]=[.AP$1];[.$M166]=[.AP$1];[.$N166]);[.$A166];&quot;&quot;)" office:value-type="float" office:value="165" calcext:value-type="float">
            <text:p>165</text:p>
          </table:table-cell>
          <table:table-cell table:formula="of:=IF(OR([.$J166]=[.AQ$1];[.$K166]=[.AQ$1];[.$L166]=[.AQ$1];[.$M166]=[.AQ$1];[.$N166]);[.$A166];&quot;&quot;)">
            <text:p/>
          </table:table-cell>
          <table:table-cell table:formula="of:=IF(OR([.$J166]=[.AR$1];[.$K166]=[.AR$1];[.$L166]=[.AR$1];[.$M166]=[.AR$1];[.$N166]);[.$A166];&quot;&quot;)">
            <text:p/>
          </table:table-cell>
          <table:table-cell/>
          <table:table-cell table:formula="of:=IF([.$E166]=[.AT$1];[.$A166];&quot;&quot;)">
            <text:p/>
          </table:table-cell>
          <table:table-cell table:formula="of:=IF([.$E166]=[.AU$1];[.$A166];&quot;&quot;)">
            <text:p/>
          </table:table-cell>
          <table:table-cell table:formula="of:=IF([.$E166]=[.AV$1];[.$A166];&quot;&quot;)">
            <text:p/>
          </table:table-cell>
          <table:table-cell table:formula="of:=IF([.$E166]=[.AW$1];[.$A166];&quot;&quot;)">
            <text:p/>
          </table:table-cell>
          <table:table-cell table:formula="of:=IF([.$E166]=[.AX$1];[.$A166];&quot;&quot;)">
            <text:p/>
          </table:table-cell>
          <table:table-cell table:formula="of:=IF([.$E166]=[.AY$1];[.$A166];&quot;&quot;)">
            <text:p/>
          </table:table-cell>
          <table:table-cell table:formula="of:=IF([.$E166]=[.AZ$1];[.$A166];&quot;&quot;)">
            <text:p/>
          </table:table-cell>
          <table:table-cell table:formula="of:=IF([.$E166]=[.BA$1];[.$A166];&quot;&quot;)">
            <text:p/>
          </table:table-cell>
          <table:table-cell table:formula="of:=IF([.$E166]=[.BB$1];[.$A166];&quot;&quot;)">
            <text:p/>
          </table:table-cell>
          <table:table-cell table:formula="of:=IF([.$E166]=[.BC$1];[.$A166];&quot;&quot;)">
            <text:p/>
          </table:table-cell>
          <table:table-cell table:formula="of:=IF([.$E166]=[.BD$1];[.$A166];&quot;&quot;)">
            <text:p/>
          </table:table-cell>
          <table:table-cell table:formula="of:=IF([.$E166]=[.BE$1];[.$A166];&quot;&quot;)">
            <text:p/>
          </table:table-cell>
          <table:table-cell table:formula="of:=IF([.$E166]=[.BF$1];[.$A166];&quot;&quot;)">
            <text:p/>
          </table:table-cell>
          <table:table-cell table:formula="of:=IF([.$E166]=[.BG$1];[.$A166];&quot;&quot;)">
            <text:p/>
          </table:table-cell>
          <table:table-cell table:formula="of:=IF([.$E166]=[.BH$1];[.$A166];&quot;&quot;)">
            <text:p/>
          </table:table-cell>
          <table:table-cell table:formula="of:=IF([.$E166]=[.BI$1];[.$A166];&quot;&quot;)">
            <text:p/>
          </table:table-cell>
          <table:table-cell table:formula="of:=IF([.$E166]=[.BJ$1];[.$A166];&quot;&quot;)">
            <text:p/>
          </table:table-cell>
          <table:table-cell table:formula="of:=IF([.$E166]=[.BK$1];[.$A166];&quot;&quot;)">
            <text:p/>
          </table:table-cell>
          <table:table-cell table:formula="of:=IF([.$E166]=[.BL$1];[.$A166];&quot;&quot;)">
            <text:p/>
          </table:table-cell>
          <table:table-cell table:formula="of:=IF([.$E166]=[.BM$1];[.$A166];&quot;&quot;)">
            <text:p/>
          </table:table-cell>
          <table:table-cell table:formula="of:=IF([.$E166]=[.BN$1];[.$A166];&quot;&quot;)">
            <text:p/>
          </table:table-cell>
          <table:table-cell table:formula="of:=IF([.$E166]=[.BO$1];[.$A166];&quot;&quot;)">
            <text:p/>
          </table:table-cell>
          <table:table-cell table:formula="of:=IF([.$E166]=[.BP$1];[.$A166];&quot;&quot;)">
            <text:p/>
          </table:table-cell>
          <table:table-cell table:formula="of:=IF([.$E166]=[.BQ$1];[.$A166];&quot;&quot;)">
            <text:p/>
          </table:table-cell>
          <table:table-cell table:formula="of:=IF([.$E166]=[.BR$1];[.$A166];&quot;&quot;)">
            <text:p/>
          </table:table-cell>
          <table:table-cell table:formula="of:=IF([.$E166]=[.BS$1];[.$A166];&quot;&quot;)">
            <text:p/>
          </table:table-cell>
          <table:table-cell table:formula="of:=IF([.$E166]=[.BT$1];[.$A166];&quot;&quot;)">
            <text:p/>
          </table:table-cell>
          <table:table-cell table:formula="of:=IF([.$E166]=[.BU$1];[.$A166];&quot;&quot;)">
            <text:p/>
          </table:table-cell>
          <table:table-cell table:formula="of:=IF([.$E166]=[.BV$1];[.$A166];&quot;&quot;)">
            <text:p/>
          </table:table-cell>
          <table:table-cell table:formula="of:=IF([.$E166]=[.BW$1];[.$A166];&quot;&quot;)">
            <text:p/>
          </table:table-cell>
          <table:table-cell table:formula="of:=IF([.$E166]=[.BX$1];[.$A166];&quot;&quot;)">
            <text:p/>
          </table:table-cell>
          <table:table-cell table:formula="of:=IF([.$E166]=[.BY$1];[.$A166];&quot;&quot;)">
            <text:p/>
          </table:table-cell>
          <table:table-cell table:formula="of:=IF([.$E166]=[.BZ$1];[.$A166];&quot;&quot;)">
            <text:p/>
          </table:table-cell>
          <table:table-cell table:formula="of:=IF([.$E166]=[.CA$1];[.$A166];&quot;&quot;)">
            <text:p/>
          </table:table-cell>
          <table:table-cell table:formula="of:=IF([.$E166]=[.CB$1];[.$A166];&quot;&quot;)">
            <text:p/>
          </table:table-cell>
          <table:table-cell table:formula="of:=IF([.$E166]=[.CC$1];[.$A166];&quot;&quot;)">
            <text:p/>
          </table:table-cell>
          <table:table-cell table:formula="of:=IF([.$E166]=[.CD$1];[.$A166];&quot;&quot;)">
            <text:p/>
          </table:table-cell>
          <table:table-cell table:formula="of:=IF([.$E166]=[.CE$1];[.$A166];&quot;&quot;)">
            <text:p/>
          </table:table-cell>
          <table:table-cell table:formula="of:=IF([.$E166]=[.CF$1];[.$A166];&quot;&quot;)">
            <text:p/>
          </table:table-cell>
          <table:table-cell table:formula="of:=IF([.$E166]=[.CG$1];[.$A166];&quot;&quot;)" office:value-type="float" office:value="165" calcext:value-type="float">
            <text:p>165</text:p>
          </table:table-cell>
          <table:table-cell table:formula="of:=IF([.$E166]=[.CH$1];[.$A166];&quot;&quot;)">
            <text:p/>
          </table:table-cell>
          <table:table-cell table:formula="of:=IF([.$E166]=[.CI$1];[.$A166];&quot;&quot;)">
            <text:p/>
          </table:table-cell>
          <table:table-cell table:formula="of:=IF([.$E166]=[.CJ$1];[.$A166];&quot;&quot;)">
            <text:p/>
          </table:table-cell>
          <table:table-cell table:formula="of:=IF([.$E166]=[.CK$1];[.$A166];&quot;&quot;)">
            <text:p/>
          </table:table-cell>
          <table:table-cell table:formula="of:=IF([.$E166]=[.CL$1];[.$A166];&quot;&quot;)">
            <text:p/>
          </table:table-cell>
          <table:table-cell table:formula="of:=IF([.$E166]=[.CM$1];[.$A166];&quot;&quot;)">
            <text:p/>
          </table:table-cell>
          <table:table-cell table:formula="of:=IF([.$E166]=[.CN$1];[.$A166];&quot;&quot;)">
            <text:p/>
          </table:table-cell>
          <table:table-cell table:formula="of:=IF([.$E166]=[.CO$1];[.$A166];&quot;&quot;)">
            <text:p/>
          </table:table-cell>
          <table:table-cell table:formula="of:=IF([.$E166]=[.CP$1];[.$A166];&quot;&quot;)">
            <text:p/>
          </table:table-cell>
          <table:table-cell table:formula="of:=IF([.$E166]=[.CQ$1];[.$A166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body's Fault</text:p>
          </table:table-cell>
          <table:table-cell office:value-type="string" calcext:value-type="string">
            <text:p>Greg Yaitanes</text:p>
          </table:table-cell>
          <table:table-cell office:value-type="string" calcext:value-type="string">
            <text:p>David Foster, Russel Friend, Garrett Lerner</text:p>
          </table:table-cell>
          <table:table-cell office:value-type="float" office:value="7.09" calcext:value-type="float">
            <text:p>7.09</text:p>
          </table:table-cell>
          <table:table-cell/>
          <table:table-cell office:value-type="date" office:date-value="2012-02-06" calcext:value-type="date">
            <text:p>2012-02-06</text:p>
          </table:table-cell>
          <table:table-cell office:value-type="string" calcext:value-type="string">
            <text:p>David Foster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table:number-columns-repeated="2"/>
          <table:table-cell table:formula="of:=IF(OR([.$J167]=[.O$1];[.$K167]=[.O$1];[.$L167]=[.O$1];[.$M167]=[.O$1];[.$N167]);[.$A167];&quot;&quot;)">
            <text:p/>
          </table:table-cell>
          <table:table-cell table:formula="of:=IF(OR([.$J167]=[.P$1];[.$K167]=[.P$1];[.$L167]=[.P$1];[.$M167]=[.P$1];[.$N167]);[.$A167];&quot;&quot;)">
            <text:p/>
          </table:table-cell>
          <table:table-cell table:formula="of:=IF(OR([.$J167]=[.Q$1];[.$K167]=[.Q$1];[.$L167]=[.Q$1];[.$M167]=[.Q$1];[.$N167]);[.$A167];&quot;&quot;)">
            <text:p/>
          </table:table-cell>
          <table:table-cell table:formula="of:=IF(OR([.$J167]=[.R$1];[.$K167]=[.R$1];[.$L167]=[.R$1];[.$M167]=[.R$1];[.$N167]);[.$A167];&quot;&quot;)">
            <text:p/>
          </table:table-cell>
          <table:table-cell table:formula="of:=IF(OR([.$J167]=[.S$1];[.$K167]=[.S$1];[.$L167]=[.S$1];[.$M167]=[.S$1];[.$N167]);[.$A167];&quot;&quot;)">
            <text:p/>
          </table:table-cell>
          <table:table-cell table:formula="of:=IF(OR([.$J167]=[.T$1];[.$K167]=[.T$1];[.$L167]=[.T$1];[.$M167]=[.T$1];[.$N167]);[.$A167];&quot;&quot;)">
            <text:p/>
          </table:table-cell>
          <table:table-cell table:formula="of:=IF(OR([.$J167]=[.U$1];[.$K167]=[.U$1];[.$L167]=[.U$1];[.$M167]=[.U$1];[.$N167]);[.$A167];&quot;&quot;)">
            <text:p/>
          </table:table-cell>
          <table:table-cell table:formula="of:=IF(OR([.$J167]=[.V$1];[.$K167]=[.V$1];[.$L167]=[.V$1];[.$M167]=[.V$1];[.$N167]);[.$A167];&quot;&quot;)" office:value-type="float" office:value="166" calcext:value-type="float">
            <text:p>166</text:p>
          </table:table-cell>
          <table:table-cell table:formula="of:=IF(OR([.$J167]=[.W$1];[.$K167]=[.W$1];[.$L167]=[.W$1];[.$M167]=[.W$1];[.$N167]);[.$A167];&quot;&quot;)">
            <text:p/>
          </table:table-cell>
          <table:table-cell table:formula="of:=IF(OR([.$J167]=[.X$1];[.$K167]=[.X$1];[.$L167]=[.X$1];[.$M167]=[.X$1];[.$N167]);[.$A167];&quot;&quot;)" office:value-type="float" office:value="166" calcext:value-type="float">
            <text:p>166</text:p>
          </table:table-cell>
          <table:table-cell table:formula="of:=IF(OR([.$J167]=[.Y$1];[.$K167]=[.Y$1];[.$L167]=[.Y$1];[.$M167]=[.Y$1];[.$N167]);[.$A167];&quot;&quot;)" office:value-type="float" office:value="166" calcext:value-type="float">
            <text:p>166</text:p>
          </table:table-cell>
          <table:table-cell table:formula="of:=IF(OR([.$J167]=[.Z$1];[.$K167]=[.Z$1];[.$L167]=[.Z$1];[.$M167]=[.Z$1];[.$N167]);[.$A167];&quot;&quot;)">
            <text:p/>
          </table:table-cell>
          <table:table-cell table:formula="of:=IF(OR([.$J167]=[.AA$1];[.$K167]=[.AA$1];[.$L167]=[.AA$1];[.$M167]=[.AA$1];[.$N167]);[.$A167];&quot;&quot;)">
            <text:p/>
          </table:table-cell>
          <table:table-cell table:formula="of:=IF(OR([.$J167]=[.AB$1];[.$K167]=[.AB$1];[.$L167]=[.AB$1];[.$M167]=[.AB$1];[.$N167]);[.$A167];&quot;&quot;)">
            <text:p/>
          </table:table-cell>
          <table:table-cell table:formula="of:=IF(OR([.$J167]=[.AC$1];[.$K167]=[.AC$1];[.$L167]=[.AC$1];[.$M167]=[.AC$1];[.$N167]);[.$A167];&quot;&quot;)">
            <text:p/>
          </table:table-cell>
          <table:table-cell table:formula="of:=IF(OR([.$J167]=[.AD$1];[.$K167]=[.AD$1];[.$L167]=[.AD$1];[.$M167]=[.AD$1];[.$N167]);[.$A167];&quot;&quot;)">
            <text:p/>
          </table:table-cell>
          <table:table-cell table:formula="of:=IF(OR([.$J167]=[.AE$1];[.$K167]=[.AE$1];[.$L167]=[.AE$1];[.$M167]=[.AE$1];[.$N167]);[.$A167];&quot;&quot;)">
            <text:p/>
          </table:table-cell>
          <table:table-cell table:formula="of:=IF(OR([.$J167]=[.AF$1];[.$K167]=[.AF$1];[.$L167]=[.AF$1];[.$M167]=[.AF$1];[.$N167]);[.$A167];&quot;&quot;)">
            <text:p/>
          </table:table-cell>
          <table:table-cell table:formula="of:=IF(OR([.$J167]=[.AG$1];[.$K167]=[.AG$1];[.$L167]=[.AG$1];[.$M167]=[.AG$1];[.$N167]);[.$A167];&quot;&quot;)">
            <text:p/>
          </table:table-cell>
          <table:table-cell table:formula="of:=IF(OR([.$J167]=[.AH$1];[.$K167]=[.AH$1];[.$L167]=[.AH$1];[.$M167]=[.AH$1];[.$N167]);[.$A167];&quot;&quot;)">
            <text:p/>
          </table:table-cell>
          <table:table-cell table:formula="of:=IF(OR([.$J167]=[.AI$1];[.$K167]=[.AI$1];[.$L167]=[.AI$1];[.$M167]=[.AI$1];[.$N167]);[.$A167];&quot;&quot;)">
            <text:p/>
          </table:table-cell>
          <table:table-cell table:formula="of:=IF(OR([.$J167]=[.AJ$1];[.$K167]=[.AJ$1];[.$L167]=[.AJ$1];[.$M167]=[.AJ$1];[.$N167]);[.$A167];&quot;&quot;)">
            <text:p/>
          </table:table-cell>
          <table:table-cell table:formula="of:=IF(OR([.$J167]=[.AK$1];[.$K167]=[.AK$1];[.$L167]=[.AK$1];[.$M167]=[.AK$1];[.$N167]);[.$A167];&quot;&quot;)">
            <text:p/>
          </table:table-cell>
          <table:table-cell table:formula="of:=IF(OR([.$J167]=[.AL$1];[.$K167]=[.AL$1];[.$L167]=[.AL$1];[.$M167]=[.AL$1];[.$N167]);[.$A167];&quot;&quot;)">
            <text:p/>
          </table:table-cell>
          <table:table-cell table:formula="of:=IF(OR([.$J167]=[.AM$1];[.$K167]=[.AM$1];[.$L167]=[.AM$1];[.$M167]=[.AM$1];[.$N167]);[.$A167];&quot;&quot;)">
            <text:p/>
          </table:table-cell>
          <table:table-cell table:formula="of:=IF(OR([.$J167]=[.AN$1];[.$K167]=[.AN$1];[.$L167]=[.AN$1];[.$M167]=[.AN$1];[.$N167]);[.$A167];&quot;&quot;)">
            <text:p/>
          </table:table-cell>
          <table:table-cell table:formula="of:=IF(OR([.$J167]=[.AO$1];[.$K167]=[.AO$1];[.$L167]=[.AO$1];[.$M167]=[.AO$1];[.$N167]);[.$A167];&quot;&quot;)">
            <text:p/>
          </table:table-cell>
          <table:table-cell table:formula="of:=IF(OR([.$J167]=[.AP$1];[.$K167]=[.AP$1];[.$L167]=[.AP$1];[.$M167]=[.AP$1];[.$N167]);[.$A167];&quot;&quot;)">
            <text:p/>
          </table:table-cell>
          <table:table-cell table:formula="of:=IF(OR([.$J167]=[.AQ$1];[.$K167]=[.AQ$1];[.$L167]=[.AQ$1];[.$M167]=[.AQ$1];[.$N167]);[.$A167];&quot;&quot;)">
            <text:p/>
          </table:table-cell>
          <table:table-cell table:formula="of:=IF(OR([.$J167]=[.AR$1];[.$K167]=[.AR$1];[.$L167]=[.AR$1];[.$M167]=[.AR$1];[.$N167]);[.$A167];&quot;&quot;)">
            <text:p/>
          </table:table-cell>
          <table:table-cell/>
          <table:table-cell table:formula="of:=IF([.$E167]=[.AT$1];[.$A167];&quot;&quot;)">
            <text:p/>
          </table:table-cell>
          <table:table-cell table:formula="of:=IF([.$E167]=[.AU$1];[.$A167];&quot;&quot;)">
            <text:p/>
          </table:table-cell>
          <table:table-cell table:formula="of:=IF([.$E167]=[.AV$1];[.$A167];&quot;&quot;)">
            <text:p/>
          </table:table-cell>
          <table:table-cell table:formula="of:=IF([.$E167]=[.AW$1];[.$A167];&quot;&quot;)" office:value-type="float" office:value="166" calcext:value-type="float">
            <text:p>166</text:p>
          </table:table-cell>
          <table:table-cell table:formula="of:=IF([.$E167]=[.AX$1];[.$A167];&quot;&quot;)">
            <text:p/>
          </table:table-cell>
          <table:table-cell table:formula="of:=IF([.$E167]=[.AY$1];[.$A167];&quot;&quot;)">
            <text:p/>
          </table:table-cell>
          <table:table-cell table:formula="of:=IF([.$E167]=[.AZ$1];[.$A167];&quot;&quot;)">
            <text:p/>
          </table:table-cell>
          <table:table-cell table:formula="of:=IF([.$E167]=[.BA$1];[.$A167];&quot;&quot;)">
            <text:p/>
          </table:table-cell>
          <table:table-cell table:formula="of:=IF([.$E167]=[.BB$1];[.$A167];&quot;&quot;)">
            <text:p/>
          </table:table-cell>
          <table:table-cell table:formula="of:=IF([.$E167]=[.BC$1];[.$A167];&quot;&quot;)">
            <text:p/>
          </table:table-cell>
          <table:table-cell table:formula="of:=IF([.$E167]=[.BD$1];[.$A167];&quot;&quot;)">
            <text:p/>
          </table:table-cell>
          <table:table-cell table:formula="of:=IF([.$E167]=[.BE$1];[.$A167];&quot;&quot;)">
            <text:p/>
          </table:table-cell>
          <table:table-cell table:formula="of:=IF([.$E167]=[.BF$1];[.$A167];&quot;&quot;)">
            <text:p/>
          </table:table-cell>
          <table:table-cell table:formula="of:=IF([.$E167]=[.BG$1];[.$A167];&quot;&quot;)">
            <text:p/>
          </table:table-cell>
          <table:table-cell table:formula="of:=IF([.$E167]=[.BH$1];[.$A167];&quot;&quot;)">
            <text:p/>
          </table:table-cell>
          <table:table-cell table:formula="of:=IF([.$E167]=[.BI$1];[.$A167];&quot;&quot;)">
            <text:p/>
          </table:table-cell>
          <table:table-cell table:formula="of:=IF([.$E167]=[.BJ$1];[.$A167];&quot;&quot;)">
            <text:p/>
          </table:table-cell>
          <table:table-cell table:formula="of:=IF([.$E167]=[.BK$1];[.$A167];&quot;&quot;)">
            <text:p/>
          </table:table-cell>
          <table:table-cell table:formula="of:=IF([.$E167]=[.BL$1];[.$A167];&quot;&quot;)">
            <text:p/>
          </table:table-cell>
          <table:table-cell table:formula="of:=IF([.$E167]=[.BM$1];[.$A167];&quot;&quot;)">
            <text:p/>
          </table:table-cell>
          <table:table-cell table:formula="of:=IF([.$E167]=[.BN$1];[.$A167];&quot;&quot;)">
            <text:p/>
          </table:table-cell>
          <table:table-cell table:formula="of:=IF([.$E167]=[.BO$1];[.$A167];&quot;&quot;)">
            <text:p/>
          </table:table-cell>
          <table:table-cell table:formula="of:=IF([.$E167]=[.BP$1];[.$A167];&quot;&quot;)">
            <text:p/>
          </table:table-cell>
          <table:table-cell table:formula="of:=IF([.$E167]=[.BQ$1];[.$A167];&quot;&quot;)">
            <text:p/>
          </table:table-cell>
          <table:table-cell table:formula="of:=IF([.$E167]=[.BR$1];[.$A167];&quot;&quot;)">
            <text:p/>
          </table:table-cell>
          <table:table-cell table:formula="of:=IF([.$E167]=[.BS$1];[.$A167];&quot;&quot;)">
            <text:p/>
          </table:table-cell>
          <table:table-cell table:formula="of:=IF([.$E167]=[.BT$1];[.$A167];&quot;&quot;)">
            <text:p/>
          </table:table-cell>
          <table:table-cell table:formula="of:=IF([.$E167]=[.BU$1];[.$A167];&quot;&quot;)">
            <text:p/>
          </table:table-cell>
          <table:table-cell table:formula="of:=IF([.$E167]=[.BV$1];[.$A167];&quot;&quot;)">
            <text:p/>
          </table:table-cell>
          <table:table-cell table:formula="of:=IF([.$E167]=[.BW$1];[.$A167];&quot;&quot;)">
            <text:p/>
          </table:table-cell>
          <table:table-cell table:formula="of:=IF([.$E167]=[.BX$1];[.$A167];&quot;&quot;)">
            <text:p/>
          </table:table-cell>
          <table:table-cell table:formula="of:=IF([.$E167]=[.BY$1];[.$A167];&quot;&quot;)">
            <text:p/>
          </table:table-cell>
          <table:table-cell table:formula="of:=IF([.$E167]=[.BZ$1];[.$A167];&quot;&quot;)">
            <text:p/>
          </table:table-cell>
          <table:table-cell table:formula="of:=IF([.$E167]=[.CA$1];[.$A167];&quot;&quot;)">
            <text:p/>
          </table:table-cell>
          <table:table-cell table:formula="of:=IF([.$E167]=[.CB$1];[.$A167];&quot;&quot;)">
            <text:p/>
          </table:table-cell>
          <table:table-cell table:formula="of:=IF([.$E167]=[.CC$1];[.$A167];&quot;&quot;)">
            <text:p/>
          </table:table-cell>
          <table:table-cell table:formula="of:=IF([.$E167]=[.CD$1];[.$A167];&quot;&quot;)">
            <text:p/>
          </table:table-cell>
          <table:table-cell table:formula="of:=IF([.$E167]=[.CE$1];[.$A167];&quot;&quot;)">
            <text:p/>
          </table:table-cell>
          <table:table-cell table:formula="of:=IF([.$E167]=[.CF$1];[.$A167];&quot;&quot;)">
            <text:p/>
          </table:table-cell>
          <table:table-cell table:formula="of:=IF([.$E167]=[.CG$1];[.$A167];&quot;&quot;)">
            <text:p/>
          </table:table-cell>
          <table:table-cell table:formula="of:=IF([.$E167]=[.CH$1];[.$A167];&quot;&quot;)">
            <text:p/>
          </table:table-cell>
          <table:table-cell table:formula="of:=IF([.$E167]=[.CI$1];[.$A167];&quot;&quot;)">
            <text:p/>
          </table:table-cell>
          <table:table-cell table:formula="of:=IF([.$E167]=[.CJ$1];[.$A167];&quot;&quot;)">
            <text:p/>
          </table:table-cell>
          <table:table-cell table:formula="of:=IF([.$E167]=[.CK$1];[.$A167];&quot;&quot;)">
            <text:p/>
          </table:table-cell>
          <table:table-cell table:formula="of:=IF([.$E167]=[.CL$1];[.$A167];&quot;&quot;)">
            <text:p/>
          </table:table-cell>
          <table:table-cell table:formula="of:=IF([.$E167]=[.CM$1];[.$A167];&quot;&quot;)">
            <text:p/>
          </table:table-cell>
          <table:table-cell table:formula="of:=IF([.$E167]=[.CN$1];[.$A167];&quot;&quot;)">
            <text:p/>
          </table:table-cell>
          <table:table-cell table:formula="of:=IF([.$E167]=[.CO$1];[.$A167];&quot;&quot;)">
            <text:p/>
          </table:table-cell>
          <table:table-cell table:formula="of:=IF([.$E167]=[.CP$1];[.$A167];&quot;&quot;)">
            <text:p/>
          </table:table-cell>
          <table:table-cell table:formula="of:=IF([.$E167]=[.CQ$1];[.$A167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Matt Shakman</text:p>
          </table:table-cell>
          <table:table-cell office:value-type="string" calcext:value-type="string">
            <text:p>Peter Blake, Eli Attie</text:p>
          </table:table-cell>
          <table:table-cell office:value-type="float" office:value="7.16" calcext:value-type="float">
            <text:p>7.16</text:p>
          </table:table-cell>
          <table:table-cell/>
          <table:table-cell office:value-type="date" office:date-value="2012-02-13" calcext:value-type="date">
            <text:p>2012-02-13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Eli Attie</text:p>
          </table:table-cell>
          <table:table-cell table:number-columns-repeated="3"/>
          <table:table-cell table:formula="of:=IF(OR([.$J168]=[.O$1];[.$K168]=[.O$1];[.$L168]=[.O$1];[.$M168]=[.O$1];[.$N168]);[.$A168];&quot;&quot;)">
            <text:p/>
          </table:table-cell>
          <table:table-cell table:formula="of:=IF(OR([.$J168]=[.P$1];[.$K168]=[.P$1];[.$L168]=[.P$1];[.$M168]=[.P$1];[.$N168]);[.$A168];&quot;&quot;)">
            <text:p/>
          </table:table-cell>
          <table:table-cell table:formula="of:=IF(OR([.$J168]=[.Q$1];[.$K168]=[.Q$1];[.$L168]=[.Q$1];[.$M168]=[.Q$1];[.$N168]);[.$A168];&quot;&quot;)" office:value-type="float" office:value="167" calcext:value-type="float">
            <text:p>167</text:p>
          </table:table-cell>
          <table:table-cell table:formula="of:=IF(OR([.$J168]=[.R$1];[.$K168]=[.R$1];[.$L168]=[.R$1];[.$M168]=[.R$1];[.$N168]);[.$A168];&quot;&quot;)">
            <text:p/>
          </table:table-cell>
          <table:table-cell table:formula="of:=IF(OR([.$J168]=[.S$1];[.$K168]=[.S$1];[.$L168]=[.S$1];[.$M168]=[.S$1];[.$N168]);[.$A168];&quot;&quot;)">
            <text:p/>
          </table:table-cell>
          <table:table-cell table:formula="of:=IF(OR([.$J168]=[.T$1];[.$K168]=[.T$1];[.$L168]=[.T$1];[.$M168]=[.T$1];[.$N168]);[.$A168];&quot;&quot;)">
            <text:p/>
          </table:table-cell>
          <table:table-cell table:formula="of:=IF(OR([.$J168]=[.U$1];[.$K168]=[.U$1];[.$L168]=[.U$1];[.$M168]=[.U$1];[.$N168]);[.$A168];&quot;&quot;)">
            <text:p/>
          </table:table-cell>
          <table:table-cell table:formula="of:=IF(OR([.$J168]=[.V$1];[.$K168]=[.V$1];[.$L168]=[.V$1];[.$M168]=[.V$1];[.$N168]);[.$A168];&quot;&quot;)">
            <text:p/>
          </table:table-cell>
          <table:table-cell table:formula="of:=IF(OR([.$J168]=[.W$1];[.$K168]=[.W$1];[.$L168]=[.W$1];[.$M168]=[.W$1];[.$N168]);[.$A168];&quot;&quot;)">
            <text:p/>
          </table:table-cell>
          <table:table-cell table:formula="of:=IF(OR([.$J168]=[.X$1];[.$K168]=[.X$1];[.$L168]=[.X$1];[.$M168]=[.X$1];[.$N168]);[.$A168];&quot;&quot;)">
            <text:p/>
          </table:table-cell>
          <table:table-cell table:formula="of:=IF(OR([.$J168]=[.Y$1];[.$K168]=[.Y$1];[.$L168]=[.Y$1];[.$M168]=[.Y$1];[.$N168]);[.$A168];&quot;&quot;)">
            <text:p/>
          </table:table-cell>
          <table:table-cell table:formula="of:=IF(OR([.$J168]=[.Z$1];[.$K168]=[.Z$1];[.$L168]=[.Z$1];[.$M168]=[.Z$1];[.$N168]);[.$A168];&quot;&quot;)">
            <text:p/>
          </table:table-cell>
          <table:table-cell table:formula="of:=IF(OR([.$J168]=[.AA$1];[.$K168]=[.AA$1];[.$L168]=[.AA$1];[.$M168]=[.AA$1];[.$N168]);[.$A168];&quot;&quot;)">
            <text:p/>
          </table:table-cell>
          <table:table-cell table:formula="of:=IF(OR([.$J168]=[.AB$1];[.$K168]=[.AB$1];[.$L168]=[.AB$1];[.$M168]=[.AB$1];[.$N168]);[.$A168];&quot;&quot;)">
            <text:p/>
          </table:table-cell>
          <table:table-cell table:formula="of:=IF(OR([.$J168]=[.AC$1];[.$K168]=[.AC$1];[.$L168]=[.AC$1];[.$M168]=[.AC$1];[.$N168]);[.$A168];&quot;&quot;)">
            <text:p/>
          </table:table-cell>
          <table:table-cell table:formula="of:=IF(OR([.$J168]=[.AD$1];[.$K168]=[.AD$1];[.$L168]=[.AD$1];[.$M168]=[.AD$1];[.$N168]);[.$A168];&quot;&quot;)">
            <text:p/>
          </table:table-cell>
          <table:table-cell table:formula="of:=IF(OR([.$J168]=[.AE$1];[.$K168]=[.AE$1];[.$L168]=[.AE$1];[.$M168]=[.AE$1];[.$N168]);[.$A168];&quot;&quot;)">
            <text:p/>
          </table:table-cell>
          <table:table-cell table:formula="of:=IF(OR([.$J168]=[.AF$1];[.$K168]=[.AF$1];[.$L168]=[.AF$1];[.$M168]=[.AF$1];[.$N168]);[.$A168];&quot;&quot;)">
            <text:p/>
          </table:table-cell>
          <table:table-cell table:formula="of:=IF(OR([.$J168]=[.AG$1];[.$K168]=[.AG$1];[.$L168]=[.AG$1];[.$M168]=[.AG$1];[.$N168]);[.$A168];&quot;&quot;)">
            <text:p/>
          </table:table-cell>
          <table:table-cell table:formula="of:=IF(OR([.$J168]=[.AH$1];[.$K168]=[.AH$1];[.$L168]=[.AH$1];[.$M168]=[.AH$1];[.$N168]);[.$A168];&quot;&quot;)">
            <text:p/>
          </table:table-cell>
          <table:table-cell table:formula="of:=IF(OR([.$J168]=[.AI$1];[.$K168]=[.AI$1];[.$L168]=[.AI$1];[.$M168]=[.AI$1];[.$N168]);[.$A168];&quot;&quot;)">
            <text:p/>
          </table:table-cell>
          <table:table-cell table:formula="of:=IF(OR([.$J168]=[.AJ$1];[.$K168]=[.AJ$1];[.$L168]=[.AJ$1];[.$M168]=[.AJ$1];[.$N168]);[.$A168];&quot;&quot;)" office:value-type="float" office:value="167" calcext:value-type="float">
            <text:p>167</text:p>
          </table:table-cell>
          <table:table-cell table:formula="of:=IF(OR([.$J168]=[.AK$1];[.$K168]=[.AK$1];[.$L168]=[.AK$1];[.$M168]=[.AK$1];[.$N168]);[.$A168];&quot;&quot;)">
            <text:p/>
          </table:table-cell>
          <table:table-cell table:formula="of:=IF(OR([.$J168]=[.AL$1];[.$K168]=[.AL$1];[.$L168]=[.AL$1];[.$M168]=[.AL$1];[.$N168]);[.$A168];&quot;&quot;)">
            <text:p/>
          </table:table-cell>
          <table:table-cell table:formula="of:=IF(OR([.$J168]=[.AM$1];[.$K168]=[.AM$1];[.$L168]=[.AM$1];[.$M168]=[.AM$1];[.$N168]);[.$A168];&quot;&quot;)">
            <text:p/>
          </table:table-cell>
          <table:table-cell table:formula="of:=IF(OR([.$J168]=[.AN$1];[.$K168]=[.AN$1];[.$L168]=[.AN$1];[.$M168]=[.AN$1];[.$N168]);[.$A168];&quot;&quot;)">
            <text:p/>
          </table:table-cell>
          <table:table-cell table:formula="of:=IF(OR([.$J168]=[.AO$1];[.$K168]=[.AO$1];[.$L168]=[.AO$1];[.$M168]=[.AO$1];[.$N168]);[.$A168];&quot;&quot;)">
            <text:p/>
          </table:table-cell>
          <table:table-cell table:formula="of:=IF(OR([.$J168]=[.AP$1];[.$K168]=[.AP$1];[.$L168]=[.AP$1];[.$M168]=[.AP$1];[.$N168]);[.$A168];&quot;&quot;)">
            <text:p/>
          </table:table-cell>
          <table:table-cell table:formula="of:=IF(OR([.$J168]=[.AQ$1];[.$K168]=[.AQ$1];[.$L168]=[.AQ$1];[.$M168]=[.AQ$1];[.$N168]);[.$A168];&quot;&quot;)">
            <text:p/>
          </table:table-cell>
          <table:table-cell table:formula="of:=IF(OR([.$J168]=[.AR$1];[.$K168]=[.AR$1];[.$L168]=[.AR$1];[.$M168]=[.AR$1];[.$N168]);[.$A168];&quot;&quot;)">
            <text:p/>
          </table:table-cell>
          <table:table-cell/>
          <table:table-cell table:formula="of:=IF([.$E168]=[.AT$1];[.$A168];&quot;&quot;)">
            <text:p/>
          </table:table-cell>
          <table:table-cell table:formula="of:=IF([.$E168]=[.AU$1];[.$A168];&quot;&quot;)">
            <text:p/>
          </table:table-cell>
          <table:table-cell table:formula="of:=IF([.$E168]=[.AV$1];[.$A168];&quot;&quot;)">
            <text:p/>
          </table:table-cell>
          <table:table-cell table:formula="of:=IF([.$E168]=[.AW$1];[.$A168];&quot;&quot;)">
            <text:p/>
          </table:table-cell>
          <table:table-cell table:formula="of:=IF([.$E168]=[.AX$1];[.$A168];&quot;&quot;)">
            <text:p/>
          </table:table-cell>
          <table:table-cell table:formula="of:=IF([.$E168]=[.AY$1];[.$A168];&quot;&quot;)">
            <text:p/>
          </table:table-cell>
          <table:table-cell table:formula="of:=IF([.$E168]=[.AZ$1];[.$A168];&quot;&quot;)">
            <text:p/>
          </table:table-cell>
          <table:table-cell table:formula="of:=IF([.$E168]=[.BA$1];[.$A168];&quot;&quot;)">
            <text:p/>
          </table:table-cell>
          <table:table-cell table:formula="of:=IF([.$E168]=[.BB$1];[.$A168];&quot;&quot;)">
            <text:p/>
          </table:table-cell>
          <table:table-cell table:formula="of:=IF([.$E168]=[.BC$1];[.$A168];&quot;&quot;)">
            <text:p/>
          </table:table-cell>
          <table:table-cell table:formula="of:=IF([.$E168]=[.BD$1];[.$A168];&quot;&quot;)">
            <text:p/>
          </table:table-cell>
          <table:table-cell table:formula="of:=IF([.$E168]=[.BE$1];[.$A168];&quot;&quot;)">
            <text:p/>
          </table:table-cell>
          <table:table-cell table:formula="of:=IF([.$E168]=[.BF$1];[.$A168];&quot;&quot;)">
            <text:p/>
          </table:table-cell>
          <table:table-cell table:formula="of:=IF([.$E168]=[.BG$1];[.$A168];&quot;&quot;)">
            <text:p/>
          </table:table-cell>
          <table:table-cell table:formula="of:=IF([.$E168]=[.BH$1];[.$A168];&quot;&quot;)">
            <text:p/>
          </table:table-cell>
          <table:table-cell table:formula="of:=IF([.$E168]=[.BI$1];[.$A168];&quot;&quot;)">
            <text:p/>
          </table:table-cell>
          <table:table-cell table:formula="of:=IF([.$E168]=[.BJ$1];[.$A168];&quot;&quot;)">
            <text:p/>
          </table:table-cell>
          <table:table-cell table:formula="of:=IF([.$E168]=[.BK$1];[.$A168];&quot;&quot;)">
            <text:p/>
          </table:table-cell>
          <table:table-cell table:formula="of:=IF([.$E168]=[.BL$1];[.$A168];&quot;&quot;)">
            <text:p/>
          </table:table-cell>
          <table:table-cell table:formula="of:=IF([.$E168]=[.BM$1];[.$A168];&quot;&quot;)">
            <text:p/>
          </table:table-cell>
          <table:table-cell table:formula="of:=IF([.$E168]=[.BN$1];[.$A168];&quot;&quot;)">
            <text:p/>
          </table:table-cell>
          <table:table-cell table:formula="of:=IF([.$E168]=[.BO$1];[.$A168];&quot;&quot;)">
            <text:p/>
          </table:table-cell>
          <table:table-cell table:formula="of:=IF([.$E168]=[.BP$1];[.$A168];&quot;&quot;)">
            <text:p/>
          </table:table-cell>
          <table:table-cell table:formula="of:=IF([.$E168]=[.BQ$1];[.$A168];&quot;&quot;)">
            <text:p/>
          </table:table-cell>
          <table:table-cell table:formula="of:=IF([.$E168]=[.BR$1];[.$A168];&quot;&quot;)">
            <text:p/>
          </table:table-cell>
          <table:table-cell table:formula="of:=IF([.$E168]=[.BS$1];[.$A168];&quot;&quot;)">
            <text:p/>
          </table:table-cell>
          <table:table-cell table:formula="of:=IF([.$E168]=[.BT$1];[.$A168];&quot;&quot;)">
            <text:p/>
          </table:table-cell>
          <table:table-cell table:formula="of:=IF([.$E168]=[.BU$1];[.$A168];&quot;&quot;)">
            <text:p/>
          </table:table-cell>
          <table:table-cell table:formula="of:=IF([.$E168]=[.BV$1];[.$A168];&quot;&quot;)">
            <text:p/>
          </table:table-cell>
          <table:table-cell table:formula="of:=IF([.$E168]=[.BW$1];[.$A168];&quot;&quot;)">
            <text:p/>
          </table:table-cell>
          <table:table-cell table:formula="of:=IF([.$E168]=[.BX$1];[.$A168];&quot;&quot;)">
            <text:p/>
          </table:table-cell>
          <table:table-cell table:formula="of:=IF([.$E168]=[.BY$1];[.$A168];&quot;&quot;)" office:value-type="float" office:value="167" calcext:value-type="float">
            <text:p>167</text:p>
          </table:table-cell>
          <table:table-cell table:formula="of:=IF([.$E168]=[.BZ$1];[.$A168];&quot;&quot;)">
            <text:p/>
          </table:table-cell>
          <table:table-cell table:formula="of:=IF([.$E168]=[.CA$1];[.$A168];&quot;&quot;)">
            <text:p/>
          </table:table-cell>
          <table:table-cell table:formula="of:=IF([.$E168]=[.CB$1];[.$A168];&quot;&quot;)">
            <text:p/>
          </table:table-cell>
          <table:table-cell table:formula="of:=IF([.$E168]=[.CC$1];[.$A168];&quot;&quot;)">
            <text:p/>
          </table:table-cell>
          <table:table-cell table:formula="of:=IF([.$E168]=[.CD$1];[.$A168];&quot;&quot;)">
            <text:p/>
          </table:table-cell>
          <table:table-cell table:formula="of:=IF([.$E168]=[.CE$1];[.$A168];&quot;&quot;)">
            <text:p/>
          </table:table-cell>
          <table:table-cell table:formula="of:=IF([.$E168]=[.CF$1];[.$A168];&quot;&quot;)">
            <text:p/>
          </table:table-cell>
          <table:table-cell table:formula="of:=IF([.$E168]=[.CG$1];[.$A168];&quot;&quot;)">
            <text:p/>
          </table:table-cell>
          <table:table-cell table:formula="of:=IF([.$E168]=[.CH$1];[.$A168];&quot;&quot;)">
            <text:p/>
          </table:table-cell>
          <table:table-cell table:formula="of:=IF([.$E168]=[.CI$1];[.$A168];&quot;&quot;)">
            <text:p/>
          </table:table-cell>
          <table:table-cell table:formula="of:=IF([.$E168]=[.CJ$1];[.$A168];&quot;&quot;)">
            <text:p/>
          </table:table-cell>
          <table:table-cell table:formula="of:=IF([.$E168]=[.CK$1];[.$A168];&quot;&quot;)">
            <text:p/>
          </table:table-cell>
          <table:table-cell table:formula="of:=IF([.$E168]=[.CL$1];[.$A168];&quot;&quot;)">
            <text:p/>
          </table:table-cell>
          <table:table-cell table:formula="of:=IF([.$E168]=[.CM$1];[.$A168];&quot;&quot;)">
            <text:p/>
          </table:table-cell>
          <table:table-cell table:formula="of:=IF([.$E168]=[.CN$1];[.$A168];&quot;&quot;)">
            <text:p/>
          </table:table-cell>
          <table:table-cell table:formula="of:=IF([.$E168]=[.CO$1];[.$A168];&quot;&quot;)">
            <text:p/>
          </table:table-cell>
          <table:table-cell table:formula="of:=IF([.$E168]=[.CP$1];[.$A168];&quot;&quot;)">
            <text:p/>
          </table:table-cell>
          <table:table-cell table:formula="of:=IF([.$E168]=[.CQ$1];[.$A168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 of the House</text:p>
          </table:table-cell>
          <table:table-cell office:value-type="string" calcext:value-type="string">
            <text:p>Colin Bucksey</text:p>
          </table:table-cell>
          <table:table-cell office:value-type="string" calcext:value-type="string">
            <text:p>Sara Hess, Liz Friedman</text:p>
          </table:table-cell>
          <table:table-cell office:value-type="float" office:value="7.08" calcext:value-type="float">
            <text:p>7.08</text:p>
          </table:table-cell>
          <table:table-cell/>
          <table:table-cell office:value-type="date" office:date-value="2012-02-20" calcext:value-type="date">
            <text:p>2012-02-20</text:p>
          </table:table-cell>
          <table:table-cell office:value-type="string" calcext:value-type="string">
            <text:p>Sara Hess</text:p>
          </table:table-cell>
          <table:table-cell office:value-type="string" calcext:value-type="string">
            <text:p>Liz Friedman</text:p>
          </table:table-cell>
          <table:table-cell table:number-columns-repeated="3"/>
          <table:table-cell table:formula="of:=IF(OR([.$J169]=[.O$1];[.$K169]=[.O$1];[.$L169]=[.O$1];[.$M169]=[.O$1];[.$N169]);[.$A169];&quot;&quot;)">
            <text:p/>
          </table:table-cell>
          <table:table-cell table:formula="of:=IF(OR([.$J169]=[.P$1];[.$K169]=[.P$1];[.$L169]=[.P$1];[.$M169]=[.P$1];[.$N169]);[.$A169];&quot;&quot;)">
            <text:p/>
          </table:table-cell>
          <table:table-cell table:formula="of:=IF(OR([.$J169]=[.Q$1];[.$K169]=[.Q$1];[.$L169]=[.Q$1];[.$M169]=[.Q$1];[.$N169]);[.$A169];&quot;&quot;)">
            <text:p/>
          </table:table-cell>
          <table:table-cell table:formula="of:=IF(OR([.$J169]=[.R$1];[.$K169]=[.R$1];[.$L169]=[.R$1];[.$M169]=[.R$1];[.$N169]);[.$A169];&quot;&quot;)">
            <text:p/>
          </table:table-cell>
          <table:table-cell table:formula="of:=IF(OR([.$J169]=[.S$1];[.$K169]=[.S$1];[.$L169]=[.S$1];[.$M169]=[.S$1];[.$N169]);[.$A169];&quot;&quot;)">
            <text:p/>
          </table:table-cell>
          <table:table-cell table:formula="of:=IF(OR([.$J169]=[.T$1];[.$K169]=[.T$1];[.$L169]=[.T$1];[.$M169]=[.T$1];[.$N169]);[.$A169];&quot;&quot;)">
            <text:p/>
          </table:table-cell>
          <table:table-cell table:formula="of:=IF(OR([.$J169]=[.U$1];[.$K169]=[.U$1];[.$L169]=[.U$1];[.$M169]=[.U$1];[.$N169]);[.$A169];&quot;&quot;)">
            <text:p/>
          </table:table-cell>
          <table:table-cell table:formula="of:=IF(OR([.$J169]=[.V$1];[.$K169]=[.V$1];[.$L169]=[.V$1];[.$M169]=[.V$1];[.$N169]);[.$A169];&quot;&quot;)">
            <text:p/>
          </table:table-cell>
          <table:table-cell table:formula="of:=IF(OR([.$J169]=[.W$1];[.$K169]=[.W$1];[.$L169]=[.W$1];[.$M169]=[.W$1];[.$N169]);[.$A169];&quot;&quot;)">
            <text:p/>
          </table:table-cell>
          <table:table-cell table:formula="of:=IF(OR([.$J169]=[.X$1];[.$K169]=[.X$1];[.$L169]=[.X$1];[.$M169]=[.X$1];[.$N169]);[.$A169];&quot;&quot;)">
            <text:p/>
          </table:table-cell>
          <table:table-cell table:formula="of:=IF(OR([.$J169]=[.Y$1];[.$K169]=[.Y$1];[.$L169]=[.Y$1];[.$M169]=[.Y$1];[.$N169]);[.$A169];&quot;&quot;)">
            <text:p/>
          </table:table-cell>
          <table:table-cell table:formula="of:=IF(OR([.$J169]=[.Z$1];[.$K169]=[.Z$1];[.$L169]=[.Z$1];[.$M169]=[.Z$1];[.$N169]);[.$A169];&quot;&quot;)" office:value-type="float" office:value="168" calcext:value-type="float">
            <text:p>168</text:p>
          </table:table-cell>
          <table:table-cell table:formula="of:=IF(OR([.$J169]=[.AA$1];[.$K169]=[.AA$1];[.$L169]=[.AA$1];[.$M169]=[.AA$1];[.$N169]);[.$A169];&quot;&quot;)" office:value-type="float" office:value="168" calcext:value-type="float">
            <text:p>168</text:p>
          </table:table-cell>
          <table:table-cell table:formula="of:=IF(OR([.$J169]=[.AB$1];[.$K169]=[.AB$1];[.$L169]=[.AB$1];[.$M169]=[.AB$1];[.$N169]);[.$A169];&quot;&quot;)">
            <text:p/>
          </table:table-cell>
          <table:table-cell table:formula="of:=IF(OR([.$J169]=[.AC$1];[.$K169]=[.AC$1];[.$L169]=[.AC$1];[.$M169]=[.AC$1];[.$N169]);[.$A169];&quot;&quot;)">
            <text:p/>
          </table:table-cell>
          <table:table-cell table:formula="of:=IF(OR([.$J169]=[.AD$1];[.$K169]=[.AD$1];[.$L169]=[.AD$1];[.$M169]=[.AD$1];[.$N169]);[.$A169];&quot;&quot;)">
            <text:p/>
          </table:table-cell>
          <table:table-cell table:formula="of:=IF(OR([.$J169]=[.AE$1];[.$K169]=[.AE$1];[.$L169]=[.AE$1];[.$M169]=[.AE$1];[.$N169]);[.$A169];&quot;&quot;)">
            <text:p/>
          </table:table-cell>
          <table:table-cell table:formula="of:=IF(OR([.$J169]=[.AF$1];[.$K169]=[.AF$1];[.$L169]=[.AF$1];[.$M169]=[.AF$1];[.$N169]);[.$A169];&quot;&quot;)">
            <text:p/>
          </table:table-cell>
          <table:table-cell table:formula="of:=IF(OR([.$J169]=[.AG$1];[.$K169]=[.AG$1];[.$L169]=[.AG$1];[.$M169]=[.AG$1];[.$N169]);[.$A169];&quot;&quot;)">
            <text:p/>
          </table:table-cell>
          <table:table-cell table:formula="of:=IF(OR([.$J169]=[.AH$1];[.$K169]=[.AH$1];[.$L169]=[.AH$1];[.$M169]=[.AH$1];[.$N169]);[.$A169];&quot;&quot;)">
            <text:p/>
          </table:table-cell>
          <table:table-cell table:formula="of:=IF(OR([.$J169]=[.AI$1];[.$K169]=[.AI$1];[.$L169]=[.AI$1];[.$M169]=[.AI$1];[.$N169]);[.$A169];&quot;&quot;)">
            <text:p/>
          </table:table-cell>
          <table:table-cell table:formula="of:=IF(OR([.$J169]=[.AJ$1];[.$K169]=[.AJ$1];[.$L169]=[.AJ$1];[.$M169]=[.AJ$1];[.$N169]);[.$A169];&quot;&quot;)">
            <text:p/>
          </table:table-cell>
          <table:table-cell table:formula="of:=IF(OR([.$J169]=[.AK$1];[.$K169]=[.AK$1];[.$L169]=[.AK$1];[.$M169]=[.AK$1];[.$N169]);[.$A169];&quot;&quot;)">
            <text:p/>
          </table:table-cell>
          <table:table-cell table:formula="of:=IF(OR([.$J169]=[.AL$1];[.$K169]=[.AL$1];[.$L169]=[.AL$1];[.$M169]=[.AL$1];[.$N169]);[.$A169];&quot;&quot;)">
            <text:p/>
          </table:table-cell>
          <table:table-cell table:formula="of:=IF(OR([.$J169]=[.AM$1];[.$K169]=[.AM$1];[.$L169]=[.AM$1];[.$M169]=[.AM$1];[.$N169]);[.$A169];&quot;&quot;)">
            <text:p/>
          </table:table-cell>
          <table:table-cell table:formula="of:=IF(OR([.$J169]=[.AN$1];[.$K169]=[.AN$1];[.$L169]=[.AN$1];[.$M169]=[.AN$1];[.$N169]);[.$A169];&quot;&quot;)">
            <text:p/>
          </table:table-cell>
          <table:table-cell table:formula="of:=IF(OR([.$J169]=[.AO$1];[.$K169]=[.AO$1];[.$L169]=[.AO$1];[.$M169]=[.AO$1];[.$N169]);[.$A169];&quot;&quot;)">
            <text:p/>
          </table:table-cell>
          <table:table-cell table:formula="of:=IF(OR([.$J169]=[.AP$1];[.$K169]=[.AP$1];[.$L169]=[.AP$1];[.$M169]=[.AP$1];[.$N169]);[.$A169];&quot;&quot;)">
            <text:p/>
          </table:table-cell>
          <table:table-cell table:formula="of:=IF(OR([.$J169]=[.AQ$1];[.$K169]=[.AQ$1];[.$L169]=[.AQ$1];[.$M169]=[.AQ$1];[.$N169]);[.$A169];&quot;&quot;)">
            <text:p/>
          </table:table-cell>
          <table:table-cell table:formula="of:=IF(OR([.$J169]=[.AR$1];[.$K169]=[.AR$1];[.$L169]=[.AR$1];[.$M169]=[.AR$1];[.$N169]);[.$A169];&quot;&quot;)">
            <text:p/>
          </table:table-cell>
          <table:table-cell/>
          <table:table-cell table:formula="of:=IF([.$E169]=[.AT$1];[.$A169];&quot;&quot;)">
            <text:p/>
          </table:table-cell>
          <table:table-cell table:formula="of:=IF([.$E169]=[.AU$1];[.$A169];&quot;&quot;)">
            <text:p/>
          </table:table-cell>
          <table:table-cell table:formula="of:=IF([.$E169]=[.AV$1];[.$A169];&quot;&quot;)">
            <text:p/>
          </table:table-cell>
          <table:table-cell table:formula="of:=IF([.$E169]=[.AW$1];[.$A169];&quot;&quot;)">
            <text:p/>
          </table:table-cell>
          <table:table-cell table:formula="of:=IF([.$E169]=[.AX$1];[.$A169];&quot;&quot;)">
            <text:p/>
          </table:table-cell>
          <table:table-cell table:formula="of:=IF([.$E169]=[.AY$1];[.$A169];&quot;&quot;)">
            <text:p/>
          </table:table-cell>
          <table:table-cell table:formula="of:=IF([.$E169]=[.AZ$1];[.$A169];&quot;&quot;)">
            <text:p/>
          </table:table-cell>
          <table:table-cell table:formula="of:=IF([.$E169]=[.BA$1];[.$A169];&quot;&quot;)">
            <text:p/>
          </table:table-cell>
          <table:table-cell table:formula="of:=IF([.$E169]=[.BB$1];[.$A169];&quot;&quot;)">
            <text:p/>
          </table:table-cell>
          <table:table-cell table:formula="of:=IF([.$E169]=[.BC$1];[.$A169];&quot;&quot;)">
            <text:p/>
          </table:table-cell>
          <table:table-cell table:formula="of:=IF([.$E169]=[.BD$1];[.$A169];&quot;&quot;)">
            <text:p/>
          </table:table-cell>
          <table:table-cell table:formula="of:=IF([.$E169]=[.BE$1];[.$A169];&quot;&quot;)">
            <text:p/>
          </table:table-cell>
          <table:table-cell table:formula="of:=IF([.$E169]=[.BF$1];[.$A169];&quot;&quot;)">
            <text:p/>
          </table:table-cell>
          <table:table-cell table:formula="of:=IF([.$E169]=[.BG$1];[.$A169];&quot;&quot;)">
            <text:p/>
          </table:table-cell>
          <table:table-cell table:formula="of:=IF([.$E169]=[.BH$1];[.$A169];&quot;&quot;)">
            <text:p/>
          </table:table-cell>
          <table:table-cell table:formula="of:=IF([.$E169]=[.BI$1];[.$A169];&quot;&quot;)">
            <text:p/>
          </table:table-cell>
          <table:table-cell table:formula="of:=IF([.$E169]=[.BJ$1];[.$A169];&quot;&quot;)">
            <text:p/>
          </table:table-cell>
          <table:table-cell table:formula="of:=IF([.$E169]=[.BK$1];[.$A169];&quot;&quot;)">
            <text:p/>
          </table:table-cell>
          <table:table-cell table:formula="of:=IF([.$E169]=[.BL$1];[.$A169];&quot;&quot;)">
            <text:p/>
          </table:table-cell>
          <table:table-cell table:formula="of:=IF([.$E169]=[.BM$1];[.$A169];&quot;&quot;)">
            <text:p/>
          </table:table-cell>
          <table:table-cell table:formula="of:=IF([.$E169]=[.BN$1];[.$A169];&quot;&quot;)">
            <text:p/>
          </table:table-cell>
          <table:table-cell table:formula="of:=IF([.$E169]=[.BO$1];[.$A169];&quot;&quot;)">
            <text:p/>
          </table:table-cell>
          <table:table-cell table:formula="of:=IF([.$E169]=[.BP$1];[.$A169];&quot;&quot;)">
            <text:p/>
          </table:table-cell>
          <table:table-cell table:formula="of:=IF([.$E169]=[.BQ$1];[.$A169];&quot;&quot;)">
            <text:p/>
          </table:table-cell>
          <table:table-cell table:formula="of:=IF([.$E169]=[.BR$1];[.$A169];&quot;&quot;)">
            <text:p/>
          </table:table-cell>
          <table:table-cell table:formula="of:=IF([.$E169]=[.BS$1];[.$A169];&quot;&quot;)">
            <text:p/>
          </table:table-cell>
          <table:table-cell table:formula="of:=IF([.$E169]=[.BT$1];[.$A169];&quot;&quot;)">
            <text:p/>
          </table:table-cell>
          <table:table-cell table:formula="of:=IF([.$E169]=[.BU$1];[.$A169];&quot;&quot;)">
            <text:p/>
          </table:table-cell>
          <table:table-cell table:formula="of:=IF([.$E169]=[.BV$1];[.$A169];&quot;&quot;)">
            <text:p/>
          </table:table-cell>
          <table:table-cell table:formula="of:=IF([.$E169]=[.BW$1];[.$A169];&quot;&quot;)">
            <text:p/>
          </table:table-cell>
          <table:table-cell table:formula="of:=IF([.$E169]=[.BX$1];[.$A169];&quot;&quot;)">
            <text:p/>
          </table:table-cell>
          <table:table-cell table:formula="of:=IF([.$E169]=[.BY$1];[.$A169];&quot;&quot;)">
            <text:p/>
          </table:table-cell>
          <table:table-cell table:formula="of:=IF([.$E169]=[.BZ$1];[.$A169];&quot;&quot;)">
            <text:p/>
          </table:table-cell>
          <table:table-cell table:formula="of:=IF([.$E169]=[.CA$1];[.$A169];&quot;&quot;)">
            <text:p/>
          </table:table-cell>
          <table:table-cell table:formula="of:=IF([.$E169]=[.CB$1];[.$A169];&quot;&quot;)">
            <text:p/>
          </table:table-cell>
          <table:table-cell table:formula="of:=IF([.$E169]=[.CC$1];[.$A169];&quot;&quot;)">
            <text:p/>
          </table:table-cell>
          <table:table-cell table:formula="of:=IF([.$E169]=[.CD$1];[.$A169];&quot;&quot;)">
            <text:p/>
          </table:table-cell>
          <table:table-cell table:formula="of:=IF([.$E169]=[.CE$1];[.$A169];&quot;&quot;)">
            <text:p/>
          </table:table-cell>
          <table:table-cell table:formula="of:=IF([.$E169]=[.CF$1];[.$A169];&quot;&quot;)">
            <text:p/>
          </table:table-cell>
          <table:table-cell table:formula="of:=IF([.$E169]=[.CG$1];[.$A169];&quot;&quot;)">
            <text:p/>
          </table:table-cell>
          <table:table-cell table:formula="of:=IF([.$E169]=[.CH$1];[.$A169];&quot;&quot;)">
            <text:p/>
          </table:table-cell>
          <table:table-cell table:formula="of:=IF([.$E169]=[.CI$1];[.$A169];&quot;&quot;)">
            <text:p/>
          </table:table-cell>
          <table:table-cell table:formula="of:=IF([.$E169]=[.CJ$1];[.$A169];&quot;&quot;)">
            <text:p/>
          </table:table-cell>
          <table:table-cell table:formula="of:=IF([.$E169]=[.CK$1];[.$A169];&quot;&quot;)">
            <text:p/>
          </table:table-cell>
          <table:table-cell table:formula="of:=IF([.$E169]=[.CL$1];[.$A169];&quot;&quot;)">
            <text:p/>
          </table:table-cell>
          <table:table-cell table:formula="of:=IF([.$E169]=[.CM$1];[.$A169];&quot;&quot;)">
            <text:p/>
          </table:table-cell>
          <table:table-cell table:formula="of:=IF([.$E169]=[.CN$1];[.$A169];&quot;&quot;)" office:value-type="float" office:value="168" calcext:value-type="float">
            <text:p>168</text:p>
          </table:table-cell>
          <table:table-cell table:formula="of:=IF([.$E169]=[.CO$1];[.$A169];&quot;&quot;)">
            <text:p/>
          </table:table-cell>
          <table:table-cell table:formula="of:=IF([.$E169]=[.CP$1];[.$A169];&quot;&quot;)">
            <text:p/>
          </table:table-cell>
          <table:table-cell table:formula="of:=IF([.$E169]=[.CQ$1];[.$A169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ve Is Blind</text:p>
          </table:table-cell>
          <table:table-cell office:value-type="string" calcext:value-type="string">
            <text:p>Tim Southam</text:p>
          </table:table-cell>
          <table:table-cell office:value-type="string" calcext:value-type="string">
            <text:p>John C. Kelley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date" office:date-value="2012-02-27" calcext:value-type="date">
            <text:p>2012-02-27</text:p>
          </table:table-cell>
          <table:table-cell office:value-type="string" calcext:value-type="string">
            <text:p>John C. Kelley</text:p>
          </table:table-cell>
          <table:table-cell table:number-columns-repeated="4"/>
          <table:table-cell table:formula="of:=IF(OR([.$J170]=[.O$1];[.$K170]=[.O$1];[.$L170]=[.O$1];[.$M170]=[.O$1];[.$N170]);[.$A170];&quot;&quot;)">
            <text:p/>
          </table:table-cell>
          <table:table-cell table:formula="of:=IF(OR([.$J170]=[.P$1];[.$K170]=[.P$1];[.$L170]=[.P$1];[.$M170]=[.P$1];[.$N170]);[.$A170];&quot;&quot;)">
            <text:p/>
          </table:table-cell>
          <table:table-cell table:formula="of:=IF(OR([.$J170]=[.Q$1];[.$K170]=[.Q$1];[.$L170]=[.Q$1];[.$M170]=[.Q$1];[.$N170]);[.$A170];&quot;&quot;)">
            <text:p/>
          </table:table-cell>
          <table:table-cell table:formula="of:=IF(OR([.$J170]=[.R$1];[.$K170]=[.R$1];[.$L170]=[.R$1];[.$M170]=[.R$1];[.$N170]);[.$A170];&quot;&quot;)">
            <text:p/>
          </table:table-cell>
          <table:table-cell table:formula="of:=IF(OR([.$J170]=[.S$1];[.$K170]=[.S$1];[.$L170]=[.S$1];[.$M170]=[.S$1];[.$N170]);[.$A170];&quot;&quot;)">
            <text:p/>
          </table:table-cell>
          <table:table-cell table:formula="of:=IF(OR([.$J170]=[.T$1];[.$K170]=[.T$1];[.$L170]=[.T$1];[.$M170]=[.T$1];[.$N170]);[.$A170];&quot;&quot;)">
            <text:p/>
          </table:table-cell>
          <table:table-cell table:formula="of:=IF(OR([.$J170]=[.U$1];[.$K170]=[.U$1];[.$L170]=[.U$1];[.$M170]=[.U$1];[.$N170]);[.$A170];&quot;&quot;)">
            <text:p/>
          </table:table-cell>
          <table:table-cell table:formula="of:=IF(OR([.$J170]=[.V$1];[.$K170]=[.V$1];[.$L170]=[.V$1];[.$M170]=[.V$1];[.$N170]);[.$A170];&quot;&quot;)">
            <text:p/>
          </table:table-cell>
          <table:table-cell table:formula="of:=IF(OR([.$J170]=[.W$1];[.$K170]=[.W$1];[.$L170]=[.W$1];[.$M170]=[.W$1];[.$N170]);[.$A170];&quot;&quot;)">
            <text:p/>
          </table:table-cell>
          <table:table-cell table:formula="of:=IF(OR([.$J170]=[.X$1];[.$K170]=[.X$1];[.$L170]=[.X$1];[.$M170]=[.X$1];[.$N170]);[.$A170];&quot;&quot;)">
            <text:p/>
          </table:table-cell>
          <table:table-cell table:formula="of:=IF(OR([.$J170]=[.Y$1];[.$K170]=[.Y$1];[.$L170]=[.Y$1];[.$M170]=[.Y$1];[.$N170]);[.$A170];&quot;&quot;)">
            <text:p/>
          </table:table-cell>
          <table:table-cell table:formula="of:=IF(OR([.$J170]=[.Z$1];[.$K170]=[.Z$1];[.$L170]=[.Z$1];[.$M170]=[.Z$1];[.$N170]);[.$A170];&quot;&quot;)">
            <text:p/>
          </table:table-cell>
          <table:table-cell table:formula="of:=IF(OR([.$J170]=[.AA$1];[.$K170]=[.AA$1];[.$L170]=[.AA$1];[.$M170]=[.AA$1];[.$N170]);[.$A170];&quot;&quot;)">
            <text:p/>
          </table:table-cell>
          <table:table-cell table:formula="of:=IF(OR([.$J170]=[.AB$1];[.$K170]=[.AB$1];[.$L170]=[.AB$1];[.$M170]=[.AB$1];[.$N170]);[.$A170];&quot;&quot;)">
            <text:p/>
          </table:table-cell>
          <table:table-cell table:formula="of:=IF(OR([.$J170]=[.AC$1];[.$K170]=[.AC$1];[.$L170]=[.AC$1];[.$M170]=[.AC$1];[.$N170]);[.$A170];&quot;&quot;)">
            <text:p/>
          </table:table-cell>
          <table:table-cell table:formula="of:=IF(OR([.$J170]=[.AD$1];[.$K170]=[.AD$1];[.$L170]=[.AD$1];[.$M170]=[.AD$1];[.$N170]);[.$A170];&quot;&quot;)">
            <text:p/>
          </table:table-cell>
          <table:table-cell table:formula="of:=IF(OR([.$J170]=[.AE$1];[.$K170]=[.AE$1];[.$L170]=[.AE$1];[.$M170]=[.AE$1];[.$N170]);[.$A170];&quot;&quot;)">
            <text:p/>
          </table:table-cell>
          <table:table-cell table:formula="of:=IF(OR([.$J170]=[.AF$1];[.$K170]=[.AF$1];[.$L170]=[.AF$1];[.$M170]=[.AF$1];[.$N170]);[.$A170];&quot;&quot;)">
            <text:p/>
          </table:table-cell>
          <table:table-cell table:formula="of:=IF(OR([.$J170]=[.AG$1];[.$K170]=[.AG$1];[.$L170]=[.AG$1];[.$M170]=[.AG$1];[.$N170]);[.$A170];&quot;&quot;)">
            <text:p/>
          </table:table-cell>
          <table:table-cell table:formula="of:=IF(OR([.$J170]=[.AH$1];[.$K170]=[.AH$1];[.$L170]=[.AH$1];[.$M170]=[.AH$1];[.$N170]);[.$A170];&quot;&quot;)">
            <text:p/>
          </table:table-cell>
          <table:table-cell table:formula="of:=IF(OR([.$J170]=[.AI$1];[.$K170]=[.AI$1];[.$L170]=[.AI$1];[.$M170]=[.AI$1];[.$N170]);[.$A170];&quot;&quot;)">
            <text:p/>
          </table:table-cell>
          <table:table-cell table:formula="of:=IF(OR([.$J170]=[.AJ$1];[.$K170]=[.AJ$1];[.$L170]=[.AJ$1];[.$M170]=[.AJ$1];[.$N170]);[.$A170];&quot;&quot;)">
            <text:p/>
          </table:table-cell>
          <table:table-cell table:formula="of:=IF(OR([.$J170]=[.AK$1];[.$K170]=[.AK$1];[.$L170]=[.AK$1];[.$M170]=[.AK$1];[.$N170]);[.$A170];&quot;&quot;)">
            <text:p/>
          </table:table-cell>
          <table:table-cell table:formula="of:=IF(OR([.$J170]=[.AL$1];[.$K170]=[.AL$1];[.$L170]=[.AL$1];[.$M170]=[.AL$1];[.$N170]);[.$A170];&quot;&quot;)">
            <text:p/>
          </table:table-cell>
          <table:table-cell table:formula="of:=IF(OR([.$J170]=[.AM$1];[.$K170]=[.AM$1];[.$L170]=[.AM$1];[.$M170]=[.AM$1];[.$N170]);[.$A170];&quot;&quot;)" office:value-type="float" office:value="169" calcext:value-type="float">
            <text:p>169</text:p>
          </table:table-cell>
          <table:table-cell table:formula="of:=IF(OR([.$J170]=[.AN$1];[.$K170]=[.AN$1];[.$L170]=[.AN$1];[.$M170]=[.AN$1];[.$N170]);[.$A170];&quot;&quot;)">
            <text:p/>
          </table:table-cell>
          <table:table-cell table:formula="of:=IF(OR([.$J170]=[.AO$1];[.$K170]=[.AO$1];[.$L170]=[.AO$1];[.$M170]=[.AO$1];[.$N170]);[.$A170];&quot;&quot;)">
            <text:p/>
          </table:table-cell>
          <table:table-cell table:formula="of:=IF(OR([.$J170]=[.AP$1];[.$K170]=[.AP$1];[.$L170]=[.AP$1];[.$M170]=[.AP$1];[.$N170]);[.$A170];&quot;&quot;)">
            <text:p/>
          </table:table-cell>
          <table:table-cell table:formula="of:=IF(OR([.$J170]=[.AQ$1];[.$K170]=[.AQ$1];[.$L170]=[.AQ$1];[.$M170]=[.AQ$1];[.$N170]);[.$A170];&quot;&quot;)">
            <text:p/>
          </table:table-cell>
          <table:table-cell table:formula="of:=IF(OR([.$J170]=[.AR$1];[.$K170]=[.AR$1];[.$L170]=[.AR$1];[.$M170]=[.AR$1];[.$N170]);[.$A170];&quot;&quot;)">
            <text:p/>
          </table:table-cell>
          <table:table-cell/>
          <table:table-cell table:formula="of:=IF([.$E170]=[.AT$1];[.$A170];&quot;&quot;)">
            <text:p/>
          </table:table-cell>
          <table:table-cell table:formula="of:=IF([.$E170]=[.AU$1];[.$A170];&quot;&quot;)">
            <text:p/>
          </table:table-cell>
          <table:table-cell table:formula="of:=IF([.$E170]=[.AV$1];[.$A170];&quot;&quot;)">
            <text:p/>
          </table:table-cell>
          <table:table-cell table:formula="of:=IF([.$E170]=[.AW$1];[.$A170];&quot;&quot;)">
            <text:p/>
          </table:table-cell>
          <table:table-cell table:formula="of:=IF([.$E170]=[.AX$1];[.$A170];&quot;&quot;)">
            <text:p/>
          </table:table-cell>
          <table:table-cell table:formula="of:=IF([.$E170]=[.AY$1];[.$A170];&quot;&quot;)">
            <text:p/>
          </table:table-cell>
          <table:table-cell table:formula="of:=IF([.$E170]=[.AZ$1];[.$A170];&quot;&quot;)">
            <text:p/>
          </table:table-cell>
          <table:table-cell table:formula="of:=IF([.$E170]=[.BA$1];[.$A170];&quot;&quot;)">
            <text:p/>
          </table:table-cell>
          <table:table-cell table:formula="of:=IF([.$E170]=[.BB$1];[.$A170];&quot;&quot;)">
            <text:p/>
          </table:table-cell>
          <table:table-cell table:formula="of:=IF([.$E170]=[.BC$1];[.$A170];&quot;&quot;)">
            <text:p/>
          </table:table-cell>
          <table:table-cell table:formula="of:=IF([.$E170]=[.BD$1];[.$A170];&quot;&quot;)">
            <text:p/>
          </table:table-cell>
          <table:table-cell table:formula="of:=IF([.$E170]=[.BE$1];[.$A170];&quot;&quot;)">
            <text:p/>
          </table:table-cell>
          <table:table-cell table:formula="of:=IF([.$E170]=[.BF$1];[.$A170];&quot;&quot;)">
            <text:p/>
          </table:table-cell>
          <table:table-cell table:formula="of:=IF([.$E170]=[.BG$1];[.$A170];&quot;&quot;)">
            <text:p/>
          </table:table-cell>
          <table:table-cell table:formula="of:=IF([.$E170]=[.BH$1];[.$A170];&quot;&quot;)">
            <text:p/>
          </table:table-cell>
          <table:table-cell table:formula="of:=IF([.$E170]=[.BI$1];[.$A170];&quot;&quot;)">
            <text:p/>
          </table:table-cell>
          <table:table-cell table:formula="of:=IF([.$E170]=[.BJ$1];[.$A170];&quot;&quot;)">
            <text:p/>
          </table:table-cell>
          <table:table-cell table:formula="of:=IF([.$E170]=[.BK$1];[.$A170];&quot;&quot;)">
            <text:p/>
          </table:table-cell>
          <table:table-cell table:formula="of:=IF([.$E170]=[.BL$1];[.$A170];&quot;&quot;)">
            <text:p/>
          </table:table-cell>
          <table:table-cell table:formula="of:=IF([.$E170]=[.BM$1];[.$A170];&quot;&quot;)">
            <text:p/>
          </table:table-cell>
          <table:table-cell table:formula="of:=IF([.$E170]=[.BN$1];[.$A170];&quot;&quot;)">
            <text:p/>
          </table:table-cell>
          <table:table-cell table:formula="of:=IF([.$E170]=[.BO$1];[.$A170];&quot;&quot;)">
            <text:p/>
          </table:table-cell>
          <table:table-cell table:formula="of:=IF([.$E170]=[.BP$1];[.$A170];&quot;&quot;)">
            <text:p/>
          </table:table-cell>
          <table:table-cell table:formula="of:=IF([.$E170]=[.BQ$1];[.$A170];&quot;&quot;)">
            <text:p/>
          </table:table-cell>
          <table:table-cell table:formula="of:=IF([.$E170]=[.BR$1];[.$A170];&quot;&quot;)">
            <text:p/>
          </table:table-cell>
          <table:table-cell table:formula="of:=IF([.$E170]=[.BS$1];[.$A170];&quot;&quot;)">
            <text:p/>
          </table:table-cell>
          <table:table-cell table:formula="of:=IF([.$E170]=[.BT$1];[.$A170];&quot;&quot;)">
            <text:p/>
          </table:table-cell>
          <table:table-cell table:formula="of:=IF([.$E170]=[.BU$1];[.$A170];&quot;&quot;)">
            <text:p/>
          </table:table-cell>
          <table:table-cell table:formula="of:=IF([.$E170]=[.BV$1];[.$A170];&quot;&quot;)">
            <text:p/>
          </table:table-cell>
          <table:table-cell table:formula="of:=IF([.$E170]=[.BW$1];[.$A170];&quot;&quot;)">
            <text:p/>
          </table:table-cell>
          <table:table-cell table:formula="of:=IF([.$E170]=[.BX$1];[.$A170];&quot;&quot;)">
            <text:p/>
          </table:table-cell>
          <table:table-cell table:formula="of:=IF([.$E170]=[.BY$1];[.$A170];&quot;&quot;)">
            <text:p/>
          </table:table-cell>
          <table:table-cell table:formula="of:=IF([.$E170]=[.BZ$1];[.$A170];&quot;&quot;)">
            <text:p/>
          </table:table-cell>
          <table:table-cell table:formula="of:=IF([.$E170]=[.CA$1];[.$A170];&quot;&quot;)">
            <text:p/>
          </table:table-cell>
          <table:table-cell table:formula="of:=IF([.$E170]=[.CB$1];[.$A170];&quot;&quot;)">
            <text:p/>
          </table:table-cell>
          <table:table-cell table:formula="of:=IF([.$E170]=[.CC$1];[.$A170];&quot;&quot;)">
            <text:p/>
          </table:table-cell>
          <table:table-cell table:formula="of:=IF([.$E170]=[.CD$1];[.$A170];&quot;&quot;)">
            <text:p/>
          </table:table-cell>
          <table:table-cell table:formula="of:=IF([.$E170]=[.CE$1];[.$A170];&quot;&quot;)">
            <text:p/>
          </table:table-cell>
          <table:table-cell table:formula="of:=IF([.$E170]=[.CF$1];[.$A170];&quot;&quot;)">
            <text:p/>
          </table:table-cell>
          <table:table-cell table:formula="of:=IF([.$E170]=[.CG$1];[.$A170];&quot;&quot;)">
            <text:p/>
          </table:table-cell>
          <table:table-cell table:formula="of:=IF([.$E170]=[.CH$1];[.$A170];&quot;&quot;)">
            <text:p/>
          </table:table-cell>
          <table:table-cell table:formula="of:=IF([.$E170]=[.CI$1];[.$A170];&quot;&quot;)">
            <text:p/>
          </table:table-cell>
          <table:table-cell table:formula="of:=IF([.$E170]=[.CJ$1];[.$A170];&quot;&quot;)">
            <text:p/>
          </table:table-cell>
          <table:table-cell table:formula="of:=IF([.$E170]=[.CK$1];[.$A170];&quot;&quot;)">
            <text:p/>
          </table:table-cell>
          <table:table-cell table:formula="of:=IF([.$E170]=[.CL$1];[.$A170];&quot;&quot;)" office:value-type="float" office:value="169" calcext:value-type="float">
            <text:p>169</text:p>
          </table:table-cell>
          <table:table-cell table:formula="of:=IF([.$E170]=[.CM$1];[.$A170];&quot;&quot;)">
            <text:p/>
          </table:table-cell>
          <table:table-cell table:formula="of:=IF([.$E170]=[.CN$1];[.$A170];&quot;&quot;)">
            <text:p/>
          </table:table-cell>
          <table:table-cell table:formula="of:=IF([.$E170]=[.CO$1];[.$A170];&quot;&quot;)">
            <text:p/>
          </table:table-cell>
          <table:table-cell table:formula="of:=IF([.$E170]=[.CP$1];[.$A170];&quot;&quot;)">
            <text:p/>
          </table:table-cell>
          <table:table-cell table:formula="of:=IF([.$E170]=[.CQ$1];[.$A170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wing the Whistle</text:p>
          </table:table-cell>
          <table:table-cell office:value-type="string" calcext:value-type="string">
            <text:p>Julian Higgins</text:p>
          </table:table-cell>
          <table:table-cell office:value-type="string" calcext:value-type="string">
            <text:p>Danny Weiss, Seth Hoffman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date" office:date-value="2012-04-02" calcext:value-type="date">
            <text:p>2012-04-02</text:p>
          </table:table-cell>
          <table:table-cell office:value-type="string" calcext:value-type="string">
            <text:p>Danny Weiss</text:p>
          </table:table-cell>
          <table:table-cell office:value-type="string" calcext:value-type="string">
            <text:p>Seth Hoffman</text:p>
          </table:table-cell>
          <table:table-cell table:number-columns-repeated="3"/>
          <table:table-cell table:formula="of:=IF(OR([.$J171]=[.O$1];[.$K171]=[.O$1];[.$L171]=[.O$1];[.$M171]=[.O$1];[.$N171]);[.$A171];&quot;&quot;)">
            <text:p/>
          </table:table-cell>
          <table:table-cell table:formula="of:=IF(OR([.$J171]=[.P$1];[.$K171]=[.P$1];[.$L171]=[.P$1];[.$M171]=[.P$1];[.$N171]);[.$A171];&quot;&quot;)">
            <text:p/>
          </table:table-cell>
          <table:table-cell table:formula="of:=IF(OR([.$J171]=[.Q$1];[.$K171]=[.Q$1];[.$L171]=[.Q$1];[.$M171]=[.Q$1];[.$N171]);[.$A171];&quot;&quot;)">
            <text:p/>
          </table:table-cell>
          <table:table-cell table:formula="of:=IF(OR([.$J171]=[.R$1];[.$K171]=[.R$1];[.$L171]=[.R$1];[.$M171]=[.R$1];[.$N171]);[.$A171];&quot;&quot;)">
            <text:p/>
          </table:table-cell>
          <table:table-cell table:formula="of:=IF(OR([.$J171]=[.S$1];[.$K171]=[.S$1];[.$L171]=[.S$1];[.$M171]=[.S$1];[.$N171]);[.$A171];&quot;&quot;)">
            <text:p/>
          </table:table-cell>
          <table:table-cell table:formula="of:=IF(OR([.$J171]=[.T$1];[.$K171]=[.T$1];[.$L171]=[.T$1];[.$M171]=[.T$1];[.$N171]);[.$A171];&quot;&quot;)">
            <text:p/>
          </table:table-cell>
          <table:table-cell table:formula="of:=IF(OR([.$J171]=[.U$1];[.$K171]=[.U$1];[.$L171]=[.U$1];[.$M171]=[.U$1];[.$N171]);[.$A171];&quot;&quot;)">
            <text:p/>
          </table:table-cell>
          <table:table-cell table:formula="of:=IF(OR([.$J171]=[.V$1];[.$K171]=[.V$1];[.$L171]=[.V$1];[.$M171]=[.V$1];[.$N171]);[.$A171];&quot;&quot;)">
            <text:p/>
          </table:table-cell>
          <table:table-cell table:formula="of:=IF(OR([.$J171]=[.W$1];[.$K171]=[.W$1];[.$L171]=[.W$1];[.$M171]=[.W$1];[.$N171]);[.$A171];&quot;&quot;)">
            <text:p/>
          </table:table-cell>
          <table:table-cell table:formula="of:=IF(OR([.$J171]=[.X$1];[.$K171]=[.X$1];[.$L171]=[.X$1];[.$M171]=[.X$1];[.$N171]);[.$A171];&quot;&quot;)">
            <text:p/>
          </table:table-cell>
          <table:table-cell table:formula="of:=IF(OR([.$J171]=[.Y$1];[.$K171]=[.Y$1];[.$L171]=[.Y$1];[.$M171]=[.Y$1];[.$N171]);[.$A171];&quot;&quot;)">
            <text:p/>
          </table:table-cell>
          <table:table-cell table:formula="of:=IF(OR([.$J171]=[.Z$1];[.$K171]=[.Z$1];[.$L171]=[.Z$1];[.$M171]=[.Z$1];[.$N171]);[.$A171];&quot;&quot;)">
            <text:p/>
          </table:table-cell>
          <table:table-cell table:formula="of:=IF(OR([.$J171]=[.AA$1];[.$K171]=[.AA$1];[.$L171]=[.AA$1];[.$M171]=[.AA$1];[.$N171]);[.$A171];&quot;&quot;)">
            <text:p/>
          </table:table-cell>
          <table:table-cell table:formula="of:=IF(OR([.$J171]=[.AB$1];[.$K171]=[.AB$1];[.$L171]=[.AB$1];[.$M171]=[.AB$1];[.$N171]);[.$A171];&quot;&quot;)">
            <text:p/>
          </table:table-cell>
          <table:table-cell table:formula="of:=IF(OR([.$J171]=[.AC$1];[.$K171]=[.AC$1];[.$L171]=[.AC$1];[.$M171]=[.AC$1];[.$N171]);[.$A171];&quot;&quot;)">
            <text:p/>
          </table:table-cell>
          <table:table-cell table:formula="of:=IF(OR([.$J171]=[.AD$1];[.$K171]=[.AD$1];[.$L171]=[.AD$1];[.$M171]=[.AD$1];[.$N171]);[.$A171];&quot;&quot;)">
            <text:p/>
          </table:table-cell>
          <table:table-cell table:formula="of:=IF(OR([.$J171]=[.AE$1];[.$K171]=[.AE$1];[.$L171]=[.AE$1];[.$M171]=[.AE$1];[.$N171]);[.$A171];&quot;&quot;)">
            <text:p/>
          </table:table-cell>
          <table:table-cell table:formula="of:=IF(OR([.$J171]=[.AF$1];[.$K171]=[.AF$1];[.$L171]=[.AF$1];[.$M171]=[.AF$1];[.$N171]);[.$A171];&quot;&quot;)">
            <text:p/>
          </table:table-cell>
          <table:table-cell table:formula="of:=IF(OR([.$J171]=[.AG$1];[.$K171]=[.AG$1];[.$L171]=[.AG$1];[.$M171]=[.AG$1];[.$N171]);[.$A171];&quot;&quot;)">
            <text:p/>
          </table:table-cell>
          <table:table-cell table:formula="of:=IF(OR([.$J171]=[.AH$1];[.$K171]=[.AH$1];[.$L171]=[.AH$1];[.$M171]=[.AH$1];[.$N171]);[.$A171];&quot;&quot;)">
            <text:p/>
          </table:table-cell>
          <table:table-cell table:formula="of:=IF(OR([.$J171]=[.AI$1];[.$K171]=[.AI$1];[.$L171]=[.AI$1];[.$M171]=[.AI$1];[.$N171]);[.$A171];&quot;&quot;)">
            <text:p/>
          </table:table-cell>
          <table:table-cell table:formula="of:=IF(OR([.$J171]=[.AJ$1];[.$K171]=[.AJ$1];[.$L171]=[.AJ$1];[.$M171]=[.AJ$1];[.$N171]);[.$A171];&quot;&quot;)">
            <text:p/>
          </table:table-cell>
          <table:table-cell table:formula="of:=IF(OR([.$J171]=[.AK$1];[.$K171]=[.AK$1];[.$L171]=[.AK$1];[.$M171]=[.AK$1];[.$N171]);[.$A171];&quot;&quot;)">
            <text:p/>
          </table:table-cell>
          <table:table-cell table:formula="of:=IF(OR([.$J171]=[.AL$1];[.$K171]=[.AL$1];[.$L171]=[.AL$1];[.$M171]=[.AL$1];[.$N171]);[.$A171];&quot;&quot;)">
            <text:p/>
          </table:table-cell>
          <table:table-cell table:formula="of:=IF(OR([.$J171]=[.AM$1];[.$K171]=[.AM$1];[.$L171]=[.AM$1];[.$M171]=[.AM$1];[.$N171]);[.$A171];&quot;&quot;)">
            <text:p/>
          </table:table-cell>
          <table:table-cell table:formula="of:=IF(OR([.$J171]=[.AN$1];[.$K171]=[.AN$1];[.$L171]=[.AN$1];[.$M171]=[.AN$1];[.$N171]);[.$A171];&quot;&quot;)" office:value-type="float" office:value="170" calcext:value-type="float">
            <text:p>170</text:p>
          </table:table-cell>
          <table:table-cell table:formula="of:=IF(OR([.$J171]=[.AO$1];[.$K171]=[.AO$1];[.$L171]=[.AO$1];[.$M171]=[.AO$1];[.$N171]);[.$A171];&quot;&quot;)">
            <text:p/>
          </table:table-cell>
          <table:table-cell table:formula="of:=IF(OR([.$J171]=[.AP$1];[.$K171]=[.AP$1];[.$L171]=[.AP$1];[.$M171]=[.AP$1];[.$N171]);[.$A171];&quot;&quot;)">
            <text:p/>
          </table:table-cell>
          <table:table-cell table:formula="of:=IF(OR([.$J171]=[.AQ$1];[.$K171]=[.AQ$1];[.$L171]=[.AQ$1];[.$M171]=[.AQ$1];[.$N171]);[.$A171];&quot;&quot;)" office:value-type="float" office:value="170" calcext:value-type="float">
            <text:p>170</text:p>
          </table:table-cell>
          <table:table-cell table:formula="of:=IF(OR([.$J171]=[.AR$1];[.$K171]=[.AR$1];[.$L171]=[.AR$1];[.$M171]=[.AR$1];[.$N171]);[.$A171];&quot;&quot;)">
            <text:p/>
          </table:table-cell>
          <table:table-cell/>
          <table:table-cell table:formula="of:=IF([.$E171]=[.AT$1];[.$A171];&quot;&quot;)">
            <text:p/>
          </table:table-cell>
          <table:table-cell table:formula="of:=IF([.$E171]=[.AU$1];[.$A171];&quot;&quot;)">
            <text:p/>
          </table:table-cell>
          <table:table-cell table:formula="of:=IF([.$E171]=[.AV$1];[.$A171];&quot;&quot;)">
            <text:p/>
          </table:table-cell>
          <table:table-cell table:formula="of:=IF([.$E171]=[.AW$1];[.$A171];&quot;&quot;)">
            <text:p/>
          </table:table-cell>
          <table:table-cell table:formula="of:=IF([.$E171]=[.AX$1];[.$A171];&quot;&quot;)">
            <text:p/>
          </table:table-cell>
          <table:table-cell table:formula="of:=IF([.$E171]=[.AY$1];[.$A171];&quot;&quot;)">
            <text:p/>
          </table:table-cell>
          <table:table-cell table:formula="of:=IF([.$E171]=[.AZ$1];[.$A171];&quot;&quot;)">
            <text:p/>
          </table:table-cell>
          <table:table-cell table:formula="of:=IF([.$E171]=[.BA$1];[.$A171];&quot;&quot;)">
            <text:p/>
          </table:table-cell>
          <table:table-cell table:formula="of:=IF([.$E171]=[.BB$1];[.$A171];&quot;&quot;)">
            <text:p/>
          </table:table-cell>
          <table:table-cell table:formula="of:=IF([.$E171]=[.BC$1];[.$A171];&quot;&quot;)">
            <text:p/>
          </table:table-cell>
          <table:table-cell table:formula="of:=IF([.$E171]=[.BD$1];[.$A171];&quot;&quot;)">
            <text:p/>
          </table:table-cell>
          <table:table-cell table:formula="of:=IF([.$E171]=[.BE$1];[.$A171];&quot;&quot;)">
            <text:p/>
          </table:table-cell>
          <table:table-cell table:formula="of:=IF([.$E171]=[.BF$1];[.$A171];&quot;&quot;)">
            <text:p/>
          </table:table-cell>
          <table:table-cell table:formula="of:=IF([.$E171]=[.BG$1];[.$A171];&quot;&quot;)">
            <text:p/>
          </table:table-cell>
          <table:table-cell table:formula="of:=IF([.$E171]=[.BH$1];[.$A171];&quot;&quot;)">
            <text:p/>
          </table:table-cell>
          <table:table-cell table:formula="of:=IF([.$E171]=[.BI$1];[.$A171];&quot;&quot;)">
            <text:p/>
          </table:table-cell>
          <table:table-cell table:formula="of:=IF([.$E171]=[.BJ$1];[.$A171];&quot;&quot;)">
            <text:p/>
          </table:table-cell>
          <table:table-cell table:formula="of:=IF([.$E171]=[.BK$1];[.$A171];&quot;&quot;)">
            <text:p/>
          </table:table-cell>
          <table:table-cell table:formula="of:=IF([.$E171]=[.BL$1];[.$A171];&quot;&quot;)">
            <text:p/>
          </table:table-cell>
          <table:table-cell table:formula="of:=IF([.$E171]=[.BM$1];[.$A171];&quot;&quot;)">
            <text:p/>
          </table:table-cell>
          <table:table-cell table:formula="of:=IF([.$E171]=[.BN$1];[.$A171];&quot;&quot;)">
            <text:p/>
          </table:table-cell>
          <table:table-cell table:formula="of:=IF([.$E171]=[.BO$1];[.$A171];&quot;&quot;)">
            <text:p/>
          </table:table-cell>
          <table:table-cell table:formula="of:=IF([.$E171]=[.BP$1];[.$A171];&quot;&quot;)">
            <text:p/>
          </table:table-cell>
          <table:table-cell table:formula="of:=IF([.$E171]=[.BQ$1];[.$A171];&quot;&quot;)">
            <text:p/>
          </table:table-cell>
          <table:table-cell table:formula="of:=IF([.$E171]=[.BR$1];[.$A171];&quot;&quot;)">
            <text:p/>
          </table:table-cell>
          <table:table-cell table:formula="of:=IF([.$E171]=[.BS$1];[.$A171];&quot;&quot;)">
            <text:p/>
          </table:table-cell>
          <table:table-cell table:formula="of:=IF([.$E171]=[.BT$1];[.$A171];&quot;&quot;)">
            <text:p/>
          </table:table-cell>
          <table:table-cell table:formula="of:=IF([.$E171]=[.BU$1];[.$A171];&quot;&quot;)">
            <text:p/>
          </table:table-cell>
          <table:table-cell table:formula="of:=IF([.$E171]=[.BV$1];[.$A171];&quot;&quot;)">
            <text:p/>
          </table:table-cell>
          <table:table-cell table:formula="of:=IF([.$E171]=[.BW$1];[.$A171];&quot;&quot;)">
            <text:p/>
          </table:table-cell>
          <table:table-cell table:formula="of:=IF([.$E171]=[.BX$1];[.$A171];&quot;&quot;)">
            <text:p/>
          </table:table-cell>
          <table:table-cell table:formula="of:=IF([.$E171]=[.BY$1];[.$A171];&quot;&quot;)">
            <text:p/>
          </table:table-cell>
          <table:table-cell table:formula="of:=IF([.$E171]=[.BZ$1];[.$A171];&quot;&quot;)">
            <text:p/>
          </table:table-cell>
          <table:table-cell table:formula="of:=IF([.$E171]=[.CA$1];[.$A171];&quot;&quot;)">
            <text:p/>
          </table:table-cell>
          <table:table-cell table:formula="of:=IF([.$E171]=[.CB$1];[.$A171];&quot;&quot;)">
            <text:p/>
          </table:table-cell>
          <table:table-cell table:formula="of:=IF([.$E171]=[.CC$1];[.$A171];&quot;&quot;)">
            <text:p/>
          </table:table-cell>
          <table:table-cell table:formula="of:=IF([.$E171]=[.CD$1];[.$A171];&quot;&quot;)">
            <text:p/>
          </table:table-cell>
          <table:table-cell table:formula="of:=IF([.$E171]=[.CE$1];[.$A171];&quot;&quot;)">
            <text:p/>
          </table:table-cell>
          <table:table-cell table:formula="of:=IF([.$E171]=[.CF$1];[.$A171];&quot;&quot;)">
            <text:p/>
          </table:table-cell>
          <table:table-cell table:formula="of:=IF([.$E171]=[.CG$1];[.$A171];&quot;&quot;)">
            <text:p/>
          </table:table-cell>
          <table:table-cell table:formula="of:=IF([.$E171]=[.CH$1];[.$A171];&quot;&quot;)">
            <text:p/>
          </table:table-cell>
          <table:table-cell table:formula="of:=IF([.$E171]=[.CI$1];[.$A171];&quot;&quot;)">
            <text:p/>
          </table:table-cell>
          <table:table-cell table:formula="of:=IF([.$E171]=[.CJ$1];[.$A171];&quot;&quot;)">
            <text:p/>
          </table:table-cell>
          <table:table-cell table:formula="of:=IF([.$E171]=[.CK$1];[.$A171];&quot;&quot;)">
            <text:p/>
          </table:table-cell>
          <table:table-cell table:formula="of:=IF([.$E171]=[.CL$1];[.$A171];&quot;&quot;)">
            <text:p/>
          </table:table-cell>
          <table:table-cell table:formula="of:=IF([.$E171]=[.CM$1];[.$A171];&quot;&quot;)">
            <text:p/>
          </table:table-cell>
          <table:table-cell table:formula="of:=IF([.$E171]=[.CN$1];[.$A171];&quot;&quot;)">
            <text:p/>
          </table:table-cell>
          <table:table-cell table:formula="of:=IF([.$E171]=[.CO$1];[.$A171];&quot;&quot;)" office:value-type="float" office:value="170" calcext:value-type="float">
            <text:p>170</text:p>
          </table:table-cell>
          <table:table-cell table:formula="of:=IF([.$E171]=[.CP$1];[.$A171];&quot;&quot;)">
            <text:p/>
          </table:table-cell>
          <table:table-cell table:formula="of:=IF([.$E171]=[.CQ$1];[.$A171];&quot;&quot;)">
            <text:p/>
          </table:table-cell>
          <table:table-cell table:number-columns-repeated="42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ut Check</text:p>
          </table:table-cell>
          <table:table-cell office:value-type="string" calcext:value-type="string">
            <text:p>Miguel Sapochnik</text:p>
          </table:table-cell>
          <table:table-cell office:value-type="string" calcext:value-type="string">
            <text:p>Jamie Conway, David Hoselton</text:p>
          </table:table-cell>
          <table:table-cell office:value-type="float" office:value="6.01" calcext:value-type="float">
            <text:p>6.01</text:p>
          </table:table-cell>
          <table:table-cell/>
          <table:table-cell office:value-type="date" office:date-value="2012-04-09" calcext:value-type="date">
            <text:p>2012-04-09</text:p>
          </table:table-cell>
          <table:table-cell office:value-type="string" calcext:value-type="string">
            <text:p>Jamie Conway</text:p>
          </table:table-cell>
          <table:table-cell office:value-type="string" calcext:value-type="string">
            <text:p>David Hoselton</text:p>
          </table:table-cell>
          <table:table-cell table:number-columns-repeated="3"/>
          <table:table-cell table:formula="of:=IF(OR([.$J172]=[.O$1];[.$K172]=[.O$1];[.$L172]=[.O$1];[.$M172]=[.O$1];[.$N172]);[.$A172];&quot;&quot;)">
            <text:p/>
          </table:table-cell>
          <table:table-cell table:formula="of:=IF(OR([.$J172]=[.P$1];[.$K172]=[.P$1];[.$L172]=[.P$1];[.$M172]=[.P$1];[.$N172]);[.$A172];&quot;&quot;)">
            <text:p/>
          </table:table-cell>
          <table:table-cell table:formula="of:=IF(OR([.$J172]=[.Q$1];[.$K172]=[.Q$1];[.$L172]=[.Q$1];[.$M172]=[.Q$1];[.$N172]);[.$A172];&quot;&quot;)">
            <text:p/>
          </table:table-cell>
          <table:table-cell table:formula="of:=IF(OR([.$J172]=[.R$1];[.$K172]=[.R$1];[.$L172]=[.R$1];[.$M172]=[.R$1];[.$N172]);[.$A172];&quot;&quot;)">
            <text:p/>
          </table:table-cell>
          <table:table-cell table:formula="of:=IF(OR([.$J172]=[.S$1];[.$K172]=[.S$1];[.$L172]=[.S$1];[.$M172]=[.S$1];[.$N172]);[.$A172];&quot;&quot;)">
            <text:p/>
          </table:table-cell>
          <table:table-cell table:formula="of:=IF(OR([.$J172]=[.T$1];[.$K172]=[.T$1];[.$L172]=[.T$1];[.$M172]=[.T$1];[.$N172]);[.$A172];&quot;&quot;)">
            <text:p/>
          </table:table-cell>
          <table:table-cell table:formula="of:=IF(OR([.$J172]=[.U$1];[.$K172]=[.U$1];[.$L172]=[.U$1];[.$M172]=[.U$1];[.$N172]);[.$A172];&quot;&quot;)">
            <text:p/>
          </table:table-cell>
          <table:table-cell table:formula="of:=IF(OR([.$J172]=[.V$1];[.$K172]=[.V$1];[.$L172]=[.V$1];[.$M172]=[.V$1];[.$N172]);[.$A172];&quot;&quot;)">
            <text:p/>
          </table:table-cell>
          <table:table-cell table:formula="of:=IF(OR([.$J172]=[.W$1];[.$K172]=[.W$1];[.$L172]=[.W$1];[.$M172]=[.W$1];[.$N172]);[.$A172];&quot;&quot;)">
            <text:p/>
          </table:table-cell>
          <table:table-cell table:formula="of:=IF(OR([.$J172]=[.X$1];[.$K172]=[.X$1];[.$L172]=[.X$1];[.$M172]=[.X$1];[.$N172]);[.$A172];&quot;&quot;)">
            <text:p/>
          </table:table-cell>
          <table:table-cell table:formula="of:=IF(OR([.$J172]=[.Y$1];[.$K172]=[.Y$1];[.$L172]=[.Y$1];[.$M172]=[.Y$1];[.$N172]);[.$A172];&quot;&quot;)">
            <text:p/>
          </table:table-cell>
          <table:table-cell table:formula="of:=IF(OR([.$J172]=[.Z$1];[.$K172]=[.Z$1];[.$L172]=[.Z$1];[.$M172]=[.Z$1];[.$N172]);[.$A172];&quot;&quot;)">
            <text:p/>
          </table:table-cell>
          <table:table-cell table:formula="of:=IF(OR([.$J172]=[.AA$1];[.$K172]=[.AA$1];[.$L172]=[.AA$1];[.$M172]=[.AA$1];[.$N172]);[.$A172];&quot;&quot;)">
            <text:p/>
          </table:table-cell>
          <table:table-cell table:formula="of:=IF(OR([.$J172]=[.AB$1];[.$K172]=[.AB$1];[.$L172]=[.AB$1];[.$M172]=[.AB$1];[.$N172]);[.$A172];&quot;&quot;)">
            <text:p/>
          </table:table-cell>
          <table:table-cell table:formula="of:=IF(OR([.$J172]=[.AC$1];[.$K172]=[.AC$1];[.$L172]=[.AC$1];[.$M172]=[.AC$1];[.$N172]);[.$A172];&quot;&quot;)">
            <text:p/>
          </table:table-cell>
          <table:table-cell table:formula="of:=IF(OR([.$J172]=[.AD$1];[.$K172]=[.AD$1];[.$L172]=[.AD$1];[.$M172]=[.AD$1];[.$N172]);[.$A172];&quot;&quot;)">
            <text:p/>
          </table:table-cell>
          <table:table-cell table:formula="of:=IF(OR([.$J172]=[.AE$1];[.$K172]=[.AE$1];[.$L172]=[.AE$1];[.$M172]=[.AE$1];[.$N172]);[.$A172];&quot;&quot;)">
            <text:p/>
          </table:table-cell>
          <table:table-cell table:formula="of:=IF(OR([.$J172]=[.AF$1];[.$K172]=[.AF$1];[.$L172]=[.AF$1];[.$M172]=[.AF$1];[.$N172]);[.$A172];&quot;&quot;)">
            <text:p/>
          </table:table-cell>
          <table:table-cell table:formula="of:=IF(OR([.$J172]=[.AG$1];[.$K172]=[.AG$1];[.$L172]=[.AG$1];[.$M172]=[.AG$1];[.$N172]);[.$A172];&quot;&quot;)" office:value-type="float" office:value="171" calcext:value-type="float">
            <text:p>171</text:p>
          </table:table-cell>
          <table:table-cell table:formula="of:=IF(OR([.$J172]=[.AH$1];[.$K172]=[.AH$1];[.$L172]=[.AH$1];[.$M172]=[.AH$1];[.$N172]);[.$A172];&quot;&quot;)">
            <text:p/>
          </table:table-cell>
          <table:table-cell table:formula="of:=IF(OR([.$J172]=[.AI$1];[.$K172]=[.AI$1];[.$L172]=[.AI$1];[.$M172]=[.AI$1];[.$N172]);[.$A172];&quot;&quot;)">
            <text:p/>
          </table:table-cell>
          <table:table-cell table:formula="of:=IF(OR([.$J172]=[.AJ$1];[.$K172]=[.AJ$1];[.$L172]=[.AJ$1];[.$M172]=[.AJ$1];[.$N172]);[.$A172];&quot;&quot;)">
            <text:p/>
          </table:table-cell>
          <table:table-cell table:formula="of:=IF(OR([.$J172]=[.AK$1];[.$K172]=[.AK$1];[.$L172]=[.AK$1];[.$M172]=[.AK$1];[.$N172]);[.$A172];&quot;&quot;)">
            <text:p/>
          </table:table-cell>
          <table:table-cell table:formula="of:=IF(OR([.$J172]=[.AL$1];[.$K172]=[.AL$1];[.$L172]=[.AL$1];[.$M172]=[.AL$1];[.$N172]);[.$A172];&quot;&quot;)">
            <text:p/>
          </table:table-cell>
          <table:table-cell table:formula="of:=IF(OR([.$J172]=[.AM$1];[.$K172]=[.AM$1];[.$L172]=[.AM$1];[.$M172]=[.AM$1];[.$N172]);[.$A172];&quot;&quot;)">
            <text:p/>
          </table:table-cell>
          <table:table-cell table:formula="of:=IF(OR([.$J172]=[.AN$1];[.$K172]=[.AN$1];[.$L172]=[.AN$1];[.$M172]=[.AN$1];[.$N172]);[.$A172];&quot;&quot;)">
            <text:p/>
          </table:table-cell>
          <table:table-cell table:formula="of:=IF(OR([.$J172]=[.AO$1];[.$K172]=[.AO$1];[.$L172]=[.AO$1];[.$M172]=[.AO$1];[.$N172]);[.$A172];&quot;&quot;)">
            <text:p/>
          </table:table-cell>
          <table:table-cell table:formula="of:=IF(OR([.$J172]=[.AP$1];[.$K172]=[.AP$1];[.$L172]=[.AP$1];[.$M172]=[.AP$1];[.$N172]);[.$A172];&quot;&quot;)">
            <text:p/>
          </table:table-cell>
          <table:table-cell table:formula="of:=IF(OR([.$J172]=[.AQ$1];[.$K172]=[.AQ$1];[.$L172]=[.AQ$1];[.$M172]=[.AQ$1];[.$N172]);[.$A172];&quot;&quot;)">
            <text:p/>
          </table:table-cell>
          <table:table-cell table:formula="of:=IF(OR([.$J172]=[.AR$1];[.$K172]=[.AR$1];[.$L172]=[.AR$1];[.$M172]=[.AR$1];[.$N172]);[.$A172];&quot;&quot;)" office:value-type="float" office:value="171" calcext:value-type="float">
            <text:p>171</text:p>
          </table:table-cell>
          <table:table-cell/>
          <table:table-cell table:formula="of:=IF([.$E172]=[.AT$1];[.$A172];&quot;&quot;)">
            <text:p/>
          </table:table-cell>
          <table:table-cell table:formula="of:=IF([.$E172]=[.AU$1];[.$A172];&quot;&quot;)">
            <text:p/>
          </table:table-cell>
          <table:table-cell table:formula="of:=IF([.$E172]=[.AV$1];[.$A172];&quot;&quot;)">
            <text:p/>
          </table:table-cell>
          <table:table-cell table:formula="of:=IF([.$E172]=[.AW$1];[.$A172];&quot;&quot;)">
            <text:p/>
          </table:table-cell>
          <table:table-cell table:formula="of:=IF([.$E172]=[.AX$1];[.$A172];&quot;&quot;)">
            <text:p/>
          </table:table-cell>
          <table:table-cell table:formula="of:=IF([.$E172]=[.AY$1];[.$A172];&quot;&quot;)">
            <text:p/>
          </table:table-cell>
          <table:table-cell table:formula="of:=IF([.$E172]=[.AZ$1];[.$A172];&quot;&quot;)">
            <text:p/>
          </table:table-cell>
          <table:table-cell table:formula="of:=IF([.$E172]=[.BA$1];[.$A172];&quot;&quot;)">
            <text:p/>
          </table:table-cell>
          <table:table-cell table:formula="of:=IF([.$E172]=[.BB$1];[.$A172];&quot;&quot;)">
            <text:p/>
          </table:table-cell>
          <table:table-cell table:formula="of:=IF([.$E172]=[.BC$1];[.$A172];&quot;&quot;)">
            <text:p/>
          </table:table-cell>
          <table:table-cell table:formula="of:=IF([.$E172]=[.BD$1];[.$A172];&quot;&quot;)">
            <text:p/>
          </table:table-cell>
          <table:table-cell table:formula="of:=IF([.$E172]=[.BE$1];[.$A172];&quot;&quot;)">
            <text:p/>
          </table:table-cell>
          <table:table-cell table:formula="of:=IF([.$E172]=[.BF$1];[.$A172];&quot;&quot;)">
            <text:p/>
          </table:table-cell>
          <table:table-cell table:formula="of:=IF([.$E172]=[.BG$1];[.$A172];&quot;&quot;)">
            <text:p/>
          </table:table-cell>
          <table:table-cell table:formula="of:=IF([.$E172]=[.BH$1];[.$A172];&quot;&quot;)">
            <text:p/>
          </table:table-cell>
          <table:table-cell table:formula="of:=IF([.$E172]=[.BI$1];[.$A172];&quot;&quot;)">
            <text:p/>
          </table:table-cell>
          <table:table-cell table:formula="of:=IF([.$E172]=[.BJ$1];[.$A172];&quot;&quot;)">
            <text:p/>
          </table:table-cell>
          <table:table-cell table:formula="of:=IF([.$E172]=[.BK$1];[.$A172];&quot;&quot;)">
            <text:p/>
          </table:table-cell>
          <table:table-cell table:formula="of:=IF([.$E172]=[.BL$1];[.$A172];&quot;&quot;)">
            <text:p/>
          </table:table-cell>
          <table:table-cell table:formula="of:=IF([.$E172]=[.BM$1];[.$A172];&quot;&quot;)">
            <text:p/>
          </table:table-cell>
          <table:table-cell table:formula="of:=IF([.$E172]=[.BN$1];[.$A172];&quot;&quot;)">
            <text:p/>
          </table:table-cell>
          <table:table-cell table:formula="of:=IF([.$E172]=[.BO$1];[.$A172];&quot;&quot;)">
            <text:p/>
          </table:table-cell>
          <table:table-cell table:formula="of:=IF([.$E172]=[.BP$1];[.$A172];&quot;&quot;)">
            <text:p/>
          </table:table-cell>
          <table:table-cell table:formula="of:=IF([.$E172]=[.BQ$1];[.$A172];&quot;&quot;)">
            <text:p/>
          </table:table-cell>
          <table:table-cell table:formula="of:=IF([.$E172]=[.BR$1];[.$A172];&quot;&quot;)">
            <text:p/>
          </table:table-cell>
          <table:table-cell table:formula="of:=IF([.$E172]=[.BS$1];[.$A172];&quot;&quot;)">
            <text:p/>
          </table:table-cell>
          <table:table-cell table:formula="of:=IF([.$E172]=[.BT$1];[.$A172];&quot;&quot;)">
            <text:p/>
          </table:table-cell>
          <table:table-cell table:formula="of:=IF([.$E172]=[.BU$1];[.$A172];&quot;&quot;)">
            <text:p/>
          </table:table-cell>
          <table:table-cell table:formula="of:=IF([.$E172]=[.BV$1];[.$A172];&quot;&quot;)">
            <text:p/>
          </table:table-cell>
          <table:table-cell table:formula="of:=IF([.$E172]=[.BW$1];[.$A172];&quot;&quot;)">
            <text:p/>
          </table:table-cell>
          <table:table-cell table:formula="of:=IF([.$E172]=[.BX$1];[.$A172];&quot;&quot;)">
            <text:p/>
          </table:table-cell>
          <table:table-cell table:formula="of:=IF([.$E172]=[.BY$1];[.$A172];&quot;&quot;)">
            <text:p/>
          </table:table-cell>
          <table:table-cell table:formula="of:=IF([.$E172]=[.BZ$1];[.$A172];&quot;&quot;)">
            <text:p/>
          </table:table-cell>
          <table:table-cell table:formula="of:=IF([.$E172]=[.CA$1];[.$A172];&quot;&quot;)">
            <text:p/>
          </table:table-cell>
          <table:table-cell table:formula="of:=IF([.$E172]=[.CB$1];[.$A172];&quot;&quot;)">
            <text:p/>
          </table:table-cell>
          <table:table-cell table:formula="of:=IF([.$E172]=[.CC$1];[.$A172];&quot;&quot;)">
            <text:p/>
          </table:table-cell>
          <table:table-cell table:formula="of:=IF([.$E172]=[.CD$1];[.$A172];&quot;&quot;)">
            <text:p/>
          </table:table-cell>
          <table:table-cell table:formula="of:=IF([.$E172]=[.CE$1];[.$A172];&quot;&quot;)">
            <text:p/>
          </table:table-cell>
          <table:table-cell table:formula="of:=IF([.$E172]=[.CF$1];[.$A172];&quot;&quot;)">
            <text:p/>
          </table:table-cell>
          <table:table-cell table:formula="of:=IF([.$E172]=[.CG$1];[.$A172];&quot;&quot;)">
            <text:p/>
          </table:table-cell>
          <table:table-cell table:formula="of:=IF([.$E172]=[.CH$1];[.$A172];&quot;&quot;)">
            <text:p/>
          </table:table-cell>
          <table:table-cell table:formula="of:=IF([.$E172]=[.CI$1];[.$A172];&quot;&quot;)">
            <text:p/>
          </table:table-cell>
          <table:table-cell table:formula="of:=IF([.$E172]=[.CJ$1];[.$A172];&quot;&quot;)" office:value-type="float" office:value="171" calcext:value-type="float">
            <text:p>171</text:p>
          </table:table-cell>
          <table:table-cell table:formula="of:=IF([.$E172]=[.CK$1];[.$A172];&quot;&quot;)">
            <text:p/>
          </table:table-cell>
          <table:table-cell table:formula="of:=IF([.$E172]=[.CL$1];[.$A172];&quot;&quot;)">
            <text:p/>
          </table:table-cell>
          <table:table-cell table:formula="of:=IF([.$E172]=[.CM$1];[.$A172];&quot;&quot;)">
            <text:p/>
          </table:table-cell>
          <table:table-cell table:formula="of:=IF([.$E172]=[.CN$1];[.$A172];&quot;&quot;)">
            <text:p/>
          </table:table-cell>
          <table:table-cell table:formula="of:=IF([.$E172]=[.CO$1];[.$A172];&quot;&quot;)">
            <text:p/>
          </table:table-cell>
          <table:table-cell table:formula="of:=IF([.$E172]=[.CP$1];[.$A172];&quot;&quot;)">
            <text:p/>
          </table:table-cell>
          <table:table-cell table:formula="of:=IF([.$E172]=[.CQ$1];[.$A172];&quot;&quot;)">
            <text:p/>
          </table:table-cell>
          <table:table-cell table:style-name="ce4" table:number-columns-repeated="3"/>
          <table:table-cell table:style-name="ce5"/>
          <table:table-cell table:style-name="ce4" table:number-columns-repeated="2"/>
          <table:table-cell table:number-columns-repeated="36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 Need the Eggs</text:p>
          </table:table-cell>
          <table:table-cell office:value-type="string" calcext:value-type="string">
            <text:p>David Straiton</text:p>
          </table:table-cell>
          <table:table-cell office:value-type="string" calcext:value-type="string">
            <text:p>Peter Blake, Sara Hess</text:p>
          </table:table-cell>
          <table:table-cell office:value-type="float" office:value="5.61" calcext:value-type="float">
            <text:p>5.61</text:p>
          </table:table-cell>
          <table:table-cell/>
          <table:table-cell office:value-type="date" office:date-value="2012-04-16" calcext:value-type="date">
            <text:p>2012-04-16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Sara Hess</text:p>
          </table:table-cell>
          <table:table-cell table:number-columns-repeated="3"/>
          <table:table-cell table:formula="of:=IF(OR([.$J173]=[.O$1];[.$K173]=[.O$1];[.$L173]=[.O$1];[.$M173]=[.O$1];[.$N173]);[.$A173];&quot;&quot;)">
            <text:p/>
          </table:table-cell>
          <table:table-cell table:formula="of:=IF(OR([.$J173]=[.P$1];[.$K173]=[.P$1];[.$L173]=[.P$1];[.$M173]=[.P$1];[.$N173]);[.$A173];&quot;&quot;)">
            <text:p/>
          </table:table-cell>
          <table:table-cell table:formula="of:=IF(OR([.$J173]=[.Q$1];[.$K173]=[.Q$1];[.$L173]=[.Q$1];[.$M173]=[.Q$1];[.$N173]);[.$A173];&quot;&quot;)" office:value-type="float" office:value="172" calcext:value-type="float">
            <text:p>172</text:p>
          </table:table-cell>
          <table:table-cell table:formula="of:=IF(OR([.$J173]=[.R$1];[.$K173]=[.R$1];[.$L173]=[.R$1];[.$M173]=[.R$1];[.$N173]);[.$A173];&quot;&quot;)">
            <text:p/>
          </table:table-cell>
          <table:table-cell table:formula="of:=IF(OR([.$J173]=[.S$1];[.$K173]=[.S$1];[.$L173]=[.S$1];[.$M173]=[.S$1];[.$N173]);[.$A173];&quot;&quot;)">
            <text:p/>
          </table:table-cell>
          <table:table-cell table:formula="of:=IF(OR([.$J173]=[.T$1];[.$K173]=[.T$1];[.$L173]=[.T$1];[.$M173]=[.T$1];[.$N173]);[.$A173];&quot;&quot;)">
            <text:p/>
          </table:table-cell>
          <table:table-cell table:formula="of:=IF(OR([.$J173]=[.U$1];[.$K173]=[.U$1];[.$L173]=[.U$1];[.$M173]=[.U$1];[.$N173]);[.$A173];&quot;&quot;)">
            <text:p/>
          </table:table-cell>
          <table:table-cell table:formula="of:=IF(OR([.$J173]=[.V$1];[.$K173]=[.V$1];[.$L173]=[.V$1];[.$M173]=[.V$1];[.$N173]);[.$A173];&quot;&quot;)">
            <text:p/>
          </table:table-cell>
          <table:table-cell table:formula="of:=IF(OR([.$J173]=[.W$1];[.$K173]=[.W$1];[.$L173]=[.W$1];[.$M173]=[.W$1];[.$N173]);[.$A173];&quot;&quot;)">
            <text:p/>
          </table:table-cell>
          <table:table-cell table:formula="of:=IF(OR([.$J173]=[.X$1];[.$K173]=[.X$1];[.$L173]=[.X$1];[.$M173]=[.X$1];[.$N173]);[.$A173];&quot;&quot;)">
            <text:p/>
          </table:table-cell>
          <table:table-cell table:formula="of:=IF(OR([.$J173]=[.Y$1];[.$K173]=[.Y$1];[.$L173]=[.Y$1];[.$M173]=[.Y$1];[.$N173]);[.$A173];&quot;&quot;)">
            <text:p/>
          </table:table-cell>
          <table:table-cell table:formula="of:=IF(OR([.$J173]=[.Z$1];[.$K173]=[.Z$1];[.$L173]=[.Z$1];[.$M173]=[.Z$1];[.$N173]);[.$A173];&quot;&quot;)" office:value-type="float" office:value="172" calcext:value-type="float">
            <text:p>172</text:p>
          </table:table-cell>
          <table:table-cell table:formula="of:=IF(OR([.$J173]=[.AA$1];[.$K173]=[.AA$1];[.$L173]=[.AA$1];[.$M173]=[.AA$1];[.$N173]);[.$A173];&quot;&quot;)">
            <text:p/>
          </table:table-cell>
          <table:table-cell table:formula="of:=IF(OR([.$J173]=[.AB$1];[.$K173]=[.AB$1];[.$L173]=[.AB$1];[.$M173]=[.AB$1];[.$N173]);[.$A173];&quot;&quot;)">
            <text:p/>
          </table:table-cell>
          <table:table-cell table:formula="of:=IF(OR([.$J173]=[.AC$1];[.$K173]=[.AC$1];[.$L173]=[.AC$1];[.$M173]=[.AC$1];[.$N173]);[.$A173];&quot;&quot;)">
            <text:p/>
          </table:table-cell>
          <table:table-cell table:formula="of:=IF(OR([.$J173]=[.AD$1];[.$K173]=[.AD$1];[.$L173]=[.AD$1];[.$M173]=[.AD$1];[.$N173]);[.$A173];&quot;&quot;)">
            <text:p/>
          </table:table-cell>
          <table:table-cell table:formula="of:=IF(OR([.$J173]=[.AE$1];[.$K173]=[.AE$1];[.$L173]=[.AE$1];[.$M173]=[.AE$1];[.$N173]);[.$A173];&quot;&quot;)">
            <text:p/>
          </table:table-cell>
          <table:table-cell table:formula="of:=IF(OR([.$J173]=[.AF$1];[.$K173]=[.AF$1];[.$L173]=[.AF$1];[.$M173]=[.AF$1];[.$N173]);[.$A173];&quot;&quot;)">
            <text:p/>
          </table:table-cell>
          <table:table-cell table:formula="of:=IF(OR([.$J173]=[.AG$1];[.$K173]=[.AG$1];[.$L173]=[.AG$1];[.$M173]=[.AG$1];[.$N173]);[.$A173];&quot;&quot;)">
            <text:p/>
          </table:table-cell>
          <table:table-cell table:formula="of:=IF(OR([.$J173]=[.AH$1];[.$K173]=[.AH$1];[.$L173]=[.AH$1];[.$M173]=[.AH$1];[.$N173]);[.$A173];&quot;&quot;)">
            <text:p/>
          </table:table-cell>
          <table:table-cell table:formula="of:=IF(OR([.$J173]=[.AI$1];[.$K173]=[.AI$1];[.$L173]=[.AI$1];[.$M173]=[.AI$1];[.$N173]);[.$A173];&quot;&quot;)">
            <text:p/>
          </table:table-cell>
          <table:table-cell table:formula="of:=IF(OR([.$J173]=[.AJ$1];[.$K173]=[.AJ$1];[.$L173]=[.AJ$1];[.$M173]=[.AJ$1];[.$N173]);[.$A173];&quot;&quot;)">
            <text:p/>
          </table:table-cell>
          <table:table-cell table:formula="of:=IF(OR([.$J173]=[.AK$1];[.$K173]=[.AK$1];[.$L173]=[.AK$1];[.$M173]=[.AK$1];[.$N173]);[.$A173];&quot;&quot;)">
            <text:p/>
          </table:table-cell>
          <table:table-cell table:formula="of:=IF(OR([.$J173]=[.AL$1];[.$K173]=[.AL$1];[.$L173]=[.AL$1];[.$M173]=[.AL$1];[.$N173]);[.$A173];&quot;&quot;)">
            <text:p/>
          </table:table-cell>
          <table:table-cell table:formula="of:=IF(OR([.$J173]=[.AM$1];[.$K173]=[.AM$1];[.$L173]=[.AM$1];[.$M173]=[.AM$1];[.$N173]);[.$A173];&quot;&quot;)">
            <text:p/>
          </table:table-cell>
          <table:table-cell table:formula="of:=IF(OR([.$J173]=[.AN$1];[.$K173]=[.AN$1];[.$L173]=[.AN$1];[.$M173]=[.AN$1];[.$N173]);[.$A173];&quot;&quot;)">
            <text:p/>
          </table:table-cell>
          <table:table-cell table:formula="of:=IF(OR([.$J173]=[.AO$1];[.$K173]=[.AO$1];[.$L173]=[.AO$1];[.$M173]=[.AO$1];[.$N173]);[.$A173];&quot;&quot;)">
            <text:p/>
          </table:table-cell>
          <table:table-cell table:formula="of:=IF(OR([.$J173]=[.AP$1];[.$K173]=[.AP$1];[.$L173]=[.AP$1];[.$M173]=[.AP$1];[.$N173]);[.$A173];&quot;&quot;)">
            <text:p/>
          </table:table-cell>
          <table:table-cell table:formula="of:=IF(OR([.$J173]=[.AQ$1];[.$K173]=[.AQ$1];[.$L173]=[.AQ$1];[.$M173]=[.AQ$1];[.$N173]);[.$A173];&quot;&quot;)">
            <text:p/>
          </table:table-cell>
          <table:table-cell table:formula="of:=IF(OR([.$J173]=[.AR$1];[.$K173]=[.AR$1];[.$L173]=[.AR$1];[.$M173]=[.AR$1];[.$N173]);[.$A173];&quot;&quot;)">
            <text:p/>
          </table:table-cell>
          <table:table-cell/>
          <table:table-cell table:formula="of:=IF([.$E173]=[.AT$1];[.$A173];&quot;&quot;)">
            <text:p/>
          </table:table-cell>
          <table:table-cell table:formula="of:=IF([.$E173]=[.AU$1];[.$A173];&quot;&quot;)">
            <text:p/>
          </table:table-cell>
          <table:table-cell table:formula="of:=IF([.$E173]=[.AV$1];[.$A173];&quot;&quot;)">
            <text:p/>
          </table:table-cell>
          <table:table-cell table:formula="of:=IF([.$E173]=[.AW$1];[.$A173];&quot;&quot;)">
            <text:p/>
          </table:table-cell>
          <table:table-cell table:formula="of:=IF([.$E173]=[.AX$1];[.$A173];&quot;&quot;)">
            <text:p/>
          </table:table-cell>
          <table:table-cell table:formula="of:=IF([.$E173]=[.AY$1];[.$A173];&quot;&quot;)">
            <text:p/>
          </table:table-cell>
          <table:table-cell table:formula="of:=IF([.$E173]=[.AZ$1];[.$A173];&quot;&quot;)">
            <text:p/>
          </table:table-cell>
          <table:table-cell table:formula="of:=IF([.$E173]=[.BA$1];[.$A173];&quot;&quot;)">
            <text:p/>
          </table:table-cell>
          <table:table-cell table:formula="of:=IF([.$E173]=[.BB$1];[.$A173];&quot;&quot;)">
            <text:p/>
          </table:table-cell>
          <table:table-cell table:formula="of:=IF([.$E173]=[.BC$1];[.$A173];&quot;&quot;)">
            <text:p/>
          </table:table-cell>
          <table:table-cell table:formula="of:=IF([.$E173]=[.BD$1];[.$A173];&quot;&quot;)">
            <text:p/>
          </table:table-cell>
          <table:table-cell table:formula="of:=IF([.$E173]=[.BE$1];[.$A173];&quot;&quot;)">
            <text:p/>
          </table:table-cell>
          <table:table-cell table:formula="of:=IF([.$E173]=[.BF$1];[.$A173];&quot;&quot;)">
            <text:p/>
          </table:table-cell>
          <table:table-cell table:formula="of:=IF([.$E173]=[.BG$1];[.$A173];&quot;&quot;)">
            <text:p/>
          </table:table-cell>
          <table:table-cell table:formula="of:=IF([.$E173]=[.BH$1];[.$A173];&quot;&quot;)">
            <text:p/>
          </table:table-cell>
          <table:table-cell table:formula="of:=IF([.$E173]=[.BI$1];[.$A173];&quot;&quot;)">
            <text:p/>
          </table:table-cell>
          <table:table-cell table:formula="of:=IF([.$E173]=[.BJ$1];[.$A173];&quot;&quot;)">
            <text:p/>
          </table:table-cell>
          <table:table-cell table:formula="of:=IF([.$E173]=[.BK$1];[.$A173];&quot;&quot;)">
            <text:p/>
          </table:table-cell>
          <table:table-cell table:formula="of:=IF([.$E173]=[.BL$1];[.$A173];&quot;&quot;)">
            <text:p/>
          </table:table-cell>
          <table:table-cell table:formula="of:=IF([.$E173]=[.BM$1];[.$A173];&quot;&quot;)">
            <text:p/>
          </table:table-cell>
          <table:table-cell table:formula="of:=IF([.$E173]=[.BN$1];[.$A173];&quot;&quot;)">
            <text:p/>
          </table:table-cell>
          <table:table-cell table:formula="of:=IF([.$E173]=[.BO$1];[.$A173];&quot;&quot;)">
            <text:p/>
          </table:table-cell>
          <table:table-cell table:formula="of:=IF([.$E173]=[.BP$1];[.$A173];&quot;&quot;)">
            <text:p/>
          </table:table-cell>
          <table:table-cell table:formula="of:=IF([.$E173]=[.BQ$1];[.$A173];&quot;&quot;)">
            <text:p/>
          </table:table-cell>
          <table:table-cell table:formula="of:=IF([.$E173]=[.BR$1];[.$A173];&quot;&quot;)">
            <text:p/>
          </table:table-cell>
          <table:table-cell table:formula="of:=IF([.$E173]=[.BS$1];[.$A173];&quot;&quot;)">
            <text:p/>
          </table:table-cell>
          <table:table-cell table:formula="of:=IF([.$E173]=[.BT$1];[.$A173];&quot;&quot;)">
            <text:p/>
          </table:table-cell>
          <table:table-cell table:formula="of:=IF([.$E173]=[.BU$1];[.$A173];&quot;&quot;)">
            <text:p/>
          </table:table-cell>
          <table:table-cell table:formula="of:=IF([.$E173]=[.BV$1];[.$A173];&quot;&quot;)">
            <text:p/>
          </table:table-cell>
          <table:table-cell table:formula="of:=IF([.$E173]=[.BW$1];[.$A173];&quot;&quot;)">
            <text:p/>
          </table:table-cell>
          <table:table-cell table:formula="of:=IF([.$E173]=[.BX$1];[.$A173];&quot;&quot;)">
            <text:p/>
          </table:table-cell>
          <table:table-cell table:formula="of:=IF([.$E173]=[.BY$1];[.$A173];&quot;&quot;)">
            <text:p/>
          </table:table-cell>
          <table:table-cell table:formula="of:=IF([.$E173]=[.BZ$1];[.$A173];&quot;&quot;)">
            <text:p/>
          </table:table-cell>
          <table:table-cell table:formula="of:=IF([.$E173]=[.CA$1];[.$A173];&quot;&quot;)">
            <text:p/>
          </table:table-cell>
          <table:table-cell table:formula="of:=IF([.$E173]=[.CB$1];[.$A173];&quot;&quot;)" office:value-type="float" office:value="172" calcext:value-type="float">
            <text:p>172</text:p>
          </table:table-cell>
          <table:table-cell table:formula="of:=IF([.$E173]=[.CC$1];[.$A173];&quot;&quot;)">
            <text:p/>
          </table:table-cell>
          <table:table-cell table:formula="of:=IF([.$E173]=[.CD$1];[.$A173];&quot;&quot;)">
            <text:p/>
          </table:table-cell>
          <table:table-cell table:formula="of:=IF([.$E173]=[.CE$1];[.$A173];&quot;&quot;)">
            <text:p/>
          </table:table-cell>
          <table:table-cell table:formula="of:=IF([.$E173]=[.CF$1];[.$A173];&quot;&quot;)">
            <text:p/>
          </table:table-cell>
          <table:table-cell table:formula="of:=IF([.$E173]=[.CG$1];[.$A173];&quot;&quot;)">
            <text:p/>
          </table:table-cell>
          <table:table-cell table:formula="of:=IF([.$E173]=[.CH$1];[.$A173];&quot;&quot;)">
            <text:p/>
          </table:table-cell>
          <table:table-cell table:formula="of:=IF([.$E173]=[.CI$1];[.$A173];&quot;&quot;)">
            <text:p/>
          </table:table-cell>
          <table:table-cell table:formula="of:=IF([.$E173]=[.CJ$1];[.$A173];&quot;&quot;)">
            <text:p/>
          </table:table-cell>
          <table:table-cell table:formula="of:=IF([.$E173]=[.CK$1];[.$A173];&quot;&quot;)">
            <text:p/>
          </table:table-cell>
          <table:table-cell table:formula="of:=IF([.$E173]=[.CL$1];[.$A173];&quot;&quot;)">
            <text:p/>
          </table:table-cell>
          <table:table-cell table:formula="of:=IF([.$E173]=[.CM$1];[.$A173];&quot;&quot;)">
            <text:p/>
          </table:table-cell>
          <table:table-cell table:formula="of:=IF([.$E173]=[.CN$1];[.$A173];&quot;&quot;)">
            <text:p/>
          </table:table-cell>
          <table:table-cell table:formula="of:=IF([.$E173]=[.CO$1];[.$A173];&quot;&quot;)">
            <text:p/>
          </table:table-cell>
          <table:table-cell table:formula="of:=IF([.$E173]=[.CP$1];[.$A173];&quot;&quot;)">
            <text:p/>
          </table:table-cell>
          <table:table-cell table:formula="of:=IF([.$E173]=[.CQ$1];[.$A173];&quot;&quot;)">
            <text:p/>
          </table:table-cell>
          <table:table-cell table:number-columns-repeated="6"/>
          <table:table-cell table:style-name="ce4" table:number-columns-repeated="6"/>
          <table:table-cell table:number-columns-repeated="30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dy, Soul</text:p>
          </table:table-cell>
          <table:table-cell office:value-type="string" calcext:value-type="string">
            <text:p>Stefan Schwartz</text:p>
          </table:table-cell>
          <table:table-cell office:value-type="string" calcext:value-type="string">
            <text:p>Dustin Paddock</text:p>
          </table:table-cell>
          <table:table-cell office:value-type="float" office:value="6.49" calcext:value-type="float">
            <text:p>6.49</text:p>
          </table:table-cell>
          <table:table-cell/>
          <table:table-cell office:value-type="date" office:date-value="2012-04-23" calcext:value-type="date">
            <text:p>2012-04-23</text:p>
          </table:table-cell>
          <table:table-cell office:value-type="string" calcext:value-type="string">
            <text:p>Dustin Paddock</text:p>
          </table:table-cell>
          <table:table-cell table:number-columns-repeated="4"/>
          <table:table-cell table:formula="of:=IF(OR([.$J174]=[.O$1];[.$K174]=[.O$1];[.$L174]=[.O$1];[.$M174]=[.O$1];[.$N174]);[.$A174];&quot;&quot;)">
            <text:p/>
          </table:table-cell>
          <table:table-cell table:formula="of:=IF(OR([.$J174]=[.P$1];[.$K174]=[.P$1];[.$L174]=[.P$1];[.$M174]=[.P$1];[.$N174]);[.$A174];&quot;&quot;)">
            <text:p/>
          </table:table-cell>
          <table:table-cell table:formula="of:=IF(OR([.$J174]=[.Q$1];[.$K174]=[.Q$1];[.$L174]=[.Q$1];[.$M174]=[.Q$1];[.$N174]);[.$A174];&quot;&quot;)">
            <text:p/>
          </table:table-cell>
          <table:table-cell table:formula="of:=IF(OR([.$J174]=[.R$1];[.$K174]=[.R$1];[.$L174]=[.R$1];[.$M174]=[.R$1];[.$N174]);[.$A174];&quot;&quot;)">
            <text:p/>
          </table:table-cell>
          <table:table-cell table:formula="of:=IF(OR([.$J174]=[.S$1];[.$K174]=[.S$1];[.$L174]=[.S$1];[.$M174]=[.S$1];[.$N174]);[.$A174];&quot;&quot;)">
            <text:p/>
          </table:table-cell>
          <table:table-cell table:formula="of:=IF(OR([.$J174]=[.T$1];[.$K174]=[.T$1];[.$L174]=[.T$1];[.$M174]=[.T$1];[.$N174]);[.$A174];&quot;&quot;)">
            <text:p/>
          </table:table-cell>
          <table:table-cell table:formula="of:=IF(OR([.$J174]=[.U$1];[.$K174]=[.U$1];[.$L174]=[.U$1];[.$M174]=[.U$1];[.$N174]);[.$A174];&quot;&quot;)">
            <text:p/>
          </table:table-cell>
          <table:table-cell table:formula="of:=IF(OR([.$J174]=[.V$1];[.$K174]=[.V$1];[.$L174]=[.V$1];[.$M174]=[.V$1];[.$N174]);[.$A174];&quot;&quot;)">
            <text:p/>
          </table:table-cell>
          <table:table-cell table:formula="of:=IF(OR([.$J174]=[.W$1];[.$K174]=[.W$1];[.$L174]=[.W$1];[.$M174]=[.W$1];[.$N174]);[.$A174];&quot;&quot;)">
            <text:p/>
          </table:table-cell>
          <table:table-cell table:formula="of:=IF(OR([.$J174]=[.X$1];[.$K174]=[.X$1];[.$L174]=[.X$1];[.$M174]=[.X$1];[.$N174]);[.$A174];&quot;&quot;)">
            <text:p/>
          </table:table-cell>
          <table:table-cell table:formula="of:=IF(OR([.$J174]=[.Y$1];[.$K174]=[.Y$1];[.$L174]=[.Y$1];[.$M174]=[.Y$1];[.$N174]);[.$A174];&quot;&quot;)">
            <text:p/>
          </table:table-cell>
          <table:table-cell table:formula="of:=IF(OR([.$J174]=[.Z$1];[.$K174]=[.Z$1];[.$L174]=[.Z$1];[.$M174]=[.Z$1];[.$N174]);[.$A174];&quot;&quot;)">
            <text:p/>
          </table:table-cell>
          <table:table-cell table:formula="of:=IF(OR([.$J174]=[.AA$1];[.$K174]=[.AA$1];[.$L174]=[.AA$1];[.$M174]=[.AA$1];[.$N174]);[.$A174];&quot;&quot;)">
            <text:p/>
          </table:table-cell>
          <table:table-cell table:formula="of:=IF(OR([.$J174]=[.AB$1];[.$K174]=[.AB$1];[.$L174]=[.AB$1];[.$M174]=[.AB$1];[.$N174]);[.$A174];&quot;&quot;)">
            <text:p/>
          </table:table-cell>
          <table:table-cell table:formula="of:=IF(OR([.$J174]=[.AC$1];[.$K174]=[.AC$1];[.$L174]=[.AC$1];[.$M174]=[.AC$1];[.$N174]);[.$A174];&quot;&quot;)">
            <text:p/>
          </table:table-cell>
          <table:table-cell table:formula="of:=IF(OR([.$J174]=[.AD$1];[.$K174]=[.AD$1];[.$L174]=[.AD$1];[.$M174]=[.AD$1];[.$N174]);[.$A174];&quot;&quot;)">
            <text:p/>
          </table:table-cell>
          <table:table-cell table:formula="of:=IF(OR([.$J174]=[.AE$1];[.$K174]=[.AE$1];[.$L174]=[.AE$1];[.$M174]=[.AE$1];[.$N174]);[.$A174];&quot;&quot;)">
            <text:p/>
          </table:table-cell>
          <table:table-cell table:formula="of:=IF(OR([.$J174]=[.AF$1];[.$K174]=[.AF$1];[.$L174]=[.AF$1];[.$M174]=[.AF$1];[.$N174]);[.$A174];&quot;&quot;)">
            <text:p/>
          </table:table-cell>
          <table:table-cell table:formula="of:=IF(OR([.$J174]=[.AG$1];[.$K174]=[.AG$1];[.$L174]=[.AG$1];[.$M174]=[.AG$1];[.$N174]);[.$A174];&quot;&quot;)">
            <text:p/>
          </table:table-cell>
          <table:table-cell table:formula="of:=IF(OR([.$J174]=[.AH$1];[.$K174]=[.AH$1];[.$L174]=[.AH$1];[.$M174]=[.AH$1];[.$N174]);[.$A174];&quot;&quot;)">
            <text:p/>
          </table:table-cell>
          <table:table-cell table:formula="of:=IF(OR([.$J174]=[.AI$1];[.$K174]=[.AI$1];[.$L174]=[.AI$1];[.$M174]=[.AI$1];[.$N174]);[.$A174];&quot;&quot;)">
            <text:p/>
          </table:table-cell>
          <table:table-cell table:formula="of:=IF(OR([.$J174]=[.AJ$1];[.$K174]=[.AJ$1];[.$L174]=[.AJ$1];[.$M174]=[.AJ$1];[.$N174]);[.$A174];&quot;&quot;)">
            <text:p/>
          </table:table-cell>
          <table:table-cell table:formula="of:=IF(OR([.$J174]=[.AK$1];[.$K174]=[.AK$1];[.$L174]=[.AK$1];[.$M174]=[.AK$1];[.$N174]);[.$A174];&quot;&quot;)">
            <text:p/>
          </table:table-cell>
          <table:table-cell table:formula="of:=IF(OR([.$J174]=[.AL$1];[.$K174]=[.AL$1];[.$L174]=[.AL$1];[.$M174]=[.AL$1];[.$N174]);[.$A174];&quot;&quot;)" office:value-type="float" office:value="173" calcext:value-type="float">
            <text:p>173</text:p>
          </table:table-cell>
          <table:table-cell table:formula="of:=IF(OR([.$J174]=[.AM$1];[.$K174]=[.AM$1];[.$L174]=[.AM$1];[.$M174]=[.AM$1];[.$N174]);[.$A174];&quot;&quot;)">
            <text:p/>
          </table:table-cell>
          <table:table-cell table:formula="of:=IF(OR([.$J174]=[.AN$1];[.$K174]=[.AN$1];[.$L174]=[.AN$1];[.$M174]=[.AN$1];[.$N174]);[.$A174];&quot;&quot;)">
            <text:p/>
          </table:table-cell>
          <table:table-cell table:formula="of:=IF(OR([.$J174]=[.AO$1];[.$K174]=[.AO$1];[.$L174]=[.AO$1];[.$M174]=[.AO$1];[.$N174]);[.$A174];&quot;&quot;)">
            <text:p/>
          </table:table-cell>
          <table:table-cell table:formula="of:=IF(OR([.$J174]=[.AP$1];[.$K174]=[.AP$1];[.$L174]=[.AP$1];[.$M174]=[.AP$1];[.$N174]);[.$A174];&quot;&quot;)">
            <text:p/>
          </table:table-cell>
          <table:table-cell table:formula="of:=IF(OR([.$J174]=[.AQ$1];[.$K174]=[.AQ$1];[.$L174]=[.AQ$1];[.$M174]=[.AQ$1];[.$N174]);[.$A174];&quot;&quot;)">
            <text:p/>
          </table:table-cell>
          <table:table-cell table:formula="of:=IF(OR([.$J174]=[.AR$1];[.$K174]=[.AR$1];[.$L174]=[.AR$1];[.$M174]=[.AR$1];[.$N174]);[.$A174];&quot;&quot;)">
            <text:p/>
          </table:table-cell>
          <table:table-cell/>
          <table:table-cell table:formula="of:=IF([.$E174]=[.AT$1];[.$A174];&quot;&quot;)">
            <text:p/>
          </table:table-cell>
          <table:table-cell table:formula="of:=IF([.$E174]=[.AU$1];[.$A174];&quot;&quot;)">
            <text:p/>
          </table:table-cell>
          <table:table-cell table:formula="of:=IF([.$E174]=[.AV$1];[.$A174];&quot;&quot;)">
            <text:p/>
          </table:table-cell>
          <table:table-cell table:formula="of:=IF([.$E174]=[.AW$1];[.$A174];&quot;&quot;)">
            <text:p/>
          </table:table-cell>
          <table:table-cell table:formula="of:=IF([.$E174]=[.AX$1];[.$A174];&quot;&quot;)">
            <text:p/>
          </table:table-cell>
          <table:table-cell table:formula="of:=IF([.$E174]=[.AY$1];[.$A174];&quot;&quot;)">
            <text:p/>
          </table:table-cell>
          <table:table-cell table:formula="of:=IF([.$E174]=[.AZ$1];[.$A174];&quot;&quot;)">
            <text:p/>
          </table:table-cell>
          <table:table-cell table:formula="of:=IF([.$E174]=[.BA$1];[.$A174];&quot;&quot;)">
            <text:p/>
          </table:table-cell>
          <table:table-cell table:formula="of:=IF([.$E174]=[.BB$1];[.$A174];&quot;&quot;)">
            <text:p/>
          </table:table-cell>
          <table:table-cell table:formula="of:=IF([.$E174]=[.BC$1];[.$A174];&quot;&quot;)">
            <text:p/>
          </table:table-cell>
          <table:table-cell table:formula="of:=IF([.$E174]=[.BD$1];[.$A174];&quot;&quot;)">
            <text:p/>
          </table:table-cell>
          <table:table-cell table:formula="of:=IF([.$E174]=[.BE$1];[.$A174];&quot;&quot;)">
            <text:p/>
          </table:table-cell>
          <table:table-cell table:formula="of:=IF([.$E174]=[.BF$1];[.$A174];&quot;&quot;)">
            <text:p/>
          </table:table-cell>
          <table:table-cell table:formula="of:=IF([.$E174]=[.BG$1];[.$A174];&quot;&quot;)">
            <text:p/>
          </table:table-cell>
          <table:table-cell table:formula="of:=IF([.$E174]=[.BH$1];[.$A174];&quot;&quot;)">
            <text:p/>
          </table:table-cell>
          <table:table-cell table:formula="of:=IF([.$E174]=[.BI$1];[.$A174];&quot;&quot;)">
            <text:p/>
          </table:table-cell>
          <table:table-cell table:formula="of:=IF([.$E174]=[.BJ$1];[.$A174];&quot;&quot;)">
            <text:p/>
          </table:table-cell>
          <table:table-cell table:formula="of:=IF([.$E174]=[.BK$1];[.$A174];&quot;&quot;)">
            <text:p/>
          </table:table-cell>
          <table:table-cell table:formula="of:=IF([.$E174]=[.BL$1];[.$A174];&quot;&quot;)">
            <text:p/>
          </table:table-cell>
          <table:table-cell table:formula="of:=IF([.$E174]=[.BM$1];[.$A174];&quot;&quot;)">
            <text:p/>
          </table:table-cell>
          <table:table-cell table:formula="of:=IF([.$E174]=[.BN$1];[.$A174];&quot;&quot;)">
            <text:p/>
          </table:table-cell>
          <table:table-cell table:formula="of:=IF([.$E174]=[.BO$1];[.$A174];&quot;&quot;)">
            <text:p/>
          </table:table-cell>
          <table:table-cell table:formula="of:=IF([.$E174]=[.BP$1];[.$A174];&quot;&quot;)">
            <text:p/>
          </table:table-cell>
          <table:table-cell table:formula="of:=IF([.$E174]=[.BQ$1];[.$A174];&quot;&quot;)">
            <text:p/>
          </table:table-cell>
          <table:table-cell table:formula="of:=IF([.$E174]=[.BR$1];[.$A174];&quot;&quot;)">
            <text:p/>
          </table:table-cell>
          <table:table-cell table:formula="of:=IF([.$E174]=[.BS$1];[.$A174];&quot;&quot;)">
            <text:p/>
          </table:table-cell>
          <table:table-cell table:formula="of:=IF([.$E174]=[.BT$1];[.$A174];&quot;&quot;)">
            <text:p/>
          </table:table-cell>
          <table:table-cell table:formula="of:=IF([.$E174]=[.BU$1];[.$A174];&quot;&quot;)">
            <text:p/>
          </table:table-cell>
          <table:table-cell table:formula="of:=IF([.$E174]=[.BV$1];[.$A174];&quot;&quot;)">
            <text:p/>
          </table:table-cell>
          <table:table-cell table:formula="of:=IF([.$E174]=[.BW$1];[.$A174];&quot;&quot;)">
            <text:p/>
          </table:table-cell>
          <table:table-cell table:formula="of:=IF([.$E174]=[.BX$1];[.$A174];&quot;&quot;)">
            <text:p/>
          </table:table-cell>
          <table:table-cell table:formula="of:=IF([.$E174]=[.BY$1];[.$A174];&quot;&quot;)">
            <text:p/>
          </table:table-cell>
          <table:table-cell table:formula="of:=IF([.$E174]=[.BZ$1];[.$A174];&quot;&quot;)">
            <text:p/>
          </table:table-cell>
          <table:table-cell table:formula="of:=IF([.$E174]=[.CA$1];[.$A174];&quot;&quot;)">
            <text:p/>
          </table:table-cell>
          <table:table-cell table:formula="of:=IF([.$E174]=[.CB$1];[.$A174];&quot;&quot;)">
            <text:p/>
          </table:table-cell>
          <table:table-cell table:formula="of:=IF([.$E174]=[.CC$1];[.$A174];&quot;&quot;)">
            <text:p/>
          </table:table-cell>
          <table:table-cell table:formula="of:=IF([.$E174]=[.CD$1];[.$A174];&quot;&quot;)">
            <text:p/>
          </table:table-cell>
          <table:table-cell table:formula="of:=IF([.$E174]=[.CE$1];[.$A174];&quot;&quot;)">
            <text:p/>
          </table:table-cell>
          <table:table-cell table:formula="of:=IF([.$E174]=[.CF$1];[.$A174];&quot;&quot;)">
            <text:p/>
          </table:table-cell>
          <table:table-cell table:formula="of:=IF([.$E174]=[.CG$1];[.$A174];&quot;&quot;)">
            <text:p/>
          </table:table-cell>
          <table:table-cell table:formula="of:=IF([.$E174]=[.CH$1];[.$A174];&quot;&quot;)">
            <text:p/>
          </table:table-cell>
          <table:table-cell table:formula="of:=IF([.$E174]=[.CI$1];[.$A174];&quot;&quot;)">
            <text:p/>
          </table:table-cell>
          <table:table-cell table:formula="of:=IF([.$E174]=[.CJ$1];[.$A174];&quot;&quot;)">
            <text:p/>
          </table:table-cell>
          <table:table-cell table:formula="of:=IF([.$E174]=[.CK$1];[.$A174];&quot;&quot;)">
            <text:p/>
          </table:table-cell>
          <table:table-cell table:formula="of:=IF([.$E174]=[.CL$1];[.$A174];&quot;&quot;)">
            <text:p/>
          </table:table-cell>
          <table:table-cell table:formula="of:=IF([.$E174]=[.CM$1];[.$A174];&quot;&quot;)">
            <text:p/>
          </table:table-cell>
          <table:table-cell table:formula="of:=IF([.$E174]=[.CN$1];[.$A174];&quot;&quot;)">
            <text:p/>
          </table:table-cell>
          <table:table-cell table:formula="of:=IF([.$E174]=[.CO$1];[.$A174];&quot;&quot;)">
            <text:p/>
          </table:table-cell>
          <table:table-cell table:formula="of:=IF([.$E174]=[.CP$1];[.$A174];&quot;&quot;)" office:value-type="float" office:value="173" calcext:value-type="float">
            <text:p>173</text:p>
          </table:table-cell>
          <table:table-cell table:formula="of:=IF([.$E174]=[.CQ$1];[.$A174];&quot;&quot;)">
            <text:p/>
          </table:table-cell>
          <table:table-cell table:number-columns-repeated="12"/>
          <table:table-cell table:style-name="ce4" table:number-columns-repeated="6"/>
          <table:table-cell table:number-columns-repeated="24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e C-Word</text:p>
          </table:table-cell>
          <table:table-cell office:value-type="string" calcext:value-type="string">
            <text:p>Hugh Laurie</text:p>
          </table:table-cell>
          <table:table-cell office:value-type="string" calcext:value-type="string">
            <text:p>John C. Kelley, Marqui Jackson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date" office:date-value="2012-04-30" calcext:value-type="date">
            <text:p>2012-04-30</text:p>
          </table:table-cell>
          <table:table-cell office:value-type="string" calcext:value-type="string">
            <text:p>John C. Kelley</text:p>
          </table:table-cell>
          <table:table-cell office:value-type="string" calcext:value-type="string">
            <text:p>Marqui Jackson</text:p>
          </table:table-cell>
          <table:table-cell table:number-columns-repeated="3"/>
          <table:table-cell table:formula="of:=IF(OR([.$J175]=[.O$1];[.$K175]=[.O$1];[.$L175]=[.O$1];[.$M175]=[.O$1];[.$N175]);[.$A175];&quot;&quot;)">
            <text:p/>
          </table:table-cell>
          <table:table-cell table:formula="of:=IF(OR([.$J175]=[.P$1];[.$K175]=[.P$1];[.$L175]=[.P$1];[.$M175]=[.P$1];[.$N175]);[.$A175];&quot;&quot;)">
            <text:p/>
          </table:table-cell>
          <table:table-cell table:formula="of:=IF(OR([.$J175]=[.Q$1];[.$K175]=[.Q$1];[.$L175]=[.Q$1];[.$M175]=[.Q$1];[.$N175]);[.$A175];&quot;&quot;)">
            <text:p/>
          </table:table-cell>
          <table:table-cell table:formula="of:=IF(OR([.$J175]=[.R$1];[.$K175]=[.R$1];[.$L175]=[.R$1];[.$M175]=[.R$1];[.$N175]);[.$A175];&quot;&quot;)">
            <text:p/>
          </table:table-cell>
          <table:table-cell table:formula="of:=IF(OR([.$J175]=[.S$1];[.$K175]=[.S$1];[.$L175]=[.S$1];[.$M175]=[.S$1];[.$N175]);[.$A175];&quot;&quot;)">
            <text:p/>
          </table:table-cell>
          <table:table-cell table:formula="of:=IF(OR([.$J175]=[.T$1];[.$K175]=[.T$1];[.$L175]=[.T$1];[.$M175]=[.T$1];[.$N175]);[.$A175];&quot;&quot;)">
            <text:p/>
          </table:table-cell>
          <table:table-cell table:formula="of:=IF(OR([.$J175]=[.U$1];[.$K175]=[.U$1];[.$L175]=[.U$1];[.$M175]=[.U$1];[.$N175]);[.$A175];&quot;&quot;)">
            <text:p/>
          </table:table-cell>
          <table:table-cell table:formula="of:=IF(OR([.$J175]=[.V$1];[.$K175]=[.V$1];[.$L175]=[.V$1];[.$M175]=[.V$1];[.$N175]);[.$A175];&quot;&quot;)">
            <text:p/>
          </table:table-cell>
          <table:table-cell table:formula="of:=IF(OR([.$J175]=[.W$1];[.$K175]=[.W$1];[.$L175]=[.W$1];[.$M175]=[.W$1];[.$N175]);[.$A175];&quot;&quot;)">
            <text:p/>
          </table:table-cell>
          <table:table-cell table:formula="of:=IF(OR([.$J175]=[.X$1];[.$K175]=[.X$1];[.$L175]=[.X$1];[.$M175]=[.X$1];[.$N175]);[.$A175];&quot;&quot;)">
            <text:p/>
          </table:table-cell>
          <table:table-cell table:formula="of:=IF(OR([.$J175]=[.Y$1];[.$K175]=[.Y$1];[.$L175]=[.Y$1];[.$M175]=[.Y$1];[.$N175]);[.$A175];&quot;&quot;)">
            <text:p/>
          </table:table-cell>
          <table:table-cell table:formula="of:=IF(OR([.$J175]=[.Z$1];[.$K175]=[.Z$1];[.$L175]=[.Z$1];[.$M175]=[.Z$1];[.$N175]);[.$A175];&quot;&quot;)">
            <text:p/>
          </table:table-cell>
          <table:table-cell table:formula="of:=IF(OR([.$J175]=[.AA$1];[.$K175]=[.AA$1];[.$L175]=[.AA$1];[.$M175]=[.AA$1];[.$N175]);[.$A175];&quot;&quot;)">
            <text:p/>
          </table:table-cell>
          <table:table-cell table:formula="of:=IF(OR([.$J175]=[.AB$1];[.$K175]=[.AB$1];[.$L175]=[.AB$1];[.$M175]=[.AB$1];[.$N175]);[.$A175];&quot;&quot;)">
            <text:p/>
          </table:table-cell>
          <table:table-cell table:formula="of:=IF(OR([.$J175]=[.AC$1];[.$K175]=[.AC$1];[.$L175]=[.AC$1];[.$M175]=[.AC$1];[.$N175]);[.$A175];&quot;&quot;)">
            <text:p/>
          </table:table-cell>
          <table:table-cell table:formula="of:=IF(OR([.$J175]=[.AD$1];[.$K175]=[.AD$1];[.$L175]=[.AD$1];[.$M175]=[.AD$1];[.$N175]);[.$A175];&quot;&quot;)">
            <text:p/>
          </table:table-cell>
          <table:table-cell table:formula="of:=IF(OR([.$J175]=[.AE$1];[.$K175]=[.AE$1];[.$L175]=[.AE$1];[.$M175]=[.AE$1];[.$N175]);[.$A175];&quot;&quot;)">
            <text:p/>
          </table:table-cell>
          <table:table-cell table:formula="of:=IF(OR([.$J175]=[.AF$1];[.$K175]=[.AF$1];[.$L175]=[.AF$1];[.$M175]=[.AF$1];[.$N175]);[.$A175];&quot;&quot;)">
            <text:p/>
          </table:table-cell>
          <table:table-cell table:formula="of:=IF(OR([.$J175]=[.AG$1];[.$K175]=[.AG$1];[.$L175]=[.AG$1];[.$M175]=[.AG$1];[.$N175]);[.$A175];&quot;&quot;)">
            <text:p/>
          </table:table-cell>
          <table:table-cell table:formula="of:=IF(OR([.$J175]=[.AH$1];[.$K175]=[.AH$1];[.$L175]=[.AH$1];[.$M175]=[.AH$1];[.$N175]);[.$A175];&quot;&quot;)">
            <text:p/>
          </table:table-cell>
          <table:table-cell table:formula="of:=IF(OR([.$J175]=[.AI$1];[.$K175]=[.AI$1];[.$L175]=[.AI$1];[.$M175]=[.AI$1];[.$N175]);[.$A175];&quot;&quot;)">
            <text:p/>
          </table:table-cell>
          <table:table-cell table:formula="of:=IF(OR([.$J175]=[.AJ$1];[.$K175]=[.AJ$1];[.$L175]=[.AJ$1];[.$M175]=[.AJ$1];[.$N175]);[.$A175];&quot;&quot;)">
            <text:p/>
          </table:table-cell>
          <table:table-cell table:formula="of:=IF(OR([.$J175]=[.AK$1];[.$K175]=[.AK$1];[.$L175]=[.AK$1];[.$M175]=[.AK$1];[.$N175]);[.$A175];&quot;&quot;)">
            <text:p/>
          </table:table-cell>
          <table:table-cell table:formula="of:=IF(OR([.$J175]=[.AL$1];[.$K175]=[.AL$1];[.$L175]=[.AL$1];[.$M175]=[.AL$1];[.$N175]);[.$A175];&quot;&quot;)">
            <text:p/>
          </table:table-cell>
          <table:table-cell table:formula="of:=IF(OR([.$J175]=[.AM$1];[.$K175]=[.AM$1];[.$L175]=[.AM$1];[.$M175]=[.AM$1];[.$N175]);[.$A175];&quot;&quot;)" office:value-type="float" office:value="174" calcext:value-type="float">
            <text:p>174</text:p>
          </table:table-cell>
          <table:table-cell table:formula="of:=IF(OR([.$J175]=[.AN$1];[.$K175]=[.AN$1];[.$L175]=[.AN$1];[.$M175]=[.AN$1];[.$N175]);[.$A175];&quot;&quot;)">
            <text:p/>
          </table:table-cell>
          <table:table-cell table:formula="of:=IF(OR([.$J175]=[.AO$1];[.$K175]=[.AO$1];[.$L175]=[.AO$1];[.$M175]=[.AO$1];[.$N175]);[.$A175];&quot;&quot;)">
            <text:p/>
          </table:table-cell>
          <table:table-cell table:formula="of:=IF(OR([.$J175]=[.AP$1];[.$K175]=[.AP$1];[.$L175]=[.AP$1];[.$M175]=[.AP$1];[.$N175]);[.$A175];&quot;&quot;)" office:value-type="float" office:value="174" calcext:value-type="float">
            <text:p>174</text:p>
          </table:table-cell>
          <table:table-cell table:formula="of:=IF(OR([.$J175]=[.AQ$1];[.$K175]=[.AQ$1];[.$L175]=[.AQ$1];[.$M175]=[.AQ$1];[.$N175]);[.$A175];&quot;&quot;)">
            <text:p/>
          </table:table-cell>
          <table:table-cell table:formula="of:=IF(OR([.$J175]=[.AR$1];[.$K175]=[.AR$1];[.$L175]=[.AR$1];[.$M175]=[.AR$1];[.$N175]);[.$A175];&quot;&quot;)">
            <text:p/>
          </table:table-cell>
          <table:table-cell/>
          <table:table-cell table:formula="of:=IF([.$E175]=[.AT$1];[.$A175];&quot;&quot;)">
            <text:p/>
          </table:table-cell>
          <table:table-cell table:formula="of:=IF([.$E175]=[.AU$1];[.$A175];&quot;&quot;)">
            <text:p/>
          </table:table-cell>
          <table:table-cell table:formula="of:=IF([.$E175]=[.AV$1];[.$A175];&quot;&quot;)">
            <text:p/>
          </table:table-cell>
          <table:table-cell table:formula="of:=IF([.$E175]=[.AW$1];[.$A175];&quot;&quot;)">
            <text:p/>
          </table:table-cell>
          <table:table-cell table:formula="of:=IF([.$E175]=[.AX$1];[.$A175];&quot;&quot;)">
            <text:p/>
          </table:table-cell>
          <table:table-cell table:formula="of:=IF([.$E175]=[.AY$1];[.$A175];&quot;&quot;)">
            <text:p/>
          </table:table-cell>
          <table:table-cell table:formula="of:=IF([.$E175]=[.AZ$1];[.$A175];&quot;&quot;)">
            <text:p/>
          </table:table-cell>
          <table:table-cell table:formula="of:=IF([.$E175]=[.BA$1];[.$A175];&quot;&quot;)">
            <text:p/>
          </table:table-cell>
          <table:table-cell table:formula="of:=IF([.$E175]=[.BB$1];[.$A175];&quot;&quot;)">
            <text:p/>
          </table:table-cell>
          <table:table-cell table:formula="of:=IF([.$E175]=[.BC$1];[.$A175];&quot;&quot;)">
            <text:p/>
          </table:table-cell>
          <table:table-cell table:formula="of:=IF([.$E175]=[.BD$1];[.$A175];&quot;&quot;)">
            <text:p/>
          </table:table-cell>
          <table:table-cell table:formula="of:=IF([.$E175]=[.BE$1];[.$A175];&quot;&quot;)">
            <text:p/>
          </table:table-cell>
          <table:table-cell table:formula="of:=IF([.$E175]=[.BF$1];[.$A175];&quot;&quot;)">
            <text:p/>
          </table:table-cell>
          <table:table-cell table:formula="of:=IF([.$E175]=[.BG$1];[.$A175];&quot;&quot;)">
            <text:p/>
          </table:table-cell>
          <table:table-cell table:formula="of:=IF([.$E175]=[.BH$1];[.$A175];&quot;&quot;)">
            <text:p/>
          </table:table-cell>
          <table:table-cell table:formula="of:=IF([.$E175]=[.BI$1];[.$A175];&quot;&quot;)">
            <text:p/>
          </table:table-cell>
          <table:table-cell table:formula="of:=IF([.$E175]=[.BJ$1];[.$A175];&quot;&quot;)">
            <text:p/>
          </table:table-cell>
          <table:table-cell table:formula="of:=IF([.$E175]=[.BK$1];[.$A175];&quot;&quot;)">
            <text:p/>
          </table:table-cell>
          <table:table-cell table:formula="of:=IF([.$E175]=[.BL$1];[.$A175];&quot;&quot;)">
            <text:p/>
          </table:table-cell>
          <table:table-cell table:formula="of:=IF([.$E175]=[.BM$1];[.$A175];&quot;&quot;)">
            <text:p/>
          </table:table-cell>
          <table:table-cell table:formula="of:=IF([.$E175]=[.BN$1];[.$A175];&quot;&quot;)">
            <text:p/>
          </table:table-cell>
          <table:table-cell table:formula="of:=IF([.$E175]=[.BO$1];[.$A175];&quot;&quot;)">
            <text:p/>
          </table:table-cell>
          <table:table-cell table:formula="of:=IF([.$E175]=[.BP$1];[.$A175];&quot;&quot;)">
            <text:p/>
          </table:table-cell>
          <table:table-cell table:formula="of:=IF([.$E175]=[.BQ$1];[.$A175];&quot;&quot;)">
            <text:p/>
          </table:table-cell>
          <table:table-cell table:formula="of:=IF([.$E175]=[.BR$1];[.$A175];&quot;&quot;)">
            <text:p/>
          </table:table-cell>
          <table:table-cell table:formula="of:=IF([.$E175]=[.BS$1];[.$A175];&quot;&quot;)">
            <text:p/>
          </table:table-cell>
          <table:table-cell table:formula="of:=IF([.$E175]=[.BT$1];[.$A175];&quot;&quot;)">
            <text:p/>
          </table:table-cell>
          <table:table-cell table:formula="of:=IF([.$E175]=[.BU$1];[.$A175];&quot;&quot;)">
            <text:p/>
          </table:table-cell>
          <table:table-cell table:formula="of:=IF([.$E175]=[.BV$1];[.$A175];&quot;&quot;)">
            <text:p/>
          </table:table-cell>
          <table:table-cell table:formula="of:=IF([.$E175]=[.BW$1];[.$A175];&quot;&quot;)">
            <text:p/>
          </table:table-cell>
          <table:table-cell table:formula="of:=IF([.$E175]=[.BX$1];[.$A175];&quot;&quot;)">
            <text:p/>
          </table:table-cell>
          <table:table-cell table:formula="of:=IF([.$E175]=[.BY$1];[.$A175];&quot;&quot;)">
            <text:p/>
          </table:table-cell>
          <table:table-cell table:formula="of:=IF([.$E175]=[.BZ$1];[.$A175];&quot;&quot;)">
            <text:p/>
          </table:table-cell>
          <table:table-cell table:formula="of:=IF([.$E175]=[.CA$1];[.$A175];&quot;&quot;)">
            <text:p/>
          </table:table-cell>
          <table:table-cell table:formula="of:=IF([.$E175]=[.CB$1];[.$A175];&quot;&quot;)">
            <text:p/>
          </table:table-cell>
          <table:table-cell table:formula="of:=IF([.$E175]=[.CC$1];[.$A175];&quot;&quot;)">
            <text:p/>
          </table:table-cell>
          <table:table-cell table:formula="of:=IF([.$E175]=[.CD$1];[.$A175];&quot;&quot;)">
            <text:p/>
          </table:table-cell>
          <table:table-cell table:formula="of:=IF([.$E175]=[.CE$1];[.$A175];&quot;&quot;)">
            <text:p/>
          </table:table-cell>
          <table:table-cell table:formula="of:=IF([.$E175]=[.CF$1];[.$A175];&quot;&quot;)">
            <text:p/>
          </table:table-cell>
          <table:table-cell table:formula="of:=IF([.$E175]=[.CG$1];[.$A175];&quot;&quot;)">
            <text:p/>
          </table:table-cell>
          <table:table-cell table:formula="of:=IF([.$E175]=[.CH$1];[.$A175];&quot;&quot;)" office:value-type="float" office:value="174" calcext:value-type="float">
            <text:p>174</text:p>
          </table:table-cell>
          <table:table-cell table:formula="of:=IF([.$E175]=[.CI$1];[.$A175];&quot;&quot;)">
            <text:p/>
          </table:table-cell>
          <table:table-cell table:formula="of:=IF([.$E175]=[.CJ$1];[.$A175];&quot;&quot;)">
            <text:p/>
          </table:table-cell>
          <table:table-cell table:formula="of:=IF([.$E175]=[.CK$1];[.$A175];&quot;&quot;)">
            <text:p/>
          </table:table-cell>
          <table:table-cell table:formula="of:=IF([.$E175]=[.CL$1];[.$A175];&quot;&quot;)">
            <text:p/>
          </table:table-cell>
          <table:table-cell table:formula="of:=IF([.$E175]=[.CM$1];[.$A175];&quot;&quot;)">
            <text:p/>
          </table:table-cell>
          <table:table-cell table:formula="of:=IF([.$E175]=[.CN$1];[.$A175];&quot;&quot;)">
            <text:p/>
          </table:table-cell>
          <table:table-cell table:formula="of:=IF([.$E175]=[.CO$1];[.$A175];&quot;&quot;)">
            <text:p/>
          </table:table-cell>
          <table:table-cell table:formula="of:=IF([.$E175]=[.CP$1];[.$A175];&quot;&quot;)">
            <text:p/>
          </table:table-cell>
          <table:table-cell table:formula="of:=IF([.$E175]=[.CQ$1];[.$A175];&quot;&quot;)">
            <text:p/>
          </table:table-cell>
          <table:table-cell table:number-columns-repeated="18"/>
          <table:table-cell table:style-name="ce4" table:number-columns-repeated="6"/>
          <table:table-cell table:number-columns-repeated="1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 Mortem</text:p>
          </table:table-cell>
          <table:table-cell office:value-type="string" calcext:value-type="string">
            <text:p>Peter Weller</text:p>
          </table:table-cell>
          <table:table-cell office:value-type="string" calcext:value-type="string">
            <text:p>David Hoselton, Kath Lingenfelter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date" office:date-value="2012-05-07" calcext:value-type="date">
            <text:p>2012-05-07</text:p>
          </table:table-cell>
          <table:table-cell office:value-type="string" calcext:value-type="string">
            <text:p>David Hoselton</text:p>
          </table:table-cell>
          <table:table-cell office:value-type="string" calcext:value-type="string">
            <text:p>Kath Lingenfelter</text:p>
          </table:table-cell>
          <table:table-cell table:number-columns-repeated="3"/>
          <table:table-cell table:formula="of:=IF(OR([.$J176]=[.O$1];[.$K176]=[.O$1];[.$L176]=[.O$1];[.$M176]=[.O$1];[.$N176]);[.$A176];&quot;&quot;)">
            <text:p/>
          </table:table-cell>
          <table:table-cell table:formula="of:=IF(OR([.$J176]=[.P$1];[.$K176]=[.P$1];[.$L176]=[.P$1];[.$M176]=[.P$1];[.$N176]);[.$A176];&quot;&quot;)">
            <text:p/>
          </table:table-cell>
          <table:table-cell table:formula="of:=IF(OR([.$J176]=[.Q$1];[.$K176]=[.Q$1];[.$L176]=[.Q$1];[.$M176]=[.Q$1];[.$N176]);[.$A176];&quot;&quot;)">
            <text:p/>
          </table:table-cell>
          <table:table-cell table:formula="of:=IF(OR([.$J176]=[.R$1];[.$K176]=[.R$1];[.$L176]=[.R$1];[.$M176]=[.R$1];[.$N176]);[.$A176];&quot;&quot;)">
            <text:p/>
          </table:table-cell>
          <table:table-cell table:formula="of:=IF(OR([.$J176]=[.S$1];[.$K176]=[.S$1];[.$L176]=[.S$1];[.$M176]=[.S$1];[.$N176]);[.$A176];&quot;&quot;)">
            <text:p/>
          </table:table-cell>
          <table:table-cell table:formula="of:=IF(OR([.$J176]=[.T$1];[.$K176]=[.T$1];[.$L176]=[.T$1];[.$M176]=[.T$1];[.$N176]);[.$A176];&quot;&quot;)">
            <text:p/>
          </table:table-cell>
          <table:table-cell table:formula="of:=IF(OR([.$J176]=[.U$1];[.$K176]=[.U$1];[.$L176]=[.U$1];[.$M176]=[.U$1];[.$N176]);[.$A176];&quot;&quot;)">
            <text:p/>
          </table:table-cell>
          <table:table-cell table:formula="of:=IF(OR([.$J176]=[.V$1];[.$K176]=[.V$1];[.$L176]=[.V$1];[.$M176]=[.V$1];[.$N176]);[.$A176];&quot;&quot;)">
            <text:p/>
          </table:table-cell>
          <table:table-cell table:formula="of:=IF(OR([.$J176]=[.W$1];[.$K176]=[.W$1];[.$L176]=[.W$1];[.$M176]=[.W$1];[.$N176]);[.$A176];&quot;&quot;)">
            <text:p/>
          </table:table-cell>
          <table:table-cell table:formula="of:=IF(OR([.$J176]=[.X$1];[.$K176]=[.X$1];[.$L176]=[.X$1];[.$M176]=[.X$1];[.$N176]);[.$A176];&quot;&quot;)">
            <text:p/>
          </table:table-cell>
          <table:table-cell table:formula="of:=IF(OR([.$J176]=[.Y$1];[.$K176]=[.Y$1];[.$L176]=[.Y$1];[.$M176]=[.Y$1];[.$N176]);[.$A176];&quot;&quot;)">
            <text:p/>
          </table:table-cell>
          <table:table-cell table:formula="of:=IF(OR([.$J176]=[.Z$1];[.$K176]=[.Z$1];[.$L176]=[.Z$1];[.$M176]=[.Z$1];[.$N176]);[.$A176];&quot;&quot;)">
            <text:p/>
          </table:table-cell>
          <table:table-cell table:formula="of:=IF(OR([.$J176]=[.AA$1];[.$K176]=[.AA$1];[.$L176]=[.AA$1];[.$M176]=[.AA$1];[.$N176]);[.$A176];&quot;&quot;)">
            <text:p/>
          </table:table-cell>
          <table:table-cell table:formula="of:=IF(OR([.$J176]=[.AB$1];[.$K176]=[.AB$1];[.$L176]=[.AB$1];[.$M176]=[.AB$1];[.$N176]);[.$A176];&quot;&quot;)">
            <text:p/>
          </table:table-cell>
          <table:table-cell table:formula="of:=IF(OR([.$J176]=[.AC$1];[.$K176]=[.AC$1];[.$L176]=[.AC$1];[.$M176]=[.AC$1];[.$N176]);[.$A176];&quot;&quot;)">
            <text:p/>
          </table:table-cell>
          <table:table-cell table:formula="of:=IF(OR([.$J176]=[.AD$1];[.$K176]=[.AD$1];[.$L176]=[.AD$1];[.$M176]=[.AD$1];[.$N176]);[.$A176];&quot;&quot;)">
            <text:p/>
          </table:table-cell>
          <table:table-cell table:formula="of:=IF(OR([.$J176]=[.AE$1];[.$K176]=[.AE$1];[.$L176]=[.AE$1];[.$M176]=[.AE$1];[.$N176]);[.$A176];&quot;&quot;)">
            <text:p/>
          </table:table-cell>
          <table:table-cell table:formula="of:=IF(OR([.$J176]=[.AF$1];[.$K176]=[.AF$1];[.$L176]=[.AF$1];[.$M176]=[.AF$1];[.$N176]);[.$A176];&quot;&quot;)">
            <text:p/>
          </table:table-cell>
          <table:table-cell table:formula="of:=IF(OR([.$J176]=[.AG$1];[.$K176]=[.AG$1];[.$L176]=[.AG$1];[.$M176]=[.AG$1];[.$N176]);[.$A176];&quot;&quot;)" office:value-type="float" office:value="175" calcext:value-type="float">
            <text:p>175</text:p>
          </table:table-cell>
          <table:table-cell table:formula="of:=IF(OR([.$J176]=[.AH$1];[.$K176]=[.AH$1];[.$L176]=[.AH$1];[.$M176]=[.AH$1];[.$N176]);[.$A176];&quot;&quot;)">
            <text:p/>
          </table:table-cell>
          <table:table-cell table:formula="of:=IF(OR([.$J176]=[.AI$1];[.$K176]=[.AI$1];[.$L176]=[.AI$1];[.$M176]=[.AI$1];[.$N176]);[.$A176];&quot;&quot;)">
            <text:p/>
          </table:table-cell>
          <table:table-cell table:formula="of:=IF(OR([.$J176]=[.AJ$1];[.$K176]=[.AJ$1];[.$L176]=[.AJ$1];[.$M176]=[.AJ$1];[.$N176]);[.$A176];&quot;&quot;)">
            <text:p/>
          </table:table-cell>
          <table:table-cell table:formula="of:=IF(OR([.$J176]=[.AK$1];[.$K176]=[.AK$1];[.$L176]=[.AK$1];[.$M176]=[.AK$1];[.$N176]);[.$A176];&quot;&quot;)">
            <text:p/>
          </table:table-cell>
          <table:table-cell table:formula="of:=IF(OR([.$J176]=[.AL$1];[.$K176]=[.AL$1];[.$L176]=[.AL$1];[.$M176]=[.AL$1];[.$N176]);[.$A176];&quot;&quot;)">
            <text:p/>
          </table:table-cell>
          <table:table-cell table:formula="of:=IF(OR([.$J176]=[.AM$1];[.$K176]=[.AM$1];[.$L176]=[.AM$1];[.$M176]=[.AM$1];[.$N176]);[.$A176];&quot;&quot;)">
            <text:p/>
          </table:table-cell>
          <table:table-cell table:formula="of:=IF(OR([.$J176]=[.AN$1];[.$K176]=[.AN$1];[.$L176]=[.AN$1];[.$M176]=[.AN$1];[.$N176]);[.$A176];&quot;&quot;)">
            <text:p/>
          </table:table-cell>
          <table:table-cell table:formula="of:=IF(OR([.$J176]=[.AO$1];[.$K176]=[.AO$1];[.$L176]=[.AO$1];[.$M176]=[.AO$1];[.$N176]);[.$A176];&quot;&quot;)" office:value-type="float" office:value="175" calcext:value-type="float">
            <text:p>175</text:p>
          </table:table-cell>
          <table:table-cell table:formula="of:=IF(OR([.$J176]=[.AP$1];[.$K176]=[.AP$1];[.$L176]=[.AP$1];[.$M176]=[.AP$1];[.$N176]);[.$A176];&quot;&quot;)">
            <text:p/>
          </table:table-cell>
          <table:table-cell table:formula="of:=IF(OR([.$J176]=[.AQ$1];[.$K176]=[.AQ$1];[.$L176]=[.AQ$1];[.$M176]=[.AQ$1];[.$N176]);[.$A176];&quot;&quot;)">
            <text:p/>
          </table:table-cell>
          <table:table-cell table:formula="of:=IF(OR([.$J176]=[.AR$1];[.$K176]=[.AR$1];[.$L176]=[.AR$1];[.$M176]=[.AR$1];[.$N176]);[.$A176];&quot;&quot;)">
            <text:p/>
          </table:table-cell>
          <table:table-cell/>
          <table:table-cell table:formula="of:=IF([.$E176]=[.AT$1];[.$A176];&quot;&quot;)">
            <text:p/>
          </table:table-cell>
          <table:table-cell table:formula="of:=IF([.$E176]=[.AU$1];[.$A176];&quot;&quot;)">
            <text:p/>
          </table:table-cell>
          <table:table-cell table:formula="of:=IF([.$E176]=[.AV$1];[.$A176];&quot;&quot;)">
            <text:p/>
          </table:table-cell>
          <table:table-cell table:formula="of:=IF([.$E176]=[.AW$1];[.$A176];&quot;&quot;)">
            <text:p/>
          </table:table-cell>
          <table:table-cell table:formula="of:=IF([.$E176]=[.AX$1];[.$A176];&quot;&quot;)">
            <text:p/>
          </table:table-cell>
          <table:table-cell table:formula="of:=IF([.$E176]=[.AY$1];[.$A176];&quot;&quot;)">
            <text:p/>
          </table:table-cell>
          <table:table-cell table:formula="of:=IF([.$E176]=[.AZ$1];[.$A176];&quot;&quot;)">
            <text:p/>
          </table:table-cell>
          <table:table-cell table:formula="of:=IF([.$E176]=[.BA$1];[.$A176];&quot;&quot;)">
            <text:p/>
          </table:table-cell>
          <table:table-cell table:formula="of:=IF([.$E176]=[.BB$1];[.$A176];&quot;&quot;)">
            <text:p/>
          </table:table-cell>
          <table:table-cell table:formula="of:=IF([.$E176]=[.BC$1];[.$A176];&quot;&quot;)">
            <text:p/>
          </table:table-cell>
          <table:table-cell table:formula="of:=IF([.$E176]=[.BD$1];[.$A176];&quot;&quot;)">
            <text:p/>
          </table:table-cell>
          <table:table-cell table:formula="of:=IF([.$E176]=[.BE$1];[.$A176];&quot;&quot;)">
            <text:p/>
          </table:table-cell>
          <table:table-cell table:formula="of:=IF([.$E176]=[.BF$1];[.$A176];&quot;&quot;)">
            <text:p/>
          </table:table-cell>
          <table:table-cell table:formula="of:=IF([.$E176]=[.BG$1];[.$A176];&quot;&quot;)">
            <text:p/>
          </table:table-cell>
          <table:table-cell table:formula="of:=IF([.$E176]=[.BH$1];[.$A176];&quot;&quot;)">
            <text:p/>
          </table:table-cell>
          <table:table-cell table:formula="of:=IF([.$E176]=[.BI$1];[.$A176];&quot;&quot;)">
            <text:p/>
          </table:table-cell>
          <table:table-cell table:formula="of:=IF([.$E176]=[.BJ$1];[.$A176];&quot;&quot;)">
            <text:p/>
          </table:table-cell>
          <table:table-cell table:formula="of:=IF([.$E176]=[.BK$1];[.$A176];&quot;&quot;)">
            <text:p/>
          </table:table-cell>
          <table:table-cell table:formula="of:=IF([.$E176]=[.BL$1];[.$A176];&quot;&quot;)">
            <text:p/>
          </table:table-cell>
          <table:table-cell table:formula="of:=IF([.$E176]=[.BM$1];[.$A176];&quot;&quot;)">
            <text:p/>
          </table:table-cell>
          <table:table-cell table:formula="of:=IF([.$E176]=[.BN$1];[.$A176];&quot;&quot;)">
            <text:p/>
          </table:table-cell>
          <table:table-cell table:formula="of:=IF([.$E176]=[.BO$1];[.$A176];&quot;&quot;)">
            <text:p/>
          </table:table-cell>
          <table:table-cell table:formula="of:=IF([.$E176]=[.BP$1];[.$A176];&quot;&quot;)">
            <text:p/>
          </table:table-cell>
          <table:table-cell table:formula="of:=IF([.$E176]=[.BQ$1];[.$A176];&quot;&quot;)">
            <text:p/>
          </table:table-cell>
          <table:table-cell table:formula="of:=IF([.$E176]=[.BR$1];[.$A176];&quot;&quot;)">
            <text:p/>
          </table:table-cell>
          <table:table-cell table:formula="of:=IF([.$E176]=[.BS$1];[.$A176];&quot;&quot;)">
            <text:p/>
          </table:table-cell>
          <table:table-cell table:formula="of:=IF([.$E176]=[.BT$1];[.$A176];&quot;&quot;)">
            <text:p/>
          </table:table-cell>
          <table:table-cell table:formula="of:=IF([.$E176]=[.BU$1];[.$A176];&quot;&quot;)">
            <text:p/>
          </table:table-cell>
          <table:table-cell table:formula="of:=IF([.$E176]=[.BV$1];[.$A176];&quot;&quot;)">
            <text:p/>
          </table:table-cell>
          <table:table-cell table:formula="of:=IF([.$E176]=[.BW$1];[.$A176];&quot;&quot;)">
            <text:p/>
          </table:table-cell>
          <table:table-cell table:formula="of:=IF([.$E176]=[.BX$1];[.$A176];&quot;&quot;)">
            <text:p/>
          </table:table-cell>
          <table:table-cell table:formula="of:=IF([.$E176]=[.BY$1];[.$A176];&quot;&quot;)">
            <text:p/>
          </table:table-cell>
          <table:table-cell table:formula="of:=IF([.$E176]=[.BZ$1];[.$A176];&quot;&quot;)">
            <text:p/>
          </table:table-cell>
          <table:table-cell table:formula="of:=IF([.$E176]=[.CA$1];[.$A176];&quot;&quot;)">
            <text:p/>
          </table:table-cell>
          <table:table-cell table:formula="of:=IF([.$E176]=[.CB$1];[.$A176];&quot;&quot;)">
            <text:p/>
          </table:table-cell>
          <table:table-cell table:formula="of:=IF([.$E176]=[.CC$1];[.$A176];&quot;&quot;)">
            <text:p/>
          </table:table-cell>
          <table:table-cell table:formula="of:=IF([.$E176]=[.CD$1];[.$A176];&quot;&quot;)">
            <text:p/>
          </table:table-cell>
          <table:table-cell table:formula="of:=IF([.$E176]=[.CE$1];[.$A176];&quot;&quot;)">
            <text:p/>
          </table:table-cell>
          <table:table-cell table:formula="of:=IF([.$E176]=[.CF$1];[.$A176];&quot;&quot;)">
            <text:p/>
          </table:table-cell>
          <table:table-cell table:formula="of:=IF([.$E176]=[.CG$1];[.$A176];&quot;&quot;)">
            <text:p/>
          </table:table-cell>
          <table:table-cell table:formula="of:=IF([.$E176]=[.CH$1];[.$A176];&quot;&quot;)">
            <text:p/>
          </table:table-cell>
          <table:table-cell table:formula="of:=IF([.$E176]=[.CI$1];[.$A176];&quot;&quot;)">
            <text:p/>
          </table:table-cell>
          <table:table-cell table:formula="of:=IF([.$E176]=[.CJ$1];[.$A176];&quot;&quot;)">
            <text:p/>
          </table:table-cell>
          <table:table-cell table:formula="of:=IF([.$E176]=[.CK$1];[.$A176];&quot;&quot;)">
            <text:p/>
          </table:table-cell>
          <table:table-cell table:formula="of:=IF([.$E176]=[.CL$1];[.$A176];&quot;&quot;)">
            <text:p/>
          </table:table-cell>
          <table:table-cell table:formula="of:=IF([.$E176]=[.CM$1];[.$A176];&quot;&quot;)">
            <text:p/>
          </table:table-cell>
          <table:table-cell table:formula="of:=IF([.$E176]=[.CN$1];[.$A176];&quot;&quot;)">
            <text:p/>
          </table:table-cell>
          <table:table-cell table:formula="of:=IF([.$E176]=[.CO$1];[.$A176];&quot;&quot;)">
            <text:p/>
          </table:table-cell>
          <table:table-cell table:formula="of:=IF([.$E176]=[.CP$1];[.$A176];&quot;&quot;)">
            <text:p/>
          </table:table-cell>
          <table:table-cell table:formula="of:=IF([.$E176]=[.CQ$1];[.$A176];&quot;&quot;)" office:value-type="float" office:value="175" calcext:value-type="float">
            <text:p>175</text:p>
          </table:table-cell>
          <table:table-cell table:number-columns-repeated="24"/>
          <table:table-cell table:style-name="ce4" table:number-columns-repeated="6"/>
          <table:table-cell table:number-columns-repeated="12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ding On</text:p>
          </table:table-cell>
          <table:table-cell office:value-type="string" calcext:value-type="string">
            <text:p>Miguel Sapochnik</text:p>
          </table:table-cell>
          <table:table-cell office:value-type="string" calcext:value-type="string">
            <text:p>Russel Friend, Garrett Lerner, David Foster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date" office:date-value="2012-05-14" calcext:value-type="date">
            <text:p>2012-05-14</text:p>
          </table:table-cell>
          <table:table-cell office:value-type="string" calcext:value-type="string">
            <text:p>Russel Friend</text:p>
          </table:table-cell>
          <table:table-cell office:value-type="string" calcext:value-type="string">
            <text:p>Garrett Lerner</text:p>
          </table:table-cell>
          <table:table-cell office:value-type="string" calcext:value-type="string">
            <text:p>David Foster</text:p>
          </table:table-cell>
          <table:table-cell table:number-columns-repeated="2"/>
          <table:table-cell table:formula="of:=IF(OR([.$J177]=[.O$1];[.$K177]=[.O$1];[.$L177]=[.O$1];[.$M177]=[.O$1];[.$N177]);[.$A177];&quot;&quot;)">
            <text:p/>
          </table:table-cell>
          <table:table-cell table:formula="of:=IF(OR([.$J177]=[.P$1];[.$K177]=[.P$1];[.$L177]=[.P$1];[.$M177]=[.P$1];[.$N177]);[.$A177];&quot;&quot;)">
            <text:p/>
          </table:table-cell>
          <table:table-cell table:formula="of:=IF(OR([.$J177]=[.Q$1];[.$K177]=[.Q$1];[.$L177]=[.Q$1];[.$M177]=[.Q$1];[.$N177]);[.$A177];&quot;&quot;)">
            <text:p/>
          </table:table-cell>
          <table:table-cell table:formula="of:=IF(OR([.$J177]=[.R$1];[.$K177]=[.R$1];[.$L177]=[.R$1];[.$M177]=[.R$1];[.$N177]);[.$A177];&quot;&quot;)">
            <text:p/>
          </table:table-cell>
          <table:table-cell table:formula="of:=IF(OR([.$J177]=[.S$1];[.$K177]=[.S$1];[.$L177]=[.S$1];[.$M177]=[.S$1];[.$N177]);[.$A177];&quot;&quot;)">
            <text:p/>
          </table:table-cell>
          <table:table-cell table:formula="of:=IF(OR([.$J177]=[.T$1];[.$K177]=[.T$1];[.$L177]=[.T$1];[.$M177]=[.T$1];[.$N177]);[.$A177];&quot;&quot;)">
            <text:p/>
          </table:table-cell>
          <table:table-cell table:formula="of:=IF(OR([.$J177]=[.U$1];[.$K177]=[.U$1];[.$L177]=[.U$1];[.$M177]=[.U$1];[.$N177]);[.$A177];&quot;&quot;)">
            <text:p/>
          </table:table-cell>
          <table:table-cell table:formula="of:=IF(OR([.$J177]=[.V$1];[.$K177]=[.V$1];[.$L177]=[.V$1];[.$M177]=[.V$1];[.$N177]);[.$A177];&quot;&quot;)" office:value-type="float" office:value="176" calcext:value-type="float">
            <text:p>176</text:p>
          </table:table-cell>
          <table:table-cell table:formula="of:=IF(OR([.$J177]=[.W$1];[.$K177]=[.W$1];[.$L177]=[.W$1];[.$M177]=[.W$1];[.$N177]);[.$A177];&quot;&quot;)">
            <text:p/>
          </table:table-cell>
          <table:table-cell table:formula="of:=IF(OR([.$J177]=[.X$1];[.$K177]=[.X$1];[.$L177]=[.X$1];[.$M177]=[.X$1];[.$N177]);[.$A177];&quot;&quot;)" office:value-type="float" office:value="176" calcext:value-type="float">
            <text:p>176</text:p>
          </table:table-cell>
          <table:table-cell table:formula="of:=IF(OR([.$J177]=[.Y$1];[.$K177]=[.Y$1];[.$L177]=[.Y$1];[.$M177]=[.Y$1];[.$N177]);[.$A177];&quot;&quot;)" office:value-type="float" office:value="176" calcext:value-type="float">
            <text:p>176</text:p>
          </table:table-cell>
          <table:table-cell table:formula="of:=IF(OR([.$J177]=[.Z$1];[.$K177]=[.Z$1];[.$L177]=[.Z$1];[.$M177]=[.Z$1];[.$N177]);[.$A177];&quot;&quot;)">
            <text:p/>
          </table:table-cell>
          <table:table-cell table:formula="of:=IF(OR([.$J177]=[.AA$1];[.$K177]=[.AA$1];[.$L177]=[.AA$1];[.$M177]=[.AA$1];[.$N177]);[.$A177];&quot;&quot;)">
            <text:p/>
          </table:table-cell>
          <table:table-cell table:formula="of:=IF(OR([.$J177]=[.AB$1];[.$K177]=[.AB$1];[.$L177]=[.AB$1];[.$M177]=[.AB$1];[.$N177]);[.$A177];&quot;&quot;)">
            <text:p/>
          </table:table-cell>
          <table:table-cell table:formula="of:=IF(OR([.$J177]=[.AC$1];[.$K177]=[.AC$1];[.$L177]=[.AC$1];[.$M177]=[.AC$1];[.$N177]);[.$A177];&quot;&quot;)">
            <text:p/>
          </table:table-cell>
          <table:table-cell table:formula="of:=IF(OR([.$J177]=[.AD$1];[.$K177]=[.AD$1];[.$L177]=[.AD$1];[.$M177]=[.AD$1];[.$N177]);[.$A177];&quot;&quot;)">
            <text:p/>
          </table:table-cell>
          <table:table-cell table:formula="of:=IF(OR([.$J177]=[.AE$1];[.$K177]=[.AE$1];[.$L177]=[.AE$1];[.$M177]=[.AE$1];[.$N177]);[.$A177];&quot;&quot;)">
            <text:p/>
          </table:table-cell>
          <table:table-cell table:formula="of:=IF(OR([.$J177]=[.AF$1];[.$K177]=[.AF$1];[.$L177]=[.AF$1];[.$M177]=[.AF$1];[.$N177]);[.$A177];&quot;&quot;)">
            <text:p/>
          </table:table-cell>
          <table:table-cell table:formula="of:=IF(OR([.$J177]=[.AG$1];[.$K177]=[.AG$1];[.$L177]=[.AG$1];[.$M177]=[.AG$1];[.$N177]);[.$A177];&quot;&quot;)">
            <text:p/>
          </table:table-cell>
          <table:table-cell table:formula="of:=IF(OR([.$J177]=[.AH$1];[.$K177]=[.AH$1];[.$L177]=[.AH$1];[.$M177]=[.AH$1];[.$N177]);[.$A177];&quot;&quot;)">
            <text:p/>
          </table:table-cell>
          <table:table-cell table:formula="of:=IF(OR([.$J177]=[.AI$1];[.$K177]=[.AI$1];[.$L177]=[.AI$1];[.$M177]=[.AI$1];[.$N177]);[.$A177];&quot;&quot;)">
            <text:p/>
          </table:table-cell>
          <table:table-cell table:formula="of:=IF(OR([.$J177]=[.AJ$1];[.$K177]=[.AJ$1];[.$L177]=[.AJ$1];[.$M177]=[.AJ$1];[.$N177]);[.$A177];&quot;&quot;)">
            <text:p/>
          </table:table-cell>
          <table:table-cell table:formula="of:=IF(OR([.$J177]=[.AK$1];[.$K177]=[.AK$1];[.$L177]=[.AK$1];[.$M177]=[.AK$1];[.$N177]);[.$A177];&quot;&quot;)">
            <text:p/>
          </table:table-cell>
          <table:table-cell table:formula="of:=IF(OR([.$J177]=[.AL$1];[.$K177]=[.AL$1];[.$L177]=[.AL$1];[.$M177]=[.AL$1];[.$N177]);[.$A177];&quot;&quot;)">
            <text:p/>
          </table:table-cell>
          <table:table-cell table:formula="of:=IF(OR([.$J177]=[.AM$1];[.$K177]=[.AM$1];[.$L177]=[.AM$1];[.$M177]=[.AM$1];[.$N177]);[.$A177];&quot;&quot;)">
            <text:p/>
          </table:table-cell>
          <table:table-cell table:formula="of:=IF(OR([.$J177]=[.AN$1];[.$K177]=[.AN$1];[.$L177]=[.AN$1];[.$M177]=[.AN$1];[.$N177]);[.$A177];&quot;&quot;)">
            <text:p/>
          </table:table-cell>
          <table:table-cell table:formula="of:=IF(OR([.$J177]=[.AO$1];[.$K177]=[.AO$1];[.$L177]=[.AO$1];[.$M177]=[.AO$1];[.$N177]);[.$A177];&quot;&quot;)">
            <text:p/>
          </table:table-cell>
          <table:table-cell table:formula="of:=IF(OR([.$J177]=[.AP$1];[.$K177]=[.AP$1];[.$L177]=[.AP$1];[.$M177]=[.AP$1];[.$N177]);[.$A177];&quot;&quot;)">
            <text:p/>
          </table:table-cell>
          <table:table-cell table:formula="of:=IF(OR([.$J177]=[.AQ$1];[.$K177]=[.AQ$1];[.$L177]=[.AQ$1];[.$M177]=[.AQ$1];[.$N177]);[.$A177];&quot;&quot;)">
            <text:p/>
          </table:table-cell>
          <table:table-cell table:formula="of:=IF(OR([.$J177]=[.AR$1];[.$K177]=[.AR$1];[.$L177]=[.AR$1];[.$M177]=[.AR$1];[.$N177]);[.$A177];&quot;&quot;)">
            <text:p/>
          </table:table-cell>
          <table:table-cell/>
          <table:table-cell table:formula="of:=IF([.$E177]=[.AT$1];[.$A177];&quot;&quot;)">
            <text:p/>
          </table:table-cell>
          <table:table-cell table:formula="of:=IF([.$E177]=[.AU$1];[.$A177];&quot;&quot;)">
            <text:p/>
          </table:table-cell>
          <table:table-cell table:formula="of:=IF([.$E177]=[.AV$1];[.$A177];&quot;&quot;)">
            <text:p/>
          </table:table-cell>
          <table:table-cell table:formula="of:=IF([.$E177]=[.AW$1];[.$A177];&quot;&quot;)">
            <text:p/>
          </table:table-cell>
          <table:table-cell table:formula="of:=IF([.$E177]=[.AX$1];[.$A177];&quot;&quot;)">
            <text:p/>
          </table:table-cell>
          <table:table-cell table:formula="of:=IF([.$E177]=[.AY$1];[.$A177];&quot;&quot;)">
            <text:p/>
          </table:table-cell>
          <table:table-cell table:formula="of:=IF([.$E177]=[.AZ$1];[.$A177];&quot;&quot;)">
            <text:p/>
          </table:table-cell>
          <table:table-cell table:formula="of:=IF([.$E177]=[.BA$1];[.$A177];&quot;&quot;)">
            <text:p/>
          </table:table-cell>
          <table:table-cell table:formula="of:=IF([.$E177]=[.BB$1];[.$A177];&quot;&quot;)">
            <text:p/>
          </table:table-cell>
          <table:table-cell table:formula="of:=IF([.$E177]=[.BC$1];[.$A177];&quot;&quot;)">
            <text:p/>
          </table:table-cell>
          <table:table-cell table:formula="of:=IF([.$E177]=[.BD$1];[.$A177];&quot;&quot;)">
            <text:p/>
          </table:table-cell>
          <table:table-cell table:formula="of:=IF([.$E177]=[.BE$1];[.$A177];&quot;&quot;)">
            <text:p/>
          </table:table-cell>
          <table:table-cell table:formula="of:=IF([.$E177]=[.BF$1];[.$A177];&quot;&quot;)">
            <text:p/>
          </table:table-cell>
          <table:table-cell table:formula="of:=IF([.$E177]=[.BG$1];[.$A177];&quot;&quot;)">
            <text:p/>
          </table:table-cell>
          <table:table-cell table:formula="of:=IF([.$E177]=[.BH$1];[.$A177];&quot;&quot;)">
            <text:p/>
          </table:table-cell>
          <table:table-cell table:formula="of:=IF([.$E177]=[.BI$1];[.$A177];&quot;&quot;)">
            <text:p/>
          </table:table-cell>
          <table:table-cell table:formula="of:=IF([.$E177]=[.BJ$1];[.$A177];&quot;&quot;)">
            <text:p/>
          </table:table-cell>
          <table:table-cell table:formula="of:=IF([.$E177]=[.BK$1];[.$A177];&quot;&quot;)">
            <text:p/>
          </table:table-cell>
          <table:table-cell table:formula="of:=IF([.$E177]=[.BL$1];[.$A177];&quot;&quot;)">
            <text:p/>
          </table:table-cell>
          <table:table-cell table:formula="of:=IF([.$E177]=[.BM$1];[.$A177];&quot;&quot;)">
            <text:p/>
          </table:table-cell>
          <table:table-cell table:formula="of:=IF([.$E177]=[.BN$1];[.$A177];&quot;&quot;)">
            <text:p/>
          </table:table-cell>
          <table:table-cell table:formula="of:=IF([.$E177]=[.BO$1];[.$A177];&quot;&quot;)">
            <text:p/>
          </table:table-cell>
          <table:table-cell table:formula="of:=IF([.$E177]=[.BP$1];[.$A177];&quot;&quot;)">
            <text:p/>
          </table:table-cell>
          <table:table-cell table:formula="of:=IF([.$E177]=[.BQ$1];[.$A177];&quot;&quot;)">
            <text:p/>
          </table:table-cell>
          <table:table-cell table:formula="of:=IF([.$E177]=[.BR$1];[.$A177];&quot;&quot;)">
            <text:p/>
          </table:table-cell>
          <table:table-cell table:formula="of:=IF([.$E177]=[.BS$1];[.$A177];&quot;&quot;)">
            <text:p/>
          </table:table-cell>
          <table:table-cell table:formula="of:=IF([.$E177]=[.BT$1];[.$A177];&quot;&quot;)">
            <text:p/>
          </table:table-cell>
          <table:table-cell table:formula="of:=IF([.$E177]=[.BU$1];[.$A177];&quot;&quot;)">
            <text:p/>
          </table:table-cell>
          <table:table-cell table:formula="of:=IF([.$E177]=[.BV$1];[.$A177];&quot;&quot;)">
            <text:p/>
          </table:table-cell>
          <table:table-cell table:formula="of:=IF([.$E177]=[.BW$1];[.$A177];&quot;&quot;)">
            <text:p/>
          </table:table-cell>
          <table:table-cell table:formula="of:=IF([.$E177]=[.BX$1];[.$A177];&quot;&quot;)">
            <text:p/>
          </table:table-cell>
          <table:table-cell table:formula="of:=IF([.$E177]=[.BY$1];[.$A177];&quot;&quot;)">
            <text:p/>
          </table:table-cell>
          <table:table-cell table:formula="of:=IF([.$E177]=[.BZ$1];[.$A177];&quot;&quot;)">
            <text:p/>
          </table:table-cell>
          <table:table-cell table:formula="of:=IF([.$E177]=[.CA$1];[.$A177];&quot;&quot;)">
            <text:p/>
          </table:table-cell>
          <table:table-cell table:formula="of:=IF([.$E177]=[.CB$1];[.$A177];&quot;&quot;)">
            <text:p/>
          </table:table-cell>
          <table:table-cell table:formula="of:=IF([.$E177]=[.CC$1];[.$A177];&quot;&quot;)">
            <text:p/>
          </table:table-cell>
          <table:table-cell table:formula="of:=IF([.$E177]=[.CD$1];[.$A177];&quot;&quot;)">
            <text:p/>
          </table:table-cell>
          <table:table-cell table:formula="of:=IF([.$E177]=[.CE$1];[.$A177];&quot;&quot;)">
            <text:p/>
          </table:table-cell>
          <table:table-cell table:formula="of:=IF([.$E177]=[.CF$1];[.$A177];&quot;&quot;)">
            <text:p/>
          </table:table-cell>
          <table:table-cell table:formula="of:=IF([.$E177]=[.CG$1];[.$A177];&quot;&quot;)">
            <text:p/>
          </table:table-cell>
          <table:table-cell table:formula="of:=IF([.$E177]=[.CH$1];[.$A177];&quot;&quot;)">
            <text:p/>
          </table:table-cell>
          <table:table-cell table:formula="of:=IF([.$E177]=[.CI$1];[.$A177];&quot;&quot;)">
            <text:p/>
          </table:table-cell>
          <table:table-cell table:formula="of:=IF([.$E177]=[.CJ$1];[.$A177];&quot;&quot;)" office:value-type="float" office:value="176" calcext:value-type="float">
            <text:p>176</text:p>
          </table:table-cell>
          <table:table-cell table:formula="of:=IF([.$E177]=[.CK$1];[.$A177];&quot;&quot;)">
            <text:p/>
          </table:table-cell>
          <table:table-cell table:formula="of:=IF([.$E177]=[.CL$1];[.$A177];&quot;&quot;)">
            <text:p/>
          </table:table-cell>
          <table:table-cell table:formula="of:=IF([.$E177]=[.CM$1];[.$A177];&quot;&quot;)">
            <text:p/>
          </table:table-cell>
          <table:table-cell table:formula="of:=IF([.$E177]=[.CN$1];[.$A177];&quot;&quot;)">
            <text:p/>
          </table:table-cell>
          <table:table-cell table:formula="of:=IF([.$E177]=[.CO$1];[.$A177];&quot;&quot;)">
            <text:p/>
          </table:table-cell>
          <table:table-cell table:formula="of:=IF([.$E177]=[.CP$1];[.$A177];&quot;&quot;)">
            <text:p/>
          </table:table-cell>
          <table:table-cell table:formula="of:=IF([.$E177]=[.CQ$1];[.$A177];&quot;&quot;)">
            <text:p/>
          </table:table-cell>
          <table:table-cell table:number-columns-repeated="30"/>
          <table:table-cell table:style-name="ce4" table:number-columns-repeated="6"/>
          <table:table-cell table:number-columns-repeated="6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verybody Dies</text:p>
          </table:table-cell>
          <table:table-cell office:value-type="string" calcext:value-type="string">
            <text:p>David Shore</text:p>
          </table:table-cell>
          <table:table-cell office:value-type="string" calcext:value-type="string">
            <text:p>David Shore, Peter Blake, Eli Attie</text:p>
          </table:table-cell>
          <table:table-cell office:value-type="float" office:value="8.72" calcext:value-type="float">
            <text:p>8.72</text:p>
          </table:table-cell>
          <table:table-cell/>
          <table:table-cell office:value-type="date" office:date-value="2012-05-21" calcext:value-type="date">
            <text:p>2012-05-21</text:p>
          </table:table-cell>
          <table:table-cell office:value-type="string" calcext:value-type="string">
            <text:p>David Shore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Eli Attie</text:p>
          </table:table-cell>
          <table:table-cell table:number-columns-repeated="2"/>
          <table:table-cell table:formula="of:=IF(OR([.$J178]=[.O$1];[.$K178]=[.O$1];[.$L178]=[.O$1];[.$M178]=[.O$1];[.$N178]);[.$A178];&quot;&quot;)" office:value-type="float" office:value="177" calcext:value-type="float">
            <text:p>177</text:p>
          </table:table-cell>
          <table:table-cell table:formula="of:=IF(OR([.$J178]=[.P$1];[.$K178]=[.P$1];[.$L178]=[.P$1];[.$M178]=[.P$1];[.$N178]);[.$A178];&quot;&quot;)">
            <text:p/>
          </table:table-cell>
          <table:table-cell table:formula="of:=IF(OR([.$J178]=[.Q$1];[.$K178]=[.Q$1];[.$L178]=[.Q$1];[.$M178]=[.Q$1];[.$N178]);[.$A178];&quot;&quot;)" office:value-type="float" office:value="177" calcext:value-type="float">
            <text:p>177</text:p>
          </table:table-cell>
          <table:table-cell table:formula="of:=IF(OR([.$J178]=[.R$1];[.$K178]=[.R$1];[.$L178]=[.R$1];[.$M178]=[.R$1];[.$N178]);[.$A178];&quot;&quot;)">
            <text:p/>
          </table:table-cell>
          <table:table-cell table:formula="of:=IF(OR([.$J178]=[.S$1];[.$K178]=[.S$1];[.$L178]=[.S$1];[.$M178]=[.S$1];[.$N178]);[.$A178];&quot;&quot;)">
            <text:p/>
          </table:table-cell>
          <table:table-cell table:formula="of:=IF(OR([.$J178]=[.T$1];[.$K178]=[.T$1];[.$L178]=[.T$1];[.$M178]=[.T$1];[.$N178]);[.$A178];&quot;&quot;)">
            <text:p/>
          </table:table-cell>
          <table:table-cell table:formula="of:=IF(OR([.$J178]=[.U$1];[.$K178]=[.U$1];[.$L178]=[.U$1];[.$M178]=[.U$1];[.$N178]);[.$A178];&quot;&quot;)">
            <text:p/>
          </table:table-cell>
          <table:table-cell table:formula="of:=IF(OR([.$J178]=[.V$1];[.$K178]=[.V$1];[.$L178]=[.V$1];[.$M178]=[.V$1];[.$N178]);[.$A178];&quot;&quot;)">
            <text:p/>
          </table:table-cell>
          <table:table-cell table:formula="of:=IF(OR([.$J178]=[.W$1];[.$K178]=[.W$1];[.$L178]=[.W$1];[.$M178]=[.W$1];[.$N178]);[.$A178];&quot;&quot;)">
            <text:p/>
          </table:table-cell>
          <table:table-cell table:formula="of:=IF(OR([.$J178]=[.X$1];[.$K178]=[.X$1];[.$L178]=[.X$1];[.$M178]=[.X$1];[.$N178]);[.$A178];&quot;&quot;)">
            <text:p/>
          </table:table-cell>
          <table:table-cell table:formula="of:=IF(OR([.$J178]=[.Y$1];[.$K178]=[.Y$1];[.$L178]=[.Y$1];[.$M178]=[.Y$1];[.$N178]);[.$A178];&quot;&quot;)">
            <text:p/>
          </table:table-cell>
          <table:table-cell table:formula="of:=IF(OR([.$J178]=[.Z$1];[.$K178]=[.Z$1];[.$L178]=[.Z$1];[.$M178]=[.Z$1];[.$N178]);[.$A178];&quot;&quot;)">
            <text:p/>
          </table:table-cell>
          <table:table-cell table:formula="of:=IF(OR([.$J178]=[.AA$1];[.$K178]=[.AA$1];[.$L178]=[.AA$1];[.$M178]=[.AA$1];[.$N178]);[.$A178];&quot;&quot;)">
            <text:p/>
          </table:table-cell>
          <table:table-cell table:formula="of:=IF(OR([.$J178]=[.AB$1];[.$K178]=[.AB$1];[.$L178]=[.AB$1];[.$M178]=[.AB$1];[.$N178]);[.$A178];&quot;&quot;)">
            <text:p/>
          </table:table-cell>
          <table:table-cell table:formula="of:=IF(OR([.$J178]=[.AC$1];[.$K178]=[.AC$1];[.$L178]=[.AC$1];[.$M178]=[.AC$1];[.$N178]);[.$A178];&quot;&quot;)">
            <text:p/>
          </table:table-cell>
          <table:table-cell table:formula="of:=IF(OR([.$J178]=[.AD$1];[.$K178]=[.AD$1];[.$L178]=[.AD$1];[.$M178]=[.AD$1];[.$N178]);[.$A178];&quot;&quot;)">
            <text:p/>
          </table:table-cell>
          <table:table-cell table:formula="of:=IF(OR([.$J178]=[.AE$1];[.$K178]=[.AE$1];[.$L178]=[.AE$1];[.$M178]=[.AE$1];[.$N178]);[.$A178];&quot;&quot;)">
            <text:p/>
          </table:table-cell>
          <table:table-cell table:formula="of:=IF(OR([.$J178]=[.AF$1];[.$K178]=[.AF$1];[.$L178]=[.AF$1];[.$M178]=[.AF$1];[.$N178]);[.$A178];&quot;&quot;)">
            <text:p/>
          </table:table-cell>
          <table:table-cell table:formula="of:=IF(OR([.$J178]=[.AG$1];[.$K178]=[.AG$1];[.$L178]=[.AG$1];[.$M178]=[.AG$1];[.$N178]);[.$A178];&quot;&quot;)">
            <text:p/>
          </table:table-cell>
          <table:table-cell table:formula="of:=IF(OR([.$J178]=[.AH$1];[.$K178]=[.AH$1];[.$L178]=[.AH$1];[.$M178]=[.AH$1];[.$N178]);[.$A178];&quot;&quot;)">
            <text:p/>
          </table:table-cell>
          <table:table-cell table:formula="of:=IF(OR([.$J178]=[.AI$1];[.$K178]=[.AI$1];[.$L178]=[.AI$1];[.$M178]=[.AI$1];[.$N178]);[.$A178];&quot;&quot;)">
            <text:p/>
          </table:table-cell>
          <table:table-cell table:formula="of:=IF(OR([.$J178]=[.AJ$1];[.$K178]=[.AJ$1];[.$L178]=[.AJ$1];[.$M178]=[.AJ$1];[.$N178]);[.$A178];&quot;&quot;)" office:value-type="float" office:value="177" calcext:value-type="float">
            <text:p>177</text:p>
          </table:table-cell>
          <table:table-cell table:formula="of:=IF(OR([.$J178]=[.AK$1];[.$K178]=[.AK$1];[.$L178]=[.AK$1];[.$M178]=[.AK$1];[.$N178]);[.$A178];&quot;&quot;)">
            <text:p/>
          </table:table-cell>
          <table:table-cell table:formula="of:=IF(OR([.$J178]=[.AL$1];[.$K178]=[.AL$1];[.$L178]=[.AL$1];[.$M178]=[.AL$1];[.$N178]);[.$A178];&quot;&quot;)">
            <text:p/>
          </table:table-cell>
          <table:table-cell table:formula="of:=IF(OR([.$J178]=[.AM$1];[.$K178]=[.AM$1];[.$L178]=[.AM$1];[.$M178]=[.AM$1];[.$N178]);[.$A178];&quot;&quot;)">
            <text:p/>
          </table:table-cell>
          <table:table-cell table:formula="of:=IF(OR([.$J178]=[.AN$1];[.$K178]=[.AN$1];[.$L178]=[.AN$1];[.$M178]=[.AN$1];[.$N178]);[.$A178];&quot;&quot;)">
            <text:p/>
          </table:table-cell>
          <table:table-cell table:formula="of:=IF(OR([.$J178]=[.AO$1];[.$K178]=[.AO$1];[.$L178]=[.AO$1];[.$M178]=[.AO$1];[.$N178]);[.$A178];&quot;&quot;)">
            <text:p/>
          </table:table-cell>
          <table:table-cell table:formula="of:=IF(OR([.$J178]=[.AP$1];[.$K178]=[.AP$1];[.$L178]=[.AP$1];[.$M178]=[.AP$1];[.$N178]);[.$A178];&quot;&quot;)">
            <text:p/>
          </table:table-cell>
          <table:table-cell table:formula="of:=IF(OR([.$J178]=[.AQ$1];[.$K178]=[.AQ$1];[.$L178]=[.AQ$1];[.$M178]=[.AQ$1];[.$N178]);[.$A178];&quot;&quot;)">
            <text:p/>
          </table:table-cell>
          <table:table-cell table:formula="of:=IF(OR([.$J178]=[.AR$1];[.$K178]=[.AR$1];[.$L178]=[.AR$1];[.$M178]=[.AR$1];[.$N178]);[.$A178];&quot;&quot;)">
            <text:p/>
          </table:table-cell>
          <table:table-cell/>
          <table:table-cell table:formula="of:=IF([.$E178]=[.AT$1];[.$A178];&quot;&quot;)">
            <text:p/>
          </table:table-cell>
          <table:table-cell table:formula="of:=IF([.$E178]=[.AU$1];[.$A178];&quot;&quot;)">
            <text:p/>
          </table:table-cell>
          <table:table-cell table:formula="of:=IF([.$E178]=[.AV$1];[.$A178];&quot;&quot;)">
            <text:p/>
          </table:table-cell>
          <table:table-cell table:formula="of:=IF([.$E178]=[.AW$1];[.$A178];&quot;&quot;)">
            <text:p/>
          </table:table-cell>
          <table:table-cell table:formula="of:=IF([.$E178]=[.AX$1];[.$A178];&quot;&quot;)">
            <text:p/>
          </table:table-cell>
          <table:table-cell table:formula="of:=IF([.$E178]=[.AY$1];[.$A178];&quot;&quot;)">
            <text:p/>
          </table:table-cell>
          <table:table-cell table:formula="of:=IF([.$E178]=[.AZ$1];[.$A178];&quot;&quot;)">
            <text:p/>
          </table:table-cell>
          <table:table-cell table:formula="of:=IF([.$E178]=[.BA$1];[.$A178];&quot;&quot;)">
            <text:p/>
          </table:table-cell>
          <table:table-cell table:formula="of:=IF([.$E178]=[.BB$1];[.$A178];&quot;&quot;)">
            <text:p/>
          </table:table-cell>
          <table:table-cell table:formula="of:=IF([.$E178]=[.BC$1];[.$A178];&quot;&quot;)">
            <text:p/>
          </table:table-cell>
          <table:table-cell table:formula="of:=IF([.$E178]=[.BD$1];[.$A178];&quot;&quot;)">
            <text:p/>
          </table:table-cell>
          <table:table-cell table:formula="of:=IF([.$E178]=[.BE$1];[.$A178];&quot;&quot;)">
            <text:p/>
          </table:table-cell>
          <table:table-cell table:formula="of:=IF([.$E178]=[.BF$1];[.$A178];&quot;&quot;)">
            <text:p/>
          </table:table-cell>
          <table:table-cell table:formula="of:=IF([.$E178]=[.BG$1];[.$A178];&quot;&quot;)">
            <text:p/>
          </table:table-cell>
          <table:table-cell table:formula="of:=IF([.$E178]=[.BH$1];[.$A178];&quot;&quot;)">
            <text:p/>
          </table:table-cell>
          <table:table-cell table:formula="of:=IF([.$E178]=[.BI$1];[.$A178];&quot;&quot;)">
            <text:p/>
          </table:table-cell>
          <table:table-cell table:formula="of:=IF([.$E178]=[.BJ$1];[.$A178];&quot;&quot;)">
            <text:p/>
          </table:table-cell>
          <table:table-cell table:formula="of:=IF([.$E178]=[.BK$1];[.$A178];&quot;&quot;)">
            <text:p/>
          </table:table-cell>
          <table:table-cell table:formula="of:=IF([.$E178]=[.BL$1];[.$A178];&quot;&quot;)">
            <text:p/>
          </table:table-cell>
          <table:table-cell table:formula="of:=IF([.$E178]=[.BM$1];[.$A178];&quot;&quot;)">
            <text:p/>
          </table:table-cell>
          <table:table-cell table:formula="of:=IF([.$E178]=[.BN$1];[.$A178];&quot;&quot;)">
            <text:p/>
          </table:table-cell>
          <table:table-cell table:formula="of:=IF([.$E178]=[.BO$1];[.$A178];&quot;&quot;)">
            <text:p/>
          </table:table-cell>
          <table:table-cell table:formula="of:=IF([.$E178]=[.BP$1];[.$A178];&quot;&quot;)">
            <text:p/>
          </table:table-cell>
          <table:table-cell table:formula="of:=IF([.$E178]=[.BQ$1];[.$A178];&quot;&quot;)">
            <text:p/>
          </table:table-cell>
          <table:table-cell table:formula="of:=IF([.$E178]=[.BR$1];[.$A178];&quot;&quot;)">
            <text:p/>
          </table:table-cell>
          <table:table-cell table:formula="of:=IF([.$E178]=[.BS$1];[.$A178];&quot;&quot;)" office:value-type="float" office:value="177" calcext:value-type="float">
            <text:p>177</text:p>
          </table:table-cell>
          <table:table-cell table:formula="of:=IF([.$E178]=[.BT$1];[.$A178];&quot;&quot;)">
            <text:p/>
          </table:table-cell>
          <table:table-cell table:formula="of:=IF([.$E178]=[.BU$1];[.$A178];&quot;&quot;)">
            <text:p/>
          </table:table-cell>
          <table:table-cell table:formula="of:=IF([.$E178]=[.BV$1];[.$A178];&quot;&quot;)">
            <text:p/>
          </table:table-cell>
          <table:table-cell table:formula="of:=IF([.$E178]=[.BW$1];[.$A178];&quot;&quot;)">
            <text:p/>
          </table:table-cell>
          <table:table-cell table:formula="of:=IF([.$E178]=[.BX$1];[.$A178];&quot;&quot;)">
            <text:p/>
          </table:table-cell>
          <table:table-cell table:formula="of:=IF([.$E178]=[.BY$1];[.$A178];&quot;&quot;)">
            <text:p/>
          </table:table-cell>
          <table:table-cell table:formula="of:=IF([.$E178]=[.BZ$1];[.$A178];&quot;&quot;)">
            <text:p/>
          </table:table-cell>
          <table:table-cell table:formula="of:=IF([.$E178]=[.CA$1];[.$A178];&quot;&quot;)">
            <text:p/>
          </table:table-cell>
          <table:table-cell table:formula="of:=IF([.$E178]=[.CB$1];[.$A178];&quot;&quot;)">
            <text:p/>
          </table:table-cell>
          <table:table-cell table:formula="of:=IF([.$E178]=[.CC$1];[.$A178];&quot;&quot;)">
            <text:p/>
          </table:table-cell>
          <table:table-cell table:formula="of:=IF([.$E178]=[.CD$1];[.$A178];&quot;&quot;)">
            <text:p/>
          </table:table-cell>
          <table:table-cell table:formula="of:=IF([.$E178]=[.CE$1];[.$A178];&quot;&quot;)">
            <text:p/>
          </table:table-cell>
          <table:table-cell table:formula="of:=IF([.$E178]=[.CF$1];[.$A178];&quot;&quot;)">
            <text:p/>
          </table:table-cell>
          <table:table-cell table:formula="of:=IF([.$E178]=[.CG$1];[.$A178];&quot;&quot;)">
            <text:p/>
          </table:table-cell>
          <table:table-cell table:formula="of:=IF([.$E178]=[.CH$1];[.$A178];&quot;&quot;)">
            <text:p/>
          </table:table-cell>
          <table:table-cell table:formula="of:=IF([.$E178]=[.CI$1];[.$A178];&quot;&quot;)">
            <text:p/>
          </table:table-cell>
          <table:table-cell table:formula="of:=IF([.$E178]=[.CJ$1];[.$A178];&quot;&quot;)">
            <text:p/>
          </table:table-cell>
          <table:table-cell table:formula="of:=IF([.$E178]=[.CK$1];[.$A178];&quot;&quot;)">
            <text:p/>
          </table:table-cell>
          <table:table-cell table:formula="of:=IF([.$E178]=[.CL$1];[.$A178];&quot;&quot;)">
            <text:p/>
          </table:table-cell>
          <table:table-cell table:formula="of:=IF([.$E178]=[.CM$1];[.$A178];&quot;&quot;)">
            <text:p/>
          </table:table-cell>
          <table:table-cell table:formula="of:=IF([.$E178]=[.CN$1];[.$A178];&quot;&quot;)">
            <text:p/>
          </table:table-cell>
          <table:table-cell table:formula="of:=IF([.$E178]=[.CO$1];[.$A178];&quot;&quot;)">
            <text:p/>
          </table:table-cell>
          <table:table-cell table:formula="of:=IF([.$E178]=[.CP$1];[.$A178];&quot;&quot;)">
            <text:p/>
          </table:table-cell>
          <table:table-cell table:formula="of:=IF([.$E178]=[.CQ$1];[.$A178];&quot;&quot;)">
            <text:p/>
          </table:table-cell>
          <table:table-cell table:number-columns-repeated="36"/>
          <table:table-cell table:style-name="ce4" table:number-columns-repeated="6"/>
        </table:table-row>
      </table:table>
      <table:named-expressions/>
      <table:database-ranges>
        <table:database-range table:name="writers" table:target-range-address="Sheet1.J2:Sheet1.N178" table:contains-header="false" table:orientation="column">
          <table:filter table:target-range-address="Sheet1.O1" table:display-duplicates="false">
            <table:filter-or>
              <table:filter-condition table:field-number="12" table:data-type="number" table:value="0" table:operator="="/>
            </table:filter-or>
          </table:filter>
        </table:database-range>
        <table:database-range table:name="__Anonymous_Sheet_DB__0" table:target-range-address="Sheet1.O1:Sheet1.S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21:21:25.6913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4:02:57.974141000</meta:creation-date>
    <dc:date>2014-07-14T22:26:10.502493000</dc:date>
    <meta:editing-duration>PT1H19M42S</meta:editing-duration>
    <meta:editing-cycles>6</meta:editing-cycles>
    <meta:generator>LibreOffice/4.2.4.2$MacOSX_X86_64 LibreOffice_project/63150712c6d317d27ce2db16eb94c2f3d7b699f8</meta:generator>
    <meta:document-statistic meta:table-count="1" meta:cell-count="16084" meta:object-count="0"/>
    <meta:user-defined meta:name=""/>
  </office:meta>
</office:document-meta>
</file>